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Replacements/Object 8" manifest:media-type="application/x-openoffice-gdimetafile;windows_formatname=&quot;GDIMetaFile&quo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automatic-styles>
    <style:style style:name="co1" style:family="table-column">
      <style:table-column-properties fo:break-before="auto" style:column-width="161.21pt"/>
    </style:style>
    <style:style style:name="co2" style:family="table-column">
      <style:table-column-properties fo:break-before="auto" style:column-width="64.01pt"/>
    </style:style>
    <style:style style:name="co3" style:family="table-column">
      <style:table-column-properties fo:break-before="auto" style:column-width="128.01pt"/>
    </style:style>
    <style:style style:name="co4" style:family="table-column">
      <style:table-column-properties fo:break-before="auto" style:column-width="92.61pt"/>
    </style:style>
    <style:style style:name="ro1" style:family="table-row">
      <style:table-row-properties style:row-height="12.81pt" fo:break-before="auto" style:use-optimal-row-height="true"/>
    </style:style>
    <style:style style:name="ro2" style:family="table-row">
      <style:table-row-properties style:row-height="17.15pt" fo:break-before="auto" style:use-optimal-row-height="true"/>
    </style:style>
    <style:style style:name="ro3" style:family="table-row">
      <style:table-row-properties style:row-height="12.95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84"/>
    <style:style style:name="ce2" style:family="table-cell" style:parent-style-name="Default" style:data-style-name="N50"/>
    <style:style style:name="ce3" style:family="table-cell" style:parent-style-name="Default" style:data-style-name="N100"/>
    <style:style style:name="ce4" style:family="table-cell" style:parent-style-name="Default">
      <style:table-cell-properties fo:background-color="#ff3333"/>
    </style:style>
    <style:style style:name="ce5" style:family="table-cell" style:parent-style-name="Default">
      <style:table-cell-properties fo:background-color="#ffff00"/>
    </style:style>
    <style:style style:name="ce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spreadsheet>
      <table:calculation-settings table:automatic-find-labels="false"/>
      <table:table table:name="BERT" table:style-name="ta1">
        <table:shapes>
          <draw:frame draw:z-index="0" draw:style-name="gr1" draw:text-style-name="P1" svg:width="678.27pt" svg:height="414.31pt" svg:x="160.64pt" svg:y="160.72pt">
            <loext:p draw:notify-on-update-of-ranges="BERT.B13:BERT.B31 BERT.C1:BERT.C1 BERT.C13:BERT.C30 GAN.A1:GAN.A1 BERT.F13:BERT.F30 GAN.A1:GAN.A1 BERT.H13:BERT.H30"/>
            <draw:object xlink:href="./Object 2" xlink:type="simple" xlink:show="embed" xlink:actuate="onLoad"/>
            <draw:image xlink:href="./ObjectReplacements/Object 2" xlink:type="simple" xlink:show="embed" xlink:actuate="onLoad"/>
          </draw:frame>
          <draw:frame draw:z-index="1" draw:style-name="gr1" draw:text-style-name="P1" svg:width="665.86pt" svg:height="419.98pt" svg:x="1344.25pt" svg:y="26.59pt">
            <loext:p/>
            <draw:object xlink:href="./Object 3" xlink:type="simple" xlink:show="embed" xlink:actuate="onLoad"/>
            <draw:image xlink:href="./ObjectReplacements/Object 3" xlink:type="simple" xlink:show="embed" xlink:actuate="onLoad"/>
          </draw:frame>
          <draw:frame draw:z-index="2" draw:style-name="gr1" draw:text-style-name="P1" svg:width="631.96pt" svg:height="294.35pt" svg:x="155.57pt" svg:y="581.56pt">
            <loext:p draw:notify-on-update-of-ranges="'q=bert'.U10:'q=bert'.U29 'q=bert'.V1:'q=bert'.V1 'q=bert'.V10:'q=bert'.V29 'q=bert'.W1:'q=bert'.W1 'q=bert'.W10:'q=bert'.W29 'q=bert'.X1:'q=bert'.X1 'q=bert'.X10:'q=bert'.X29 'q=bert'.Y1:'q=bert'.Y1 'q=bert'.Y10:'q=bert'.Y29 'q=bert'.AA1:'q=bert'.AA1 'q=bert'.AA10:'q=bert'.AA29"/>
            <draw:object xlink:href="./Object 5" xlink:type="simple" xlink:show="embed" xlink:actuate="onLoad"/>
            <draw:image xlink:href="./ObjectReplacements/Object 5" xlink:type="simple" xlink:show="embed" xlink:actuate="onLoad"/>
          </draw:frame>
          <draw:frame draw:z-index="3" draw:style-name="gr1" draw:text-style-name="P1" svg:width="634.51pt" svg:height="295.2pt" svg:x="155.57pt" svg:y="877.52pt">
            <loext:p draw:notify-on-update-of-ranges="'q=bert_abs|pdf'.U10:'q=bert_abs|pdf'.U37 'q=bert_abs|pdf'.V1:'q=bert_abs|pdf'.V1 'q=bert_abs|pdf'.V10:'q=bert_abs|pdf'.V37 'q=bert_abs|pdf'.W1:'q=bert_abs|pdf'.W1 'q=bert_abs|pdf'.W10:'q=bert_abs|pdf'.W37 'q=bert_abs|pdf'.X1:'q=bert_abs|pdf'.X1 'q=bert_abs|pdf'.X10:'q=bert_abs|pdf'.X37 'q=bert_abs|pdf'.Y1:'q=bert_abs|pdf'.Y1 'q=bert_abs|pdf'.Y10:'q=bert_abs|pdf'.Y37 'q=bert_abs|pdf'.AA1:'q=bert_abs|pdf'.AA1 'q=bert_abs|pdf'.AA10:'q=bert_abs|pdf'.AA37"/>
            <draw:object xlink:href="./Object 6" xlink:type="simple" xlink:show="embed" xlink:actuate="onLoad"/>
            <draw:image xlink:href="./ObjectReplacements/Object 6" xlink:type="simple" xlink:show="embed" xlink:actuate="onLoad"/>
          </draw:frame>
          <draw:frame draw:z-index="4" draw:style-name="gr1" draw:text-style-name="P1" svg:width="619.74pt" svg:height="334.89pt" svg:x="1347.68pt" svg:y="391.46pt">
            <loext:p draw:notify-on-update-of-ranges="'q=bert'.U10:'q=bert'.U29 'q=bert'.AB1:'q=bert'.AB1 'q=bert'.AB10:'q=bert'.AB29 'q=bert'.AC1:'q=bert'.AC1 'q=bert'.AC10:'q=bert'.AC29 'q=bert'.AD1:'q=bert'.AD1 'q=bert'.AD10:'q=bert'.AD29 'q=bert'.AE1:'q=bert'.AE1 'q=bert'.AE10:'q=bert'.AE29 'q=bert'.AF1:'q=bert'.AF1 'q=bert'.AF10:'q=bert'.AF29 'q=bert'.AG1:'q=bert'.AG1 'q=bert'.AG10:'q=bert'.AG29"/>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number-columns-repeated="14" table:default-cell-style-name="Default"/>
        <table:table-row table:style-name="ro1">
          <table:table-cell table:style-name="ce1" office:value-type="date" office:date-value="2020-03-20" calcext:value-type="date">
            <text:p>2020-03-20</text:p>
          </table:table-cell>
          <table:table-cell/>
          <table:table-cell office:value-type="string" calcext:value-type="string">
            <text:p>NASA ADS*10</text:p>
          </table:table-cell>
          <table:table-cell table:number-columns-repeated="2"/>
          <table:table-cell office:value-type="string" calcext:value-type="string">
            <text:p>Twitter</text:p>
          </table:table-cell>
          <table:table-cell table:number-columns-repeated="3"/>
          <table:table-cell office:value-type="string" calcext:value-type="string">
            <text:p>YouTube</text:p>
          </table:table-cell>
          <table:table-cell table:number-columns-repeated="5"/>
        </table:table-row>
        <table:table-row table:style-name="ro1">
          <table:table-cell office:value-type="string" calcext:value-type="string">
            <text:p>Events</text:p>
          </table:table-cell>
          <table:table-cell office:value-type="string" calcext:value-type="string">
            <text:p>Date</text:p>
          </table:table-cell>
          <table:table-cell office:value-type="string" calcext:value-type="string">
            <text:p>citations</text:p>
          </table:table-cell>
          <table:table-cell table:number-columns-repeated="2" office:value-type="string" calcext:value-type="string">
            <text:p>Cumul. Item</text:p>
          </table:table-cell>
          <table:table-cell office:value-type="string" calcext:value-type="string">
            <text:p>Tweets</text:p>
          </table:table-cell>
          <table:table-cell office:value-type="string" calcext:value-type="string">
            <text:p>Cumul. Tweets</text:p>
          </table:table-cell>
          <table:table-cell office:value-type="string" calcext:value-type="string">
            <text:p>Followers</text:p>
          </table:table-cell>
          <table:table-cell office:value-type="string" calcext:value-type="string">
            <text:p>Cumul. Followers</text:p>
          </table:table-cell>
          <table:table-cell office:value-type="string" calcext:value-type="string">
            <text:p># of contents</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row>
        <table:table-row table:style-name="ro1">
          <table:table-cell/>
          <table:table-cell office:value-type="string" calcext:value-type="string">
            <text:p>total</text:p>
          </table:table-cell>
          <table:table-cell office:value-type="float" office:value="1532" calcext:value-type="float">
            <text:p>1532</text:p>
          </table:table-cell>
          <table:table-cell table:number-columns-repeated="2"/>
          <table:table-cell office:value-type="float" office:value="2014" calcext:value-type="float">
            <text:p>2014</text:p>
          </table:table-cell>
          <table:table-cell table:number-columns-repeated="3"/>
          <table:table-cell table:number-columns-repeated="6" office:value-type="float" office:value="0" calcext:value-type="float">
            <text:p>0</text:p>
          </table:table-cell>
        </table:table-row>
        <table:table-row table:style-name="ro1">
          <table:table-cell/>
          <table:table-cell office:value-type="string" calcext:value-type="string">
            <text:p>2018-01</text:p>
          </table:table-cell>
          <table:table-cell table:formula="of:=([.D4]-[.D5])*10" office:value-type="float" office:value="0" calcext:value-type="float">
            <text:p>0</text:p>
          </table:table-cell>
          <table:table-cell office:value-type="float" office:value="1532" calcext:value-type="float">
            <text:p>1532</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2</text:p>
          </table:table-cell>
          <table:table-cell table:formula="of:=([.D5]-[.D6])*10" office:value-type="float" office:value="10" calcext:value-type="float">
            <text:p>10</text:p>
          </table:table-cell>
          <table:table-cell office:value-type="float" office:value="1532" calcext:value-type="float">
            <text:p>1532</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3</text:p>
          </table:table-cell>
          <table:table-cell table:formula="of:=([.D6]-[.D7])*10" office:value-type="float" office:value="10" calcext:value-type="float">
            <text:p>10</text:p>
          </table:table-cell>
          <table:table-cell office:value-type="float" office:value="1531" calcext:value-type="float">
            <text:p>1531</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4</text:p>
          </table:table-cell>
          <table:table-cell table:formula="of:=([.D7]-[.D8])*10" office:value-type="float" office:value="30" calcext:value-type="float">
            <text:p>30</text:p>
          </table:table-cell>
          <table:table-cell office:value-type="float" office:value="1530" calcext:value-type="float">
            <text:p>1530</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5</text:p>
          </table:table-cell>
          <table:table-cell table:formula="of:=([.D8]-[.D9])*10" office:value-type="float" office:value="0" calcext:value-type="float">
            <text:p>0</text:p>
          </table:table-cell>
          <table:table-cell office:value-type="float" office:value="1527" calcext:value-type="float">
            <text:p>1527</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6</text:p>
          </table:table-cell>
          <table:table-cell table:formula="of:=([.D9]-[.D10])*10" office:value-type="float" office:value="10" calcext:value-type="float">
            <text:p>10</text:p>
          </table:table-cell>
          <table:table-cell office:value-type="float" office:value="1527" calcext:value-type="float">
            <text:p>1527</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7</text:p>
          </table:table-cell>
          <table:table-cell table:formula="of:=([.D10]-[.D11])*10" office:value-type="float" office:value="20" calcext:value-type="float">
            <text:p>20</text:p>
          </table:table-cell>
          <table:table-cell office:value-type="float" office:value="1526" calcext:value-type="float">
            <text:p>1526</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8</text:p>
          </table:table-cell>
          <table:table-cell table:formula="of:=([.D11]-[.D12])*10" office:value-type="float" office:value="40" calcext:value-type="float">
            <text:p>40</text:p>
          </table:table-cell>
          <table:table-cell office:value-type="float" office:value="1524" calcext:value-type="float">
            <text:p>1524</text:p>
          </table:table-cell>
          <table:table-cell table:number-columns-repeated="5"/>
          <table:table-cell table:number-columns-repeated="6" office:value-type="float" office:value="0" calcext:value-type="float">
            <text:p>0</text:p>
          </table:table-cell>
        </table:table-row>
        <table:table-row table:style-name="ro1">
          <table:table-cell/>
          <table:table-cell office:value-type="string" calcext:value-type="string">
            <text:p>2018-09</text:p>
          </table:table-cell>
          <table:table-cell table:formula="of:=([.D12]-[.D13])*10" office:value-type="float" office:value="100" calcext:value-type="float">
            <text:p>100</text:p>
          </table:table-cell>
          <table:table-cell office:value-type="float" office:value="1520" calcext:value-type="float">
            <text:p>1520</text:p>
          </table:table-cell>
          <table:table-cell office:value-type="float" office:value="0" calcext:value-type="float">
            <text:p>0</text:p>
          </table:table-cell>
          <table:table-cell/>
          <table:table-cell office:value-type="float" office:value="0" calcext:value-type="float">
            <text:p>0</text:p>
          </table:table-cell>
          <table:table-cell/>
          <table:table-cell table:number-columns-repeated="7" office:value-type="float" office:value="0" calcext:value-type="float">
            <text:p>0</text:p>
          </table:table-cell>
        </table:table-row>
        <table:table-row table:style-name="ro2">
          <table:table-cell office:value-type="string" calcext:value-type="string">
            <text:p>10-11:arXiv公開</text:p>
          </table:table-cell>
          <table:table-cell office:value-type="string" calcext:value-type="string">
            <text:p>2018-10</text:p>
          </table:table-cell>
          <table:table-cell table:formula="of:=([.D13]-[.D14])*10" office:value-type="float" office:value="90" calcext:value-type="float">
            <text:p>90</text:p>
          </table:table-cell>
          <table:table-cell office:value-type="float" office:value="1510" calcext:value-type="float">
            <text:p>1510</text:p>
          </table:table-cell>
          <table:table-cell table:formula="of:=SUM([.C$4:.C13])" office:value-type="float" office:value="310" calcext:value-type="float">
            <text:p>310</text:p>
          </table:table-cell>
          <table:table-cell table:formula="of:=[.F3]-SUM([.F14:.F30])" office:value-type="float" office:value="1472" calcext:value-type="float">
            <text:p>1472</text:p>
          </table:table-cell>
          <table:table-cell table:formula="of:=SUM([.$F$13:.$F13])" office:value-type="float" office:value="1472" calcext:value-type="float">
            <text:p>1472</text:p>
          </table:table-cell>
          <table:table-cell table:formula="of:=268686+894537+119422" office:value-type="float" office:value="1282645" calcext:value-type="float">
            <text:p>1282645</text:p>
          </table:table-cell>
          <table:table-cell table:formula="of:=SUM([.$H$13:.$H13])" office:value-type="float" office:value="1282645" calcext:value-type="float">
            <text:p>1282645</text:p>
          </table:table-cell>
          <table:table-cell table:number-columns-repeated="6" office:value-type="float" office:value="0" calcext:value-type="float">
            <text:p>0</text:p>
          </table:table-cell>
        </table:table-row>
        <table:table-row table:style-name="ro2">
          <table:table-cell office:value-type="string" calcext:value-type="string">
            <text:p>11-01:コード・モデル公開</text:p>
          </table:table-cell>
          <table:table-cell office:value-type="string" calcext:value-type="string">
            <text:p>2018-11</text:p>
          </table:table-cell>
          <table:table-cell table:formula="of:=([.D14]-[.D15])*10" office:value-type="float" office:value="120" calcext:value-type="float">
            <text:p>120</text:p>
          </table:table-cell>
          <table:table-cell office:value-type="float" office:value="1501" calcext:value-type="float">
            <text:p>1501</text:p>
          </table:table-cell>
          <table:table-cell table:formula="of:=SUM([.C$4:.C14])" office:value-type="float" office:value="430" calcext:value-type="float">
            <text:p>430</text:p>
          </table:table-cell>
          <table:table-cell table:formula="of:=12+100+100+42" office:value-type="float" office:value="254" calcext:value-type="float">
            <text:p>254</text:p>
          </table:table-cell>
          <table:table-cell table:formula="of:=SUM([.$F$13:.$F14])" office:value-type="float" office:value="1726" calcext:value-type="float">
            <text:p>1726</text:p>
          </table:table-cell>
          <table:table-cell office:value-type="float" office:value="34060" calcext:value-type="float">
            <text:p>34060</text:p>
          </table:table-cell>
          <table:table-cell table:formula="of:=SUM([.$H$13:.$H14])" office:value-type="float" office:value="1316705" calcext:value-type="float">
            <text:p>1316705</text:p>
          </table:table-cell>
          <table:table-cell table:number-columns-repeated="6" office:value-type="float" office:value="0" calcext:value-type="float">
            <text:p>0</text:p>
          </table:table-cell>
        </table:table-row>
        <table:table-row table:style-name="ro2">
          <table:table-cell office:value-type="string" calcext:value-type="string">
            <text:p>12-10:NAACL締切</text:p>
          </table:table-cell>
          <table:table-cell office:value-type="string" calcext:value-type="string">
            <text:p>2018-12</text:p>
          </table:table-cell>
          <table:table-cell table:formula="of:=([.D15]-[.D16])*10" office:value-type="float" office:value="120" calcext:value-type="float">
            <text:p>120</text:p>
          </table:table-cell>
          <table:table-cell office:value-type="float" office:value="1489" calcext:value-type="float">
            <text:p>1489</text:p>
          </table:table-cell>
          <table:table-cell table:formula="of:=SUM([.C$4:.C15])" office:value-type="float" office:value="550" calcext:value-type="float">
            <text:p>550</text:p>
          </table:table-cell>
          <table:table-cell office:value-type="float" office:value="25" calcext:value-type="float">
            <text:p>25</text:p>
          </table:table-cell>
          <table:table-cell table:formula="of:=SUM([.$F$13:.$F15])" office:value-type="float" office:value="1751" calcext:value-type="float">
            <text:p>1751</text:p>
          </table:table-cell>
          <table:table-cell office:value-type="float" office:value="169198" calcext:value-type="float">
            <text:p>169198</text:p>
          </table:table-cell>
          <table:table-cell table:formula="of:=SUM([.$H$13:.$H15])" office:value-type="float" office:value="1485903" calcext:value-type="float">
            <text:p>1485903</text:p>
          </table:table-cell>
          <table:table-cell table:number-columns-repeated="6" office:value-type="float" office:value="0" calcext:value-type="float">
            <text:p>0</text:p>
          </table:table-cell>
        </table:table-row>
        <table:table-row table:style-name="ro1">
          <table:table-cell/>
          <table:table-cell office:value-type="string" calcext:value-type="string">
            <text:p>2019-01</text:p>
          </table:table-cell>
          <table:table-cell table:formula="of:=([.D16]-[.D17])*10" office:value-type="float" office:value="310" calcext:value-type="float">
            <text:p>310</text:p>
          </table:table-cell>
          <table:table-cell office:value-type="float" office:value="1477" calcext:value-type="float">
            <text:p>1477</text:p>
          </table:table-cell>
          <table:table-cell table:formula="of:=SUM([.C$4:.C16])" office:value-type="float" office:value="860" calcext:value-type="float">
            <text:p>860</text:p>
          </table:table-cell>
          <table:table-cell office:value-type="float" office:value="33" calcext:value-type="float">
            <text:p>33</text:p>
          </table:table-cell>
          <table:table-cell table:formula="of:=SUM([.$F$13:.$F16])" office:value-type="float" office:value="1784" calcext:value-type="float">
            <text:p>1784</text:p>
          </table:table-cell>
          <table:table-cell office:value-type="float" office:value="253478" calcext:value-type="float">
            <text:p>253478</text:p>
          </table:table-cell>
          <table:table-cell table:formula="of:=SUM([.$H$13:.$H16])" office:value-type="float" office:value="1739381" calcext:value-type="float">
            <text:p>1739381</text:p>
          </table:table-cell>
          <table:table-cell office:value-type="float" office:value="3" calcext:value-type="float">
            <text:p>3</text:p>
          </table:table-cell>
          <table:table-cell office:value-type="float" office:value="162.15" calcext:value-type="float">
            <text:p>162.15</text:p>
          </table:table-cell>
          <table:table-cell office:value-type="float" office:value="33001" calcext:value-type="float">
            <text:p>33001</text:p>
          </table:table-cell>
          <table:table-cell office:value-type="float" office:value="744" calcext:value-type="float">
            <text:p>744</text:p>
          </table:table-cell>
          <table:table-cell office:value-type="float" office:value="19" calcext:value-type="float">
            <text:p>19</text:p>
          </table:table-cell>
          <table:table-cell office:value-type="float" office:value="45" calcext:value-type="float">
            <text:p>45</text:p>
          </table:table-cell>
        </table:table-row>
        <table:table-row table:style-name="ro2">
          <table:table-cell office:value-type="string" calcext:value-type="string">
            <text:p>02-04:ACL匿名期間開始</text:p>
          </table:table-cell>
          <table:table-cell office:value-type="string" calcext:value-type="string">
            <text:p>2019-02</text:p>
          </table:table-cell>
          <table:table-cell table:formula="of:=([.D17]-[.D18])*10" office:value-type="float" office:value="480" calcext:value-type="float">
            <text:p>480</text:p>
          </table:table-cell>
          <table:table-cell office:value-type="float" office:value="1446" calcext:value-type="float">
            <text:p>1446</text:p>
          </table:table-cell>
          <table:table-cell table:formula="of:=SUM([.C$4:.C17])" office:value-type="float" office:value="1340" calcext:value-type="float">
            <text:p>1340</text:p>
          </table:table-cell>
          <table:table-cell office:value-type="float" office:value="10" calcext:value-type="float">
            <text:p>10</text:p>
          </table:table-cell>
          <table:table-cell table:formula="of:=SUM([.$F$13:.$F17])" office:value-type="float" office:value="1794" calcext:value-type="float">
            <text:p>1794</text:p>
          </table:table-cell>
          <table:table-cell office:value-type="float" office:value="5626" calcext:value-type="float">
            <text:p>5626</text:p>
          </table:table-cell>
          <table:table-cell table:formula="of:=SUM([.$H$13:.$H17])" office:value-type="float" office:value="1745007" calcext:value-type="float">
            <text:p>1745007</text:p>
          </table:table-cell>
          <table:table-cell office:value-type="float" office:value="2" calcext:value-type="float">
            <text:p>2</text:p>
          </table:table-cell>
          <table:table-cell office:value-type="float" office:value="123.05" calcext:value-type="float">
            <text:p>123.05</text:p>
          </table:table-cell>
          <table:table-cell office:value-type="float" office:value="3093" calcext:value-type="float">
            <text:p>3093</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row>
        <table:table-row table:style-name="ro2">
          <table:table-cell office:value-type="string" calcext:value-type="string">
            <text:p>03-01:NAACL採択判明</text:p>
          </table:table-cell>
          <table:table-cell office:value-type="string" calcext:value-type="string">
            <text:p>2019-03</text:p>
          </table:table-cell>
          <table:table-cell table:formula="of:=([.D18]-[.D19])*10" office:value-type="float" office:value="510" calcext:value-type="float">
            <text:p>510</text:p>
          </table:table-cell>
          <table:table-cell office:value-type="float" office:value="1398" calcext:value-type="float">
            <text:p>1398</text:p>
          </table:table-cell>
          <table:table-cell table:formula="of:=SUM([.C$4:.C18])" office:value-type="float" office:value="1850" calcext:value-type="float">
            <text:p>1850</text:p>
          </table:table-cell>
          <table:table-cell office:value-type="float" office:value="6" calcext:value-type="float">
            <text:p>6</text:p>
          </table:table-cell>
          <table:table-cell table:formula="of:=SUM([.$F$13:.$F18])" office:value-type="float" office:value="1800" calcext:value-type="float">
            <text:p>1800</text:p>
          </table:table-cell>
          <table:table-cell office:value-type="float" office:value="14384" calcext:value-type="float">
            <text:p>14384</text:p>
          </table:table-cell>
          <table:table-cell table:formula="of:=SUM([.$H$13:.$H18])" office:value-type="float" office:value="1759391" calcext:value-type="float">
            <text:p>1759391</text:p>
          </table:table-cell>
          <table:table-cell table:number-columns-repeated="6" office:value-type="float" office:value="0" calcext:value-type="float">
            <text:p>0</text:p>
          </table:table-cell>
        </table:table-row>
        <table:table-row table:style-name="ro2">
          <table:table-cell office:value-type="string" calcext:value-type="string">
            <text:p>03-04:ACL投稿締切</text:p>
          </table:table-cell>
          <table:table-cell office:value-type="string" calcext:value-type="string">
            <text:p>2019-04</text:p>
          </table:table-cell>
          <table:table-cell table:formula="of:=([.D19]-[.D20])*10" office:value-type="float" office:value="900" calcext:value-type="float">
            <text:p>900</text:p>
          </table:table-cell>
          <table:table-cell office:value-type="float" office:value="1347" calcext:value-type="float">
            <text:p>1347</text:p>
          </table:table-cell>
          <table:table-cell table:formula="of:=SUM([.C$4:.C19])" office:value-type="float" office:value="2750" calcext:value-type="float">
            <text:p>2750</text:p>
          </table:table-cell>
          <table:table-cell office:value-type="float" office:value="26" calcext:value-type="float">
            <text:p>26</text:p>
          </table:table-cell>
          <table:table-cell table:formula="of:=SUM([.$F$13:.$F19])" office:value-type="float" office:value="1826" calcext:value-type="float">
            <text:p>1826</text:p>
          </table:table-cell>
          <table:table-cell table:formula="of:=11399+107260" office:value-type="float" office:value="118659" calcext:value-type="float">
            <text:p>118659</text:p>
          </table:table-cell>
          <table:table-cell table:formula="of:=SUM([.$H$13:.$H19])" office:value-type="float" office:value="1878050" calcext:value-type="float">
            <text:p>1878050</text:p>
          </table:table-cell>
          <table:table-cell table:number-columns-repeated="6" office:value-type="float" office:value="0" calcext:value-type="float">
            <text:p>0</text:p>
          </table:table-cell>
        </table:table-row>
        <table:table-row table:style-name="ro2">
          <table:table-cell office:value-type="string" calcext:value-type="string">
            <text:p>05-13:ACL採択通知</text:p>
          </table:table-cell>
          <table:table-cell office:value-type="string" calcext:value-type="string">
            <text:p>2019-05</text:p>
          </table:table-cell>
          <table:table-cell table:formula="of:=([.D20]-[.D21])*10" office:value-type="float" office:value="1010" calcext:value-type="float">
            <text:p>1010</text:p>
          </table:table-cell>
          <table:table-cell office:value-type="float" office:value="1257" calcext:value-type="float">
            <text:p>1257</text:p>
          </table:table-cell>
          <table:table-cell table:formula="of:=SUM([.C$4:.C20])" office:value-type="float" office:value="3760" calcext:value-type="float">
            <text:p>3760</text:p>
          </table:table-cell>
          <table:table-cell office:value-type="float" office:value="56" calcext:value-type="float">
            <text:p>56</text:p>
          </table:table-cell>
          <table:table-cell table:formula="of:=SUM([.$F$13:.$F20])" office:value-type="float" office:value="1882" calcext:value-type="float">
            <text:p>1882</text:p>
          </table:table-cell>
          <table:table-cell office:value-type="float" office:value="277062" calcext:value-type="float">
            <text:p>277062</text:p>
          </table:table-cell>
          <table:table-cell table:formula="of:=SUM([.$H$13:.$H20])" office:value-type="float" office:value="2155112" calcext:value-type="float">
            <text:p>2155112</text:p>
          </table:table-cell>
          <table:table-cell table:number-columns-repeated="6" office:value-type="float" office:value="0" calcext:value-type="float">
            <text:p>0</text:p>
          </table:table-cell>
        </table:table-row>
        <table:table-row table:style-name="ro1">
          <table:table-cell/>
          <table:table-cell office:value-type="string" calcext:value-type="string">
            <text:p>2019-06</text:p>
          </table:table-cell>
          <table:table-cell table:formula="of:=([.D21]-[.D22])*10" office:value-type="float" office:value="1220" calcext:value-type="float">
            <text:p>1220</text:p>
          </table:table-cell>
          <table:table-cell office:value-type="float" office:value="1156" calcext:value-type="float">
            <text:p>1156</text:p>
          </table:table-cell>
          <table:table-cell table:formula="of:=SUM([.C$4:.C21])" office:value-type="float" office:value="4980" calcext:value-type="float">
            <text:p>4980</text:p>
          </table:table-cell>
          <table:table-cell office:value-type="float" office:value="12" calcext:value-type="float">
            <text:p>12</text:p>
          </table:table-cell>
          <table:table-cell table:formula="of:=SUM([.$F$13:.$F21])" office:value-type="float" office:value="1894" calcext:value-type="float">
            <text:p>1894</text:p>
          </table:table-cell>
          <table:table-cell office:value-type="float" office:value="111986" calcext:value-type="float">
            <text:p>111986</text:p>
          </table:table-cell>
          <table:table-cell table:formula="of:=SUM([.$H$13:.$H21])" office:value-type="float" office:value="2267098" calcext:value-type="float">
            <text:p>2267098</text:p>
          </table:table-cell>
          <table:table-cell table:number-columns-repeated="6" office:value-type="float" office:value="0" calcext:value-type="float">
            <text:p>0</text:p>
          </table:table-cell>
        </table:table-row>
        <table:table-row table:style-name="ro2">
          <table:table-cell office:value-type="string" calcext:value-type="string">
            <text:p>07-02:NAACL発表・Best paper award</text:p>
          </table:table-cell>
          <table:table-cell office:value-type="string" calcext:value-type="string">
            <text:p>2019-07</text:p>
          </table:table-cell>
          <table:table-cell table:formula="of:=([.D22]-[.D23])*10" office:value-type="float" office:value="850" calcext:value-type="float">
            <text:p>850</text:p>
          </table:table-cell>
          <table:table-cell office:value-type="float" office:value="1034" calcext:value-type="float">
            <text:p>1034</text:p>
          </table:table-cell>
          <table:table-cell table:formula="of:=SUM([.C$4:.C22])" office:value-type="float" office:value="5830" calcext:value-type="float">
            <text:p>5830</text:p>
          </table:table-cell>
          <table:table-cell office:value-type="float" office:value="11" calcext:value-type="float">
            <text:p>11</text:p>
          </table:table-cell>
          <table:table-cell table:formula="of:=SUM([.$F$13:.$F22])" office:value-type="float" office:value="1905" calcext:value-type="float">
            <text:p>1905</text:p>
          </table:table-cell>
          <table:table-cell office:value-type="float" office:value="60479" calcext:value-type="float">
            <text:p>60479</text:p>
          </table:table-cell>
          <table:table-cell table:formula="of:=SUM([.$H$13:.$H22])" office:value-type="float" office:value="2327577" calcext:value-type="float">
            <text:p>2327577</text:p>
          </table:table-cell>
          <table:table-cell table:number-columns-repeated="6" office:value-type="float" office:value="0" calcext:value-type="float">
            <text:p>0</text:p>
          </table:table-cell>
        </table:table-row>
        <table:table-row table:style-name="ro1">
          <table:table-cell/>
          <table:table-cell office:value-type="string" calcext:value-type="string">
            <text:p>2019-08</text:p>
          </table:table-cell>
          <table:table-cell table:formula="of:=([.D23]-[.D24])*10" office:value-type="float" office:value="1470" calcext:value-type="float">
            <text:p>1470</text:p>
          </table:table-cell>
          <table:table-cell office:value-type="float" office:value="949" calcext:value-type="float">
            <text:p>949</text:p>
          </table:table-cell>
          <table:table-cell table:formula="of:=SUM([.C$4:.C23])" office:value-type="float" office:value="7300" calcext:value-type="float">
            <text:p>7300</text:p>
          </table:table-cell>
          <table:table-cell office:value-type="float" office:value="8" calcext:value-type="float">
            <text:p>8</text:p>
          </table:table-cell>
          <table:table-cell table:formula="of:=SUM([.$F$13:.$F23])" office:value-type="float" office:value="1913" calcext:value-type="float">
            <text:p>1913</text:p>
          </table:table-cell>
          <table:table-cell office:value-type="float" office:value="28230" calcext:value-type="float">
            <text:p>28230</text:p>
          </table:table-cell>
          <table:table-cell table:formula="of:=SUM([.$H$13:.$H23])" office:value-type="float" office:value="2355807" calcext:value-type="float">
            <text:p>2355807</text:p>
          </table:table-cell>
          <table:table-cell table:number-columns-repeated="6" office:value-type="float" office:value="0" calcext:value-type="float">
            <text:p>0</text:p>
          </table:table-cell>
        </table:table-row>
        <table:table-row table:style-name="ro1">
          <table:table-cell/>
          <table:table-cell office:value-type="string" calcext:value-type="string">
            <text:p>2019-09</text:p>
          </table:table-cell>
          <table:table-cell table:formula="of:=([.D24]-[.D25])*10" office:value-type="float" office:value="1670" calcext:value-type="float">
            <text:p>1670</text:p>
          </table:table-cell>
          <table:table-cell office:value-type="float" office:value="802" calcext:value-type="float">
            <text:p>802</text:p>
          </table:table-cell>
          <table:table-cell table:formula="of:=SUM([.C$4:.C24])" office:value-type="float" office:value="8970" calcext:value-type="float">
            <text:p>8970</text:p>
          </table:table-cell>
          <table:table-cell table:formula="of:=23+1" office:value-type="float" office:value="24" calcext:value-type="float">
            <text:p>24</text:p>
          </table:table-cell>
          <table:table-cell table:formula="of:=SUM([.$F$13:.$F24])" office:value-type="float" office:value="1937" calcext:value-type="float">
            <text:p>1937</text:p>
          </table:table-cell>
          <table:table-cell table:formula="of:=69596+903" office:value-type="float" office:value="70499" calcext:value-type="float">
            <text:p>70499</text:p>
          </table:table-cell>
          <table:table-cell table:formula="of:=SUM([.$H$13:.$H24])" office:value-type="float" office:value="2426306" calcext:value-type="float">
            <text:p>2426306</text:p>
          </table:table-cell>
          <table:table-cell table:number-columns-repeated="6" office:value-type="float" office:value="0" calcext:value-type="float">
            <text:p>0</text:p>
          </table:table-cell>
        </table:table-row>
        <table:table-row table:style-name="ro1">
          <table:table-cell/>
          <table:table-cell office:value-type="string" calcext:value-type="string">
            <text:p>2019-10</text:p>
          </table:table-cell>
          <table:table-cell table:formula="of:=([.D25]-[.D26])*10" office:value-type="float" office:value="1590" calcext:value-type="float">
            <text:p>1590</text:p>
          </table:table-cell>
          <table:table-cell office:value-type="float" office:value="635" calcext:value-type="float">
            <text:p>635</text:p>
          </table:table-cell>
          <table:table-cell table:formula="of:=SUM([.C$4:.C25])" office:value-type="float" office:value="10560" calcext:value-type="float">
            <text:p>10560</text:p>
          </table:table-cell>
          <table:table-cell office:value-type="float" office:value="24" calcext:value-type="float">
            <text:p>24</text:p>
          </table:table-cell>
          <table:table-cell table:formula="of:=SUM([.$F$13:.$F25])" office:value-type="float" office:value="1961" calcext:value-type="float">
            <text:p>1961</text:p>
          </table:table-cell>
          <table:table-cell office:value-type="float" office:value="233411" calcext:value-type="float">
            <text:p>233411</text:p>
          </table:table-cell>
          <table:table-cell table:formula="of:=SUM([.$H$13:.$H25])" office:value-type="float" office:value="2659717" calcext:value-type="float">
            <text:p>2659717</text:p>
          </table:table-cell>
          <table:table-cell table:number-columns-repeated="6" office:value-type="float" office:value="0" calcext:value-type="float">
            <text:p>0</text:p>
          </table:table-cell>
        </table:table-row>
        <table:table-row table:style-name="ro1">
          <table:table-cell/>
          <table:table-cell office:value-type="string" calcext:value-type="string">
            <text:p>2019-11</text:p>
          </table:table-cell>
          <table:table-cell table:formula="of:=([.D26]-[.D27])*10" office:value-type="float" office:value="1570" calcext:value-type="float">
            <text:p>1570</text:p>
          </table:table-cell>
          <table:table-cell office:value-type="float" office:value="476" calcext:value-type="float">
            <text:p>476</text:p>
          </table:table-cell>
          <table:table-cell table:formula="of:=SUM([.C$4:.C26])" office:value-type="float" office:value="12130" calcext:value-type="float">
            <text:p>12130</text:p>
          </table:table-cell>
          <table:table-cell office:value-type="float" office:value="9" calcext:value-type="float">
            <text:p>9</text:p>
          </table:table-cell>
          <table:table-cell table:formula="of:=SUM([.$F$13:.$F26])" office:value-type="float" office:value="1970" calcext:value-type="float">
            <text:p>1970</text:p>
          </table:table-cell>
          <table:table-cell office:value-type="float" office:value="44206" calcext:value-type="float">
            <text:p>44206</text:p>
          </table:table-cell>
          <table:table-cell table:formula="of:=SUM([.$H$13:.$H26])" office:value-type="float" office:value="2703923" calcext:value-type="float">
            <text:p>2703923</text:p>
          </table:table-cell>
          <table:table-cell table:number-columns-repeated="6" office:value-type="float" office:value="0" calcext:value-type="float">
            <text:p>0</text:p>
          </table:table-cell>
        </table:table-row>
        <table:table-row table:style-name="ro1">
          <table:table-cell/>
          <table:table-cell office:value-type="string" calcext:value-type="string">
            <text:p>2019-12</text:p>
          </table:table-cell>
          <table:table-cell table:formula="of:=([.D27]-[.D28])*10" office:value-type="float" office:value="780" calcext:value-type="float">
            <text:p>780</text:p>
          </table:table-cell>
          <table:table-cell office:value-type="float" office:value="319" calcext:value-type="float">
            <text:p>319</text:p>
          </table:table-cell>
          <table:table-cell table:formula="of:=SUM([.C$4:.C27])" office:value-type="float" office:value="12910" calcext:value-type="float">
            <text:p>12910</text:p>
          </table:table-cell>
          <table:table-cell office:value-type="float" office:value="18" calcext:value-type="float">
            <text:p>18</text:p>
          </table:table-cell>
          <table:table-cell table:formula="of:=SUM([.$F$13:.$F27])" office:value-type="float" office:value="1988" calcext:value-type="float">
            <text:p>1988</text:p>
          </table:table-cell>
          <table:table-cell office:value-type="float" office:value="20588" calcext:value-type="float">
            <text:p>20588</text:p>
          </table:table-cell>
          <table:table-cell table:formula="of:=SUM([.$H$13:.$H27])" office:value-type="float" office:value="2724511" calcext:value-type="float">
            <text:p>2724511</text:p>
          </table:table-cell>
          <table:table-cell table:number-columns-repeated="6" office:value-type="float" office:value="0" calcext:value-type="float">
            <text:p>0</text:p>
          </table:table-cell>
        </table:table-row>
        <table:table-row table:style-name="ro1">
          <table:table-cell/>
          <table:table-cell office:value-type="string" calcext:value-type="string">
            <text:p>2020-01</text:p>
          </table:table-cell>
          <table:table-cell table:formula="of:=([.D28]-[.D29])*10" office:value-type="float" office:value="760" calcext:value-type="float">
            <text:p>760</text:p>
          </table:table-cell>
          <table:table-cell office:value-type="float" office:value="241" calcext:value-type="float">
            <text:p>241</text:p>
          </table:table-cell>
          <table:table-cell table:formula="of:=SUM([.C$4:.C28])" office:value-type="float" office:value="13670" calcext:value-type="float">
            <text:p>13670</text:p>
          </table:table-cell>
          <table:table-cell office:value-type="float" office:value="9" calcext:value-type="float">
            <text:p>9</text:p>
          </table:table-cell>
          <table:table-cell table:formula="of:=SUM([.$F$13:.$F28])" office:value-type="float" office:value="1997" calcext:value-type="float">
            <text:p>1997</text:p>
          </table:table-cell>
          <table:table-cell office:value-type="float" office:value="10628" calcext:value-type="float">
            <text:p>10628</text:p>
          </table:table-cell>
          <table:table-cell table:formula="of:=SUM([.$H$13:.$H28])" office:value-type="float" office:value="2735139" calcext:value-type="float">
            <text:p>2735139</text:p>
          </table:table-cell>
          <table:table-cell table:number-columns-repeated="6" office:value-type="float" office:value="0" calcext:value-type="float">
            <text:p>0</text:p>
          </table:table-cell>
        </table:table-row>
        <table:table-row table:style-name="ro1">
          <table:table-cell/>
          <table:table-cell office:value-type="string" calcext:value-type="string">
            <text:p>2020-02</text:p>
          </table:table-cell>
          <table:table-cell table:formula="of:=([.D29]-[.D30])*10" office:value-type="float" office:value="1130" calcext:value-type="float">
            <text:p>1130</text:p>
          </table:table-cell>
          <table:table-cell office:value-type="float" office:value="165" calcext:value-type="float">
            <text:p>165</text:p>
          </table:table-cell>
          <table:table-cell table:formula="of:=SUM([.C$4:.C29])" office:value-type="float" office:value="14800" calcext:value-type="float">
            <text:p>14800</text:p>
          </table:table-cell>
          <table:table-cell office:value-type="float" office:value="13" calcext:value-type="float">
            <text:p>13</text:p>
          </table:table-cell>
          <table:table-cell table:formula="of:=SUM([.$F$13:.$F29])" office:value-type="float" office:value="2010" calcext:value-type="float">
            <text:p>2010</text:p>
          </table:table-cell>
          <table:table-cell office:value-type="float" office:value="15283" calcext:value-type="float">
            <text:p>15283</text:p>
          </table:table-cell>
          <table:table-cell table:formula="of:=SUM([.$H$13:.$H29])" office:value-type="float" office:value="2750422" calcext:value-type="float">
            <text:p>2750422</text:p>
          </table:table-cell>
          <table:table-cell office:value-type="float" office:value="1" calcext:value-type="float">
            <text:p>1</text:p>
          </table:table-cell>
          <table:table-cell office:value-type="float" office:value="13.37" calcext:value-type="float">
            <text:p>13.37</text:p>
          </table:table-cell>
          <table:table-cell office:value-type="float" office:value="10124" calcext:value-type="float">
            <text:p>10124</text:p>
          </table:table-cell>
          <table:table-cell office:value-type="float" office:value="186" calcext:value-type="float">
            <text:p>186</text:p>
          </table:table-cell>
          <table:table-cell office:value-type="float" office:value="28" calcext:value-type="float">
            <text:p>28</text:p>
          </table:table-cell>
          <table:table-cell office:value-type="float" office:value="13" calcext:value-type="float">
            <text:p>13</text:p>
          </table:table-cell>
        </table:table-row>
        <table:table-row table:style-name="ro1">
          <table:table-cell/>
          <table:table-cell office:value-type="string" calcext:value-type="string">
            <text:p>2020-03</text:p>
          </table:table-cell>
          <table:table-cell table:formula="of:=([.D30]-[.D31])*10" office:value-type="float" office:value="520" calcext:value-type="float">
            <text:p>520</text:p>
          </table:table-cell>
          <table:table-cell office:value-type="float" office:value="52" calcext:value-type="float">
            <text:p>52</text:p>
          </table:table-cell>
          <table:table-cell table:formula="of:=SUM([.C$4:.C30])" office:value-type="float" office:value="15320" calcext:value-type="float">
            <text:p>15320</text:p>
          </table:table-cell>
          <table:table-cell office:value-type="float" office:value="4" calcext:value-type="float">
            <text:p>4</text:p>
          </table:table-cell>
          <table:table-cell table:formula="of:=SUM([.$F$13:.$F30])" office:value-type="float" office:value="2014" calcext:value-type="float">
            <text:p>2014</text:p>
          </table:table-cell>
          <table:table-cell office:value-type="float" office:value="11197" calcext:value-type="float">
            <text:p>11197</text:p>
          </table:table-cell>
          <table:table-cell table:formula="of:=SUM([.$H$13:.$H30])" office:value-type="float" office:value="2761619" calcext:value-type="float">
            <text:p>2761619</text:p>
          </table:table-cell>
          <table:table-cell office:value-type="float" office:value="2" calcext:value-type="float">
            <text:p>2</text:p>
          </table:table-cell>
          <table:table-cell office:value-type="float" office:value="23.53" calcext:value-type="float">
            <text:p>23.53</text:p>
          </table:table-cell>
          <table:table-cell office:value-type="float" office:value="2759" calcext:value-type="float">
            <text:p>2759</text:p>
          </table:table-cell>
          <table:table-cell office:value-type="float" office:value="113" calcext:value-type="float">
            <text:p>113</text:p>
          </table:table-cell>
          <table:table-cell office:value-type="float" office:value="0" calcext:value-type="float">
            <text:p>0</text:p>
          </table:table-cell>
          <table:table-cell office:value-type="float" office:value="13" calcext:value-type="float">
            <text:p>13</text:p>
          </table:table-cell>
        </table:table-row>
        <table:table-row table:style-name="ro1">
          <table:table-cell/>
          <table:table-cell office:value-type="string" calcext:value-type="string">
            <text:p>2020-04</text:p>
          </table:table-cell>
          <table:table-cell table:number-columns-repeated="13"/>
        </table:table-row>
        <table:table-row table:style-name="ro1">
          <table:table-cell/>
          <table:table-cell office:value-type="string" calcext:value-type="string">
            <text:p>2020-05</text:p>
          </table:table-cell>
          <table:table-cell table:number-columns-repeated="2" office:value-type="float" office:value="1" calcext:value-type="float">
            <text:p>1</text:p>
          </table:table-cell>
          <table:table-cell table:number-columns-repeated="11"/>
        </table:table-row>
        <table:table-row table:style-name="ro1">
          <table:table-cell/>
          <table:table-cell office:value-type="string" calcext:value-type="string">
            <text:p>2020-06</text:p>
          </table:table-cell>
          <table:table-cell table:number-columns-repeated="13"/>
        </table:table-row>
        <table:table-row table:style-name="ro1">
          <table:table-cell/>
          <table:table-cell office:value-type="string" calcext:value-type="string">
            <text:p>2020-07</text:p>
          </table:table-cell>
          <table:table-cell table:number-columns-repeated="13"/>
        </table:table-row>
        <table:table-row table:style-name="ro1">
          <table:table-cell/>
          <table:table-cell office:value-type="string" calcext:value-type="string">
            <text:p>2020-08</text:p>
          </table:table-cell>
          <table:table-cell table:number-columns-repeated="13"/>
        </table:table-row>
        <table:table-row table:style-name="ro1">
          <table:table-cell/>
          <table:table-cell office:value-type="string" calcext:value-type="string">
            <text:p>2020-09</text:p>
          </table:table-cell>
          <table:table-cell table:number-columns-repeated="13"/>
        </table:table-row>
        <table:table-row table:style-name="ro1">
          <table:table-cell/>
          <table:table-cell office:value-type="string" calcext:value-type="string">
            <text:p>2020-10</text:p>
          </table:table-cell>
          <table:table-cell table:number-columns-repeated="13"/>
        </table:table-row>
        <table:table-row table:style-name="ro1">
          <table:table-cell/>
          <table:table-cell office:value-type="string" calcext:value-type="string">
            <text:p>2020-11</text:p>
          </table:table-cell>
          <table:table-cell table:number-columns-repeated="13"/>
        </table:table-row>
        <table:table-row table:style-name="ro1">
          <table:table-cell/>
          <table:table-cell office:value-type="string" calcext:value-type="string">
            <text:p>2020-12</text:p>
          </table:table-cell>
          <table:table-cell table:number-columns-repeated="13"/>
        </table:table-row>
      </table:table>
      <table:table table:name="q=bert" table:style-name="ta1">
        <table:shapes>
          <draw:frame draw:z-index="0" draw:style-name="gr1" draw:text-style-name="P1" svg:width="774.06pt" svg:height="488.21pt" svg:x="1253.42pt" svg:y="396.06pt">
            <loext:p draw:notify-on-update-of-ranges="'q=bert'.U10:'q=bert'.U29 'q=bert'.AB1:'q=bert'.AB1 'q=bert'.AB10:'q=bert'.AB29 'q=bert'.AC1:'q=bert'.AC1 'q=bert'.AC10:'q=bert'.AC29 'q=bert'.AD1:'q=bert'.AD1 'q=bert'.AD10:'q=bert'.AD29 'q=bert'.AE1:'q=bert'.AE1 'q=bert'.AE10:'q=bert'.AE29 'q=bert'.AF1:'q=bert'.AF1 'q=bert'.AF10:'q=bert'.AF29 'q=bert'.AG1:'q=bert'.AG1 'q=bert'.AG10:'q=bert'.AG29"/>
            <draw:object xlink:href="./Object 7" xlink:type="simple" xlink:show="embed" xlink:actuate="onLoad"/>
            <draw:image xlink:href="./ObjectReplacements/Object 7" xlink:type="simple" xlink:show="embed" xlink:actuate="onLoad"/>
          </draw:frame>
          <draw:frame draw:z-index="1" draw:style-name="gr2" draw:text-style-name="P1" svg:width="736.16pt" svg:height="492.09pt" svg:x="431.55pt" svg:y="78.92pt">
            <loext:p draw:notify-on-update-of-ranges="'q=bert'.U10:'q=bert'.U29 'q=bert'.V1:'q=bert'.V1 'q=bert'.V10:'q=bert'.V29 'q=bert'.W1:'q=bert'.W1 'q=bert'.W10:'q=bert'.W29 'q=bert'.X1:'q=bert'.X1 'q=bert'.X10:'q=bert'.X29 'q=bert'.Y1:'q=bert'.Y1 'q=bert'.Y10:'q=bert'.Y29 'q=bert'.Z1:'q=bert'.Z1 'q=bert'.Z10:'q=bert'.Z29 'q=bert'.AA1:'q=bert'.AA1 'q=bert'.AA10:'q=bert'.AA29" text:style-name="P2">=p</loext:p>
            <draw:object xlink:href="./Object 11" xlink:type="simple" xlink:show="embed" xlink:actuate="onLoad"/>
            <draw:image xlink:href="./ObjectReplacements/Object 11" xlink:type="simple" xlink:show="embed" xlink:actuate="onLoad"/>
          </draw:frame>
        </table:shapes>
        <table:table-column table:style-name="co2" table:number-columns-repeated="4" table:default-cell-style-name="Default"/>
        <table:table-column table:style-name="co3" table:default-cell-style-name="Default"/>
        <table:table-column table:style-name="co2" table:number-columns-repeated="12" table:default-cell-style-name="Default"/>
        <table:table-column table:style-name="co4" table:default-cell-style-name="Default"/>
        <table:table-column table:style-name="co2" table:number-columns-repeated="23" table:default-cell-style-name="Default"/>
        <table:table-row table:style-name="ro3">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2"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2"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cell table:number-columns-repeated="8"/>
        </table:table-row>
        <table:table-row table:style-name="ro3">
          <table:table-cell office:value-type="float" office:value="162" calcext:value-type="float">
            <text:p>162</text:p>
          </table:table-cell>
          <table:table-cell office:value-type="string" calcext:value-type="string">
            <text:p>oBGf-bJ59Ds</text:p>
          </table:table-cell>
          <table:table-cell office:value-type="string" calcext:value-type="string">
            <text:p>Ashish Vaswani: <text:s/>Improving structured prediction with locally normalized models.</text:p>
          </table:table-cell>
          <table:table-cell office:value-type="string" calcext:value-type="string">
            <text:p>Talk: </text:p>
            <text:p>Ashish Vaswani</text:p>
            <text:p/>
            <text:p>TITLE: </text:p>
            <text:p>Improving structured prediction with locally normalized models.</text:p>
            <text:p> </text:p>
            <text:p>ABSTRACT:</text:p>
            <text:p>Locally normalized approaches for structured prediction, such as left-to-right parsing and sequence labeling, are attractive because of their simplicity, ease of training, and the flexibility in choosing features from observations. Combined with the power of neural networks, they have been widely adopted for NLP tasks. However, locally normalized models suffer from label bias, where search errors arise during prediction because scores of hypotheses are computed from local decisions. While conditional random fields avoid label bias by scoring hypothesis globally, it is at the cost of training time and limited freedom for specifying features. In this talk, I will present two approaches for overcoming label bias in structured prediction with locally normalized models. In the first approach, I will introduce a framework for learning to identify erroneous hypotheses and discard them at prediction time. Applying this framework to transition-based dependency parsing improves parsing accuracy significantly. In the second approach, I will show that scheduled sampling (Bengio et al.) and a variant can be robust to prediction errors, leading to state-of-the-art accuracies on CCG supertagging with LSTMs and in-domain CCG parsing.</text:p>
          </table:table-cell>
          <table:table-cell table:style-name="ce3" office:value-type="string" calcext:value-type="string">
            <text:p>2016-04-29 03:27:19</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027" calcext:value-type="float">
            <text:p>3027</text:p>
          </table:table-cell>
          <table:table-cell office:value-type="float" office:value="855" calcext:value-type="float">
            <text:p>855</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4:06</text:p>
          </table:table-cell>
          <table:table-cell table:formula="of:=YEAR([.E2])" office:value-type="float" office:value="2016" calcext:value-type="float">
            <text:p>2016</text:p>
          </table:table-cell>
          <table:table-cell table:formula="of:=MONTH([.E2])" office:value-type="float" office:value="4" calcext:value-type="float">
            <text:p>4</text:p>
          </table:table-cell>
          <table:table-cell table:style-name="ce1" office:value-type="date" office:date-value="2018-01-01" calcext:value-type="date">
            <text:p>2018-01-01</text:p>
          </table:table-cell>
          <table:table-cell table:formula="of:=COUNTIFS([.$S$2:.$S$180];YEAR([.U2]);[.$T$2:.$T$180];MONTH([.U2]))" office:value-type="float" office:value="0" calcext:value-type="float">
            <text:p>0</text:p>
          </table:table-cell>
          <table:table-cell table:formula="of:=SUMIFS([.K$2:.K$180];[.$S$2:.$S$180];YEAR([.$U2]);[.$T$2:.$T$180];MONTH([.$U2]))/10000" office:value-type="float" office:value="0" calcext:value-type="float">
            <text:p>0</text:p>
          </table:table-cell>
          <table:table-cell table:formula="of:=SUMIFS([.L$2:.L$180];[.$S$2:.$S$180];YEAR([.$U2]);[.$T$2:.$T$180];MONTH([.$U2]))/10000" office:value-type="float" office:value="0" calcext:value-type="float">
            <text:p>0</text:p>
          </table:table-cell>
          <table:table-cell table:formula="of:=SUMIFS([.M$2:.M$180];[.$S$2:.$S$180];YEAR([.$U2]);[.$T$2:.$T$180];MONTH([.$U2]))/1000" office:value-type="float" office:value="0" calcext:value-type="float">
            <text:p>0</text:p>
          </table:table-cell>
          <table:table-cell table:formula="of:=SUMIFS([.N$2:.N$180];[.$S$2:.$S$180];YEAR([.$U2]);[.$T$2:.$T$180];MONTH([.$U2]))/100" office:value-type="float" office:value="0" calcext:value-type="float">
            <text:p>0</text:p>
          </table:table-cell>
          <table:table-cell table:formula="of:=SUMIFS([.O$2:.O$180];[.$S$2:.$S$180];YEAR([.$U2]);[.$T$2:.$T$180];MONTH([.$U2]))/100" office:value-type="float" office:value="0" calcext:value-type="float">
            <text:p>0</text:p>
          </table:table-cell>
          <table:table-cell table:formula="of:=SUM([.V$2:.V2])" office:value-type="float" office:value="0" calcext:value-type="float">
            <text:p>0</text:p>
          </table:table-cell>
          <table:table-cell table:formula="of:=SUM([.W$2:.W2])" office:value-type="float" office:value="0" calcext:value-type="float">
            <text:p>0</text:p>
          </table:table-cell>
          <table:table-cell table:formula="of:=SUM([.X$2:.X2])" office:value-type="float" office:value="0" calcext:value-type="float">
            <text:p>0</text:p>
          </table:table-cell>
          <table:table-cell table:formula="of:=SUM([.Y$2:.Y2])" office:value-type="float" office:value="0" calcext:value-type="float">
            <text:p>0</text:p>
          </table:table-cell>
          <table:table-cell table:formula="of:=SUM([.Z$2:.Z2])" office:value-type="float" office:value="0" calcext:value-type="float">
            <text:p>0</text:p>
          </table:table-cell>
          <table:table-cell table:formula="of:=SUM([.AA$2:.AA2])" office:value-type="float" office:value="0" calcext:value-type="float">
            <text:p>0</text:p>
          </table:table-cell>
          <table:table-cell table:number-columns-repeated="2"/>
          <table:table-cell office:value-type="string" calcext:value-type="string">
            <text:p># of contents</text:p>
          </table:table-cell>
          <table:table-cell office:value-type="string" calcext:value-type="string">
            <text:p>Duration/10000</text:p>
          </table:table-cell>
          <table:table-cell office:value-type="string" calcext:value-type="string">
            <text:p>ViewCount/10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row>
        <table:table-row table:style-name="ro3">
          <table:table-cell office:value-type="float" office:value="172" calcext:value-type="float">
            <text:p>172</text:p>
          </table:table-cell>
          <table:table-cell office:value-type="string" calcext:value-type="string">
            <text:p>2FOXR16mLow</text:p>
          </table:table-cell>
          <table:table-cell office:value-type="string" calcext:value-type="string">
            <text:p>Your First ML App - Machine Learning for Hackers #1</text:p>
          </table:table-cell>
          <table:table-cell office:value-type="string" calcext:value-type="string">
            <text:p>This video will get you up and running with your first ML app in just 7 lines of Python. The app will be able to recognize Iris flowers. </text:p>
            <text:p/>
            <text:p>I created a Slack channel for us, sign up here:</text:p>
            <text:p>https://wizards.herokuapp.com/</text:p>
            <text:p/>
            <text:p>Follow the install instructions for TensorFlow here:</text:p>
            <text:p>https://www.tensorflow.org/versions/r0.8/get_started/os_setup.html#pip-installation</text:p>
            <text:p/>
            <text:p>Follow the install instructions for SciKit Learn here:</text:p>
            <text:p>http://scikit-learn.org/stable/install.html</text:p>
            <text:p/>
            <text:p>And here is a link to the repo for Skflow (the scikit interface for TensorFlow):</text:p>
            <text:p>https://github.com/tensorflow/tensorflow/tree/master/tensorflow/contrib/learn/python/learn</text:p>
            <text:p/>
            <text:p>My code sample is in the README of that repo under "Linear Classifier". </text:p>
            <text:p/>
            <text:p>Map of Machine Learning Models:</text:p>
            <text:p>http://www.wangbo.info/img/mlmindmap.png</text:p>
            <text:p/>
            <text:p>Map to pick the right model from SciKit Learn (although this doesn't take into account deep neural nets [just think -- lots of data? Just go with the DNN]):</text:p>
            <text:p>http://1.bp.blogspot.com/-ME24ePzpzIM/UQLWTwurfXI/AAAAAAAAANw/W3EETIroA80/s1600/drop_shadows_background.png</text:p>
            <text:p/>
            <text:p>This is the first in my new application-focused machine learning series. The goal is to avoid anything math-heavy and focus on building things with machine learning libraries. </text:p>
            <text:p/>
            <text:p>I recently created a Patreon page. If you like my videos, feel free to help support my effort here!:</text:p>
            <text:p>https://www.patreon.com/user?ty=h&amp;u=3191693</text:p>
            <text:p/>
            <text:p>Much more to come so please subscribe, like, and comment. That stuff is what encourages me to continue!</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05-02 08:21:31</text:p>
          </table:table-cell>
          <table:table-cell office:value-type="string" calcext:value-type="string">
            <text:p>machine learning, image recognition, iris flower dataset, technical tutorial, artificial intelligence, AI, M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270" calcext:value-type="float">
            <text:p>270</text:p>
          </table:table-cell>
          <table:table-cell office:value-type="float" office:value="170246" calcext:value-type="float">
            <text:p>170246</text:p>
          </table:table-cell>
          <table:table-cell office:value-type="float" office:value="2839" calcext:value-type="float">
            <text:p>2839</text:p>
          </table:table-cell>
          <table:table-cell office:value-type="float" office:value="117" calcext:value-type="float">
            <text:p>117</text:p>
          </table:table-cell>
          <table:table-cell office:value-type="float" office:value="310" calcext:value-type="float">
            <text:p>310</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33</text:p>
          </table:table-cell>
          <table:table-cell table:formula="of:=YEAR([.E3])" office:value-type="float" office:value="2016" calcext:value-type="float">
            <text:p>2016</text:p>
          </table:table-cell>
          <table:table-cell table:formula="of:=MONTH([.E3])" office:value-type="float" office:value="5" calcext:value-type="float">
            <text:p>5</text:p>
          </table:table-cell>
          <table:table-cell table:style-name="ce1" office:value-type="date" office:date-value="2018-02-01" calcext:value-type="date">
            <text:p>2018-02-01</text:p>
          </table:table-cell>
          <table:table-cell table:formula="of:=COUNTIFS([.$S$2:.$S$180];YEAR([.U3]);[.$T$2:.$T$180];MONTH([.U3]))" office:value-type="float" office:value="1" calcext:value-type="float">
            <text:p>1</text:p>
          </table:table-cell>
          <table:table-cell table:formula="of:=SUMIFS([.K$2:.K$180];[.$S$2:.$S$180];YEAR([.$U3]);[.$T$2:.$T$180];MONTH([.$U3]))/10000" office:value-type="float" office:value="0.0407" calcext:value-type="float">
            <text:p>0.0407</text:p>
          </table:table-cell>
          <table:table-cell table:formula="of:=SUMIFS([.L$2:.L$180];[.$S$2:.$S$180];YEAR([.$U3]);[.$T$2:.$T$180];MONTH([.$U3]))/10000" office:value-type="float" office:value="1.1689" calcext:value-type="float">
            <text:p>1.1689</text:p>
          </table:table-cell>
          <table:table-cell table:formula="of:=SUMIFS([.M$2:.M$180];[.$S$2:.$S$180];YEAR([.$U3]);[.$T$2:.$T$180];MONTH([.$U3]))/1000" office:value-type="float" office:value="0.272" calcext:value-type="float">
            <text:p>0.272</text:p>
          </table:table-cell>
          <table:table-cell table:formula="of:=SUMIFS([.N$2:.N$180];[.$S$2:.$S$180];YEAR([.$U3]);[.$T$2:.$T$180];MONTH([.$U3]))/100" office:value-type="float" office:value="0.01" calcext:value-type="float">
            <text:p>0.01</text:p>
          </table:table-cell>
          <table:table-cell table:formula="of:=SUMIFS([.O$2:.O$180];[.$S$2:.$S$180];YEAR([.$U3]);[.$T$2:.$T$180];MONTH([.$U3]))/100" office:value-type="float" office:value="0.34" calcext:value-type="float">
            <text:p>0.34</text:p>
          </table:table-cell>
          <table:table-cell table:formula="of:=SUM([.V$2:.V3])" office:value-type="float" office:value="1" calcext:value-type="float">
            <text:p>1</text:p>
          </table:table-cell>
          <table:table-cell table:formula="of:=SUM([.W$2:.W3])" office:value-type="float" office:value="0.0407" calcext:value-type="float">
            <text:p>0.0407</text:p>
          </table:table-cell>
          <table:table-cell table:formula="of:=SUM([.X$2:.X3])" office:value-type="float" office:value="1.1689" calcext:value-type="float">
            <text:p>1.1689</text:p>
          </table:table-cell>
          <table:table-cell table:formula="of:=SUM([.Y$2:.Y3])" office:value-type="float" office:value="0.272" calcext:value-type="float">
            <text:p>0.272</text:p>
          </table:table-cell>
          <table:table-cell table:formula="of:=SUM([.Z$2:.Z3])" office:value-type="float" office:value="0.01" calcext:value-type="float">
            <text:p>0.01</text:p>
          </table:table-cell>
          <table:table-cell table:formula="of:=SUM([.AA$2:.AA3])" office:value-type="float" office:value="0.34" calcext:value-type="float">
            <text:p>0.34</text:p>
          </table:table-cell>
          <table:table-cell/>
          <table:table-cell office:value-type="string" calcext:value-type="string">
            <text:p># of contents</text:p>
          </table:table-cell>
          <table:table-cell table:formula="of:=PEARSON([.$V$10:.$V$29];[.V10:.V29])" office:value-type="float" office:value="1" calcext:value-type="float">
            <text:p>1</text:p>
          </table:table-cell>
          <table:table-cell table:style-name="ce4" table:formula="of:=PEARSON([.$V$10:.$V$29];[.W10:.W29])" office:value-type="float" office:value="0.829069261229886" calcext:value-type="float">
            <text:p>0.8290692612</text:p>
          </table:table-cell>
          <table:table-cell table:formula="of:=PEARSON([.$V$10:.$V$29];[.X10:.X29])" office:value-type="float" office:value="0.237488063540746" calcext:value-type="float">
            <text:p>0.2374880635</text:p>
          </table:table-cell>
          <table:table-cell table:formula="of:=PEARSON([.$V$10:.$V$29];[.Y10:.Y29])" office:value-type="float" office:value="0.341808088804948" calcext:value-type="float">
            <text:p>0.3418080888</text:p>
          </table:table-cell>
          <table:table-cell table:formula="of:=PEARSON([.$V$10:.$V$29];[.Z10:.Z29])" office:value-type="float" office:value="0.597270964322023" calcext:value-type="float">
            <text:p>0.5972709643</text:p>
          </table:table-cell>
          <table:table-cell table:formula="of:=PEARSON([.$V$10:.$V$29];[.AA10:.AA29])" office:value-type="float" office:value="0.413558125960832" calcext:value-type="float">
            <text:p>0.413558126</text:p>
          </table:table-cell>
        </table:table-row>
        <table:table-row table:style-name="ro3">
          <table:table-cell office:value-type="float" office:value="173" calcext:value-type="float">
            <text:p>173</text:p>
          </table:table-cell>
          <table:table-cell office:value-type="string" calcext:value-type="string">
            <text:p>AKwfVAKaigI</text:p>
          </table:table-cell>
          <table:table-cell office:value-type="string" calcext:value-type="string">
            <text:p>Build an AI Reader - Machine Learning for Hackers #7</text:p>
          </table:table-cell>
          <table:table-cell office:value-type="string" calcext:value-type="string">
            <text:p>This video will get you up and running with your first AI Reader using Google's newly released pre-trained text parser, Parsey McParseface.</text:p>
            <text:p/>
            <text:p>The code for this video is here:</text:p>
            <text:p>https://github.com/llSourcell/AI_Reader</text:p>
            <text:p/>
            <text:p>I created a Slack channel for us, sign up here:</text:p>
            <text:p>https://wizards.herokuapp.com/</text:p>
            <text:p/>
            <text:p>Here's the original blog post about Parsey:</text:p>
            <text:p>https://research.googleblog.com/2016/05/announcing-syntaxnet-worlds-most.html</text:p>
            <text:p/>
            <text:p>This is Google's repo for Parsey:</text:p>
            <text:p>https://github.com/tensorflow/models/tree/master/syntaxnet</text:p>
            <text:p/>
            <text:p>If you're interested in NLP, check out Michael Collins course. This guy is such a G (he co-authored Parsey), I took this class at Columbia and it was one of the few where I actually attended every session. (it's free and open source!):</text:p>
            <text:p>https://www.coursera.org/course/nlangp</text:p>
            <text:p/>
            <text:p>Link to API.AI in case you want to go that route:</text:p>
            <text:p>https://api.ai/</text:p>
            <text:p/>
            <text:p>The political debate fact checker was an idea I had but never got around to building. It takes the transcript from a political debate, extracts the intent of a claim, queries it against google, perhaps scrapes some search result data and then assigns it a truthfulness rating out of 100. If it falls below a certain threshold, that person must be lying! How cool would that be? </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06-12 20:41:19</text:p>
          </table:table-cell>
          <table:table-cell office:value-type="string" calcext:value-type="string">
            <text:p>natural language processing, nlp, parsey, parsey mcparseface, parsing, dependency tree, artificial intelligence, machine learning, ai, text analysis, google</text:p>
          </table:table-cell>
          <table:table-cell table:number-columns-repeated="2" office:value-type="string" calcext:value-type="string">
            <text:p>NULL</text:p>
          </table:table-cell>
          <table:table-cell office:value-type="string" calcext:value-type="string">
            <text:p>Siraj Raval</text:p>
          </table:table-cell>
          <table:table-cell office:value-type="string" calcext:value-type="string">
            <text:p>UCWN3xxRkmTPmbKwht9FuE5A</text:p>
          </table:table-cell>
          <table:table-cell office:value-type="float" office:value="329" calcext:value-type="float">
            <text:p>329</text:p>
          </table:table-cell>
          <table:table-cell office:value-type="float" office:value="44652" calcext:value-type="float">
            <text:p>44652</text:p>
          </table:table-cell>
          <table:table-cell office:value-type="float" office:value="776" calcext:value-type="float">
            <text:p>776</text:p>
          </table:table-cell>
          <table:table-cell office:value-type="float" office:value="36" calcext:value-type="float">
            <text:p>36</text:p>
          </table:table-cell>
          <table:table-cell office:value-type="float" office:value="110" calcext:value-type="float">
            <text:p>110</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34</text:p>
          </table:table-cell>
          <table:table-cell table:formula="of:=YEAR([.E4])" office:value-type="float" office:value="2016" calcext:value-type="float">
            <text:p>2016</text:p>
          </table:table-cell>
          <table:table-cell table:formula="of:=MONTH([.E4])" office:value-type="float" office:value="6" calcext:value-type="float">
            <text:p>6</text:p>
          </table:table-cell>
          <table:table-cell table:style-name="ce1" office:value-type="date" office:date-value="2018-03-01" calcext:value-type="date">
            <text:p>2018-03-01</text:p>
          </table:table-cell>
          <table:table-cell table:formula="of:=COUNTIFS([.$S$2:.$S$180];YEAR([.U4]);[.$T$2:.$T$180];MONTH([.U4]))" office:value-type="float" office:value="2" calcext:value-type="float">
            <text:p>2</text:p>
          </table:table-cell>
          <table:table-cell table:formula="of:=SUMIFS([.K$2:.K$180];[.$S$2:.$S$180];YEAR([.$U4]);[.$T$2:.$T$180];MONTH([.$U4]))/10000" office:value-type="float" office:value="0.5255" calcext:value-type="float">
            <text:p>0.5255</text:p>
          </table:table-cell>
          <table:table-cell table:formula="of:=SUMIFS([.L$2:.L$180];[.$S$2:.$S$180];YEAR([.$U4]);[.$T$2:.$T$180];MONTH([.$U4]))/10000" office:value-type="float" office:value="0.2197" calcext:value-type="float">
            <text:p>0.2197</text:p>
          </table:table-cell>
          <table:table-cell table:formula="of:=SUMIFS([.M$2:.M$180];[.$S$2:.$S$180];YEAR([.$U4]);[.$T$2:.$T$180];MONTH([.$U4]))/1000" office:value-type="float" office:value="0.05" calcext:value-type="float">
            <text:p>0.05</text:p>
          </table:table-cell>
          <table:table-cell table:formula="of:=SUMIFS([.N$2:.N$180];[.$S$2:.$S$180];YEAR([.$U4]);[.$T$2:.$T$180];MONTH([.$U4]))/100" office:value-type="float" office:value="0.01" calcext:value-type="float">
            <text:p>0.01</text:p>
          </table:table-cell>
          <table:table-cell table:formula="of:=SUMIFS([.O$2:.O$180];[.$S$2:.$S$180];YEAR([.$U4]);[.$T$2:.$T$180];MONTH([.$U4]))/100" office:value-type="float" office:value="0.03" calcext:value-type="float">
            <text:p>0.03</text:p>
          </table:table-cell>
          <table:table-cell table:formula="of:=SUM([.V$2:.V4])" office:value-type="float" office:value="3" calcext:value-type="float">
            <text:p>3</text:p>
          </table:table-cell>
          <table:table-cell table:formula="of:=SUM([.W$2:.W4])" office:value-type="float" office:value="0.5662" calcext:value-type="float">
            <text:p>0.5662</text:p>
          </table:table-cell>
          <table:table-cell table:formula="of:=SUM([.X$2:.X4])" office:value-type="float" office:value="1.3886" calcext:value-type="float">
            <text:p>1.3886</text:p>
          </table:table-cell>
          <table:table-cell table:formula="of:=SUM([.Y$2:.Y4])" office:value-type="float" office:value="0.322" calcext:value-type="float">
            <text:p>0.322</text:p>
          </table:table-cell>
          <table:table-cell table:formula="of:=SUM([.Z$2:.Z4])" office:value-type="float" office:value="0.02" calcext:value-type="float">
            <text:p>0.02</text:p>
          </table:table-cell>
          <table:table-cell table:formula="of:=SUM([.AA$2:.AA4])" office:value-type="float" office:value="0.37" calcext:value-type="float">
            <text:p>0.37</text:p>
          </table:table-cell>
          <table:table-cell/>
          <table:table-cell office:value-type="string" calcext:value-type="string">
            <text:p>Duration/10000</text:p>
          </table:table-cell>
          <table:table-cell/>
          <table:table-cell table:formula="of:=PEARSON([.$W$10:.$W$29];[.W10:.W29])" office:value-type="float" office:value="1" calcext:value-type="float">
            <text:p>1</text:p>
          </table:table-cell>
          <table:table-cell table:formula="of:=PEARSON([.$W$10:.$W$29];[.X10:.X29])" office:value-type="float" office:value="0.3180792632667" calcext:value-type="float">
            <text:p>0.3180792633</text:p>
          </table:table-cell>
          <table:table-cell table:formula="of:=PEARSON([.$W$10:.$W$29];[.Y10:.Y29])" office:value-type="float" office:value="0.404799877311816" calcext:value-type="float">
            <text:p>0.4047998773</text:p>
          </table:table-cell>
          <table:table-cell table:formula="of:=PEARSON([.$W$10:.$W$29];[.Z10:.Z29])" office:value-type="float" office:value="0.441900014040803" calcext:value-type="float">
            <text:p>0.441900014</text:p>
          </table:table-cell>
          <table:table-cell table:formula="of:=PEARSON([.$W$10:.$W$29];[.AA10:.AA29])" office:value-type="float" office:value="0.426711368904636" calcext:value-type="float">
            <text:p>0.4267113689</text:p>
          </table:table-cell>
        </table:table-row>
        <table:table-row table:style-name="ro3">
          <table:table-cell office:value-type="float" office:value="180" calcext:value-type="float">
            <text:p>180</text:p>
          </table:table-cell>
          <table:table-cell office:value-type="string" calcext:value-type="string">
            <text:p>yE0dcDNRZjw</text:p>
          </table:table-cell>
          <table:table-cell office:value-type="string" calcext:value-type="string">
            <text:p>Generate Rap Lyrics - Fresh Machine Learning #4</text:p>
          </table:table-cell>
          <table:table-cell office:value-type="string" calcext:value-type="string">
            <text:p>This episode of Fresh Machine Learning is about generating rap lyrics! Lyrical generation is possible using either Hidden Markov Models or deep learning. In this episode, I go through a few past examples of what's been done before, then dive into our own example that we can code in Python. Welcome to the machine MC revolution!</text:p>
            <text:p/>
            <text:p>The demo code for this video can be found here:</text:p>
            <text:p/>
            <text:p>https://github.com/llSourcell/Rap_Lyric_Generator</text:p>
            <text:p/>
            <text:p>I created a Slack channel for us, sign up here:</text:p>
            <text:p>https://wizards.herokuapp.com/</text:p>
            <text:p/>
            <text:p>Try it out live here:</text:p>
            <text:p/>
            <text:p>http://deepbeat.org/</text:p>
            <text:p/>
            <text:p>I introduce three papers in this video</text:p>
            <text:p/>
            <text:p>Unsupervised Rhyme Scheme Identification in Hip Hop Lyrics Using Hidden Markov Models:</text:p>
            <text:p/>
            <text:p>http://link.springer.com/chapter/10.1007%2F978-3-642-39593-2_3</text:p>
            <text:p/>
            <text:p>Modeling Hip Hop Challenge-Response Lyrics as Machine Translation:</text:p>
            <text:p/>
            <text:p>http://www.illc.uva.nl/LaCo/CLS/papers/wu_hiphop_itg.pdf</text:p>
            <text:p/>
            <text:p>DopeLearning: A Computational Approach to Rap Lyrics Generation:</text:p>
            <text:p/>
            <text:p>http://arxiv.org/abs/1505.04771</text:p>
            <text:p/>
            <text:p>More info about Hidden Markov Models:</text:p>
            <text:p/>
            <text:p>https://www.youtube.com/watch?v=TPRoLreU9lA</text:p>
            <text:p/>
            <text:p>https://www.quora.com/What-is-a-simple-explanation-of-the-Hidden-Markov-Model-algorithm</text:p>
            <text:p/>
            <text:p>http://www.developerstation.org/2011/11/hidden-markov-models-for-dummies.html</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07-24 20:22:11</text:p>
          </table:table-cell>
          <table:table-cell office:value-type="string" calcext:value-type="string">
            <text:p>rap lyrics, rap, machine learning, artificial inteligence, ai, neural networks, deep learning, markov model, hidden markov model, hmm, svm, support vector machine, linear classifier, predictive analytics, eminem, tupac, kendrick, dope learning, dopelearning, text classification, neural net, deep neural network</text:p>
          </table:table-cell>
          <table:table-cell table:number-columns-repeated="2" office:value-type="string" calcext:value-type="string">
            <text:p>NULL</text:p>
          </table:table-cell>
          <table:table-cell office:value-type="string" calcext:value-type="string">
            <text:p>Siraj Raval</text:p>
          </table:table-cell>
          <table:table-cell office:value-type="string" calcext:value-type="string">
            <text:p>UCWN3xxRkmTPmbKwht9FuE5A</text:p>
          </table:table-cell>
          <table:table-cell office:value-type="float" office:value="335" calcext:value-type="float">
            <text:p>335</text:p>
          </table:table-cell>
          <table:table-cell office:value-type="float" office:value="44909" calcext:value-type="float">
            <text:p>44909</text:p>
          </table:table-cell>
          <table:table-cell office:value-type="float" office:value="764" calcext:value-type="float">
            <text:p>764</text:p>
          </table:table-cell>
          <table:table-cell office:value-type="float" office:value="44" calcext:value-type="float">
            <text:p>44</text:p>
          </table:table-cell>
          <table:table-cell office:value-type="float" office:value="144" calcext:value-type="float">
            <text:p>144</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51</text:p>
          </table:table-cell>
          <table:table-cell table:formula="of:=YEAR([.E5])" office:value-type="float" office:value="2016" calcext:value-type="float">
            <text:p>2016</text:p>
          </table:table-cell>
          <table:table-cell table:formula="of:=MONTH([.E5])" office:value-type="float" office:value="7" calcext:value-type="float">
            <text:p>7</text:p>
          </table:table-cell>
          <table:table-cell table:style-name="ce1" office:value-type="date" office:date-value="2018-04-01" calcext:value-type="date">
            <text:p>2018-04-01</text:p>
          </table:table-cell>
          <table:table-cell table:formula="of:=COUNTIFS([.$S$2:.$S$180];YEAR([.U5]);[.$T$2:.$T$180];MONTH([.U5]))" office:value-type="float" office:value="1" calcext:value-type="float">
            <text:p>1</text:p>
          </table:table-cell>
          <table:table-cell table:formula="of:=SUMIFS([.K$2:.K$180];[.$S$2:.$S$180];YEAR([.$U5]);[.$T$2:.$T$180];MONTH([.$U5]))/10000" office:value-type="float" office:value="0.1123" calcext:value-type="float">
            <text:p>0.1123</text:p>
          </table:table-cell>
          <table:table-cell table:formula="of:=SUMIFS([.L$2:.L$180];[.$S$2:.$S$180];YEAR([.$U5]);[.$T$2:.$T$180];MONTH([.$U5]))/10000" office:value-type="float" office:value="0.2193" calcext:value-type="float">
            <text:p>0.2193</text:p>
          </table:table-cell>
          <table:table-cell table:formula="of:=SUMIFS([.M$2:.M$180];[.$S$2:.$S$180];YEAR([.$U5]);[.$T$2:.$T$180];MONTH([.$U5]))/1000" office:value-type="float" office:value="0.08" calcext:value-type="float">
            <text:p>0.08</text:p>
          </table:table-cell>
          <table:table-cell table:formula="of:=SUMIFS([.N$2:.N$180];[.$S$2:.$S$180];YEAR([.$U5]);[.$T$2:.$T$180];MONTH([.$U5]))/100" office:value-type="float" office:value="0" calcext:value-type="float">
            <text:p>0</text:p>
          </table:table-cell>
          <table:table-cell table:formula="of:=SUMIFS([.O$2:.O$180];[.$S$2:.$S$180];YEAR([.$U5]);[.$T$2:.$T$180];MONTH([.$U5]))/100" office:value-type="float" office:value="0.05" calcext:value-type="float">
            <text:p>0.05</text:p>
          </table:table-cell>
          <table:table-cell table:formula="of:=SUM([.V$2:.V5])" office:value-type="float" office:value="4" calcext:value-type="float">
            <text:p>4</text:p>
          </table:table-cell>
          <table:table-cell table:formula="of:=SUM([.W$2:.W5])" office:value-type="float" office:value="0.6785" calcext:value-type="float">
            <text:p>0.6785</text:p>
          </table:table-cell>
          <table:table-cell table:formula="of:=SUM([.X$2:.X5])" office:value-type="float" office:value="1.6079" calcext:value-type="float">
            <text:p>1.6079</text:p>
          </table:table-cell>
          <table:table-cell table:formula="of:=SUM([.Y$2:.Y5])" office:value-type="float" office:value="0.402" calcext:value-type="float">
            <text:p>0.402</text:p>
          </table:table-cell>
          <table:table-cell table:formula="of:=SUM([.Z$2:.Z5])" office:value-type="float" office:value="0.02" calcext:value-type="float">
            <text:p>0.02</text:p>
          </table:table-cell>
          <table:table-cell table:formula="of:=SUM([.AA$2:.AA5])" office:value-type="float" office:value="0.42" calcext:value-type="float">
            <text:p>0.42</text:p>
          </table:table-cell>
          <table:table-cell/>
          <table:table-cell office:value-type="string" calcext:value-type="string">
            <text:p>ViewCount/100000</text:p>
          </table:table-cell>
          <table:table-cell table:number-columns-repeated="2"/>
          <table:table-cell table:formula="of:=PEARSON([.X$10:.X$29];[.X$10:.X$29])" office:value-type="float" office:value="1" calcext:value-type="float">
            <text:p>1</text:p>
          </table:table-cell>
          <table:table-cell table:style-name="ce4" table:formula="of:=PEARSON([.$X$10:.$X$29];[.Y10:.Y29])" office:value-type="float" office:value="0.956250506217383" calcext:value-type="float">
            <text:p>0.9562505062</text:p>
          </table:table-cell>
          <table:table-cell table:formula="of:=PEARSON([.$X$10:.$X$29];[.Z10:.Z29])" office:value-type="float" office:value="0.453965211828313" calcext:value-type="float">
            <text:p>0.4539652118</text:p>
          </table:table-cell>
          <table:table-cell table:style-name="ce4" table:formula="of:=PEARSON([.$X$10:.$X$29];[.AA10:.AA29])" office:value-type="float" office:value="0.894363551894501" calcext:value-type="float">
            <text:p>0.8943635519</text:p>
          </table:table-cell>
        </table:table-row>
        <table:table-row table:style-name="ro3">
          <table:table-cell office:value-type="float" office:value="178" calcext:value-type="float">
            <text:p>178</text:p>
          </table:table-cell>
          <table:table-cell office:value-type="string" calcext:value-type="string">
            <text:p>SJDEOWLHYVo</text:p>
          </table:table-cell>
          <table:table-cell office:value-type="string" calcext:value-type="string">
            <text:p>How to Make an Amazing Tensorflow Chatbot Easily</text:p>
          </table:table-cell>
          <table:table-cell office:value-type="string" calcext:value-type="string">
            <text:p>We'll go over how chatbots have evolved over the years and how Deep Learning has made them way better. Then we'll build our own chatbot using the Tensorflow machine learning library in Python.</text:p>
            <text:p/>
            <text:p>The code &amp; coding challenge for this video are here:</text:p>
            <text:p>https://github.com/llSourcell/tensorflow_chatbot</text:p>
            <text:p/>
            <text:p>Georgi's winning code for this week:</text:p>
            <text:p>https://github.com/petkofff/p_vs_np_challenge</text:p>
            <text:p/>
            <text:p>Mick's Runner up code for this week:</text:p>
            <text:p>https://github.com/mickvanhulst/travSalesman</text:p>
            <text:p/>
            <text:p>Join other Wizards on our Slack room:</text:p>
            <text:p>https://wizards.herokuapp.com</text:p>
            <text:p/>
            <text:p>Live sequence to sequence chatbot demo:</text:p>
            <text:p>http://neuralconvo.huggingface.co/</text:p>
            <text:p/>
            <text:p>Some more useful resources on chatbots:</text:p>
            <text:p>http://www.wildml.com/2016/04/deep-learning-for-chatbots-part-1-introduction/</text:p>
            <text:p>http://venturebeat.com/2016/08/01/how-deep-reinforcement-learning-can-help-chatbots/</text:p>
            <text:p>http://web.stanford.edu/class/cs124/lec/chatbot.pdf</text:p>
            <text:p/>
            <text:p>More resources on Tensorflow:</text:p>
            <text:p>http://lauragelston.ghost.io/speakeasy-pt2/</text:p>
            <text:p>https://speakerdeck.com/inureyes/building-ai-chat-bot-using-python-3-and-tensorflow</text:p>
            <text:p/>
            <text:p>Please Subscribe! And like. And comment. That's what keeps me going.</text:p>
            <text:p/>
            <text:p>And please support me on Patreon!:</text:p>
            <text:p>https://www.patreon.com/user?ty=h&amp;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12-03 00:52:36</text:p>
          </table:table-cell>
          <table:table-cell office:value-type="string" calcext:value-type="string">
            <text:p>chatbot using tensorflow github, chatbot using tensorflow, how to make a chatbot, how to make chatbot, chat bot, tensorflow chatbot, how to build a chatbot, chatbot ai platform, chatbot tensorflow, python chatbot, chatbot ai python, chatbot using tensorflow python, chatbot ai algorithm, chatbot, chatbot ai tutorial, chatbots, chatbot tutorial, chatbot tutorial for beginners, chatbot tutorial python, chatbot python, chatbot tutorial using python, chatbot ai</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411" calcext:value-type="float">
            <text:p>411</text:p>
          </table:table-cell>
          <table:table-cell office:value-type="float" office:value="440105" calcext:value-type="float">
            <text:p>440105</text:p>
          </table:table-cell>
          <table:table-cell office:value-type="float" office:value="6234" calcext:value-type="float">
            <text:p>6234</text:p>
          </table:table-cell>
          <table:table-cell office:value-type="float" office:value="332" calcext:value-type="float">
            <text:p>332</text:p>
          </table:table-cell>
          <table:table-cell office:value-type="float" office:value="540" calcext:value-type="float">
            <text:p>540</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3:50</text:p>
          </table:table-cell>
          <table:table-cell table:formula="of:=YEAR([.E6])" office:value-type="float" office:value="2016" calcext:value-type="float">
            <text:p>2016</text:p>
          </table:table-cell>
          <table:table-cell table:formula="of:=MONTH([.E6])" office:value-type="float" office:value="12" calcext:value-type="float">
            <text:p>12</text:p>
          </table:table-cell>
          <table:table-cell table:style-name="ce1" office:value-type="date" office:date-value="2018-05-01" calcext:value-type="date">
            <text:p>2018-05-01</text:p>
          </table:table-cell>
          <table:table-cell table:formula="of:=COUNTIFS([.$S$2:.$S$180];YEAR([.U6]);[.$T$2:.$T$180];MONTH([.U6]))" office:value-type="float" office:value="3" calcext:value-type="float">
            <text:p>3</text:p>
          </table:table-cell>
          <table:table-cell table:formula="of:=SUMIFS([.K$2:.K$180];[.$S$2:.$S$180];YEAR([.$U6]);[.$T$2:.$T$180];MONTH([.$U6]))/10000" office:value-type="float" office:value="0.4417" calcext:value-type="float">
            <text:p>0.4417</text:p>
          </table:table-cell>
          <table:table-cell table:formula="of:=SUMIFS([.L$2:.L$180];[.$S$2:.$S$180];YEAR([.$U6]);[.$T$2:.$T$180];MONTH([.$U6]))/10000" office:value-type="float" office:value="21.9119" calcext:value-type="float">
            <text:p>21.9119</text:p>
          </table:table-cell>
          <table:table-cell table:formula="of:=SUMIFS([.M$2:.M$180];[.$S$2:.$S$180];YEAR([.$U6]);[.$T$2:.$T$180];MONTH([.$U6]))/1000" office:value-type="float" office:value="6.232" calcext:value-type="float">
            <text:p>6.232</text:p>
          </table:table-cell>
          <table:table-cell table:formula="of:=SUMIFS([.N$2:.N$180];[.$S$2:.$S$180];YEAR([.$U6]);[.$T$2:.$T$180];MONTH([.$U6]))/100" office:value-type="float" office:value="1.46" calcext:value-type="float">
            <text:p>1.46</text:p>
          </table:table-cell>
          <table:table-cell table:formula="of:=SUMIFS([.O$2:.O$180];[.$S$2:.$S$180];YEAR([.$U6]);[.$T$2:.$T$180];MONTH([.$U6]))/100" office:value-type="float" office:value="3.11" calcext:value-type="float">
            <text:p>3.11</text:p>
          </table:table-cell>
          <table:table-cell table:formula="of:=SUM([.V$2:.V6])" office:value-type="float" office:value="7" calcext:value-type="float">
            <text:p>7</text:p>
          </table:table-cell>
          <table:table-cell table:formula="of:=SUM([.W$2:.W6])" office:value-type="float" office:value="1.1202" calcext:value-type="float">
            <text:p>1.1202</text:p>
          </table:table-cell>
          <table:table-cell table:formula="of:=SUM([.X$2:.X6])" office:value-type="float" office:value="23.5198" calcext:value-type="float">
            <text:p>23.5198</text:p>
          </table:table-cell>
          <table:table-cell table:formula="of:=SUM([.Y$2:.Y6])" office:value-type="float" office:value="6.634" calcext:value-type="float">
            <text:p>6.634</text:p>
          </table:table-cell>
          <table:table-cell table:formula="of:=SUM([.Z$2:.Z6])" office:value-type="float" office:value="1.48" calcext:value-type="float">
            <text:p>1.48</text:p>
          </table:table-cell>
          <table:table-cell table:formula="of:=SUM([.AA$2:.AA6])" office:value-type="float" office:value="3.53" calcext:value-type="float">
            <text:p>3.53</text:p>
          </table:table-cell>
          <table:table-cell/>
          <table:table-cell office:value-type="string" calcext:value-type="string">
            <text:p>LikeCount/1000</text:p>
          </table:table-cell>
          <table:table-cell table:number-columns-repeated="3"/>
          <table:table-cell table:formula="of:=PEARSON([.$Y$10:.$Y$29];[.Y$10:.Y$29])" office:value-type="float" office:value="1" calcext:value-type="float">
            <text:p>1</text:p>
          </table:table-cell>
          <table:table-cell table:formula="of:=PEARSON([.$Y$10:.$Y$29];[.Z$10:.Z$29])" office:value-type="float" office:value="0.46414491431968" calcext:value-type="float">
            <text:p>0.4641449143</text:p>
          </table:table-cell>
          <table:table-cell table:style-name="ce4" table:formula="of:=PEARSON([.$Y$10:.$Y$29];[.AA$10:.AA$29])" office:value-type="float" office:value="0.962180248472123" calcext:value-type="float">
            <text:p>0.9621802485</text:p>
          </table:table-cell>
        </table:table-row>
        <table:table-row table:style-name="ro3">
          <table:table-cell office:value-type="float" office:value="160" calcext:value-type="float">
            <text:p>160</text:p>
          </table:table-cell>
          <table:table-cell office:value-type="string" calcext:value-type="string">
            <text:p>39T9ukI9HnQ</text:p>
          </table:table-cell>
          <table:table-cell office:value-type="string" calcext:value-type="string">
            <text:p>Zhou (Jo) Yu: Situated Intelligent Interactive Systems</text:p>
          </table:table-cell>
          <table:table-cell office:value-type="string" calcext:value-type="string">
            <text:p>Zhou Yu</text:p>
            <text:p>Title: Situated Intelligent Interactive Systems</text:p>
            <text:p/>
            <text:p>Communication is an intricate dance, an ensemble of coordinated individual actions. Imagine a future where machines interact with us like humans, waking us up in the morning, navigating us to work, or discussing our daily schedules in a coordinated and natural manner. Current interactive systems being developed by Apple, Google, Microsoft, and Amazon attempt to reach this goal by combining a large set of single-task systems. But products like Siri, Google Now, Cortana and Echo still follow pre-specified agendas that cannot transition between tasks smoothly and track and adapt to different users naturally. My research draws on recent developments in speech and natural language processing, human-computer interaction, and machine learning to work towards the goal of developing situated intelligent interactive systems. These systems can coordinate with users to achieve effective and natural interactions. I have successfully applied the proposed concepts to various tasks, such as social conversation, job interview training and movie promotion. My team's  proposal on engaging social conversation systems was selected to receive $100,000 from Amazon Inc. to compete in the Amazon Alexa Prize Challenge (https://developer.amazon.com/alexaprize).</text:p>
          </table:table-cell>
          <table:table-cell table:style-name="ce3" office:value-type="string" calcext:value-type="string">
            <text:p>2017-01-21 19:35:14</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2724" calcext:value-type="float">
            <text:p>2724</text:p>
          </table:table-cell>
          <table:table-cell office:value-type="float" office:value="1698" calcext:value-type="float">
            <text:p>1698</text:p>
          </table:table-cell>
          <table:table-cell office:value-type="float" office:value="14" calcext:value-type="float">
            <text:p>14</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6:46</text:p>
          </table:table-cell>
          <table:table-cell table:formula="of:=YEAR([.E7])" office:value-type="float" office:value="2017" calcext:value-type="float">
            <text:p>2017</text:p>
          </table:table-cell>
          <table:table-cell table:formula="of:=MONTH([.E7])" office:value-type="float" office:value="1" calcext:value-type="float">
            <text:p>1</text:p>
          </table:table-cell>
          <table:table-cell table:style-name="ce1" office:value-type="date" office:date-value="2018-06-01" calcext:value-type="date">
            <text:p>2018-06-01</text:p>
          </table:table-cell>
          <table:table-cell table:formula="of:=COUNTIFS([.$S$2:.$S$180];YEAR([.U7]);[.$T$2:.$T$180];MONTH([.U7]))" office:value-type="float" office:value="0" calcext:value-type="float">
            <text:p>0</text:p>
          </table:table-cell>
          <table:table-cell table:formula="of:=SUMIFS([.K$2:.K$180];[.$S$2:.$S$180];YEAR([.$U7]);[.$T$2:.$T$180];MONTH([.$U7]))/10000" office:value-type="float" office:value="0" calcext:value-type="float">
            <text:p>0</text:p>
          </table:table-cell>
          <table:table-cell table:formula="of:=SUMIFS([.L$2:.L$180];[.$S$2:.$S$180];YEAR([.$U7]);[.$T$2:.$T$180];MONTH([.$U7]))/10000" office:value-type="float" office:value="0" calcext:value-type="float">
            <text:p>0</text:p>
          </table:table-cell>
          <table:table-cell table:formula="of:=SUMIFS([.M$2:.M$180];[.$S$2:.$S$180];YEAR([.$U7]);[.$T$2:.$T$180];MONTH([.$U7]))/1000" office:value-type="float" office:value="0" calcext:value-type="float">
            <text:p>0</text:p>
          </table:table-cell>
          <table:table-cell table:formula="of:=SUMIFS([.N$2:.N$180];[.$S$2:.$S$180];YEAR([.$U7]);[.$T$2:.$T$180];MONTH([.$U7]))/100" office:value-type="float" office:value="0" calcext:value-type="float">
            <text:p>0</text:p>
          </table:table-cell>
          <table:table-cell table:formula="of:=SUMIFS([.O$2:.O$180];[.$S$2:.$S$180];YEAR([.$U7]);[.$T$2:.$T$180];MONTH([.$U7]))/100" office:value-type="float" office:value="0" calcext:value-type="float">
            <text:p>0</text:p>
          </table:table-cell>
          <table:table-cell table:formula="of:=SUM([.V$2:.V7])" office:value-type="float" office:value="7" calcext:value-type="float">
            <text:p>7</text:p>
          </table:table-cell>
          <table:table-cell table:formula="of:=SUM([.W$2:.W7])" office:value-type="float" office:value="1.1202" calcext:value-type="float">
            <text:p>1.1202</text:p>
          </table:table-cell>
          <table:table-cell table:formula="of:=SUM([.X$2:.X7])" office:value-type="float" office:value="23.5198" calcext:value-type="float">
            <text:p>23.5198</text:p>
          </table:table-cell>
          <table:table-cell table:formula="of:=SUM([.Y$2:.Y7])" office:value-type="float" office:value="6.634" calcext:value-type="float">
            <text:p>6.634</text:p>
          </table:table-cell>
          <table:table-cell table:formula="of:=SUM([.Z$2:.Z7])" office:value-type="float" office:value="1.48" calcext:value-type="float">
            <text:p>1.48</text:p>
          </table:table-cell>
          <table:table-cell table:formula="of:=SUM([.AA$2:.AA7])" office:value-type="float" office:value="3.53" calcext:value-type="float">
            <text:p>3.53</text:p>
          </table:table-cell>
          <table:table-cell/>
          <table:table-cell office:value-type="string" calcext:value-type="string">
            <text:p>DislikeCount/100</text:p>
          </table:table-cell>
          <table:table-cell table:number-columns-repeated="4"/>
          <table:table-cell table:formula="of:=PEARSON([.$Z$10:.$Z$29];[.Z$10:.Z$29])" office:value-type="float" office:value="1" calcext:value-type="float">
            <text:p>1</text:p>
          </table:table-cell>
          <table:table-cell table:formula="of:=PEARSON([.$Z$10:.$Z$29];[.AA$10:.AA$29])" office:value-type="float" office:value="0.494417260507509" calcext:value-type="float">
            <text:p>0.4944172605</text:p>
          </table:table-cell>
        </table:table-row>
        <table:table-row table:style-name="ro3">
          <table:table-cell office:value-type="float" office:value="168" calcext:value-type="float">
            <text:p>168</text:p>
          </table:table-cell>
          <table:table-cell office:value-type="string" calcext:value-type="string">
            <text:p>si8zZHkufRY</text:p>
          </table:table-cell>
          <table:table-cell office:value-type="string" calcext:value-type="string">
            <text:p>How to Do Sentiment Analysis - Intro to Deep Learning #3</text:p>
          </table:table-cell>
          <table:table-cell office:value-type="string" calcext:value-type="string">
            <text:p>In this video, we'll use machine learning to help classify emotions! The example we'll use is classifying a movie review as either positive or negative via TF Learn in 20 lines of Python.</text:p>
            <text:p/>
            <text:p>Coding Challenge for this video:</text:p>
            <text:p>https://github.com/llSourcell/How_to_do_Sentiment_Analysis</text:p>
            <text:p/>
            <text:p>Ludo's winning code:</text:p>
            <text:p>https://github.com/ludobouan/pure-numpy-feedfowardNN</text:p>
            <text:p/>
            <text:p>See Jie Xun's runner up code:</text:p>
            <text:p>https://github.com/jiexunsee/Neural-Network-with-Python</text:p>
            <text:p/>
            <text:p>Tutorial on setting up an AMI using AWS:</text:p>
            <text:p>http://www.bitfusion.io/2016/05/09/easy-tensorflow-model-training-aws/</text:p>
            <text:p/>
            <text:p>More learning resources:</text:p>
            <text:p>http://deeplearning.net/tutorial/lstm.html</text:p>
            <text:p>https://www.quora.com/How-is-deep-learning-used-in-sentiment-analysis</text:p>
            <text:p>https://gab41.lab41.org/deep-learning-sentiment-one-character-at-a-t-i-m-e-6cd96e4f780d#.nme2qmtll</text:p>
            <text:p>http://k8si.github.io/2016/01/28/lstm-networks-for-sentiment-analysis-on-tweets.html</text:p>
            <text:p>https://www.kaggle.com/c/word2vec-nlp-tutorial</text:p>
            <text:p/>
            <text:p>Please Subscribe! And like. And comment. That's what keeps me going.</text:p>
            <text:p/>
            <text:p>Join us in our Slack channel:</text:p>
            <text:p>wizards.herokuapp.com</text:p>
            <text:p/>
            <text:p>If you're wondering, I used style transfer via machine learning to add the fire effect to myself during the rap part.</text:p>
            <text:p/>
            <text:p>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1-28 02:00:11</text:p>
          </table:table-cell>
          <table:table-cell office:value-type="string" calcext:value-type="string">
            <text:p>machine learning, artificial intelligence, AI, ML, google, python, java, ruby, c++, andrew ng, udacity, deep learning, neural net, neural network, coding, programming, learn to code, learn to program, coding tutorial, programming tutorial, learn programming, learn coding, software engineering, developer, technology, sentiment analysis, tensorflow, tflearn, lstm, recurrent</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61" calcext:value-type="float">
            <text:p>561</text:p>
          </table:table-cell>
          <table:table-cell office:value-type="float" office:value="163050" calcext:value-type="float">
            <text:p>163050</text:p>
          </table:table-cell>
          <table:table-cell office:value-type="float" office:value="2080" calcext:value-type="float">
            <text:p>2080</text:p>
          </table:table-cell>
          <table:table-cell office:value-type="float" office:value="73" calcext:value-type="float">
            <text:p>73</text:p>
          </table:table-cell>
          <table:table-cell office:value-type="float" office:value="330" calcext:value-type="float">
            <text:p>330</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22</text:p>
          </table:table-cell>
          <table:table-cell table:formula="of:=YEAR([.E8])" office:value-type="float" office:value="2017" calcext:value-type="float">
            <text:p>2017</text:p>
          </table:table-cell>
          <table:table-cell table:formula="of:=MONTH([.E8])" office:value-type="float" office:value="1" calcext:value-type="float">
            <text:p>1</text:p>
          </table:table-cell>
          <table:table-cell table:style-name="ce1" office:value-type="date" office:date-value="2018-07-01" calcext:value-type="date">
            <text:p>2018-07-01</text:p>
          </table:table-cell>
          <table:table-cell table:formula="of:=COUNTIFS([.$S$2:.$S$180];YEAR([.U8]);[.$T$2:.$T$180];MONTH([.U8]))" office:value-type="float" office:value="2" calcext:value-type="float">
            <text:p>2</text:p>
          </table:table-cell>
          <table:table-cell table:formula="of:=SUMIFS([.K$2:.K$180];[.$S$2:.$S$180];YEAR([.$U8]);[.$T$2:.$T$180];MONTH([.$U8]))/10000" office:value-type="float" office:value="0.9119" calcext:value-type="float">
            <text:p>0.9119</text:p>
          </table:table-cell>
          <table:table-cell table:formula="of:=SUMIFS([.L$2:.L$180];[.$S$2:.$S$180];YEAR([.$U8]);[.$T$2:.$T$180];MONTH([.$U8]))/10000" office:value-type="float" office:value="0.6487" calcext:value-type="float">
            <text:p>0.6487</text:p>
          </table:table-cell>
          <table:table-cell table:formula="of:=SUMIFS([.M$2:.M$180];[.$S$2:.$S$180];YEAR([.$U8]);[.$T$2:.$T$180];MONTH([.$U8]))/1000" office:value-type="float" office:value="0.097" calcext:value-type="float">
            <text:p>0.097</text:p>
          </table:table-cell>
          <table:table-cell table:formula="of:=SUMIFS([.N$2:.N$180];[.$S$2:.$S$180];YEAR([.$U8]);[.$T$2:.$T$180];MONTH([.$U8]))/100" office:value-type="float" office:value="0.1" calcext:value-type="float">
            <text:p>0.1</text:p>
          </table:table-cell>
          <table:table-cell table:formula="of:=SUMIFS([.O$2:.O$180];[.$S$2:.$S$180];YEAR([.$U8]);[.$T$2:.$T$180];MONTH([.$U8]))/100" office:value-type="float" office:value="0.12" calcext:value-type="float">
            <text:p>0.12</text:p>
          </table:table-cell>
          <table:table-cell table:formula="of:=SUM([.V$2:.V8])" office:value-type="float" office:value="9" calcext:value-type="float">
            <text:p>9</text:p>
          </table:table-cell>
          <table:table-cell table:formula="of:=SUM([.W$2:.W8])" office:value-type="float" office:value="2.0321" calcext:value-type="float">
            <text:p>2.0321</text:p>
          </table:table-cell>
          <table:table-cell table:formula="of:=SUM([.X$2:.X8])" office:value-type="float" office:value="24.1685" calcext:value-type="float">
            <text:p>24.1685</text:p>
          </table:table-cell>
          <table:table-cell table:formula="of:=SUM([.Y$2:.Y8])" office:value-type="float" office:value="6.731" calcext:value-type="float">
            <text:p>6.731</text:p>
          </table:table-cell>
          <table:table-cell table:formula="of:=SUM([.Z$2:.Z8])" office:value-type="float" office:value="1.58" calcext:value-type="float">
            <text:p>1.58</text:p>
          </table:table-cell>
          <table:table-cell table:formula="of:=SUM([.AA$2:.AA8])" office:value-type="float" office:value="3.65" calcext:value-type="float">
            <text:p>3.65</text:p>
          </table:table-cell>
          <table:table-cell/>
          <table:table-cell office:value-type="string" calcext:value-type="string">
            <text:p>CommentCount/100</text:p>
          </table:table-cell>
          <table:table-cell table:number-columns-repeated="5"/>
          <table:table-cell table:formula="of:=PEARSON([.AA$10:.AA$29];[.AA$10:.AA$29])" office:value-type="float" office:value="1" calcext:value-type="float">
            <text:p>1</text:p>
          </table:table-cell>
        </table:table-row>
        <table:table-row table:style-name="ro3">
          <table:table-cell office:value-type="float" office:value="176" calcext:value-type="float">
            <text:p>176</text:p>
          </table:table-cell>
          <table:table-cell office:value-type="string" calcext:value-type="string">
            <text:p>ftMq5ps503w</text:p>
          </table:table-cell>
          <table:table-cell office:value-type="string" calcext:value-type="string">
            <text:p>How to Predict Stock Prices Easily - Intro to Deep Learning #7</text:p>
          </table:table-cell>
          <table:table-cell office:value-type="string" calcext:value-type="string">
            <text:p>We're going to predict the closing price of the S&amp;P 500 using a special type of recurrent neural network called an LSTM network. I'll explain why we use recurrent nets for time series data, and why LSTMs boost our network's memory power. </text:p>
            <text:p/>
            <text:p>Coding challenge for this video:</text:p>
            <text:p>https://github.com/llSourcell/How-to-Predict-Stock-Prices-Easily-Demo</text:p>
            <text:p/>
            <text:p>Vishal's winning code:</text:p>
            <text:p>https://github.com/erilyth/DeepLearning-SirajologyChallenges/tree/master/Image_Classifier</text:p>
            <text:p/>
            <text:p>Jie's runner up code:</text:p>
            <text:p>https://github.com/jiexunsee/Simple-Inception-Transfer-Learning</text:p>
            <text:p/>
            <text:p>More Learning Resources:</text:p>
            <text:p>http://colah.github.io/posts/2015-08-Understanding-LSTMs/</text:p>
            <text:p>http://deeplearning.net/tutorial/lstm.html</text:p>
            <text:p>https://deeplearning4j.org/lstm.html</text:p>
            <text:p>https://www.tensorflow.org/tutorials/recurrent</text:p>
            <text:p>http://machinelearningmastery.com/time-series-prediction-lstm-recurrent-neural-networks-python-keras/</text:p>
            <text:p>https://blog.terminal.com/demistifying-long-short-term-memory-lstm-recurrent-neural-networks/</text:p>
            <text:p/>
            <text:p>Please subscribe! And like. And comment. That's what keeps me going. </text:p>
            <text:p/>
            <text:p>Join other Wizards in our Slack channel:</text:p>
            <text:p>http://wizards.herokuapp.com/</text:p>
            <text:p/>
            <text:p>And please support me on Patreon:</text:p>
            <text:p>https://www.patreon.com/user?u=3191693</text:p>
            <text:p/>
            <text:p>music in the intro is chambermaid swing by parov stelar</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2-25 02:57:23</text:p>
          </table:table-cell>
          <table:table-cell office:value-type="string" calcext:value-type="string">
            <text:p>how to predict stock price, deep learning trading, neural network trading, predict stock price, deep learning stock market, tensorflow stock prediction, neural network stock prediction, stock prediction machine learning, stock prediction python, stock prediction, stock prediction algorithm, LSTM, keras, AI, programming, coding, machine learning, tutorial, coursera, neural network, deep learning, recurrent, udacity, tensorflow, google, stock</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98" calcext:value-type="float">
            <text:p>598</text:p>
          </table:table-cell>
          <table:table-cell office:value-type="float" office:value="591721" calcext:value-type="float">
            <text:p>591721</text:p>
          </table:table-cell>
          <table:table-cell office:value-type="float" office:value="7839" calcext:value-type="float">
            <text:p>7839</text:p>
          </table:table-cell>
          <table:table-cell office:value-type="float" office:value="573" calcext:value-type="float">
            <text:p>573</text:p>
          </table:table-cell>
          <table:table-cell office:value-type="float" office:value="722" calcext:value-type="float">
            <text:p>722</text:p>
          </table:table-cell>
          <table:table-cell office:value-type="float" office:value="0" calcext:value-type="float">
            <text:p>0</text:p>
          </table:table-cell>
          <table:table-cell office:value-type="string" calcext:value-type="string">
            <text:p>bert, gan</text:p>
          </table:table-cell>
          <table:table-cell table:style-name="ce3" office:value-type="string" calcext:value-type="string">
            <text:p>2020-04-22 22:51:30</text:p>
          </table:table-cell>
          <table:table-cell table:formula="of:=YEAR([.E9])" office:value-type="float" office:value="2017" calcext:value-type="float">
            <text:p>2017</text:p>
          </table:table-cell>
          <table:table-cell table:formula="of:=MONTH([.E9])" office:value-type="float" office:value="2" calcext:value-type="float">
            <text:p>2</text:p>
          </table:table-cell>
          <table:table-cell table:style-name="ce1" office:value-type="date" office:date-value="2018-08-01" calcext:value-type="date">
            <text:p>2018-08-01</text:p>
          </table:table-cell>
          <table:table-cell table:formula="of:=COUNTIFS([.$S$2:.$S$180];YEAR([.U9]);[.$T$2:.$T$180];MONTH([.U9]))" office:value-type="float" office:value="2" calcext:value-type="float">
            <text:p>2</text:p>
          </table:table-cell>
          <table:table-cell table:formula="of:=SUMIFS([.K$2:.K$180];[.$S$2:.$S$180];YEAR([.$U9]);[.$T$2:.$T$180];MONTH([.$U9]))/10000" office:value-type="float" office:value="0.4346" calcext:value-type="float">
            <text:p>0.4346</text:p>
          </table:table-cell>
          <table:table-cell table:formula="of:=SUMIFS([.L$2:.L$180];[.$S$2:.$S$180];YEAR([.$U9]);[.$T$2:.$T$180];MONTH([.$U9]))/10000" office:value-type="float" office:value="0.1765" calcext:value-type="float">
            <text:p>0.1765</text:p>
          </table:table-cell>
          <table:table-cell table:formula="of:=SUMIFS([.M$2:.M$180];[.$S$2:.$S$180];YEAR([.$U9]);[.$T$2:.$T$180];MONTH([.$U9]))/1000" office:value-type="float" office:value="0.037" calcext:value-type="float">
            <text:p>0.037</text:p>
          </table:table-cell>
          <table:table-cell table:formula="of:=SUMIFS([.N$2:.N$180];[.$S$2:.$S$180];YEAR([.$U9]);[.$T$2:.$T$180];MONTH([.$U9]))/100" office:value-type="float" office:value="0.01" calcext:value-type="float">
            <text:p>0.01</text:p>
          </table:table-cell>
          <table:table-cell table:formula="of:=SUMIFS([.O$2:.O$180];[.$S$2:.$S$180];YEAR([.$U9]);[.$T$2:.$T$180];MONTH([.$U9]))/100" office:value-type="float" office:value="0.02" calcext:value-type="float">
            <text:p>0.02</text:p>
          </table:table-cell>
          <table:table-cell table:formula="of:=SUM([.V$2:.V9])" office:value-type="float" office:value="11" calcext:value-type="float">
            <text:p>11</text:p>
          </table:table-cell>
          <table:table-cell table:formula="of:=SUM([.W$2:.W9])" office:value-type="float" office:value="2.4667" calcext:value-type="float">
            <text:p>2.4667</text:p>
          </table:table-cell>
          <table:table-cell table:formula="of:=SUM([.X$2:.X9])" office:value-type="float" office:value="24.345" calcext:value-type="float">
            <text:p>24.345</text:p>
          </table:table-cell>
          <table:table-cell table:formula="of:=SUM([.Y$2:.Y9])" office:value-type="float" office:value="6.768" calcext:value-type="float">
            <text:p>6.768</text:p>
          </table:table-cell>
          <table:table-cell table:formula="of:=SUM([.Z$2:.Z9])" office:value-type="float" office:value="1.59" calcext:value-type="float">
            <text:p>1.59</text:p>
          </table:table-cell>
          <table:table-cell table:formula="of:=SUM([.AA$2:.AA9])" office:value-type="float" office:value="3.67" calcext:value-type="float">
            <text:p>3.67</text:p>
          </table:table-cell>
          <table:table-cell table:number-columns-repeated="8"/>
        </table:table-row>
        <table:table-row table:style-name="ro3">
          <table:table-cell office:value-type="float" office:value="164" calcext:value-type="float">
            <text:p>164</text:p>
          </table:table-cell>
          <table:table-cell office:value-type="string" calcext:value-type="string">
            <text:p>ogrJaOIuBx4</text:p>
          </table:table-cell>
          <table:table-cell office:value-type="string" calcext:value-type="string">
            <text:p>How to Make a Text Summarizer - Intro to Deep Learning #10</text:p>
          </table:table-cell>
          <table:table-cell office:value-type="string" calcext:value-type="string">
            <text:p>I'll show you how you can turn an article into a one-sentence summary in Python with the Keras machine learning library. We'll go over word embeddings, encoder-decoder architecture, and the role of attention in learning theory.</text:p>
            <text:p/>
            <text:p>Code for this video (Challenge included):</text:p>
            <text:p>https://github.com/llSourcell/How_to_make_a_text_summarizer</text:p>
            <text:p/>
            <text:p>Jie's Winning Code:</text:p>
            <text:p>https://github.com/jiexunsee/rudimentary-ai-composer</text:p>
            <text:p/>
            <text:p>More Learning resources:</text:p>
            <text:p>https://www.quora.com/Has-Deep-Learning-been-applied-to-automatic-text-summarization-successfully</text:p>
            <text:p>https://research.googleblog.com/2016/08/text-summarization-with-tensorflow.html</text:p>
            <text:p>https://en.wikipedia.org/wiki/Automatic_summarization</text:p>
            <text:p>http://deeplearning.net/tutorial/rnnslu.html</text:p>
            <text:p>http://machinelearningmastery.com/text-generation-lstm-recurrent-neural-networks-python-keras/</text:p>
            <text:p/>
            <text:p>Please subscribe! And like. And comment. That's what keeps me goin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3-17 21:38:15</text:p>
          </table:table-cell>
          <table:table-cell office:value-type="string" calcext:value-type="string">
            <text:p>deep learning, text summarization, summarizer, automatic, machine learning, coursera, udacity, andrew ng, NLP, natural language processing, word embeddings, word vectors, word2vec, glove, global vectors, python, java, ruby, C++, programming, coding, data science, AI, ML, artificial intelligence, neural network, neural net, tensorflow, google, LSTM, recurrent, RN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46" calcext:value-type="float">
            <text:p>546</text:p>
          </table:table-cell>
          <table:table-cell office:value-type="float" office:value="198280" calcext:value-type="float">
            <text:p>198280</text:p>
          </table:table-cell>
          <table:table-cell office:value-type="float" office:value="3536" calcext:value-type="float">
            <text:p>3536</text:p>
          </table:table-cell>
          <table:table-cell office:value-type="float" office:value="189" calcext:value-type="float">
            <text:p>189</text:p>
          </table:table-cell>
          <table:table-cell office:value-type="float" office:value="438" calcext:value-type="float">
            <text:p>438</text:p>
          </table:table-cell>
          <table:table-cell office:value-type="float" office:value="0" calcext:value-type="float">
            <text:p>0</text:p>
          </table:table-cell>
          <table:table-cell office:value-type="string" calcext:value-type="string">
            <text:p>bert, attention, gan, transformer</text:p>
          </table:table-cell>
          <table:table-cell table:style-name="ce3" office:value-type="string" calcext:value-type="string">
            <text:p>2020-04-22 23:13:50</text:p>
          </table:table-cell>
          <table:table-cell table:formula="of:=YEAR([.E10])" office:value-type="float" office:value="2017" calcext:value-type="float">
            <text:p>2017</text:p>
          </table:table-cell>
          <table:table-cell table:formula="of:=MONTH([.E10])" office:value-type="float" office:value="3" calcext:value-type="float">
            <text:p>3</text:p>
          </table:table-cell>
          <table:table-cell table:style-name="ce1" office:value-type="date" office:date-value="2018-09-01" calcext:value-type="date">
            <text:p>2018-09-01</text:p>
          </table:table-cell>
          <table:table-cell table:formula="of:=COUNTIFS([.$S$2:.$S$180];YEAR([.U10]);[.$T$2:.$T$180];MONTH([.U10]))" office:value-type="float" office:value="0" calcext:value-type="float">
            <text:p>0</text:p>
          </table:table-cell>
          <table:table-cell table:formula="of:=SUMIFS([.K$2:.K$180];[.$S$2:.$S$180];YEAR([.$U10]);[.$T$2:.$T$180];MONTH([.$U10]))/10000" office:value-type="float" office:value="0" calcext:value-type="float">
            <text:p>0</text:p>
          </table:table-cell>
          <table:table-cell table:formula="of:=SUMIFS([.L$2:.L$180];[.$S$2:.$S$180];YEAR([.$U10]);[.$T$2:.$T$180];MONTH([.$U10]))/10000" office:value-type="float" office:value="0" calcext:value-type="float">
            <text:p>0</text:p>
          </table:table-cell>
          <table:table-cell table:formula="of:=SUMIFS([.M$2:.M$180];[.$S$2:.$S$180];YEAR([.$U10]);[.$T$2:.$T$180];MONTH([.$U10]))/1000" office:value-type="float" office:value="0" calcext:value-type="float">
            <text:p>0</text:p>
          </table:table-cell>
          <table:table-cell table:formula="of:=SUMIFS([.N$2:.N$180];[.$S$2:.$S$180];YEAR([.$U10]);[.$T$2:.$T$180];MONTH([.$U10]))/100" office:value-type="float" office:value="0" calcext:value-type="float">
            <text:p>0</text:p>
          </table:table-cell>
          <table:table-cell table:formula="of:=SUMIFS([.O$2:.O$180];[.$S$2:.$S$180];YEAR([.$U10]);[.$T$2:.$T$180];MONTH([.$U10]))/100" office:value-type="float" office:value="0" calcext:value-type="float">
            <text:p>0</text:p>
          </table:table-cell>
          <table:table-cell table:formula="of:=SUM([.V$2:.V10])" office:value-type="float" office:value="11" calcext:value-type="float">
            <text:p>11</text:p>
          </table:table-cell>
          <table:table-cell table:formula="of:=SUM([.W$2:.W10])" office:value-type="float" office:value="2.4667" calcext:value-type="float">
            <text:p>2.4667</text:p>
          </table:table-cell>
          <table:table-cell table:formula="of:=SUM([.X$2:.X10])" office:value-type="float" office:value="24.345" calcext:value-type="float">
            <text:p>24.345</text:p>
          </table:table-cell>
          <table:table-cell table:formula="of:=SUM([.Y$2:.Y10])" office:value-type="float" office:value="6.768" calcext:value-type="float">
            <text:p>6.768</text:p>
          </table:table-cell>
          <table:table-cell table:formula="of:=SUM([.Z$2:.Z10])" office:value-type="float" office:value="1.59" calcext:value-type="float">
            <text:p>1.59</text:p>
          </table:table-cell>
          <table:table-cell table:formula="of:=SUM([.AA$2:.AA10])" office:value-type="float" office:value="3.67" calcext:value-type="float">
            <text:p>3.67</text:p>
          </table:table-cell>
          <table:table-cell table:number-columns-repeated="8"/>
        </table:table-row>
        <table:table-row table:style-name="ro3">
          <table:table-cell office:value-type="float" office:value="166" calcext:value-type="float">
            <text:p>166</text:p>
          </table:table-cell>
          <table:table-cell office:value-type="string" calcext:value-type="string">
            <text:p>nbJ-2G2GXL0</text:p>
          </table:table-cell>
          <table:table-cell office:value-type="string" calcext:value-type="string">
            <text:p>PyTorch in 5 Minutes</text:p>
          </table:table-cell>
          <table:table-cell office:value-type="string" calcext:value-type="string">
            <text:p>I'll explain PyTorch's key features and compare it to the current most popular deep learning framework in the world (Tensorflow). We'll then write out a short PyTorch script to get a feel for the syntax. This library is becoming popular pretty fast, such is the nature of this incredible field. </text:p>
            <text:p/>
            <text:p>Code for this video:</text:p>
            <text:p>https://github.com/llSourcell/pytorch_in_5_minutes</text:p>
            <text:p/>
            <text:p>Please Subscribe! And like. And comment. That's what keeps me going.</text:p>
            <text:p/>
            <text:p>More Learning Resources:</text:p>
            <text:p>https://www.youtube.com/watch?v=fJZew-fdNxw</text:p>
            <text:p>https://hackernoon.com/how-is-pytorch-different-from-tensorflow-2c90f44747d6</text:p>
            <text:p>https://medium.com/@devnag/generative-adversarial-networks-gans-in-50-lines-of-code-pytorch-e81b79659e3f</text:p>
            <text:p>https://fossbytes.com/pytorch-machine-learning-framework/</text:p>
            <text:p>https://github.com/pytorch/examples</text:p>
            <text:p>http://pytorch.or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4-30 20:52:07</text:p>
          </table:table-cell>
          <table:table-cell office:value-type="string" calcext:value-type="string">
            <text:p>pytorch, torch, deep learning, framework, machine learning, artificial intelligence, AI, ML, DL, udacity, dynamic computation graphs, tensorflow, google, data science, big data, python, ruby, java, javascript, C++, programming, coding, learn programming, learn pyth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59" calcext:value-type="float">
            <text:p>359</text:p>
          </table:table-cell>
          <table:table-cell office:value-type="float" office:value="280444" calcext:value-type="float">
            <text:p>280444</text:p>
          </table:table-cell>
          <table:table-cell office:value-type="float" office:value="3951" calcext:value-type="float">
            <text:p>3951</text:p>
          </table:table-cell>
          <table:table-cell office:value-type="float" office:value="326" calcext:value-type="float">
            <text:p>326</text:p>
          </table:table-cell>
          <table:table-cell office:value-type="float" office:value="217" calcext:value-type="float">
            <text:p>217</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3:50</text:p>
          </table:table-cell>
          <table:table-cell table:formula="of:=YEAR([.E11])" office:value-type="float" office:value="2017" calcext:value-type="float">
            <text:p>2017</text:p>
          </table:table-cell>
          <table:table-cell table:formula="of:=MONTH([.E11])" office:value-type="float" office:value="4" calcext:value-type="float">
            <text:p>4</text:p>
          </table:table-cell>
          <table:table-cell table:style-name="ce1" office:value-type="date" office:date-value="2018-10-01" calcext:value-type="date">
            <text:p>2018-10-01</text:p>
          </table:table-cell>
          <table:table-cell table:formula="of:=COUNTIFS([.$S$2:.$S$180];YEAR([.U11]);[.$T$2:.$T$180];MONTH([.U11]))" office:value-type="float" office:value="4" calcext:value-type="float">
            <text:p>4</text:p>
          </table:table-cell>
          <table:table-cell table:formula="of:=SUMIFS([.K$2:.K$180];[.$S$2:.$S$180];YEAR([.$U11]);[.$T$2:.$T$180];MONTH([.$U11]))/10000" office:value-type="float" office:value="1.4786" calcext:value-type="float">
            <text:p>1.4786</text:p>
          </table:table-cell>
          <table:table-cell table:formula="of:=SUMIFS([.L$2:.L$180];[.$S$2:.$S$180];YEAR([.$U11]);[.$T$2:.$T$180];MONTH([.$U11]))/10000" office:value-type="float" office:value="0.5794" calcext:value-type="float">
            <text:p>0.5794</text:p>
          </table:table-cell>
          <table:table-cell table:formula="of:=SUMIFS([.M$2:.M$180];[.$S$2:.$S$180];YEAR([.$U11]);[.$T$2:.$T$180];MONTH([.$U11]))/1000" office:value-type="float" office:value="0.16" calcext:value-type="float">
            <text:p>0.16</text:p>
          </table:table-cell>
          <table:table-cell table:formula="of:=SUMIFS([.N$2:.N$180];[.$S$2:.$S$180];YEAR([.$U11]);[.$T$2:.$T$180];MONTH([.$U11]))/100" office:value-type="float" office:value="0.11" calcext:value-type="float">
            <text:p>0.11</text:p>
          </table:table-cell>
          <table:table-cell table:formula="of:=SUMIFS([.O$2:.O$180];[.$S$2:.$S$180];YEAR([.$U11]);[.$T$2:.$T$180];MONTH([.$U11]))/100" office:value-type="float" office:value="0.1" calcext:value-type="float">
            <text:p>0.1</text:p>
          </table:table-cell>
          <table:table-cell table:formula="of:=SUM([.V$2:.V11])" office:value-type="float" office:value="15" calcext:value-type="float">
            <text:p>15</text:p>
          </table:table-cell>
          <table:table-cell table:formula="of:=SUM([.W$2:.W11])" office:value-type="float" office:value="3.9453" calcext:value-type="float">
            <text:p>3.9453</text:p>
          </table:table-cell>
          <table:table-cell table:formula="of:=SUM([.X$2:.X11])" office:value-type="float" office:value="24.9244" calcext:value-type="float">
            <text:p>24.9244</text:p>
          </table:table-cell>
          <table:table-cell table:formula="of:=SUM([.Y$2:.Y11])" office:value-type="float" office:value="6.928" calcext:value-type="float">
            <text:p>6.928</text:p>
          </table:table-cell>
          <table:table-cell table:formula="of:=SUM([.Z$2:.Z11])" office:value-type="float" office:value="1.7" calcext:value-type="float">
            <text:p>1.7</text:p>
          </table:table-cell>
          <table:table-cell table:formula="of:=SUM([.AA$2:.AA11])" office:value-type="float" office:value="3.77" calcext:value-type="float">
            <text:p>3.77</text:p>
          </table:table-cell>
          <table:table-cell table:number-columns-repeated="8"/>
        </table:table-row>
        <table:table-row table:style-name="ro3">
          <table:table-cell office:value-type="float" office:value="159" calcext:value-type="float">
            <text:p>159</text:p>
          </table:table-cell>
          <table:table-cell office:value-type="string" calcext:value-type="string">
            <text:p>esYGSK3C3-M</text:p>
          </table:table-cell>
          <table:table-cell office:value-type="string" calcext:value-type="string">
            <text:p>Derry Wijaya: Building Lexical Resources for NLP</text:p>
          </table:table-cell>
          <table:table-cell office:value-type="string" calcext:value-type="string">
            <text:p>Derry Wijaya: Building Lexical Resources for NLP</text:p>
            <text:p/>
            <text:p>Abstract:</text:p>
            <text:p>One of the ways we can formulate natural language understanding is by treating it as a task of mapping natural language text to its meaning representation: entities and relations anchored to the world. Since verbs express relations over their arguments and adjuncts, a lexical resource about verbs can facilitate natural language understanding by mapping verbs to relations over entities expressed by their arguments and adjuncts in the world. In my thesis work, I semi-automatically construct a large scale verb resource called VerbKB that contains some of these mappings for natural language understanding. A verb lexical unit in VerbKB consists of a verb lexeme or a verb lexeme and a preposition e.g., live, live in, which is typed with a pair of NELL knowledge base semantic categories that indicates its subject type and its object type e.g., live in(person, location). In this talk, I will present the algorithms behind VerbKB that will complement existing resources of verbs such as WordNet and VerbNet and existing knowledge bases about entities such as NELL. VerbKB contains two types of mappings: (1) the mappings from verb lexical units to binary relations in knowledge bases (e.g., the mapping from the verb lexical unit die at(person, nonNegInteger) to the binary relation personDiedAtAge) and (2) the mappings from verb lexical units to changes in binary relations in knowledge bases (e.g., the mapping from the verb lexical unit divorce(person, person) to the termination of the relation hasSpouse). I will present algorithms for these two mappings and how we extend VerbKB to cover relations beyond existing relations in NELL knowledge base. In the spirit of building multilingual lexical resources for NLP, I will also briefly discuss my recent work in building lexical translations for high-resource and low-resource languages from monolingual or comparable corpora.</text:p>
          </table:table-cell>
          <table:table-cell table:style-name="ce3" office:value-type="string" calcext:value-type="string">
            <text:p>2017-05-21 19:02:47</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328" calcext:value-type="float">
            <text:p>3328</text:p>
          </table:table-cell>
          <table:table-cell office:value-type="float" office:value="707" calcext:value-type="float">
            <text:p>707</text:p>
          </table:table-cell>
          <table:table-cell office:value-type="float" office:value="9" calcext:value-type="float">
            <text:p>9</text:p>
          </table:table-cell>
          <table:table-cell table:number-columns-repeated="3" office:value-type="float" office:value="0" calcext:value-type="float">
            <text:p>0</text:p>
          </table:table-cell>
          <table:table-cell office:value-type="string" calcext:value-type="string">
            <text:p>bert</text:p>
          </table:table-cell>
          <table:table-cell table:style-name="ce3" office:value-type="string" calcext:value-type="string">
            <text:p>2020-04-21 23:26:45</text:p>
          </table:table-cell>
          <table:table-cell table:formula="of:=YEAR([.E12])" office:value-type="float" office:value="2017" calcext:value-type="float">
            <text:p>2017</text:p>
          </table:table-cell>
          <table:table-cell table:formula="of:=MONTH([.E12])" office:value-type="float" office:value="5" calcext:value-type="float">
            <text:p>5</text:p>
          </table:table-cell>
          <table:table-cell table:style-name="ce1" office:value-type="date" office:date-value="2018-11-01" calcext:value-type="date">
            <text:p>2018-11-01</text:p>
          </table:table-cell>
          <table:table-cell table:formula="of:=COUNTIFS([.$S$2:.$S$180];YEAR([.U12]);[.$T$2:.$T$180];MONTH([.U12]))" office:value-type="float" office:value="3" calcext:value-type="float">
            <text:p>3</text:p>
          </table:table-cell>
          <table:table-cell table:formula="of:=SUMIFS([.K$2:.K$180];[.$S$2:.$S$180];YEAR([.$U12]);[.$T$2:.$T$180];MONTH([.$U12]))/10000" office:value-type="float" office:value="1.2728" calcext:value-type="float">
            <text:p>1.2728</text:p>
          </table:table-cell>
          <table:table-cell table:formula="of:=SUMIFS([.L$2:.L$180];[.$S$2:.$S$180];YEAR([.$U12]);[.$T$2:.$T$180];MONTH([.$U12]))/10000" office:value-type="float" office:value="1.0059" calcext:value-type="float">
            <text:p>1.0059</text:p>
          </table:table-cell>
          <table:table-cell table:formula="of:=SUMIFS([.M$2:.M$180];[.$S$2:.$S$180];YEAR([.$U12]);[.$T$2:.$T$180];MONTH([.$U12]))/1000" office:value-type="float" office:value="0.244" calcext:value-type="float">
            <text:p>0.244</text:p>
          </table:table-cell>
          <table:table-cell table:formula="of:=SUMIFS([.N$2:.N$180];[.$S$2:.$S$180];YEAR([.$U12]);[.$T$2:.$T$180];MONTH([.$U12]))/100" office:value-type="float" office:value="0.08" calcext:value-type="float">
            <text:p>0.08</text:p>
          </table:table-cell>
          <table:table-cell table:formula="of:=SUMIFS([.O$2:.O$180];[.$S$2:.$S$180];YEAR([.$U12]);[.$T$2:.$T$180];MONTH([.$U12]))/100" office:value-type="float" office:value="0.17" calcext:value-type="float">
            <text:p>0.17</text:p>
          </table:table-cell>
          <table:table-cell table:formula="of:=SUM([.V$2:.V12])" office:value-type="float" office:value="18" calcext:value-type="float">
            <text:p>18</text:p>
          </table:table-cell>
          <table:table-cell table:formula="of:=SUM([.W$2:.W12])" office:value-type="float" office:value="5.2181" calcext:value-type="float">
            <text:p>5.2181</text:p>
          </table:table-cell>
          <table:table-cell table:formula="of:=SUM([.X$2:.X12])" office:value-type="float" office:value="25.9303" calcext:value-type="float">
            <text:p>25.9303</text:p>
          </table:table-cell>
          <table:table-cell table:formula="of:=SUM([.Y$2:.Y12])" office:value-type="float" office:value="7.172" calcext:value-type="float">
            <text:p>7.172</text:p>
          </table:table-cell>
          <table:table-cell table:formula="of:=SUM([.Z$2:.Z12])" office:value-type="float" office:value="1.78" calcext:value-type="float">
            <text:p>1.78</text:p>
          </table:table-cell>
          <table:table-cell table:formula="of:=SUM([.AA$2:.AA12])" office:value-type="float" office:value="3.94" calcext:value-type="float">
            <text:p>3.94</text:p>
          </table:table-cell>
          <table:table-cell table:number-columns-repeated="8"/>
        </table:table-row>
        <table:table-row table:style-name="ro3">
          <table:table-cell office:value-type="float" office:value="140" calcext:value-type="float">
            <text:p>140</text:p>
          </table:table-cell>
          <table:table-cell office:value-type="string" calcext:value-type="string">
            <text:p>BzjOVmYcceI</text:p>
          </table:table-cell>
          <table:table-cell office:value-type="string" calcext:value-type="string">
            <text:p>Zornitsa Kozareva Interview - Natural Language Understanding for Amazon Alexa</text:p>
          </table:table-cell>
          <table:table-cell office:value-type="string" calcext:value-type="string">
            <text:p>Our guest this week is Zornitsa Kozareva, Manager of Machine Learning with Amazon Web Services Deep Learning, where she leads a group focused on natural language processing and dialogue systems for products like Alexa and Lex, the latter of which we introduce in the podcast. We spend most of our time talking through the architecture of modern Natural Language Understanding systems, including the role of deep learning, and some of the various ways folks are working to overcome the challenges in this field, such as understanding human intent. If youre interested in this field she mentions the AWS Chatbot Challenge, which youve still got a couple more weeks to participate in.</text:p>
            <text:p/>
            <text:p>The notes for this show can be found at twimlai.com/talk/30.</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 </text:p>
            <text:p>Lets Connect!</text:p>
            <text:p>Twimlai.com  https://twimlai.com/contact</text:p>
            <text:p>Twitter  https://twitter.com/twimlai</text:p>
            <text:p>Facebook  https://Facebook.com/Twimlai</text:p>
            <text:p>Medium  https://medium.com/this-week-in-machine-learning-ai</text:p>
          </table:table-cell>
          <table:table-cell table:style-name="ce3" office:value-type="string" calcext:value-type="string">
            <text:p>2017-07-01 05:30:00</text:p>
          </table:table-cell>
          <table:table-cell office:value-type="string" calcext:value-type="string">
            <text:p>Tech, Podcast, Technology, TWiML, AWS, Amazon Web Services, Deep Learning, Alexa, Lex, Natural Language Processing, Natural, Language, Processing, Natural Language Understanding, Human Intent, Chatbot</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414" calcext:value-type="float">
            <text:p>3414</text:p>
          </table:table-cell>
          <table:table-cell office:value-type="float" office:value="848" calcext:value-type="float">
            <text:p>848</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2:48</text:p>
          </table:table-cell>
          <table:table-cell table:formula="of:=YEAR([.E13])" office:value-type="float" office:value="2017" calcext:value-type="float">
            <text:p>2017</text:p>
          </table:table-cell>
          <table:table-cell table:formula="of:=MONTH([.E13])" office:value-type="float" office:value="7" calcext:value-type="float">
            <text:p>7</text:p>
          </table:table-cell>
          <table:table-cell table:style-name="ce1" office:value-type="date" office:date-value="2018-12-01" calcext:value-type="date">
            <text:p>2018-12-01</text:p>
          </table:table-cell>
          <table:table-cell table:formula="of:=COUNTIFS([.$S$2:.$S$180];YEAR([.U13]);[.$T$2:.$T$180];MONTH([.U13]))" office:value-type="float" office:value="6" calcext:value-type="float">
            <text:p>6</text:p>
          </table:table-cell>
          <table:table-cell table:formula="of:=SUMIFS([.K$2:.K$180];[.$S$2:.$S$180];YEAR([.$U13]);[.$T$2:.$T$180];MONTH([.$U13]))/10000" office:value-type="float" office:value="1.5643" calcext:value-type="float">
            <text:p>1.5643</text:p>
          </table:table-cell>
          <table:table-cell table:formula="of:=SUMIFS([.L$2:.L$180];[.$S$2:.$S$180];YEAR([.$U13]);[.$T$2:.$T$180];MONTH([.$U13]))/10000" office:value-type="float" office:value="7.8145" calcext:value-type="float">
            <text:p>7.8145</text:p>
          </table:table-cell>
          <table:table-cell table:formula="of:=SUMIFS([.M$2:.M$180];[.$S$2:.$S$180];YEAR([.$U13]);[.$T$2:.$T$180];MONTH([.$U13]))/1000" office:value-type="float" office:value="2.276" calcext:value-type="float">
            <text:p>2.276</text:p>
          </table:table-cell>
          <table:table-cell table:formula="of:=SUMIFS([.N$2:.N$180];[.$S$2:.$S$180];YEAR([.$U13]);[.$T$2:.$T$180];MONTH([.$U13]))/100" office:value-type="float" office:value="0.81" calcext:value-type="float">
            <text:p>0.81</text:p>
          </table:table-cell>
          <table:table-cell table:formula="of:=SUMIFS([.O$2:.O$180];[.$S$2:.$S$180];YEAR([.$U13]);[.$T$2:.$T$180];MONTH([.$U13]))/100" office:value-type="float" office:value="1.93" calcext:value-type="float">
            <text:p>1.93</text:p>
          </table:table-cell>
          <table:table-cell table:formula="of:=SUM([.V$2:.V13])" office:value-type="float" office:value="24" calcext:value-type="float">
            <text:p>24</text:p>
          </table:table-cell>
          <table:table-cell table:formula="of:=SUM([.W$2:.W13])" office:value-type="float" office:value="6.7824" calcext:value-type="float">
            <text:p>6.7824</text:p>
          </table:table-cell>
          <table:table-cell table:formula="of:=SUM([.X$2:.X13])" office:value-type="float" office:value="33.7448" calcext:value-type="float">
            <text:p>33.7448</text:p>
          </table:table-cell>
          <table:table-cell table:formula="of:=SUM([.Y$2:.Y13])" office:value-type="float" office:value="9.448" calcext:value-type="float">
            <text:p>9.448</text:p>
          </table:table-cell>
          <table:table-cell table:formula="of:=SUM([.Z$2:.Z13])" office:value-type="float" office:value="2.59" calcext:value-type="float">
            <text:p>2.59</text:p>
          </table:table-cell>
          <table:table-cell table:formula="of:=SUM([.AA$2:.AA13])" office:value-type="float" office:value="5.87" calcext:value-type="float">
            <text:p>5.87</text:p>
          </table:table-cell>
          <table:table-cell table:number-columns-repeated="8"/>
        </table:table-row>
        <table:table-row table:style-name="ro3">
          <table:table-cell office:value-type="float" office:value="155" calcext:value-type="float">
            <text:p>155</text:p>
          </table:table-cell>
          <table:table-cell office:value-type="string" calcext:value-type="string">
            <text:p>GT0ImUCqRVE</text:p>
          </table:table-cell>
          <table:table-cell office:value-type="string" calcext:value-type="string">
            <text:p>Mohammad Rasooli: Cross-Lingual Transfer of Natural Language Processing Systems</text:p>
          </table:table-cell>
          <table:table-cell office:value-type="string" calcext:value-type="string">
            <text:p>Mohammad Rasooli</text:p>
            <text:p/>
            <text:p>Cross-Lingual Transfer of Natural Language Processing Systems</text:p>
            <text:p/>
            <text:p>Transfer methods have been shown to be effective alternatives for developing accurate natural language processing systems in the absence of annotated data in the target language of interest. They are divided into two approaches: 1) annotation projection from translation data using supervised models in resource-rich languages; and 2) direct transfer from resource-rich annotated datasets. In this talk, we review our past work on improving over both of the approaches by applying scalable machine learning methods. We empirically show how our approach is practical on different natural language processing tasks including dependency parsing, semantic role labeling and sentiment analysis of the Twitter text.  For our ongoing and future work, we propose to use a  holistic approach to model cross-lingual recurrent representations for many languages and tasks.</text:p>
          </table:table-cell>
          <table:table-cell table:style-name="ce3" office:value-type="string" calcext:value-type="string">
            <text:p>2017-11-08 00:00:08</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2485" calcext:value-type="float">
            <text:p>2485</text:p>
          </table:table-cell>
          <table:table-cell office:value-type="float" office:value="571" calcext:value-type="float">
            <text:p>571</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4:00</text:p>
          </table:table-cell>
          <table:table-cell table:formula="of:=YEAR([.E14])" office:value-type="float" office:value="2017" calcext:value-type="float">
            <text:p>2017</text:p>
          </table:table-cell>
          <table:table-cell table:formula="of:=MONTH([.E14])" office:value-type="float" office:value="11" calcext:value-type="float">
            <text:p>11</text:p>
          </table:table-cell>
          <table:table-cell table:style-name="ce1" office:value-type="date" office:date-value="2019-01-01" calcext:value-type="date">
            <text:p>2019-01-01</text:p>
          </table:table-cell>
          <table:table-cell table:formula="of:=COUNTIFS([.$S$2:.$S$180];YEAR([.U14]);[.$T$2:.$T$180];MONTH([.U14]))" office:value-type="float" office:value="7" calcext:value-type="float">
            <text:p>7</text:p>
          </table:table-cell>
          <table:table-cell table:formula="of:=SUMIFS([.K$2:.K$180];[.$S$2:.$S$180];YEAR([.$U14]);[.$T$2:.$T$180];MONTH([.$U14]))/10000" office:value-type="float" office:value="1.8321" calcext:value-type="float">
            <text:p>1.8321</text:p>
          </table:table-cell>
          <table:table-cell table:formula="of:=SUMIFS([.L$2:.L$180];[.$S$2:.$S$180];YEAR([.$U14]);[.$T$2:.$T$180];MONTH([.$U14]))/10000" office:value-type="float" office:value="23.3193" calcext:value-type="float">
            <text:p>23.3193</text:p>
          </table:table-cell>
          <table:table-cell table:formula="of:=SUMIFS([.M$2:.M$180];[.$S$2:.$S$180];YEAR([.$U14]);[.$T$2:.$T$180];MONTH([.$U14]))/1000" office:value-type="float" office:value="5.43" calcext:value-type="float">
            <text:p>5.43</text:p>
          </table:table-cell>
          <table:table-cell table:formula="of:=SUMIFS([.N$2:.N$180];[.$S$2:.$S$180];YEAR([.$U14]);[.$T$2:.$T$180];MONTH([.$U14]))/100" office:value-type="float" office:value="1.29" calcext:value-type="float">
            <text:p>1.29</text:p>
          </table:table-cell>
          <table:table-cell table:formula="of:=SUMIFS([.O$2:.O$180];[.$S$2:.$S$180];YEAR([.$U14]);[.$T$2:.$T$180];MONTH([.$U14]))/100" office:value-type="float" office:value="3.27" calcext:value-type="float">
            <text:p>3.27</text:p>
          </table:table-cell>
          <table:table-cell table:formula="of:=SUM([.V$2:.V14])" office:value-type="float" office:value="31" calcext:value-type="float">
            <text:p>31</text:p>
          </table:table-cell>
          <table:table-cell table:formula="of:=SUM([.W$2:.W14])" office:value-type="float" office:value="8.6145" calcext:value-type="float">
            <text:p>8.6145</text:p>
          </table:table-cell>
          <table:table-cell table:formula="of:=SUM([.X$2:.X14])" office:value-type="float" office:value="57.0641" calcext:value-type="float">
            <text:p>57.0641</text:p>
          </table:table-cell>
          <table:table-cell table:formula="of:=SUM([.Y$2:.Y14])" office:value-type="float" office:value="14.878" calcext:value-type="float">
            <text:p>14.878</text:p>
          </table:table-cell>
          <table:table-cell table:formula="of:=SUM([.Z$2:.Z14])" office:value-type="float" office:value="3.88" calcext:value-type="float">
            <text:p>3.88</text:p>
          </table:table-cell>
          <table:table-cell table:formula="of:=SUM([.AA$2:.AA14])" office:value-type="float" office:value="9.14" calcext:value-type="float">
            <text:p>9.14</text:p>
          </table:table-cell>
          <table:table-cell table:number-columns-repeated="8"/>
        </table:table-row>
        <table:table-row table:style-name="ro3">
          <table:table-cell office:value-type="float" office:value="4" calcext:value-type="float">
            <text:p>4</text:p>
          </table:table-cell>
          <table:table-cell office:value-type="string" calcext:value-type="string">
            <text:p>iDulhoQ2pro</text:p>
          </table:table-cell>
          <table:table-cell office:value-type="string" calcext:value-type="string">
            <text:p>Attention Is All You Need</text:p>
          </table:table-cell>
          <table:table-cell office:value-type="string" calcext:value-type="string">
            <text:p>https://arxiv.org/abs/1706.03762</text:p>
            <text:p/>
            <text:p>Abstract:</text:p>
            <text:p>The dominant sequence transduction models are based on complex recurrent or convolutional neural networks in an encoder-decoder configuration.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0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text:p>
            <text:p/>
            <text:p>Authors:</text:p>
            <text:p>Ashish Vaswani, Noam Shazeer, Niki Parmar, Jakob Uszkoreit, Llion Jones, Aidan N. Gomez, Lukasz Kaiser, Illia Polosukhin</text:p>
          </table:table-cell>
          <table:table-cell table:style-name="ce3" office:value-type="string" calcext:value-type="string">
            <text:p>2017-11-28 08:04:38</text:p>
          </table:table-cell>
          <table:table-cell office:value-type="string" calcext:value-type="string">
            <text:p>deep learning, machine learning, nlp, natural language processing, machine translation, arxiv, google, attention mechanism, attention, transformer, tensor2tensor, rnn, recurrent, seq2seq</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1627" calcext:value-type="float">
            <text:p>1627</text:p>
          </table:table-cell>
          <table:table-cell office:value-type="float" office:value="99335" calcext:value-type="float">
            <text:p>99335</text:p>
          </table:table-cell>
          <table:table-cell office:value-type="float" office:value="2146" calcext:value-type="float">
            <text:p>2146</text:p>
          </table:table-cell>
          <table:table-cell office:value-type="float" office:value="70" calcext:value-type="float">
            <text:p>70</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7:24</text:p>
          </table:table-cell>
          <table:table-cell table:formula="of:=YEAR([.E15])" office:value-type="float" office:value="2017" calcext:value-type="float">
            <text:p>2017</text:p>
          </table:table-cell>
          <table:table-cell table:formula="of:=MONTH([.E15])" office:value-type="float" office:value="11" calcext:value-type="float">
            <text:p>11</text:p>
          </table:table-cell>
          <table:table-cell table:style-name="ce1" office:value-type="date" office:date-value="2019-02-01" calcext:value-type="date">
            <text:p>2019-02-01</text:p>
          </table:table-cell>
          <table:table-cell table:formula="of:=COUNTIFS([.$S$2:.$S$180];YEAR([.U15]);[.$T$2:.$T$180];MONTH([.U15]))" office:value-type="float" office:value="12" calcext:value-type="float">
            <text:p>12</text:p>
          </table:table-cell>
          <table:table-cell table:formula="of:=SUMIFS([.K$2:.K$180];[.$S$2:.$S$180];YEAR([.$U15]);[.$T$2:.$T$180];MONTH([.$U15]))/10000" office:value-type="float" office:value="4.126" calcext:value-type="float">
            <text:p>4.126</text:p>
          </table:table-cell>
          <table:table-cell table:formula="of:=SUMIFS([.L$2:.L$180];[.$S$2:.$S$180];YEAR([.$U15]);[.$T$2:.$T$180];MONTH([.$U15]))/10000" office:value-type="float" office:value="2.8848" calcext:value-type="float">
            <text:p>2.8848</text:p>
          </table:table-cell>
          <table:table-cell table:formula="of:=SUMIFS([.M$2:.M$180];[.$S$2:.$S$180];YEAR([.$U15]);[.$T$2:.$T$180];MONTH([.$U15]))/1000" office:value-type="float" office:value="0.721" calcext:value-type="float">
            <text:p>0.721</text:p>
          </table:table-cell>
          <table:table-cell table:formula="of:=SUMIFS([.N$2:.N$180];[.$S$2:.$S$180];YEAR([.$U15]);[.$T$2:.$T$180];MONTH([.$U15]))/100" office:value-type="float" office:value="0.19" calcext:value-type="float">
            <text:p>0.19</text:p>
          </table:table-cell>
          <table:table-cell table:formula="of:=SUMIFS([.O$2:.O$180];[.$S$2:.$S$180];YEAR([.$U15]);[.$T$2:.$T$180];MONTH([.$U15]))/100" office:value-type="float" office:value="0.49" calcext:value-type="float">
            <text:p>0.49</text:p>
          </table:table-cell>
          <table:table-cell table:formula="of:=SUM([.V$2:.V15])" office:value-type="float" office:value="43" calcext:value-type="float">
            <text:p>43</text:p>
          </table:table-cell>
          <table:table-cell table:formula="of:=SUM([.W$2:.W15])" office:value-type="float" office:value="12.7405" calcext:value-type="float">
            <text:p>12.7405</text:p>
          </table:table-cell>
          <table:table-cell table:formula="of:=SUM([.X$2:.X15])" office:value-type="float" office:value="59.9489" calcext:value-type="float">
            <text:p>59.9489</text:p>
          </table:table-cell>
          <table:table-cell table:formula="of:=SUM([.Y$2:.Y15])" office:value-type="float" office:value="15.599" calcext:value-type="float">
            <text:p>15.599</text:p>
          </table:table-cell>
          <table:table-cell table:formula="of:=SUM([.Z$2:.Z15])" office:value-type="float" office:value="4.07" calcext:value-type="float">
            <text:p>4.07</text:p>
          </table:table-cell>
          <table:table-cell table:formula="of:=SUM([.AA$2:.AA15])" office:value-type="float" office:value="9.63" calcext:value-type="float">
            <text:p>9.63</text:p>
          </table:table-cell>
          <table:table-cell table:number-columns-repeated="8"/>
        </table:table-row>
        <table:table-row table:style-name="ro3">
          <table:table-cell office:value-type="float" office:value="152" calcext:value-type="float">
            <text:p>152</text:p>
          </table:table-cell>
          <table:table-cell office:value-type="string" calcext:value-type="string">
            <text:p>1RN88O9C13U</text:p>
          </table:table-cell>
          <table:table-cell office:value-type="string" calcext:value-type="string">
            <text:p>Danqi Chen: From Reading Comprehension to Open-Domain Question Answering</text:p>
          </table:table-cell>
          <table:table-cell office:value-type="string" calcext:value-type="string">
            <text:p>Danqi Chen </text:p>
            <text:p/>
            <text:p>Title: "From Reading Comprehension to Open-Domain Question Answering" </text:p>
            <text:p/>
            <text:p>Abstract</text:p>
            <text:p>Enabling a computer to understand a document so that it can answer comprehension questions is a central, yet unsolved, goal of NLP. This task of reading comprehension (i.e., question answering over a passage of text) has received a resurgence of interest, due to the creation of large-scale datasets and well-designed neural network models.</text:p>
          </table:table-cell>
          <table:table-cell table:style-name="ce3" office:value-type="string" calcext:value-type="string">
            <text:p>2017-12-05 02:14:34</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165" calcext:value-type="float">
            <text:p>3165</text:p>
          </table:table-cell>
          <table:table-cell office:value-type="float" office:value="8384" calcext:value-type="float">
            <text:p>8384</text:p>
          </table:table-cell>
          <table:table-cell office:value-type="float" office:value="107" calcext:value-type="float">
            <text:p>107</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52</text:p>
          </table:table-cell>
          <table:table-cell table:formula="of:=YEAR([.E16])" office:value-type="float" office:value="2017" calcext:value-type="float">
            <text:p>2017</text:p>
          </table:table-cell>
          <table:table-cell table:formula="of:=MONTH([.E16])" office:value-type="float" office:value="12" calcext:value-type="float">
            <text:p>12</text:p>
          </table:table-cell>
          <table:table-cell table:style-name="ce1" office:value-type="date" office:date-value="2019-03-01" calcext:value-type="date">
            <text:p>2019-03-01</text:p>
          </table:table-cell>
          <table:table-cell table:formula="of:=COUNTIFS([.$S$2:.$S$180];YEAR([.U16]);[.$T$2:.$T$180];MONTH([.U16]))" office:value-type="float" office:value="6" calcext:value-type="float">
            <text:p>6</text:p>
          </table:table-cell>
          <table:table-cell table:formula="of:=SUMIFS([.K$2:.K$180];[.$S$2:.$S$180];YEAR([.$U16]);[.$T$2:.$T$180];MONTH([.$U16]))/10000" office:value-type="float" office:value="1.3678" calcext:value-type="float">
            <text:p>1.3678</text:p>
          </table:table-cell>
          <table:table-cell table:formula="of:=SUMIFS([.L$2:.L$180];[.$S$2:.$S$180];YEAR([.$U16]);[.$T$2:.$T$180];MONTH([.$U16]))/10000" office:value-type="float" office:value="11.3319" calcext:value-type="float">
            <text:p>11.3319</text:p>
          </table:table-cell>
          <table:table-cell table:formula="of:=SUMIFS([.M$2:.M$180];[.$S$2:.$S$180];YEAR([.$U16]);[.$T$2:.$T$180];MONTH([.$U16]))/1000" office:value-type="float" office:value="3.281" calcext:value-type="float">
            <text:p>3.281</text:p>
          </table:table-cell>
          <table:table-cell table:formula="of:=SUMIFS([.N$2:.N$180];[.$S$2:.$S$180];YEAR([.$U16]);[.$T$2:.$T$180];MONTH([.$U16]))/100" office:value-type="float" office:value="1.18" calcext:value-type="float">
            <text:p>1.18</text:p>
          </table:table-cell>
          <table:table-cell table:formula="of:=SUMIFS([.O$2:.O$180];[.$S$2:.$S$180];YEAR([.$U16]);[.$T$2:.$T$180];MONTH([.$U16]))/100" office:value-type="float" office:value="2.29" calcext:value-type="float">
            <text:p>2.29</text:p>
          </table:table-cell>
          <table:table-cell table:formula="of:=SUM([.V$2:.V16])" office:value-type="float" office:value="49" calcext:value-type="float">
            <text:p>49</text:p>
          </table:table-cell>
          <table:table-cell table:formula="of:=SUM([.W$2:.W16])" office:value-type="float" office:value="14.1083" calcext:value-type="float">
            <text:p>14.1083</text:p>
          </table:table-cell>
          <table:table-cell table:formula="of:=SUM([.X$2:.X16])" office:value-type="float" office:value="71.2808" calcext:value-type="float">
            <text:p>71.2808</text:p>
          </table:table-cell>
          <table:table-cell table:formula="of:=SUM([.Y$2:.Y16])" office:value-type="float" office:value="18.88" calcext:value-type="float">
            <text:p>18.88</text:p>
          </table:table-cell>
          <table:table-cell table:formula="of:=SUM([.Z$2:.Z16])" office:value-type="float" office:value="5.25" calcext:value-type="float">
            <text:p>5.25</text:p>
          </table:table-cell>
          <table:table-cell table:formula="of:=SUM([.AA$2:.AA16])" office:value-type="float" office:value="11.92" calcext:value-type="float">
            <text:p>11.92</text:p>
          </table:table-cell>
          <table:table-cell table:number-columns-repeated="8"/>
        </table:table-row>
        <table:table-row table:style-name="ro3">
          <table:table-cell office:value-type="float" office:value="22" calcext:value-type="float">
            <text:p>22</text:p>
          </table:table-cell>
          <table:table-cell office:value-type="string" calcext:value-type="string">
            <text:p>BBp0tHcirtQ</text:p>
          </table:table-cell>
          <table:table-cell office:value-type="string" calcext:value-type="string">
            <text:p>git for research basics: fundamentals, commits, branches, merging</text:p>
          </table:table-cell>
          <table:table-cell office:value-type="string" calcext:value-type="string">
            <text:p>Don't watch this if you already know how to solve a merge conflict :)</text:p>
          </table:table-cell>
          <table:table-cell table:style-name="ce3" office:value-type="string" calcext:value-type="string">
            <text:p>2017-12-13 07:40:17</text:p>
          </table:table-cell>
          <table:table-cell office:value-type="string" calcext:value-type="string">
            <text:p>git, research, commit, merge, conflict</text:p>
          </table:table-cell>
          <table:table-cell office:value-type="string" calcext:value-type="string">
            <text:p>en</text:p>
          </table:table-cell>
          <table:table-cell office:value-type="string" calcext:value-type="string">
            <text:p>NULL</text:p>
          </table:table-cell>
          <table:table-cell office:value-type="string" calcext:value-type="string">
            <text:p>Yannic Kilcher</text:p>
          </table:table-cell>
          <table:table-cell office:value-type="string" calcext:value-type="string">
            <text:p>UCZHmQk67mSJgfCCTn7xBfew</text:p>
          </table:table-cell>
          <table:table-cell office:value-type="float" office:value="1643" calcext:value-type="float">
            <text:p>1643</text:p>
          </table:table-cell>
          <table:table-cell office:value-type="float" office:value="616" calcext:value-type="float">
            <text:p>616</text:p>
          </table:table-cell>
          <table:table-cell office:value-type="float" office:value="23" calcext:value-type="float">
            <text:p>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4:19</text:p>
          </table:table-cell>
          <table:table-cell table:formula="of:=YEAR([.E17])" office:value-type="float" office:value="2017" calcext:value-type="float">
            <text:p>2017</text:p>
          </table:table-cell>
          <table:table-cell table:formula="of:=MONTH([.E17])" office:value-type="float" office:value="12" calcext:value-type="float">
            <text:p>12</text:p>
          </table:table-cell>
          <table:table-cell table:style-name="ce1" office:value-type="date" office:date-value="2019-04-01" calcext:value-type="date">
            <text:p>2019-04-01</text:p>
          </table:table-cell>
          <table:table-cell table:formula="of:=COUNTIFS([.$S$2:.$S$180];YEAR([.U17]);[.$T$2:.$T$180];MONTH([.U17]))" office:value-type="float" office:value="9" calcext:value-type="float">
            <text:p>9</text:p>
          </table:table-cell>
          <table:table-cell table:formula="of:=SUMIFS([.K$2:.K$180];[.$S$2:.$S$180];YEAR([.$U17]);[.$T$2:.$T$180];MONTH([.$U17]))/10000" office:value-type="float" office:value="2.8514" calcext:value-type="float">
            <text:p>2.8514</text:p>
          </table:table-cell>
          <table:table-cell table:formula="of:=SUMIFS([.L$2:.L$180];[.$S$2:.$S$180];YEAR([.$U17]);[.$T$2:.$T$180];MONTH([.$U17]))/10000" office:value-type="float" office:value="13.7143" calcext:value-type="float">
            <text:p>13.7143</text:p>
          </table:table-cell>
          <table:table-cell table:formula="of:=SUMIFS([.M$2:.M$180];[.$S$2:.$S$180];YEAR([.$U17]);[.$T$2:.$T$180];MONTH([.$U17]))/1000" office:value-type="float" office:value="5.182" calcext:value-type="float">
            <text:p>5.182</text:p>
          </table:table-cell>
          <table:table-cell table:formula="of:=SUMIFS([.N$2:.N$180];[.$S$2:.$S$180];YEAR([.$U17]);[.$T$2:.$T$180];MONTH([.$U17]))/100" office:value-type="float" office:value="0.67" calcext:value-type="float">
            <text:p>0.67</text:p>
          </table:table-cell>
          <table:table-cell table:formula="of:=SUMIFS([.O$2:.O$180];[.$S$2:.$S$180];YEAR([.$U17]);[.$T$2:.$T$180];MONTH([.$U17]))/100" office:value-type="float" office:value="3.71" calcext:value-type="float">
            <text:p>3.71</text:p>
          </table:table-cell>
          <table:table-cell table:formula="of:=SUM([.V$2:.V17])" office:value-type="float" office:value="58" calcext:value-type="float">
            <text:p>58</text:p>
          </table:table-cell>
          <table:table-cell table:formula="of:=SUM([.W$2:.W17])" office:value-type="float" office:value="16.9597" calcext:value-type="float">
            <text:p>16.9597</text:p>
          </table:table-cell>
          <table:table-cell table:formula="of:=SUM([.X$2:.X17])" office:value-type="float" office:value="84.9951" calcext:value-type="float">
            <text:p>84.9951</text:p>
          </table:table-cell>
          <table:table-cell table:formula="of:=SUM([.Y$2:.Y17])" office:value-type="float" office:value="24.062" calcext:value-type="float">
            <text:p>24.062</text:p>
          </table:table-cell>
          <table:table-cell table:formula="of:=SUM([.Z$2:.Z17])" office:value-type="float" office:value="5.92" calcext:value-type="float">
            <text:p>5.92</text:p>
          </table:table-cell>
          <table:table-cell table:formula="of:=SUM([.AA$2:.AA17])" office:value-type="float" office:value="15.63" calcext:value-type="float">
            <text:p>15.63</text:p>
          </table:table-cell>
          <table:table-cell table:number-columns-repeated="8"/>
        </table:table-row>
        <table:table-row table:style-name="ro3">
          <table:table-cell office:value-type="float" office:value="120" calcext:value-type="float">
            <text:p>120</text:p>
          </table:table-cell>
          <table:table-cell office:value-type="string" calcext:value-type="string">
            <text:p>_2EHcpg52uU</text:p>
          </table:table-cell>
          <table:table-cell office:value-type="string" calcext:value-type="string">
            <text:p>Transfer Learning | Lecture 9</text:p>
          </table:table-cell>
          <table:table-cell office:value-type="string" calcext:value-type="string">
            <text:p>Let's talk about the fastest and easiest way you can build a deep learning model, without worrying too much about how much data you have.</text:p>
            <text:p/>
            <text:p>Deep Learning Crash Course playlist: https://www.youtube.com/playlist?list=PLWKotBjTDoLj3rXBL-nEIPRN9V3a9Cx07</text:p>
            <text:p/>
            <text:p>References and further reading:</text:p>
            <text:p/>
            <text:p>CS231n: Convolutional Neural Networks for Visual Recognition</text:p>
            <text:p>http://cs231n.github.io/transfer-learning/</text:p>
            <text:p/>
            <text:p>Best Practices for Fine-tuning Visual Classifiers to New Domains</text:p>
            <text:p>http://adas.cvc.uab.es/task-cv2016/papers/0002.pdf</text:p>
            <text:p/>
            <text:p>How transferable are features in deep neural networks?</text:p>
            <text:p>https://arxiv.org/pdf/1411.1792.pdf</text:p>
            <text:p/>
            <text:p>What makes ImageNet good for transfer learning?</text:p>
            <text:p>https://arxiv.org/pdf/1608.08614.pdf</text:p>
            <text:p/>
            <text:p>ImageNet</text:p>
            <text:p>http://www.image-net.org/</text:p>
            <text:p/>
            <text:p>How neural networks build up their understanding of images</text:p>
            <text:p>https://distill.pub/2017/feature-visualization/</text:p>
            <text:p/>
            <text:p>Distilling the Knowledge in a Neural Network</text:p>
            <text:p>https://arxiv.org/pdf/1503.02531.pdf</text:p>
            <text:p/>
            <text:p>#deeplearning #machinelearning</text:p>
          </table:table-cell>
          <table:table-cell table:style-name="ce3" office:value-type="string" calcext:value-type="string">
            <text:p>2018-02-28 03:36:41</text:p>
          </table:table-cell>
          <table:table-cell office:value-type="string" calcext:value-type="string">
            <text:p>deep learning, machine learning, convolutional neural networks, model distillation, ai, deep learning crash course, transfer learning, image classification, fine tuning deep learning, imagenet, domain adaptation, deep feature, deep learning visualization</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407" calcext:value-type="float">
            <text:p>407</text:p>
          </table:table-cell>
          <table:table-cell office:value-type="float" office:value="11689" calcext:value-type="float">
            <text:p>11689</text:p>
          </table:table-cell>
          <table:table-cell office:value-type="float" office:value="272" calcext:value-type="float">
            <text:p>272</text:p>
          </table:table-cell>
          <table:table-cell office:value-type="float" office:value="1" calcext:value-type="float">
            <text:p>1</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bert, transformer, arxiv.org/</text:p>
          </table:table-cell>
          <table:table-cell table:style-name="ce3" office:value-type="string" calcext:value-type="string">
            <text:p>2020-04-25 10:56:03</text:p>
          </table:table-cell>
          <table:table-cell table:formula="of:=YEAR([.E18])" office:value-type="float" office:value="2018" calcext:value-type="float">
            <text:p>2018</text:p>
          </table:table-cell>
          <table:table-cell table:formula="of:=MONTH([.E18])" office:value-type="float" office:value="2" calcext:value-type="float">
            <text:p>2</text:p>
          </table:table-cell>
          <table:table-cell table:style-name="ce1" office:value-type="date" office:date-value="2019-05-01" calcext:value-type="date">
            <text:p>2019-05-01</text:p>
          </table:table-cell>
          <table:table-cell table:formula="of:=COUNTIFS([.$S$2:.$S$180];YEAR([.U18]);[.$T$2:.$T$180];MONTH([.U18]))" office:value-type="float" office:value="11" calcext:value-type="float">
            <text:p>11</text:p>
          </table:table-cell>
          <table:table-cell table:formula="of:=SUMIFS([.K$2:.K$180];[.$S$2:.$S$180];YEAR([.$U18]);[.$T$2:.$T$180];MONTH([.$U18]))/10000" office:value-type="float" office:value="3.1202" calcext:value-type="float">
            <text:p>3.1202</text:p>
          </table:table-cell>
          <table:table-cell table:formula="of:=SUMIFS([.L$2:.L$180];[.$S$2:.$S$180];YEAR([.$U18]);[.$T$2:.$T$180];MONTH([.$U18]))/10000" office:value-type="float" office:value="7.5519" calcext:value-type="float">
            <text:p>7.5519</text:p>
          </table:table-cell>
          <table:table-cell table:formula="of:=SUMIFS([.M$2:.M$180];[.$S$2:.$S$180];YEAR([.$U18]);[.$T$2:.$T$180];MONTH([.$U18]))/1000" office:value-type="float" office:value="2.367" calcext:value-type="float">
            <text:p>2.367</text:p>
          </table:table-cell>
          <table:table-cell table:formula="of:=SUMIFS([.N$2:.N$180];[.$S$2:.$S$180];YEAR([.$U18]);[.$T$2:.$T$180];MONTH([.$U18]))/100" office:value-type="float" office:value="0.74" calcext:value-type="float">
            <text:p>0.74</text:p>
          </table:table-cell>
          <table:table-cell table:formula="of:=SUMIFS([.O$2:.O$180];[.$S$2:.$S$180];YEAR([.$U18]);[.$T$2:.$T$180];MONTH([.$U18]))/100" office:value-type="float" office:value="1.82" calcext:value-type="float">
            <text:p>1.82</text:p>
          </table:table-cell>
          <table:table-cell table:formula="of:=SUM([.V$2:.V18])" office:value-type="float" office:value="69" calcext:value-type="float">
            <text:p>69</text:p>
          </table:table-cell>
          <table:table-cell table:formula="of:=SUM([.W$2:.W18])" office:value-type="float" office:value="20.0799" calcext:value-type="float">
            <text:p>20.0799</text:p>
          </table:table-cell>
          <table:table-cell table:formula="of:=SUM([.X$2:.X18])" office:value-type="float" office:value="92.547" calcext:value-type="float">
            <text:p>92.547</text:p>
          </table:table-cell>
          <table:table-cell table:formula="of:=SUM([.Y$2:.Y18])" office:value-type="float" office:value="26.429" calcext:value-type="float">
            <text:p>26.429</text:p>
          </table:table-cell>
          <table:table-cell table:formula="of:=SUM([.Z$2:.Z18])" office:value-type="float" office:value="6.66" calcext:value-type="float">
            <text:p>6.66</text:p>
          </table:table-cell>
          <table:table-cell table:formula="of:=SUM([.AA$2:.AA18])" office:value-type="float" office:value="17.45" calcext:value-type="float">
            <text:p>17.45</text:p>
          </table:table-cell>
          <table:table-cell table:number-columns-repeated="8"/>
        </table:table-row>
        <table:table-row table:style-name="ro3">
          <table:table-cell office:value-type="float" office:value="149" calcext:value-type="float">
            <text:p>149</text:p>
          </table:table-cell>
          <table:table-cell office:value-type="string" calcext:value-type="string">
            <text:p>5X8cg5trO5Y</text:p>
          </table:table-cell>
          <table:table-cell office:value-type="string" calcext:value-type="string">
            <text:p>Zenna Tavares Interview - Inverse Programming for Deeper AI with Zenna Tavares</text:p>
          </table:table-cell>
          <table:table-cell office:value-type="string" calcext:value-type="string">
            <text:p>For todays show, the final episode of our Black in AI Series, Im joined by Zenna Tavares, a PhD student in the both the department of Brain and Cognitive Sciences and the Computer Science and Artificial Intelligence Lab at MIT.</text:p>
            <text:p/>
            <text:p>I spent some time with Zenna after his talk at the Strange Loop conference titled Running Programs in Reverse for Deeper AI. Zenna shares some great insight into his work on program inversion, an idea which lies at the intersection of Bayesian modeling, deep-learning, and computational logic. We set the stage with a discussion of inverse graphics and the similarities between graphic inversion and vision inversion. We then discuss the application of these techniques to intelligent systems, including the idea of parametric inversion. Last but not least, zenna details how these techniques might be implemented, and discusses his work on ReverseFlow, a library to execute tensorflow programs backwards, and Sigma.jl a probabilistic programming environment implemented in the dynamic programming language Julia. This talk packs a punch, and Im glad to share it with you.</text:p>
            <text:p/>
            <text:p>Be sure to check out some of the great names that will be at the AI Conference in New York, Apr 29May 2, where you'll join the leading minds in AI, Peter Norvig, George Church, Olga Russakovsky, Manuela Veloso, and Zoubin Ghahramani. Explore AI's latest developments, separate what's hype and what's really game-changing, and learn how to apply AI in your organization right now. Save 20% on most passes with discount code PCTWIML at twimlai.com/ainy2018.</text:p>
            <text:p/>
            <text:p>The notes for this show can be found at twimlai.com/talk/114.</text:p>
            <text:p>For complete contest details, visit twimlai.com/myai. </text:p>
            <text:p>For complete series details, visit twimlai.com/blackinai2018</text:p>
            <text:p/>
            <text:p>Subscribe!</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able:table-cell>
          <table:table-cell table:style-name="ce3" office:value-type="string" calcext:value-type="string">
            <text:p>2018-03-01 18:21:58</text:p>
          </table:table-cell>
          <table:table-cell office:value-type="string" calcext:value-type="string">
            <text:p>Podcast, Tech, Technology, ML, AI, Machine Learning, Artificial Intelligence, Sam Charrington</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1783" calcext:value-type="float">
            <text:p>1783</text:p>
          </table:table-cell>
          <table:table-cell office:value-type="float" office:value="101" calcext:value-type="float">
            <text:p>101</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bert</text:p>
          </table:table-cell>
          <table:table-cell table:style-name="ce3" office:value-type="string" calcext:value-type="string">
            <text:p>2020-04-21 23:26:28</text:p>
          </table:table-cell>
          <table:table-cell table:formula="of:=YEAR([.E19])" office:value-type="float" office:value="2018" calcext:value-type="float">
            <text:p>2018</text:p>
          </table:table-cell>
          <table:table-cell table:formula="of:=MONTH([.E19])" office:value-type="float" office:value="3" calcext:value-type="float">
            <text:p>3</text:p>
          </table:table-cell>
          <table:table-cell table:style-name="ce1" office:value-type="date" office:date-value="2019-06-01" calcext:value-type="date">
            <text:p>2019-06-01</text:p>
          </table:table-cell>
          <table:table-cell table:formula="of:=COUNTIFS([.$S$2:.$S$180];YEAR([.U19]);[.$T$2:.$T$180];MONTH([.U19]))" office:value-type="float" office:value="10" calcext:value-type="float">
            <text:p>10</text:p>
          </table:table-cell>
          <table:table-cell table:formula="of:=SUMIFS([.K$2:.K$180];[.$S$2:.$S$180];YEAR([.$U19]);[.$T$2:.$T$180];MONTH([.$U19]))/10000" office:value-type="float" office:value="2.7377" calcext:value-type="float">
            <text:p>2.7377</text:p>
          </table:table-cell>
          <table:table-cell table:formula="of:=SUMIFS([.L$2:.L$180];[.$S$2:.$S$180];YEAR([.$U19]);[.$T$2:.$T$180];MONTH([.$U19]))/10000" office:value-type="float" office:value="10.0845" calcext:value-type="float">
            <text:p>10.0845</text:p>
          </table:table-cell>
          <table:table-cell table:formula="of:=SUMIFS([.M$2:.M$180];[.$S$2:.$S$180];YEAR([.$U19]);[.$T$2:.$T$180];MONTH([.$U19]))/1000" office:value-type="float" office:value="3.081" calcext:value-type="float">
            <text:p>3.081</text:p>
          </table:table-cell>
          <table:table-cell table:formula="of:=SUMIFS([.N$2:.N$180];[.$S$2:.$S$180];YEAR([.$U19]);[.$T$2:.$T$180];MONTH([.$U19]))/100" office:value-type="float" office:value="1.41" calcext:value-type="float">
            <text:p>1.41</text:p>
          </table:table-cell>
          <table:table-cell table:formula="of:=SUMIFS([.O$2:.O$180];[.$S$2:.$S$180];YEAR([.$U19]);[.$T$2:.$T$180];MONTH([.$U19]))/100" office:value-type="float" office:value="3.06" calcext:value-type="float">
            <text:p>3.06</text:p>
          </table:table-cell>
          <table:table-cell table:formula="of:=SUM([.V$2:.V19])" office:value-type="float" office:value="79" calcext:value-type="float">
            <text:p>79</text:p>
          </table:table-cell>
          <table:table-cell table:formula="of:=SUM([.W$2:.W19])" office:value-type="float" office:value="22.8176" calcext:value-type="float">
            <text:p>22.8176</text:p>
          </table:table-cell>
          <table:table-cell table:formula="of:=SUM([.X$2:.X19])" office:value-type="float" office:value="102.6315" calcext:value-type="float">
            <text:p>102.6315</text:p>
          </table:table-cell>
          <table:table-cell table:formula="of:=SUM([.Y$2:.Y19])" office:value-type="float" office:value="29.51" calcext:value-type="float">
            <text:p>29.51</text:p>
          </table:table-cell>
          <table:table-cell table:formula="of:=SUM([.Z$2:.Z19])" office:value-type="float" office:value="8.07" calcext:value-type="float">
            <text:p>8.07</text:p>
          </table:table-cell>
          <table:table-cell table:formula="of:=SUM([.AA$2:.AA19])" office:value-type="float" office:value="20.51" calcext:value-type="float">
            <text:p>20.51</text:p>
          </table:table-cell>
          <table:table-cell table:number-columns-repeated="8"/>
        </table:table-row>
        <table:table-row table:style-name="ro3">
          <table:table-cell office:value-type="float" office:value="153" calcext:value-type="float">
            <text:p>153</text:p>
          </table:table-cell>
          <table:table-cell office:value-type="string" calcext:value-type="string">
            <text:p>IEZxMhm1kV0</text:p>
          </table:table-cell>
          <table:table-cell office:value-type="string" calcext:value-type="string">
            <text:p>Guest Lecture: Rob Speer "Why Knowledge Matters in Natural Language Understanding"</text:p>
          </table:table-cell>
          <table:table-cell office:value-type="string" calcext:value-type="string">
            <text:p>Guest Lecture: Rob Speer and Catherine Havasi "Why Knowledge Matters in Natural Language Understanding"</text:p>
            <text:p/>
            <text:p/>
            <text:p/>
            <text:p>Title: "Why Knowledge Matters in Natural Language Understanding"</text:p>
            <text:p/>
            <text:p>Abstract:</text:p>
            <text:p/>
            <text:p>A number of NLP tools are focused on a use case where big data is the only input that you need. We have found that many of the subtleties of word meanings are difficult to learn from data alone, and that adding pre-existing knowledge to NLP can improve its accuracy and soften its mistakes. It enables systems to be trained on much less data, and empowers NLP in languages that are less data-rich than English.</text:p>
            <text:p/>
            <text:p/>
            <text:p>We are the developers of ConceptNet, a long-running knowledge representation project that originated from crowdsourcing. We demonstrate systems that weve made by adding the common knowledge in ConceptNet to current techniques in distributional semantics. This produces word embeddings that are state-of-the-art at semantic similarity in multiple languages, analogies that perform like a moderately-educated human on the SATs, the ability to find relevant distinctions between similar words, and the ability to propose new knowledge-graph edges and sanity check them against existing knowledge.</text:p>
          </table:table-cell>
          <table:table-cell table:style-name="ce3" office:value-type="string" calcext:value-type="string">
            <text:p>2018-03-02 15:35:55</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472" calcext:value-type="float">
            <text:p>3472</text:p>
          </table:table-cell>
          <table:table-cell office:value-type="float" office:value="2096" calcext:value-type="float">
            <text:p>2096</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6:33</text:p>
          </table:table-cell>
          <table:table-cell table:formula="of:=YEAR([.E20])" office:value-type="float" office:value="2018" calcext:value-type="float">
            <text:p>2018</text:p>
          </table:table-cell>
          <table:table-cell table:formula="of:=MONTH([.E20])" office:value-type="float" office:value="3" calcext:value-type="float">
            <text:p>3</text:p>
          </table:table-cell>
          <table:table-cell table:style-name="ce1" office:value-type="date" office:date-value="2019-07-01" calcext:value-type="date">
            <text:p>2019-07-01</text:p>
          </table:table-cell>
          <table:table-cell table:formula="of:=COUNTIFS([.$S$2:.$S$180];YEAR([.U20]);[.$T$2:.$T$180];MONTH([.U20]))" office:value-type="float" office:value="12" calcext:value-type="float">
            <text:p>12</text:p>
          </table:table-cell>
          <table:table-cell table:formula="of:=SUMIFS([.K$2:.K$180];[.$S$2:.$S$180];YEAR([.$U20]);[.$T$2:.$T$180];MONTH([.$U20]))/10000" office:value-type="float" office:value="2.5893" calcext:value-type="float">
            <text:p>2.5893</text:p>
          </table:table-cell>
          <table:table-cell table:formula="of:=SUMIFS([.L$2:.L$180];[.$S$2:.$S$180];YEAR([.$U20]);[.$T$2:.$T$180];MONTH([.$U20]))/10000" office:value-type="float" office:value="7.1608" calcext:value-type="float">
            <text:p>7.1608</text:p>
          </table:table-cell>
          <table:table-cell table:formula="of:=SUMIFS([.M$2:.M$180];[.$S$2:.$S$180];YEAR([.$U20]);[.$T$2:.$T$180];MONTH([.$U20]))/1000" office:value-type="float" office:value="3.281" calcext:value-type="float">
            <text:p>3.281</text:p>
          </table:table-cell>
          <table:table-cell table:formula="of:=SUMIFS([.N$2:.N$180];[.$S$2:.$S$180];YEAR([.$U20]);[.$T$2:.$T$180];MONTH([.$U20]))/100" office:value-type="float" office:value="0.41" calcext:value-type="float">
            <text:p>0.41</text:p>
          </table:table-cell>
          <table:table-cell table:formula="of:=SUMIFS([.O$2:.O$180];[.$S$2:.$S$180];YEAR([.$U20]);[.$T$2:.$T$180];MONTH([.$U20]))/100" office:value-type="float" office:value="2.16" calcext:value-type="float">
            <text:p>2.16</text:p>
          </table:table-cell>
          <table:table-cell table:formula="of:=SUM([.V$2:.V20])" office:value-type="float" office:value="91" calcext:value-type="float">
            <text:p>91</text:p>
          </table:table-cell>
          <table:table-cell table:formula="of:=SUM([.W$2:.W20])" office:value-type="float" office:value="25.4069" calcext:value-type="float">
            <text:p>25.4069</text:p>
          </table:table-cell>
          <table:table-cell table:formula="of:=SUM([.X$2:.X20])" office:value-type="float" office:value="109.7923" calcext:value-type="float">
            <text:p>109.7923</text:p>
          </table:table-cell>
          <table:table-cell table:formula="of:=SUM([.Y$2:.Y20])" office:value-type="float" office:value="32.791" calcext:value-type="float">
            <text:p>32.791</text:p>
          </table:table-cell>
          <table:table-cell table:formula="of:=SUM([.Z$2:.Z20])" office:value-type="float" office:value="8.48" calcext:value-type="float">
            <text:p>8.48</text:p>
          </table:table-cell>
          <table:table-cell table:formula="of:=SUM([.AA$2:.AA20])" office:value-type="float" office:value="22.67" calcext:value-type="float">
            <text:p>22.67</text:p>
          </table:table-cell>
          <table:table-cell table:number-columns-repeated="8"/>
        </table:table-row>
        <table:table-row table:style-name="ro3">
          <table:table-cell office:value-type="float" office:value="13" calcext:value-type="float">
            <text:p>13</text:p>
          </table:table-cell>
          <table:table-cell office:value-type="string" calcext:value-type="string">
            <text:p>dPsXxLyqpfs</text:p>
          </table:table-cell>
          <table:table-cell office:value-type="string" calcext:value-type="string">
            <text:p>World Models</text:p>
          </table:table-cell>
          <table:table-cell office:value-type="string" calcext:value-type="string">
            <text:p>Authors: David Ha, Jrgen Schmidhuber</text:p>
            <text:p/>
            <text:p>Abstract:</text:p>
            <text:p>We explore building generative neural network models of popular reinforcement learning environments. Our world model can be trained quickly in an unsupervised manner to learn a compressed spatial and temporal representation of the environment. By using features extracted from the world model as inputs to an agent, we can train a very compact and simple policy that can solve the required task. We can even train our agent entirely inside of its own hallucinated dream generated by its world model, and transfer this policy back into the actual environment.</text:p>
            <text:p/>
            <text:p>https://arxiv.org/abs/1803.10122</text:p>
          </table:table-cell>
          <table:table-cell table:style-name="ce3" office:value-type="string" calcext:value-type="string">
            <text:p>2018-04-07 13:36:31</text:p>
          </table:table-cell>
          <table:table-cell office:value-type="string" calcext:value-type="string">
            <text:p>deep learning, reinforcement learning, deep reinforcement learning, deep rl, schmidhuber, environment model, imagination, vae, rnn, lstm</text:p>
          </table:table-cell>
          <table:table-cell office:value-type="string" calcext:value-type="string">
            <text:p>en</text:p>
          </table:table-cell>
          <table:table-cell office:value-type="string" calcext:value-type="string">
            <text:p>NULL</text:p>
          </table:table-cell>
          <table:table-cell office:value-type="string" calcext:value-type="string">
            <text:p>Yannic Kilcher</text:p>
          </table:table-cell>
          <table:table-cell office:value-type="string" calcext:value-type="string">
            <text:p>UCZHmQk67mSJgfCCTn7xBfew</text:p>
          </table:table-cell>
          <table:table-cell office:value-type="float" office:value="1123" calcext:value-type="float">
            <text:p>1123</text:p>
          </table:table-cell>
          <table:table-cell office:value-type="float" office:value="2193" calcext:value-type="float">
            <text:p>2193</text:p>
          </table:table-cell>
          <table:table-cell office:value-type="float" office:value="80" calcext:value-type="float">
            <text:p>80</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18</text:p>
          </table:table-cell>
          <table:table-cell table:formula="of:=YEAR([.E21])" office:value-type="float" office:value="2018" calcext:value-type="float">
            <text:p>2018</text:p>
          </table:table-cell>
          <table:table-cell table:formula="of:=MONTH([.E21])" office:value-type="float" office:value="4" calcext:value-type="float">
            <text:p>4</text:p>
          </table:table-cell>
          <table:table-cell table:style-name="ce1" office:value-type="date" office:date-value="2019-08-01" calcext:value-type="date">
            <text:p>2019-08-01</text:p>
          </table:table-cell>
          <table:table-cell table:formula="of:=COUNTIFS([.$S$2:.$S$180];YEAR([.U21]);[.$T$2:.$T$180];MONTH([.U21]))" office:value-type="float" office:value="8" calcext:value-type="float">
            <text:p>8</text:p>
          </table:table-cell>
          <table:table-cell table:formula="of:=SUMIFS([.K$2:.K$180];[.$S$2:.$S$180];YEAR([.$U21]);[.$T$2:.$T$180];MONTH([.$U21]))/10000" office:value-type="float" office:value="2.441" calcext:value-type="float">
            <text:p>2.441</text:p>
          </table:table-cell>
          <table:table-cell table:formula="of:=SUMIFS([.L$2:.L$180];[.$S$2:.$S$180];YEAR([.$U21]);[.$T$2:.$T$180];MONTH([.$U21]))/10000" office:value-type="float" office:value="1.0933" calcext:value-type="float">
            <text:p>1.0933</text:p>
          </table:table-cell>
          <table:table-cell table:formula="of:=SUMIFS([.M$2:.M$180];[.$S$2:.$S$180];YEAR([.$U21]);[.$T$2:.$T$180];MONTH([.$U21]))/1000" office:value-type="float" office:value="0.364" calcext:value-type="float">
            <text:p>0.364</text:p>
          </table:table-cell>
          <table:table-cell table:formula="of:=SUMIFS([.N$2:.N$180];[.$S$2:.$S$180];YEAR([.$U21]);[.$T$2:.$T$180];MONTH([.$U21]))/100" office:value-type="float" office:value="0.11" calcext:value-type="float">
            <text:p>0.11</text:p>
          </table:table-cell>
          <table:table-cell table:formula="of:=SUMIFS([.O$2:.O$180];[.$S$2:.$S$180];YEAR([.$U21]);[.$T$2:.$T$180];MONTH([.$U21]))/100" office:value-type="float" office:value="0.15" calcext:value-type="float">
            <text:p>0.15</text:p>
          </table:table-cell>
          <table:table-cell table:formula="of:=SUM([.V$2:.V21])" office:value-type="float" office:value="99" calcext:value-type="float">
            <text:p>99</text:p>
          </table:table-cell>
          <table:table-cell table:formula="of:=SUM([.W$2:.W21])" office:value-type="float" office:value="27.8479" calcext:value-type="float">
            <text:p>27.8479</text:p>
          </table:table-cell>
          <table:table-cell table:formula="of:=SUM([.X$2:.X21])" office:value-type="float" office:value="110.8856" calcext:value-type="float">
            <text:p>110.8856</text:p>
          </table:table-cell>
          <table:table-cell table:formula="of:=SUM([.Y$2:.Y21])" office:value-type="float" office:value="33.155" calcext:value-type="float">
            <text:p>33.155</text:p>
          </table:table-cell>
          <table:table-cell table:formula="of:=SUM([.Z$2:.Z21])" office:value-type="float" office:value="8.59" calcext:value-type="float">
            <text:p>8.59</text:p>
          </table:table-cell>
          <table:table-cell table:formula="of:=SUM([.AA$2:.AA21])" office:value-type="float" office:value="22.82" calcext:value-type="float">
            <text:p>22.82</text:p>
          </table:table-cell>
          <table:table-cell table:number-columns-repeated="8"/>
        </table:table-row>
        <table:table-row table:style-name="ro3">
          <table:table-cell office:value-type="float" office:value="170" calcext:value-type="float">
            <text:p>170</text:p>
          </table:table-cell>
          <table:table-cell office:value-type="string" calcext:value-type="string">
            <text:p>PXJtFc8DjsE</text:p>
          </table:table-cell>
          <table:table-cell office:value-type="string" calcext:value-type="string">
            <text:p>Chatbot Tutorial | AI in Marketing</text:p>
          </table:table-cell>
          <table:table-cell office:value-type="string" calcext:value-type="string">
            <text:p>Can we build a chatbot that acts as a conversational agent for a company brand? Yes! In this video we'll go over different techniques that let you build your own chatbot using AI technology. Specifically, we'll be discussing generative models and deep neural networks. There are a bunch of services we can use to build a chatbot using no code, but thats no fun right? I'll talk about a few of them as well as some startups that are doing amazing things in this marketing space using chatbots as a tool to engage their customers over messaging apps instead of social media. Tensorflow, python, and motivation are all we need! </text:p>
            <text:p/>
            <text:p>Code for this video:</text:p>
            <text:p>https://github.com/llSourcell/chatbot_tutorial</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aws.amazon.com/lex/?sc_channel=PS&amp;sc_campaign=lex_2017&amp;sc_publisher=google&amp;sc_medium=awns_lex_nb&amp;sc_content=chatbot_p&amp;sc_detail=chatbot&amp;sc_category=lex&amp;sc_segment=209069302261&amp;sc_matchtype=p&amp;sc_country=US&amp;s_kwcid=AL!4422!3!209069302261!p!!g!!chatbot&amp;ef_id=Wt@YdwAABBtmpBYI:20180506204248:s</text:p>
            <text:p>https://apps.worldwritable.com/tutorials/chatbot/</text:p>
            <text:p>https://chatbotsmagazine.com/tutorials/home</text:p>
            <text:p>https://chatbotsmagazine.com/how-to-develop-a-chatbot-from-scratch-62bed1adab8c</text:p>
            <text:p>https://chatbottutorial.com/</text:p>
            <text:p>https://www.ibm.com/watson/how-to-build-a-chatbot/</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5-06 20:50:46</text:p>
          </table:table-cell>
          <table:table-cell office:value-type="string" calcext:value-type="string">
            <text:p>chatbot ai, chatbot tensorflow tutorial, ai chatbot tutorial, chatbot tensorflow, chatbot, ai marketing, chat bot, ai chatbot python, ai chatbot, chatbot app, chatbot tensorflow python, ai marketing tools, create a chatbot using python, chatbot program in python, social media, coding, tensor flow, tensorflow, chatbot programming</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06" calcext:value-type="float">
            <text:p>706</text:p>
          </table:table-cell>
          <table:table-cell office:value-type="float" office:value="83881" calcext:value-type="float">
            <text:p>83881</text:p>
          </table:table-cell>
          <table:table-cell office:value-type="float" office:value="1613" calcext:value-type="float">
            <text:p>1613</text:p>
          </table:table-cell>
          <table:table-cell office:value-type="float" office:value="76" calcext:value-type="float">
            <text:p>76</text:p>
          </table:table-cell>
          <table:table-cell office:value-type="float" office:value="154" calcext:value-type="float">
            <text:p>154</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24</text:p>
          </table:table-cell>
          <table:table-cell table:formula="of:=YEAR([.E22])" office:value-type="float" office:value="2018" calcext:value-type="float">
            <text:p>2018</text:p>
          </table:table-cell>
          <table:table-cell table:formula="of:=MONTH([.E22])" office:value-type="float" office:value="5" calcext:value-type="float">
            <text:p>5</text:p>
          </table:table-cell>
          <table:table-cell table:style-name="ce1" office:value-type="date" office:date-value="2019-09-01" calcext:value-type="date">
            <text:p>2019-09-01</text:p>
          </table:table-cell>
          <table:table-cell table:formula="of:=COUNTIFS([.$S$2:.$S$180];YEAR([.U22]);[.$T$2:.$T$180];MONTH([.U22]))" office:value-type="float" office:value="6" calcext:value-type="float">
            <text:p>6</text:p>
          </table:table-cell>
          <table:table-cell table:formula="of:=SUMIFS([.K$2:.K$180];[.$S$2:.$S$180];YEAR([.$U22]);[.$T$2:.$T$180];MONTH([.$U22]))/10000" office:value-type="float" office:value="1.5237" calcext:value-type="float">
            <text:p>1.5237</text:p>
          </table:table-cell>
          <table:table-cell table:formula="of:=SUMIFS([.L$2:.L$180];[.$S$2:.$S$180];YEAR([.$U22]);[.$T$2:.$T$180];MONTH([.$U22]))/10000" office:value-type="float" office:value="1.3597" calcext:value-type="float">
            <text:p>1.3597</text:p>
          </table:table-cell>
          <table:table-cell table:formula="of:=SUMIFS([.M$2:.M$180];[.$S$2:.$S$180];YEAR([.$U22]);[.$T$2:.$T$180];MONTH([.$U22]))/1000" office:value-type="float" office:value="0.465" calcext:value-type="float">
            <text:p>0.465</text:p>
          </table:table-cell>
          <table:table-cell table:formula="of:=SUMIFS([.N$2:.N$180];[.$S$2:.$S$180];YEAR([.$U22]);[.$T$2:.$T$180];MONTH([.$U22]))/100" office:value-type="float" office:value="0.08" calcext:value-type="float">
            <text:p>0.08</text:p>
          </table:table-cell>
          <table:table-cell table:formula="of:=SUMIFS([.O$2:.O$180];[.$S$2:.$S$180];YEAR([.$U22]);[.$T$2:.$T$180];MONTH([.$U22]))/100" office:value-type="float" office:value="0.5" calcext:value-type="float">
            <text:p>0.5</text:p>
          </table:table-cell>
          <table:table-cell table:formula="of:=SUM([.V$2:.V22])" office:value-type="float" office:value="105" calcext:value-type="float">
            <text:p>105</text:p>
          </table:table-cell>
          <table:table-cell table:formula="of:=SUM([.W$2:.W22])" office:value-type="float" office:value="29.3716" calcext:value-type="float">
            <text:p>29.3716</text:p>
          </table:table-cell>
          <table:table-cell table:formula="of:=SUM([.X$2:.X22])" office:value-type="float" office:value="112.2453" calcext:value-type="float">
            <text:p>112.2453</text:p>
          </table:table-cell>
          <table:table-cell table:formula="of:=SUM([.Y$2:.Y22])" office:value-type="float" office:value="33.62" calcext:value-type="float">
            <text:p>33.62</text:p>
          </table:table-cell>
          <table:table-cell table:formula="of:=SUM([.Z$2:.Z22])" office:value-type="float" office:value="8.67" calcext:value-type="float">
            <text:p>8.67</text:p>
          </table:table-cell>
          <table:table-cell table:formula="of:=SUM([.AA$2:.AA22])" office:value-type="float" office:value="23.32" calcext:value-type="float">
            <text:p>23.32</text:p>
          </table:table-cell>
          <table:table-cell table:number-columns-repeated="8"/>
        </table:table-row>
        <table:table-row table:style-name="ro3">
          <table:table-cell office:value-type="float" office:value="123" calcext:value-type="float">
            <text:p>123</text:p>
          </table:table-cell>
          <table:table-cell office:value-type="string" calcext:value-type="string">
            <text:p>wm8tK91k37U</text:p>
          </table:table-cell>
          <table:table-cell office:value-type="string" calcext:value-type="string">
            <text:p>This Evolving AI Finds Bugs in Games | Two Minute Papers #250</text:p>
          </table:table-cell>
          <table:table-cell office:value-type="string" calcext:value-type="string">
            <text:p>Our Patreon page: 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LTC: LM8AUh5bGcNgzq6HaV1jeaJrFvmKxxgiXg</text:p>
            <text:p/>
            <text:p>The paper "Back to Basics: Benchmarking Canonical Evolution Strategies for Playing Atari" by Patryk Chrabaszcz, Ilya Loshchilov, and Frank Hutter is available here:</text:p>
            <text:p>https://arxiv.org/abs/1802.08842</text:p>
            <text:p/>
            <text:p>The bug has been reproduced by a human here: Reproduction: https://www.youtube.com/watch?v=VGyeUuysyqg</text:p>
            <text:p/>
            <text:p>We would like to thank our generous Patreon supporters who make Two Minute Papers possible:</text:p>
            <text:p>Andrew Melnychuk, Brian Gilman, Christian Ahlin, Christoph Jadanowski, Dennis Abts, Emmanuel, Eric Haddad, Esa Turkulainen, Geronimo Moralez, Kjartan Olason, Lorin Atzberger, Malek Cellier, Marten Rauschenberg, Michael Albrecht, Michael Jensen, Nader Shakerin, Raul Arajo da Silva, Rob Rowe, Robin Graham, Ryan Monsurate, Shawn Azman, Steef, Steve Messina, Sunil Kim, Torsten Reil.</text:p>
            <text:p>https://www.patreon.com/TwoMinutePapers</text:p>
            <text:p/>
            <text:p>Thumbnail background image credit: https://pixabay.com/photo-261948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5-19 14:28:56</text:p>
          </table:table-cell>
          <table:table-cell office:value-type="string" calcext:value-type="string">
            <text:p>two minute papers, deep learning, ai, gamedev, games, game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44" calcext:value-type="float">
            <text:p>244</text:p>
          </table:table-cell>
          <table:table-cell office:value-type="float" office:value="134749" calcext:value-type="float">
            <text:p>134749</text:p>
          </table:table-cell>
          <table:table-cell office:value-type="float" office:value="4612" calcext:value-type="float">
            <text:p>4612</text:p>
          </table:table-cell>
          <table:table-cell office:value-type="float" office:value="70" calcext:value-type="float">
            <text:p>70</text:p>
          </table:table-cell>
          <table:table-cell office:value-type="float" office:value="156" calcext:value-type="float">
            <text:p>156</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01</text:p>
          </table:table-cell>
          <table:table-cell table:formula="of:=YEAR([.E23])" office:value-type="float" office:value="2018" calcext:value-type="float">
            <text:p>2018</text:p>
          </table:table-cell>
          <table:table-cell table:formula="of:=MONTH([.E23])" office:value-type="float" office:value="5" calcext:value-type="float">
            <text:p>5</text:p>
          </table:table-cell>
          <table:table-cell table:style-name="ce1" office:value-type="date" office:date-value="2019-10-01" calcext:value-type="date">
            <text:p>2019-10-01</text:p>
          </table:table-cell>
          <table:table-cell table:formula="of:=COUNTIFS([.$S$2:.$S$180];YEAR([.U23]);[.$T$2:.$T$180];MONTH([.U23]))" office:value-type="float" office:value="8" calcext:value-type="float">
            <text:p>8</text:p>
          </table:table-cell>
          <table:table-cell table:formula="of:=SUMIFS([.K$2:.K$180];[.$S$2:.$S$180];YEAR([.$U23]);[.$T$2:.$T$180];MONTH([.$U23]))/10000" office:value-type="float" office:value="1.8221" calcext:value-type="float">
            <text:p>1.8221</text:p>
          </table:table-cell>
          <table:table-cell table:formula="of:=SUMIFS([.L$2:.L$180];[.$S$2:.$S$180];YEAR([.$U23]);[.$T$2:.$T$180];MONTH([.$U23]))/10000" office:value-type="float" office:value="2.5018" calcext:value-type="float">
            <text:p>2.5018</text:p>
          </table:table-cell>
          <table:table-cell table:formula="of:=SUMIFS([.M$2:.M$180];[.$S$2:.$S$180];YEAR([.$U23]);[.$T$2:.$T$180];MONTH([.$U23]))/1000" office:value-type="float" office:value="0.912" calcext:value-type="float">
            <text:p>0.912</text:p>
          </table:table-cell>
          <table:table-cell table:formula="of:=SUMIFS([.N$2:.N$180];[.$S$2:.$S$180];YEAR([.$U23]);[.$T$2:.$T$180];MONTH([.$U23]))/100" office:value-type="float" office:value="0.15" calcext:value-type="float">
            <text:p>0.15</text:p>
          </table:table-cell>
          <table:table-cell table:formula="of:=SUMIFS([.O$2:.O$180];[.$S$2:.$S$180];YEAR([.$U23]);[.$T$2:.$T$180];MONTH([.$U23]))/100" office:value-type="float" office:value="1.15" calcext:value-type="float">
            <text:p>1.15</text:p>
          </table:table-cell>
          <table:table-cell table:formula="of:=SUM([.V$2:.V23])" office:value-type="float" office:value="113" calcext:value-type="float">
            <text:p>113</text:p>
          </table:table-cell>
          <table:table-cell table:formula="of:=SUM([.W$2:.W23])" office:value-type="float" office:value="31.1937" calcext:value-type="float">
            <text:p>31.1937</text:p>
          </table:table-cell>
          <table:table-cell table:formula="of:=SUM([.X$2:.X23])" office:value-type="float" office:value="114.7471" calcext:value-type="float">
            <text:p>114.7471</text:p>
          </table:table-cell>
          <table:table-cell table:formula="of:=SUM([.Y$2:.Y23])" office:value-type="float" office:value="34.532" calcext:value-type="float">
            <text:p>34.532</text:p>
          </table:table-cell>
          <table:table-cell table:formula="of:=SUM([.Z$2:.Z23])" office:value-type="float" office:value="8.82" calcext:value-type="float">
            <text:p>8.82</text:p>
          </table:table-cell>
          <table:table-cell table:formula="of:=SUM([.AA$2:.AA23])" office:value-type="float" office:value="24.47" calcext:value-type="float">
            <text:p>24.47</text:p>
          </table:table-cell>
          <table:table-cell table:number-columns-repeated="8"/>
        </table:table-row>
        <table:table-row table:style-name="ro3">
          <table:table-cell office:value-type="float" office:value="161" calcext:value-type="float">
            <text:p>161</text:p>
          </table:table-cell>
          <table:table-cell office:value-type="string" calcext:value-type="string">
            <text:p>i0L7d7F9iiI</text:p>
          </table:table-cell>
          <table:table-cell office:value-type="string" calcext:value-type="string">
            <text:p>Hany Hassan: "Found in Translation: the journey to achieving human parity in Machine Translation"</text:p>
          </table:table-cell>
          <table:table-cell office:value-type="string" calcext:value-type="string">
            <text:p>Hany Hassan</text:p>
            <text:p/>
            <text:p>"Found in Translation: the journey to achieving human parity in Machine Translation"</text:p>
            <text:p/>
            <text:p>Abstract:</text:p>
            <text:p>Machine translation has made rapid advances in recent years. Millions of people are using it today in online translation systems and mobile applications in order to communicate across language barriers. The question naturally arises whether such systems can approach or achieve parity with human translations. In this talk, we first describe our recent advances in Nerul Machine translation that led to SOTA results on news translation. We then address the problem of how to define and accurately measure human parity in translation. We will discuss our system achieving human performance and discuss limitations as well as future directions of current NMT systems.</text:p>
          </table:table-cell>
          <table:table-cell table:style-name="ce3" office:value-type="string" calcext:value-type="string">
            <text:p>2018-05-28 23:15:06</text:p>
          </table:table-cell>
          <table:table-cell office:value-type="string" calcext:value-type="string">
            <text:p>human parity, Machine translation, artificial intelligence</text:p>
          </table:table-cell>
          <table:table-cell table:number-columns-repeated="2"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467" calcext:value-type="float">
            <text:p>3467</text:p>
          </table:table-cell>
          <table:table-cell office:value-type="float" office:value="489" calcext:value-type="float">
            <text:p>489</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53</text:p>
          </table:table-cell>
          <table:table-cell table:formula="of:=YEAR([.E24])" office:value-type="float" office:value="2018" calcext:value-type="float">
            <text:p>2018</text:p>
          </table:table-cell>
          <table:table-cell table:formula="of:=MONTH([.E24])" office:value-type="float" office:value="5" calcext:value-type="float">
            <text:p>5</text:p>
          </table:table-cell>
          <table:table-cell table:style-name="ce1" office:value-type="date" office:date-value="2019-11-01" calcext:value-type="date">
            <text:p>2019-11-01</text:p>
          </table:table-cell>
          <table:table-cell table:formula="of:=COUNTIFS([.$S$2:.$S$180];YEAR([.U24]);[.$T$2:.$T$180];MONTH([.U24]))" office:value-type="float" office:value="11" calcext:value-type="float">
            <text:p>11</text:p>
          </table:table-cell>
          <table:table-cell table:formula="of:=SUMIFS([.K$2:.K$180];[.$S$2:.$S$180];YEAR([.$U24]);[.$T$2:.$T$180];MONTH([.$U24]))/10000" office:value-type="float" office:value="1.8236" calcext:value-type="float">
            <text:p>1.8236</text:p>
          </table:table-cell>
          <table:table-cell table:formula="of:=SUMIFS([.L$2:.L$180];[.$S$2:.$S$180];YEAR([.$U24]);[.$T$2:.$T$180];MONTH([.$U24]))/10000" office:value-type="float" office:value="2.6513" calcext:value-type="float">
            <text:p>2.6513</text:p>
          </table:table-cell>
          <table:table-cell table:formula="of:=SUMIFS([.M$2:.M$180];[.$S$2:.$S$180];YEAR([.$U24]);[.$T$2:.$T$180];MONTH([.$U24]))/1000" office:value-type="float" office:value="1.073" calcext:value-type="float">
            <text:p>1.073</text:p>
          </table:table-cell>
          <table:table-cell table:formula="of:=SUMIFS([.N$2:.N$180];[.$S$2:.$S$180];YEAR([.$U24]);[.$T$2:.$T$180];MONTH([.$U24]))/100" office:value-type="float" office:value="0.05" calcext:value-type="float">
            <text:p>0.05</text:p>
          </table:table-cell>
          <table:table-cell table:formula="of:=SUMIFS([.O$2:.O$180];[.$S$2:.$S$180];YEAR([.$U24]);[.$T$2:.$T$180];MONTH([.$U24]))/100" office:value-type="float" office:value="1.45" calcext:value-type="float">
            <text:p>1.45</text:p>
          </table:table-cell>
          <table:table-cell table:formula="of:=SUM([.V$2:.V24])" office:value-type="float" office:value="124" calcext:value-type="float">
            <text:p>124</text:p>
          </table:table-cell>
          <table:table-cell table:formula="of:=SUM([.W$2:.W24])" office:value-type="float" office:value="33.0173" calcext:value-type="float">
            <text:p>33.0173</text:p>
          </table:table-cell>
          <table:table-cell table:formula="of:=SUM([.X$2:.X24])" office:value-type="float" office:value="117.3984" calcext:value-type="float">
            <text:p>117.3984</text:p>
          </table:table-cell>
          <table:table-cell table:formula="of:=SUM([.Y$2:.Y24])" office:value-type="float" office:value="35.605" calcext:value-type="float">
            <text:p>35.605</text:p>
          </table:table-cell>
          <table:table-cell table:formula="of:=SUM([.Z$2:.Z24])" office:value-type="float" office:value="8.87" calcext:value-type="float">
            <text:p>8.87</text:p>
          </table:table-cell>
          <table:table-cell table:formula="of:=SUM([.AA$2:.AA24])" office:value-type="float" office:value="25.92" calcext:value-type="float">
            <text:p>25.92</text:p>
          </table:table-cell>
          <table:table-cell table:number-columns-repeated="8"/>
        </table:table-row>
        <table:table-row table:style-name="ro3">
          <table:table-cell office:value-type="float" office:value="63" calcext:value-type="float">
            <text:p>63</text:p>
          </table:table-cell>
          <table:table-cell office:value-type="string" calcext:value-type="string">
            <text:p>2M39lUHuDlg</text:p>
          </table:table-cell>
          <table:table-cell office:value-type="string" calcext:value-type="string">
            <text:p>Kaggle Live-Coding: Deep Learning with GPUs (part 2) | Kaggle</text:p>
          </table:table-cell>
          <table:table-cell office:value-type="string" calcext:value-type="string">
            <text:p>Join Kaggle Data Scientist Rachael as she continues her emoji generation project using Kaggle's new GPU resources! </text:p>
            <text:p/>
            <text:p>This footage has not been edited so you can see the whole process, errors and all.</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Deep Learning with GPUs (part 2) | Kaggle</text:p>
            <text:p>https://www.youtube.com/watch?v=2M39lUHuDlg</text:p>
            <text:p/>
            <text:p>Kaggle</text:p>
            <text:p>http://www.youtube.com/user/kaggledotcom</text:p>
          </table:table-cell>
          <table:table-cell table:style-name="ce3" office:value-type="string" calcext:value-type="string">
            <text:p>2018-07-02 17:58:16</text:p>
          </table:table-cell>
          <table:table-cell office:value-type="string" calcext:value-type="string">
            <text:p>Deep learning, machine learning, neural networks, lstm, gpu, text generation, nlp, programming, coding, live coding, Kaggle, Kaggel, coffee chat, live-coding, live, learn, api, cli, python, data, data science, interview, questions, transfer learning, technology, tech, AI, artificial intelligence, coders, programmers, help, tutorial, projects, 101, rstats, stats, statistics, what is kaggle, how to, github, developer, kernels, datasets, data visualization,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676" calcext:value-type="float">
            <text:p>4676</text:p>
          </table:table-cell>
          <table:table-cell office:value-type="float" office:value="452" calcext:value-type="float">
            <text:p>452</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58</text:p>
          </table:table-cell>
          <table:table-cell table:formula="of:=YEAR([.E25])" office:value-type="float" office:value="2018" calcext:value-type="float">
            <text:p>2018</text:p>
          </table:table-cell>
          <table:table-cell table:formula="of:=MONTH([.E25])" office:value-type="float" office:value="7" calcext:value-type="float">
            <text:p>7</text:p>
          </table:table-cell>
          <table:table-cell table:style-name="ce1" office:value-type="date" office:date-value="2019-12-01" calcext:value-type="date">
            <text:p>2019-12-01</text:p>
          </table:table-cell>
          <table:table-cell table:formula="of:=COUNTIFS([.$S$2:.$S$180];YEAR([.U25]);[.$T$2:.$T$180];MONTH([.U25]))" office:value-type="float" office:value="8" calcext:value-type="float">
            <text:p>8</text:p>
          </table:table-cell>
          <table:table-cell table:formula="of:=SUMIFS([.K$2:.K$180];[.$S$2:.$S$180];YEAR([.$U25]);[.$T$2:.$T$180];MONTH([.$U25]))/10000" office:value-type="float" office:value="1.3874" calcext:value-type="float">
            <text:p>1.3874</text:p>
          </table:table-cell>
          <table:table-cell table:formula="of:=SUMIFS([.L$2:.L$180];[.$S$2:.$S$180];YEAR([.$U25]);[.$T$2:.$T$180];MONTH([.$U25]))/10000" office:value-type="float" office:value="2.5088" calcext:value-type="float">
            <text:p>2.5088</text:p>
          </table:table-cell>
          <table:table-cell table:formula="of:=SUMIFS([.M$2:.M$180];[.$S$2:.$S$180];YEAR([.$U25]);[.$T$2:.$T$180];MONTH([.$U25]))/1000" office:value-type="float" office:value="0.684" calcext:value-type="float">
            <text:p>0.684</text:p>
          </table:table-cell>
          <table:table-cell table:formula="of:=SUMIFS([.N$2:.N$180];[.$S$2:.$S$180];YEAR([.$U25]);[.$T$2:.$T$180];MONTH([.$U25]))/100" office:value-type="float" office:value="0.22" calcext:value-type="float">
            <text:p>0.22</text:p>
          </table:table-cell>
          <table:table-cell table:formula="of:=SUMIFS([.O$2:.O$180];[.$S$2:.$S$180];YEAR([.$U25]);[.$T$2:.$T$180];MONTH([.$U25]))/100" office:value-type="float" office:value="0.33" calcext:value-type="float">
            <text:p>0.33</text:p>
          </table:table-cell>
          <table:table-cell table:formula="of:=SUM([.V$2:.V25])" office:value-type="float" office:value="132" calcext:value-type="float">
            <text:p>132</text:p>
          </table:table-cell>
          <table:table-cell table:formula="of:=SUM([.W$2:.W25])" office:value-type="float" office:value="34.4047" calcext:value-type="float">
            <text:p>34.4047</text:p>
          </table:table-cell>
          <table:table-cell table:formula="of:=SUM([.X$2:.X25])" office:value-type="float" office:value="119.9072" calcext:value-type="float">
            <text:p>119.9072</text:p>
          </table:table-cell>
          <table:table-cell table:formula="of:=SUM([.Y$2:.Y25])" office:value-type="float" office:value="36.289" calcext:value-type="float">
            <text:p>36.289</text:p>
          </table:table-cell>
          <table:table-cell table:formula="of:=SUM([.Z$2:.Z25])" office:value-type="float" office:value="9.09" calcext:value-type="float">
            <text:p>9.09</text:p>
          </table:table-cell>
          <table:table-cell table:formula="of:=SUM([.AA$2:.AA25])" office:value-type="float" office:value="26.25" calcext:value-type="float">
            <text:p>26.25</text:p>
          </table:table-cell>
          <table:table-cell table:number-columns-repeated="8"/>
        </table:table-row>
        <table:table-row table:style-name="ro3">
          <table:table-cell office:value-type="float" office:value="30" calcext:value-type="float">
            <text:p>30</text:p>
          </table:table-cell>
          <table:table-cell office:value-type="string" calcext:value-type="string">
            <text:p>9Hkr5GdbEXQ</text:p>
          </table:table-cell>
          <table:table-cell office:value-type="string" calcext:value-type="string">
            <text:p>Kaggle Live-Coding: Named Entity Recognition | Kaggle</text:p>
          </table:table-cell>
          <table:table-cell office:value-type="string" calcext:value-type="string">
            <text:p>Join Kaggle data scientist Rachael live as she works on data science projects!</text:p>
            <text:p/>
            <text:p>See all previous live-coding streams here: https://www.youtube.com/watch?v=i92VI289zWw&amp;list=PLqFaTIg4myu9f21aM1POYVeoaHbFf1hMc</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Named Entity Recognition | Kaggle</text:p>
            <text:p>https://www.youtube.com/watch?v=9Hkr5GdbEXQ</text:p>
            <text:p/>
            <text:p>Kaggle</text:p>
            <text:p>http://www.youtube.com/user/kaggledotcom</text:p>
          </table:table-cell>
          <table:table-cell table:style-name="ce3" office:value-type="string" calcext:value-type="string">
            <text:p>2018-07-28 00:56:52</text:p>
          </table:table-cell>
          <table:table-cell office:value-type="string" calcext:value-type="string">
            <text:p>data science, coding, live coding, programming, spacy, python, nlp, data analysis, Kaggle, Kaggel, coffee chat, live-coding, live, learn, api, cli, data, interview, questions, transfer learning, networks,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443" calcext:value-type="float">
            <text:p>4443</text:p>
          </table:table-cell>
          <table:table-cell office:value-type="float" office:value="6035" calcext:value-type="float">
            <text:p>6035</text:p>
          </table:table-cell>
          <table:table-cell office:value-type="float" office:value="90" calcext:value-type="float">
            <text:p>90</text:p>
          </table:table-cell>
          <table:table-cell office:value-type="float" office:value="9" calcext:value-type="float">
            <text:p>9</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16</text:p>
          </table:table-cell>
          <table:table-cell table:formula="of:=YEAR([.E26])" office:value-type="float" office:value="2018" calcext:value-type="float">
            <text:p>2018</text:p>
          </table:table-cell>
          <table:table-cell table:formula="of:=MONTH([.E26])" office:value-type="float" office:value="7" calcext:value-type="float">
            <text:p>7</text:p>
          </table:table-cell>
          <table:table-cell table:style-name="ce1" office:value-type="date" office:date-value="2020-01-01" calcext:value-type="date">
            <text:p>2020-01-01</text:p>
          </table:table-cell>
          <table:table-cell table:formula="of:=COUNTIFS([.$S$2:.$S$180];YEAR([.U26]);[.$T$2:.$T$180];MONTH([.U26]))" office:value-type="float" office:value="17" calcext:value-type="float">
            <text:p>17</text:p>
          </table:table-cell>
          <table:table-cell table:formula="of:=SUMIFS([.K$2:.K$180];[.$S$2:.$S$180];YEAR([.$U26]);[.$T$2:.$T$180];MONTH([.$U26]))/10000" office:value-type="float" office:value="3.2668" calcext:value-type="float">
            <text:p>3.2668</text:p>
          </table:table-cell>
          <table:table-cell table:formula="of:=SUMIFS([.L$2:.L$180];[.$S$2:.$S$180];YEAR([.$U26]);[.$T$2:.$T$180];MONTH([.$U26]))/10000" office:value-type="float" office:value="3.8822" calcext:value-type="float">
            <text:p>3.8822</text:p>
          </table:table-cell>
          <table:table-cell table:formula="of:=SUMIFS([.M$2:.M$180];[.$S$2:.$S$180];YEAR([.$U26]);[.$T$2:.$T$180];MONTH([.$U26]))/1000" office:value-type="float" office:value="1.534" calcext:value-type="float">
            <text:p>1.534</text:p>
          </table:table-cell>
          <table:table-cell table:formula="of:=SUMIFS([.N$2:.N$180];[.$S$2:.$S$180];YEAR([.$U26]);[.$T$2:.$T$180];MONTH([.$U26]))/100" office:value-type="float" office:value="3.31" calcext:value-type="float">
            <text:p>3.31</text:p>
          </table:table-cell>
          <table:table-cell table:formula="of:=SUMIFS([.O$2:.O$180];[.$S$2:.$S$180];YEAR([.$U26]);[.$T$2:.$T$180];MONTH([.$U26]))/100" office:value-type="float" office:value="1.33" calcext:value-type="float">
            <text:p>1.33</text:p>
          </table:table-cell>
          <table:table-cell table:formula="of:=SUM([.V$2:.V26])" office:value-type="float" office:value="149" calcext:value-type="float">
            <text:p>149</text:p>
          </table:table-cell>
          <table:table-cell table:formula="of:=SUM([.W$2:.W26])" office:value-type="float" office:value="37.6715" calcext:value-type="float">
            <text:p>37.6715</text:p>
          </table:table-cell>
          <table:table-cell table:formula="of:=SUM([.X$2:.X26])" office:value-type="float" office:value="123.7894" calcext:value-type="float">
            <text:p>123.7894</text:p>
          </table:table-cell>
          <table:table-cell table:formula="of:=SUM([.Y$2:.Y26])" office:value-type="float" office:value="37.823" calcext:value-type="float">
            <text:p>37.823</text:p>
          </table:table-cell>
          <table:table-cell table:formula="of:=SUM([.Z$2:.Z26])" office:value-type="float" office:value="12.4" calcext:value-type="float">
            <text:p>12.4</text:p>
          </table:table-cell>
          <table:table-cell table:formula="of:=SUM([.AA$2:.AA26])" office:value-type="float" office:value="27.58" calcext:value-type="float">
            <text:p>27.58</text:p>
          </table:table-cell>
          <table:table-cell table:number-columns-repeated="8"/>
        </table:table-row>
        <table:table-row table:style-name="ro3">
          <table:table-cell office:value-type="float" office:value="46" calcext:value-type="float">
            <text:p>46</text:p>
          </table:table-cell>
          <table:table-cell office:value-type="string" calcext:value-type="string">
            <text:p>SnaI2pKDyLE</text:p>
          </table:table-cell>
          <table:table-cell office:value-type="string" calcext:value-type="string">
            <text:p>Kaggle Live-Coding: Anonymizing Tweets | Kaggle</text:p>
          </table:table-cell>
          <table:table-cell office:value-type="string" calcext:value-type="string">
            <text:p>Support the stream: https://streamlabs.com/kaggledotcom Join Kaggle data scientist Rachael live as she works on data science projects!</text:p>
            <text:p/>
            <text:p>See all previous livestreams here: https://www.youtube.com/watch?v=i92VI289zWw&amp;list=PLqFaTIg4myu9f21aM1POYVeoaHbFf1hMc</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Anonymizing Tweets | Kaggle</text:p>
            <text:p>https://www.youtube.com/watch?v=SnaI2pKDyLE</text:p>
            <text:p/>
            <text:p>Kaggle</text:p>
            <text:p>http://www.youtube.com/user/kaggledotcom</text:p>
          </table:table-cell>
          <table:table-cell table:style-name="ce3" office:value-type="string" calcext:value-type="string">
            <text:p>2018-08-18 00:39:50</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618" calcext:value-type="float">
            <text:p>3618</text:p>
          </table:table-cell>
          <table:table-cell office:value-type="float" office:value="565" calcext:value-type="float">
            <text:p>565</text:p>
          </table:table-cell>
          <table:table-cell office:value-type="float" office:value="20" calcext:value-type="float">
            <text:p>20</text:p>
          </table:table-cell>
          <table:table-cell table:number-columns-repeated="3" office:value-type="float" office:value="0" calcext:value-type="float">
            <text:p>0</text:p>
          </table:table-cell>
          <table:table-cell office:value-type="string" calcext:value-type="string">
            <text:p>bert</text:p>
          </table:table-cell>
          <table:table-cell table:style-name="ce3" office:value-type="string" calcext:value-type="string">
            <text:p>2020-04-21 17:14:36</text:p>
          </table:table-cell>
          <table:table-cell table:formula="of:=YEAR([.E27])" office:value-type="float" office:value="2018" calcext:value-type="float">
            <text:p>2018</text:p>
          </table:table-cell>
          <table:table-cell table:formula="of:=MONTH([.E27])" office:value-type="float" office:value="8" calcext:value-type="float">
            <text:p>8</text:p>
          </table:table-cell>
          <table:table-cell table:style-name="ce1" office:value-type="date" office:date-value="2020-02-01" calcext:value-type="date">
            <text:p>2020-02-01</text:p>
          </table:table-cell>
          <table:table-cell table:formula="of:=COUNTIFS([.$S$2:.$S$180];YEAR([.U27]);[.$T$2:.$T$180];MONTH([.U27]))" office:value-type="float" office:value="9" calcext:value-type="float">
            <text:p>9</text:p>
          </table:table-cell>
          <table:table-cell table:formula="of:=SUMIFS([.K$2:.K$180];[.$S$2:.$S$180];YEAR([.$U27]);[.$T$2:.$T$180];MONTH([.$U27]))/10000" office:value-type="float" office:value="0.8318" calcext:value-type="float">
            <text:p>0.8318</text:p>
          </table:table-cell>
          <table:table-cell table:formula="of:=SUMIFS([.L$2:.L$180];[.$S$2:.$S$180];YEAR([.$U27]);[.$T$2:.$T$180];MONTH([.$U27]))/10000" office:value-type="float" office:value="2.2614" calcext:value-type="float">
            <text:p>2.2614</text:p>
          </table:table-cell>
          <table:table-cell table:formula="of:=SUMIFS([.M$2:.M$180];[.$S$2:.$S$180];YEAR([.$U27]);[.$T$2:.$T$180];MONTH([.$U27]))/1000" office:value-type="float" office:value="0.668" calcext:value-type="float">
            <text:p>0.668</text:p>
          </table:table-cell>
          <table:table-cell table:formula="of:=SUMIFS([.N$2:.N$180];[.$S$2:.$S$180];YEAR([.$U27]);[.$T$2:.$T$180];MONTH([.$U27]))/100" office:value-type="float" office:value="0.37" calcext:value-type="float">
            <text:p>0.37</text:p>
          </table:table-cell>
          <table:table-cell table:formula="of:=SUMIFS([.O$2:.O$180];[.$S$2:.$S$180];YEAR([.$U27]);[.$T$2:.$T$180];MONTH([.$U27]))/100" office:value-type="float" office:value="0.88" calcext:value-type="float">
            <text:p>0.88</text:p>
          </table:table-cell>
          <table:table-cell table:formula="of:=SUM([.V$2:.V27])" office:value-type="float" office:value="158" calcext:value-type="float">
            <text:p>158</text:p>
          </table:table-cell>
          <table:table-cell table:formula="of:=SUM([.W$2:.W27])" office:value-type="float" office:value="38.5033" calcext:value-type="float">
            <text:p>38.5033</text:p>
          </table:table-cell>
          <table:table-cell table:formula="of:=SUM([.X$2:.X27])" office:value-type="float" office:value="126.0508" calcext:value-type="float">
            <text:p>126.0508</text:p>
          </table:table-cell>
          <table:table-cell table:formula="of:=SUM([.Y$2:.Y27])" office:value-type="float" office:value="38.491" calcext:value-type="float">
            <text:p>38.491</text:p>
          </table:table-cell>
          <table:table-cell table:formula="of:=SUM([.Z$2:.Z27])" office:value-type="float" office:value="12.77" calcext:value-type="float">
            <text:p>12.77</text:p>
          </table:table-cell>
          <table:table-cell table:formula="of:=SUM([.AA$2:.AA27])" office:value-type="float" office:value="28.46" calcext:value-type="float">
            <text:p>28.46</text:p>
          </table:table-cell>
          <table:table-cell table:number-columns-repeated="8"/>
        </table:table-row>
        <table:table-row table:style-name="ro3">
          <table:table-cell office:value-type="float" office:value="43" calcext:value-type="float">
            <text:p>43</text:p>
          </table:table-cell>
          <table:table-cell office:value-type="string" calcext:value-type="string">
            <text:p>eMhJezq7V-w</text:p>
          </table:table-cell>
          <table:table-cell office:value-type="string" calcext:value-type="string">
            <text:p>Data Con LA 2018 | Kaggle presentation by Megan Risdal | Kaggle</text:p>
          </table:table-cell>
          <table:table-cell office:value-type="string" calcext:value-type="string">
            <text:p>Watch Kaggle's Megan Risdal, who spoke live at Data Con LA on two things that enable better collaboration among data scientists.</text:p>
            <text:p/>
            <text:p>Watch full stream at: https://www.youtube.com/watch?v=BPsK3yG5F9Q</text:p>
            <text:p/>
            <text:p>Follow Megan on twitter: twitter.com/meganrisdal</text:p>
            <text:p>Follow Kaggle on twitter: twitter.com/kaggle</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Data Con LA 2018 | Kaggle presentation by Megan Risdal | Kaggle</text:p>
            <text:p>https://www.youtube.com/watch?v=eMhJezq7V-w</text:p>
            <text:p/>
            <text:p>Kaggle</text:p>
            <text:p>http://www.youtube.com/user/kaggledotcom</text:p>
          </table:table-cell>
          <table:table-cell table:style-name="ce3" office:value-type="string" calcext:value-type="string">
            <text:p>2018-08-20 17:37:15</text:p>
          </table:table-cell>
          <table:table-cell office:value-type="string" calcext:value-type="string">
            <text:p>machine learning, data science, kaggle, datacon, dataconla, keynote, Kaggel, coffee chat, live-coding, live, learn, api, cli, python, data, interview, questions, transfer learning, coding, networks, programming, technology, tech,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728" calcext:value-type="float">
            <text:p>728</text:p>
          </table:table-cell>
          <table:table-cell office:value-type="float" office:value="1200" calcext:value-type="float">
            <text:p>1200</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06</text:p>
          </table:table-cell>
          <table:table-cell table:formula="of:=YEAR([.E28])" office:value-type="float" office:value="2018" calcext:value-type="float">
            <text:p>2018</text:p>
          </table:table-cell>
          <table:table-cell table:formula="of:=MONTH([.E28])" office:value-type="float" office:value="8" calcext:value-type="float">
            <text:p>8</text:p>
          </table:table-cell>
          <table:table-cell table:style-name="ce1" office:value-type="date" office:date-value="2020-03-01" calcext:value-type="date">
            <text:p>2020-03-01</text:p>
          </table:table-cell>
          <table:table-cell table:formula="of:=COUNTIFS([.$S$2:.$S$180];YEAR([.U28]);[.$T$2:.$T$180];MONTH([.U28]))" office:value-type="float" office:value="4" calcext:value-type="float">
            <text:p>4</text:p>
          </table:table-cell>
          <table:table-cell table:formula="of:=SUMIFS([.K$2:.K$180];[.$S$2:.$S$180];YEAR([.$U28]);[.$T$2:.$T$180];MONTH([.$U28]))/10000" office:value-type="float" office:value="0.4936" calcext:value-type="float">
            <text:p>0.4936</text:p>
          </table:table-cell>
          <table:table-cell table:formula="of:=SUMIFS([.L$2:.L$180];[.$S$2:.$S$180];YEAR([.$U28]);[.$T$2:.$T$180];MONTH([.$U28]))/10000" office:value-type="float" office:value="0.4865" calcext:value-type="float">
            <text:p>0.4865</text:p>
          </table:table-cell>
          <table:table-cell table:formula="of:=SUMIFS([.M$2:.M$180];[.$S$2:.$S$180];YEAR([.$U28]);[.$T$2:.$T$180];MONTH([.$U28]))/1000" office:value-type="float" office:value="0.212" calcext:value-type="float">
            <text:p>0.212</text:p>
          </table:table-cell>
          <table:table-cell table:formula="of:=SUMIFS([.N$2:.N$180];[.$S$2:.$S$180];YEAR([.$U28]);[.$T$2:.$T$180];MONTH([.$U28]))/100" office:value-type="float" office:value="0.01" calcext:value-type="float">
            <text:p>0.01</text:p>
          </table:table-cell>
          <table:table-cell table:formula="of:=SUMIFS([.O$2:.O$180];[.$S$2:.$S$180];YEAR([.$U28]);[.$T$2:.$T$180];MONTH([.$U28]))/100" office:value-type="float" office:value="0.36" calcext:value-type="float">
            <text:p>0.36</text:p>
          </table:table-cell>
          <table:table-cell table:formula="of:=SUM([.V$2:.V28])" office:value-type="float" office:value="162" calcext:value-type="float">
            <text:p>162</text:p>
          </table:table-cell>
          <table:table-cell table:formula="of:=SUM([.W$2:.W28])" office:value-type="float" office:value="38.9969" calcext:value-type="float">
            <text:p>38.9969</text:p>
          </table:table-cell>
          <table:table-cell table:formula="of:=SUM([.X$2:.X28])" office:value-type="float" office:value="126.5373" calcext:value-type="float">
            <text:p>126.5373</text:p>
          </table:table-cell>
          <table:table-cell table:formula="of:=SUM([.Y$2:.Y28])" office:value-type="float" office:value="38.703" calcext:value-type="float">
            <text:p>38.703</text:p>
          </table:table-cell>
          <table:table-cell table:formula="of:=SUM([.Z$2:.Z28])" office:value-type="float" office:value="12.78" calcext:value-type="float">
            <text:p>12.78</text:p>
          </table:table-cell>
          <table:table-cell table:formula="of:=SUM([.AA$2:.AA28])" office:value-type="float" office:value="28.82" calcext:value-type="float">
            <text:p>28.82</text:p>
          </table:table-cell>
          <table:table-cell table:number-columns-repeated="8"/>
        </table:table-row>
        <table:table-row table:style-name="ro3">
          <table:table-cell office:value-type="float" office:value="77" calcext:value-type="float">
            <text:p>77</text:p>
          </table:table-cell>
          <table:table-cell office:value-type="string" calcext:value-type="string">
            <text:p>uvCS_lfxFWI</text:p>
          </table:table-cell>
          <table:table-cell office:value-type="string" calcext:value-type="string">
            <text:p>Kaggle Live-Coding: How to turn text into structured data for NLP | Kaggle</text:p>
          </table:table-cell>
          <table:table-cell office:value-type="string" calcext:value-type="string">
            <text:p>Join Kaggle data scientist Rachael live as she works on data science projects!</text:p>
            <text:p/>
            <text:p>See all previous livestreams here: https://www.youtube.com/watch?v=i92VI289zWw&amp;list=PLqFaTIg4myu9f21aM1POYVeoaHbFf1hMc</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How to turn text into structured data for NLP | Kaggle</text:p>
            <text:p>https://www.youtube.com/watch?v=uvCS_lfxFWI</text:p>
            <text:p/>
            <text:p>Kaggle</text:p>
            <text:p>http://www.youtube.com/user/kaggledotcom</text:p>
          </table:table-cell>
          <table:table-cell table:style-name="ce3" office:value-type="string" calcext:value-type="string">
            <text:p>2018-10-06 00:45:35</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791" calcext:value-type="float">
            <text:p>3791</text:p>
          </table:table-cell>
          <table:table-cell office:value-type="float" office:value="1434" calcext:value-type="float">
            <text:p>1434</text:p>
          </table:table-cell>
          <table:table-cell office:value-type="float" office:value="52" calcext:value-type="float">
            <text:p>52</text:p>
          </table:table-cell>
          <table:table-cell office:value-type="float" office:value="7" calcext:value-type="float">
            <text:p>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20</text:p>
          </table:table-cell>
          <table:table-cell table:formula="of:=YEAR([.E29])" office:value-type="float" office:value="2018" calcext:value-type="float">
            <text:p>2018</text:p>
          </table:table-cell>
          <table:table-cell table:formula="of:=MONTH([.E29])" office:value-type="float" office:value="10" calcext:value-type="float">
            <text:p>10</text:p>
          </table:table-cell>
          <table:table-cell table:style-name="ce1" office:value-type="date" office:date-value="2020-04-01" calcext:value-type="date">
            <text:p>2020-04-01</text:p>
          </table:table-cell>
          <table:table-cell table:formula="of:=COUNTIFS([.$S$2:.$S$180];YEAR([.U29]);[.$T$2:.$T$180];MONTH([.U29]))" office:value-type="float" office:value="1" calcext:value-type="float">
            <text:p>1</text:p>
          </table:table-cell>
          <table:table-cell table:formula="of:=SUMIFS([.K$2:.K$180];[.$S$2:.$S$180];YEAR([.$U29]);[.$T$2:.$T$180];MONTH([.$U29]))/10000" office:value-type="float" office:value="0.1596" calcext:value-type="float">
            <text:p>0.1596</text:p>
          </table:table-cell>
          <table:table-cell table:formula="of:=SUMIFS([.L$2:.L$180];[.$S$2:.$S$180];YEAR([.$U29]);[.$T$2:.$T$180];MONTH([.$U29]))/10000" office:value-type="float" office:value="0.0655" calcext:value-type="float">
            <text:p>0.0655</text:p>
          </table:table-cell>
          <table:table-cell table:formula="of:=SUMIFS([.M$2:.M$180];[.$S$2:.$S$180];YEAR([.$U29]);[.$T$2:.$T$180];MONTH([.$U29]))/1000" office:value-type="float" office:value="0.053" calcext:value-type="float">
            <text:p>0.053</text:p>
          </table:table-cell>
          <table:table-cell table:formula="of:=SUMIFS([.N$2:.N$180];[.$S$2:.$S$180];YEAR([.$U29]);[.$T$2:.$T$180];MONTH([.$U29]))/100" office:value-type="float" office:value="0" calcext:value-type="float">
            <text:p>0</text:p>
          </table:table-cell>
          <table:table-cell table:formula="of:=SUMIFS([.O$2:.O$180];[.$S$2:.$S$180];YEAR([.$U29]);[.$T$2:.$T$180];MONTH([.$U29]))/100" office:value-type="float" office:value="0.06" calcext:value-type="float">
            <text:p>0.06</text:p>
          </table:table-cell>
          <table:table-cell table:formula="of:=SUM([.V$2:.V29])" office:value-type="float" office:value="163" calcext:value-type="float">
            <text:p>163</text:p>
          </table:table-cell>
          <table:table-cell table:formula="of:=SUM([.W$2:.W29])" office:value-type="float" office:value="39.1565" calcext:value-type="float">
            <text:p>39.1565</text:p>
          </table:table-cell>
          <table:table-cell table:formula="of:=SUM([.X$2:.X29])" office:value-type="float" office:value="126.6028" calcext:value-type="float">
            <text:p>126.6028</text:p>
          </table:table-cell>
          <table:table-cell table:formula="of:=SUM([.Y$2:.Y29])" office:value-type="float" office:value="38.756" calcext:value-type="float">
            <text:p>38.756</text:p>
          </table:table-cell>
          <table:table-cell table:formula="of:=SUM([.Z$2:.Z29])" office:value-type="float" office:value="12.78" calcext:value-type="float">
            <text:p>12.78</text:p>
          </table:table-cell>
          <table:table-cell table:formula="of:=SUM([.AA$2:.AA29])" office:value-type="float" office:value="28.88" calcext:value-type="float">
            <text:p>28.88</text:p>
          </table:table-cell>
          <table:table-cell table:number-columns-repeated="8"/>
        </table:table-row>
        <table:table-row table:style-name="ro3">
          <table:table-cell office:value-type="float" office:value="48" calcext:value-type="float">
            <text:p>48</text:p>
          </table:table-cell>
          <table:table-cell office:value-type="string" calcext:value-type="string">
            <text:p>I82arEIPP6U</text:p>
          </table:table-cell>
          <table:table-cell office:value-type="string" calcext:value-type="string">
            <text:p>Kaggle Reading Group: Understanding Social Connections from Unstructured Text | Kaggle</text:p>
          </table:table-cell>
          <table:table-cell office:value-type="string" calcext:value-type="string">
            <text:p>Join Kaggle Data Scientist Rachael as she reads through an NLP paper!</text:p>
            <text:p/>
            <text:p>Today's paper is "Know Who Your Friends Are: Understanding Social Connections from Unstructured Text", by Deleris et al. Link to paper: https://aclanthology.info/papers/N18-5016/n18-5016</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Understanding Social Connections from Unstructured Text | Kaggle</text:p>
            <text:p>https://www.youtube.com/watch?v=I82arEIPP6U</text:p>
            <text:p/>
            <text:p>Kaggle</text:p>
            <text:p>http://www.youtube.com/user/kaggledotcom</text:p>
          </table:table-cell>
          <table:table-cell table:style-name="ce3" office:value-type="string" calcext:value-type="string">
            <text:p>2018-10-11 17:40:50</text:p>
          </table:table-cell>
          <table:table-cell office:value-type="string" calcext:value-type="string">
            <text:p>kaggle, nlp, data science, linguistics, social network, text, text data, Kaggel, coffee chat, live-coding, live, learn, api, cli, python,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610" calcext:value-type="float">
            <text:p>3610</text:p>
          </table:table-cell>
          <table:table-cell office:value-type="float" office:value="2817" calcext:value-type="float">
            <text:p>2817</text:p>
          </table:table-cell>
          <table:table-cell office:value-type="float" office:value="71" calcext:value-type="float">
            <text:p>7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9</text:p>
          </table:table-cell>
          <table:table-cell table:formula="of:=YEAR([.E30])" office:value-type="float" office:value="2018" calcext:value-type="float">
            <text:p>2018</text:p>
          </table:table-cell>
          <table:table-cell table:formula="of:=MONTH([.E30])" office:value-type="float" office:value="10" calcext:value-type="float">
            <text:p>10</text:p>
          </table:table-cell>
          <table:table-cell table:style-name="ce1" office:value-type="date" office:date-value="2020-05-01" calcext:value-type="date">
            <text:p>2020-05-01</text:p>
          </table:table-cell>
          <table:table-cell table:formula="of:=COUNTIFS([.$S$2:.$S$180];YEAR([.U30]);[.$T$2:.$T$180];MONTH([.U30]))" office:value-type="float" office:value="0" calcext:value-type="float">
            <text:p>0</text:p>
          </table:table-cell>
          <table:table-cell table:formula="of:=SUMIFS([.K$2:.K$180];[.$S$2:.$S$180];YEAR([.$U30]);[.$T$2:.$T$180];MONTH([.$U30]))/10000" office:value-type="float" office:value="0" calcext:value-type="float">
            <text:p>0</text:p>
          </table:table-cell>
          <table:table-cell table:formula="of:=SUMIFS([.L$2:.L$180];[.$S$2:.$S$180];YEAR([.$U30]);[.$T$2:.$T$180];MONTH([.$U30]))/10000" office:value-type="float" office:value="0" calcext:value-type="float">
            <text:p>0</text:p>
          </table:table-cell>
          <table:table-cell table:formula="of:=SUMIFS([.M$2:.M$180];[.$S$2:.$S$180];YEAR([.$U30]);[.$T$2:.$T$180];MONTH([.$U30]))/1000" office:value-type="float" office:value="0" calcext:value-type="float">
            <text:p>0</text:p>
          </table:table-cell>
          <table:table-cell table:formula="of:=SUMIFS([.N$2:.N$180];[.$S$2:.$S$180];YEAR([.$U30]);[.$T$2:.$T$180];MONTH([.$U30]))/100" office:value-type="float" office:value="0" calcext:value-type="float">
            <text:p>0</text:p>
          </table:table-cell>
          <table:table-cell table:formula="of:=SUMIFS([.O$2:.O$180];[.$S$2:.$S$180];YEAR([.$U30]);[.$T$2:.$T$180];MONTH([.$U30]))/100" office:value-type="float" office:value="0" calcext:value-type="float">
            <text:p>0</text:p>
          </table:table-cell>
          <table:table-cell table:formula="of:=SUM([.V$2:.V30])" office:value-type="float" office:value="163" calcext:value-type="float">
            <text:p>163</text:p>
          </table:table-cell>
          <table:table-cell table:formula="of:=SUM([.W$2:.W30])" office:value-type="float" office:value="39.1565" calcext:value-type="float">
            <text:p>39.1565</text:p>
          </table:table-cell>
          <table:table-cell table:formula="of:=SUM([.X$2:.X30])" office:value-type="float" office:value="126.6028" calcext:value-type="float">
            <text:p>126.6028</text:p>
          </table:table-cell>
          <table:table-cell table:formula="of:=SUM([.Y$2:.Y30])" office:value-type="float" office:value="38.756" calcext:value-type="float">
            <text:p>38.756</text:p>
          </table:table-cell>
          <table:table-cell table:formula="of:=SUM([.Z$2:.Z30])" office:value-type="float" office:value="12.78" calcext:value-type="float">
            <text:p>12.78</text:p>
          </table:table-cell>
          <table:table-cell table:formula="of:=SUM([.AA$2:.AA30])" office:value-type="float" office:value="28.88" calcext:value-type="float">
            <text:p>28.88</text:p>
          </table:table-cell>
          <table:table-cell table:number-columns-repeated="8"/>
        </table:table-row>
        <table:table-row table:style-name="ro3">
          <table:table-cell office:value-type="float" office:value="39" calcext:value-type="float">
            <text:p>39</text:p>
          </table:table-cell>
          <table:table-cell office:value-type="string" calcext:value-type="string">
            <text:p>LDDSnr_SHB4</text:p>
          </table:table-cell>
          <table:table-cell office:value-type="string" calcext:value-type="string">
            <text:p>Kaggle Live-Coding: Tokenizing for NLP | Kaggle</text:p>
          </table:table-cell>
          <table:table-cell office:value-type="string" calcext:value-type="string">
            <text:p>Join Kaggle Data Scientist Rachael as she works on data science projects! This week, we'll be looking at various methods for tokenizing in NLP, in both Python &amp; R. </text:p>
            <text:p/>
            <text:p>See previous streams here: https://www.youtube.com/playlist?list=PLqFaTIg4myu9f21aM1POYVeoaHbFf1hMc</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Tokenizing for NLP | Kaggle</text:p>
            <text:p>https://www.youtube.com/watch?v=LDDSnr_SHB4</text:p>
            <text:p/>
            <text:p>Kaggle</text:p>
            <text:p>http://www.youtube.com/user/kaggledotcom</text:p>
          </table:table-cell>
          <table:table-cell table:style-name="ce3" office:value-type="string" calcext:value-type="string">
            <text:p>2018-10-13 00:39:3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681" calcext:value-type="float">
            <text:p>3681</text:p>
          </table:table-cell>
          <table:table-cell office:value-type="float" office:value="862" calcext:value-type="float">
            <text:p>862</text:p>
          </table:table-cell>
          <table:table-cell office:value-type="float" office:value="24" calcext:value-type="float">
            <text:p>2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45</text:p>
          </table:table-cell>
          <table:table-cell table:formula="of:=YEAR([.E31])" office:value-type="float" office:value="2018" calcext:value-type="float">
            <text:p>2018</text:p>
          </table:table-cell>
          <table:table-cell table:formula="of:=MONTH([.E31])" office:value-type="float" office:value="10" calcext:value-type="float">
            <text:p>10</text:p>
          </table:table-cell>
          <table:table-cell table:style-name="ce1" office:value-type="date" office:date-value="2020-06-01" calcext:value-type="date">
            <text:p>2020-06-01</text:p>
          </table:table-cell>
          <table:table-cell table:formula="of:=COUNTIFS([.$S$2:.$S$180];YEAR([.U31]);[.$T$2:.$T$180];MONTH([.U31]))" office:value-type="float" office:value="0" calcext:value-type="float">
            <text:p>0</text:p>
          </table:table-cell>
          <table:table-cell table:formula="of:=SUMIFS([.K$2:.K$180];[.$S$2:.$S$180];YEAR([.$U31]);[.$T$2:.$T$180];MONTH([.$U31]))/10000" office:value-type="float" office:value="0" calcext:value-type="float">
            <text:p>0</text:p>
          </table:table-cell>
          <table:table-cell table:formula="of:=SUMIFS([.L$2:.L$180];[.$S$2:.$S$180];YEAR([.$U31]);[.$T$2:.$T$180];MONTH([.$U31]))/10000" office:value-type="float" office:value="0" calcext:value-type="float">
            <text:p>0</text:p>
          </table:table-cell>
          <table:table-cell table:formula="of:=SUMIFS([.M$2:.M$180];[.$S$2:.$S$180];YEAR([.$U31]);[.$T$2:.$T$180];MONTH([.$U31]))/1000" office:value-type="float" office:value="0" calcext:value-type="float">
            <text:p>0</text:p>
          </table:table-cell>
          <table:table-cell table:formula="of:=SUMIFS([.N$2:.N$180];[.$S$2:.$S$180];YEAR([.$U31]);[.$T$2:.$T$180];MONTH([.$U31]))/100" office:value-type="float" office:value="0" calcext:value-type="float">
            <text:p>0</text:p>
          </table:table-cell>
          <table:table-cell table:formula="of:=SUMIFS([.O$2:.O$180];[.$S$2:.$S$180];YEAR([.$U31]);[.$T$2:.$T$180];MONTH([.$U31]))/100" office:value-type="float" office:value="0" calcext:value-type="float">
            <text:p>0</text:p>
          </table:table-cell>
          <table:table-cell table:formula="of:=SUM([.V$2:.V31])" office:value-type="float" office:value="163" calcext:value-type="float">
            <text:p>163</text:p>
          </table:table-cell>
          <table:table-cell table:formula="of:=SUM([.W$2:.W31])" office:value-type="float" office:value="39.1565" calcext:value-type="float">
            <text:p>39.1565</text:p>
          </table:table-cell>
          <table:table-cell table:formula="of:=SUM([.X$2:.X31])" office:value-type="float" office:value="126.6028" calcext:value-type="float">
            <text:p>126.6028</text:p>
          </table:table-cell>
          <table:table-cell table:formula="of:=SUM([.Y$2:.Y31])" office:value-type="float" office:value="38.756" calcext:value-type="float">
            <text:p>38.756</text:p>
          </table:table-cell>
          <table:table-cell table:formula="of:=SUM([.Z$2:.Z31])" office:value-type="float" office:value="12.78" calcext:value-type="float">
            <text:p>12.78</text:p>
          </table:table-cell>
          <table:table-cell table:formula="of:=SUM([.AA$2:.AA31])" office:value-type="float" office:value="28.88" calcext:value-type="float">
            <text:p>28.88</text:p>
          </table:table-cell>
          <table:table-cell table:number-columns-repeated="8"/>
        </table:table-row>
        <table:table-row table:style-name="ro3">
          <table:table-cell office:value-type="float" office:value="141" calcext:value-type="float">
            <text:p>141</text:p>
          </table:table-cell>
          <table:table-cell office:value-type="string" calcext:value-type="string">
            <text:p>pLkW52SqcGU</text:p>
          </table:table-cell>
          <table:table-cell office:value-type="string" calcext:value-type="string">
            <text:p>Milestones in Neural Natural Language Processing with Sebastian Ruder - TWiML Talk #195</text:p>
          </table:table-cell>
          <table:table-cell office:value-type="string" calcext:value-type="string">
            <text:p>In this episode, were joined by Sebastian Ruder, a PhD student studying natural language processing at the National University of Ireland and a Research Scientist at text analysis startup Aylien.</text:p>
            <text:p/>
            <text:p> In our conversation, Sebastian and I discuss recent milestones in neural NLP, including multi-task learning and pretrained language models. We also discuss the use of attention-based models, Tree RNNs and LSTMs, and memory-based networks. Finally, Sebastian walks us through his recent ULMFit paper, short for Universal Language Model Fine-tuning for Text Classification, which he co-authored with Jeremy Howard of fast.ai who I interviewed in episode 186.</text:p>
            <text:p/>
            <text:p> For the complete show notes for this episode, visit https://twimlai.com/talk/195.</text:p>
          </table:table-cell>
          <table:table-cell table:style-name="ce3" office:value-type="string" calcext:value-type="string">
            <text:p>2018-10-29 20:40:06</text:p>
          </table:table-cell>
          <table:table-cell office:value-type="string" calcext:value-type="string">
            <text:p>ai, artificial, data, fastai, howard, ibm, intelligence, ireland, jeremy, language, learning, lstm, machine, ml, national, natural, neural, nlp, of, podcast, processing, ruder, science, sebastian, tech, technology, twiml, umlfit, university</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704" calcext:value-type="float">
            <text:p>3704</text:p>
          </table:table-cell>
          <table:table-cell office:value-type="float" office:value="681" calcext:value-type="float">
            <text:p>681</text:p>
          </table:table-cell>
          <table:table-cell office:value-type="float" office:value="13" calcext:value-type="float">
            <text:p>1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46</text:p>
          </table:table-cell>
          <table:table-cell table:formula="of:=YEAR([.E32])" office:value-type="float" office:value="2018" calcext:value-type="float">
            <text:p>2018</text:p>
          </table:table-cell>
          <table:table-cell table:formula="of:=MONTH([.E32])" office:value-type="float" office:value="10" calcext:value-type="float">
            <text:p>10</text:p>
          </table:table-cell>
          <table:table-cell table:style-name="ce1" office:value-type="date" office:date-value="2020-07-01" calcext:value-type="date">
            <text:p>2020-07-01</text:p>
          </table:table-cell>
          <table:table-cell table:formula="of:=COUNTIFS([.$S$2:.$S$180];YEAR([.U32]);[.$T$2:.$T$180];MONTH([.U32]))" office:value-type="float" office:value="0" calcext:value-type="float">
            <text:p>0</text:p>
          </table:table-cell>
          <table:table-cell table:formula="of:=SUMIFS([.K$2:.K$180];[.$S$2:.$S$180];YEAR([.$U32]);[.$T$2:.$T$180];MONTH([.$U32]))/10000" office:value-type="float" office:value="0" calcext:value-type="float">
            <text:p>0</text:p>
          </table:table-cell>
          <table:table-cell table:formula="of:=SUMIFS([.L$2:.L$180];[.$S$2:.$S$180];YEAR([.$U32]);[.$T$2:.$T$180];MONTH([.$U32]))/10000" office:value-type="float" office:value="0" calcext:value-type="float">
            <text:p>0</text:p>
          </table:table-cell>
          <table:table-cell table:formula="of:=SUMIFS([.M$2:.M$180];[.$S$2:.$S$180];YEAR([.$U32]);[.$T$2:.$T$180];MONTH([.$U32]))/1000" office:value-type="float" office:value="0" calcext:value-type="float">
            <text:p>0</text:p>
          </table:table-cell>
          <table:table-cell table:formula="of:=SUMIFS([.N$2:.N$180];[.$S$2:.$S$180];YEAR([.$U32]);[.$T$2:.$T$180];MONTH([.$U32]))/100" office:value-type="float" office:value="0" calcext:value-type="float">
            <text:p>0</text:p>
          </table:table-cell>
          <table:table-cell table:formula="of:=SUMIFS([.O$2:.O$180];[.$S$2:.$S$180];YEAR([.$U32]);[.$T$2:.$T$180];MONTH([.$U32]))/100" office:value-type="float" office:value="0" calcext:value-type="float">
            <text:p>0</text:p>
          </table:table-cell>
          <table:table-cell table:formula="of:=SUM([.V$2:.V32])" office:value-type="float" office:value="163" calcext:value-type="float">
            <text:p>163</text:p>
          </table:table-cell>
          <table:table-cell table:formula="of:=SUM([.W$2:.W32])" office:value-type="float" office:value="39.1565" calcext:value-type="float">
            <text:p>39.1565</text:p>
          </table:table-cell>
          <table:table-cell table:formula="of:=SUM([.X$2:.X32])" office:value-type="float" office:value="126.6028" calcext:value-type="float">
            <text:p>126.6028</text:p>
          </table:table-cell>
          <table:table-cell table:formula="of:=SUM([.Y$2:.Y32])" office:value-type="float" office:value="38.756" calcext:value-type="float">
            <text:p>38.756</text:p>
          </table:table-cell>
          <table:table-cell table:formula="of:=SUM([.Z$2:.Z32])" office:value-type="float" office:value="12.78" calcext:value-type="float">
            <text:p>12.78</text:p>
          </table:table-cell>
          <table:table-cell table:formula="of:=SUM([.AA$2:.AA32])" office:value-type="float" office:value="28.88" calcext:value-type="float">
            <text:p>28.88</text:p>
          </table:table-cell>
          <table:table-cell table:number-columns-repeated="8"/>
        </table:table-row>
        <table:table-row table:style-name="ro3">
          <table:table-cell office:value-type="float" office:value="68" calcext:value-type="float">
            <text:p>68</text:p>
          </table:table-cell>
          <table:table-cell office:value-type="string" calcext:value-type="string">
            <text:p>W0-Dufn2WcI</text:p>
          </table:table-cell>
          <table:table-cell office:value-type="string" calcext:value-type="string">
            <text:p>Kaggle Reading Group: Neural Networks and Neural Language Models (Part 2: Training) | Kaggle</text:p>
          </table:table-cell>
          <table:table-cell office:value-type="string" calcext:value-type="string">
            <text:p>Join Kaggle Data Scientist Rachael as she reads through an NLP paper! We'll be picking back up with section 7.4, Training Neural Nets.</text:p>
            <text:p/>
            <text:p>Today's paper is the chapter "Neural Networks and Neural Language Models" from "Speech and Language Processing" by Daniel Jurafsky &amp; James H. Martin. This chapter is new to the currently-in-progress edition of the book, so even if you've read it previously, this should be new. You can find a link to the paper here: https://web.stanford.edu/~jurafsky/slp3/7.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Neural Networks and Neural Language Models (Part 2: Training) | Kaggle</text:p>
            <text:p>https://www.youtube.com/watch?v=W0-Dufn2WcI</text:p>
            <text:p/>
            <text:p>Kaggle</text:p>
            <text:p>http://www.youtube.com/user/kaggledotcom</text:p>
          </table:table-cell>
          <table:table-cell table:style-name="ce3" office:value-type="string" calcext:value-type="string">
            <text:p>2018-11-14 18:56:34</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553" calcext:value-type="float">
            <text:p>4553</text:p>
          </table:table-cell>
          <table:table-cell office:value-type="float" office:value="1316" calcext:value-type="float">
            <text:p>1316</text:p>
          </table:table-cell>
          <table:table-cell office:value-type="float" office:value="29" calcext:value-type="float">
            <text:p>29</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9</text:p>
          </table:table-cell>
          <table:table-cell table:formula="of:=YEAR([.E33])" office:value-type="float" office:value="2018" calcext:value-type="float">
            <text:p>2018</text:p>
          </table:table-cell>
          <table:table-cell table:formula="of:=MONTH([.E33])" office:value-type="float" office:value="11" calcext:value-type="float">
            <text:p>11</text:p>
          </table:table-cell>
          <table:table-cell table:style-name="ce1" office:value-type="date" office:date-value="2020-08-01" calcext:value-type="date">
            <text:p>2020-08-01</text:p>
          </table:table-cell>
          <table:table-cell table:formula="of:=COUNTIFS([.$S$2:.$S$180];YEAR([.U33]);[.$T$2:.$T$180];MONTH([.U33]))" office:value-type="float" office:value="0" calcext:value-type="float">
            <text:p>0</text:p>
          </table:table-cell>
          <table:table-cell table:formula="of:=SUMIFS([.K$2:.K$180];[.$S$2:.$S$180];YEAR([.$U33]);[.$T$2:.$T$180];MONTH([.$U33]))/10000" office:value-type="float" office:value="0" calcext:value-type="float">
            <text:p>0</text:p>
          </table:table-cell>
          <table:table-cell table:formula="of:=SUMIFS([.L$2:.L$180];[.$S$2:.$S$180];YEAR([.$U33]);[.$T$2:.$T$180];MONTH([.$U33]))/10000" office:value-type="float" office:value="0" calcext:value-type="float">
            <text:p>0</text:p>
          </table:table-cell>
          <table:table-cell table:formula="of:=SUMIFS([.M$2:.M$180];[.$S$2:.$S$180];YEAR([.$U33]);[.$T$2:.$T$180];MONTH([.$U33]))/1000" office:value-type="float" office:value="0" calcext:value-type="float">
            <text:p>0</text:p>
          </table:table-cell>
          <table:table-cell table:formula="of:=SUMIFS([.N$2:.N$180];[.$S$2:.$S$180];YEAR([.$U33]);[.$T$2:.$T$180];MONTH([.$U33]))/100" office:value-type="float" office:value="0" calcext:value-type="float">
            <text:p>0</text:p>
          </table:table-cell>
          <table:table-cell table:formula="of:=SUMIFS([.O$2:.O$180];[.$S$2:.$S$180];YEAR([.$U33]);[.$T$2:.$T$180];MONTH([.$U33]))/100" office:value-type="float" office:value="0" calcext:value-type="float">
            <text:p>0</text:p>
          </table:table-cell>
          <table:table-cell table:formula="of:=SUM([.V$2:.V33])" office:value-type="float" office:value="163" calcext:value-type="float">
            <text:p>163</text:p>
          </table:table-cell>
          <table:table-cell table:formula="of:=SUM([.W$2:.W33])" office:value-type="float" office:value="39.1565" calcext:value-type="float">
            <text:p>39.1565</text:p>
          </table:table-cell>
          <table:table-cell table:formula="of:=SUM([.X$2:.X33])" office:value-type="float" office:value="126.6028" calcext:value-type="float">
            <text:p>126.6028</text:p>
          </table:table-cell>
          <table:table-cell table:formula="of:=SUM([.Y$2:.Y33])" office:value-type="float" office:value="38.756" calcext:value-type="float">
            <text:p>38.756</text:p>
          </table:table-cell>
          <table:table-cell table:formula="of:=SUM([.Z$2:.Z33])" office:value-type="float" office:value="12.78" calcext:value-type="float">
            <text:p>12.78</text:p>
          </table:table-cell>
          <table:table-cell table:formula="of:=SUM([.AA$2:.AA33])" office:value-type="float" office:value="28.88" calcext:value-type="float">
            <text:p>28.88</text:p>
          </table:table-cell>
          <table:table-cell table:number-columns-repeated="8"/>
        </table:table-row>
        <table:table-row table:style-name="ro3">
          <table:table-cell office:value-type="float" office:value="91" calcext:value-type="float">
            <text:p>91</text:p>
          </table:table-cell>
          <table:table-cell office:value-type="string" calcext:value-type="string">
            <text:p>fGe3mEVnPSs</text:p>
          </table:table-cell>
          <table:table-cell office:value-type="string" calcext:value-type="string">
            <text:p>Kaggle Reading Group: Neural Networks and Neural Language Models (Part 3: Embeddings) | Kaggle</text:p>
          </table:table-cell>
          <table:table-cell office:value-type="string" calcext:value-type="string">
            <text:p>Join Kaggle Data Scientist Rachael as she reads through an NLP paper! We'll be picking back up with section 7.5.1, Embeddings. (And, if we finish early, might take a crack at training a neural language model with embeddings ourselves!)</text:p>
            <text:p/>
            <text:p>Today's paper is the chapter "Neural Networks and Neural Language Models" from "Speech and Language Processing" by Daniel Jurafsky &amp; James H. Martin. This chapter is new to the currently-in-progress edition of the book, so even if you've read it previously, this should be new. You can find a link to the paper here: https://web.stanford.edu/~jurafsky/slp3/7.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Neural Networks and Neural Language Models (Part 3: Embeddings) | Kaggle</text:p>
            <text:p>https://www.youtube.com/watch?v=fGe3mEVnPSs</text:p>
            <text:p/>
            <text:p>Kaggle</text:p>
            <text:p>http://www.youtube.com/user/kaggledotcom</text:p>
          </table:table-cell>
          <table:table-cell table:style-name="ce3" office:value-type="string" calcext:value-type="string">
            <text:p>2018-11-21 18:42:53</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962" calcext:value-type="float">
            <text:p>3962</text:p>
          </table:table-cell>
          <table:table-cell office:value-type="float" office:value="1003" calcext:value-type="float">
            <text:p>1003</text:p>
          </table:table-cell>
          <table:table-cell office:value-type="float" office:value="26" calcext:value-type="float">
            <text:p>26</text:p>
          </table:table-cell>
          <table:table-cell table:number-columns-repeated="3"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22</text:p>
          </table:table-cell>
          <table:table-cell table:formula="of:=YEAR([.E34])" office:value-type="float" office:value="2018" calcext:value-type="float">
            <text:p>2018</text:p>
          </table:table-cell>
          <table:table-cell table:formula="of:=MONTH([.E34])" office:value-type="float" office:value="11" calcext:value-type="float">
            <text:p>11</text:p>
          </table:table-cell>
          <table:table-cell table:style-name="ce1" office:value-type="date" office:date-value="2020-09-01" calcext:value-type="date">
            <text:p>2020-09-01</text:p>
          </table:table-cell>
          <table:table-cell table:formula="of:=COUNTIFS([.$S$2:.$S$180];YEAR([.U34]);[.$T$2:.$T$180];MONTH([.U34]))" office:value-type="float" office:value="0" calcext:value-type="float">
            <text:p>0</text:p>
          </table:table-cell>
          <table:table-cell table:formula="of:=SUMIFS([.K$2:.K$180];[.$S$2:.$S$180];YEAR([.$U34]);[.$T$2:.$T$180];MONTH([.$U34]))/10000" office:value-type="float" office:value="0" calcext:value-type="float">
            <text:p>0</text:p>
          </table:table-cell>
          <table:table-cell table:formula="of:=SUMIFS([.L$2:.L$180];[.$S$2:.$S$180];YEAR([.$U34]);[.$T$2:.$T$180];MONTH([.$U34]))/10000" office:value-type="float" office:value="0" calcext:value-type="float">
            <text:p>0</text:p>
          </table:table-cell>
          <table:table-cell table:formula="of:=SUMIFS([.M$2:.M$180];[.$S$2:.$S$180];YEAR([.$U34]);[.$T$2:.$T$180];MONTH([.$U34]))/1000" office:value-type="float" office:value="0" calcext:value-type="float">
            <text:p>0</text:p>
          </table:table-cell>
          <table:table-cell table:formula="of:=SUMIFS([.N$2:.N$180];[.$S$2:.$S$180];YEAR([.$U34]);[.$T$2:.$T$180];MONTH([.$U34]))/100" office:value-type="float" office:value="0" calcext:value-type="float">
            <text:p>0</text:p>
          </table:table-cell>
          <table:table-cell table:formula="of:=SUMIFS([.O$2:.O$180];[.$S$2:.$S$180];YEAR([.$U34]);[.$T$2:.$T$180];MONTH([.$U34]))/100" office:value-type="float" office:value="0" calcext:value-type="float">
            <text:p>0</text:p>
          </table:table-cell>
          <table:table-cell table:formula="of:=SUM([.V$2:.V34])" office:value-type="float" office:value="163" calcext:value-type="float">
            <text:p>163</text:p>
          </table:table-cell>
          <table:table-cell table:formula="of:=SUM([.W$2:.W34])" office:value-type="float" office:value="39.1565" calcext:value-type="float">
            <text:p>39.1565</text:p>
          </table:table-cell>
          <table:table-cell table:formula="of:=SUM([.X$2:.X34])" office:value-type="float" office:value="126.6028" calcext:value-type="float">
            <text:p>126.6028</text:p>
          </table:table-cell>
          <table:table-cell table:formula="of:=SUM([.Y$2:.Y34])" office:value-type="float" office:value="38.756" calcext:value-type="float">
            <text:p>38.756</text:p>
          </table:table-cell>
          <table:table-cell table:formula="of:=SUM([.Z$2:.Z34])" office:value-type="float" office:value="12.78" calcext:value-type="float">
            <text:p>12.78</text:p>
          </table:table-cell>
          <table:table-cell table:formula="of:=SUM([.AA$2:.AA34])" office:value-type="float" office:value="28.88" calcext:value-type="float">
            <text:p>28.88</text:p>
          </table:table-cell>
          <table:table-cell table:number-columns-repeated="8"/>
        </table:table-row>
        <table:table-row table:style-name="ro3">
          <table:table-cell office:value-type="float" office:value="50" calcext:value-type="float">
            <text:p>50</text:p>
          </table:table-cell>
          <table:table-cell office:value-type="string" calcext:value-type="string">
            <text:p>54uLU7Nxyv8</text:p>
          </table:table-cell>
          <table:table-cell office:value-type="string" calcext:value-type="string">
            <text:p>Kaggle Reading Group: Attention is All You Need | Kaggle</text:p>
          </table:table-cell>
          <table:table-cell office:value-type="string" calcext:value-type="string">
            <text:p>Join Kaggle Data Scientist Rachael as she reads through an NLP paper! Today's paper is "Attention is All You Need" (Vaswani et al 2017). You can find a copy here: https://papers.nips.cc/paper/7181-attention-is-all-you-need.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Attention is All You Need | Kaggle</text:p>
            <text:p>https://www.youtube.com/watch?v=54uLU7Nxyv8</text:p>
            <text:p/>
            <text:p>Kaggle</text:p>
            <text:p>http://www.youtube.com/user/kaggledotcom</text:p>
          </table:table-cell>
          <table:table-cell table:style-name="ce3" office:value-type="string" calcext:value-type="string">
            <text:p>2018-11-28 18:53:55</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213" calcext:value-type="float">
            <text:p>4213</text:p>
          </table:table-cell>
          <table:table-cell office:value-type="float" office:value="7740" calcext:value-type="float">
            <text:p>7740</text:p>
          </table:table-cell>
          <table:table-cell office:value-type="float" office:value="189" calcext:value-type="float">
            <text:p>189</text:p>
          </table:table-cell>
          <table:table-cell office:value-type="float" office:value="8" calcext:value-type="float">
            <text:p>8</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0</text:p>
          </table:table-cell>
          <table:table-cell table:formula="of:=YEAR([.E35])" office:value-type="float" office:value="2018" calcext:value-type="float">
            <text:p>2018</text:p>
          </table:table-cell>
          <table:table-cell table:formula="of:=MONTH([.E35])" office:value-type="float" office:value="11" calcext:value-type="float">
            <text:p>11</text:p>
          </table:table-cell>
          <table:table-cell table:style-name="ce1" office:value-type="date" office:date-value="2020-10-01" calcext:value-type="date">
            <text:p>2020-10-01</text:p>
          </table:table-cell>
          <table:table-cell table:formula="of:=COUNTIFS([.$S$2:.$S$180];YEAR([.U35]);[.$T$2:.$T$180];MONTH([.U35]))" office:value-type="float" office:value="0" calcext:value-type="float">
            <text:p>0</text:p>
          </table:table-cell>
          <table:table-cell table:formula="of:=SUMIFS([.K$2:.K$180];[.$S$2:.$S$180];YEAR([.$U35]);[.$T$2:.$T$180];MONTH([.$U35]))/10000" office:value-type="float" office:value="0" calcext:value-type="float">
            <text:p>0</text:p>
          </table:table-cell>
          <table:table-cell table:formula="of:=SUMIFS([.L$2:.L$180];[.$S$2:.$S$180];YEAR([.$U35]);[.$T$2:.$T$180];MONTH([.$U35]))/10000" office:value-type="float" office:value="0" calcext:value-type="float">
            <text:p>0</text:p>
          </table:table-cell>
          <table:table-cell table:formula="of:=SUMIFS([.M$2:.M$180];[.$S$2:.$S$180];YEAR([.$U35]);[.$T$2:.$T$180];MONTH([.$U35]))/1000" office:value-type="float" office:value="0" calcext:value-type="float">
            <text:p>0</text:p>
          </table:table-cell>
          <table:table-cell table:formula="of:=SUMIFS([.N$2:.N$180];[.$S$2:.$S$180];YEAR([.$U35]);[.$T$2:.$T$180];MONTH([.$U35]))/100" office:value-type="float" office:value="0" calcext:value-type="float">
            <text:p>0</text:p>
          </table:table-cell>
          <table:table-cell table:formula="of:=SUMIFS([.O$2:.O$180];[.$S$2:.$S$180];YEAR([.$U35]);[.$T$2:.$T$180];MONTH([.$U35]))/100" office:value-type="float" office:value="0" calcext:value-type="float">
            <text:p>0</text:p>
          </table:table-cell>
          <table:table-cell table:formula="of:=SUM([.V$2:.V35])" office:value-type="float" office:value="163" calcext:value-type="float">
            <text:p>163</text:p>
          </table:table-cell>
          <table:table-cell table:formula="of:=SUM([.W$2:.W35])" office:value-type="float" office:value="39.1565" calcext:value-type="float">
            <text:p>39.1565</text:p>
          </table:table-cell>
          <table:table-cell table:formula="of:=SUM([.X$2:.X35])" office:value-type="float" office:value="126.6028" calcext:value-type="float">
            <text:p>126.6028</text:p>
          </table:table-cell>
          <table:table-cell table:formula="of:=SUM([.Y$2:.Y35])" office:value-type="float" office:value="38.756" calcext:value-type="float">
            <text:p>38.756</text:p>
          </table:table-cell>
          <table:table-cell table:formula="of:=SUM([.Z$2:.Z35])" office:value-type="float" office:value="12.78" calcext:value-type="float">
            <text:p>12.78</text:p>
          </table:table-cell>
          <table:table-cell table:formula="of:=SUM([.AA$2:.AA35])" office:value-type="float" office:value="28.88" calcext:value-type="float">
            <text:p>28.88</text:p>
          </table:table-cell>
          <table:table-cell table:number-columns-repeated="8"/>
        </table:table-row>
        <table:table-row table:style-name="ro3">
          <table:table-cell office:value-type="float" office:value="121" calcext:value-type="float">
            <text:p>121</text:p>
          </table:table-cell>
          <table:table-cell office:value-type="string" calcext:value-type="string">
            <text:p>jccBP_uA98k</text:p>
          </table:table-cell>
          <table:table-cell office:value-type="string" calcext:value-type="string">
            <text:p>TensorFlow Coding Session #7 Transfer Learning</text:p>
          </table:table-cell>
          <table:table-cell office:value-type="string" calcext:value-type="string">
            <text:p>Pretrained model checkpoints:</text:p>
            <text:p>https://github.com/tensorflow/models/tree/master/research/slim</text:p>
            <text:p/>
            <text:p>The code is available at the GitHub repository for the series:</text:p>
            <text:p>https://github.com/isikdogan/deep_learning_tutorials</text:p>
            <text:p/>
            <text:p>Hands-on Deep Learning: TensorFlow Coding Sessions</text:p>
            <text:p>https://www.youtube.com/watch?v=1KzJbIFnVTE&amp;list=PLWKotBjTDoLhcczRktdYukFDU3BwXRNaN</text:p>
            <text:p/>
            <text:p>Deep Learning Crash Course</text:p>
            <text:p>https://www.youtube.com/watch?v=nmnaO6esC7c&amp;list=PLWKotBjTDoLj3rXBL-nEIPRN9V3a9Cx07</text:p>
            <text:p/>
            <text:p>#tensorflow</text:p>
            <text:p>Attribution statement:</text:p>
            <text:p>TensorFlow, the TensorFlow logo and any related marks are trademarks of Google Inc.</text:p>
          </table:table-cell>
          <table:table-cell table:style-name="ce3" office:value-type="string" calcext:value-type="string">
            <text:p>2018-12-01 17:12:23</text:p>
          </table:table-cell>
          <table:table-cell office:value-type="string" calcext:value-type="string">
            <text:p>deep learning, tensorflow, transfer learning, tutorial, machine learning, deep learning with tensorflow, tensorflow tutorial, neural network python, practical deep learning for coders</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270" calcext:value-type="float">
            <text:p>270</text:p>
          </table:table-cell>
          <table:table-cell office:value-type="float" office:value="2535" calcext:value-type="float">
            <text:p>2535</text:p>
          </table:table-cell>
          <table:table-cell office:value-type="float" office:value="36" calcext:value-type="float">
            <text:p>36</text:p>
          </table:table-cell>
          <table:table-cell office:value-type="float" office:value="1" calcext:value-type="float">
            <text:p>1</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22:03</text:p>
          </table:table-cell>
          <table:table-cell table:formula="of:=YEAR([.E36])" office:value-type="float" office:value="2018" calcext:value-type="float">
            <text:p>2018</text:p>
          </table:table-cell>
          <table:table-cell table:formula="of:=MONTH([.E36])" office:value-type="float" office:value="12" calcext:value-type="float">
            <text:p>12</text:p>
          </table:table-cell>
          <table:table-cell table:style-name="ce1" office:value-type="date" office:date-value="2020-11-01" calcext:value-type="date">
            <text:p>2020-11-01</text:p>
          </table:table-cell>
          <table:table-cell table:formula="of:=COUNTIFS([.$S$2:.$S$180];YEAR([.U36]);[.$T$2:.$T$180];MONTH([.U36]))" office:value-type="float" office:value="0" calcext:value-type="float">
            <text:p>0</text:p>
          </table:table-cell>
          <table:table-cell table:formula="of:=SUMIFS([.K$2:.K$180];[.$S$2:.$S$180];YEAR([.$U36]);[.$T$2:.$T$180];MONTH([.$U36]))/10000" office:value-type="float" office:value="0" calcext:value-type="float">
            <text:p>0</text:p>
          </table:table-cell>
          <table:table-cell table:formula="of:=SUMIFS([.L$2:.L$180];[.$S$2:.$S$180];YEAR([.$U36]);[.$T$2:.$T$180];MONTH([.$U36]))/10000" office:value-type="float" office:value="0" calcext:value-type="float">
            <text:p>0</text:p>
          </table:table-cell>
          <table:table-cell table:formula="of:=SUMIFS([.M$2:.M$180];[.$S$2:.$S$180];YEAR([.$U36]);[.$T$2:.$T$180];MONTH([.$U36]))/1000" office:value-type="float" office:value="0" calcext:value-type="float">
            <text:p>0</text:p>
          </table:table-cell>
          <table:table-cell table:formula="of:=SUMIFS([.N$2:.N$180];[.$S$2:.$S$180];YEAR([.$U36]);[.$T$2:.$T$180];MONTH([.$U36]))/100" office:value-type="float" office:value="0" calcext:value-type="float">
            <text:p>0</text:p>
          </table:table-cell>
          <table:table-cell table:formula="of:=SUMIFS([.O$2:.O$180];[.$S$2:.$S$180];YEAR([.$U36]);[.$T$2:.$T$180];MONTH([.$U36]))/100" office:value-type="float" office:value="0" calcext:value-type="float">
            <text:p>0</text:p>
          </table:table-cell>
          <table:table-cell table:formula="of:=SUM([.V$2:.V36])" office:value-type="float" office:value="163" calcext:value-type="float">
            <text:p>163</text:p>
          </table:table-cell>
          <table:table-cell table:formula="of:=SUM([.W$2:.W36])" office:value-type="float" office:value="39.1565" calcext:value-type="float">
            <text:p>39.1565</text:p>
          </table:table-cell>
          <table:table-cell table:formula="of:=SUM([.X$2:.X36])" office:value-type="float" office:value="126.6028" calcext:value-type="float">
            <text:p>126.6028</text:p>
          </table:table-cell>
          <table:table-cell table:formula="of:=SUM([.Y$2:.Y36])" office:value-type="float" office:value="38.756" calcext:value-type="float">
            <text:p>38.756</text:p>
          </table:table-cell>
          <table:table-cell table:formula="of:=SUM([.Z$2:.Z36])" office:value-type="float" office:value="12.78" calcext:value-type="float">
            <text:p>12.78</text:p>
          </table:table-cell>
          <table:table-cell table:formula="of:=SUM([.AA$2:.AA36])" office:value-type="float" office:value="28.88" calcext:value-type="float">
            <text:p>28.88</text:p>
          </table:table-cell>
          <table:table-cell table:number-columns-repeated="8"/>
        </table:table-row>
        <table:table-row table:style-name="ro3">
          <table:table-cell office:value-type="float" office:value="175" calcext:value-type="float">
            <text:p>175</text:p>
          </table:table-cell>
          <table:table-cell office:value-type="string" calcext:value-type="string">
            <text:p>D3fnGG7cdjY</text:p>
          </table:table-cell>
          <table:table-cell office:value-type="string" calcext:value-type="string">
            <text:p>Geometric Deep Learning</text:p>
          </table:table-cell>
          <table:table-cell office:value-type="string" calcext:value-type="string">
            <text:p>Geometric Deep Learning is able to draw insights from graph data. That includes social networks, sensor networks, the entire Internet, and even 3D Objects (if we consider point cloud data to be a graph). I'll explain how it works via a demo of me using a graph convolutional network to classify people by their interest in sports teams as well as a 3D object classification demo. At its core, it comes down to being able to learn from non-Euclidean data. Euclid's laws help define certain types of data, so I'll cover some geometry background as well. Enjoy!</text:p>
            <text:p/>
            <text:p>Code for this video: </text:p>
            <text:p>https://github.com/llSourcell/pytorch_geometric</text:p>
            <text:p/>
            <text:p>Please Subscribe! And Like. And comment. Thats what keeps me going.</text:p>
            <text:p/>
            <text:p>Want more education? Connect with me here:</text:p>
            <text:p>Twitter: https://twitter.com/sirajraval</text:p>
            <text:p>instagram: https://www.instagram.com/sirajraval</text:p>
            <text:p>Facebook: https://www.facebook.com/sirajology</text:p>
            <text:p/>
            <text:p>More learning resources:</text:p>
            <text:p>http://sungsoo.github.io/2018/02/01/geometric-deep-learning.html</text:p>
            <text:p>http://geometricdeeplearning.com/</text:p>
            <text:p>https://arxiv.org/abs/1611.08097</text:p>
            <text:p>http://3ddl.stanford.edu/CVPR17_Tutorial_Intrinsic_CNNs_compressed.pdf</text:p>
            <text:p>https://github.com/rusty1s/pytorch_geometric</text:p>
            <text:p>https://pemami4911.github.io/paper-summaries/deep-learning-theory/2017/11/19/geometric-deep-learning.html</text:p>
            <text:p/>
            <text:p>Join us at the School of AI:</text:p>
            <text:p>https://theschool.ai/</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Hiring? Need a Job? See our job board!:</text:p>
            <text:p>https://www.theschool.ai/jobs/</text:p>
            <text:p/>
            <text:p>Need help on a project? See our consulting group:</text:p>
            <text:p>https://www.theschool.ai/consulting-group/</text:p>
            <text:p>Hit the Join button above to sign up to become a member of my channel for access to exclusive content!</text:p>
          </table:table-cell>
          <table:table-cell table:style-name="ce3" office:value-type="string" calcext:value-type="string">
            <text:p>2018-12-12 16:11:05</text:p>
          </table:table-cell>
          <table:table-cell office:value-type="string" calcext:value-type="string">
            <text:p>geometric deep learning, deep learning, neural network, convolutional network, social graph, graph data, 3D object classification, 3d Object, euclidean, geometry, math, mathematics, siraj raval, python, programming, classification, machine learning, artificial intelligence, coding,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25" calcext:value-type="float">
            <text:p>625</text:p>
          </table:table-cell>
          <table:table-cell office:value-type="float" office:value="60790" calcext:value-type="float">
            <text:p>60790</text:p>
          </table:table-cell>
          <table:table-cell office:value-type="float" office:value="1885" calcext:value-type="float">
            <text:p>1885</text:p>
          </table:table-cell>
          <table:table-cell office:value-type="float" office:value="74" calcext:value-type="float">
            <text:p>74</text:p>
          </table:table-cell>
          <table:table-cell office:value-type="float" office:value="164" calcext:value-type="float">
            <text:p>164</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45</text:p>
          </table:table-cell>
          <table:table-cell table:formula="of:=YEAR([.E37])" office:value-type="float" office:value="2018" calcext:value-type="float">
            <text:p>2018</text:p>
          </table:table-cell>
          <table:table-cell table:formula="of:=MONTH([.E37])" office:value-type="float" office:value="12" calcext:value-type="float">
            <text:p>12</text:p>
          </table:table-cell>
          <table:table-cell table:style-name="ce1" office:value-type="date" office:date-value="2020-12-01" calcext:value-type="date">
            <text:p>2020-12-01</text:p>
          </table:table-cell>
          <table:table-cell table:formula="of:=COUNTIFS([.$S$2:.$S$180];YEAR([.U37]);[.$T$2:.$T$180];MONTH([.U37]))" office:value-type="float" office:value="0" calcext:value-type="float">
            <text:p>0</text:p>
          </table:table-cell>
          <table:table-cell table:formula="of:=SUMIFS([.K$2:.K$180];[.$S$2:.$S$180];YEAR([.$U37]);[.$T$2:.$T$180];MONTH([.$U37]))/10000" office:value-type="float" office:value="0" calcext:value-type="float">
            <text:p>0</text:p>
          </table:table-cell>
          <table:table-cell table:formula="of:=SUMIFS([.L$2:.L$180];[.$S$2:.$S$180];YEAR([.$U37]);[.$T$2:.$T$180];MONTH([.$U37]))/10000" office:value-type="float" office:value="0" calcext:value-type="float">
            <text:p>0</text:p>
          </table:table-cell>
          <table:table-cell table:formula="of:=SUMIFS([.M$2:.M$180];[.$S$2:.$S$180];YEAR([.$U37]);[.$T$2:.$T$180];MONTH([.$U37]))/1000" office:value-type="float" office:value="0" calcext:value-type="float">
            <text:p>0</text:p>
          </table:table-cell>
          <table:table-cell table:formula="of:=SUMIFS([.N$2:.N$180];[.$S$2:.$S$180];YEAR([.$U37]);[.$T$2:.$T$180];MONTH([.$U37]))/100" office:value-type="float" office:value="0" calcext:value-type="float">
            <text:p>0</text:p>
          </table:table-cell>
          <table:table-cell table:formula="of:=SUMIFS([.O$2:.O$180];[.$S$2:.$S$180];YEAR([.$U37]);[.$T$2:.$T$180];MONTH([.$U37]))/100" office:value-type="float" office:value="0" calcext:value-type="float">
            <text:p>0</text:p>
          </table:table-cell>
          <table:table-cell table:formula="of:=SUM([.V$2:.V37])" office:value-type="float" office:value="163" calcext:value-type="float">
            <text:p>163</text:p>
          </table:table-cell>
          <table:table-cell table:formula="of:=SUM([.W$2:.W37])" office:value-type="float" office:value="39.1565" calcext:value-type="float">
            <text:p>39.1565</text:p>
          </table:table-cell>
          <table:table-cell table:formula="of:=SUM([.X$2:.X37])" office:value-type="float" office:value="126.6028" calcext:value-type="float">
            <text:p>126.6028</text:p>
          </table:table-cell>
          <table:table-cell table:formula="of:=SUM([.Y$2:.Y37])" office:value-type="float" office:value="38.756" calcext:value-type="float">
            <text:p>38.756</text:p>
          </table:table-cell>
          <table:table-cell table:formula="of:=SUM([.Z$2:.Z37])" office:value-type="float" office:value="12.78" calcext:value-type="float">
            <text:p>12.78</text:p>
          </table:table-cell>
          <table:table-cell table:formula="of:=SUM([.AA$2:.AA37])" office:value-type="float" office:value="28.88" calcext:value-type="float">
            <text:p>28.88</text:p>
          </table:table-cell>
          <table:table-cell table:number-columns-repeated="8"/>
        </table:table-row>
        <table:table-row table:style-name="ro3">
          <table:table-cell office:value-type="float" office:value="71" calcext:value-type="float">
            <text:p>71</text:p>
          </table:table-cell>
          <table:table-cell office:value-type="string" calcext:value-type="string">
            <text:p>QO2ihJS2QLM</text:p>
          </table:table-cell>
          <table:table-cell office:value-type="string" calcext:value-type="string">
            <text:p>Dashboarding with Notebooks, Day 1: What information to include | Kaggle</text:p>
          </table:table-cell>
          <table:table-cell office:value-type="string" calcext:value-type="string">
            <text:p>This livestream is for the first day of the Kaggle's Dashboarding with Notebooks educational event. Today Rachael will cover how to figure out what information to include in a dashboarding notebook.</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Dashboarding with Notebooks, Day 1: What information to include | Kaggle</text:p>
            <text:p>https://www.youtube.com/watch?v=QO2ihJS2QLM</text:p>
            <text:p/>
            <text:p>Kaggle</text:p>
            <text:p>http://www.youtube.com/user/kaggledotcom</text:p>
          </table:table-cell>
          <table:table-cell table:style-name="ce3" office:value-type="string" calcext:value-type="string">
            <text:p>2018-12-17 19:07:21</text:p>
          </table:table-cell>
          <table:table-cell office:value-type="string" calcext:value-type="string">
            <text:p>dashboarding, notebooks, live coding, kaggle, python, rstats, data science, tech, machine learning, ai, ml, Kaggel, coffee chat, live-coding, live, learn, api, cli, data, interview, questions, transfer learning, networks, programming, technology,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141" calcext:value-type="float">
            <text:p>3141</text:p>
          </table:table-cell>
          <table:table-cell office:value-type="float" office:value="10862" calcext:value-type="float">
            <text:p>10862</text:p>
          </table:table-cell>
          <table:table-cell office:value-type="float" office:value="263" calcext:value-type="float">
            <text:p>263</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5:16</text:p>
          </table:table-cell>
          <table:table-cell table:formula="of:=YEAR([.E38])" office:value-type="float" office:value="2018" calcext:value-type="float">
            <text:p>2018</text:p>
          </table:table-cell>
          <table:table-cell table:formula="of:=MONTH([.E38])" office:value-type="float" office:value="12" calcext:value-type="float">
            <text:p>12</text:p>
          </table:table-cell>
          <table:table-cell table:number-columns-repeated="21"/>
        </table:table-row>
        <table:table-row table:style-name="ro3">
          <table:table-cell office:value-type="float" office:value="147" calcext:value-type="float">
            <text:p>147</text:p>
          </table:table-cell>
          <table:table-cell office:value-type="string" calcext:value-type="string">
            <text:p>Go6NfzbXFGI</text:p>
          </table:table-cell>
          <table:table-cell office:value-type="string" calcext:value-type="string">
            <text:p>Trends in Deep Learning with Jeremy Howard - TWiML Talk #214</text:p>
          </table:table-cell>
          <table:table-cell office:value-type="string" calcext:value-type="string">
            <text:p>In this episode of our AI Rewind series, were bringing back one of your favorite guests of the year, Jeremy Howard, founder and researcher at Fast.ai.</text:p>
            <text:p/>
            <text:p> Jeremy joins us to discuss trends in Deep Learning in 2018 and beyond. We cover many of the papers, tools and techniques that have contributed to making deep learning more accessible than ever to so many developers and data scientists.</text:p>
            <text:p/>
            <text:p> The complete show notes for this episode can be found at https://twimlai.com/talk/214.</text:p>
            <text:p/>
            <text:p> Follow along with our AI Rewind 2018 series visit https://twimlai.com/rewind18.</text:p>
          </table:table-cell>
          <table:table-cell table:style-name="ce3" office:value-type="string" calcext:value-type="string">
            <text:p>2018-12-24 16:55:42</text:p>
          </table:table-cell>
          <table:table-cell office:value-type="string" calcext:value-type="string">
            <text:p>ai, artificial, arxiv, data, deep, howard, in, intelligence, jeremy, learning, machine, ml, papers, podcast, predictions, review, science, tech, technology, tools, trends, twiml, yea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135" calcext:value-type="float">
            <text:p>4135</text:p>
          </table:table-cell>
          <table:table-cell office:value-type="float" office:value="794" calcext:value-type="float">
            <text:p>794</text:p>
          </table:table-cell>
          <table:table-cell office:value-type="float" office:value="21" calcext:value-type="float">
            <text:p>21</text:p>
          </table:table-cell>
          <table:table-cell table:number-columns-repeated="3" office:value-type="float" office:value="0" calcext:value-type="float">
            <text:p>0</text:p>
          </table:table-cell>
          <table:table-cell office:value-type="string" calcext:value-type="string">
            <text:p>bert</text:p>
          </table:table-cell>
          <table:table-cell table:style-name="ce3" office:value-type="string" calcext:value-type="string">
            <text:p>2020-04-21 23:26:26</text:p>
          </table:table-cell>
          <table:table-cell table:formula="of:=YEAR([.E39])" office:value-type="float" office:value="2018" calcext:value-type="float">
            <text:p>2018</text:p>
          </table:table-cell>
          <table:table-cell table:formula="of:=MONTH([.E39])" office:value-type="float" office:value="12" calcext:value-type="float">
            <text:p>12</text:p>
          </table:table-cell>
          <table:table-cell table:number-columns-repeated="21"/>
        </table:table-row>
        <table:table-row table:style-name="ro3">
          <table:table-cell office:value-type="float" office:value="74" calcext:value-type="float">
            <text:p>74</text:p>
          </table:table-cell>
          <table:table-cell office:value-type="string" calcext:value-type="string">
            <text:p>VEcsf0OKhfw</text:p>
          </table:table-cell>
          <table:table-cell office:value-type="string" calcext:value-type="string">
            <text:p>Kaggle Reading Group: Attention is all You Need (Pt. 2) | Kaggle</text:p>
          </table:table-cell>
          <table:table-cell office:value-type="string" calcext:value-type="string">
            <text:p>Join Kaggle Data Scientist Rachael as she reads through an NLP paper! Today's paper is "Attention is All You Need" (Vaswani et al 2017). You can find a copy here: https://papers.nips.cc/paper/7181-attention-is-all-you-need.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Attention is all You Need (Pt. 2) | Kaggle</text:p>
            <text:p>https://www.youtube.com/watch?v=VEcsf0OKhfw</text:p>
            <text:p/>
            <text:p>Kaggle</text:p>
            <text:p>http://www.youtube.com/user/kaggledotcom</text:p>
          </table:table-cell>
          <table:table-cell table:style-name="ce3" office:value-type="string" calcext:value-type="string">
            <text:p>2018-12-26 18:52:37</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254" calcext:value-type="float">
            <text:p>4254</text:p>
          </table:table-cell>
          <table:table-cell office:value-type="float" office:value="2476" calcext:value-type="float">
            <text:p>2476</text:p>
          </table:table-cell>
          <table:table-cell office:value-type="float" office:value="60" calcext:value-type="float">
            <text:p>60</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6</text:p>
          </table:table-cell>
          <table:table-cell table:formula="of:=YEAR([.E40])" office:value-type="float" office:value="2018" calcext:value-type="float">
            <text:p>2018</text:p>
          </table:table-cell>
          <table:table-cell table:formula="of:=MONTH([.E40])" office:value-type="float" office:value="12" calcext:value-type="float">
            <text:p>12</text:p>
          </table:table-cell>
          <table:table-cell table:number-columns-repeated="21"/>
        </table:table-row>
        <table:table-row table:style-name="ro3">
          <table:table-cell office:value-type="float" office:value="144" calcext:value-type="float">
            <text:p>144</text:p>
          </table:table-cell>
          <table:table-cell office:value-type="string" calcext:value-type="string">
            <text:p>wRdFwT4IB8Y</text:p>
          </table:table-cell>
          <table:table-cell office:value-type="string" calcext:value-type="string">
            <text:p>Trends in Natural Language Processing with Sebastian Ruder - TWiML Talk #216</text:p>
          </table:table-cell>
          <table:table-cell office:value-type="string" calcext:value-type="string">
            <text:p>In this episode of our AI Rewind series, weve brought back recent guest Sebastian Ruder, PhD Student at the National University of Ireland and Research Scientist at Aylien, to discuss trends in Natural Language Processing in 2018 and beyond.</text:p>
            <text:p/>
            <text:p> In our conversation we cover a bunch of interesting papers spanning topics such as pre-trained language models, common sense inference datasets and large document reasoning and more, and talk through Sebastians predictions for the new year.</text:p>
            <text:p/>
            <text:p> The complete show notes for this episode can be found at twimlai.com/talk/216.</text:p>
            <text:p/>
            <text:p> For more information on the AI Rewind 2018 series, visit twimlai.com/rewind18.</text:p>
          </table:table-cell>
          <table:table-cell table:style-name="ce3" office:value-type="string" calcext:value-type="string">
            <text:p>2018-12-31 17:07:11</text:p>
          </table:table-cell>
          <table:table-cell office:value-type="string" calcext:value-type="string">
            <text:p>ai, artificial, arxiv, data, deep, in, intelligence, language, learning, machine, ml, natural, papers, podcast, predictions, processing, review, ruder, science, sebastian, tech, technology, tools, trends, twiml, yea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218" calcext:value-type="float">
            <text:p>3218</text:p>
          </table:table-cell>
          <table:table-cell office:value-type="float" office:value="688" calcext:value-type="float">
            <text:p>688</text:p>
          </table:table-cell>
          <table:table-cell office:value-type="float" office:value="11" calcext:value-type="float">
            <text:p>11</text:p>
          </table:table-cell>
          <table:table-cell table:number-columns-repeated="3"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2:38</text:p>
          </table:table-cell>
          <table:table-cell table:formula="of:=YEAR([.E41])" office:value-type="float" office:value="2018" calcext:value-type="float">
            <text:p>2018</text:p>
          </table:table-cell>
          <table:table-cell table:formula="of:=MONTH([.E41])" office:value-type="float" office:value="12" calcext:value-type="float">
            <text:p>12</text:p>
          </table:table-cell>
          <table:table-cell table:number-columns-repeated="21"/>
        </table:table-row>
        <table:table-row table:style-name="ro3">
          <table:table-cell office:value-type="float" office:value="72" calcext:value-type="float">
            <text:p>72</text:p>
          </table:table-cell>
          <table:table-cell office:value-type="string" calcext:value-type="string">
            <text:p>9vUoBIeqrQg</text:p>
          </table:table-cell>
          <table:table-cell office:value-type="string" calcext:value-type="string">
            <text:p>Kaggle Reading Group: Attention is all You Need (Pt. 3) | Kaggle</text:p>
          </table:table-cell>
          <table:table-cell office:value-type="string" calcext:value-type="string">
            <text:p>Join Kaggle Data Scientist Rachael as she reads through an NLP paper! Today's paper is "Attention is All You Need" (Vaswani et al 2017). You can find a copy here: https://papers.nips.cc/paper/7181-attention-is-all-you-need.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Attention is all You Need (Pt. 3) | Kaggle</text:p>
            <text:p>https://www.youtube.com/watch?v=9vUoBIeqrQg</text:p>
            <text:p/>
            <text:p>Kaggle</text:p>
            <text:p>http://www.youtube.com/user/kaggledotcom</text:p>
          </table:table-cell>
          <table:table-cell table:style-name="ce3" office:value-type="string" calcext:value-type="string">
            <text:p>2019-01-02 18:49:37</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974" calcext:value-type="float">
            <text:p>3974</text:p>
          </table:table-cell>
          <table:table-cell office:value-type="float" office:value="1488" calcext:value-type="float">
            <text:p>1488</text:p>
          </table:table-cell>
          <table:table-cell office:value-type="float" office:value="34" calcext:value-type="float">
            <text:p>34</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9</text:p>
          </table:table-cell>
          <table:table-cell table:formula="of:=YEAR([.E42])" office:value-type="float" office:value="2019" calcext:value-type="float">
            <text:p>2019</text:p>
          </table:table-cell>
          <table:table-cell table:formula="of:=MONTH([.E42])" office:value-type="float" office:value="1" calcext:value-type="float">
            <text:p>1</text:p>
          </table:table-cell>
          <table:table-cell table:number-columns-repeated="21"/>
        </table:table-row>
        <table:table-row table:style-name="ro3">
          <table:table-cell office:value-type="float" office:value="23" calcext:value-type="float">
            <text:p>23</text:p>
          </table:table-cell>
          <table:table-cell office:value-type="string" calcext:value-type="string">
            <text:p>BaPM47hO8p8</text:p>
          </table:table-cell>
          <table:table-cell office:value-type="string" calcext:value-type="string">
            <text:p>Kaggle Reading Group: Bidirectional Encoder Representations from Transformers (aka BERT) | Kaggle</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 Kaggle</text:p>
            <text:p>https://www.youtube.com/watch?v=BaPM47hO8p8</text:p>
            <text:p/>
            <text:p>Kaggle</text:p>
            <text:p>http://www.youtube.com/user/kaggledotcom</text:p>
          </table:table-cell>
          <table:table-cell table:style-name="ce3" office:value-type="string" calcext:value-type="string">
            <text:p>2019-01-09 18:39:15</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594" calcext:value-type="float">
            <text:p>3594</text:p>
          </table:table-cell>
          <table:table-cell office:value-type="float" office:value="7788" calcext:value-type="float">
            <text:p>7788</text:p>
          </table:table-cell>
          <table:table-cell office:value-type="float" office:value="155" calcext:value-type="float">
            <text:p>155</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9</text:p>
          </table:table-cell>
          <table:table-cell table:formula="of:=YEAR([.E43])" office:value-type="float" office:value="2019" calcext:value-type="float">
            <text:p>2019</text:p>
          </table:table-cell>
          <table:table-cell table:formula="of:=MONTH([.E43])" office:value-type="float" office:value="1" calcext:value-type="float">
            <text:p>1</text:p>
          </table:table-cell>
          <table:table-cell table:number-columns-repeated="21"/>
        </table:table-row>
        <table:table-row table:style-name="ro3">
          <table:table-cell office:value-type="float" office:value="93" calcext:value-type="float">
            <text:p>93</text:p>
          </table:table-cell>
          <table:table-cell office:value-type="string" calcext:value-type="string">
            <text:p>UYJ_nrnSLVU</text:p>
          </table:table-cell>
          <table:table-cell office:value-type="string" calcext:value-type="string">
            <text:p>Kaggle Live-Coding: Making text sound old-timey with transformers (Part 2.1) | Kaggle</text:p>
          </table:table-cell>
          <table:table-cell office:value-type="string" calcext:value-type="string">
            <text:p>Join Kaggle data scientist Rachael live as she works on data science projects! This week we're going to continue our a project to make current English sound a little more like early Modern English (think Shakespeare) with transformers.</text:p>
            <text:p/>
            <text:p>Link to the GitHub repo we're using code from: https://github.com/Kyubyong/transformer</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Making text sound old-timey with transformers (Part 2.1) | Kaggle</text:p>
            <text:p>https://www.youtube.com/watch?v=UYJ_nrnSLVU</text:p>
            <text:p/>
            <text:p>Kaggle</text:p>
            <text:p>http://www.youtube.com/user/kaggledotcom</text:p>
          </table:table-cell>
          <table:table-cell table:style-name="ce3" office:value-type="string" calcext:value-type="string">
            <text:p>2019-01-12 00:41:40</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197" calcext:value-type="float">
            <text:p>1197</text:p>
          </table:table-cell>
          <table:table-cell office:value-type="float" office:value="573" calcext:value-type="float">
            <text:p>573</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0</text:p>
          </table:table-cell>
          <table:table-cell table:formula="of:=YEAR([.E44])" office:value-type="float" office:value="2019" calcext:value-type="float">
            <text:p>2019</text:p>
          </table:table-cell>
          <table:table-cell table:formula="of:=MONTH([.E44])" office:value-type="float" office:value="1" calcext:value-type="float">
            <text:p>1</text:p>
          </table:table-cell>
          <table:table-cell table:number-columns-repeated="21"/>
        </table:table-row>
        <table:table-row table:style-name="ro3">
          <table:table-cell office:value-type="float" office:value="5" calcext:value-type="float">
            <text:p>5</text:p>
          </table:table-cell>
          <table:table-cell office:value-type="string" calcext:value-type="string">
            <text:p>53YvP6gdD7U</text:p>
          </table:table-cell>
          <table:table-cell office:value-type="string" calcext:value-type="string">
            <text:p>Deep Learning State of the Art (2019) - MIT</text:p>
          </table:table-cell>
          <table:table-cell office:value-type="string" calcext:value-type="string">
            <text:p>New lecture on recent developments in deep learning that are defining the state of the art in our field (algorithms, applications, and tools). This is not a complete list, but hopefully includes a good sampling of new exciting ideas. For more lecture videos visit our website or follow code tutorials on our GitHub repo.</text:p>
            <text:p/>
            <text:p>INFO:</text:p>
            <text:p>Website: https://deeplearning.mit.edu</text:p>
            <text:p>GitHub: https://github.com/lexfridman/mit-deep-learning</text:p>
            <text:p>Slides: http://bit.ly/2HiZyvP</text:p>
            <text:p>Playlist: http://bit.ly/deep-learning-playlist</text:p>
            <text:p/>
            <text:p>OUTLINE:</text:p>
            <text:p>0:00 - Introduction</text:p>
            <text:p>2:00 - BERT and Natural Language Processing</text:p>
            <text:p>14:00 - Tesla Autopilot Hardware v2+: Neural Networks at Scale</text:p>
            <text:p>16:25 - AdaNet: AutoML with Ensembles</text:p>
            <text:p>18:32 - AutoAugment: Deep RL Data Augmentation</text:p>
            <text:p>22:53 - Training Deep Networks with Synthetic Data</text:p>
            <text:p>24:37 - Segmentation Annotation with Polygon-RNN++</text:p>
            <text:p>26:39 - DAWNBench: Training Fast and Cheap</text:p>
            <text:p>29:06 - BigGAN: State of the Art in Image Synthesis</text:p>
            <text:p>30:14 - Video-to-Video Synthesis</text:p>
            <text:p>32:12 - Semantic Segmentation</text:p>
            <text:p>36:03 - AlphaZero &amp; OpenAI Five</text:p>
            <text:p>43:34 - Deep Learning Frameworks</text:p>
            <text:p>44:40 - 2019 and beyond</text:p>
            <text:p/>
            <text:p>CONNECT:</text:p>
            <text:p>- If you enjoyed this video, please subscribe to this channel.</text:p>
            <text:p>- Twitter: https://twitter.com/lexfridman</text:p>
            <text:p>- LinkedIn: https://www.linkedin.com/in/lexfridman</text:p>
            <text:p>- Facebook: https://www.facebook.com/lexfridman</text:p>
            <text:p>- Instagram: https://www.instagram.com/lexfridman</text:p>
          </table:table-cell>
          <table:table-cell table:style-name="ce3" office:value-type="string" calcext:value-type="string">
            <text:p>2019-01-17 16:50:41</text:p>
          </table:table-cell>
          <table:table-cell office:value-type="string" calcext:value-type="string">
            <text:p>deep learning, mit, machine learning, bert, nvidia, tesla, autopilot, gan, openai, deepmind, nlp, dawnbench, fastai, automl, augmentation, neural networks</text:p>
          </table:table-cell>
          <table:table-cell office:value-type="string" calcext:value-type="string">
            <text:p>NULL</text:p>
          </table:table-cell>
          <table:table-cell office:value-type="string" calcext:value-type="string">
            <text:p>en</text:p>
          </table:table-cell>
          <table:table-cell office:value-type="string" calcext:value-type="string">
            <text:p>Lex Fridman</text:p>
          </table:table-cell>
          <table:table-cell office:value-type="string" calcext:value-type="string">
            <text:p>UCSHZKyawb77ixDdsGog4iWA</text:p>
          </table:table-cell>
          <table:table-cell office:value-type="float" office:value="2785" calcext:value-type="float">
            <text:p>2785</text:p>
          </table:table-cell>
          <table:table-cell office:value-type="float" office:value="119432" calcext:value-type="float">
            <text:p>119432</text:p>
          </table:table-cell>
          <table:table-cell office:value-type="float" office:value="2425" calcext:value-type="float">
            <text:p>2425</text:p>
          </table:table-cell>
          <table:table-cell office:value-type="float" office:value="39" calcext:value-type="float">
            <text:p>39</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2:57</text:p>
          </table:table-cell>
          <table:table-cell table:formula="of:=YEAR([.E45])" office:value-type="float" office:value="2019" calcext:value-type="float">
            <text:p>2019</text:p>
          </table:table-cell>
          <table:table-cell table:formula="of:=MONTH([.E45])" office:value-type="float" office:value="1" calcext:value-type="float">
            <text:p>1</text:p>
          </table:table-cell>
          <table:table-cell table:number-columns-repeated="21"/>
        </table:table-row>
        <table:table-row table:style-name="ro3">
          <table:table-cell office:value-type="float" office:value="28" calcext:value-type="float">
            <text:p>28</text:p>
          </table:table-cell>
          <table:table-cell office:value-type="string" calcext:value-type="string">
            <text:p>yqwnehmB9uQ</text:p>
          </table:table-cell>
          <table:table-cell office:value-type="string" calcext:value-type="string">
            <text:p>Kaggle Reading Group: Bidirectional Encoder Representations from Transformers (aka BERT) (Part 2)</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Part 2) | Kaggle</text:p>
            <text:p>https://www.youtube.com/watch?v=yqwnehmB9uQ</text:p>
            <text:p/>
            <text:p>Kaggle</text:p>
            <text:p>http://www.youtube.com/user/kaggledotcom</text:p>
          </table:table-cell>
          <table:table-cell table:style-name="ce3" office:value-type="string" calcext:value-type="string">
            <text:p>2019-01-23 18:42:47</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722" calcext:value-type="float">
            <text:p>3722</text:p>
          </table:table-cell>
          <table:table-cell office:value-type="float" office:value="2075" calcext:value-type="float">
            <text:p>2075</text:p>
          </table:table-cell>
          <table:table-cell office:value-type="float" office:value="50" calcext:value-type="float">
            <text:p>5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9</text:p>
          </table:table-cell>
          <table:table-cell table:formula="of:=YEAR([.E46])" office:value-type="float" office:value="2019" calcext:value-type="float">
            <text:p>2019</text:p>
          </table:table-cell>
          <table:table-cell table:formula="of:=MONTH([.E46])" office:value-type="float" office:value="1" calcext:value-type="float">
            <text:p>1</text:p>
          </table:table-cell>
          <table:table-cell table:number-columns-repeated="21"/>
        </table:table-row>
        <table:table-row table:style-name="ro3">
          <table:table-cell office:value-type="float" office:value="174" calcext:value-type="float">
            <text:p>174</text:p>
          </table:table-cell>
          <table:table-cell office:value-type="string" calcext:value-type="string">
            <text:p>3Pzni2yfGUQ</text:p>
          </table:table-cell>
          <table:table-cell office:value-type="string" calcext:value-type="string">
            <text:p>Sentiment Analysis</text:p>
          </table:table-cell>
          <table:table-cell office:value-type="string" calcext:value-type="string">
            <text:p>Welcome to Data Lit! This 3-month course is an intro to data science for beginners. In this video, I'll explain how a popular data science technique called sentiment analysis works using a real-world scenario. We'll play the role of a data scientist working at a startup making a personal healthcare device. Using sentiment analysis, we'll understand how consumers feel about a competitors product. That'll help us make decisions on how to promote our own product, and what feature we can focus on the most. Using Python, Twitter, and Google Colab, anyone can do this process in just a few minutes. Enjoy! </text:p>
            <text:p/>
            <text:p>Code for this video: </text:p>
            <text:p>https://github.com/llSourcell/Sentiment_Analysis</text:p>
            <text:p/>
            <text:p>Please Subscribe! And Like. And comment. That's what keeps me going.</text:p>
            <text:p/>
            <text:p>Want more education? Connect with me here:</text:p>
            <text:p>Twitter: https://twitter.com/sirajraval</text:p>
            <text:p>instagram: https://www.instagram.com/sirajraval</text:p>
            <text:p>Facebook: https://www.facebook.com/sirajology</text:p>
            <text:p/>
            <text:p>Join us at the School of AI:</text:p>
            <text:p>https://theschool.ai/</text:p>
            <text:p/>
            <text:p>More learning resources:</text:p>
            <text:p>https://towardsdatascience.com/sentiment-analysis-with-python-part-1-5ce197074184</text:p>
            <text:p>https://www.geeksforgeeks.org/twitter-sentiment-analysis-using-python/</text:p>
            <text:p>https://www.datacamp.com/community/tutorials/simplifying-sentiment-analysis-python</text:p>
            <text:p>https://www.kaggle.com/ngyptr/python-nltk-sentiment-analysis</text:p>
            <text:p>https://pythonspot.com/python-sentiment-analysis/</text:p>
            <text:p>https://www.analyticsvidhya.com/blog/2018/07/hands-on-sentiment-analysis-dataset-python/</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DataLit #SchoolOfAI #SirajRaval</text:p>
            <text:p>Hit the Join button above to sign up to become a member of my channel for access to exclusive content!</text:p>
          </table:table-cell>
          <table:table-cell table:style-name="ce3" office:value-type="string" calcext:value-type="string">
            <text:p>2019-01-28 15:39:27</text:p>
          </table:table-cell>
          <table:table-cell office:value-type="string" calcext:value-type="string">
            <text:p>data science, siraj raval, data lit, sentiment analysis, twitter data, twitter sentiment, opinion mining, text mining, machine learning, lexion based, nlp, natural language processing, learn python, python, programming, coding, data scientist, data science course, learn data science, data science for beginners, data science tutorial, artificial intelligence, computer science, data science tutorial for beginners, data science training, deep learning, what is data scienc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36" calcext:value-type="float">
            <text:p>636</text:p>
          </table:table-cell>
          <table:table-cell office:value-type="float" office:value="78699" calcext:value-type="float">
            <text:p>78699</text:p>
          </table:table-cell>
          <table:table-cell office:value-type="float" office:value="2217" calcext:value-type="float">
            <text:p>2217</text:p>
          </table:table-cell>
          <table:table-cell office:value-type="float" office:value="70" calcext:value-type="float">
            <text:p>70</text:p>
          </table:table-cell>
          <table:table-cell office:value-type="float" office:value="193" calcext:value-type="float">
            <text:p>193</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36</text:p>
          </table:table-cell>
          <table:table-cell table:formula="of:=YEAR([.E47])" office:value-type="float" office:value="2019" calcext:value-type="float">
            <text:p>2019</text:p>
          </table:table-cell>
          <table:table-cell table:formula="of:=MONTH([.E47])" office:value-type="float" office:value="1" calcext:value-type="float">
            <text:p>1</text:p>
          </table:table-cell>
          <table:table-cell table:number-columns-repeated="21"/>
        </table:table-row>
        <table:table-row table:style-name="ro3">
          <table:table-cell office:value-type="float" office:value="2" calcext:value-type="float">
            <text:p>2</text:p>
          </table:table-cell>
          <table:table-cell office:value-type="string" calcext:value-type="string">
            <text:p>-9evrZnBorM</text:p>
          </table:table-cell>
          <table:table-cell office:value-type="string" calcext:value-type="string">
            <text:p>BERT: Pre-training of Deep Bidirectional Transformers for Language Understanding</text:p>
          </table:table-cell>
          <table:table-cell office:value-type="string" calcext:value-type="string">
            <text:p>https://arxiv.org/abs/1810.04805</text:p>
            <text:p/>
            <text:p>Abstract:</text:p>
            <text:p>We introduce a new language representation model called BERT, which stands for Bidirectional Encoder Representations from Transformers. Unlike recent language representation models, BERT is designed to pre-train deep bidirectional representations by jointly conditioning on both left and right context in all layers. As a result, the pre-trained BERT representations can be fine-tuned with just one additional output layer to create state-of-the-art models for a wide range of tasks, such as question answering and language inference, without substantial task-specific architecture modifications. </text:p>
            <text:p>BERT is conceptually simple and empirically powerful. It obtains new state-of-the-art results on eleven natural language processing tasks, including pushing the GLUE benchmark to 80.4% (7.6% absolute improvement), MultiNLI accuracy to 86.7 (5.6% absolute improvement) and the SQuAD v1.1 question answering Test F1 to 93.2 (1.5% absolute improvement), outperforming human performance by 2.0%.</text:p>
            <text:p/>
            <text:p>Authors:</text:p>
            <text:p>Jacob Devlin, Ming-Wei Chang, Kenton Lee, Kristina Toutanova</text:p>
          </table:table-cell>
          <table:table-cell table:style-name="ce3" office:value-type="string" calcext:value-type="string">
            <text:p>2019-01-30 08:51:15</text:p>
          </table:table-cell>
          <table:table-cell office:value-type="string" calcext:value-type="string">
            <text:p>bert, deep learning, attention, unsupervised, nlp, transformer, squad, wordpiece, embeddings, language, language modeling, attention layers, bidirectional, elmo, natural language processing, machine learning, word vectors, pretrained, fine tuning</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2413" calcext:value-type="float">
            <text:p>2413</text:p>
          </table:table-cell>
          <table:table-cell office:value-type="float" office:value="23138" calcext:value-type="float">
            <text:p>23138</text:p>
          </table:table-cell>
          <table:table-cell office:value-type="float" office:value="539" calcext:value-type="float">
            <text:p>539</text:p>
          </table:table-cell>
          <table:table-cell office:value-type="float" office:value="7" calcext:value-type="float">
            <text:p>7</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bert, attention, transformer, https://arxiv.org/abs/1810.04805</text:p>
          </table:table-cell>
          <table:table-cell table:style-name="ce3" office:value-type="string" calcext:value-type="string">
            <text:p>2020-04-24 16:30:34</text:p>
          </table:table-cell>
          <table:table-cell table:formula="of:=YEAR([.E48])" office:value-type="float" office:value="2019" calcext:value-type="float">
            <text:p>2019</text:p>
          </table:table-cell>
          <table:table-cell table:formula="of:=MONTH([.E48])" office:value-type="float" office:value="1" calcext:value-type="float">
            <text:p>1</text:p>
          </table:table-cell>
          <table:table-cell table:number-columns-repeated="21"/>
        </table:table-row>
        <table:table-row table:style-name="ro3">
          <table:table-cell office:value-type="float" office:value="92" calcext:value-type="float">
            <text:p>92</text:p>
          </table:table-cell>
          <table:table-cell office:value-type="string" calcext:value-type="string">
            <text:p>uFWxY4Zhkpg</text:p>
          </table:table-cell>
          <table:table-cell office:value-type="string" calcext:value-type="string">
            <text:p>Kaggle Live-Coding: Making text sound old-timey with transformers (Part 4) | Kaggle</text:p>
          </table:table-cell>
          <table:table-cell office:value-type="string" calcext:value-type="string">
            <text:p>Join Kaggle data scientist Rachael live as she works on data science projects! This week we're going to continue our a project to make current English sound a little more like early Modern English (think Shakespeare) with transformers.</text:p>
            <text:p/>
            <text:p>Link to the GitHub repo we're using code from: https://github.com/Kyubyong/transformer</text:p>
            <text:p>Link to code: https://www.kaggle.com/rebeccaturner/transformers-to-sounds-old-timey</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Making text sound old-timey with transformers (Part 4) | Kaggle</text:p>
            <text:p>https://www.youtube.com/watch?v=uFWxY4Zhkpg</text:p>
            <text:p/>
            <text:p>Kaggle</text:p>
            <text:p>http://www.youtube.com/user/kaggledotcom</text:p>
          </table:table-cell>
          <table:table-cell table:style-name="ce3" office:value-type="string" calcext:value-type="string">
            <text:p>2019-02-02 01:46:10</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073" calcext:value-type="float">
            <text:p>4073</text:p>
          </table:table-cell>
          <table:table-cell office:value-type="float" office:value="867" calcext:value-type="float">
            <text:p>867</text:p>
          </table:table-cell>
          <table:table-cell office:value-type="float" office:value="21" calcext:value-type="float">
            <text:p>21</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0</text:p>
          </table:table-cell>
          <table:table-cell table:formula="of:=YEAR([.E49])" office:value-type="float" office:value="2019" calcext:value-type="float">
            <text:p>2019</text:p>
          </table:table-cell>
          <table:table-cell table:formula="of:=MONTH([.E49])" office:value-type="float" office:value="2" calcext:value-type="float">
            <text:p>2</text:p>
          </table:table-cell>
          <table:table-cell table:number-columns-repeated="21"/>
        </table:table-row>
        <table:table-row table:style-name="ro3">
          <table:table-cell office:value-type="float" office:value="146" calcext:value-type="float">
            <text:p>146</text:p>
          </table:table-cell>
          <table:table-cell office:value-type="string" calcext:value-type="string">
            <text:p>DbrURuKQHng</text:p>
          </table:table-cell>
          <table:table-cell office:value-type="string" calcext:value-type="string">
            <text:p>TWiML x Fast.ai Deep Learning Part 1 Review Study Group Spring 2019 - Lesson 1</text:p>
          </table:table-cell>
          <table:table-cell office:value-type="string" calcext:value-type="string">
            <text:p>**SUBSCRIBE AND TURN ON NOTIFICATIONS** **twimlai.com**</text:p>
            <text:p/>
            <text:p>This video is a recap of our TWiML Online Fast.ai Deep Learning Part 1 Review Study Group.</text:p>
            <text:p/>
            <text:p>In this session, we review Lesson 1 on Image Augmentations and Lesson 1 Part of the Fast.ai Deep Learning course.</text:p>
            <text:p/>
            <text:p>Its not too late to join the study group. Just follow these simple steps:</text:p>
            <text:p/>
            <text:p>1. Head over to twimlai.com/meetup, and sign up for the programs you're interested in, including either of the Fast.ai study groups or our Monthly Meetup groups.</text:p>
            <text:p/>
            <text:p>2. Use the email invitation youll receive to join our Slack group. If you dont receive it within a few minutes, check your spam folder.</text:p>
            <text:p/>
            <text:p>3. Once youre in Slack, join the #fast_ai channel and hop over to #intros as well and introduce yourself.</text:p>
            <text:p/>
            <text:p>4. Use the link posted in the #meetup slack channel to add our events to your calendar.</text:p>
            <text:p/>
            <text:p>Subscribe!</text:p>
            <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3" office:value-type="string" calcext:value-type="string">
            <text:p>2019-02-05 01:19:48</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267" calcext:value-type="float">
            <text:p>4267</text:p>
          </table:table-cell>
          <table:table-cell office:value-type="float" office:value="696" calcext:value-type="float">
            <text:p>696</text:p>
          </table:table-cell>
          <table:table-cell office:value-type="float" office:value="14" calcext:value-type="float">
            <text:p>14</text:p>
          </table:table-cell>
          <table:table-cell table:number-columns-repeated="3" office:value-type="float" office:value="0" calcext:value-type="float">
            <text:p>0</text:p>
          </table:table-cell>
          <table:table-cell office:value-type="string" calcext:value-type="string">
            <text:p>bert, attention</text:p>
          </table:table-cell>
          <table:table-cell table:style-name="ce3" office:value-type="string" calcext:value-type="string">
            <text:p>2020-04-22 22:42:33</text:p>
          </table:table-cell>
          <table:table-cell table:formula="of:=YEAR([.E50])" office:value-type="float" office:value="2019" calcext:value-type="float">
            <text:p>2019</text:p>
          </table:table-cell>
          <table:table-cell table:formula="of:=MONTH([.E50])" office:value-type="float" office:value="2" calcext:value-type="float">
            <text:p>2</text:p>
          </table:table-cell>
          <table:table-cell table:number-columns-repeated="21"/>
        </table:table-row>
        <table:table-row table:style-name="ro3">
          <table:table-cell office:value-type="float" office:value="29" calcext:value-type="float">
            <text:p>29</text:p>
          </table:table-cell>
          <table:table-cell office:value-type="string" calcext:value-type="string">
            <text:p>IF6xV0RI91s</text:p>
          </table:table-cell>
          <table:table-cell office:value-type="string" calcext:value-type="string">
            <text:p>Kaggle Reading Group: Bidirectional Encoder Representations from Transformers (aka BERT) (Part 3)</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Part 3) | Kaggle</text:p>
            <text:p>https://www.youtube.com/watch?v=IF6xV0RI91s</text:p>
            <text:p/>
            <text:p>Kaggle</text:p>
            <text:p>http://www.youtube.com/user/kaggledotcom</text:p>
          </table:table-cell>
          <table:table-cell table:style-name="ce3" office:value-type="string" calcext:value-type="string">
            <text:p>2019-02-06 18:48:17</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019" calcext:value-type="float">
            <text:p>4019</text:p>
          </table:table-cell>
          <table:table-cell office:value-type="float" office:value="1534" calcext:value-type="float">
            <text:p>1534</text:p>
          </table:table-cell>
          <table:table-cell office:value-type="float" office:value="26" calcext:value-type="float">
            <text:p>2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9</text:p>
          </table:table-cell>
          <table:table-cell table:formula="of:=YEAR([.E51])" office:value-type="float" office:value="2019" calcext:value-type="float">
            <text:p>2019</text:p>
          </table:table-cell>
          <table:table-cell table:formula="of:=MONTH([.E51])" office:value-type="float" office:value="2" calcext:value-type="float">
            <text:p>2</text:p>
          </table:table-cell>
          <table:table-cell table:number-columns-repeated="21"/>
        </table:table-row>
        <table:table-row table:style-name="ro3">
          <table:table-cell office:value-type="float" office:value="158" calcext:value-type="float">
            <text:p>158</text:p>
          </table:table-cell>
          <table:table-cell office:value-type="string" calcext:value-type="string">
            <text:p>-q89bA73oZE</text:p>
          </table:table-cell>
          <table:table-cell office:value-type="string" calcext:value-type="string">
            <text:p>Qiang Ning: "Understanding Time In Natural Language"</text:p>
          </table:table-cell>
          <table:table-cell office:value-type="string" calcext:value-type="string">
            <text:p>Time is an important dimension when we describe the world because the world is evolving over time and many facts are time-sensitive. Understanding time is thus an important aspect of natural language understanding and many applications may rely on it, e.g., information retrieval, summarization, causality, and question answering.</text:p>
            <text:p/>
            <text:p>In this talk, I will mainly focus on a key component of it, temporal relation extraction. The task has long been challenging because the actual timestamps of those events are rarely expressed explicitly and their temporal order has to be inferred, from lexical cues, between the lines, and often based on strong background knowledge. Additionally, collecting enough and high-quality annotations to facilitate machine learning algorithms for this task is also difficult, which makes it even more challenging to investigate the task. I tackled this task in three perspectives, structured learning, common sense, and data collection, and have improved the state-of-the-art by approximately 20% in absolute F1. My current system, CogCompTime, is available at this online demo: http://groupspaceuiuc.com/temporal/. In the future, I expect to expand my research in these directions to other core problems in AI such as incidental supervision, semantic parsing, and knowledge representation.</text:p>
          </table:table-cell>
          <table:table-cell table:style-name="ce3" office:value-type="string" calcext:value-type="string">
            <text:p>2019-02-06 20:31:48</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2985" calcext:value-type="float">
            <text:p>2985</text:p>
          </table:table-cell>
          <table:table-cell office:value-type="float" office:value="751" calcext:value-type="float">
            <text:p>751</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4:06</text:p>
          </table:table-cell>
          <table:table-cell table:formula="of:=YEAR([.E52])" office:value-type="float" office:value="2019" calcext:value-type="float">
            <text:p>2019</text:p>
          </table:table-cell>
          <table:table-cell table:formula="of:=MONTH([.E52])" office:value-type="float" office:value="2" calcext:value-type="float">
            <text:p>2</text:p>
          </table:table-cell>
          <table:table-cell table:number-columns-repeated="21"/>
        </table:table-row>
        <table:table-row table:style-name="ro3">
          <table:table-cell office:value-type="float" office:value="70" calcext:value-type="float">
            <text:p>70</text:p>
          </table:table-cell>
          <table:table-cell office:value-type="string" calcext:value-type="string">
            <text:p>oUhj5krDS78</text:p>
          </table:table-cell>
          <table:table-cell office:value-type="string" calcext:value-type="string">
            <text:p>Kaggle Live-Coding: Getting Started with the Gendered Pronoun Resolution Competition | Kaggle</text:p>
          </table:table-cell>
          <table:table-cell office:value-type="string" calcext:value-type="string">
            <text:p>Join Kaggle data scientist Rachael live as she works on data science projects! This week we're going to start working on an entry for the new Gendered Pronoun Resolution competition. Link: https://www.kaggle.com/c/gendered-pronoun-resolution</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Live-Coding: Getting Started with the Gendered Pronoun Resolution Competition | Kaggle</text:p>
            <text:p>https://www.youtube.com/watch?v=oUhj5krDS78</text:p>
            <text:p/>
            <text:p>Kaggle</text:p>
            <text:p>http://www.youtube.com/user/kaggledotcom</text:p>
          </table:table-cell>
          <table:table-cell table:style-name="ce3" office:value-type="string" calcext:value-type="string">
            <text:p>2019-02-09 01:45:02</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941" calcext:value-type="float">
            <text:p>3941</text:p>
          </table:table-cell>
          <table:table-cell office:value-type="float" office:value="2279" calcext:value-type="float">
            <text:p>2279</text:p>
          </table:table-cell>
          <table:table-cell office:value-type="float" office:value="62" calcext:value-type="float">
            <text:p>62</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09</text:p>
          </table:table-cell>
          <table:table-cell table:formula="of:=YEAR([.E53])" office:value-type="float" office:value="2019" calcext:value-type="float">
            <text:p>2019</text:p>
          </table:table-cell>
          <table:table-cell table:formula="of:=MONTH([.E53])" office:value-type="float" office:value="2" calcext:value-type="float">
            <text:p>2</text:p>
          </table:table-cell>
          <table:table-cell table:number-columns-repeated="21"/>
        </table:table-row>
        <table:table-row table:style-name="ro3">
          <table:table-cell office:value-type="float" office:value="27" calcext:value-type="float">
            <text:p>27</text:p>
          </table:table-cell>
          <table:table-cell office:value-type="string" calcext:value-type="string">
            <text:p>4qDJwq42q-k</text:p>
          </table:table-cell>
          <table:table-cell office:value-type="string" calcext:value-type="string">
            <text:p>Kaggle Reading Group: Bidirectional Encoder Representations from Transformers (aka BERT) (Part 4)</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Part 4) | Kaggle</text:p>
            <text:p>https://www.youtube.com/watch?v=4qDJwq42q-k</text:p>
            <text:p/>
            <text:p>Kaggle</text:p>
            <text:p>http://www.youtube.com/user/kaggledotcom</text:p>
          </table:table-cell>
          <table:table-cell table:style-name="ce3" office:value-type="string" calcext:value-type="string">
            <text:p>2019-02-13 18:37:53</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364" calcext:value-type="float">
            <text:p>3364</text:p>
          </table:table-cell>
          <table:table-cell office:value-type="float" office:value="1559" calcext:value-type="float">
            <text:p>1559</text:p>
          </table:table-cell>
          <table:table-cell office:value-type="float" office:value="34" calcext:value-type="float">
            <text:p>34</text:p>
          </table:table-cell>
          <table:table-cell table:number-columns-repeated="3"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8</text:p>
          </table:table-cell>
          <table:table-cell table:formula="of:=YEAR([.E54])" office:value-type="float" office:value="2019" calcext:value-type="float">
            <text:p>2019</text:p>
          </table:table-cell>
          <table:table-cell table:formula="of:=MONTH([.E54])" office:value-type="float" office:value="2" calcext:value-type="float">
            <text:p>2</text:p>
          </table:table-cell>
          <table:table-cell table:number-columns-repeated="21"/>
        </table:table-row>
        <table:table-row table:style-name="ro3">
          <table:table-cell office:value-type="float" office:value="94" calcext:value-type="float">
            <text:p>94</text:p>
          </table:table-cell>
          <table:table-cell office:value-type="string" calcext:value-type="string">
            <text:p>gJQpXPcxQWA</text:p>
          </table:table-cell>
          <table:table-cell office:value-type="string" calcext:value-type="string">
            <text:p>Kaggle Live-Coding: Making text sound old-timey with transformers (Part 5) | Kaggle</text:p>
          </table:table-cell>
          <table:table-cell office:value-type="string" calcext:value-type="string">
            <text:p>Join Kaggle data scientist Rachael live as she works on data science projects! This week we're going to continue our a project to make current English sound a little more like early Modern English (think Shakespeare) with transformers.</text:p>
            <text:p/>
            <text:p>Link to the GitHub repo we're using code from: https://github.com/Kyubyong/transformer</text:p>
            <text:p>Link to code: https://www.kaggle.com/rebeccaturner/...</text:p>
            <text:p/>
            <text:p>SUBSCRIBE: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 Live-Coding: Making text sound old-timey with transformers (Part 4) | Kaggle</text:p>
            <text:p>https://www.youtube.com/watch?v=uFWxY...</text:p>
            <text:p/>
            <text:p>Kaggle</text:p>
            <text:p>http://www.youtube.com/user/kaggledotcom</text:p>
          </table:table-cell>
          <table:table-cell table:style-name="ce3" office:value-type="string" calcext:value-type="string">
            <text:p>2019-02-16 01:47:00</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s, statistics, what is kaggle, how to, github, developer, kernels, datasets, data visualization, deep learning, sql, challenge, competition</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905" calcext:value-type="float">
            <text:p>3905</text:p>
          </table:table-cell>
          <table:table-cell office:value-type="float" office:value="644" calcext:value-type="float">
            <text:p>644</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0</text:p>
          </table:table-cell>
          <table:table-cell table:formula="of:=YEAR([.E55])" office:value-type="float" office:value="2019" calcext:value-type="float">
            <text:p>2019</text:p>
          </table:table-cell>
          <table:table-cell table:formula="of:=MONTH([.E55])" office:value-type="float" office:value="2" calcext:value-type="float">
            <text:p>2</text:p>
          </table:table-cell>
          <table:table-cell table:number-columns-repeated="21"/>
        </table:table-row>
        <table:table-row table:style-name="ro3">
          <table:table-cell office:value-type="float" office:value="18" calcext:value-type="float">
            <text:p>18</text:p>
          </table:table-cell>
          <table:table-cell office:value-type="string" calcext:value-type="string">
            <text:p>u1_qMdb0kYU</text:p>
          </table:table-cell>
          <table:table-cell office:value-type="string" calcext:value-type="string">
            <text:p>Language Models are Unsupervised Multitask Learners</text:p>
          </table:table-cell>
          <table:table-cell office:value-type="string" calcext:value-type="string">
            <text:p>A look at OpenAI's new GPT-2 model and the surrounding controversy.</text:p>
            <text:p/>
            <text:p>https://blog.openai.com/better-language-models/</text:p>
            <text:p/>
            <text:p>Abstract:</text:p>
            <text:p>Natural language processing tasks, such as question answering, machine translation, reading comprehension, and summarization, are typically approached with supervised learning on taskspecific datasets. We demonstrate that language models begin to learn these tasks without any explicit supervision when trained on a new dataset of millions of webpages called WebText. When conditioned on a document plus questions, the answers generated by the language model reach 55 F1 on the CoQA dataset - matching or exceeding the performance of 3 out of 4 baseline systems without using the 127,000+ training examples. The capacity of the language model is essential to the success of zero-shot task transfer and increasing it improves performance in a log-linear fashion across tasks. Our largest model, GPT-2, is a 1.5B parameter Transformer that achieves state of the art results on 7 out of 8 tested language modeling datasets in a zero-shot setting but still underfits WebText. Samples from the model reflect these improvements and contain coherent paragraphs of text. These findings suggest a promising path towards building language processing systems which learn to perform tasks from their naturally occurring demonstrations.</text:p>
            <text:p/>
            <text:p>Authors:</text:p>
            <text:p>Alec Radford, Jeffrey Wu, Rewon Child, David Luan, Dario Amodei, Ilya Sutskever</text:p>
          </table:table-cell>
          <table:table-cell table:style-name="ce3" office:value-type="string" calcext:value-type="string">
            <text:p>2019-02-18 16:11:42</text:p>
          </table:table-cell>
          <table:table-cell office:value-type="string" calcext:value-type="string">
            <text:p>gpt2, transformer, language model, deep learning, nlp, openai, security, translation, neural network, attention, attention mechanism, unsupervised learning, controversy</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653" calcext:value-type="float">
            <text:p>1653</text:p>
          </table:table-cell>
          <table:table-cell office:value-type="float" office:value="3220" calcext:value-type="float">
            <text:p>3220</text:p>
          </table:table-cell>
          <table:table-cell office:value-type="float" office:value="101" calcext:value-type="float">
            <text:p>101</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4:19</text:p>
          </table:table-cell>
          <table:table-cell table:formula="of:=YEAR([.E56])" office:value-type="float" office:value="2019" calcext:value-type="float">
            <text:p>2019</text:p>
          </table:table-cell>
          <table:table-cell table:formula="of:=MONTH([.E56])" office:value-type="float" office:value="2" calcext:value-type="float">
            <text:p>2</text:p>
          </table:table-cell>
          <table:table-cell table:number-columns-repeated="21"/>
        </table:table-row>
        <table:table-row table:style-name="ro3">
          <table:table-cell office:value-type="float" office:value="19" calcext:value-type="float">
            <text:p>19</text:p>
          </table:table-cell>
          <table:table-cell office:value-type="string" calcext:value-type="string">
            <text:p>jltgNGt8Lpg</text:p>
          </table:table-cell>
          <table:table-cell office:value-type="string" calcext:value-type="string">
            <text:p>Neural Ordinary Differential Equations</text:p>
          </table:table-cell>
          <table:table-cell office:value-type="string" calcext:value-type="string">
            <text:p>https://arxiv.org/abs/1806.07366</text:p>
            <text:p/>
            <text:p>Abstract:</text:p>
            <text:p>We introduce a new family of deep neural network models. Instead of specifying a discrete sequence of hidden layers, we parameterize the derivative of the hidden state using a neural network. The output of the network is computed using a black-box differential equation solver. These continuous-depth models have constant memory cost, adapt their evaluation strategy to each input, and can explicitly trade numerical precision for speed. We demonstrate these properties in continuous-depth residual networks and continuous-time latent variable models. We also construct continuous normalizing flows, a generative model that can train by maximum likelihood, without partitioning or ordering the data dimensions. For training, we show how to scalably backpropagate through any ODE solver, without access to its internal operations. This allows end-to-end training of ODEs within larger models.</text:p>
            <text:p/>
            <text:p>Authors:</text:p>
            <text:p>Ricky T. Q. Chen, Yulia Rubanova, Jesse Bettencourt, David Duvenaud</text:p>
          </table:table-cell>
          <table:table-cell table:style-name="ce3" office:value-type="string" calcext:value-type="string">
            <text:p>2019-02-19 05:12:20</text:p>
          </table:table-cell>
          <table:table-cell office:value-type="string" calcext:value-type="string">
            <text:p>NULL</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339" calcext:value-type="float">
            <text:p>1339</text:p>
          </table:table-cell>
          <table:table-cell office:value-type="float" office:value="8006" calcext:value-type="float">
            <text:p>8006</text:p>
          </table:table-cell>
          <table:table-cell office:value-type="float" office:value="214" calcext:value-type="float">
            <text:p>214</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ert, transformer, arxiv.org/</text:p>
          </table:table-cell>
          <table:table-cell table:style-name="ce3" office:value-type="string" calcext:value-type="string">
            <text:p>2020-04-25 10:57:22</text:p>
          </table:table-cell>
          <table:table-cell table:formula="of:=YEAR([.E57])" office:value-type="float" office:value="2019" calcext:value-type="float">
            <text:p>2019</text:p>
          </table:table-cell>
          <table:table-cell table:formula="of:=MONTH([.E57])" office:value-type="float" office:value="2" calcext:value-type="float">
            <text:p>2</text:p>
          </table:table-cell>
          <table:table-cell table:number-columns-repeated="21"/>
        </table:table-row>
        <table:table-row table:style-name="ro3">
          <table:table-cell office:value-type="float" office:value="148" calcext:value-type="float">
            <text:p>148</text:p>
          </table:table-cell>
          <table:table-cell office:value-type="string" calcext:value-type="string">
            <text:p>LWDbAoPyQAk</text:p>
          </table:table-cell>
          <table:table-cell office:value-type="string" calcext:value-type="string">
            <text:p>Dissecting the Controversy around OpenAI's New Language Model</text:p>
          </table:table-cell>
          <table:table-cell office:value-type="string" calcext:value-type="string">
            <text:p>In the inaugural TWiML Live, Sam Charrington is joined by Amanda Askell (OpenAI), Anima Anandkumar (NVIDIA/CalTech), Miles Bundage (OpenAI), Robert Munro (Lilt), and Stephen Merity to discuss the controversial recent release of the OpenAI GPT-2 Language Model.</text:p>
            <text:p/>
            <text:p>** SUBSCRIBE FOR MORE GREAT DISCUSSIONS LIKE THIS ONE **</text:p>
            <text:p/>
            <text:p>According to OpenAI, GPT-2 is "a large-scale unsupervised language model which generates coherent paragraphs of text, achieves state-of-the-art performance on many language modeling benchmarks, and performs rudimentary reading comprehension, machine translation, question answering, and summarization  all without task-specific training."</text:p>
            <text:p/>
            <text:p>GPT-2 is a deep neural network trained on 40GB of internet data (about 8 million web pages) to create a machine learning model with about 1.5 billion parameters, however due to concerns about misuse, only a limited model with 117M parameters was released to the public.</text:p>
            <text:p/>
            <text:p>Check out the recap to learn:</text:p>
            <text:p>- What is a language model? Where does GPT-2 fit in the broader Natural Language Processing (NLP) landscape? What types of tasks is it good for? Why are language models important?</text:p>
            <text:p>- What's special about the language model OpenAI recently released?</text:p>
            <text:p>- Why did the announcement create such a stir?</text:p>
            <text:p>- Why is it a problem that they didn't release the full model?</text:p>
            <text:p>- What are the true capabilities of this new model?</text:p>
            <text:p>- What should OpenAI have done differently?</text:p>
            <text:p>- How can you quantitatively evaluate the negative impacts that your software might have?</text:p>
            <text:p>- What can the machine learning and artificial intelligence (AI) communities do differently? What conversations need to take place and where?</text:p>
            <text:p>- What are best practices in honest reporting of new results?</text:p>
            <text:p/>
            <text:p>Subscribe!</text:p>
            <text:p/>
            <text:p>iTunes/Apple Podcasts  http://itunes.apple.com/us/podcast/this-week-in-machine-learning/id1116303051?mt=2</text:p>
            <text:p>Google Podcasts  https://www.google.com/podcasts?feed=aHR0cDovL2ZlZWRzLmZlZWRidXJuZXIuY29tL3R3aW1sYWk%3D</text:p>
            <text:p>Spotify  https://open.spotify.com/show/2sp5EL7s7EqxttxwwoJ3i7</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able:table-cell>
          <table:table-cell table:style-name="ce3" office:value-type="string" calcext:value-type="string">
            <text:p>2019-02-20 03:46:29</text:p>
          </table:table-cell>
          <table:table-cell office:value-type="string" calcext:value-type="string">
            <text:p>machine learning, podcast, tech, technology, artificial intelligence, openai, gpt2, gpt-2, this week in machine learning, ml, AI, natural language processing, nlp, language modeling, controversia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027" calcext:value-type="float">
            <text:p>4027</text:p>
          </table:table-cell>
          <table:table-cell office:value-type="float" office:value="5836" calcext:value-type="float">
            <text:p>5836</text:p>
          </table:table-cell>
          <table:table-cell office:value-type="float" office:value="120" calcext:value-type="float">
            <text:p>120</text:p>
          </table:table-cell>
          <table:table-cell office:value-type="float" office:value="7" calcext:value-type="float">
            <text:p>7</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ert, attention, gan</text:p>
          </table:table-cell>
          <table:table-cell table:style-name="ce3" office:value-type="string" calcext:value-type="string">
            <text:p>2020-04-22 22:55:51</text:p>
          </table:table-cell>
          <table:table-cell table:formula="of:=YEAR([.E58])" office:value-type="float" office:value="2019" calcext:value-type="float">
            <text:p>2019</text:p>
          </table:table-cell>
          <table:table-cell table:formula="of:=MONTH([.E58])" office:value-type="float" office:value="2" calcext:value-type="float">
            <text:p>2</text:p>
          </table:table-cell>
          <table:table-cell table:number-columns-repeated="21"/>
        </table:table-row>
        <table:table-row table:style-name="ro3">
          <table:table-cell office:value-type="float" office:value="86" calcext:value-type="float">
            <text:p>86</text:p>
          </table:table-cell>
          <table:table-cell office:value-type="string" calcext:value-type="string">
            <text:p>oaQSQsjhcwQ</text:p>
          </table:table-cell>
          <table:table-cell office:value-type="string" calcext:value-type="string">
            <text:p>Kaggle Reading Group: Language Models are Unsupervised Multitask Learners (GPT-2) | Kaggle</text:p>
          </table:table-cell>
          <table:table-cell office:value-type="string" calcext:value-type="string">
            <text:p>Join Kaggle Data Scientist Rachael as she reads through an NLP paper! Today's paper is "Language Models are Unsupervised Multitask Learners" (Radford et al, unpublished). You can find a copy here: https://d4mucfpksywv.cloudfront.net/better-language-models/language-models.pdf</text:p>
            <text:p/>
            <text:p>SUBSCRIBE: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3" office:value-type="string" calcext:value-type="string">
            <text:p>2019-02-20 18:40:43</text:p>
          </table:table-cell>
          <table:table-cell office:value-type="string" calcext:value-type="string">
            <text:p>data science, kaggle, networks, coding, programming, rstats, python, technology</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772" calcext:value-type="float">
            <text:p>3772</text:p>
          </table:table-cell>
          <table:table-cell office:value-type="float" office:value="2513" calcext:value-type="float">
            <text:p>2513</text:p>
          </table:table-cell>
          <table:table-cell office:value-type="float" office:value="78" calcext:value-type="float">
            <text:p>7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34</text:p>
          </table:table-cell>
          <table:table-cell table:formula="of:=YEAR([.E59])" office:value-type="float" office:value="2019" calcext:value-type="float">
            <text:p>2019</text:p>
          </table:table-cell>
          <table:table-cell table:formula="of:=MONTH([.E59])" office:value-type="float" office:value="2" calcext:value-type="float">
            <text:p>2</text:p>
          </table:table-cell>
          <table:table-cell table:number-columns-repeated="21"/>
        </table:table-row>
        <table:table-row table:style-name="ro3">
          <table:table-cell office:value-type="float" office:value="95" calcext:value-type="float">
            <text:p>95</text:p>
          </table:table-cell>
          <table:table-cell office:value-type="string" calcext:value-type="string">
            <text:p>9dSQmXDH--I</text:p>
          </table:table-cell>
          <table:table-cell office:value-type="string" calcext:value-type="string">
            <text:p>Kaggle Reading Group: Language Models are Unsupervised Multitask Learners (GPT-2, Part 2) | Kaggle</text:p>
          </table:table-cell>
          <table:table-cell office:value-type="string" calcext:value-type="string">
            <text:p>Join Kaggle Data Scientist Rachael as she reads through an NLP paper! Today's paper is "Language Models are Unsupervised Multitask Learners" (Radford et al, unpublished). You can find a copy here: https://d4mucfpksywv.cloudfront.net/better-language-models/language-models.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www.youtube.com/user/kaggledotcom</text:p>
          </table:table-cell>
          <table:table-cell table:style-name="ce3" office:value-type="string" calcext:value-type="string">
            <text:p>2019-02-28 01:22:31</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nlp, #hangoutsonair, Hangouts On Air, #hoa</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915" calcext:value-type="float">
            <text:p>3915</text:p>
          </table:table-cell>
          <table:table-cell office:value-type="float" office:value="943" calcext:value-type="float">
            <text:p>943</text:p>
          </table:table-cell>
          <table:table-cell office:value-type="float" office:value="20" calcext:value-type="float">
            <text:p>2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35</text:p>
          </table:table-cell>
          <table:table-cell table:formula="of:=YEAR([.E60])" office:value-type="float" office:value="2019" calcext:value-type="float">
            <text:p>2019</text:p>
          </table:table-cell>
          <table:table-cell table:formula="of:=MONTH([.E60])" office:value-type="float" office:value="2" calcext:value-type="float">
            <text:p>2</text:p>
          </table:table-cell>
          <table:table-cell table:number-columns-repeated="21"/>
        </table:table-row>
        <table:table-row table:style-name="ro3">
          <table:table-cell office:value-type="float" office:value="26" calcext:value-type="float">
            <text:p>26</text:p>
          </table:table-cell>
          <table:table-cell office:value-type="string" calcext:value-type="string">
            <text:p>u91645MFytY</text:p>
          </table:table-cell>
          <table:table-cell office:value-type="string" calcext:value-type="string">
            <text:p>Kaggle Coffee Chat: Jacob Devlin (Google Researcher, BERT author) | Kaggle</text:p>
          </table:table-cell>
          <table:table-cell office:value-type="string" calcext:value-type="string">
            <text:p>In this chat, we talk with Jacob Devlin about the BERT paper, evaluating NLP models and how to reach out to researchers you want to work with. </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www.youtube.com/user/kaggledotcom</text:p>
          </table:table-cell>
          <table:table-cell table:style-name="ce3" office:value-type="string" calcext:value-type="string">
            <text:p>2019-03-04 18:20:59</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stats, statistics, how to, developer, kernels, datasets, data visualization, deep learning, sql, challenge, competition, whitehat, code, lesson, CS, google, bert, transformers, neural networks, nlp</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556" calcext:value-type="float">
            <text:p>1556</text:p>
          </table:table-cell>
          <table:table-cell office:value-type="float" office:value="3418" calcext:value-type="float">
            <text:p>3418</text:p>
          </table:table-cell>
          <table:table-cell office:value-type="float" office:value="105" calcext:value-type="float">
            <text:p>105</text:p>
          </table:table-cell>
          <table:table-cell office:value-type="float" office:value="1" calcext:value-type="float">
            <text:p>1</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9</text:p>
          </table:table-cell>
          <table:table-cell table:formula="of:=YEAR([.E61])" office:value-type="float" office:value="2019" calcext:value-type="float">
            <text:p>2019</text:p>
          </table:table-cell>
          <table:table-cell table:formula="of:=MONTH([.E61])" office:value-type="float" office:value="3" calcext:value-type="float">
            <text:p>3</text:p>
          </table:table-cell>
          <table:table-cell table:number-columns-repeated="21"/>
        </table:table-row>
        <table:table-row table:style-name="ro3">
          <table:table-cell office:value-type="float" office:value="90" calcext:value-type="float">
            <text:p>90</text:p>
          </table:table-cell>
          <table:table-cell office:value-type="string" calcext:value-type="string">
            <text:p>Rbs55YaK7EU</text:p>
          </table:table-cell>
          <table:table-cell office:value-type="string" calcext:value-type="string">
            <text:p>Kaggle Reading Group: Language Models are Unsupervised Multitask Learners (GPT-2, Part 3) | Kaggle</text:p>
          </table:table-cell>
          <table:table-cell office:value-type="string" calcext:value-type="string">
            <text:p>Join Kaggle Data Scientist Rachael as she reads through an NLP paper! Today's paper is "Language Models are Unsupervised Multitask Learners" (Radford et al, unpublished). You can find a copy here: https://d4mucfpksywv.cloudfront.net/better-language-models/language-models.pdf </text:p>
            <text:p/>
            <text:p>SUBSCRIBE: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3" office:value-type="string" calcext:value-type="string">
            <text:p>2019-03-06 18:38:01</text:p>
          </table:table-cell>
          <table:table-cell office:value-type="string" calcext:value-type="string">
            <text:p>data science, kaggle, networks, coding, programming, rstats, python, technology</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91" calcext:value-type="float">
            <text:p>3891</text:p>
          </table:table-cell>
          <table:table-cell office:value-type="float" office:value="1985" calcext:value-type="float">
            <text:p>1985</text:p>
          </table:table-cell>
          <table:table-cell office:value-type="float" office:value="40" calcext:value-type="float">
            <text:p>4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gan, transformer</text:p>
          </table:table-cell>
          <table:table-cell table:style-name="ce3" office:value-type="string" calcext:value-type="string">
            <text:p>2020-04-22 23:13:34</text:p>
          </table:table-cell>
          <table:table-cell table:formula="of:=YEAR([.E62])" office:value-type="float" office:value="2019" calcext:value-type="float">
            <text:p>2019</text:p>
          </table:table-cell>
          <table:table-cell table:formula="of:=MONTH([.E62])" office:value-type="float" office:value="3" calcext:value-type="float">
            <text:p>3</text:p>
          </table:table-cell>
          <table:table-cell table:number-columns-repeated="21"/>
        </table:table-row>
        <table:table-row table:style-name="ro3">
          <table:table-cell office:value-type="float" office:value="31" calcext:value-type="float">
            <text:p>31</text:p>
          </table:table-cell>
          <table:table-cell office:value-type="string" calcext:value-type="string">
            <text:p>U7UYsMweMLY</text:p>
          </table:table-cell>
          <table:table-cell office:value-type="string" calcext:value-type="string">
            <text:p>Kaggle Reading Group: Dissecting contextual word embeddings | Kaggle</text:p>
          </table:table-cell>
          <table:table-cell office:value-type="string" calcext:value-type="string">
            <text:p>Join Kaggle Data Scientist Rachael as she reads through an NLP paper! Today's paper is "Dissecting contextual word embeddings: Architecture and representation" (Peters et al, 2018). You can find a copy here: https://aclweb.org/anthology/D18-1179</text:p>
            <text:p/>
            <text:p>SUBSCRIBE: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3" office:value-type="string" calcext:value-type="string">
            <text:p>2019-03-13 17:41:29</text:p>
          </table:table-cell>
          <table:table-cell office:value-type="string" calcext:value-type="string">
            <text:p>data science, kaggle, networks, coding, programming, rstats, python, technology</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49" calcext:value-type="float">
            <text:p>3849</text:p>
          </table:table-cell>
          <table:table-cell office:value-type="float" office:value="1102" calcext:value-type="float">
            <text:p>1102</text:p>
          </table:table-cell>
          <table:table-cell office:value-type="float" office:value="29" calcext:value-type="float">
            <text:p>29</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20</text:p>
          </table:table-cell>
          <table:table-cell table:formula="of:=YEAR([.E63])" office:value-type="float" office:value="2019" calcext:value-type="float">
            <text:p>2019</text:p>
          </table:table-cell>
          <table:table-cell table:formula="of:=MONTH([.E63])" office:value-type="float" office:value="3" calcext:value-type="float">
            <text:p>3</text:p>
          </table:table-cell>
          <table:table-cell table:number-columns-repeated="21"/>
        </table:table-row>
        <table:table-row table:style-name="ro3">
          <table:table-cell office:value-type="float" office:value="75" calcext:value-type="float">
            <text:p>75</text:p>
          </table:table-cell>
          <table:table-cell office:value-type="string" calcext:value-type="string">
            <text:p>zz05VaLcgsw</text:p>
          </table:table-cell>
          <table:table-cell office:value-type="string" calcext:value-type="string">
            <text:p>What's the Best Career Advice You've Been Given? | Kaggle CareerCon 2019</text:p>
          </table:table-cell>
          <table:table-cell office:value-type="string" calcext:value-type="string">
            <text:p>Register for CareerCon 2019: https://www.kaggle.com/careercon2019</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www.youtube.com/user/kaggledotcom</text:p>
          </table:table-cell>
          <table:table-cell table:style-name="ce3" office:value-type="string" calcext:value-type="string">
            <text:p>2019-03-18 16:09:47</text:p>
          </table:table-cell>
          <table:table-cell office:value-type="string" calcext:value-type="string">
            <text:p>Kaggle,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careercon</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4" calcext:value-type="float">
            <text:p>34</text:p>
          </table:table-cell>
          <table:table-cell office:value-type="float" office:value="16300" calcext:value-type="float">
            <text:p>16300</text:p>
          </table:table-cell>
          <table:table-cell office:value-type="float" office:value="14" calcext:value-type="float">
            <text:p>14</text:p>
          </table:table-cell>
          <table:table-cell table:number-columns-repeated="3" office:value-type="float" office:value="0" calcext:value-type="float">
            <text:p>0</text:p>
          </table:table-cell>
          <table:table-cell office:value-type="string" calcext:value-type="string">
            <text:p>bert</text:p>
          </table:table-cell>
          <table:table-cell table:style-name="ce3" office:value-type="string" calcext:value-type="string">
            <text:p>2020-04-21 17:19:37</text:p>
          </table:table-cell>
          <table:table-cell table:formula="of:=YEAR([.E64])" office:value-type="float" office:value="2019" calcext:value-type="float">
            <text:p>2019</text:p>
          </table:table-cell>
          <table:table-cell table:formula="of:=MONTH([.E64])" office:value-type="float" office:value="3" calcext:value-type="float">
            <text:p>3</text:p>
          </table:table-cell>
          <table:table-cell table:number-columns-repeated="21"/>
        </table:table-row>
        <table:table-row table:style-name="ro3">
          <table:table-cell office:value-type="float" office:value="60" calcext:value-type="float">
            <text:p>60</text:p>
          </table:table-cell>
          <table:table-cell office:value-type="string" calcext:value-type="string">
            <text:p>IvMV10U7hvw</text:p>
          </table:table-cell>
          <table:table-cell office:value-type="string" calcext:value-type="string">
            <text:p>Kaggle Reading Group: Dissecting contextual word embeddings (Part 2) | Kaggle</text:p>
          </table:table-cell>
          <table:table-cell office:value-type="string" calcext:value-type="string">
            <text:p>Join Kaggle Data Scientist Rachael as she reads through an NLP paper! Today's paper is "Dissecting contextual word embeddings: Architecture and representation" (Peters et al, 2018). You can find a copy here: https://aclweb.org/anthology/D18-1179</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3-20 17:05:1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hangoutsonair, Hangouts On Air, #hoa</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592" calcext:value-type="float">
            <text:p>3592</text:p>
          </table:table-cell>
          <table:table-cell office:value-type="float" office:value="693" calcext:value-type="float">
            <text:p>693</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10</text:p>
          </table:table-cell>
          <table:table-cell table:formula="of:=YEAR([.E65])" office:value-type="float" office:value="2019" calcext:value-type="float">
            <text:p>2019</text:p>
          </table:table-cell>
          <table:table-cell table:formula="of:=MONTH([.E65])" office:value-type="float" office:value="3" calcext:value-type="float">
            <text:p>3</text:p>
          </table:table-cell>
          <table:table-cell table:number-columns-repeated="21"/>
        </table:table-row>
        <table:table-row table:style-name="ro3">
          <table:table-cell office:value-type="float" office:value="163" calcext:value-type="float">
            <text:p>163</text:p>
          </table:table-cell>
          <table:table-cell office:value-type="string" calcext:value-type="string">
            <text:p>bDxFvr1gpSU</text:p>
          </table:table-cell>
          <table:table-cell office:value-type="string" calcext:value-type="string">
            <text:p>Natural Language Processing</text:p>
          </table:table-cell>
          <table:table-cell office:value-type="string" calcext:value-type="string">
            <text:p>Natural Language Processing is a field of Artificial Intelligence dedicated to enabling computers to understand and communicate in human language. NLP is only a few decades old, but we've made significant progress in that time. I'll cover how its changed over the years, then show you how you can easily build an NLP app that can either classify or summarize text. This is incredibly powerful technology that anyone can freely use, I'll show you how to do it. Enjoy! </text:p>
            <text:p/>
            <text:p>Code for this video: </text:p>
            <text:p>https://github.com/llSourcell/bert-as-service</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www.youtube.com/watch?v=0n95f-eqZdw</text:p>
            <text:p>http://mlexplained.com/2019/01/30/an-in-depth-tutorial-to-allennlp-from-basics-to-elmo-and-bert/</text:p>
            <text:p>https://towardsdatascience.com/beyond-word-embeddings-part-2-word-vectors-nlp-modeling-from-bow-to-bert-4ebd4711d0ec</text:p>
            <text:p>https://gluon-nlp.mxnet.io/examples/sentence_embedding/bert.html</text:p>
            <text:p/>
            <text:p>Join us in the Wizards Slack channel:</text:p>
            <text:p>http://wizards.herokuapp.com/</text:p>
            <text:p/>
            <text:p>Join us at the School of AI:</text:p>
            <text:p>https://theschool.ai/</text:p>
            <text:p/>
            <text:p>And please support me on Patreon:</text:p>
            <text:p>https://www.patreon.com/user?u=3191693</text:p>
            <text:p/>
            <text:p>Signup for my newsletter for exciting updates in the field of AI:</text:p>
            <text:p>https://goo.gl/FZzJ5w</text:p>
            <text:p/>
            <text:p>Hit the Join button above to sign up to become a member of my channel for access to exclusive content!</text:p>
          </table:table-cell>
          <table:table-cell table:style-name="ce3" office:value-type="string" calcext:value-type="string">
            <text:p>2019-03-26 06:57:48</text:p>
          </table:table-cell>
          <table:table-cell office:value-type="string" calcext:value-type="string">
            <text:p>natural language processing, NLP, computer science, artificial intelligence, deep learning, neural network, BERT, google, pytorch, embedding, visualization, data science, data engineering, data analysis, computational linguistics, siraj raval, machine learning, AI, python, coding, programming, technology solutions, ai education, ai tutorial, ai research, ai technology, web dev, programmer, ai systems, computer intelligence, data research, ai course, ai tools, computer engineering</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56" calcext:value-type="float">
            <text:p>756</text:p>
          </table:table-cell>
          <table:table-cell office:value-type="float" office:value="89821" calcext:value-type="float">
            <text:p>89821</text:p>
          </table:table-cell>
          <table:table-cell office:value-type="float" office:value="3074" calcext:value-type="float">
            <text:p>3074</text:p>
          </table:table-cell>
          <table:table-cell office:value-type="float" office:value="116" calcext:value-type="float">
            <text:p>116</text:p>
          </table:table-cell>
          <table:table-cell office:value-type="float" office:value="208" calcext:value-type="float">
            <text:p>208</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47</text:p>
          </table:table-cell>
          <table:table-cell table:formula="of:=YEAR([.E66])" office:value-type="float" office:value="2019" calcext:value-type="float">
            <text:p>2019</text:p>
          </table:table-cell>
          <table:table-cell table:formula="of:=MONTH([.E66])" office:value-type="float" office:value="3" calcext:value-type="float">
            <text:p>3</text:p>
          </table:table-cell>
          <table:table-cell table:number-columns-repeated="21"/>
        </table:table-row>
        <table:table-row table:style-name="ro3">
          <table:table-cell office:value-type="float" office:value="65" calcext:value-type="float">
            <text:p>65</text:p>
          </table:table-cell>
          <table:table-cell office:value-type="string" calcext:value-type="string">
            <text:p>1HNe0Tz7dUM</text:p>
          </table:table-cell>
          <table:table-cell office:value-type="string" calcext:value-type="string">
            <text:p>Kaggle Reading Group: Dissecting contextual word embeddings (Part 3) | Kaggle</text:p>
          </table:table-cell>
          <table:table-cell office:value-type="string" calcext:value-type="string">
            <text:p>Join Kaggle Data Scientist Rachael as she reads through an NLP paper! Today's paper is "Dissecting contextual word embeddings: Architecture and representation" (Peters et al, 2018). You can find a copy here: https://aclweb.org/anthology/D18-1179</text:p>
            <text:p/>
            <text:p>SUBSCRIBE :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3" office:value-type="string" calcext:value-type="string">
            <text:p>2019-04-03 17:32:33</text:p>
          </table:table-cell>
          <table:table-cell office:value-type="string" calcext:value-type="string">
            <text:p>data science, kaggle, networks, coding, programming, rstats, python, technology</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422" calcext:value-type="float">
            <text:p>3422</text:p>
          </table:table-cell>
          <table:table-cell office:value-type="float" office:value="758" calcext:value-type="float">
            <text:p>758</text:p>
          </table:table-cell>
          <table:table-cell office:value-type="float" office:value="26" calcext:value-type="float">
            <text:p>2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10</text:p>
          </table:table-cell>
          <table:table-cell table:formula="of:=YEAR([.E67])" office:value-type="float" office:value="2019" calcext:value-type="float">
            <text:p>2019</text:p>
          </table:table-cell>
          <table:table-cell table:formula="of:=MONTH([.E67])" office:value-type="float" office:value="4" calcext:value-type="float">
            <text:p>4</text:p>
          </table:table-cell>
          <table:table-cell table:number-columns-repeated="21"/>
        </table:table-row>
        <table:table-row table:style-name="ro3">
          <table:table-cell office:value-type="float" office:value="128" calcext:value-type="float">
            <text:p>128</text:p>
          </table:table-cell>
          <table:table-cell office:value-type="string" calcext:value-type="string">
            <text:p>X7HFHAfSteg</text:p>
          </table:table-cell>
          <table:table-cell office:value-type="string" calcext:value-type="string">
            <text:p>General Q&amp;A | Applied AI Course</text:p>
          </table:table-cell>
          <table:table-cell office:value-type="string" calcext:value-type="string">
            <text:p>#ArtificialIntelligence,#MachineLearning,#DeepLearning,#DataScience,#NLP,#AI,#ML</text:p>
          </table:table-cell>
          <table:table-cell table:style-name="ce3" office:value-type="string" calcext:value-type="string">
            <text:p>2019-04-07 06:12:40</text:p>
          </table:table-cell>
          <table:table-cell office:value-type="string" calcext:value-type="string">
            <text:p>Data Science, Machine Learning, Deep Learning, NLP, AI, Big Data, General Q&amp;A, livestream</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4091" calcext:value-type="float">
            <text:p>4091</text:p>
          </table:table-cell>
          <table:table-cell office:value-type="float" office:value="11617" calcext:value-type="float">
            <text:p>11617</text:p>
          </table:table-cell>
          <table:table-cell office:value-type="float" office:value="351" calcext:value-type="float">
            <text:p>351</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2:57</text:p>
          </table:table-cell>
          <table:table-cell table:formula="of:=YEAR([.E68])" office:value-type="float" office:value="2019" calcext:value-type="float">
            <text:p>2019</text:p>
          </table:table-cell>
          <table:table-cell table:formula="of:=MONTH([.E68])" office:value-type="float" office:value="4" calcext:value-type="float">
            <text:p>4</text:p>
          </table:table-cell>
          <table:table-cell table:number-columns-repeated="21"/>
        </table:table-row>
        <table:table-row table:style-name="ro3">
          <table:table-cell office:value-type="float" office:value="157" calcext:value-type="float">
            <text:p>157</text:p>
          </table:table-cell>
          <table:table-cell office:value-type="string" calcext:value-type="string">
            <text:p>__h_iApLbys</text:p>
          </table:table-cell>
          <table:table-cell office:value-type="string" calcext:value-type="string">
            <text:p>Daniel Khashabi - Natural Language Understanding with Indirect Supervision</text:p>
          </table:table-cell>
          <table:table-cell office:value-type="string" calcext:value-type="string">
            <text:p>Can we solve language understanding tasks without relying on task-specific annotated data? This could be important in scenarios where the inputs range across various domains and it is expensive to create annotated data. </text:p>
            <text:p/>
            <text:p>I discuss two different language understanding problems (Question Answering and Entity Typing) which have traditionally relied on on direct supervision. For these problems, I present two recent works where exploiting properties of the underlying representations and indirect signals help us move beyond traditional paradigms. And as a result, we observe better generalization across domains.</text:p>
          </table:table-cell>
          <table:table-cell table:style-name="ce3" office:value-type="string" calcext:value-type="string">
            <text:p>2019-04-09 16:20:04</text:p>
          </table:table-cell>
          <table:table-cell office:value-type="string" calcext:value-type="string">
            <text:p>NULL</text:p>
          </table:table-cell>
          <table:table-cell office:value-type="string" calcext:value-type="string">
            <text:p>en</text:p>
          </table:table-cell>
          <table:table-cell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062" calcext:value-type="float">
            <text:p>3062</text:p>
          </table:table-cell>
          <table:table-cell office:value-type="float" office:value="397" calcext:value-type="float">
            <text:p>397</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4:00</text:p>
          </table:table-cell>
          <table:table-cell table:formula="of:=YEAR([.E69])" office:value-type="float" office:value="2019" calcext:value-type="float">
            <text:p>2019</text:p>
          </table:table-cell>
          <table:table-cell table:formula="of:=MONTH([.E69])" office:value-type="float" office:value="4" calcext:value-type="float">
            <text:p>4</text:p>
          </table:table-cell>
          <table:table-cell table:number-columns-repeated="21"/>
        </table:table-row>
        <table:table-row table:style-name="ro3">
          <table:table-cell office:value-type="float" office:value="156" calcext:value-type="float">
            <text:p>156</text:p>
          </table:table-cell>
          <table:table-cell office:value-type="string" calcext:value-type="string">
            <text:p>oKb4a90ZG7s</text:p>
          </table:table-cell>
          <table:table-cell office:value-type="string" calcext:value-type="string">
            <text:p>Swabha Swayamdipta: Learning Challenges in Natural Language Processing</text:p>
          </table:table-cell>
          <table:table-cell office:value-type="string" calcext:value-type="string">
            <text:p>Abstract: As the availability of data for language learning grows, the role of linguistic structure is under scrutiny. At the same time, it is imperative to closely inspect patterns in data which might present loopholes for models to obtain high performance on benchmarks. In a two-part talk, I will address each of these challenges.</text:p>
            <text:p/>
            <text:p>First, I will introduce the paradigm of scaffolded learning. Scaffolds enable us to leverage inductive biases from one structural source for prediction of a different, but related structure, using only as much supervision as is necessary. We show that the resulting representations achieve improved performance across a range of tasks, indicating that linguistic structure remains beneficial even with powerful deep learning architectures.</text:p>
            <text:p/>
            <text:p>In the second part of the talk, I will showcase some of the properties exhibited by NLP models in large data regimes. Even as these models report excellent performance, sometimes claimed to beat humans, a closer look reveals that predictions are not a result of complex reasoning, and the task is not being completed in a generalizable way. Instead, this success can be largely attributed to exploitation of some artifacts of annotation in the datasets. I will discuss some questions our finding raises, as well as directions for future work.</text:p>
          </table:table-cell>
          <table:table-cell table:style-name="ce3" office:value-type="string" calcext:value-type="string">
            <text:p>2019-04-09 20:54:25</text:p>
          </table:table-cell>
          <table:table-cell office:value-type="string" calcext:value-type="string">
            <text:p>NULL</text:p>
          </table:table-cell>
          <table:table-cell office:value-type="string" calcext:value-type="string">
            <text:p>en</text:p>
          </table:table-cell>
          <table:table-cell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220" calcext:value-type="float">
            <text:p>3220</text:p>
          </table:table-cell>
          <table:table-cell office:value-type="float" office:value="683" calcext:value-type="float">
            <text:p>683</text:p>
          </table:table-cell>
          <table:table-cell office:value-type="float" office:value="15" calcext:value-type="float">
            <text:p>15</text:p>
          </table:table-cell>
          <table:table-cell table:number-columns-repeated="3"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4:06</text:p>
          </table:table-cell>
          <table:table-cell table:formula="of:=YEAR([.E70])" office:value-type="float" office:value="2019" calcext:value-type="float">
            <text:p>2019</text:p>
          </table:table-cell>
          <table:table-cell table:formula="of:=MONTH([.E70])" office:value-type="float" office:value="4" calcext:value-type="float">
            <text:p>4</text:p>
          </table:table-cell>
          <table:table-cell table:number-columns-repeated="21"/>
        </table:table-row>
        <table:table-row table:style-name="ro3">
          <table:table-cell office:value-type="float" office:value="87" calcext:value-type="float">
            <text:p>87</text:p>
          </table:table-cell>
          <table:table-cell office:value-type="string" calcext:value-type="string">
            <text:p>2ZpxbsHLeBQ</text:p>
          </table:table-cell>
          <table:table-cell office:value-type="string" calcext:value-type="string">
            <text:p>Kaggle Reading Group: Probing the Need for Visual Context in Multimodal Machine Translation| Kaggle</text:p>
          </table:table-cell>
          <table:table-cell office:value-type="string" calcext:value-type="string">
            <text:p>Join us for a special Kaggle Days edition of the Kaggle reading group! We'll be reading the recently-annouced best short paper from NAACL 2019; "Probing the Need for Visual Context in Multimodal Machine Translation". You can find a copy here: https://arxiv.org/pdf/1903.08678.pdf</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4-11 18:48:18</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code, lesson, CS, nlp, naacl, naaclhlt, machine translatoin</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500" calcext:value-type="float">
            <text:p>3500</text:p>
          </table:table-cell>
          <table:table-cell office:value-type="float" office:value="1009" calcext:value-type="float">
            <text:p>1009</text:p>
          </table:table-cell>
          <table:table-cell office:value-type="float" office:value="25" calcext:value-type="float">
            <text:p>25</text:p>
          </table:table-cell>
          <table:table-cell table:number-columns-repeated="3" office:value-type="float" office:value="0" calcext:value-type="float">
            <text:p>0</text:p>
          </table:table-cell>
          <table:table-cell office:value-type="string" calcext:value-type="string">
            <text:p>bert, transformer, arxiv.org/</text:p>
          </table:table-cell>
          <table:table-cell table:style-name="ce3" office:value-type="string" calcext:value-type="string">
            <text:p>2020-04-25 10:55:38</text:p>
          </table:table-cell>
          <table:table-cell table:formula="of:=YEAR([.E71])" office:value-type="float" office:value="2019" calcext:value-type="float">
            <text:p>2019</text:p>
          </table:table-cell>
          <table:table-cell table:formula="of:=MONTH([.E71])" office:value-type="float" office:value="4" calcext:value-type="float">
            <text:p>4</text:p>
          </table:table-cell>
          <table:table-cell table:number-columns-repeated="21"/>
        </table:table-row>
        <table:table-row table:style-name="ro3">
          <table:table-cell office:value-type="float" office:value="119" calcext:value-type="float">
            <text:p>119</text:p>
          </table:table-cell>
          <table:table-cell office:value-type="string" calcext:value-type="string">
            <text:p>cQFOxMkzwf4</text:p>
          </table:table-cell>
          <table:table-cell office:value-type="string" calcext:value-type="string">
            <text:p>Word2Vec Explained</text:p>
          </table:table-cell>
          <table:table-cell office:value-type="string" calcext:value-type="string">
            <text:p>Video explanation of "Distributed Representations of Words and Phrases and their Compositionality" from Mikolov et al., including Jeff Dean and Ilya Sutskever. This is a very important paper in Deep Learning and Natural Language Processing!</text:p>
          </table:table-cell>
          <table:table-cell table:style-name="ce3" office:value-type="string" calcext:value-type="string">
            <text:p>2019-04-13 23:07:18</text:p>
          </table:table-cell>
          <table:table-cell office:value-type="string" calcext:value-type="string">
            <text:p>Deep Learning, Natural language processing, Artificial Intelligence, Word2Vec</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88" calcext:value-type="float">
            <text:p>288</text:p>
          </table:table-cell>
          <table:table-cell office:value-type="float" office:value="541" calcext:value-type="float">
            <text:p>541</text:p>
          </table:table-cell>
          <table:table-cell office:value-type="float" office:value="11" calcext:value-type="float">
            <text:p>11</text:p>
          </table:table-cell>
          <table:table-cell table:number-columns-repeated="3"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38</text:p>
          </table:table-cell>
          <table:table-cell table:formula="of:=YEAR([.E72])" office:value-type="float" office:value="2019" calcext:value-type="float">
            <text:p>2019</text:p>
          </table:table-cell>
          <table:table-cell table:formula="of:=MONTH([.E72])" office:value-type="float" office:value="4" calcext:value-type="float">
            <text:p>4</text:p>
          </table:table-cell>
          <table:table-cell table:number-columns-repeated="21"/>
        </table:table-row>
        <table:table-row table:style-name="ro3">
          <table:table-cell office:value-type="float" office:value="122" calcext:value-type="float">
            <text:p>122</text:p>
          </table:table-cell>
          <table:table-cell office:value-type="string" calcext:value-type="string">
            <text:p>8ypnLjwpzK8</text:p>
          </table:table-cell>
          <table:table-cell office:value-type="string" calcext:value-type="string">
            <text:p>OpenAI GPT-2: An Almost Too Good Text Generator</text:p>
          </table:table-cell>
          <table:table-cell office:value-type="string" calcext:value-type="string">
            <text:p> Support the show and pick up cool perks on our Patreon page: https://www.patreon.com/TwoMinutePapers</text:p>
            <text:p/>
            <text:p> The paper "Better Language Models and Their Implications" is available here:</text:p>
            <text:p>https://openai.com/blog/better-language-models/</text:p>
            <text:p/>
            <text:p>GPT-2 Reddit bot:</text:p>
            <text:p>https://old.reddit.com/r/MachineLearning/comments/b3zlha/p_openais_gpt2based_reddit_bot_is_live/</text:p>
            <text:p/>
            <text:p>Criticism:</text:p>
            <text:p>https://medium.com/@lowe.ryan.t/openais-gpt-2-the-model-the-hype-and-the-controversy-1109f4bfd5e8?sk=bc319cebc22fe0459574544828c84c6d</text:p>
            <text:p/>
            <text:p>The Bitter Lesson video:</text:p>
            <text:p>https://www.youtube.com/watch?v=wEgq6sT1uq8</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ennis Abts, Eric Haddad, Eric Martel, Evan Breznyik, Geronimo Moralez,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OpenAI #GPT</text:p>
          </table:table-cell>
          <table:table-cell table:style-name="ce3" office:value-type="string" calcext:value-type="string">
            <text:p>2019-04-16 14:16:45</text:p>
          </table:table-cell>
          <table:table-cell office:value-type="string" calcext:value-type="string">
            <text:p>two minute papers, deep learning, ai, openai, openai gpt-2, gpt-2, text generation, gpt 2</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453" calcext:value-type="float">
            <text:p>453</text:p>
          </table:table-cell>
          <table:table-cell office:value-type="float" office:value="120726" calcext:value-type="float">
            <text:p>120726</text:p>
          </table:table-cell>
          <table:table-cell office:value-type="float" office:value="4703" calcext:value-type="float">
            <text:p>4703</text:p>
          </table:table-cell>
          <table:table-cell office:value-type="float" office:value="59" calcext:value-type="float">
            <text:p>59</text:p>
          </table:table-cell>
          <table:table-cell office:value-type="float" office:value="352" calcext:value-type="float">
            <text:p>352</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4:19</text:p>
          </table:table-cell>
          <table:table-cell table:formula="of:=YEAR([.E73])" office:value-type="float" office:value="2019" calcext:value-type="float">
            <text:p>2019</text:p>
          </table:table-cell>
          <table:table-cell table:formula="of:=MONTH([.E73])" office:value-type="float" office:value="4" calcext:value-type="float">
            <text:p>4</text:p>
          </table:table-cell>
          <table:table-cell table:number-columns-repeated="21"/>
        </table:table-row>
        <table:table-row table:style-name="ro3">
          <table:table-cell office:value-type="float" office:value="82" calcext:value-type="float">
            <text:p>82</text:p>
          </table:table-cell>
          <table:table-cell office:value-type="string" calcext:value-type="string">
            <text:p>upzybyzUDGk</text:p>
          </table:table-cell>
          <table:table-cell office:value-type="string" calcext:value-type="string">
            <text:p>Kaggle Reading Group: Dissecting contextual word embeddings (Part 4) | Kaggle</text:p>
          </table:table-cell>
          <table:table-cell office:value-type="string" calcext:value-type="string">
            <text:p>Join Kaggle Data Scientist Rachael as she reads through an NLP paper! Today's paper is "Dissecting contextual word embeddings: Architecture and representation" (Peters et al, 2018). You can find a copy here: https://aclweb.org/anthology/D18-1179</text:p>
            <text:p/>
            <text:p> unbalance: EDA,PCA,SMOTE,LR,SVM,DT,RF" by Alexander Abstreiter, https://www.kaggle.com/ambpro/dealing-with-unbalance-eda-pca-smote-lr-svm-dt-rf</text:p>
            <text:p/>
            <text:p>SUBSCRIBE :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3" office:value-type="string" calcext:value-type="string">
            <text:p>2019-04-24 17:31:28</text:p>
          </table:table-cell>
          <table:table-cell office:value-type="string" calcext:value-type="string">
            <text:p>data science, kaggle, networks, coding, programming, rstats, python, technology, code review, machine learning, artificial intelligence, ai, ml, computers, bugs, sentiment analysis, nlp, imbalanced classes, statistics</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457" calcext:value-type="float">
            <text:p>3457</text:p>
          </table:table-cell>
          <table:table-cell office:value-type="float" office:value="1049" calcext:value-type="float">
            <text:p>1049</text:p>
          </table:table-cell>
          <table:table-cell office:value-type="float" office:value="31" calcext:value-type="float">
            <text:p>31</text:p>
          </table:table-cell>
          <table:table-cell table:number-columns-repeated="3"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20</text:p>
          </table:table-cell>
          <table:table-cell table:formula="of:=YEAR([.E74])" office:value-type="float" office:value="2019" calcext:value-type="float">
            <text:p>2019</text:p>
          </table:table-cell>
          <table:table-cell table:formula="of:=MONTH([.E74])" office:value-type="float" office:value="4" calcext:value-type="float">
            <text:p>4</text:p>
          </table:table-cell>
          <table:table-cell table:number-columns-repeated="21"/>
        </table:table-row>
        <table:table-row table:style-name="ro3">
          <table:table-cell office:value-type="float" office:value="11" calcext:value-type="float">
            <text:p>11</text:p>
          </table:table-cell>
          <table:table-cell office:value-type="string" calcext:value-type="string">
            <text:p>pPBqM4CKjUU</text:p>
          </table:table-cell>
          <table:table-cell office:value-type="string" calcext:value-type="string">
            <text:p>Discriminating Systems - Gender, Race, and Power in AI</text:p>
          </table:table-cell>
          <table:table-cell office:value-type="string" calcext:value-type="string">
            <text:p>TL;DR:</text:p>
            <text:p>- There exists both an unequal representation of people in the AI workforce as well as examples of societal bias in AI systems.</text:p>
            <text:p>- The authors claim that the former causally leads to the latter and vice versa.</text:p>
            <text:p>- To me, the report does not manage to make a strong enough argument for that claim.</text:p>
            <text:p>- I find the statements made quite dishonest at times.</text:p>
            <text:p/>
            <text:p>https://ainowinstitute.org/discriminatingsystems.pdf</text:p>
            <text:p/>
            <text:p>Authors:</text:p>
            <text:p>Sarah Myers West, Meredith Whittaker, Kate Crawford</text:p>
          </table:table-cell>
          <table:table-cell table:style-name="ce3" office:value-type="string" calcext:value-type="string">
            <text:p>2019-04-27 19:49:27</text:p>
          </table:table-cell>
          <table:table-cell office:value-type="string" calcext:value-type="string">
            <text:p>ai, machine learning, bias, fairness, ml fairness, algorithmic bias, algorithmic discrimination, ai and society, ainow, google, microsoft, race, gender, stem, pipeline, gender gap, diversity, inclusion, equity, power</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7021" calcext:value-type="float">
            <text:p>7021</text:p>
          </table:table-cell>
          <table:table-cell office:value-type="float" office:value="363" calcext:value-type="float">
            <text:p>363</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4:19</text:p>
          </table:table-cell>
          <table:table-cell table:formula="of:=YEAR([.E75])" office:value-type="float" office:value="2019" calcext:value-type="float">
            <text:p>2019</text:p>
          </table:table-cell>
          <table:table-cell table:formula="of:=MONTH([.E75])" office:value-type="float" office:value="4" calcext:value-type="float">
            <text:p>4</text:p>
          </table:table-cell>
          <table:table-cell table:number-columns-repeated="21"/>
        </table:table-row>
        <table:table-row table:style-name="ro3">
          <table:table-cell office:value-type="float" office:value="179" calcext:value-type="float">
            <text:p>179</text:p>
          </table:table-cell>
          <table:table-cell office:value-type="string" calcext:value-type="string">
            <text:p>CJDpF4xUieY</text:p>
          </table:table-cell>
          <table:table-cell office:value-type="string" calcext:value-type="string">
            <text:p>School of AI Research Fellows</text:p>
          </table:table-cell>
          <table:table-cell office:value-type="string" calcext:value-type="string">
            <text:p>I'm excited to announce that School of AI is now accepting applications for research fellows in 2019! We'll select 10 Fellows and give them 1K USD in Google Cloud credits each, a personal advisor, and help them submit their work to relevant academic outlets like NIPS and popular journals. The deadline for submissions is May 15 2019 and I look forward to your applications! Our 10 Fellows from 2018 did some amazing work, I'll explain what they did and give guidelines as to what we're looking for this round. Enjoy!</text:p>
            <text:p/>
            <text:p>Application form:</text:p>
            <text:p>https://forms.gle/dJmnNkKPvjzWWJ9L9</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Yes, you can apply as a team.</text:p>
            <text:p/>
            <text:p>2019 Fellowship page:</text:p>
            <text:p>https://www.theschool.ai/school-of-ai-fellowship-2/</text:p>
            <text:p/>
            <text:p>2018 Fellows:</text:p>
            <text:p>https://www.theschool.ai/school-of-ai-fellowship</text:p>
            <text:p/>
            <text:p>My last research paper:</text:p>
            <text:p>https://goo.gl/xpCZMJ</text:p>
            <text:p/>
            <text:p>The dynamic version of it:</text:p>
            <text:p>https://goo.gl/quzUnr</text:p>
            <text:p/>
            <text:p>The code repository:</text:p>
            <text:p>https://github.com/kengz/SLM-Lab</text:p>
            <text:p/>
            <text:p>How to Read a Research Paper:</text:p>
            <text:p>https://www.youtube.com/watch?v=SHTOI...</text:p>
            <text:p/>
            <text:p>How to Write a Research Paper:</text:p>
            <text:p>https://www.youtube.com/watch?v=S47RI...</text:p>
            <text:p/>
            <text:p>How to Learn Math Fast:</text:p>
            <text:p>https://www.youtube.com/watch?v=YzfdL...</text:p>
            <text:p/>
            <text:p>Join us in the Wizards Slack channel:</text:p>
            <text:p>http://wizards.herokuapp.com/</text:p>
            <text:p/>
            <text:p>And please support me on Patreon:</text:p>
            <text:p>https://www.patreon.com/user?u=3191693</text:p>
            <text:p/>
            <text:p>Signup for my newsletter for exciting updates in the field of AI:</text:p>
            <text:p>https://goo.gl/FZzJ5w</text:p>
            <text:p/>
            <text:p>Hit the Join button above to sign up to become a member of my channel for access to exclusive content!</text:p>
          </table:table-cell>
          <table:table-cell table:style-name="ce3" office:value-type="string" calcext:value-type="string">
            <text:p>2019-05-01 00:18:21</text:p>
          </table:table-cell>
          <table:table-cell office:value-type="string" calcext:value-type="string">
            <text:p>school of ai, siraj raval, research grants, google cloud, google, machine learning, quantum machine learning, unsupervised learning, one shot learning, AI Safety, coding, programming, education, academia, grant, data science, computer science, computer programming, computer engineer, code, developer, developers, web development, deep learning, coding tech, coding for beginners, technology, tech education, tech tutorial, data research, data science career</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266" calcext:value-type="float">
            <text:p>266</text:p>
          </table:table-cell>
          <table:table-cell office:value-type="float" office:value="24790" calcext:value-type="float">
            <text:p>24790</text:p>
          </table:table-cell>
          <table:table-cell office:value-type="float" office:value="847" calcext:value-type="float">
            <text:p>847</text:p>
          </table:table-cell>
          <table:table-cell office:value-type="float" office:value="17" calcext:value-type="float">
            <text:p>17</text:p>
          </table:table-cell>
          <table:table-cell office:value-type="float" office:value="64" calcext:value-type="float">
            <text:p>64</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48</text:p>
          </table:table-cell>
          <table:table-cell table:formula="of:=YEAR([.E76])" office:value-type="float" office:value="2019" calcext:value-type="float">
            <text:p>2019</text:p>
          </table:table-cell>
          <table:table-cell table:formula="of:=MONTH([.E76])" office:value-type="float" office:value="5" calcext:value-type="float">
            <text:p>5</text:p>
          </table:table-cell>
          <table:table-cell table:number-columns-repeated="21"/>
        </table:table-row>
        <table:table-row table:style-name="ro3">
          <table:table-cell office:value-type="float" office:value="35" calcext:value-type="float">
            <text:p>35</text:p>
          </table:table-cell>
          <table:table-cell office:value-type="string" calcext:value-type="string">
            <text:p>jLrcM-kAo34</text:p>
          </table:table-cell>
          <table:table-cell office:value-type="string" calcext:value-type="string">
            <text:p>Kaggle Reading Group: Multi-Task Deep Neural Networks for Natural Language Understanding | Kaggle</text:p>
          </table:table-cell>
          <table:table-cell office:value-type="string" calcext:value-type="string">
            <text:p>Join Kaggle Data Scientist Rachael as she reads through an NLP paper! Today's paper is "Multi-Task Deep Neural Networks for Natural Language Understanding " (Liu et al, unpublished). You can find a copy here: https://arxiv.org/pdf/1901.11504.pdf</text:p>
            <text:p/>
            <text:p>SUBSCRIBE :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3" office:value-type="string" calcext:value-type="string">
            <text:p>2019-05-01 17:34:30</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617" calcext:value-type="float">
            <text:p>3617</text:p>
          </table:table-cell>
          <table:table-cell office:value-type="float" office:value="1833" calcext:value-type="float">
            <text:p>1833</text:p>
          </table:table-cell>
          <table:table-cell office:value-type="float" office:value="59" calcext:value-type="float">
            <text:p>59</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transformer, arxiv.org/</text:p>
          </table:table-cell>
          <table:table-cell table:style-name="ce3" office:value-type="string" calcext:value-type="string">
            <text:p>2020-04-25 10:55:38</text:p>
          </table:table-cell>
          <table:table-cell table:formula="of:=YEAR([.E77])" office:value-type="float" office:value="2019" calcext:value-type="float">
            <text:p>2019</text:p>
          </table:table-cell>
          <table:table-cell table:formula="of:=MONTH([.E77])" office:value-type="float" office:value="5" calcext:value-type="float">
            <text:p>5</text:p>
          </table:table-cell>
          <table:table-cell table:number-columns-repeated="21"/>
        </table:table-row>
        <table:table-row table:style-name="ro3">
          <table:table-cell office:value-type="float" office:value="138" calcext:value-type="float">
            <text:p>138</text:p>
          </table:table-cell>
          <table:table-cell office:value-type="string" calcext:value-type="string">
            <text:p>AC_ue1Jdpjg</text:p>
          </table:table-cell>
          <table:table-cell office:value-type="string" calcext:value-type="string">
            <text:p>Fighting Fake News and Deep Fakes with Machine Learning w/ Delip Rao - TWiML Talk #260</text:p>
          </table:table-cell>
          <table:table-cell office:value-type="string" calcext:value-type="string">
            <text:p>Today were joined by Delip Rao, vice president of research at the AI Foundation, co-author of the book Natural Language Processing with PyTorch, and creator of the Fake News Challenge.</text:p>
            <text:p/>
            <text:p> Our conversation begins with the origin story of the Fake News Challenge, including Delips initial motivations for the project, and what some of his key takeaways were from that experience. We then dive into a discussion about the generation and detection of artificial content, including fake news and deep fakes. We discuss the state of generation and detection for text, video, and audio, the key challenges in each of these modalities, the role of GANs on both sides of the equation, and other potential solutions. Finally, we discuss Delips new book, Natural Language Processing with PyTorch and his philosophy behind writing it.</text:p>
            <text:p/>
            <text:p> The complete show notes for this episode can be found at https://twimlai.com/talk/260.</text:p>
            <text:p/>
            <text:p> For more from the AI Conference NY series, visit twimlai.com/nyai19.</text:p>
            <text:p/>
            <text:p> Thanks to our friends at HPE for sponsoring this week's series of shows from the OReilly AI Conference in New York City! For more information on HPE InfoSight, visit twimlai.com/hpe.</text:p>
          </table:table-cell>
          <table:table-cell table:style-name="ce3" office:value-type="string" calcext:value-type="string">
            <text:p>2019-05-03 19:01:29</text:p>
          </table:table-cell>
          <table:table-cell office:value-type="string" calcext:value-type="string">
            <text:p>ai, artificial, challenge, data, delip, fake, foundation, gans, generation, intelligence, language, learning, machine, ml, natural, news, podcast, processing, pytorch, rao, science,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527" calcext:value-type="float">
            <text:p>3527</text:p>
          </table:table-cell>
          <table:table-cell office:value-type="float" office:value="276" calcext:value-type="float">
            <text:p>276</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2:38</text:p>
          </table:table-cell>
          <table:table-cell table:formula="of:=YEAR([.E78])" office:value-type="float" office:value="2019" calcext:value-type="float">
            <text:p>2019</text:p>
          </table:table-cell>
          <table:table-cell table:formula="of:=MONTH([.E78])" office:value-type="float" office:value="5" calcext:value-type="float">
            <text:p>5</text:p>
          </table:table-cell>
          <table:table-cell table:number-columns-repeated="21"/>
        </table:table-row>
        <table:table-row table:style-name="ro3">
          <table:table-cell office:value-type="float" office:value="44" calcext:value-type="float">
            <text:p>44</text:p>
          </table:table-cell>
          <table:table-cell office:value-type="string" calcext:value-type="string">
            <text:p>BWA8gd2Immo</text:p>
          </table:table-cell>
          <table:table-cell office:value-type="string" calcext:value-type="string">
            <text:p>Kaggle Coffee Chat: Jake VanderPlas | Kaggle</text:p>
          </table:table-cell>
          <table:table-cell office:value-type="string" calcext:value-type="string">
            <text:p>Kaggle Coffee Chats are casual peer-to-peer conversations with Kaggle Data Scientists. This week we're talking with Jake VanderPlas, author of the "Python Data Science Handbook" and data science open source developer. We talk about open source, Python and visualizations.</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5-06 16:00:02</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433" calcext:value-type="float">
            <text:p>1433</text:p>
          </table:table-cell>
          <table:table-cell office:value-type="float" office:value="1266" calcext:value-type="float">
            <text:p>1266</text:p>
          </table:table-cell>
          <table:table-cell office:value-type="float" office:value="54" calcext:value-type="float">
            <text:p>54</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34</text:p>
          </table:table-cell>
          <table:table-cell table:formula="of:=YEAR([.E79])" office:value-type="float" office:value="2019" calcext:value-type="float">
            <text:p>2019</text:p>
          </table:table-cell>
          <table:table-cell table:formula="of:=MONTH([.E79])" office:value-type="float" office:value="5" calcext:value-type="float">
            <text:p>5</text:p>
          </table:table-cell>
          <table:table-cell table:number-columns-repeated="21"/>
        </table:table-row>
        <table:table-row table:style-name="ro3">
          <table:table-cell office:value-type="float" office:value="45" calcext:value-type="float">
            <text:p>45</text:p>
          </table:table-cell>
          <table:table-cell office:value-type="string" calcext:value-type="string">
            <text:p>9KsiVUY7aEM</text:p>
          </table:table-cell>
          <table:table-cell office:value-type="string" calcext:value-type="string">
            <text:p>Kaggle Reading Group: Multi-Task DNNs for Natural Language Understanding (Part 2) | Kaggle</text:p>
          </table:table-cell>
          <table:table-cell office:value-type="string" calcext:value-type="string">
            <text:p>Join Kaggle Data Scientist Rachael as she reads through an NLP paper! Today's paper is "Multi-Task Deep Neural Networks for Natural Language Understanding " (Liu et al, unpublished). You can find a copy here: https://arxiv.org/pdf/1901.11504.pdf</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5-08 21:24:04</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hangoutsonair, Hangouts On Air, #hoa</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846" calcext:value-type="float">
            <text:p>3846</text:p>
          </table:table-cell>
          <table:table-cell office:value-type="float" office:value="875" calcext:value-type="float">
            <text:p>875</text:p>
          </table:table-cell>
          <table:table-cell office:value-type="float" office:value="20" calcext:value-type="float">
            <text:p>20</text:p>
          </table:table-cell>
          <table:table-cell table:number-columns-repeated="3"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8</text:p>
          </table:table-cell>
          <table:table-cell table:formula="of:=YEAR([.E80])" office:value-type="float" office:value="2019" calcext:value-type="float">
            <text:p>2019</text:p>
          </table:table-cell>
          <table:table-cell table:formula="of:=MONTH([.E80])" office:value-type="float" office:value="5" calcext:value-type="float">
            <text:p>5</text:p>
          </table:table-cell>
          <table:table-cell table:number-columns-repeated="21"/>
        </table:table-row>
        <table:table-row table:style-name="ro3">
          <table:table-cell office:value-type="float" office:value="76" calcext:value-type="float">
            <text:p>76</text:p>
          </table:table-cell>
          <table:table-cell office:value-type="string" calcext:value-type="string">
            <text:p>V2GsrOwhvSw</text:p>
          </table:table-cell>
          <table:table-cell office:value-type="string" calcext:value-type="string">
            <text:p>Training Image &amp; Text Classification Models Faster with TPUs | by Lak Lakshmanan | Kaggle Days SF</text:p>
          </table:table-cell>
          <table:table-cell office:value-type="string" calcext:value-type="string">
            <text:p>Lak Lakshmanan</text:p>
            <text:p>"Training image and text classification models faster with TPUs"</text:p>
            <text:p/>
            <text:p/>
            <text:p>Kaggle Days San Francisco held in April 2019 gathered over 300 participants to meet, learn and code with Kaggle Grandmasters, and compete in our traditional offline competition. </text:p>
            <text:p/>
            <text:p>This edition is presented by LogicAI with sponsorship from Kaggle and Google Cloud.</text:p>
            <text:p/>
            <text:p>Kaggle Days are a global series of offline events for seasoned data scientists and Kagglers created by LogicAI and Kaggle.</text:p>
            <text:p/>
            <text:p>About the presenter:</text:p>
            <text:p>Lak is a Tech Lead for Data and Machine Learning at Google Cloud where he enables customers of Google Cloud to be successful with Big Data and Machine Learning products through courses, consulting, evangelism, and open-source examples. He is the author of Data Science on GCP (OReilly) and Machine Learning on GCP (Coursera). He founded Googles Advanced Solutions Lab ML Immersion program. Before Google, Lak was a Director of Data Science at Climate Corporation and a Research Scientist at NOAA. Follow him on Twitter at @lak_gcp, read articles by him on Medium, and see more details at www.vlakshman.com</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le-days/</text:p>
            <text:p/>
            <text:p>About LogicAI:</text:p>
            <text:p>LogicAI as a creator of Kaggle Days is a sole partner of Kaggle to build global offline community. </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54915962100/</text:p>
            <text:p>Check out our BLOG: https://logicai.io/blog/</text:p>
            <text:p>Connect with us on LINKEDIN: https://www.linkedin.com/company/logicai/</text:p>
            <text:p/>
            <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5-16 22:04:29</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kaggleday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615" calcext:value-type="float">
            <text:p>2615</text:p>
          </table:table-cell>
          <table:table-cell office:value-type="float" office:value="325" calcext:value-type="float">
            <text:p>325</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bert</text:p>
          </table:table-cell>
          <table:table-cell table:style-name="ce3" office:value-type="string" calcext:value-type="string">
            <text:p>2020-04-21 17:19:38</text:p>
          </table:table-cell>
          <table:table-cell table:formula="of:=YEAR([.E81])" office:value-type="float" office:value="2019" calcext:value-type="float">
            <text:p>2019</text:p>
          </table:table-cell>
          <table:table-cell table:formula="of:=MONTH([.E81])" office:value-type="float" office:value="5" calcext:value-type="float">
            <text:p>5</text:p>
          </table:table-cell>
          <table:table-cell table:number-columns-repeated="21"/>
        </table:table-row>
        <table:table-row table:style-name="ro3">
          <table:table-cell office:value-type="float" office:value="32" calcext:value-type="float">
            <text:p>32</text:p>
          </table:table-cell>
          <table:table-cell office:value-type="string" calcext:value-type="string">
            <text:p>C478SWtSj0A</text:p>
          </table:table-cell>
          <table:table-cell office:value-type="string" calcext:value-type="string">
            <text:p>Opening Keynote | by CEO Anthony Goldbloom + Anna Montoya | Kaggle Days Paris</text:p>
          </table:table-cell>
          <table:table-cell office:value-type="string" calcext:value-type="string">
            <text:p>Kaggle CEO, Anthony Goldbloom</text:p>
            <text:p>Head of Kaggle Marketing, Anna Montoya</text:p>
            <text:p/>
            <text:p>Opening remarks at Kaggle Days Paris</text:p>
            <text:p/>
            <text:p>Kaggle Days Paris was held in January 2019 and gathered over 200 participants to meet, learn and code with Kaggle Grandmasters, and compete in our traditional offline competition. </text:p>
            <text:p/>
            <text:p>This edition is presented by LogicAI in partnership with Kaggle and sponsored by LVMH, Christian Dior, Sephora, and Louis Vuitton. </text:p>
            <text:p/>
            <text:p>Kaggle Days are a global series of offline events for seasoned data scientists and Kagglers created by LogicAI and Kaggle.</text:p>
            <text:p/>
            <text:p>About LogicAI:</text:p>
            <text:p>LogicAI as a creator of Kaggle Days is a sole partner of Kaggle to build global offline community. </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54915962100/</text:p>
            <text:p>Check out our BLOG: https://logicai.io/blog/</text:p>
            <text:p>Connect with us on LINKEDIN: https://www.linkedin.com/company/logica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le-days/</text:p>
            <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5-16 22:05:2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kaggle days, anthony goldbloom, kaggle ceo</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804" calcext:value-type="float">
            <text:p>1804</text:p>
          </table:table-cell>
          <table:table-cell office:value-type="float" office:value="430" calcext:value-type="float">
            <text:p>430</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bert</text:p>
          </table:table-cell>
          <table:table-cell table:style-name="ce3" office:value-type="string" calcext:value-type="string">
            <text:p>2020-04-21 17:14:18</text:p>
          </table:table-cell>
          <table:table-cell table:formula="of:=YEAR([.E82])" office:value-type="float" office:value="2019" calcext:value-type="float">
            <text:p>2019</text:p>
          </table:table-cell>
          <table:table-cell table:formula="of:=MONTH([.E82])" office:value-type="float" office:value="5" calcext:value-type="float">
            <text:p>5</text:p>
          </table:table-cell>
          <table:table-cell table:number-columns-repeated="21"/>
        </table:table-row>
        <table:table-row table:style-name="ro3">
          <table:table-cell office:value-type="float" office:value="169" calcext:value-type="float">
            <text:p>169</text:p>
          </table:table-cell>
          <table:table-cell office:value-type="string" calcext:value-type="string">
            <text:p>7d1smRd-8aI</text:p>
          </table:table-cell>
          <table:table-cell office:value-type="string" calcext:value-type="string">
            <text:p>Watch Me Build an Education Startup</text:p>
          </table:table-cell>
          <table:table-cell office:value-type="string" calcext:value-type="string">
            <text:p>I've built a tool for teachers that automatically grades and validates essays using modified versions of popular language models, specifically BERT and GPT-2. It's called EssayBrain and I built it using the Python programming language, as well Flask, Tensorflow.js, Tensorflow, D3.js, CopyLeaks, Stripe, and Firebase. In this video tutorial, i'll guide you through my process as I build this project. The code is open source and I'll link to it below. Use it as inspiration to start your own profitable business in this space. We've got to upgrade education, and with the power of technology anyone anywhere can create a viable engineering solution that creates a positive impact. Enjoy! </text:p>
            <text:p/>
            <text:p>Code for this video:</text:p>
            <text:p>https://github.com/llSourcell/Watch-Me-Build-an-Education-Startup</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Watch Me Build a Marketing Startup:</text:p>
            <text:p>https://www.youtube.com/watch?v=6oM3N6PRFz8&amp;t=825s</text:p>
            <text:p/>
            <text:p>Watch Me Build a Finance Startup: </text:p>
            <text:p>https://www.youtube.com/watch?v=oeraUtRgsbI&amp;t=591s</text:p>
            <text:p/>
            <text:p>Make Money with Tensorflow 2.0:</text:p>
            <text:p>https://youtu.be/WS9Nckd2kq0</text:p>
            <text:p/>
            <text:p>How to Make Money with Tensorflow:</text:p>
            <text:p>https://www.youtube.com/watch?v=HhqhFbwiaig&amp;t=2s</text:p>
            <text:p/>
            <text:p>7 Ways to Make Money with Machine Learning: </text:p>
            <text:p>https://www.youtube.com/watch?v=mrRfpiAwad0&amp;t=200s</text:p>
            <text:p/>
            <text:p>Watch me Build an AI Startup:</text:p>
            <text:p>https://www.youtube.com/watch?v=NzmoPqte4V4&amp;t=172s</text:p>
            <text:p/>
            <text:p>Intro to Tensorflow:</text:p>
            <text:p>https://www.youtube.com/watch?v=2FmcHiLCwTU&amp;list=PL2-dafEMk2A7EEME489DsI468AB0wQsMV </text:p>
            <text:p/>
            <text:p>Join us in the Wizards Slack channel:</text:p>
            <text:p>http://wizards.herokuapp.com/</text:p>
            <text:p/>
            <text:p>Hit the Join button above to sign up to become a member of my channel for access to exclusive live streams!</text:p>
            <text:p/>
            <text:p>Join us at the School of AI:</text:p>
            <text:p>https://theschool.ai/</text:p>
            <text:p/>
            <text:p>Signup for my newsletter for exciting updates in the field of AI:</text:p>
            <text:p>https://goo.gl/FZzJ5w</text:p>
            <text:p/>
            <text:p>And please support me on Patreon:</text:p>
            <text:p>https://www.patreon.com/user?u=3191693</text:p>
          </table:table-cell>
          <table:table-cell table:style-name="ce3" office:value-type="string" calcext:value-type="string">
            <text:p>2019-05-20 06:09:21</text:p>
          </table:table-cell>
          <table:table-cell office:value-type="string" calcext:value-type="string">
            <text:p>education, startup, GPT-2, BERT, machine learning, deep learning, language modeling, NLP, natural language processing, teaching tool, Saas, data analytics, data science, text generation, text classification, python, programming, coding, business, technology, self education, app development, programming for beginners, code for beginners, entrepreneur ideas, business ideas, business motivation, app builder, app builder tutorial, computer engineering, computer programming, make money</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2404" calcext:value-type="float">
            <text:p>2404</text:p>
          </table:table-cell>
          <table:table-cell office:value-type="float" office:value="43088" calcext:value-type="float">
            <text:p>43088</text:p>
          </table:table-cell>
          <table:table-cell office:value-type="float" office:value="1288" calcext:value-type="float">
            <text:p>1288</text:p>
          </table:table-cell>
          <table:table-cell office:value-type="float" office:value="56" calcext:value-type="float">
            <text:p>56</text:p>
          </table:table-cell>
          <table:table-cell office:value-type="float" office:value="108" calcext:value-type="float">
            <text:p>108</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23</text:p>
          </table:table-cell>
          <table:table-cell table:formula="of:=YEAR([.E83])" office:value-type="float" office:value="2019" calcext:value-type="float">
            <text:p>2019</text:p>
          </table:table-cell>
          <table:table-cell table:formula="of:=MONTH([.E83])" office:value-type="float" office:value="5" calcext:value-type="float">
            <text:p>5</text:p>
          </table:table-cell>
          <table:table-cell table:number-columns-repeated="21"/>
        </table:table-row>
        <table:table-row table:style-name="ro3">
          <table:table-cell office:value-type="float" office:value="134" calcext:value-type="float">
            <text:p>134</text:p>
          </table:table-cell>
          <table:table-cell office:value-type="string" calcext:value-type="string">
            <text:p>Qh5YNhI4S_M</text:p>
          </table:table-cell>
          <table:table-cell office:value-type="string" calcext:value-type="string">
            <text:p>BERT <text:s/>Pre-training of Deep Bidirectional Transformers @ TWiML Online Meetup Americas</text:p>
          </table:table-cell>
          <table:table-cell office:value-type="string" calcext:value-type="string">
            <text:p>**SUBSCRIBE AND TURN ON NOTIFICATIONS** **twimlai.com**</text:p>
            <text:p/>
            <text:p>This video is a recap of our May 2019 Americas TWiML Online Meetup: BERT Pre-training of Deep Bidirectional Transformers for Language Understanding.</text:p>
            <text:p/>
            <text:p>In this month's community segment, we discuss our thoughts on the meetups, GP2, the availability of resources, and our TWiML Talk with Delip Rao on Fake News.</text:p>
            <text:p/>
            <text:p>In our presentation segment, Jidin Dinesh presents on deep bidirectional representations and language representation models with the BERT: Pre-training of Deep Bidirectional Transformers for Language Understanding paper by Jacob Devlin et. al.</text:p>
            <text:p/>
            <text:p>For links to the papers, podcasts, and more mentioned above or during this meetup, for more information on previous meetups, or to get registered for upcoming meetups, visit twimlai.com/meetup!</text:p>
            <text:p/>
            <text:p>Subscribe!</text:p>
            <text:p>iTunes  https://itunes.apple.com/us/podcast/t...</text:p>
            <text:p>Spotify  https://open.spotify.com/show/2sp5EL7... </text:p>
            <text:p>Soundcloud  https://soundcloud.com/twiml</text:p>
            <text:p>Google Play  http://bit.ly/2lrWlJZ</text:p>
            <text:p>Stitcher  http://www.stitcher.com/s?fid=92079&amp;r...</text:p>
            <text:p>RSS  http://twimlai.libsyn.com/rss</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3" office:value-type="string" calcext:value-type="string">
            <text:p>2019-05-22 17:34:20</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350" calcext:value-type="float">
            <text:p>4350</text:p>
          </table:table-cell>
          <table:table-cell office:value-type="float" office:value="814" calcext:value-type="float">
            <text:p>814</text:p>
          </table:table-cell>
          <table:table-cell office:value-type="float" office:value="17" calcext:value-type="float">
            <text:p>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38</text:p>
          </table:table-cell>
          <table:table-cell table:formula="of:=YEAR([.E84])" office:value-type="float" office:value="2019" calcext:value-type="float">
            <text:p>2019</text:p>
          </table:table-cell>
          <table:table-cell table:formula="of:=MONTH([.E84])" office:value-type="float" office:value="5" calcext:value-type="float">
            <text:p>5</text:p>
          </table:table-cell>
          <table:table-cell table:number-columns-repeated="21"/>
        </table:table-row>
        <table:table-row table:style-name="ro3">
          <table:table-cell office:value-type="float" office:value="61" calcext:value-type="float">
            <text:p>61</text:p>
          </table:table-cell>
          <table:table-cell office:value-type="string" calcext:value-type="string">
            <text:p>jaqjcHmCBfY</text:p>
          </table:table-cell>
          <table:table-cell office:value-type="string" calcext:value-type="string">
            <text:p>Kaggle Reading Group: Generating Long Sequences with Sparse Transformers | Kaggle</text:p>
          </table:table-cell>
          <table:table-cell office:value-type="string" calcext:value-type="string">
            <text:p>Join Kaggle Data Scientist Rachael as she reads through an NLP paper! Today's paper is "Generating Long Sequences with Sparse Transformers" (Child et al, unpublished). You can find a copy here: https://arxiv.org/pdf/1904.10509.pdf</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5-22 17:40:05</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625" calcext:value-type="float">
            <text:p>3625</text:p>
          </table:table-cell>
          <table:table-cell office:value-type="float" office:value="1142" calcext:value-type="float">
            <text:p>1142</text:p>
          </table:table-cell>
          <table:table-cell office:value-type="float" office:value="47" calcext:value-type="float">
            <text:p>47</text:p>
          </table:table-cell>
          <table:table-cell table:number-columns-repeated="3"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7</text:p>
          </table:table-cell>
          <table:table-cell table:formula="of:=YEAR([.E85])" office:value-type="float" office:value="2019" calcext:value-type="float">
            <text:p>2019</text:p>
          </table:table-cell>
          <table:table-cell table:formula="of:=MONTH([.E85])" office:value-type="float" office:value="5" calcext:value-type="float">
            <text:p>5</text:p>
          </table:table-cell>
          <table:table-cell table:number-columns-repeated="21"/>
        </table:table-row>
        <table:table-row table:style-name="ro3">
          <table:table-cell office:value-type="float" office:value="80" calcext:value-type="float">
            <text:p>80</text:p>
          </table:table-cell>
          <table:table-cell office:value-type="string" calcext:value-type="string">
            <text:p>se4ZM0es924</text:p>
          </table:table-cell>
          <table:table-cell office:value-type="string" calcext:value-type="string">
            <text:p>Kaggle Reading Group: Generating Long Sequences with Sparse Transformers (Part 2) | Kaggle</text:p>
          </table:table-cell>
          <table:table-cell office:value-type="string" calcext:value-type="string">
            <text:p>Join Kaggle Data Scientist Rachael as she reads through an NLP paper! Today's paper is "Generating Long Sequences with Sparse Transformers" (Child et al, unpublished). You can find a copy here: https://arxiv.org/pdf/1904.10509.pdf</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5-29 17:41:18</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715" calcext:value-type="float">
            <text:p>3715</text:p>
          </table:table-cell>
          <table:table-cell office:value-type="float" office:value="680" calcext:value-type="float">
            <text:p>680</text:p>
          </table:table-cell>
          <table:table-cell office:value-type="float" office:value="18" calcext:value-type="float">
            <text:p>18</text:p>
          </table:table-cell>
          <table:table-cell table:number-columns-repeated="3"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8</text:p>
          </table:table-cell>
          <table:table-cell table:formula="of:=YEAR([.E86])" office:value-type="float" office:value="2019" calcext:value-type="float">
            <text:p>2019</text:p>
          </table:table-cell>
          <table:table-cell table:formula="of:=MONTH([.E86])" office:value-type="float" office:value="5" calcext:value-type="float">
            <text:p>5</text:p>
          </table:table-cell>
          <table:table-cell table:number-columns-repeated="21"/>
        </table:table-row>
        <table:table-row table:style-name="ro3">
          <table:table-cell office:value-type="float" office:value="83" calcext:value-type="float">
            <text:p>83</text:p>
          </table:table-cell>
          <table:table-cell office:value-type="string" calcext:value-type="string">
            <text:p>V_EfZXowDdY</text:p>
          </table:table-cell>
          <table:table-cell office:value-type="string" calcext:value-type="string">
            <text:p>Kaggle Coffee Chat: Amanda Cesari | Kaggle</text:p>
          </table:table-cell>
          <table:table-cell office:value-type="string" calcext:value-type="string">
            <text:p>Join us for coffee with Amanda Cesari! We talk about how she got into data science, how the field emerged and the challenges of doing data science work at scale.</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6-03 18:24:05</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829" calcext:value-type="float">
            <text:p>1829</text:p>
          </table:table-cell>
          <table:table-cell office:value-type="float" office:value="799" calcext:value-type="float">
            <text:p>799</text:p>
          </table:table-cell>
          <table:table-cell office:value-type="float" office:value="27" calcext:value-type="float">
            <text:p>27</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10</text:p>
          </table:table-cell>
          <table:table-cell table:formula="of:=YEAR([.E87])" office:value-type="float" office:value="2019" calcext:value-type="float">
            <text:p>2019</text:p>
          </table:table-cell>
          <table:table-cell table:formula="of:=MONTH([.E87])" office:value-type="float" office:value="6" calcext:value-type="float">
            <text:p>6</text:p>
          </table:table-cell>
          <table:table-cell table:number-columns-repeated="21"/>
        </table:table-row>
        <table:table-row table:style-name="ro3">
          <table:table-cell office:value-type="float" office:value="85" calcext:value-type="float">
            <text:p>85</text:p>
          </table:table-cell>
          <table:table-cell office:value-type="string" calcext:value-type="string">
            <text:p>2xTQR1Zd8rU</text:p>
          </table:table-cell>
          <table:table-cell office:value-type="string" calcext:value-type="string">
            <text:p>Kaggle Reading Group: Generating Long Sequences with Sparse Transformers (Part 3)| Kaggle</text:p>
          </table:table-cell>
          <table:table-cell office:value-type="string" calcext:value-type="string">
            <text:p>Join Kaggle Data Scientist Rachael as she reads through an NLP paper! Today's paper is "Generating Long Sequences with Sparse Transformers" (Child et al, unpublished). You can find a copy here: https://arxiv.org/pdf/1904.10509.pdf</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6-05 17:42:33</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76" calcext:value-type="float">
            <text:p>3876</text:p>
          </table:table-cell>
          <table:table-cell office:value-type="float" office:value="889" calcext:value-type="float">
            <text:p>889</text:p>
          </table:table-cell>
          <table:table-cell office:value-type="float" office:value="31" calcext:value-type="float">
            <text:p>3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8</text:p>
          </table:table-cell>
          <table:table-cell table:formula="of:=YEAR([.E88])" office:value-type="float" office:value="2019" calcext:value-type="float">
            <text:p>2019</text:p>
          </table:table-cell>
          <table:table-cell table:formula="of:=MONTH([.E88])" office:value-type="float" office:value="6" calcext:value-type="float">
            <text:p>6</text:p>
          </table:table-cell>
          <table:table-cell table:number-columns-repeated="21"/>
        </table:table-row>
        <table:table-row table:style-name="ro3">
          <table:table-cell office:value-type="float" office:value="127" calcext:value-type="float">
            <text:p>127</text:p>
          </table:table-cell>
          <table:table-cell office:value-type="string" calcext:value-type="string">
            <text:p>JxTR1LM4YSA</text:p>
          </table:table-cell>
          <table:table-cell office:value-type="string" calcext:value-type="string">
            <text:p>How to prepare for Machine Learning interviews- Part 2 | Applied AI Course</text:p>
          </table:table-cell>
          <table:table-cell office:value-type="string" calcext:value-type="string">
            <text:p>#ArtificialIntelligence,#MachineLearning,#DeepLearning,#DataScience,#NLP,#AI,#ML,#Interviews</text:p>
          </table:table-cell>
          <table:table-cell table:style-name="ce3" office:value-type="string" calcext:value-type="string">
            <text:p>2019-06-09 06:40:38</text:p>
          </table:table-cell>
          <table:table-cell office:value-type="string" calcext:value-type="string">
            <text:p>Data Science, Machine Learning, Deep Learning, NLP, AI, Big Data, livestream, Machine Learning Interview</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4506" calcext:value-type="float">
            <text:p>4506</text:p>
          </table:table-cell>
          <table:table-cell office:value-type="float" office:value="9389" calcext:value-type="float">
            <text:p>9389</text:p>
          </table:table-cell>
          <table:table-cell office:value-type="float" office:value="303" calcext:value-type="float">
            <text:p>303</text:p>
          </table:table-cell>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2:57</text:p>
          </table:table-cell>
          <table:table-cell table:formula="of:=YEAR([.E89])" office:value-type="float" office:value="2019" calcext:value-type="float">
            <text:p>2019</text:p>
          </table:table-cell>
          <table:table-cell table:formula="of:=MONTH([.E89])" office:value-type="float" office:value="6" calcext:value-type="float">
            <text:p>6</text:p>
          </table:table-cell>
          <table:table-cell table:number-columns-repeated="21"/>
        </table:table-row>
        <table:table-row table:style-name="ro3">
          <table:table-cell office:value-type="float" office:value="107" calcext:value-type="float">
            <text:p>107</text:p>
          </table:table-cell>
          <table:table-cell office:value-type="string" calcext:value-type="string">
            <text:p>xDS7ljg0T-E</text:p>
          </table:table-cell>
          <table:table-cell office:value-type="string" calcext:value-type="string">
            <text:p>Deep Compression</text:p>
          </table:table-cell>
          <table:table-cell office:value-type="string" calcext:value-type="string">
            <text:p>This video will explain Deep Compression in Deep Neural Networks! This technique reduces the size of VGG-16 from 552 MB to 11.3 MB through a pipeline of Pruning, Quantization, and Huffman Encoding!</text:p>
            <text:p>Thanks for watching, Please Subscribe!</text:p>
            <text:p/>
            <text:p>Paper Link: https://arxiv.org/abs/1510.00149</text:p>
          </table:table-cell>
          <table:table-cell table:style-name="ce3" office:value-type="string" calcext:value-type="string">
            <text:p>2019-06-10 20:54:01</text:p>
          </table:table-cell>
          <table:table-cell office:value-type="string" calcext:value-type="string">
            <text:p>Deep Compression, Deep Learning, Neural Network Compression, Neural Network Quantization, Neural Network Pruning, Huffman Encoding</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07" calcext:value-type="float">
            <text:p>307</text:p>
          </table:table-cell>
          <table:table-cell office:value-type="float" office:value="1323" calcext:value-type="float">
            <text:p>1323</text:p>
          </table:table-cell>
          <table:table-cell office:value-type="float" office:value="50" calcext:value-type="float">
            <text:p>50</text:p>
          </table:table-cell>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59</text:p>
          </table:table-cell>
          <table:table-cell table:formula="of:=YEAR([.E90])" office:value-type="float" office:value="2019" calcext:value-type="float">
            <text:p>2019</text:p>
          </table:table-cell>
          <table:table-cell table:formula="of:=MONTH([.E90])" office:value-type="float" office:value="6" calcext:value-type="float">
            <text:p>6</text:p>
          </table:table-cell>
          <table:table-cell table:number-columns-repeated="21"/>
        </table:table-row>
        <table:table-row table:style-name="ro3">
          <table:table-cell office:value-type="float" office:value="139" calcext:value-type="float">
            <text:p>139</text:p>
          </table:table-cell>
          <table:table-cell office:value-type="string" calcext:value-type="string">
            <text:p>fIp9vuM8gu0</text:p>
          </table:table-cell>
          <table:table-cell office:value-type="string" calcext:value-type="string">
            <text:p>Supporting Rapid Model Development at Two Sigma with Matt Adereth &amp; Scott Clark - TWIML Talk #273</text:p>
          </table:table-cell>
          <table:table-cell office:value-type="string" calcext:value-type="string">
            <text:p>Today were joined by Matt Adereth, managing director of investments at Two Sigma, and return guest Scott Clark, co-founder and CEO of SigOpt, to discuss:</text:p>
            <text:p/>
            <text:p>  The end to end modeling platform at Two Sigma, who it serves, and challenges faced in production and modeling.</text:p>
            <text:p/>
            <text:p>  How Two Sigma has attacked the experimentation challenge with their platform.</text:p>
            <text:p/>
            <text:p>  The relationship between the optimization and infrastructure teams at SigOpt.</text:p>
            <text:p/>
            <text:p>  What motivates companies that arent already heavily invested in platforms, optimization or automation, to do so.</text:p>
            <text:p/>
            <text:p> The complete show notes can be found at twimlai.com/talk/273.</text:p>
            <text:p/>
            <text:p> Visit twimlcon.com to learn more about the TWIMLcon: AI Platforms conference! The first 10 listeners who register get their ticket for 75% off using the discount code TWIMLFIRST!</text:p>
            <text:p/>
            <text:p> Follow along with the entire AI Platforms Vol 2 series at twimlai.com/aiplatforms2.</text:p>
            <text:p/>
            <text:p> Thanks to SigOpt for their continued support of the podcast, and their sponsorship of this episode! Check out their machine learning experimentation and optimization suite, and get a free trial at twimlai.com/sigopt.</text:p>
          </table:table-cell>
          <table:table-cell table:style-name="ce3" office:value-type="string" calcext:value-type="string">
            <text:p>2019-06-11 17:45:22</text:p>
          </table:table-cell>
          <table:table-cell office:value-type="string" calcext:value-type="string">
            <text:p>adereth, ai, artificial, automation, clark, data, intelligence, learning, machine, matt, ml, opt, optimization, platform, podcast, production, science, scott, sig, sigma, tech, technology, twiml, two</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955" calcext:value-type="float">
            <text:p>2955</text:p>
          </table:table-cell>
          <table:table-cell office:value-type="float" office:value="281" calcext:value-type="float">
            <text:p>281</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bert, gan</text:p>
          </table:table-cell>
          <table:table-cell table:style-name="ce3" office:value-type="string" calcext:value-type="string">
            <text:p>2020-04-22 22:55:17</text:p>
          </table:table-cell>
          <table:table-cell table:formula="of:=YEAR([.E91])" office:value-type="float" office:value="2019" calcext:value-type="float">
            <text:p>2019</text:p>
          </table:table-cell>
          <table:table-cell table:formula="of:=MONTH([.E91])" office:value-type="float" office:value="6" calcext:value-type="float">
            <text:p>6</text:p>
          </table:table-cell>
          <table:table-cell table:number-columns-repeated="21"/>
        </table:table-row>
        <table:table-row table:style-name="ro3">
          <table:table-cell office:value-type="float" office:value="54" calcext:value-type="float">
            <text:p>54</text:p>
          </table:table-cell>
          <table:table-cell office:value-type="string" calcext:value-type="string">
            <text:p>C8v-Q5ASfUE</text:p>
          </table:table-cell>
          <table:table-cell office:value-type="string" calcext:value-type="string">
            <text:p>Kaggle Reading Group: Universal Sentence Encoder | Kaggle</text:p>
          </table:table-cell>
          <table:table-cell office:value-type="string" calcext:value-type="string">
            <text:p>Join Kaggle Data Scientist Rachael as she reads through paper "Universal Sentence Encoder" by Cer et al. (Unpublished.) </text:p>
            <text:p> </text:p>
            <text:p>Link to paper: https://arxiv.org/pdf/1803.11175.pdf</text:p>
            <text:p>Repo with code: https://github.com/tensorflow/tfjs-models/tree/master/universal-sentence-encoder</text:p>
            <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6-12 17:45:12</text:p>
          </table:table-cell>
          <table:table-cell office:value-type="string" calcext:value-type="string">
            <text:p>data science, deep learning, nlp, neural networks, nlu, natural language, python, programming, coding, machine learning, ai, artificial intelligence, kaggle, research, technology, reading group, tensorflow, google, embeddings, encoder, feature engineering</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26" calcext:value-type="float">
            <text:p>3826</text:p>
          </table:table-cell>
          <table:table-cell office:value-type="float" office:value="2252" calcext:value-type="float">
            <text:p>2252</text:p>
          </table:table-cell>
          <table:table-cell office:value-type="float" office:value="58" calcext:value-type="float">
            <text:p>58</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7</text:p>
          </table:table-cell>
          <table:table-cell table:formula="of:=YEAR([.E92])" office:value-type="float" office:value="2019" calcext:value-type="float">
            <text:p>2019</text:p>
          </table:table-cell>
          <table:table-cell table:formula="of:=MONTH([.E92])" office:value-type="float" office:value="6" calcext:value-type="float">
            <text:p>6</text:p>
          </table:table-cell>
          <table:table-cell table:number-columns-repeated="21"/>
        </table:table-row>
        <table:table-row table:style-name="ro3">
          <table:table-cell office:value-type="float" office:value="154" calcext:value-type="float">
            <text:p>154</text:p>
          </table:table-cell>
          <table:table-cell office:value-type="string" calcext:value-type="string">
            <text:p>97PBYxilFjo</text:p>
          </table:table-cell>
          <table:table-cell office:value-type="string" calcext:value-type="string">
            <text:p>Rachel Rudinger: Natural Language Understanding for Events and Participants in Text</text:p>
          </table:table-cell>
          <table:table-cell office:value-type="string" calcext:value-type="string">
            <text:p>Consider the difference between the two sentences Pat didnt remember to water the plants and Pat didnt remember that she had watered the plants. Fluent English speakers recognize that the former sentence implies that Pat did not water the plants, while the latter sentence implies she did. This distinction is crucial to understanding the meaning of these sentences, yet it is one that automated natural language processing (NLP) systems struggle to make. In this talk, I will discuss my work on developing state-of-the-art NLP models that make essential inferences about events (e.g., a watering event) and participants (e.g., Pat and the plants) in natural language sentences. In particular, I will focus on two supervised NLP tasks that serve as core tests of language understanding: Event Factuality Prediction and Semantic Proto-Role Labeling. I will also discuss my work on unsupervised acquisition of common-sense knowledge from large natural language text corpora, and the concomitant challenge of detecting problematic social biases in NLP models trained on such data.</text:p>
          </table:table-cell>
          <table:table-cell table:style-name="ce3" office:value-type="string" calcext:value-type="string">
            <text:p>2019-06-12 20:18:11</text:p>
          </table:table-cell>
          <table:table-cell office:value-type="string" calcext:value-type="string">
            <text:p>NULL</text:p>
          </table:table-cell>
          <table:table-cell office:value-type="string" calcext:value-type="string">
            <text:p>en</text:p>
          </table:table-cell>
          <table:table-cell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2665" calcext:value-type="float">
            <text:p>2665</text:p>
          </table:table-cell>
          <table:table-cell office:value-type="float" office:value="928" calcext:value-type="float">
            <text:p>928</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53</text:p>
          </table:table-cell>
          <table:table-cell table:formula="of:=YEAR([.E93])" office:value-type="float" office:value="2019" calcext:value-type="float">
            <text:p>2019</text:p>
          </table:table-cell>
          <table:table-cell table:formula="of:=MONTH([.E93])" office:value-type="float" office:value="6" calcext:value-type="float">
            <text:p>6</text:p>
          </table:table-cell>
          <table:table-cell table:number-columns-repeated="21"/>
        </table:table-row>
        <table:table-row table:style-name="ro3">
          <table:table-cell office:value-type="float" office:value="177" calcext:value-type="float">
            <text:p>177</text:p>
          </table:table-cell>
          <table:table-cell office:value-type="string" calcext:value-type="string">
            <text:p>Ui1KbmutX0k</text:p>
          </table:table-cell>
          <table:table-cell office:value-type="string" calcext:value-type="string">
            <text:p>Transfer Learning</text:p>
          </table:table-cell>
          <table:table-cell office:value-type="string" calcext:value-type="string">
            <text:p>Transfer learning is a statistical technique that's been getting more attention lately that enables you to reuse a model for a different task than what it was trained for. In this episode, Im going to show you how to use transfer learning to predict instances of gold deposits using publicly available satellite imagery. We'll discuss the 4 different mathematical ways to frame the transfer learning problem, then look into how a U-Net architecture works. The U-Net is really popular for image segmentation and classification tasks on sites like Kaggle, so knowing how it works will be a useful skill. Enjoy! </text:p>
            <text:p/>
            <text:p>Code for this video: </text:p>
            <text:p>https://github.com/llSourcell/mapo</text:p>
            <text:p/>
            <text:p>Want more education? Connect with me here:</text:p>
            <text:p>Twitter: https://twitter.com/sirajraval</text:p>
            <text:p>Facebook: https://www.facebook.com/sirajology</text:p>
            <text:p>instagram: https://www.instagram.com/sirajraval</text:p>
            <text:p/>
            <text:p>Goldspot:</text:p>
            <text:p>https://goldspot.ca/</text:p>
            <text:p/>
            <text:p>Natural Language Processing:</text:p>
            <text:p>https://www.youtube.com/watch?v=bDxFvr1gpSU</text:p>
            <text:p/>
            <text:p>Convolutional Neural Networks:</text:p>
            <text:p>https://www.youtube.com/watch?v=FTr3n7uBIuE</text:p>
            <text:p/>
            <text:p>Watch Me Build an AI Startup:</text:p>
            <text:p>https://www.youtube.com/watch?v=NzmoPqte4V4</text:p>
            <text:p/>
            <text:p>Make Money with Tensorflow 2.0:</text:p>
            <text:p>https://www.youtube.com/watch?v=WS9Nckd2kq0</text:p>
            <text:p/>
            <text:p>Watch the first episode of my podcast:</text:p>
            <text:p>https://www.youtube.com/watch?v=IWAe_mdTslc</text:p>
            <text:p/>
            <text:p>Biotechnology: </text:p>
            <text:p>https://www.youtube.com/watch?v=FTr3n7uBIuE</text:p>
            <text:p/>
            <text:p>Join us in the Wizards Slack channel:</text:p>
            <text:p>http://wizards.herokuapp.com/</text:p>
            <text:p/>
            <text:p>Hit the Join button above to sign up to become a member of my channel for access to exclusive live streams!</text:p>
            <text:p/>
            <text:p>Join us at the School of AI:</text:p>
            <text:p>https://theschool.ai/</text:p>
            <text:p/>
            <text:p>Signup for my newsletter for exciting updates in the field of AI:</text:p>
            <text:p>https://goo.gl/FZzJ5w</text:p>
            <text:p/>
            <text:p>And please support me on Patreon:</text:p>
            <text:p>https://www.patreon.com/user?u=3191693</text:p>
          </table:table-cell>
          <table:table-cell table:style-name="ce3" office:value-type="string" calcext:value-type="string">
            <text:p>2019-06-13 03:42:36</text:p>
          </table:table-cell>
          <table:table-cell office:value-type="string" calcext:value-type="string">
            <text:p>geoscience, data, data science, U-Net, kaggle, siraj raval, transfer learning, math, mathematics, computer vision, natural language processing, artificial intelligence, AI, machine learning, deep learning, image classification, image segmentation, convolutional neural network, tesla, mineral, python, programming</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57" calcext:value-type="float">
            <text:p>757</text:p>
          </table:table-cell>
          <table:table-cell office:value-type="float" office:value="39671" calcext:value-type="float">
            <text:p>39671</text:p>
          </table:table-cell>
          <table:table-cell office:value-type="float" office:value="1237" calcext:value-type="float">
            <text:p>1237</text:p>
          </table:table-cell>
          <table:table-cell office:value-type="float" office:value="34" calcext:value-type="float">
            <text:p>34</text:p>
          </table:table-cell>
          <table:table-cell office:value-type="float" office:value="95" calcext:value-type="float">
            <text:p>95</text:p>
          </table:table-cell>
          <table:table-cell office:value-type="float" office:value="0" calcext:value-type="float">
            <text:p>0</text:p>
          </table:table-cell>
          <table:table-cell office:value-type="string" calcext:value-type="string">
            <text:p>bert, attention</text:p>
          </table:table-cell>
          <table:table-cell table:style-name="ce3" office:value-type="string" calcext:value-type="string">
            <text:p>2020-04-22 22:36:32</text:p>
          </table:table-cell>
          <table:table-cell table:formula="of:=YEAR([.E94])" office:value-type="float" office:value="2019" calcext:value-type="float">
            <text:p>2019</text:p>
          </table:table-cell>
          <table:table-cell table:formula="of:=MONTH([.E94])" office:value-type="float" office:value="6" calcext:value-type="float">
            <text:p>6</text:p>
          </table:table-cell>
          <table:table-cell table:number-columns-repeated="21"/>
        </table:table-row>
        <table:table-row table:style-name="ro3">
          <table:table-cell office:value-type="float" office:value="67" calcext:value-type="float">
            <text:p>67</text:p>
          </table:table-cell>
          <table:table-cell office:value-type="string" calcext:value-type="string">
            <text:p>acTHpOaShBU</text:p>
          </table:table-cell>
          <table:table-cell office:value-type="string" calcext:value-type="string">
            <text:p>Kaggle Reading Group: Universal Sentence Encoder (Part 2) | Kaggle</text:p>
          </table:table-cell>
          <table:table-cell office:value-type="string" calcext:value-type="string">
            <text:p>Join Kaggle Data Scientist Rachael as she reads through paper "Universal Sentence Encoder" by Cer et al. (Unpublished.) </text:p>
            <text:p> </text:p>
            <text:p>Link to paper: https://arxiv.org/pdf/1803.11175.pdf</text:p>
            <text:p>Repo with code: https://github.com/tensorflow/tfjs-models/tree/master/universal-sentence-encoder</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6-19 17:41:43</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792" calcext:value-type="float">
            <text:p>3792</text:p>
          </table:table-cell>
          <table:table-cell office:value-type="float" office:value="1194" calcext:value-type="float">
            <text:p>1194</text:p>
          </table:table-cell>
          <table:table-cell office:value-type="float" office:value="39" calcext:value-type="float">
            <text:p>39</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7</text:p>
          </table:table-cell>
          <table:table-cell table:formula="of:=YEAR([.E95])" office:value-type="float" office:value="2019" calcext:value-type="float">
            <text:p>2019</text:p>
          </table:table-cell>
          <table:table-cell table:formula="of:=MONTH([.E95])" office:value-type="float" office:value="6" calcext:value-type="float">
            <text:p>6</text:p>
          </table:table-cell>
          <table:table-cell table:number-columns-repeated="21"/>
        </table:table-row>
        <table:table-row table:style-name="ro3">
          <table:table-cell office:value-type="float" office:value="167" calcext:value-type="float">
            <text:p>167</text:p>
          </table:table-cell>
          <table:table-cell office:value-type="string" calcext:value-type="string">
            <text:p>J9kbZ5I8gdM</text:p>
          </table:table-cell>
          <table:table-cell office:value-type="string" calcext:value-type="string">
            <text:p>How to Build a Biomedical Startup</text:p>
          </table:table-cell>
          <table:table-cell office:value-type="string" calcext:value-type="string">
            <text:p>I've built an open source app called Dr Source, your personal medical question answering service! It uses a model called BioBERT trained on over 700K Q&amp;As from PubMed, HealthTap, and other health related websites. I used Flutter to build an app around it and present it to you as a more thought out idea. I was excited by what I saw possible with BioBERT's output in Python notebooks, and thought a cleaner interface could absolutely make it a viable business. There are millions of people in this world without access to healthcare, and while this app isn't perfect, an automated diagnosis is better than no diagnosis. I urge you to use this code and video as a starting point in your journey to generate value for the world, and build wealth while doing so. Enjoy!</text:p>
            <text:p/>
            <text:p>Code for this video (and presentation): </text:p>
            <text:p>https://github.com/llSourcell/How-to-Build-a-Biomedical-Startup</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BioBERT:</text:p>
            <text:p>https://github.com/dmis-lab/biobert</text:p>
            <text:p/>
            <text:p>DocProduct (link to the web demos are in the GitHub README):</text:p>
            <text:p>https://github.com/re-search/DocProduct</text:p>
            <text:p/>
            <text:p>Watch Me Build a Healthcare Startup:</text:p>
            <text:p>https://www.youtube.com/watch?v=b8xlCNzkX5w</text:p>
            <text:p/>
            <text:p>Watch Me Build a Finance Startup:</text:p>
            <text:p>https://www.youtube.com/watch?v=oeraUtRgsbI</text:p>
            <text:p/>
            <text:p>How to Make Money with Tensorflow 2.0:</text:p>
            <text:p>https://www.youtube.com/watch?v=WS9Nckd2kq0</text:p>
            <text:p/>
            <text:p>Making a Flutter plugin:</text:p>
            <text:p>https://flutter.dev/docs/development/packages-and-plugins/developing-packages</text:p>
            <text:p/>
            <text:p>Join us in the Wizards Slack channel:</text:p>
            <text:p>http://wizards.herokuapp.com/</text:p>
            <text:p/>
            <text:p>Hit the Join button above to sign up to become a member of my channel for access to exclusive live streams!</text:p>
            <text:p/>
            <text:p>Join us at the School of AI:</text:p>
            <text:p>https://theschool.ai/</text:p>
            <text:p/>
            <text:p>Signup for my newsletter for exciting updates in the field of AI:</text:p>
            <text:p>https://goo.gl/FZzJ5w</text:p>
            <text:p/>
            <text:p>And please support me on Patreon:</text:p>
            <text:p>https://www.patreon.com/user?u=3191693</text:p>
          </table:table-cell>
          <table:table-cell table:style-name="ce3" office:value-type="string" calcext:value-type="string">
            <text:p>2019-06-24 06:53:21</text:p>
          </table:table-cell>
          <table:table-cell office:value-type="string" calcext:value-type="string">
            <text:p>biobert, flutter, siraj raval, biomedical, startup, how to build, watch me build, stripe, razorpay, nlp, natural language processing, language model, machine learning, deep learning, python, colab, Q&amp;A, question answering, dialogue, amazon, alexa, tutorial, app, coding, code, dart, artificial intelligence, healthcar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2864" calcext:value-type="float">
            <text:p>2864</text:p>
          </table:table-cell>
          <table:table-cell office:value-type="float" office:value="44119" calcext:value-type="float">
            <text:p>44119</text:p>
          </table:table-cell>
          <table:table-cell office:value-type="float" office:value="1311" calcext:value-type="float">
            <text:p>1311</text:p>
          </table:table-cell>
          <table:table-cell office:value-type="float" office:value="89" calcext:value-type="float">
            <text:p>89</text:p>
          </table:table-cell>
          <table:table-cell office:value-type="float" office:value="180" calcext:value-type="float">
            <text:p>180</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52</text:p>
          </table:table-cell>
          <table:table-cell table:formula="of:=YEAR([.E96])" office:value-type="float" office:value="2019" calcext:value-type="float">
            <text:p>2019</text:p>
          </table:table-cell>
          <table:table-cell table:formula="of:=MONTH([.E96])" office:value-type="float" office:value="6" calcext:value-type="float">
            <text:p>6</text:p>
          </table:table-cell>
          <table:table-cell table:number-columns-repeated="21"/>
        </table:table-row>
        <table:table-row table:style-name="ro3">
          <table:table-cell office:value-type="float" office:value="171" calcext:value-type="float">
            <text:p>171</text:p>
          </table:table-cell>
          <table:table-cell office:value-type="string" calcext:value-type="string">
            <text:p>GazFsfcijXQ</text:p>
          </table:table-cell>
          <table:table-cell office:value-type="string" calcext:value-type="string">
            <text:p>Learn Natural Language Processing</text:p>
          </table:table-cell>
          <table:table-cell office:value-type="string" calcext:value-type="string">
            <text:p>I've designed a free natural language processing curriculum for anyone interested in improving their skills in order to start a startup, get consulting work, or find full-time work related to NLP. This curriculum is for beginners and starts with basic NLP terminology, then moves into basic language models and word embeddings. Then, it moves onto more advanced concepts like neural networks, sequence modeling and dialogue systems. At the end, I'll detail what the most experimental, modern-day techniques are in the field. I hope you find this curriculum useful! </text:p>
            <text:p/>
            <text:p>Curriculum for this video: </text:p>
            <text:p>https://github.com/llSourcell/Learn-Natural-Language-Processing-Curriculum</text:p>
            <text:p/>
            <text:p>Want more education? Connect with me here:</text:p>
            <text:p>Twitter: https://twitter.com/sirajraval</text:p>
            <text:p>Facebook: https://www.facebook.com/sirajology</text:p>
            <text:p>instagram: https://www.instagram.com/sirajraval</text:p>
            <text:p/>
            <text:p>Prerequisites are here: </text:p>
            <text:p/>
            <text:p>- Learn Python </text:p>
            <text:p>https://www.edx.org/course/introduction-to-python-fundamentals-4</text:p>
            <text:p>- Statistics http://web.mit.edu/~csvoss/Public/usabo/stats_handout.pdf </text:p>
            <text:p>- Probability https://static1.squarespace.com/static/54bf3241e4b0f0d81bf7ff36/t/55e9494fe4b011aed10e48e5/1441352015658/probability_cheatsheet.pdf </text:p>
            <text:p>- Calculus http://tutorial.math.lamar.edu/pdf/Calculus_Cheat_Sheet_All.pdf </text:p>
            <text:p>- Linear Algebra https://www.souravsengupta.com/cds2016/lectures/Savov_Notes.pdf</text:p>
            <text:p/>
            <text:p/>
            <text:p/>
            <text:p>The rest of the curriculum is in the github link above, check it out! </text:p>
            <text:p/>
            <text:p>Make Money with Tensorflow 2.0:</text:p>
            <text:p>https://www.youtube.com/watch?v=WS9Nckd2kq0</text:p>
            <text:p/>
            <text:p>Watch Me Build a Finance Startup: </text:p>
            <text:p>https://www.youtube.com/watch?v=oeraUtRgsbI</text:p>
            <text:p/>
            <text:p>Join us in the Wizards Slack channel:</text:p>
            <text:p>http://wizards.herokuapp.com/</text:p>
            <text:p/>
            <text:p>Hit the Join button above to sign up to become a member of my channel for access to exclusive live streams!</text:p>
            <text:p/>
            <text:p>Join us at the School of AI:</text:p>
            <text:p>https://theschool.ai/</text:p>
            <text:p/>
            <text:p>Signup for my newsletter for exciting updates in the field of AI:</text:p>
            <text:p>https://goo.gl/FZzJ5w</text:p>
            <text:p/>
            <text:p>And please support me on Patreon:</text:p>
            <text:p>https://www.patreon.com/user?u=3191693</text:p>
          </table:table-cell>
          <table:table-cell table:style-name="ce3" office:value-type="string" calcext:value-type="string">
            <text:p>2019-07-01 04:21:38</text:p>
          </table:table-cell>
          <table:table-cell office:value-type="string" calcext:value-type="string">
            <text:p>natural language processing, nlp, siraj raval, text classification, text generation, GPT-2, BERT, AI, artificial intelligence, text mining, machine learning, deep learning, probability, statistics, calculus, linear algebra, language model, python, programming, education, curriculum, course, transfer learning, pretraining, convolutional network, neural network, recurrent network, nlp training, nlp python, nlp training video</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913" calcext:value-type="float">
            <text:p>913</text:p>
          </table:table-cell>
          <table:table-cell office:value-type="float" office:value="47844" calcext:value-type="float">
            <text:p>47844</text:p>
          </table:table-cell>
          <table:table-cell office:value-type="float" office:value="2535" calcext:value-type="float">
            <text:p>2535</text:p>
          </table:table-cell>
          <table:table-cell office:value-type="float" office:value="33" calcext:value-type="float">
            <text:p>33</text:p>
          </table:table-cell>
          <table:table-cell office:value-type="float" office:value="153" calcext:value-type="float">
            <text:p>153</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7:26</text:p>
          </table:table-cell>
          <table:table-cell table:formula="of:=YEAR([.E97])" office:value-type="float" office:value="2019" calcext:value-type="float">
            <text:p>2019</text:p>
          </table:table-cell>
          <table:table-cell table:formula="of:=MONTH([.E97])" office:value-type="float" office:value="7" calcext:value-type="float">
            <text:p>7</text:p>
          </table:table-cell>
          <table:table-cell table:number-columns-repeated="21"/>
        </table:table-row>
        <table:table-row table:style-name="ro3">
          <table:table-cell office:value-type="float" office:value="42" calcext:value-type="float">
            <text:p>42</text:p>
          </table:table-cell>
          <table:table-cell office:value-type="string" calcext:value-type="string">
            <text:p>kHZ66uwtg24</text:p>
          </table:table-cell>
          <table:table-cell office:value-type="string" calcext:value-type="string">
            <text:p>Kaggle Coffee Chat: Felipe Hoffa | Kaggle</text:p>
          </table:table-cell>
          <table:table-cell office:value-type="string" calcext:value-type="string">
            <text:p>In this coffee chat, Rachael talks with Felipe Hoffa, a database expert who works on Google BigQuery. They talk about optimizing, common misconceptions about databases and some cool datasets that will be released soon.</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Coffee Chat: Felipe Hoffa | Kaggle</text:p>
            <text:p>https://www.youtube.com/c/kaggle</text:p>
          </table:table-cell>
          <table:table-cell table:style-name="ce3" office:value-type="string" calcext:value-type="string">
            <text:p>2019-07-01 18:19:39</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rstats, stats, statistics, what is kaggle, how to, github, developer, kernels, datasets, data visualization, deep learning, sql, challenge, competition, code, lesson, CS, Kaggle Coffee Chat, Felipe Hoffa, Rachael, database expert, google, bigquery</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158" calcext:value-type="float">
            <text:p>1158</text:p>
          </table:table-cell>
          <table:table-cell office:value-type="float" office:value="1404" calcext:value-type="float">
            <text:p>1404</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32</text:p>
          </table:table-cell>
          <table:table-cell table:formula="of:=YEAR([.E98])" office:value-type="float" office:value="2019" calcext:value-type="float">
            <text:p>2019</text:p>
          </table:table-cell>
          <table:table-cell table:formula="of:=MONTH([.E98])" office:value-type="float" office:value="7" calcext:value-type="float">
            <text:p>7</text:p>
          </table:table-cell>
          <table:table-cell table:number-columns-repeated="21"/>
        </table:table-row>
        <table:table-row table:style-name="ro3">
          <table:table-cell office:value-type="float" office:value="115" calcext:value-type="float">
            <text:p>115</text:p>
          </table:table-cell>
          <table:table-cell office:value-type="string" calcext:value-type="string">
            <text:p>eqokKei1aEo</text:p>
          </table:table-cell>
          <table:table-cell office:value-type="string" calcext:value-type="string">
            <text:p>AutoML with Hyperband</text:p>
          </table:table-cell>
          <table:table-cell office:value-type="string" calcext:value-type="string">
            <text:p>AutoML refers to search algorithms through the components that make up Deep Neural Networks. This video explains the Hyperband algorithm to facilitate AutoML search algorithms! Thanks for watching, please subscribe to Henry AI Labs!</text:p>
            <text:p/>
            <text:p>Paper Link: https://arxiv.org/abs/1603.06560</text:p>
          </table:table-cell>
          <table:table-cell table:style-name="ce3" office:value-type="string" calcext:value-type="string">
            <text:p>2019-07-01 20:54:37</text:p>
          </table:table-cell>
          <table:table-cell office:value-type="string" calcext:value-type="string">
            <text:p>Hyperband, AutoML, Meta-Learning, Deep Learning, Data Science, Artificial Intelligence, Machine Learning</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70" calcext:value-type="float">
            <text:p>470</text:p>
          </table:table-cell>
          <table:table-cell office:value-type="float" office:value="620" calcext:value-type="float">
            <text:p>620</text:p>
          </table:table-cell>
          <table:table-cell office:value-type="float" office:value="26" calcext:value-type="float">
            <text:p>26</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8:15</text:p>
          </table:table-cell>
          <table:table-cell table:formula="of:=YEAR([.E99])" office:value-type="float" office:value="2019" calcext:value-type="float">
            <text:p>2019</text:p>
          </table:table-cell>
          <table:table-cell table:formula="of:=MONTH([.E99])" office:value-type="float" office:value="7" calcext:value-type="float">
            <text:p>7</text:p>
          </table:table-cell>
          <table:table-cell table:number-columns-repeated="21"/>
        </table:table-row>
        <table:table-row table:style-name="ro3">
          <table:table-cell office:value-type="float" office:value="3" calcext:value-type="float">
            <text:p>3</text:p>
          </table:table-cell>
          <table:table-cell office:value-type="string" calcext:value-type="string">
            <text:p>H5vpBCLo74U</text:p>
          </table:table-cell>
          <table:table-cell office:value-type="string" calcext:value-type="string">
            <text:p>XLNet: Generalized Autoregressive Pretraining for Language Understanding</text:p>
          </table:table-cell>
          <table:table-cell office:value-type="string" calcext:value-type="string">
            <text:p>Abstract:</text:p>
            <text:p>With the capability of modeling bidirectional contexts, denoising autoencoding based pretraining like BERT achieves better performance than pretraining approaches based on autoregressive language modeling. However, relying on corrupting the input with masks, BERT neglects dependency between the masked positions and suffers from a pretrain-finetune discrepancy. In light of these pros and cons, we propose XLNet, a generalized autoregressive pretraining method that (1) enables learning bidirectional contexts by maximizing the expected likelihood over all permutations of the factorization order and (2) overcomes the limitations of BERT thanks to its autoregressive formulation. Furthermore, XLNet integrates ideas from Transformer-XL, the state-of-the-art autoregressive model, into pretraining. Empirically, XLNet outperforms BERT on 20 tasks, often by a large margin, and achieves state-of-the-art results on 18 tasks including question answering, natural language inference, sentiment analysis, and document ranking.</text:p>
            <text:p/>
            <text:p>Authors: Zhilin Yang, Zihang Dai, Yiming Yang, Jaime Carbonell, Ruslan Salakhutdinov, Quoc V. Le</text:p>
            <text:p/>
            <text:p>https://arxiv.org/abs/1906.08237</text:p>
          </table:table-cell>
          <table:table-cell table:style-name="ce3" office:value-type="string" calcext:value-type="string">
            <text:p>2019-07-03 10:51:44</text:p>
          </table:table-cell>
          <table:table-cell office:value-type="string" calcext:value-type="string">
            <text:p>deep learning, machine learning, artificial intelligence, ai, nlp, natural language processing, bert, xlnet, transformer, transformer xl, attention, attention layer, language model, language modeling, pretraining, autoregressive, autoencoder, permutation, google, carnegie mellon, cmu, state of the art, masked language model</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1806" calcext:value-type="float">
            <text:p>1806</text:p>
          </table:table-cell>
          <table:table-cell office:value-type="float" office:value="5486" calcext:value-type="float">
            <text:p>5486</text:p>
          </table:table-cell>
          <table:table-cell office:value-type="float" office:value="225" calcext:value-type="float">
            <text:p>225</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7:16</text:p>
          </table:table-cell>
          <table:table-cell table:formula="of:=YEAR([.E100])" office:value-type="float" office:value="2019" calcext:value-type="float">
            <text:p>2019</text:p>
          </table:table-cell>
          <table:table-cell table:formula="of:=MONTH([.E100])" office:value-type="float" office:value="7" calcext:value-type="float">
            <text:p>7</text:p>
          </table:table-cell>
          <table:table-cell table:number-columns-repeated="21"/>
        </table:table-row>
        <table:table-row table:style-name="ro3">
          <table:table-cell office:value-type="float" office:value="40" calcext:value-type="float">
            <text:p>40</text:p>
          </table:table-cell>
          <table:table-cell office:value-type="string" calcext:value-type="string">
            <text:p>Ubh03Sh45b0</text:p>
          </table:table-cell>
          <table:table-cell office:value-type="string" calcext:value-type="string">
            <text:p>Kaggle Reading Group: XLNet | Kaggle</text:p>
          </table:table-cell>
          <table:table-cell office:value-type="string" calcext:value-type="string">
            <text:p>This week we're starting a new paper in the Kaggle reading group: XLNet: Generalized Autoregressive Pretraining for Language Understanding (Yang et al, unpublished). You can read the paper here: https://arxiv.org/abs/1906.08237 </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7-03 17:45:07</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730" calcext:value-type="float">
            <text:p>3730</text:p>
          </table:table-cell>
          <table:table-cell office:value-type="float" office:value="3501" calcext:value-type="float">
            <text:p>3501</text:p>
          </table:table-cell>
          <table:table-cell office:value-type="float" office:value="91" calcext:value-type="float">
            <text:p>9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7</text:p>
          </table:table-cell>
          <table:table-cell table:formula="of:=YEAR([.E101])" office:value-type="float" office:value="2019" calcext:value-type="float">
            <text:p>2019</text:p>
          </table:table-cell>
          <table:table-cell table:formula="of:=MONTH([.E101])" office:value-type="float" office:value="7" calcext:value-type="float">
            <text:p>7</text:p>
          </table:table-cell>
          <table:table-cell table:number-columns-repeated="21"/>
        </table:table-row>
        <table:table-row table:style-name="ro3">
          <table:table-cell office:value-type="float" office:value="69" calcext:value-type="float">
            <text:p>69</text:p>
          </table:table-cell>
          <table:table-cell office:value-type="string" calcext:value-type="string">
            <text:p>Vogo2sYB66o</text:p>
          </table:table-cell>
          <table:table-cell office:value-type="string" calcext:value-type="string">
            <text:p>What are your favorite libraries? | Ask a Grandmaster | Kaggle</text:p>
          </table:table-cell>
          <table:table-cell office:value-type="string" calcext:value-type="string">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7-08 15:37:38</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60" calcext:value-type="float">
            <text:p>60</text:p>
          </table:table-cell>
          <table:table-cell office:value-type="float" office:value="2992" calcext:value-type="float">
            <text:p>2992</text:p>
          </table:table-cell>
          <table:table-cell office:value-type="float" office:value="87" calcext:value-type="float">
            <text:p>87</text:p>
          </table:table-cell>
          <table:table-cell office:value-type="float" office:value="1" calcext:value-type="float">
            <text:p>1</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5:08</text:p>
          </table:table-cell>
          <table:table-cell table:formula="of:=YEAR([.E102])" office:value-type="float" office:value="2019" calcext:value-type="float">
            <text:p>2019</text:p>
          </table:table-cell>
          <table:table-cell table:formula="of:=MONTH([.E102])" office:value-type="float" office:value="7" calcext:value-type="float">
            <text:p>7</text:p>
          </table:table-cell>
          <table:table-cell table:number-columns-repeated="21"/>
        </table:table-row>
        <table:table-row table:style-name="ro3">
          <table:table-cell office:value-type="float" office:value="53" calcext:value-type="float">
            <text:p>53</text:p>
          </table:table-cell>
          <table:table-cell office:value-type="string" calcext:value-type="string">
            <text:p>L4JRLBENP48</text:p>
          </table:table-cell>
          <table:table-cell office:value-type="string" calcext:value-type="string">
            <text:p>Kaggle Reading Group: XLNet (Part 2) | Kaggle</text:p>
          </table:table-cell>
          <table:table-cell office:value-type="string" calcext:value-type="string">
            <text:p>This week we're starting a new paper in the Kaggle reading group: XLNet: Generalized Autoregressive Pretraining for Language Understanding (Yang et al, unpublished). You can read the paper here: https://arxiv.org/abs/1906.08237 </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7-10 17:37:44</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650" calcext:value-type="float">
            <text:p>3650</text:p>
          </table:table-cell>
          <table:table-cell office:value-type="float" office:value="1355" calcext:value-type="float">
            <text:p>1355</text:p>
          </table:table-cell>
          <table:table-cell office:value-type="float" office:value="37" calcext:value-type="float">
            <text:p>3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7</text:p>
          </table:table-cell>
          <table:table-cell table:formula="of:=YEAR([.E103])" office:value-type="float" office:value="2019" calcext:value-type="float">
            <text:p>2019</text:p>
          </table:table-cell>
          <table:table-cell table:formula="of:=MONTH([.E103])" office:value-type="float" office:value="7" calcext:value-type="float">
            <text:p>7</text:p>
          </table:table-cell>
          <table:table-cell table:number-columns-repeated="21"/>
        </table:table-row>
        <table:table-row table:style-name="ro3">
          <table:table-cell office:value-type="float" office:value="89" calcext:value-type="float">
            <text:p>89</text:p>
          </table:table-cell>
          <table:table-cell office:value-type="string" calcext:value-type="string">
            <text:p>jEdgQ-RVmXw</text:p>
          </table:table-cell>
          <table:table-cell office:value-type="string" calcext:value-type="string">
            <text:p>SQL Summer Camp: Order By, Extract and Dates | Kaggle</text:p>
          </table:table-cell>
          <table:table-cell office:value-type="string" calcext:value-type="string">
            <text:p>Today we'll learn how to sort the results we get from our database, as well as how to deal with dates and get certain pieces of information (like day of the week). </text:p>
            <text:p/>
            <text:p>The first 30 minutes will be lecture and and live coding, and the second 30 minutes will be all about answering your questions! Feel free to ask them in the chat or on the Learn forums: https://www.kaggle.com/learn-forum</text:p>
            <text:p/>
            <text:p>Sign up for the SQL Summer Camp: https://www.kaggle.com/sql-summer-cam...</text:p>
            <text:p/>
            <text:p>Lesson: https://www.kaggle.com/dansbecker/gro...</text:p>
            <text:p>Exercise: https://www.kaggle.com/kernels/fork/6...</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7-16 17:40:11</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765" calcext:value-type="float">
            <text:p>3765</text:p>
          </table:table-cell>
          <table:table-cell office:value-type="float" office:value="3240" calcext:value-type="float">
            <text:p>3240</text:p>
          </table:table-cell>
          <table:table-cell office:value-type="float" office:value="90" calcext:value-type="float">
            <text:p>9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20:10</text:p>
          </table:table-cell>
          <table:table-cell table:formula="of:=YEAR([.E104])" office:value-type="float" office:value="2019" calcext:value-type="float">
            <text:p>2019</text:p>
          </table:table-cell>
          <table:table-cell table:formula="of:=MONTH([.E104])" office:value-type="float" office:value="7" calcext:value-type="float">
            <text:p>7</text:p>
          </table:table-cell>
          <table:table-cell table:number-columns-repeated="21"/>
        </table:table-row>
        <table:table-row table:style-name="ro3">
          <table:table-cell office:value-type="float" office:value="66" calcext:value-type="float">
            <text:p>66</text:p>
          </table:table-cell>
          <table:table-cell office:value-type="string" calcext:value-type="string">
            <text:p>nrmbkbAAFcE</text:p>
          </table:table-cell>
          <table:table-cell office:value-type="string" calcext:value-type="string">
            <text:p>Kaggle Reading Group: XLNet (Part 3) | Kaggle</text:p>
          </table:table-cell>
          <table:table-cell office:value-type="string" calcext:value-type="string">
            <text:p>This week we're continuing with XLNet: Generalized Autoregressive Pretraining for Language Understanding (Yang et al, unpublished). You can read the paper here: https://arxiv.org/abs/1906.08237 </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7-24 17:42:36</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654" calcext:value-type="float">
            <text:p>3654</text:p>
          </table:table-cell>
          <table:table-cell office:value-type="float" office:value="1279" calcext:value-type="float">
            <text:p>1279</text:p>
          </table:table-cell>
          <table:table-cell office:value-type="float" office:value="40" calcext:value-type="float">
            <text:p>4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8</text:p>
          </table:table-cell>
          <table:table-cell table:formula="of:=YEAR([.E105])" office:value-type="float" office:value="2019" calcext:value-type="float">
            <text:p>2019</text:p>
          </table:table-cell>
          <table:table-cell table:formula="of:=MONTH([.E105])" office:value-type="float" office:value="7" calcext:value-type="float">
            <text:p>7</text:p>
          </table:table-cell>
          <table:table-cell table:number-columns-repeated="21"/>
        </table:table-row>
        <table:table-row table:style-name="ro3">
          <table:table-cell office:value-type="float" office:value="116" calcext:value-type="float">
            <text:p>116</text:p>
          </table:table-cell>
          <table:table-cell office:value-type="string" calcext:value-type="string">
            <text:p>lbKg3OSTsgA</text:p>
          </table:table-cell>
          <table:table-cell office:value-type="string" calcext:value-type="string">
            <text:p>Self-Supervised Learning</text:p>
          </table:table-cell>
          <table:table-cell office:value-type="string" calcext:value-type="string">
            <text:p>This video presents a study from Google AI research on revisiting self-supervised visual representation learning. Their study throws modern networks such as the RevNet and ResNet v2 at self-supervised learning tasks such as rotation prediction and jigsaw puzzle / permutation prediction!</text:p>
            <text:p>Thanks for watching, Please Subscribe!</text:p>
            <text:p/>
            <text:p>Paper Link: https://arxiv.org/pdf/1901.09005.pdf</text:p>
          </table:table-cell>
          <table:table-cell table:style-name="ce3" office:value-type="string" calcext:value-type="string">
            <text:p>2019-07-24 20:09:54</text:p>
          </table:table-cell>
          <table:table-cell office:value-type="string" calcext:value-type="string">
            <text:p>Self-Supervised Learning, Revisiting Self-Supervised Learning, Unsupervised Learning, Deep Learning, Machine Learning, Google AI, Computer Vision,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49" calcext:value-type="float">
            <text:p>449</text:p>
          </table:table-cell>
          <table:table-cell office:value-type="float" office:value="2485" calcext:value-type="float">
            <text:p>2485</text:p>
          </table:table-cell>
          <table:table-cell office:value-type="float" office:value="63" calcext:value-type="float">
            <text:p>63</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10</text:p>
          </table:table-cell>
          <table:table-cell table:formula="of:=YEAR([.E106])" office:value-type="float" office:value="2019" calcext:value-type="float">
            <text:p>2019</text:p>
          </table:table-cell>
          <table:table-cell table:formula="of:=MONTH([.E106])" office:value-type="float" office:value="7" calcext:value-type="float">
            <text:p>7</text:p>
          </table:table-cell>
          <table:table-cell table:number-columns-repeated="21"/>
        </table:table-row>
        <table:table-row table:style-name="ro3">
          <table:table-cell office:value-type="float" office:value="143" calcext:value-type="float">
            <text:p>143</text:p>
          </table:table-cell>
          <table:table-cell office:value-type="string" calcext:value-type="string">
            <text:p>hFEQETqxo40</text:p>
          </table:table-cell>
          <table:table-cell office:value-type="string" calcext:value-type="string">
            <text:p>Environmental Impact of Large-Scale NLP Model Training with Emma Strubell - TWIML Talk #286</text:p>
          </table:table-cell>
          <table:table-cell office:value-type="string" calcext:value-type="string">
            <text:p>Today were joined by Emma Strubell, currently a visiting scientist at Facebook AI Research. Emmas focus is on NLP and bringing state of the art NLP systems to practitioners by developing efficient and robust machine learning models. Her paper, Energy and Policy Considerations for Deep Learning in NLP, hones in on one of the biggest topics of the generation: environmental impact. In this episode we discuss:</text:p>
            <text:p/>
            <text:p>  How training neural networks have resulted in an increase in accuracy, however the computational resources required to train these models is staggering - and carbon footprints are only getting bigger Emmas research methods for determining carbon emissions How companies are reacting to environmental concerns What we, as an industry, can be doing better</text:p>
          </table:table-cell>
          <table:table-cell table:style-name="ce3" office:value-type="string" calcext:value-type="string">
            <text:p>2019-07-29 18:40:06</text:p>
          </table:table-cell>
          <table:table-cell office:value-type="string" calcext:value-type="string">
            <text:p>ai, artificial, carbon, computational, data, efficiency, energy, footprint, intelligence, learning, machine, ml, nlp, podcast, policy, resources, science,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320" calcext:value-type="float">
            <text:p>2320</text:p>
          </table:table-cell>
          <table:table-cell office:value-type="float" office:value="129" calcext:value-type="float">
            <text:p>129</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 attention</text:p>
          </table:table-cell>
          <table:table-cell table:style-name="ce3" office:value-type="string" calcext:value-type="string">
            <text:p>2020-04-22 22:42:02</text:p>
          </table:table-cell>
          <table:table-cell table:formula="of:=YEAR([.E107])" office:value-type="float" office:value="2019" calcext:value-type="float">
            <text:p>2019</text:p>
          </table:table-cell>
          <table:table-cell table:formula="of:=MONTH([.E107])" office:value-type="float" office:value="7" calcext:value-type="float">
            <text:p>7</text:p>
          </table:table-cell>
          <table:table-cell table:number-columns-repeated="21"/>
        </table:table-row>
        <table:table-row table:style-name="ro3">
          <table:table-cell office:value-type="float" office:value="55" calcext:value-type="float">
            <text:p>55</text:p>
          </table:table-cell>
          <table:table-cell office:value-type="string" calcext:value-type="string">
            <text:p>RE4fzA5RKJM</text:p>
          </table:table-cell>
          <table:table-cell office:value-type="string" calcext:value-type="string">
            <text:p>Kaggle Reading Group: XLNet (Part 4) | Kaggle</text:p>
          </table:table-cell>
          <table:table-cell office:value-type="string" calcext:value-type="string">
            <text:p>This week we're continuing with XLNet: Generalized Autoregressive Pretraining for Language Understanding (Yang et al, unpublished). You can read the paper here: https://arxiv.org/abs/1906.08237 </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7-31 17:42:41</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918" calcext:value-type="float">
            <text:p>3918</text:p>
          </table:table-cell>
          <table:table-cell office:value-type="float" office:value="1273" calcext:value-type="float">
            <text:p>1273</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7</text:p>
          </table:table-cell>
          <table:table-cell table:formula="of:=YEAR([.E108])" office:value-type="float" office:value="2019" calcext:value-type="float">
            <text:p>2019</text:p>
          </table:table-cell>
          <table:table-cell table:formula="of:=MONTH([.E108])" office:value-type="float" office:value="7" calcext:value-type="float">
            <text:p>7</text:p>
          </table:table-cell>
          <table:table-cell table:number-columns-repeated="21"/>
        </table:table-row>
        <table:table-row table:style-name="ro3">
          <table:table-cell office:value-type="float" office:value="84" calcext:value-type="float">
            <text:p>84</text:p>
          </table:table-cell>
          <table:table-cell office:value-type="string" calcext:value-type="string">
            <text:p>etsayyDGiO0</text:p>
          </table:table-cell>
          <table:table-cell office:value-type="string" calcext:value-type="string">
            <text:p>Keeping Your Skills Fresh When Everything is Changing | by Walter Reade | Kaggle Days Dubai | Kaggle</text:p>
          </table:table-cell>
          <table:table-cell office:value-type="string" calcext:value-type="string">
            <text:p>Walter Reade is a Data Scientist on the competitions team. After earning a Ph.D. in chemical engineering from the Pennsylvania State University, Walter spent 15 years in industry working on a number of interesting and highly-challenging problems in research, manufacturing, and supply chain.</text:p>
            <text:p/>
            <text:p>Kaggle Days Dubai was held May 30 - April 1 2019 as a part of AI Everything. Participants came to meet, learn and code with Kaggle Grandmasters, and compete in a full-day offline competition. </text:p>
            <text:p/>
            <text:p>This edition is presented by LogicAI with sponsorship from Kaggle and Google Cloud.</text:p>
            <text:p/>
            <text:p>Kaggle Days are a global series of offline events for seasoned data scientists and Kagglers created by LogicAI and Kaggle.</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le-days/</text:p>
            <text:p/>
            <text:p>About LogicAI:</text:p>
            <text:p>LogicAI as a creator of Kaggle Days is a sole partner of Kaggle to build global offline community. </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https://logicai.io </text:p>
            <text:p/>
            <text:p>Follow LogicAI online:</text:p>
            <text:p>Visit the WEBSITE: https://logicai.io/</text:p>
            <text:p>Like LogicAI on FACEBOOK: https://www.facebook.com/LogicAI-147154915962100/</text:p>
            <text:p>Check out our BLOG: https://logicai.io/blog/</text:p>
            <text:p>Connect with us on LINKEDIN: https://www.linkedin.com/company/logicai/</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eeping Your Skills Fresh When Everything is Changing | by Walter Reade | Kaggle Days Dubai | Kaggle</text:p>
            <text:p>https://youtu.be/etsayyDGiO0</text:p>
            <text:p/>
            <text:p>Kaggle</text:p>
            <text:p>https://www.youtube.com/c/kaggle</text:p>
          </table:table-cell>
          <table:table-cell table:style-name="ce3" office:value-type="string" calcext:value-type="string">
            <text:p>2019-08-06 21:30:25</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Walter Reade, Kaggle Days Dubai, Kaggle Days, Walter, Reade</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586" calcext:value-type="float">
            <text:p>2586</text:p>
          </table:table-cell>
          <table:table-cell office:value-type="float" office:value="652" calcext:value-type="float">
            <text:p>652</text:p>
          </table:table-cell>
          <table:table-cell office:value-type="float" office:value="16" calcext:value-type="float">
            <text:p>1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9:59</text:p>
          </table:table-cell>
          <table:table-cell table:formula="of:=YEAR([.E109])" office:value-type="float" office:value="2019" calcext:value-type="float">
            <text:p>2019</text:p>
          </table:table-cell>
          <table:table-cell table:formula="of:=MONTH([.E109])" office:value-type="float" office:value="8" calcext:value-type="float">
            <text:p>8</text:p>
          </table:table-cell>
          <table:table-cell table:number-columns-repeated="21"/>
        </table:table-row>
        <table:table-row table:style-name="ro3">
          <table:table-cell office:value-type="float" office:value="15" calcext:value-type="float">
            <text:p>15</text:p>
          </table:table-cell>
          <table:table-cell office:value-type="string" calcext:value-type="string">
            <text:p>Qk4lJdp7ZAs</text:p>
          </table:table-cell>
          <table:table-cell office:value-type="string" calcext:value-type="string">
            <text:p>Learning World Graphs to Accelerate Hierarchical Reinforcement Learning</text:p>
          </table:table-cell>
          <table:table-cell office:value-type="string" calcext:value-type="string">
            <text:p>The goal of hierarchical reinforcement learning is to divide a task into different levels of coarseness with the top-level agent planning only over a high-level view of the world and each subsequent layer having a more detailed view. This paper proposes to learn a set of important states as well as their connections to each other as a high-level abstraction.</text:p>
            <text:p/>
            <text:p>https://arxiv.org/abs/1907.00664</text:p>
            <text:p/>
            <text:p>Abstract:</text:p>
            <text:p>In many real-world scenarios, an autonomous agent often encounters various tasks within a single complex environment. We propose to build a graph abstraction over the environment structure to accelerate the learning of these tasks. Here, nodes are important points of interest (pivotal states) and edges represent feasible traversals between them. Our approach has two stages. First, we jointly train a latent pivotal state model and a curiosity-driven goal-conditioned policy in a task-agnostic manner. Second, provided with the information from the world graph, a high-level Manager quickly finds solution to new tasks and expresses subgoals in reference to pivotal states to a low-level Worker. The Worker can then also leverage the graph to easily traverse to the pivotal states of interest, even across long distance, and explore non-locally. We perform a thorough ablation study to evaluate our approach on a suite of challenging maze tasks, demonstrating significant advantages from the proposed framework over baselines that lack world graph knowledge in terms of performance and efficiency.</text:p>
            <text:p/>
            <text:p>Authors: Wenling Shang, Alex Trott, Stephan Zheng, Caiming Xiong, Richard Socher</text:p>
          </table:table-cell>
          <table:table-cell table:style-name="ce3" office:value-type="string" calcext:value-type="string">
            <text:p>2019-08-08 08:56:43</text:p>
          </table:table-cell>
          <table:table-cell office:value-type="string" calcext:value-type="string">
            <text:p>deep learning, reinforcement learning, deep reinforcement learning, world model, hierarchical reinforcement learning, planning, salesforce, research, machine learning, navigation, pivot states, ai, artificial intelligence</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119" calcext:value-type="float">
            <text:p>1119</text:p>
          </table:table-cell>
          <table:table-cell office:value-type="float" office:value="907" calcext:value-type="float">
            <text:p>907</text:p>
          </table:table-cell>
          <table:table-cell office:value-type="float" office:value="39" calcext:value-type="float">
            <text:p>39</text:p>
          </table:table-cell>
          <table:table-cell table:number-columns-repeated="3" office:value-type="float" office:value="0" calcext:value-type="float">
            <text:p>0</text:p>
          </table:table-cell>
          <table:table-cell office:value-type="string" calcext:value-type="string">
            <text:p>bert, transformer, arxiv.org/</text:p>
          </table:table-cell>
          <table:table-cell table:style-name="ce3" office:value-type="string" calcext:value-type="string">
            <text:p>2020-04-25 10:57:24</text:p>
          </table:table-cell>
          <table:table-cell table:formula="of:=YEAR([.E110])" office:value-type="float" office:value="2019" calcext:value-type="float">
            <text:p>2019</text:p>
          </table:table-cell>
          <table:table-cell table:formula="of:=MONTH([.E110])" office:value-type="float" office:value="8" calcext:value-type="float">
            <text:p>8</text:p>
          </table:table-cell>
          <table:table-cell table:number-columns-repeated="21"/>
        </table:table-row>
        <table:table-row table:style-name="ro3">
          <table:table-cell office:value-type="float" office:value="52" calcext:value-type="float">
            <text:p>52</text:p>
          </table:table-cell>
          <table:table-cell office:value-type="string" calcext:value-type="string">
            <text:p>zTwL-oF9Kcc</text:p>
          </table:table-cell>
          <table:table-cell office:value-type="string" calcext:value-type="string">
            <text:p>Kaggle Live Coding : Visualizing Clusters | Kaggle</text:p>
          </table:table-cell>
          <table:table-cell office:value-type="string" calcext:value-type="string">
            <text:p>This week we'll be figuring out how to efficiently communicate the content of clusters in our document clustering project. </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8-16 17:52:57</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4437" calcext:value-type="float">
            <text:p>4437</text:p>
          </table:table-cell>
          <table:table-cell office:value-type="float" office:value="2413" calcext:value-type="float">
            <text:p>2413</text:p>
          </table:table-cell>
          <table:table-cell office:value-type="float" office:value="86" calcext:value-type="float">
            <text:p>8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9</text:p>
          </table:table-cell>
          <table:table-cell table:formula="of:=YEAR([.E111])" office:value-type="float" office:value="2019" calcext:value-type="float">
            <text:p>2019</text:p>
          </table:table-cell>
          <table:table-cell table:formula="of:=MONTH([.E111])" office:value-type="float" office:value="8" calcext:value-type="float">
            <text:p>8</text:p>
          </table:table-cell>
          <table:table-cell table:number-columns-repeated="21"/>
        </table:table-row>
        <table:table-row table:style-name="ro3">
          <table:table-cell office:value-type="float" office:value="38" calcext:value-type="float">
            <text:p>38</text:p>
          </table:table-cell>
          <table:table-cell office:value-type="string" calcext:value-type="string">
            <text:p>ks8Cz1qx2rE</text:p>
          </table:table-cell>
          <table:table-cell office:value-type="string" calcext:value-type="string">
            <text:p>Kaggle Reading Group: Probing Neural Network Comprehension of Natural Language Arguments | Kaggle</text:p>
          </table:table-cell>
          <table:table-cell office:value-type="string" calcext:value-type="string">
            <text:p>BERT (which we read the paper for earlier) has had really impressive success on a number of NLP tasks... but how well is it really capturing the structures of natural language?</text:p>
            <text:p/>
            <text:p>This week we're starting off on "Probing Neural Network Comprehension of Natural Language Arguments" (Niven &amp; Kao, 2019). https://www.aclweb.org/anthology/P19-1459 </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8-21 17:44:08</text:p>
          </table:table-cell>
          <table:table-cell office:value-type="string" calcext:value-type="string">
            <text:p>data science, deep learning, nlp, neural networks, nlu, natural language, python, programming, coding, machine learning, ai, artificial intelligence, kaggle, research, technology, reading group, bert, transformers, semantics, logic, formal logic</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51" calcext:value-type="float">
            <text:p>3851</text:p>
          </table:table-cell>
          <table:table-cell office:value-type="float" office:value="1736" calcext:value-type="float">
            <text:p>1736</text:p>
          </table:table-cell>
          <table:table-cell office:value-type="float" office:value="51" calcext:value-type="float">
            <text:p>51</text:p>
          </table:table-cell>
          <table:table-cell table:number-columns-repeated="3"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22</text:p>
          </table:table-cell>
          <table:table-cell table:formula="of:=YEAR([.E112])" office:value-type="float" office:value="2019" calcext:value-type="float">
            <text:p>2019</text:p>
          </table:table-cell>
          <table:table-cell table:formula="of:=MONTH([.E112])" office:value-type="float" office:value="8" calcext:value-type="float">
            <text:p>8</text:p>
          </table:table-cell>
          <table:table-cell table:number-columns-repeated="21"/>
        </table:table-row>
        <table:table-row table:style-name="ro3">
          <table:table-cell office:value-type="float" office:value="145" calcext:value-type="float">
            <text:p>145</text:p>
          </table:table-cell>
          <table:table-cell office:value-type="string" calcext:value-type="string">
            <text:p>Gd1nL3WKucY</text:p>
          </table:table-cell>
          <table:table-cell office:value-type="string" calcext:value-type="string">
            <text:p>Disentangled Representations &amp; Google Research Football with Olivier Bachem - TWIML Talk #293</text:p>
          </table:table-cell>
          <table:table-cell office:value-type="string" calcext:value-type="string">
            <text:p>Today were joined by Olivier Bachem, a research scientist at Google AI on the Brain team.</text:p>
            <text:p/>
            <text:p> Initially, Olivier joined us to discuss his work on Googles research football project, their foray into building a novel reinforcement learning environment, but we spent a fair amount of time exploring his research in disentangled representations. Olivier and Sam also discuss what makes the football environment different than other available reinforcement learning environments like OpenAI Gym and PyGame, what other techniques they explored while using this environment, and whats on the horizon for their team and Football RLE.</text:p>
            <text:p/>
            <text:p> Check out the full show notes at twimlai.com/talk/293.</text:p>
          </table:table-cell>
          <table:table-cell table:style-name="ce3" office:value-type="string" calcext:value-type="string">
            <text:p>2019-08-22 19:12:20</text:p>
          </table:table-cell>
          <table:table-cell office:value-type="string" calcext:value-type="string">
            <text:p>ai, artificial, bachem, brain, data, disentangled, football, google, intelligence, learning, machine, ml, olivier, podcast, reinforcement, representations, research, science, soccer,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612" calcext:value-type="float">
            <text:p>2612</text:p>
          </table:table-cell>
          <table:table-cell office:value-type="float" office:value="312" calcext:value-type="float">
            <text:p>312</text:p>
          </table:table-cell>
          <table:table-cell office:value-type="float" office:value="7" calcext:value-type="float">
            <text:p>7</text:p>
          </table:table-cell>
          <table:table-cell table:number-columns-repeated="3" office:value-type="float" office:value="0" calcext:value-type="float">
            <text:p>0</text:p>
          </table:table-cell>
          <table:table-cell office:value-type="string" calcext:value-type="string">
            <text:p>bert, gan</text:p>
          </table:table-cell>
          <table:table-cell table:style-name="ce3" office:value-type="string" calcext:value-type="string">
            <text:p>2020-04-22 22:55:18</text:p>
          </table:table-cell>
          <table:table-cell table:formula="of:=YEAR([.E113])" office:value-type="float" office:value="2019" calcext:value-type="float">
            <text:p>2019</text:p>
          </table:table-cell>
          <table:table-cell table:formula="of:=MONTH([.E113])" office:value-type="float" office:value="8" calcext:value-type="float">
            <text:p>8</text:p>
          </table:table-cell>
          <table:table-cell table:number-columns-repeated="21"/>
        </table:table-row>
        <table:table-row table:style-name="ro3">
          <table:table-cell office:value-type="float" office:value="36" calcext:value-type="float">
            <text:p>36</text:p>
          </table:table-cell>
          <table:table-cell office:value-type="string" calcext:value-type="string">
            <text:p>q1aL1XH69pQ</text:p>
          </table:table-cell>
          <table:table-cell office:value-type="string" calcext:value-type="string">
            <text:p>SQL Summer Camp: Analytic Functions | Kaggle</text:p>
          </table:table-cell>
          <table:table-cell office:value-type="string" calcext:value-type="string">
            <text:p>For the second day of Advanced SQL we're going to learn how to preform calculations over groups of rows. Want to figure out a moving average? Analytic functions are your friend!</text:p>
            <text:p/>
            <text:p>Course link: https://www.kaggle.com/learn/advanced-sql</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8-28 17:39:53</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676" calcext:value-type="float">
            <text:p>3676</text:p>
          </table:table-cell>
          <table:table-cell office:value-type="float" office:value="2529" calcext:value-type="float">
            <text:p>2529</text:p>
          </table:table-cell>
          <table:table-cell office:value-type="float" office:value="86" calcext:value-type="float">
            <text:p>8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07</text:p>
          </table:table-cell>
          <table:table-cell table:formula="of:=YEAR([.E114])" office:value-type="float" office:value="2019" calcext:value-type="float">
            <text:p>2019</text:p>
          </table:table-cell>
          <table:table-cell table:formula="of:=MONTH([.E114])" office:value-type="float" office:value="8" calcext:value-type="float">
            <text:p>8</text:p>
          </table:table-cell>
          <table:table-cell table:number-columns-repeated="21"/>
        </table:table-row>
        <table:table-row table:style-name="ro3">
          <table:table-cell office:value-type="float" office:value="20" calcext:value-type="float">
            <text:p>20</text:p>
          </table:table-cell>
          <table:table-cell office:value-type="string" calcext:value-type="string">
            <text:p>AR3W-nfcDe4</text:p>
          </table:table-cell>
          <table:table-cell office:value-type="string" calcext:value-type="string">
            <text:p>Auditing Radicalization Pathways on YouTube</text:p>
          </table:table-cell>
          <table:table-cell office:value-type="string" calcext:value-type="string">
            <text:p>This paper claims that there is a radicalization pipeline on YouTube pushing people towards the Alt-Right, backing up their claims with empirical analysis of channel recommendations and commenting behavior. I suggest that there is a much simpler explanation of this data: A basic diffusion process.</text:p>
            <text:p/>
            <text:p>Abstract:</text:p>
            <text:p>Non-profits and the media claim there is a radicalization pipeline on YouTube. Its content creators would sponsor fringe ideas, and its recommender system would steer users towards edgier content. Yet, the supporting evidence for this claim is mostly anecdotal, and there are no proper measurements of the influence of YouTube's recommender system. In this work, we conduct a large scale audit of user radicalization on YouTube. We analyze 331,849 videos of360 channels which we broadly classify into: control, the Alt-lite, the Intellectual Dark Web (I.D.W.), and the Alt-right ---channels in the I.D.W. and the Alt-lite would be gateways to fringe far-right ideology, here represented by Alt-right channels. Processing more than79Mcomments, we show that the three communities increasingly share the same user base; that users consistently migrate from milder to more extreme content; and that a large percentage of users who consume Alt-right content now consumed Alt-lite and I.D.W. content in the past. We also probe YouTube's recommendation algorithm, looking at more than2Mmillion recommendations for videos and channels between May and July 2019. We find that Alt-lite content is easily reachable from I.D.W. channels via recommendations and that Alt-right channels may be reached from both I.D.W. and Alt-lite channels. Overall, we paint a comprehensive picture of user radicalization on YouTube and provide methods to transparently audit the platform and its recommender system.</text:p>
            <text:p/>
            <text:p>Authors: Manoel Horta Ribeiro,Raphael Ottoni,Robert West,Virglio A. F. Almeida,Wagner Meira</text:p>
            <text:p/>
            <text:p>https://arxiv.org/abs/1908.08313</text:p>
            <text:p/>
            <text:p>YouTube: https://www.youtube.com/c/yannickilcher</text:p>
            <text:p>Twitter: https://twitter.com/ykilcher</text:p>
            <text:p>Minds: https://www.minds.com/ykilcher</text:p>
            <text:p>BitChute: https://www.bitchute.com/channel/10a5ui845DOJ/</text:p>
          </table:table-cell>
          <table:table-cell table:style-name="ce3" office:value-type="string" calcext:value-type="string">
            <text:p>2019-08-28 17:46:35</text:p>
          </table:table-cell>
          <table:table-cell office:value-type="string" calcext:value-type="string">
            <text:p>machine learning, data science, empirical, study, youtube, radicalization, alt-right, alt-lite, idw, intellectual dark web, alt right, alt lite, jordan peterson, joe rogan, pipeline, recommended, network, diffusion, social graph, infected, ideology, radical, analysis, suggested, filter bubble, fringe</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2594" calcext:value-type="float">
            <text:p>2594</text:p>
          </table:table-cell>
          <table:table-cell office:value-type="float" office:value="626" calcext:value-type="float">
            <text:p>626</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24</text:p>
          </table:table-cell>
          <table:table-cell table:formula="of:=YEAR([.E115])" office:value-type="float" office:value="2019" calcext:value-type="float">
            <text:p>2019</text:p>
          </table:table-cell>
          <table:table-cell table:formula="of:=MONTH([.E115])" office:value-type="float" office:value="8" calcext:value-type="float">
            <text:p>8</text:p>
          </table:table-cell>
          <table:table-cell table:number-columns-repeated="21"/>
        </table:table-row>
        <table:table-row table:style-name="ro3">
          <table:table-cell office:value-type="float" office:value="59" calcext:value-type="float">
            <text:p>59</text:p>
          </table:table-cell>
          <table:table-cell office:value-type="string" calcext:value-type="string">
            <text:p>esX3RuAhgFE</text:p>
          </table:table-cell>
          <table:table-cell office:value-type="string" calcext:value-type="string">
            <text:p>Kaggle Live Coding: Implementing Text Cluster Visualizations | Kaggle</text:p>
          </table:table-cell>
          <table:table-cell office:value-type="string" calcext:value-type="string">
            <text:p>This week we'll be implementing some text cluster visualization methods based on the visualization and summarization research we looked at a couple weeks ago. Come join!</text:p>
            <text:p/>
            <text:p>Link to notebook: https://www.kaggle.com/rtatman/forum-post-embeddings-clustering</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8-30 18:34:59</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535" calcext:value-type="float">
            <text:p>3535</text:p>
          </table:table-cell>
          <table:table-cell office:value-type="float" office:value="1758" calcext:value-type="float">
            <text:p>1758</text:p>
          </table:table-cell>
          <table:table-cell office:value-type="float" office:value="43" calcext:value-type="float">
            <text:p>43</text:p>
          </table:table-cell>
          <table:table-cell table:number-columns-repeated="3" office:value-type="float" office:value="0" calcext:value-type="float">
            <text:p>0</text:p>
          </table:table-cell>
          <table:table-cell office:value-type="string" calcext:value-type="string">
            <text:p>bert, attention</text:p>
          </table:table-cell>
          <table:table-cell table:style-name="ce3" office:value-type="string" calcext:value-type="string">
            <text:p>2020-04-22 22:43:58</text:p>
          </table:table-cell>
          <table:table-cell table:formula="of:=YEAR([.E116])" office:value-type="float" office:value="2019" calcext:value-type="float">
            <text:p>2019</text:p>
          </table:table-cell>
          <table:table-cell table:formula="of:=MONTH([.E116])" office:value-type="float" office:value="8" calcext:value-type="float">
            <text:p>8</text:p>
          </table:table-cell>
          <table:table-cell table:number-columns-repeated="21"/>
        </table:table-row>
        <table:table-row table:style-name="ro3">
          <table:table-cell office:value-type="float" office:value="7" calcext:value-type="float">
            <text:p>7</text:p>
          </table:table-cell>
          <table:table-cell office:value-type="string" calcext:value-type="string">
            <text:p>-MCYbmU9kfg</text:p>
          </table:table-cell>
          <table:table-cell office:value-type="string" calcext:value-type="string">
            <text:p>RoBERTa: A Robustly Optimized BERT Pretraining Approach</text:p>
          </table:table-cell>
          <table:table-cell office:value-type="string" calcext:value-type="string">
            <text:p>This paper shows that the original BERT model, if trained correctly, can outperform all of the improvements that have been proposed lately, raising questions about the necessity and reasoning behind these.</text:p>
            <text:p/>
            <text:p>Abstract:</text:p>
            <text:p>Language model pretraining has led to significant performance gains but careful comparison between different approaches is challenging. Training is computationally expensive, often done on private datasets of different sizes, and, as we will show, hyperparameter choices have significant impact on the final results. We present a replication study of BERT pretraining (Devlin et al., 2019) that carefully measures the impact of many key hyperparameters and training data size. We find that BERT was significantly undertrained, and can match or exceed the performance of every model published after it. Our best model achieves state-of-the-art results on GLUE, RACE and SQuAD. These results highlight the importance of previously overlooked design choices, and raise questions about the source of recently reported improvements. We release our models and code.</text:p>
            <text:p/>
            <text:p>Authors: Yinhan Liu, Myle Ott, Naman Goyal, Jingfei Du, Mandar Joshi, Danqi Chen, Omer Levy, Mike Lewis, Luke Zettlemoyer, Veselin Stoyanov</text:p>
            <text:p/>
            <text:p>https://arxiv.org/abs/1907.11692</text:p>
            <text:p/>
            <text:p/>
            <text:p>YouTube: https://www.youtube.com/c/yannickilcher</text:p>
            <text:p>Twitter: https://twitter.com/ykilcher</text:p>
            <text:p>Minds: https://www.minds.com/ykilcher</text:p>
            <text:p>BitChute: https://www.bitchute.com/channel/10a5ui845DOJ/</text:p>
          </table:table-cell>
          <table:table-cell table:style-name="ce3" office:value-type="string" calcext:value-type="string">
            <text:p>2019-09-03 15:05:28</text:p>
          </table:table-cell>
          <table:table-cell office:value-type="string" calcext:value-type="string">
            <text:p>deep learning, machine learning, nlp, natural language processing, machine translation, arxiv, google, attention mechanism, attention, transformer, tensor2tensor, rnn, recurrent, seq2seq, bert, unsupervised, squad, wordpiece, embeddings, language, language modeling, attention layers, bidirectional, elmo, word vectors, pretrained, fine tuning</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155" calcext:value-type="float">
            <text:p>1155</text:p>
          </table:table-cell>
          <table:table-cell office:value-type="float" office:value="1733" calcext:value-type="float">
            <text:p>1733</text:p>
          </table:table-cell>
          <table:table-cell office:value-type="float" office:value="65" calcext:value-type="float">
            <text:p>65</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7:19</text:p>
          </table:table-cell>
          <table:table-cell table:formula="of:=YEAR([.E117])" office:value-type="float" office:value="2019" calcext:value-type="float">
            <text:p>2019</text:p>
          </table:table-cell>
          <table:table-cell table:formula="of:=MONTH([.E117])" office:value-type="float" office:value="9" calcext:value-type="float">
            <text:p>9</text:p>
          </table:table-cell>
          <table:table-cell table:number-columns-repeated="21"/>
        </table:table-row>
        <table:table-row table:style-name="ro3">
          <table:table-cell office:value-type="float" office:value="34" calcext:value-type="float">
            <text:p>34</text:p>
          </table:table-cell>
          <table:table-cell office:value-type="string" calcext:value-type="string">
            <text:p>VSeGodDuZsw</text:p>
          </table:table-cell>
          <table:table-cell office:value-type="string" calcext:value-type="string">
            <text:p>Kaggle Reading Group: Probing Neural Network Comprehension of Natural Language Arguments (Part 2)</text:p>
          </table:table-cell>
          <table:table-cell office:value-type="string" calcext:value-type="string">
            <text:p>BERT (which we read the paper for earlier) has had really impressive success on a number of NLP tasks... but how well is it really capturing the structures of natural language?</text:p>
            <text:p/>
            <text:p>This week we're continuing with  "Probing Neural Network Comprehension of Natural Language Arguments" (Niven &amp; Kao, 2019). https://www.aclweb.org/anthology/P19-1459</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9-04 17:43:42</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781" calcext:value-type="float">
            <text:p>3781</text:p>
          </table:table-cell>
          <table:table-cell office:value-type="float" office:value="1274" calcext:value-type="float">
            <text:p>1274</text:p>
          </table:table-cell>
          <table:table-cell office:value-type="float" office:value="55" calcext:value-type="float">
            <text:p>55</text:p>
          </table:table-cell>
          <table:table-cell table:number-columns-repeated="3"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9</text:p>
          </table:table-cell>
          <table:table-cell table:formula="of:=YEAR([.E118])" office:value-type="float" office:value="2019" calcext:value-type="float">
            <text:p>2019</text:p>
          </table:table-cell>
          <table:table-cell table:formula="of:=MONTH([.E118])" office:value-type="float" office:value="9" calcext:value-type="float">
            <text:p>9</text:p>
          </table:table-cell>
          <table:table-cell table:number-columns-repeated="21"/>
        </table:table-row>
        <table:table-row table:style-name="ro3">
          <table:table-cell office:value-type="float" office:value="17" calcext:value-type="float">
            <text:p>17</text:p>
          </table:table-cell>
          <table:table-cell office:value-type="string" calcext:value-type="string">
            <text:p>MIEA8azwu1k</text:p>
          </table:table-cell>
          <table:table-cell office:value-type="string" calcext:value-type="string">
            <text:p>DEEP LEARNING MEME REVIEW - Episode 1</text:p>
          </table:table-cell>
          <table:table-cell office:value-type="string" calcext:value-type="string">
            <text:p>The wait is finally over! Antonio and I discuss the best, funniest and dankest memes of the machine learning world. Join us for a laugh!</text:p>
          </table:table-cell>
          <table:table-cell table:style-name="ce3" office:value-type="string" calcext:value-type="string">
            <text:p>2019-09-05 14:30:00</text:p>
          </table:table-cell>
          <table:table-cell office:value-type="string" calcext:value-type="string">
            <text:p>deep learning, memes, meme review, artificial intelligence, review, discussion, reaction, ai, machine learning, ml, dnn, gpu, deep neural network, ml memes, deep learning memes, machine learning memes, funny, gpus, classifier, hinton, turing award, bert, xlnet, optimization, error rate, culture, community, research</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698" calcext:value-type="float">
            <text:p>698</text:p>
          </table:table-cell>
          <table:table-cell office:value-type="float" office:value="4273" calcext:value-type="float">
            <text:p>4273</text:p>
          </table:table-cell>
          <table:table-cell office:value-type="float" office:value="195" calcext:value-type="float">
            <text:p>195</text:p>
          </table:table-cell>
          <table:table-cell office:value-type="float" office:value="4" calcext:value-type="float">
            <text:p>4</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bert, gan</text:p>
          </table:table-cell>
          <table:table-cell table:style-name="ce3" office:value-type="string" calcext:value-type="string">
            <text:p>2020-04-22 22:52:30</text:p>
          </table:table-cell>
          <table:table-cell table:formula="of:=YEAR([.E119])" office:value-type="float" office:value="2019" calcext:value-type="float">
            <text:p>2019</text:p>
          </table:table-cell>
          <table:table-cell table:formula="of:=MONTH([.E119])" office:value-type="float" office:value="9" calcext:value-type="float">
            <text:p>9</text:p>
          </table:table-cell>
          <table:table-cell table:number-columns-repeated="21"/>
        </table:table-row>
        <table:table-row table:style-name="ro3">
          <table:table-cell office:value-type="float" office:value="58" calcext:value-type="float">
            <text:p>58</text:p>
          </table:table-cell>
          <table:table-cell office:value-type="string" calcext:value-type="string">
            <text:p>rEKtmUS3WIU</text:p>
          </table:table-cell>
          <table:table-cell office:value-type="string" calcext:value-type="string">
            <text:p>Kaggle Reading Group: Weight Agnostic Neural Networks | Kaggle</text:p>
          </table:table-cell>
          <table:table-cell office:value-type="string" calcext:value-type="string">
            <text:p>Today we're starting the paper "Weight Agnostic Neural Networks" by Gaier &amp; Ha from NeurIPS 2019.</text:p>
            <text:p/>
            <text:p>Link to paper: https://arxiv.org/pdf/1906.04358.pdf</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9-11 17:45:01</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753" calcext:value-type="float">
            <text:p>3753</text:p>
          </table:table-cell>
          <table:table-cell office:value-type="float" office:value="1802" calcext:value-type="float">
            <text:p>1802</text:p>
          </table:table-cell>
          <table:table-cell office:value-type="float" office:value="53" calcext:value-type="float">
            <text:p>5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7</text:p>
          </table:table-cell>
          <table:table-cell table:formula="of:=YEAR([.E120])" office:value-type="float" office:value="2019" calcext:value-type="float">
            <text:p>2019</text:p>
          </table:table-cell>
          <table:table-cell table:formula="of:=MONTH([.E120])" office:value-type="float" office:value="9" calcext:value-type="float">
            <text:p>9</text:p>
          </table:table-cell>
          <table:table-cell table:number-columns-repeated="21"/>
        </table:table-row>
        <table:table-row table:style-name="ro3">
          <table:table-cell office:value-type="float" office:value="79" calcext:value-type="float">
            <text:p>79</text:p>
          </table:table-cell>
          <table:table-cell office:value-type="string" calcext:value-type="string">
            <text:p>Jy_oFIPkLMc</text:p>
          </table:table-cell>
          <table:table-cell office:value-type="string" calcext:value-type="string">
            <text:p>Kaggle Live Coding: Identifying the most important words in a cluster (Part 2) | Kaggle</text:p>
          </table:table-cell>
          <table:table-cell office:value-type="string" calcext:value-type="string">
            <text:p>Join Kaggle data scientist Rachael Tatman as she works on data science projects live.</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09-13 17:53:07</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4276" calcext:value-type="float">
            <text:p>4276</text:p>
          </table:table-cell>
          <table:table-cell office:value-type="float" office:value="2239" calcext:value-type="float">
            <text:p>2239</text:p>
          </table:table-cell>
          <table:table-cell office:value-type="float" office:value="41" calcext:value-type="float">
            <text:p>4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10</text:p>
          </table:table-cell>
          <table:table-cell table:formula="of:=YEAR([.E121])" office:value-type="float" office:value="2019" calcext:value-type="float">
            <text:p>2019</text:p>
          </table:table-cell>
          <table:table-cell table:formula="of:=MONTH([.E121])" office:value-type="float" office:value="9" calcext:value-type="float">
            <text:p>9</text:p>
          </table:table-cell>
          <table:table-cell table:number-columns-repeated="21"/>
        </table:table-row>
        <table:table-row table:style-name="ro3">
          <table:table-cell office:value-type="float" office:value="49" calcext:value-type="float">
            <text:p>49</text:p>
          </table:table-cell>
          <table:table-cell office:value-type="string" calcext:value-type="string">
            <text:p>9jH_XCA00r0</text:p>
          </table:table-cell>
          <table:table-cell office:value-type="string" calcext:value-type="string">
            <text:p>Kaggle Coffee Chat: David Ha | Kaggle</text:p>
          </table:table-cell>
          <table:table-cell office:value-type="string" calcext:value-type="string">
            <text:p>For this Kaggle Coffee Chat, Rachael meets with David Ha, a Google researcher and one of the authors of the NeurIPS paper "Weight Agnostic Neural Networks" which we just read in the Kaggle reading group. Join in as they talk about reinforcement learning, what machine learning researchers can learn from horses and what the next big thing after deep learning might be.</text:p>
            <text:p/>
            <text:p>Website: https://weightagnostic.github.io</text:p>
            <text:p>Paper: https://arxiv.org/pdf/1906.04358.pdf</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Coffee Chat: David Ha | Kaggle</text:p>
            <text:p>https://youtu.be/9jH_XCA00r0</text:p>
            <text:p/>
            <text:p>Kaggle</text:p>
            <text:p>https://www.youtube.com/c/kaggle</text:p>
          </table:table-cell>
          <table:table-cell table:style-name="ce3" office:value-type="string" calcext:value-type="string">
            <text:p>2019-09-24 15:59:58</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Kaggle Coffee Chat, Rachael, David Ha, NeurIPS paper</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574" calcext:value-type="float">
            <text:p>1574</text:p>
          </table:table-cell>
          <table:table-cell office:value-type="float" office:value="2276" calcext:value-type="float">
            <text:p>2276</text:p>
          </table:table-cell>
          <table:table-cell office:value-type="float" office:value="56" calcext:value-type="float">
            <text:p>56</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arxiv.org/</text:p>
          </table:table-cell>
          <table:table-cell table:style-name="ce3" office:value-type="string" calcext:value-type="string">
            <text:p>2020-04-25 10:55:38</text:p>
          </table:table-cell>
          <table:table-cell table:formula="of:=YEAR([.E122])" office:value-type="float" office:value="2019" calcext:value-type="float">
            <text:p>2019</text:p>
          </table:table-cell>
          <table:table-cell table:formula="of:=MONTH([.E122])" office:value-type="float" office:value="9" calcext:value-type="float">
            <text:p>9</text:p>
          </table:table-cell>
          <table:table-cell table:number-columns-repeated="21"/>
        </table:table-row>
        <table:table-row table:style-name="ro3">
          <table:table-cell office:value-type="float" office:value="56" calcext:value-type="float">
            <text:p>56</text:p>
          </table:table-cell>
          <table:table-cell office:value-type="string" calcext:value-type="string">
            <text:p>q_cMExRsJl8</text:p>
          </table:table-cell>
          <table:table-cell office:value-type="string" calcext:value-type="string">
            <text:p>Kaggle Reading Group: Deep Learning for Symbolic Mathematics</text:p>
          </table:table-cell>
          <table:table-cell office:value-type="string" calcext:value-type="string">
            <text:p>This week we start in on "Deep Learning for Symbolic Mathematics", (anonymous, submitted to ICLR 2020). You can find a link to the paper here: https://openreview.net/forum?id=S1eZYeHFDS</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10-02 17:42:23</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47" calcext:value-type="float">
            <text:p>3847</text:p>
          </table:table-cell>
          <table:table-cell office:value-type="float" office:value="1946" calcext:value-type="float">
            <text:p>1946</text:p>
          </table:table-cell>
          <table:table-cell office:value-type="float" office:value="65" calcext:value-type="float">
            <text:p>6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06</text:p>
          </table:table-cell>
          <table:table-cell table:formula="of:=YEAR([.E123])" office:value-type="float" office:value="2019" calcext:value-type="float">
            <text:p>2019</text:p>
          </table:table-cell>
          <table:table-cell table:formula="of:=MONTH([.E123])" office:value-type="float" office:value="10" calcext:value-type="float">
            <text:p>10</text:p>
          </table:table-cell>
          <table:table-cell table:number-columns-repeated="21"/>
        </table:table-row>
        <table:table-row table:style-name="ro3">
          <table:table-cell office:value-type="float" office:value="129" calcext:value-type="float">
            <text:p>129</text:p>
          </table:table-cell>
          <table:table-cell office:value-type="string" calcext:value-type="string">
            <text:p>roRpb0_JMe4</text:p>
          </table:table-cell>
          <table:table-cell office:value-type="string" calcext:value-type="string">
            <text:p>LIVE on 6th Oct, 2019 @ 10AM : <text:s/>Building a simple Youtube recommendation using basic Math</text:p>
          </table:table-cell>
          <table:table-cell office:value-type="string" calcext:value-type="string">
            <text:p>Attend the live session here: https://youtu.be/zq9kWp87ZvM</text:p>
            <text:p/>
            <text:p>AppliedAICourse.com</text:p>
            <text:p/>
            <text:p>#ArtificialIntelligence,#MachineLearning,#DeepLearning,#DataScience,#NLP,#AI,#ML</text:p>
          </table:table-cell>
          <table:table-cell table:style-name="ce3" office:value-type="string" calcext:value-type="string">
            <text:p>2019-10-04 16:33:04</text:p>
          </table:table-cell>
          <table:table-cell office:value-type="string" calcext:value-type="string">
            <text:p>Data Science, Machine Learning, Deep Learning, NLP, AI, Big Data, Building a simple Youtube recommendation using basic Math</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140" calcext:value-type="float">
            <text:p>140</text:p>
          </table:table-cell>
          <table:table-cell office:value-type="float" office:value="1965" calcext:value-type="float">
            <text:p>1965</text:p>
          </table:table-cell>
          <table:table-cell office:value-type="float" office:value="86" calcext:value-type="float">
            <text:p>86</text:p>
          </table:table-cell>
          <table:table-cell office:value-type="float" office:value="3" calcext:value-type="float">
            <text:p>3</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57</text:p>
          </table:table-cell>
          <table:table-cell table:formula="of:=YEAR([.E124])" office:value-type="float" office:value="2019" calcext:value-type="float">
            <text:p>2019</text:p>
          </table:table-cell>
          <table:table-cell table:formula="of:=MONTH([.E124])" office:value-type="float" office:value="10" calcext:value-type="float">
            <text:p>10</text:p>
          </table:table-cell>
          <table:table-cell table:number-columns-repeated="21"/>
        </table:table-row>
        <table:table-row table:style-name="ro3">
          <table:table-cell office:value-type="float" office:value="125" calcext:value-type="float">
            <text:p>125</text:p>
          </table:table-cell>
          <table:table-cell office:value-type="string" calcext:value-type="string">
            <text:p>zq9kWp87ZvM</text:p>
          </table:table-cell>
          <table:table-cell office:value-type="string" calcext:value-type="string">
            <text:p>LIVE: Building a simple Youtube recommendation using basic Math | Applied AI Course</text:p>
          </table:table-cell>
          <table:table-cell office:value-type="string" calcext:value-type="string">
            <text:p>Link to the hand-written notes: https://drive.google.com/file/d/1SdRPgsII6TkXo7aiuSJ1H3knGxObh-OT/view?usp=sharing</text:p>
            <text:p/>
            <text:p>Announcement video: https://youtu.be/roRpb0_JMe4</text:p>
            <text:p>appliedaicourse.com</text:p>
            <text:p/>
            <text:p>#ArtificialIntelligence,#MachineLearning,#DeepLearning,#DataScience,#NLP,#AI,#ML,#RecommenderSystem</text:p>
          </table:table-cell>
          <table:table-cell table:style-name="ce3" office:value-type="string" calcext:value-type="string">
            <text:p>2019-10-06 06:16:26</text:p>
          </table:table-cell>
          <table:table-cell office:value-type="string" calcext:value-type="string">
            <text:p>#recommender-systems, Data Science, Machine Learning, Deep Learning, NLP, AI, Big Data, livestream</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4596" calcext:value-type="float">
            <text:p>4596</text:p>
          </table:table-cell>
          <table:table-cell office:value-type="float" office:value="6468" calcext:value-type="float">
            <text:p>6468</text:p>
          </table:table-cell>
          <table:table-cell office:value-type="float" office:value="266" calcext:value-type="float">
            <text:p>266</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57</text:p>
          </table:table-cell>
          <table:table-cell table:formula="of:=YEAR([.E125])" office:value-type="float" office:value="2019" calcext:value-type="float">
            <text:p>2019</text:p>
          </table:table-cell>
          <table:table-cell table:formula="of:=MONTH([.E125])" office:value-type="float" office:value="10" calcext:value-type="float">
            <text:p>10</text:p>
          </table:table-cell>
          <table:table-cell table:number-columns-repeated="21"/>
        </table:table-row>
        <table:table-row table:style-name="ro3">
          <table:table-cell office:value-type="float" office:value="6" calcext:value-type="float">
            <text:p>6</text:p>
          </table:table-cell>
          <table:table-cell office:value-type="string" calcext:value-type="string">
            <text:p>bHPeGhbSVpw</text:p>
          </table:table-cell>
          <table:table-cell office:value-type="string" calcext:value-type="string">
            <text:p>Stuart Russell: The Control Problem of Super-Intelligent AI | AI Podcast Clips</text:p>
          </table:table-cell>
          <table:table-cell office:value-type="string" calcext:value-type="string">
            <text:p>This is a clip from a conversation with Stuart Russell from Dec 2018. Check out Stuart's new book on this topic "Human Compatible": https://amzn.to/2pdXg8G New full episodes every Mon &amp; Thu and 1-2 new clips or a new non-podcast video on all other days. You can watch the full conversation here: https://www.youtube.com/watch?v=KsZI5oXBC0k</text:p>
            <text:p>(more links below)</text:p>
            <text:p/>
            <text:p>Podcast full episodes playlist:</text:p>
            <text:p>https://www.youtube.com/playlist?list=PLrAXtmErZgOdP_8GztsuKi9nrraNbKKp4</text:p>
            <text:p/>
            <text:p>Podcasts clips playlist:</text:p>
            <text:p>https://www.youtube.com/playlist?list=PLrAXtmErZgOeciFP3CBCIEElOJeitOr41</text:p>
            <text:p/>
            <text:p>Podcast website:</text:p>
            <text:p>https://lexfridman.com/ai</text:p>
            <text:p/>
            <text:p>Podcast on iTunes:</text:p>
            <text:p>https://apple.co/2lwqZIr</text:p>
            <text:p/>
            <text:p>Podcast on Spotify:</text:p>
            <text:p>https://spoti.fi/2nEwCF8</text:p>
            <text:p/>
            <text:p>Podcast RSS:</text:p>
            <text:p>https://lexfridman.com/category/ai/feed/</text:p>
            <text:p/>
            <text:p>Note: I select clips with insights from these much longer conversation with the hope of helping make these ideas more accessible and discoverable. Ultimately, this podcast is a small side hobby for me with the goal of sharing and discussing ideas. For now, I post a few clips every Tue &amp; Fri. I did a poll and 92% of people either liked or loved the posting of daily clips, 2% were indifferent, and 6% hated it, some suggesting that I post them on a separate YouTube channel. I hear the 6% and partially agree, so am torn about the whole thing. I tried creating a separate clips channelbut the YouTube algorithm makes it very difficult for that channel to grow unless the main channel is already very popular. So for a little while, I'll keep posting clips on the main channel. I ask for your patience and to see these clips as supporting the dissemination of knowledge contained in nuanced discussion. If you enjoy it, consider subscribing, sharing, and commenting.</text:p>
            <text:p/>
            <text:p>Stuart Russell is a professor of computer science at UC Berkeley and a co-author of the book that introduced me and millions of other people to AI, called Artificial Intelligence: A Modern Approach.</text:p>
            <text:p/>
            <text:p>Subscribe to this YouTube channel or connect on:</text:p>
            <text:p>- Twitter: https://twitter.com/lexfridman</text:p>
            <text:p>- LinkedIn: https://www.linkedin.com/in/lexfridman</text:p>
            <text:p>- Facebook: https://www.facebook.com/lexfridman</text:p>
            <text:p>- Instagram: https://www.instagram.com/lexfridman</text:p>
            <text:p>- Medium: https://medium.com/@lexfridman</text:p>
            <text:p>- Support on Patreon: https://www.patreon.com/lexfridman</text:p>
          </table:table-cell>
          <table:table-cell table:style-name="ce3" office:value-type="string" calcext:value-type="string">
            <text:p>2019-10-13 16:30:32</text:p>
          </table:table-cell>
          <table:table-cell office:value-type="string" calcext:value-type="string">
            <text:p>control problem, stuart russell book, Human Compatible, problem of control, ai safety, existential risk, value alignment, stuart russell, artificial intelligence, ai, ai podcast, artificial intelligence podcast, lex clips, lex fridman, lex podcast, lex mit, lex ai, mit ai, ai podcast clips, ai clips</text:p>
          </table:table-cell>
          <table:table-cell office:value-type="string" calcext:value-type="string">
            <text:p>en</text:p>
          </table:table-cell>
          <table:table-cell office:value-type="string" calcext:value-type="string">
            <text:p>en-US</text:p>
          </table:table-cell>
          <table:table-cell office:value-type="string" calcext:value-type="string">
            <text:p>Lex Fridman</text:p>
          </table:table-cell>
          <table:table-cell office:value-type="string" calcext:value-type="string">
            <text:p>UCSHZKyawb77ixDdsGog4iWA</text:p>
          </table:table-cell>
          <table:table-cell office:value-type="float" office:value="701" calcext:value-type="float">
            <text:p>701</text:p>
          </table:table-cell>
          <table:table-cell office:value-type="float" office:value="7639" calcext:value-type="float">
            <text:p>7639</text:p>
          </table:table-cell>
          <table:table-cell office:value-type="float" office:value="282" calcext:value-type="float">
            <text:p>282</text:p>
          </table:table-cell>
          <table:table-cell office:value-type="float" office:value="8" calcext:value-type="float">
            <text:p>8</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0 18:32:42</text:p>
          </table:table-cell>
          <table:table-cell table:formula="of:=YEAR([.E126])" office:value-type="float" office:value="2019" calcext:value-type="float">
            <text:p>2019</text:p>
          </table:table-cell>
          <table:table-cell table:formula="of:=MONTH([.E126])" office:value-type="float" office:value="10" calcext:value-type="float">
            <text:p>10</text:p>
          </table:table-cell>
          <table:table-cell table:number-columns-repeated="21"/>
        </table:table-row>
        <table:table-row table:style-name="ro3">
          <table:table-cell office:value-type="float" office:value="109" calcext:value-type="float">
            <text:p>109</text:p>
          </table:table-cell>
          <table:table-cell office:value-type="string" calcext:value-type="string">
            <text:p>S16YXORfZLg</text:p>
          </table:table-cell>
          <table:table-cell office:value-type="string" calcext:value-type="string">
            <text:p>AI Weekly Update #10 - October 28th, 2019</text:p>
          </table:table-cell>
          <table:table-cell office:value-type="string" calcext:value-type="string">
            <text:p>https://ai.googleblog.com/2019/10/audio-and-visual-quality-measurement.html</text:p>
            <text:p>https://arxiv.org/pdf/1910.09470.pdf</text:p>
            <text:p>https://ai.facebook.com/blog/facebook-research-at-iccv-2019/</text:p>
            <text:p>https://ai.facebook.com/blog/research-in-brief-training-ai-to-answer-questions-using-compressed-search-results/</text:p>
            <text:p>https://ai.facebook.com/blog/slowfast-video-recognition-through-dual-frame-rate-analysis/</text:p>
            <text:p>https://www.wandb.com/articles/aerial-segment-dronedeploy</text:p>
            <text:p>https://arxiv.org/pdf/1910.10683.pdf</text:p>
            <text:p>https://medium.com/tensorflow/build-and-deploy-tensorflow-js-models-with-the-power-of-automl-1985b8985083</text:p>
            <text:p>https://blogs.nvidia.com/blog/2019/10/23/deep-learning-brain-hemorrhages/</text:p>
            <text:p>https://nv-adlr.github.io/Mellotron</text:p>
            <text:p>https://bair.berkeley.edu/blog/2019/10/21/coordination/</text:p>
            <text:p>https://blogs.nvidia.com/blog/2019/10/23/drive-labs-panoptic-segmentation/</text:p>
            <text:p>https://www.microsoft.com/en-us/research/blog/getting-a-better-visual-reppoints-detect-objects-with-greater-accuracy-through-flexible-and-adaptive-object-modeling/</text:p>
            <text:p>https://blogs.nvidia.com/blog/2019/10/24/data-science-pc-ai/</text:p>
            <text:p>https://news.developer.nvidia.com/announcing-nvidia-jarvis/</text:p>
            <text:p>https://techcrunch.com/2019/10/23/ai2s-semantic-scholar-expands-to-cover-178-million-papers-in-all-scientific-disciplines/</text:p>
            <text:p>http://ai.stanford.edu/blog/answering-complex-questions/</text:p>
            <text:p>https://ai.facebook.com/blog/research-in-brief-grounded-human-object-interaction-hotspots/</text:p>
            <text:p>https://www.deeplearning.ai/thebatch/</text:p>
            <text:p>https://www.microsoft.com/en-us/research/blog/from-blank-canvas-unfolds-a-scene-gan-based-model-generates-and-modifies-images-based-on-continual-linguistic-instruction/</text:p>
            <text:p>http://newsletter.ruder.io/issues/deep-learning-indaba-eurnlp-ml-echo-chamber-pretrained-lms-reproducibility-papers-199557</text:p>
            <text:p>https://ai.googleblog.com/2019/10/learning-to-smell-using-deep-learning.html</text:p>
            <text:p>https://www.blog.google/products/search/search-language-understanding-bert</text:p>
            <text:p/>
            <text:p>Thanks for watching the 10th episode of AI Research Weekly Update! </text:p>
            <text:p>Please Subscribe!</text:p>
          </table:table-cell>
          <table:table-cell table:style-name="ce3" office:value-type="string" calcext:value-type="string">
            <text:p>2019-10-28 17:34:31</text:p>
          </table:table-cell>
          <table:table-cell office:value-type="string" calcext:value-type="string">
            <text:p>AI News, Artificial Intelligence News, AI Update, Artificila Intelligence Update, Deep Learning News, Deep Learning, Machine Learning News, Machine Learning, Data Science, Technology</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542" calcext:value-type="float">
            <text:p>2542</text:p>
          </table:table-cell>
          <table:table-cell office:value-type="float" office:value="761" calcext:value-type="float">
            <text:p>761</text:p>
          </table:table-cell>
          <table:table-cell office:value-type="float" office:value="41" calcext:value-type="float">
            <text:p>4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gan, transformer, arxiv.org/</text:p>
          </table:table-cell>
          <table:table-cell table:style-name="ce3" office:value-type="string" calcext:value-type="string">
            <text:p>2020-04-25 10:58:11</text:p>
          </table:table-cell>
          <table:table-cell table:formula="of:=YEAR([.E127])" office:value-type="float" office:value="2019" calcext:value-type="float">
            <text:p>2019</text:p>
          </table:table-cell>
          <table:table-cell table:formula="of:=MONTH([.E127])" office:value-type="float" office:value="10" calcext:value-type="float">
            <text:p>10</text:p>
          </table:table-cell>
          <table:table-cell table:number-columns-repeated="21"/>
        </table:table-row>
        <table:table-row table:style-name="ro3">
          <table:table-cell office:value-type="float" office:value="81" calcext:value-type="float">
            <text:p>81</text:p>
          </table:table-cell>
          <table:table-cell office:value-type="string" calcext:value-type="string">
            <text:p>PhTF7yJNR70</text:p>
          </table:table-cell>
          <table:table-cell office:value-type="string" calcext:value-type="string">
            <text:p>Kaggle Reading Group: Learning from Dialogue after Deployment | Kaggle</text:p>
          </table:table-cell>
          <table:table-cell office:value-type="string" calcext:value-type="string">
            <text:p>This week we'll be starting the paper "Learning from Dialogue after Deployment: Feed Yourself, Chatbot!" by Hancock et al, 2019. (Published at ACL 2019 in Venice.)</text:p>
            <text:p/>
            <text:p>Link to paper: https://www.aclweb.org/anthology/P19-1358.pdf</text:p>
            <text:p/>
            <text:p>SUBSCRIBE: https://www.youtube.com/c/kaggle?sub_...</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e</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s://www.youtube.com/c/kaggle</text:p>
          </table:table-cell>
          <table:table-cell table:style-name="ce3" office:value-type="string" calcext:value-type="string">
            <text:p>2019-10-30 17:37:12</text:p>
          </table:table-cell>
          <table:table-cell office:value-type="string" calcext:value-type="string">
            <text:p>data science, deep learning, nlp, neural networks, nlu, natural language, python, programming, coding, machine learning, ai, artificial intelligence, kaggle, research, technology, reading group</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649" calcext:value-type="float">
            <text:p>3649</text:p>
          </table:table-cell>
          <table:table-cell office:value-type="float" office:value="2944" calcext:value-type="float">
            <text:p>2944</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5:38</text:p>
          </table:table-cell>
          <table:table-cell table:formula="of:=YEAR([.E128])" office:value-type="float" office:value="2019" calcext:value-type="float">
            <text:p>2019</text:p>
          </table:table-cell>
          <table:table-cell table:formula="of:=MONTH([.E128])" office:value-type="float" office:value="10" calcext:value-type="float">
            <text:p>10</text:p>
          </table:table-cell>
          <table:table-cell table:number-columns-repeated="21"/>
        </table:table-row>
        <table:table-row table:style-name="ro3">
          <table:table-cell office:value-type="float" office:value="112" calcext:value-type="float">
            <text:p>112</text:p>
          </table:table-cell>
          <table:table-cell office:value-type="string" calcext:value-type="string">
            <text:p>z-yvY8iAaHM</text:p>
          </table:table-cell>
          <table:table-cell office:value-type="string" calcext:value-type="string">
            <text:p>Google Research at ICCV</text:p>
          </table:table-cell>
          <table:table-cell office:value-type="string" calcext:value-type="string">
            <text:p>Google at ICCV: https://ai.googleblog.com/2019/10/google-at-iccv-2019.html</text:p>
            <text:p>ICCV: http://iccv2019.thecvf.com/</text:p>
            <text:p/>
            <text:p>This video gives a quick overview of the 41 papers listed on Google AI's blog post covering research presented at ICCV 2019! Thanks for watching, Please Subscribe!</text:p>
          </table:table-cell>
          <table:table-cell table:style-name="ce3" office:value-type="string" calcext:value-type="string">
            <text:p>2019-10-30 21:12:53</text:p>
          </table:table-cell>
          <table:table-cell office:value-type="string" calcext:value-type="string">
            <text:p>Computer Vision, Computer Vision Conference, ICCV, Google AI, Google Computer Vision, Google Research, Deep Learning, Artificial Intelligence, AI, Machine Learning, Data Science, Computer Vision New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449" calcext:value-type="float">
            <text:p>1449</text:p>
          </table:table-cell>
          <table:table-cell office:value-type="float" office:value="2801" calcext:value-type="float">
            <text:p>2801</text:p>
          </table:table-cell>
          <table:table-cell office:value-type="float" office:value="88" calcext:value-type="float">
            <text:p>8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21:47</text:p>
          </table:table-cell>
          <table:table-cell table:formula="of:=YEAR([.E129])" office:value-type="float" office:value="2019" calcext:value-type="float">
            <text:p>2019</text:p>
          </table:table-cell>
          <table:table-cell table:formula="of:=MONTH([.E129])" office:value-type="float" office:value="10" calcext:value-type="float">
            <text:p>10</text:p>
          </table:table-cell>
          <table:table-cell table:number-columns-repeated="21"/>
        </table:table-row>
        <table:table-row table:style-name="ro3">
          <table:table-cell office:value-type="float" office:value="9" calcext:value-type="float">
            <text:p>9</text:p>
          </table:table-cell>
          <table:table-cell office:value-type="string" calcext:value-type="string">
            <text:p>ctCv_NRpqvM</text:p>
          </table:table-cell>
          <table:table-cell office:value-type="string" calcext:value-type="string">
            <text:p>The Visual Task Adaptation Benchmark</text:p>
          </table:table-cell>
          <table:table-cell office:value-type="string" calcext:value-type="string">
            <text:p>This paper presents a new benchmark for Visual Task Adaptation (i.e. BERT for images) and investigates several baseline methods for doing so.</text:p>
            <text:p/>
            <text:p>Abstract:</text:p>
            <text:p>Representation learning promises to unlock deep learning for the long tail of vision tasks without expansive labelled datasets. Yet, the absence of a unified yardstick to evaluate general visual representations hinders progress. Many sub-fields promise representations, but each has different evaluation protocols that are either too constrained (linear classification), limited in scope (ImageNet, CIFAR, Pascal-VOC), or only loosely related to representation quality (generation). We present the Visual Task Adaptation Benchmark (VTAB): a diverse, realistic, and challenging benchmark to evaluate representations. VTAB embodies one principle: good representations adapt to unseen tasks with few examples. We run a large VTAB study of popular algorithms, answering questions like: How effective are ImageNet representation on non-standard datasets? Are generative models competitive? Is self-supervision useful if one already has labels?</text:p>
            <text:p/>
            <text:p>Authors: Xiaohua Zhai, Joan Puigcerver, Alexander Kolesnikov, Pierre Ruyssen, Carlos Riquelme, Mario Lucic, Josip Djolonga, Andre Susano Pinto, Maxim Neumann, Alexey Dosovitskiy, Lucas Beyer, Olivier Bachem, Michael Tschannen, Marcin Michalski, Olivier Bousquet, Sylvain Gelly, Neil Houlsby</text:p>
            <text:p/>
            <text:p>https://arxiv.org/abs/1910.04867</text:p>
            <text:p>https://github.com/google-research/task_adaptation</text:p>
          </table:table-cell>
          <table:table-cell table:style-name="ce3" office:value-type="string" calcext:value-type="string">
            <text:p>2019-10-31 18:04:16</text:p>
          </table:table-cell>
          <table:table-cell office:value-type="string" calcext:value-type="string">
            <text:p>ml, machine learning, cnn, imagenet, pretraining, finetuning, fine-tuning, google, benchmark, initialization, supervised, unsupervised, bert, artificial intelligence, score</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297" calcext:value-type="float">
            <text:p>1297</text:p>
          </table:table-cell>
          <table:table-cell office:value-type="float" office:value="494" calcext:value-type="float">
            <text:p>494</text:p>
          </table:table-cell>
          <table:table-cell office:value-type="float" office:value="23" calcext:value-type="float">
            <text:p>23</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25</text:p>
          </table:table-cell>
          <table:table-cell table:formula="of:=YEAR([.E130])" office:value-type="float" office:value="2019" calcext:value-type="float">
            <text:p>2019</text:p>
          </table:table-cell>
          <table:table-cell table:formula="of:=MONTH([.E130])" office:value-type="float" office:value="10" calcext:value-type="float">
            <text:p>10</text:p>
          </table:table-cell>
          <table:table-cell table:number-columns-repeated="21"/>
        </table:table-row>
        <table:table-row table:style-name="ro3">
          <table:table-cell office:value-type="float" office:value="12" calcext:value-type="float">
            <text:p>12</text:p>
          </table:table-cell>
          <table:table-cell office:value-type="string" calcext:value-type="string">
            <text:p>kOy49NqZeqI</text:p>
          </table:table-cell>
          <table:table-cell office:value-type="string" calcext:value-type="string">
            <text:p>IMPALA: Scalable Distributed Deep-RL with Importance Weighted Actor-Learner Architectures</text:p>
          </table:table-cell>
          <table:table-cell office:value-type="string" calcext:value-type="string">
            <text:p>Policy Gradient RL on a massively distributed scale with theoretical guarantees!</text:p>
            <text:p/>
            <text:p>Abstract:</text:p>
            <text:p>In this work we aim to solve a large collection of tasks using a single reinforcement learning agent with a single set of parameters. A key challenge is to handle the increased amount of data and extended training time. We have developed a new distributed agent IMPALA (Importance Weighted Actor-Learner Architecture) that not only uses resources more efficiently in single-machine training but also scales to thousands of machines without sacrificing data efficiency or resource utilisation. We achieve stable learning at high throughput by combining decoupled acting and learning with a novel off-policy correction method called V-trace. We demonstrate the effectiveness of IMPALA for multi-task reinforcement learning on DMLab-30 (a set of 30 tasks from the DeepMind Lab environment (Beattie et al., 2016)) and Atari-57 (all available Atari games in Arcade Learning Environment (Bellemare et al., 2013a)). Our results show that IMPALA is able to achieve better performance than previous agents with less data, and crucially exhibits positive transfer between tasks as a result of its multi-task approach.</text:p>
            <text:p/>
            <text:p>Authors: Lasse Espeholt, Hubert Soyer, Remi Munos, Karen Simonyan, Volodymir Mnih, Tom Ward, Yotam Doron, Vlad Firoiu, Tim Harley, Iain Dunning, Shane Legg, Koray Kavukcuoglu</text:p>
            <text:p/>
            <text:p>https://arxiv.org/abs/1802.01561</text:p>
            <text:p>https://github.com/deepmind/scalable_agent</text:p>
          </table:table-cell>
          <table:table-cell table:style-name="ce3" office:value-type="string" calcext:value-type="string">
            <text:p>2019-11-01 13:08:17</text:p>
          </table:table-cell>
          <table:table-cell office:value-type="string" calcext:value-type="string">
            <text:p>machine learning, ml, ai, artificial intellgence, deepmind, reinforcement learning, deep rl, a2c, a3c, actor, critic, distributed, scale, bias, off-policy, policy gradient, deepmind lab, vtrace</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246" calcext:value-type="float">
            <text:p>1246</text:p>
          </table:table-cell>
          <table:table-cell office:value-type="float" office:value="912" calcext:value-type="float">
            <text:p>912</text:p>
          </table:table-cell>
          <table:table-cell office:value-type="float" office:value="44" calcext:value-type="float">
            <text:p>44</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32</text:p>
          </table:table-cell>
          <table:table-cell table:formula="of:=YEAR([.E131])" office:value-type="float" office:value="2019" calcext:value-type="float">
            <text:p>2019</text:p>
          </table:table-cell>
          <table:table-cell table:formula="of:=MONTH([.E131])" office:value-type="float" office:value="11" calcext:value-type="float">
            <text:p>11</text:p>
          </table:table-cell>
          <table:table-cell table:number-columns-repeated="21"/>
        </table:table-row>
        <table:table-row table:style-name="ro3">
          <table:table-cell office:value-type="float" office:value="126" calcext:value-type="float">
            <text:p>126</text:p>
          </table:table-cell>
          <table:table-cell office:value-type="string" calcext:value-type="string">
            <text:p>wfF4BDQd7ig</text:p>
          </table:table-cell>
          <table:table-cell office:value-type="string" calcext:value-type="string">
            <text:p>LIVE: Machine Learning projects for your career transition (based on your current role)</text:p>
          </table:table-cell>
          <table:table-cell office:value-type="string" calcext:value-type="string">
            <text:p>Notes for this session: https://drive.google.com/file/d/13PS667VpewI8G9WGCdIByKaA-FNE-HU4/view</text:p>
            <text:p>LIVE Announcement Video: https://youtu.be/6TML2d5rlL0</text:p>
            <text:p>#ArtificialIntelligence,#MachineLearning,#DeepLearning,#DataScience,#NLP,#AI,#ML,#MLProjects</text:p>
          </table:table-cell>
          <table:table-cell table:style-name="ce3" office:value-type="string" calcext:value-type="string">
            <text:p>2019-11-03 06:32:07</text:p>
          </table:table-cell>
          <table:table-cell office:value-type="string" calcext:value-type="string">
            <text:p>Data Science, Machine Learning, Deep Learning, NLP, AI, Big Data, ML Projects for your Carrer, livestream, livestream for ML Project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5001" calcext:value-type="float">
            <text:p>5001</text:p>
          </table:table-cell>
          <table:table-cell office:value-type="float" office:value="10926" calcext:value-type="float">
            <text:p>10926</text:p>
          </table:table-cell>
          <table:table-cell office:value-type="float" office:value="369" calcext:value-type="float">
            <text:p>369</text:p>
          </table:table-cell>
          <table:table-cell office:value-type="float" office:value="2" calcext:value-type="float">
            <text:p>2</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57</text:p>
          </table:table-cell>
          <table:table-cell table:formula="of:=YEAR([.E132])" office:value-type="float" office:value="2019" calcext:value-type="float">
            <text:p>2019</text:p>
          </table:table-cell>
          <table:table-cell table:formula="of:=MONTH([.E132])" office:value-type="float" office:value="11" calcext:value-type="float">
            <text:p>11</text:p>
          </table:table-cell>
          <table:table-cell table:number-columns-repeated="21"/>
        </table:table-row>
        <table:table-row table:style-name="ro3">
          <table:table-cell office:value-type="float" office:value="136" calcext:value-type="float">
            <text:p>136</text:p>
          </table:table-cell>
          <table:table-cell office:value-type="string" calcext:value-type="string">
            <text:p>wmp8iCUocwA</text:p>
          </table:table-cell>
          <table:table-cell office:value-type="string" calcext:value-type="string">
            <text:p>Bridging the Patient-Physician Gap with ML and Expert Systems w/ Xavier Amatriain - #316</text:p>
          </table:table-cell>
          <table:table-cell office:value-type="string" calcext:value-type="string">
            <text:p>Today were joined by return guest Xavier Amatriain, Co-founder and CTO of Curai. In our conversation, we discuss</text:p>
            <text:p/>
            <text:p>  Curais goal of providing the worlds best primary care to patients via their smartphone, and how ML &amp;amp; AI will bring down costs healthcare accessible and scaleable.  The shortcomings of traditional primary care, and how Curai fills that role,  Some of the unique challenges his team faces in applying this use case in the healthcare space.  Their use of expert systems, how they develop and train their models with synthetic data through noise injection How NLP projects like BERT, Transformer, and GPT-2 fit into what Curai is building.   Check out the complete show notes page at twimlai.com/talk/316</text:p>
          </table:table-cell>
          <table:table-cell table:style-name="ce3" office:value-type="string" calcext:value-type="string">
            <text:p>2019-11-11 23:34:45</text:p>
          </table:table-cell>
          <table:table-cell office:value-type="string" calcext:value-type="string">
            <text:p>ai, amatriain, artificial, bert, curai, data, expert, gpt2, healthcare, intelligence, learning, machine, ml, podcast, science, systems, tech, technology, twiml, xavie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346" calcext:value-type="float">
            <text:p>2346</text:p>
          </table:table-cell>
          <table:table-cell office:value-type="float" office:value="156" calcext:value-type="float">
            <text:p>156</text:p>
          </table:table-cell>
          <table:table-cell office:value-type="float" office:value="7" calcext:value-type="float">
            <text:p>7</text:p>
          </table:table-cell>
          <table:table-cell table:number-columns-repeated="3"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2:38</text:p>
          </table:table-cell>
          <table:table-cell table:formula="of:=YEAR([.E133])" office:value-type="float" office:value="2019" calcext:value-type="float">
            <text:p>2019</text:p>
          </table:table-cell>
          <table:table-cell table:formula="of:=MONTH([.E133])" office:value-type="float" office:value="11" calcext:value-type="float">
            <text:p>11</text:p>
          </table:table-cell>
          <table:table-cell table:number-columns-repeated="21"/>
        </table:table-row>
        <table:table-row table:style-name="ro3">
          <table:table-cell office:value-type="float" office:value="118" calcext:value-type="float">
            <text:p>118</text:p>
          </table:table-cell>
          <table:table-cell office:value-type="string" calcext:value-type="string">
            <text:p>UR1fJs0IIDc</text:p>
          </table:table-cell>
          <table:table-cell office:value-type="string" calcext:value-type="string">
            <text:p>AI Weekly Update #12 - November 18th, 2019</text:p>
          </table:table-cell>
          <table:table-cell office:value-type="string" calcext:value-type="string">
            <text:p>https://arxiv.org/abs/1911.04252</text:p>
            <text:p>https://blog.floydhub.com/knowledge-distillation/</text:p>
            <text:p>https://arxiv.org/pdf/1911.05289.pdf</text:p>
            <text:p>https://ai.googleblog.com/2019/11/introducing-next-generation-on-device.html</text:p>
            <text:p>https://lilianweng.github.io/lil-log/2019/11/10/self-supervised-learning.html</text:p>
            <text:p>https://medium.com/rapids-ai/accelerating-random-forests-up-to-45x-using-cuml-dfb782a31bea</text:p>
            <text:p>https://ai.facebook.com/blog/community-standards-report/</text:p>
            <text:p>http://ai.stanford.edu/blog/assistive-latent-spaces/</text:p>
            <text:p>https://www.ncbi.nlm.nih.gov/pubmed/31331897</text:p>
            <text:p>https://ai.googleblog.com/2019/11/spice-self-supervised-pitch-estimation.html</text:p>
            <text:p>https://www.aclweb.org/anthology/D19-1276.pdf</text:p>
            <text:p>https://blogs.nvidia.com/blog/2019/11/12/harrison-ai-improves-ivf-success/</text:p>
            <text:p>https://news.developer.nvidia.com/trained-on-nvidia-gpus-facebook-unveils-an-ai-fashion-assistant/</text:p>
            <text:p>https://blogs.nvidia.com/blog/2019/11/15/whats-the-difference-between-single-double-multi-and-mixed-precision-computing/</text:p>
            <text:p>https://news.developer.nvidia.com/kaolin-library-research-3d/</text:p>
            <text:p>https://info.deeplearning.ai/the-batch-self-driving-cars-that-cant-see-pedestrians-evolutionary-algorithms-fish-recognition-fighting-fraud-</text:p>
            <text:p/>
            <text:p>Thanks for watching the 12th episode of AI Research Weekly Update! </text:p>
            <text:p>Please Subscribe!</text:p>
          </table:table-cell>
          <table:table-cell table:style-name="ce3" office:value-type="string" calcext:value-type="string">
            <text:p>2019-11-18 21:27:44</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880" calcext:value-type="float">
            <text:p>1880</text:p>
          </table:table-cell>
          <table:table-cell office:value-type="float" office:value="1300" calcext:value-type="float">
            <text:p>1300</text:p>
          </table:table-cell>
          <table:table-cell office:value-type="float" office:value="63" calcext:value-type="float">
            <text:p>63</text:p>
          </table:table-cell>
          <table:table-cell office:value-type="float" office:value="0" calcext:value-type="float">
            <text:p>0</text:p>
          </table:table-cell>
          <table:table-cell office:value-type="float" office:value="28" calcext:value-type="float">
            <text:p>28</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8:08</text:p>
          </table:table-cell>
          <table:table-cell table:formula="of:=YEAR([.E134])" office:value-type="float" office:value="2019" calcext:value-type="float">
            <text:p>2019</text:p>
          </table:table-cell>
          <table:table-cell table:formula="of:=MONTH([.E134])" office:value-type="float" office:value="11" calcext:value-type="float">
            <text:p>11</text:p>
          </table:table-cell>
          <table:table-cell table:number-columns-repeated="21"/>
        </table:table-row>
        <table:table-row table:style-name="ro3">
          <table:table-cell office:value-type="float" office:value="78" calcext:value-type="float">
            <text:p>78</text:p>
          </table:table-cell>
          <table:table-cell office:value-type="string" calcext:value-type="string">
            <text:p>VSaIhr5iszc</text:p>
          </table:table-cell>
          <table:table-cell office:value-type="string" calcext:value-type="string">
            <text:p>New Workshop: Practical Model Evaluation (ft autoML) | Kaggle</text:p>
          </table:table-cell>
          <table:table-cell office:value-type="string" calcext:value-type="string">
            <text:p>Sign up here: https://www.kaggle.com/practical-model-evaluation</text:p>
            <text:p/>
            <text:p>Youve got more than one model that youve trained up, and you can only choose one of them which one do you pick? And what information do you use to make that decision? Selecting a model based on the best performance on a loss metric can work really well in some cases, but if you want to move from competitions to deploying models professionally, there are other factors youll need to consider.</text:p>
            <text:p/>
            <text:p>From December 3-5, 2019, were running a practical model evaluation workshop focused on answering these questions and more. During the workshop Ill walk you through:</text:p>
            <text:p/>
            <text:p>Deciding what factors are most important for your project</text:p>
            <text:p>Training models to evaluate using different autoML systems</text:p>
            <text:p>Selecting the best model based on which factors are most important to you</text:p>
            <text:p>Youll get daily emails with links to notebooks and exercises as well as daily live streams where you can ask questions and get feedback.</text:p>
            <text:p/>
            <text:p>Sounds like fun? Sign up using the button below!</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11-19 19:20:19</text:p>
          </table:table-cell>
          <table:table-cell office:value-type="string" calcext:value-type="string">
            <text:p>Kaggle, Kaggel, coffee chat, live-coding, live, learn, api, cli, python, data, data science, interview, questions, transfer learning, coding, networks, programming, technology, tech, machine learning</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78" calcext:value-type="float">
            <text:p>78</text:p>
          </table:table-cell>
          <table:table-cell office:value-type="float" office:value="1386" calcext:value-type="float">
            <text:p>1386</text:p>
          </table:table-cell>
          <table:table-cell office:value-type="float" office:value="67" calcext:value-type="float">
            <text:p>67</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10</text:p>
          </table:table-cell>
          <table:table-cell table:formula="of:=YEAR([.E135])" office:value-type="float" office:value="2019" calcext:value-type="float">
            <text:p>2019</text:p>
          </table:table-cell>
          <table:table-cell table:formula="of:=MONTH([.E135])" office:value-type="float" office:value="11" calcext:value-type="float">
            <text:p>11</text:p>
          </table:table-cell>
          <table:table-cell table:number-columns-repeated="21"/>
        </table:table-row>
        <table:table-row table:style-name="ro3">
          <table:table-cell office:value-type="float" office:value="151" calcext:value-type="float">
            <text:p>151</text:p>
          </table:table-cell>
          <table:table-cell office:value-type="string" calcext:value-type="string">
            <text:p>Fjsz5Giw9rs</text:p>
          </table:table-cell>
          <table:table-cell office:value-type="string" calcext:value-type="string">
            <text:p>Dr. Asma Ben Abacha: Medical Question Answering</text:p>
          </table:table-cell>
          <table:table-cell office:value-type="string" calcext:value-type="string">
            <text:p>Medical Question Answering: Dealing with the complexity and specificity of consumer health questions and visual questions</text:p>
            <text:p/>
            <text:p>Consumer health questions pose specific challenges to automated answering. Two of the salient aspects are the higher linguistic and semantic complexity when compared to open domain questions, and the more pronounced need for reliable information. In this talk I will present two main approaches to deal with the increased complexity by recognizing question entailment and by question summarization, recently published respectively in BMC Bioinformatics and ACL 2019. In particular, our question entailment approach to question answering (QA) showed that restricting the answer sources to only reliable resources led to an improvement of the QA performance and our summarization experiments showed the relevance of data augmentation methods for abstractive question summarization. Ill also talk about the MEDIQA shared task on question entailment, textual inference and medical question answering that we recently organized at ACL-BioNLP. In the second part of the talk, I will address more specifically questions about medications and present our last study and dataset on medication QA. Finally, Ill describe our recent endeavors in visual question answering (VQA) from radiology images and the medical VQA challenge (VQA-Med) editions for 2019 and 2020 that we organize in the scope of ImageCLEF.</text:p>
          </table:table-cell>
          <table:table-cell table:style-name="ce3" office:value-type="string" calcext:value-type="string">
            <text:p>2019-11-19 23:45:11</text:p>
          </table:table-cell>
          <table:table-cell office:value-type="string" calcext:value-type="string">
            <text:p>NULL</text:p>
          </table:table-cell>
          <table:table-cell office:value-type="string" calcext:value-type="string">
            <text:p>en</text:p>
          </table:table-cell>
          <table:table-cell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2897" calcext:value-type="float">
            <text:p>2897</text:p>
          </table:table-cell>
          <table:table-cell office:value-type="float" office:value="583" calcext:value-type="float">
            <text:p>583</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52</text:p>
          </table:table-cell>
          <table:table-cell table:formula="of:=YEAR([.E136])" office:value-type="float" office:value="2019" calcext:value-type="float">
            <text:p>2019</text:p>
          </table:table-cell>
          <table:table-cell table:formula="of:=MONTH([.E136])" office:value-type="float" office:value="11" calcext:value-type="float">
            <text:p>11</text:p>
          </table:table-cell>
          <table:table-cell table:number-columns-repeated="21"/>
        </table:table-row>
        <table:table-row table:style-name="ro3">
          <table:table-cell office:value-type="float" office:value="113" calcext:value-type="float">
            <text:p>113</text:p>
          </table:table-cell>
          <table:table-cell office:value-type="string" calcext:value-type="string">
            <text:p>ueUAtFLtukM</text:p>
          </table:table-cell>
          <table:table-cell office:value-type="string" calcext:value-type="string">
            <text:p>Knowledge Distillation with TAs</text:p>
          </table:table-cell>
          <table:table-cell office:value-type="string" calcext:value-type="string">
            <text:p>This video presents a paper exploring the effectiveness of introducing intermediate teaching networks (Teacher Assistants) to the knowledge distillation pipeline! Thanks for watching, please subscribe!</text:p>
            <text:p/>
            <text:p>Improved Knowledge Distillation via Teacher Assistant:</text:p>
            <text:p>https://arxiv.org/pdf/1902.03393.pdf</text:p>
            <text:p>On the Efficacy of Knowledge Distillation:</text:p>
            <text:p>https://arxiv.org/abs/1910.01348</text:p>
            <text:p>EfficientNet:</text:p>
            <text:p>https://arxiv.org/abs/1905.11946</text:p>
            <text:p>Self-Training with Noisy Student:</text:p>
            <text:p>https://arxiv.org/abs/1911.04252</text:p>
          </table:table-cell>
          <table:table-cell table:style-name="ce3" office:value-type="string" calcext:value-type="string">
            <text:p>2019-11-20 18:13:28</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809" calcext:value-type="float">
            <text:p>809</text:p>
          </table:table-cell>
          <table:table-cell office:value-type="float" office:value="1091" calcext:value-type="float">
            <text:p>1091</text:p>
          </table:table-cell>
          <table:table-cell office:value-type="float" office:value="69" calcext:value-type="float">
            <text:p>6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ert, attention, gan, transformer, arxiv.org/</text:p>
          </table:table-cell>
          <table:table-cell table:style-name="ce3" office:value-type="string" calcext:value-type="string">
            <text:p>2020-04-25 10:58:00</text:p>
          </table:table-cell>
          <table:table-cell table:formula="of:=YEAR([.E137])" office:value-type="float" office:value="2019" calcext:value-type="float">
            <text:p>2019</text:p>
          </table:table-cell>
          <table:table-cell table:formula="of:=MONTH([.E137])" office:value-type="float" office:value="11" calcext:value-type="float">
            <text:p>11</text:p>
          </table:table-cell>
          <table:table-cell table:number-columns-repeated="21"/>
        </table:table-row>
        <table:table-row table:style-name="ro3">
          <table:table-cell office:value-type="float" office:value="110" calcext:value-type="float">
            <text:p>110</text:p>
          </table:table-cell>
          <table:table-cell office:value-type="string" calcext:value-type="string">
            <text:p>Zzt9i3gDueE</text:p>
          </table:table-cell>
          <table:table-cell office:value-type="string" calcext:value-type="string">
            <text:p>RandAugment Explained!</text:p>
          </table:table-cell>
          <table:table-cell office:value-type="string" calcext:value-type="string">
            <text:p>This video explains the ideas and results presented from the new RandAugment Data Augmentation algorithm! Most notably, this algorithm significantly reduces the overhead of automated data augmentation compared to AutoAugment or Population Based Search! Thanks for watching, Please Subscribe!</text:p>
            <text:p/>
            <text:p>RandAugment:</text:p>
            <text:p>https://arxiv.org/abs/1909.13719</text:p>
            <text:p>AutoAugment:</text:p>
            <text:p>https://arxiv.org/pdf/1805.09501.pdf</text:p>
            <text:p>Population Based Augmentation:</text:p>
            <text:p>https://arxiv.org/pdf/1905.05393.pdf</text:p>
            <text:p>Image Data Augmentation Survey:</text:p>
            <text:p>https://link.springer.com/article/10.1186/s40537-019-0197-0</text:p>
          </table:table-cell>
          <table:table-cell table:style-name="ce3" office:value-type="string" calcext:value-type="string">
            <text:p>2019-11-20 23:44:35</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95" calcext:value-type="float">
            <text:p>495</text:p>
          </table:table-cell>
          <table:table-cell office:value-type="float" office:value="1800" calcext:value-type="float">
            <text:p>1800</text:p>
          </table:table-cell>
          <table:table-cell office:value-type="float" office:value="72" calcext:value-type="float">
            <text:p>72</text:p>
          </table:table-cell>
          <table:table-cell office:value-type="float" office:value="1" calcext:value-type="float">
            <text:p>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8:01</text:p>
          </table:table-cell>
          <table:table-cell table:formula="of:=YEAR([.E138])" office:value-type="float" office:value="2019" calcext:value-type="float">
            <text:p>2019</text:p>
          </table:table-cell>
          <table:table-cell table:formula="of:=MONTH([.E138])" office:value-type="float" office:value="11" calcext:value-type="float">
            <text:p>11</text:p>
          </table:table-cell>
          <table:table-cell table:number-columns-repeated="21"/>
        </table:table-row>
        <table:table-row table:style-name="ro3">
          <table:table-cell office:value-type="float" office:value="16" calcext:value-type="float">
            <text:p>16</text:p>
          </table:table-cell>
          <table:table-cell office:value-type="string" calcext:value-type="string">
            <text:p>We20YSAJZSE</text:p>
          </table:table-cell>
          <table:table-cell office:value-type="string" calcext:value-type="string">
            <text:p>MuZero: Mastering Atari, Go, Chess and Shogi by Planning with a Learned Model</text:p>
          </table:table-cell>
          <table:table-cell office:value-type="string" calcext:value-type="string">
            <text:p>MuZero harnesses the power of AlphaZero, but without relying on an accurate environment model. This opens up planning-based reinforcement learning to entirely new domains, where such environment models aren't available. The difference to previous work is that, instead of learning a model predicting future observations, MuZero predicts the future observations' latent representations, and thus learns to only represent things that matter to the task!</text:p>
            <text:p/>
            <text:p>Abstract:</text:p>
            <text:p>Constructing agents with planning capabilities has long been one of the main challenges in the pursuit of artificial intelligence. Tree-based planning methods have enjoyed huge success in challenging domains, such as chess and Go, where a perfect simulator is available. However, in real-world problems the dynamics governing the environment are often complex and unknown. In this work we present the MuZero algorithm which, by combining a tree-based search with a learned model, achieves superhuman performance in a range of challenging and visually complex domains, without any knowledge of their underlying dynamics. MuZero learns a model that, when applied iteratively, predicts the quantities most directly relevant to planning: the reward, the action-selection policy, and the value function. When evaluated on 57 different Atari games - the canonical video game environment for testing AI techniques, in which model-based planning approaches have historically struggled - our new algorithm achieved a new state of the art. When evaluated on Go, chess and shogi, without any knowledge of the game rules, MuZero matched the superhuman performance of the AlphaZero algorithm that was supplied with the game rules.</text:p>
            <text:p/>
            <text:p>Authors: Julian Schrittwieser, Ioannis Antonoglou, Thomas Hubert, Karen Simonyan, Laurent Sifre, Simon Schmitt, Arthur Guez, Edward Lockhart, Demis Hassabis, Thore Graepel, Timothy Lillicrap, David Silver</text:p>
            <text:p/>
            <text:p>https://arxiv.org/abs/1911.08265</text:p>
            <text:p/>
            <text:p>Links:</text:p>
            <text:p>YouTube: https://www.youtube.com/c/yannickilcher</text:p>
            <text:p>Twitter: https://twitter.com/ykilcher</text:p>
            <text:p>BitChute: https://www.bitchute.com/channel/yannic-kilcher</text:p>
            <text:p>Minds: https://www.minds.com/ykilcher</text:p>
          </table:table-cell>
          <table:table-cell table:style-name="ce3" office:value-type="string" calcext:value-type="string">
            <text:p>2019-11-21 12:23:05</text:p>
          </table:table-cell>
          <table:table-cell office:value-type="string" calcext:value-type="string">
            <text:p>ml, ai, machine learning, reinforcement learning, deep rl, deepmind, google, alphago, alphazero, value function, policy, artificial intelligence, rl, deep reinforcement learning, model-free, model-based, environment model, hidden representation, latent state, transition, chess, shogi, go, atari</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139" calcext:value-type="float">
            <text:p>1139</text:p>
          </table:table-cell>
          <table:table-cell office:value-type="float" office:value="5110" calcext:value-type="float">
            <text:p>5110</text:p>
          </table:table-cell>
          <table:table-cell office:value-type="float" office:value="201" calcext:value-type="float">
            <text:p>201</text:p>
          </table:table-cell>
          <table:table-cell office:value-type="float" office:value="1" calcext:value-type="float">
            <text:p>1</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7:25</text:p>
          </table:table-cell>
          <table:table-cell table:formula="of:=YEAR([.E139])" office:value-type="float" office:value="2019" calcext:value-type="float">
            <text:p>2019</text:p>
          </table:table-cell>
          <table:table-cell table:formula="of:=MONTH([.E139])" office:value-type="float" office:value="11" calcext:value-type="float">
            <text:p>11</text:p>
          </table:table-cell>
          <table:table-cell table:number-columns-repeated="21"/>
        </table:table-row>
        <table:table-row table:style-name="ro3">
          <table:table-cell office:value-type="float" office:value="111" calcext:value-type="float">
            <text:p>111</text:p>
          </table:table-cell>
          <table:table-cell office:value-type="string" calcext:value-type="string">
            <text:p>4SMkOBOM504</text:p>
          </table:table-cell>
          <table:table-cell office:value-type="string" calcext:value-type="string">
            <text:p>AI Weekly Update - November 25th, 2019 (#13)</text:p>
          </table:table-cell>
          <table:table-cell office:value-type="string" calcext:value-type="string">
            <text:p>https://arxiv.org/pdf/1911.09070.pdf</text:p>
            <text:p>http://josh-tobin.com/assets/pdf/randomization_and_the_reality_gap.pdf</text:p>
            <text:p>https://arxiv.org/pdf/1911.08265.pdf</text:p>
            <text:p>https://openai.com/blog/safety-gym/</text:p>
            <text:p>https://ai.googleblog.com/2019/11/recsim-configurable-simulation-platform.html</text:p>
            <text:p>https://clvrai.github.io/furniture/</text:p>
            <text:p>https://x.company/projects/everyday-robots</text:p>
            <text:p>https://deepmind.com/blog/article/Advanced-machine-learning-helps-Play-Store-users-discover-personalised-apps</text:p>
            <text:p>https://itpeernetwork.intel.com/ai-solutions-inferencing/#gs.iav3wa</text:p>
            <text:p>https://www.intel.ai/aisummit-ecosystem/#gs.iarc2v</text:p>
            <text:p>http://mitchgordon.me/machine/learning/2019/11/18/all-the-ways-to-compress-BERT.html</text:p>
            <text:p>https://heartbeat.fritz.ai/research-guide-model-distillation-techniques-for-deep-learning-4a100801c0eb</text:p>
            <text:p>https://medium.com/rapids-ai/tsne-with-gpus-hours-to-seconds-9d9c17c941db#cid=av01_so-twit_en-us</text:p>
            <text:p>https://blog.tensorflow.org/2019/11/updated-bodypix-2.html</text:p>
            <text:p>http://newsletter.ruder.io/issues/highlights-of-emnlp-2019-ethics-in-nlp-vol-2-ai-and-journalism-206147</text:p>
            <text:p>https://ai.facebook.com/blog/deepfovea-using-deep-learning-for-foveated-reconstruction-in-ar-vr/</text:p>
            <text:p>https://www.wandb.com/articles/intro-to-cnns-with-wandb</text:p>
            <text:p>https://blogs.nvidia.com/blog/2019/11/21/mit-quadro-data-science-workstations/</text:p>
            <text:p>https://blogs.nvidia.com/blog/2019/11/20/nvidia-microsoft-aid-ai-startups/</text:p>
            <text:p>https://blogs.nvidia.com/blog/2019/11/21/oracle-conversational-ai-chatbot/</text:p>
            <text:p>https://info.deeplearning.ai/the-batch-artificial-noses-surveillance-on-wheels-unwelcome-researchers-privacy-problems-beyond-bounding-boxes</text:p>
            <text:p/>
            <text:p>Thanks for watching the 13th episode of AI Research Weekly Update! </text:p>
            <text:p>Please Subscribe!</text:p>
          </table:table-cell>
          <table:table-cell table:style-name="ce3" office:value-type="string" calcext:value-type="string">
            <text:p>2019-11-25 21:56:24</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135" calcext:value-type="float">
            <text:p>2135</text:p>
          </table:table-cell>
          <table:table-cell office:value-type="float" office:value="1254" calcext:value-type="float">
            <text:p>1254</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8:02</text:p>
          </table:table-cell>
          <table:table-cell table:formula="of:=YEAR([.E140])" office:value-type="float" office:value="2019" calcext:value-type="float">
            <text:p>2019</text:p>
          </table:table-cell>
          <table:table-cell table:formula="of:=MONTH([.E140])" office:value-type="float" office:value="11" calcext:value-type="float">
            <text:p>11</text:p>
          </table:table-cell>
          <table:table-cell table:number-columns-repeated="21"/>
        </table:table-row>
        <table:table-row table:style-name="ro3">
          <table:table-cell office:value-type="float" office:value="130" calcext:value-type="float">
            <text:p>130</text:p>
          </table:table-cell>
          <table:table-cell office:value-type="string" calcext:value-type="string">
            <text:p>4SDuv0px6jU</text:p>
          </table:table-cell>
          <table:table-cell office:value-type="string" calcext:value-type="string">
            <text:p>Announcement: LIVE <text:s/>on 1st Dec 2019 <text:s/>[ High-level design of a Self driving car ] | Applied AI Course</text:p>
          </table:table-cell>
          <table:table-cell office:value-type="string" calcext:value-type="string">
            <text:p>Youtube LIVE Link: https://www.youtube.com/watch?v=5gn2HKjCQHQ</text:p>
            <text:p/>
            <text:p>AppliedAICourse.com</text:p>
            <text:p>#ArtificialIntelligence,#MachineLearning,#DeepLearning,#DataScience,#NLP,#AI,#ML</text:p>
          </table:table-cell>
          <table:table-cell table:style-name="ce3" office:value-type="string" calcext:value-type="string">
            <text:p>2019-11-29 13:11:34</text:p>
          </table:table-cell>
          <table:table-cell office:value-type="string" calcext:value-type="string">
            <text:p>Data Science, Machine Learning, Deep Learning, NLP, AI, Big Data, High Level Design Of A Self Driving Car</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10" calcext:value-type="float">
            <text:p>210</text:p>
          </table:table-cell>
          <table:table-cell office:value-type="float" office:value="1995" calcext:value-type="float">
            <text:p>1995</text:p>
          </table:table-cell>
          <table:table-cell office:value-type="float" office:value="102" calcext:value-type="float">
            <text:p>102</text:p>
          </table:table-cell>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57</text:p>
          </table:table-cell>
          <table:table-cell table:formula="of:=YEAR([.E141])" office:value-type="float" office:value="2019" calcext:value-type="float">
            <text:p>2019</text:p>
          </table:table-cell>
          <table:table-cell table:formula="of:=MONTH([.E141])" office:value-type="float" office:value="11" calcext:value-type="float">
            <text:p>11</text:p>
          </table:table-cell>
          <table:table-cell table:number-columns-repeated="21"/>
        </table:table-row>
        <table:table-row table:style-name="ro3">
          <table:table-cell office:value-type="float" office:value="132" calcext:value-type="float">
            <text:p>132</text:p>
          </table:table-cell>
          <table:table-cell office:value-type="string" calcext:value-type="string">
            <text:p>5gn2HKjCQHQ</text:p>
          </table:table-cell>
          <table:table-cell office:value-type="string" calcext:value-type="string">
            <text:p>LIVE on 1st Dec, 2019: High-level design of a self driving system | Applied AI Course</text:p>
          </table:table-cell>
          <table:table-cell office:value-type="string" calcext:value-type="string">
            <text:p>Notes fort this session: https://drive.google.com/file/d/1NVYyT1z85tecG_uuQS8OJm6fNxQQgrfO/view?usp=sharing</text:p>
            <text:p/>
            <text:p/>
            <text:p>#ArtificialIntelligence,#MachineLearning,#DeepLearning,#DataScience,#NLP,#AI,#ML,#SelfDrivingSystem</text:p>
          </table:table-cell>
          <table:table-cell table:style-name="ce3" office:value-type="string" calcext:value-type="string">
            <text:p>2019-12-01 06:27:44</text:p>
          </table:table-cell>
          <table:table-cell office:value-type="string" calcext:value-type="string">
            <text:p>Data Science, Machine Learning, Deep Learning, NLP, AI, Big Data, livestream Self Driving System, Self Driving System</text:p>
          </table:table-cell>
          <table:table-cell table:number-columns-repeated="2" office:value-type="string" calcext:value-type="string">
            <text:p>NULL</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6425" calcext:value-type="float">
            <text:p>6425</text:p>
          </table:table-cell>
          <table:table-cell office:value-type="float" office:value="7415" calcext:value-type="float">
            <text:p>7415</text:p>
          </table:table-cell>
          <table:table-cell office:value-type="float" office:value="220" calcext:value-type="float">
            <text:p>220</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57</text:p>
          </table:table-cell>
          <table:table-cell table:formula="of:=YEAR([.E142])" office:value-type="float" office:value="2019" calcext:value-type="float">
            <text:p>2019</text:p>
          </table:table-cell>
          <table:table-cell table:formula="of:=MONTH([.E142])" office:value-type="float" office:value="12" calcext:value-type="float">
            <text:p>12</text:p>
          </table:table-cell>
          <table:table-cell table:number-columns-repeated="21"/>
        </table:table-row>
        <table:table-row table:style-name="ro3">
          <table:table-cell office:value-type="float" office:value="131" calcext:value-type="float">
            <text:p>131</text:p>
          </table:table-cell>
          <table:table-cell office:value-type="string" calcext:value-type="string">
            <text:p>_M4uQw9O8Uw</text:p>
          </table:table-cell>
          <table:table-cell office:value-type="string" calcext:value-type="string">
            <text:p>Announcement: LIVE on 8th Dec 2019, Interactive Interview on Data Analysis | Applied AI Course</text:p>
          </table:table-cell>
          <table:table-cell office:value-type="string" calcext:value-type="string">
            <text:p>LIVE via Desktop APP for all registered students at 10AM on 8th Dec 2019.</text:p>
            <text:p/>
            <text:p>AppliedAICourse.com</text:p>
            <text:p/>
            <text:p>#ArtificialIntelligence,#MachineLearning,#DeepLearning,#DataScience,#NLP,#AI,#ML</text:p>
          </table:table-cell>
          <table:table-cell table:style-name="ce3" office:value-type="string" calcext:value-type="string">
            <text:p>2019-12-05 04:26:27</text:p>
          </table:table-cell>
          <table:table-cell office:value-type="string" calcext:value-type="string">
            <text:p>Data Science, Machine Learning, Deep Learning, NLP, AI, Big Data, Interactive Interview Session On Data Analysi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13" calcext:value-type="float">
            <text:p>213</text:p>
          </table:table-cell>
          <table:table-cell office:value-type="float" office:value="2113" calcext:value-type="float">
            <text:p>2113</text:p>
          </table:table-cell>
          <table:table-cell office:value-type="float" office:value="89" calcext:value-type="float">
            <text:p>8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57</text:p>
          </table:table-cell>
          <table:table-cell table:formula="of:=YEAR([.E143])" office:value-type="float" office:value="2019" calcext:value-type="float">
            <text:p>2019</text:p>
          </table:table-cell>
          <table:table-cell table:formula="of:=MONTH([.E143])" office:value-type="float" office:value="12" calcext:value-type="float">
            <text:p>12</text:p>
          </table:table-cell>
          <table:table-cell table:number-columns-repeated="21"/>
        </table:table-row>
        <table:table-row table:style-name="ro3">
          <table:table-cell office:value-type="float" office:value="21" calcext:value-type="float">
            <text:p>21</text:p>
          </table:table-cell>
          <table:table-cell office:value-type="string" calcext:value-type="string">
            <text:p>Z6ea_AbnnCc</text:p>
          </table:table-cell>
          <table:table-cell office:value-type="string" calcext:value-type="string">
            <text:p>NeurIPS 2019</text:p>
          </table:table-cell>
          <table:table-cell office:value-type="string" calcext:value-type="string">
            <text:p>I'm at the 2019 conference on Neural Information Processing Systems in Vancouver, trying to register, but the line was just so long that I decided to bail :D</text:p>
          </table:table-cell>
          <table:table-cell table:style-name="ce3" office:value-type="string" calcext:value-type="string">
            <text:p>2019-12-08 21:41:37</text:p>
          </table:table-cell>
          <table:table-cell office:value-type="string" calcext:value-type="string">
            <text:p>machine learning, conference, ai, neurips, neurips2019, canada, research</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42" calcext:value-type="float">
            <text:p>142</text:p>
          </table:table-cell>
          <table:table-cell office:value-type="float" office:value="3543" calcext:value-type="float">
            <text:p>3543</text:p>
          </table:table-cell>
          <table:table-cell office:value-type="float" office:value="68" calcext:value-type="float">
            <text:p>68</text:p>
          </table:table-cell>
          <table:table-cell office:value-type="float" office:value="2" calcext:value-type="float">
            <text:p>2</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03</text:p>
          </table:table-cell>
          <table:table-cell table:formula="of:=YEAR([.E144])" office:value-type="float" office:value="2019" calcext:value-type="float">
            <text:p>2019</text:p>
          </table:table-cell>
          <table:table-cell table:formula="of:=MONTH([.E144])" office:value-type="float" office:value="12" calcext:value-type="float">
            <text:p>12</text:p>
          </table:table-cell>
          <table:table-cell table:number-columns-repeated="21"/>
        </table:table-row>
        <table:table-row table:style-name="ro3">
          <table:table-cell office:value-type="float" office:value="124" calcext:value-type="float">
            <text:p>124</text:p>
          </table:table-cell>
          <table:table-cell office:value-type="string" calcext:value-type="string">
            <text:p>jnUTX1AuMjI</text:p>
          </table:table-cell>
          <table:table-cell office:value-type="string" calcext:value-type="string">
            <text:p>Announcement: LIVE on 15th Dec, 2019 <text:s/>[ Transformers and BERT ] | Applied AI Course</text:p>
          </table:table-cell>
          <table:table-cell office:value-type="string" calcext:value-type="string">
            <text:p>AppliedAICourse.com</text:p>
            <text:p/>
            <text:p>#ArtificialIntelligence,#MachineLearning,#DeepLearning,#DataScience,#NLP,#AI,#ML</text:p>
          </table:table-cell>
          <table:table-cell table:style-name="ce3" office:value-type="string" calcext:value-type="string">
            <text:p>2019-12-11 08:04:16</text:p>
          </table:table-cell>
          <table:table-cell office:value-type="string" calcext:value-type="string">
            <text:p>Data Science, Machine Learning, Deep Learning, NLP, AI, Big Data</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147" calcext:value-type="float">
            <text:p>147</text:p>
          </table:table-cell>
          <table:table-cell office:value-type="float" office:value="2114" calcext:value-type="float">
            <text:p>2114</text:p>
          </table:table-cell>
          <table:table-cell office:value-type="float" office:value="57" calcext:value-type="float">
            <text:p>57</text:p>
          </table:table-cell>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2:57</text:p>
          </table:table-cell>
          <table:table-cell table:formula="of:=YEAR([.E145])" office:value-type="float" office:value="2019" calcext:value-type="float">
            <text:p>2019</text:p>
          </table:table-cell>
          <table:table-cell table:formula="of:=MONTH([.E145])" office:value-type="float" office:value="12" calcext:value-type="float">
            <text:p>12</text:p>
          </table:table-cell>
          <table:table-cell table:number-columns-repeated="21"/>
        </table:table-row>
        <table:table-row table:style-name="ro3">
          <table:table-cell office:value-type="float" office:value="14" calcext:value-type="float">
            <text:p>14</text:p>
          </table:table-cell>
          <table:table-cell office:value-type="string" calcext:value-type="string">
            <text:p>waK7AD-AEyc</text:p>
          </table:table-cell>
          <table:table-cell office:value-type="string" calcext:value-type="string">
            <text:p>NeurIPS 19 Poster Session</text:p>
          </table:table-cell>
          <table:table-cell office:value-type="string" calcext:value-type="string">
            <text:p>I'm at the poster session and the amount of people here is just crazy</text:p>
          </table:table-cell>
          <table:table-cell table:style-name="ce3" office:value-type="string" calcext:value-type="string">
            <text:p>2019-12-11 19:56:52</text:p>
          </table:table-cell>
          <table:table-cell office:value-type="string" calcext:value-type="string">
            <text:p>machine learning, conference, posters, research, bubble</text:p>
          </table:table-cell>
          <table:table-cell office:value-type="string" calcext:value-type="string">
            <text:p>en</text:p>
          </table:table-cell>
          <table:table-cell office:value-type="string" calcext:value-type="string">
            <text:p>NULL</text:p>
          </table:table-cell>
          <table:table-cell office:value-type="string" calcext:value-type="string">
            <text:p>Yannic Kilcher</text:p>
          </table:table-cell>
          <table:table-cell office:value-type="string" calcext:value-type="string">
            <text:p>UCZHmQk67mSJgfCCTn7xBfew</text:p>
          </table:table-cell>
          <table:table-cell office:value-type="float" office:value="111" calcext:value-type="float">
            <text:p>111</text:p>
          </table:table-cell>
          <table:table-cell office:value-type="float" office:value="1773" calcext:value-type="float">
            <text:p>1773</text:p>
          </table:table-cell>
          <table:table-cell office:value-type="float" office:value="37" calcext:value-type="float">
            <text:p>37</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text:p>
          </table:table-cell>
          <table:table-cell table:style-name="ce3" office:value-type="string" calcext:value-type="string">
            <text:p>2020-04-22 22:36:32</text:p>
          </table:table-cell>
          <table:table-cell table:formula="of:=YEAR([.E146])" office:value-type="float" office:value="2019" calcext:value-type="float">
            <text:p>2019</text:p>
          </table:table-cell>
          <table:table-cell table:formula="of:=MONTH([.E146])" office:value-type="float" office:value="12" calcext:value-type="float">
            <text:p>12</text:p>
          </table:table-cell>
          <table:table-cell table:number-columns-repeated="21"/>
        </table:table-row>
        <table:table-row table:style-name="ro3">
          <table:table-cell office:value-type="float" office:value="142" calcext:value-type="float">
            <text:p>142</text:p>
          </table:table-cell>
          <table:table-cell office:value-type="string" calcext:value-type="string">
            <text:p>AX7kmOTjZ-4</text:p>
          </table:table-cell>
          <table:table-cell office:value-type="string" calcext:value-type="string">
            <text:p>Single Headed Attention RNN: Stop Thinking With Your Head with Stephen Merity - #325</text:p>
          </table:table-cell>
          <table:table-cell office:value-type="string" calcext:value-type="string">
            <text:p>Today were joined by Stephen Merity, startup founder and independent researcher, with  a focus on NLP and Deep Learning. In our conversation, we discuss:</text:p>
            <text:p/>
            <text:p>  Stephens newest paper, Single Headed Attention RNN: Stop Thinking With Your Head. His motivations behind writing the paper; the fact that NLP research has been recently dominated by the use of transformer models, and the fact that these models are not the most accessible/trainable for broad use. The architecture of transformers models. How Stephen decided to use SHA-RNNs for this research. How Stephen built and trained the model, for which the code is available on Github. His approach to benchmarking this project. Stephens goals for this research in the broader NLP research community.   The complete show notes for this episode can be found at twimlai.com/talk/325. There youll find links to both the paper referenced in this interview, and the code. Enjoy!</text:p>
          </table:table-cell>
          <table:table-cell table:style-name="ce3" office:value-type="string" calcext:value-type="string">
            <text:p>2019-12-12 20:35:33</text:p>
          </table:table-cell>
          <table:table-cell office:value-type="string" calcext:value-type="string">
            <text:p>ai, artificial, data, deep, intelligence, language, learning, lstm, machine, merity, ml, model, modeling, network, neural, nlp, podcast, recurrent, rnn, science, sharnn, stephen, tech, technology, transformer,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545" calcext:value-type="float">
            <text:p>3545</text:p>
          </table:table-cell>
          <table:table-cell office:value-type="float" office:value="347" calcext:value-type="float">
            <text:p>347</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38</text:p>
          </table:table-cell>
          <table:table-cell table:formula="of:=YEAR([.E147])" office:value-type="float" office:value="2019" calcext:value-type="float">
            <text:p>2019</text:p>
          </table:table-cell>
          <table:table-cell table:formula="of:=MONTH([.E147])" office:value-type="float" office:value="12" calcext:value-type="float">
            <text:p>12</text:p>
          </table:table-cell>
          <table:table-cell table:number-columns-repeated="21"/>
        </table:table-row>
        <table:table-row table:style-name="ro3">
          <table:table-cell office:value-type="float" office:value="25" calcext:value-type="float">
            <text:p>25</text:p>
          </table:table-cell>
          <table:table-cell office:value-type="string" calcext:value-type="string">
            <text:p>rQQAIJIf60s</text:p>
          </table:table-cell>
          <table:table-cell office:value-type="string" calcext:value-type="string">
            <text:p>Solving NLP Problems with BERT | Yuanhao Wu | Kaggle</text:p>
          </table:table-cell>
          <table:table-cell office:value-type="string" calcext:value-type="string">
            <text:p>Content note: Presenter speaks Mandarin but slide and subtitles are in English language.</text:p>
            <text:p/>
            <text:p>Kaggle Days China edition was held on October 19-20 at Damei Center, Beijing. 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19-12-30 17:49:29</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347" calcext:value-type="float">
            <text:p>1347</text:p>
          </table:table-cell>
          <table:table-cell office:value-type="float" office:value="5744" calcext:value-type="float">
            <text:p>5744</text:p>
          </table:table-cell>
          <table:table-cell office:value-type="float" office:value="137" calcext:value-type="float">
            <text:p>137</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6</text:p>
          </table:table-cell>
          <table:table-cell table:formula="of:=YEAR([.E148])" office:value-type="float" office:value="2019" calcext:value-type="float">
            <text:p>2019</text:p>
          </table:table-cell>
          <table:table-cell table:formula="of:=MONTH([.E148])" office:value-type="float" office:value="12" calcext:value-type="float">
            <text:p>12</text:p>
          </table:table-cell>
          <table:table-cell table:number-columns-repeated="21"/>
        </table:table-row>
        <table:table-row table:style-name="ro3">
          <table:table-cell office:value-type="float" office:value="51" calcext:value-type="float">
            <text:p>51</text:p>
          </table:table-cell>
          <table:table-cell office:value-type="string" calcext:value-type="string">
            <text:p>ohGeGfUCV_A</text:p>
          </table:table-cell>
          <table:table-cell office:value-type="string" calcext:value-type="string">
            <text:p>ML for Optimization Problems | Qingchen Wang | Kaggle Days</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19-12-31 18:07:40</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944" calcext:value-type="float">
            <text:p>1944</text:p>
          </table:table-cell>
          <table:table-cell office:value-type="float" office:value="2039" calcext:value-type="float">
            <text:p>2039</text:p>
          </table:table-cell>
          <table:table-cell office:value-type="float" office:value="70" calcext:value-type="float">
            <text:p>7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40</text:p>
          </table:table-cell>
          <table:table-cell table:formula="of:=YEAR([.E149])" office:value-type="float" office:value="2019" calcext:value-type="float">
            <text:p>2019</text:p>
          </table:table-cell>
          <table:table-cell table:formula="of:=MONTH([.E149])" office:value-type="float" office:value="12" calcext:value-type="float">
            <text:p>12</text:p>
          </table:table-cell>
          <table:table-cell table:number-columns-repeated="21"/>
        </table:table-row>
        <table:table-row table:style-name="ro3">
          <table:table-cell office:value-type="float" office:value="96" calcext:value-type="float">
            <text:p>96</text:p>
          </table:table-cell>
          <table:table-cell office:value-type="string" calcext:value-type="string">
            <text:p>Vb9rm34uw3w</text:p>
          </table:table-cell>
          <table:table-cell office:value-type="string" calcext:value-type="string">
            <text:p>Kaggle Competition Tutorial | Presented by Gabor Fodor | Kaggle</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6 15:53:0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311" calcext:value-type="float">
            <text:p>2311</text:p>
          </table:table-cell>
          <table:table-cell office:value-type="float" office:value="704" calcext:value-type="float">
            <text:p>704</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20</text:p>
          </table:table-cell>
          <table:table-cell table:formula="of:=YEAR([.E150])" office:value-type="float" office:value="2020" calcext:value-type="float">
            <text:p>2020</text:p>
          </table:table-cell>
          <table:table-cell table:formula="of:=MONTH([.E150])" office:value-type="float" office:value="1" calcext:value-type="float">
            <text:p>1</text:p>
          </table:table-cell>
          <table:table-cell table:number-columns-repeated="21"/>
        </table:table-row>
        <table:table-row table:style-name="ro3">
          <table:table-cell office:value-type="float" office:value="88" calcext:value-type="float">
            <text:p>88</text:p>
          </table:table-cell>
          <table:table-cell office:value-type="string" calcext:value-type="string">
            <text:p>TwjM5qNbrdM</text:p>
          </table:table-cell>
          <table:table-cell office:value-type="string" calcext:value-type="string">
            <text:p>Time Series 101 | Dmitry Larko | Kaggle Days</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6 18:00:2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617" calcext:value-type="float">
            <text:p>2617</text:p>
          </table:table-cell>
          <table:table-cell office:value-type="float" office:value="916" calcext:value-type="float">
            <text:p>916</text:p>
          </table:table-cell>
          <table:table-cell office:value-type="float" office:value="21" calcext:value-type="float">
            <text:p>2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20:09</text:p>
          </table:table-cell>
          <table:table-cell table:formula="of:=YEAR([.E151])" office:value-type="float" office:value="2020" calcext:value-type="float">
            <text:p>2020</text:p>
          </table:table-cell>
          <table:table-cell table:formula="of:=MONTH([.E151])" office:value-type="float" office:value="1" calcext:value-type="float">
            <text:p>1</text:p>
          </table:table-cell>
          <table:table-cell table:number-columns-repeated="21"/>
        </table:table-row>
        <table:table-row table:style-name="ro3">
          <table:table-cell office:value-type="float" office:value="47" calcext:value-type="float">
            <text:p>47</text:p>
          </table:table-cell>
          <table:table-cell office:value-type="string" calcext:value-type="string">
            <text:p>svNwWSgz2NM</text:p>
          </table:table-cell>
          <table:table-cell office:value-type="string" calcext:value-type="string">
            <text:p>Deep Learning for Time Series | Dimitry Larko | Kaggle Days</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6 19:37:44</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088" calcext:value-type="float">
            <text:p>2088</text:p>
          </table:table-cell>
          <table:table-cell office:value-type="float" office:value="1435" calcext:value-type="float">
            <text:p>1435</text:p>
          </table:table-cell>
          <table:table-cell office:value-type="float" office:value="46" calcext:value-type="float">
            <text:p>46</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36</text:p>
          </table:table-cell>
          <table:table-cell table:formula="of:=YEAR([.E152])" office:value-type="float" office:value="2020" calcext:value-type="float">
            <text:p>2020</text:p>
          </table:table-cell>
          <table:table-cell table:formula="of:=MONTH([.E152])" office:value-type="float" office:value="1" calcext:value-type="float">
            <text:p>1</text:p>
          </table:table-cell>
          <table:table-cell table:number-columns-repeated="21"/>
        </table:table-row>
        <table:table-row table:style-name="ro3">
          <table:table-cell office:value-type="float" office:value="57" calcext:value-type="float">
            <text:p>57</text:p>
          </table:table-cell>
          <table:table-cell office:value-type="string" calcext:value-type="string">
            <text:p>SmsAI0kLJFc</text:p>
          </table:table-cell>
          <table:table-cell office:value-type="string" calcext:value-type="string">
            <text:p>Deep Learning Formulas for NLP Applications | Chenglong Chen | Kaggle</text:p>
          </table:table-cell>
          <table:table-cell office:value-type="string" calcext:value-type="string">
            <text:p>Content note: Speaker is presenting in Mandarin but presentation and subtitles are in English.</text:p>
            <text:p/>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7 17:52:14</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633" calcext:value-type="float">
            <text:p>1633</text:p>
          </table:table-cell>
          <table:table-cell office:value-type="float" office:value="575" calcext:value-type="float">
            <text:p>575</text:p>
          </table:table-cell>
          <table:table-cell office:value-type="float" office:value="10" calcext:value-type="float">
            <text:p>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43</text:p>
          </table:table-cell>
          <table:table-cell table:formula="of:=YEAR([.E153])" office:value-type="float" office:value="2020" calcext:value-type="float">
            <text:p>2020</text:p>
          </table:table-cell>
          <table:table-cell table:formula="of:=MONTH([.E153])" office:value-type="float" office:value="1" calcext:value-type="float">
            <text:p>1</text:p>
          </table:table-cell>
          <table:table-cell table:number-columns-repeated="21"/>
        </table:table-row>
        <table:table-row table:style-name="ro3">
          <table:table-cell office:value-type="float" office:value="33" calcext:value-type="float">
            <text:p>33</text:p>
          </table:table-cell>
          <table:table-cell office:value-type="string" calcext:value-type="string">
            <text:p>lUg0dRrlsoA</text:p>
          </table:table-cell>
          <table:table-cell office:value-type="string" calcext:value-type="string">
            <text:p>Feature Engineering for Tabular Data | Zhifeng Gao | Kaggle Days</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7 17:52:21</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383" calcext:value-type="float">
            <text:p>1383</text:p>
          </table:table-cell>
          <table:table-cell office:value-type="float" office:value="530" calcext:value-type="float">
            <text:p>530</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06</text:p>
          </table:table-cell>
          <table:table-cell table:formula="of:=YEAR([.E154])" office:value-type="float" office:value="2020" calcext:value-type="float">
            <text:p>2020</text:p>
          </table:table-cell>
          <table:table-cell table:formula="of:=MONTH([.E154])" office:value-type="float" office:value="1" calcext:value-type="float">
            <text:p>1</text:p>
          </table:table-cell>
          <table:table-cell table:number-columns-repeated="21"/>
        </table:table-row>
        <table:table-row table:style-name="ro3">
          <table:table-cell office:value-type="float" office:value="73" calcext:value-type="float">
            <text:p>73</text:p>
          </table:table-cell>
          <table:table-cell office:value-type="string" calcext:value-type="string">
            <text:p>GtoRgb505xU</text:p>
          </table:table-cell>
          <table:table-cell office:value-type="string" calcext:value-type="string">
            <text:p>GBDTs - Details &amp; Implementation | Zhifeng Gao | Kaggle Days</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7 17:52:34</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731" calcext:value-type="float">
            <text:p>1731</text:p>
          </table:table-cell>
          <table:table-cell office:value-type="float" office:value="357" calcext:value-type="float">
            <text:p>35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10</text:p>
          </table:table-cell>
          <table:table-cell table:formula="of:=YEAR([.E155])" office:value-type="float" office:value="2020" calcext:value-type="float">
            <text:p>2020</text:p>
          </table:table-cell>
          <table:table-cell table:formula="of:=MONTH([.E155])" office:value-type="float" office:value="1" calcext:value-type="float">
            <text:p>1</text:p>
          </table:table-cell>
          <table:table-cell table:number-columns-repeated="21"/>
        </table:table-row>
        <table:table-row table:style-name="ro3">
          <table:table-cell office:value-type="float" office:value="24" calcext:value-type="float">
            <text:p>24</text:p>
          </table:table-cell>
          <table:table-cell office:value-type="string" calcext:value-type="string">
            <text:p>jS79Y8I0DF4</text:p>
          </table:table-cell>
          <table:table-cell office:value-type="string" calcext:value-type="string">
            <text:p>BERT for Kaggle Competitions | Yuanhae Wu | Kaggle Days</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7 17:52:39</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994" calcext:value-type="float">
            <text:p>1994</text:p>
          </table:table-cell>
          <table:table-cell office:value-type="float" office:value="659" calcext:value-type="float">
            <text:p>659</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10</text:p>
          </table:table-cell>
          <table:table-cell table:formula="of:=YEAR([.E156])" office:value-type="float" office:value="2020" calcext:value-type="float">
            <text:p>2020</text:p>
          </table:table-cell>
          <table:table-cell table:formula="of:=MONTH([.E156])" office:value-type="float" office:value="1" calcext:value-type="float">
            <text:p>1</text:p>
          </table:table-cell>
          <table:table-cell table:number-columns-repeated="21"/>
        </table:table-row>
        <table:table-row table:style-name="ro3">
          <table:table-cell office:value-type="float" office:value="41" calcext:value-type="float">
            <text:p>41</text:p>
          </table:table-cell>
          <table:table-cell office:value-type="string" calcext:value-type="string">
            <text:p>8YTUpMY2dos</text:p>
          </table:table-cell>
          <table:table-cell office:value-type="string" calcext:value-type="string">
            <text:p>Winning Kaggle Competitions with Deep Learning | Tao Shen | Kaggle Days</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7 17:52:45</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571" calcext:value-type="float">
            <text:p>2571</text:p>
          </table:table-cell>
          <table:table-cell office:value-type="float" office:value="999" calcext:value-type="float">
            <text:p>999</text:p>
          </table:table-cell>
          <table:table-cell office:value-type="float" office:value="22" calcext:value-type="float">
            <text:p>22</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31</text:p>
          </table:table-cell>
          <table:table-cell table:formula="of:=YEAR([.E157])" office:value-type="float" office:value="2020" calcext:value-type="float">
            <text:p>2020</text:p>
          </table:table-cell>
          <table:table-cell table:formula="of:=MONTH([.E157])" office:value-type="float" office:value="1" calcext:value-type="float">
            <text:p>1</text:p>
          </table:table-cell>
          <table:table-cell table:number-columns-repeated="21"/>
        </table:table-row>
        <table:table-row table:style-name="ro3">
          <table:table-cell office:value-type="float" office:value="64" calcext:value-type="float">
            <text:p>64</text:p>
          </table:table-cell>
          <table:table-cell office:value-type="string" calcext:value-type="string">
            <text:p>Zgo_xRigeZk</text:p>
          </table:table-cell>
          <table:table-cell office:value-type="string" calcext:value-type="string">
            <text:p>Journey of an Addicted Kaggler | by Michael Yeh | Kaggle Days Beijing</text:p>
          </table:table-cell>
          <table:table-cell office:value-type="string" calcext:value-type="string">
            <text:p>Kaggle Days China edition was held on October 19-20 at Damei Center, Beijing.</text:p>
            <text:p/>
            <text:p>More than 400 data scientists and enthusiasts gathered to learn, make friends, and compete in a full-day offline competition.</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07 17:52:50</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775" calcext:value-type="float">
            <text:p>2775</text:p>
          </table:table-cell>
          <table:table-cell office:value-type="float" office:value="1302" calcext:value-type="float">
            <text:p>1302</text:p>
          </table:table-cell>
          <table:table-cell office:value-type="float" office:value="27" calcext:value-type="float">
            <text:p>27</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06</text:p>
          </table:table-cell>
          <table:table-cell table:formula="of:=YEAR([.E158])" office:value-type="float" office:value="2020" calcext:value-type="float">
            <text:p>2020</text:p>
          </table:table-cell>
          <table:table-cell table:formula="of:=MONTH([.E158])" office:value-type="float" office:value="1" calcext:value-type="float">
            <text:p>1</text:p>
          </table:table-cell>
          <table:table-cell table:number-columns-repeated="21"/>
        </table:table-row>
        <table:table-row table:style-name="ro3">
          <table:table-cell office:value-type="float" office:value="137" calcext:value-type="float">
            <text:p>137</text:p>
          </table:table-cell>
          <table:table-cell office:value-type="string" calcext:value-type="string">
            <text:p>QHX47iGMlUE</text:p>
          </table:table-cell>
          <table:table-cell office:value-type="string" calcext:value-type="string">
            <text:p>Trends in Natural Language Processing with Nasrin Mostafazadeh - #337</text:p>
          </table:table-cell>
          <table:table-cell office:value-type="string" calcext:value-type="string">
            <text:p>Today we continue the AI Rewind 2019 joined by friend-of-the-show Nasrin Mostafazadeh, Senior AI Research Scientist at Elemental Cognition. We caught up with Nasrin to discuss the latest and greatest developments and trends in Natural Language Processing, including Interpretability, Ethics, and Bias in NLP, how large pre-trained models have transformed NLP research, and top tools and frameworks in the space.</text:p>
            <text:p/>
            <text:p> The complete show notes can be found at twimlai.com/talk/337</text:p>
            <text:p/>
            <text:p> Check out the rest of the series at twimlai.com/rewind19!</text:p>
          </table:table-cell>
          <table:table-cell table:style-name="ce3" office:value-type="string" calcext:value-type="string">
            <text:p>2020-01-09 22:52:00</text:p>
          </table:table-cell>
          <table:table-cell office:value-type="string" calcext:value-type="string">
            <text:p>ai, allennlp, artificial, bert, bias, cognition, data, elemental, ethics, explanation, gpt2, intelligence, interpretability, language, learning, machine, ml, models, mostafazadeh, nasrin, natural, nlp, podcast, processing, rewind, sacrebleu, science, tech, technology, transformer,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338" calcext:value-type="float">
            <text:p>4338</text:p>
          </table:table-cell>
          <table:table-cell office:value-type="float" office:value="406" calcext:value-type="float">
            <text:p>406</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38</text:p>
          </table:table-cell>
          <table:table-cell table:formula="of:=YEAR([.E159])" office:value-type="float" office:value="2020" calcext:value-type="float">
            <text:p>2020</text:p>
          </table:table-cell>
          <table:table-cell table:formula="of:=MONTH([.E159])" office:value-type="float" office:value="1" calcext:value-type="float">
            <text:p>1</text:p>
          </table:table-cell>
          <table:table-cell table:number-columns-repeated="21"/>
        </table:table-row>
        <table:table-row table:style-name="ro3">
          <table:table-cell office:value-type="float" office:value="133" calcext:value-type="float">
            <text:p>133</text:p>
          </table:table-cell>
          <table:table-cell office:value-type="string" calcext:value-type="string">
            <text:p>MbV3IVmC9Js</text:p>
          </table:table-cell>
          <table:table-cell office:value-type="string" calcext:value-type="string">
            <text:p>Announcement: LIVE on 19 Jan 2020 [ Image Segmentation ] | Applied Ai Course</text:p>
          </table:table-cell>
          <table:table-cell office:value-type="string" calcext:value-type="string">
            <text:p>AppliedAICourse.com</text:p>
            <text:p/>
            <text:p>#ArtificialIntelligence,#MachineLearning,#DeepLearning,#DataScience,#NLP,#AI,#ML,#ImageSegmentation</text:p>
          </table:table-cell>
          <table:table-cell table:style-name="ce3" office:value-type="string" calcext:value-type="string">
            <text:p>2020-01-17 12:30:40</text:p>
          </table:table-cell>
          <table:table-cell office:value-type="string" calcext:value-type="string">
            <text:p>Data Science, Machine Learning, Deep Learning, NLP, AI, Big Data, Image Segmentation</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160" calcext:value-type="float">
            <text:p>160</text:p>
          </table:table-cell>
          <table:table-cell office:value-type="float" office:value="1816" calcext:value-type="float">
            <text:p>1816</text:p>
          </table:table-cell>
          <table:table-cell office:value-type="float" office:value="64" calcext:value-type="float">
            <text:p>6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5:58</text:p>
          </table:table-cell>
          <table:table-cell table:formula="of:=YEAR([.E160])" office:value-type="float" office:value="2020" calcext:value-type="float">
            <text:p>2020</text:p>
          </table:table-cell>
          <table:table-cell table:formula="of:=MONTH([.E160])" office:value-type="float" office:value="1" calcext:value-type="float">
            <text:p>1</text:p>
          </table:table-cell>
          <table:table-cell table:number-columns-repeated="21"/>
        </table:table-row>
        <table:table-row table:style-name="ro3">
          <table:table-cell office:value-type="float" office:value="150" calcext:value-type="float">
            <text:p>150</text:p>
          </table:table-cell>
          <table:table-cell office:value-type="string" calcext:value-type="string">
            <text:p>heFNh8rxxjE</text:p>
          </table:table-cell>
          <table:table-cell office:value-type="string" calcext:value-type="string">
            <text:p>Anna Rogers: Towards AI Complete Question Answering</text:p>
          </table:table-cell>
          <table:table-cell office:value-type="string" calcext:value-type="string">
            <text:p>Combining Text-based, Unanswerable and World Knowledge Questions: </text:p>
            <text:p/>
            <text:p>The recent explosion in question answering research produced a wealth of both reading comprehension and commonsense reasoning datasets. Combining them presents a different kind of challenge: deciding not simply whether information is present in the text, but also whether a confident guess could be made for the missing information. We present QuAIL, the first RC dataset to combine text-based, world knowledge and unanswerable questions, and to provide question type annotation that would enable diagnostics of the reasoning strategies by a given QA system. QuAIL contains 15K multi-choice questions for 800 texts in 4 domains. Crucially, it offers both general and context-specific questions, the answers for which are unlikely to be found in pretraining data of large models like BERT. We show that QuAIL poses substantial challenges to the current state-of-the-art systems, with a 30% drop in accuracy compared to the most similar existing dataset, and we discuss methodological issues in creating such datasets.</text:p>
          </table:table-cell>
          <table:table-cell table:style-name="ce3" office:value-type="string" calcext:value-type="string">
            <text:p>2020-01-21 01:08:24</text:p>
          </table:table-cell>
          <table:table-cell office:value-type="string" calcext:value-type="string">
            <text:p>NULL</text:p>
          </table:table-cell>
          <table:table-cell office:value-type="string" calcext:value-type="string">
            <text:p>en</text:p>
          </table:table-cell>
          <table:table-cell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359" calcext:value-type="float">
            <text:p>3359</text:p>
          </table:table-cell>
          <table:table-cell office:value-type="float" office:value="451" calcext:value-type="float">
            <text:p>451</text:p>
          </table:table-cell>
          <table:table-cell office:value-type="float" office:value="7" calcext:value-type="float">
            <text:p>7</text:p>
          </table:table-cell>
          <table:table-cell table:number-columns-repeated="3" office:value-type="float" office:value="0" calcext:value-type="float">
            <text:p>0</text:p>
          </table:table-cell>
          <table:table-cell office:value-type="string" calcext:value-type="string">
            <text:p>bert, transformer</text:p>
          </table:table-cell>
          <table:table-cell table:style-name="ce3" office:value-type="string" calcext:value-type="string">
            <text:p>2020-04-22 23:13:52</text:p>
          </table:table-cell>
          <table:table-cell table:formula="of:=YEAR([.E161])" office:value-type="float" office:value="2020" calcext:value-type="float">
            <text:p>2020</text:p>
          </table:table-cell>
          <table:table-cell table:formula="of:=MONTH([.E161])" office:value-type="float" office:value="1" calcext:value-type="float">
            <text:p>1</text:p>
          </table:table-cell>
          <table:table-cell table:number-columns-repeated="21"/>
        </table:table-row>
        <table:table-row table:style-name="ro3">
          <table:table-cell office:value-type="float" office:value="103" calcext:value-type="float">
            <text:p>103</text:p>
          </table:table-cell>
          <table:table-cell office:value-type="string" calcext:value-type="string">
            <text:p>Kf3x3lqf9cQ</text:p>
          </table:table-cell>
          <table:table-cell office:value-type="string" calcext:value-type="string">
            <text:p>Reformer: The Efficient Transformer</text:p>
          </table:table-cell>
          <table:table-cell office:value-type="string" calcext:value-type="string">
            <text:p>This video explores the changes made in the Reformer to reduce memory bottlenecks and attend over long sequences. The following video and textbook chapter is extremely useful for getting a sense of Locality-Sensitive Hashing!</text:p>
            <text:p/>
            <text:p>Mining Massive Datasets:</text:p>
            <text:p>Video Lecture: https://www.youtube.com/watch?v=c6xK9WgRFhI</text:p>
            <text:p>Book: http://infolab.stanford.edu/~ullman/mmds/ch3a.pdf</text:p>
            <text:p/>
            <text:p>Reformer Paper Link: https://arxiv.org/pdf/2001.04451.pdf</text:p>
            <text:p/>
            <text:p>Adaptive Attention Span: https://ai.facebook.com/blog/making-transformer-networks-simpler-and-more-efficient/</text:p>
            <text:p>Sparse Transformers: https://openai.com/blog/sparse-transformer/</text:p>
          </table:table-cell>
          <table:table-cell table:style-name="ce3" office:value-type="string" calcext:value-type="string">
            <text:p>2020-01-21 21:17:46</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844" calcext:value-type="float">
            <text:p>844</text:p>
          </table:table-cell>
          <table:table-cell office:value-type="float" office:value="2166" calcext:value-type="float">
            <text:p>2166</text:p>
          </table:table-cell>
          <table:table-cell office:value-type="float" office:value="72" calcext:value-type="float">
            <text:p>72</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18</text:p>
          </table:table-cell>
          <table:table-cell table:formula="of:=YEAR([.E162])" office:value-type="float" office:value="2020" calcext:value-type="float">
            <text:p>2020</text:p>
          </table:table-cell>
          <table:table-cell table:formula="of:=MONTH([.E162])" office:value-type="float" office:value="1" calcext:value-type="float">
            <text:p>1</text:p>
          </table:table-cell>
          <table:table-cell table:number-columns-repeated="21"/>
        </table:table-row>
        <table:table-row table:style-name="ro3">
          <table:table-cell office:value-type="float" office:value="10" calcext:value-type="float">
            <text:p>10</text:p>
          </table:table-cell>
          <table:table-cell office:value-type="string" calcext:value-type="string">
            <text:p>i4H0kjxrias</text:p>
          </table:table-cell>
          <table:table-cell office:value-type="string" calcext:value-type="string">
            <text:p>Reformer: The Efficient Transformer</text:p>
          </table:table-cell>
          <table:table-cell office:value-type="string" calcext:value-type="string">
            <text:p>The Transformer for the masses! Reformer solves the biggest problem with the famous Transformer model: Its huge resource requirements. By cleverly combining Locality Sensitive Hashing and ideas from Reversible Networks, the classically huge footprint of the Transformer is drastically reduced. Not only does that mean the model uses less memory, but it can process much longer input sequences, up to 16K tokens with just 16gb of memory!</text:p>
            <text:p/>
            <text:p>https://arxiv.org/abs/2001.04451</text:p>
            <text:p>https://ai.googleblog.com/2020/01/reformer-efficient-transformer.html</text:p>
            <text:p/>
            <text:p>Abstract:</text:p>
            <text:p>Large Transformer models routinely achieve state-of-the-art results on a number of tasks but training these models can be prohibitively costly, especially on long sequences. We introduce two techniques to improve the efficiency of Transformers. For one, we replace dot-product attention by one that uses locality-sensitive hashing, changing its complexity from O(L2) to O(LlogL), where L is the length of the sequence. Furthermore, we use reversible residual layers instead of the standard residuals, which allows storing activations only once in the training process instead of N times, where N is the number of layers. The resulting model, the Reformer, performs on par with Transformer models while being much more memory-efficient and much faster on long sequences.</text:p>
            <text:p/>
            <text:p>Authors: Nikita Kitaev, ukasz Kaiser, Anselm Levskaya</text:p>
            <text:p/>
            <text:p>Links:</text:p>
            <text:p>YouTube: https://www.youtube.com/c/yannickilcher</text:p>
            <text:p>Twitter: https://twitter.com/ykilcher</text:p>
            <text:p>BitChute: https://www.bitchute.com/channel/yannic-kilcher</text:p>
            <text:p>Minds: https://www.minds.com/ykilcher</text:p>
          </table:table-cell>
          <table:table-cell table:style-name="ce3" office:value-type="string" calcext:value-type="string">
            <text:p>2020-01-22 10:01:26</text:p>
          </table:table-cell>
          <table:table-cell office:value-type="string" calcext:value-type="string">
            <text:p>deep learning, machine learning, nlp, natural language processing, machine translation, arxiv, google, attention mechanism, attention, transformer, seq2seq, bert, memory, lsh, locality sensitive hashing, reversible, revertible, flow, long sequence</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752" calcext:value-type="float">
            <text:p>1752</text:p>
          </table:table-cell>
          <table:table-cell office:value-type="float" office:value="4649" calcext:value-type="float">
            <text:p>4649</text:p>
          </table:table-cell>
          <table:table-cell office:value-type="float" office:value="192" calcext:value-type="float">
            <text:p>192</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7:25</text:p>
          </table:table-cell>
          <table:table-cell table:formula="of:=YEAR([.E163])" office:value-type="float" office:value="2020" calcext:value-type="float">
            <text:p>2020</text:p>
          </table:table-cell>
          <table:table-cell table:formula="of:=MONTH([.E163])" office:value-type="float" office:value="1" calcext:value-type="float">
            <text:p>1</text:p>
          </table:table-cell>
          <table:table-cell table:number-columns-repeated="21"/>
        </table:table-row>
        <table:table-row table:style-name="ro3">
          <table:table-cell office:value-type="float" office:value="165" calcext:value-type="float">
            <text:p>165</text:p>
          </table:table-cell>
          <table:table-cell office:value-type="string" calcext:value-type="string">
            <text:p>rNG_hpSyZcE</text:p>
          </table:table-cell>
          <table:table-cell office:value-type="string" calcext:value-type="string">
            <text:p>The Reformer</text:p>
          </table:table-cell>
          <table:table-cell office:value-type="string" calcext:value-type="string">
            <text:p>Google just released a new Neural Network architecture called "The Reformer" that helps make the state of the art in Natural Language Processing available to people with a smaller budget. They introduced two key ideas here, "reversible layers" and "locality sensitive hashing". Both of these concept build on about a decade of research in neural networks applied to NLP, so to truly understand the Reformer, we've got to understand the timeline of deep learning based NLP. In this episode, I'll take you on a journey through the advances that lead up to the Reformer, what the relevant applications of it are, and how you can get started building your own text application with it today in a few lines of Python code. All the code I demonstrate in this video is from various developers across GitHub, I do not claim any of it as my own, I am using them as examples to enable more people outside of Academia to understand modern NLP. Enjoy!</text:p>
            <text:p/>
            <text:p>TWITTER: https://bit.ly/2OHYLbB</text:p>
            <text:p>WEBSITE: https://bit.ly/2OoVPQF</text:p>
            <text:p>INSTAGRAM: https://bit.ly/312pLUb</text:p>
            <text:p>FACEBOOK: https://bit.ly/2OqOhx1</text:p>
            <text:p/>
            <text:p>Please subscribe for more educational videos! It would mean so much to me.</text:p>
            <text:p/>
            <text:p>Google's Reformer Code (Text Generation): </text:p>
            <text:p>https://colab.research.google.com/github/google/trax/blob/master/trax/models/reformer/text_generation.ipynb</text:p>
            <text:p/>
            <text:p>Bintang's winning code (forked, yes, but thanks for bringing this to our attention, cool repo!) :</text:p>
            <text:p>https://github.com/baswam95/SUAVE</text:p>
            <text:p/>
            <text:p>Are you a total beginner to machine learning? Watch this:</text:p>
            <text:p>https://www.youtube.com/watch?v=Cr6VqTRO1v0</text:p>
            <text:p/>
            <text:p>Learn Python:</text:p>
            <text:p>https://www.youtube.com/watch?v=T5pRlIbr6gg</text:p>
            <text:p/>
            <text:p>Free Natural Language Processing Curriculum:</text:p>
            <text:p>https://www.youtube.com/watch?v=GazFsfcijXQ</text:p>
            <text:p/>
            <text:p>Natural Language Processing:</text:p>
            <text:p>https://www.youtube.com/watch?v=bDxFvr1gpSU</text:p>
            <text:p/>
            <text:p>Sentdex has some great playlists on NLP:</text:p>
            <text:p>https://www.youtube.com/watch?v=FLZvOKSCkxY</text:p>
            <text:p/>
            <text:p>Google's Initial Reformer Blog Post</text:p>
            <text:p>https://ai.googleblog.com/2020/01/reformer-efficient-transformer.html</text:p>
            <text:p/>
            <text:p>Word2Vec Explained:</text:p>
            <text:p>https://www.youtube.com/watch?v=LSS_bos_TPI</text:p>
            <text:p/>
            <text:p>FastText Explained:</text:p>
            <text:p>https://www.youtube.com/watch?v=4l_At3oalzk</text:p>
            <text:p/>
            <text:p>Transformer Explained:</text:p>
            <text:p>https://www.youtube.com/watch?v=iDulhoQ2pro</text:p>
            <text:p/>
            <text:p>Jay Alammar is an ML animation beast:</text:p>
            <text:p>http://jalammar.github.io/illustrated-transformer/ </text:p>
            <text:p/>
            <text:p>BERT explained:</text:p>
            <text:p>https://www.youtube.com/watch?v=BhlOGGzC0Q0</text:p>
            <text:p/>
            <text:p>Backpropagation explained:</text:p>
            <text:p>https://www.youtube.com/watch?v=Ilg3gGewQ5U</text:p>
            <text:p/>
            <text:p>Beat used for Hashing rap: </text:p>
            <text:p>https://www.youtube.com/watch?v=zkaT8-NhD5c</text:p>
            <text:p/>
            <text:p>Hit the Join button above to sign up to become a member of my channel for access to exclusive live streams!</text:p>
            <text:p/>
            <text:p>Signup for my newsletter for exciting updates in the field of AI:</text:p>
            <text:p>https://goo.gl/FZzJ5w</text:p>
            <text:p/>
            <text:p>And please support me on Patreon:</text:p>
            <text:p>https://www.patreon.com/user?u=3191693</text:p>
          </table:table-cell>
          <table:table-cell table:style-name="ce3" office:value-type="string" calcext:value-type="string">
            <text:p>2020-01-27 19:15:01</text:p>
          </table:table-cell>
          <table:table-cell office:value-type="string" calcext:value-type="string">
            <text:p>reformer, google, transformer, siraj raval, natural language processing, python, programming, word2vec, language modeling, hashing, neural network, deep learning, machine learning, artificial intelligence, AI, siraj, NLP, text processing, text classification, text generation, text summarizati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74" calcext:value-type="float">
            <text:p>674</text:p>
          </table:table-cell>
          <table:table-cell office:value-type="float" office:value="19641" calcext:value-type="float">
            <text:p>19641</text:p>
          </table:table-cell>
          <table:table-cell office:value-type="float" office:value="920" calcext:value-type="float">
            <text:p>920</text:p>
          </table:table-cell>
          <table:table-cell office:value-type="float" office:value="299" calcext:value-type="float">
            <text:p>299</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47</text:p>
          </table:table-cell>
          <table:table-cell table:formula="of:=YEAR([.E164])" office:value-type="float" office:value="2020" calcext:value-type="float">
            <text:p>2020</text:p>
          </table:table-cell>
          <table:table-cell table:formula="of:=MONTH([.E164])" office:value-type="float" office:value="1" calcext:value-type="float">
            <text:p>1</text:p>
          </table:table-cell>
          <table:table-cell table:number-columns-repeated="21"/>
        </table:table-row>
        <table:table-row table:style-name="ro3">
          <table:table-cell office:value-type="float" office:value="108" calcext:value-type="float">
            <text:p>108</text:p>
          </table:table-cell>
          <table:table-cell office:value-type="string" calcext:value-type="string">
            <text:p>khA-fiC1Wa0</text:p>
          </table:table-cell>
          <table:table-cell office:value-type="string" calcext:value-type="string">
            <text:p>The Evolved Transformer</text:p>
          </table:table-cell>
          <table:table-cell office:value-type="string" calcext:value-type="string">
            <text:p>This video explains the Evolved Transformer model! The Evolved Transformer has been applied to the Meena bot, one of the most impressive chatbots to date. This paper explores this study on Neural Architecture Search for transformer models and presents their interesting encoding strategy of these models.</text:p>
            <text:p>Paper Link:</text:p>
            <text:p>https://arxiv.org/pdf/1901.11117.pdf</text:p>
            <text:p>Thanks for watching! Please Subscribe!</text:p>
          </table:table-cell>
          <table:table-cell table:style-name="ce3" office:value-type="string" calcext:value-type="string">
            <text:p>2020-01-29 17:53:26</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901" calcext:value-type="float">
            <text:p>901</text:p>
          </table:table-cell>
          <table:table-cell office:value-type="float" office:value="1240" calcext:value-type="float">
            <text:p>1240</text:p>
          </table:table-cell>
          <table:table-cell office:value-type="float" office:value="62" calcext:value-type="float">
            <text:p>62</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03</text:p>
          </table:table-cell>
          <table:table-cell table:formula="of:=YEAR([.E165])" office:value-type="float" office:value="2020" calcext:value-type="float">
            <text:p>2020</text:p>
          </table:table-cell>
          <table:table-cell table:formula="of:=MONTH([.E165])" office:value-type="float" office:value="1" calcext:value-type="float">
            <text:p>1</text:p>
          </table:table-cell>
          <table:table-cell table:number-columns-repeated="21"/>
        </table:table-row>
        <table:table-row table:style-name="ro3">
          <table:table-cell office:value-type="float" office:value="37" calcext:value-type="float">
            <text:p>37</text:p>
          </table:table-cell>
          <table:table-cell office:value-type="string" calcext:value-type="string">
            <text:p>Z0F7e5eidsk</text:p>
          </table:table-cell>
          <table:table-cell office:value-type="string" calcext:value-type="string">
            <text:p>LANL Earthquake Prediction | Hideki Murata (currypurin) | Kaggle Days</text:p>
          </table:table-cell>
          <table:table-cell office:value-type="string" calcext:value-type="string">
            <text:p>Japanese language.</text:p>
            <text:p/>
            <text:p>Kaggle Days Tokyo took place on December 11-12, 2019 at Mori Tower, Roppongi Hills, Tokyo.</text:p>
            <text:p/>
            <text:p>This was the 6th edition of our signature two-day event featuring Master and Grandmaster speakers, and a live, all-day Kaggle Competition.</text:p>
            <text:p/>
            <text:p>This edition was sponsored by Google Cloud (GCP), Data Science Dojo, and DeNA.</text:p>
            <text:p/>
            <text:p>Kaggle Days is produced by LogicAI and Kaggle.</text:p>
            <text:p/>
            <text:p>About LogicAI:</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text:p>
            <text:p>Check out our BLOG: https://logicai.io/blog/</text:p>
            <text:p>Connect with us on LINKEDIN: https://www.linkedin.com/company/logi...</text:p>
            <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text:p>
          </table:table-cell>
          <table:table-cell table:style-name="ce3" office:value-type="string" calcext:value-type="string">
            <text:p>2020-01-31 00:03:25</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537" calcext:value-type="float">
            <text:p>1537</text:p>
          </table:table-cell>
          <table:table-cell office:value-type="float" office:value="976" calcext:value-type="float">
            <text:p>976</text:p>
          </table:table-cell>
          <table:table-cell office:value-type="float" office:value="33" calcext:value-type="float">
            <text:p>33</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17:14:27</text:p>
          </table:table-cell>
          <table:table-cell table:formula="of:=YEAR([.E166])" office:value-type="float" office:value="2020" calcext:value-type="float">
            <text:p>2020</text:p>
          </table:table-cell>
          <table:table-cell table:formula="of:=MONTH([.E166])" office:value-type="float" office:value="1" calcext:value-type="float">
            <text:p>1</text:p>
          </table:table-cell>
          <table:table-cell table:number-columns-repeated="21"/>
        </table:table-row>
        <table:table-row table:style-name="ro3">
          <table:table-cell office:value-type="float" office:value="97" calcext:value-type="float">
            <text:p>97</text:p>
          </table:table-cell>
          <table:table-cell office:value-type="string" calcext:value-type="string">
            <text:p>OR0wfP2FD3c</text:p>
          </table:table-cell>
          <table:table-cell office:value-type="string" calcext:value-type="string">
            <text:p>BERT Explained!</text:p>
          </table:table-cell>
          <table:table-cell office:value-type="string" calcext:value-type="string">
            <text:p>This video explains the BERT Transformer model! BERT restructures the self-supervised language modeling task on massive datasets like Wikipedia. Bi-directional prediction describes masking intermediate tokens and using tokens on the left and right of the mask for predicting what was masked. This video also explores the input and output representations and how this facilitates fine-tuning the BERT transformer!</text:p>
            <text:p/>
            <text:p>Links Mentioned in Video:</text:p>
            <text:p>The Illustrated Transformer: http://jalammar.github.io/illustrated-transformer/</text:p>
            <text:p>Tokenizers: How Machines Read: https://blog.floydhub.com/tokenization-nlp/</text:p>
            <text:p>SQuAD: https://rajpurkar.github.io/SQuAD-explorer/explore/v2.0/dev/</text:p>
            <text:p>BERT: https://arxiv.org/abs/1810.04805</text:p>
            <text:p/>
            <text:p>Thanks for watching! Please Subscribe!</text:p>
          </table:table-cell>
          <table:table-cell table:style-name="ce3" office:value-type="string" calcext:value-type="string">
            <text:p>2020-02-06 20:35:08</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802" calcext:value-type="float">
            <text:p>802</text:p>
          </table:table-cell>
          <table:table-cell office:value-type="float" office:value="10124" calcext:value-type="float">
            <text:p>10124</text:p>
          </table:table-cell>
          <table:table-cell office:value-type="float" office:value="186" calcext:value-type="float">
            <text:p>186</text:p>
          </table:table-cell>
          <table:table-cell office:value-type="float" office:value="28" calcext:value-type="float">
            <text:p>28</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bert, attention, transformer, https://arxiv.org/abs/1810.04805</text:p>
          </table:table-cell>
          <table:table-cell table:style-name="ce3" office:value-type="string" calcext:value-type="string">
            <text:p>2020-04-24 16:38:30</text:p>
          </table:table-cell>
          <table:table-cell table:formula="of:=YEAR([.E167])" office:value-type="float" office:value="2020" calcext:value-type="float">
            <text:p>2020</text:p>
          </table:table-cell>
          <table:table-cell table:formula="of:=MONTH([.E167])" office:value-type="float" office:value="2" calcext:value-type="float">
            <text:p>2</text:p>
          </table:table-cell>
          <table:table-cell table:number-columns-repeated="21"/>
        </table:table-row>
        <table:table-row table:style-name="ro3">
          <table:table-cell office:value-type="float" office:value="99" calcext:value-type="float">
            <text:p>99</text:p>
          </table:table-cell>
          <table:table-cell office:value-type="string" calcext:value-type="string">
            <text:p>IQChvHH4L3M</text:p>
          </table:table-cell>
          <table:table-cell office:value-type="string" calcext:value-type="string">
            <text:p>ImageBERT</text:p>
          </table:table-cell>
          <table:table-cell office:value-type="string" calcext:value-type="string">
            <text:p>This video explores the ImageBERT model from Microsoft Research! This is a really interesting combination of vision and language tokens to achieve state of the art results on MSCOCO and Flickr30k image and text retrieval tasks! I hope this video helped you get a better sense of how image and text tokens can be combined in the transformer architecture and how self-attention uses visual tokens to inform the text task output of BERT's masked language modeling!</text:p>
            <text:p/>
            <text:p>Paper Links:</text:p>
            <text:p>ImageBERT: https://arxiv.org/pdf/2001.07966.pdf</text:p>
            <text:p>Conceptual Captions: https://ai.googleblog.com/2018/09/conceptual-captions-new-dataset-and.html</text:p>
            <text:p/>
            <text:p>Thanks for watching! Please Subscribe!</text:p>
          </table:table-cell>
          <table:table-cell table:style-name="ce3" office:value-type="string" calcext:value-type="string">
            <text:p>2020-02-07 16:05:37</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00" calcext:value-type="float">
            <text:p>700</text:p>
          </table:table-cell>
          <table:table-cell office:value-type="float" office:value="1953" calcext:value-type="float">
            <text:p>1953</text:p>
          </table:table-cell>
          <table:table-cell office:value-type="float" office:value="71" calcext:value-type="float">
            <text:p>71</text:p>
          </table:table-cell>
          <table:table-cell office:value-type="float" office:value="2" calcext:value-type="float">
            <text:p>2</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03</text:p>
          </table:table-cell>
          <table:table-cell table:formula="of:=YEAR([.E168])" office:value-type="float" office:value="2020" calcext:value-type="float">
            <text:p>2020</text:p>
          </table:table-cell>
          <table:table-cell table:formula="of:=MONTH([.E168])" office:value-type="float" office:value="2" calcext:value-type="float">
            <text:p>2</text:p>
          </table:table-cell>
          <table:table-cell table:number-columns-repeated="21"/>
        </table:table-row>
        <table:table-row table:style-name="ro3">
          <table:table-cell office:value-type="float" office:value="62" calcext:value-type="float">
            <text:p>62</text:p>
          </table:table-cell>
          <table:table-cell office:value-type="string" calcext:value-type="string">
            <text:p>0C9l1cWBYM4</text:p>
          </table:table-cell>
          <table:table-cell office:value-type="string" calcext:value-type="string">
            <text:p>What are those little blue underlines in Kaggle Notebooks? <text:s/>| Kaggle</text:p>
          </table:table-cell>
          <table:table-cell office:value-type="string" calcext:value-type="string">
            <text:p>What are those little blue underlines in Kaggle Notebooks? </text:p>
            <text:p>You may have noticed some little blue underlines in the code of Kaggle Notebooks. In this video Kaggle friend and Data Scientist Rachael tells you what those are--and how they can help you in your data science work!</text:p>
            <text:p/>
            <text:p>SUBSCRIBE: https://www.youtube.com/c/kaggle?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20-02-10 18:32:00</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121" calcext:value-type="float">
            <text:p>121</text:p>
          </table:table-cell>
          <table:table-cell office:value-type="float" office:value="1304" calcext:value-type="float">
            <text:p>1304</text:p>
          </table:table-cell>
          <table:table-cell office:value-type="float" office:value="40" calcext:value-type="float">
            <text:p>40</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3:09</text:p>
          </table:table-cell>
          <table:table-cell table:formula="of:=YEAR([.E169])" office:value-type="float" office:value="2020" calcext:value-type="float">
            <text:p>2020</text:p>
          </table:table-cell>
          <table:table-cell table:formula="of:=MONTH([.E169])" office:value-type="float" office:value="2" calcext:value-type="float">
            <text:p>2</text:p>
          </table:table-cell>
          <table:table-cell table:number-columns-repeated="21"/>
        </table:table-row>
        <table:table-row table:style-name="ro3">
          <table:table-cell office:value-type="float" office:value="105" calcext:value-type="float">
            <text:p>105</text:p>
          </table:table-cell>
          <table:table-cell office:value-type="string" calcext:value-type="string">
            <text:p>9ebPNEHRwXU</text:p>
          </table:table-cell>
          <table:table-cell office:value-type="string" calcext:value-type="string">
            <text:p>GPT Explained!</text:p>
          </table:table-cell>
          <table:table-cell office:value-type="string" calcext:value-type="string">
            <text:p>This video explains the original GPT model, "Improving Language Understanding by Generative Pre-Training". I think the key takeaways are understanding that they use a new unlabeled text dataset that requires the pre-training language modeling to incorporate longer range context, the way that they format input representations for supervised fine-tuning, and the different NLP tasks this is evaluated on!</text:p>
            <text:p/>
            <text:p>Paper Links:</text:p>
            <text:p>GPT: https://s3-us-west-2.amazonaws.com/openai-assets/research-covers/language-unsupervised/language_understanding_paper.pdf</text:p>
            <text:p>DeepMind "A new model and dataset for long range memory": https://deepmind.com/blog/article/A_new_model_and_dataset_for_long-range_memory</text:p>
            <text:p>SQuAD: https://rajpurkar.github.io/SQuAD-explorer/explore/v2.0/dev/Oxygen.html?model=BiDAF%20+%20Self%20Attention%20+%20ELMo%20(single%20model)%20(Allen%20Institute%20for%20Artificial%20Intelligence%20[modified%20by%20Stanford])&amp;version=v2.0</text:p>
            <text:p>MultiNLI: https://www.nyu.edu/projects/bowman/multinli/</text:p>
            <text:p>RACE: https://arxiv.org/pdf/1704.04683.pdf</text:p>
            <text:p>Quora Question Pairs: https://www.quora.com/q/quoradata/First-Quora-Dataset-Release-Question-Pairs</text:p>
            <text:p>CoLA: https://arxiv.org/pdf/1805.12471.pdf</text:p>
            <text:p/>
            <text:p>Thanks for watching! Please Subscribe!</text:p>
          </table:table-cell>
          <table:table-cell table:style-name="ce3" office:value-type="string" calcext:value-type="string">
            <text:p>2020-02-12 16:25:21</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613" calcext:value-type="float">
            <text:p>613</text:p>
          </table:table-cell>
          <table:table-cell office:value-type="float" office:value="1123" calcext:value-type="float">
            <text:p>1123</text:p>
          </table:table-cell>
          <table:table-cell office:value-type="float" office:value="50" calcext:value-type="float">
            <text:p>50</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05</text:p>
          </table:table-cell>
          <table:table-cell table:formula="of:=YEAR([.E170])" office:value-type="float" office:value="2020" calcext:value-type="float">
            <text:p>2020</text:p>
          </table:table-cell>
          <table:table-cell table:formula="of:=MONTH([.E170])" office:value-type="float" office:value="2" calcext:value-type="float">
            <text:p>2</text:p>
          </table:table-cell>
          <table:table-cell table:number-columns-repeated="21"/>
        </table:table-row>
        <table:table-row table:style-name="ro3">
          <table:table-cell office:value-type="float" office:value="101" calcext:value-type="float">
            <text:p>101</text:p>
          </table:table-cell>
          <table:table-cell office:value-type="string" calcext:value-type="string">
            <text:p>UULqu7LQoHs</text:p>
          </table:table-cell>
          <table:table-cell office:value-type="string" calcext:value-type="string">
            <text:p>GPT2 Explained!</text:p>
          </table:table-cell>
          <table:table-cell office:value-type="string" calcext:value-type="string">
            <text:p>This video explores the GPT-2 paper "Language Models are Unsupervised Multitask Learners". The paper has this title because their experiments show how massive language models trained on massive datasets can perform tasks like Question Answering and Translation by carefully formatting them as language modeling inputs.</text:p>
            <text:p/>
            <text:p>Paper Links</text:p>
            <text:p>GPT-2 Paper: https://cdn.openai.com/better-language-models/language_models_are_unsupervised_multitask_learners.pdf</text:p>
            <text:p>AllenNLP GPT-2 Demo: https://demo.allennlp.org/next-token-lm?text=Joel%20is</text:p>
            <text:p>The Illustrated GPT-2: http://jalammar.github.io/illustrated-gpt2/</text:p>
            <text:p>Combining GPT2 and BERT to make a fake person: https://www.bonkerfield.org/2020/02/combining-gpt-2-and-bert/</text:p>
            <text:p/>
            <text:p>Thanks for watching! Please Subscribe!</text:p>
          </table:table-cell>
          <table:table-cell table:style-name="ce3" office:value-type="string" calcext:value-type="string">
            <text:p>2020-02-13 15:34:25</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672" calcext:value-type="float">
            <text:p>672</text:p>
          </table:table-cell>
          <table:table-cell office:value-type="float" office:value="1536" calcext:value-type="float">
            <text:p>1536</text:p>
          </table:table-cell>
          <table:table-cell office:value-type="float" office:value="59" calcext:value-type="float">
            <text:p>59</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ert, attention, transformer</text:p>
          </table:table-cell>
          <table:table-cell table:style-name="ce3" office:value-type="string" calcext:value-type="string">
            <text:p>2020-04-22 23:12:29</text:p>
          </table:table-cell>
          <table:table-cell table:formula="of:=YEAR([.E171])" office:value-type="float" office:value="2020" calcext:value-type="float">
            <text:p>2020</text:p>
          </table:table-cell>
          <table:table-cell table:formula="of:=MONTH([.E171])" office:value-type="float" office:value="2" calcext:value-type="float">
            <text:p>2</text:p>
          </table:table-cell>
          <table:table-cell table:number-columns-repeated="21"/>
        </table:table-row>
        <table:table-row table:style-name="ro3">
          <table:table-cell office:value-type="float" office:value="117" calcext:value-type="float">
            <text:p>117</text:p>
          </table:table-cell>
          <table:table-cell office:value-type="string" calcext:value-type="string">
            <text:p>__ALQCud-iA</text:p>
          </table:table-cell>
          <table:table-cell office:value-type="string" calcext:value-type="string">
            <text:p>Generating Wikipedia by Summarizing Long Sequences</text:p>
          </table:table-cell>
          <table:table-cell office:value-type="string" calcext:value-type="string">
            <text:p>This video explores the paper "Generating Wikipedia by Summarizing Long Sequences". Natural Language Processing models that can generate summaries of source documents on a single topic such as "Generative Adversarial Networks" or "Reinforcement Learning" are one of the NLP applications that I find the most interesting! This paper is frequently cited for introducing the Transformer decoder architecture, but there is a lot more interesting details about this paper. I also think the approximations proposed to full attention in this paper are really interesting!</text:p>
            <text:p/>
            <text:p>Paper Link: https://arxiv.org/pdf/1801.10198.pdf</text:p>
            <text:p/>
            <text:p>Thanks for watching! Please Subscribe!</text:p>
          </table:table-cell>
          <table:table-cell table:style-name="ce3" office:value-type="string" calcext:value-type="string">
            <text:p>2020-02-13 22:15:43</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688" calcext:value-type="float">
            <text:p>688</text:p>
          </table:table-cell>
          <table:table-cell office:value-type="float" office:value="1036" calcext:value-type="float">
            <text:p>1036</text:p>
          </table:table-cell>
          <table:table-cell office:value-type="float" office:value="51" calcext:value-type="float">
            <text:p>51</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08</text:p>
          </table:table-cell>
          <table:table-cell table:formula="of:=YEAR([.E172])" office:value-type="float" office:value="2020" calcext:value-type="float">
            <text:p>2020</text:p>
          </table:table-cell>
          <table:table-cell table:formula="of:=MONTH([.E172])" office:value-type="float" office:value="2" calcext:value-type="float">
            <text:p>2</text:p>
          </table:table-cell>
          <table:table-cell table:number-columns-repeated="21"/>
        </table:table-row>
        <table:table-row table:style-name="ro3">
          <table:table-cell office:value-type="float" office:value="114" calcext:value-type="float">
            <text:p>114</text:p>
          </table:table-cell>
          <table:table-cell office:value-type="string" calcext:value-type="string">
            <text:p>lrmTNS8yAck</text:p>
          </table:table-cell>
          <table:table-cell office:value-type="string" calcext:value-type="string">
            <text:p>AI Weekly Update - February 17th, 2020 (#16)</text:p>
          </table:table-cell>
          <table:table-cell office:value-type="string" calcext:value-type="string">
            <text:p>ZeRO &amp; DeepSpeed: https://www.microsoft.com/en-us/research/blog/zero-deepspeed-new-system-optimizations-enable-training-models-with-over-100-billion-parameters/</text:p>
            <text:p>Turing-NLG: https://www.microsoft.com/en-us/research/blog/turing-nlg-a-17-billion-parameter-language-model-by-microsoft/?OCID=msr_blog_turing_hero</text:p>
            <text:p>DeepMind Compressive Transformer and PG-19: https://deepmind.com/blog/article/A_new_model_and_dataset_for_long-range_memory</text:p>
            <text:p>SimCLR: https://arxiv.org/pdf/2002.05709.pdf</text:p>
            <text:p>Improved Consistency Regularization for GANs: https://arxiv.org/pdf/2002.04724.pdf</text:p>
            <text:p>Growing Neural Cellular Automata: https://distill.pub/2020/growing-ca/</text:p>
            <text:p>Kaggle Abstraction and Reasoning Challenge: https://www.kaggle.com/c/abstraction-and-reasoning-challenge/overview</text:p>
            <text:p>Facebook Read to Fight Monsters: https://ai.facebook.com/blog/read-to-fight-monsters-using-rl-to-teach-agents-to-generalize-to-new-settings/</text:p>
            <text:p>FastAI Paper: https://arxiv.org/pdf/2002.04688.pdf</text:p>
            <text:p>AI2 RoboTHOR: https://ai2thor.allenai.org/robothor/challenge/</text:p>
            <text:p>Google AI Learning to See Transparent Objects: https://ai.googleblog.com/2020/02/learning-to-see-transparent-objects.html</text:p>
            <text:p>Google AI AutoFlip: https://ai.googleblog.com/2020/02/autoflip-open-source-framework-for.html</text:p>
            <text:p>MIT Sensorized Skin: https://www.csail.mit.edu/news/sensorized-skin-helps-soft-robots-find-their-bearings</text:p>
            <text:p>MIT Wikipedia Correction: https://www.csail.mit.edu/news/automated-system-can-rewrite-outdated-sentences-wikipedia-articles</text:p>
            <text:p>PyTorch3D Chamfer Loss Demo: https://medium.com/applied-data-science/pytorch3d-robolove-2138d84a425e</text:p>
            <text:p>NLP Newsletter: https://medium.com/dair-ai/nlp-newsletter-pytorch3d-deepspeed-turing-nlg-question-answering-benchmarks-hydra-sparse-322f018ee096</text:p>
            <text:p/>
            <text:p>Thanks for watching! Please Subscribe!</text:p>
          </table:table-cell>
          <table:table-cell table:style-name="ce3" office:value-type="string" calcext:value-type="string">
            <text:p>2020-02-17 20:35:41</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858" calcext:value-type="float">
            <text:p>1858</text:p>
          </table:table-cell>
          <table:table-cell office:value-type="float" office:value="1511" calcext:value-type="float">
            <text:p>1511</text:p>
          </table:table-cell>
          <table:table-cell office:value-type="float" office:value="78" calcext:value-type="float">
            <text:p>78</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08</text:p>
          </table:table-cell>
          <table:table-cell table:formula="of:=YEAR([.E173])" office:value-type="float" office:value="2020" calcext:value-type="float">
            <text:p>2020</text:p>
          </table:table-cell>
          <table:table-cell table:formula="of:=MONTH([.E173])" office:value-type="float" office:value="2" calcext:value-type="float">
            <text:p>2</text:p>
          </table:table-cell>
          <table:table-cell table:number-columns-repeated="21"/>
        </table:table-row>
        <table:table-row table:style-name="ro3">
          <table:table-cell office:value-type="float" office:value="104" calcext:value-type="float">
            <text:p>104</text:p>
          </table:table-cell>
          <table:table-cell office:value-type="string" calcext:value-type="string">
            <text:p>hZz95G8sJAs</text:p>
          </table:table-cell>
          <table:table-cell office:value-type="string" calcext:value-type="string">
            <text:p>AI Weekly Update - February 24th, 2020 (#17)</text:p>
          </table:table-cell>
          <table:table-cell office:value-type="string" calcext:value-type="string">
            <text:p>The Annotated GPT-2: https://amaarora.github.io/2020/02/18/annotatedGPT2.html</text:p>
            <text:p>DermGAN: https://ai.googleblog.com/2020/02/generating-diverse-synthetic-medical.html</text:p>
            <text:p>Subclass Distillation: https://arxiv.org/pdf/2002.03936.pdf</text:p>
            <text:p>Predicting how well neural networks will scale: https://www.csail.mit.edu/news/predicting-how-well-neural-networks-will-scale</text:p>
            <text:p>CodeBERT: https://arxiv.org/pdf/2002.08155.pdf</text:p>
            <text:p>Transformers as Soft Reasoners: https://arxiv.org/pdf/2002.05867v1.pdf</text:p>
            <text:p>Short Removal for Self-Supervised Learning: https://arxiv.org/pdf/2002.08822.pdf</text:p>
            <text:p>Torchmeta: https://medium.com/pytorch/torchmeta-a-meta-learning-library-for-pytorch-f76c2b07ca6d</text:p>
            <text:p>Deep Dive into the Reformer: https://www.pragmatic.ml/reformer-deep-dive/</text:p>
            <text:p>Molecule Attention Transformer: https://arxiv.org/pdf/2002.08264.pdf</text:p>
            <text:p>Multi-Agent Reinforcement Learning: https://kam.al/blog/marl1/</text:p>
            <text:p>Beyond BERT? https://towardsdatascience.com/beyond-bert-6f51a8bc5ce1</text:p>
            <text:p>The 2010s: Our Decade of Deep Learning: http://people.idsia.ch/~juergen/2010s-our-decade-of-deep-learning.html#DM3</text:p>
            <text:p>Fundamentals of NLP - Chapter 1: https://github.com/dair-ai/nlp_fundamentals</text:p>
            <text:p>MIT Tech Review OpenAI: https://www.technologyreview.com/s/615181/ai-openai-moonshot-elon-musk-sam-altman-greg-brockman-messy-secretive-reality/</text:p>
            <text:p>NVIDIA Deep 6: https://blogs.nvidia.com/blog/2020/02/20/deep-6-ai-clinical-trials/</text:p>
            <text:p>NVIDIA GTC Smart Robots: https://blogs.nvidia.com/blog/2020/02/18/ai-robots-gtc20/</text:p>
            <text:p>NVIDIA Retail and AI: https://blogs.nvidia.com/blog/2020/02/19/retail-industry-gtc/</text:p>
            <text:p>Allen Institute of AI Newsletter: https://allenai.org/newsletters/archive/2020-02-newsletter.html</text:p>
            <text:p>DairAI NLP Newsletter: https://medium.com/dair-ai/nlp-newsletter-the-annotated-gpt-2-understanding-self-distillation-haiku-ganilla-sparkwiki-b0f47f595c82</text:p>
            <text:p/>
            <text:p>Thanks for watching! Please Subscribe!</text:p>
          </table:table-cell>
          <table:table-cell table:style-name="ce3" office:value-type="string" calcext:value-type="string">
            <text:p>2020-02-24 20:44:28</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2091" calcext:value-type="float">
            <text:p>2091</text:p>
          </table:table-cell>
          <table:table-cell office:value-type="float" office:value="1428" calcext:value-type="float">
            <text:p>1428</text:p>
          </table:table-cell>
          <table:table-cell office:value-type="float" office:value="69" calcext:value-type="float">
            <text:p>69</text:p>
          </table:table-cell>
          <table:table-cell office:value-type="float" office:value="1" calcext:value-type="float">
            <text:p>1</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8:11</text:p>
          </table:table-cell>
          <table:table-cell table:formula="of:=YEAR([.E174])" office:value-type="float" office:value="2020" calcext:value-type="float">
            <text:p>2020</text:p>
          </table:table-cell>
          <table:table-cell table:formula="of:=MONTH([.E174])" office:value-type="float" office:value="2" calcext:value-type="float">
            <text:p>2</text:p>
          </table:table-cell>
          <table:table-cell table:number-columns-repeated="21"/>
        </table:table-row>
        <table:table-row table:style-name="ro3">
          <table:table-cell office:value-type="float" office:value="106" calcext:value-type="float">
            <text:p>106</text:p>
          </table:table-cell>
          <table:table-cell office:value-type="string" calcext:value-type="string">
            <text:p>YmAXluUDPPI</text:p>
          </table:table-cell>
          <table:table-cell office:value-type="string" calcext:value-type="string">
            <text:p>CodeBERT</text:p>
          </table:table-cell>
          <table:table-cell office:value-type="string" calcext:value-type="string">
            <text:p>This video explains how CodeBERT bridges information between natural language documentation and corresponding code pairs. CodeBERT is pre-trained with Masked Language Modeling and Replaced Token Detection and fine-tuned on tasks like Code Search from Natural Language and Generating Documentation. I am excited about the future of these kinds of tools, although I wish they were around when I started coding!</text:p>
            <text:p/>
            <text:p>Paper Link:</text:p>
            <text:p>CodeBERT: https://arxiv.org/abs/2002.08155</text:p>
            <text:p/>
            <text:p>Thanks for watching! Please Subscribe!</text:p>
          </table:table-cell>
          <table:table-cell table:style-name="ce3" office:value-type="string" calcext:value-type="string">
            <text:p>2020-02-28 15:36:35</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73" calcext:value-type="float">
            <text:p>773</text:p>
          </table:table-cell>
          <table:table-cell office:value-type="float" office:value="2599" calcext:value-type="float">
            <text:p>2599</text:p>
          </table:table-cell>
          <table:table-cell office:value-type="float" office:value="64" calcext:value-type="float">
            <text:p>64</text:p>
          </table:table-cell>
          <table:table-cell office:value-type="float" office:value="2" calcext:value-type="float">
            <text:p>2</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ert, arxiv.org/</text:p>
          </table:table-cell>
          <table:table-cell table:style-name="ce3" office:value-type="string" calcext:value-type="string">
            <text:p>2020-04-25 10:58:11</text:p>
          </table:table-cell>
          <table:table-cell table:formula="of:=YEAR([.E175])" office:value-type="float" office:value="2020" calcext:value-type="float">
            <text:p>2020</text:p>
          </table:table-cell>
          <table:table-cell table:formula="of:=MONTH([.E175])" office:value-type="float" office:value="2" calcext:value-type="float">
            <text:p>2</text:p>
          </table:table-cell>
          <table:table-cell table:number-columns-repeated="21"/>
        </table:table-row>
        <table:table-row table:style-name="ro3">
          <table:table-cell office:value-type="float" office:value="98" calcext:value-type="float">
            <text:p>98</text:p>
          </table:table-cell>
          <table:table-cell office:value-type="string" calcext:value-type="string">
            <text:p>K2ho2zoulT4</text:p>
          </table:table-cell>
          <table:table-cell office:value-type="string" calcext:value-type="string">
            <text:p>BERT Can See Out of the Box</text:p>
          </table:table-cell>
          <table:table-cell office:value-type="string" calcext:value-type="string">
            <text:p>The video explores an interesting paper seeing how easily (w.r.t fine-tuning effort) pre-trained visual embeddings can be combined with text captions for visual question generation in the BERT model. This video explores the approach the authors take for this, applications of vision-language models, and question generation. Thanks for watching! Please Subscribe!</text:p>
            <text:p/>
            <text:p>Paper Links:</text:p>
            <text:p>BERT Can See Out of the Box: https://arxiv.org/pdf/2002.10832.pdf</text:p>
            <text:p>BERT: https://arxiv.org/pdf/1810.04805.pdf</text:p>
            <text:p>ImageBERT: https://arxiv.org/pdf/2001.07966.pdf</text:p>
            <text:p>Training QA Models from Synthetic Data: https://arxiv.org/pdf/2002.09599.pdf</text:p>
            <text:p>AI2 BREAK: https://medium.com/ai2-blog/break-mapping-natural-language-questions-to-their-meaning-representation-31bb753701d6</text:p>
            <text:p>Google Street View Panoramas for Language Grounding Tasks: https://ai.googleblog.com/2020/02/enhancing-research-communitys-access-to.html</text:p>
            <text:p>Google Open Images V6 with Localized Narratives: https://ai.googleblog.com/2020/02/enhancing-research-communitys-access-to.html</text:p>
            <text:p>Salesforce Learning Reasoning Paths: https://blog.einstein.ai/learning-to-retrieve-reasoning-paths-from-the-wikipedia-graph-for-question-answering/</text:p>
            <text:p/>
            <text:p>Thanks for Watching! Please Subscribe!</text:p>
          </table:table-cell>
          <table:table-cell table:style-name="ce3" office:value-type="string" calcext:value-type="string">
            <text:p>2020-03-02 14:52:30</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10" calcext:value-type="float">
            <text:p>710</text:p>
          </table:table-cell>
          <table:table-cell office:value-type="float" office:value="1143" calcext:value-type="float">
            <text:p>1143</text:p>
          </table:table-cell>
          <table:table-cell office:value-type="float" office:value="43" calcext:value-type="float">
            <text:p>43</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transformer, https://arxiv.org/abs/1810.04805, https://arxiv.org/pdf/1810.04805.pdf</text:p>
          </table:table-cell>
          <table:table-cell table:style-name="ce3" office:value-type="string" calcext:value-type="string">
            <text:p>2020-04-25 11:12:08</text:p>
          </table:table-cell>
          <table:table-cell table:formula="of:=YEAR([.E176])" office:value-type="float" office:value="2020" calcext:value-type="float">
            <text:p>2020</text:p>
          </table:table-cell>
          <table:table-cell table:formula="of:=MONTH([.E176])" office:value-type="float" office:value="3" calcext:value-type="float">
            <text:p>3</text:p>
          </table:table-cell>
          <table:table-cell table:number-columns-repeated="21"/>
        </table:table-row>
        <table:table-row table:style-name="ro3">
          <table:table-cell office:value-type="float" office:value="102" calcext:value-type="float">
            <text:p>102</text:p>
          </table:table-cell>
          <table:table-cell office:value-type="string" calcext:value-type="string">
            <text:p>LZYlIWbSfTE</text:p>
          </table:table-cell>
          <table:table-cell office:value-type="string" calcext:value-type="string">
            <text:p>AI Weekly Update - March 2nd 2020 (#18)</text:p>
          </table:table-cell>
          <table:table-cell office:value-type="string" calcext:value-type="string">
            <text:p>Thanks for Watching! Please Subscribe!</text:p>
            <text:p>Text-To-Text Transfer Transformer: https://ai.googleblog.com/2020/02/exploring-transfer-learning-with-t5.html</text:p>
            <text:p>A Primer into BERTology: https://ai.googleblog.com/2020/02/exploring-transfer-learning-with-t5.html</text:p>
            <text:p>BERT Can See Out of the Box: https://arxiv.org/pdf/2002.10832.pdf</text:p>
            <text:p>Training Question Answering Models from Synthetic Data: https://arxiv.org/pdf/2002.09599.pdf</text:p>
            <text:p>Learning to retrieve reasoning paths from the Wikipedia graph: https://blog.einstein.ai/learning-to-retrieve-reasoning-paths-from-the-wikipedia-graph-for-question-answering/</text:p>
            <text:p>Learning to Continually Learn: https://arxiv.org/pdf/2002.09571.pdf</text:p>
            <text:p>Inverse RL: https://arxiv.org/pdf/2002.11089.pdf</text:p>
            <text:p>Open Images V6: https://ai.googleblog.com/2020/02/open-images-v6-now-featuring-localized.html</text:p>
            <text:p>Street View Panoramas for Language Grounding: https://ai.googleblog.com/2020/02/enhancing-research-communitys-access-to.html</text:p>
            <text:p>Batch Norm biases Deep ResNets towards Shallow Paths: https://arxiv.org/pdf/2002.10444.pdf</text:p>
            <text:p>Transformers are Graph Neural Networks; https://graphdeeplearning.github.io/post/transformers-are-gnns/</text:p>
            <text:p>The Illustrated Self-Supervised Learning: https://amitness.com/2020/02/illustrated-self-supervised-learning/</text:p>
            <text:p>Freeze Discriminator: https://arxiv.org/pdf/2002.10964.pdf</text:p>
            <text:p>FastMRI advances with Adversarial Training: https://ai.facebook.com/blog/fastmri-leverages-adversarial-learning-to-remove-image-artifacts/</text:p>
            <text:p>Facebook 2D to 3D photos: https://ai.facebook.com/blog/-powered-by-ai-turning-any-2d-photo-into-3d-using-convolutional-neural-nets/</text:p>
            <text:p>DairAI NLP Newsletter: https://medium.com/dair-ai/nlp-newsletter-bertology-primer-fastpages-t5-data-science-education-pytorch-notebooks-slow-8ae5d499e040</text:p>
          </table:table-cell>
          <table:table-cell table:style-name="ce3" office:value-type="string" calcext:value-type="string">
            <text:p>2020-03-02 22:08:54</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865" calcext:value-type="float">
            <text:p>1865</text:p>
          </table:table-cell>
          <table:table-cell office:value-type="float" office:value="2030" calcext:value-type="float">
            <text:p>2030</text:p>
          </table:table-cell>
          <table:table-cell office:value-type="float" office:value="95" calcext:value-type="float">
            <text:p>95</text:p>
          </table:table-cell>
          <table:table-cell office:value-type="float" office:value="1" calcext:value-type="float">
            <text:p>1</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bert, transformer, arxiv.org/</text:p>
          </table:table-cell>
          <table:table-cell table:style-name="ce3" office:value-type="string" calcext:value-type="string">
            <text:p>2020-04-25 10:58:08</text:p>
          </table:table-cell>
          <table:table-cell table:formula="of:=YEAR([.E177])" office:value-type="float" office:value="2020" calcext:value-type="float">
            <text:p>2020</text:p>
          </table:table-cell>
          <table:table-cell table:formula="of:=MONTH([.E177])" office:value-type="float" office:value="3" calcext:value-type="float">
            <text:p>3</text:p>
          </table:table-cell>
          <table:table-cell table:number-columns-repeated="21"/>
        </table:table-row>
        <table:table-row table:style-name="ro3">
          <table:table-cell office:value-type="float" office:value="100" calcext:value-type="float">
            <text:p>100</text:p>
          </table:table-cell>
          <table:table-cell office:value-type="string" calcext:value-type="string">
            <text:p>QWu7j1nb_jI</text:p>
          </table:table-cell>
          <table:table-cell office:value-type="string" calcext:value-type="string">
            <text:p>ELECTRA: Pre-Training Text Encoders as Discriminators Rather than Generators</text:p>
          </table:table-cell>
          <table:table-cell office:value-type="string" calcext:value-type="string">
            <text:p>This video explains the new Replaced Token Detection pre-training objective introduced in ELECTRA. ELECTRA is much more compute efficient due to defining the loss on the entire input sequence and avoiding the introduction of the [MASK] token into the self-supervised learning task. ELECTRA-small is trained on 1 GPU for 4 days and outperforms GPT trained with 30x more compute. ELECTRA is on par with RoBERTa and XLNet with 1/4 of the compute and surpasses those models with the same level of compute!</text:p>
            <text:p>Thanks for watching! Please Subscribe!</text:p>
            <text:p/>
            <text:p>Paper Link:</text:p>
            <text:p>ELECTRA: https://openreview.net/pdf?id=r1xMH1BtvB</text:p>
            <text:p>BERT: https://arxiv.org/abs/1810.04805</text:p>
          </table:table-cell>
          <table:table-cell table:style-name="ce3" office:value-type="string" calcext:value-type="string">
            <text:p>2020-03-10 15:10:53</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02" calcext:value-type="float">
            <text:p>702</text:p>
          </table:table-cell>
          <table:table-cell office:value-type="float" office:value="1616" calcext:value-type="float">
            <text:p>1616</text:p>
          </table:table-cell>
          <table:table-cell office:value-type="float" office:value="70" calcext:value-type="float">
            <text:p>70</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https://arxiv.org/abs/1810.04805, https://arxiv.org/pdf/1810.04805.pdf</text:p>
          </table:table-cell>
          <table:table-cell table:style-name="ce3" office:value-type="string" calcext:value-type="string">
            <text:p>2020-04-25 11:12:08</text:p>
          </table:table-cell>
          <table:table-cell table:formula="of:=YEAR([.E178])" office:value-type="float" office:value="2020" calcext:value-type="float">
            <text:p>2020</text:p>
          </table:table-cell>
          <table:table-cell table:formula="of:=MONTH([.E178])" office:value-type="float" office:value="3" calcext:value-type="float">
            <text:p>3</text:p>
          </table:table-cell>
          <table:table-cell table:number-columns-repeated="21"/>
        </table:table-row>
        <table:table-row table:style-name="ro3">
          <table:table-cell office:value-type="float" office:value="135" calcext:value-type="float">
            <text:p>135</text:p>
          </table:table-cell>
          <table:table-cell office:value-type="string" calcext:value-type="string">
            <text:p>LDrQgIhXlk8</text:p>
          </table:table-cell>
          <table:table-cell office:value-type="string" calcext:value-type="string">
            <text:p>Learning Visiolinguistic Representations with ViLBERT w/ Stefan Lee - #358</text:p>
          </table:table-cell>
          <table:table-cell office:value-type="string" calcext:value-type="string">
            <text:p>Today were joined by Stefan Lee, assistant professor at the school of electrical engineering and computer science at Oregon State University. Stefan, who we sat down with at NeurIPS this past winter, is focused on the development of agents that can perceive their environment and communicate their understanding with humans in order to coordinate their actions to achieve mutual goals. </text:p>
            <text:p/>
            <text:p> In our conversation, we focus on his paper ViLBERT: Pretraining Task-Agnostic Visiolinguistic Representations for Vision-and-Language Tasks, a model for learning joint representations of image content and natural language. We talk through the development and training process for this model, the adaptation of the training process to incorporate additional visual information to BERT models, where this research leads from the perspective of integration between visual and language tasks and finally, we discuss the importance of visual grounding.</text:p>
            <text:p/>
            <text:p> Check out the complete show notes page at twimlai.com/talk/358.</text:p>
          </table:table-cell>
          <table:table-cell table:style-name="ce3" office:value-type="string" calcext:value-type="string">
            <text:p>2020-03-19 05:52:10</text:p>
          </table:table-cell>
          <table:table-cell office:value-type="string" calcext:value-type="string">
            <text:p>ai, artificialintelligence, bert, computerscience, data, datascience, linguistics, machinelearning, ml, neurips, oregonstateuniversity, podcast, stefanlee, tech, technology, transformermodel, twiml, vilbert, visualinformation, visualquestionanswering</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1659" calcext:value-type="float">
            <text:p>1659</text:p>
          </table:table-cell>
          <table:table-cell office:value-type="float" office:value="76" calcext:value-type="float">
            <text:p>7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ert</text:p>
          </table:table-cell>
          <table:table-cell table:style-name="ce3" office:value-type="string" calcext:value-type="string">
            <text:p>2020-04-21 23:26:01</text:p>
          </table:table-cell>
          <table:table-cell table:formula="of:=YEAR([.E179])" office:value-type="float" office:value="2020" calcext:value-type="float">
            <text:p>2020</text:p>
          </table:table-cell>
          <table:table-cell table:formula="of:=MONTH([.E179])" office:value-type="float" office:value="3" calcext:value-type="float">
            <text:p>3</text:p>
          </table:table-cell>
          <table:table-cell table:number-columns-repeated="21"/>
        </table:table-row>
        <table:table-row table:style-name="ro3">
          <table:table-cell office:value-type="float" office:value="8" calcext:value-type="float">
            <text:p>8</text:p>
          </table:table-cell>
          <table:table-cell office:value-type="string" calcext:value-type="string">
            <text:p>_8KNb5iqblE</text:p>
          </table:table-cell>
          <table:table-cell office:value-type="string" calcext:value-type="string">
            <text:p>Longformer: The Long-Document Transformer</text:p>
          </table:table-cell>
          <table:table-cell office:value-type="string" calcext:value-type="string">
            <text:p>The Longformer extends the Transformer by introducing sliding window attention and sparse global attention. This allows for the processing of much longer documents than classic models like BERT.</text:p>
            <text:p/>
            <text:p>Paper: https://arxiv.org/abs/2004.05150</text:p>
            <text:p>Code: https://github.com/allenai/longformer</text:p>
            <text:p/>
            <text:p>Abstract:</text:p>
            <text:p>Transformer-based models are unable to process long sequences due to their self-attention operation, which scales quadratically with the sequence length. To address this limitation, we introduce the Longformer with an attention mechanism that scales linearly with sequence length, making it easy to process documents of thousands of tokens or longer. Longformer's attention mechanism is a drop-in replacement for the standard self-attention and combines a local windowed attention with a task motivated global attention. Following prior work on long-sequence transformers, we evaluate Longformer on character-level language modeling and achieve state-of-the-art results on text8 and enwik8. In contrast to most prior work, we also pretrain Longformer and finetune it on a variety of downstream tasks. Our pretrained Longformer consistently outperforms RoBERTa on long document tasks and sets new state-of-the-art results on WikiHop and TriviaQA.</text:p>
            <text:p/>
            <text:p>Authors: Iz Beltagy, Matthew E. Peters, Arman Cohan</text:p>
            <text:p/>
            <text:p>Links:</text:p>
            <text:p>YouTube: https://www.youtube.com/c/yannickilcher</text:p>
            <text:p>Twitter: https://twitter.com/ykilcher</text:p>
            <text:p>BitChute: https://www.bitchute.com/channel/yannic-kilcher</text:p>
            <text:p>Minds: https://www.minds.com/ykilcher</text:p>
          </table:table-cell>
          <table:table-cell table:style-name="ce3" office:value-type="string" calcext:value-type="string">
            <text:p>2020-04-20 14:07:56</text:p>
          </table:table-cell>
          <table:table-cell office:value-type="string" calcext:value-type="string">
            <text:p>deep learning, machine learning, nlp, natural language processing, machine translation, arxiv, attention mechanism, attention, transformer, bert, roberta, mlm, convolution, memory, linear, sliding, dilated, sparse</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596" calcext:value-type="float">
            <text:p>1596</text:p>
          </table:table-cell>
          <table:table-cell office:value-type="float" office:value="655" calcext:value-type="float">
            <text:p>655</text:p>
          </table:table-cell>
          <table:table-cell office:value-type="float" office:value="53" calcext:value-type="float">
            <text:p>53</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text:p>
          </table:table-cell>
          <table:table-cell table:style-name="ce3" office:value-type="string" calcext:value-type="string">
            <text:p>2020-04-25 10:57:16</text:p>
          </table:table-cell>
          <table:table-cell table:formula="of:=YEAR([.E180])" office:value-type="float" office:value="2020" calcext:value-type="float">
            <text:p>2020</text:p>
          </table:table-cell>
          <table:table-cell table:formula="of:=MONTH([.E180])" office:value-type="float" office:value="4" calcext:value-type="float">
            <text:p>4</text:p>
          </table:table-cell>
          <table:table-cell table:number-columns-repeated="21"/>
        </table:table-row>
        <table:table-row table:style-name="ro3" table:number-rows-repeated="1048395">
          <table:table-cell table:number-columns-repeated="41"/>
        </table:table-row>
        <table:table-row table:style-name="ro3">
          <table:table-cell table:number-columns-repeated="41"/>
        </table:table-row>
      </table:table>
      <table:table table:name="q=bert_abs|pdf" table:style-name="ta1">
        <table:shapes>
          <draw:frame draw:z-index="0" draw:style-name="gr1" draw:text-style-name="P1" svg:width="224.48pt" svg:height="623.74pt" svg:x="994.68pt" svg:y="197.29pt">
            <loext:p draw:notify-on-update-of-ranges="'q=bert_abs|pdf'.U10:'q=bert_abs|pdf'.U29 'q=bert_abs|pdf'.AB1:'q=bert_abs|pdf'.AB1 'q=bert_abs|pdf'.AB10:'q=bert_abs|pdf'.AB29 'q=bert_abs|pdf'.AC1:'q=bert_abs|pdf'.AC1 'q=bert_abs|pdf'.AC10:'q=bert_abs|pdf'.AC29 'q=bert_abs|pdf'.AD1:'q=bert_abs|pdf'.AD1 'q=bert_abs|pdf'.AD10:'q=bert_abs|pdf'.AD29 'q=bert_abs|pdf'.AE1:'q=bert_abs|pdf'.AE1 'q=bert_abs|pdf'.AE10:'q=bert_abs|pdf'.AE29 'q=bert_abs|pdf'.AF1:'q=bert_abs|pdf'.AF1 'q=bert_abs|pdf'.AF10:'q=bert_abs|pdf'.AF29 'q=bert_abs|pdf'.AG1:'q=bert_abs|pdf'.AG1 'q=bert_abs|pdf'.AG10:'q=bert_abs|pdf'.AG29"/>
            <draw:object xlink:href="./Object 12" xlink:type="simple" xlink:show="embed" xlink:actuate="onLoad"/>
            <draw:image xlink:href="./ObjectReplacements/Object 12" xlink:type="simple" xlink:show="embed" xlink:actuate="onLoad"/>
          </draw:frame>
          <draw:frame draw:z-index="1" draw:style-name="gr1" draw:text-style-name="P1" svg:width="828pt" svg:height="656.56pt" svg:x="145.33pt" svg:y="173.54pt">
            <loext:p draw:notify-on-update-of-ranges="'q=bert_abs|pdf'.U10:'q=bert_abs|pdf'.U29 'q=bert_abs|pdf'.V1:'q=bert_abs|pdf'.V1 'q=bert_abs|pdf'.V10:'q=bert_abs|pdf'.V29 'q=bert_abs|pdf'.W1:'q=bert_abs|pdf'.W1 'q=bert_abs|pdf'.W10:'q=bert_abs|pdf'.W29 'q=bert_abs|pdf'.X1:'q=bert_abs|pdf'.X1 'q=bert_abs|pdf'.X10:'q=bert_abs|pdf'.X29 'q=bert_abs|pdf'.Y1:'q=bert_abs|pdf'.Y1 'q=bert_abs|pdf'.Y10:'q=bert_abs|pdf'.Y29 'q=bert_abs|pdf'.Z1:'q=bert_abs|pdf'.Z1 'q=bert_abs|pdf'.Z10:'q=bert_abs|pdf'.Z29 'q=bert_abs|pdf'.AA1:'q=bert_abs|pdf'.AA1 'q=bert_abs|pdf'.AA10:'q=bert_abs|pdf'.AA29"/>
            <draw:object xlink:href="./Object 13" xlink:type="simple" xlink:show="embed" xlink:actuate="onLoad"/>
            <draw:image xlink:href="./ObjectReplacements/Object 13" xlink:type="simple" xlink:show="embed" xlink:actuate="onLoad"/>
          </draw:frame>
        </table:shapes>
        <table:table-column table:style-name="co2" table:number-columns-repeated="41" table:default-cell-style-name="Default"/>
        <table:table-row table:style-name="ro3">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2"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2"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cell table:number-columns-repeated="8"/>
        </table:table-row>
        <table:table-row table:style-name="ro3">
          <table:table-cell office:value-type="float" office:value="2" calcext:value-type="float">
            <text:p>2</text:p>
          </table:table-cell>
          <table:table-cell office:value-type="string" calcext:value-type="string">
            <text:p>-9evrZnBorM</text:p>
          </table:table-cell>
          <table:table-cell office:value-type="string" calcext:value-type="string">
            <text:p>BERT: Pre-training of Deep Bidirectional Transformers for Language Understanding</text:p>
          </table:table-cell>
          <table:table-cell office:value-type="string" calcext:value-type="string">
            <text:p>https://arxiv.org/abs/1810.04805</text:p>
            <text:p/>
            <text:p>Abstract:</text:p>
            <text:p>We introduce a new language representation model called BERT, which stands for Bidirectional Encoder Representations from Transformers. Unlike recent language representation models, BERT is designed to pre-train deep bidirectional representations by jointly conditioning on both left and right context in all layers. As a result, the pre-trained BERT representations can be fine-tuned with just one additional output layer to create state-of-the-art models for a wide range of tasks, such as question answering and language inference, without substantial task-specific architecture modifications. </text:p>
            <text:p>BERT is conceptually simple and empirically powerful. It obtains new state-of-the-art results on eleven natural language processing tasks, including pushing the GLUE benchmark to 80.4% (7.6% absolute improvement), MultiNLI accuracy to 86.7 (5.6% absolute improvement) and the SQuAD v1.1 question answering Test F1 to 93.2 (1.5% absolute improvement), outperforming human performance by 2.0%.</text:p>
            <text:p/>
            <text:p>Authors:</text:p>
            <text:p>Jacob Devlin, Ming-Wei Chang, Kenton Lee, Kristina Toutanova</text:p>
          </table:table-cell>
          <table:table-cell table:style-name="ce3" office:value-type="string" calcext:value-type="string">
            <text:p>2019-01-30 08:51:15</text:p>
          </table:table-cell>
          <table:table-cell office:value-type="string" calcext:value-type="string">
            <text:p>bert, deep learning, attention, unsupervised, nlp, transformer, squad, wordpiece, embeddings, language, language modeling, attention layers, bidirectional, elmo, natural language processing, machine learning, word vectors, pretrained, fine tuning</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2413" calcext:value-type="float">
            <text:p>2413</text:p>
          </table:table-cell>
          <table:table-cell office:value-type="float" office:value="23138" calcext:value-type="float">
            <text:p>23138</text:p>
          </table:table-cell>
          <table:table-cell office:value-type="float" office:value="539" calcext:value-type="float">
            <text:p>539</text:p>
          </table:table-cell>
          <table:table-cell office:value-type="float" office:value="7" calcext:value-type="float">
            <text:p>7</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bert, attention, transformer, https://arxiv.org/abs/1810.04805</text:p>
          </table:table-cell>
          <table:table-cell table:style-name="ce3" office:value-type="string" calcext:value-type="string">
            <text:p>2020-04-24 16:30:34</text:p>
          </table:table-cell>
          <table:table-cell table:formula="of:=YEAR([.E2])" office:value-type="float" office:value="2019" calcext:value-type="float">
            <text:p>2019</text:p>
          </table:table-cell>
          <table:table-cell table:formula="of:=MONTH([.E2])" office:value-type="float" office:value="1" calcext:value-type="float">
            <text:p>1</text:p>
          </table:table-cell>
          <table:table-cell table:style-name="ce1" office:value-type="date" office:date-value="2018-01-01" calcext:value-type="date">
            <text:p>2018-01-01</text:p>
          </table:table-cell>
          <table:table-cell table:formula="of:=COUNTIFS([.$S$2:.$S$180];YEAR([.U2]);[.$T$2:.$T$180];MONTH([.U2]))" office:value-type="float" office:value="0" calcext:value-type="float">
            <text:p>0</text:p>
          </table:table-cell>
          <table:table-cell table:formula="of:=SUMIFS([.K$2:.K$180];[.$S$2:.$S$180];YEAR([.$U2]);[.$T$2:.$T$180];MONTH([.$U2]))/10000" office:value-type="float" office:value="0" calcext:value-type="float">
            <text:p>0</text:p>
          </table:table-cell>
          <table:table-cell table:formula="of:=SUMIFS([.L$2:.L$180];[.$S$2:.$S$180];YEAR([.$U2]);[.$T$2:.$T$180];MONTH([.$U2]))/10000" office:value-type="float" office:value="0" calcext:value-type="float">
            <text:p>0</text:p>
          </table:table-cell>
          <table:table-cell table:formula="of:=SUMIFS([.M$2:.M$180];[.$S$2:.$S$180];YEAR([.$U2]);[.$T$2:.$T$180];MONTH([.$U2]))/1000" office:value-type="float" office:value="0" calcext:value-type="float">
            <text:p>0</text:p>
          </table:table-cell>
          <table:table-cell table:formula="of:=SUMIFS([.N$2:.N$180];[.$S$2:.$S$180];YEAR([.$U2]);[.$T$2:.$T$180];MONTH([.$U2]))/100" office:value-type="float" office:value="0" calcext:value-type="float">
            <text:p>0</text:p>
          </table:table-cell>
          <table:table-cell table:formula="of:=SUMIFS([.O$2:.O$180];[.$S$2:.$S$180];YEAR([.$U2]);[.$T$2:.$T$180];MONTH([.$U2]))/100" office:value-type="float" office:value="0" calcext:value-type="float">
            <text:p>0</text:p>
          </table:table-cell>
          <table:table-cell table:formula="of:=SUM([.V$2:.V2])" office:value-type="float" office:value="0" calcext:value-type="float">
            <text:p>0</text:p>
          </table:table-cell>
          <table:table-cell table:formula="of:=SUM([.W$2:.W2])" office:value-type="float" office:value="0" calcext:value-type="float">
            <text:p>0</text:p>
          </table:table-cell>
          <table:table-cell table:formula="of:=SUM([.X$2:.X2])" office:value-type="float" office:value="0" calcext:value-type="float">
            <text:p>0</text:p>
          </table:table-cell>
          <table:table-cell table:formula="of:=SUM([.Y$2:.Y2])" office:value-type="float" office:value="0" calcext:value-type="float">
            <text:p>0</text:p>
          </table:table-cell>
          <table:table-cell table:formula="of:=SUM([.Z$2:.Z2])" office:value-type="float" office:value="0" calcext:value-type="float">
            <text:p>0</text:p>
          </table:table-cell>
          <table:table-cell table:formula="of:=SUM([.AA$2:.AA2])" office:value-type="float" office:value="0" calcext:value-type="float">
            <text:p>0</text:p>
          </table:table-cell>
          <table:table-cell table:number-columns-repeated="2"/>
          <table:table-cell office:value-type="string" calcext:value-type="string">
            <text:p># of contents</text:p>
          </table:table-cell>
          <table:table-cell office:value-type="string" calcext:value-type="string">
            <text:p>Duration/10000</text:p>
          </table:table-cell>
          <table:table-cell office:value-type="string" calcext:value-type="string">
            <text:p>ViewCount/10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row>
        <table:table-row table:style-name="ro3">
          <table:table-cell office:value-type="float" office:value="23" calcext:value-type="float">
            <text:p>23</text:p>
          </table:table-cell>
          <table:table-cell office:value-type="string" calcext:value-type="string">
            <text:p>BaPM47hO8p8</text:p>
          </table:table-cell>
          <table:table-cell office:value-type="string" calcext:value-type="string">
            <text:p>Kaggle Reading Group: Bidirectional Encoder Representations from Transformers (aka BERT) | Kaggle</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 Kaggle</text:p>
            <text:p>https://www.youtube.com/watch?v=BaPM47hO8p8</text:p>
            <text:p/>
            <text:p>Kaggle</text:p>
            <text:p>http://www.youtube.com/user/kaggledotcom</text:p>
          </table:table-cell>
          <table:table-cell table:style-name="ce3" office:value-type="string" calcext:value-type="string">
            <text:p>2019-01-09 18:39:15</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594" calcext:value-type="float">
            <text:p>3594</text:p>
          </table:table-cell>
          <table:table-cell office:value-type="float" office:value="7788" calcext:value-type="float">
            <text:p>7788</text:p>
          </table:table-cell>
          <table:table-cell office:value-type="float" office:value="155" calcext:value-type="float">
            <text:p>155</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9</text:p>
          </table:table-cell>
          <table:table-cell table:formula="of:=YEAR([.E3])" office:value-type="float" office:value="2019" calcext:value-type="float">
            <text:p>2019</text:p>
          </table:table-cell>
          <table:table-cell table:formula="of:=MONTH([.E3])" office:value-type="float" office:value="1" calcext:value-type="float">
            <text:p>1</text:p>
          </table:table-cell>
          <table:table-cell table:style-name="ce1" office:value-type="date" office:date-value="2018-02-01" calcext:value-type="date">
            <text:p>2018-02-01</text:p>
          </table:table-cell>
          <table:table-cell table:formula="of:=COUNTIFS([.$S$2:.$S$180];YEAR([.U3]);[.$T$2:.$T$180];MONTH([.U3]))" office:value-type="float" office:value="0" calcext:value-type="float">
            <text:p>0</text:p>
          </table:table-cell>
          <table:table-cell table:formula="of:=SUMIFS([.K$2:.K$180];[.$S$2:.$S$180];YEAR([.$U3]);[.$T$2:.$T$180];MONTH([.$U3]))/10000" office:value-type="float" office:value="0" calcext:value-type="float">
            <text:p>0</text:p>
          </table:table-cell>
          <table:table-cell table:formula="of:=SUMIFS([.L$2:.L$180];[.$S$2:.$S$180];YEAR([.$U3]);[.$T$2:.$T$180];MONTH([.$U3]))/10000" office:value-type="float" office:value="0" calcext:value-type="float">
            <text:p>0</text:p>
          </table:table-cell>
          <table:table-cell table:formula="of:=SUMIFS([.M$2:.M$180];[.$S$2:.$S$180];YEAR([.$U3]);[.$T$2:.$T$180];MONTH([.$U3]))/1000" office:value-type="float" office:value="0" calcext:value-type="float">
            <text:p>0</text:p>
          </table:table-cell>
          <table:table-cell table:formula="of:=SUMIFS([.N$2:.N$180];[.$S$2:.$S$180];YEAR([.$U3]);[.$T$2:.$T$180];MONTH([.$U3]))/100" office:value-type="float" office:value="0" calcext:value-type="float">
            <text:p>0</text:p>
          </table:table-cell>
          <table:table-cell table:formula="of:=SUMIFS([.O$2:.O$180];[.$S$2:.$S$180];YEAR([.$U3]);[.$T$2:.$T$180];MONTH([.$U3]))/100" office:value-type="float" office:value="0" calcext:value-type="float">
            <text:p>0</text:p>
          </table:table-cell>
          <table:table-cell table:formula="of:=SUM([.V$2:.V3])" office:value-type="float" office:value="0" calcext:value-type="float">
            <text:p>0</text:p>
          </table:table-cell>
          <table:table-cell table:formula="of:=SUM([.W$2:.W3])" office:value-type="float" office:value="0" calcext:value-type="float">
            <text:p>0</text:p>
          </table:table-cell>
          <table:table-cell table:formula="of:=SUM([.X$2:.X3])" office:value-type="float" office:value="0" calcext:value-type="float">
            <text:p>0</text:p>
          </table:table-cell>
          <table:table-cell table:formula="of:=SUM([.Y$2:.Y3])" office:value-type="float" office:value="0" calcext:value-type="float">
            <text:p>0</text:p>
          </table:table-cell>
          <table:table-cell table:formula="of:=SUM([.Z$2:.Z3])" office:value-type="float" office:value="0" calcext:value-type="float">
            <text:p>0</text:p>
          </table:table-cell>
          <table:table-cell table:formula="of:=SUM([.AA$2:.AA3])" office:value-type="float" office:value="0" calcext:value-type="float">
            <text:p>0</text:p>
          </table:table-cell>
          <table:table-cell/>
          <table:table-cell office:value-type="string" calcext:value-type="string">
            <text:p># of contents</text:p>
          </table:table-cell>
          <table:table-cell table:formula="of:=PEARSON([.$V$10:.$V$29];[.V10:.V29])" office:value-type="float" office:value="1" calcext:value-type="float">
            <text:p>1</text:p>
          </table:table-cell>
          <table:table-cell table:style-name="ce4" table:formula="of:=PEARSON([.$V$10:.$V$29];[.W10:.W29])" office:value-type="float" office:value="0.82582739326592" calcext:value-type="float">
            <text:p>0.8258273933</text:p>
          </table:table-cell>
          <table:table-cell table:formula="of:=PEARSON([.$V$10:.$V$29];[.X10:.X29])" office:value-type="float" office:value="0.655475346367193" calcext:value-type="float">
            <text:p>0.6554753464</text:p>
          </table:table-cell>
          <table:table-cell table:formula="of:=PEARSON([.$V$10:.$V$29];[.Y10:.Y29])" office:value-type="float" office:value="0.71995654919894" calcext:value-type="float">
            <text:p>0.7199565492</text:p>
          </table:table-cell>
          <table:table-cell table:formula="of:=PEARSON([.$V$10:.$V$29];[.Z10:.Z29])" office:value-type="float" office:value="-0.266556994991592" calcext:value-type="float">
            <text:p>-0.266556995</text:p>
          </table:table-cell>
          <table:table-cell table:formula="of:=PEARSON([.$V$10:.$V$29];[.AA10:.AA29])" office:value-type="float" office:value="0.681391085153913" calcext:value-type="float">
            <text:p>0.6813910852</text:p>
          </table:table-cell>
        </table:table-row>
        <table:table-row table:style-name="ro3">
          <table:table-cell office:value-type="float" office:value="27" calcext:value-type="float">
            <text:p>27</text:p>
          </table:table-cell>
          <table:table-cell office:value-type="string" calcext:value-type="string">
            <text:p>4qDJwq42q-k</text:p>
          </table:table-cell>
          <table:table-cell office:value-type="string" calcext:value-type="string">
            <text:p>Kaggle Reading Group: Bidirectional Encoder Representations from Transformers (aka BERT) (Part 4)</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Part 4) | Kaggle</text:p>
            <text:p>https://www.youtube.com/watch?v=4qDJwq42q-k</text:p>
            <text:p/>
            <text:p>Kaggle</text:p>
            <text:p>http://www.youtube.com/user/kaggledotcom</text:p>
          </table:table-cell>
          <table:table-cell table:style-name="ce3" office:value-type="string" calcext:value-type="string">
            <text:p>2019-02-13 18:37:53</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364" calcext:value-type="float">
            <text:p>3364</text:p>
          </table:table-cell>
          <table:table-cell office:value-type="float" office:value="1559" calcext:value-type="float">
            <text:p>1559</text:p>
          </table:table-cell>
          <table:table-cell office:value-type="float" office:value="34" calcext:value-type="float">
            <text:p>34</text:p>
          </table:table-cell>
          <table:table-cell table:number-columns-repeated="3"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8</text:p>
          </table:table-cell>
          <table:table-cell table:formula="of:=YEAR([.E4])" office:value-type="float" office:value="2019" calcext:value-type="float">
            <text:p>2019</text:p>
          </table:table-cell>
          <table:table-cell table:formula="of:=MONTH([.E4])" office:value-type="float" office:value="2" calcext:value-type="float">
            <text:p>2</text:p>
          </table:table-cell>
          <table:table-cell table:style-name="ce1" office:value-type="date" office:date-value="2018-03-01" calcext:value-type="date">
            <text:p>2018-03-01</text:p>
          </table:table-cell>
          <table:table-cell table:formula="of:=COUNTIFS([.$S$2:.$S$180];YEAR([.U4]);[.$T$2:.$T$180];MONTH([.U4]))" office:value-type="float" office:value="0" calcext:value-type="float">
            <text:p>0</text:p>
          </table:table-cell>
          <table:table-cell table:formula="of:=SUMIFS([.K$2:.K$180];[.$S$2:.$S$180];YEAR([.$U4]);[.$T$2:.$T$180];MONTH([.$U4]))/10000" office:value-type="float" office:value="0" calcext:value-type="float">
            <text:p>0</text:p>
          </table:table-cell>
          <table:table-cell table:formula="of:=SUMIFS([.L$2:.L$180];[.$S$2:.$S$180];YEAR([.$U4]);[.$T$2:.$T$180];MONTH([.$U4]))/10000" office:value-type="float" office:value="0" calcext:value-type="float">
            <text:p>0</text:p>
          </table:table-cell>
          <table:table-cell table:formula="of:=SUMIFS([.M$2:.M$180];[.$S$2:.$S$180];YEAR([.$U4]);[.$T$2:.$T$180];MONTH([.$U4]))/1000" office:value-type="float" office:value="0" calcext:value-type="float">
            <text:p>0</text:p>
          </table:table-cell>
          <table:table-cell table:formula="of:=SUMIFS([.N$2:.N$180];[.$S$2:.$S$180];YEAR([.$U4]);[.$T$2:.$T$180];MONTH([.$U4]))/100" office:value-type="float" office:value="0" calcext:value-type="float">
            <text:p>0</text:p>
          </table:table-cell>
          <table:table-cell table:formula="of:=SUMIFS([.O$2:.O$180];[.$S$2:.$S$180];YEAR([.$U4]);[.$T$2:.$T$180];MONTH([.$U4]))/100" office:value-type="float" office:value="0" calcext:value-type="float">
            <text:p>0</text:p>
          </table:table-cell>
          <table:table-cell table:formula="of:=SUM([.V$2:.V4])" office:value-type="float" office:value="0" calcext:value-type="float">
            <text:p>0</text:p>
          </table:table-cell>
          <table:table-cell table:formula="of:=SUM([.W$2:.W4])" office:value-type="float" office:value="0" calcext:value-type="float">
            <text:p>0</text:p>
          </table:table-cell>
          <table:table-cell table:formula="of:=SUM([.X$2:.X4])" office:value-type="float" office:value="0" calcext:value-type="float">
            <text:p>0</text:p>
          </table:table-cell>
          <table:table-cell table:formula="of:=SUM([.Y$2:.Y4])" office:value-type="float" office:value="0" calcext:value-type="float">
            <text:p>0</text:p>
          </table:table-cell>
          <table:table-cell table:formula="of:=SUM([.Z$2:.Z4])" office:value-type="float" office:value="0" calcext:value-type="float">
            <text:p>0</text:p>
          </table:table-cell>
          <table:table-cell table:formula="of:=SUM([.AA$2:.AA4])" office:value-type="float" office:value="0" calcext:value-type="float">
            <text:p>0</text:p>
          </table:table-cell>
          <table:table-cell/>
          <table:table-cell office:value-type="string" calcext:value-type="string">
            <text:p>Duration/10000</text:p>
          </table:table-cell>
          <table:table-cell/>
          <table:table-cell table:formula="of:=PEARSON([.$W$10:.$W$29];[.W10:.W29])" office:value-type="float" office:value="1" calcext:value-type="float">
            <text:p>1</text:p>
          </table:table-cell>
          <table:table-cell table:formula="of:=PEARSON([.$W$10:.$W$29];[.X10:.X29])" office:value-type="float" office:value="0.632349730487789" calcext:value-type="float">
            <text:p>0.6323497305</text:p>
          </table:table-cell>
          <table:table-cell table:formula="of:=PEARSON([.$W$10:.$W$29];[.Y10:.Y29])" office:value-type="float" office:value="0.635215129704184" calcext:value-type="float">
            <text:p>0.6352151297</text:p>
          </table:table-cell>
          <table:table-cell table:formula="of:=PEARSON([.$W$10:.$W$29];[.Z10:.Z29])" office:value-type="float" office:value="-0.0943723793433496" calcext:value-type="float">
            <text:p>-0.0943723793</text:p>
          </table:table-cell>
          <table:table-cell table:formula="of:=PEARSON([.$W$10:.$W$29];[.AA10:.AA29])" office:value-type="float" office:value="0.486748611987053" calcext:value-type="float">
            <text:p>0.486748612</text:p>
          </table:table-cell>
        </table:table-row>
        <table:table-row table:style-name="ro3">
          <table:table-cell office:value-type="float" office:value="28" calcext:value-type="float">
            <text:p>28</text:p>
          </table:table-cell>
          <table:table-cell office:value-type="string" calcext:value-type="string">
            <text:p>yqwnehmB9uQ</text:p>
          </table:table-cell>
          <table:table-cell office:value-type="string" calcext:value-type="string">
            <text:p>Kaggle Reading Group: Bidirectional Encoder Representations from Transformers (aka BERT) (Part 2)</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Part 2) | Kaggle</text:p>
            <text:p>https://www.youtube.com/watch?v=yqwnehmB9uQ</text:p>
            <text:p/>
            <text:p>Kaggle</text:p>
            <text:p>http://www.youtube.com/user/kaggledotcom</text:p>
          </table:table-cell>
          <table:table-cell table:style-name="ce3" office:value-type="string" calcext:value-type="string">
            <text:p>2019-01-23 18:42:47</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3722" calcext:value-type="float">
            <text:p>3722</text:p>
          </table:table-cell>
          <table:table-cell office:value-type="float" office:value="2075" calcext:value-type="float">
            <text:p>2075</text:p>
          </table:table-cell>
          <table:table-cell office:value-type="float" office:value="50" calcext:value-type="float">
            <text:p>5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9</text:p>
          </table:table-cell>
          <table:table-cell table:formula="of:=YEAR([.E5])" office:value-type="float" office:value="2019" calcext:value-type="float">
            <text:p>2019</text:p>
          </table:table-cell>
          <table:table-cell table:formula="of:=MONTH([.E5])" office:value-type="float" office:value="1" calcext:value-type="float">
            <text:p>1</text:p>
          </table:table-cell>
          <table:table-cell table:style-name="ce1" office:value-type="date" office:date-value="2018-04-01" calcext:value-type="date">
            <text:p>2018-04-01</text:p>
          </table:table-cell>
          <table:table-cell table:formula="of:=COUNTIFS([.$S$2:.$S$180];YEAR([.U5]);[.$T$2:.$T$180];MONTH([.U5]))" office:value-type="float" office:value="0" calcext:value-type="float">
            <text:p>0</text:p>
          </table:table-cell>
          <table:table-cell table:formula="of:=SUMIFS([.K$2:.K$180];[.$S$2:.$S$180];YEAR([.$U5]);[.$T$2:.$T$180];MONTH([.$U5]))/10000" office:value-type="float" office:value="0" calcext:value-type="float">
            <text:p>0</text:p>
          </table:table-cell>
          <table:table-cell table:formula="of:=SUMIFS([.L$2:.L$180];[.$S$2:.$S$180];YEAR([.$U5]);[.$T$2:.$T$180];MONTH([.$U5]))/10000" office:value-type="float" office:value="0" calcext:value-type="float">
            <text:p>0</text:p>
          </table:table-cell>
          <table:table-cell table:formula="of:=SUMIFS([.M$2:.M$180];[.$S$2:.$S$180];YEAR([.$U5]);[.$T$2:.$T$180];MONTH([.$U5]))/1000" office:value-type="float" office:value="0" calcext:value-type="float">
            <text:p>0</text:p>
          </table:table-cell>
          <table:table-cell table:formula="of:=SUMIFS([.N$2:.N$180];[.$S$2:.$S$180];YEAR([.$U5]);[.$T$2:.$T$180];MONTH([.$U5]))/100" office:value-type="float" office:value="0" calcext:value-type="float">
            <text:p>0</text:p>
          </table:table-cell>
          <table:table-cell table:formula="of:=SUMIFS([.O$2:.O$180];[.$S$2:.$S$180];YEAR([.$U5]);[.$T$2:.$T$180];MONTH([.$U5]))/100" office:value-type="float" office:value="0" calcext:value-type="float">
            <text:p>0</text:p>
          </table:table-cell>
          <table:table-cell table:formula="of:=SUM([.V$2:.V5])" office:value-type="float" office:value="0" calcext:value-type="float">
            <text:p>0</text:p>
          </table:table-cell>
          <table:table-cell table:formula="of:=SUM([.W$2:.W5])" office:value-type="float" office:value="0" calcext:value-type="float">
            <text:p>0</text:p>
          </table:table-cell>
          <table:table-cell table:formula="of:=SUM([.X$2:.X5])" office:value-type="float" office:value="0" calcext:value-type="float">
            <text:p>0</text:p>
          </table:table-cell>
          <table:table-cell table:formula="of:=SUM([.Y$2:.Y5])" office:value-type="float" office:value="0" calcext:value-type="float">
            <text:p>0</text:p>
          </table:table-cell>
          <table:table-cell table:formula="of:=SUM([.Z$2:.Z5])" office:value-type="float" office:value="0" calcext:value-type="float">
            <text:p>0</text:p>
          </table:table-cell>
          <table:table-cell table:formula="of:=SUM([.AA$2:.AA5])" office:value-type="float" office:value="0" calcext:value-type="float">
            <text:p>0</text:p>
          </table:table-cell>
          <table:table-cell/>
          <table:table-cell office:value-type="string" calcext:value-type="string">
            <text:p>ViewCount/100000</text:p>
          </table:table-cell>
          <table:table-cell table:number-columns-repeated="2"/>
          <table:table-cell table:formula="of:=PEARSON([.X$10:.X$29];[.X$10:.X$29])" office:value-type="float" office:value="1" calcext:value-type="float">
            <text:p>1</text:p>
          </table:table-cell>
          <table:table-cell table:style-name="ce4" table:formula="of:=PEARSON([.$X$10:.$X$29];[.Y10:.Y29])" office:value-type="float" office:value="0.992801742874514" calcext:value-type="float">
            <text:p>0.9928017429</text:p>
          </table:table-cell>
          <table:table-cell table:formula="of:=PEARSON([.$X$10:.$X$29];[.Z10:.Z29])" office:value-type="float" office:value="0.553051930607581" calcext:value-type="float">
            <text:p>0.5530519306</text:p>
          </table:table-cell>
          <table:table-cell table:style-name="ce4" table:formula="of:=PEARSON([.$X$10:.$X$29];[.AA10:.AA29])" office:value-type="float" office:value="0.95564499634749" calcext:value-type="float">
            <text:p>0.9556449963</text:p>
          </table:table-cell>
        </table:table-row>
        <table:table-row table:style-name="ro3">
          <table:table-cell office:value-type="float" office:value="29" calcext:value-type="float">
            <text:p>29</text:p>
          </table:table-cell>
          <table:table-cell office:value-type="string" calcext:value-type="string">
            <text:p>IF6xV0RI91s</text:p>
          </table:table-cell>
          <table:table-cell office:value-type="string" calcext:value-type="string">
            <text:p>Kaggle Reading Group: Bidirectional Encoder Representations from Transformers (aka BERT) (Part 3)</text:p>
          </table:table-cell>
          <table:table-cell office:value-type="string" calcext:value-type="string">
            <text:p>Join Kaggle Data Scientist Rachael as she reads through an NLP paper! Today's paper is "BERT: Pre-training of Deep Bidirectional Transformers for Language Understanding" (Devlin et al, unpublished). You can find a copy here: https://arxiv.org/pdf/1810.04805.pdf</text:p>
            <text:p/>
            <text:p>SUBSCRIBE: http://www.youtube.com/user/kaggledotcom?sub_confirmation=1&amp;utm_medium=youtube&amp;utm_source=channel&amp;utm_campaign=yt-sub</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 Reading Group: Bidirectional Encoder Representations from Transformers (aka BERT) (Part 3) | Kaggle</text:p>
            <text:p>https://www.youtube.com/watch?v=IF6xV0RI91s</text:p>
            <text:p/>
            <text:p>Kaggle</text:p>
            <text:p>http://www.youtube.com/user/kaggledotcom</text:p>
          </table:table-cell>
          <table:table-cell table:style-name="ce3" office:value-type="string" calcext:value-type="string">
            <text:p>2019-02-06 18:48:17</text:p>
          </table:table-cell>
          <table:table-cell office:value-type="string" calcext:value-type="string">
            <text:p>data science, kaggle, networks, coding, programming, rstats, python, technology, Kaggel, coffee chat, live-coding, live, learn, api, cli, data, interview, questions, transfer learning, tech, machine learning, AI, artificial intelligence, coders, programmers, help, tutorial, projects, 101, statistics, what is kaggle, how to, github, developer, kernels, datasets, data visualization, deep learning, sql, challenge, competition, whitehat, code, lesson, C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4019" calcext:value-type="float">
            <text:p>4019</text:p>
          </table:table-cell>
          <table:table-cell office:value-type="float" office:value="1534" calcext:value-type="float">
            <text:p>1534</text:p>
          </table:table-cell>
          <table:table-cell office:value-type="float" office:value="26" calcext:value-type="float">
            <text:p>2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bert, attention, transformer, arxiv.org/, https://arxiv.org/pdf/1810.04805.pdf</text:p>
          </table:table-cell>
          <table:table-cell table:style-name="ce3" office:value-type="string" calcext:value-type="string">
            <text:p>2020-04-25 11:12:09</text:p>
          </table:table-cell>
          <table:table-cell table:formula="of:=YEAR([.E6])" office:value-type="float" office:value="2019" calcext:value-type="float">
            <text:p>2019</text:p>
          </table:table-cell>
          <table:table-cell table:formula="of:=MONTH([.E6])" office:value-type="float" office:value="2" calcext:value-type="float">
            <text:p>2</text:p>
          </table:table-cell>
          <table:table-cell table:style-name="ce1" office:value-type="date" office:date-value="2018-05-01" calcext:value-type="date">
            <text:p>2018-05-01</text:p>
          </table:table-cell>
          <table:table-cell table:formula="of:=COUNTIFS([.$S$2:.$S$180];YEAR([.U6]);[.$T$2:.$T$180];MONTH([.U6]))" office:value-type="float" office:value="0" calcext:value-type="float">
            <text:p>0</text:p>
          </table:table-cell>
          <table:table-cell table:formula="of:=SUMIFS([.K$2:.K$180];[.$S$2:.$S$180];YEAR([.$U6]);[.$T$2:.$T$180];MONTH([.$U6]))/10000" office:value-type="float" office:value="0" calcext:value-type="float">
            <text:p>0</text:p>
          </table:table-cell>
          <table:table-cell table:formula="of:=SUMIFS([.L$2:.L$180];[.$S$2:.$S$180];YEAR([.$U6]);[.$T$2:.$T$180];MONTH([.$U6]))/10000" office:value-type="float" office:value="0" calcext:value-type="float">
            <text:p>0</text:p>
          </table:table-cell>
          <table:table-cell table:formula="of:=SUMIFS([.M$2:.M$180];[.$S$2:.$S$180];YEAR([.$U6]);[.$T$2:.$T$180];MONTH([.$U6]))/1000" office:value-type="float" office:value="0" calcext:value-type="float">
            <text:p>0</text:p>
          </table:table-cell>
          <table:table-cell table:formula="of:=SUMIFS([.N$2:.N$180];[.$S$2:.$S$180];YEAR([.$U6]);[.$T$2:.$T$180];MONTH([.$U6]))/100" office:value-type="float" office:value="0" calcext:value-type="float">
            <text:p>0</text:p>
          </table:table-cell>
          <table:table-cell table:formula="of:=SUMIFS([.O$2:.O$180];[.$S$2:.$S$180];YEAR([.$U6]);[.$T$2:.$T$180];MONTH([.$U6]))/100" office:value-type="float" office:value="0" calcext:value-type="float">
            <text:p>0</text:p>
          </table:table-cell>
          <table:table-cell table:formula="of:=SUM([.V$2:.V6])" office:value-type="float" office:value="0" calcext:value-type="float">
            <text:p>0</text:p>
          </table:table-cell>
          <table:table-cell table:formula="of:=SUM([.W$2:.W6])" office:value-type="float" office:value="0" calcext:value-type="float">
            <text:p>0</text:p>
          </table:table-cell>
          <table:table-cell table:formula="of:=SUM([.X$2:.X6])" office:value-type="float" office:value="0" calcext:value-type="float">
            <text:p>0</text:p>
          </table:table-cell>
          <table:table-cell table:formula="of:=SUM([.Y$2:.Y6])" office:value-type="float" office:value="0" calcext:value-type="float">
            <text:p>0</text:p>
          </table:table-cell>
          <table:table-cell table:formula="of:=SUM([.Z$2:.Z6])" office:value-type="float" office:value="0" calcext:value-type="float">
            <text:p>0</text:p>
          </table:table-cell>
          <table:table-cell table:formula="of:=SUM([.AA$2:.AA6])" office:value-type="float" office:value="0" calcext:value-type="float">
            <text:p>0</text:p>
          </table:table-cell>
          <table:table-cell/>
          <table:table-cell office:value-type="string" calcext:value-type="string">
            <text:p>LikeCount/1000</text:p>
          </table:table-cell>
          <table:table-cell table:number-columns-repeated="3"/>
          <table:table-cell table:formula="of:=PEARSON([.$Y$10:.$Y$29];[.Y$10:.Y$29])" office:value-type="float" office:value="1" calcext:value-type="float">
            <text:p>1</text:p>
          </table:table-cell>
          <table:table-cell table:formula="of:=PEARSON([.$Y$10:.$Y$29];[.Z$10:.Z$29])" office:value-type="float" office:value="0.471404824369885" calcext:value-type="float">
            <text:p>0.4714048244</text:p>
          </table:table-cell>
          <table:table-cell table:style-name="ce4" table:formula="of:=PEARSON([.$Y$10:.$Y$29];[.AA$10:.AA$29])" office:value-type="float" office:value="0.977448724039695" calcext:value-type="float">
            <text:p>0.977448724</text:p>
          </table:table-cell>
        </table:table-row>
        <table:table-row table:style-name="ro3">
          <table:table-cell office:value-type="float" office:value="97" calcext:value-type="float">
            <text:p>97</text:p>
          </table:table-cell>
          <table:table-cell office:value-type="string" calcext:value-type="string">
            <text:p>OR0wfP2FD3c</text:p>
          </table:table-cell>
          <table:table-cell office:value-type="string" calcext:value-type="string">
            <text:p>BERT Explained!</text:p>
          </table:table-cell>
          <table:table-cell office:value-type="string" calcext:value-type="string">
            <text:p>This video explains the BERT Transformer model! BERT restructures the self-supervised language modeling task on massive datasets like Wikipedia. Bi-directional prediction describes masking intermediate tokens and using tokens on the left and right of the mask for predicting what was masked. This video also explores the input and output representations and how this facilitates fine-tuning the BERT transformer!</text:p>
            <text:p/>
            <text:p>Links Mentioned in Video:</text:p>
            <text:p>The Illustrated Transformer: http://jalammar.github.io/illustrated-transformer/</text:p>
            <text:p>Tokenizers: How Machines Read: https://blog.floydhub.com/tokenization-nlp/</text:p>
            <text:p>SQuAD: https://rajpurkar.github.io/SQuAD-explorer/explore/v2.0/dev/</text:p>
            <text:p>BERT: https://arxiv.org/abs/1810.04805</text:p>
            <text:p/>
            <text:p>Thanks for watching! Please Subscribe!</text:p>
          </table:table-cell>
          <table:table-cell table:style-name="ce3" office:value-type="string" calcext:value-type="string">
            <text:p>2020-02-06 20:35:08</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802" calcext:value-type="float">
            <text:p>802</text:p>
          </table:table-cell>
          <table:table-cell office:value-type="float" office:value="10124" calcext:value-type="float">
            <text:p>10124</text:p>
          </table:table-cell>
          <table:table-cell office:value-type="float" office:value="186" calcext:value-type="float">
            <text:p>186</text:p>
          </table:table-cell>
          <table:table-cell office:value-type="float" office:value="28" calcext:value-type="float">
            <text:p>28</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bert, attention, transformer, https://arxiv.org/abs/1810.04805</text:p>
          </table:table-cell>
          <table:table-cell table:style-name="ce3" office:value-type="string" calcext:value-type="string">
            <text:p>2020-04-24 16:38:30</text:p>
          </table:table-cell>
          <table:table-cell table:formula="of:=YEAR([.E7])" office:value-type="float" office:value="2020" calcext:value-type="float">
            <text:p>2020</text:p>
          </table:table-cell>
          <table:table-cell table:formula="of:=MONTH([.E7])" office:value-type="float" office:value="2" calcext:value-type="float">
            <text:p>2</text:p>
          </table:table-cell>
          <table:table-cell table:style-name="ce1" office:value-type="date" office:date-value="2018-06-01" calcext:value-type="date">
            <text:p>2018-06-01</text:p>
          </table:table-cell>
          <table:table-cell table:formula="of:=COUNTIFS([.$S$2:.$S$180];YEAR([.U7]);[.$T$2:.$T$180];MONTH([.U7]))" office:value-type="float" office:value="0" calcext:value-type="float">
            <text:p>0</text:p>
          </table:table-cell>
          <table:table-cell table:formula="of:=SUMIFS([.K$2:.K$180];[.$S$2:.$S$180];YEAR([.$U7]);[.$T$2:.$T$180];MONTH([.$U7]))/10000" office:value-type="float" office:value="0" calcext:value-type="float">
            <text:p>0</text:p>
          </table:table-cell>
          <table:table-cell table:formula="of:=SUMIFS([.L$2:.L$180];[.$S$2:.$S$180];YEAR([.$U7]);[.$T$2:.$T$180];MONTH([.$U7]))/10000" office:value-type="float" office:value="0" calcext:value-type="float">
            <text:p>0</text:p>
          </table:table-cell>
          <table:table-cell table:formula="of:=SUMIFS([.M$2:.M$180];[.$S$2:.$S$180];YEAR([.$U7]);[.$T$2:.$T$180];MONTH([.$U7]))/1000" office:value-type="float" office:value="0" calcext:value-type="float">
            <text:p>0</text:p>
          </table:table-cell>
          <table:table-cell table:formula="of:=SUMIFS([.N$2:.N$180];[.$S$2:.$S$180];YEAR([.$U7]);[.$T$2:.$T$180];MONTH([.$U7]))/100" office:value-type="float" office:value="0" calcext:value-type="float">
            <text:p>0</text:p>
          </table:table-cell>
          <table:table-cell table:formula="of:=SUMIFS([.O$2:.O$180];[.$S$2:.$S$180];YEAR([.$U7]);[.$T$2:.$T$180];MONTH([.$U7]))/100" office:value-type="float" office:value="0" calcext:value-type="float">
            <text:p>0</text:p>
          </table:table-cell>
          <table:table-cell table:formula="of:=SUM([.V$2:.V7])" office:value-type="float" office:value="0" calcext:value-type="float">
            <text:p>0</text:p>
          </table:table-cell>
          <table:table-cell table:formula="of:=SUM([.W$2:.W7])" office:value-type="float" office:value="0" calcext:value-type="float">
            <text:p>0</text:p>
          </table:table-cell>
          <table:table-cell table:formula="of:=SUM([.X$2:.X7])" office:value-type="float" office:value="0" calcext:value-type="float">
            <text:p>0</text:p>
          </table:table-cell>
          <table:table-cell table:formula="of:=SUM([.Y$2:.Y7])" office:value-type="float" office:value="0" calcext:value-type="float">
            <text:p>0</text:p>
          </table:table-cell>
          <table:table-cell table:formula="of:=SUM([.Z$2:.Z7])" office:value-type="float" office:value="0" calcext:value-type="float">
            <text:p>0</text:p>
          </table:table-cell>
          <table:table-cell table:formula="of:=SUM([.AA$2:.AA7])" office:value-type="float" office:value="0" calcext:value-type="float">
            <text:p>0</text:p>
          </table:table-cell>
          <table:table-cell/>
          <table:table-cell office:value-type="string" calcext:value-type="string">
            <text:p>DislikeCount/100</text:p>
          </table:table-cell>
          <table:table-cell table:number-columns-repeated="4"/>
          <table:table-cell table:formula="of:=PEARSON([.$Z$10:.$Z$29];[.Z$10:.Z$29])" office:value-type="float" office:value="1" calcext:value-type="float">
            <text:p>1</text:p>
          </table:table-cell>
          <table:table-cell table:formula="of:=PEARSON([.$Z$10:.$Z$29];[.AA$10:.AA$29])" office:value-type="float" office:value="0.462903114907472" calcext:value-type="float">
            <text:p>0.4629031149</text:p>
          </table:table-cell>
        </table:table-row>
        <table:table-row table:style-name="ro3">
          <table:table-cell office:value-type="float" office:value="98" calcext:value-type="float">
            <text:p>98</text:p>
          </table:table-cell>
          <table:table-cell office:value-type="string" calcext:value-type="string">
            <text:p>K2ho2zoulT4</text:p>
          </table:table-cell>
          <table:table-cell office:value-type="string" calcext:value-type="string">
            <text:p>BERT Can See Out of the Box</text:p>
          </table:table-cell>
          <table:table-cell office:value-type="string" calcext:value-type="string">
            <text:p>The video explores an interesting paper seeing how easily (w.r.t fine-tuning effort) pre-trained visual embeddings can be combined with text captions for visual question generation in the BERT model. This video explores the approach the authors take for this, applications of vision-language models, and question generation. Thanks for watching! Please Subscribe!</text:p>
            <text:p/>
            <text:p>Paper Links:</text:p>
            <text:p>BERT Can See Out of the Box: https://arxiv.org/pdf/2002.10832.pdf</text:p>
            <text:p>BERT: https://arxiv.org/pdf/1810.04805.pdf</text:p>
            <text:p>ImageBERT: https://arxiv.org/pdf/2001.07966.pdf</text:p>
            <text:p>Training QA Models from Synthetic Data: https://arxiv.org/pdf/2002.09599.pdf</text:p>
            <text:p>AI2 BREAK: https://medium.com/ai2-blog/break-mapping-natural-language-questions-to-their-meaning-representation-31bb753701d6</text:p>
            <text:p>Google Street View Panoramas for Language Grounding Tasks: https://ai.googleblog.com/2020/02/enhancing-research-communitys-access-to.html</text:p>
            <text:p>Google Open Images V6 with Localized Narratives: https://ai.googleblog.com/2020/02/enhancing-research-communitys-access-to.html</text:p>
            <text:p>Salesforce Learning Reasoning Paths: https://blog.einstein.ai/learning-to-retrieve-reasoning-paths-from-the-wikipedia-graph-for-question-answering/</text:p>
            <text:p/>
            <text:p>Thanks for Watching! Please Subscribe!</text:p>
          </table:table-cell>
          <table:table-cell table:style-name="ce3" office:value-type="string" calcext:value-type="string">
            <text:p>2020-03-02 14:52:30</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10" calcext:value-type="float">
            <text:p>710</text:p>
          </table:table-cell>
          <table:table-cell office:value-type="float" office:value="1143" calcext:value-type="float">
            <text:p>1143</text:p>
          </table:table-cell>
          <table:table-cell office:value-type="float" office:value="43" calcext:value-type="float">
            <text:p>43</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transformer, https://arxiv.org/abs/1810.04805, https://arxiv.org/pdf/1810.04805.pdf</text:p>
          </table:table-cell>
          <table:table-cell table:style-name="ce3" office:value-type="string" calcext:value-type="string">
            <text:p>2020-04-25 11:12:08</text:p>
          </table:table-cell>
          <table:table-cell table:formula="of:=YEAR([.E8])" office:value-type="float" office:value="2020" calcext:value-type="float">
            <text:p>2020</text:p>
          </table:table-cell>
          <table:table-cell table:formula="of:=MONTH([.E8])" office:value-type="float" office:value="3" calcext:value-type="float">
            <text:p>3</text:p>
          </table:table-cell>
          <table:table-cell table:style-name="ce1" office:value-type="date" office:date-value="2018-07-01" calcext:value-type="date">
            <text:p>2018-07-01</text:p>
          </table:table-cell>
          <table:table-cell table:formula="of:=COUNTIFS([.$S$2:.$S$180];YEAR([.U8]);[.$T$2:.$T$180];MONTH([.U8]))" office:value-type="float" office:value="0" calcext:value-type="float">
            <text:p>0</text:p>
          </table:table-cell>
          <table:table-cell table:formula="of:=SUMIFS([.K$2:.K$180];[.$S$2:.$S$180];YEAR([.$U8]);[.$T$2:.$T$180];MONTH([.$U8]))/10000" office:value-type="float" office:value="0" calcext:value-type="float">
            <text:p>0</text:p>
          </table:table-cell>
          <table:table-cell table:formula="of:=SUMIFS([.L$2:.L$180];[.$S$2:.$S$180];YEAR([.$U8]);[.$T$2:.$T$180];MONTH([.$U8]))/10000" office:value-type="float" office:value="0" calcext:value-type="float">
            <text:p>0</text:p>
          </table:table-cell>
          <table:table-cell table:formula="of:=SUMIFS([.M$2:.M$180];[.$S$2:.$S$180];YEAR([.$U8]);[.$T$2:.$T$180];MONTH([.$U8]))/1000" office:value-type="float" office:value="0" calcext:value-type="float">
            <text:p>0</text:p>
          </table:table-cell>
          <table:table-cell table:formula="of:=SUMIFS([.N$2:.N$180];[.$S$2:.$S$180];YEAR([.$U8]);[.$T$2:.$T$180];MONTH([.$U8]))/100" office:value-type="float" office:value="0" calcext:value-type="float">
            <text:p>0</text:p>
          </table:table-cell>
          <table:table-cell table:formula="of:=SUMIFS([.O$2:.O$180];[.$S$2:.$S$180];YEAR([.$U8]);[.$T$2:.$T$180];MONTH([.$U8]))/100" office:value-type="float" office:value="0" calcext:value-type="float">
            <text:p>0</text:p>
          </table:table-cell>
          <table:table-cell table:formula="of:=SUM([.V$2:.V8])" office:value-type="float" office:value="0" calcext:value-type="float">
            <text:p>0</text:p>
          </table:table-cell>
          <table:table-cell table:formula="of:=SUM([.W$2:.W8])" office:value-type="float" office:value="0" calcext:value-type="float">
            <text:p>0</text:p>
          </table:table-cell>
          <table:table-cell table:formula="of:=SUM([.X$2:.X8])" office:value-type="float" office:value="0" calcext:value-type="float">
            <text:p>0</text:p>
          </table:table-cell>
          <table:table-cell table:formula="of:=SUM([.Y$2:.Y8])" office:value-type="float" office:value="0" calcext:value-type="float">
            <text:p>0</text:p>
          </table:table-cell>
          <table:table-cell table:formula="of:=SUM([.Z$2:.Z8])" office:value-type="float" office:value="0" calcext:value-type="float">
            <text:p>0</text:p>
          </table:table-cell>
          <table:table-cell table:formula="of:=SUM([.AA$2:.AA8])" office:value-type="float" office:value="0" calcext:value-type="float">
            <text:p>0</text:p>
          </table:table-cell>
          <table:table-cell/>
          <table:table-cell office:value-type="string" calcext:value-type="string">
            <text:p>CommentCount/100</text:p>
          </table:table-cell>
          <table:table-cell table:number-columns-repeated="5"/>
          <table:table-cell table:formula="of:=PEARSON([.AA$10:.AA$29];[.AA$10:.AA$29])" office:value-type="float" office:value="1" calcext:value-type="float">
            <text:p>1</text:p>
          </table:table-cell>
        </table:table-row>
        <table:table-row table:style-name="ro3">
          <table:table-cell office:value-type="float" office:value="100" calcext:value-type="float">
            <text:p>100</text:p>
          </table:table-cell>
          <table:table-cell office:value-type="string" calcext:value-type="string">
            <text:p>QWu7j1nb_jI</text:p>
          </table:table-cell>
          <table:table-cell office:value-type="string" calcext:value-type="string">
            <text:p>ELECTRA: Pre-Training Text Encoders as Discriminators Rather than Generators</text:p>
          </table:table-cell>
          <table:table-cell office:value-type="string" calcext:value-type="string">
            <text:p>This video explains the new Replaced Token Detection pre-training objective introduced in ELECTRA. ELECTRA is much more compute efficient due to defining the loss on the entire input sequence and avoiding the introduction of the [MASK] token into the self-supervised learning task. ELECTRA-small is trained on 1 GPU for 4 days and outperforms GPT trained with 30x more compute. ELECTRA is on par with RoBERTa and XLNet with 1/4 of the compute and surpasses those models with the same level of compute!</text:p>
            <text:p>Thanks for watching! Please Subscribe!</text:p>
            <text:p/>
            <text:p>Paper Link:</text:p>
            <text:p>ELECTRA: https://openreview.net/pdf?id=r1xMH1BtvB</text:p>
            <text:p>BERT: https://arxiv.org/abs/1810.04805</text:p>
          </table:table-cell>
          <table:table-cell table:style-name="ce3" office:value-type="string" calcext:value-type="string">
            <text:p>2020-03-10 15:10:53</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02" calcext:value-type="float">
            <text:p>702</text:p>
          </table:table-cell>
          <table:table-cell office:value-type="float" office:value="1616" calcext:value-type="float">
            <text:p>1616</text:p>
          </table:table-cell>
          <table:table-cell office:value-type="float" office:value="70" calcext:value-type="float">
            <text:p>70</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ert, attention, transformer, https://arxiv.org/abs/1810.04805, https://arxiv.org/pdf/1810.04805.pdf</text:p>
          </table:table-cell>
          <table:table-cell table:style-name="ce3" office:value-type="string" calcext:value-type="string">
            <text:p>2020-04-25 11:12:08</text:p>
          </table:table-cell>
          <table:table-cell table:formula="of:=YEAR([.E9])" office:value-type="float" office:value="2020" calcext:value-type="float">
            <text:p>2020</text:p>
          </table:table-cell>
          <table:table-cell table:formula="of:=MONTH([.E9])" office:value-type="float" office:value="3" calcext:value-type="float">
            <text:p>3</text:p>
          </table:table-cell>
          <table:table-cell table:style-name="ce1" office:value-type="date" office:date-value="2018-08-01" calcext:value-type="date">
            <text:p>2018-08-01</text:p>
          </table:table-cell>
          <table:table-cell table:formula="of:=COUNTIFS([.$S$2:.$S$180];YEAR([.U9]);[.$T$2:.$T$180];MONTH([.U9]))" office:value-type="float" office:value="0" calcext:value-type="float">
            <text:p>0</text:p>
          </table:table-cell>
          <table:table-cell table:formula="of:=SUMIFS([.K$2:.K$180];[.$S$2:.$S$180];YEAR([.$U9]);[.$T$2:.$T$180];MONTH([.$U9]))/10000" office:value-type="float" office:value="0" calcext:value-type="float">
            <text:p>0</text:p>
          </table:table-cell>
          <table:table-cell table:formula="of:=SUMIFS([.L$2:.L$180];[.$S$2:.$S$180];YEAR([.$U9]);[.$T$2:.$T$180];MONTH([.$U9]))/10000" office:value-type="float" office:value="0" calcext:value-type="float">
            <text:p>0</text:p>
          </table:table-cell>
          <table:table-cell table:formula="of:=SUMIFS([.M$2:.M$180];[.$S$2:.$S$180];YEAR([.$U9]);[.$T$2:.$T$180];MONTH([.$U9]))/1000" office:value-type="float" office:value="0" calcext:value-type="float">
            <text:p>0</text:p>
          </table:table-cell>
          <table:table-cell table:formula="of:=SUMIFS([.N$2:.N$180];[.$S$2:.$S$180];YEAR([.$U9]);[.$T$2:.$T$180];MONTH([.$U9]))/100" office:value-type="float" office:value="0" calcext:value-type="float">
            <text:p>0</text:p>
          </table:table-cell>
          <table:table-cell table:formula="of:=SUMIFS([.O$2:.O$180];[.$S$2:.$S$180];YEAR([.$U9]);[.$T$2:.$T$180];MONTH([.$U9]))/100" office:value-type="float" office:value="0" calcext:value-type="float">
            <text:p>0</text:p>
          </table:table-cell>
          <table:table-cell table:formula="of:=SUM([.V$2:.V9])" office:value-type="float" office:value="0" calcext:value-type="float">
            <text:p>0</text:p>
          </table:table-cell>
          <table:table-cell table:formula="of:=SUM([.W$2:.W9])" office:value-type="float" office:value="0" calcext:value-type="float">
            <text:p>0</text:p>
          </table:table-cell>
          <table:table-cell table:formula="of:=SUM([.X$2:.X9])" office:value-type="float" office:value="0" calcext:value-type="float">
            <text:p>0</text:p>
          </table:table-cell>
          <table:table-cell table:formula="of:=SUM([.Y$2:.Y9])" office:value-type="float" office:value="0" calcext:value-type="float">
            <text:p>0</text:p>
          </table:table-cell>
          <table:table-cell table:formula="of:=SUM([.Z$2:.Z9])" office:value-type="float" office:value="0" calcext:value-type="float">
            <text:p>0</text:p>
          </table:table-cell>
          <table:table-cell table:formula="of:=SUM([.AA$2:.AA9])" office:value-type="float" office:value="0" calcext:value-type="float">
            <text:p>0</text:p>
          </table:table-cell>
          <table:table-cell table:number-columns-repeated="8"/>
        </table:table-row>
        <table:table-row table:style-name="ro3">
          <table:table-cell table:number-columns-repeated="20"/>
          <table:table-cell table:style-name="ce1" office:value-type="date" office:date-value="2018-09-01" calcext:value-type="date">
            <text:p>2018-09-01</text:p>
          </table:table-cell>
          <table:table-cell table:number-columns-repeated="6"/>
          <table:table-cell table:formula="of:=SUM([.V$2:.V10])" office:value-type="float" office:value="0" calcext:value-type="float">
            <text:p>0</text:p>
          </table:table-cell>
          <table:table-cell table:formula="of:=SUM([.W$2:.W10])" office:value-type="float" office:value="0" calcext:value-type="float">
            <text:p>0</text:p>
          </table:table-cell>
          <table:table-cell table:formula="of:=SUM([.X$2:.X10])" office:value-type="float" office:value="0" calcext:value-type="float">
            <text:p>0</text:p>
          </table:table-cell>
          <table:table-cell table:formula="of:=SUM([.Y$2:.Y10])" office:value-type="float" office:value="0" calcext:value-type="float">
            <text:p>0</text:p>
          </table:table-cell>
          <table:table-cell table:formula="of:=SUM([.Z$2:.Z10])" office:value-type="float" office:value="0" calcext:value-type="float">
            <text:p>0</text:p>
          </table:table-cell>
          <table:table-cell table:formula="of:=SUM([.AA$2:.AA10])" office:value-type="float" office:value="0" calcext:value-type="float">
            <text:p>0</text:p>
          </table:table-cell>
          <table:table-cell table:number-columns-repeated="8"/>
        </table:table-row>
        <table:table-row table:style-name="ro3">
          <table:table-cell table:number-columns-repeated="20"/>
          <table:table-cell table:style-name="ce1" office:value-type="date" office:date-value="2018-10-01" calcext:value-type="date">
            <text:p>2018-10-01</text:p>
          </table:table-cell>
          <table:table-cell table:number-columns-repeated="6"/>
          <table:table-cell table:formula="of:=SUM([.V$2:.V11])" office:value-type="float" office:value="0" calcext:value-type="float">
            <text:p>0</text:p>
          </table:table-cell>
          <table:table-cell table:formula="of:=SUM([.W$2:.W11])" office:value-type="float" office:value="0" calcext:value-type="float">
            <text:p>0</text:p>
          </table:table-cell>
          <table:table-cell table:formula="of:=SUM([.X$2:.X11])" office:value-type="float" office:value="0" calcext:value-type="float">
            <text:p>0</text:p>
          </table:table-cell>
          <table:table-cell table:formula="of:=SUM([.Y$2:.Y11])" office:value-type="float" office:value="0" calcext:value-type="float">
            <text:p>0</text:p>
          </table:table-cell>
          <table:table-cell table:formula="of:=SUM([.Z$2:.Z11])" office:value-type="float" office:value="0" calcext:value-type="float">
            <text:p>0</text:p>
          </table:table-cell>
          <table:table-cell table:formula="of:=SUM([.AA$2:.AA11])" office:value-type="float" office:value="0" calcext:value-type="float">
            <text:p>0</text:p>
          </table:table-cell>
          <table:table-cell table:number-columns-repeated="8"/>
        </table:table-row>
        <table:table-row table:style-name="ro3">
          <table:table-cell table:number-columns-repeated="20"/>
          <table:table-cell table:style-name="ce1" office:value-type="date" office:date-value="2018-11-01" calcext:value-type="date">
            <text:p>2018-11-01</text:p>
          </table:table-cell>
          <table:table-cell table:number-columns-repeated="6"/>
          <table:table-cell table:formula="of:=SUM([.V$2:.V12])" office:value-type="float" office:value="0" calcext:value-type="float">
            <text:p>0</text:p>
          </table:table-cell>
          <table:table-cell table:formula="of:=SUM([.W$2:.W12])" office:value-type="float" office:value="0" calcext:value-type="float">
            <text:p>0</text:p>
          </table:table-cell>
          <table:table-cell table:formula="of:=SUM([.X$2:.X12])" office:value-type="float" office:value="0" calcext:value-type="float">
            <text:p>0</text:p>
          </table:table-cell>
          <table:table-cell table:formula="of:=SUM([.Y$2:.Y12])" office:value-type="float" office:value="0" calcext:value-type="float">
            <text:p>0</text:p>
          </table:table-cell>
          <table:table-cell table:formula="of:=SUM([.Z$2:.Z12])" office:value-type="float" office:value="0" calcext:value-type="float">
            <text:p>0</text:p>
          </table:table-cell>
          <table:table-cell table:formula="of:=SUM([.AA$2:.AA12])" office:value-type="float" office:value="0" calcext:value-type="float">
            <text:p>0</text:p>
          </table:table-cell>
          <table:table-cell table:number-columns-repeated="8"/>
        </table:table-row>
        <table:table-row table:style-name="ro3">
          <table:table-cell table:number-columns-repeated="20"/>
          <table:table-cell table:style-name="ce1" office:value-type="date" office:date-value="2018-12-01" calcext:value-type="date">
            <text:p>2018-12-01</text:p>
          </table:table-cell>
          <table:table-cell table:number-columns-repeated="6"/>
          <table:table-cell table:formula="of:=SUM([.V$2:.V13])" office:value-type="float" office:value="0" calcext:value-type="float">
            <text:p>0</text:p>
          </table:table-cell>
          <table:table-cell table:formula="of:=SUM([.W$2:.W13])" office:value-type="float" office:value="0" calcext:value-type="float">
            <text:p>0</text:p>
          </table:table-cell>
          <table:table-cell table:formula="of:=SUM([.X$2:.X13])" office:value-type="float" office:value="0" calcext:value-type="float">
            <text:p>0</text:p>
          </table:table-cell>
          <table:table-cell table:formula="of:=SUM([.Y$2:.Y13])" office:value-type="float" office:value="0" calcext:value-type="float">
            <text:p>0</text:p>
          </table:table-cell>
          <table:table-cell table:formula="of:=SUM([.Z$2:.Z13])" office:value-type="float" office:value="0" calcext:value-type="float">
            <text:p>0</text:p>
          </table:table-cell>
          <table:table-cell table:formula="of:=SUM([.AA$2:.AA13])" office:value-type="float" office:value="0" calcext:value-type="float">
            <text:p>0</text:p>
          </table:table-cell>
          <table:table-cell table:number-columns-repeated="8"/>
        </table:table-row>
        <table:table-row table:style-name="ro3">
          <table:table-cell table:number-columns-repeated="20"/>
          <table:table-cell table:style-name="ce1" office:value-type="date" office:date-value="2019-01-01" calcext:value-type="date">
            <text:p>2019-01-01</text:p>
          </table:table-cell>
          <table:table-cell table:formula="of:=COUNTIFS([.$S$2:.$S$180];YEAR([.U14]);[.$T$2:.$T$180];MONTH([.U14]))" office:value-type="float" office:value="3" calcext:value-type="float">
            <text:p>3</text:p>
          </table:table-cell>
          <table:table-cell table:formula="of:=SUMIFS([.K$2:.K$180];[.$S$2:.$S$180];YEAR([.$U14]);[.$T$2:.$T$180];MONTH([.$U14]))/10000" office:value-type="float" office:value="0.9729" calcext:value-type="float">
            <text:p>0.9729</text:p>
          </table:table-cell>
          <table:table-cell table:formula="of:=SUMIFS([.L$2:.L$180];[.$S$2:.$S$180];YEAR([.$U14]);[.$T$2:.$T$180];MONTH([.$U14]))/10000" office:value-type="float" office:value="3.3001" calcext:value-type="float">
            <text:p>3.3001</text:p>
          </table:table-cell>
          <table:table-cell table:formula="of:=SUMIFS([.M$2:.M$180];[.$S$2:.$S$180];YEAR([.$U14]);[.$T$2:.$T$180];MONTH([.$U14]))/1000" office:value-type="float" office:value="0.744" calcext:value-type="float">
            <text:p>0.744</text:p>
          </table:table-cell>
          <table:table-cell table:formula="of:=SUMIFS([.N$2:.N$180];[.$S$2:.$S$180];YEAR([.$U14]);[.$T$2:.$T$180];MONTH([.$U14]))/100" office:value-type="float" office:value="0.19" calcext:value-type="float">
            <text:p>0.19</text:p>
          </table:table-cell>
          <table:table-cell table:formula="of:=SUMIFS([.O$2:.O$180];[.$S$2:.$S$180];YEAR([.$U14]);[.$T$2:.$T$180];MONTH([.$U14]))/100" office:value-type="float" office:value="0.45" calcext:value-type="float">
            <text:p>0.45</text:p>
          </table:table-cell>
          <table:table-cell table:formula="of:=SUM([.V$2:.V14])" office:value-type="float" office:value="3" calcext:value-type="float">
            <text:p>3</text:p>
          </table:table-cell>
          <table:table-cell table:formula="of:=SUM([.W$2:.W14])" office:value-type="float" office:value="0.9729" calcext:value-type="float">
            <text:p>0.9729</text:p>
          </table:table-cell>
          <table:table-cell table:formula="of:=SUM([.X$2:.X14])" office:value-type="float" office:value="3.3001" calcext:value-type="float">
            <text:p>3.3001</text:p>
          </table:table-cell>
          <table:table-cell table:formula="of:=SUM([.Y$2:.Y14])" office:value-type="float" office:value="0.744" calcext:value-type="float">
            <text:p>0.744</text:p>
          </table:table-cell>
          <table:table-cell table:formula="of:=SUM([.Z$2:.Z14])" office:value-type="float" office:value="0.19" calcext:value-type="float">
            <text:p>0.19</text:p>
          </table:table-cell>
          <table:table-cell table:formula="of:=SUM([.AA$2:.AA14])"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2-01" calcext:value-type="date">
            <text:p>2019-02-01</text:p>
          </table:table-cell>
          <table:table-cell table:formula="of:=COUNTIFS([.$S$2:.$S$180];YEAR([.U15]);[.$T$2:.$T$180];MONTH([.U15]))" office:value-type="float" office:value="2" calcext:value-type="float">
            <text:p>2</text:p>
          </table:table-cell>
          <table:table-cell table:formula="of:=SUMIFS([.K$2:.K$180];[.$S$2:.$S$180];YEAR([.$U15]);[.$T$2:.$T$180];MONTH([.$U15]))/10000" office:value-type="float" office:value="0.7383" calcext:value-type="float">
            <text:p>0.7383</text:p>
          </table:table-cell>
          <table:table-cell table:formula="of:=SUMIFS([.L$2:.L$180];[.$S$2:.$S$180];YEAR([.$U15]);[.$T$2:.$T$180];MONTH([.$U15]))/10000" office:value-type="float" office:value="0.3093" calcext:value-type="float">
            <text:p>0.3093</text:p>
          </table:table-cell>
          <table:table-cell table:formula="of:=SUMIFS([.M$2:.M$180];[.$S$2:.$S$180];YEAR([.$U15]);[.$T$2:.$T$180];MONTH([.$U15]))/1000" office:value-type="float" office:value="0.06" calcext:value-type="float">
            <text:p>0.06</text:p>
          </table:table-cell>
          <table:table-cell table:formula="of:=SUMIFS([.N$2:.N$180];[.$S$2:.$S$180];YEAR([.$U15]);[.$T$2:.$T$180];MONTH([.$U15]))/100" office:value-type="float" office:value="0.01" calcext:value-type="float">
            <text:p>0.01</text:p>
          </table:table-cell>
          <table:table-cell table:formula="of:=SUMIFS([.O$2:.O$180];[.$S$2:.$S$180];YEAR([.$U15]);[.$T$2:.$T$180];MONTH([.$U15]))/100" office:value-type="float" office:value="0" calcext:value-type="float">
            <text:p>0</text:p>
          </table:table-cell>
          <table:table-cell table:formula="of:=SUM([.V$2:.V15])" office:value-type="float" office:value="5" calcext:value-type="float">
            <text:p>5</text:p>
          </table:table-cell>
          <table:table-cell table:formula="of:=SUM([.W$2:.W15])" office:value-type="float" office:value="1.7112" calcext:value-type="float">
            <text:p>1.7112</text:p>
          </table:table-cell>
          <table:table-cell table:formula="of:=SUM([.X$2:.X15])" office:value-type="float" office:value="3.6094" calcext:value-type="float">
            <text:p>3.6094</text:p>
          </table:table-cell>
          <table:table-cell table:formula="of:=SUM([.Y$2:.Y15])" office:value-type="float" office:value="0.804" calcext:value-type="float">
            <text:p>0.804</text:p>
          </table:table-cell>
          <table:table-cell table:formula="of:=SUM([.Z$2:.Z15])" office:value-type="float" office:value="0.2" calcext:value-type="float">
            <text:p>0.2</text:p>
          </table:table-cell>
          <table:table-cell table:formula="of:=SUM([.AA$2:.AA15])"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3-01" calcext:value-type="date">
            <text:p>2019-03-01</text:p>
          </table:table-cell>
          <table:table-cell table:number-columns-repeated="6"/>
          <table:table-cell table:formula="of:=SUM([.V$2:.V16])" office:value-type="float" office:value="5" calcext:value-type="float">
            <text:p>5</text:p>
          </table:table-cell>
          <table:table-cell table:formula="of:=SUM([.W$2:.W16])" office:value-type="float" office:value="1.7112" calcext:value-type="float">
            <text:p>1.7112</text:p>
          </table:table-cell>
          <table:table-cell table:formula="of:=SUM([.X$2:.X16])" office:value-type="float" office:value="3.6094" calcext:value-type="float">
            <text:p>3.6094</text:p>
          </table:table-cell>
          <table:table-cell table:formula="of:=SUM([.Y$2:.Y16])" office:value-type="float" office:value="0.804" calcext:value-type="float">
            <text:p>0.804</text:p>
          </table:table-cell>
          <table:table-cell table:formula="of:=SUM([.Z$2:.Z16])" office:value-type="float" office:value="0.2" calcext:value-type="float">
            <text:p>0.2</text:p>
          </table:table-cell>
          <table:table-cell table:formula="of:=SUM([.AA$2:.AA16])"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4-01" calcext:value-type="date">
            <text:p>2019-04-01</text:p>
          </table:table-cell>
          <table:table-cell table:number-columns-repeated="6"/>
          <table:table-cell table:formula="of:=SUM([.V$2:.V17])" office:value-type="float" office:value="5" calcext:value-type="float">
            <text:p>5</text:p>
          </table:table-cell>
          <table:table-cell table:formula="of:=SUM([.W$2:.W17])" office:value-type="float" office:value="1.7112" calcext:value-type="float">
            <text:p>1.7112</text:p>
          </table:table-cell>
          <table:table-cell table:formula="of:=SUM([.X$2:.X17])" office:value-type="float" office:value="3.6094" calcext:value-type="float">
            <text:p>3.6094</text:p>
          </table:table-cell>
          <table:table-cell table:formula="of:=SUM([.Y$2:.Y17])" office:value-type="float" office:value="0.804" calcext:value-type="float">
            <text:p>0.804</text:p>
          </table:table-cell>
          <table:table-cell table:formula="of:=SUM([.Z$2:.Z17])" office:value-type="float" office:value="0.2" calcext:value-type="float">
            <text:p>0.2</text:p>
          </table:table-cell>
          <table:table-cell table:formula="of:=SUM([.AA$2:.AA17])"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5-01" calcext:value-type="date">
            <text:p>2019-05-01</text:p>
          </table:table-cell>
          <table:table-cell table:number-columns-repeated="6"/>
          <table:table-cell table:formula="of:=SUM([.V$2:.V18])" office:value-type="float" office:value="5" calcext:value-type="float">
            <text:p>5</text:p>
          </table:table-cell>
          <table:table-cell table:formula="of:=SUM([.W$2:.W18])" office:value-type="float" office:value="1.7112" calcext:value-type="float">
            <text:p>1.7112</text:p>
          </table:table-cell>
          <table:table-cell table:formula="of:=SUM([.X$2:.X18])" office:value-type="float" office:value="3.6094" calcext:value-type="float">
            <text:p>3.6094</text:p>
          </table:table-cell>
          <table:table-cell table:formula="of:=SUM([.Y$2:.Y18])" office:value-type="float" office:value="0.804" calcext:value-type="float">
            <text:p>0.804</text:p>
          </table:table-cell>
          <table:table-cell table:formula="of:=SUM([.Z$2:.Z18])" office:value-type="float" office:value="0.2" calcext:value-type="float">
            <text:p>0.2</text:p>
          </table:table-cell>
          <table:table-cell table:formula="of:=SUM([.AA$2:.AA18])"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6-01" calcext:value-type="date">
            <text:p>2019-06-01</text:p>
          </table:table-cell>
          <table:table-cell table:number-columns-repeated="6"/>
          <table:table-cell table:formula="of:=SUM([.V$2:.V19])" office:value-type="float" office:value="5" calcext:value-type="float">
            <text:p>5</text:p>
          </table:table-cell>
          <table:table-cell table:formula="of:=SUM([.W$2:.W19])" office:value-type="float" office:value="1.7112" calcext:value-type="float">
            <text:p>1.7112</text:p>
          </table:table-cell>
          <table:table-cell table:formula="of:=SUM([.X$2:.X19])" office:value-type="float" office:value="3.6094" calcext:value-type="float">
            <text:p>3.6094</text:p>
          </table:table-cell>
          <table:table-cell table:formula="of:=SUM([.Y$2:.Y19])" office:value-type="float" office:value="0.804" calcext:value-type="float">
            <text:p>0.804</text:p>
          </table:table-cell>
          <table:table-cell table:formula="of:=SUM([.Z$2:.Z19])" office:value-type="float" office:value="0.2" calcext:value-type="float">
            <text:p>0.2</text:p>
          </table:table-cell>
          <table:table-cell table:formula="of:=SUM([.AA$2:.AA19])"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7-01" calcext:value-type="date">
            <text:p>2019-07-01</text:p>
          </table:table-cell>
          <table:table-cell table:number-columns-repeated="6"/>
          <table:table-cell table:formula="of:=SUM([.V$2:.V20])" office:value-type="float" office:value="5" calcext:value-type="float">
            <text:p>5</text:p>
          </table:table-cell>
          <table:table-cell table:formula="of:=SUM([.W$2:.W20])" office:value-type="float" office:value="1.7112" calcext:value-type="float">
            <text:p>1.7112</text:p>
          </table:table-cell>
          <table:table-cell table:formula="of:=SUM([.X$2:.X20])" office:value-type="float" office:value="3.6094" calcext:value-type="float">
            <text:p>3.6094</text:p>
          </table:table-cell>
          <table:table-cell table:formula="of:=SUM([.Y$2:.Y20])" office:value-type="float" office:value="0.804" calcext:value-type="float">
            <text:p>0.804</text:p>
          </table:table-cell>
          <table:table-cell table:formula="of:=SUM([.Z$2:.Z20])" office:value-type="float" office:value="0.2" calcext:value-type="float">
            <text:p>0.2</text:p>
          </table:table-cell>
          <table:table-cell table:formula="of:=SUM([.AA$2:.AA20])"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8-01" calcext:value-type="date">
            <text:p>2019-08-01</text:p>
          </table:table-cell>
          <table:table-cell table:number-columns-repeated="6"/>
          <table:table-cell table:formula="of:=SUM([.V$2:.V21])" office:value-type="float" office:value="5" calcext:value-type="float">
            <text:p>5</text:p>
          </table:table-cell>
          <table:table-cell table:formula="of:=SUM([.W$2:.W21])" office:value-type="float" office:value="1.7112" calcext:value-type="float">
            <text:p>1.7112</text:p>
          </table:table-cell>
          <table:table-cell table:formula="of:=SUM([.X$2:.X21])" office:value-type="float" office:value="3.6094" calcext:value-type="float">
            <text:p>3.6094</text:p>
          </table:table-cell>
          <table:table-cell table:formula="of:=SUM([.Y$2:.Y21])" office:value-type="float" office:value="0.804" calcext:value-type="float">
            <text:p>0.804</text:p>
          </table:table-cell>
          <table:table-cell table:formula="of:=SUM([.Z$2:.Z21])" office:value-type="float" office:value="0.2" calcext:value-type="float">
            <text:p>0.2</text:p>
          </table:table-cell>
          <table:table-cell table:formula="of:=SUM([.AA$2:.AA21])"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09-01" calcext:value-type="date">
            <text:p>2019-09-01</text:p>
          </table:table-cell>
          <table:table-cell table:number-columns-repeated="6"/>
          <table:table-cell table:formula="of:=SUM([.V$2:.V22])" office:value-type="float" office:value="5" calcext:value-type="float">
            <text:p>5</text:p>
          </table:table-cell>
          <table:table-cell table:formula="of:=SUM([.W$2:.W22])" office:value-type="float" office:value="1.7112" calcext:value-type="float">
            <text:p>1.7112</text:p>
          </table:table-cell>
          <table:table-cell table:formula="of:=SUM([.X$2:.X22])" office:value-type="float" office:value="3.6094" calcext:value-type="float">
            <text:p>3.6094</text:p>
          </table:table-cell>
          <table:table-cell table:formula="of:=SUM([.Y$2:.Y22])" office:value-type="float" office:value="0.804" calcext:value-type="float">
            <text:p>0.804</text:p>
          </table:table-cell>
          <table:table-cell table:formula="of:=SUM([.Z$2:.Z22])" office:value-type="float" office:value="0.2" calcext:value-type="float">
            <text:p>0.2</text:p>
          </table:table-cell>
          <table:table-cell table:formula="of:=SUM([.AA$2:.AA22])"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10-01" calcext:value-type="date">
            <text:p>2019-10-01</text:p>
          </table:table-cell>
          <table:table-cell table:number-columns-repeated="6"/>
          <table:table-cell table:formula="of:=SUM([.V$2:.V23])" office:value-type="float" office:value="5" calcext:value-type="float">
            <text:p>5</text:p>
          </table:table-cell>
          <table:table-cell table:formula="of:=SUM([.W$2:.W23])" office:value-type="float" office:value="1.7112" calcext:value-type="float">
            <text:p>1.7112</text:p>
          </table:table-cell>
          <table:table-cell table:formula="of:=SUM([.X$2:.X23])" office:value-type="float" office:value="3.6094" calcext:value-type="float">
            <text:p>3.6094</text:p>
          </table:table-cell>
          <table:table-cell table:formula="of:=SUM([.Y$2:.Y23])" office:value-type="float" office:value="0.804" calcext:value-type="float">
            <text:p>0.804</text:p>
          </table:table-cell>
          <table:table-cell table:formula="of:=SUM([.Z$2:.Z23])" office:value-type="float" office:value="0.2" calcext:value-type="float">
            <text:p>0.2</text:p>
          </table:table-cell>
          <table:table-cell table:formula="of:=SUM([.AA$2:.AA23])"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11-01" calcext:value-type="date">
            <text:p>2019-11-01</text:p>
          </table:table-cell>
          <table:table-cell table:number-columns-repeated="6"/>
          <table:table-cell table:formula="of:=SUM([.V$2:.V24])" office:value-type="float" office:value="5" calcext:value-type="float">
            <text:p>5</text:p>
          </table:table-cell>
          <table:table-cell table:formula="of:=SUM([.W$2:.W24])" office:value-type="float" office:value="1.7112" calcext:value-type="float">
            <text:p>1.7112</text:p>
          </table:table-cell>
          <table:table-cell table:formula="of:=SUM([.X$2:.X24])" office:value-type="float" office:value="3.6094" calcext:value-type="float">
            <text:p>3.6094</text:p>
          </table:table-cell>
          <table:table-cell table:formula="of:=SUM([.Y$2:.Y24])" office:value-type="float" office:value="0.804" calcext:value-type="float">
            <text:p>0.804</text:p>
          </table:table-cell>
          <table:table-cell table:formula="of:=SUM([.Z$2:.Z24])" office:value-type="float" office:value="0.2" calcext:value-type="float">
            <text:p>0.2</text:p>
          </table:table-cell>
          <table:table-cell table:formula="of:=SUM([.AA$2:.AA24])"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19-12-01" calcext:value-type="date">
            <text:p>2019-12-01</text:p>
          </table:table-cell>
          <table:table-cell table:number-columns-repeated="6"/>
          <table:table-cell table:formula="of:=SUM([.V$2:.V25])" office:value-type="float" office:value="5" calcext:value-type="float">
            <text:p>5</text:p>
          </table:table-cell>
          <table:table-cell table:formula="of:=SUM([.W$2:.W25])" office:value-type="float" office:value="1.7112" calcext:value-type="float">
            <text:p>1.7112</text:p>
          </table:table-cell>
          <table:table-cell table:formula="of:=SUM([.X$2:.X25])" office:value-type="float" office:value="3.6094" calcext:value-type="float">
            <text:p>3.6094</text:p>
          </table:table-cell>
          <table:table-cell table:formula="of:=SUM([.Y$2:.Y25])" office:value-type="float" office:value="0.804" calcext:value-type="float">
            <text:p>0.804</text:p>
          </table:table-cell>
          <table:table-cell table:formula="of:=SUM([.Z$2:.Z25])" office:value-type="float" office:value="0.2" calcext:value-type="float">
            <text:p>0.2</text:p>
          </table:table-cell>
          <table:table-cell table:formula="of:=SUM([.AA$2:.AA25])"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20-01-01" calcext:value-type="date">
            <text:p>2020-01-01</text:p>
          </table:table-cell>
          <table:table-cell table:number-columns-repeated="6"/>
          <table:table-cell table:formula="of:=SUM([.V$2:.V26])" office:value-type="float" office:value="5" calcext:value-type="float">
            <text:p>5</text:p>
          </table:table-cell>
          <table:table-cell table:formula="of:=SUM([.W$2:.W26])" office:value-type="float" office:value="1.7112" calcext:value-type="float">
            <text:p>1.7112</text:p>
          </table:table-cell>
          <table:table-cell table:formula="of:=SUM([.X$2:.X26])" office:value-type="float" office:value="3.6094" calcext:value-type="float">
            <text:p>3.6094</text:p>
          </table:table-cell>
          <table:table-cell table:formula="of:=SUM([.Y$2:.Y26])" office:value-type="float" office:value="0.804" calcext:value-type="float">
            <text:p>0.804</text:p>
          </table:table-cell>
          <table:table-cell table:formula="of:=SUM([.Z$2:.Z26])" office:value-type="float" office:value="0.2" calcext:value-type="float">
            <text:p>0.2</text:p>
          </table:table-cell>
          <table:table-cell table:formula="of:=SUM([.AA$2:.AA26])" office:value-type="float" office:value="0.45" calcext:value-type="float">
            <text:p>0.45</text:p>
          </table:table-cell>
          <table:table-cell table:number-columns-repeated="8"/>
        </table:table-row>
        <table:table-row table:style-name="ro3">
          <table:table-cell table:number-columns-repeated="20"/>
          <table:table-cell table:style-name="ce1" office:value-type="date" office:date-value="2020-02-01" calcext:value-type="date">
            <text:p>2020-02-01</text:p>
          </table:table-cell>
          <table:table-cell table:formula="of:=COUNTIFS([.$S$2:.$S$180];YEAR([.U27]);[.$T$2:.$T$180];MONTH([.U27]))" office:value-type="float" office:value="1" calcext:value-type="float">
            <text:p>1</text:p>
          </table:table-cell>
          <table:table-cell table:formula="of:=SUMIFS([.K$2:.K$180];[.$S$2:.$S$180];YEAR([.$U27]);[.$T$2:.$T$180];MONTH([.$U27]))/10000" office:value-type="float" office:value="0.0802" calcext:value-type="float">
            <text:p>0.0802</text:p>
          </table:table-cell>
          <table:table-cell table:formula="of:=SUMIFS([.L$2:.L$180];[.$S$2:.$S$180];YEAR([.$U27]);[.$T$2:.$T$180];MONTH([.$U27]))/10000" office:value-type="float" office:value="1.0124" calcext:value-type="float">
            <text:p>1.0124</text:p>
          </table:table-cell>
          <table:table-cell table:formula="of:=SUMIFS([.M$2:.M$180];[.$S$2:.$S$180];YEAR([.$U27]);[.$T$2:.$T$180];MONTH([.$U27]))/1000" office:value-type="float" office:value="0.186" calcext:value-type="float">
            <text:p>0.186</text:p>
          </table:table-cell>
          <table:table-cell table:formula="of:=SUMIFS([.N$2:.N$180];[.$S$2:.$S$180];YEAR([.$U27]);[.$T$2:.$T$180];MONTH([.$U27]))/100" office:value-type="float" office:value="0.28" calcext:value-type="float">
            <text:p>0.28</text:p>
          </table:table-cell>
          <table:table-cell table:formula="of:=SUMIFS([.O$2:.O$180];[.$S$2:.$S$180];YEAR([.$U27]);[.$T$2:.$T$180];MONTH([.$U27]))/100" office:value-type="float" office:value="0.13" calcext:value-type="float">
            <text:p>0.13</text:p>
          </table:table-cell>
          <table:table-cell table:formula="of:=SUM([.V$2:.V27])" office:value-type="float" office:value="6" calcext:value-type="float">
            <text:p>6</text:p>
          </table:table-cell>
          <table:table-cell table:formula="of:=SUM([.W$2:.W27])" office:value-type="float" office:value="1.7914" calcext:value-type="float">
            <text:p>1.7914</text:p>
          </table:table-cell>
          <table:table-cell table:formula="of:=SUM([.X$2:.X27])" office:value-type="float" office:value="4.6218" calcext:value-type="float">
            <text:p>4.6218</text:p>
          </table:table-cell>
          <table:table-cell table:formula="of:=SUM([.Y$2:.Y27])" office:value-type="float" office:value="0.99" calcext:value-type="float">
            <text:p>0.99</text:p>
          </table:table-cell>
          <table:table-cell table:formula="of:=SUM([.Z$2:.Z27])" office:value-type="float" office:value="0.48" calcext:value-type="float">
            <text:p>0.48</text:p>
          </table:table-cell>
          <table:table-cell table:formula="of:=SUM([.AA$2:.AA27])" office:value-type="float" office:value="0.58" calcext:value-type="float">
            <text:p>0.58</text:p>
          </table:table-cell>
          <table:table-cell table:number-columns-repeated="8"/>
        </table:table-row>
        <table:table-row table:style-name="ro3">
          <table:table-cell table:number-columns-repeated="20"/>
          <table:table-cell table:style-name="ce1" office:value-type="date" office:date-value="2020-03-01" calcext:value-type="date">
            <text:p>2020-03-01</text:p>
          </table:table-cell>
          <table:table-cell table:formula="of:=COUNTIFS([.$S$2:.$S$180];YEAR([.U28]);[.$T$2:.$T$180];MONTH([.U28]))" office:value-type="float" office:value="2" calcext:value-type="float">
            <text:p>2</text:p>
          </table:table-cell>
          <table:table-cell table:formula="of:=SUMIFS([.K$2:.K$180];[.$S$2:.$S$180];YEAR([.$U28]);[.$T$2:.$T$180];MONTH([.$U28]))/10000" office:value-type="float" office:value="0.1412" calcext:value-type="float">
            <text:p>0.1412</text:p>
          </table:table-cell>
          <table:table-cell table:formula="of:=SUMIFS([.L$2:.L$180];[.$S$2:.$S$180];YEAR([.$U28]);[.$T$2:.$T$180];MONTH([.$U28]))/10000" office:value-type="float" office:value="0.2759" calcext:value-type="float">
            <text:p>0.2759</text:p>
          </table:table-cell>
          <table:table-cell table:formula="of:=SUMIFS([.M$2:.M$180];[.$S$2:.$S$180];YEAR([.$U28]);[.$T$2:.$T$180];MONTH([.$U28]))/1000" office:value-type="float" office:value="0.113" calcext:value-type="float">
            <text:p>0.113</text:p>
          </table:table-cell>
          <table:table-cell table:formula="of:=SUMIFS([.N$2:.N$180];[.$S$2:.$S$180];YEAR([.$U28]);[.$T$2:.$T$180];MONTH([.$U28]))/100" office:value-type="float" office:value="0" calcext:value-type="float">
            <text:p>0</text:p>
          </table:table-cell>
          <table:table-cell table:formula="of:=SUMIFS([.O$2:.O$180];[.$S$2:.$S$180];YEAR([.$U28]);[.$T$2:.$T$180];MONTH([.$U28]))/100" office:value-type="float" office:value="0.13" calcext:value-type="float">
            <text:p>0.13</text:p>
          </table:table-cell>
          <table:table-cell table:formula="of:=SUM([.V$2:.V28])" office:value-type="float" office:value="8" calcext:value-type="float">
            <text:p>8</text:p>
          </table:table-cell>
          <table:table-cell table:formula="of:=SUM([.W$2:.W28])" office:value-type="float" office:value="1.9326" calcext:value-type="float">
            <text:p>1.9326</text:p>
          </table:table-cell>
          <table:table-cell table:formula="of:=SUM([.X$2:.X28])" office:value-type="float" office:value="4.8977" calcext:value-type="float">
            <text:p>4.8977</text:p>
          </table:table-cell>
          <table:table-cell table:formula="of:=SUM([.Y$2:.Y28])" office:value-type="float" office:value="1.103" calcext:value-type="float">
            <text:p>1.103</text:p>
          </table:table-cell>
          <table:table-cell table:formula="of:=SUM([.Z$2:.Z28])" office:value-type="float" office:value="0.48" calcext:value-type="float">
            <text:p>0.48</text:p>
          </table:table-cell>
          <table:table-cell table:formula="of:=SUM([.AA$2:.AA28])" office:value-type="float" office:value="0.71" calcext:value-type="float">
            <text:p>0.71</text:p>
          </table:table-cell>
          <table:table-cell table:number-columns-repeated="8"/>
        </table:table-row>
        <table:table-row table:style-name="ro3">
          <table:table-cell table:number-columns-repeated="20"/>
          <table:table-cell table:style-name="ce1" office:value-type="date" office:date-value="2020-04-01" calcext:value-type="date">
            <text:p>2020-04-01</text:p>
          </table:table-cell>
          <table:table-cell table:number-columns-repeated="6"/>
          <table:table-cell table:formula="of:=SUM([.V$2:.V29])" office:value-type="float" office:value="8" calcext:value-type="float">
            <text:p>8</text:p>
          </table:table-cell>
          <table:table-cell table:formula="of:=SUM([.W$2:.W29])" office:value-type="float" office:value="1.9326" calcext:value-type="float">
            <text:p>1.9326</text:p>
          </table:table-cell>
          <table:table-cell table:formula="of:=SUM([.X$2:.X29])" office:value-type="float" office:value="4.8977" calcext:value-type="float">
            <text:p>4.8977</text:p>
          </table:table-cell>
          <table:table-cell table:formula="of:=SUM([.Y$2:.Y29])" office:value-type="float" office:value="1.103" calcext:value-type="float">
            <text:p>1.103</text:p>
          </table:table-cell>
          <table:table-cell table:formula="of:=SUM([.Z$2:.Z29])" office:value-type="float" office:value="0.48" calcext:value-type="float">
            <text:p>0.48</text:p>
          </table:table-cell>
          <table:table-cell table:formula="of:=SUM([.AA$2:.AA29])"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0])" office:value-type="float" office:value="8" calcext:value-type="float">
            <text:p>8</text:p>
          </table:table-cell>
          <table:table-cell table:formula="of:=SUM([.W$2:.W30])" office:value-type="float" office:value="1.9326" calcext:value-type="float">
            <text:p>1.9326</text:p>
          </table:table-cell>
          <table:table-cell table:formula="of:=SUM([.X$2:.X30])" office:value-type="float" office:value="4.8977" calcext:value-type="float">
            <text:p>4.8977</text:p>
          </table:table-cell>
          <table:table-cell table:formula="of:=SUM([.Y$2:.Y30])" office:value-type="float" office:value="1.103" calcext:value-type="float">
            <text:p>1.103</text:p>
          </table:table-cell>
          <table:table-cell table:formula="of:=SUM([.Z$2:.Z30])" office:value-type="float" office:value="0.48" calcext:value-type="float">
            <text:p>0.48</text:p>
          </table:table-cell>
          <table:table-cell table:formula="of:=SUM([.AA$2:.AA30])"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1])" office:value-type="float" office:value="8" calcext:value-type="float">
            <text:p>8</text:p>
          </table:table-cell>
          <table:table-cell table:formula="of:=SUM([.W$2:.W31])" office:value-type="float" office:value="1.9326" calcext:value-type="float">
            <text:p>1.9326</text:p>
          </table:table-cell>
          <table:table-cell table:formula="of:=SUM([.X$2:.X31])" office:value-type="float" office:value="4.8977" calcext:value-type="float">
            <text:p>4.8977</text:p>
          </table:table-cell>
          <table:table-cell table:formula="of:=SUM([.Y$2:.Y31])" office:value-type="float" office:value="1.103" calcext:value-type="float">
            <text:p>1.103</text:p>
          </table:table-cell>
          <table:table-cell table:formula="of:=SUM([.Z$2:.Z31])" office:value-type="float" office:value="0.48" calcext:value-type="float">
            <text:p>0.48</text:p>
          </table:table-cell>
          <table:table-cell table:formula="of:=SUM([.AA$2:.AA31])"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2])" office:value-type="float" office:value="8" calcext:value-type="float">
            <text:p>8</text:p>
          </table:table-cell>
          <table:table-cell table:formula="of:=SUM([.W$2:.W32])" office:value-type="float" office:value="1.9326" calcext:value-type="float">
            <text:p>1.9326</text:p>
          </table:table-cell>
          <table:table-cell table:formula="of:=SUM([.X$2:.X32])" office:value-type="float" office:value="4.8977" calcext:value-type="float">
            <text:p>4.8977</text:p>
          </table:table-cell>
          <table:table-cell table:formula="of:=SUM([.Y$2:.Y32])" office:value-type="float" office:value="1.103" calcext:value-type="float">
            <text:p>1.103</text:p>
          </table:table-cell>
          <table:table-cell table:formula="of:=SUM([.Z$2:.Z32])" office:value-type="float" office:value="0.48" calcext:value-type="float">
            <text:p>0.48</text:p>
          </table:table-cell>
          <table:table-cell table:formula="of:=SUM([.AA$2:.AA32])"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3])" office:value-type="float" office:value="8" calcext:value-type="float">
            <text:p>8</text:p>
          </table:table-cell>
          <table:table-cell table:formula="of:=SUM([.W$2:.W33])" office:value-type="float" office:value="1.9326" calcext:value-type="float">
            <text:p>1.9326</text:p>
          </table:table-cell>
          <table:table-cell table:formula="of:=SUM([.X$2:.X33])" office:value-type="float" office:value="4.8977" calcext:value-type="float">
            <text:p>4.8977</text:p>
          </table:table-cell>
          <table:table-cell table:formula="of:=SUM([.Y$2:.Y33])" office:value-type="float" office:value="1.103" calcext:value-type="float">
            <text:p>1.103</text:p>
          </table:table-cell>
          <table:table-cell table:formula="of:=SUM([.Z$2:.Z33])" office:value-type="float" office:value="0.48" calcext:value-type="float">
            <text:p>0.48</text:p>
          </table:table-cell>
          <table:table-cell table:formula="of:=SUM([.AA$2:.AA33])"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4])" office:value-type="float" office:value="8" calcext:value-type="float">
            <text:p>8</text:p>
          </table:table-cell>
          <table:table-cell table:formula="of:=SUM([.W$2:.W34])" office:value-type="float" office:value="1.9326" calcext:value-type="float">
            <text:p>1.9326</text:p>
          </table:table-cell>
          <table:table-cell table:formula="of:=SUM([.X$2:.X34])" office:value-type="float" office:value="4.8977" calcext:value-type="float">
            <text:p>4.8977</text:p>
          </table:table-cell>
          <table:table-cell table:formula="of:=SUM([.Y$2:.Y34])" office:value-type="float" office:value="1.103" calcext:value-type="float">
            <text:p>1.103</text:p>
          </table:table-cell>
          <table:table-cell table:formula="of:=SUM([.Z$2:.Z34])" office:value-type="float" office:value="0.48" calcext:value-type="float">
            <text:p>0.48</text:p>
          </table:table-cell>
          <table:table-cell table:formula="of:=SUM([.AA$2:.AA34])"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5])" office:value-type="float" office:value="8" calcext:value-type="float">
            <text:p>8</text:p>
          </table:table-cell>
          <table:table-cell table:formula="of:=SUM([.W$2:.W35])" office:value-type="float" office:value="1.9326" calcext:value-type="float">
            <text:p>1.9326</text:p>
          </table:table-cell>
          <table:table-cell table:formula="of:=SUM([.X$2:.X35])" office:value-type="float" office:value="4.8977" calcext:value-type="float">
            <text:p>4.8977</text:p>
          </table:table-cell>
          <table:table-cell table:formula="of:=SUM([.Y$2:.Y35])" office:value-type="float" office:value="1.103" calcext:value-type="float">
            <text:p>1.103</text:p>
          </table:table-cell>
          <table:table-cell table:formula="of:=SUM([.Z$2:.Z35])" office:value-type="float" office:value="0.48" calcext:value-type="float">
            <text:p>0.48</text:p>
          </table:table-cell>
          <table:table-cell table:formula="of:=SUM([.AA$2:.AA35])"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6])" office:value-type="float" office:value="8" calcext:value-type="float">
            <text:p>8</text:p>
          </table:table-cell>
          <table:table-cell table:formula="of:=SUM([.W$2:.W36])" office:value-type="float" office:value="1.9326" calcext:value-type="float">
            <text:p>1.9326</text:p>
          </table:table-cell>
          <table:table-cell table:formula="of:=SUM([.X$2:.X36])" office:value-type="float" office:value="4.8977" calcext:value-type="float">
            <text:p>4.8977</text:p>
          </table:table-cell>
          <table:table-cell table:formula="of:=SUM([.Y$2:.Y36])" office:value-type="float" office:value="1.103" calcext:value-type="float">
            <text:p>1.103</text:p>
          </table:table-cell>
          <table:table-cell table:formula="of:=SUM([.Z$2:.Z36])" office:value-type="float" office:value="0.48" calcext:value-type="float">
            <text:p>0.48</text:p>
          </table:table-cell>
          <table:table-cell table:formula="of:=SUM([.AA$2:.AA36])" office:value-type="float" office:value="0.71" calcext:value-type="float">
            <text:p>0.71</text:p>
          </table:table-cell>
          <table:table-cell table:number-columns-repeated="8"/>
        </table:table-row>
        <table:table-row table:style-name="ro3">
          <table:table-cell table:number-columns-repeated="20"/>
          <table:table-cell table:style-name="ce1"/>
          <table:table-cell table:number-columns-repeated="6"/>
          <table:table-cell table:formula="of:=SUM([.V$2:.V37])" office:value-type="float" office:value="8" calcext:value-type="float">
            <text:p>8</text:p>
          </table:table-cell>
          <table:table-cell table:formula="of:=SUM([.W$2:.W37])" office:value-type="float" office:value="1.9326" calcext:value-type="float">
            <text:p>1.9326</text:p>
          </table:table-cell>
          <table:table-cell table:formula="of:=SUM([.X$2:.X37])" office:value-type="float" office:value="4.8977" calcext:value-type="float">
            <text:p>4.8977</text:p>
          </table:table-cell>
          <table:table-cell table:formula="of:=SUM([.Y$2:.Y37])" office:value-type="float" office:value="1.103" calcext:value-type="float">
            <text:p>1.103</text:p>
          </table:table-cell>
          <table:table-cell table:formula="of:=SUM([.Z$2:.Z37])" office:value-type="float" office:value="0.48" calcext:value-type="float">
            <text:p>0.48</text:p>
          </table:table-cell>
          <table:table-cell table:formula="of:=SUM([.AA$2:.AA37])" office:value-type="float" office:value="0.71" calcext:value-type="float">
            <text:p>0.71</text:p>
          </table:table-cell>
          <table:table-cell table:number-columns-repeated="8"/>
        </table:table-row>
        <table:table-row table:style-name="ro3" table:number-rows-repeated="1048538">
          <table:table-cell table:number-columns-repeated="41"/>
        </table:table-row>
        <table:table-row table:style-name="ro3">
          <table:table-cell table:number-columns-repeated="41"/>
        </table:table-row>
      </table:table>
      <table:table table:name="bert_summary" table:style-name="ta1">
        <table:table-column table:style-name="co2" table:number-columns-repeated="8" table:default-cell-style-name="Default"/>
        <table:table-row table:style-name="ro1">
          <table:table-cell table:number-columns-repeated="8"/>
        </table:table-row>
        <table:table-row table:style-name="ro1">
          <table:table-cell/>
          <table:table-cell office:value-type="string" calcext:value-type="string">
            <text:p>(abs|pdf) – bert</text:p>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row>
        <table:table-row table:style-name="ro1">
          <table:table-cell/>
          <table:table-cell office:value-type="string" calcext:value-type="string">
            <text:p># of contents</text:p>
          </table:table-cell>
          <table:table-cell table:formula="of:=['q=bert_abs|pdf'.AJ3]-['q=bert'.AJ3]" office:value-type="float" office:value="0" calcext:value-type="float">
            <text:p>0</text:p>
          </table:table-cell>
          <table:table-cell table:formula="of:=['q=bert_abs|pdf'.AK3]-['q=bert'.AK3]" office:value-type="float" office:value="-0.00324186796396642" calcext:value-type="float">
            <text:p>-0.003241868</text:p>
          </table:table-cell>
          <table:table-cell table:style-name="ce5" table:formula="of:=['q=bert_abs|pdf'.AL3]-['q=bert'.AL3]" office:value-type="float" office:value="0.417987282826447" calcext:value-type="float">
            <text:p>0.4179872828</text:p>
          </table:table-cell>
          <table:table-cell table:formula="of:=['q=bert_abs|pdf'.AM3]-['q=bert'.AM3]" office:value-type="float" office:value="0.378148460393992" calcext:value-type="float">
            <text:p>0.3781484604</text:p>
          </table:table-cell>
          <table:table-cell table:style-name="ce4" table:formula="of:=['q=bert_abs|pdf'.AN3]-['q=bert'.AN3]" office:value-type="float" office:value="-0.863827959313614" calcext:value-type="float">
            <text:p>-0.8638279593</text:p>
          </table:table-cell>
          <table:table-cell table:formula="of:=['q=bert_abs|pdf'.AO3]-['q=bert'.AO3]" office:value-type="float" office:value="0.267832959193082" calcext:value-type="float">
            <text:p>0.2678329592</text:p>
          </table:table-cell>
        </table:table-row>
        <table:table-row table:style-name="ro1">
          <table:table-cell/>
          <table:table-cell office:value-type="string" calcext:value-type="string">
            <text:p>Duration/10000</text:p>
          </table:table-cell>
          <table:table-cell table:formula="of:=['q=bert_abs|pdf'.AJ4]-['q=bert'.AJ4]" office:value-type="float" office:value="0" calcext:value-type="float">
            <text:p>0</text:p>
          </table:table-cell>
          <table:table-cell table:formula="of:=['q=bert_abs|pdf'.AK4]-['q=bert'.AK4]" office:value-type="float" office:value="0" calcext:value-type="float">
            <text:p>0</text:p>
          </table:table-cell>
          <table:table-cell table:formula="of:=['q=bert_abs|pdf'.AL4]-['q=bert'.AL4]" office:value-type="float" office:value="0.314270467221089" calcext:value-type="float">
            <text:p>0.3142704672</text:p>
          </table:table-cell>
          <table:table-cell table:formula="of:=['q=bert_abs|pdf'.AM4]-['q=bert'.AM4]" office:value-type="float" office:value="0.230415252392368" calcext:value-type="float">
            <text:p>0.2304152524</text:p>
          </table:table-cell>
          <table:table-cell table:style-name="ce5" table:formula="of:=['q=bert_abs|pdf'.AN4]-['q=bert'.AN4]" office:value-type="float" office:value="-0.536272393384153" calcext:value-type="float">
            <text:p>-0.5362723934</text:p>
          </table:table-cell>
          <table:table-cell table:formula="of:=['q=bert_abs|pdf'.AO4]-['q=bert'.AO4]" office:value-type="float" office:value="0.060037243082417" calcext:value-type="float">
            <text:p>0.0600372431</text:p>
          </table:table-cell>
        </table:table-row>
        <table:table-row table:style-name="ro1">
          <table:table-cell/>
          <table:table-cell office:value-type="string" calcext:value-type="string">
            <text:p>ViewCount/100000</text:p>
          </table:table-cell>
          <table:table-cell table:formula="of:=['q=bert_abs|pdf'.AJ5]-['q=bert'.AJ5]" office:value-type="float" office:value="0" calcext:value-type="float">
            <text:p>0</text:p>
          </table:table-cell>
          <table:table-cell table:formula="of:=['q=bert_abs|pdf'.AK5]-['q=bert'.AK5]" office:value-type="float" office:value="0" calcext:value-type="float">
            <text:p>0</text:p>
          </table:table-cell>
          <table:table-cell table:formula="of:=['q=bert_abs|pdf'.AL5]-['q=bert'.AL5]" office:value-type="float" office:value="0" calcext:value-type="float">
            <text:p>0</text:p>
          </table:table-cell>
          <table:table-cell table:formula="of:=['q=bert_abs|pdf'.AM5]-['q=bert'.AM5]" office:value-type="float" office:value="0.0365512366571319" calcext:value-type="float">
            <text:p>0.0365512367</text:p>
          </table:table-cell>
          <table:table-cell table:formula="of:=['q=bert_abs|pdf'.AN5]-['q=bert'.AN5]" office:value-type="float" office:value="0.0990867187792677" calcext:value-type="float">
            <text:p>0.0990867188</text:p>
          </table:table-cell>
          <table:table-cell table:formula="of:=['q=bert_abs|pdf'.AO5]-['q=bert'.AO5]" office:value-type="float" office:value="0.0612814444529893" calcext:value-type="float">
            <text:p>0.0612814445</text:p>
          </table:table-cell>
        </table:table-row>
        <table:table-row table:style-name="ro1">
          <table:table-cell/>
          <table:table-cell office:value-type="string" calcext:value-type="string">
            <text:p>LikeCount/1000</text:p>
          </table:table-cell>
          <table:table-cell table:formula="of:=['q=bert_abs|pdf'.AJ6]-['q=bert'.AJ6]" office:value-type="float" office:value="0" calcext:value-type="float">
            <text:p>0</text:p>
          </table:table-cell>
          <table:table-cell table:formula="of:=['q=bert_abs|pdf'.AK6]-['q=bert'.AK6]" office:value-type="float" office:value="0" calcext:value-type="float">
            <text:p>0</text:p>
          </table:table-cell>
          <table:table-cell table:formula="of:=['q=bert_abs|pdf'.AL6]-['q=bert'.AL6]" office:value-type="float" office:value="0" calcext:value-type="float">
            <text:p>0</text:p>
          </table:table-cell>
          <table:table-cell table:formula="of:=['q=bert_abs|pdf'.AM6]-['q=bert'.AM6]" office:value-type="float" office:value="0" calcext:value-type="float">
            <text:p>0</text:p>
          </table:table-cell>
          <table:table-cell table:formula="of:=['q=bert_abs|pdf'.AN6]-['q=bert'.AN6]" office:value-type="float" office:value="0.00725991005020493" calcext:value-type="float">
            <text:p>0.0072599101</text:p>
          </table:table-cell>
          <table:table-cell table:formula="of:=['q=bert_abs|pdf'.AO6]-['q=bert'.AO6]" office:value-type="float" office:value="0.015268475567571" calcext:value-type="float">
            <text:p>0.0152684756</text:p>
          </table:table-cell>
        </table:table-row>
        <table:table-row table:style-name="ro1">
          <table:table-cell/>
          <table:table-cell office:value-type="string" calcext:value-type="string">
            <text:p>DislikeCount/100</text:p>
          </table:table-cell>
          <table:table-cell table:formula="of:=['q=bert_abs|pdf'.AJ7]-['q=bert'.AJ7]" office:value-type="float" office:value="0" calcext:value-type="float">
            <text:p>0</text:p>
          </table:table-cell>
          <table:table-cell table:formula="of:=['q=bert_abs|pdf'.AK7]-['q=bert'.AK7]" office:value-type="float" office:value="0" calcext:value-type="float">
            <text:p>0</text:p>
          </table:table-cell>
          <table:table-cell table:formula="of:=['q=bert_abs|pdf'.AL7]-['q=bert'.AL7]" office:value-type="float" office:value="0" calcext:value-type="float">
            <text:p>0</text:p>
          </table:table-cell>
          <table:table-cell table:formula="of:=['q=bert_abs|pdf'.AM7]-['q=bert'.AM7]" office:value-type="float" office:value="0" calcext:value-type="float">
            <text:p>0</text:p>
          </table:table-cell>
          <table:table-cell table:formula="of:=['q=bert_abs|pdf'.AN7]-['q=bert'.AN7]" office:value-type="float" office:value="0" calcext:value-type="float">
            <text:p>0</text:p>
          </table:table-cell>
          <table:table-cell table:formula="of:=['q=bert_abs|pdf'.AO7]-['q=bert'.AO7]" office:value-type="float" office:value="-0.0315141456000362" calcext:value-type="float">
            <text:p>-0.0315141456</text:p>
          </table:table-cell>
        </table:table-row>
        <table:table-row table:style-name="ro1">
          <table:table-cell/>
          <table:table-cell office:value-type="string" calcext:value-type="string">
            <text:p>CommentCount/100</text:p>
          </table:table-cell>
          <table:table-cell table:formula="of:=['q=bert_abs|pdf'.AJ8]-['q=bert'.AJ8]" office:value-type="float" office:value="0" calcext:value-type="float">
            <text:p>0</text:p>
          </table:table-cell>
          <table:table-cell table:formula="of:=['q=bert_abs|pdf'.AK8]-['q=bert'.AK8]" office:value-type="float" office:value="0" calcext:value-type="float">
            <text:p>0</text:p>
          </table:table-cell>
          <table:table-cell table:formula="of:=['q=bert_abs|pdf'.AL8]-['q=bert'.AL8]" office:value-type="float" office:value="0" calcext:value-type="float">
            <text:p>0</text:p>
          </table:table-cell>
          <table:table-cell table:formula="of:=['q=bert_abs|pdf'.AM8]-['q=bert'.AM8]" office:value-type="float" office:value="0" calcext:value-type="float">
            <text:p>0</text:p>
          </table:table-cell>
          <table:table-cell table:formula="of:=['q=bert_abs|pdf'.AN8]-['q=bert'.AN8]" office:value-type="float" office:value="0" calcext:value-type="float">
            <text:p>0</text:p>
          </table:table-cell>
          <table:table-cell table:formula="of:=['q=bert_abs|pdf'.AO8]-['q=bert'.AO8]" office:value-type="float" office:value="0" calcext:value-type="float">
            <text:p>0</text:p>
          </table:table-cell>
        </table:table-row>
      </table:table>
      <table:table table:name="GAN" table:style-name="ta1">
        <table:shapes>
          <draw:frame draw:z-index="0" draw:style-name="gr1" draw:text-style-name="P1" svg:width="697.69pt" svg:height="460.69pt" svg:x="236.13pt" svg:y="357.28pt">
            <loext:p draw:notify-on-update-of-ranges="'q=gan'.V7:'q=gan'.V77 'q=gan'.W1:'q=gan'.W1 'q=gan'.W7:'q=gan'.W77 'q=gan'.X1:'q=gan'.X1 'q=gan'.X7:'q=gan'.X77 'q=gan'.Y1:'q=gan'.Y1 'q=gan'.Y7:'q=gan'.Y77 'q=gan'.Z1:'q=gan'.Z1 'q=gan'.Z7:'q=gan'.Z77 'q=gan'.AB1:'q=gan'.AB1 'q=gan'.AB7:'q=gan'.AB77"/>
            <draw:object xlink:href="./Object 4" xlink:type="simple" xlink:show="embed" xlink:actuate="onLoad"/>
            <draw:image xlink:href="./ObjectReplacements/Object 4" xlink:type="simple" xlink:show="embed" xlink:actuate="onLoad"/>
          </draw:frame>
          <draw:frame draw:z-index="1" draw:style-name="gr1" draw:text-style-name="P1" svg:width="686.18pt" svg:height="419.81pt" svg:x="239.78pt" svg:y="823.01pt">
            <loext:p/>
            <draw:object xlink:href="./Object 14" xlink:type="simple" xlink:show="embed" xlink:actuate="onLoad"/>
            <draw:image xlink:href="./ObjectReplacements/Object 14" xlink:type="simple" xlink:show="embed" xlink:actuate="onLoad"/>
          </draw:frame>
        </table:shapes>
        <table:table-column table:style-name="co1" table:default-cell-style-name="Default"/>
        <table:table-column table:style-name="co2" table:number-columns-repeated="6" table:default-cell-style-name="Default"/>
        <table:table-row table:style-name="ro1">
          <table:table-cell table:style-name="ce1" office:value-type="date" office:date-value="2020-03-27" calcext:value-type="date">
            <text:p>2020-03-27</text:p>
          </table:table-cell>
          <table:table-cell/>
          <table:table-cell office:value-type="string" calcext:value-type="string">
            <text:p>NASA ADS</text:p>
          </table:table-cell>
          <table:table-cell table:number-columns-repeated="2"/>
          <table:table-cell office:value-type="string" calcext:value-type="string">
            <text:p>Twitter</text:p>
          </table:table-cell>
          <table:table-cell/>
        </table:table-row>
        <table:table-row table:style-name="ro1">
          <table:table-cell office:value-type="string" calcext:value-type="string">
            <text:p>Events</text:p>
          </table:table-cell>
          <table:table-cell office:value-type="string" calcext:value-type="string">
            <text:p>Date</text:p>
          </table:table-cell>
          <table:table-cell office:value-type="string" calcext:value-type="string">
            <text:p>citations</text:p>
          </table:table-cell>
          <table:table-cell table:number-columns-repeated="2" office:value-type="string" calcext:value-type="string">
            <text:p>Cumul. Item</text:p>
          </table:table-cell>
          <table:table-cell office:value-type="string" calcext:value-type="string">
            <text:p>Tweets</text:p>
          </table:table-cell>
          <table:table-cell office:value-type="string" calcext:value-type="string">
            <text:p>Followers</text:p>
          </table:table-cell>
        </table:table-row>
        <table:table-row table:style-name="ro1">
          <table:table-cell/>
          <table:table-cell office:value-type="string" calcext:value-type="string">
            <text:p>total</text:p>
          </table:table-cell>
          <table:table-cell office:value-type="float" office:value="1532" calcext:value-type="float">
            <text:p>1532</text:p>
          </table:table-cell>
          <table:table-cell table:number-columns-repeated="2"/>
          <table:table-cell office:value-type="float" office:value="2014" calcext:value-type="float">
            <text:p>2014</text:p>
          </table:table-cell>
          <table:table-cell/>
        </table:table-row>
        <table:table-row table:style-name="ro1">
          <table:table-cell/>
          <table:table-cell office:value-type="string" calcext:value-type="string">
            <text:p>2018-01</text:p>
          </table:table-cell>
          <table:table-cell table:formula="of:=[.D4]-[.D5]" office:value-type="float" office:value="0" calcext:value-type="float">
            <text:p>0</text:p>
          </table:table-cell>
          <table:table-cell office:value-type="float" office:value="1532" calcext:value-type="float">
            <text:p>1532</text:p>
          </table:table-cell>
          <table:table-cell table:formula="of:=SUM([.C$4:.C4])" office:value-type="float" office:value="0" calcext:value-type="float">
            <text:p>0</text:p>
          </table:table-cell>
          <table:table-cell table:number-columns-repeated="2"/>
        </table:table-row>
        <table:table-row table:style-name="ro1">
          <table:table-cell/>
          <table:table-cell office:value-type="string" calcext:value-type="string">
            <text:p>2018-02</text:p>
          </table:table-cell>
          <table:table-cell table:formula="of:=[.D5]-[.D6]" office:value-type="float" office:value="1" calcext:value-type="float">
            <text:p>1</text:p>
          </table:table-cell>
          <table:table-cell office:value-type="float" office:value="1532" calcext:value-type="float">
            <text:p>1532</text:p>
          </table:table-cell>
          <table:table-cell table:formula="of:=SUM([.C$4:.C5])" office:value-type="float" office:value="1" calcext:value-type="float">
            <text:p>1</text:p>
          </table:table-cell>
          <table:table-cell table:number-columns-repeated="2"/>
        </table:table-row>
        <table:table-row table:style-name="ro1">
          <table:table-cell/>
          <table:table-cell office:value-type="string" calcext:value-type="string">
            <text:p>2018-03</text:p>
          </table:table-cell>
          <table:table-cell table:formula="of:=[.D6]-[.D7]" office:value-type="float" office:value="1" calcext:value-type="float">
            <text:p>1</text:p>
          </table:table-cell>
          <table:table-cell office:value-type="float" office:value="1531" calcext:value-type="float">
            <text:p>1531</text:p>
          </table:table-cell>
          <table:table-cell table:formula="of:=SUM([.C$4:.C6])" office:value-type="float" office:value="2" calcext:value-type="float">
            <text:p>2</text:p>
          </table:table-cell>
          <table:table-cell table:number-columns-repeated="2"/>
        </table:table-row>
        <table:table-row table:style-name="ro1">
          <table:table-cell/>
          <table:table-cell office:value-type="string" calcext:value-type="string">
            <text:p>2018-04</text:p>
          </table:table-cell>
          <table:table-cell table:formula="of:=[.D7]-[.D8]" office:value-type="float" office:value="3" calcext:value-type="float">
            <text:p>3</text:p>
          </table:table-cell>
          <table:table-cell office:value-type="float" office:value="1530" calcext:value-type="float">
            <text:p>1530</text:p>
          </table:table-cell>
          <table:table-cell table:formula="of:=SUM([.C$4:.C7])" office:value-type="float" office:value="5" calcext:value-type="float">
            <text:p>5</text:p>
          </table:table-cell>
          <table:table-cell table:number-columns-repeated="2"/>
        </table:table-row>
        <table:table-row table:style-name="ro1">
          <table:table-cell/>
          <table:table-cell office:value-type="string" calcext:value-type="string">
            <text:p>2018-05</text:p>
          </table:table-cell>
          <table:table-cell table:formula="of:=[.D8]-[.D9]" office:value-type="float" office:value="0" calcext:value-type="float">
            <text:p>0</text:p>
          </table:table-cell>
          <table:table-cell office:value-type="float" office:value="1527" calcext:value-type="float">
            <text:p>1527</text:p>
          </table:table-cell>
          <table:table-cell table:formula="of:=SUM([.C$4:.C8])" office:value-type="float" office:value="5" calcext:value-type="float">
            <text:p>5</text:p>
          </table:table-cell>
          <table:table-cell table:number-columns-repeated="2"/>
        </table:table-row>
        <table:table-row table:style-name="ro1">
          <table:table-cell/>
          <table:table-cell office:value-type="string" calcext:value-type="string">
            <text:p>2018-06</text:p>
          </table:table-cell>
          <table:table-cell table:formula="of:=[.D9]-[.D10]" office:value-type="float" office:value="1" calcext:value-type="float">
            <text:p>1</text:p>
          </table:table-cell>
          <table:table-cell office:value-type="float" office:value="1527" calcext:value-type="float">
            <text:p>1527</text:p>
          </table:table-cell>
          <table:table-cell table:formula="of:=SUM([.C$4:.C9])" office:value-type="float" office:value="6" calcext:value-type="float">
            <text:p>6</text:p>
          </table:table-cell>
          <table:table-cell table:number-columns-repeated="2"/>
        </table:table-row>
        <table:table-row table:style-name="ro1">
          <table:table-cell/>
          <table:table-cell office:value-type="string" calcext:value-type="string">
            <text:p>2018-07</text:p>
          </table:table-cell>
          <table:table-cell table:formula="of:=[.D10]-[.D11]" office:value-type="float" office:value="2" calcext:value-type="float">
            <text:p>2</text:p>
          </table:table-cell>
          <table:table-cell office:value-type="float" office:value="1526" calcext:value-type="float">
            <text:p>1526</text:p>
          </table:table-cell>
          <table:table-cell table:formula="of:=SUM([.C$4:.C10])" office:value-type="float" office:value="8" calcext:value-type="float">
            <text:p>8</text:p>
          </table:table-cell>
          <table:table-cell table:number-columns-repeated="2"/>
        </table:table-row>
        <table:table-row table:style-name="ro1">
          <table:table-cell/>
          <table:table-cell office:value-type="string" calcext:value-type="string">
            <text:p>2018-08</text:p>
          </table:table-cell>
          <table:table-cell table:formula="of:=[.D11]-[.D12]" office:value-type="float" office:value="4" calcext:value-type="float">
            <text:p>4</text:p>
          </table:table-cell>
          <table:table-cell office:value-type="float" office:value="1524" calcext:value-type="float">
            <text:p>1524</text:p>
          </table:table-cell>
          <table:table-cell table:formula="of:=SUM([.C$4:.C11])" office:value-type="float" office:value="12" calcext:value-type="float">
            <text:p>12</text:p>
          </table:table-cell>
          <table:table-cell table:number-columns-repeated="2"/>
        </table:table-row>
        <table:table-row table:style-name="ro1">
          <table:table-cell/>
          <table:table-cell office:value-type="string" calcext:value-type="string">
            <text:p>2018-09</text:p>
          </table:table-cell>
          <table:table-cell table:formula="of:=[.D12]-[.D13]" office:value-type="float" office:value="10" calcext:value-type="float">
            <text:p>10</text:p>
          </table:table-cell>
          <table:table-cell office:value-type="float" office:value="1520" calcext:value-type="float">
            <text:p>1520</text:p>
          </table:table-cell>
          <table:table-cell table:formula="of:=SUM([.C$4:.C12])" office:value-type="float" office:value="22" calcext:value-type="float">
            <text:p>22</text:p>
          </table:table-cell>
          <table:table-cell table:number-columns-repeated="2"/>
        </table:table-row>
        <table:table-row table:style-name="ro2">
          <table:table-cell office:value-type="string" calcext:value-type="string">
            <text:p>10-11:arXiv公開</text:p>
          </table:table-cell>
          <table:table-cell office:value-type="string" calcext:value-type="string">
            <text:p>2018-10</text:p>
          </table:table-cell>
          <table:table-cell table:formula="of:=[.D13]-[.D14]" office:value-type="float" office:value="9" calcext:value-type="float">
            <text:p>9</text:p>
          </table:table-cell>
          <table:table-cell office:value-type="float" office:value="1510" calcext:value-type="float">
            <text:p>1510</text:p>
          </table:table-cell>
          <table:table-cell table:formula="of:=SUM([.C$4:.C13])" office:value-type="float" office:value="31" calcext:value-type="float">
            <text:p>31</text:p>
          </table:table-cell>
          <table:table-cell table:formula="of:=[.F3]-SUM([.F14:.F30])" office:value-type="float" office:value="1472" calcext:value-type="float">
            <text:p>1472</text:p>
          </table:table-cell>
          <table:table-cell table:formula="of:=268686+894537+119422" office:value-type="float" office:value="1282645" calcext:value-type="float">
            <text:p>1282645</text:p>
          </table:table-cell>
        </table:table-row>
        <table:table-row table:style-name="ro2">
          <table:table-cell office:value-type="string" calcext:value-type="string">
            <text:p>11-01:コード・モデル公開</text:p>
          </table:table-cell>
          <table:table-cell office:value-type="string" calcext:value-type="string">
            <text:p>2018-11</text:p>
          </table:table-cell>
          <table:table-cell table:formula="of:=[.D14]-[.D15]" office:value-type="float" office:value="12" calcext:value-type="float">
            <text:p>12</text:p>
          </table:table-cell>
          <table:table-cell office:value-type="float" office:value="1501" calcext:value-type="float">
            <text:p>1501</text:p>
          </table:table-cell>
          <table:table-cell table:formula="of:=SUM([.C$4:.C14])" office:value-type="float" office:value="43" calcext:value-type="float">
            <text:p>43</text:p>
          </table:table-cell>
          <table:table-cell table:formula="of:=12+100+100+42" office:value-type="float" office:value="254" calcext:value-type="float">
            <text:p>254</text:p>
          </table:table-cell>
          <table:table-cell office:value-type="float" office:value="34060" calcext:value-type="float">
            <text:p>34060</text:p>
          </table:table-cell>
        </table:table-row>
        <table:table-row table:style-name="ro2">
          <table:table-cell office:value-type="string" calcext:value-type="string">
            <text:p>12-10:NAACL締切</text:p>
          </table:table-cell>
          <table:table-cell office:value-type="string" calcext:value-type="string">
            <text:p>2018-12</text:p>
          </table:table-cell>
          <table:table-cell table:formula="of:=[.D15]-[.D16]" office:value-type="float" office:value="12" calcext:value-type="float">
            <text:p>12</text:p>
          </table:table-cell>
          <table:table-cell office:value-type="float" office:value="1489" calcext:value-type="float">
            <text:p>1489</text:p>
          </table:table-cell>
          <table:table-cell table:formula="of:=SUM([.C$4:.C15])" office:value-type="float" office:value="55" calcext:value-type="float">
            <text:p>55</text:p>
          </table:table-cell>
          <table:table-cell office:value-type="float" office:value="25" calcext:value-type="float">
            <text:p>25</text:p>
          </table:table-cell>
          <table:table-cell office:value-type="float" office:value="169198" calcext:value-type="float">
            <text:p>169198</text:p>
          </table:table-cell>
        </table:table-row>
        <table:table-row table:style-name="ro1">
          <table:table-cell/>
          <table:table-cell office:value-type="string" calcext:value-type="string">
            <text:p>2019-01</text:p>
          </table:table-cell>
          <table:table-cell table:formula="of:=[.D16]-[.D17]" office:value-type="float" office:value="31" calcext:value-type="float">
            <text:p>31</text:p>
          </table:table-cell>
          <table:table-cell office:value-type="float" office:value="1477" calcext:value-type="float">
            <text:p>1477</text:p>
          </table:table-cell>
          <table:table-cell table:formula="of:=SUM([.C$4:.C16])" office:value-type="float" office:value="86" calcext:value-type="float">
            <text:p>86</text:p>
          </table:table-cell>
          <table:table-cell office:value-type="float" office:value="33" calcext:value-type="float">
            <text:p>33</text:p>
          </table:table-cell>
          <table:table-cell office:value-type="float" office:value="253478" calcext:value-type="float">
            <text:p>253478</text:p>
          </table:table-cell>
        </table:table-row>
        <table:table-row table:style-name="ro2">
          <table:table-cell office:value-type="string" calcext:value-type="string">
            <text:p>02-04:ACL匿名期間開始</text:p>
          </table:table-cell>
          <table:table-cell office:value-type="string" calcext:value-type="string">
            <text:p>2019-02</text:p>
          </table:table-cell>
          <table:table-cell table:formula="of:=[.D17]-[.D18]" office:value-type="float" office:value="48" calcext:value-type="float">
            <text:p>48</text:p>
          </table:table-cell>
          <table:table-cell office:value-type="float" office:value="1446" calcext:value-type="float">
            <text:p>1446</text:p>
          </table:table-cell>
          <table:table-cell table:formula="of:=SUM([.C$4:.C17])" office:value-type="float" office:value="134" calcext:value-type="float">
            <text:p>134</text:p>
          </table:table-cell>
          <table:table-cell office:value-type="float" office:value="10" calcext:value-type="float">
            <text:p>10</text:p>
          </table:table-cell>
          <table:table-cell office:value-type="float" office:value="5626" calcext:value-type="float">
            <text:p>5626</text:p>
          </table:table-cell>
        </table:table-row>
        <table:table-row table:style-name="ro2">
          <table:table-cell office:value-type="string" calcext:value-type="string">
            <text:p>03-01:NAACL採択判明</text:p>
          </table:table-cell>
          <table:table-cell office:value-type="string" calcext:value-type="string">
            <text:p>2019-03</text:p>
          </table:table-cell>
          <table:table-cell table:formula="of:=[.D18]-[.D19]" office:value-type="float" office:value="51" calcext:value-type="float">
            <text:p>51</text:p>
          </table:table-cell>
          <table:table-cell office:value-type="float" office:value="1398" calcext:value-type="float">
            <text:p>1398</text:p>
          </table:table-cell>
          <table:table-cell table:formula="of:=SUM([.C$4:.C18])" office:value-type="float" office:value="185" calcext:value-type="float">
            <text:p>185</text:p>
          </table:table-cell>
          <table:table-cell office:value-type="float" office:value="6" calcext:value-type="float">
            <text:p>6</text:p>
          </table:table-cell>
          <table:table-cell office:value-type="float" office:value="14384" calcext:value-type="float">
            <text:p>14384</text:p>
          </table:table-cell>
        </table:table-row>
        <table:table-row table:style-name="ro2">
          <table:table-cell office:value-type="string" calcext:value-type="string">
            <text:p>03-04:ACL投稿締切</text:p>
          </table:table-cell>
          <table:table-cell office:value-type="string" calcext:value-type="string">
            <text:p>2019-04</text:p>
          </table:table-cell>
          <table:table-cell table:formula="of:=[.D19]-[.D20]" office:value-type="float" office:value="90" calcext:value-type="float">
            <text:p>90</text:p>
          </table:table-cell>
          <table:table-cell office:value-type="float" office:value="1347" calcext:value-type="float">
            <text:p>1347</text:p>
          </table:table-cell>
          <table:table-cell table:formula="of:=SUM([.C$4:.C19])" office:value-type="float" office:value="275" calcext:value-type="float">
            <text:p>275</text:p>
          </table:table-cell>
          <table:table-cell office:value-type="float" office:value="26" calcext:value-type="float">
            <text:p>26</text:p>
          </table:table-cell>
          <table:table-cell table:formula="of:=11399+107260" office:value-type="float" office:value="118659" calcext:value-type="float">
            <text:p>118659</text:p>
          </table:table-cell>
        </table:table-row>
        <table:table-row table:style-name="ro2">
          <table:table-cell office:value-type="string" calcext:value-type="string">
            <text:p>05-13:ACL採択通知</text:p>
          </table:table-cell>
          <table:table-cell office:value-type="string" calcext:value-type="string">
            <text:p>2019-05</text:p>
          </table:table-cell>
          <table:table-cell table:formula="of:=[.D20]-[.D21]" office:value-type="float" office:value="101" calcext:value-type="float">
            <text:p>101</text:p>
          </table:table-cell>
          <table:table-cell office:value-type="float" office:value="1257" calcext:value-type="float">
            <text:p>1257</text:p>
          </table:table-cell>
          <table:table-cell table:formula="of:=SUM([.C$4:.C20])" office:value-type="float" office:value="376" calcext:value-type="float">
            <text:p>376</text:p>
          </table:table-cell>
          <table:table-cell office:value-type="float" office:value="56" calcext:value-type="float">
            <text:p>56</text:p>
          </table:table-cell>
          <table:table-cell office:value-type="float" office:value="277062" calcext:value-type="float">
            <text:p>277062</text:p>
          </table:table-cell>
        </table:table-row>
        <table:table-row table:style-name="ro1">
          <table:table-cell/>
          <table:table-cell office:value-type="string" calcext:value-type="string">
            <text:p>2019-06</text:p>
          </table:table-cell>
          <table:table-cell table:formula="of:=[.D21]-[.D22]" office:value-type="float" office:value="122" calcext:value-type="float">
            <text:p>122</text:p>
          </table:table-cell>
          <table:table-cell office:value-type="float" office:value="1156" calcext:value-type="float">
            <text:p>1156</text:p>
          </table:table-cell>
          <table:table-cell table:formula="of:=SUM([.C$4:.C21])" office:value-type="float" office:value="498" calcext:value-type="float">
            <text:p>498</text:p>
          </table:table-cell>
          <table:table-cell office:value-type="float" office:value="12" calcext:value-type="float">
            <text:p>12</text:p>
          </table:table-cell>
          <table:table-cell office:value-type="float" office:value="111986" calcext:value-type="float">
            <text:p>111986</text:p>
          </table:table-cell>
        </table:table-row>
        <table:table-row table:style-name="ro2">
          <table:table-cell office:value-type="string" calcext:value-type="string">
            <text:p>07-02:NAACL発表・Best paper award</text:p>
          </table:table-cell>
          <table:table-cell office:value-type="string" calcext:value-type="string">
            <text:p>2019-07</text:p>
          </table:table-cell>
          <table:table-cell table:formula="of:=[.D22]-[.D23]" office:value-type="float" office:value="85" calcext:value-type="float">
            <text:p>85</text:p>
          </table:table-cell>
          <table:table-cell office:value-type="float" office:value="1034" calcext:value-type="float">
            <text:p>1034</text:p>
          </table:table-cell>
          <table:table-cell table:formula="of:=SUM([.C$4:.C22])" office:value-type="float" office:value="583" calcext:value-type="float">
            <text:p>583</text:p>
          </table:table-cell>
          <table:table-cell office:value-type="float" office:value="11" calcext:value-type="float">
            <text:p>11</text:p>
          </table:table-cell>
          <table:table-cell office:value-type="float" office:value="60479" calcext:value-type="float">
            <text:p>60479</text:p>
          </table:table-cell>
        </table:table-row>
        <table:table-row table:style-name="ro1">
          <table:table-cell/>
          <table:table-cell office:value-type="string" calcext:value-type="string">
            <text:p>2019-08</text:p>
          </table:table-cell>
          <table:table-cell table:formula="of:=[.D23]-[.D24]" office:value-type="float" office:value="147" calcext:value-type="float">
            <text:p>147</text:p>
          </table:table-cell>
          <table:table-cell office:value-type="float" office:value="949" calcext:value-type="float">
            <text:p>949</text:p>
          </table:table-cell>
          <table:table-cell table:formula="of:=SUM([.C$4:.C23])" office:value-type="float" office:value="730" calcext:value-type="float">
            <text:p>730</text:p>
          </table:table-cell>
          <table:table-cell office:value-type="float" office:value="8" calcext:value-type="float">
            <text:p>8</text:p>
          </table:table-cell>
          <table:table-cell office:value-type="float" office:value="28230" calcext:value-type="float">
            <text:p>28230</text:p>
          </table:table-cell>
        </table:table-row>
        <table:table-row table:style-name="ro1">
          <table:table-cell/>
          <table:table-cell office:value-type="string" calcext:value-type="string">
            <text:p>2019-09</text:p>
          </table:table-cell>
          <table:table-cell table:formula="of:=[.D24]-[.D25]" office:value-type="float" office:value="167" calcext:value-type="float">
            <text:p>167</text:p>
          </table:table-cell>
          <table:table-cell office:value-type="float" office:value="802" calcext:value-type="float">
            <text:p>802</text:p>
          </table:table-cell>
          <table:table-cell table:formula="of:=SUM([.C$4:.C24])" office:value-type="float" office:value="897" calcext:value-type="float">
            <text:p>897</text:p>
          </table:table-cell>
          <table:table-cell table:formula="of:=23+1" office:value-type="float" office:value="24" calcext:value-type="float">
            <text:p>24</text:p>
          </table:table-cell>
          <table:table-cell table:formula="of:=69596+903" office:value-type="float" office:value="70499" calcext:value-type="float">
            <text:p>70499</text:p>
          </table:table-cell>
        </table:table-row>
        <table:table-row table:style-name="ro1">
          <table:table-cell/>
          <table:table-cell office:value-type="string" calcext:value-type="string">
            <text:p>2019-10</text:p>
          </table:table-cell>
          <table:table-cell table:formula="of:=[.D25]-[.D26]" office:value-type="float" office:value="159" calcext:value-type="float">
            <text:p>159</text:p>
          </table:table-cell>
          <table:table-cell office:value-type="float" office:value="635" calcext:value-type="float">
            <text:p>635</text:p>
          </table:table-cell>
          <table:table-cell table:formula="of:=SUM([.C$4:.C25])" office:value-type="float" office:value="1056" calcext:value-type="float">
            <text:p>1056</text:p>
          </table:table-cell>
          <table:table-cell office:value-type="float" office:value="24" calcext:value-type="float">
            <text:p>24</text:p>
          </table:table-cell>
          <table:table-cell office:value-type="float" office:value="233411" calcext:value-type="float">
            <text:p>233411</text:p>
          </table:table-cell>
        </table:table-row>
        <table:table-row table:style-name="ro1">
          <table:table-cell/>
          <table:table-cell office:value-type="string" calcext:value-type="string">
            <text:p>2019-11</text:p>
          </table:table-cell>
          <table:table-cell table:formula="of:=[.D26]-[.D27]" office:value-type="float" office:value="157" calcext:value-type="float">
            <text:p>157</text:p>
          </table:table-cell>
          <table:table-cell office:value-type="float" office:value="476" calcext:value-type="float">
            <text:p>476</text:p>
          </table:table-cell>
          <table:table-cell table:formula="of:=SUM([.C$4:.C26])" office:value-type="float" office:value="1213" calcext:value-type="float">
            <text:p>1213</text:p>
          </table:table-cell>
          <table:table-cell office:value-type="float" office:value="9" calcext:value-type="float">
            <text:p>9</text:p>
          </table:table-cell>
          <table:table-cell office:value-type="float" office:value="44206" calcext:value-type="float">
            <text:p>44206</text:p>
          </table:table-cell>
        </table:table-row>
        <table:table-row table:style-name="ro1">
          <table:table-cell/>
          <table:table-cell office:value-type="string" calcext:value-type="string">
            <text:p>2019-12</text:p>
          </table:table-cell>
          <table:table-cell table:formula="of:=[.D27]-[.D28]" office:value-type="float" office:value="78" calcext:value-type="float">
            <text:p>78</text:p>
          </table:table-cell>
          <table:table-cell office:value-type="float" office:value="319" calcext:value-type="float">
            <text:p>319</text:p>
          </table:table-cell>
          <table:table-cell table:formula="of:=SUM([.C$4:.C27])" office:value-type="float" office:value="1291" calcext:value-type="float">
            <text:p>1291</text:p>
          </table:table-cell>
          <table:table-cell office:value-type="float" office:value="18" calcext:value-type="float">
            <text:p>18</text:p>
          </table:table-cell>
          <table:table-cell office:value-type="float" office:value="20588" calcext:value-type="float">
            <text:p>20588</text:p>
          </table:table-cell>
        </table:table-row>
        <table:table-row table:style-name="ro1">
          <table:table-cell/>
          <table:table-cell office:value-type="string" calcext:value-type="string">
            <text:p>2020-01</text:p>
          </table:table-cell>
          <table:table-cell table:formula="of:=[.D28]-[.D29]" office:value-type="float" office:value="76" calcext:value-type="float">
            <text:p>76</text:p>
          </table:table-cell>
          <table:table-cell office:value-type="float" office:value="241" calcext:value-type="float">
            <text:p>241</text:p>
          </table:table-cell>
          <table:table-cell table:formula="of:=SUM([.C$4:.C28])" office:value-type="float" office:value="1367" calcext:value-type="float">
            <text:p>1367</text:p>
          </table:table-cell>
          <table:table-cell office:value-type="float" office:value="9" calcext:value-type="float">
            <text:p>9</text:p>
          </table:table-cell>
          <table:table-cell office:value-type="float" office:value="10628" calcext:value-type="float">
            <text:p>10628</text:p>
          </table:table-cell>
        </table:table-row>
        <table:table-row table:style-name="ro1">
          <table:table-cell/>
          <table:table-cell office:value-type="string" calcext:value-type="string">
            <text:p>2020-02</text:p>
          </table:table-cell>
          <table:table-cell table:formula="of:=[.D29]-[.D30]" office:value-type="float" office:value="113" calcext:value-type="float">
            <text:p>113</text:p>
          </table:table-cell>
          <table:table-cell office:value-type="float" office:value="165" calcext:value-type="float">
            <text:p>165</text:p>
          </table:table-cell>
          <table:table-cell table:formula="of:=SUM([.C$4:.C29])" office:value-type="float" office:value="1480" calcext:value-type="float">
            <text:p>1480</text:p>
          </table:table-cell>
          <table:table-cell office:value-type="float" office:value="13" calcext:value-type="float">
            <text:p>13</text:p>
          </table:table-cell>
          <table:table-cell office:value-type="float" office:value="15283" calcext:value-type="float">
            <text:p>15283</text:p>
          </table:table-cell>
        </table:table-row>
        <table:table-row table:style-name="ro1">
          <table:table-cell/>
          <table:table-cell office:value-type="string" calcext:value-type="string">
            <text:p>2020-03</text:p>
          </table:table-cell>
          <table:table-cell table:formula="of:=[.D30]-[.D31]" office:value-type="float" office:value="52" calcext:value-type="float">
            <text:p>52</text:p>
          </table:table-cell>
          <table:table-cell office:value-type="float" office:value="52" calcext:value-type="float">
            <text:p>52</text:p>
          </table:table-cell>
          <table:table-cell table:formula="of:=SUM([.C$4:.C30])" office:value-type="float" office:value="1532" calcext:value-type="float">
            <text:p>1532</text:p>
          </table:table-cell>
          <table:table-cell office:value-type="float" office:value="4" calcext:value-type="float">
            <text:p>4</text:p>
          </table:table-cell>
          <table:table-cell office:value-type="float" office:value="11197" calcext:value-type="float">
            <text:p>11197</text:p>
          </table:table-cell>
        </table:table-row>
        <table:table-row table:style-name="ro1">
          <table:table-cell/>
          <table:table-cell office:value-type="string" calcext:value-type="string">
            <text:p>2020-04</text:p>
          </table:table-cell>
          <table:table-cell table:number-columns-repeated="5"/>
        </table:table-row>
        <table:table-row table:style-name="ro1">
          <table:table-cell/>
          <table:table-cell office:value-type="string" calcext:value-type="string">
            <text:p>2020-05</text:p>
          </table:table-cell>
          <table:table-cell table:number-columns-repeated="2" office:value-type="float" office:value="1" calcext:value-type="float">
            <text:p>1</text:p>
          </table:table-cell>
          <table:table-cell table:number-columns-repeated="3"/>
        </table:table-row>
        <table:table-row table:style-name="ro1">
          <table:table-cell/>
          <table:table-cell office:value-type="string" calcext:value-type="string">
            <text:p>2020-06</text:p>
          </table:table-cell>
          <table:table-cell table:number-columns-repeated="5"/>
        </table:table-row>
        <table:table-row table:style-name="ro1">
          <table:table-cell/>
          <table:table-cell office:value-type="string" calcext:value-type="string">
            <text:p>2020-07</text:p>
          </table:table-cell>
          <table:table-cell table:number-columns-repeated="5"/>
        </table:table-row>
        <table:table-row table:style-name="ro1">
          <table:table-cell/>
          <table:table-cell office:value-type="string" calcext:value-type="string">
            <text:p>2020-08</text:p>
          </table:table-cell>
          <table:table-cell table:number-columns-repeated="5"/>
        </table:table-row>
        <table:table-row table:style-name="ro1">
          <table:table-cell/>
          <table:table-cell office:value-type="string" calcext:value-type="string">
            <text:p>2020-09</text:p>
          </table:table-cell>
          <table:table-cell table:number-columns-repeated="5"/>
        </table:table-row>
        <table:table-row table:style-name="ro1">
          <table:table-cell/>
          <table:table-cell office:value-type="string" calcext:value-type="string">
            <text:p>2020-10</text:p>
          </table:table-cell>
          <table:table-cell table:number-columns-repeated="5"/>
        </table:table-row>
        <table:table-row table:style-name="ro1">
          <table:table-cell/>
          <table:table-cell office:value-type="string" calcext:value-type="string">
            <text:p>2020-11</text:p>
          </table:table-cell>
          <table:table-cell table:number-columns-repeated="5"/>
        </table:table-row>
        <table:table-row table:style-name="ro1">
          <table:table-cell/>
          <table:table-cell office:value-type="string" calcext:value-type="string">
            <text:p>2020-12</text:p>
          </table:table-cell>
          <table:table-cell table:number-columns-repeated="5"/>
        </table:table-row>
      </table:table>
      <table:table table:name="q=gan" table:style-name="ta1">
        <table:shapes>
          <draw:frame draw:z-index="0" draw:style-name="gr1" draw:text-style-name="P1" svg:width="697.69pt" svg:height="502.87pt" svg:x="620.56pt" svg:y="434.92pt">
            <loext:p draw:notify-on-update-of-ranges="'q=gan'.V7:'q=gan'.V77 'q=gan'.W1:'q=gan'.W1 'q=gan'.W7:'q=gan'.W77 'q=gan'.X1:'q=gan'.X1 'q=gan'.X7:'q=gan'.X77 'q=gan'.Y1:'q=gan'.Y1 'q=gan'.Y7:'q=gan'.Y77 'q=gan'.Z1:'q=gan'.Z1 'q=gan'.Z7:'q=gan'.Z77 'q=gan'.AB1:'q=gan'.AB1 'q=gan'.AB7:'q=gan'.AB77"/>
            <draw:object xlink:href="./Object 9" xlink:type="simple" xlink:show="embed" xlink:actuate="onLoad"/>
            <draw:image xlink:href="./ObjectReplacements/Object 9" xlink:type="simple" xlink:show="embed" xlink:actuate="onLoad"/>
          </draw:frame>
        </table:shapes>
        <table:table-column table:style-name="co2" table:number-columns-repeated="4" table:default-cell-style-name="Default"/>
        <table:table-column table:style-name="co3" table:default-cell-style-name="Default"/>
        <table:table-column table:style-name="co2" table:number-columns-repeated="12" table:default-cell-style-name="Default"/>
        <table:table-column table:style-name="co4" table:default-cell-style-name="Default"/>
        <table:table-column table:style-name="co2" table:number-columns-repeated="31" table:default-cell-style-name="Default"/>
        <table:table-row table:style-name="ro3">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2"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2"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number-columns-repeated="2"/>
          <table:table-cell office:value-type="string" calcext:value-type="string">
            <text:p># of contents</text:p>
          </table:table-cell>
          <table:table-cell office:value-type="string" calcext:value-type="string">
            <text:p>duration</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text:p>
          </table:table-cell>
          <table:table-cell office:value-type="string" calcext:value-type="string">
            <text:p>CommentCount/100</text:p>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cell/>
          <table:table-cell table:formula="of:=[.W1]" office:value-type="string" office:string-value="# of contents" calcext:value-type="string">
            <text:p># of contents</text:p>
          </table:table-cell>
          <table:table-cell table:formula="of:=[.X1]" office:value-type="string" office:string-value="duration" calcext:value-type="string">
            <text:p>duration</text:p>
          </table:table-cell>
          <table:table-cell table:formula="of:=[.Y1]" office:value-type="string" office:string-value="ViewCount/10000" calcext:value-type="string">
            <text:p>ViewCount/10000</text:p>
          </table:table-cell>
          <table:table-cell table:formula="of:=[.Z1]" office:value-type="string" office:string-value="LikeCount/1000" calcext:value-type="string">
            <text:p>LikeCount/1000</text:p>
          </table:table-cell>
          <table:table-cell table:formula="of:=[.AA1]" office:value-type="string" office:string-value="dislikeCount" calcext:value-type="string">
            <text:p>dislikeCount</text:p>
          </table:table-cell>
          <table:table-cell table:formula="of:=[.AB1]" office:value-type="string" office:string-value="CommentCount/100" calcext:value-type="string">
            <text:p>CommentCount/100</text:p>
          </table:table-cell>
          <table:table-cell table:number-columns-repeated="8"/>
        </table:table-row>
        <table:table-row table:style-name="ro3">
          <table:table-cell office:value-type="float" office:value="433" calcext:value-type="float">
            <text:p>433</text:p>
          </table:table-cell>
          <table:table-cell office:value-type="string" calcext:value-type="string">
            <text:p>-R9bJGNHltQ</text:p>
          </table:table-cell>
          <table:table-cell office:value-type="string" calcext:value-type="string">
            <text:p>Deep Neural Network Learns Van Gogh's Art | Two Minute Papers #6</text:p>
          </table:table-cell>
          <table:table-cell office:value-type="string" calcext:value-type="string">
            <text:p>Artificial neural networks were inspired by the human brain and simulate how neurons behave when they are shown a sensory input (e.g., images, sounds, etc). They are known to be excellent tools for image recognition, any many other problems beyond that - they also excel at weather predictions, breast cancer cell mitosis detection, brain image segmentation and toxicity prediction among many others. Deep learning means that we use an artificial neural network with multiple layers, making it even more powerful for more difficult tasks. </text:p>
            <text:p/>
            <text:p>This time they have been shown to be apt at reproducing the artistic style of many famous painters, such as Vincent Van Gogh and Pablo Picasso among many others. All the user needs to do is provide an input photograph and a target image from which the artistic style will be learned.</text:p>
            <text:p>______________________</text:p>
            <text:p/>
            <text:p>I promised some links, so here they come!</text:p>
            <text:p/>
            <text:p>The paper "A Neural Algorithm of Artistic Style" is available here:</text:p>
            <text:p>http://arxiv.org/abs/1508.06576v1</text:p>
            <text:p>Disclaimer: I was not part of this research project, I am merely providing commentary on this work.</text:p>
            <text:p/>
            <text:p>Recommended for you - Two Minute Papers episode on Artificial Neural Networks:</text:p>
            <text:p>https://www.youtube.com/watch?v=rCWTOOgVXyE&amp;index=3&amp;list=PLujxSBD-JXgnqDD1n-V30pKtp6Q886x7e</text:p>
            <text:p/>
            <text:p>Picasso meets Gandalf:</text:p>
            <text:p>http://mashable.com/2015/08/29/computer-photos/</text:p>
            <text:p/>
            <text:p>A nice website with many results:</text:p>
            <text:p>https://deepart.io/</text:p>
            <text:p/>
            <text:p>More examples with Picasso and some sketches:</text:p>
            <text:p>http://imgur.com/a/jeJB6</text:p>
            <text:p/>
            <text:p>Google DeepMind's Deep Q-learning algorithm plays Atari games:</text:p>
            <text:p>https://www.youtube.com/watch?v=V1eYniJ0Rnk</text:p>
            <text:p/>
            <text:p>The first implementations / source code packages are now available:</text:p>
            <text:p>1. http://gitxiv.com/posts/jG46ukGod8R7Rdtud/a-neural-algorithm-of-artistic-style</text:p>
            <text:p>2. https://github.com/kaishengtai/neuralart</text:p>
            <text:p>3. https://github.com/jcjohnson/neural-style</text:p>
            <text:p/>
            <text:p>A great read on Deep Dreaming Neural Networks:</text:p>
            <text:p>http://googleresearch.blogspot.co.uk/2015/06/inceptionism-going-deeper-into-neural.html</text:p>
            <text:p/>
            <text:p>Many of you have asked for the code. Some people were experimenting with it in the Machine Learning reddit. Check it out:</text:p>
            <text:p>https://www.reddit.com/r/MachineLearning/comments/3imx1m/a_neural_algorithm_of_artistic_style/</text:p>
            <text:p/>
            <text:p>Subscribe if you would like to see more of these! - http://www.youtube.com/subscription_center?add_user=keeroyz</text:p>
            <text:p/>
            <text:p>Splash screen/thumbnail design: Felcia Fehr - http://felicia.hu</text:p>
            <text:p/>
            <text:p>Music:</text:p>
            <text:p>Epilog - Ghostpocalypse by Kevin MacLeod is licensed under a Creative Commons Attribution license (https://creativecommons.org/licenses/by/4.0/)</text:p>
            <text:p>Source: http://incompetech.com/music/royalty-free/index.html?isrc=USUAN1100666</text:p>
            <text:p>Artist: http://incompetech.com/</text:p>
            <text:p/>
            <text:p>______________________</text:p>
            <text:p/>
            <text:p>Kroly Zsolnai-Fehr's links:</text:p>
            <text:p>Patreon  https://www.patreon.com/TwoMinutePapers</text:p>
            <text:p>Facebook  https://www.facebook.com/TwoMinutePapers/</text:p>
            <text:p>Twitter  https://twitter.com/karoly_zsolnai</text:p>
            <text:p>Web  https://cg.tuwien.ac.at/~zsolnai/</text:p>
          </table:table-cell>
          <table:table-cell table:style-name="ce3" office:value-type="string" calcext:value-type="string">
            <text:p>2015-08-29 16:09:16</text:p>
          </table:table-cell>
          <table:table-cell office:value-type="string" calcext:value-type="string">
            <text:p>neural network, deep learning, two minute papers, Artificial Neural Network, deep neural network, neural art, what is deep learning, A Neural Algorithm of Artistic Style, neural networks, deep neural networks, deep neural network google, neural style, neural artist, neural network art, neural network painting, deep learning paint, deep learning art, machine learning art, machine learning painting, deeplearning, deep art, deeplearn, deepart, deepart.io, prisma, prisma app</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07" calcext:value-type="float">
            <text:p>107</text:p>
          </table:table-cell>
          <table:table-cell office:value-type="float" office:value="166054" calcext:value-type="float">
            <text:p>166054</text:p>
          </table:table-cell>
          <table:table-cell office:value-type="float" office:value="1921" calcext:value-type="float">
            <text:p>1921</text:p>
          </table:table-cell>
          <table:table-cell office:value-type="float" office:value="21" calcext:value-type="float">
            <text:p>21</text:p>
          </table:table-cell>
          <table:table-cell office:value-type="float" office:value="136" calcext:value-type="float">
            <text:p>136</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49</text:p>
          </table:table-cell>
          <table:table-cell table:formula="of:=YEAR([.E2])" office:value-type="float" office:value="2015" calcext:value-type="float">
            <text:p>2015</text:p>
          </table:table-cell>
          <table:table-cell table:formula="of:=MONTH([.E2])" office:value-type="float" office:value="8" calcext:value-type="float">
            <text:p>8</text:p>
          </table:table-cell>
          <table:table-cell/>
          <table:table-cell table:style-name="ce1" office:value-type="date" office:date-value="2014-01-01" calcext:value-type="date">
            <text:p>2014-01-01</text:p>
          </table:table-cell>
          <table:table-cell table:formula="of:=COUNTIFS([.$S$2:.$S$146];YEAR([.V2]);[.$T$2:.$T$146];MONTH([.V2]))" office:value-type="float" office:value="0" calcext:value-type="float">
            <text:p>0</text:p>
          </table:table-cell>
          <table:table-cell table:formula="of:=SUMIFS([.K$2:.K$146];[.$S$2:.$S$146];YEAR([.$V2]);[.$T$2:.$T$146];MONTH([.$V2]))" office:value-type="float" office:value="0" calcext:value-type="float">
            <text:p>0</text:p>
          </table:table-cell>
          <table:table-cell table:formula="of:=SUMIFS([.L$2:.L$146];[.$S$2:.$S$146];YEAR([.$V2]);[.$T$2:.$T$146];MONTH([.$V2]))/10000" office:value-type="float" office:value="0" calcext:value-type="float">
            <text:p>0</text:p>
          </table:table-cell>
          <table:table-cell table:formula="of:=SUMIFS([.M$2:.M$146];[.$S$2:.$S$146];YEAR([.$V2]);[.$T$2:.$T$146];MONTH([.$V2]))/1000" office:value-type="float" office:value="0" calcext:value-type="float">
            <text:p>0</text:p>
          </table:table-cell>
          <table:table-cell table:formula="of:=SUMIFS([.N$2:.N$146];[.$S$2:.$S$146];YEAR([.$V2]);[.$T$2:.$T$146];MONTH([.$V2]))" office:value-type="float" office:value="0" calcext:value-type="float">
            <text:p>0</text:p>
          </table:table-cell>
          <table:table-cell table:formula="of:=SUMIFS([.O$2:.O$146];[.$S$2:.$S$146];YEAR([.$V2]);[.$T$2:.$T$146];MONTH([.$V2]))/100" office:value-type="float" office:value="0" calcext:value-type="float">
            <text:p>0</text:p>
          </table:table-cell>
          <table:table-cell table:formula="of:=SUM([.W$2:.W2])" office:value-type="float" office:value="0" calcext:value-type="float">
            <text:p>0</text:p>
          </table:table-cell>
          <table:table-cell table:formula="of:=SUM([.X$2:.X2])" office:value-type="float" office:value="0" calcext:value-type="float">
            <text:p>0</text:p>
          </table:table-cell>
          <table:table-cell table:formula="of:=SUM([.Y$2:.Y2])" office:value-type="float" office:value="0" calcext:value-type="float">
            <text:p>0</text:p>
          </table:table-cell>
          <table:table-cell table:formula="of:=SUM([.Z$2:.Z2])" office:value-type="float" office:value="0" calcext:value-type="float">
            <text:p>0</text:p>
          </table:table-cell>
          <table:table-cell table:formula="of:=SUM([.AA$2:.AA2])" office:value-type="float" office:value="0" calcext:value-type="float">
            <text:p>0</text:p>
          </table:table-cell>
          <table:table-cell table:formula="of:=SUM([.AB$2:.AB2])" office:value-type="float" office:value="0" calcext:value-type="float">
            <text:p>0</text:p>
          </table:table-cell>
          <table:table-cell table:number-columns-repeated="9"/>
          <table:table-cell office:value-type="string" calcext:value-type="string">
            <text:p># of contents</text:p>
          </table:table-cell>
          <table:table-cell office:value-type="string" calcext:value-type="string">
            <text:p>Duration/10000</text:p>
          </table:table-cell>
          <table:table-cell office:value-type="string" calcext:value-type="string">
            <text:p>ViewCount/10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row>
        <table:table-row table:style-name="ro3">
          <table:table-cell office:value-type="float" office:value="418" calcext:value-type="float">
            <text:p>418</text:p>
          </table:table-cell>
          <table:table-cell office:value-type="string" calcext:value-type="string">
            <text:p>j9FLOinaG94</text:p>
          </table:table-cell>
          <table:table-cell office:value-type="string" calcext:value-type="string">
            <text:p>Breaking Deep Learning Systems With Adversarial Examples | Two Minute Papers #43</text:p>
          </table:table-cell>
          <table:table-cell office:value-type="string" calcext:value-type="string">
            <text:p>Artificial neural networks are computer programs that try to approximate what the human brain does to solve problems like recognizing objects in images. In this piece of work, the authors analyze the properties of these neural networks and try to unveil what exactly makes them think that a paper towel is a paper towel, and, building on this knowledge, try to fool these programs.  Carefully crafted adversarial examples can be used to fool deep neural network reliably.</text:p>
            <text:p/>
            <text:p>_______________</text:p>
            <text:p/>
            <text:p>The paper "Intriguing properties of neural networks" is available here:</text:p>
            <text:p>http://arxiv.org/abs/1312.6199</text:p>
            <text:p/>
            <text:p>The paper "Explaining and Harnessing Adversarial Examples" is available here:</text:p>
            <text:p>http://arxiv.org/abs/1412.6572</text:p>
            <text:p/>
            <text:p>Image credits:</text:p>
            <text:p>Thumbnail image - https://www.flickr.com/photos/healthblog/8384110298 (CC BY-SA 2.0)</text:p>
            <text:p>Shower cap - Code Words / Julia Evans - https://codewords.recurse.com/issues/five/why-do-neural-networks-think-a-panda-is-a-vulture</text:p>
            <text:p>MNIST - hxhl95</text:p>
            <text:p/>
            <text:p>Andrej Karpathy's online convolutional neural network:</text:p>
            <text:p>http://cs.stanford.edu/people/karpathy/convnetjs/demo/cifar10.html</text:p>
            <text:p/>
            <text:p>Subscribe if you would like to see more of these! - http://www.youtube.com/subscription_center?add_user=keeroyz</text:p>
            <text:p/>
            <text:p>Splash screen/thumbnail design: Felcia Fehr - http://felicia.hu</text:p>
            <text:p/>
            <text:p>Kroly Zsolnai-Fehr's links:</text:p>
            <text:p>Patreon  https://www.patreon.com/TwoMinutePapers</text:p>
            <text:p>Facebook  https://www.facebook.com/TwoMinutePapers/</text:p>
            <text:p>Twitter  https://twitter.com/karoly_zsolnai</text:p>
            <text:p>Web  https://cg.tuwien.ac.at/~zsolnai/</text:p>
          </table:table-cell>
          <table:table-cell table:style-name="ce3" office:value-type="string" calcext:value-type="string">
            <text:p>2016-02-03 17:21:22</text:p>
          </table:table-cell>
          <table:table-cell office:value-type="string" calcext:value-type="string">
            <text:p>two minute papers, Intriguing properties of neural networks, deep learning, deep neural network, generative adversarial networks, adversarial network, adversarial deep learning, adversarial neural network, neural network, artificial neural network, adversarial examples, breaking deep learning, Explaining and Harnessing Adversarial Examples, generative adverasial networks, neural network adversarial, generative adversarial nets, fooling deep learning, fooling neural network</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5" calcext:value-type="float">
            <text:p>205</text:p>
          </table:table-cell>
          <table:table-cell office:value-type="float" office:value="13856" calcext:value-type="float">
            <text:p>13856</text:p>
          </table:table-cell>
          <table:table-cell office:value-type="float" office:value="297" calcext:value-type="float">
            <text:p>297</text:p>
          </table:table-cell>
          <table:table-cell office:value-type="float" office:value="8" calcext:value-type="float">
            <text:p>8</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33</text:p>
          </table:table-cell>
          <table:table-cell table:formula="of:=YEAR([.E3])" office:value-type="float" office:value="2016" calcext:value-type="float">
            <text:p>2016</text:p>
          </table:table-cell>
          <table:table-cell table:formula="of:=MONTH([.E3])" office:value-type="float" office:value="2" calcext:value-type="float">
            <text:p>2</text:p>
          </table:table-cell>
          <table:table-cell/>
          <table:table-cell table:style-name="ce1" office:value-type="date" office:date-value="2014-02-01" calcext:value-type="date">
            <text:p>2014-02-01</text:p>
          </table:table-cell>
          <table:table-cell table:formula="of:=COUNTIFS([.$S$2:.$S$146];YEAR([.V3]);[.$T$2:.$T$146];MONTH([.V3]))" office:value-type="float" office:value="0" calcext:value-type="float">
            <text:p>0</text:p>
          </table:table-cell>
          <table:table-cell table:formula="of:=SUMIFS([.K$2:.K$146];[.$S$2:.$S$146];YEAR([.$V3]);[.$T$2:.$T$146];MONTH([.$V3]))" office:value-type="float" office:value="0" calcext:value-type="float">
            <text:p>0</text:p>
          </table:table-cell>
          <table:table-cell table:formula="of:=SUMIFS([.L$2:.L$146];[.$S$2:.$S$146];YEAR([.$V3]);[.$T$2:.$T$146];MONTH([.$V3]))/10000" office:value-type="float" office:value="0" calcext:value-type="float">
            <text:p>0</text:p>
          </table:table-cell>
          <table:table-cell table:formula="of:=SUMIFS([.M$2:.M$146];[.$S$2:.$S$146];YEAR([.$V3]);[.$T$2:.$T$146];MONTH([.$V3]))/1000" office:value-type="float" office:value="0" calcext:value-type="float">
            <text:p>0</text:p>
          </table:table-cell>
          <table:table-cell table:formula="of:=SUMIFS([.N$2:.N$146];[.$S$2:.$S$146];YEAR([.$V3]);[.$T$2:.$T$146];MONTH([.$V3]))" office:value-type="float" office:value="0" calcext:value-type="float">
            <text:p>0</text:p>
          </table:table-cell>
          <table:table-cell table:formula="of:=SUMIFS([.O$2:.O$146];[.$S$2:.$S$146];YEAR([.$V3]);[.$T$2:.$T$146];MONTH([.$V3]))/100" office:value-type="float" office:value="0" calcext:value-type="float">
            <text:p>0</text:p>
          </table:table-cell>
          <table:table-cell table:formula="of:=SUM([.W$2:.W3])" office:value-type="float" office:value="0" calcext:value-type="float">
            <text:p>0</text:p>
          </table:table-cell>
          <table:table-cell table:formula="of:=SUM([.X$2:.X3])" office:value-type="float" office:value="0" calcext:value-type="float">
            <text:p>0</text:p>
          </table:table-cell>
          <table:table-cell table:formula="of:=SUM([.Y$2:.Y3])" office:value-type="float" office:value="0" calcext:value-type="float">
            <text:p>0</text:p>
          </table:table-cell>
          <table:table-cell table:formula="of:=SUM([.Z$2:.Z3])" office:value-type="float" office:value="0" calcext:value-type="float">
            <text:p>0</text:p>
          </table:table-cell>
          <table:table-cell table:formula="of:=SUM([.AA$2:.AA3])" office:value-type="float" office:value="0" calcext:value-type="float">
            <text:p>0</text:p>
          </table:table-cell>
          <table:table-cell table:formula="of:=SUM([.AB$2:.AB3])" office:value-type="float" office:value="0" calcext:value-type="float">
            <text:p>0</text:p>
          </table:table-cell>
          <table:table-cell table:number-columns-repeated="8"/>
          <table:table-cell office:value-type="string" calcext:value-type="string">
            <text:p># of contents</text:p>
          </table:table-cell>
          <table:table-cell table:formula="of:=PEARSON([.AJ$2:.AJ$85];[.AJ$2:.AJ$85])" office:value-type="float" office:value="1" calcext:value-type="float">
            <text:p>1</text:p>
          </table:table-cell>
          <table:table-cell table:formula="of:=PEARSON([.$AJ$2:.$AJ$85];[.AK$2:.AK$85])" office:value-type="float" office:value="0.640267841900138" calcext:value-type="float">
            <text:p>0.6402678419</text:p>
          </table:table-cell>
          <table:table-cell table:formula="of:=PEARSON([.$AJ$2:.$AJ$85];[.AL$2:.AL$85])" office:value-type="float" office:value="0.335766126133838" calcext:value-type="float">
            <text:p>0.3357661261</text:p>
          </table:table-cell>
          <table:table-cell table:formula="of:=PEARSON([.$AJ$2:.$AJ$85];[.AM$2:.AM$85])" office:value-type="float" office:value="0.29875166216051" calcext:value-type="float">
            <text:p>0.2987516622</text:p>
          </table:table-cell>
          <table:table-cell table:formula="of:=PEARSON([.$AJ$2:.$AJ$85];[.AN$2:.AN$85])" office:value-type="float" office:value="0.301831770542078" calcext:value-type="float">
            <text:p>0.3018317705</text:p>
          </table:table-cell>
          <table:table-cell table:formula="of:=PEARSON([.$AJ$2:.$AJ$85];[.AO$2:.AO$85])" office:value-type="float" office:value="0.440828212291816" calcext:value-type="float">
            <text:p>0.4408282123</text:p>
          </table:table-cell>
        </table:table-row>
        <table:table-row table:style-name="ro3">
          <table:table-cell office:value-type="float" office:value="370" calcext:value-type="float">
            <text:p>370</text:p>
          </table:table-cell>
          <table:table-cell office:value-type="string" calcext:value-type="string">
            <text:p>deyOX6Mt_As</text:p>
          </table:table-cell>
          <table:table-cell office:value-type="string" calcext:value-type="string">
            <text:p>Generative Adversarial Nets - Fresh Machine Learning #2</text:p>
          </table:table-cell>
          <table:table-cell office:value-type="string" calcext:value-type="string">
            <text:p>This episode of Fresh Machine Learning is all about a relatively new concept called a Generative Adversarial Network. A model continuously tries to fool another model, until it can do so with ease. At that point, it can generate novel, authentic looking data! Very exciting stuff.</text:p>
            <text:p/>
            <text:p>The demo code for this video is a set of adversarial Gaussian Distribution Curves in Python using Theano and PyPlot:</text:p>
            <text:p/>
            <text:p>https://github.com/llSourcell/Generative-Adversarial-Network-Demo</text:p>
            <text:p/>
            <text:p>I created a Slack channel for us, sign up here:</text:p>
            <text:p>https://wizards.herokuapp.com/</text:p>
            <text:p/>
            <text:p>I introduce two papers in this video</text:p>
            <text:p/>
            <text:p>Generative Adversarial Networks:</text:p>
            <text:p/>
            <text:p>https://arxiv.org/pdf/1406.2661v1.pdf</text:p>
            <text:p/>
            <text:p>and the associated code:</text:p>
            <text:p/>
            <text:p>https://github.com/goodfeli/adversarial</text:p>
            <text:p/>
            <text:p>Generative Adversarial Text-to-Image Synthesis:</text:p>
            <text:p/>
            <text:p>https://arxiv.org/pdf/1605.05396v2.pdf</text:p>
            <text:p/>
            <text:p>and it's associated code is here:</text:p>
            <text:p/>
            <text:p>https://github.com/reedscot/icml2016</text:p>
            <text:p/>
            <text:p>Another really cool repo using GANs:</text:p>
            <text:p/>
            <text:p>https://github.com/Newmu/dcgan_code</text:p>
            <text:p/>
            <text:p>Great explanation of GANs:</text:p>
            <text:p/>
            <text:p>http://soumith.ch/eyescream/</text:p>
            <text:p/>
            <text:p>Live demo of a GAN:</text:p>
            <text:p/>
            <text:p>http://cs.stanford.edu/people/karpathy/gan/</text:p>
            <text:p/>
            <text:p>One more really great description of generative models:</text:p>
            <text:p/>
            <text:p>https://openai.com/blog/generative-models/</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07-10 21:43:20</text:p>
          </table:table-cell>
          <table:table-cell office:value-type="string" calcext:value-type="string">
            <text:p>artificial intelligence, machine learning, generative adversarial networks, neural networks, neural net, neural network, generative adversarial network, variational autoencoder, autoencoder, lstm, recurrent neural network, convolutional, convolutional neural network, generative model, discriminative model, deep learning, programming, computer science, coding, python, gaussian</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29" calcext:value-type="float">
            <text:p>329</text:p>
          </table:table-cell>
          <table:table-cell office:value-type="float" office:value="108434" calcext:value-type="float">
            <text:p>108434</text:p>
          </table:table-cell>
          <table:table-cell office:value-type="float" office:value="1720" calcext:value-type="float">
            <text:p>1720</text:p>
          </table:table-cell>
          <table:table-cell office:value-type="float" office:value="70" calcext:value-type="float">
            <text:p>70</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gan, arxiv.org/, https://arxiv.org/pdf/1406.2661.pdf</text:p>
          </table:table-cell>
          <table:table-cell table:style-name="ce3" office:value-type="string" calcext:value-type="string">
            <text:p>2020-04-25 10:57:45</text:p>
          </table:table-cell>
          <table:table-cell table:formula="of:=YEAR([.E4])" office:value-type="float" office:value="2016" calcext:value-type="float">
            <text:p>2016</text:p>
          </table:table-cell>
          <table:table-cell table:formula="of:=MONTH([.E4])" office:value-type="float" office:value="7" calcext:value-type="float">
            <text:p>7</text:p>
          </table:table-cell>
          <table:table-cell/>
          <table:table-cell table:style-name="ce1" office:value-type="date" office:date-value="2014-03-01" calcext:value-type="date">
            <text:p>2014-03-01</text:p>
          </table:table-cell>
          <table:table-cell table:formula="of:=COUNTIFS([.$S$2:.$S$146];YEAR([.V4]);[.$T$2:.$T$146];MONTH([.V4]))" office:value-type="float" office:value="0" calcext:value-type="float">
            <text:p>0</text:p>
          </table:table-cell>
          <table:table-cell table:formula="of:=SUMIFS([.K$2:.K$146];[.$S$2:.$S$146];YEAR([.$V4]);[.$T$2:.$T$146];MONTH([.$V4]))" office:value-type="float" office:value="0" calcext:value-type="float">
            <text:p>0</text:p>
          </table:table-cell>
          <table:table-cell table:formula="of:=SUMIFS([.L$2:.L$146];[.$S$2:.$S$146];YEAR([.$V4]);[.$T$2:.$T$146];MONTH([.$V4]))/10000" office:value-type="float" office:value="0" calcext:value-type="float">
            <text:p>0</text:p>
          </table:table-cell>
          <table:table-cell table:formula="of:=SUMIFS([.M$2:.M$146];[.$S$2:.$S$146];YEAR([.$V4]);[.$T$2:.$T$146];MONTH([.$V4]))/1000" office:value-type="float" office:value="0" calcext:value-type="float">
            <text:p>0</text:p>
          </table:table-cell>
          <table:table-cell table:formula="of:=SUMIFS([.N$2:.N$146];[.$S$2:.$S$146];YEAR([.$V4]);[.$T$2:.$T$146];MONTH([.$V4]))" office:value-type="float" office:value="0" calcext:value-type="float">
            <text:p>0</text:p>
          </table:table-cell>
          <table:table-cell table:formula="of:=SUMIFS([.O$2:.O$146];[.$S$2:.$S$146];YEAR([.$V4]);[.$T$2:.$T$146];MONTH([.$V4]))/100" office:value-type="float" office:value="0" calcext:value-type="float">
            <text:p>0</text:p>
          </table:table-cell>
          <table:table-cell table:formula="of:=SUM([.W$2:.W4])" office:value-type="float" office:value="0" calcext:value-type="float">
            <text:p>0</text:p>
          </table:table-cell>
          <table:table-cell table:formula="of:=SUM([.X$2:.X4])" office:value-type="float" office:value="0" calcext:value-type="float">
            <text:p>0</text:p>
          </table:table-cell>
          <table:table-cell table:formula="of:=SUM([.Y$2:.Y4])" office:value-type="float" office:value="0" calcext:value-type="float">
            <text:p>0</text:p>
          </table:table-cell>
          <table:table-cell table:formula="of:=SUM([.Z$2:.Z4])" office:value-type="float" office:value="0" calcext:value-type="float">
            <text:p>0</text:p>
          </table:table-cell>
          <table:table-cell table:formula="of:=SUM([.AA$2:.AA4])" office:value-type="float" office:value="0" calcext:value-type="float">
            <text:p>0</text:p>
          </table:table-cell>
          <table:table-cell table:formula="of:=SUM([.AB$2:.AB4])" office:value-type="float" office:value="0" calcext:value-type="float">
            <text:p>0</text:p>
          </table:table-cell>
          <table:table-cell table:number-columns-repeated="8"/>
          <table:table-cell office:value-type="string" calcext:value-type="string">
            <text:p>Duration/10000</text:p>
          </table:table-cell>
          <table:table-cell/>
          <table:table-cell table:formula="of:=PEARSON([.$AK$2:.$AK$85];[.AK$2:.AK$85])" office:value-type="float" office:value="1" calcext:value-type="float">
            <text:p>1</text:p>
          </table:table-cell>
          <table:table-cell table:formula="of:=PEARSON([.$AK$2:.$AK$85];[.AL$2:.AL$85])" office:value-type="float" office:value="0.177556641519249" calcext:value-type="float">
            <text:p>0.1775566415</text:p>
          </table:table-cell>
          <table:table-cell table:formula="of:=PEARSON([.$AK$2:.$AK$85];[.AM$2:.AM$85])" office:value-type="float" office:value="0.151954359524382" calcext:value-type="float">
            <text:p>0.1519543595</text:p>
          </table:table-cell>
          <table:table-cell table:formula="of:=PEARSON([.$AK$2:.$AK$85];[.AN$2:.AN$85])" office:value-type="float" office:value="0.219940194531969" calcext:value-type="float">
            <text:p>0.2199401945</text:p>
          </table:table-cell>
          <table:table-cell table:formula="of:=PEARSON([.$AK$2:.$AK$85];[.AO$2:.AO$85])" office:value-type="float" office:value="0.273102963481627" calcext:value-type="float">
            <text:p>0.2731029635</text:p>
          </table:table-cell>
        </table:table-row>
        <table:table-row table:style-name="ro3">
          <table:table-cell office:value-type="float" office:value="378" calcext:value-type="float">
            <text:p>378</text:p>
          </table:table-cell>
          <table:table-cell office:value-type="string" calcext:value-type="string">
            <text:p>ZE7qWXX05T0</text:p>
          </table:table-cell>
          <table:table-cell office:value-type="string" calcext:value-type="string">
            <text:p>Generate Music in TensorFlow</text:p>
          </table:table-cell>
          <table:table-cell office:value-type="string" calcext:value-type="string">
            <text:p>In this video, I go over some of the state of the art advances in music generation coming out of DeepMind. Then we build our own music generation script in Python using Tensorflow and a type of neural network called a Restricted Boltzmann Machine. Congrats to Rohan Verma (Winner) and Chih-Cheng Liang (runner-up) for their classifiers for scientists. The challenge for this video is to generate a happy/upbeat song using the RBM Script. </text:p>
            <text:p/>
            <text:p>The code for this video is here:</text:p>
            <text:p>https://github.com/llSourcell/Music_Generator_Demo</text:p>
            <text:p/>
            <text:p>I created a Slack channel for us, sign up here:</text:p>
            <text:p>https://wizards.herokuapp.com/</text:p>
            <text:p/>
            <text:p>The WaveNet blogpost with audio samples:</text:p>
            <text:p>https://deepmind.com/blog/wavenet-generative-model-raw-audio/</text:p>
            <text:p/>
            <text:p>More on RBMs:</text:p>
            <text:p>http://deeplearning4j.org/restrictedboltzmannmachine.html</text:p>
            <text:p/>
            <text:p>Another write up on music generation with Neural Networks:</text:p>
            <text:p>http://www.hexahedria.com/2015/08/03/composing-music-with-recurrent-neural-networks/</text:p>
            <text:p/>
            <text:p>Interesting Machine Music Generation Project by Google:</text:p>
            <text:p>https://magenta.tensorflow.org/welcome-to-magenta</text:p>
            <text:p/>
            <text:p>TensorFlow course on Udacity:</text:p>
            <text:p>https://www.udacity.com/course/deep-learning--ud730</text:p>
            <text:p/>
            <text:p>Rohan's Classifier (Winner):</text:p>
            <text:p>https://github.com/rhnvrm/galaxy-image-classifier-tensorflow</text:p>
            <text:p/>
            <text:p>Chih-Cheng's Classifier (Runner-up):</text:p>
            <text:p>https://github.com/ChihChengLiang/tensorflow-night-heron-classifier</text:p>
            <text:p/>
            <text:p>Please subscribe, like, and comment! You guys are the reason I do this. Thanks so much for watching my videos! If you enjoy my videos, I'd appreciate your support on Patreon :) </text:p>
            <text:p/>
            <text:p>https://www.patreon.com/user?u=3191693</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09-23 21:00:01</text:p>
          </table:table-cell>
          <table:table-cell office:value-type="string" calcext:value-type="string">
            <text:p>tensorflow, tensorboard, machine learning, neural networks, neural net, neural network tutorial, neural net tutorial, lstm, rnn, recurrent neural net, gru, artificial intelligence, programming, programming tutorial, coding, coding tutorial, learn to code, learn how to program, learn how to code, AI, ML, google</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48" calcext:value-type="float">
            <text:p>348</text:p>
          </table:table-cell>
          <table:table-cell office:value-type="float" office:value="137306" calcext:value-type="float">
            <text:p>137306</text:p>
          </table:table-cell>
          <table:table-cell office:value-type="float" office:value="1835" calcext:value-type="float">
            <text:p>1835</text:p>
          </table:table-cell>
          <table:table-cell office:value-type="float" office:value="117" calcext:value-type="float">
            <text:p>117</text:p>
          </table:table-cell>
          <table:table-cell office:value-type="float" office:value="237" calcext:value-type="float">
            <text:p>237</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14</text:p>
          </table:table-cell>
          <table:table-cell table:formula="of:=YEAR([.E5])" office:value-type="float" office:value="2016" calcext:value-type="float">
            <text:p>2016</text:p>
          </table:table-cell>
          <table:table-cell table:formula="of:=MONTH([.E5])" office:value-type="float" office:value="9" calcext:value-type="float">
            <text:p>9</text:p>
          </table:table-cell>
          <table:table-cell/>
          <table:table-cell table:style-name="ce1" office:value-type="date" office:date-value="2014-04-01" calcext:value-type="date">
            <text:p>2014-04-01</text:p>
          </table:table-cell>
          <table:table-cell table:formula="of:=COUNTIFS([.$S$2:.$S$146];YEAR([.V5]);[.$T$2:.$T$146];MONTH([.V5]))" office:value-type="float" office:value="0" calcext:value-type="float">
            <text:p>0</text:p>
          </table:table-cell>
          <table:table-cell table:formula="of:=SUMIFS([.K$2:.K$146];[.$S$2:.$S$146];YEAR([.$V5]);[.$T$2:.$T$146];MONTH([.$V5]))" office:value-type="float" office:value="0" calcext:value-type="float">
            <text:p>0</text:p>
          </table:table-cell>
          <table:table-cell table:formula="of:=SUMIFS([.L$2:.L$146];[.$S$2:.$S$146];YEAR([.$V5]);[.$T$2:.$T$146];MONTH([.$V5]))/10000" office:value-type="float" office:value="0" calcext:value-type="float">
            <text:p>0</text:p>
          </table:table-cell>
          <table:table-cell table:formula="of:=SUMIFS([.M$2:.M$146];[.$S$2:.$S$146];YEAR([.$V5]);[.$T$2:.$T$146];MONTH([.$V5]))/1000" office:value-type="float" office:value="0" calcext:value-type="float">
            <text:p>0</text:p>
          </table:table-cell>
          <table:table-cell table:formula="of:=SUMIFS([.N$2:.N$146];[.$S$2:.$S$146];YEAR([.$V5]);[.$T$2:.$T$146];MONTH([.$V5]))" office:value-type="float" office:value="0" calcext:value-type="float">
            <text:p>0</text:p>
          </table:table-cell>
          <table:table-cell table:formula="of:=SUMIFS([.O$2:.O$146];[.$S$2:.$S$146];YEAR([.$V5]);[.$T$2:.$T$146];MONTH([.$V5]))/100" office:value-type="float" office:value="0" calcext:value-type="float">
            <text:p>0</text:p>
          </table:table-cell>
          <table:table-cell table:formula="of:=SUM([.W$2:.W5])" office:value-type="float" office:value="0" calcext:value-type="float">
            <text:p>0</text:p>
          </table:table-cell>
          <table:table-cell table:formula="of:=SUM([.X$2:.X5])" office:value-type="float" office:value="0" calcext:value-type="float">
            <text:p>0</text:p>
          </table:table-cell>
          <table:table-cell table:formula="of:=SUM([.Y$2:.Y5])" office:value-type="float" office:value="0" calcext:value-type="float">
            <text:p>0</text:p>
          </table:table-cell>
          <table:table-cell table:formula="of:=SUM([.Z$2:.Z5])" office:value-type="float" office:value="0" calcext:value-type="float">
            <text:p>0</text:p>
          </table:table-cell>
          <table:table-cell table:formula="of:=SUM([.AA$2:.AA5])" office:value-type="float" office:value="0" calcext:value-type="float">
            <text:p>0</text:p>
          </table:table-cell>
          <table:table-cell table:formula="of:=SUM([.AB$2:.AB5])" office:value-type="float" office:value="0" calcext:value-type="float">
            <text:p>0</text:p>
          </table:table-cell>
          <table:table-cell table:number-columns-repeated="8"/>
          <table:table-cell office:value-type="string" calcext:value-type="string">
            <text:p>ViewCount/100000</text:p>
          </table:table-cell>
          <table:table-cell table:number-columns-repeated="2"/>
          <table:table-cell table:formula="of:=PEARSON([.$AL$2:.$AL$85];[.AL$2:.AL$85])" office:value-type="float" office:value="1" calcext:value-type="float">
            <text:p>1</text:p>
          </table:table-cell>
          <table:table-cell table:style-name="ce4" table:formula="of:=PEARSON([.$AL$2:.$AL$85];[.AM$2:.AM$85])" office:value-type="float" office:value="0.936404816861691" calcext:value-type="float">
            <text:p>0.9364048169</text:p>
          </table:table-cell>
          <table:table-cell table:style-name="ce4" table:formula="of:=PEARSON([.$AL$2:.$AL$85];[.AN$2:.AN$85])" office:value-type="float" office:value="0.9650781355944" calcext:value-type="float">
            <text:p>0.9650781356</text:p>
          </table:table-cell>
          <table:table-cell table:style-name="ce4" table:formula="of:=PEARSON([.$AL$2:.$AL$85];[.AO$2:.AO$85])" office:value-type="float" office:value="0.969033766391626" calcext:value-type="float">
            <text:p>0.9690337664</text:p>
          </table:table-cell>
        </table:table-row>
        <table:table-row table:style-name="ro3">
          <table:table-cell office:value-type="float" office:value="178" calcext:value-type="float">
            <text:p>178</text:p>
          </table:table-cell>
          <table:table-cell office:value-type="string" calcext:value-type="string">
            <text:p>SJDEOWLHYVo</text:p>
          </table:table-cell>
          <table:table-cell office:value-type="string" calcext:value-type="string">
            <text:p>How to Make an Amazing Tensorflow Chatbot Easily</text:p>
          </table:table-cell>
          <table:table-cell office:value-type="string" calcext:value-type="string">
            <text:p>We'll go over how chatbots have evolved over the years and how Deep Learning has made them way better. Then we'll build our own chatbot using the Tensorflow machine learning library in Python.</text:p>
            <text:p/>
            <text:p>The code &amp; coding challenge for this video are here:</text:p>
            <text:p>https://github.com/llSourcell/tensorflow_chatbot</text:p>
            <text:p/>
            <text:p>Georgi's winning code for this week:</text:p>
            <text:p>https://github.com/petkofff/p_vs_np_challenge</text:p>
            <text:p/>
            <text:p>Mick's Runner up code for this week:</text:p>
            <text:p>https://github.com/mickvanhulst/travSalesman</text:p>
            <text:p/>
            <text:p>Join other Wizards on our Slack room:</text:p>
            <text:p>https://wizards.herokuapp.com</text:p>
            <text:p/>
            <text:p>Live sequence to sequence chatbot demo:</text:p>
            <text:p>http://neuralconvo.huggingface.co/</text:p>
            <text:p/>
            <text:p>Some more useful resources on chatbots:</text:p>
            <text:p>http://www.wildml.com/2016/04/deep-learning-for-chatbots-part-1-introduction/</text:p>
            <text:p>http://venturebeat.com/2016/08/01/how-deep-reinforcement-learning-can-help-chatbots/</text:p>
            <text:p>http://web.stanford.edu/class/cs124/lec/chatbot.pdf</text:p>
            <text:p/>
            <text:p>More resources on Tensorflow:</text:p>
            <text:p>http://lauragelston.ghost.io/speakeasy-pt2/</text:p>
            <text:p>https://speakerdeck.com/inureyes/building-ai-chat-bot-using-python-3-and-tensorflow</text:p>
            <text:p/>
            <text:p>Please Subscribe! And like. And comment. That's what keeps me going.</text:p>
            <text:p/>
            <text:p>And please support me on Patreon!:</text:p>
            <text:p>https://www.patreon.com/user?ty=h&amp;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12-03 00:52:36</text:p>
          </table:table-cell>
          <table:table-cell office:value-type="string" calcext:value-type="string">
            <text:p>chatbot using tensorflow github, chatbot using tensorflow, how to make a chatbot, how to make chatbot, chat bot, tensorflow chatbot, how to build a chatbot, chatbot ai platform, chatbot tensorflow, python chatbot, chatbot ai python, chatbot using tensorflow python, chatbot ai algorithm, chatbot, chatbot ai tutorial, chatbots, chatbot tutorial, chatbot tutorial for beginners, chatbot tutorial python, chatbot python, chatbot tutorial using python, chatbot ai</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411" calcext:value-type="float">
            <text:p>411</text:p>
          </table:table-cell>
          <table:table-cell office:value-type="float" office:value="440105" calcext:value-type="float">
            <text:p>440105</text:p>
          </table:table-cell>
          <table:table-cell office:value-type="float" office:value="6234" calcext:value-type="float">
            <text:p>6234</text:p>
          </table:table-cell>
          <table:table-cell office:value-type="float" office:value="332" calcext:value-type="float">
            <text:p>332</text:p>
          </table:table-cell>
          <table:table-cell office:value-type="float" office:value="540" calcext:value-type="float">
            <text:p>540</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3:50</text:p>
          </table:table-cell>
          <table:table-cell table:formula="of:=YEAR([.E6])" office:value-type="float" office:value="2016" calcext:value-type="float">
            <text:p>2016</text:p>
          </table:table-cell>
          <table:table-cell table:formula="of:=MONTH([.E6])" office:value-type="float" office:value="12" calcext:value-type="float">
            <text:p>12</text:p>
          </table:table-cell>
          <table:table-cell/>
          <table:table-cell table:style-name="ce1" office:value-type="date" office:date-value="2014-05-01" calcext:value-type="date">
            <text:p>2014-05-01</text:p>
          </table:table-cell>
          <table:table-cell table:formula="of:=COUNTIFS([.$S$2:.$S$146];YEAR([.V6]);[.$T$2:.$T$146];MONTH([.V6]))" office:value-type="float" office:value="0" calcext:value-type="float">
            <text:p>0</text:p>
          </table:table-cell>
          <table:table-cell table:formula="of:=SUMIFS([.K$2:.K$146];[.$S$2:.$S$146];YEAR([.$V6]);[.$T$2:.$T$146];MONTH([.$V6]))" office:value-type="float" office:value="0" calcext:value-type="float">
            <text:p>0</text:p>
          </table:table-cell>
          <table:table-cell table:formula="of:=SUMIFS([.L$2:.L$146];[.$S$2:.$S$146];YEAR([.$V6]);[.$T$2:.$T$146];MONTH([.$V6]))/10000" office:value-type="float" office:value="0" calcext:value-type="float">
            <text:p>0</text:p>
          </table:table-cell>
          <table:table-cell table:formula="of:=SUMIFS([.M$2:.M$146];[.$S$2:.$S$146];YEAR([.$V6]);[.$T$2:.$T$146];MONTH([.$V6]))/1000" office:value-type="float" office:value="0" calcext:value-type="float">
            <text:p>0</text:p>
          </table:table-cell>
          <table:table-cell table:formula="of:=SUMIFS([.N$2:.N$146];[.$S$2:.$S$146];YEAR([.$V6]);[.$T$2:.$T$146];MONTH([.$V6]))" office:value-type="float" office:value="0" calcext:value-type="float">
            <text:p>0</text:p>
          </table:table-cell>
          <table:table-cell table:formula="of:=SUMIFS([.O$2:.O$146];[.$S$2:.$S$146];YEAR([.$V6]);[.$T$2:.$T$146];MONTH([.$V6]))/100" office:value-type="float" office:value="0" calcext:value-type="float">
            <text:p>0</text:p>
          </table:table-cell>
          <table:table-cell table:formula="of:=SUM([.W$2:.W6])" office:value-type="float" office:value="0" calcext:value-type="float">
            <text:p>0</text:p>
          </table:table-cell>
          <table:table-cell table:formula="of:=SUM([.X$2:.X6])" office:value-type="float" office:value="0" calcext:value-type="float">
            <text:p>0</text:p>
          </table:table-cell>
          <table:table-cell table:formula="of:=SUM([.Y$2:.Y6])" office:value-type="float" office:value="0" calcext:value-type="float">
            <text:p>0</text:p>
          </table:table-cell>
          <table:table-cell table:formula="of:=SUM([.Z$2:.Z6])" office:value-type="float" office:value="0" calcext:value-type="float">
            <text:p>0</text:p>
          </table:table-cell>
          <table:table-cell table:formula="of:=SUM([.AA$2:.AA6])" office:value-type="float" office:value="0" calcext:value-type="float">
            <text:p>0</text:p>
          </table:table-cell>
          <table:table-cell table:formula="of:=SUM([.AB$2:.AB6])" office:value-type="float" office:value="0" calcext:value-type="float">
            <text:p>0</text:p>
          </table:table-cell>
          <table:table-cell table:number-columns-repeated="8"/>
          <table:table-cell office:value-type="string" calcext:value-type="string">
            <text:p>LikeCount/1000</text:p>
          </table:table-cell>
          <table:table-cell table:number-columns-repeated="3"/>
          <table:table-cell table:formula="of:=PEARSON([.$AM$2:.$AM$85];[.AM$2:.AM$85])" office:value-type="float" office:value="1" calcext:value-type="float">
            <text:p>1</text:p>
          </table:table-cell>
          <table:table-cell table:style-name="ce4" table:formula="of:=PEARSON([.$AM$2:.$AM$85];[.AN$2:.AN$85])" office:value-type="float" office:value="0.892441983314408" calcext:value-type="float">
            <text:p>0.8924419833</text:p>
          </table:table-cell>
          <table:table-cell table:style-name="ce4" table:formula="of:=PEARSON([.$AM$2:.$AM$85];[.AO$2:.AO$85])" office:value-type="float" office:value="0.936477226236674" calcext:value-type="float">
            <text:p>0.9364772262</text:p>
          </table:table-cell>
        </table:table-row>
        <table:table-row table:style-name="ro3">
          <table:table-cell office:value-type="float" office:value="399" calcext:value-type="float">
            <text:p>399</text:p>
          </table:table-cell>
          <table:table-cell office:value-type="string" calcext:value-type="string">
            <text:p>0xVqLJe9_CY</text:p>
          </table:table-cell>
          <table:table-cell office:value-type="string" calcext:value-type="string">
            <text:p>The Best Way to Prepare a Dataset Easily</text:p>
          </table:table-cell>
          <table:table-cell office:value-type="string" calcext:value-type="string">
            <text:p>In this video, I go over the 3 steps you need to prepare a dataset to be fed into a machine learning model. (selecting the data, processing it, and transforming it). The example I use is preparing a dataset of brain scans to classify whether or not someone is meditating. </text:p>
            <text:p/>
            <text:p>The challenge for this video is here:</text:p>
            <text:p>https://github.com/llSourcell/prepare_dataset_challenge</text:p>
            <text:p/>
            <text:p>Carl's winning code:</text:p>
            <text:p>https://github.com/av80r/coaster_racer_coding_challenge</text:p>
            <text:p/>
            <text:p>Rohan's runner-up code:</text:p>
            <text:p>https://github.com/rhnvrm/universe-coaster-racer-challenge</text:p>
            <text:p/>
            <text:p>Come join other Wizards in our Slack channel:</text:p>
            <text:p>http://wizards.herokuapp.com/</text:p>
            <text:p/>
            <text:p>Dataset sources I talked about:</text:p>
            <text:p>https://github.com/caesar0301/awesome-public-datasets</text:p>
            <text:p>https://www.kaggle.com/datasets</text:p>
            <text:p>http://reddit.com/r/datasets</text:p>
            <text:p/>
            <text:p>More learning resources:</text:p>
            <text:p>https://docs.microsoft.com/en-us/azure/machine-learning/machine-learning-data-science-prepare-data</text:p>
            <text:p>http://machinelearningmastery.com/how-to-prepare-data-for-machine-learning/</text:p>
            <text:p>https://www.youtube.com/watch?v=kSslGdST2Ms</text:p>
            <text:p>http://freecontent.manning.com/real-world-machine-learning-pre-processing-data-for-modeling/</text:p>
            <text:p>http://docs.aws.amazon.com/machine-learning/latest/dg/step-1-download-edit-and-upload-data.html</text:p>
            <text:p>http://paginas.fe.up.pt/~ec/files_1112/week_03_Data_Preparation.pdf</text:p>
            <text:p/>
            <text:p>Please subscribe! And like. And comment. That's what keeps me going.</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12-16 21:41:07</text:p>
          </table:table-cell>
          <table:table-cell office:value-type="string" calcext:value-type="string">
            <text:p>data, machine learning, big data, dataset, python, programming, learn programming, code, learn to code, learn coding, coding tutorial, programming tutorial, educational, computer science, artificial intelligence, tensorflow, ruby, C++, statistics, analytics, predictive, classification, technology, google, neural network, neural net, deep learning, AI, M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462" calcext:value-type="float">
            <text:p>462</text:p>
          </table:table-cell>
          <table:table-cell office:value-type="float" office:value="254543" calcext:value-type="float">
            <text:p>254543</text:p>
          </table:table-cell>
          <table:table-cell office:value-type="float" office:value="4687" calcext:value-type="float">
            <text:p>4687</text:p>
          </table:table-cell>
          <table:table-cell office:value-type="float" office:value="267" calcext:value-type="float">
            <text:p>267</text:p>
          </table:table-cell>
          <table:table-cell office:value-type="float" office:value="324" calcext:value-type="float">
            <text:p>324</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25</text:p>
          </table:table-cell>
          <table:table-cell table:formula="of:=YEAR([.E7])" office:value-type="float" office:value="2016" calcext:value-type="float">
            <text:p>2016</text:p>
          </table:table-cell>
          <table:table-cell table:formula="of:=MONTH([.E7])" office:value-type="float" office:value="12" calcext:value-type="float">
            <text:p>12</text:p>
          </table:table-cell>
          <table:table-cell/>
          <table:table-cell table:style-name="ce1" office:value-type="date" office:date-value="2014-06-01" calcext:value-type="date">
            <text:p>2014-06-01</text:p>
          </table:table-cell>
          <table:table-cell table:formula="of:=COUNTIFS([.$S$2:.$S$146];YEAR([.V7]);[.$T$2:.$T$146];MONTH([.V7]))" office:value-type="float" office:value="0" calcext:value-type="float">
            <text:p>0</text:p>
          </table:table-cell>
          <table:table-cell table:formula="of:=SUMIFS([.K$2:.K$146];[.$S$2:.$S$146];YEAR([.$V7]);[.$T$2:.$T$146];MONTH([.$V7]))" office:value-type="float" office:value="0" calcext:value-type="float">
            <text:p>0</text:p>
          </table:table-cell>
          <table:table-cell table:formula="of:=SUMIFS([.L$2:.L$146];[.$S$2:.$S$146];YEAR([.$V7]);[.$T$2:.$T$146];MONTH([.$V7]))/10000" office:value-type="float" office:value="0" calcext:value-type="float">
            <text:p>0</text:p>
          </table:table-cell>
          <table:table-cell table:formula="of:=SUMIFS([.M$2:.M$146];[.$S$2:.$S$146];YEAR([.$V7]);[.$T$2:.$T$146];MONTH([.$V7]))/1000" office:value-type="float" office:value="0" calcext:value-type="float">
            <text:p>0</text:p>
          </table:table-cell>
          <table:table-cell table:formula="of:=SUMIFS([.N$2:.N$146];[.$S$2:.$S$146];YEAR([.$V7]);[.$T$2:.$T$146];MONTH([.$V7]))" office:value-type="float" office:value="0" calcext:value-type="float">
            <text:p>0</text:p>
          </table:table-cell>
          <table:table-cell table:formula="of:=SUMIFS([.O$2:.O$146];[.$S$2:.$S$146];YEAR([.$V7]);[.$T$2:.$T$146];MONTH([.$V7]))/100" office:value-type="float" office:value="0" calcext:value-type="float">
            <text:p>0</text:p>
          </table:table-cell>
          <table:table-cell table:formula="of:=SUM([.W$2:.W7])" office:value-type="float" office:value="0" calcext:value-type="float">
            <text:p>0</text:p>
          </table:table-cell>
          <table:table-cell table:formula="of:=SUM([.X$2:.X7])" office:value-type="float" office:value="0" calcext:value-type="float">
            <text:p>0</text:p>
          </table:table-cell>
          <table:table-cell table:formula="of:=SUM([.Y$2:.Y7])" office:value-type="float" office:value="0" calcext:value-type="float">
            <text:p>0</text:p>
          </table:table-cell>
          <table:table-cell table:formula="of:=SUM([.Z$2:.Z7])" office:value-type="float" office:value="0" calcext:value-type="float">
            <text:p>0</text:p>
          </table:table-cell>
          <table:table-cell table:formula="of:=SUM([.AA$2:.AA7])" office:value-type="float" office:value="0" calcext:value-type="float">
            <text:p>0</text:p>
          </table:table-cell>
          <table:table-cell table:formula="of:=SUM([.AB$2:.AB7])" office:value-type="float" office:value="0" calcext:value-type="float">
            <text:p>0</text:p>
          </table:table-cell>
          <table:table-cell table:number-columns-repeated="8"/>
          <table:table-cell office:value-type="string" calcext:value-type="string">
            <text:p>DislikeCount/100</text:p>
          </table:table-cell>
          <table:table-cell table:number-columns-repeated="4"/>
          <table:table-cell table:formula="of:=PEARSON([.$AN$2:.$AN$85];[.AN$2:.AN$85])" office:value-type="float" office:value="1" calcext:value-type="float">
            <text:p>1</text:p>
          </table:table-cell>
          <table:table-cell table:style-name="ce4" table:formula="of:=PEARSON([.$AN$2:.$AN$85];[.AO$2:.AO$85])" office:value-type="float" office:value="0.927689671880508" calcext:value-type="float">
            <text:p>0.9276896719</text:p>
          </table:table-cell>
        </table:table-row>
        <table:table-row table:style-name="ro3">
          <table:table-cell office:value-type="float" office:value="413" calcext:value-type="float">
            <text:p>413</text:p>
          </table:table-cell>
          <table:table-cell office:value-type="string" calcext:value-type="string">
            <text:p>rAbhypxs1qQ</text:p>
          </table:table-cell>
          <table:table-cell office:value-type="string" calcext:value-type="string">
            <text:p>Image Synthesis From Text With Deep Learning | Two Minute Papers #116</text:p>
          </table:table-cell>
          <table:table-cell office:value-type="string" calcext:value-type="string">
            <text:p>The paper "StackGAN: Text to Photo-realistic Image Synthesis with Stacked Generative Adversarial Networks" is available here:</text:p>
            <text:p>https://arxiv.org/abs/1612.03242</text:p>
            <text:p/>
            <text:p>Source code for this project is also available here:</text:p>
            <text:p>https://github.com/hanzhanggit/StackGAN</text:p>
            <text:p/>
            <text:p>We have a Patreon post on the improvements you can expect from Two Minute Papers in 2017. Lots of goodies behind the link, have a look! https://www.patreon.com/posts/7607896</text:p>
            <text:p/>
            <text:p>Our previous episode on Recurrent Neural Networks:</text:p>
            <text:p>https://www.youtube.com/watch?v=Jkkjy7dVdaY</text:p>
            <text:p/>
            <text:p>Recurrent Neural Network Writes Sentences About Images:</text:p>
            <text:p>https://www.youtube.com/watch?v=e-WB4lfg30M</text:p>
            <text:p/>
            <text:p>WE WOULD LIKE TO THANK OUR GENEROUS PATREON SUPPORTERS WHO MAKE TWO MINUTE PAPERS POSSIBLE:</text:p>
            <text:p>Sunil Kim, Julian Josephs, Daniel John Benton, Dave Rushton-Smith, Benjamin Kang.</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background image credit - https://pixabay.com/photo-161671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6-12-29 17:01:16</text:p>
          </table:table-cell>
          <table:table-cell office:value-type="string" calcext:value-type="string">
            <text:p>two minute papers, károly zsolnai, károly zsolnai-fehér, stackgan, generative adversarial network, gan, stack generative adversarial network, StackGAN: Text to Photo-realistic Image Synthesis with Stacked Generative Adversarial Networks, text to photo, photo synthesis, photo from text, deep learning, deep learning photo from text, discriminator network, generator network, deep learning photo synthesis, text to photo deep learning, stacked generative adversarial network, ai</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46" calcext:value-type="float">
            <text:p>246</text:p>
          </table:table-cell>
          <table:table-cell office:value-type="float" office:value="109677" calcext:value-type="float">
            <text:p>109677</text:p>
          </table:table-cell>
          <table:table-cell office:value-type="float" office:value="2419" calcext:value-type="float">
            <text:p>2419</text:p>
          </table:table-cell>
          <table:table-cell office:value-type="float" office:value="23" calcext:value-type="float">
            <text:p>23</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47</text:p>
          </table:table-cell>
          <table:table-cell table:formula="of:=YEAR([.E8])" office:value-type="float" office:value="2016" calcext:value-type="float">
            <text:p>2016</text:p>
          </table:table-cell>
          <table:table-cell table:formula="of:=MONTH([.E8])" office:value-type="float" office:value="12" calcext:value-type="float">
            <text:p>12</text:p>
          </table:table-cell>
          <table:table-cell/>
          <table:table-cell table:style-name="ce1" office:value-type="date" office:date-value="2014-07-01" calcext:value-type="date">
            <text:p>2014-07-01</text:p>
          </table:table-cell>
          <table:table-cell table:formula="of:=COUNTIFS([.$S$2:.$S$146];YEAR([.V8]);[.$T$2:.$T$146];MONTH([.V8]))" office:value-type="float" office:value="0" calcext:value-type="float">
            <text:p>0</text:p>
          </table:table-cell>
          <table:table-cell table:formula="of:=SUMIFS([.K$2:.K$146];[.$S$2:.$S$146];YEAR([.$V8]);[.$T$2:.$T$146];MONTH([.$V8]))" office:value-type="float" office:value="0" calcext:value-type="float">
            <text:p>0</text:p>
          </table:table-cell>
          <table:table-cell table:formula="of:=SUMIFS([.L$2:.L$146];[.$S$2:.$S$146];YEAR([.$V8]);[.$T$2:.$T$146];MONTH([.$V8]))/10000" office:value-type="float" office:value="0" calcext:value-type="float">
            <text:p>0</text:p>
          </table:table-cell>
          <table:table-cell table:formula="of:=SUMIFS([.M$2:.M$146];[.$S$2:.$S$146];YEAR([.$V8]);[.$T$2:.$T$146];MONTH([.$V8]))/1000" office:value-type="float" office:value="0" calcext:value-type="float">
            <text:p>0</text:p>
          </table:table-cell>
          <table:table-cell table:formula="of:=SUMIFS([.N$2:.N$146];[.$S$2:.$S$146];YEAR([.$V8]);[.$T$2:.$T$146];MONTH([.$V8]))" office:value-type="float" office:value="0" calcext:value-type="float">
            <text:p>0</text:p>
          </table:table-cell>
          <table:table-cell table:formula="of:=SUMIFS([.O$2:.O$146];[.$S$2:.$S$146];YEAR([.$V8]);[.$T$2:.$T$146];MONTH([.$V8]))/100" office:value-type="float" office:value="0" calcext:value-type="float">
            <text:p>0</text:p>
          </table:table-cell>
          <table:table-cell table:formula="of:=SUM([.W$2:.W8])" office:value-type="float" office:value="0" calcext:value-type="float">
            <text:p>0</text:p>
          </table:table-cell>
          <table:table-cell table:formula="of:=SUM([.X$2:.X8])" office:value-type="float" office:value="0" calcext:value-type="float">
            <text:p>0</text:p>
          </table:table-cell>
          <table:table-cell table:formula="of:=SUM([.Y$2:.Y8])" office:value-type="float" office:value="0" calcext:value-type="float">
            <text:p>0</text:p>
          </table:table-cell>
          <table:table-cell table:formula="of:=SUM([.Z$2:.Z8])" office:value-type="float" office:value="0" calcext:value-type="float">
            <text:p>0</text:p>
          </table:table-cell>
          <table:table-cell table:formula="of:=SUM([.AA$2:.AA8])" office:value-type="float" office:value="0" calcext:value-type="float">
            <text:p>0</text:p>
          </table:table-cell>
          <table:table-cell table:formula="of:=SUM([.AB$2:.AB8])" office:value-type="float" office:value="0" calcext:value-type="float">
            <text:p>0</text:p>
          </table:table-cell>
          <table:table-cell table:number-columns-repeated="8"/>
          <table:table-cell office:value-type="string" calcext:value-type="string">
            <text:p>CommentCount/100</text:p>
          </table:table-cell>
          <table:table-cell table:number-columns-repeated="5"/>
          <table:table-cell table:formula="of:=PEARSON([.$AO$2:.$AO$85];[.AO$2:.AO$85])" office:value-type="float" office:value="1" calcext:value-type="float">
            <text:p>1</text:p>
          </table:table-cell>
        </table:table-row>
        <table:table-row table:style-name="ro3">
          <table:table-cell office:value-type="float" office:value="435" calcext:value-type="float">
            <text:p>435</text:p>
          </table:table-cell>
          <table:table-cell office:value-type="string" calcext:value-type="string">
            <text:p>HO1LYJb818Q</text:p>
          </table:table-cell>
          <table:table-cell office:value-type="string" calcext:value-type="string">
            <text:p>AI Makes 3D Models From Photos | Two Minute Papers #122</text:p>
          </table:table-cell>
          <table:table-cell office:value-type="string" calcext:value-type="string">
            <text:p>The paper "Learning a Probabilistic Latent Space of Object Shapes </text:p>
            <text:p>via 3D Generative-Adversarial Modeling" and its source code is available here:</text:p>
            <text:p>http://3dgan.csail.mit.edu/</text:p>
            <text:p>https://arxiv.org/pdf/1610.07584v2.pdf</text:p>
            <text:p/>
            <text:p>More about generative adversarial networks (and some explanations):</text:p>
            <text:p>Image Editing with Generative Adversarial Networks - https://www.youtube.com/watch?v=pqkpIfu36Os</text:p>
            <text:p>Image Synthesis From Text With Deep Learning  - https://www.youtube.com/watch?v=rAbhypxs1qQ</text:p>
            <text:p/>
            <text:p/>
            <text:p>WE WOULD LIKE TO THANK OUR GENEROUS PATREON SUPPORTERS WHO MAKE TWO MINUTE PAPERS POSSIBLE:</text:p>
            <text:p>Sunil Kim, Daniel John Benton, Dave Rushton-Smith, Benjamin Kang.</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image background credit: https://pixabay.com/photo-881120/</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01-25 18:51:49</text:p>
          </table:table-cell>
          <table:table-cell office:value-type="string" calcext:value-type="string">
            <text:p>two minute papers, károly zsolnai, károly zsolnai-fehér, Learning a Probabilistic Latent Space of Object Shapes via 3D Generative-Adversarial Modeling, generative adversarial network, 3d generative adversarial network, 3d gan, neural network, deep learning, 3d neural network, 3d deep learning, ai, AI Makes 3D Models From Photos, 3d models from photo, generator network, discriminator network, nips, 3d convolution, 3d cnn, 3d convolutional</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81" calcext:value-type="float">
            <text:p>181</text:p>
          </table:table-cell>
          <table:table-cell office:value-type="float" office:value="59218" calcext:value-type="float">
            <text:p>59218</text:p>
          </table:table-cell>
          <table:table-cell office:value-type="float" office:value="1378" calcext:value-type="float">
            <text:p>1378</text:p>
          </table:table-cell>
          <table:table-cell office:value-type="float" office:value="8" calcext:value-type="float">
            <text:p>8</text:p>
          </table:table-cell>
          <table:table-cell office:value-type="float" office:value="66" calcext:value-type="float">
            <text:p>66</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02</text:p>
          </table:table-cell>
          <table:table-cell table:formula="of:=YEAR([.E9])" office:value-type="float" office:value="2017" calcext:value-type="float">
            <text:p>2017</text:p>
          </table:table-cell>
          <table:table-cell table:formula="of:=MONTH([.E9])" office:value-type="float" office:value="1" calcext:value-type="float">
            <text:p>1</text:p>
          </table:table-cell>
          <table:table-cell/>
          <table:table-cell table:style-name="ce1" office:value-type="date" office:date-value="2014-08-01" calcext:value-type="date">
            <text:p>2014-08-01</text:p>
          </table:table-cell>
          <table:table-cell table:formula="of:=COUNTIFS([.$S$2:.$S$146];YEAR([.V9]);[.$T$2:.$T$146];MONTH([.V9]))" office:value-type="float" office:value="0" calcext:value-type="float">
            <text:p>0</text:p>
          </table:table-cell>
          <table:table-cell table:formula="of:=SUMIFS([.K$2:.K$146];[.$S$2:.$S$146];YEAR([.$V9]);[.$T$2:.$T$146];MONTH([.$V9]))" office:value-type="float" office:value="0" calcext:value-type="float">
            <text:p>0</text:p>
          </table:table-cell>
          <table:table-cell table:formula="of:=SUMIFS([.L$2:.L$146];[.$S$2:.$S$146];YEAR([.$V9]);[.$T$2:.$T$146];MONTH([.$V9]))/10000" office:value-type="float" office:value="0" calcext:value-type="float">
            <text:p>0</text:p>
          </table:table-cell>
          <table:table-cell table:formula="of:=SUMIFS([.M$2:.M$146];[.$S$2:.$S$146];YEAR([.$V9]);[.$T$2:.$T$146];MONTH([.$V9]))/1000" office:value-type="float" office:value="0" calcext:value-type="float">
            <text:p>0</text:p>
          </table:table-cell>
          <table:table-cell table:formula="of:=SUMIFS([.N$2:.N$146];[.$S$2:.$S$146];YEAR([.$V9]);[.$T$2:.$T$146];MONTH([.$V9]))" office:value-type="float" office:value="0" calcext:value-type="float">
            <text:p>0</text:p>
          </table:table-cell>
          <table:table-cell table:formula="of:=SUMIFS([.O$2:.O$146];[.$S$2:.$S$146];YEAR([.$V9]);[.$T$2:.$T$146];MONTH([.$V9]))/100" office:value-type="float" office:value="0" calcext:value-type="float">
            <text:p>0</text:p>
          </table:table-cell>
          <table:table-cell table:formula="of:=SUM([.W$2:.W9])" office:value-type="float" office:value="0" calcext:value-type="float">
            <text:p>0</text:p>
          </table:table-cell>
          <table:table-cell table:formula="of:=SUM([.X$2:.X9])" office:value-type="float" office:value="0" calcext:value-type="float">
            <text:p>0</text:p>
          </table:table-cell>
          <table:table-cell table:formula="of:=SUM([.Y$2:.Y9])" office:value-type="float" office:value="0" calcext:value-type="float">
            <text:p>0</text:p>
          </table:table-cell>
          <table:table-cell table:formula="of:=SUM([.Z$2:.Z9])" office:value-type="float" office:value="0" calcext:value-type="float">
            <text:p>0</text:p>
          </table:table-cell>
          <table:table-cell table:formula="of:=SUM([.AA$2:.AA9])" office:value-type="float" office:value="0" calcext:value-type="float">
            <text:p>0</text:p>
          </table:table-cell>
          <table:table-cell table:formula="of:=SUM([.AB$2:.AB9])" office:value-type="float" office:value="0" calcext:value-type="float">
            <text:p>0</text:p>
          </table:table-cell>
          <table:table-cell table:number-columns-repeated="15"/>
        </table:table-row>
        <table:table-row table:style-name="ro3">
          <table:table-cell office:value-type="float" office:value="176" calcext:value-type="float">
            <text:p>176</text:p>
          </table:table-cell>
          <table:table-cell office:value-type="string" calcext:value-type="string">
            <text:p>ftMq5ps503w</text:p>
          </table:table-cell>
          <table:table-cell office:value-type="string" calcext:value-type="string">
            <text:p>How to Predict Stock Prices Easily - Intro to Deep Learning #7</text:p>
          </table:table-cell>
          <table:table-cell office:value-type="string" calcext:value-type="string">
            <text:p>We're going to predict the closing price of the S&amp;P 500 using a special type of recurrent neural network called an LSTM network. I'll explain why we use recurrent nets for time series data, and why LSTMs boost our network's memory power. </text:p>
            <text:p/>
            <text:p>Coding challenge for this video:</text:p>
            <text:p>https://github.com/llSourcell/How-to-Predict-Stock-Prices-Easily-Demo</text:p>
            <text:p/>
            <text:p>Vishal's winning code:</text:p>
            <text:p>https://github.com/erilyth/DeepLearning-SirajologyChallenges/tree/master/Image_Classifier</text:p>
            <text:p/>
            <text:p>Jie's runner up code:</text:p>
            <text:p>https://github.com/jiexunsee/Simple-Inception-Transfer-Learning</text:p>
            <text:p/>
            <text:p>More Learning Resources:</text:p>
            <text:p>http://colah.github.io/posts/2015-08-Understanding-LSTMs/</text:p>
            <text:p>http://deeplearning.net/tutorial/lstm.html</text:p>
            <text:p>https://deeplearning4j.org/lstm.html</text:p>
            <text:p>https://www.tensorflow.org/tutorials/recurrent</text:p>
            <text:p>http://machinelearningmastery.com/time-series-prediction-lstm-recurrent-neural-networks-python-keras/</text:p>
            <text:p>https://blog.terminal.com/demistifying-long-short-term-memory-lstm-recurrent-neural-networks/</text:p>
            <text:p/>
            <text:p>Please subscribe! And like. And comment. That's what keeps me going. </text:p>
            <text:p/>
            <text:p>Join other Wizards in our Slack channel:</text:p>
            <text:p>http://wizards.herokuapp.com/</text:p>
            <text:p/>
            <text:p>And please support me on Patreon:</text:p>
            <text:p>https://www.patreon.com/user?u=3191693</text:p>
            <text:p/>
            <text:p>music in the intro is chambermaid swing by parov stelar</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2-25 02:57:23</text:p>
          </table:table-cell>
          <table:table-cell office:value-type="string" calcext:value-type="string">
            <text:p>how to predict stock price, deep learning trading, neural network trading, predict stock price, deep learning stock market, tensorflow stock prediction, neural network stock prediction, stock prediction machine learning, stock prediction python, stock prediction, stock prediction algorithm, LSTM, keras, AI, programming, coding, machine learning, tutorial, coursera, neural network, deep learning, recurrent, udacity, tensorflow, google, stock</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98" calcext:value-type="float">
            <text:p>598</text:p>
          </table:table-cell>
          <table:table-cell office:value-type="float" office:value="591721" calcext:value-type="float">
            <text:p>591721</text:p>
          </table:table-cell>
          <table:table-cell office:value-type="float" office:value="7839" calcext:value-type="float">
            <text:p>7839</text:p>
          </table:table-cell>
          <table:table-cell office:value-type="float" office:value="573" calcext:value-type="float">
            <text:p>573</text:p>
          </table:table-cell>
          <table:table-cell office:value-type="float" office:value="722" calcext:value-type="float">
            <text:p>722</text:p>
          </table:table-cell>
          <table:table-cell office:value-type="float" office:value="0" calcext:value-type="float">
            <text:p>0</text:p>
          </table:table-cell>
          <table:table-cell office:value-type="string" calcext:value-type="string">
            <text:p>bert, gan</text:p>
          </table:table-cell>
          <table:table-cell table:style-name="ce3" office:value-type="string" calcext:value-type="string">
            <text:p>2020-04-22 22:51:30</text:p>
          </table:table-cell>
          <table:table-cell table:formula="of:=YEAR([.E10])" office:value-type="float" office:value="2017" calcext:value-type="float">
            <text:p>2017</text:p>
          </table:table-cell>
          <table:table-cell table:formula="of:=MONTH([.E10])" office:value-type="float" office:value="2" calcext:value-type="float">
            <text:p>2</text:p>
          </table:table-cell>
          <table:table-cell/>
          <table:table-cell table:style-name="ce1" office:value-type="date" office:date-value="2014-09-01" calcext:value-type="date">
            <text:p>2014-09-01</text:p>
          </table:table-cell>
          <table:table-cell table:formula="of:=COUNTIFS([.$S$2:.$S$146];YEAR([.V10]);[.$T$2:.$T$146];MONTH([.V10]))" office:value-type="float" office:value="0" calcext:value-type="float">
            <text:p>0</text:p>
          </table:table-cell>
          <table:table-cell table:formula="of:=SUMIFS([.K$2:.K$146];[.$S$2:.$S$146];YEAR([.$V10]);[.$T$2:.$T$146];MONTH([.$V10]))" office:value-type="float" office:value="0" calcext:value-type="float">
            <text:p>0</text:p>
          </table:table-cell>
          <table:table-cell table:formula="of:=SUMIFS([.L$2:.L$146];[.$S$2:.$S$146];YEAR([.$V10]);[.$T$2:.$T$146];MONTH([.$V10]))/10000" office:value-type="float" office:value="0" calcext:value-type="float">
            <text:p>0</text:p>
          </table:table-cell>
          <table:table-cell table:formula="of:=SUMIFS([.M$2:.M$146];[.$S$2:.$S$146];YEAR([.$V10]);[.$T$2:.$T$146];MONTH([.$V10]))/1000" office:value-type="float" office:value="0" calcext:value-type="float">
            <text:p>0</text:p>
          </table:table-cell>
          <table:table-cell table:formula="of:=SUMIFS([.N$2:.N$146];[.$S$2:.$S$146];YEAR([.$V10]);[.$T$2:.$T$146];MONTH([.$V10]))" office:value-type="float" office:value="0" calcext:value-type="float">
            <text:p>0</text:p>
          </table:table-cell>
          <table:table-cell table:formula="of:=SUMIFS([.O$2:.O$146];[.$S$2:.$S$146];YEAR([.$V10]);[.$T$2:.$T$146];MONTH([.$V10]))/100" office:value-type="float" office:value="0" calcext:value-type="float">
            <text:p>0</text:p>
          </table:table-cell>
          <table:table-cell table:formula="of:=SUM([.W$2:.W10])" office:value-type="float" office:value="0" calcext:value-type="float">
            <text:p>0</text:p>
          </table:table-cell>
          <table:table-cell table:formula="of:=SUM([.X$2:.X10])" office:value-type="float" office:value="0" calcext:value-type="float">
            <text:p>0</text:p>
          </table:table-cell>
          <table:table-cell table:formula="of:=SUM([.Y$2:.Y10])" office:value-type="float" office:value="0" calcext:value-type="float">
            <text:p>0</text:p>
          </table:table-cell>
          <table:table-cell table:formula="of:=SUM([.Z$2:.Z10])" office:value-type="float" office:value="0" calcext:value-type="float">
            <text:p>0</text:p>
          </table:table-cell>
          <table:table-cell table:formula="of:=SUM([.AA$2:.AA10])" office:value-type="float" office:value="0" calcext:value-type="float">
            <text:p>0</text:p>
          </table:table-cell>
          <table:table-cell table:formula="of:=SUM([.AB$2:.AB10])" office:value-type="float" office:value="0" calcext:value-type="float">
            <text:p>0</text:p>
          </table:table-cell>
          <table:table-cell table:number-columns-repeated="15"/>
        </table:table-row>
        <table:table-row table:style-name="ro3">
          <table:table-cell office:value-type="float" office:value="380" calcext:value-type="float">
            <text:p>380</text:p>
          </table:table-cell>
          <table:table-cell office:value-type="string" calcext:value-type="string">
            <text:p>Oex0eWoU7AQ</text:p>
          </table:table-cell>
          <table:table-cell office:value-type="string" calcext:value-type="string">
            <text:p>How to Generate Art - Intro to Deep Learning #8</text:p>
          </table:table-cell>
          <table:table-cell office:value-type="string" calcext:value-type="string">
            <text:p>We're going to learn how to use deep learning to convert an image into the style of an artist that we choose. We'll go over the history of computer generated art, then dive into the details of how this process works and why deep learning does it so well.</text:p>
            <text:p/>
            <text:p>Coding challenge for this video:</text:p>
            <text:p>https://github.com/llSourcell/How-to-Generate-Art-Demo</text:p>
            <text:p/>
            <text:p>Itai's winning code:</text:p>
            <text:p>https://github.com/etai83/lstm_stock_prediction</text:p>
            <text:p/>
            <text:p>Andreas' runner up code:</text:p>
            <text:p>https://github.com/AndysDeepAbstractions/How-to-Predict-Stock-Prices-Easily-Demo/blob/master/stockdemo.ipynb</text:p>
            <text:p/>
            <text:p>More learning resources:</text:p>
            <text:p>https://harishnarayanan.org/writing/artistic-style-transfer/</text:p>
            <text:p>https://ml4a.github.io/ml4a/style_transfer/</text:p>
            <text:p>http://genekogan.com/works/style-transfer/</text:p>
            <text:p>https://arxiv.org/abs/1508.06576</text:p>
            <text:p>https://jvns.ca/blog/2017/02/12/neural-style/</text:p>
            <text:p/>
            <text:p>Style transfer apps:</text:p>
            <text:p>http://www.pikazoapp.com/</text:p>
            <text:p>http://deepart.io/</text:p>
            <text:p>https://artisto.my.com/</text:p>
            <text:p>https://prisma-ai.com/</text:p>
            <text:p/>
            <text:p>Please subscribe! And like. And comment. That's what keeps me going.</text:p>
            <text:p/>
            <text:p>Join us in the Wizards Slack channel:</text:p>
            <text:p>http://wizards.herokuapp.com/</text:p>
            <text:p/>
            <text:p>And please support me on Patreon:</text:p>
            <text:p>https://www.patreon.com/user?u=3191693</text:p>
            <text:p/>
            <text:p>Song at the beginning is called Everyday by Carly Comando</text:p>
            <text:p>jurassic park inception visualization is from http://www.pyimagesearch.com/2015/07/06/bat-country-an-extendible-lightweight-python-package-for-deep-dreaming-with-caffe-and-convolutional-neural-networks/</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3-04 01:31:28</text:p>
          </table:table-cell>
          <table:table-cell office:value-type="string" calcext:value-type="string">
            <text:p>deep learning artist, how to generate art, machine learning art, neural art, deep learning paint, computer generated art, machine learning painting, style transfer deep learning, style transfer neural network, style transfer keras, style transfer tutorial, style transfer tensorflow, neural style transfer, neural style, style transfer</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37" calcext:value-type="float">
            <text:p>537</text:p>
          </table:table-cell>
          <table:table-cell office:value-type="float" office:value="82532" calcext:value-type="float">
            <text:p>82532</text:p>
          </table:table-cell>
          <table:table-cell office:value-type="float" office:value="1530" calcext:value-type="float">
            <text:p>1530</text:p>
          </table:table-cell>
          <table:table-cell office:value-type="float" office:value="50" calcext:value-type="float">
            <text:p>50</text:p>
          </table:table-cell>
          <table:table-cell office:value-type="float" office:value="261" calcext:value-type="float">
            <text:p>261</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46</text:p>
          </table:table-cell>
          <table:table-cell table:formula="of:=YEAR([.E11])" office:value-type="float" office:value="2017" calcext:value-type="float">
            <text:p>2017</text:p>
          </table:table-cell>
          <table:table-cell table:formula="of:=MONTH([.E11])" office:value-type="float" office:value="3" calcext:value-type="float">
            <text:p>3</text:p>
          </table:table-cell>
          <table:table-cell/>
          <table:table-cell table:style-name="ce1" office:value-type="date" office:date-value="2014-10-01" calcext:value-type="date">
            <text:p>2014-10-01</text:p>
          </table:table-cell>
          <table:table-cell table:formula="of:=COUNTIFS([.$S$2:.$S$146];YEAR([.V11]);[.$T$2:.$T$146];MONTH([.V11]))" office:value-type="float" office:value="0" calcext:value-type="float">
            <text:p>0</text:p>
          </table:table-cell>
          <table:table-cell table:formula="of:=SUMIFS([.K$2:.K$146];[.$S$2:.$S$146];YEAR([.$V11]);[.$T$2:.$T$146];MONTH([.$V11]))" office:value-type="float" office:value="0" calcext:value-type="float">
            <text:p>0</text:p>
          </table:table-cell>
          <table:table-cell table:formula="of:=SUMIFS([.L$2:.L$146];[.$S$2:.$S$146];YEAR([.$V11]);[.$T$2:.$T$146];MONTH([.$V11]))/10000" office:value-type="float" office:value="0" calcext:value-type="float">
            <text:p>0</text:p>
          </table:table-cell>
          <table:table-cell table:formula="of:=SUMIFS([.M$2:.M$146];[.$S$2:.$S$146];YEAR([.$V11]);[.$T$2:.$T$146];MONTH([.$V11]))/1000" office:value-type="float" office:value="0" calcext:value-type="float">
            <text:p>0</text:p>
          </table:table-cell>
          <table:table-cell table:formula="of:=SUMIFS([.N$2:.N$146];[.$S$2:.$S$146];YEAR([.$V11]);[.$T$2:.$T$146];MONTH([.$V11]))" office:value-type="float" office:value="0" calcext:value-type="float">
            <text:p>0</text:p>
          </table:table-cell>
          <table:table-cell table:formula="of:=SUMIFS([.O$2:.O$146];[.$S$2:.$S$146];YEAR([.$V11]);[.$T$2:.$T$146];MONTH([.$V11]))/100" office:value-type="float" office:value="0" calcext:value-type="float">
            <text:p>0</text:p>
          </table:table-cell>
          <table:table-cell table:formula="of:=SUM([.W$2:.W11])" office:value-type="float" office:value="0" calcext:value-type="float">
            <text:p>0</text:p>
          </table:table-cell>
          <table:table-cell table:formula="of:=SUM([.X$2:.X11])" office:value-type="float" office:value="0" calcext:value-type="float">
            <text:p>0</text:p>
          </table:table-cell>
          <table:table-cell table:formula="of:=SUM([.Y$2:.Y11])" office:value-type="float" office:value="0" calcext:value-type="float">
            <text:p>0</text:p>
          </table:table-cell>
          <table:table-cell table:formula="of:=SUM([.Z$2:.Z11])" office:value-type="float" office:value="0" calcext:value-type="float">
            <text:p>0</text:p>
          </table:table-cell>
          <table:table-cell table:formula="of:=SUM([.AA$2:.AA11])" office:value-type="float" office:value="0" calcext:value-type="float">
            <text:p>0</text:p>
          </table:table-cell>
          <table:table-cell table:formula="of:=SUM([.AB$2:.AB11])" office:value-type="float" office:value="0" calcext:value-type="float">
            <text:p>0</text:p>
          </table:table-cell>
          <table:table-cell table:number-columns-repeated="15"/>
        </table:table-row>
        <table:table-row table:style-name="ro3">
          <table:table-cell office:value-type="float" office:value="411" calcext:value-type="float">
            <text:p>411</text:p>
          </table:table-cell>
          <table:table-cell office:value-type="string" calcext:value-type="string">
            <text:p>u7kQ5lNfUfg</text:p>
          </table:table-cell>
          <table:table-cell office:value-type="string" calcext:value-type="string">
            <text:p>AI Makes Stunning Photos From Your Drawings (pix2pix) | Two Minute Papers #133</text:p>
          </table:table-cell>
          <table:table-cell office:value-type="string" calcext:value-type="string">
            <text:p>Online demo of pix2pix (try drawing there!): https://affinelayer.com/pixsrv/</text:p>
            <text:p/>
            <text:p>The paper "Image-to-Image Translation with Conditional Adversarial Nets" and its source code is available here:</text:p>
            <text:p>https://phillipi.github.io/pix2pix/</text:p>
            <text:p/>
            <text:p>Twitter: https://twitter.com/search?vertical=default&amp;q=pix2pix&amp;src=typd</text:p>
            <text:p/>
            <text:p>More amusing results:</text:p>
            <text:p>http://www.neogaf.com/forum/showthread.php?t=1346254&amp;page=1</text:p>
            <text:p>http://thechive.com/2017/02/22/this-drawing-to-image-machine-is-made-of-nightmares-17-photos/</text:p>
            <text:p/>
            <text:p>Recommended for you:</text:p>
            <text:p>Image Editing with Generative Adversarial Networks - https://www.youtube.com/watch?v=pqkpIfu36Os</text:p>
            <text:p/>
            <text:p>WE WOULD LIKE TO THANK OUR GENEROUS PATREON SUPPORTERS WHO MAKE TWO MINUTE PAPERS POSSIBLE:</text:p>
            <text:p>Claudio Fernandes, Daniel John Benton, Dave Rushton-Smith, Sunil Kim.</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background image credit: https://pixabay.com/photo-40874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03-05 16:23:40</text:p>
          </table:table-cell>
          <table:table-cell office:value-type="string" calcext:value-type="string">
            <text:p>two minute papers, károly zsolnai, károly zsolnai-fehér, pix2pix, photo from drawing, cat from drawing, image translation, image to image translation, conditional adversarial net, conditional adversarial network, can, generative adversarial network, neural image translation, sketch to photo, sketch to cat, doodle to cat, doodle to photo, conditional gan, conditional generative adversarial network, horrifying cat, pix2pix cat, pix2pix image</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8" calcext:value-type="float">
            <text:p>268</text:p>
          </table:table-cell>
          <table:table-cell office:value-type="float" office:value="276755" calcext:value-type="float">
            <text:p>276755</text:p>
          </table:table-cell>
          <table:table-cell office:value-type="float" office:value="5995" calcext:value-type="float">
            <text:p>5995</text:p>
          </table:table-cell>
          <table:table-cell office:value-type="float" office:value="159" calcext:value-type="float">
            <text:p>159</text:p>
          </table:table-cell>
          <table:table-cell office:value-type="float" office:value="225" calcext:value-type="float">
            <text:p>22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3:01</text:p>
          </table:table-cell>
          <table:table-cell table:formula="of:=YEAR([.E12])" office:value-type="float" office:value="2017" calcext:value-type="float">
            <text:p>2017</text:p>
          </table:table-cell>
          <table:table-cell table:formula="of:=MONTH([.E12])" office:value-type="float" office:value="3" calcext:value-type="float">
            <text:p>3</text:p>
          </table:table-cell>
          <table:table-cell/>
          <table:table-cell table:style-name="ce1" office:value-type="date" office:date-value="2014-11-01" calcext:value-type="date">
            <text:p>2014-11-01</text:p>
          </table:table-cell>
          <table:table-cell table:formula="of:=COUNTIFS([.$S$2:.$S$146];YEAR([.V12]);[.$T$2:.$T$146];MONTH([.V12]))" office:value-type="float" office:value="0" calcext:value-type="float">
            <text:p>0</text:p>
          </table:table-cell>
          <table:table-cell table:formula="of:=SUMIFS([.K$2:.K$146];[.$S$2:.$S$146];YEAR([.$V12]);[.$T$2:.$T$146];MONTH([.$V12]))" office:value-type="float" office:value="0" calcext:value-type="float">
            <text:p>0</text:p>
          </table:table-cell>
          <table:table-cell table:formula="of:=SUMIFS([.L$2:.L$146];[.$S$2:.$S$146];YEAR([.$V12]);[.$T$2:.$T$146];MONTH([.$V12]))/10000" office:value-type="float" office:value="0" calcext:value-type="float">
            <text:p>0</text:p>
          </table:table-cell>
          <table:table-cell table:formula="of:=SUMIFS([.M$2:.M$146];[.$S$2:.$S$146];YEAR([.$V12]);[.$T$2:.$T$146];MONTH([.$V12]))/1000" office:value-type="float" office:value="0" calcext:value-type="float">
            <text:p>0</text:p>
          </table:table-cell>
          <table:table-cell table:formula="of:=SUMIFS([.N$2:.N$146];[.$S$2:.$S$146];YEAR([.$V12]);[.$T$2:.$T$146];MONTH([.$V12]))" office:value-type="float" office:value="0" calcext:value-type="float">
            <text:p>0</text:p>
          </table:table-cell>
          <table:table-cell table:formula="of:=SUMIFS([.O$2:.O$146];[.$S$2:.$S$146];YEAR([.$V12]);[.$T$2:.$T$146];MONTH([.$V12]))/100" office:value-type="float" office:value="0" calcext:value-type="float">
            <text:p>0</text:p>
          </table:table-cell>
          <table:table-cell table:formula="of:=SUM([.W$2:.W12])" office:value-type="float" office:value="0" calcext:value-type="float">
            <text:p>0</text:p>
          </table:table-cell>
          <table:table-cell table:formula="of:=SUM([.X$2:.X12])" office:value-type="float" office:value="0" calcext:value-type="float">
            <text:p>0</text:p>
          </table:table-cell>
          <table:table-cell table:formula="of:=SUM([.Y$2:.Y12])" office:value-type="float" office:value="0" calcext:value-type="float">
            <text:p>0</text:p>
          </table:table-cell>
          <table:table-cell table:formula="of:=SUM([.Z$2:.Z12])" office:value-type="float" office:value="0" calcext:value-type="float">
            <text:p>0</text:p>
          </table:table-cell>
          <table:table-cell table:formula="of:=SUM([.AA$2:.AA12])" office:value-type="float" office:value="0" calcext:value-type="float">
            <text:p>0</text:p>
          </table:table-cell>
          <table:table-cell table:formula="of:=SUM([.AB$2:.AB12])" office:value-type="float" office:value="0" calcext:value-type="float">
            <text:p>0</text:p>
          </table:table-cell>
          <table:table-cell table:number-columns-repeated="15"/>
        </table:table-row>
        <table:table-row table:style-name="ro3">
          <table:table-cell office:value-type="float" office:value="386" calcext:value-type="float">
            <text:p>386</text:p>
          </table:table-cell>
          <table:table-cell office:value-type="string" calcext:value-type="string">
            <text:p>YoBEGQD3LCc</text:p>
          </table:table-cell>
          <table:table-cell office:value-type="string" calcext:value-type="string">
            <text:p>How to Do Style Transfer with Tensorflow (LIVE)</text:p>
          </table:table-cell>
          <table:table-cell office:value-type="string" calcext:value-type="string">
            <text:p>We're going to learn about all the details of style transfer (especially the math) using just Tensorflow. The goal of this session is for you to understand the details behind how style+content loss is calculated and minimized. We'll also talk about future discoveries.</text:p>
            <text:p/>
            <text:p>Code for this video:</text:p>
            <text:p>https://github.com/llSourcell/How_to_do_style_transfer_in_tensorflow</text:p>
            <text:p/>
            <text:p>Learning resources:</text:p>
            <text:p>http://www.makeuseof.com/tag/create-neural-paintings-deepstyle-ubuntu/</text:p>
            <text:p>https://blog.paperspace.com/art-with-neural-networks/</text:p>
            <text:p>https://www.tensorflow.org/versions/r0.11/how_tos/</text:p>
            <text:p>https://no2147483647.wordpress.com/2015/12/21/deep-learning-for-hackers-with-mxnet-2/</text:p>
            <text:p>https://code.facebook.com/posts/196146247499076/delivering-real-time-ai-in-the-palm-of-your-hand/</text:p>
            <text:p>http://kawahara.ca/deep-dreams-and-a-neural-algorithm-of-artistic-style-slides-and-explanations/</text:p>
            <text:p>http://www.chioka.in/tensorflow-implementation-neural-algorithm-of-artistic-style</text:p>
            <text:p/>
            <text:p>Please subscribe! And like. And comment. That's what keeps me goin</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3-08 19:16:03</text:p>
          </table:table-cell>
          <table:table-cell office:value-type="string" calcext:value-type="string">
            <text:p>style transfer, machine learning, AI, ML, artificial intelligence, deep learning, neural network, python, ruby, java, C++, programming, coding, data science, artistic, creativity, tutorial, live, software, engineering, tensorflow, #hangoutsonair, tensorflow tutorial, tensor flow, recurrent, python programming, neural networks, programming tutorial, neural net, live programming, live coding, classifier, deep learning with tensorflow introduction, introduction to tensorflow</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3986" calcext:value-type="float">
            <text:p>3986</text:p>
          </table:table-cell>
          <table:table-cell office:value-type="float" office:value="31229" calcext:value-type="float">
            <text:p>31229</text:p>
          </table:table-cell>
          <table:table-cell office:value-type="float" office:value="368" calcext:value-type="float">
            <text:p>368</text:p>
          </table:table-cell>
          <table:table-cell office:value-type="float" office:value="22" calcext:value-type="float">
            <text:p>22</text:p>
          </table:table-cell>
          <table:table-cell office:value-type="float" office:value="77" calcext:value-type="float">
            <text:p>77</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56</text:p>
          </table:table-cell>
          <table:table-cell table:formula="of:=YEAR([.E13])" office:value-type="float" office:value="2017" calcext:value-type="float">
            <text:p>2017</text:p>
          </table:table-cell>
          <table:table-cell table:formula="of:=MONTH([.E13])" office:value-type="float" office:value="3" calcext:value-type="float">
            <text:p>3</text:p>
          </table:table-cell>
          <table:table-cell/>
          <table:table-cell table:style-name="ce1" office:value-type="date" office:date-value="2014-12-01" calcext:value-type="date">
            <text:p>2014-12-01</text:p>
          </table:table-cell>
          <table:table-cell table:formula="of:=COUNTIFS([.$S$2:.$S$146];YEAR([.V13]);[.$T$2:.$T$146];MONTH([.V13]))" office:value-type="float" office:value="0" calcext:value-type="float">
            <text:p>0</text:p>
          </table:table-cell>
          <table:table-cell table:formula="of:=SUMIFS([.K$2:.K$146];[.$S$2:.$S$146];YEAR([.$V13]);[.$T$2:.$T$146];MONTH([.$V13]))" office:value-type="float" office:value="0" calcext:value-type="float">
            <text:p>0</text:p>
          </table:table-cell>
          <table:table-cell table:formula="of:=SUMIFS([.L$2:.L$146];[.$S$2:.$S$146];YEAR([.$V13]);[.$T$2:.$T$146];MONTH([.$V13]))/10000" office:value-type="float" office:value="0" calcext:value-type="float">
            <text:p>0</text:p>
          </table:table-cell>
          <table:table-cell table:formula="of:=SUMIFS([.M$2:.M$146];[.$S$2:.$S$146];YEAR([.$V13]);[.$T$2:.$T$146];MONTH([.$V13]))/1000" office:value-type="float" office:value="0" calcext:value-type="float">
            <text:p>0</text:p>
          </table:table-cell>
          <table:table-cell table:formula="of:=SUMIFS([.N$2:.N$146];[.$S$2:.$S$146];YEAR([.$V13]);[.$T$2:.$T$146];MONTH([.$V13]))" office:value-type="float" office:value="0" calcext:value-type="float">
            <text:p>0</text:p>
          </table:table-cell>
          <table:table-cell table:formula="of:=SUMIFS([.O$2:.O$146];[.$S$2:.$S$146];YEAR([.$V13]);[.$T$2:.$T$146];MONTH([.$V13]))/100" office:value-type="float" office:value="0" calcext:value-type="float">
            <text:p>0</text:p>
          </table:table-cell>
          <table:table-cell table:formula="of:=SUM([.W$2:.W13])" office:value-type="float" office:value="0" calcext:value-type="float">
            <text:p>0</text:p>
          </table:table-cell>
          <table:table-cell table:formula="of:=SUM([.X$2:.X13])" office:value-type="float" office:value="0" calcext:value-type="float">
            <text:p>0</text:p>
          </table:table-cell>
          <table:table-cell table:formula="of:=SUM([.Y$2:.Y13])" office:value-type="float" office:value="0" calcext:value-type="float">
            <text:p>0</text:p>
          </table:table-cell>
          <table:table-cell table:formula="of:=SUM([.Z$2:.Z13])" office:value-type="float" office:value="0" calcext:value-type="float">
            <text:p>0</text:p>
          </table:table-cell>
          <table:table-cell table:formula="of:=SUM([.AA$2:.AA13])" office:value-type="float" office:value="0" calcext:value-type="float">
            <text:p>0</text:p>
          </table:table-cell>
          <table:table-cell table:formula="of:=SUM([.AB$2:.AB13])" office:value-type="float" office:value="0" calcext:value-type="float">
            <text:p>0</text:p>
          </table:table-cell>
          <table:table-cell table:number-columns-repeated="15"/>
        </table:table-row>
        <table:table-row table:style-name="ro3">
          <table:table-cell office:value-type="float" office:value="376" calcext:value-type="float">
            <text:p>376</text:p>
          </table:table-cell>
          <table:table-cell office:value-type="string" calcext:value-type="string">
            <text:p>4DMm5Lhey1U</text:p>
          </table:table-cell>
          <table:table-cell office:value-type="string" calcext:value-type="string">
            <text:p>How to Generate Music - Intro to Deep Learning #9</text:p>
          </table:table-cell>
          <table:table-cell office:value-type="string" calcext:value-type="string">
            <text:p>We're going to build a music generating neural network trained on jazz songs in Keras. I'll go over the history of algorithmic generation, then we'll walk step by step through the process of how LSTM networks help us generate music.</text:p>
            <text:p/>
            <text:p>Coding Challenge for this video:</text:p>
            <text:p>https://github.com/llSourcell/How-to-Generate-Music-Demo</text:p>
            <text:p/>
            <text:p>Vishal's Winning Code:</text:p>
            <text:p>https://github.com/erilyth/DeepLearning-SirajologyChallenges/tree/master/Art_Generation</text:p>
            <text:p/>
            <text:p>Michael's Runner up code:</text:p>
            <text:p>https://github.com/michalpelka/How-to-Generate-Art-Demo/blob/master/demo.ipynb</text:p>
            <text:p/>
            <text:p>More Learning Resources:</text:p>
            <text:p>https://medium.com/@shiyan/understanding-lstm-and-its-diagrams-37e2f46f1714#.swstv6z61</text:p>
            <text:p>http://mourafiq.com/2016/05/15/predicting-sequences-using-rnn-in-tensorflow.html</text:p>
            <text:p>https://magenta.tensorflow.org/2016/06/10/recurrent-neural-network-generation-tutorial/</text:p>
            <text:p>http://deeplearning.net/tutorial/rnnrbm.html</text:p>
            <text:p>https://maraoz.com/2016/02/02/abc-rnn/</text:p>
            <text:p>http://www.cs.cmu.edu/~music//cmsip/slides/05-algo-comp.pdf</text:p>
            <text:p>http://www.hexahedria.com/2015/08/03/composing-music-with-recurrent-neural-networks/</text:p>
            <text:p>https://www.reddit.com/r/algorithmicmusic/</text:p>
            <text:p/>
            <text:p>Please Subscribe! And like. And comment. That's what keeps me going.</text:p>
            <text:p/>
            <text:p>Join us in the Wizards Slack channel:</text:p>
            <text:p>http://wizards.herokuapp.com/</text:p>
            <text:p/>
            <text:p>And please support me on Patreon:</text:p>
            <text:p>https://www.patreon.com/user?u=3191693</text:p>
            <text:p/>
            <text:p>Thanks Ji-Sung Kim for the example code:</text:p>
            <text:p>https://deepjazz.io</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3-11 03:01:03</text:p>
          </table:table-cell>
          <table:table-cell office:value-type="string" calcext:value-type="string">
            <text:p>artificial intelligence, machine learning, ML, AI, python, ruby, java, C++, programming, coursera, ng, udacity, deep learning, neural network, coding, software, engineering, music, algorithmic, composition, composer, machine, tutorial, educational, IDE, data science, recurrent, LSTM</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02" calcext:value-type="float">
            <text:p>502</text:p>
          </table:table-cell>
          <table:table-cell office:value-type="float" office:value="65870" calcext:value-type="float">
            <text:p>65870</text:p>
          </table:table-cell>
          <table:table-cell office:value-type="float" office:value="1128" calcext:value-type="float">
            <text:p>1128</text:p>
          </table:table-cell>
          <table:table-cell office:value-type="float" office:value="34" calcext:value-type="float">
            <text:p>34</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11</text:p>
          </table:table-cell>
          <table:table-cell table:formula="of:=YEAR([.E14])" office:value-type="float" office:value="2017" calcext:value-type="float">
            <text:p>2017</text:p>
          </table:table-cell>
          <table:table-cell table:formula="of:=MONTH([.E14])" office:value-type="float" office:value="3" calcext:value-type="float">
            <text:p>3</text:p>
          </table:table-cell>
          <table:table-cell/>
          <table:table-cell table:style-name="ce1" office:value-type="date" office:date-value="2015-01-01" calcext:value-type="date">
            <text:p>2015-01-01</text:p>
          </table:table-cell>
          <table:table-cell table:formula="of:=COUNTIFS([.$S$2:.$S$146];YEAR([.V14]);[.$T$2:.$T$146];MONTH([.V14]))" office:value-type="float" office:value="0" calcext:value-type="float">
            <text:p>0</text:p>
          </table:table-cell>
          <table:table-cell table:formula="of:=SUMIFS([.K$2:.K$146];[.$S$2:.$S$146];YEAR([.$V14]);[.$T$2:.$T$146];MONTH([.$V14]))" office:value-type="float" office:value="0" calcext:value-type="float">
            <text:p>0</text:p>
          </table:table-cell>
          <table:table-cell table:formula="of:=SUMIFS([.L$2:.L$146];[.$S$2:.$S$146];YEAR([.$V14]);[.$T$2:.$T$146];MONTH([.$V14]))/10000" office:value-type="float" office:value="0" calcext:value-type="float">
            <text:p>0</text:p>
          </table:table-cell>
          <table:table-cell table:formula="of:=SUMIFS([.M$2:.M$146];[.$S$2:.$S$146];YEAR([.$V14]);[.$T$2:.$T$146];MONTH([.$V14]))/1000" office:value-type="float" office:value="0" calcext:value-type="float">
            <text:p>0</text:p>
          </table:table-cell>
          <table:table-cell table:formula="of:=SUMIFS([.N$2:.N$146];[.$S$2:.$S$146];YEAR([.$V14]);[.$T$2:.$T$146];MONTH([.$V14]))" office:value-type="float" office:value="0" calcext:value-type="float">
            <text:p>0</text:p>
          </table:table-cell>
          <table:table-cell table:formula="of:=SUMIFS([.O$2:.O$146];[.$S$2:.$S$146];YEAR([.$V14]);[.$T$2:.$T$146];MONTH([.$V14]))/100" office:value-type="float" office:value="0" calcext:value-type="float">
            <text:p>0</text:p>
          </table:table-cell>
          <table:table-cell table:formula="of:=SUM([.W$2:.W14])" office:value-type="float" office:value="0" calcext:value-type="float">
            <text:p>0</text:p>
          </table:table-cell>
          <table:table-cell table:formula="of:=SUM([.X$2:.X14])" office:value-type="float" office:value="0" calcext:value-type="float">
            <text:p>0</text:p>
          </table:table-cell>
          <table:table-cell table:formula="of:=SUM([.Y$2:.Y14])" office:value-type="float" office:value="0" calcext:value-type="float">
            <text:p>0</text:p>
          </table:table-cell>
          <table:table-cell table:formula="of:=SUM([.Z$2:.Z14])" office:value-type="float" office:value="0" calcext:value-type="float">
            <text:p>0</text:p>
          </table:table-cell>
          <table:table-cell table:formula="of:=SUM([.AA$2:.AA14])" office:value-type="float" office:value="0" calcext:value-type="float">
            <text:p>0</text:p>
          </table:table-cell>
          <table:table-cell table:formula="of:=SUM([.AB$2:.AB14])" office:value-type="float" office:value="0" calcext:value-type="float">
            <text:p>0</text:p>
          </table:table-cell>
          <table:table-cell table:number-columns-repeated="15"/>
        </table:table-row>
        <table:table-row table:style-name="ro3">
          <table:table-cell office:value-type="float" office:value="377" calcext:value-type="float">
            <text:p>377</text:p>
          </table:table-cell>
          <table:table-cell office:value-type="string" calcext:value-type="string">
            <text:p>pg9apmwf7og</text:p>
          </table:table-cell>
          <table:table-cell office:value-type="string" calcext:value-type="string">
            <text:p>How to Generate Music with Tensorflow (LIVE)</text:p>
          </table:table-cell>
          <table:table-cell office:value-type="string" calcext:value-type="string">
            <text:p>This live session will focus on the details of music generation using the Tensorflow library. The goal is for you to understand the details of how to encode music, feed it to a well tuned model, and use it to generate really cool sounds. And I'm going to NOT use Google Hangouts, instead I'll do this with a green screen and a DSLR camera :)</text:p>
            <text:p/>
            <text:p>Code for this video:</text:p>
            <text:p>https://github.com/llSourcell/music_demo_live/</text:p>
            <text:p/>
            <text:p>Please subscribe! And like. And comment. That's what keeps me going. </text:p>
            <text:p/>
            <text:p>My Udacity course is open for enrollments until this Saturday at midnight:</text:p>
            <text:p>https://www.udacity.com/course/deep-learning-nanodegree-foundation--nd101</text:p>
            <text:p/>
            <text:p>More Learning Resources:</text:p>
            <text:p>http://www.asimovinstitute.org/analyzing-deep-learning-tools-music/</text:p>
            <text:p>http://www.hexahedria.com/2015/08/03/composing-music-with-recurrent-neural-networks/</text:p>
            <text:p>https://github.com/hexahedria/biaxial-rnn-music-composition</text:p>
            <text:p>http://www.hexahedria.com/2016/08/08/summer-research-on-the-hmc-intelligent-music-software-team</text:p>
            <text:p>https://magenta.tensorflow.org/</text:p>
            <text:p>https://github.com/farizrahman4u/seq2seq</text:p>
            <text:p>http://stackoverflow.com/questions/14448380/how-do-i-read-a-midi-file-change-its-instrument-and-write-it-back</text:p>
            <text:p>https://github.com/vishnubob/python-midi</text:p>
            <text:p/>
            <text:p>Join us in the Wizards Slack channel:</text:p>
            <text:p>http://wizards.herokuapp.com/</text:p>
            <text:p/>
            <text:p>Please support me on Patreon: </text:p>
            <text:p>https://www.patreon.com/user?u=3191693</text:p>
            <text:p/>
            <text:p>Streaming Live from UploadVR's Studio in San Francisco!: https://www.youtube.com/uploadvr</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3-15 18:41:11</text:p>
          </table:table-cell>
          <table:table-cell office:value-type="string" calcext:value-type="string">
            <text:p>music generation, tensorflow, magenta, coding, programming, machine learning, deep learning, AI, ML, python, java, ruby, C++, javascript, web dev, mobile, iOS, android, artificial intelligence, coursera, udacity, ng, stanford, GAN, musical, tutorial, live coding, live programming, tensorflow tutorial, tensor flow, deep neural network, deep learning with tensorflow, computer generated music</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3790" calcext:value-type="float">
            <text:p>3790</text:p>
          </table:table-cell>
          <table:table-cell office:value-type="float" office:value="86178" calcext:value-type="float">
            <text:p>86178</text:p>
          </table:table-cell>
          <table:table-cell office:value-type="float" office:value="1473" calcext:value-type="float">
            <text:p>1473</text:p>
          </table:table-cell>
          <table:table-cell office:value-type="float" office:value="88" calcext:value-type="float">
            <text:p>88</text:p>
          </table:table-cell>
          <table:table-cell office:value-type="float" office:value="224" calcext:value-type="float">
            <text:p>224</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12</text:p>
          </table:table-cell>
          <table:table-cell table:formula="of:=YEAR([.E15])" office:value-type="float" office:value="2017" calcext:value-type="float">
            <text:p>2017</text:p>
          </table:table-cell>
          <table:table-cell table:formula="of:=MONTH([.E15])" office:value-type="float" office:value="3" calcext:value-type="float">
            <text:p>3</text:p>
          </table:table-cell>
          <table:table-cell/>
          <table:table-cell table:style-name="ce1" office:value-type="date" office:date-value="2015-02-01" calcext:value-type="date">
            <text:p>2015-02-01</text:p>
          </table:table-cell>
          <table:table-cell table:formula="of:=COUNTIFS([.$S$2:.$S$146];YEAR([.V15]);[.$T$2:.$T$146];MONTH([.V15]))" office:value-type="float" office:value="0" calcext:value-type="float">
            <text:p>0</text:p>
          </table:table-cell>
          <table:table-cell table:formula="of:=SUMIFS([.K$2:.K$146];[.$S$2:.$S$146];YEAR([.$V15]);[.$T$2:.$T$146];MONTH([.$V15]))" office:value-type="float" office:value="0" calcext:value-type="float">
            <text:p>0</text:p>
          </table:table-cell>
          <table:table-cell table:formula="of:=SUMIFS([.L$2:.L$146];[.$S$2:.$S$146];YEAR([.$V15]);[.$T$2:.$T$146];MONTH([.$V15]))/10000" office:value-type="float" office:value="0" calcext:value-type="float">
            <text:p>0</text:p>
          </table:table-cell>
          <table:table-cell table:formula="of:=SUMIFS([.M$2:.M$146];[.$S$2:.$S$146];YEAR([.$V15]);[.$T$2:.$T$146];MONTH([.$V15]))/1000" office:value-type="float" office:value="0" calcext:value-type="float">
            <text:p>0</text:p>
          </table:table-cell>
          <table:table-cell table:formula="of:=SUMIFS([.N$2:.N$146];[.$S$2:.$S$146];YEAR([.$V15]);[.$T$2:.$T$146];MONTH([.$V15]))" office:value-type="float" office:value="0" calcext:value-type="float">
            <text:p>0</text:p>
          </table:table-cell>
          <table:table-cell table:formula="of:=SUMIFS([.O$2:.O$146];[.$S$2:.$S$146];YEAR([.$V15]);[.$T$2:.$T$146];MONTH([.$V15]))/100" office:value-type="float" office:value="0" calcext:value-type="float">
            <text:p>0</text:p>
          </table:table-cell>
          <table:table-cell table:formula="of:=SUM([.W$2:.W15])" office:value-type="float" office:value="0" calcext:value-type="float">
            <text:p>0</text:p>
          </table:table-cell>
          <table:table-cell table:formula="of:=SUM([.X$2:.X15])" office:value-type="float" office:value="0" calcext:value-type="float">
            <text:p>0</text:p>
          </table:table-cell>
          <table:table-cell table:formula="of:=SUM([.Y$2:.Y15])" office:value-type="float" office:value="0" calcext:value-type="float">
            <text:p>0</text:p>
          </table:table-cell>
          <table:table-cell table:formula="of:=SUM([.Z$2:.Z15])" office:value-type="float" office:value="0" calcext:value-type="float">
            <text:p>0</text:p>
          </table:table-cell>
          <table:table-cell table:formula="of:=SUM([.AA$2:.AA15])" office:value-type="float" office:value="0" calcext:value-type="float">
            <text:p>0</text:p>
          </table:table-cell>
          <table:table-cell table:formula="of:=SUM([.AB$2:.AB15])" office:value-type="float" office:value="0" calcext:value-type="float">
            <text:p>0</text:p>
          </table:table-cell>
          <table:table-cell table:number-columns-repeated="15"/>
        </table:table-row>
        <table:table-row table:style-name="ro3">
          <table:table-cell office:value-type="float" office:value="164" calcext:value-type="float">
            <text:p>164</text:p>
          </table:table-cell>
          <table:table-cell office:value-type="string" calcext:value-type="string">
            <text:p>ogrJaOIuBx4</text:p>
          </table:table-cell>
          <table:table-cell office:value-type="string" calcext:value-type="string">
            <text:p>How to Make a Text Summarizer - Intro to Deep Learning #10</text:p>
          </table:table-cell>
          <table:table-cell office:value-type="string" calcext:value-type="string">
            <text:p>I'll show you how you can turn an article into a one-sentence summary in Python with the Keras machine learning library. We'll go over word embeddings, encoder-decoder architecture, and the role of attention in learning theory.</text:p>
            <text:p/>
            <text:p>Code for this video (Challenge included):</text:p>
            <text:p>https://github.com/llSourcell/How_to_make_a_text_summarizer</text:p>
            <text:p/>
            <text:p>Jie's Winning Code:</text:p>
            <text:p>https://github.com/jiexunsee/rudimentary-ai-composer</text:p>
            <text:p/>
            <text:p>More Learning resources:</text:p>
            <text:p>https://www.quora.com/Has-Deep-Learning-been-applied-to-automatic-text-summarization-successfully</text:p>
            <text:p>https://research.googleblog.com/2016/08/text-summarization-with-tensorflow.html</text:p>
            <text:p>https://en.wikipedia.org/wiki/Automatic_summarization</text:p>
            <text:p>http://deeplearning.net/tutorial/rnnslu.html</text:p>
            <text:p>http://machinelearningmastery.com/text-generation-lstm-recurrent-neural-networks-python-keras/</text:p>
            <text:p/>
            <text:p>Please subscribe! And like. And comment. That's what keeps me goin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3-17 21:38:15</text:p>
          </table:table-cell>
          <table:table-cell office:value-type="string" calcext:value-type="string">
            <text:p>deep learning, text summarization, summarizer, automatic, machine learning, coursera, udacity, andrew ng, NLP, natural language processing, word embeddings, word vectors, word2vec, glove, global vectors, python, java, ruby, C++, programming, coding, data science, AI, ML, artificial intelligence, neural network, neural net, tensorflow, google, LSTM, recurrent, RN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46" calcext:value-type="float">
            <text:p>546</text:p>
          </table:table-cell>
          <table:table-cell office:value-type="float" office:value="198280" calcext:value-type="float">
            <text:p>198280</text:p>
          </table:table-cell>
          <table:table-cell office:value-type="float" office:value="3536" calcext:value-type="float">
            <text:p>3536</text:p>
          </table:table-cell>
          <table:table-cell office:value-type="float" office:value="189" calcext:value-type="float">
            <text:p>189</text:p>
          </table:table-cell>
          <table:table-cell office:value-type="float" office:value="438" calcext:value-type="float">
            <text:p>438</text:p>
          </table:table-cell>
          <table:table-cell office:value-type="float" office:value="0" calcext:value-type="float">
            <text:p>0</text:p>
          </table:table-cell>
          <table:table-cell office:value-type="string" calcext:value-type="string">
            <text:p>bert, attention, gan, transformer</text:p>
          </table:table-cell>
          <table:table-cell table:style-name="ce3" office:value-type="string" calcext:value-type="string">
            <text:p>2020-04-22 23:13:50</text:p>
          </table:table-cell>
          <table:table-cell table:formula="of:=YEAR([.E16])" office:value-type="float" office:value="2017" calcext:value-type="float">
            <text:p>2017</text:p>
          </table:table-cell>
          <table:table-cell table:formula="of:=MONTH([.E16])" office:value-type="float" office:value="3" calcext:value-type="float">
            <text:p>3</text:p>
          </table:table-cell>
          <table:table-cell/>
          <table:table-cell table:style-name="ce1" office:value-type="date" office:date-value="2015-03-01" calcext:value-type="date">
            <text:p>2015-03-01</text:p>
          </table:table-cell>
          <table:table-cell table:formula="of:=COUNTIFS([.$S$2:.$S$146];YEAR([.V16]);[.$T$2:.$T$146];MONTH([.V16]))" office:value-type="float" office:value="0" calcext:value-type="float">
            <text:p>0</text:p>
          </table:table-cell>
          <table:table-cell table:formula="of:=SUMIFS([.K$2:.K$146];[.$S$2:.$S$146];YEAR([.$V16]);[.$T$2:.$T$146];MONTH([.$V16]))" office:value-type="float" office:value="0" calcext:value-type="float">
            <text:p>0</text:p>
          </table:table-cell>
          <table:table-cell table:formula="of:=SUMIFS([.L$2:.L$146];[.$S$2:.$S$146];YEAR([.$V16]);[.$T$2:.$T$146];MONTH([.$V16]))/10000" office:value-type="float" office:value="0" calcext:value-type="float">
            <text:p>0</text:p>
          </table:table-cell>
          <table:table-cell table:formula="of:=SUMIFS([.M$2:.M$146];[.$S$2:.$S$146];YEAR([.$V16]);[.$T$2:.$T$146];MONTH([.$V16]))/1000" office:value-type="float" office:value="0" calcext:value-type="float">
            <text:p>0</text:p>
          </table:table-cell>
          <table:table-cell table:formula="of:=SUMIFS([.N$2:.N$146];[.$S$2:.$S$146];YEAR([.$V16]);[.$T$2:.$T$146];MONTH([.$V16]))" office:value-type="float" office:value="0" calcext:value-type="float">
            <text:p>0</text:p>
          </table:table-cell>
          <table:table-cell table:formula="of:=SUMIFS([.O$2:.O$146];[.$S$2:.$S$146];YEAR([.$V16]);[.$T$2:.$T$146];MONTH([.$V16]))/100" office:value-type="float" office:value="0" calcext:value-type="float">
            <text:p>0</text:p>
          </table:table-cell>
          <table:table-cell table:formula="of:=SUM([.W$2:.W16])" office:value-type="float" office:value="0" calcext:value-type="float">
            <text:p>0</text:p>
          </table:table-cell>
          <table:table-cell table:formula="of:=SUM([.X$2:.X16])" office:value-type="float" office:value="0" calcext:value-type="float">
            <text:p>0</text:p>
          </table:table-cell>
          <table:table-cell table:formula="of:=SUM([.Y$2:.Y16])" office:value-type="float" office:value="0" calcext:value-type="float">
            <text:p>0</text:p>
          </table:table-cell>
          <table:table-cell table:formula="of:=SUM([.Z$2:.Z16])" office:value-type="float" office:value="0" calcext:value-type="float">
            <text:p>0</text:p>
          </table:table-cell>
          <table:table-cell table:formula="of:=SUM([.AA$2:.AA16])" office:value-type="float" office:value="0" calcext:value-type="float">
            <text:p>0</text:p>
          </table:table-cell>
          <table:table-cell table:formula="of:=SUM([.AB$2:.AB16])" office:value-type="float" office:value="0" calcext:value-type="float">
            <text:p>0</text:p>
          </table:table-cell>
          <table:table-cell table:number-columns-repeated="15"/>
        </table:table-row>
        <table:table-row table:style-name="ro3">
          <table:table-cell office:value-type="float" office:value="389" calcext:value-type="float">
            <text:p>389</text:p>
          </table:table-cell>
          <table:table-cell office:value-type="string" calcext:value-type="string">
            <text:p>3-UDwk1U77s</text:p>
          </table:table-cell>
          <table:table-cell office:value-type="string" calcext:value-type="string">
            <text:p>How to Generate Images - Intro to Deep Learning #14</text:p>
          </table:table-cell>
          <table:table-cell office:value-type="string" calcext:value-type="string">
            <text:p>We're going to build a variational autoencoder capable of generating novel images after being trained on a collection of images. We'll be using handwritten digit images as training data. Then we'll both generate new digits and plot out the learned embeddings. And I introduce Bayesian theory for the first time in this series :)</text:p>
            <text:p/>
            <text:p>Code for this video:</text:p>
            <text:p>https://github.com/llSourcell/how_to_generate_images</text:p>
            <text:p/>
            <text:p>Mike's Winning Code:</text:p>
            <text:p>https://github.com/xkortex/how_to_win_slot_machines/blob/master/WallStBandits.ipynb</text:p>
            <text:p/>
            <text:p>SG's Runner up Code:</text:p>
            <text:p>https://github.com/esha-sg/Intro-DeepLearning-Siraj-Week13</text:p>
            <text:p/>
            <text:p>Please subscribe! And like. And comment. That's what keeps me going.</text:p>
            <text:p/>
            <text:p>2 things </text:p>
            <text:p>-The embedding visualization at the end would be more spread out if i trained it for more epochs (50 is recommended) but i just used 5.</text:p>
            <text:p>-The code in the video doesn't fully implement the reparameterization trick (to save space) but check the GitHub repo for details on that.</text:p>
            <text:p/>
            <text:p>More Learning resources:</text:p>
            <text:p>https://jaan.io/what-is-variational-autoencoder-vae-tutorial/</text:p>
            <text:p>http://kvfrans.com/variational-autoencoders-explained/</text:p>
            <text:p>http://blog.fastforwardlabs.com/2016/08/12/introducing-variational-autoencoders-in-prose-and.html</text:p>
            <text:p>http://blog.fastforwardlabs.com/2016/08/22/under-the-hood-of-the-variational-autoencoder-in.html</text:p>
            <text:p>http://blog.evjang.com/2016/11/tutorial-categorical-variational.html</text:p>
            <text:p>https://jmetzen.github.io/2015-11-27/vae.html</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4-15 02:03:08</text:p>
          </table:table-cell>
          <table:table-cell office:value-type="string" calcext:value-type="string">
            <text:p>variational autoencoders, autoencoders, deep learning, neural networks, neural net, seq2seq, sequence to sequence, data science, programming, coding, python, ruby, java, C++, machine learning, artificial intelligence, AI, ML, software, engineering, code, image generation, generative, data analysis, programming tutori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28" calcext:value-type="float">
            <text:p>528</text:p>
          </table:table-cell>
          <table:table-cell office:value-type="float" office:value="52431" calcext:value-type="float">
            <text:p>52431</text:p>
          </table:table-cell>
          <table:table-cell office:value-type="float" office:value="977" calcext:value-type="float">
            <text:p>977</text:p>
          </table:table-cell>
          <table:table-cell office:value-type="float" office:value="38" calcext:value-type="float">
            <text:p>38</text:p>
          </table:table-cell>
          <table:table-cell office:value-type="float" office:value="169" calcext:value-type="float">
            <text:p>169</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33</text:p>
          </table:table-cell>
          <table:table-cell table:formula="of:=YEAR([.E17])" office:value-type="float" office:value="2017" calcext:value-type="float">
            <text:p>2017</text:p>
          </table:table-cell>
          <table:table-cell table:formula="of:=MONTH([.E17])" office:value-type="float" office:value="4" calcext:value-type="float">
            <text:p>4</text:p>
          </table:table-cell>
          <table:table-cell/>
          <table:table-cell table:style-name="ce1" office:value-type="date" office:date-value="2015-04-01" calcext:value-type="date">
            <text:p>2015-04-01</text:p>
          </table:table-cell>
          <table:table-cell table:formula="of:=COUNTIFS([.$S$2:.$S$146];YEAR([.V17]);[.$T$2:.$T$146];MONTH([.V17]))" office:value-type="float" office:value="0" calcext:value-type="float">
            <text:p>0</text:p>
          </table:table-cell>
          <table:table-cell table:formula="of:=SUMIFS([.K$2:.K$146];[.$S$2:.$S$146];YEAR([.$V17]);[.$T$2:.$T$146];MONTH([.$V17]))" office:value-type="float" office:value="0" calcext:value-type="float">
            <text:p>0</text:p>
          </table:table-cell>
          <table:table-cell table:formula="of:=SUMIFS([.L$2:.L$146];[.$S$2:.$S$146];YEAR([.$V17]);[.$T$2:.$T$146];MONTH([.$V17]))/10000" office:value-type="float" office:value="0" calcext:value-type="float">
            <text:p>0</text:p>
          </table:table-cell>
          <table:table-cell table:formula="of:=SUMIFS([.M$2:.M$146];[.$S$2:.$S$146];YEAR([.$V17]);[.$T$2:.$T$146];MONTH([.$V17]))/1000" office:value-type="float" office:value="0" calcext:value-type="float">
            <text:p>0</text:p>
          </table:table-cell>
          <table:table-cell table:formula="of:=SUMIFS([.N$2:.N$146];[.$S$2:.$S$146];YEAR([.$V17]);[.$T$2:.$T$146];MONTH([.$V17]))" office:value-type="float" office:value="0" calcext:value-type="float">
            <text:p>0</text:p>
          </table:table-cell>
          <table:table-cell table:formula="of:=SUMIFS([.O$2:.O$146];[.$S$2:.$S$146];YEAR([.$V17]);[.$T$2:.$T$146];MONTH([.$V17]))/100" office:value-type="float" office:value="0" calcext:value-type="float">
            <text:p>0</text:p>
          </table:table-cell>
          <table:table-cell table:formula="of:=SUM([.W$2:.W17])" office:value-type="float" office:value="0" calcext:value-type="float">
            <text:p>0</text:p>
          </table:table-cell>
          <table:table-cell table:formula="of:=SUM([.X$2:.X17])" office:value-type="float" office:value="0" calcext:value-type="float">
            <text:p>0</text:p>
          </table:table-cell>
          <table:table-cell table:formula="of:=SUM([.Y$2:.Y17])" office:value-type="float" office:value="0" calcext:value-type="float">
            <text:p>0</text:p>
          </table:table-cell>
          <table:table-cell table:formula="of:=SUM([.Z$2:.Z17])" office:value-type="float" office:value="0" calcext:value-type="float">
            <text:p>0</text:p>
          </table:table-cell>
          <table:table-cell table:formula="of:=SUM([.AA$2:.AA17])" office:value-type="float" office:value="0" calcext:value-type="float">
            <text:p>0</text:p>
          </table:table-cell>
          <table:table-cell table:formula="of:=SUM([.AB$2:.AB17])" office:value-type="float" office:value="0" calcext:value-type="float">
            <text:p>0</text:p>
          </table:table-cell>
          <table:table-cell table:number-columns-repeated="15"/>
        </table:table-row>
        <table:table-row table:style-name="ro3">
          <table:table-cell office:value-type="float" office:value="371" calcext:value-type="float">
            <text:p>371</text:p>
          </table:table-cell>
          <table:table-cell office:value-type="string" calcext:value-type="string">
            <text:p>-E2N1kQc8MM</text:p>
          </table:table-cell>
          <table:table-cell office:value-type="string" calcext:value-type="string">
            <text:p>How to Generate Video - Intro to Deep Learning #15</text:p>
          </table:table-cell>
          <table:table-cell office:value-type="string" calcext:value-type="string">
            <text:p>Generative Adversarial Networks. It's time. We're going to use a Deep Convolutional GAN to generate images of the alien language from the movie arrival that we can then stitch together to animate into video. I'll go over the architecture of a GAN and then we'll implement one ourselves!</text:p>
            <text:p/>
            <text:p>Code for this video (coding challenge included):</text:p>
            <text:p>https://github.com/llSourcell/how_to_generate_video</text:p>
            <text:p/>
            <text:p>Nemanja's winning code:</text:p>
            <text:p>https://github.com/Nemzy/video_generator</text:p>
            <text:p/>
            <text:p>Niyas' Runner up code:</text:p>
            <text:p>https://github.com/niazangels/vae-pokedex</text:p>
            <text:p/>
            <text:p>and his blog post:</text:p>
            <text:p>https://hackernoon.com/how-to-autoencode-your-pok%C3%A9mon-6b0f5c7b7d97</text:p>
            <text:p/>
            <text:p>Please Subscribe! And like. and comment. That's what keeps me going.</text:p>
            <text:p/>
            <text:p>More Learning Resources:</text:p>
            <text:p>http://blog.aylien.com/introduction-generative-adversarial-networks-code-tensorflow/</text:p>
            <text:p>https://blog.openai.com/generative-models/</text:p>
            <text:p>http://cs.stanford.edu/people/karpathy/gan/</text:p>
            <text:p>https://channel9.msdn.com/Events/Neural-Information-Processing-Systems-Conference/Neural-Information-Processing-Systems-Conference-NIPS-2016/Generative-Adversarial-Networks</text:p>
            <text:p>http://wiseodd.github.io/techblog/2016/09/17/gan-tensorflow/</text:p>
            <text:p>https://www.slideshare.net/ThomasDaSilvaPaula/a-very-gentle-introduction-to-generative-adversarial-networks-aka-gans-71614428</text:p>
            <text:p>http://blog.evjang.com/2016/06/generative-adversarial-nets-in.html</text:p>
            <text:p>https://medium.com/@awjuliani/generative-adversarial-networks-explained-with-a-classic-spongebob-squarepants-episode-54deab2fce39</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4-22 04:03:49</text:p>
          </table:table-cell>
          <table:table-cell office:value-type="string" calcext:value-type="string">
            <text:p>generative adversarial network, GAN, CycleGAN, convolution, convolutional, CNN, neural network, neural net, deep learning, machine learning, AI, ML, DL, artificial intelligence, tensorflow, keras, python, ruby, java, C++, data, data science, generative, OpenAI, google</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81" calcext:value-type="float">
            <text:p>581</text:p>
          </table:table-cell>
          <table:table-cell office:value-type="float" office:value="39434" calcext:value-type="float">
            <text:p>39434</text:p>
          </table:table-cell>
          <table:table-cell office:value-type="float" office:value="1024" calcext:value-type="float">
            <text:p>1024</text:p>
          </table:table-cell>
          <table:table-cell office:value-type="float" office:value="25" calcext:value-type="float">
            <text:p>25</text:p>
          </table:table-cell>
          <table:table-cell office:value-type="float" office:value="172" calcext:value-type="float">
            <text:p>172</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58</text:p>
          </table:table-cell>
          <table:table-cell table:formula="of:=YEAR([.E18])" office:value-type="float" office:value="2017" calcext:value-type="float">
            <text:p>2017</text:p>
          </table:table-cell>
          <table:table-cell table:formula="of:=MONTH([.E18])" office:value-type="float" office:value="4" calcext:value-type="float">
            <text:p>4</text:p>
          </table:table-cell>
          <table:table-cell/>
          <table:table-cell table:style-name="ce1" office:value-type="date" office:date-value="2015-05-01" calcext:value-type="date">
            <text:p>2015-05-01</text:p>
          </table:table-cell>
          <table:table-cell table:formula="of:=COUNTIFS([.$S$2:.$S$146];YEAR([.V18]);[.$T$2:.$T$146];MONTH([.V18]))" office:value-type="float" office:value="0" calcext:value-type="float">
            <text:p>0</text:p>
          </table:table-cell>
          <table:table-cell table:formula="of:=SUMIFS([.K$2:.K$146];[.$S$2:.$S$146];YEAR([.$V18]);[.$T$2:.$T$146];MONTH([.$V18]))" office:value-type="float" office:value="0" calcext:value-type="float">
            <text:p>0</text:p>
          </table:table-cell>
          <table:table-cell table:formula="of:=SUMIFS([.L$2:.L$146];[.$S$2:.$S$146];YEAR([.$V18]);[.$T$2:.$T$146];MONTH([.$V18]))/10000" office:value-type="float" office:value="0" calcext:value-type="float">
            <text:p>0</text:p>
          </table:table-cell>
          <table:table-cell table:formula="of:=SUMIFS([.M$2:.M$146];[.$S$2:.$S$146];YEAR([.$V18]);[.$T$2:.$T$146];MONTH([.$V18]))/1000" office:value-type="float" office:value="0" calcext:value-type="float">
            <text:p>0</text:p>
          </table:table-cell>
          <table:table-cell table:formula="of:=SUMIFS([.N$2:.N$146];[.$S$2:.$S$146];YEAR([.$V18]);[.$T$2:.$T$146];MONTH([.$V18]))" office:value-type="float" office:value="0" calcext:value-type="float">
            <text:p>0</text:p>
          </table:table-cell>
          <table:table-cell table:formula="of:=SUMIFS([.O$2:.O$146];[.$S$2:.$S$146];YEAR([.$V18]);[.$T$2:.$T$146];MONTH([.$V18]))/100" office:value-type="float" office:value="0" calcext:value-type="float">
            <text:p>0</text:p>
          </table:table-cell>
          <table:table-cell table:formula="of:=SUM([.W$2:.W18])" office:value-type="float" office:value="0" calcext:value-type="float">
            <text:p>0</text:p>
          </table:table-cell>
          <table:table-cell table:formula="of:=SUM([.X$2:.X18])" office:value-type="float" office:value="0" calcext:value-type="float">
            <text:p>0</text:p>
          </table:table-cell>
          <table:table-cell table:formula="of:=SUM([.Y$2:.Y18])" office:value-type="float" office:value="0" calcext:value-type="float">
            <text:p>0</text:p>
          </table:table-cell>
          <table:table-cell table:formula="of:=SUM([.Z$2:.Z18])" office:value-type="float" office:value="0" calcext:value-type="float">
            <text:p>0</text:p>
          </table:table-cell>
          <table:table-cell table:formula="of:=SUM([.AA$2:.AA18])" office:value-type="float" office:value="0" calcext:value-type="float">
            <text:p>0</text:p>
          </table:table-cell>
          <table:table-cell table:formula="of:=SUM([.AB$2:.AB18])" office:value-type="float" office:value="0" calcext:value-type="float">
            <text:p>0</text:p>
          </table:table-cell>
          <table:table-cell table:number-columns-repeated="15"/>
        </table:table-row>
        <table:table-row table:style-name="ro3">
          <table:table-cell office:value-type="float" office:value="369" calcext:value-type="float">
            <text:p>369</text:p>
          </table:table-cell>
          <table:table-cell office:value-type="string" calcext:value-type="string">
            <text:p>0VPQHbMvGzg</text:p>
          </table:table-cell>
          <table:table-cell office:value-type="string" calcext:value-type="string">
            <text:p>Generative Adversarial Networks (LIVE)</text:p>
          </table:table-cell>
          <table:table-cell office:value-type="string" calcext:value-type="string">
            <text:p>We're going to build a GAN to generate some images using Tensorflow. This will help you grasp the architecture and intuition behind adversarial approaches to machine learning. We're building a Deep Convolutional GAN to generate MNIST digits. </text:p>
            <text:p/>
            <text:p>Code for this video:</text:p>
            <text:p>https://github.com/llSourcell/Generative_Adversarial_networks_LIVE/blob/master/EZGAN.ipynb</text:p>
            <text:p/>
            <text:p>Please Subscribe! And like. And comment. That's what keeps me going.</text:p>
            <text:p/>
            <text:p>More Learning resources:</text:p>
            <text:p>http://guimperarnau.com/blog/2017/03/Fantastic-GANs-and-where-to-find-them</text:p>
            <text:p>http://www.cs.toronto.edu/~dtarlow/pos14/talks/goodfellow.pdf</text:p>
            <text:p>https://datawarrior.wordpress.com/2017/02/03/generative-adversarial-networks/</text:p>
            <text:p>https://www.quora.com/What-are-Generative-Adversarial-Networks</text:p>
            <text:p>http://nuit-blanche.blogspot.com/2017/01/nips-2016-tutorial-generative.html</text:p>
            <text:p>http://www.paddlepaddle.org/develop/doc/tutorials/gan/index_en.html</text:p>
            <text:p>http://gkalliatakis.com/blog/delving-deep-into-gans</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4-26 18:10:33</text:p>
          </table:table-cell>
          <table:table-cell office:value-type="string" calcext:value-type="string">
            <text:p>generative adversarial networks, GAN, deep learning, neural networks, tensorflow, udacity, machine learning, AI, artificial intelligence, python, ruby, javascript, data science, software, engineering, learning, tutorial, programming, coding, live, education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881" calcext:value-type="float">
            <text:p>3881</text:p>
          </table:table-cell>
          <table:table-cell office:value-type="float" office:value="57724" calcext:value-type="float">
            <text:p>57724</text:p>
          </table:table-cell>
          <table:table-cell office:value-type="float" office:value="891" calcext:value-type="float">
            <text:p>891</text:p>
          </table:table-cell>
          <table:table-cell office:value-type="float" office:value="42" calcext:value-type="float">
            <text:p>42</text:p>
          </table:table-cell>
          <table:table-cell office:value-type="float" office:value="118" calcext:value-type="float">
            <text:p>118</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50</text:p>
          </table:table-cell>
          <table:table-cell table:formula="of:=YEAR([.E19])" office:value-type="float" office:value="2017" calcext:value-type="float">
            <text:p>2017</text:p>
          </table:table-cell>
          <table:table-cell table:formula="of:=MONTH([.E19])" office:value-type="float" office:value="4" calcext:value-type="float">
            <text:p>4</text:p>
          </table:table-cell>
          <table:table-cell/>
          <table:table-cell table:style-name="ce1" office:value-type="date" office:date-value="2015-06-01" calcext:value-type="date">
            <text:p>2015-06-01</text:p>
          </table:table-cell>
          <table:table-cell table:formula="of:=COUNTIFS([.$S$2:.$S$146];YEAR([.V19]);[.$T$2:.$T$146];MONTH([.V19]))" office:value-type="float" office:value="0" calcext:value-type="float">
            <text:p>0</text:p>
          </table:table-cell>
          <table:table-cell table:formula="of:=SUMIFS([.K$2:.K$146];[.$S$2:.$S$146];YEAR([.$V19]);[.$T$2:.$T$146];MONTH([.$V19]))" office:value-type="float" office:value="0" calcext:value-type="float">
            <text:p>0</text:p>
          </table:table-cell>
          <table:table-cell table:formula="of:=SUMIFS([.L$2:.L$146];[.$S$2:.$S$146];YEAR([.$V19]);[.$T$2:.$T$146];MONTH([.$V19]))/10000" office:value-type="float" office:value="0" calcext:value-type="float">
            <text:p>0</text:p>
          </table:table-cell>
          <table:table-cell table:formula="of:=SUMIFS([.M$2:.M$146];[.$S$2:.$S$146];YEAR([.$V19]);[.$T$2:.$T$146];MONTH([.$V19]))/1000" office:value-type="float" office:value="0" calcext:value-type="float">
            <text:p>0</text:p>
          </table:table-cell>
          <table:table-cell table:formula="of:=SUMIFS([.N$2:.N$146];[.$S$2:.$S$146];YEAR([.$V19]);[.$T$2:.$T$146];MONTH([.$V19]))" office:value-type="float" office:value="0" calcext:value-type="float">
            <text:p>0</text:p>
          </table:table-cell>
          <table:table-cell table:formula="of:=SUMIFS([.O$2:.O$146];[.$S$2:.$S$146];YEAR([.$V19]);[.$T$2:.$T$146];MONTH([.$V19]))/100" office:value-type="float" office:value="0" calcext:value-type="float">
            <text:p>0</text:p>
          </table:table-cell>
          <table:table-cell table:formula="of:=SUM([.W$2:.W19])" office:value-type="float" office:value="0" calcext:value-type="float">
            <text:p>0</text:p>
          </table:table-cell>
          <table:table-cell table:formula="of:=SUM([.X$2:.X19])" office:value-type="float" office:value="0" calcext:value-type="float">
            <text:p>0</text:p>
          </table:table-cell>
          <table:table-cell table:formula="of:=SUM([.Y$2:.Y19])" office:value-type="float" office:value="0" calcext:value-type="float">
            <text:p>0</text:p>
          </table:table-cell>
          <table:table-cell table:formula="of:=SUM([.Z$2:.Z19])" office:value-type="float" office:value="0" calcext:value-type="float">
            <text:p>0</text:p>
          </table:table-cell>
          <table:table-cell table:formula="of:=SUM([.AA$2:.AA19])" office:value-type="float" office:value="0" calcext:value-type="float">
            <text:p>0</text:p>
          </table:table-cell>
          <table:table-cell table:formula="of:=SUM([.AB$2:.AB19])" office:value-type="float" office:value="0" calcext:value-type="float">
            <text:p>0</text:p>
          </table:table-cell>
          <table:table-cell table:number-columns-repeated="15"/>
        </table:table-row>
        <table:table-row table:style-name="ro3">
          <table:table-cell office:value-type="float" office:value="374" calcext:value-type="float">
            <text:p>374</text:p>
          </table:table-cell>
          <table:table-cell office:value-type="string" calcext:value-type="string">
            <text:p>gmvRStL_Dag</text:p>
          </table:table-cell>
          <table:table-cell office:value-type="string" calcext:value-type="string">
            <text:p>How to Convert Text to Images - Intro to Deep Learning #16</text:p>
          </table:table-cell>
          <table:table-cell office:value-type="string" calcext:value-type="string">
            <text:p>Generative Adversarial Networks are back! We'll use the cutting edge StackGAN architecture to let us generate images from text descriptions alone. This is pretty wild stuff and there is so much room for improvement. The possibilities are endless. I'll go through the architecture, code, and the implications of this technology for humanity.</text:p>
            <text:p/>
            <text:p>Special shoutout to new Patrons Joshua Tobkin, Cameron Tofer, and Zarathustra Technologies. I'll add you guys to the credits next video. </text:p>
            <text:p/>
            <text:p>Code for this video:</text:p>
            <text:p>https://github.com/llSourcell/how_to_convert_text_to_images</text:p>
            <text:p/>
            <text:p>Please Subscribe! And like. And comment. That's what keeps me going.</text:p>
            <text:p/>
            <text:p>More learning resources:</text:p>
            <text:p>https://www.youtube.com/watch?v=rAbhypxs1qQ</text:p>
            <text:p>https://www.youtube.com/watch?v=93yaf_kE0Fg</text:p>
            <text:p>https://arxiv.org/abs/1612.03242</text:p>
            <text:p>http://cs.stanford.edu/people/karpathy/gan/</text:p>
            <text:p>http://blog.evjang.com/2016/06/generative-adversarial-nets-in.html</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4-29 03:12:58</text:p>
          </table:table-cell>
          <table:table-cell office:value-type="string" calcext:value-type="string">
            <text:p>generative adversarial networks, GAN, stackGAN, deep learning, neural networks, machine learning, artificial intelligence, AI, ML, DL, neural net, python, ruby, java, C++, programming, coding, computer, software, engineering, code, tutorial, hacker, hardware, data science, big data</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73" calcext:value-type="float">
            <text:p>573</text:p>
          </table:table-cell>
          <table:table-cell office:value-type="float" office:value="56928" calcext:value-type="float">
            <text:p>56928</text:p>
          </table:table-cell>
          <table:table-cell office:value-type="float" office:value="1119" calcext:value-type="float">
            <text:p>1119</text:p>
          </table:table-cell>
          <table:table-cell office:value-type="float" office:value="35" calcext:value-type="float">
            <text:p>35</text:p>
          </table:table-cell>
          <table:table-cell office:value-type="float" office:value="111" calcext:value-type="float">
            <text:p>111</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38</text:p>
          </table:table-cell>
          <table:table-cell table:formula="of:=YEAR([.E20])" office:value-type="float" office:value="2017" calcext:value-type="float">
            <text:p>2017</text:p>
          </table:table-cell>
          <table:table-cell table:formula="of:=MONTH([.E20])" office:value-type="float" office:value="4" calcext:value-type="float">
            <text:p>4</text:p>
          </table:table-cell>
          <table:table-cell/>
          <table:table-cell table:style-name="ce1" office:value-type="date" office:date-value="2015-07-01" calcext:value-type="date">
            <text:p>2015-07-01</text:p>
          </table:table-cell>
          <table:table-cell table:formula="of:=COUNTIFS([.$S$2:.$S$146];YEAR([.V20]);[.$T$2:.$T$146];MONTH([.V20]))" office:value-type="float" office:value="0" calcext:value-type="float">
            <text:p>0</text:p>
          </table:table-cell>
          <table:table-cell table:formula="of:=SUMIFS([.K$2:.K$146];[.$S$2:.$S$146];YEAR([.$V20]);[.$T$2:.$T$146];MONTH([.$V20]))" office:value-type="float" office:value="0" calcext:value-type="float">
            <text:p>0</text:p>
          </table:table-cell>
          <table:table-cell table:formula="of:=SUMIFS([.L$2:.L$146];[.$S$2:.$S$146];YEAR([.$V20]);[.$T$2:.$T$146];MONTH([.$V20]))/10000" office:value-type="float" office:value="0" calcext:value-type="float">
            <text:p>0</text:p>
          </table:table-cell>
          <table:table-cell table:formula="of:=SUMIFS([.M$2:.M$146];[.$S$2:.$S$146];YEAR([.$V20]);[.$T$2:.$T$146];MONTH([.$V20]))/1000" office:value-type="float" office:value="0" calcext:value-type="float">
            <text:p>0</text:p>
          </table:table-cell>
          <table:table-cell table:formula="of:=SUMIFS([.N$2:.N$146];[.$S$2:.$S$146];YEAR([.$V20]);[.$T$2:.$T$146];MONTH([.$V20]))" office:value-type="float" office:value="0" calcext:value-type="float">
            <text:p>0</text:p>
          </table:table-cell>
          <table:table-cell table:formula="of:=SUMIFS([.O$2:.O$146];[.$S$2:.$S$146];YEAR([.$V20]);[.$T$2:.$T$146];MONTH([.$V20]))/100" office:value-type="float" office:value="0" calcext:value-type="float">
            <text:p>0</text:p>
          </table:table-cell>
          <table:table-cell table:formula="of:=SUM([.W$2:.W20])" office:value-type="float" office:value="0" calcext:value-type="float">
            <text:p>0</text:p>
          </table:table-cell>
          <table:table-cell table:formula="of:=SUM([.X$2:.X20])" office:value-type="float" office:value="0" calcext:value-type="float">
            <text:p>0</text:p>
          </table:table-cell>
          <table:table-cell table:formula="of:=SUM([.Y$2:.Y20])" office:value-type="float" office:value="0" calcext:value-type="float">
            <text:p>0</text:p>
          </table:table-cell>
          <table:table-cell table:formula="of:=SUM([.Z$2:.Z20])" office:value-type="float" office:value="0" calcext:value-type="float">
            <text:p>0</text:p>
          </table:table-cell>
          <table:table-cell table:formula="of:=SUM([.AA$2:.AA20])" office:value-type="float" office:value="0" calcext:value-type="float">
            <text:p>0</text:p>
          </table:table-cell>
          <table:table-cell table:formula="of:=SUM([.AB$2:.AB20])" office:value-type="float" office:value="0" calcext:value-type="float">
            <text:p>0</text:p>
          </table:table-cell>
          <table:table-cell table:number-columns-repeated="15"/>
        </table:table-row>
        <table:table-row table:style-name="ro3">
          <table:table-cell office:value-type="float" office:value="432" calcext:value-type="float">
            <text:p>432</text:p>
          </table:table-cell>
          <table:table-cell office:value-type="string" calcext:value-type="string">
            <text:p>u9UUWqVquXo</text:p>
          </table:table-cell>
          <table:table-cell office:value-type="string" calcext:value-type="string">
            <text:p>AI Creates 3D Models From Faces | Two Minute Papers #149</text:p>
          </table:table-cell>
          <table:table-cell office:value-type="string" calcext:value-type="string">
            <text:p>The paper "Photorealistic Facial Texture Inference Using Deep Neural Networks" is available here:</text:p>
            <text:p>http://www.hao-li.com/Hao_Li/Hao_Li_-_publications.html</text:p>
            <text:p>http://arxiv.org/pdf/1612.00523v1.pdf</text:p>
            <text:p/>
            <text:p>Two Minute Papers Merch:</text:p>
            <text:p>US: http://twominutepapers.com/</text:p>
            <text:p>EU/Worldwide: https://shop.spreadshirt.net/TwoMinutePapers/</text:p>
            <text:p/>
            <text:p>Earlier episode on texture synthesis: https://www.youtube.com/watch?v=8u3Hkbev2Gg</text:p>
            <text:p>PatchMatch: https://www.youtube.com/watch?v=n3aoc36V8LM</text:p>
            <text:p/>
            <text:p>WE WOULD LIKE TO THANK OUR GENEROUS PATREON SUPPORTERS WHO MAKE TWO MINUTE PAPERS POSSIBLE:</text:p>
            <text:p>Andrew Melnychuk, Christian Lawson, Daniel John Benton, Dave Rushton-Smith, Esa Turkulainen, Sunil Kim, VR Wizard.</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1961529/</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04-30 15:53:57</text:p>
          </table:table-cell>
          <table:table-cell office:value-type="string" calcext:value-type="string">
            <text:p>two minute papers, patchmatch, Photorealistic Facial Texture Inference Using Deep Neural Networks, facial texture, face capture, albedo map, deep neural network, deep learning, deep learning face, photorealistic face deep learning, photorealistic face ai, ai face texture, ai face capture, hao li, siggraph 2017, the scholarly store, face texture capture, face geometry capture, face model capture, face synthesis, face model synthesis, face reconstruction, gamedev face, ai</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7" calcext:value-type="float">
            <text:p>197</text:p>
          </table:table-cell>
          <table:table-cell office:value-type="float" office:value="132853" calcext:value-type="float">
            <text:p>132853</text:p>
          </table:table-cell>
          <table:table-cell office:value-type="float" office:value="2604" calcext:value-type="float">
            <text:p>2604</text:p>
          </table:table-cell>
          <table:table-cell office:value-type="float" office:value="115" calcext:value-type="float">
            <text:p>115</text:p>
          </table:table-cell>
          <table:table-cell office:value-type="float" office:value="118" calcext:value-type="float">
            <text:p>118</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10</text:p>
          </table:table-cell>
          <table:table-cell table:formula="of:=YEAR([.E21])" office:value-type="float" office:value="2017" calcext:value-type="float">
            <text:p>2017</text:p>
          </table:table-cell>
          <table:table-cell table:formula="of:=MONTH([.E21])" office:value-type="float" office:value="4" calcext:value-type="float">
            <text:p>4</text:p>
          </table:table-cell>
          <table:table-cell/>
          <table:table-cell table:style-name="ce1" office:value-type="date" office:date-value="2015-08-01" calcext:value-type="date">
            <text:p>2015-08-01</text:p>
          </table:table-cell>
          <table:table-cell table:formula="of:=COUNTIFS([.$S$2:.$S$146];YEAR([.V21]);[.$T$2:.$T$146];MONTH([.V21]))" office:value-type="float" office:value="1" calcext:value-type="float">
            <text:p>1</text:p>
          </table:table-cell>
          <table:table-cell table:formula="of:=SUMIFS([.K$2:.K$146];[.$S$2:.$S$146];YEAR([.$V21]);[.$T$2:.$T$146];MONTH([.$V21]))" office:value-type="float" office:value="107" calcext:value-type="float">
            <text:p>107</text:p>
          </table:table-cell>
          <table:table-cell table:formula="of:=SUMIFS([.L$2:.L$146];[.$S$2:.$S$146];YEAR([.$V21]);[.$T$2:.$T$146];MONTH([.$V21]))/10000" office:value-type="float" office:value="16.6054" calcext:value-type="float">
            <text:p>16.6054</text:p>
          </table:table-cell>
          <table:table-cell table:formula="of:=SUMIFS([.M$2:.M$146];[.$S$2:.$S$146];YEAR([.$V21]);[.$T$2:.$T$146];MONTH([.$V21]))/1000" office:value-type="float" office:value="1.921" calcext:value-type="float">
            <text:p>1.921</text:p>
          </table:table-cell>
          <table:table-cell table:formula="of:=SUMIFS([.N$2:.N$146];[.$S$2:.$S$146];YEAR([.$V21]);[.$T$2:.$T$146];MONTH([.$V21]))" office:value-type="float" office:value="21" calcext:value-type="float">
            <text:p>21</text:p>
          </table:table-cell>
          <table:table-cell table:formula="of:=SUMIFS([.O$2:.O$146];[.$S$2:.$S$146];YEAR([.$V21]);[.$T$2:.$T$146];MONTH([.$V21]))/100" office:value-type="float" office:value="1.36" calcext:value-type="float">
            <text:p>1.36</text:p>
          </table:table-cell>
          <table:table-cell table:formula="of:=SUM([.W$2:.W21])" office:value-type="float" office:value="1" calcext:value-type="float">
            <text:p>1</text:p>
          </table:table-cell>
          <table:table-cell table:formula="of:=SUM([.X$2:.X21])" office:value-type="float" office:value="107" calcext:value-type="float">
            <text:p>107</text:p>
          </table:table-cell>
          <table:table-cell table:formula="of:=SUM([.Y$2:.Y21])" office:value-type="float" office:value="16.6054" calcext:value-type="float">
            <text:p>16.6054</text:p>
          </table:table-cell>
          <table:table-cell table:formula="of:=SUM([.Z$2:.Z21])" office:value-type="float" office:value="1.921" calcext:value-type="float">
            <text:p>1.921</text:p>
          </table:table-cell>
          <table:table-cell table:formula="of:=SUM([.AA$2:.AA21])" office:value-type="float" office:value="21" calcext:value-type="float">
            <text:p>21</text:p>
          </table:table-cell>
          <table:table-cell table:formula="of:=SUM([.AB$2:.AB21])" office:value-type="float" office:value="1.36" calcext:value-type="float">
            <text:p>1.36</text:p>
          </table:table-cell>
          <table:table-cell/>
          <table:table-cell table:formula="of:=[.W21]" office:value-type="float" office:value="1" calcext:value-type="float">
            <text:p>1</text:p>
          </table:table-cell>
          <table:table-cell table:formula="of:=[.X21]" office:value-type="float" office:value="107" calcext:value-type="float">
            <text:p>107</text:p>
          </table:table-cell>
          <table:table-cell table:formula="of:=[.Y21]" office:value-type="float" office:value="16.6054" calcext:value-type="float">
            <text:p>16.6054</text:p>
          </table:table-cell>
          <table:table-cell table:formula="of:=[.Z21]" office:value-type="float" office:value="1.921" calcext:value-type="float">
            <text:p>1.921</text:p>
          </table:table-cell>
          <table:table-cell table:formula="of:=[.AA21]" office:value-type="float" office:value="21" calcext:value-type="float">
            <text:p>21</text:p>
          </table:table-cell>
          <table:table-cell table:formula="of:=[.AB21]" office:value-type="float" office:value="1.36" calcext:value-type="float">
            <text:p>1.36</text:p>
          </table:table-cell>
          <table:table-cell table:number-columns-repeated="8"/>
        </table:table-row>
        <table:table-row table:style-name="ro3">
          <table:table-cell office:value-type="float" office:value="166" calcext:value-type="float">
            <text:p>166</text:p>
          </table:table-cell>
          <table:table-cell office:value-type="string" calcext:value-type="string">
            <text:p>nbJ-2G2GXL0</text:p>
          </table:table-cell>
          <table:table-cell office:value-type="string" calcext:value-type="string">
            <text:p>PyTorch in 5 Minutes</text:p>
          </table:table-cell>
          <table:table-cell office:value-type="string" calcext:value-type="string">
            <text:p>I'll explain PyTorch's key features and compare it to the current most popular deep learning framework in the world (Tensorflow). We'll then write out a short PyTorch script to get a feel for the syntax. This library is becoming popular pretty fast, such is the nature of this incredible field. </text:p>
            <text:p/>
            <text:p>Code for this video:</text:p>
            <text:p>https://github.com/llSourcell/pytorch_in_5_minutes</text:p>
            <text:p/>
            <text:p>Please Subscribe! And like. And comment. That's what keeps me going.</text:p>
            <text:p/>
            <text:p>More Learning Resources:</text:p>
            <text:p>https://www.youtube.com/watch?v=fJZew-fdNxw</text:p>
            <text:p>https://hackernoon.com/how-is-pytorch-different-from-tensorflow-2c90f44747d6</text:p>
            <text:p>https://medium.com/@devnag/generative-adversarial-networks-gans-in-50-lines-of-code-pytorch-e81b79659e3f</text:p>
            <text:p>https://fossbytes.com/pytorch-machine-learning-framework/</text:p>
            <text:p>https://github.com/pytorch/examples</text:p>
            <text:p>http://pytorch.or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4-30 20:52:07</text:p>
          </table:table-cell>
          <table:table-cell office:value-type="string" calcext:value-type="string">
            <text:p>pytorch, torch, deep learning, framework, machine learning, artificial intelligence, AI, ML, DL, udacity, dynamic computation graphs, tensorflow, google, data science, big data, python, ruby, java, javascript, C++, programming, coding, learn programming, learn pyth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59" calcext:value-type="float">
            <text:p>359</text:p>
          </table:table-cell>
          <table:table-cell office:value-type="float" office:value="280444" calcext:value-type="float">
            <text:p>280444</text:p>
          </table:table-cell>
          <table:table-cell office:value-type="float" office:value="3951" calcext:value-type="float">
            <text:p>3951</text:p>
          </table:table-cell>
          <table:table-cell office:value-type="float" office:value="326" calcext:value-type="float">
            <text:p>326</text:p>
          </table:table-cell>
          <table:table-cell office:value-type="float" office:value="217" calcext:value-type="float">
            <text:p>217</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3:50</text:p>
          </table:table-cell>
          <table:table-cell table:formula="of:=YEAR([.E22])" office:value-type="float" office:value="2017" calcext:value-type="float">
            <text:p>2017</text:p>
          </table:table-cell>
          <table:table-cell table:formula="of:=MONTH([.E22])" office:value-type="float" office:value="4" calcext:value-type="float">
            <text:p>4</text:p>
          </table:table-cell>
          <table:table-cell/>
          <table:table-cell table:style-name="ce1" office:value-type="date" office:date-value="2015-09-01" calcext:value-type="date">
            <text:p>2015-09-01</text:p>
          </table:table-cell>
          <table:table-cell table:formula="of:=COUNTIFS([.$S$2:.$S$146];YEAR([.V22]);[.$T$2:.$T$146];MONTH([.V22]))" office:value-type="float" office:value="0" calcext:value-type="float">
            <text:p>0</text:p>
          </table:table-cell>
          <table:table-cell table:formula="of:=SUMIFS([.K$2:.K$146];[.$S$2:.$S$146];YEAR([.$V22]);[.$T$2:.$T$146];MONTH([.$V22]))" office:value-type="float" office:value="0" calcext:value-type="float">
            <text:p>0</text:p>
          </table:table-cell>
          <table:table-cell table:formula="of:=SUMIFS([.L$2:.L$146];[.$S$2:.$S$146];YEAR([.$V22]);[.$T$2:.$T$146];MONTH([.$V22]))/10000" office:value-type="float" office:value="0" calcext:value-type="float">
            <text:p>0</text:p>
          </table:table-cell>
          <table:table-cell table:formula="of:=SUMIFS([.M$2:.M$146];[.$S$2:.$S$146];YEAR([.$V22]);[.$T$2:.$T$146];MONTH([.$V22]))/1000" office:value-type="float" office:value="0" calcext:value-type="float">
            <text:p>0</text:p>
          </table:table-cell>
          <table:table-cell table:formula="of:=SUMIFS([.N$2:.N$146];[.$S$2:.$S$146];YEAR([.$V22]);[.$T$2:.$T$146];MONTH([.$V22]))" office:value-type="float" office:value="0" calcext:value-type="float">
            <text:p>0</text:p>
          </table:table-cell>
          <table:table-cell table:formula="of:=SUMIFS([.O$2:.O$146];[.$S$2:.$S$146];YEAR([.$V22]);[.$T$2:.$T$146];MONTH([.$V22]))/100" office:value-type="float" office:value="0" calcext:value-type="float">
            <text:p>0</text:p>
          </table:table-cell>
          <table:table-cell table:formula="of:=SUM([.W$2:.W22])" office:value-type="float" office:value="1" calcext:value-type="float">
            <text:p>1</text:p>
          </table:table-cell>
          <table:table-cell table:formula="of:=SUM([.X$2:.X22])" office:value-type="float" office:value="107" calcext:value-type="float">
            <text:p>107</text:p>
          </table:table-cell>
          <table:table-cell table:formula="of:=SUM([.Y$2:.Y22])" office:value-type="float" office:value="16.6054" calcext:value-type="float">
            <text:p>16.6054</text:p>
          </table:table-cell>
          <table:table-cell table:formula="of:=SUM([.Z$2:.Z22])" office:value-type="float" office:value="1.921" calcext:value-type="float">
            <text:p>1.921</text:p>
          </table:table-cell>
          <table:table-cell table:formula="of:=SUM([.AA$2:.AA22])" office:value-type="float" office:value="21" calcext:value-type="float">
            <text:p>21</text:p>
          </table:table-cell>
          <table:table-cell table:formula="of:=SUM([.AB$2:.AB22])" office:value-type="float" office:value="1.36" calcext:value-type="float">
            <text:p>1.36</text:p>
          </table:table-cell>
          <table:table-cell table:number-columns-repeated="15"/>
        </table:table-row>
        <table:table-row table:style-name="ro3">
          <table:table-cell office:value-type="float" office:value="372" calcext:value-type="float">
            <text:p>372</text:p>
          </table:table-cell>
          <table:table-cell office:value-type="string" calcext:value-type="string">
            <text:p>MgdAe-T8obE</text:p>
          </table:table-cell>
          <table:table-cell office:value-type="string" calcext:value-type="string">
            <text:p>Generative Adversarial Networks for Style Transfer (LIVE)</text:p>
          </table:table-cell>
          <table:table-cell office:value-type="string" calcext:value-type="string">
            <text:p>Generative Adversarial Nets are such a rich topic for exploration, we're going to build one that was released just 2 months ago called the "DiscoGAN" that lets us transfer the style between 2 datasets. And I'll be building this using Tensorflow.</text:p>
            <text:p/>
            <text:p>Code for this video:</text:p>
            <text:p>https://github.com/llSourcell/GANS-for-style-transfer</text:p>
            <text:p/>
            <text:p>Please Subscribe! And like. And comment. That's what keeps me going.</text:p>
            <text:p/>
            <text:p>More learning resources:</text:p>
            <text:p>https://arxiv.org/abs/1703.05192</text:p>
            <text:p>https://github.com/SKTBrain/DiscoGAN</text:p>
            <text:p>https://www.reddit.com/r/MachineLearning/comments/5zp0eu/r_170305192_learning_to_discover_crossdomain/</text:p>
            <text:p>https://medium.com/@ageitgey/abusing-generative-adversarial-networks-to-make-8-bit-pixel-art-e45d9b96cee7</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5-03 18:09:46</text:p>
          </table:table-cell>
          <table:table-cell office:value-type="string" calcext:value-type="string">
            <text:p>style transfer gan, discogan, gan style transfer, disco gan, generative adversarial networks example, style transfer, deep learning gan, gan network, generative neural network, gan deep learning, gan neural network, generative adversarial networks, generative adversarial network, adversarial neural network, neural network, programming, coding, live programming, learn to code, python, google, data science, pytorch, gan, C++, ruby, cyclegan, java, javascript</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822" calcext:value-type="float">
            <text:p>3822</text:p>
          </table:table-cell>
          <table:table-cell office:value-type="float" office:value="62020" calcext:value-type="float">
            <text:p>62020</text:p>
          </table:table-cell>
          <table:table-cell office:value-type="float" office:value="874" calcext:value-type="float">
            <text:p>874</text:p>
          </table:table-cell>
          <table:table-cell office:value-type="float" office:value="31" calcext:value-type="float">
            <text:p>31</text:p>
          </table:table-cell>
          <table:table-cell office:value-type="float" office:value="97" calcext:value-type="float">
            <text:p>97</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46</text:p>
          </table:table-cell>
          <table:table-cell table:formula="of:=YEAR([.E23])" office:value-type="float" office:value="2017" calcext:value-type="float">
            <text:p>2017</text:p>
          </table:table-cell>
          <table:table-cell table:formula="of:=MONTH([.E23])" office:value-type="float" office:value="5" calcext:value-type="float">
            <text:p>5</text:p>
          </table:table-cell>
          <table:table-cell/>
          <table:table-cell table:style-name="ce1" office:value-type="date" office:date-value="2015-10-01" calcext:value-type="date">
            <text:p>2015-10-01</text:p>
          </table:table-cell>
          <table:table-cell table:formula="of:=COUNTIFS([.$S$2:.$S$146];YEAR([.V23]);[.$T$2:.$T$146];MONTH([.V23]))" office:value-type="float" office:value="0" calcext:value-type="float">
            <text:p>0</text:p>
          </table:table-cell>
          <table:table-cell table:formula="of:=SUMIFS([.K$2:.K$146];[.$S$2:.$S$146];YEAR([.$V23]);[.$T$2:.$T$146];MONTH([.$V23]))" office:value-type="float" office:value="0" calcext:value-type="float">
            <text:p>0</text:p>
          </table:table-cell>
          <table:table-cell table:formula="of:=SUMIFS([.L$2:.L$146];[.$S$2:.$S$146];YEAR([.$V23]);[.$T$2:.$T$146];MONTH([.$V23]))/10000" office:value-type="float" office:value="0" calcext:value-type="float">
            <text:p>0</text:p>
          </table:table-cell>
          <table:table-cell table:formula="of:=SUMIFS([.M$2:.M$146];[.$S$2:.$S$146];YEAR([.$V23]);[.$T$2:.$T$146];MONTH([.$V23]))/1000" office:value-type="float" office:value="0" calcext:value-type="float">
            <text:p>0</text:p>
          </table:table-cell>
          <table:table-cell table:formula="of:=SUMIFS([.N$2:.N$146];[.$S$2:.$S$146];YEAR([.$V23]);[.$T$2:.$T$146];MONTH([.$V23]))" office:value-type="float" office:value="0" calcext:value-type="float">
            <text:p>0</text:p>
          </table:table-cell>
          <table:table-cell table:formula="of:=SUMIFS([.O$2:.O$146];[.$S$2:.$S$146];YEAR([.$V23]);[.$T$2:.$T$146];MONTH([.$V23]))/100" office:value-type="float" office:value="0" calcext:value-type="float">
            <text:p>0</text:p>
          </table:table-cell>
          <table:table-cell table:formula="of:=SUM([.W$2:.W23])" office:value-type="float" office:value="1" calcext:value-type="float">
            <text:p>1</text:p>
          </table:table-cell>
          <table:table-cell table:formula="of:=SUM([.X$2:.X23])" office:value-type="float" office:value="107" calcext:value-type="float">
            <text:p>107</text:p>
          </table:table-cell>
          <table:table-cell table:formula="of:=SUM([.Y$2:.Y23])" office:value-type="float" office:value="16.6054" calcext:value-type="float">
            <text:p>16.6054</text:p>
          </table:table-cell>
          <table:table-cell table:formula="of:=SUM([.Z$2:.Z23])" office:value-type="float" office:value="1.921" calcext:value-type="float">
            <text:p>1.921</text:p>
          </table:table-cell>
          <table:table-cell table:formula="of:=SUM([.AA$2:.AA23])" office:value-type="float" office:value="21" calcext:value-type="float">
            <text:p>21</text:p>
          </table:table-cell>
          <table:table-cell table:formula="of:=SUM([.AB$2:.AB23])" office:value-type="float" office:value="1.36" calcext:value-type="float">
            <text:p>1.36</text:p>
          </table:table-cell>
          <table:table-cell table:number-columns-repeated="15"/>
        </table:table-row>
        <table:table-row table:style-name="ro3">
          <table:table-cell office:value-type="float" office:value="392" calcext:value-type="float">
            <text:p>392</text:p>
          </table:table-cell>
          <table:table-cell office:value-type="string" calcext:value-type="string">
            <text:p>tChcZpBbTTA</text:p>
          </table:table-cell>
          <table:table-cell office:value-type="string" calcext:value-type="string">
            <text:p>How to Learn from Little Data - Intro to Deep Learning #17</text:p>
          </table:table-cell>
          <table:table-cell office:value-type="string" calcext:value-type="string">
            <text:p>One-shot learning! In this last weekly video of the course, i'll explain how memory augmented neural networks can help achieve one-shot classification for a small labeled image dataset. We'll also go over the architecture of it's inspiration (the neural turing machine).</text:p>
            <text:p/>
            <text:p>Code for this video (with challenge):</text:p>
            <text:p>https://github.com/llSourcell/How-to-Learn-from-Little-Data</text:p>
            <text:p/>
            <text:p>Please subscribe! And like. And comment. That's what keeps me going. </text:p>
            <text:p/>
            <text:p>More learning resources:</text:p>
            <text:p>https://www.youtube.com/watch?v=CzQSQ_0Z-QU</text:p>
            <text:p>https://arxiv.org/abs/1605.06065</text:p>
            <text:p>https://futuristech.info/posts/differential-neural-computer-from-deepmind-and-more-advances-in-backward-propagation</text:p>
            <text:p>https://thenewstack.io/googles-deepmind-ai-now-capable-deep-neural-reasonin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5-06 01:19:07</text:p>
          </table:table-cell>
          <table:table-cell office:value-type="string" calcext:value-type="string">
            <text:p>one-shot learning with memory-augmented neural networks, memory augmented neural network, how to learn from little data, memory augmented neural networks, one shot learning keras, one shot learning with memory augmented networks, one shot learning lstm, image augmentation for deep learning, data augmentation deep learning, one shot learning deep learning, few shot learning, one-shot learning, one shot learning, one shot learning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33" calcext:value-type="float">
            <text:p>533</text:p>
          </table:table-cell>
          <table:table-cell office:value-type="float" office:value="53002" calcext:value-type="float">
            <text:p>53002</text:p>
          </table:table-cell>
          <table:table-cell office:value-type="float" office:value="1187" calcext:value-type="float">
            <text:p>1187</text:p>
          </table:table-cell>
          <table:table-cell office:value-type="float" office:value="33" calcext:value-type="float">
            <text:p>33</text:p>
          </table:table-cell>
          <table:table-cell office:value-type="float" office:value="163" calcext:value-type="float">
            <text:p>163</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38</text:p>
          </table:table-cell>
          <table:table-cell table:formula="of:=YEAR([.E24])" office:value-type="float" office:value="2017" calcext:value-type="float">
            <text:p>2017</text:p>
          </table:table-cell>
          <table:table-cell table:formula="of:=MONTH([.E24])" office:value-type="float" office:value="5" calcext:value-type="float">
            <text:p>5</text:p>
          </table:table-cell>
          <table:table-cell/>
          <table:table-cell table:style-name="ce1" office:value-type="date" office:date-value="2015-11-01" calcext:value-type="date">
            <text:p>2015-11-01</text:p>
          </table:table-cell>
          <table:table-cell table:formula="of:=COUNTIFS([.$S$2:.$S$146];YEAR([.V24]);[.$T$2:.$T$146];MONTH([.V24]))" office:value-type="float" office:value="0" calcext:value-type="float">
            <text:p>0</text:p>
          </table:table-cell>
          <table:table-cell table:formula="of:=SUMIFS([.K$2:.K$146];[.$S$2:.$S$146];YEAR([.$V24]);[.$T$2:.$T$146];MONTH([.$V24]))" office:value-type="float" office:value="0" calcext:value-type="float">
            <text:p>0</text:p>
          </table:table-cell>
          <table:table-cell table:formula="of:=SUMIFS([.L$2:.L$146];[.$S$2:.$S$146];YEAR([.$V24]);[.$T$2:.$T$146];MONTH([.$V24]))/10000" office:value-type="float" office:value="0" calcext:value-type="float">
            <text:p>0</text:p>
          </table:table-cell>
          <table:table-cell table:formula="of:=SUMIFS([.M$2:.M$146];[.$S$2:.$S$146];YEAR([.$V24]);[.$T$2:.$T$146];MONTH([.$V24]))/1000" office:value-type="float" office:value="0" calcext:value-type="float">
            <text:p>0</text:p>
          </table:table-cell>
          <table:table-cell table:formula="of:=SUMIFS([.N$2:.N$146];[.$S$2:.$S$146];YEAR([.$V24]);[.$T$2:.$T$146];MONTH([.$V24]))" office:value-type="float" office:value="0" calcext:value-type="float">
            <text:p>0</text:p>
          </table:table-cell>
          <table:table-cell table:formula="of:=SUMIFS([.O$2:.O$146];[.$S$2:.$S$146];YEAR([.$V24]);[.$T$2:.$T$146];MONTH([.$V24]))/100" office:value-type="float" office:value="0" calcext:value-type="float">
            <text:p>0</text:p>
          </table:table-cell>
          <table:table-cell table:formula="of:=SUM([.W$2:.W24])" office:value-type="float" office:value="1" calcext:value-type="float">
            <text:p>1</text:p>
          </table:table-cell>
          <table:table-cell table:formula="of:=SUM([.X$2:.X24])" office:value-type="float" office:value="107" calcext:value-type="float">
            <text:p>107</text:p>
          </table:table-cell>
          <table:table-cell table:formula="of:=SUM([.Y$2:.Y24])" office:value-type="float" office:value="16.6054" calcext:value-type="float">
            <text:p>16.6054</text:p>
          </table:table-cell>
          <table:table-cell table:formula="of:=SUM([.Z$2:.Z24])" office:value-type="float" office:value="1.921" calcext:value-type="float">
            <text:p>1.921</text:p>
          </table:table-cell>
          <table:table-cell table:formula="of:=SUM([.AA$2:.AA24])" office:value-type="float" office:value="21" calcext:value-type="float">
            <text:p>21</text:p>
          </table:table-cell>
          <table:table-cell table:formula="of:=SUM([.AB$2:.AB24])" office:value-type="float" office:value="1.36" calcext:value-type="float">
            <text:p>1.36</text:p>
          </table:table-cell>
          <table:table-cell table:number-columns-repeated="15"/>
        </table:table-row>
        <table:table-row table:style-name="ro3">
          <table:table-cell office:value-type="float" office:value="428" calcext:value-type="float">
            <text:p>428</text:p>
          </table:table-cell>
          <table:table-cell office:value-type="string" calcext:value-type="string">
            <text:p>D4C1dB9UheQ</text:p>
          </table:table-cell>
          <table:table-cell office:value-type="string" calcext:value-type="string">
            <text:p>AI Learns to Synthesize Pictures of Animals | Two Minute Papers #152</text:p>
          </table:table-cell>
          <table:table-cell office:value-type="string" calcext:value-type="string">
            <text:p>Our Patreon page is available here. Thanks so much for your generous support!</text:p>
            <text:p>https://www.patreon.com/TwoMinutePapers</text:p>
            <text:p/>
            <text:p>The paper "Unpaired Image-to-Image Translation using Cycle-Consistent Adversarial Networks" and its source code is available here:</text:p>
            <text:p>https://junyanz.github.io/CycleGAN/</text:p>
            <text:p/>
            <text:p>Our earlier episodes on regularization:</text:p>
            <text:p>https://www.youtube.com/watch?v=6aF9sJrzxaM</text:p>
            <text:p>https://www.youtube.com/watch?v=HTUxsrO-P_8</text:p>
            <text:p/>
            <text:p>Two Minute Papers Merch:</text:p>
            <text:p>US: http://twominutepapers.com/</text:p>
            <text:p>EU/Worldwide: https://shop.spreadshirt.net/TwoMinutePapers/</text:p>
            <text:p/>
            <text:p>WE WOULD LIKE TO THANK OUR GENEROUS PATREON SUPPORTERS WHO MAKE TWO MINUTE PAPERS POSSIBLE:</text:p>
            <text:p>Andrew Melnychuk, Christian Lawson, Daniel John Benton, Dave Rushton-Smith, Dennis Abts, e, Esa Turkulainen, Michael Albrecht, Sunil Kim, VR Wizard.</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2042765/</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05-10 17:52:21</text:p>
          </table:table-cell>
          <table:table-cell office:value-type="string" calcext:value-type="string">
            <text:p>two minute papers, Unpaired Image-to-Image Translation, Cycle-Consistent Adversarial Networks, generative adversarial networks, gans, deep learning gan, image translation, deep image translation, generator network, discriminator network, machine learning gan, machine learning generative adversarial network, cyclegan, cycle gan, image to image translation, machine learning image translation, deep learning image translation</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4" calcext:value-type="float">
            <text:p>234</text:p>
          </table:table-cell>
          <table:table-cell office:value-type="float" office:value="44881" calcext:value-type="float">
            <text:p>44881</text:p>
          </table:table-cell>
          <table:table-cell office:value-type="float" office:value="1053" calcext:value-type="float">
            <text:p>1053</text:p>
          </table:table-cell>
          <table:table-cell office:value-type="float" office:value="8" calcext:value-type="float">
            <text:p>8</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4:11</text:p>
          </table:table-cell>
          <table:table-cell table:formula="of:=YEAR([.E25])" office:value-type="float" office:value="2017" calcext:value-type="float">
            <text:p>2017</text:p>
          </table:table-cell>
          <table:table-cell table:formula="of:=MONTH([.E25])" office:value-type="float" office:value="5" calcext:value-type="float">
            <text:p>5</text:p>
          </table:table-cell>
          <table:table-cell/>
          <table:table-cell table:style-name="ce1" office:value-type="date" office:date-value="2015-12-01" calcext:value-type="date">
            <text:p>2015-12-01</text:p>
          </table:table-cell>
          <table:table-cell table:formula="of:=COUNTIFS([.$S$2:.$S$146];YEAR([.V25]);[.$T$2:.$T$146];MONTH([.V25]))" office:value-type="float" office:value="0" calcext:value-type="float">
            <text:p>0</text:p>
          </table:table-cell>
          <table:table-cell table:formula="of:=SUMIFS([.K$2:.K$146];[.$S$2:.$S$146];YEAR([.$V25]);[.$T$2:.$T$146];MONTH([.$V25]))" office:value-type="float" office:value="0" calcext:value-type="float">
            <text:p>0</text:p>
          </table:table-cell>
          <table:table-cell table:formula="of:=SUMIFS([.L$2:.L$146];[.$S$2:.$S$146];YEAR([.$V25]);[.$T$2:.$T$146];MONTH([.$V25]))/10000" office:value-type="float" office:value="0" calcext:value-type="float">
            <text:p>0</text:p>
          </table:table-cell>
          <table:table-cell table:formula="of:=SUMIFS([.M$2:.M$146];[.$S$2:.$S$146];YEAR([.$V25]);[.$T$2:.$T$146];MONTH([.$V25]))/1000" office:value-type="float" office:value="0" calcext:value-type="float">
            <text:p>0</text:p>
          </table:table-cell>
          <table:table-cell table:formula="of:=SUMIFS([.N$2:.N$146];[.$S$2:.$S$146];YEAR([.$V25]);[.$T$2:.$T$146];MONTH([.$V25]))" office:value-type="float" office:value="0" calcext:value-type="float">
            <text:p>0</text:p>
          </table:table-cell>
          <table:table-cell table:formula="of:=SUMIFS([.O$2:.O$146];[.$S$2:.$S$146];YEAR([.$V25]);[.$T$2:.$T$146];MONTH([.$V25]))/100" office:value-type="float" office:value="0" calcext:value-type="float">
            <text:p>0</text:p>
          </table:table-cell>
          <table:table-cell table:formula="of:=SUM([.W$2:.W25])" office:value-type="float" office:value="1" calcext:value-type="float">
            <text:p>1</text:p>
          </table:table-cell>
          <table:table-cell table:formula="of:=SUM([.X$2:.X25])" office:value-type="float" office:value="107" calcext:value-type="float">
            <text:p>107</text:p>
          </table:table-cell>
          <table:table-cell table:formula="of:=SUM([.Y$2:.Y25])" office:value-type="float" office:value="16.6054" calcext:value-type="float">
            <text:p>16.6054</text:p>
          </table:table-cell>
          <table:table-cell table:formula="of:=SUM([.Z$2:.Z25])" office:value-type="float" office:value="1.921" calcext:value-type="float">
            <text:p>1.921</text:p>
          </table:table-cell>
          <table:table-cell table:formula="of:=SUM([.AA$2:.AA25])" office:value-type="float" office:value="21" calcext:value-type="float">
            <text:p>21</text:p>
          </table:table-cell>
          <table:table-cell table:formula="of:=SUM([.AB$2:.AB25])" office:value-type="float" office:value="1.36" calcext:value-type="float">
            <text:p>1.36</text:p>
          </table:table-cell>
          <table:table-cell table:number-columns-repeated="15"/>
        </table:table-row>
        <table:table-row table:style-name="ro3">
          <table:table-cell office:value-type="float" office:value="375" calcext:value-type="float">
            <text:p>375</text:p>
          </table:table-cell>
          <table:table-cell office:value-type="string" calcext:value-type="string">
            <text:p>HyuBTMaKFmU</text:p>
          </table:table-cell>
          <table:table-cell office:value-type="string" calcext:value-type="string">
            <text:p>Generative Models - The Math of Intelligence #8</text:p>
          </table:table-cell>
          <table:table-cell office:value-type="string" calcext:value-type="string">
            <text:p>Generative Models are insanely cool! They help create never before seen data. We'll go over the mathematical difference between discriminative and generative models, talk about a few types, then dive into a basic one called Latent Dirichlet Allocation to generate a set of topics for some news articles. </text:p>
            <text:p/>
            <text:p>Code for this video:</text:p>
            <text:p>https://github.com/llSourcell/Latent_Dirichlet_Allocation</text:p>
            <text:p/>
            <text:p>Hammad's Winning Code:</text:p>
            <text:p>https://github.com/hammadshaikhha/Math-of-Machine-Learning-Course-by-Siraj/tree/master/Bayesian%20Linear%20Regression</text:p>
            <text:p/>
            <text:p>Noah's Runner up code:</text:p>
            <text:p>https://github.com/NoahLidell/math-of-intelligence/tree/master/hyperparameter_optimization</text:p>
            <text:p/>
            <text:p>Carykh's channel:</text:p>
            <text:p>https://www.youtube.com/user/carykh</text:p>
            <text:p/>
            <text:p>More learning resources:</text:p>
            <text:p>https://www.youtube.com/watch?v=qCA1Dk_Ih_c&amp;t=383s</text:p>
            <text:p>http://blog.echen.me/2011/08/22/introduction-to-latent-dirichlet-allocation/</text:p>
            <text:p>http://ai.stanford.edu/~ang/papers/jair03-lda.pdf</text:p>
            <text:p>https://rstudio-pubs-static.s3.amazonaws.com/79360_850b2a69980c4488b1db95987a24867a.html</text:p>
            <text:p>https://www.quora.com/What-is-a-good-explanation-of-Latent-Dirichlet-Allocation</text:p>
            <text:p>https://blog.bigml.com/2016/11/16/introduction-to-topic-models/</text:p>
            <text:p>https://www.analyticsvidhya.com/blog/2016/08/beginners-guide-to-topic-modeling-in-python/</text:p>
            <text:p>https://github.com/blei-lab/onlineldavb</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08-04 18:35:25</text:p>
          </table:table-cell>
          <table:table-cell office:value-type="string" calcext:value-type="string">
            <text:p>generative model naive bayes, generative model, generative models, generative model machine learning, generative model tutorial, generative model deep learning, generative, generative machine learning, generative ai, generative vs discriminative model, generative model reinforcement learning, generative neural network, latent dirichlet allocation, generative adversarial networks,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43" calcext:value-type="float">
            <text:p>543</text:p>
          </table:table-cell>
          <table:table-cell office:value-type="float" office:value="45233" calcext:value-type="float">
            <text:p>45233</text:p>
          </table:table-cell>
          <table:table-cell office:value-type="float" office:value="805" calcext:value-type="float">
            <text:p>805</text:p>
          </table:table-cell>
          <table:table-cell office:value-type="float" office:value="32" calcext:value-type="float">
            <text:p>32</text:p>
          </table:table-cell>
          <table:table-cell office:value-type="float" office:value="88" calcext:value-type="float">
            <text:p>88</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09</text:p>
          </table:table-cell>
          <table:table-cell table:formula="of:=YEAR([.E26])" office:value-type="float" office:value="2017" calcext:value-type="float">
            <text:p>2017</text:p>
          </table:table-cell>
          <table:table-cell table:formula="of:=MONTH([.E26])" office:value-type="float" office:value="8" calcext:value-type="float">
            <text:p>8</text:p>
          </table:table-cell>
          <table:table-cell/>
          <table:table-cell table:style-name="ce1" office:value-type="date" office:date-value="2016-01-01" calcext:value-type="date">
            <text:p>2016-01-01</text:p>
          </table:table-cell>
          <table:table-cell table:formula="of:=COUNTIFS([.$S$2:.$S$146];YEAR([.V26]);[.$T$2:.$T$146];MONTH([.V26]))" office:value-type="float" office:value="0" calcext:value-type="float">
            <text:p>0</text:p>
          </table:table-cell>
          <table:table-cell table:formula="of:=SUMIFS([.K$2:.K$146];[.$S$2:.$S$146];YEAR([.$V26]);[.$T$2:.$T$146];MONTH([.$V26]))" office:value-type="float" office:value="0" calcext:value-type="float">
            <text:p>0</text:p>
          </table:table-cell>
          <table:table-cell table:formula="of:=SUMIFS([.L$2:.L$146];[.$S$2:.$S$146];YEAR([.$V26]);[.$T$2:.$T$146];MONTH([.$V26]))/10000" office:value-type="float" office:value="0" calcext:value-type="float">
            <text:p>0</text:p>
          </table:table-cell>
          <table:table-cell table:formula="of:=SUMIFS([.M$2:.M$146];[.$S$2:.$S$146];YEAR([.$V26]);[.$T$2:.$T$146];MONTH([.$V26]))/1000" office:value-type="float" office:value="0" calcext:value-type="float">
            <text:p>0</text:p>
          </table:table-cell>
          <table:table-cell table:formula="of:=SUMIFS([.N$2:.N$146];[.$S$2:.$S$146];YEAR([.$V26]);[.$T$2:.$T$146];MONTH([.$V26]))" office:value-type="float" office:value="0" calcext:value-type="float">
            <text:p>0</text:p>
          </table:table-cell>
          <table:table-cell table:formula="of:=SUMIFS([.O$2:.O$146];[.$S$2:.$S$146];YEAR([.$V26]);[.$T$2:.$T$146];MONTH([.$V26]))/100" office:value-type="float" office:value="0" calcext:value-type="float">
            <text:p>0</text:p>
          </table:table-cell>
          <table:table-cell table:formula="of:=SUM([.W$2:.W26])" office:value-type="float" office:value="1" calcext:value-type="float">
            <text:p>1</text:p>
          </table:table-cell>
          <table:table-cell table:formula="of:=SUM([.X$2:.X26])" office:value-type="float" office:value="107" calcext:value-type="float">
            <text:p>107</text:p>
          </table:table-cell>
          <table:table-cell table:formula="of:=SUM([.Y$2:.Y26])" office:value-type="float" office:value="16.6054" calcext:value-type="float">
            <text:p>16.6054</text:p>
          </table:table-cell>
          <table:table-cell table:formula="of:=SUM([.Z$2:.Z26])" office:value-type="float" office:value="1.921" calcext:value-type="float">
            <text:p>1.921</text:p>
          </table:table-cell>
          <table:table-cell table:formula="of:=SUM([.AA$2:.AA26])" office:value-type="float" office:value="21" calcext:value-type="float">
            <text:p>21</text:p>
          </table:table-cell>
          <table:table-cell table:formula="of:=SUM([.AB$2:.AB26])" office:value-type="float" office:value="1.36" calcext:value-type="float">
            <text:p>1.36</text:p>
          </table:table-cell>
          <table:table-cell table:number-columns-repeated="15"/>
        </table:table-row>
        <table:table-row table:style-name="ro3">
          <table:table-cell office:value-type="float" office:value="439" calcext:value-type="float">
            <text:p>439</text:p>
          </table:table-cell>
          <table:table-cell office:value-type="string" calcext:value-type="string">
            <text:p>h7tFos8MSt0</text:p>
          </table:table-cell>
          <table:table-cell office:value-type="string" calcext:value-type="string">
            <text:p>Learning From Simulated &amp; Unsupervised Images through Adversarial Training - TWiML Online Meetup</text:p>
          </table:table-cell>
          <table:table-cell office:value-type="string" calcext:value-type="string">
            <text:p>This is a recap of the first monthly TWiML Online Meetup, held on Aug 16 2017. The focus of the meetup was the CVPR best-paper-award-winner "Learning From Simulated and and Unsupervised Images through Adversarial Training" by researchers from Apple (Link Below). Thanks again to community members Josh Manela who did a great job presenting this paper and to Kevin Mader for walking through a TensorFlow implementation of the model that he created! Make sure you Like this video, and Subscribe to our channel above!</text:p>
            <text:p/>
            <text:p>- Full paper: Learning from Simulated and Unsupervised Images through Adversarial Training: https://arxiv.org/abs/1612.07828</text:p>
            <text:p/>
            <text:p>- Apple blog post: Improving the Realism of Synthetic Images: https://machinelearning.apple.com/2017/07/07/GAN.html</text:p>
            <text:p/>
            <text:p>To register for the next meetup, visit twimlai.com/meetup</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
            <text:p>Lets Connect!</text:p>
            <text:p>Twimlai.com  https://twimlai.com/contact</text:p>
            <text:p>Twitter  https://twitter.com/twimlai</text:p>
            <text:p>Facebook  https://Facebook.com/Twimlai</text:p>
            <text:p>Medium  https://medium.com/this-week-in-machine-learning-ai</text:p>
          </table:table-cell>
          <table:table-cell table:style-name="ce3" office:value-type="string" calcext:value-type="string">
            <text:p>2017-08-29 13:47:25</text:p>
          </table:table-cell>
          <table:table-cell office:value-type="string" calcext:value-type="string">
            <text:p>TWiML, Learning, From, Simulated, Unsupervised, Images, Through, Adversarial, Training, Meetup, August, Apple, CVPR, 2017, online, research, Tensorflow, Machine Learning, Machine, AI, ML, Artificial, Intelligence, Deep Learning, Neural Networks, Paper, Sam, Charrington, Tech, Technology</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139" calcext:value-type="float">
            <text:p>3139</text:p>
          </table:table-cell>
          <table:table-cell office:value-type="float" office:value="736" calcext:value-type="float">
            <text:p>736</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 arxiv.org/</text:p>
          </table:table-cell>
          <table:table-cell table:style-name="ce3" office:value-type="string" calcext:value-type="string">
            <text:p>2020-04-25 10:55:46</text:p>
          </table:table-cell>
          <table:table-cell table:formula="of:=YEAR([.E27])" office:value-type="float" office:value="2017" calcext:value-type="float">
            <text:p>2017</text:p>
          </table:table-cell>
          <table:table-cell table:formula="of:=MONTH([.E27])" office:value-type="float" office:value="8" calcext:value-type="float">
            <text:p>8</text:p>
          </table:table-cell>
          <table:table-cell/>
          <table:table-cell table:style-name="ce1" office:value-type="date" office:date-value="2016-02-01" calcext:value-type="date">
            <text:p>2016-02-01</text:p>
          </table:table-cell>
          <table:table-cell table:formula="of:=COUNTIFS([.$S$2:.$S$146];YEAR([.V27]);[.$T$2:.$T$146];MONTH([.V27]))" office:value-type="float" office:value="1" calcext:value-type="float">
            <text:p>1</text:p>
          </table:table-cell>
          <table:table-cell table:formula="of:=SUMIFS([.K$2:.K$146];[.$S$2:.$S$146];YEAR([.$V27]);[.$T$2:.$T$146];MONTH([.$V27]))" office:value-type="float" office:value="205" calcext:value-type="float">
            <text:p>205</text:p>
          </table:table-cell>
          <table:table-cell table:formula="of:=SUMIFS([.L$2:.L$146];[.$S$2:.$S$146];YEAR([.$V27]);[.$T$2:.$T$146];MONTH([.$V27]))/10000" office:value-type="float" office:value="1.3856" calcext:value-type="float">
            <text:p>1.3856</text:p>
          </table:table-cell>
          <table:table-cell table:formula="of:=SUMIFS([.M$2:.M$146];[.$S$2:.$S$146];YEAR([.$V27]);[.$T$2:.$T$146];MONTH([.$V27]))/1000" office:value-type="float" office:value="0.297" calcext:value-type="float">
            <text:p>0.297</text:p>
          </table:table-cell>
          <table:table-cell table:formula="of:=SUMIFS([.N$2:.N$146];[.$S$2:.$S$146];YEAR([.$V27]);[.$T$2:.$T$146];MONTH([.$V27]))" office:value-type="float" office:value="8" calcext:value-type="float">
            <text:p>8</text:p>
          </table:table-cell>
          <table:table-cell table:formula="of:=SUMIFS([.O$2:.O$146];[.$S$2:.$S$146];YEAR([.$V27]);[.$T$2:.$T$146];MONTH([.$V27]))/100" office:value-type="float" office:value="0.33" calcext:value-type="float">
            <text:p>0.33</text:p>
          </table:table-cell>
          <table:table-cell table:formula="of:=SUM([.W$2:.W27])" office:value-type="float" office:value="2" calcext:value-type="float">
            <text:p>2</text:p>
          </table:table-cell>
          <table:table-cell table:formula="of:=SUM([.X$2:.X27])" office:value-type="float" office:value="312" calcext:value-type="float">
            <text:p>312</text:p>
          </table:table-cell>
          <table:table-cell table:formula="of:=SUM([.Y$2:.Y27])" office:value-type="float" office:value="17.991" calcext:value-type="float">
            <text:p>17.991</text:p>
          </table:table-cell>
          <table:table-cell table:formula="of:=SUM([.Z$2:.Z27])" office:value-type="float" office:value="2.218" calcext:value-type="float">
            <text:p>2.218</text:p>
          </table:table-cell>
          <table:table-cell table:formula="of:=SUM([.AA$2:.AA27])" office:value-type="float" office:value="29" calcext:value-type="float">
            <text:p>29</text:p>
          </table:table-cell>
          <table:table-cell table:formula="of:=SUM([.AB$2:.AB27])" office:value-type="float" office:value="1.69" calcext:value-type="float">
            <text:p>1.69</text:p>
          </table:table-cell>
          <table:table-cell/>
          <table:table-cell table:formula="of:=[.W27]" office:value-type="float" office:value="1" calcext:value-type="float">
            <text:p>1</text:p>
          </table:table-cell>
          <table:table-cell table:formula="of:=[.X27]" office:value-type="float" office:value="205" calcext:value-type="float">
            <text:p>205</text:p>
          </table:table-cell>
          <table:table-cell table:formula="of:=[.Y27]" office:value-type="float" office:value="1.3856" calcext:value-type="float">
            <text:p>1.3856</text:p>
          </table:table-cell>
          <table:table-cell table:formula="of:=[.Z27]" office:value-type="float" office:value="0.297" calcext:value-type="float">
            <text:p>0.297</text:p>
          </table:table-cell>
          <table:table-cell table:formula="of:=[.AA27]" office:value-type="float" office:value="8" calcext:value-type="float">
            <text:p>8</text:p>
          </table:table-cell>
          <table:table-cell table:formula="of:=[.AB27]" office:value-type="float" office:value="0.33" calcext:value-type="float">
            <text:p>0.33</text:p>
          </table:table-cell>
          <table:table-cell table:number-columns-repeated="8"/>
        </table:table-row>
        <table:table-row table:style-name="ro3">
          <table:table-cell office:value-type="float" office:value="434" calcext:value-type="float">
            <text:p>434</text:p>
          </table:table-cell>
          <table:table-cell office:value-type="string" calcext:value-type="string">
            <text:p>ZtP3gl_2kBM</text:p>
          </table:table-cell>
          <table:table-cell office:value-type="string" calcext:value-type="string">
            <text:p>AI Creates Facial Animation From Audio | Two Minute Papers #185</text:p>
          </table:table-cell>
          <table:table-cell office:value-type="string" calcext:value-type="string">
            <text:p>The paper "Audio-Driven Facial Animation by Joint End-to-End Learning of Pose and Emotion" is available here:</text:p>
            <text:p>http://research.nvidia.com/publication/2017-07_Audio-Driven-Facial-Animation</text:p>
            <text:p/>
            <text:p>Our Patreon page and the newest post on empowering research projects:</text:p>
            <text:p>https://www.patreon.com/TwoMinutePapers</text:p>
            <text:p>https://www.patreon.com/posts/14199475</text:p>
            <text:p/>
            <text:p>We would like to thank our generous Patreon supporters who make Two Minute Papers possible:</text:p>
            <text:p>Andrew Melnychuk, Dave Rushton-Smith, Dennis Abts, Eric Swenson, Esa Turkulainen,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308464/</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09-04 16:00:56</text:p>
          </table:table-cell>
          <table:table-cell office:value-type="string" calcext:value-type="string">
            <text:p>NULL</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50" calcext:value-type="float">
            <text:p>350</text:p>
          </table:table-cell>
          <table:table-cell office:value-type="float" office:value="210746" calcext:value-type="float">
            <text:p>210746</text:p>
          </table:table-cell>
          <table:table-cell office:value-type="float" office:value="7222" calcext:value-type="float">
            <text:p>7222</text:p>
          </table:table-cell>
          <table:table-cell office:value-type="float" office:value="124" calcext:value-type="float">
            <text:p>124</text:p>
          </table:table-cell>
          <table:table-cell office:value-type="float" office:value="385" calcext:value-type="float">
            <text:p>38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4:51</text:p>
          </table:table-cell>
          <table:table-cell table:formula="of:=YEAR([.E28])" office:value-type="float" office:value="2017" calcext:value-type="float">
            <text:p>2017</text:p>
          </table:table-cell>
          <table:table-cell table:formula="of:=MONTH([.E28])" office:value-type="float" office:value="9" calcext:value-type="float">
            <text:p>9</text:p>
          </table:table-cell>
          <table:table-cell/>
          <table:table-cell table:style-name="ce1" office:value-type="date" office:date-value="2016-03-01" calcext:value-type="date">
            <text:p>2016-03-01</text:p>
          </table:table-cell>
          <table:table-cell table:formula="of:=COUNTIFS([.$S$2:.$S$146];YEAR([.V28]);[.$T$2:.$T$146];MONTH([.V28]))" office:value-type="float" office:value="0" calcext:value-type="float">
            <text:p>0</text:p>
          </table:table-cell>
          <table:table-cell table:formula="of:=SUMIFS([.K$2:.K$146];[.$S$2:.$S$146];YEAR([.$V28]);[.$T$2:.$T$146];MONTH([.$V28]))" office:value-type="float" office:value="0" calcext:value-type="float">
            <text:p>0</text:p>
          </table:table-cell>
          <table:table-cell table:formula="of:=SUMIFS([.L$2:.L$146];[.$S$2:.$S$146];YEAR([.$V28]);[.$T$2:.$T$146];MONTH([.$V28]))/10000" office:value-type="float" office:value="0" calcext:value-type="float">
            <text:p>0</text:p>
          </table:table-cell>
          <table:table-cell table:formula="of:=SUMIFS([.M$2:.M$146];[.$S$2:.$S$146];YEAR([.$V28]);[.$T$2:.$T$146];MONTH([.$V28]))/1000" office:value-type="float" office:value="0" calcext:value-type="float">
            <text:p>0</text:p>
          </table:table-cell>
          <table:table-cell table:formula="of:=SUMIFS([.N$2:.N$146];[.$S$2:.$S$146];YEAR([.$V28]);[.$T$2:.$T$146];MONTH([.$V28]))" office:value-type="float" office:value="0" calcext:value-type="float">
            <text:p>0</text:p>
          </table:table-cell>
          <table:table-cell table:formula="of:=SUMIFS([.O$2:.O$146];[.$S$2:.$S$146];YEAR([.$V28]);[.$T$2:.$T$146];MONTH([.$V28]))/100" office:value-type="float" office:value="0" calcext:value-type="float">
            <text:p>0</text:p>
          </table:table-cell>
          <table:table-cell table:formula="of:=SUM([.W$2:.W28])" office:value-type="float" office:value="2" calcext:value-type="float">
            <text:p>2</text:p>
          </table:table-cell>
          <table:table-cell table:formula="of:=SUM([.X$2:.X28])" office:value-type="float" office:value="312" calcext:value-type="float">
            <text:p>312</text:p>
          </table:table-cell>
          <table:table-cell table:formula="of:=SUM([.Y$2:.Y28])" office:value-type="float" office:value="17.991" calcext:value-type="float">
            <text:p>17.991</text:p>
          </table:table-cell>
          <table:table-cell table:formula="of:=SUM([.Z$2:.Z28])" office:value-type="float" office:value="2.218" calcext:value-type="float">
            <text:p>2.218</text:p>
          </table:table-cell>
          <table:table-cell table:formula="of:=SUM([.AA$2:.AA28])" office:value-type="float" office:value="29" calcext:value-type="float">
            <text:p>29</text:p>
          </table:table-cell>
          <table:table-cell table:formula="of:=SUM([.AB$2:.AB28])" office:value-type="float" office:value="1.69" calcext:value-type="float">
            <text:p>1.69</text:p>
          </table:table-cell>
          <table:table-cell table:number-columns-repeated="15"/>
        </table:table-row>
        <table:table-row table:style-name="ro3">
          <table:table-cell office:value-type="float" office:value="430" calcext:value-type="float">
            <text:p>430</text:p>
          </table:table-cell>
          <table:table-cell office:value-type="string" calcext:value-type="string">
            <text:p>BjwhMDhbqAs</text:p>
          </table:table-cell>
          <table:table-cell office:value-type="string" calcext:value-type="string">
            <text:p>AI Creates 3D Models From Images | Two Minute Papers #186</text:p>
          </table:table-cell>
          <table:table-cell office:value-type="string" calcext:value-type="string">
            <text:p>The paper "Hierarchical Surface Prediction for 3D Object Reconstruction" is available here:</text:p>
            <text:p>https://arxiv.org/abs/1704.00710</text:p>
            <text:p/>
            <text:p>We would like to thank our generous Patreon supporters who make Two Minute Papers possible:</text:p>
            <text:p>Andrew Melnychuk, Brian Gilman, Dave Rushton-Smith, Dennis Abts, Esa Turkulainen,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71750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09-07 16:07:48</text:p>
          </table:table-cell>
          <table:table-cell office:value-type="string" calcext:value-type="string">
            <text:p>NULL</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81" calcext:value-type="float">
            <text:p>181</text:p>
          </table:table-cell>
          <table:table-cell office:value-type="float" office:value="44066" calcext:value-type="float">
            <text:p>44066</text:p>
          </table:table-cell>
          <table:table-cell office:value-type="float" office:value="1000" calcext:value-type="float">
            <text:p>1000</text:p>
          </table:table-cell>
          <table:table-cell office:value-type="float" office:value="17" calcext:value-type="float">
            <text:p>17</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50</text:p>
          </table:table-cell>
          <table:table-cell table:formula="of:=YEAR([.E29])" office:value-type="float" office:value="2017" calcext:value-type="float">
            <text:p>2017</text:p>
          </table:table-cell>
          <table:table-cell table:formula="of:=MONTH([.E29])" office:value-type="float" office:value="9" calcext:value-type="float">
            <text:p>9</text:p>
          </table:table-cell>
          <table:table-cell/>
          <table:table-cell table:style-name="ce1" office:value-type="date" office:date-value="2016-04-01" calcext:value-type="date">
            <text:p>2016-04-01</text:p>
          </table:table-cell>
          <table:table-cell table:formula="of:=COUNTIFS([.$S$2:.$S$146];YEAR([.V29]);[.$T$2:.$T$146];MONTH([.V29]))" office:value-type="float" office:value="0" calcext:value-type="float">
            <text:p>0</text:p>
          </table:table-cell>
          <table:table-cell table:formula="of:=SUMIFS([.K$2:.K$146];[.$S$2:.$S$146];YEAR([.$V29]);[.$T$2:.$T$146];MONTH([.$V29]))" office:value-type="float" office:value="0" calcext:value-type="float">
            <text:p>0</text:p>
          </table:table-cell>
          <table:table-cell table:formula="of:=SUMIFS([.L$2:.L$146];[.$S$2:.$S$146];YEAR([.$V29]);[.$T$2:.$T$146];MONTH([.$V29]))/10000" office:value-type="float" office:value="0" calcext:value-type="float">
            <text:p>0</text:p>
          </table:table-cell>
          <table:table-cell table:formula="of:=SUMIFS([.M$2:.M$146];[.$S$2:.$S$146];YEAR([.$V29]);[.$T$2:.$T$146];MONTH([.$V29]))/1000" office:value-type="float" office:value="0" calcext:value-type="float">
            <text:p>0</text:p>
          </table:table-cell>
          <table:table-cell table:formula="of:=SUMIFS([.N$2:.N$146];[.$S$2:.$S$146];YEAR([.$V29]);[.$T$2:.$T$146];MONTH([.$V29]))" office:value-type="float" office:value="0" calcext:value-type="float">
            <text:p>0</text:p>
          </table:table-cell>
          <table:table-cell table:formula="of:=SUMIFS([.O$2:.O$146];[.$S$2:.$S$146];YEAR([.$V29]);[.$T$2:.$T$146];MONTH([.$V29]))/100" office:value-type="float" office:value="0" calcext:value-type="float">
            <text:p>0</text:p>
          </table:table-cell>
          <table:table-cell table:formula="of:=SUM([.W$2:.W29])" office:value-type="float" office:value="2" calcext:value-type="float">
            <text:p>2</text:p>
          </table:table-cell>
          <table:table-cell table:formula="of:=SUM([.X$2:.X29])" office:value-type="float" office:value="312" calcext:value-type="float">
            <text:p>312</text:p>
          </table:table-cell>
          <table:table-cell table:formula="of:=SUM([.Y$2:.Y29])" office:value-type="float" office:value="17.991" calcext:value-type="float">
            <text:p>17.991</text:p>
          </table:table-cell>
          <table:table-cell table:formula="of:=SUM([.Z$2:.Z29])" office:value-type="float" office:value="2.218" calcext:value-type="float">
            <text:p>2.218</text:p>
          </table:table-cell>
          <table:table-cell table:formula="of:=SUM([.AA$2:.AA29])" office:value-type="float" office:value="29" calcext:value-type="float">
            <text:p>29</text:p>
          </table:table-cell>
          <table:table-cell table:formula="of:=SUM([.AB$2:.AB29])" office:value-type="float" office:value="1.69" calcext:value-type="float">
            <text:p>1.69</text:p>
          </table:table-cell>
          <table:table-cell table:number-columns-repeated="15"/>
        </table:table-row>
        <table:table-row table:style-name="ro3">
          <table:table-cell office:value-type="float" office:value="424" calcext:value-type="float">
            <text:p>424</text:p>
          </table:table-cell>
          <table:table-cell office:value-type="string" calcext:value-type="string">
            <text:p>aR6M0MQBo2w</text:p>
          </table:table-cell>
          <table:table-cell office:value-type="string" calcext:value-type="string">
            <text:p>Latent Space Human Face Synthesis | Two Minute Papers #191</text:p>
          </table:table-cell>
          <table:table-cell office:value-type="string" calcext:value-type="string">
            <text:p>The paper "Optimizing the Latent Space of Generative Networks" is available here:</text:p>
            <text:p>https://arxiv.org/pdf/1707.05776.pdf</text:p>
            <text:p/>
            <text:p>Khan Academy's video on the Nash equilibrium:</text:p>
            <text:p>https://www.khanacademy.org/economics-finance-domain/microeconomics/nash-equilibrium-tutorial/nash-eq-tutorial/v/prisoners-dilemma-and-nash-equilibrium</text:p>
            <text:p/>
            <text:p>Earlier episodes showcased in the video:</text:p>
            <text:p>Image Editing with Generative Adversarial Networks - https://www.youtube.com/watch?v=pqkpIfu36Os</text:p>
            <text:p>AI Learns to Synthesize Pictures of Animals - https://www.youtube.com/watch?v=D4C1dB9UheQ</text:p>
            <text:p>AI Makes 3D Models From Photos - https://www.youtube.com/watch?v=HO1LYJb818Q</text:p>
            <text:p/>
            <text:p>Font paper:</text:p>
            <text:p>http://vecg.cs.ucl.ac.uk/Projects/projects_fonts/projects_fonts.html</text:p>
            <text:p/>
            <text:p/>
            <text:p>We would like to thank our generous Patreon supporters who make Two Minute Papers possible:</text:p>
            <text:p>Andrew Melnychuk, Brian Gilman, Dave Rushton-Smith, Dennis Abts, Esa Turkulainen, Evan Breznyik,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589641/</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09-24 17:20:28</text:p>
          </table:table-cell>
          <table:table-cell office:value-type="string" calcext:value-type="string">
            <text:p>two minute papers, deep learning, research, educatio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7" calcext:value-type="float">
            <text:p>277</text:p>
          </table:table-cell>
          <table:table-cell office:value-type="float" office:value="29004" calcext:value-type="float">
            <text:p>29004</text:p>
          </table:table-cell>
          <table:table-cell office:value-type="float" office:value="1051" calcext:value-type="float">
            <text:p>1051</text:p>
          </table:table-cell>
          <table:table-cell office:value-type="float" office:value="10" calcext:value-type="float">
            <text:p>1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48</text:p>
          </table:table-cell>
          <table:table-cell table:formula="of:=YEAR([.E30])" office:value-type="float" office:value="2017" calcext:value-type="float">
            <text:p>2017</text:p>
          </table:table-cell>
          <table:table-cell table:formula="of:=MONTH([.E30])" office:value-type="float" office:value="9" calcext:value-type="float">
            <text:p>9</text:p>
          </table:table-cell>
          <table:table-cell/>
          <table:table-cell table:style-name="ce1" office:value-type="date" office:date-value="2016-05-01" calcext:value-type="date">
            <text:p>2016-05-01</text:p>
          </table:table-cell>
          <table:table-cell table:formula="of:=COUNTIFS([.$S$2:.$S$146];YEAR([.V30]);[.$T$2:.$T$146];MONTH([.V30]))" office:value-type="float" office:value="0" calcext:value-type="float">
            <text:p>0</text:p>
          </table:table-cell>
          <table:table-cell table:formula="of:=SUMIFS([.K$2:.K$146];[.$S$2:.$S$146];YEAR([.$V30]);[.$T$2:.$T$146];MONTH([.$V30]))" office:value-type="float" office:value="0" calcext:value-type="float">
            <text:p>0</text:p>
          </table:table-cell>
          <table:table-cell table:formula="of:=SUMIFS([.L$2:.L$146];[.$S$2:.$S$146];YEAR([.$V30]);[.$T$2:.$T$146];MONTH([.$V30]))/10000" office:value-type="float" office:value="0" calcext:value-type="float">
            <text:p>0</text:p>
          </table:table-cell>
          <table:table-cell table:formula="of:=SUMIFS([.M$2:.M$146];[.$S$2:.$S$146];YEAR([.$V30]);[.$T$2:.$T$146];MONTH([.$V30]))/1000" office:value-type="float" office:value="0" calcext:value-type="float">
            <text:p>0</text:p>
          </table:table-cell>
          <table:table-cell table:formula="of:=SUMIFS([.N$2:.N$146];[.$S$2:.$S$146];YEAR([.$V30]);[.$T$2:.$T$146];MONTH([.$V30]))" office:value-type="float" office:value="0" calcext:value-type="float">
            <text:p>0</text:p>
          </table:table-cell>
          <table:table-cell table:formula="of:=SUMIFS([.O$2:.O$146];[.$S$2:.$S$146];YEAR([.$V30]);[.$T$2:.$T$146];MONTH([.$V30]))/100" office:value-type="float" office:value="0" calcext:value-type="float">
            <text:p>0</text:p>
          </table:table-cell>
          <table:table-cell table:formula="of:=SUM([.W$2:.W30])" office:value-type="float" office:value="2" calcext:value-type="float">
            <text:p>2</text:p>
          </table:table-cell>
          <table:table-cell table:formula="of:=SUM([.X$2:.X30])" office:value-type="float" office:value="312" calcext:value-type="float">
            <text:p>312</text:p>
          </table:table-cell>
          <table:table-cell table:formula="of:=SUM([.Y$2:.Y30])" office:value-type="float" office:value="17.991" calcext:value-type="float">
            <text:p>17.991</text:p>
          </table:table-cell>
          <table:table-cell table:formula="of:=SUM([.Z$2:.Z30])" office:value-type="float" office:value="2.218" calcext:value-type="float">
            <text:p>2.218</text:p>
          </table:table-cell>
          <table:table-cell table:formula="of:=SUM([.AA$2:.AA30])" office:value-type="float" office:value="29" calcext:value-type="float">
            <text:p>29</text:p>
          </table:table-cell>
          <table:table-cell table:formula="of:=SUM([.AB$2:.AB30])" office:value-type="float" office:value="1.69" calcext:value-type="float">
            <text:p>1.69</text:p>
          </table:table-cell>
          <table:table-cell table:number-columns-repeated="15"/>
        </table:table-row>
        <table:table-row table:style-name="ro3">
          <table:table-cell office:value-type="float" office:value="437" calcext:value-type="float">
            <text:p>437</text:p>
          </table:table-cell>
          <table:table-cell office:value-type="string" calcext:value-type="string">
            <text:p>MUVbqQ3STFA</text:p>
          </table:table-cell>
          <table:table-cell office:value-type="string" calcext:value-type="string">
            <text:p>AI learns to Create <text:s/>KZF Videos Cat Pictures: Papers in Two Minutes #1</text:p>
          </table:table-cell>
          <table:table-cell office:value-type="string" calcext:value-type="string">
            <text:p>Some beautiful new GAN results have been published, so let's have a quick look at the pretty pictures.</text:p>
            <text:p>More AI Safety coming soon of course.</text:p>
            <text:p/>
            <text:p>With apologies to Two Minute Papers: https://www.youtube.com/user/keeroyz</text:p>
            <text:p>The Computerphile video: https://www.youtube.com/watch?v=Sw9r8CL98N0</text:p>
            <text:p>The Paper "Unsupervised Representation Learning With Deep Convolutional GANs": https://arxiv.org/pdf/1511.06434.pdf</text:p>
            <text:p>The Paper "Progressive Growing Of Gans For Improved Quality, Stability, And Variation": http://research.nvidia.com/sites/default/files/pubs/2017-10_Progressive-Growing-of//karras2017gan-paper.pdf</text:p>
            <text:p>The AMAZING video for that paper: https://www.youtube.com/watch?v=XOxxPcy5Gr4</text:p>
            <text:p> </text:p>
            <text:p/>
            <text:p>With thanks to my excellent Patreon supporters:</text:p>
            <text:p>https://www.patreon.com/robertskmiles</text:p>
            <text:p/>
            <text:p>Steef </text:p>
            <text:p>Sara Tjder</text:p>
            <text:p>Jason Strack</text:p>
            <text:p>Chad Jones</text:p>
            <text:p>Stefan Skiles</text:p>
            <text:p>Katie Byrne</text:p>
            <text:p>Ziyang Liu</text:p>
            <text:p>Jordan Medina</text:p>
            <text:p>Kyle Scott</text:p>
            <text:p>Jason Hise</text:p>
            <text:p>David Rasmussen</text:p>
            <text:p>Heavy Empty</text:p>
            <text:p>James McCuen</text:p>
            <text:p>Richrd Nagyfi</text:p>
            <text:p>Ammar Mousali</text:p>
            <text:p>Scott Zockoll</text:p>
            <text:p>Charles Miller</text:p>
            <text:p>Joshua Richardson</text:p>
            <text:p>Jonatan R</text:p>
            <text:p>Michael Greve</text:p>
            <text:p>robertvanduursen </text:p>
            <text:p>The Guru Of Vision</text:p>
            <text:p>Fabrizio Pisani</text:p>
            <text:p>Alexander Hartvig Nielsen</text:p>
            <text:p>Volodymyr </text:p>
            <text:p>David Tjder</text:p>
            <text:p>Paul Mason</text:p>
            <text:p>Ben Scanlon</text:p>
            <text:p>Julius Brash</text:p>
            <text:p>Mike Bird</text:p>
            <text:p>Taylor Winning</text:p>
            <text:p>Ville Ahlgren</text:p>
            <text:p>Roman Nekhoroshev</text:p>
            <text:p>Peggy Youell</text:p>
            <text:p>Konsta </text:p>
            <text:p>William Hendley</text:p>
            <text:p>Almighty Dodd</text:p>
            <text:p>DGJono </text:p>
            <text:p>Matthias Meger</text:p>
            <text:p>Scott Stevens</text:p>
            <text:p>Michael Ore</text:p>
            <text:p>Robert Bridges</text:p>
            <text:p>Dmitri Afanasjev</text:p>
            <text:p>Brian Sandberg</text:p>
            <text:p>Einar Ueland</text:p>
            <text:p>Lo Rez</text:p>
            <text:p>Stephen Paul</text:p>
            <text:p>Marcel Ward</text:p>
            <text:p>Andrew Weir</text:p>
            <text:p>Pontus Carlsson</text:p>
            <text:p>Taylor Smith</text:p>
            <text:p>Ben Archer</text:p>
            <text:p>Ivan Pochesnev</text:p>
            <text:p>Scott McCarthy</text:p>
            <text:p>Kabs Kabs Kabs Kabs</text:p>
            <text:p>Phil </text:p>
            <text:p>Christopher Askin</text:p>
            <text:p>Tendayi Mawushe</text:p>
            <text:p>Gabriel Behm</text:p>
            <text:p>Anne Kohlbrenner</text:p>
            <text:p>Jake Fish</text:p>
            <text:p>Filip </text:p>
            <text:p>Bjorn Nyblad</text:p>
            <text:p>Stefan Laurie</text:p>
            <text:p>Tom O'Connor</text:p>
            <text:p>pmilian </text:p>
            <text:p>Jussi Mnnist</text:p>
            <text:p>Cameron Kinsel</text:p>
            <text:p>Matanya Loewenthal</text:p>
            <text:p>Wr4thon </text:p>
            <text:p>Dave Tapley</text:p>
            <text:p>Archy de Berker</text:p>
            <text:p/>
            <text:p>https://www.patreon.com/robertskmiles</text:p>
          </table:table-cell>
          <table:table-cell table:style-name="ce3" office:value-type="string" calcext:value-type="string">
            <text:p>2017-10-29 11:49:20</text:p>
          </table:table-cell>
          <table:table-cell office:value-type="string" calcext:value-type="string">
            <text:p>AI, AGI, Artificial Intelligence, AI risk, AI safety, robert miles, robert miles AI, machine learning, two minute papers, 2 minute papers, generative adversarial network, generative adversarial networks, GAN, GANs, neural net, neural network, celebrity, cat pictures, cat, cats, face, faces</text:p>
          </table:table-cell>
          <table:table-cell office:value-type="string" calcext:value-type="string">
            <text:p>NULL</text:p>
          </table:table-cell>
          <table:table-cell office:value-type="string" calcext:value-type="string">
            <text:p>en-GB</text:p>
          </table:table-cell>
          <table:table-cell office:value-type="string" calcext:value-type="string">
            <text:p>Robert Miles</text:p>
          </table:table-cell>
          <table:table-cell office:value-type="string" calcext:value-type="string">
            <text:p>UCLB7AzTwc6VFZrBsO2ucBMg</text:p>
          </table:table-cell>
          <table:table-cell office:value-type="float" office:value="320" calcext:value-type="float">
            <text:p>320</text:p>
          </table:table-cell>
          <table:table-cell office:value-type="float" office:value="38380" calcext:value-type="float">
            <text:p>38380</text:p>
          </table:table-cell>
          <table:table-cell office:value-type="float" office:value="2524" calcext:value-type="float">
            <text:p>2524</text:p>
          </table:table-cell>
          <table:table-cell office:value-type="float" office:value="33" calcext:value-type="float">
            <text:p>33</text:p>
          </table:table-cell>
          <table:table-cell office:value-type="float" office:value="177" calcext:value-type="float">
            <text:p>177</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5:24</text:p>
          </table:table-cell>
          <table:table-cell table:formula="of:=YEAR([.E31])" office:value-type="float" office:value="2017" calcext:value-type="float">
            <text:p>2017</text:p>
          </table:table-cell>
          <table:table-cell table:formula="of:=MONTH([.E31])" office:value-type="float" office:value="10" calcext:value-type="float">
            <text:p>10</text:p>
          </table:table-cell>
          <table:table-cell/>
          <table:table-cell table:style-name="ce1" office:value-type="date" office:date-value="2016-06-01" calcext:value-type="date">
            <text:p>2016-06-01</text:p>
          </table:table-cell>
          <table:table-cell table:formula="of:=COUNTIFS([.$S$2:.$S$146];YEAR([.V31]);[.$T$2:.$T$146];MONTH([.V31]))" office:value-type="float" office:value="0" calcext:value-type="float">
            <text:p>0</text:p>
          </table:table-cell>
          <table:table-cell table:formula="of:=SUMIFS([.K$2:.K$146];[.$S$2:.$S$146];YEAR([.$V31]);[.$T$2:.$T$146];MONTH([.$V31]))" office:value-type="float" office:value="0" calcext:value-type="float">
            <text:p>0</text:p>
          </table:table-cell>
          <table:table-cell table:formula="of:=SUMIFS([.L$2:.L$146];[.$S$2:.$S$146];YEAR([.$V31]);[.$T$2:.$T$146];MONTH([.$V31]))/10000" office:value-type="float" office:value="0" calcext:value-type="float">
            <text:p>0</text:p>
          </table:table-cell>
          <table:table-cell table:formula="of:=SUMIFS([.M$2:.M$146];[.$S$2:.$S$146];YEAR([.$V31]);[.$T$2:.$T$146];MONTH([.$V31]))/1000" office:value-type="float" office:value="0" calcext:value-type="float">
            <text:p>0</text:p>
          </table:table-cell>
          <table:table-cell table:formula="of:=SUMIFS([.N$2:.N$146];[.$S$2:.$S$146];YEAR([.$V31]);[.$T$2:.$T$146];MONTH([.$V31]))" office:value-type="float" office:value="0" calcext:value-type="float">
            <text:p>0</text:p>
          </table:table-cell>
          <table:table-cell table:formula="of:=SUMIFS([.O$2:.O$146];[.$S$2:.$S$146];YEAR([.$V31]);[.$T$2:.$T$146];MONTH([.$V31]))/100" office:value-type="float" office:value="0" calcext:value-type="float">
            <text:p>0</text:p>
          </table:table-cell>
          <table:table-cell table:formula="of:=SUM([.W$2:.W31])" office:value-type="float" office:value="2" calcext:value-type="float">
            <text:p>2</text:p>
          </table:table-cell>
          <table:table-cell table:formula="of:=SUM([.X$2:.X31])" office:value-type="float" office:value="312" calcext:value-type="float">
            <text:p>312</text:p>
          </table:table-cell>
          <table:table-cell table:formula="of:=SUM([.Y$2:.Y31])" office:value-type="float" office:value="17.991" calcext:value-type="float">
            <text:p>17.991</text:p>
          </table:table-cell>
          <table:table-cell table:formula="of:=SUM([.Z$2:.Z31])" office:value-type="float" office:value="2.218" calcext:value-type="float">
            <text:p>2.218</text:p>
          </table:table-cell>
          <table:table-cell table:formula="of:=SUM([.AA$2:.AA31])" office:value-type="float" office:value="29" calcext:value-type="float">
            <text:p>29</text:p>
          </table:table-cell>
          <table:table-cell table:formula="of:=SUM([.AB$2:.AB31])" office:value-type="float" office:value="1.69" calcext:value-type="float">
            <text:p>1.69</text:p>
          </table:table-cell>
          <table:table-cell table:number-columns-repeated="15"/>
        </table:table-row>
        <table:table-row table:style-name="ro3">
          <table:table-cell office:value-type="float" office:value="398" calcext:value-type="float">
            <text:p>398</text:p>
          </table:table-cell>
          <table:table-cell office:value-type="string" calcext:value-type="string">
            <text:p>VKoLGnq15RM</text:p>
          </table:table-cell>
          <table:table-cell office:value-type="string" calcext:value-type="string">
            <text:p>Capsule Networks: An Improvement to Convolutional Networks</text:p>
          </table:table-cell>
          <table:table-cell office:value-type="string" calcext:value-type="string">
            <text:p>Geoffrey Hinton (who popularized backpropagation in the 80s) recently published his long-awaited paper on "Capsule Networks" - which provide state of the art classification accuracy on the MNIST dataset. In this video I'll go over how Convolutional networks work, some improvements to them over the years, then i'll go over capsule networks in both theory and code.</text:p>
            <text:p/>
            <text:p>Code for this video: </text:p>
            <text:p>https://github.com/llSourcell/capsule_networks</text:p>
            <text:p/>
            <text:p>Please Subscribe! And like. And comment. That's what keeps me going.</text:p>
            <text:p/>
            <text:p>Follow me:</text:p>
            <text:p>Twitter: https://twitter.com/sirajraval</text:p>
            <text:p>Facebook: https://www.facebook.com/sirajology</text:p>
            <text:p/>
            <text:p/>
            <text:p>More learning resources:</text:p>
            <text:p>https://www.youtube.com/watch?v=FTr3n7uBIuE</text:p>
            <text:p>https://www.youtube.com/watch?v=cAICT4Al5Ow</text:p>
            <text:p>https://www.youtube.com/watch?v=qVwm-9P609I</text:p>
            <text:p>https://www.youtube.com/watch?v=LodC7Zm3X8Q</text:p>
            <text:p>https://github.com/naturomics/CapsNet-Tensorflow</text:p>
            <text:p>https://www.reddit.com/r/MachineLearning/comments/78zvc4/r_171009829_dynamic_routing_between_capsules/</text:p>
            <text:p/>
            <text:p>Join us in the Wizards Slack channel:</text:p>
            <text:p>http://wizards.herokuapp.com/</text:p>
            <text:p/>
            <text:p>And please support me on Patreon:</text:p>
            <text:p>https://www.patreon.com/user?u=3191693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10-31 18:13:59</text:p>
          </table:table-cell>
          <table:table-cell office:value-type="string" calcext:value-type="string">
            <text:p>capsule neural network, capsule networks, capsules, siraj raval capsule, capsule network, capsule net, capsnet, capsule network hinton, capsule networks hinton, capsulenet, capsule hinton, hinton capsules, hinton capsule, siraj, siraj raval, udacity, python, programming, coding, software, engineering, data, analytics, deep learning, convolutional network, ML, coursera, capsule, image classification, hinton, geoffrey hinton, artificial intelligence, google, deepmind, machine learning</text:p>
          </table:table-cell>
          <table:table-cell table:number-columns-repeated="2"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364" calcext:value-type="float">
            <text:p>1364</text:p>
          </table:table-cell>
          <table:table-cell office:value-type="float" office:value="126525" calcext:value-type="float">
            <text:p>126525</text:p>
          </table:table-cell>
          <table:table-cell office:value-type="float" office:value="3033" calcext:value-type="float">
            <text:p>3033</text:p>
          </table:table-cell>
          <table:table-cell office:value-type="float" office:value="157" calcext:value-type="float">
            <text:p>157</text:p>
          </table:table-cell>
          <table:table-cell office:value-type="float" office:value="239" calcext:value-type="float">
            <text:p>239</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23</text:p>
          </table:table-cell>
          <table:table-cell table:formula="of:=YEAR([.E32])" office:value-type="float" office:value="2017" calcext:value-type="float">
            <text:p>2017</text:p>
          </table:table-cell>
          <table:table-cell table:formula="of:=MONTH([.E32])" office:value-type="float" office:value="10" calcext:value-type="float">
            <text:p>10</text:p>
          </table:table-cell>
          <table:table-cell/>
          <table:table-cell table:style-name="ce1" office:value-type="date" office:date-value="2016-07-01" calcext:value-type="date">
            <text:p>2016-07-01</text:p>
          </table:table-cell>
          <table:table-cell table:formula="of:=COUNTIFS([.$S$2:.$S$146];YEAR([.V32]);[.$T$2:.$T$146];MONTH([.V32]))" office:value-type="float" office:value="1" calcext:value-type="float">
            <text:p>1</text:p>
          </table:table-cell>
          <table:table-cell table:formula="of:=SUMIFS([.K$2:.K$146];[.$S$2:.$S$146];YEAR([.$V32]);[.$T$2:.$T$146];MONTH([.$V32]))" office:value-type="float" office:value="329" calcext:value-type="float">
            <text:p>329</text:p>
          </table:table-cell>
          <table:table-cell table:formula="of:=SUMIFS([.L$2:.L$146];[.$S$2:.$S$146];YEAR([.$V32]);[.$T$2:.$T$146];MONTH([.$V32]))/10000" office:value-type="float" office:value="10.8434" calcext:value-type="float">
            <text:p>10.8434</text:p>
          </table:table-cell>
          <table:table-cell table:formula="of:=SUMIFS([.M$2:.M$146];[.$S$2:.$S$146];YEAR([.$V32]);[.$T$2:.$T$146];MONTH([.$V32]))/1000" office:value-type="float" office:value="1.72" calcext:value-type="float">
            <text:p>1.72</text:p>
          </table:table-cell>
          <table:table-cell table:formula="of:=SUMIFS([.N$2:.N$146];[.$S$2:.$S$146];YEAR([.$V32]);[.$T$2:.$T$146];MONTH([.$V32]))" office:value-type="float" office:value="70" calcext:value-type="float">
            <text:p>70</text:p>
          </table:table-cell>
          <table:table-cell table:formula="of:=SUMIFS([.O$2:.O$146];[.$S$2:.$S$146];YEAR([.$V32]);[.$T$2:.$T$146];MONTH([.$V32]))/100" office:value-type="float" office:value="1.83" calcext:value-type="float">
            <text:p>1.83</text:p>
          </table:table-cell>
          <table:table-cell table:formula="of:=SUM([.W$2:.W32])" office:value-type="float" office:value="3" calcext:value-type="float">
            <text:p>3</text:p>
          </table:table-cell>
          <table:table-cell table:formula="of:=SUM([.X$2:.X32])" office:value-type="float" office:value="641" calcext:value-type="float">
            <text:p>641</text:p>
          </table:table-cell>
          <table:table-cell table:formula="of:=SUM([.Y$2:.Y32])" office:value-type="float" office:value="28.8344" calcext:value-type="float">
            <text:p>28.8344</text:p>
          </table:table-cell>
          <table:table-cell table:formula="of:=SUM([.Z$2:.Z32])" office:value-type="float" office:value="3.938" calcext:value-type="float">
            <text:p>3.938</text:p>
          </table:table-cell>
          <table:table-cell table:formula="of:=SUM([.AA$2:.AA32])" office:value-type="float" office:value="99" calcext:value-type="float">
            <text:p>99</text:p>
          </table:table-cell>
          <table:table-cell table:formula="of:=SUM([.AB$2:.AB32])" office:value-type="float" office:value="3.52" calcext:value-type="float">
            <text:p>3.52</text:p>
          </table:table-cell>
          <table:table-cell/>
          <table:table-cell table:formula="of:=[.W32]" office:value-type="float" office:value="1" calcext:value-type="float">
            <text:p>1</text:p>
          </table:table-cell>
          <table:table-cell table:formula="of:=[.X32]" office:value-type="float" office:value="329" calcext:value-type="float">
            <text:p>329</text:p>
          </table:table-cell>
          <table:table-cell table:formula="of:=[.Y32]" office:value-type="float" office:value="10.8434" calcext:value-type="float">
            <text:p>10.8434</text:p>
          </table:table-cell>
          <table:table-cell table:formula="of:=[.Z32]" office:value-type="float" office:value="1.72" calcext:value-type="float">
            <text:p>1.72</text:p>
          </table:table-cell>
          <table:table-cell table:formula="of:=[.AA32]" office:value-type="float" office:value="70" calcext:value-type="float">
            <text:p>70</text:p>
          </table:table-cell>
          <table:table-cell table:formula="of:=[.AB32]" office:value-type="float" office:value="1.83" calcext:value-type="float">
            <text:p>1.83</text:p>
          </table:table-cell>
          <table:table-cell table:number-columns-repeated="8"/>
        </table:table-row>
        <table:table-row table:style-name="ro3">
          <table:table-cell office:value-type="float" office:value="454" calcext:value-type="float">
            <text:p>454</text:p>
          </table:table-cell>
          <table:table-cell office:value-type="string" calcext:value-type="string">
            <text:p>IjdWn9AZfcg</text:p>
          </table:table-cell>
          <table:table-cell office:value-type="string" calcext:value-type="string">
            <text:p>Chuang Gan: Video Understanding: From Tags to Language</text:p>
          </table:table-cell>
          <table:table-cell office:value-type="string" calcext:value-type="string">
            <text:p>Chuang Gan:</text:p>
            <text:p/>
            <text:p>Video Understanding: From Tags to Language</text:p>
            <text:p/>
            <text:p/>
            <text:p>Abstract: </text:p>
            <text:p>The increasing ubiquity of devices capable of capturing videos has led to an explosion in the amount of recorded video content. Instead of eyeballing the videos for potentially useful information, it has therefore been a pressing need to develop automatic video analysis and understanding algorithms for various applications. However, understanding videos on a large scale remains challenging: large variations and complexities, time-consuming annotations, and a wide range of involved video concepts. In light of these challenges, my research towards video understanding focuses on designing effective network architectures to learn robust video representations, learning video concepts from weak supervision and building a stronger connection between language and vision. In this talk, I will first introduce a Deep Event Network (DevNet) that can simultaneously detect pre-defined events and localize spatial-temporal key evidence. Then I will show how web crawled videos and images could be utilized for learning video concepts. Finally, I will present our recent efforts to connect visual understanding to language through attractive visual captioning and visual question segmentation.</text:p>
          </table:table-cell>
          <table:table-cell table:style-name="ce3" office:value-type="string" calcext:value-type="string">
            <text:p>2017-11-02 00:20:28</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149" calcext:value-type="float">
            <text:p>3149</text:p>
          </table:table-cell>
          <table:table-cell office:value-type="float" office:value="932" calcext:value-type="float">
            <text:p>93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gan</text:p>
          </table:table-cell>
          <table:table-cell table:style-name="ce3" office:value-type="string" calcext:value-type="string">
            <text:p>2020-04-22 22:56:07</text:p>
          </table:table-cell>
          <table:table-cell table:formula="of:=YEAR([.E33])" office:value-type="float" office:value="2017" calcext:value-type="float">
            <text:p>2017</text:p>
          </table:table-cell>
          <table:table-cell table:formula="of:=MONTH([.E33])" office:value-type="float" office:value="11" calcext:value-type="float">
            <text:p>11</text:p>
          </table:table-cell>
          <table:table-cell/>
          <table:table-cell table:style-name="ce1" office:value-type="date" office:date-value="2016-08-01" calcext:value-type="date">
            <text:p>2016-08-01</text:p>
          </table:table-cell>
          <table:table-cell table:formula="of:=COUNTIFS([.$S$2:.$S$146];YEAR([.V33]);[.$T$2:.$T$146];MONTH([.V33]))" office:value-type="float" office:value="0" calcext:value-type="float">
            <text:p>0</text:p>
          </table:table-cell>
          <table:table-cell table:formula="of:=SUMIFS([.K$2:.K$146];[.$S$2:.$S$146];YEAR([.$V33]);[.$T$2:.$T$146];MONTH([.$V33]))" office:value-type="float" office:value="0" calcext:value-type="float">
            <text:p>0</text:p>
          </table:table-cell>
          <table:table-cell table:formula="of:=SUMIFS([.L$2:.L$146];[.$S$2:.$S$146];YEAR([.$V33]);[.$T$2:.$T$146];MONTH([.$V33]))/10000" office:value-type="float" office:value="0" calcext:value-type="float">
            <text:p>0</text:p>
          </table:table-cell>
          <table:table-cell table:formula="of:=SUMIFS([.M$2:.M$146];[.$S$2:.$S$146];YEAR([.$V33]);[.$T$2:.$T$146];MONTH([.$V33]))/1000" office:value-type="float" office:value="0" calcext:value-type="float">
            <text:p>0</text:p>
          </table:table-cell>
          <table:table-cell table:formula="of:=SUMIFS([.N$2:.N$146];[.$S$2:.$S$146];YEAR([.$V33]);[.$T$2:.$T$146];MONTH([.$V33]))" office:value-type="float" office:value="0" calcext:value-type="float">
            <text:p>0</text:p>
          </table:table-cell>
          <table:table-cell table:formula="of:=SUMIFS([.O$2:.O$146];[.$S$2:.$S$146];YEAR([.$V33]);[.$T$2:.$T$146];MONTH([.$V33]))/100" office:value-type="float" office:value="0" calcext:value-type="float">
            <text:p>0</text:p>
          </table:table-cell>
          <table:table-cell table:formula="of:=SUM([.W$2:.W33])" office:value-type="float" office:value="3" calcext:value-type="float">
            <text:p>3</text:p>
          </table:table-cell>
          <table:table-cell table:formula="of:=SUM([.X$2:.X33])" office:value-type="float" office:value="641" calcext:value-type="float">
            <text:p>641</text:p>
          </table:table-cell>
          <table:table-cell table:formula="of:=SUM([.Y$2:.Y33])" office:value-type="float" office:value="28.8344" calcext:value-type="float">
            <text:p>28.8344</text:p>
          </table:table-cell>
          <table:table-cell table:formula="of:=SUM([.Z$2:.Z33])" office:value-type="float" office:value="3.938" calcext:value-type="float">
            <text:p>3.938</text:p>
          </table:table-cell>
          <table:table-cell table:formula="of:=SUM([.AA$2:.AA33])" office:value-type="float" office:value="99" calcext:value-type="float">
            <text:p>99</text:p>
          </table:table-cell>
          <table:table-cell table:formula="of:=SUM([.AB$2:.AB33])" office:value-type="float" office:value="3.52" calcext:value-type="float">
            <text:p>3.52</text:p>
          </table:table-cell>
          <table:table-cell table:number-columns-repeated="15"/>
        </table:table-row>
        <table:table-row table:style-name="ro3">
          <table:table-cell office:value-type="float" office:value="368" calcext:value-type="float">
            <text:p>368</text:p>
          </table:table-cell>
          <table:table-cell office:value-type="string" calcext:value-type="string">
            <text:p>yz6dNf7X7SA</text:p>
          </table:table-cell>
          <table:table-cell office:value-type="string" calcext:value-type="string">
            <text:p>Generating Pokemon with a Generative Adversarial Network</text:p>
          </table:table-cell>
          <table:table-cell office:value-type="string" calcext:value-type="string">
            <text:p>Gotta train 'em all! Let's generate some new pokemon using the power of Generative Adversarial Networks. This is a newer deep learning technique invented by a researcher &amp; friend of mine named Ian Goodfellow. Yann LeCunn called it the coolest idea in the past 2 decades. I'll explain how it works, some more recent improvements, then we'll go through the code. </text:p>
            <text:p/>
            <text:p>Code for this video:</text:p>
            <text:p>https://github.com/llSourcell/Pokemon_GAN</text:p>
            <text:p/>
            <text:p>Please Subscribe! And like. And comment. That's what keeps me going.</text:p>
            <text:p/>
            <text:p>Want more inspiration &amp; education? Follow me:</text:p>
            <text:p>Twitter: https://twitter.com/sirajraval</text:p>
            <text:p>Facebook: https://www.facebook.com/sirajology</text:p>
            <text:p/>
            <text:p/>
            <text:p>More learning resources:</text:p>
            <text:p>https://www.oreilly.com/learning/generative-adversarial-networks-for-beginners</text:p>
            <text:p>https://www.analyticsvidhya.com/blog/2017/06/introductory-generative-adversarial-networks-gans/</text:p>
            <text:p>https://github.com/uclaacmai/Generative-Adversarial-Network-Tutorial</text:p>
            <text:p>http://blog.aylien.com/introduction-generative-adversarial-networks-code-tensorflow/</text:p>
            <text:p>https://www.slideshare.net/ThomasDaSilvaPaula/a-very-gentle-introduction-to-generative-adversarial-networks-aka-gans-71614428</text:p>
            <text:p>https://medium.com/@devnag/generative-adversarial-networks-gans-in-50-lines-of-code-pytorch-e81b79659e3f</text:p>
            <text:p>https://medium.com/@awjuliani/generative-adversarial-networks-explained-with-a-classic-spongebob-squarepants-episode-54deab2fce39</text:p>
            <text:p/>
            <text:p>Join us in the Wizards Slack channel:</text:p>
            <text:p>http://wizards.herokuapp.com/</text:p>
            <text:p/>
            <text:p>And please support me on Patreon:</text:p>
            <text:p>https://www.patreon.com/user?u=3191693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11-07 18:51:03</text:p>
          </table:table-cell>
          <table:table-cell office:value-type="string" calcext:value-type="string">
            <text:p>siraj raval pokemon, pokegan, pokemon gans, generating pokemon, pokemon gan, gan pokemon, siraj pokemon, generate pokemon, generative adversarial network, generative adversarial networks, gan network, generative adversarial networks tutorial, deep learning, learn coding, learn programming, artifiical intelligence, software, engineering, computer, GAN, programming, AI, machine learning, nvidia, coding, GPU, neural net, neural network, code, image generation</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529" calcext:value-type="float">
            <text:p>1529</text:p>
          </table:table-cell>
          <table:table-cell office:value-type="float" office:value="131845" calcext:value-type="float">
            <text:p>131845</text:p>
          </table:table-cell>
          <table:table-cell office:value-type="float" office:value="3086" calcext:value-type="float">
            <text:p>3086</text:p>
          </table:table-cell>
          <table:table-cell office:value-type="float" office:value="227" calcext:value-type="float">
            <text:p>227</text:p>
          </table:table-cell>
          <table:table-cell office:value-type="float" office:value="335" calcext:value-type="float">
            <text:p>33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49</text:p>
          </table:table-cell>
          <table:table-cell table:formula="of:=YEAR([.E34])" office:value-type="float" office:value="2017" calcext:value-type="float">
            <text:p>2017</text:p>
          </table:table-cell>
          <table:table-cell table:formula="of:=MONTH([.E34])" office:value-type="float" office:value="11" calcext:value-type="float">
            <text:p>11</text:p>
          </table:table-cell>
          <table:table-cell/>
          <table:table-cell table:style-name="ce1" office:value-type="date" office:date-value="2016-09-01" calcext:value-type="date">
            <text:p>2016-09-01</text:p>
          </table:table-cell>
          <table:table-cell table:formula="of:=COUNTIFS([.$S$2:.$S$146];YEAR([.V34]);[.$T$2:.$T$146];MONTH([.V34]))" office:value-type="float" office:value="1" calcext:value-type="float">
            <text:p>1</text:p>
          </table:table-cell>
          <table:table-cell table:formula="of:=SUMIFS([.K$2:.K$146];[.$S$2:.$S$146];YEAR([.$V34]);[.$T$2:.$T$146];MONTH([.$V34]))" office:value-type="float" office:value="348" calcext:value-type="float">
            <text:p>348</text:p>
          </table:table-cell>
          <table:table-cell table:formula="of:=SUMIFS([.L$2:.L$146];[.$S$2:.$S$146];YEAR([.$V34]);[.$T$2:.$T$146];MONTH([.$V34]))/10000" office:value-type="float" office:value="13.7306" calcext:value-type="float">
            <text:p>13.7306</text:p>
          </table:table-cell>
          <table:table-cell table:formula="of:=SUMIFS([.M$2:.M$146];[.$S$2:.$S$146];YEAR([.$V34]);[.$T$2:.$T$146];MONTH([.$V34]))/1000" office:value-type="float" office:value="1.835" calcext:value-type="float">
            <text:p>1.835</text:p>
          </table:table-cell>
          <table:table-cell table:formula="of:=SUMIFS([.N$2:.N$146];[.$S$2:.$S$146];YEAR([.$V34]);[.$T$2:.$T$146];MONTH([.$V34]))" office:value-type="float" office:value="117" calcext:value-type="float">
            <text:p>117</text:p>
          </table:table-cell>
          <table:table-cell table:formula="of:=SUMIFS([.O$2:.O$146];[.$S$2:.$S$146];YEAR([.$V34]);[.$T$2:.$T$146];MONTH([.$V34]))/100" office:value-type="float" office:value="2.37" calcext:value-type="float">
            <text:p>2.37</text:p>
          </table:table-cell>
          <table:table-cell table:formula="of:=SUM([.W$2:.W34])" office:value-type="float" office:value="4" calcext:value-type="float">
            <text:p>4</text:p>
          </table:table-cell>
          <table:table-cell table:formula="of:=SUM([.X$2:.X34])" office:value-type="float" office:value="989" calcext:value-type="float">
            <text:p>989</text:p>
          </table:table-cell>
          <table:table-cell table:formula="of:=SUM([.Y$2:.Y34])" office:value-type="float" office:value="42.565" calcext:value-type="float">
            <text:p>42.565</text:p>
          </table:table-cell>
          <table:table-cell table:formula="of:=SUM([.Z$2:.Z34])" office:value-type="float" office:value="5.773" calcext:value-type="float">
            <text:p>5.773</text:p>
          </table:table-cell>
          <table:table-cell table:formula="of:=SUM([.AA$2:.AA34])" office:value-type="float" office:value="216" calcext:value-type="float">
            <text:p>216</text:p>
          </table:table-cell>
          <table:table-cell table:formula="of:=SUM([.AB$2:.AB34])" office:value-type="float" office:value="5.89" calcext:value-type="float">
            <text:p>5.89</text:p>
          </table:table-cell>
          <table:table-cell/>
          <table:table-cell table:formula="of:=[.W34]" office:value-type="float" office:value="1" calcext:value-type="float">
            <text:p>1</text:p>
          </table:table-cell>
          <table:table-cell table:formula="of:=[.X34]" office:value-type="float" office:value="348" calcext:value-type="float">
            <text:p>348</text:p>
          </table:table-cell>
          <table:table-cell table:formula="of:=[.Y34]" office:value-type="float" office:value="13.7306" calcext:value-type="float">
            <text:p>13.7306</text:p>
          </table:table-cell>
          <table:table-cell table:formula="of:=[.Z34]" office:value-type="float" office:value="1.835" calcext:value-type="float">
            <text:p>1.835</text:p>
          </table:table-cell>
          <table:table-cell table:formula="of:=[.AA34]" office:value-type="float" office:value="117" calcext:value-type="float">
            <text:p>117</text:p>
          </table:table-cell>
          <table:table-cell table:formula="of:=[.AB34]" office:value-type="float" office:value="2.37" calcext:value-type="float">
            <text:p>2.37</text:p>
          </table:table-cell>
          <table:table-cell table:number-columns-repeated="8"/>
        </table:table-row>
        <table:table-row table:style-name="ro3">
          <table:table-cell office:value-type="float" office:value="395" calcext:value-type="float">
            <text:p>395</text:p>
          </table:table-cell>
          <table:table-cell office:value-type="string" calcext:value-type="string">
            <text:p>4eIBisqx9_g</text:p>
          </table:table-cell>
          <table:table-cell office:value-type="string" calcext:value-type="string">
            <text:p>YOLO Object Detection (TensorFlow tutorial)</text:p>
          </table:table-cell>
          <table:table-cell office:value-type="string" calcext:value-type="string">
            <text:p>You Only Look Once - this object detection algorithm is currently the state of the art, outperforming R-CNN and it's variants. I'll go into some different object detection algorithm improvements over the years, then dive into YOLO theory and a programmatic implementation using Tensorflow!</text:p>
            <text:p/>
            <text:p>Code for this video:</text:p>
            <text:p>https://github.com/llSourcell/YOLO_Object_Detection</text:p>
            <text:p/>
            <text:p>Please Subscribe! And like. And comment. That's what keeps me going.</text:p>
            <text:p/>
            <text:p>Want more inspiration &amp; education? Follow me:</text:p>
            <text:p>Twitter: https://twitter.com/sirajraval</text:p>
            <text:p>Facebook: https://www.facebook.com/sirajology</text:p>
            <text:p/>
            <text:p/>
            <text:p>More learning resources:</text:p>
            <text:p>https://pjreddie.com/darknet/yolo/</text:p>
            <text:p>https://timebutt.github.io/static/how-to-train-yolov2-to-detect-custom-objects/</text:p>
            <text:p>http://machinethink.net/blog/object-detection-with-yolo/</text:p>
            <text:p>https://github.com/pjreddie/darknet/wiki/YOLO:-Real-Time-Object-Detection</text:p>
            <text:p>https://github.com/KleinYuan/easy-yolo</text:p>
            <text:p>https://medium.com/@xslittlegrass/almost-real-time-vehicle-detection-using-yolo-da0f016b43de</text:p>
            <text:p>https://medium.com/diaryofawannapreneur/yolo-you-only-look-once-for-object-detection-explained-6f80ea7aaa1e</text:p>
            <text:p/>
            <text:p>Join us in the Wizards Slack channel:</text:p>
            <text:p>http://wizards.herokuapp.com/</text:p>
            <text:p/>
            <text:p>And please support me on Patreon:</text:p>
            <text:p>https://www.patreon.com/user?u=3191693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7-11-15 20:31:03</text:p>
          </table:table-cell>
          <table:table-cell office:value-type="string" calcext:value-type="string">
            <text:p>yolo object detection tutorial, yolo algorithm youtube, yolo object detection, yolo algorithm, yolo object detection github, yolo object detection code, yolo object detection python, yolo object detection algorithm, yolo ai, siraj raval yolo, yolo algorithm explained, yolo algorithm github, yolo object detection tensorflow, yolo darknet, yolo machine learning, yolo tutorial, yolo detection, yolo deep learning, yolo image recognition, object detection, darknet yolo</text:p>
          </table:table-cell>
          <table:table-cell office:value-type="string" calcext:value-type="string">
            <text:p>en</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311" calcext:value-type="float">
            <text:p>1311</text:p>
          </table:table-cell>
          <table:table-cell office:value-type="float" office:value="1000270" calcext:value-type="float">
            <text:p>1000270</text:p>
          </table:table-cell>
          <table:table-cell office:value-type="float" office:value="18584" calcext:value-type="float">
            <text:p>18584</text:p>
          </table:table-cell>
          <table:table-cell office:value-type="float" office:value="885" calcext:value-type="float">
            <text:p>885</text:p>
          </table:table-cell>
          <table:table-cell office:value-type="float" office:value="943" calcext:value-type="float">
            <text:p>943</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07</text:p>
          </table:table-cell>
          <table:table-cell table:formula="of:=YEAR([.E35])" office:value-type="float" office:value="2017" calcext:value-type="float">
            <text:p>2017</text:p>
          </table:table-cell>
          <table:table-cell table:formula="of:=MONTH([.E35])" office:value-type="float" office:value="11" calcext:value-type="float">
            <text:p>11</text:p>
          </table:table-cell>
          <table:table-cell/>
          <table:table-cell table:style-name="ce1" office:value-type="date" office:date-value="2016-10-01" calcext:value-type="date">
            <text:p>2016-10-01</text:p>
          </table:table-cell>
          <table:table-cell table:formula="of:=COUNTIFS([.$S$2:.$S$146];YEAR([.V35]);[.$T$2:.$T$146];MONTH([.V35]))" office:value-type="float" office:value="0" calcext:value-type="float">
            <text:p>0</text:p>
          </table:table-cell>
          <table:table-cell table:formula="of:=SUMIFS([.K$2:.K$146];[.$S$2:.$S$146];YEAR([.$V35]);[.$T$2:.$T$146];MONTH([.$V35]))" office:value-type="float" office:value="0" calcext:value-type="float">
            <text:p>0</text:p>
          </table:table-cell>
          <table:table-cell table:formula="of:=SUMIFS([.L$2:.L$146];[.$S$2:.$S$146];YEAR([.$V35]);[.$T$2:.$T$146];MONTH([.$V35]))/10000" office:value-type="float" office:value="0" calcext:value-type="float">
            <text:p>0</text:p>
          </table:table-cell>
          <table:table-cell table:formula="of:=SUMIFS([.M$2:.M$146];[.$S$2:.$S$146];YEAR([.$V35]);[.$T$2:.$T$146];MONTH([.$V35]))/1000" office:value-type="float" office:value="0" calcext:value-type="float">
            <text:p>0</text:p>
          </table:table-cell>
          <table:table-cell table:formula="of:=SUMIFS([.N$2:.N$146];[.$S$2:.$S$146];YEAR([.$V35]);[.$T$2:.$T$146];MONTH([.$V35]))" office:value-type="float" office:value="0" calcext:value-type="float">
            <text:p>0</text:p>
          </table:table-cell>
          <table:table-cell table:formula="of:=SUMIFS([.O$2:.O$146];[.$S$2:.$S$146];YEAR([.$V35]);[.$T$2:.$T$146];MONTH([.$V35]))/100" office:value-type="float" office:value="0" calcext:value-type="float">
            <text:p>0</text:p>
          </table:table-cell>
          <table:table-cell table:formula="of:=SUM([.W$2:.W35])" office:value-type="float" office:value="4" calcext:value-type="float">
            <text:p>4</text:p>
          </table:table-cell>
          <table:table-cell table:formula="of:=SUM([.X$2:.X35])" office:value-type="float" office:value="989" calcext:value-type="float">
            <text:p>989</text:p>
          </table:table-cell>
          <table:table-cell table:formula="of:=SUM([.Y$2:.Y35])" office:value-type="float" office:value="42.565" calcext:value-type="float">
            <text:p>42.565</text:p>
          </table:table-cell>
          <table:table-cell table:formula="of:=SUM([.Z$2:.Z35])" office:value-type="float" office:value="5.773" calcext:value-type="float">
            <text:p>5.773</text:p>
          </table:table-cell>
          <table:table-cell table:formula="of:=SUM([.AA$2:.AA35])" office:value-type="float" office:value="216" calcext:value-type="float">
            <text:p>216</text:p>
          </table:table-cell>
          <table:table-cell table:formula="of:=SUM([.AB$2:.AB35])" office:value-type="float" office:value="5.89" calcext:value-type="float">
            <text:p>5.89</text:p>
          </table:table-cell>
          <table:table-cell table:number-columns-repeated="15"/>
        </table:table-row>
        <table:table-row table:style-name="ro3">
          <table:table-cell office:value-type="float" office:value="427" calcext:value-type="float">
            <text:p>427</text:p>
          </table:table-cell>
          <table:table-cell office:value-type="string" calcext:value-type="string">
            <text:p>VrgYtFhVGmg</text:p>
          </table:table-cell>
          <table:table-cell office:value-type="string" calcext:value-type="string">
            <text:p>NVIDIA's AI Dreams Up Imaginary Celebrities | Two Minute Papers #207</text:p>
          </table:table-cell>
          <table:table-cell office:value-type="string" calcext:value-type="string">
            <text:p>The paper "Progressive Growing of GANs for Improved Quality, Stability, and Variation" and its source code is available here:</text:p>
            <text:p>http://research.nvidia.com/publication/2017-10_Progressive-Growing-of</text:p>
            <text:p/>
            <text:p>Our Patreon page with some really cool perks:</text:p>
            <text:p>https://www.patreon.com/TwoMinutePapers</text:p>
            <text:p/>
            <text:p>We would like to thank our generous Patreon supporters who make Two Minute Papers possible:</text:p>
            <text:p>Andrew Melnychuk, Brian Gilman, Christoph Jadanowski, Dave Rushton-Smith, Dennis Abts, Eric Haddad, Esa Turkulainen, Evan Breznyik, Kaben Gabriel Nanlohy, Malek Cellier, Michael Albrecht, Michael Jensen, Michael Orenstein, Raul Arajo da Silva, Robin Graham, Steef, Steve Messina,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911332/</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11-18 15:50:28</text:p>
          </table:table-cell>
          <table:table-cell office:value-type="string" calcext:value-type="string">
            <text:p>two minute papers, research, education, deep learning, ai, nvidia</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0" calcext:value-type="float">
            <text:p>230</text:p>
          </table:table-cell>
          <table:table-cell office:value-type="float" office:value="70406" calcext:value-type="float">
            <text:p>70406</text:p>
          </table:table-cell>
          <table:table-cell office:value-type="float" office:value="2134" calcext:value-type="float">
            <text:p>2134</text:p>
          </table:table-cell>
          <table:table-cell office:value-type="float" office:value="31" calcext:value-type="float">
            <text:p>31</text:p>
          </table:table-cell>
          <table:table-cell office:value-type="float" office:value="143" calcext:value-type="float">
            <text:p>143</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4:10</text:p>
          </table:table-cell>
          <table:table-cell table:formula="of:=YEAR([.E36])" office:value-type="float" office:value="2017" calcext:value-type="float">
            <text:p>2017</text:p>
          </table:table-cell>
          <table:table-cell table:formula="of:=MONTH([.E36])" office:value-type="float" office:value="11" calcext:value-type="float">
            <text:p>11</text:p>
          </table:table-cell>
          <table:table-cell/>
          <table:table-cell table:style-name="ce1" office:value-type="date" office:date-value="2016-11-01" calcext:value-type="date">
            <text:p>2016-11-01</text:p>
          </table:table-cell>
          <table:table-cell table:formula="of:=COUNTIFS([.$S$2:.$S$146];YEAR([.V36]);[.$T$2:.$T$146];MONTH([.V36]))" office:value-type="float" office:value="0" calcext:value-type="float">
            <text:p>0</text:p>
          </table:table-cell>
          <table:table-cell table:formula="of:=SUMIFS([.K$2:.K$146];[.$S$2:.$S$146];YEAR([.$V36]);[.$T$2:.$T$146];MONTH([.$V36]))" office:value-type="float" office:value="0" calcext:value-type="float">
            <text:p>0</text:p>
          </table:table-cell>
          <table:table-cell table:formula="of:=SUMIFS([.L$2:.L$146];[.$S$2:.$S$146];YEAR([.$V36]);[.$T$2:.$T$146];MONTH([.$V36]))/10000" office:value-type="float" office:value="0" calcext:value-type="float">
            <text:p>0</text:p>
          </table:table-cell>
          <table:table-cell table:formula="of:=SUMIFS([.M$2:.M$146];[.$S$2:.$S$146];YEAR([.$V36]);[.$T$2:.$T$146];MONTH([.$V36]))/1000" office:value-type="float" office:value="0" calcext:value-type="float">
            <text:p>0</text:p>
          </table:table-cell>
          <table:table-cell table:formula="of:=SUMIFS([.N$2:.N$146];[.$S$2:.$S$146];YEAR([.$V36]);[.$T$2:.$T$146];MONTH([.$V36]))" office:value-type="float" office:value="0" calcext:value-type="float">
            <text:p>0</text:p>
          </table:table-cell>
          <table:table-cell table:formula="of:=SUMIFS([.O$2:.O$146];[.$S$2:.$S$146];YEAR([.$V36]);[.$T$2:.$T$146];MONTH([.$V36]))/100" office:value-type="float" office:value="0" calcext:value-type="float">
            <text:p>0</text:p>
          </table:table-cell>
          <table:table-cell table:formula="of:=SUM([.W$2:.W36])" office:value-type="float" office:value="4" calcext:value-type="float">
            <text:p>4</text:p>
          </table:table-cell>
          <table:table-cell table:formula="of:=SUM([.X$2:.X36])" office:value-type="float" office:value="989" calcext:value-type="float">
            <text:p>989</text:p>
          </table:table-cell>
          <table:table-cell table:formula="of:=SUM([.Y$2:.Y36])" office:value-type="float" office:value="42.565" calcext:value-type="float">
            <text:p>42.565</text:p>
          </table:table-cell>
          <table:table-cell table:formula="of:=SUM([.Z$2:.Z36])" office:value-type="float" office:value="5.773" calcext:value-type="float">
            <text:p>5.773</text:p>
          </table:table-cell>
          <table:table-cell table:formula="of:=SUM([.AA$2:.AA36])" office:value-type="float" office:value="216" calcext:value-type="float">
            <text:p>216</text:p>
          </table:table-cell>
          <table:table-cell table:formula="of:=SUM([.AB$2:.AB36])" office:value-type="float" office:value="5.89" calcext:value-type="float">
            <text:p>5.89</text:p>
          </table:table-cell>
          <table:table-cell table:number-columns-repeated="15"/>
        </table:table-row>
        <table:table-row table:style-name="ro3">
          <table:table-cell office:value-type="float" office:value="443" calcext:value-type="float">
            <text:p>443</text:p>
          </table:table-cell>
          <table:table-cell office:value-type="string" calcext:value-type="string">
            <text:p>am895oU6mmY</text:p>
          </table:table-cell>
          <table:table-cell office:value-type="string" calcext:value-type="string">
            <text:p>Soumith Chintala Interview - Pytorch: Fast Differentiable Dynamic Graphs in Python</text:p>
          </table:table-cell>
          <table:table-cell office:value-type="string" calcext:value-type="string">
            <text:p>This week, well be featuring a series of shows recorded from Strange Loop, a great developer-focused conference that takes place every year right in my backyard! The conference is a multi-disciplinary melting pot of developers and thinkers across a variety of fields, and were happy to be able to bring a bit of it to those of you who couldnt make it in person! In this show I speak with Soumith Chintala, a Research Engineer in the Facebook AI Research Lab (FAIR).</text:p>
            <text:p/>
            <text:p>Soumith joined me at Strange Loop before his talk on Pytorch, the deep learning framework. In this talk we discuss the market evolution of deep learning frameworks and tools, different approaches to programming deep learning frameworks, Facebooks motivation for investing in Pytorch, and much more. This was a fun interview, I hope you enjoy!</text:p>
            <text:p/>
            <text:p>The notes for this show can be found at twimlai.com/talk/70</text:p>
            <text:p>For series information, visit twimlai.com/stloop</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
            <text:p>Lets Connect!</text:p>
            <text:p>Twimlai.com  https://twimlai.com/contact</text:p>
            <text:p>Twitter  https://twitter.com/twimlai</text:p>
            <text:p>Facebook  https://Facebook.com/Twimlai</text:p>
            <text:p>Medium  https://medium.com/this-week-in-machine-learning-ai</text:p>
          </table:table-cell>
          <table:table-cell table:style-name="ce3" office:value-type="string" calcext:value-type="string">
            <text:p>2017-11-21 18:16:21</text:p>
          </table:table-cell>
          <table:table-cell table:number-columns-repeated="3"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673" calcext:value-type="float">
            <text:p>2673</text:p>
          </table:table-cell>
          <table:table-cell office:value-type="float" office:value="803" calcext:value-type="float">
            <text:p>803</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3" office:value-type="string" calcext:value-type="string">
            <text:p>2020-04-22 22:55:26</text:p>
          </table:table-cell>
          <table:table-cell table:formula="of:=YEAR([.E37])" office:value-type="float" office:value="2017" calcext:value-type="float">
            <text:p>2017</text:p>
          </table:table-cell>
          <table:table-cell table:formula="of:=MONTH([.E37])" office:value-type="float" office:value="11" calcext:value-type="float">
            <text:p>11</text:p>
          </table:table-cell>
          <table:table-cell/>
          <table:table-cell table:style-name="ce1" office:value-type="date" office:date-value="2016-12-01" calcext:value-type="date">
            <text:p>2016-12-01</text:p>
          </table:table-cell>
          <table:table-cell table:formula="of:=COUNTIFS([.$S$2:.$S$146];YEAR([.V37]);[.$T$2:.$T$146];MONTH([.V37]))" office:value-type="float" office:value="3" calcext:value-type="float">
            <text:p>3</text:p>
          </table:table-cell>
          <table:table-cell table:formula="of:=SUMIFS([.K$2:.K$146];[.$S$2:.$S$146];YEAR([.$V37]);[.$T$2:.$T$146];MONTH([.$V37]))" office:value-type="float" office:value="1119" calcext:value-type="float">
            <text:p>1119</text:p>
          </table:table-cell>
          <table:table-cell table:formula="of:=SUMIFS([.L$2:.L$146];[.$S$2:.$S$146];YEAR([.$V37]);[.$T$2:.$T$146];MONTH([.$V37]))/10000" office:value-type="float" office:value="80.4325" calcext:value-type="float">
            <text:p>80.4325</text:p>
          </table:table-cell>
          <table:table-cell table:formula="of:=SUMIFS([.M$2:.M$146];[.$S$2:.$S$146];YEAR([.$V37]);[.$T$2:.$T$146];MONTH([.$V37]))/1000" office:value-type="float" office:value="13.34" calcext:value-type="float">
            <text:p>13.34</text:p>
          </table:table-cell>
          <table:table-cell table:formula="of:=SUMIFS([.N$2:.N$146];[.$S$2:.$S$146];YEAR([.$V37]);[.$T$2:.$T$146];MONTH([.$V37]))" office:value-type="float" office:value="622" calcext:value-type="float">
            <text:p>622</text:p>
          </table:table-cell>
          <table:table-cell table:formula="of:=SUMIFS([.O$2:.O$146];[.$S$2:.$S$146];YEAR([.$V37]);[.$T$2:.$T$146];MONTH([.$V37]))/100" office:value-type="float" office:value="9.91" calcext:value-type="float">
            <text:p>9.91</text:p>
          </table:table-cell>
          <table:table-cell table:formula="of:=SUM([.W$2:.W37])" office:value-type="float" office:value="7" calcext:value-type="float">
            <text:p>7</text:p>
          </table:table-cell>
          <table:table-cell table:formula="of:=SUM([.X$2:.X37])" office:value-type="float" office:value="2108" calcext:value-type="float">
            <text:p>2108</text:p>
          </table:table-cell>
          <table:table-cell table:formula="of:=SUM([.Y$2:.Y37])" office:value-type="float" office:value="122.9975" calcext:value-type="float">
            <text:p>122.9975</text:p>
          </table:table-cell>
          <table:table-cell table:formula="of:=SUM([.Z$2:.Z37])" office:value-type="float" office:value="19.113" calcext:value-type="float">
            <text:p>19.113</text:p>
          </table:table-cell>
          <table:table-cell table:formula="of:=SUM([.AA$2:.AA37])" office:value-type="float" office:value="838" calcext:value-type="float">
            <text:p>838</text:p>
          </table:table-cell>
          <table:table-cell table:formula="of:=SUM([.AB$2:.AB37])" office:value-type="float" office:value="15.8" calcext:value-type="float">
            <text:p>15.8</text:p>
          </table:table-cell>
          <table:table-cell/>
          <table:table-cell table:formula="of:=[.W37]" office:value-type="float" office:value="3" calcext:value-type="float">
            <text:p>3</text:p>
          </table:table-cell>
          <table:table-cell table:formula="of:=[.X37]" office:value-type="float" office:value="1119" calcext:value-type="float">
            <text:p>1119</text:p>
          </table:table-cell>
          <table:table-cell table:formula="of:=[.Y37]" office:value-type="float" office:value="80.4325" calcext:value-type="float">
            <text:p>80.4325</text:p>
          </table:table-cell>
          <table:table-cell table:formula="of:=[.Z37]" office:value-type="float" office:value="13.34" calcext:value-type="float">
            <text:p>13.34</text:p>
          </table:table-cell>
          <table:table-cell table:formula="of:=[.AA37]" office:value-type="float" office:value="622" calcext:value-type="float">
            <text:p>622</text:p>
          </table:table-cell>
          <table:table-cell table:formula="of:=[.AB37]" office:value-type="float" office:value="9.91" calcext:value-type="float">
            <text:p>9.91</text:p>
          </table:table-cell>
          <table:table-cell table:number-columns-repeated="8"/>
        </table:table-row>
        <table:table-row table:style-name="ro3">
          <table:table-cell office:value-type="float" office:value="414" calcext:value-type="float">
            <text:p>414</text:p>
          </table:table-cell>
          <table:table-cell office:value-type="string" calcext:value-type="string">
            <text:p>NEscK5RCtlo</text:p>
          </table:table-cell>
          <table:table-cell office:value-type="string" calcext:value-type="string">
            <text:p>Terrain Generation With Deep Learning | Two Minute Papers #208</text:p>
          </table:table-cell>
          <table:table-cell office:value-type="string" calcext:value-type="string">
            <text:p>The paper "Interactive Example-Based Terrain Authoring with</text:p>
            <text:p>Conditional Generative Adversarial Networks" is available here:</text:p>
            <text:p>https://hal.archives-ouvertes.fr/hal-01583706/file/tog.pdf</text:p>
            <text:p/>
            <text:p>We would like to thank our generous Patreon supporters who make Two Minute Papers possible:</text:p>
            <text:p>Andrew Melnychuk, Brian Gilman, Christian Ahlin, Christoph Jadanowski, Dave Rushton-Smith, Dennis Abts, Eric Haddad, Esa Turkulainen, Evan Breznyik, Kaben Gabriel Nanlohy, Malek Cellier, Marten Rauschenberg, Michael Albrecht, Michael Jensen, Michael Orenstein, Raul Arajo da Silva, Robin Graham, Steef, Steve Messina,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11-22 18:54:33</text:p>
          </table:table-cell>
          <table:table-cell office:value-type="string" calcext:value-type="string">
            <text:p>two minute papers, research, education, deep learning, ai, procedural geometry</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4" calcext:value-type="float">
            <text:p>214</text:p>
          </table:table-cell>
          <table:table-cell office:value-type="float" office:value="63692" calcext:value-type="float">
            <text:p>63692</text:p>
          </table:table-cell>
          <table:table-cell office:value-type="float" office:value="2273" calcext:value-type="float">
            <text:p>2273</text:p>
          </table:table-cell>
          <table:table-cell office:value-type="float" office:value="13" calcext:value-type="float">
            <text:p>13</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3:20</text:p>
          </table:table-cell>
          <table:table-cell table:formula="of:=YEAR([.E38])" office:value-type="float" office:value="2017" calcext:value-type="float">
            <text:p>2017</text:p>
          </table:table-cell>
          <table:table-cell table:formula="of:=MONTH([.E38])" office:value-type="float" office:value="11" calcext:value-type="float">
            <text:p>11</text:p>
          </table:table-cell>
          <table:table-cell/>
          <table:table-cell table:style-name="ce1" office:value-type="date" office:date-value="2017-01-01" calcext:value-type="date">
            <text:p>2017-01-01</text:p>
          </table:table-cell>
          <table:table-cell table:formula="of:=COUNTIFS([.$S$2:.$S$146];YEAR([.V38]);[.$T$2:.$T$146];MONTH([.V38]))" office:value-type="float" office:value="1" calcext:value-type="float">
            <text:p>1</text:p>
          </table:table-cell>
          <table:table-cell table:formula="of:=SUMIFS([.K$2:.K$146];[.$S$2:.$S$146];YEAR([.$V38]);[.$T$2:.$T$146];MONTH([.$V38]))" office:value-type="float" office:value="181" calcext:value-type="float">
            <text:p>181</text:p>
          </table:table-cell>
          <table:table-cell table:formula="of:=SUMIFS([.L$2:.L$146];[.$S$2:.$S$146];YEAR([.$V38]);[.$T$2:.$T$146];MONTH([.$V38]))/10000" office:value-type="float" office:value="5.9218" calcext:value-type="float">
            <text:p>5.9218</text:p>
          </table:table-cell>
          <table:table-cell table:formula="of:=SUMIFS([.M$2:.M$146];[.$S$2:.$S$146];YEAR([.$V38]);[.$T$2:.$T$146];MONTH([.$V38]))/1000" office:value-type="float" office:value="1.378" calcext:value-type="float">
            <text:p>1.378</text:p>
          </table:table-cell>
          <table:table-cell table:formula="of:=SUMIFS([.N$2:.N$146];[.$S$2:.$S$146];YEAR([.$V38]);[.$T$2:.$T$146];MONTH([.$V38]))" office:value-type="float" office:value="8" calcext:value-type="float">
            <text:p>8</text:p>
          </table:table-cell>
          <table:table-cell table:formula="of:=SUMIFS([.O$2:.O$146];[.$S$2:.$S$146];YEAR([.$V38]);[.$T$2:.$T$146];MONTH([.$V38]))/100" office:value-type="float" office:value="0.66" calcext:value-type="float">
            <text:p>0.66</text:p>
          </table:table-cell>
          <table:table-cell table:formula="of:=SUM([.W$2:.W38])" office:value-type="float" office:value="8" calcext:value-type="float">
            <text:p>8</text:p>
          </table:table-cell>
          <table:table-cell table:formula="of:=SUM([.X$2:.X38])" office:value-type="float" office:value="2289" calcext:value-type="float">
            <text:p>2289</text:p>
          </table:table-cell>
          <table:table-cell table:formula="of:=SUM([.Y$2:.Y38])" office:value-type="float" office:value="128.9193" calcext:value-type="float">
            <text:p>128.9193</text:p>
          </table:table-cell>
          <table:table-cell table:formula="of:=SUM([.Z$2:.Z38])" office:value-type="float" office:value="20.491" calcext:value-type="float">
            <text:p>20.491</text:p>
          </table:table-cell>
          <table:table-cell table:formula="of:=SUM([.AA$2:.AA38])" office:value-type="float" office:value="846" calcext:value-type="float">
            <text:p>846</text:p>
          </table:table-cell>
          <table:table-cell table:formula="of:=SUM([.AB$2:.AB38])" office:value-type="float" office:value="16.46" calcext:value-type="float">
            <text:p>16.46</text:p>
          </table:table-cell>
          <table:table-cell/>
          <table:table-cell table:formula="of:=[.W38]" office:value-type="float" office:value="1" calcext:value-type="float">
            <text:p>1</text:p>
          </table:table-cell>
          <table:table-cell table:formula="of:=[.X38]" office:value-type="float" office:value="181" calcext:value-type="float">
            <text:p>181</text:p>
          </table:table-cell>
          <table:table-cell table:formula="of:=[.Y38]" office:value-type="float" office:value="5.9218" calcext:value-type="float">
            <text:p>5.9218</text:p>
          </table:table-cell>
          <table:table-cell table:formula="of:=[.Z38]" office:value-type="float" office:value="1.378" calcext:value-type="float">
            <text:p>1.378</text:p>
          </table:table-cell>
          <table:table-cell table:formula="of:=[.AA38]" office:value-type="float" office:value="8" calcext:value-type="float">
            <text:p>8</text:p>
          </table:table-cell>
          <table:table-cell table:formula="of:=[.AB38]" office:value-type="float" office:value="0.66" calcext:value-type="float">
            <text:p>0.66</text:p>
          </table:table-cell>
          <table:table-cell table:number-columns-repeated="8"/>
        </table:table-row>
        <table:table-row table:style-name="ro3">
          <table:table-cell office:value-type="float" office:value="429" calcext:value-type="float">
            <text:p>429</text:p>
          </table:table-cell>
          <table:table-cell office:value-type="string" calcext:value-type="string">
            <text:p>v1oWke0Qf1E</text:p>
          </table:table-cell>
          <table:table-cell office:value-type="string" calcext:value-type="string">
            <text:p>Universal Neural Style Transfer | Two Minute Papers #213</text:p>
          </table:table-cell>
          <table:table-cell office:value-type="string" calcext:value-type="string">
            <text:p>The paper "Universal Style Transfer via Feature Transforms" and its source code is available here:</text:p>
            <text:p>https://arxiv.org/abs/1705.08086 </text:p>
            <text:p>https://github.com/Yijunmaverick/UniversalStyleTransfer</text:p>
            <text:p/>
            <text:p>Recommended for you:</text:p>
            <text:p>https://www.youtube.com/watch?v=Rdpbnd0pCiI - What is an Autoencoder?</text:p>
            <text:p/>
            <text:p>We would like to thank our generous Patreon supporters who make Two Minute Papers possible:</text:p>
            <text:p>Andrew Melnychuk, Brian Gilman, Christian Ahlin, Christoph Jadanowski, Dave Rushton-Smith, Dennis Abts, Eric Haddad, Esa Turkulainen, Evan Breznyik, Kaben Gabriel Nanlohy, Malek Cellier, Marten Rauschenberg, Michael Albrecht, Michael Jensen, Michael Orenstein, Raul Arajo da Silva, Robin Graham, Steef, Steve Messina, Sunil Kim, Torsten Reil.</text:p>
            <text:p>https://www.patreon.com/TwoMinutePapers</text:p>
            <text:p/>
            <text:p>One-time payments:</text:p>
            <text:p>PayPal: https://www.paypal.me/TwoMinutePapers</text:p>
            <text:p>Bitcoin: 13hhmJnLEzwXgmgJN7RB6bWVdT7WkrFAHh</text:p>
            <text:p/>
            <text:p>Music: Antarctica by Audionautix is licensed under a Creative Commons Attribution license (https://creativecommons.org/licenses/by/4.0/)</text:p>
            <text:p>Artist: http://audionautix.com/ </text:p>
            <text:p/>
            <text:p>Thumbnail background image credit: https://pixabay.com/photo-1978682/</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7-12-09 16:48:25</text:p>
          </table:table-cell>
          <table:table-cell office:value-type="string" calcext:value-type="string">
            <text:p>two minute papers, research, education,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6" calcext:value-type="float">
            <text:p>266</text:p>
          </table:table-cell>
          <table:table-cell office:value-type="float" office:value="32651" calcext:value-type="float">
            <text:p>32651</text:p>
          </table:table-cell>
          <table:table-cell office:value-type="float" office:value="1568" calcext:value-type="float">
            <text:p>1568</text:p>
          </table:table-cell>
          <table:table-cell office:value-type="float" office:value="10" calcext:value-type="float">
            <text:p>10</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50</text:p>
          </table:table-cell>
          <table:table-cell table:formula="of:=YEAR([.E39])" office:value-type="float" office:value="2017" calcext:value-type="float">
            <text:p>2017</text:p>
          </table:table-cell>
          <table:table-cell table:formula="of:=MONTH([.E39])" office:value-type="float" office:value="12" calcext:value-type="float">
            <text:p>12</text:p>
          </table:table-cell>
          <table:table-cell/>
          <table:table-cell table:style-name="ce1" office:value-type="date" office:date-value="2017-02-01" calcext:value-type="date">
            <text:p>2017-02-01</text:p>
          </table:table-cell>
          <table:table-cell table:formula="of:=COUNTIFS([.$S$2:.$S$146];YEAR([.V39]);[.$T$2:.$T$146];MONTH([.V39]))" office:value-type="float" office:value="1" calcext:value-type="float">
            <text:p>1</text:p>
          </table:table-cell>
          <table:table-cell table:formula="of:=SUMIFS([.K$2:.K$146];[.$S$2:.$S$146];YEAR([.$V39]);[.$T$2:.$T$146];MONTH([.$V39]))" office:value-type="float" office:value="598" calcext:value-type="float">
            <text:p>598</text:p>
          </table:table-cell>
          <table:table-cell table:formula="of:=SUMIFS([.L$2:.L$146];[.$S$2:.$S$146];YEAR([.$V39]);[.$T$2:.$T$146];MONTH([.$V39]))/10000" office:value-type="float" office:value="59.1721" calcext:value-type="float">
            <text:p>59.1721</text:p>
          </table:table-cell>
          <table:table-cell table:formula="of:=SUMIFS([.M$2:.M$146];[.$S$2:.$S$146];YEAR([.$V39]);[.$T$2:.$T$146];MONTH([.$V39]))/1000" office:value-type="float" office:value="7.839" calcext:value-type="float">
            <text:p>7.839</text:p>
          </table:table-cell>
          <table:table-cell table:formula="of:=SUMIFS([.N$2:.N$146];[.$S$2:.$S$146];YEAR([.$V39]);[.$T$2:.$T$146];MONTH([.$V39]))" office:value-type="float" office:value="573" calcext:value-type="float">
            <text:p>573</text:p>
          </table:table-cell>
          <table:table-cell table:formula="of:=SUMIFS([.O$2:.O$146];[.$S$2:.$S$146];YEAR([.$V39]);[.$T$2:.$T$146];MONTH([.$V39]))/100" office:value-type="float" office:value="7.22" calcext:value-type="float">
            <text:p>7.22</text:p>
          </table:table-cell>
          <table:table-cell table:formula="of:=SUM([.W$2:.W39])" office:value-type="float" office:value="9" calcext:value-type="float">
            <text:p>9</text:p>
          </table:table-cell>
          <table:table-cell table:formula="of:=SUM([.X$2:.X39])" office:value-type="float" office:value="2887" calcext:value-type="float">
            <text:p>2887</text:p>
          </table:table-cell>
          <table:table-cell table:formula="of:=SUM([.Y$2:.Y39])" office:value-type="float" office:value="188.0914" calcext:value-type="float">
            <text:p>188.0914</text:p>
          </table:table-cell>
          <table:table-cell table:formula="of:=SUM([.Z$2:.Z39])" office:value-type="float" office:value="28.33" calcext:value-type="float">
            <text:p>28.33</text:p>
          </table:table-cell>
          <table:table-cell table:formula="of:=SUM([.AA$2:.AA39])" office:value-type="float" office:value="1419" calcext:value-type="float">
            <text:p>1419</text:p>
          </table:table-cell>
          <table:table-cell table:formula="of:=SUM([.AB$2:.AB39])" office:value-type="float" office:value="23.68" calcext:value-type="float">
            <text:p>23.68</text:p>
          </table:table-cell>
          <table:table-cell/>
          <table:table-cell table:formula="of:=[.W39]" office:value-type="float" office:value="1" calcext:value-type="float">
            <text:p>1</text:p>
          </table:table-cell>
          <table:table-cell table:formula="of:=[.X39]" office:value-type="float" office:value="598" calcext:value-type="float">
            <text:p>598</text:p>
          </table:table-cell>
          <table:table-cell table:formula="of:=[.Y39]" office:value-type="float" office:value="59.1721" calcext:value-type="float">
            <text:p>59.1721</text:p>
          </table:table-cell>
          <table:table-cell table:formula="of:=[.Z39]" office:value-type="float" office:value="7.839" calcext:value-type="float">
            <text:p>7.839</text:p>
          </table:table-cell>
          <table:table-cell table:formula="of:=[.AA39]" office:value-type="float" office:value="573" calcext:value-type="float">
            <text:p>573</text:p>
          </table:table-cell>
          <table:table-cell table:formula="of:=[.AB39]" office:value-type="float" office:value="7.22" calcext:value-type="float">
            <text:p>7.22</text:p>
          </table:table-cell>
          <table:table-cell table:number-columns-repeated="8"/>
        </table:table-row>
        <table:table-row table:style-name="ro3">
          <table:table-cell office:value-type="float" office:value="436" calcext:value-type="float">
            <text:p>436</text:p>
          </table:table-cell>
          <table:table-cell office:value-type="string" calcext:value-type="string">
            <text:p>zjaz2mC1KhM</text:p>
          </table:table-cell>
          <table:table-cell office:value-type="string" calcext:value-type="string">
            <text:p>Distilling Neural Networks | Two Minute Papers #218</text:p>
          </table:table-cell>
          <table:table-cell office:value-type="string" calcext:value-type="string">
            <text:p>The paper "Distilling a Neural Network Into a Soft Decision</text:p>
            <text:p>Tree" is available here:</text:p>
            <text:p>https://arxiv.org/pdf/1711.09784.pdf</text:p>
            <text:p/>
            <text:p>Decision Trees and Boosting, XGBoost:</text:p>
            <text:p>https://www.youtube.com/watch?v=0Xc9LIb_HTw</text:p>
            <text:p/>
            <text:p>We would like to thank our generous Patreon supporters who make Two Minute Papers possible:</text:p>
            <text:p>Andrew Melnychuk, Brian Gilman, Christian Ahlin, Christoph Jadanowski, Dave Rushton-Smith, Dennis Abts, Emmanuel, Eric Haddad, Esa Turkulainen, Evan Breznyik, Frank Goertzen, Kaben Gabriel Nanlohy, Malek Cellier, Marten Rauschenberg, Michael Albrecht, Michael Jensen, Michael Orenstein, Raul Arajo da Silva, Robin Graham, Steef, Steve Messina, Sunil Kim, Torsten Reil.</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
            <text:p>Decision tree image sources:</text:p>
            <text:p>1. https://github.com/SilverDecisions/SilverDecisions/wiki/Gallery</text:p>
            <text:p>2. https://commons.wikimedia.org/wiki/File:Decision_tree_model.png</text:p>
            <text:p/>
            <text:p>Music: Antarctica by Audionautix is licensed under a Creative Commons Attribution license (https://creativecommons.org/licenses/by/4.0/)</text:p>
            <text:p>Artist: http://audionautix.com/ </text:p>
            <text:p/>
            <text:p>Thumbnail background image credit: https://flic.kr/p/gjWHVF</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1-06 16:48:12</text:p>
          </table:table-cell>
          <table:table-cell office:value-type="string" calcext:value-type="string">
            <text:p>two minute papers, research, education, deep learning, ai, Distilling a Neural Network Into a Soft Decision Tree</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46" calcext:value-type="float">
            <text:p>246</text:p>
          </table:table-cell>
          <table:table-cell office:value-type="float" office:value="28188" calcext:value-type="float">
            <text:p>28188</text:p>
          </table:table-cell>
          <table:table-cell office:value-type="float" office:value="1163" calcext:value-type="float">
            <text:p>1163</text:p>
          </table:table-cell>
          <table:table-cell office:value-type="float" office:value="16" calcext:value-type="float">
            <text:p>16</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15</text:p>
          </table:table-cell>
          <table:table-cell table:formula="of:=YEAR([.E40])" office:value-type="float" office:value="2018" calcext:value-type="float">
            <text:p>2018</text:p>
          </table:table-cell>
          <table:table-cell table:formula="of:=MONTH([.E40])" office:value-type="float" office:value="1" calcext:value-type="float">
            <text:p>1</text:p>
          </table:table-cell>
          <table:table-cell/>
          <table:table-cell table:style-name="ce1" office:value-type="date" office:date-value="2017-03-01" calcext:value-type="date">
            <text:p>2017-03-01</text:p>
          </table:table-cell>
          <table:table-cell table:formula="of:=COUNTIFS([.$S$2:.$S$146];YEAR([.V40]);[.$T$2:.$T$146];MONTH([.V40]))" office:value-type="float" office:value="6" calcext:value-type="float">
            <text:p>6</text:p>
          </table:table-cell>
          <table:table-cell table:formula="of:=SUMIFS([.K$2:.K$146];[.$S$2:.$S$146];YEAR([.$V40]);[.$T$2:.$T$146];MONTH([.$V40]))" office:value-type="float" office:value="9629" calcext:value-type="float">
            <text:p>9629</text:p>
          </table:table-cell>
          <table:table-cell table:formula="of:=SUMIFS([.L$2:.L$146];[.$S$2:.$S$146];YEAR([.$V40]);[.$T$2:.$T$146];MONTH([.$V40]))/10000" office:value-type="float" office:value="74.0844" calcext:value-type="float">
            <text:p>74.0844</text:p>
          </table:table-cell>
          <table:table-cell table:formula="of:=SUMIFS([.M$2:.M$146];[.$S$2:.$S$146];YEAR([.$V40]);[.$T$2:.$T$146];MONTH([.$V40]))/1000" office:value-type="float" office:value="14.03" calcext:value-type="float">
            <text:p>14.03</text:p>
          </table:table-cell>
          <table:table-cell table:formula="of:=SUMIFS([.N$2:.N$146];[.$S$2:.$S$146];YEAR([.$V40]);[.$T$2:.$T$146];MONTH([.$V40]))" office:value-type="float" office:value="542" calcext:value-type="float">
            <text:p>542</text:p>
          </table:table-cell>
          <table:table-cell table:formula="of:=SUMIFS([.O$2:.O$146];[.$S$2:.$S$146];YEAR([.$V40]);[.$T$2:.$T$146];MONTH([.$V40]))/100" office:value-type="float" office:value="13.75" calcext:value-type="float">
            <text:p>13.75</text:p>
          </table:table-cell>
          <table:table-cell table:formula="of:=SUM([.W$2:.W40])" office:value-type="float" office:value="15" calcext:value-type="float">
            <text:p>15</text:p>
          </table:table-cell>
          <table:table-cell table:formula="of:=SUM([.X$2:.X40])" office:value-type="float" office:value="12516" calcext:value-type="float">
            <text:p>12516</text:p>
          </table:table-cell>
          <table:table-cell table:formula="of:=SUM([.Y$2:.Y40])" office:value-type="float" office:value="262.1758" calcext:value-type="float">
            <text:p>262.1758</text:p>
          </table:table-cell>
          <table:table-cell table:formula="of:=SUM([.Z$2:.Z40])" office:value-type="float" office:value="42.36" calcext:value-type="float">
            <text:p>42.36</text:p>
          </table:table-cell>
          <table:table-cell table:formula="of:=SUM([.AA$2:.AA40])" office:value-type="float" office:value="1961" calcext:value-type="float">
            <text:p>1961</text:p>
          </table:table-cell>
          <table:table-cell table:formula="of:=SUM([.AB$2:.AB40])" office:value-type="float" office:value="37.43" calcext:value-type="float">
            <text:p>37.43</text:p>
          </table:table-cell>
          <table:table-cell/>
          <table:table-cell table:formula="of:=[.W40]" office:value-type="float" office:value="6" calcext:value-type="float">
            <text:p>6</text:p>
          </table:table-cell>
          <table:table-cell table:formula="of:=[.X40]" office:value-type="float" office:value="9629" calcext:value-type="float">
            <text:p>9629</text:p>
          </table:table-cell>
          <table:table-cell table:formula="of:=[.Y40]" office:value-type="float" office:value="74.0844" calcext:value-type="float">
            <text:p>74.0844</text:p>
          </table:table-cell>
          <table:table-cell table:formula="of:=[.Z40]" office:value-type="float" office:value="14.03" calcext:value-type="float">
            <text:p>14.03</text:p>
          </table:table-cell>
          <table:table-cell table:formula="of:=[.AA40]" office:value-type="float" office:value="542" calcext:value-type="float">
            <text:p>542</text:p>
          </table:table-cell>
          <table:table-cell table:formula="of:=[.AB40]" office:value-type="float" office:value="13.75" calcext:value-type="float">
            <text:p>13.75</text:p>
          </table:table-cell>
          <table:table-cell table:number-columns-repeated="8"/>
        </table:table-row>
        <table:table-row table:style-name="ro3">
          <table:table-cell office:value-type="float" office:value="362" calcext:value-type="float">
            <text:p>362</text:p>
          </table:table-cell>
          <table:table-cell office:value-type="string" calcext:value-type="string">
            <text:p>4rFOkpI0Lcg</text:p>
          </table:table-cell>
          <table:table-cell office:value-type="string" calcext:value-type="string">
            <text:p>'How neural networks learn' - Part II: Adversarial Examples</text:p>
          </table:table-cell>
          <table:table-cell office:value-type="string" calcext:value-type="string">
            <text:p>In this episode we dive into the world of adversarial examples: images specifically engineered to fool neural networks into making completely wrong decisions!</text:p>
            <text:p/>
            <text:p>Link to the first part of this series: https://youtu.be/McgxRxi2Jqo</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text:p>
          </table:table-cell>
          <table:table-cell table:style-name="ce3" office:value-type="string" calcext:value-type="string">
            <text:p>2018-01-11 23:19:00</text:p>
          </table:table-cell>
          <table:table-cell office:value-type="string" calcext:value-type="string">
            <text:p>Adversarial Attacks, Neural Networks, Deep Learning, Machine Learning, AI safety, Artificial Intelligence, Adversarial examples, Generative Adversarial Examples</text:p>
          </table:table-cell>
          <table:table-cell office:value-type="string" calcext:value-type="string">
            <text:p>NULL</text:p>
          </table:table-cell>
          <table:table-cell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1007" calcext:value-type="float">
            <text:p>1007</text:p>
          </table:table-cell>
          <table:table-cell office:value-type="float" office:value="27677" calcext:value-type="float">
            <text:p>27677</text:p>
          </table:table-cell>
          <table:table-cell office:value-type="float" office:value="1175" calcext:value-type="float">
            <text:p>1175</text:p>
          </table:table-cell>
          <table:table-cell office:value-type="float" office:value="11" calcext:value-type="float">
            <text:p>11</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29</text:p>
          </table:table-cell>
          <table:table-cell table:formula="of:=YEAR([.E41])" office:value-type="float" office:value="2018" calcext:value-type="float">
            <text:p>2018</text:p>
          </table:table-cell>
          <table:table-cell table:formula="of:=MONTH([.E41])" office:value-type="float" office:value="1" calcext:value-type="float">
            <text:p>1</text:p>
          </table:table-cell>
          <table:table-cell/>
          <table:table-cell table:style-name="ce1" office:value-type="date" office:date-value="2017-04-01" calcext:value-type="date">
            <text:p>2017-04-01</text:p>
          </table:table-cell>
          <table:table-cell table:formula="of:=COUNTIFS([.$S$2:.$S$146];YEAR([.V41]);[.$T$2:.$T$146];MONTH([.V41]))" office:value-type="float" office:value="6" calcext:value-type="float">
            <text:p>6</text:p>
          </table:table-cell>
          <table:table-cell table:formula="of:=SUMIFS([.K$2:.K$146];[.$S$2:.$S$146];YEAR([.$V41]);[.$T$2:.$T$146];MONTH([.$V41]))" office:value-type="float" office:value="6119" calcext:value-type="float">
            <text:p>6119</text:p>
          </table:table-cell>
          <table:table-cell table:formula="of:=SUMIFS([.L$2:.L$146];[.$S$2:.$S$146];YEAR([.$V41]);[.$T$2:.$T$146];MONTH([.$V41]))/10000" office:value-type="float" office:value="61.9814" calcext:value-type="float">
            <text:p>61.9814</text:p>
          </table:table-cell>
          <table:table-cell table:formula="of:=SUMIFS([.M$2:.M$146];[.$S$2:.$S$146];YEAR([.$V41]);[.$T$2:.$T$146];MONTH([.$V41]))/1000" office:value-type="float" office:value="10.566" calcext:value-type="float">
            <text:p>10.566</text:p>
          </table:table-cell>
          <table:table-cell table:formula="of:=SUMIFS([.N$2:.N$146];[.$S$2:.$S$146];YEAR([.$V41]);[.$T$2:.$T$146];MONTH([.$V41]))" office:value-type="float" office:value="581" calcext:value-type="float">
            <text:p>581</text:p>
          </table:table-cell>
          <table:table-cell table:formula="of:=SUMIFS([.O$2:.O$146];[.$S$2:.$S$146];YEAR([.$V41]);[.$T$2:.$T$146];MONTH([.$V41]))/100" office:value-type="float" office:value="9.05" calcext:value-type="float">
            <text:p>9.05</text:p>
          </table:table-cell>
          <table:table-cell table:formula="of:=SUM([.W$2:.W41])" office:value-type="float" office:value="21" calcext:value-type="float">
            <text:p>21</text:p>
          </table:table-cell>
          <table:table-cell table:formula="of:=SUM([.X$2:.X41])" office:value-type="float" office:value="18635" calcext:value-type="float">
            <text:p>18635</text:p>
          </table:table-cell>
          <table:table-cell table:formula="of:=SUM([.Y$2:.Y41])" office:value-type="float" office:value="324.1572" calcext:value-type="float">
            <text:p>324.1572</text:p>
          </table:table-cell>
          <table:table-cell table:formula="of:=SUM([.Z$2:.Z41])" office:value-type="float" office:value="52.926" calcext:value-type="float">
            <text:p>52.926</text:p>
          </table:table-cell>
          <table:table-cell table:formula="of:=SUM([.AA$2:.AA41])" office:value-type="float" office:value="2542" calcext:value-type="float">
            <text:p>2542</text:p>
          </table:table-cell>
          <table:table-cell table:formula="of:=SUM([.AB$2:.AB41])" office:value-type="float" office:value="46.48" calcext:value-type="float">
            <text:p>46.48</text:p>
          </table:table-cell>
          <table:table-cell/>
          <table:table-cell table:formula="of:=[.W41]" office:value-type="float" office:value="6" calcext:value-type="float">
            <text:p>6</text:p>
          </table:table-cell>
          <table:table-cell table:formula="of:=[.X41]" office:value-type="float" office:value="6119" calcext:value-type="float">
            <text:p>6119</text:p>
          </table:table-cell>
          <table:table-cell table:formula="of:=[.Y41]" office:value-type="float" office:value="61.9814" calcext:value-type="float">
            <text:p>61.9814</text:p>
          </table:table-cell>
          <table:table-cell table:formula="of:=[.Z41]" office:value-type="float" office:value="10.566" calcext:value-type="float">
            <text:p>10.566</text:p>
          </table:table-cell>
          <table:table-cell table:formula="of:=[.AA41]" office:value-type="float" office:value="581" calcext:value-type="float">
            <text:p>581</text:p>
          </table:table-cell>
          <table:table-cell table:formula="of:=[.AB41]" office:value-type="float" office:value="9.05" calcext:value-type="float">
            <text:p>9.05</text:p>
          </table:table-cell>
          <table:table-cell table:number-columns-repeated="8"/>
        </table:table-row>
        <table:table-row table:style-name="ro3">
          <table:table-cell office:value-type="float" office:value="417" calcext:value-type="float">
            <text:p>417</text:p>
          </table:table-cell>
          <table:table-cell office:value-type="string" calcext:value-type="string">
            <text:p>Uo6hFVRsjpA</text:p>
          </table:table-cell>
          <table:table-cell office:value-type="string" calcext:value-type="string">
            <text:p>High-Resolution Neural Texture Synthesis | Two Minute Papers #221</text:p>
          </table:table-cell>
          <table:table-cell office:value-type="string" calcext:value-type="string">
            <text:p>The paper "High-Resolution Multi-Scale Neural Texture Synthesis" and its source code is available here:</text:p>
            <text:p>https://wxs.ca/research/multiscale-neural-synthesis/</text:p>
            <text:p/>
            <text:p>Our Patreon page with the details:</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
            <text:p>We would like to thank our generous Patreon supporters who make Two Minute Papers possible:</text:p>
            <text:p>Andrew Melnychuk, Brian Gilman, Christian Ahlin, Christoph Jadanowski, Dave Rushton-Smith, Dennis Abts, Emmanuel, Eric Haddad, Esa Turkulainen, Evan Breznyik, Frank Goertzen, Kaben Gabriel Nanlohy, Malek Cellier, Marten Rauschenberg, Michael Albrecht, Michael Jensen, Michael Orenstein, Raul Arajo da Silva, Robin Graham, Steef, Steve Messina, Sunil Kim, Torsten Reil.</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292920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1-17 17:23:51</text:p>
          </table:table-cell>
          <table:table-cell office:value-type="string" calcext:value-type="string">
            <text:p>two minute papers, research, education,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9" calcext:value-type="float">
            <text:p>199</text:p>
          </table:table-cell>
          <table:table-cell office:value-type="float" office:value="18185" calcext:value-type="float">
            <text:p>18185</text:p>
          </table:table-cell>
          <table:table-cell office:value-type="float" office:value="1012" calcext:value-type="float">
            <text:p>1012</text:p>
          </table:table-cell>
          <table:table-cell office:value-type="float" office:value="8" calcext:value-type="float">
            <text:p>8</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3:24</text:p>
          </table:table-cell>
          <table:table-cell table:formula="of:=YEAR([.E42])" office:value-type="float" office:value="2018" calcext:value-type="float">
            <text:p>2018</text:p>
          </table:table-cell>
          <table:table-cell table:formula="of:=MONTH([.E42])" office:value-type="float" office:value="1" calcext:value-type="float">
            <text:p>1</text:p>
          </table:table-cell>
          <table:table-cell/>
          <table:table-cell table:style-name="ce1" office:value-type="date" office:date-value="2017-05-01" calcext:value-type="date">
            <text:p>2017-05-01</text:p>
          </table:table-cell>
          <table:table-cell table:formula="of:=COUNTIFS([.$S$2:.$S$146];YEAR([.V42]);[.$T$2:.$T$146];MONTH([.V42]))" office:value-type="float" office:value="3" calcext:value-type="float">
            <text:p>3</text:p>
          </table:table-cell>
          <table:table-cell table:formula="of:=SUMIFS([.K$2:.K$146];[.$S$2:.$S$146];YEAR([.$V42]);[.$T$2:.$T$146];MONTH([.$V42]))" office:value-type="float" office:value="4589" calcext:value-type="float">
            <text:p>4589</text:p>
          </table:table-cell>
          <table:table-cell table:formula="of:=SUMIFS([.L$2:.L$146];[.$S$2:.$S$146];YEAR([.$V42]);[.$T$2:.$T$146];MONTH([.$V42]))/10000" office:value-type="float" office:value="15.9903" calcext:value-type="float">
            <text:p>15.9903</text:p>
          </table:table-cell>
          <table:table-cell table:formula="of:=SUMIFS([.M$2:.M$146];[.$S$2:.$S$146];YEAR([.$V42]);[.$T$2:.$T$146];MONTH([.$V42]))/1000" office:value-type="float" office:value="3.114" calcext:value-type="float">
            <text:p>3.114</text:p>
          </table:table-cell>
          <table:table-cell table:formula="of:=SUMIFS([.N$2:.N$146];[.$S$2:.$S$146];YEAR([.$V42]);[.$T$2:.$T$146];MONTH([.$V42]))" office:value-type="float" office:value="72" calcext:value-type="float">
            <text:p>72</text:p>
          </table:table-cell>
          <table:table-cell table:formula="of:=SUMIFS([.O$2:.O$146];[.$S$2:.$S$146];YEAR([.$V42]);[.$T$2:.$T$146];MONTH([.$V42]))/100" office:value-type="float" office:value="3.29" calcext:value-type="float">
            <text:p>3.29</text:p>
          </table:table-cell>
          <table:table-cell table:formula="of:=SUM([.W$2:.W42])" office:value-type="float" office:value="24" calcext:value-type="float">
            <text:p>24</text:p>
          </table:table-cell>
          <table:table-cell table:formula="of:=SUM([.X$2:.X42])" office:value-type="float" office:value="23224" calcext:value-type="float">
            <text:p>23224</text:p>
          </table:table-cell>
          <table:table-cell table:formula="of:=SUM([.Y$2:.Y42])" office:value-type="float" office:value="340.1475" calcext:value-type="float">
            <text:p>340.1475</text:p>
          </table:table-cell>
          <table:table-cell table:formula="of:=SUM([.Z$2:.Z42])" office:value-type="float" office:value="56.04" calcext:value-type="float">
            <text:p>56.04</text:p>
          </table:table-cell>
          <table:table-cell table:formula="of:=SUM([.AA$2:.AA42])" office:value-type="float" office:value="2614" calcext:value-type="float">
            <text:p>2614</text:p>
          </table:table-cell>
          <table:table-cell table:formula="of:=SUM([.AB$2:.AB42])" office:value-type="float" office:value="49.77" calcext:value-type="float">
            <text:p>49.77</text:p>
          </table:table-cell>
          <table:table-cell/>
          <table:table-cell table:formula="of:=[.W42]" office:value-type="float" office:value="3" calcext:value-type="float">
            <text:p>3</text:p>
          </table:table-cell>
          <table:table-cell table:formula="of:=[.X42]" office:value-type="float" office:value="4589" calcext:value-type="float">
            <text:p>4589</text:p>
          </table:table-cell>
          <table:table-cell table:formula="of:=[.Y42]" office:value-type="float" office:value="15.9903" calcext:value-type="float">
            <text:p>15.9903</text:p>
          </table:table-cell>
          <table:table-cell table:formula="of:=[.Z42]" office:value-type="float" office:value="3.114" calcext:value-type="float">
            <text:p>3.114</text:p>
          </table:table-cell>
          <table:table-cell table:formula="of:=[.AA42]" office:value-type="float" office:value="72" calcext:value-type="float">
            <text:p>72</text:p>
          </table:table-cell>
          <table:table-cell table:formula="of:=[.AB42]" office:value-type="float" office:value="3.29" calcext:value-type="float">
            <text:p>3.29</text:p>
          </table:table-cell>
          <table:table-cell table:number-columns-repeated="8"/>
        </table:table-row>
        <table:table-row table:style-name="ro3">
          <table:table-cell office:value-type="float" office:value="384" calcext:value-type="float">
            <text:p>384</text:p>
          </table:table-cell>
          <table:table-cell office:value-type="string" calcext:value-type="string">
            <text:p>1kugO8xMQmw</text:p>
          </table:table-cell>
          <table:table-cell office:value-type="string" calcext:value-type="string">
            <text:p>Simple Token in 5 Minutes</text:p>
          </table:table-cell>
          <table:table-cell office:value-type="string" calcext:value-type="string">
            <text:p>Learn how to create your own simple token in about 5 minutes wth the help of this video! I'm gong to show you how to create a cryptocurrency using Ethereum's smart contract platform and the ERC20 token creation protocol. This is currently the most popular way to create tokens and you can get this whole thing up and running in about an hour. I'll go over some relevant tools like MetaMask and the remix compiler as well. </text:p>
            <text:p/>
            <text:p>Code for this video:</text:p>
            <text:p>https://github.com/llSourcell/simple_token</text:p>
            <text:p/>
            <text:p>Want more education? Connect with me here:</text:p>
            <text:p>Twitter: https://twitter.com/sirajraval</text:p>
            <text:p>Facebook: https://www.facebook.com/sirajology</text:p>
            <text:p>instagram: https://www.instagram.com/sirajraval</text:p>
            <text:p/>
            <text:p>More learning resources:</text:p>
            <text:p>https://www.ethereum.org/token</text:p>
            <text:p>https://steemit.com/ethereum/@maxnachamkin/how-to-create-your-own-ethereum-token-in-an-hour-erc20-verified</text:p>
            <text:p>https://ether.direct/2017/08/22/ethereum-beginners-guide-create-a-simple-cryptocurrency/</text:p>
            <text:p>https://medium.com/simple-token/simple-token-prepares-flying-start-to-2018-12154670dae9</text:p>
            <text:p>https://simpletoken.org/</text:p>
            <text:p>https://hashnode.com/post/how-to-build-your-own-ethereum-based-erc20-token-and-launch-an-ico-in-next-20-minutes-cjbcpwzec01c93awtbij90uzn</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1-19 20:06:10</text:p>
          </table:table-cell>
          <table:table-cell office:value-type="string" calcext:value-type="string">
            <text:p>cryptocurrency, price prediction, crypto currency, cryptocurrency news, price predictions, simple token, simple token review, simple token deutsch, what is simple token</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450" calcext:value-type="float">
            <text:p>450</text:p>
          </table:table-cell>
          <table:table-cell office:value-type="float" office:value="23959" calcext:value-type="float">
            <text:p>23959</text:p>
          </table:table-cell>
          <table:table-cell office:value-type="float" office:value="695" calcext:value-type="float">
            <text:p>695</text:p>
          </table:table-cell>
          <table:table-cell office:value-type="float" office:value="36" calcext:value-type="float">
            <text:p>36</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26</text:p>
          </table:table-cell>
          <table:table-cell table:formula="of:=YEAR([.E43])" office:value-type="float" office:value="2018" calcext:value-type="float">
            <text:p>2018</text:p>
          </table:table-cell>
          <table:table-cell table:formula="of:=MONTH([.E43])" office:value-type="float" office:value="1" calcext:value-type="float">
            <text:p>1</text:p>
          </table:table-cell>
          <table:table-cell/>
          <table:table-cell table:style-name="ce1" office:value-type="date" office:date-value="2017-06-01" calcext:value-type="date">
            <text:p>2017-06-01</text:p>
          </table:table-cell>
          <table:table-cell table:formula="of:=COUNTIFS([.$S$2:.$S$146];YEAR([.V43]);[.$T$2:.$T$146];MONTH([.V43]))" office:value-type="float" office:value="0" calcext:value-type="float">
            <text:p>0</text:p>
          </table:table-cell>
          <table:table-cell table:formula="of:=SUMIFS([.K$2:.K$146];[.$S$2:.$S$146];YEAR([.$V43]);[.$T$2:.$T$146];MONTH([.$V43]))" office:value-type="float" office:value="0" calcext:value-type="float">
            <text:p>0</text:p>
          </table:table-cell>
          <table:table-cell table:formula="of:=SUMIFS([.L$2:.L$146];[.$S$2:.$S$146];YEAR([.$V43]);[.$T$2:.$T$146];MONTH([.$V43]))/10000" office:value-type="float" office:value="0" calcext:value-type="float">
            <text:p>0</text:p>
          </table:table-cell>
          <table:table-cell table:formula="of:=SUMIFS([.M$2:.M$146];[.$S$2:.$S$146];YEAR([.$V43]);[.$T$2:.$T$146];MONTH([.$V43]))/1000" office:value-type="float" office:value="0" calcext:value-type="float">
            <text:p>0</text:p>
          </table:table-cell>
          <table:table-cell table:formula="of:=SUMIFS([.N$2:.N$146];[.$S$2:.$S$146];YEAR([.$V43]);[.$T$2:.$T$146];MONTH([.$V43]))" office:value-type="float" office:value="0" calcext:value-type="float">
            <text:p>0</text:p>
          </table:table-cell>
          <table:table-cell table:formula="of:=SUMIFS([.O$2:.O$146];[.$S$2:.$S$146];YEAR([.$V43]);[.$T$2:.$T$146];MONTH([.$V43]))/100" office:value-type="float" office:value="0" calcext:value-type="float">
            <text:p>0</text:p>
          </table:table-cell>
          <table:table-cell table:formula="of:=SUM([.W$2:.W43])" office:value-type="float" office:value="24" calcext:value-type="float">
            <text:p>24</text:p>
          </table:table-cell>
          <table:table-cell table:formula="of:=SUM([.X$2:.X43])" office:value-type="float" office:value="23224" calcext:value-type="float">
            <text:p>23224</text:p>
          </table:table-cell>
          <table:table-cell table:formula="of:=SUM([.Y$2:.Y43])" office:value-type="float" office:value="340.1475" calcext:value-type="float">
            <text:p>340.1475</text:p>
          </table:table-cell>
          <table:table-cell table:formula="of:=SUM([.Z$2:.Z43])" office:value-type="float" office:value="56.04" calcext:value-type="float">
            <text:p>56.04</text:p>
          </table:table-cell>
          <table:table-cell table:formula="of:=SUM([.AA$2:.AA43])" office:value-type="float" office:value="2614" calcext:value-type="float">
            <text:p>2614</text:p>
          </table:table-cell>
          <table:table-cell table:formula="of:=SUM([.AB$2:.AB43])" office:value-type="float" office:value="49.77" calcext:value-type="float">
            <text:p>49.77</text:p>
          </table:table-cell>
          <table:table-cell table:number-columns-repeated="15"/>
        </table:table-row>
        <table:table-row table:style-name="ro3">
          <table:table-cell office:value-type="float" office:value="441" calcext:value-type="float">
            <text:p>441</text:p>
          </table:table-cell>
          <table:table-cell office:value-type="string" calcext:value-type="string">
            <text:p>JrA3SVwVaMg</text:p>
          </table:table-cell>
          <table:table-cell office:value-type="string" calcext:value-type="string">
            <text:p>Interview - A Linear-Time Kernel Goodness-of-Fit Test - NIPS Best Paper '17</text:p>
          </table:table-cell>
          <table:table-cell office:value-type="string" calcext:value-type="string">
            <text:p>In this episode, I speak with Arthur Gretton, Wittawat Jitkrittum, Zoltan Szabo and Kenji Fukumizu, who, alongside Wenkai Xu authored the 2017 NIPS Best Paper Award winner A Linear-Time Kernel Goodness-of-Fit Test. In our discussion, we cover what exactly a goodness of fit test is, and how it can be used to determine how well a statistical model applies to a given real-world scenario. The group and I the discuss this particular test, the applications of this work, as well as how this work fits in with other research the group has recently published. Enjoy!</text:p>
            <text:p/>
            <text:p>In our discussion, we cover what exactly a goodness of fit test is, and how it can be used to determine how well a statistical model applies to a given real-world scenario. The group and I the discuss this particular test, the applications of this work, as well as how this work fits in with other research the group has recently published. Enjoy!</text:p>
            <text:p/>
            <text:p>This is your last chance to register for the REWORK Deep Learning and AI Assistant Summits in San Francisco, which are this Thursday and Friday, January 25th and 26th. These events feature leading researchers and technologists like the ones you heard in our Deep Learning Summit series last week. The San Francisco will event is headlined by Ian Goodfellow of Google Brain, Daphne Koller of Calico Labs, and more! Definitely check it out and use the code TWIMLAI for 20% off of registration.</text:p>
          </table:table-cell>
          <table:table-cell table:style-name="ce3" office:value-type="string" calcext:value-type="string">
            <text:p>2018-01-24 17:09:43</text:p>
          </table:table-cell>
          <table:table-cell table:number-columns-repeated="3"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1422" calcext:value-type="float">
            <text:p>1422</text:p>
          </table:table-cell>
          <table:table-cell office:value-type="float" office:value="308" calcext:value-type="float">
            <text:p>308</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55:24</text:p>
          </table:table-cell>
          <table:table-cell table:formula="of:=YEAR([.E44])" office:value-type="float" office:value="2018" calcext:value-type="float">
            <text:p>2018</text:p>
          </table:table-cell>
          <table:table-cell table:formula="of:=MONTH([.E44])" office:value-type="float" office:value="1" calcext:value-type="float">
            <text:p>1</text:p>
          </table:table-cell>
          <table:table-cell/>
          <table:table-cell table:style-name="ce1" office:value-type="date" office:date-value="2017-07-01" calcext:value-type="date">
            <text:p>2017-07-01</text:p>
          </table:table-cell>
          <table:table-cell table:formula="of:=COUNTIFS([.$S$2:.$S$146];YEAR([.V44]);[.$T$2:.$T$146];MONTH([.V44]))" office:value-type="float" office:value="0" calcext:value-type="float">
            <text:p>0</text:p>
          </table:table-cell>
          <table:table-cell table:formula="of:=SUMIFS([.K$2:.K$146];[.$S$2:.$S$146];YEAR([.$V44]);[.$T$2:.$T$146];MONTH([.$V44]))" office:value-type="float" office:value="0" calcext:value-type="float">
            <text:p>0</text:p>
          </table:table-cell>
          <table:table-cell table:formula="of:=SUMIFS([.L$2:.L$146];[.$S$2:.$S$146];YEAR([.$V44]);[.$T$2:.$T$146];MONTH([.$V44]))/10000" office:value-type="float" office:value="0" calcext:value-type="float">
            <text:p>0</text:p>
          </table:table-cell>
          <table:table-cell table:formula="of:=SUMIFS([.M$2:.M$146];[.$S$2:.$S$146];YEAR([.$V44]);[.$T$2:.$T$146];MONTH([.$V44]))/1000" office:value-type="float" office:value="0" calcext:value-type="float">
            <text:p>0</text:p>
          </table:table-cell>
          <table:table-cell table:formula="of:=SUMIFS([.N$2:.N$146];[.$S$2:.$S$146];YEAR([.$V44]);[.$T$2:.$T$146];MONTH([.$V44]))" office:value-type="float" office:value="0" calcext:value-type="float">
            <text:p>0</text:p>
          </table:table-cell>
          <table:table-cell table:formula="of:=SUMIFS([.O$2:.O$146];[.$S$2:.$S$146];YEAR([.$V44]);[.$T$2:.$T$146];MONTH([.$V44]))/100" office:value-type="float" office:value="0" calcext:value-type="float">
            <text:p>0</text:p>
          </table:table-cell>
          <table:table-cell table:formula="of:=SUM([.W$2:.W44])" office:value-type="float" office:value="24" calcext:value-type="float">
            <text:p>24</text:p>
          </table:table-cell>
          <table:table-cell table:formula="of:=SUM([.X$2:.X44])" office:value-type="float" office:value="23224" calcext:value-type="float">
            <text:p>23224</text:p>
          </table:table-cell>
          <table:table-cell table:formula="of:=SUM([.Y$2:.Y44])" office:value-type="float" office:value="340.1475" calcext:value-type="float">
            <text:p>340.1475</text:p>
          </table:table-cell>
          <table:table-cell table:formula="of:=SUM([.Z$2:.Z44])" office:value-type="float" office:value="56.04" calcext:value-type="float">
            <text:p>56.04</text:p>
          </table:table-cell>
          <table:table-cell table:formula="of:=SUM([.AA$2:.AA44])" office:value-type="float" office:value="2614" calcext:value-type="float">
            <text:p>2614</text:p>
          </table:table-cell>
          <table:table-cell table:formula="of:=SUM([.AB$2:.AB44])" office:value-type="float" office:value="49.77" calcext:value-type="float">
            <text:p>49.77</text:p>
          </table:table-cell>
          <table:table-cell table:number-columns-repeated="15"/>
        </table:table-row>
        <table:table-row table:style-name="ro3">
          <table:table-cell office:value-type="float" office:value="382" calcext:value-type="float">
            <text:p>382</text:p>
          </table:table-cell>
          <table:table-cell office:value-type="string" calcext:value-type="string">
            <text:p>H1AllrJ-_30</text:p>
          </table:table-cell>
          <table:table-cell office:value-type="string" calcext:value-type="string">
            <text:p>Autoencoder Explained</text:p>
          </table:table-cell>
          <table:table-cell office:value-type="string" calcext:value-type="string">
            <text:p>How does an autoencoder work? Autoencoders are a type of neural network that reconstructs the input data its given. But we don't care about the output, we care about the hidden representation its learned. Its a lower dimensional compression of the input that preserves its features. We can use this learned representation for tasks like image colorization, dialogue generation, and anomaly detection. </text:p>
            <text:p/>
            <text:p>Code for this video (with Coding Challenge):</text:p>
            <text:p>https://github.com/llSourcell/autoencoder_explained</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ufldl.stanford.edu/tutorial/unsupervised/Autoencoders/</text:p>
            <text:p>http://ai.stanford.edu/~quocle/tutorial2.pdf</text:p>
            <text:p>https://lazyprogrammer.me/a-tutorial-on-autoencoders/</text:p>
            <text:p>https://blog.keras.io/building-autoencoders-in-keras.html</text:p>
            <text:p>https://jaan.io/what-is-variational-autoencoder-vae-tutorial/</text:p>
            <text:p>https://hackernoon.com/autoencoders-deep-learning-bits-1-11731e200694</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1-27 13:16:58</text:p>
          </table:table-cell>
          <table:table-cell office:value-type="string" calcext:value-type="string">
            <text:p>autoencoder, keras, c++, tensorflow tutorial, java, ai, ml, object detection, machine learning, programming, pooling, coding, data, deep learning, unsupervised learning, python, course, tensor, ruby, code, artificial intelligence, siraj rav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22" calcext:value-type="float">
            <text:p>522</text:p>
          </table:table-cell>
          <table:table-cell office:value-type="float" office:value="130979" calcext:value-type="float">
            <text:p>130979</text:p>
          </table:table-cell>
          <table:table-cell office:value-type="float" office:value="2810" calcext:value-type="float">
            <text:p>2810</text:p>
          </table:table-cell>
          <table:table-cell office:value-type="float" office:value="191" calcext:value-type="float">
            <text:p>191</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22</text:p>
          </table:table-cell>
          <table:table-cell table:formula="of:=YEAR([.E45])" office:value-type="float" office:value="2018" calcext:value-type="float">
            <text:p>2018</text:p>
          </table:table-cell>
          <table:table-cell table:formula="of:=MONTH([.E45])" office:value-type="float" office:value="1" calcext:value-type="float">
            <text:p>1</text:p>
          </table:table-cell>
          <table:table-cell/>
          <table:table-cell table:style-name="ce1" office:value-type="date" office:date-value="2017-08-01" calcext:value-type="date">
            <text:p>2017-08-01</text:p>
          </table:table-cell>
          <table:table-cell table:formula="of:=COUNTIFS([.$S$2:.$S$146];YEAR([.V45]);[.$T$2:.$T$146];MONTH([.V45]))" office:value-type="float" office:value="2" calcext:value-type="float">
            <text:p>2</text:p>
          </table:table-cell>
          <table:table-cell table:formula="of:=SUMIFS([.K$2:.K$146];[.$S$2:.$S$146];YEAR([.$V45]);[.$T$2:.$T$146];MONTH([.$V45]))" office:value-type="float" office:value="3682" calcext:value-type="float">
            <text:p>3682</text:p>
          </table:table-cell>
          <table:table-cell table:formula="of:=SUMIFS([.L$2:.L$146];[.$S$2:.$S$146];YEAR([.$V45]);[.$T$2:.$T$146];MONTH([.$V45]))/10000" office:value-type="float" office:value="4.5969" calcext:value-type="float">
            <text:p>4.5969</text:p>
          </table:table-cell>
          <table:table-cell table:formula="of:=SUMIFS([.M$2:.M$146];[.$S$2:.$S$146];YEAR([.$V45]);[.$T$2:.$T$146];MONTH([.$V45]))/1000" office:value-type="float" office:value="0.814" calcext:value-type="float">
            <text:p>0.814</text:p>
          </table:table-cell>
          <table:table-cell table:formula="of:=SUMIFS([.N$2:.N$146];[.$S$2:.$S$146];YEAR([.$V45]);[.$T$2:.$T$146];MONTH([.$V45]))" office:value-type="float" office:value="33" calcext:value-type="float">
            <text:p>33</text:p>
          </table:table-cell>
          <table:table-cell table:formula="of:=SUMIFS([.O$2:.O$146];[.$S$2:.$S$146];YEAR([.$V45]);[.$T$2:.$T$146];MONTH([.$V45]))/100" office:value-type="float" office:value="0.88" calcext:value-type="float">
            <text:p>0.88</text:p>
          </table:table-cell>
          <table:table-cell table:formula="of:=SUM([.W$2:.W45])" office:value-type="float" office:value="26" calcext:value-type="float">
            <text:p>26</text:p>
          </table:table-cell>
          <table:table-cell table:formula="of:=SUM([.X$2:.X45])" office:value-type="float" office:value="26906" calcext:value-type="float">
            <text:p>26906</text:p>
          </table:table-cell>
          <table:table-cell table:formula="of:=SUM([.Y$2:.Y45])" office:value-type="float" office:value="344.7444" calcext:value-type="float">
            <text:p>344.7444</text:p>
          </table:table-cell>
          <table:table-cell table:formula="of:=SUM([.Z$2:.Z45])" office:value-type="float" office:value="56.854" calcext:value-type="float">
            <text:p>56.854</text:p>
          </table:table-cell>
          <table:table-cell table:formula="of:=SUM([.AA$2:.AA45])" office:value-type="float" office:value="2647" calcext:value-type="float">
            <text:p>2647</text:p>
          </table:table-cell>
          <table:table-cell table:formula="of:=SUM([.AB$2:.AB45])" office:value-type="float" office:value="50.65" calcext:value-type="float">
            <text:p>50.65</text:p>
          </table:table-cell>
          <table:table-cell/>
          <table:table-cell table:formula="of:=[.W45]" office:value-type="float" office:value="2" calcext:value-type="float">
            <text:p>2</text:p>
          </table:table-cell>
          <table:table-cell table:formula="of:=[.X45]" office:value-type="float" office:value="3682" calcext:value-type="float">
            <text:p>3682</text:p>
          </table:table-cell>
          <table:table-cell table:formula="of:=[.Y45]" office:value-type="float" office:value="4.5969" calcext:value-type="float">
            <text:p>4.5969</text:p>
          </table:table-cell>
          <table:table-cell table:formula="of:=[.Z45]" office:value-type="float" office:value="0.814" calcext:value-type="float">
            <text:p>0.814</text:p>
          </table:table-cell>
          <table:table-cell table:formula="of:=[.AA45]" office:value-type="float" office:value="33" calcext:value-type="float">
            <text:p>33</text:p>
          </table:table-cell>
          <table:table-cell table:formula="of:=[.AB45]" office:value-type="float" office:value="0.88" calcext:value-type="float">
            <text:p>0.88</text:p>
          </table:table-cell>
          <table:table-cell table:number-columns-repeated="8"/>
        </table:table-row>
        <table:table-row table:style-name="ro3">
          <table:table-cell office:value-type="float" office:value="381" calcext:value-type="float">
            <text:p>381</text:p>
          </table:table-cell>
          <table:table-cell office:value-type="string" calcext:value-type="string">
            <text:p>7XchCsYtYMQ</text:p>
          </table:table-cell>
          <table:table-cell office:value-type="string" calcext:value-type="string">
            <text:p>DeepFakes Explained</text:p>
          </table:table-cell>
          <table:table-cell office:value-type="string" calcext:value-type="string">
            <text:p>Theres a new trend on the interwebs called 'Deepfakes', a machine learning system that can be trained to paste one person's face onto another person's body, complete with facial expressions. The effect isn't yet more convincing than conventional computer graphics techniques, but it could democratize Hollywood-level special effects fakery - and, potentially, lead to a flood of convincing hoaxes. I'll explain how DeepFakes works both programmatically and thoeretically in this video. It's essentially 2 autoencoders trained on 2 image datasets and then we reconstruct image A using image B's decoder. </text:p>
            <text:p/>
            <text:p>Code for this video (with coding challenge):</text:p>
            <text:p>https://github.com/llSourcell/deepfakes</text:p>
            <text:p/>
            <text:p>Challenge winner:</text:p>
            <text:p>https://github.com/ivanklimuk/DNA_to_RNA</text:p>
            <text:p/>
            <text:p/>
            <text:p>Runner-up (Paramdeep):</text:p>
            <text:p>https://github.com/ParmuSingh/autoencoder-mnist </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www.youtube.com/watch?v=Uivy6vnP2B0</text:p>
            <text:p>https://www.youtube.com/watch?v=yhvK_VFVfhw</text:p>
            <text:p>https://www.youtube.com/watch?v=8Pm4EDofw4c</text:p>
            <text:p>https://www.youtube.com/watch?v=nCSOLVw6gi8</text:p>
            <text:p>https://www.youtube.com/watch?v=RL-wyUEqXYM</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2-02 11:51:55</text:p>
          </table:table-cell>
          <table:table-cell office:value-type="string" calcext:value-type="string">
            <text:p>deepfakes github, deepfakes explained, what is deepfake, deepfake explained, what is deepfakes, deep fakes / motherboard, deep fakes explained, how deepfakes works, how deepfakes work, deepfakes, deepfake, deepfakes' algorithm, /r/deepfakes, deep fakes tutorial, deepfakes tutorial, deepfake tutorial, deepfakes guide, deep fakes, deep fake, deep fakes ai, deep fakes ai reddit, nic cage deepfakes</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522" calcext:value-type="float">
            <text:p>522</text:p>
          </table:table-cell>
          <table:table-cell office:value-type="float" office:value="203206" calcext:value-type="float">
            <text:p>203206</text:p>
          </table:table-cell>
          <table:table-cell office:value-type="float" office:value="3525" calcext:value-type="float">
            <text:p>3525</text:p>
          </table:table-cell>
          <table:table-cell office:value-type="float" office:value="188" calcext:value-type="float">
            <text:p>188</text:p>
          </table:table-cell>
          <table:table-cell office:value-type="float" office:value="318" calcext:value-type="float">
            <text:p>318</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20</text:p>
          </table:table-cell>
          <table:table-cell table:formula="of:=YEAR([.E46])" office:value-type="float" office:value="2018" calcext:value-type="float">
            <text:p>2018</text:p>
          </table:table-cell>
          <table:table-cell table:formula="of:=MONTH([.E46])" office:value-type="float" office:value="2" calcext:value-type="float">
            <text:p>2</text:p>
          </table:table-cell>
          <table:table-cell/>
          <table:table-cell table:style-name="ce1" office:value-type="date" office:date-value="2017-09-01" calcext:value-type="date">
            <text:p>2017-09-01</text:p>
          </table:table-cell>
          <table:table-cell table:formula="of:=COUNTIFS([.$S$2:.$S$146];YEAR([.V46]);[.$T$2:.$T$146];MONTH([.V46]))" office:value-type="float" office:value="3" calcext:value-type="float">
            <text:p>3</text:p>
          </table:table-cell>
          <table:table-cell table:formula="of:=SUMIFS([.K$2:.K$146];[.$S$2:.$S$146];YEAR([.$V46]);[.$T$2:.$T$146];MONTH([.$V46]))" office:value-type="float" office:value="808" calcext:value-type="float">
            <text:p>808</text:p>
          </table:table-cell>
          <table:table-cell table:formula="of:=SUMIFS([.L$2:.L$146];[.$S$2:.$S$146];YEAR([.$V46]);[.$T$2:.$T$146];MONTH([.$V46]))/10000" office:value-type="float" office:value="28.3816" calcext:value-type="float">
            <text:p>28.3816</text:p>
          </table:table-cell>
          <table:table-cell table:formula="of:=SUMIFS([.M$2:.M$146];[.$S$2:.$S$146];YEAR([.$V46]);[.$T$2:.$T$146];MONTH([.$V46]))/1000" office:value-type="float" office:value="9.273" calcext:value-type="float">
            <text:p>9.273</text:p>
          </table:table-cell>
          <table:table-cell table:formula="of:=SUMIFS([.N$2:.N$146];[.$S$2:.$S$146];YEAR([.$V46]);[.$T$2:.$T$146];MONTH([.$V46]))" office:value-type="float" office:value="151" calcext:value-type="float">
            <text:p>151</text:p>
          </table:table-cell>
          <table:table-cell table:formula="of:=SUMIFS([.O$2:.O$146];[.$S$2:.$S$146];YEAR([.$V46]);[.$T$2:.$T$146];MONTH([.$V46]))/100" office:value-type="float" office:value="5.09" calcext:value-type="float">
            <text:p>5.09</text:p>
          </table:table-cell>
          <table:table-cell table:formula="of:=SUM([.W$2:.W46])" office:value-type="float" office:value="29" calcext:value-type="float">
            <text:p>29</text:p>
          </table:table-cell>
          <table:table-cell table:formula="of:=SUM([.X$2:.X46])" office:value-type="float" office:value="27714" calcext:value-type="float">
            <text:p>27714</text:p>
          </table:table-cell>
          <table:table-cell table:formula="of:=SUM([.Y$2:.Y46])" office:value-type="float" office:value="373.126" calcext:value-type="float">
            <text:p>373.126</text:p>
          </table:table-cell>
          <table:table-cell table:formula="of:=SUM([.Z$2:.Z46])" office:value-type="float" office:value="66.127" calcext:value-type="float">
            <text:p>66.127</text:p>
          </table:table-cell>
          <table:table-cell table:formula="of:=SUM([.AA$2:.AA46])" office:value-type="float" office:value="2798" calcext:value-type="float">
            <text:p>2798</text:p>
          </table:table-cell>
          <table:table-cell table:formula="of:=SUM([.AB$2:.AB46])" office:value-type="float" office:value="55.74" calcext:value-type="float">
            <text:p>55.74</text:p>
          </table:table-cell>
          <table:table-cell/>
          <table:table-cell table:formula="of:=[.W46]" office:value-type="float" office:value="3" calcext:value-type="float">
            <text:p>3</text:p>
          </table:table-cell>
          <table:table-cell table:formula="of:=[.X46]" office:value-type="float" office:value="808" calcext:value-type="float">
            <text:p>808</text:p>
          </table:table-cell>
          <table:table-cell table:formula="of:=[.Y46]" office:value-type="float" office:value="28.3816" calcext:value-type="float">
            <text:p>28.3816</text:p>
          </table:table-cell>
          <table:table-cell table:formula="of:=[.Z46]" office:value-type="float" office:value="9.273" calcext:value-type="float">
            <text:p>9.273</text:p>
          </table:table-cell>
          <table:table-cell table:formula="of:=[.AA46]" office:value-type="float" office:value="151" calcext:value-type="float">
            <text:p>151</text:p>
          </table:table-cell>
          <table:table-cell table:formula="of:=[.AB46]" office:value-type="float" office:value="5.09" calcext:value-type="float">
            <text:p>5.09</text:p>
          </table:table-cell>
          <table:table-cell table:number-columns-repeated="8"/>
        </table:table-row>
        <table:table-row table:style-name="ro3">
          <table:table-cell office:value-type="float" office:value="373" calcext:value-type="float">
            <text:p>373</text:p>
          </table:table-cell>
          <table:table-cell office:value-type="string" calcext:value-type="string">
            <text:p>PhCM3qoRZHE</text:p>
          </table:table-cell>
          <table:table-cell office:value-type="string" calcext:value-type="string">
            <text:p>Generative Artificial Intelligence</text:p>
          </table:table-cell>
          <table:table-cell office:value-type="string" calcext:value-type="string">
            <text:p>Nvidia published a recent paper that detailed a system able to progressively grow the architecture of a generative adversarial network during the training phase. This network was able to produce images nearing photorealism at a faster pace than previous models, pretty exciting stuff! I'll explain how it works both in theory and code in this video. </text:p>
            <text:p/>
            <text:p>Code for this video:</text:p>
            <text:p>https://github.com/llSourcell/Progressive_GANs/tree/master</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www.youtube.com/watch?v=yz6dNf7X7SA</text:p>
            <text:p>https://www.youtube.com/watch?v=Sw9r8CL98N0</text:p>
            <text:p>https://www.youtube.com/watch?v=HN9NRhm9waY</text:p>
            <text:p>https://www.youtube.com/watch?v=deyOX6Mt_As</text:p>
            <text:p>https://www.youtube.com/watch?v=5WoItGTWV54</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2-23 22:27:08</text:p>
          </table:table-cell>
          <table:table-cell office:value-type="string" calcext:value-type="string">
            <text:p>generative artificial intelligence, generative ai, generative intelligence, nvidia generative adversarial networks, generative model deep learning, artificial intelligence, generative adversarial network, artificial intelligence 2018, generative intelligence definition, convolutional neural network, generative adversarial networks, adversarial networks, generative model, adversarial neural network</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57" calcext:value-type="float">
            <text:p>557</text:p>
          </table:table-cell>
          <table:table-cell office:value-type="float" office:value="39405" calcext:value-type="float">
            <text:p>39405</text:p>
          </table:table-cell>
          <table:table-cell office:value-type="float" office:value="1348" calcext:value-type="float">
            <text:p>1348</text:p>
          </table:table-cell>
          <table:table-cell office:value-type="float" office:value="26" calcext:value-type="float">
            <text:p>26</text:p>
          </table:table-cell>
          <table:table-cell office:value-type="float" office:value="132" calcext:value-type="float">
            <text:p>132</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06</text:p>
          </table:table-cell>
          <table:table-cell table:formula="of:=YEAR([.E47])" office:value-type="float" office:value="2018" calcext:value-type="float">
            <text:p>2018</text:p>
          </table:table-cell>
          <table:table-cell table:formula="of:=MONTH([.E47])" office:value-type="float" office:value="2" calcext:value-type="float">
            <text:p>2</text:p>
          </table:table-cell>
          <table:table-cell/>
          <table:table-cell table:style-name="ce1" office:value-type="date" office:date-value="2017-10-01" calcext:value-type="date">
            <text:p>2017-10-01</text:p>
          </table:table-cell>
          <table:table-cell table:formula="of:=COUNTIFS([.$S$2:.$S$146];YEAR([.V47]);[.$T$2:.$T$146];MONTH([.V47]))" office:value-type="float" office:value="2" calcext:value-type="float">
            <text:p>2</text:p>
          </table:table-cell>
          <table:table-cell table:formula="of:=SUMIFS([.K$2:.K$146];[.$S$2:.$S$146];YEAR([.$V47]);[.$T$2:.$T$146];MONTH([.$V47]))" office:value-type="float" office:value="1684" calcext:value-type="float">
            <text:p>1684</text:p>
          </table:table-cell>
          <table:table-cell table:formula="of:=SUMIFS([.L$2:.L$146];[.$S$2:.$S$146];YEAR([.$V47]);[.$T$2:.$T$146];MONTH([.$V47]))/10000" office:value-type="float" office:value="16.4905" calcext:value-type="float">
            <text:p>16.4905</text:p>
          </table:table-cell>
          <table:table-cell table:formula="of:=SUMIFS([.M$2:.M$146];[.$S$2:.$S$146];YEAR([.$V47]);[.$T$2:.$T$146];MONTH([.$V47]))/1000" office:value-type="float" office:value="5.557" calcext:value-type="float">
            <text:p>5.557</text:p>
          </table:table-cell>
          <table:table-cell table:formula="of:=SUMIFS([.N$2:.N$146];[.$S$2:.$S$146];YEAR([.$V47]);[.$T$2:.$T$146];MONTH([.$V47]))" office:value-type="float" office:value="190" calcext:value-type="float">
            <text:p>190</text:p>
          </table:table-cell>
          <table:table-cell table:formula="of:=SUMIFS([.O$2:.O$146];[.$S$2:.$S$146];YEAR([.$V47]);[.$T$2:.$T$146];MONTH([.$V47]))/100" office:value-type="float" office:value="4.16" calcext:value-type="float">
            <text:p>4.16</text:p>
          </table:table-cell>
          <table:table-cell table:formula="of:=SUM([.W$2:.W47])" office:value-type="float" office:value="31" calcext:value-type="float">
            <text:p>31</text:p>
          </table:table-cell>
          <table:table-cell table:formula="of:=SUM([.X$2:.X47])" office:value-type="float" office:value="29398" calcext:value-type="float">
            <text:p>29398</text:p>
          </table:table-cell>
          <table:table-cell table:formula="of:=SUM([.Y$2:.Y47])" office:value-type="float" office:value="389.6165" calcext:value-type="float">
            <text:p>389.6165</text:p>
          </table:table-cell>
          <table:table-cell table:formula="of:=SUM([.Z$2:.Z47])" office:value-type="float" office:value="71.684" calcext:value-type="float">
            <text:p>71.684</text:p>
          </table:table-cell>
          <table:table-cell table:formula="of:=SUM([.AA$2:.AA47])" office:value-type="float" office:value="2988" calcext:value-type="float">
            <text:p>2988</text:p>
          </table:table-cell>
          <table:table-cell table:formula="of:=SUM([.AB$2:.AB47])" office:value-type="float" office:value="59.9" calcext:value-type="float">
            <text:p>59.9</text:p>
          </table:table-cell>
          <table:table-cell/>
          <table:table-cell table:formula="of:=[.W47]" office:value-type="float" office:value="2" calcext:value-type="float">
            <text:p>2</text:p>
          </table:table-cell>
          <table:table-cell table:formula="of:=[.X47]" office:value-type="float" office:value="1684" calcext:value-type="float">
            <text:p>1684</text:p>
          </table:table-cell>
          <table:table-cell table:formula="of:=[.Y47]" office:value-type="float" office:value="16.4905" calcext:value-type="float">
            <text:p>16.4905</text:p>
          </table:table-cell>
          <table:table-cell table:formula="of:=[.Z47]" office:value-type="float" office:value="5.557" calcext:value-type="float">
            <text:p>5.557</text:p>
          </table:table-cell>
          <table:table-cell table:formula="of:=[.AA47]" office:value-type="float" office:value="190" calcext:value-type="float">
            <text:p>190</text:p>
          </table:table-cell>
          <table:table-cell table:formula="of:=[.AB47]" office:value-type="float" office:value="4.16" calcext:value-type="float">
            <text:p>4.16</text:p>
          </table:table-cell>
          <table:table-cell table:number-columns-repeated="8"/>
        </table:table-row>
        <table:table-row table:style-name="ro3">
          <table:table-cell office:value-type="float" office:value="361" calcext:value-type="float">
            <text:p>361</text:p>
          </table:table-cell>
          <table:table-cell office:value-type="string" calcext:value-type="string">
            <text:p>9zKuYvjFFS8</text:p>
          </table:table-cell>
          <table:table-cell office:value-type="string" calcext:value-type="string">
            <text:p>Variational Autoencoders</text:p>
          </table:table-cell>
          <table:table-cell office:value-type="string" calcext:value-type="string">
            <text:p>In this episode, we dive into Variational Autoencoders, a class of neural networks that can learn to compress data completely unsupervised!</text:p>
            <text:p/>
            <text:p>VAE's are a very hot topic right now in unsupervised modelling of latent variables and provide a unique solution to the curse of dimensionality.</text:p>
            <text:p/>
            <text:p>This video starts with a quick intro into normal autoencoders and then goes into VAE's and disentangled beta-VAE's.</text:p>
            <text:p>I aslo touch upon related topics like learning causal, latent representations, image segmentation and the reparameterization trick!</text:p>
            <text:p/>
            <text:p>Get ready for a pretty technical episode!</text:p>
            <text:p/>
            <text:p>Paper references:</text:p>
            <text:p>- Disentangled VAE's (DeepMind 2016): https://arxiv.org/abs/1606.05579</text:p>
            <text:p>- Applying disentangled VAE's to RL: DARLA (DeepMind 2017): https://arxiv.org/abs/1707.08475</text:p>
            <text:p>- Original VAE paper (2013): https://arxiv.org/abs/1312.6114</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text:p>
          </table:table-cell>
          <table:table-cell table:style-name="ce3" office:value-type="string" calcext:value-type="string">
            <text:p>2018-02-25 16:21:11</text:p>
          </table:table-cell>
          <table:table-cell office:value-type="string" calcext:value-type="string">
            <text:p>variational autoencoder, variational auto encoder, autoencoder, convolutional neural network, reparameterization trick, reparametrization trick, image compression, generative adversarial network, generative network</text:p>
          </table:table-cell>
          <table:table-cell table:number-columns-repeated="2"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905" calcext:value-type="float">
            <text:p>905</text:p>
          </table:table-cell>
          <table:table-cell office:value-type="float" office:value="151192" calcext:value-type="float">
            <text:p>151192</text:p>
          </table:table-cell>
          <table:table-cell office:value-type="float" office:value="5734" calcext:value-type="float">
            <text:p>5734</text:p>
          </table:table-cell>
          <table:table-cell office:value-type="float" office:value="57" calcext:value-type="float">
            <text:p>57</text:p>
          </table:table-cell>
          <table:table-cell office:value-type="float" office:value="334" calcext:value-type="float">
            <text:p>334</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5:48</text:p>
          </table:table-cell>
          <table:table-cell table:formula="of:=YEAR([.E48])" office:value-type="float" office:value="2018" calcext:value-type="float">
            <text:p>2018</text:p>
          </table:table-cell>
          <table:table-cell table:formula="of:=MONTH([.E48])" office:value-type="float" office:value="2" calcext:value-type="float">
            <text:p>2</text:p>
          </table:table-cell>
          <table:table-cell/>
          <table:table-cell table:style-name="ce1" office:value-type="date" office:date-value="2017-11-01" calcext:value-type="date">
            <text:p>2017-11-01</text:p>
          </table:table-cell>
          <table:table-cell table:formula="of:=COUNTIFS([.$S$2:.$S$146];YEAR([.V48]);[.$T$2:.$T$146];MONTH([.V48]))" office:value-type="float" office:value="6" calcext:value-type="float">
            <text:p>6</text:p>
          </table:table-cell>
          <table:table-cell table:formula="of:=SUMIFS([.K$2:.K$146];[.$S$2:.$S$146];YEAR([.$V48]);[.$T$2:.$T$146];MONTH([.$V48]))" office:value-type="float" office:value="9106" calcext:value-type="float">
            <text:p>9106</text:p>
          </table:table-cell>
          <table:table-cell table:formula="of:=SUMIFS([.L$2:.L$146];[.$S$2:.$S$146];YEAR([.$V48]);[.$T$2:.$T$146];MONTH([.$V48]))/10000" office:value-type="float" office:value="126.7948" calcext:value-type="float">
            <text:p>126.7948</text:p>
          </table:table-cell>
          <table:table-cell table:formula="of:=SUMIFS([.M$2:.M$146];[.$S$2:.$S$146];YEAR([.$V48]);[.$T$2:.$T$146];MONTH([.$V48]))/1000" office:value-type="float" office:value="26.089" calcext:value-type="float">
            <text:p>26.089</text:p>
          </table:table-cell>
          <table:table-cell table:formula="of:=SUMIFS([.N$2:.N$146];[.$S$2:.$S$146];YEAR([.$V48]);[.$T$2:.$T$146];MONTH([.$V48]))" office:value-type="float" office:value="1159" calcext:value-type="float">
            <text:p>1159</text:p>
          </table:table-cell>
          <table:table-cell table:formula="of:=SUMIFS([.O$2:.O$146];[.$S$2:.$S$146];YEAR([.$V48]);[.$T$2:.$T$146];MONTH([.$V48]))/100" office:value-type="float" office:value="15.17" calcext:value-type="float">
            <text:p>15.17</text:p>
          </table:table-cell>
          <table:table-cell table:formula="of:=SUM([.W$2:.W48])" office:value-type="float" office:value="37" calcext:value-type="float">
            <text:p>37</text:p>
          </table:table-cell>
          <table:table-cell table:formula="of:=SUM([.X$2:.X48])" office:value-type="float" office:value="38504" calcext:value-type="float">
            <text:p>38504</text:p>
          </table:table-cell>
          <table:table-cell table:formula="of:=SUM([.Y$2:.Y48])" office:value-type="float" office:value="516.4113" calcext:value-type="float">
            <text:p>516.4113</text:p>
          </table:table-cell>
          <table:table-cell table:formula="of:=SUM([.Z$2:.Z48])" office:value-type="float" office:value="97.773" calcext:value-type="float">
            <text:p>97.773</text:p>
          </table:table-cell>
          <table:table-cell table:formula="of:=SUM([.AA$2:.AA48])" office:value-type="float" office:value="4147" calcext:value-type="float">
            <text:p>4147</text:p>
          </table:table-cell>
          <table:table-cell table:formula="of:=SUM([.AB$2:.AB48])" office:value-type="float" office:value="75.07" calcext:value-type="float">
            <text:p>75.07</text:p>
          </table:table-cell>
          <table:table-cell/>
          <table:table-cell table:formula="of:=[.W48]" office:value-type="float" office:value="6" calcext:value-type="float">
            <text:p>6</text:p>
          </table:table-cell>
          <table:table-cell table:formula="of:=[.X48]" office:value-type="float" office:value="9106" calcext:value-type="float">
            <text:p>9106</text:p>
          </table:table-cell>
          <table:table-cell table:formula="of:=[.Y48]" office:value-type="float" office:value="126.7948" calcext:value-type="float">
            <text:p>126.7948</text:p>
          </table:table-cell>
          <table:table-cell table:formula="of:=[.Z48]" office:value-type="float" office:value="26.089" calcext:value-type="float">
            <text:p>26.089</text:p>
          </table:table-cell>
          <table:table-cell table:formula="of:=[.AA48]" office:value-type="float" office:value="1159" calcext:value-type="float">
            <text:p>1159</text:p>
          </table:table-cell>
          <table:table-cell table:formula="of:=[.AB48]" office:value-type="float" office:value="15.17" calcext:value-type="float">
            <text:p>15.17</text:p>
          </table:table-cell>
          <table:table-cell table:number-columns-repeated="8"/>
        </table:table-row>
        <table:table-row table:style-name="ro3">
          <table:table-cell office:value-type="float" office:value="393" calcext:value-type="float">
            <text:p>393</text:p>
          </table:table-cell>
          <table:table-cell office:value-type="string" calcext:value-type="string">
            <text:p>6KHSPiYlZ-U</text:p>
          </table:table-cell>
          <table:table-cell office:value-type="string" calcext:value-type="string">
            <text:p>Neural Network Voices</text:p>
          </table:table-cell>
          <table:table-cell office:value-type="string" calcext:value-type="string">
            <text:p>5 days left to enroll, learn more and signup here -</text:p>
            <text:p> https://www.theschool.ai/courses/decentralized-applications</text:p>
            <text:p/>
            <text:p>Baidu has released some really impressive research that enables them to generate a voice in the style of anyone after having been trained on only a few examples. Few-shot generative learning is something i'm particularly interested in, and in this video I'll go over what their progress has looked like in this field over the past 2 years. We'll go over a web demo of audio generation, try and understand how DeepMind's WaveNet (similar) works, and then look at some Tensorflow code to get a deeper understanding of how this model plays out programmatically. </text:p>
            <text:p/>
            <text:p>Code for this video:</text:p>
            <text:p>https://github.com/llSourcell/Neural_Network_Voices</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github.com/baidu-research/deep-voice</text:p>
            <text:p>https://thenextweb.com/artificial-intelligence/2018/02/26/baidus-ai-can-clone-your-voice-and-give-it-a-different-gender-or-accent/</text:p>
            <text:p>http://research.baidu.com/deep-voice-3-2000-speaker-neural-text-speech/</text:p>
            <text:p>http://research.baidu.com/neural-voice-cloning-samples/</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3-08 20:39:36</text:p>
          </table:table-cell>
          <table:table-cell office:value-type="string" calcext:value-type="string">
            <text:p>baidu voice, neural network voice, neural network learns to generate voice, neural network voice generation, neural network, baidu, machine learning, programming, coding, code, python, google, tensorflow, neural net, AI, artificial intelligence, chinese AI, deep learning, wavenet, deepmind, ai in china, few shot learning, neural network python, neural networks and deep learning, baidu voice recogniti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262" calcext:value-type="float">
            <text:p>1262</text:p>
          </table:table-cell>
          <table:table-cell office:value-type="float" office:value="53200" calcext:value-type="float">
            <text:p>53200</text:p>
          </table:table-cell>
          <table:table-cell office:value-type="float" office:value="1283" calcext:value-type="float">
            <text:p>1283</text:p>
          </table:table-cell>
          <table:table-cell office:value-type="float" office:value="54" calcext:value-type="float">
            <text:p>54</text:p>
          </table:table-cell>
          <table:table-cell office:value-type="float" office:value="137" calcext:value-type="float">
            <text:p>137</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54</text:p>
          </table:table-cell>
          <table:table-cell table:formula="of:=YEAR([.E49])" office:value-type="float" office:value="2018" calcext:value-type="float">
            <text:p>2018</text:p>
          </table:table-cell>
          <table:table-cell table:formula="of:=MONTH([.E49])" office:value-type="float" office:value="3" calcext:value-type="float">
            <text:p>3</text:p>
          </table:table-cell>
          <table:table-cell/>
          <table:table-cell table:style-name="ce1" office:value-type="date" office:date-value="2017-12-01" calcext:value-type="date">
            <text:p>2017-12-01</text:p>
          </table:table-cell>
          <table:table-cell table:formula="of:=COUNTIFS([.$S$2:.$S$146];YEAR([.V49]);[.$T$2:.$T$146];MONTH([.V49]))" office:value-type="float" office:value="1" calcext:value-type="float">
            <text:p>1</text:p>
          </table:table-cell>
          <table:table-cell table:formula="of:=SUMIFS([.K$2:.K$146];[.$S$2:.$S$146];YEAR([.$V49]);[.$T$2:.$T$146];MONTH([.$V49]))" office:value-type="float" office:value="266" calcext:value-type="float">
            <text:p>266</text:p>
          </table:table-cell>
          <table:table-cell table:formula="of:=SUMIFS([.L$2:.L$146];[.$S$2:.$S$146];YEAR([.$V49]);[.$T$2:.$T$146];MONTH([.$V49]))/10000" office:value-type="float" office:value="3.2651" calcext:value-type="float">
            <text:p>3.2651</text:p>
          </table:table-cell>
          <table:table-cell table:formula="of:=SUMIFS([.M$2:.M$146];[.$S$2:.$S$146];YEAR([.$V49]);[.$T$2:.$T$146];MONTH([.$V49]))/1000" office:value-type="float" office:value="1.568" calcext:value-type="float">
            <text:p>1.568</text:p>
          </table:table-cell>
          <table:table-cell table:formula="of:=SUMIFS([.N$2:.N$146];[.$S$2:.$S$146];YEAR([.$V49]);[.$T$2:.$T$146];MONTH([.$V49]))" office:value-type="float" office:value="10" calcext:value-type="float">
            <text:p>10</text:p>
          </table:table-cell>
          <table:table-cell table:formula="of:=SUMIFS([.O$2:.O$146];[.$S$2:.$S$146];YEAR([.$V49]);[.$T$2:.$T$146];MONTH([.$V49]))/100" office:value-type="float" office:value="0.73" calcext:value-type="float">
            <text:p>0.73</text:p>
          </table:table-cell>
          <table:table-cell table:formula="of:=SUM([.W$2:.W49])" office:value-type="float" office:value="38" calcext:value-type="float">
            <text:p>38</text:p>
          </table:table-cell>
          <table:table-cell table:formula="of:=SUM([.X$2:.X49])" office:value-type="float" office:value="38770" calcext:value-type="float">
            <text:p>38770</text:p>
          </table:table-cell>
          <table:table-cell table:formula="of:=SUM([.Y$2:.Y49])" office:value-type="float" office:value="519.6764" calcext:value-type="float">
            <text:p>519.6764</text:p>
          </table:table-cell>
          <table:table-cell table:formula="of:=SUM([.Z$2:.Z49])" office:value-type="float" office:value="99.341" calcext:value-type="float">
            <text:p>99.341</text:p>
          </table:table-cell>
          <table:table-cell table:formula="of:=SUM([.AA$2:.AA49])" office:value-type="float" office:value="4157" calcext:value-type="float">
            <text:p>4157</text:p>
          </table:table-cell>
          <table:table-cell table:formula="of:=SUM([.AB$2:.AB49])" office:value-type="float" office:value="75.8" calcext:value-type="float">
            <text:p>75.8</text:p>
          </table:table-cell>
          <table:table-cell/>
          <table:table-cell table:formula="of:=[.W49]" office:value-type="float" office:value="1" calcext:value-type="float">
            <text:p>1</text:p>
          </table:table-cell>
          <table:table-cell table:formula="of:=[.X49]" office:value-type="float" office:value="266" calcext:value-type="float">
            <text:p>266</text:p>
          </table:table-cell>
          <table:table-cell table:formula="of:=[.Y49]" office:value-type="float" office:value="3.2651" calcext:value-type="float">
            <text:p>3.2651</text:p>
          </table:table-cell>
          <table:table-cell table:formula="of:=[.Z49]" office:value-type="float" office:value="1.568" calcext:value-type="float">
            <text:p>1.568</text:p>
          </table:table-cell>
          <table:table-cell table:formula="of:=[.AA49]" office:value-type="float" office:value="10" calcext:value-type="float">
            <text:p>10</text:p>
          </table:table-cell>
          <table:table-cell table:formula="of:=[.AB49]" office:value-type="float" office:value="0.73" calcext:value-type="float">
            <text:p>0.73</text:p>
          </table:table-cell>
          <table:table-cell table:number-columns-repeated="8"/>
        </table:table-row>
        <table:table-row table:style-name="ro3">
          <table:table-cell office:value-type="float" office:value="319" calcext:value-type="float">
            <text:p>319</text:p>
          </table:table-cell>
          <table:table-cell office:value-type="string" calcext:value-type="string">
            <text:p>ni6P5KU3SDU</text:p>
          </table:table-cell>
          <table:table-cell office:value-type="string" calcext:value-type="string">
            <text:p>Evolving Generative Adversarial Networks | Two Minute Papers #242</text:p>
          </table:table-cell>
          <table:table-cell office:value-type="string" calcext:value-type="string">
            <text:p>The paper "Evolutionary Generative Adversarial Networks" is available here:</text:p>
            <text:p>https://arxiv.org/abs/1803.00657</text:p>
            <text:p/>
            <text:p>Our Patreon page: https://www.patreon.com/TwoMinutePapers</text:p>
            <text:p/>
            <text:p>Recommended for you:</text:p>
            <text:p>Video game to reality conversion: https://www.youtube.com/watch?v=dqxqbvyOnMY</text:p>
            <text:p/>
            <text:p>We would like to thank our generous Patreon supporters who make Two Minute Papers possible:</text:p>
            <text:p>Andrew Melnychuk, Brian Gilman, Christian Ahlin, Christoph Jadanowski, Dennis Abts, Emmanuel, Eric Haddad, Esa Turkulainen, Lorin Atzberger, Malek Cellier, Marten Rauschenberg, Michael Albrecht, Michael Jensen, Nader Shakerin, Raul Arajo da Silva, Rob Rowe, Robin Graham, Ryan Monsurate, Shawn Azman, Steef, Steve Messina, Sunil Kim, Torsten Reil.</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LTC: LM8AUh5bGcNgzq6HaV1jeaJrFvmKxxgiXg</text:p>
            <text:p/>
            <text:p>Thumbnail background image credit: https://pixabay.com/photo-310078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4-12 15:24:01</text:p>
          </table:table-cell>
          <table:table-cell office:value-type="string" calcext:value-type="string">
            <text:p>two minute papers, deep learning, ai, evolving ai, ai evolution, image translation</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2" calcext:value-type="float">
            <text:p>212</text:p>
          </table:table-cell>
          <table:table-cell office:value-type="float" office:value="31798" calcext:value-type="float">
            <text:p>31798</text:p>
          </table:table-cell>
          <table:table-cell office:value-type="float" office:value="1117" calcext:value-type="float">
            <text:p>1117</text:p>
          </table:table-cell>
          <table:table-cell office:value-type="float" office:value="11" calcext:value-type="float">
            <text:p>11</text:p>
          </table:table-cell>
          <table:table-cell office:value-type="float" office:value="44" calcext:value-type="float">
            <text:p>44</text:p>
          </table:table-cell>
          <table:table-cell office:value-type="float" office:value="0" calcext:value-type="float">
            <text:p>0</text:p>
          </table:table-cell>
          <table:table-cell office:value-type="string" calcext:value-type="string">
            <text:p>attention, gan, arxiv.org/</text:p>
          </table:table-cell>
          <table:table-cell table:style-name="ce3" office:value-type="string" calcext:value-type="string">
            <text:p>2020-04-25 10:56:50</text:p>
          </table:table-cell>
          <table:table-cell table:formula="of:=YEAR([.E50])" office:value-type="float" office:value="2018" calcext:value-type="float">
            <text:p>2018</text:p>
          </table:table-cell>
          <table:table-cell table:formula="of:=MONTH([.E50])" office:value-type="float" office:value="4" calcext:value-type="float">
            <text:p>4</text:p>
          </table:table-cell>
          <table:table-cell/>
          <table:table-cell table:style-name="ce1" office:value-type="date" office:date-value="2018-01-01" calcext:value-type="date">
            <text:p>2018-01-01</text:p>
          </table:table-cell>
          <table:table-cell table:formula="of:=COUNTIFS([.$S$2:.$S$146];YEAR([.V50]);[.$T$2:.$T$146];MONTH([.V50]))" office:value-type="float" office:value="6" calcext:value-type="float">
            <text:p>6</text:p>
          </table:table-cell>
          <table:table-cell table:formula="of:=SUMIFS([.K$2:.K$146];[.$S$2:.$S$146];YEAR([.$V50]);[.$T$2:.$T$146];MONTH([.$V50]))" office:value-type="float" office:value="3846" calcext:value-type="float">
            <text:p>3846</text:p>
          </table:table-cell>
          <table:table-cell table:formula="of:=SUMIFS([.L$2:.L$146];[.$S$2:.$S$146];YEAR([.$V50]);[.$T$2:.$T$146];MONTH([.$V50]))/10000" office:value-type="float" office:value="22.9296" calcext:value-type="float">
            <text:p>22.9296</text:p>
          </table:table-cell>
          <table:table-cell table:formula="of:=SUMIFS([.M$2:.M$146];[.$S$2:.$S$146];YEAR([.$V50]);[.$T$2:.$T$146];MONTH([.$V50]))/1000" office:value-type="float" office:value="6.857" calcext:value-type="float">
            <text:p>6.857</text:p>
          </table:table-cell>
          <table:table-cell table:formula="of:=SUMIFS([.N$2:.N$146];[.$S$2:.$S$146];YEAR([.$V50]);[.$T$2:.$T$146];MONTH([.$V50]))" office:value-type="float" office:value="262" calcext:value-type="float">
            <text:p>262</text:p>
          </table:table-cell>
          <table:table-cell table:formula="of:=SUMIFS([.O$2:.O$146];[.$S$2:.$S$146];YEAR([.$V50]);[.$T$2:.$T$146];MONTH([.$V50]))/100" office:value-type="float" office:value="4.18" calcext:value-type="float">
            <text:p>4.18</text:p>
          </table:table-cell>
          <table:table-cell table:formula="of:=SUM([.W$2:.W50])" office:value-type="float" office:value="44" calcext:value-type="float">
            <text:p>44</text:p>
          </table:table-cell>
          <table:table-cell table:formula="of:=SUM([.X$2:.X50])" office:value-type="float" office:value="42616" calcext:value-type="float">
            <text:p>42616</text:p>
          </table:table-cell>
          <table:table-cell table:formula="of:=SUM([.Y$2:.Y50])" office:value-type="float" office:value="542.606" calcext:value-type="float">
            <text:p>542.606</text:p>
          </table:table-cell>
          <table:table-cell table:formula="of:=SUM([.Z$2:.Z50])" office:value-type="float" office:value="106.198" calcext:value-type="float">
            <text:p>106.198</text:p>
          </table:table-cell>
          <table:table-cell table:formula="of:=SUM([.AA$2:.AA50])" office:value-type="float" office:value="4419" calcext:value-type="float">
            <text:p>4419</text:p>
          </table:table-cell>
          <table:table-cell table:formula="of:=SUM([.AB$2:.AB50])" office:value-type="float" office:value="79.98" calcext:value-type="float">
            <text:p>79.98</text:p>
          </table:table-cell>
          <table:table-cell/>
          <table:table-cell table:formula="of:=[.W50]" office:value-type="float" office:value="6" calcext:value-type="float">
            <text:p>6</text:p>
          </table:table-cell>
          <table:table-cell table:formula="of:=[.X50]" office:value-type="float" office:value="3846" calcext:value-type="float">
            <text:p>3846</text:p>
          </table:table-cell>
          <table:table-cell table:formula="of:=[.Y50]" office:value-type="float" office:value="22.9296" calcext:value-type="float">
            <text:p>22.9296</text:p>
          </table:table-cell>
          <table:table-cell table:formula="of:=[.Z50]" office:value-type="float" office:value="6.857" calcext:value-type="float">
            <text:p>6.857</text:p>
          </table:table-cell>
          <table:table-cell table:formula="of:=[.AA50]" office:value-type="float" office:value="262" calcext:value-type="float">
            <text:p>262</text:p>
          </table:table-cell>
          <table:table-cell table:formula="of:=[.AB50]" office:value-type="float" office:value="4.18" calcext:value-type="float">
            <text:p>4.18</text:p>
          </table:table-cell>
          <table:table-cell table:number-columns-repeated="8"/>
        </table:table-row>
        <table:table-row table:style-name="ro3">
          <table:table-cell office:value-type="float" office:value="452" calcext:value-type="float">
            <text:p>452</text:p>
          </table:table-cell>
          <table:table-cell office:value-type="string" calcext:value-type="string">
            <text:p>7tFBoxex4JE</text:p>
          </table:table-cell>
          <table:table-cell office:value-type="string" calcext:value-type="string">
            <text:p>Generative Adversarial Networks | Lecture 13</text:p>
          </table:table-cell>
          <table:table-cell office:value-type="string" calcext:value-type="string">
            <text:p>Earlier videos:</text:p>
            <text:p>https://www.youtube.com/playlist?list=PLWKotBjTDoLj3rXBL-nEIPRN9V3a9Cx07</text:p>
            <text:p/>
            <text:p>References and further reading:</text:p>
            <text:p/>
            <text:p>Deep Learning by Ian Goodfellow:</text:p>
            <text:p>http://www.deeplearningbook.org/</text:p>
            <text:p/>
            <text:p>Generative Adversarial Nets:</text:p>
            <text:p>http://papers.nips.cc/paper/5423-generative-adversarial-nets.pdf</text:p>
            <text:p/>
            <text:p>Progressive Growing of GANs for Improved Quality, Stability, and Variation (Generating Celebrities):</text:p>
            <text:p>http://research.nvidia.com/publication/2017-10_Progressive-Growing-of</text:p>
            <text:p/>
            <text:p>Generative Adversarial Text to Image Synthesis:</text:p>
            <text:p>https://arxiv.org/pdf/1605.05396.pdf</text:p>
            <text:p/>
            <text:p>Unpaired Image-to-Image Translation using Cycle-Consistent Adversarial Networks (CycleGAN):</text:p>
            <text:p>https://arxiv.org/pdf/1703.10593.pdf</text:p>
            <text:p/>
            <text:p>#deeplearning #machinelearning</text:p>
          </table:table-cell>
          <table:table-cell table:style-name="ce3" office:value-type="string" calcext:value-type="string">
            <text:p>2018-04-13 21:57:45</text:p>
          </table:table-cell>
          <table:table-cell office:value-type="string" calcext:value-type="string">
            <text:p>deep learning, machine learning, generative models, ai, deep learning crash course, generative adversarial networks, gan deep learning, ian goodfellow, cyclegan, this person does not exist</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364" calcext:value-type="float">
            <text:p>364</text:p>
          </table:table-cell>
          <table:table-cell office:value-type="float" office:value="3401" calcext:value-type="float">
            <text:p>3401</text:p>
          </table:table-cell>
          <table:table-cell office:value-type="float" office:value="85" calcext:value-type="float">
            <text:p>85</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03</text:p>
          </table:table-cell>
          <table:table-cell table:formula="of:=YEAR([.E51])" office:value-type="float" office:value="2018" calcext:value-type="float">
            <text:p>2018</text:p>
          </table:table-cell>
          <table:table-cell table:formula="of:=MONTH([.E51])" office:value-type="float" office:value="4" calcext:value-type="float">
            <text:p>4</text:p>
          </table:table-cell>
          <table:table-cell/>
          <table:table-cell table:style-name="ce1" office:value-type="date" office:date-value="2018-02-01" calcext:value-type="date">
            <text:p>2018-02-01</text:p>
          </table:table-cell>
          <table:table-cell table:formula="of:=COUNTIFS([.$S$2:.$S$146];YEAR([.V51]);[.$T$2:.$T$146];MONTH([.V51]))" office:value-type="float" office:value="3" calcext:value-type="float">
            <text:p>3</text:p>
          </table:table-cell>
          <table:table-cell table:formula="of:=SUMIFS([.K$2:.K$146];[.$S$2:.$S$146];YEAR([.$V51]);[.$T$2:.$T$146];MONTH([.$V51]))" office:value-type="float" office:value="1984" calcext:value-type="float">
            <text:p>1984</text:p>
          </table:table-cell>
          <table:table-cell table:formula="of:=SUMIFS([.L$2:.L$146];[.$S$2:.$S$146];YEAR([.$V51]);[.$T$2:.$T$146];MONTH([.$V51]))/10000" office:value-type="float" office:value="39.3803" calcext:value-type="float">
            <text:p>39.3803</text:p>
          </table:table-cell>
          <table:table-cell table:formula="of:=SUMIFS([.M$2:.M$146];[.$S$2:.$S$146];YEAR([.$V51]);[.$T$2:.$T$146];MONTH([.$V51]))/1000" office:value-type="float" office:value="10.607" calcext:value-type="float">
            <text:p>10.607</text:p>
          </table:table-cell>
          <table:table-cell table:formula="of:=SUMIFS([.N$2:.N$146];[.$S$2:.$S$146];YEAR([.$V51]);[.$T$2:.$T$146];MONTH([.$V51]))" office:value-type="float" office:value="271" calcext:value-type="float">
            <text:p>271</text:p>
          </table:table-cell>
          <table:table-cell table:formula="of:=SUMIFS([.O$2:.O$146];[.$S$2:.$S$146];YEAR([.$V51]);[.$T$2:.$T$146];MONTH([.$V51]))/100" office:value-type="float" office:value="7.84" calcext:value-type="float">
            <text:p>7.84</text:p>
          </table:table-cell>
          <table:table-cell table:formula="of:=SUM([.W$2:.W51])" office:value-type="float" office:value="47" calcext:value-type="float">
            <text:p>47</text:p>
          </table:table-cell>
          <table:table-cell table:formula="of:=SUM([.X$2:.X51])" office:value-type="float" office:value="44600" calcext:value-type="float">
            <text:p>44600</text:p>
          </table:table-cell>
          <table:table-cell table:formula="of:=SUM([.Y$2:.Y51])" office:value-type="float" office:value="581.9863" calcext:value-type="float">
            <text:p>581.9863</text:p>
          </table:table-cell>
          <table:table-cell table:formula="of:=SUM([.Z$2:.Z51])" office:value-type="float" office:value="116.805" calcext:value-type="float">
            <text:p>116.805</text:p>
          </table:table-cell>
          <table:table-cell table:formula="of:=SUM([.AA$2:.AA51])" office:value-type="float" office:value="4690" calcext:value-type="float">
            <text:p>4690</text:p>
          </table:table-cell>
          <table:table-cell table:formula="of:=SUM([.AB$2:.AB51])" office:value-type="float" office:value="87.82" calcext:value-type="float">
            <text:p>87.82</text:p>
          </table:table-cell>
          <table:table-cell/>
          <table:table-cell table:formula="of:=[.W51]" office:value-type="float" office:value="3" calcext:value-type="float">
            <text:p>3</text:p>
          </table:table-cell>
          <table:table-cell table:formula="of:=[.X51]" office:value-type="float" office:value="1984" calcext:value-type="float">
            <text:p>1984</text:p>
          </table:table-cell>
          <table:table-cell table:formula="of:=[.Y51]" office:value-type="float" office:value="39.3803" calcext:value-type="float">
            <text:p>39.3803</text:p>
          </table:table-cell>
          <table:table-cell table:formula="of:=[.Z51]" office:value-type="float" office:value="10.607" calcext:value-type="float">
            <text:p>10.607</text:p>
          </table:table-cell>
          <table:table-cell table:formula="of:=[.AA51]" office:value-type="float" office:value="271" calcext:value-type="float">
            <text:p>271</text:p>
          </table:table-cell>
          <table:table-cell table:formula="of:=[.AB51]" office:value-type="float" office:value="7.84" calcext:value-type="float">
            <text:p>7.84</text:p>
          </table:table-cell>
          <table:table-cell table:number-columns-repeated="8"/>
        </table:table-row>
        <table:table-row table:style-name="ro3">
          <table:table-cell office:value-type="float" office:value="383" calcext:value-type="float">
            <text:p>383</text:p>
          </table:table-cell>
          <table:table-cell office:value-type="string" calcext:value-type="string">
            <text:p>hY9Bc3mtphs</text:p>
          </table:table-cell>
          <table:table-cell office:value-type="string" calcext:value-type="string">
            <text:p>AI in Medicine | Drug Discovery with GANs (TensorFlow Tutorial)</text:p>
          </table:table-cell>
          <table:table-cell office:value-type="string" calcext:value-type="string">
            <text:p>How do we use AI to cure drug discovery? This is apart of my AI for business series right here on Youtube. Subscribe to stay up to date! In this video I'm going to cover how the drug discovery process works in clinical labs and how AI can be used to speed up that process by orders of magnitude. We'll look at 3 different papers that used different types of neural networks, and the last one is what we'll focus on; the General Adversarial Network.</text:p>
            <text:p/>
            <text:p>Code for this video:</text:p>
            <text:p>https://github.com/llSourcell/AI_for_healthcare</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Curriculum:</text:p>
            <text:p>https://github.com/llSourcell/AI_For_Business_Curriculum</text:p>
            <text:p/>
            <text:p>More learning resources:</text:p>
            <text:p>https://github.com/plotly/dash-drug-discovery-demo</text:p>
            <text:p>https://www.youtube.com/watch?v=FTr3n7uBIuE&amp;t=25s</text:p>
            <text:p>https://www.youtube.com/watch?v=yz6dNf7X7SA</text:p>
            <text:p>https://www.youtube.com/watch?v=Sw9r8CL98N0</text:p>
            <text:p>http://www.healthcareitnews.com/slideshow/how-ai-transforming-healthcare-and-solving-problems-2017</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4-21 06:49:50</text:p>
          </table:table-cell>
          <table:table-cell office:value-type="string" calcext:value-type="string">
            <text:p>ai for healthcare, ai in medicine, generative adversarial nets tensorflow, ai in medical, generative adversarial networks tutorial tensorflow, ai in medical diagnosis, generative adversarial nets, generative adversarial nets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358" calcext:value-type="float">
            <text:p>1358</text:p>
          </table:table-cell>
          <table:table-cell office:value-type="float" office:value="49386" calcext:value-type="float">
            <text:p>49386</text:p>
          </table:table-cell>
          <table:table-cell office:value-type="float" office:value="1445" calcext:value-type="float">
            <text:p>1445</text:p>
          </table:table-cell>
          <table:table-cell office:value-type="float" office:value="41" calcext:value-type="float">
            <text:p>41</text:p>
          </table:table-cell>
          <table:table-cell office:value-type="float" office:value="176" calcext:value-type="float">
            <text:p>176</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24</text:p>
          </table:table-cell>
          <table:table-cell table:formula="of:=YEAR([.E52])" office:value-type="float" office:value="2018" calcext:value-type="float">
            <text:p>2018</text:p>
          </table:table-cell>
          <table:table-cell table:formula="of:=MONTH([.E52])" office:value-type="float" office:value="4" calcext:value-type="float">
            <text:p>4</text:p>
          </table:table-cell>
          <table:table-cell/>
          <table:table-cell table:style-name="ce1" office:value-type="date" office:date-value="2018-03-01" calcext:value-type="date">
            <text:p>2018-03-01</text:p>
          </table:table-cell>
          <table:table-cell table:formula="of:=COUNTIFS([.$S$2:.$S$146];YEAR([.V52]);[.$T$2:.$T$146];MONTH([.V52]))" office:value-type="float" office:value="1" calcext:value-type="float">
            <text:p>1</text:p>
          </table:table-cell>
          <table:table-cell table:formula="of:=SUMIFS([.K$2:.K$146];[.$S$2:.$S$146];YEAR([.$V52]);[.$T$2:.$T$146];MONTH([.$V52]))" office:value-type="float" office:value="1262" calcext:value-type="float">
            <text:p>1262</text:p>
          </table:table-cell>
          <table:table-cell table:formula="of:=SUMIFS([.L$2:.L$146];[.$S$2:.$S$146];YEAR([.$V52]);[.$T$2:.$T$146];MONTH([.$V52]))/10000" office:value-type="float" office:value="5.32" calcext:value-type="float">
            <text:p>5.32</text:p>
          </table:table-cell>
          <table:table-cell table:formula="of:=SUMIFS([.M$2:.M$146];[.$S$2:.$S$146];YEAR([.$V52]);[.$T$2:.$T$146];MONTH([.$V52]))/1000" office:value-type="float" office:value="1.283" calcext:value-type="float">
            <text:p>1.283</text:p>
          </table:table-cell>
          <table:table-cell table:formula="of:=SUMIFS([.N$2:.N$146];[.$S$2:.$S$146];YEAR([.$V52]);[.$T$2:.$T$146];MONTH([.$V52]))" office:value-type="float" office:value="54" calcext:value-type="float">
            <text:p>54</text:p>
          </table:table-cell>
          <table:table-cell table:formula="of:=SUMIFS([.O$2:.O$146];[.$S$2:.$S$146];YEAR([.$V52]);[.$T$2:.$T$146];MONTH([.$V52]))/100" office:value-type="float" office:value="1.37" calcext:value-type="float">
            <text:p>1.37</text:p>
          </table:table-cell>
          <table:table-cell table:formula="of:=SUM([.W$2:.W52])" office:value-type="float" office:value="48" calcext:value-type="float">
            <text:p>48</text:p>
          </table:table-cell>
          <table:table-cell table:formula="of:=SUM([.X$2:.X52])" office:value-type="float" office:value="45862" calcext:value-type="float">
            <text:p>45862</text:p>
          </table:table-cell>
          <table:table-cell table:formula="of:=SUM([.Y$2:.Y52])" office:value-type="float" office:value="587.3063" calcext:value-type="float">
            <text:p>587.3063</text:p>
          </table:table-cell>
          <table:table-cell table:formula="of:=SUM([.Z$2:.Z52])" office:value-type="float" office:value="118.088" calcext:value-type="float">
            <text:p>118.088</text:p>
          </table:table-cell>
          <table:table-cell table:formula="of:=SUM([.AA$2:.AA52])" office:value-type="float" office:value="4744" calcext:value-type="float">
            <text:p>4744</text:p>
          </table:table-cell>
          <table:table-cell table:formula="of:=SUM([.AB$2:.AB52])" office:value-type="float" office:value="89.19" calcext:value-type="float">
            <text:p>89.19</text:p>
          </table:table-cell>
          <table:table-cell/>
          <table:table-cell table:formula="of:=[.W52]" office:value-type="float" office:value="1" calcext:value-type="float">
            <text:p>1</text:p>
          </table:table-cell>
          <table:table-cell table:formula="of:=[.X52]" office:value-type="float" office:value="1262" calcext:value-type="float">
            <text:p>1262</text:p>
          </table:table-cell>
          <table:table-cell table:formula="of:=[.Y52]" office:value-type="float" office:value="5.32" calcext:value-type="float">
            <text:p>5.32</text:p>
          </table:table-cell>
          <table:table-cell table:formula="of:=[.Z52]" office:value-type="float" office:value="1.283" calcext:value-type="float">
            <text:p>1.283</text:p>
          </table:table-cell>
          <table:table-cell table:formula="of:=[.AA52]" office:value-type="float" office:value="54" calcext:value-type="float">
            <text:p>54</text:p>
          </table:table-cell>
          <table:table-cell table:formula="of:=[.AB52]" office:value-type="float" office:value="1.37" calcext:value-type="float">
            <text:p>1.37</text:p>
          </table:table-cell>
          <table:table-cell table:number-columns-repeated="8"/>
        </table:table-row>
        <table:table-row table:style-name="ro3">
          <table:table-cell office:value-type="float" office:value="388" calcext:value-type="float">
            <text:p>388</text:p>
          </table:table-cell>
          <table:table-cell office:value-type="string" calcext:value-type="string">
            <text:p>7vunJlqLZok</text:p>
          </table:table-cell>
          <table:table-cell office:value-type="string" calcext:value-type="string">
            <text:p>Stock Price Prediction | AI in Finance</text:p>
          </table:table-cell>
          <table:table-cell office:value-type="string" calcext:value-type="string">
            <text:p>Can AI be used in the financial sector? Of course! In fact, finance was one of the pioneering industries that started using AI in the early 80s for market prediction. Since then, major financial firms and hedge funds have adopted AI technologies for everything from portfolio optimization, to credit lending, to stock betting. In this video, we'll go over all the different ways AI can be used in applied finance, then build a stock price prediction algorithm in python using Keras and Tensorflow.</text:p>
            <text:p/>
            <text:p>Code for this video:</text:p>
            <text:p>https://github.com/llSourcell/AI_in_Finance</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hackernoon.com/unsupervised-machine-learning-for-fun-profit-with-basket-clusters-17a1161e7aa1</text:p>
            <text:p>https://www.datacamp.com/community/tutorials/finance-python-trading</text:p>
            <text:p>http://www.cuelogic.com/blog/python-in-finance-analytics-artificial-intelligence/</text:p>
            <text:p>https://www.udacity.com/course/machine-learning-for-trading--ud501</text:p>
            <text:p>https://www.oreilly.com/learning/algorithmic-trading-in-less-than-100-lines-of-python-code</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4-28 14:08:18</text:p>
          </table:table-cell>
          <table:table-cell office:value-type="string" calcext:value-type="string">
            <text:p>finance, stock prediction, AI, stock prices, price prediction, artificial intelligence, machine learning, deep learning, applied AI, ML, python, numerai, market prediction, financial services, market analysis</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459" calcext:value-type="float">
            <text:p>1459</text:p>
          </table:table-cell>
          <table:table-cell office:value-type="float" office:value="255553" calcext:value-type="float">
            <text:p>255553</text:p>
          </table:table-cell>
          <table:table-cell office:value-type="float" office:value="5521" calcext:value-type="float">
            <text:p>5521</text:p>
          </table:table-cell>
          <table:table-cell office:value-type="float" office:value="315" calcext:value-type="float">
            <text:p>315</text:p>
          </table:table-cell>
          <table:table-cell office:value-type="float" office:value="410" calcext:value-type="float">
            <text:p>410</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31</text:p>
          </table:table-cell>
          <table:table-cell table:formula="of:=YEAR([.E53])" office:value-type="float" office:value="2018" calcext:value-type="float">
            <text:p>2018</text:p>
          </table:table-cell>
          <table:table-cell table:formula="of:=MONTH([.E53])" office:value-type="float" office:value="4" calcext:value-type="float">
            <text:p>4</text:p>
          </table:table-cell>
          <table:table-cell/>
          <table:table-cell table:style-name="ce1" office:value-type="date" office:date-value="2018-04-01" calcext:value-type="date">
            <text:p>2018-04-01</text:p>
          </table:table-cell>
          <table:table-cell table:formula="of:=COUNTIFS([.$S$2:.$S$146];YEAR([.V53]);[.$T$2:.$T$146];MONTH([.V53]))" office:value-type="float" office:value="4" calcext:value-type="float">
            <text:p>4</text:p>
          </table:table-cell>
          <table:table-cell table:formula="of:=SUMIFS([.K$2:.K$146];[.$S$2:.$S$146];YEAR([.$V53]);[.$T$2:.$T$146];MONTH([.$V53]))" office:value-type="float" office:value="3393" calcext:value-type="float">
            <text:p>3393</text:p>
          </table:table-cell>
          <table:table-cell table:formula="of:=SUMIFS([.L$2:.L$146];[.$S$2:.$S$146];YEAR([.$V53]);[.$T$2:.$T$146];MONTH([.$V53]))/10000" office:value-type="float" office:value="34.0138" calcext:value-type="float">
            <text:p>34.0138</text:p>
          </table:table-cell>
          <table:table-cell table:formula="of:=SUMIFS([.M$2:.M$146];[.$S$2:.$S$146];YEAR([.$V53]);[.$T$2:.$T$146];MONTH([.$V53]))/1000" office:value-type="float" office:value="8.168" calcext:value-type="float">
            <text:p>8.168</text:p>
          </table:table-cell>
          <table:table-cell table:formula="of:=SUMIFS([.N$2:.N$146];[.$S$2:.$S$146];YEAR([.$V53]);[.$T$2:.$T$146];MONTH([.$V53]))" office:value-type="float" office:value="370" calcext:value-type="float">
            <text:p>370</text:p>
          </table:table-cell>
          <table:table-cell table:formula="of:=SUMIFS([.O$2:.O$146];[.$S$2:.$S$146];YEAR([.$V53]);[.$T$2:.$T$146];MONTH([.$V53]))/100" office:value-type="float" office:value="6.38" calcext:value-type="float">
            <text:p>6.38</text:p>
          </table:table-cell>
          <table:table-cell table:formula="of:=SUM([.W$2:.W53])" office:value-type="float" office:value="52" calcext:value-type="float">
            <text:p>52</text:p>
          </table:table-cell>
          <table:table-cell table:formula="of:=SUM([.X$2:.X53])" office:value-type="float" office:value="49255" calcext:value-type="float">
            <text:p>49255</text:p>
          </table:table-cell>
          <table:table-cell table:formula="of:=SUM([.Y$2:.Y53])" office:value-type="float" office:value="621.3201" calcext:value-type="float">
            <text:p>621.3201</text:p>
          </table:table-cell>
          <table:table-cell table:formula="of:=SUM([.Z$2:.Z53])" office:value-type="float" office:value="126.256" calcext:value-type="float">
            <text:p>126.256</text:p>
          </table:table-cell>
          <table:table-cell table:formula="of:=SUM([.AA$2:.AA53])" office:value-type="float" office:value="5114" calcext:value-type="float">
            <text:p>5114</text:p>
          </table:table-cell>
          <table:table-cell table:formula="of:=SUM([.AB$2:.AB53])" office:value-type="float" office:value="95.57" calcext:value-type="float">
            <text:p>95.57</text:p>
          </table:table-cell>
          <table:table-cell/>
          <table:table-cell table:formula="of:=[.W53]" office:value-type="float" office:value="4" calcext:value-type="float">
            <text:p>4</text:p>
          </table:table-cell>
          <table:table-cell table:formula="of:=[.X53]" office:value-type="float" office:value="3393" calcext:value-type="float">
            <text:p>3393</text:p>
          </table:table-cell>
          <table:table-cell table:formula="of:=[.Y53]" office:value-type="float" office:value="34.0138" calcext:value-type="float">
            <text:p>34.0138</text:p>
          </table:table-cell>
          <table:table-cell table:formula="of:=[.Z53]" office:value-type="float" office:value="8.168" calcext:value-type="float">
            <text:p>8.168</text:p>
          </table:table-cell>
          <table:table-cell table:formula="of:=[.AA53]" office:value-type="float" office:value="370" calcext:value-type="float">
            <text:p>370</text:p>
          </table:table-cell>
          <table:table-cell table:formula="of:=[.AB53]" office:value-type="float" office:value="6.38" calcext:value-type="float">
            <text:p>6.38</text:p>
          </table:table-cell>
          <table:table-cell table:number-columns-repeated="8"/>
        </table:table-row>
        <table:table-row table:style-name="ro3">
          <table:table-cell office:value-type="float" office:value="444" calcext:value-type="float">
            <text:p>444</text:p>
          </table:table-cell>
          <table:table-cell office:value-type="string" calcext:value-type="string">
            <text:p>eFju_KlMT3U</text:p>
          </table:table-cell>
          <table:table-cell office:value-type="string" calcext:value-type="string">
            <text:p>Taryn Southern Interview - Exploring AI-Generated Music</text:p>
          </table:table-cell>
          <table:table-cell office:value-type="string" calcext:value-type="string">
            <text:p>In this episode Im joined by Taryn Southern - a singer, digital storyteller and Youtuber, whose upcoming album I AM AI will be produced completely with AI based tools.</text:p>
            <text:p/>
            <text:p>Taryn and I explore all aspects of what it means to create music with modern AI-based tools, and the different processes shes used to create her singles Break Free, Voices in My Head, and more. She also provides a rundown of the many tools shes used in this space, including Google Magenta, Watson Beat, AMPer, Landr and more. This was a super fun interview that I think youll get a kick out of.</text:p>
            <text:p/>
            <text:p>The notes for this show can be found at twimlai.com/talk/139.</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able:table-cell>
          <table:table-cell table:style-name="ce3" office:value-type="string" calcext:value-type="string">
            <text:p>2018-05-17 17:01:54</text:p>
          </table:table-cell>
          <table:table-cell office:value-type="string" calcext:value-type="string">
            <text:p>TWiML &amp; AI, Podcast, Tech, Technology, ML, AI, Machine Learning, Artificial Intelligence, Sam Charrington, data, science, Taryn Southern, ai generated music, i am ai</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051" calcext:value-type="float">
            <text:p>2051</text:p>
          </table:table-cell>
          <table:table-cell office:value-type="float" office:value="239" calcext:value-type="float">
            <text:p>239</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55:33</text:p>
          </table:table-cell>
          <table:table-cell table:formula="of:=YEAR([.E54])" office:value-type="float" office:value="2018" calcext:value-type="float">
            <text:p>2018</text:p>
          </table:table-cell>
          <table:table-cell table:formula="of:=MONTH([.E54])" office:value-type="float" office:value="5" calcext:value-type="float">
            <text:p>5</text:p>
          </table:table-cell>
          <table:table-cell/>
          <table:table-cell table:style-name="ce1" office:value-type="date" office:date-value="2018-05-01" calcext:value-type="date">
            <text:p>2018-05-01</text:p>
          </table:table-cell>
          <table:table-cell table:formula="of:=COUNTIFS([.$S$2:.$S$146];YEAR([.V54]);[.$T$2:.$T$146];MONTH([.V54]))" office:value-type="float" office:value="3" calcext:value-type="float">
            <text:p>3</text:p>
          </table:table-cell>
          <table:table-cell table:formula="of:=SUMIFS([.K$2:.K$146];[.$S$2:.$S$146];YEAR([.$V54]);[.$T$2:.$T$146];MONTH([.$V54]))" office:value-type="float" office:value="3564" calcext:value-type="float">
            <text:p>3564</text:p>
          </table:table-cell>
          <table:table-cell table:formula="of:=SUMIFS([.L$2:.L$146];[.$S$2:.$S$146];YEAR([.$V54]);[.$T$2:.$T$146];MONTH([.$V54]))/10000" office:value-type="float" office:value="6.7706" calcext:value-type="float">
            <text:p>6.7706</text:p>
          </table:table-cell>
          <table:table-cell table:formula="of:=SUMIFS([.M$2:.M$146];[.$S$2:.$S$146];YEAR([.$V54]);[.$T$2:.$T$146];MONTH([.$V54]))/1000" office:value-type="float" office:value="2.445" calcext:value-type="float">
            <text:p>2.445</text:p>
          </table:table-cell>
          <table:table-cell table:formula="of:=SUMIFS([.N$2:.N$146];[.$S$2:.$S$146];YEAR([.$V54]);[.$T$2:.$T$146];MONTH([.$V54]))" office:value-type="float" office:value="51" calcext:value-type="float">
            <text:p>51</text:p>
          </table:table-cell>
          <table:table-cell table:formula="of:=SUMIFS([.O$2:.O$146];[.$S$2:.$S$146];YEAR([.$V54]);[.$T$2:.$T$146];MONTH([.$V54]))/100" office:value-type="float" office:value="1.88" calcext:value-type="float">
            <text:p>1.88</text:p>
          </table:table-cell>
          <table:table-cell table:formula="of:=SUM([.W$2:.W54])" office:value-type="float" office:value="55" calcext:value-type="float">
            <text:p>55</text:p>
          </table:table-cell>
          <table:table-cell table:formula="of:=SUM([.X$2:.X54])" office:value-type="float" office:value="52819" calcext:value-type="float">
            <text:p>52819</text:p>
          </table:table-cell>
          <table:table-cell table:formula="of:=SUM([.Y$2:.Y54])" office:value-type="float" office:value="628.0907" calcext:value-type="float">
            <text:p>628.0907</text:p>
          </table:table-cell>
          <table:table-cell table:formula="of:=SUM([.Z$2:.Z54])" office:value-type="float" office:value="128.701" calcext:value-type="float">
            <text:p>128.701</text:p>
          </table:table-cell>
          <table:table-cell table:formula="of:=SUM([.AA$2:.AA54])" office:value-type="float" office:value="5165" calcext:value-type="float">
            <text:p>5165</text:p>
          </table:table-cell>
          <table:table-cell table:formula="of:=SUM([.AB$2:.AB54])" office:value-type="float" office:value="97.45" calcext:value-type="float">
            <text:p>97.45</text:p>
          </table:table-cell>
          <table:table-cell/>
          <table:table-cell table:formula="of:=[.W54]" office:value-type="float" office:value="3" calcext:value-type="float">
            <text:p>3</text:p>
          </table:table-cell>
          <table:table-cell table:formula="of:=[.X54]" office:value-type="float" office:value="3564" calcext:value-type="float">
            <text:p>3564</text:p>
          </table:table-cell>
          <table:table-cell table:formula="of:=[.Y54]" office:value-type="float" office:value="6.7706" calcext:value-type="float">
            <text:p>6.7706</text:p>
          </table:table-cell>
          <table:table-cell table:formula="of:=[.Z54]" office:value-type="float" office:value="2.445" calcext:value-type="float">
            <text:p>2.445</text:p>
          </table:table-cell>
          <table:table-cell table:formula="of:=[.AA54]" office:value-type="float" office:value="51" calcext:value-type="float">
            <text:p>51</text:p>
          </table:table-cell>
          <table:table-cell table:formula="of:=[.AB54]" office:value-type="float" office:value="1.88" calcext:value-type="float">
            <text:p>1.88</text:p>
          </table:table-cell>
          <table:table-cell table:number-columns-repeated="8"/>
        </table:table-row>
        <table:table-row table:style-name="ro3">
          <table:table-cell office:value-type="float" office:value="391" calcext:value-type="float">
            <text:p>391</text:p>
          </table:table-cell>
          <table:table-cell office:value-type="string" calcext:value-type="string">
            <text:p>NS2eqVsnJKo</text:p>
          </table:table-cell>
          <table:table-cell office:value-type="string" calcext:value-type="string">
            <text:p>AI for Music Composition</text:p>
          </table:table-cell>
          <table:table-cell office:value-type="string" calcext:value-type="string">
            <text:p>Machine learning algorithms make predictions based on a dataset. If that dataset is a collection of musical notes, the prediction would be a new collection of musical notes. We can consider that prediction the AI's unique composition. The question is, can an AI really compose music as well as humans can? In this video i'll go over some really popular models that have been used to generate music, from hidden markov models, to recurrent networks (with their variations), to the modern generative adversarial network. Code, theory, and demos included in this video. Enjoy! </text:p>
            <text:p/>
            <text:p>Code for this video:</text:p>
            <text:p>https://github.com/llSourcell/AI_For_Music_Composition</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medium.com/artists-and-machine-intelligence/neural-nets-for-generating-music-f46dffac21c0</text:p>
            <text:p>http://www.asimovinstitute.org/analyzing-deep-learning-tools-music/</text:p>
            <text:p>https://magenta.tensorflow.org/</text:p>
            <text:p>https://www.ampermusic.com/</text:p>
            <text:p>https://blogs.technet.microsoft.com/machinelearning/2017/12/06/music-generation-with-azure-machine-learning/</text:p>
            <text:p>https://salu133445.github.io/musegan/</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5-25 20:25:30</text:p>
          </table:table-cell>
          <table:table-cell office:value-type="string" calcext:value-type="string">
            <text:p>music, ai music, music generation, algorithmic music, tensorflow, tensor flow, generative adversarial network, markov model, recurrent network, LSTM network, deep learning, neural network, programming, google, magenta, AI, artificial intelligence, machine learning, ML, model, prediction, neural net, python, coding,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310" calcext:value-type="float">
            <text:p>1310</text:p>
          </table:table-cell>
          <table:table-cell office:value-type="float" office:value="43052" calcext:value-type="float">
            <text:p>43052</text:p>
          </table:table-cell>
          <table:table-cell office:value-type="float" office:value="1084" calcext:value-type="float">
            <text:p>1084</text:p>
          </table:table-cell>
          <table:table-cell office:value-type="float" office:value="44" calcext:value-type="float">
            <text:p>44</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41</text:p>
          </table:table-cell>
          <table:table-cell table:formula="of:=YEAR([.E55])" office:value-type="float" office:value="2018" calcext:value-type="float">
            <text:p>2018</text:p>
          </table:table-cell>
          <table:table-cell table:formula="of:=MONTH([.E55])" office:value-type="float" office:value="5" calcext:value-type="float">
            <text:p>5</text:p>
          </table:table-cell>
          <table:table-cell/>
          <table:table-cell table:style-name="ce1" office:value-type="date" office:date-value="2018-06-01" calcext:value-type="date">
            <text:p>2018-06-01</text:p>
          </table:table-cell>
          <table:table-cell table:formula="of:=COUNTIFS([.$S$2:.$S$146];YEAR([.V55]);[.$T$2:.$T$146];MONTH([.V55]))" office:value-type="float" office:value="1" calcext:value-type="float">
            <text:p>1</text:p>
          </table:table-cell>
          <table:table-cell table:formula="of:=SUMIFS([.K$2:.K$146];[.$S$2:.$S$146];YEAR([.$V55]);[.$T$2:.$T$146];MONTH([.$V55]))" office:value-type="float" office:value="1030" calcext:value-type="float">
            <text:p>1030</text:p>
          </table:table-cell>
          <table:table-cell table:formula="of:=SUMIFS([.L$2:.L$146];[.$S$2:.$S$146];YEAR([.$V55]);[.$T$2:.$T$146];MONTH([.$V55]))/10000" office:value-type="float" office:value="1.3419" calcext:value-type="float">
            <text:p>1.3419</text:p>
          </table:table-cell>
          <table:table-cell table:formula="of:=SUMIFS([.M$2:.M$146];[.$S$2:.$S$146];YEAR([.$V55]);[.$T$2:.$T$146];MONTH([.$V55]))/1000" office:value-type="float" office:value="0.199" calcext:value-type="float">
            <text:p>0.199</text:p>
          </table:table-cell>
          <table:table-cell table:formula="of:=SUMIFS([.N$2:.N$146];[.$S$2:.$S$146];YEAR([.$V55]);[.$T$2:.$T$146];MONTH([.$V55]))" office:value-type="float" office:value="1" calcext:value-type="float">
            <text:p>1</text:p>
          </table:table-cell>
          <table:table-cell table:formula="of:=SUMIFS([.O$2:.O$146];[.$S$2:.$S$146];YEAR([.$V55]);[.$T$2:.$T$146];MONTH([.$V55]))/100" office:value-type="float" office:value="0.11" calcext:value-type="float">
            <text:p>0.11</text:p>
          </table:table-cell>
          <table:table-cell table:formula="of:=SUM([.W$2:.W55])" office:value-type="float" office:value="56" calcext:value-type="float">
            <text:p>56</text:p>
          </table:table-cell>
          <table:table-cell table:formula="of:=SUM([.X$2:.X55])" office:value-type="float" office:value="53849" calcext:value-type="float">
            <text:p>53849</text:p>
          </table:table-cell>
          <table:table-cell table:formula="of:=SUM([.Y$2:.Y55])" office:value-type="float" office:value="629.4326" calcext:value-type="float">
            <text:p>629.4326</text:p>
          </table:table-cell>
          <table:table-cell table:formula="of:=SUM([.Z$2:.Z55])" office:value-type="float" office:value="128.9" calcext:value-type="float">
            <text:p>128.9</text:p>
          </table:table-cell>
          <table:table-cell table:formula="of:=SUM([.AA$2:.AA55])" office:value-type="float" office:value="5166" calcext:value-type="float">
            <text:p>5166</text:p>
          </table:table-cell>
          <table:table-cell table:formula="of:=SUM([.AB$2:.AB55])" office:value-type="float" office:value="97.56" calcext:value-type="float">
            <text:p>97.56</text:p>
          </table:table-cell>
          <table:table-cell/>
          <table:table-cell table:formula="of:=[.W55]" office:value-type="float" office:value="1" calcext:value-type="float">
            <text:p>1</text:p>
          </table:table-cell>
          <table:table-cell table:formula="of:=[.X55]" office:value-type="float" office:value="1030" calcext:value-type="float">
            <text:p>1030</text:p>
          </table:table-cell>
          <table:table-cell table:formula="of:=[.Y55]" office:value-type="float" office:value="1.3419" calcext:value-type="float">
            <text:p>1.3419</text:p>
          </table:table-cell>
          <table:table-cell table:formula="of:=[.Z55]" office:value-type="float" office:value="0.199" calcext:value-type="float">
            <text:p>0.199</text:p>
          </table:table-cell>
          <table:table-cell table:formula="of:=[.AA55]" office:value-type="float" office:value="1" calcext:value-type="float">
            <text:p>1</text:p>
          </table:table-cell>
          <table:table-cell table:formula="of:=[.AB55]" office:value-type="float" office:value="0.11" calcext:value-type="float">
            <text:p>0.11</text:p>
          </table:table-cell>
          <table:table-cell table:number-columns-repeated="8"/>
        </table:table-row>
        <table:table-row table:style-name="ro3">
          <table:table-cell office:value-type="float" office:value="421" calcext:value-type="float">
            <text:p>421</text:p>
          </table:table-cell>
          <table:table-cell office:value-type="string" calcext:value-type="string">
            <text:p>KL6U6iasUxs</text:p>
          </table:table-cell>
          <table:table-cell office:value-type="string" calcext:value-type="string">
            <text:p>AI-Based Large-Scale Texture Synthesis | Two Minute Papers #252</text:p>
          </table:table-cell>
          <table:table-cell office:value-type="string" calcext:value-type="string">
            <text:p>The paper "Non-stationary Texture Synthesis by Adversarial Expansion" and its source code is available here:</text:p>
            <text:p>http://vcc.szu.edu.cn/research/2018/TexSyn</text:p>
            <text:p>https://github.com/jessemelpolio/non-stationary_texture_syn</text:p>
            <text:p/>
            <text:p>Errata: please note that the image at the start of the video is of a wrong paper. Apologies! </text:p>
            <text:p/>
            <text:p>Pick up cool perks on our Patreon page: https://www.patreon.com/TwoMinutePapers</text:p>
            <text:p/>
            <text:p>One-time payment links and crypto addresses are available below. Thank you very much for your generous support!</text:p>
            <text:p>PayPal: https://www.paypal.me/TwoMinutePapers</text:p>
            <text:p>Bitcoin: 13hhmJnLEzwXgmgJN7RB6bWVdT7WkrFAHh</text:p>
            <text:p>Ethereum: 0x002BB163DfE89B7aD0712846F1a1E53ba6136b5A</text:p>
            <text:p>LTC: LM8AUh5bGcNgzq6HaV1jeaJrFvmKxxgiXg</text:p>
            <text:p/>
            <text:p>We would like to thank our generous Patreon supporters who make Two Minute Papers possible:</text:p>
            <text:p>Andrew Melnychuk, Brian Gilman, Christian Ahlin, Christoph Jadanowski, Dennis Abts, Emmanuel, Eric Haddad, Esa Turkulainen, Geronimo Moralez, Kjartan Olason, Lorin Atzberger, Malek Cellier, Marten Rauschenberg, Michael Albrecht, Michael Jensen, Nader Shakerin, Raul Arajo da Silva, Rob Rowe, Robin Graham, Ryan Monsurate, Shawn Azman, Steef, Steve Messina, Sunil Kim, Torsten Reil.</text:p>
            <text:p>https://www.patreon.com/TwoMinutePapers</text:p>
            <text:p/>
            <text:p>Thumbnail background image credit: https://pixabay.com/photo-3013486/</text:p>
            <text:p>Texture tiling image credit: https://commons.wikimedia.org/wiki/File:In-game-view-doom.png</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5-26 14:53:57</text:p>
          </table:table-cell>
          <table:table-cell office:value-type="string" calcext:value-type="string">
            <text:p>two minute papers, deep learning, ai, ai texture synthesis</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3" calcext:value-type="float">
            <text:p>203</text:p>
          </table:table-cell>
          <table:table-cell office:value-type="float" office:value="24415" calcext:value-type="float">
            <text:p>24415</text:p>
          </table:table-cell>
          <table:table-cell office:value-type="float" office:value="1357" calcext:value-type="float">
            <text:p>1357</text:p>
          </table:table-cell>
          <table:table-cell office:value-type="float" office:value="7" calcext:value-type="float">
            <text:p>7</text:p>
          </table:table-cell>
          <table:table-cell office:value-type="float" office:value="63" calcext:value-type="float">
            <text:p>63</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3:46</text:p>
          </table:table-cell>
          <table:table-cell table:formula="of:=YEAR([.E56])" office:value-type="float" office:value="2018" calcext:value-type="float">
            <text:p>2018</text:p>
          </table:table-cell>
          <table:table-cell table:formula="of:=MONTH([.E56])" office:value-type="float" office:value="5" calcext:value-type="float">
            <text:p>5</text:p>
          </table:table-cell>
          <table:table-cell/>
          <table:table-cell table:style-name="ce1" office:value-type="date" office:date-value="2018-07-01" calcext:value-type="date">
            <text:p>2018-07-01</text:p>
          </table:table-cell>
          <table:table-cell table:formula="of:=COUNTIFS([.$S$2:.$S$146];YEAR([.V56]);[.$T$2:.$T$146];MONTH([.V56]))" office:value-type="float" office:value="3" calcext:value-type="float">
            <text:p>3</text:p>
          </table:table-cell>
          <table:table-cell table:formula="of:=SUMIFS([.K$2:.K$146];[.$S$2:.$S$146];YEAR([.$V56]);[.$T$2:.$T$146];MONTH([.$V56]))" office:value-type="float" office:value="4303" calcext:value-type="float">
            <text:p>4303</text:p>
          </table:table-cell>
          <table:table-cell table:formula="of:=SUMIFS([.L$2:.L$146];[.$S$2:.$S$146];YEAR([.$V56]);[.$T$2:.$T$146];MONTH([.$V56]))/10000" office:value-type="float" office:value="15.3399" calcext:value-type="float">
            <text:p>15.3399</text:p>
          </table:table-cell>
          <table:table-cell table:formula="of:=SUMIFS([.M$2:.M$146];[.$S$2:.$S$146];YEAR([.$V56]);[.$T$2:.$T$146];MONTH([.$V56]))/1000" office:value-type="float" office:value="3.583" calcext:value-type="float">
            <text:p>3.583</text:p>
          </table:table-cell>
          <table:table-cell table:formula="of:=SUMIFS([.N$2:.N$146];[.$S$2:.$S$146];YEAR([.$V56]);[.$T$2:.$T$146];MONTH([.$V56]))" office:value-type="float" office:value="231" calcext:value-type="float">
            <text:p>231</text:p>
          </table:table-cell>
          <table:table-cell table:formula="of:=SUMIFS([.O$2:.O$146];[.$S$2:.$S$146];YEAR([.$V56]);[.$T$2:.$T$146];MONTH([.$V56]))/100" office:value-type="float" office:value="3.14" calcext:value-type="float">
            <text:p>3.14</text:p>
          </table:table-cell>
          <table:table-cell table:formula="of:=SUM([.W$2:.W56])" office:value-type="float" office:value="59" calcext:value-type="float">
            <text:p>59</text:p>
          </table:table-cell>
          <table:table-cell table:formula="of:=SUM([.X$2:.X56])" office:value-type="float" office:value="58152" calcext:value-type="float">
            <text:p>58152</text:p>
          </table:table-cell>
          <table:table-cell table:formula="of:=SUM([.Y$2:.Y56])" office:value-type="float" office:value="644.7725" calcext:value-type="float">
            <text:p>644.7725</text:p>
          </table:table-cell>
          <table:table-cell table:formula="of:=SUM([.Z$2:.Z56])" office:value-type="float" office:value="132.483" calcext:value-type="float">
            <text:p>132.483</text:p>
          </table:table-cell>
          <table:table-cell table:formula="of:=SUM([.AA$2:.AA56])" office:value-type="float" office:value="5397" calcext:value-type="float">
            <text:p>5397</text:p>
          </table:table-cell>
          <table:table-cell table:formula="of:=SUM([.AB$2:.AB56])" office:value-type="float" office:value="100.7" calcext:value-type="float">
            <text:p>100.7</text:p>
          </table:table-cell>
          <table:table-cell/>
          <table:table-cell table:formula="of:=[.W56]" office:value-type="float" office:value="3" calcext:value-type="float">
            <text:p>3</text:p>
          </table:table-cell>
          <table:table-cell table:formula="of:=[.X56]" office:value-type="float" office:value="4303" calcext:value-type="float">
            <text:p>4303</text:p>
          </table:table-cell>
          <table:table-cell table:formula="of:=[.Y56]" office:value-type="float" office:value="15.3399" calcext:value-type="float">
            <text:p>15.3399</text:p>
          </table:table-cell>
          <table:table-cell table:formula="of:=[.Z56]" office:value-type="float" office:value="3.583" calcext:value-type="float">
            <text:p>3.583</text:p>
          </table:table-cell>
          <table:table-cell table:formula="of:=[.AA56]" office:value-type="float" office:value="231" calcext:value-type="float">
            <text:p>231</text:p>
          </table:table-cell>
          <table:table-cell table:formula="of:=[.AB56]" office:value-type="float" office:value="3.14" calcext:value-type="float">
            <text:p>3.14</text:p>
          </table:table-cell>
          <table:table-cell table:number-columns-repeated="8"/>
        </table:table-row>
        <table:table-row table:style-name="ro3">
          <table:table-cell office:value-type="float" office:value="185" calcext:value-type="float">
            <text:p>185</text:p>
          </table:table-cell>
          <table:table-cell office:value-type="string" calcext:value-type="string">
            <text:p>9mdCWMVAMLg</text:p>
          </table:table-cell>
          <table:table-cell office:value-type="string" calcext:value-type="string">
            <text:p>Best Paper CVPR2018 - Taskonomy - Disentangling Task Transfer Learning</text:p>
          </table:table-cell>
          <table:table-cell office:value-type="string" calcext:value-type="string">
            <text:p>June 20th, 2018 CVPR2018 </text:p>
            <text:p/>
            <text:p>"Do visual tasks have a relationship, or are they unrelated? For instance, could having surface normals simplify estimating the depth of an image? Intuition answers these questions positively, implying existence of a "structure" among visual tasks. Knowing this structure has notable values; it is the concept underlying transfer learning and provides a principled way for identifying redundancies across tasks, e.g., to seamlessly reuse supervision among related tasks or solve many tasks in one system without piling up the complexity. "</text:p>
            <text:p>http://taskonomy.stanford.edu/</text:p>
            <text:p/>
            <text:p>Amir R. Zamir, Alexander Sax*, William B. Shen* </text:p>
            <text:p>Leonidas Guibas, Jitendra Malik, Silvio Savarese</text:p>
          </table:table-cell>
          <table:table-cell table:style-name="ce3" office:value-type="string" calcext:value-type="string">
            <text:p>2018-06-22 00:03:01</text:p>
          </table:table-cell>
          <table:table-cell office:value-type="string" calcext:value-type="string">
            <text:p>singularity, ai, artificial intelligence, deep learning, machine learning, deepmind, robots, robotics, self-driving cars, driverless cars, CVPR2018, transfer learning</text:p>
          </table:table-cell>
          <table:table-cell office:value-type="string" calcext:value-type="string">
            <text:p>NULL</text:p>
          </table:table-cell>
          <table:table-cell office:value-type="string" calcext:value-type="string">
            <text:p>en</text:p>
          </table:table-cell>
          <table:table-cell office:value-type="string" calcext:value-type="string">
            <text:p>The Artificial Intelligence Channel</text:p>
          </table:table-cell>
          <table:table-cell office:value-type="string" calcext:value-type="string">
            <text:p>UC5g-f-g4EVRkqL8Xs888BLA</text:p>
          </table:table-cell>
          <table:table-cell office:value-type="float" office:value="1030" calcext:value-type="float">
            <text:p>1030</text:p>
          </table:table-cell>
          <table:table-cell office:value-type="float" office:value="13419" calcext:value-type="float">
            <text:p>13419</text:p>
          </table:table-cell>
          <table:table-cell office:value-type="float" office:value="199" calcext:value-type="float">
            <text:p>199</text:p>
          </table:table-cell>
          <table:table-cell office:value-type="float" office:value="1" calcext:value-type="float">
            <text:p>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attention, gan</text:p>
          </table:table-cell>
          <table:table-cell table:style-name="ce3" office:value-type="string" calcext:value-type="string">
            <text:p>2020-04-22 22:50:18</text:p>
          </table:table-cell>
          <table:table-cell table:formula="of:=YEAR([.E57])" office:value-type="float" office:value="2018" calcext:value-type="float">
            <text:p>2018</text:p>
          </table:table-cell>
          <table:table-cell table:formula="of:=MONTH([.E57])" office:value-type="float" office:value="6" calcext:value-type="float">
            <text:p>6</text:p>
          </table:table-cell>
          <table:table-cell/>
          <table:table-cell table:style-name="ce1" office:value-type="date" office:date-value="2018-08-01" calcext:value-type="date">
            <text:p>2018-08-01</text:p>
          </table:table-cell>
          <table:table-cell table:formula="of:=COUNTIFS([.$S$2:.$S$146];YEAR([.V57]);[.$T$2:.$T$146];MONTH([.V57]))" office:value-type="float" office:value="2" calcext:value-type="float">
            <text:p>2</text:p>
          </table:table-cell>
          <table:table-cell table:formula="of:=SUMIFS([.K$2:.K$146];[.$S$2:.$S$146];YEAR([.$V57]);[.$T$2:.$T$146];MONTH([.$V57]))" office:value-type="float" office:value="2522" calcext:value-type="float">
            <text:p>2522</text:p>
          </table:table-cell>
          <table:table-cell table:formula="of:=SUMIFS([.L$2:.L$146];[.$S$2:.$S$146];YEAR([.$V57]);[.$T$2:.$T$146];MONTH([.$V57]))/10000" office:value-type="float" office:value="10.0693" calcext:value-type="float">
            <text:p>10.0693</text:p>
          </table:table-cell>
          <table:table-cell table:formula="of:=SUMIFS([.M$2:.M$146];[.$S$2:.$S$146];YEAR([.$V57]);[.$T$2:.$T$146];MONTH([.$V57]))/1000" office:value-type="float" office:value="3.606" calcext:value-type="float">
            <text:p>3.606</text:p>
          </table:table-cell>
          <table:table-cell table:formula="of:=SUMIFS([.N$2:.N$146];[.$S$2:.$S$146];YEAR([.$V57]);[.$T$2:.$T$146];MONTH([.$V57]))" office:value-type="float" office:value="47" calcext:value-type="float">
            <text:p>47</text:p>
          </table:table-cell>
          <table:table-cell table:formula="of:=SUMIFS([.O$2:.O$146];[.$S$2:.$S$146];YEAR([.$V57]);[.$T$2:.$T$146];MONTH([.$V57]))/100" office:value-type="float" office:value="2.25" calcext:value-type="float">
            <text:p>2.25</text:p>
          </table:table-cell>
          <table:table-cell table:formula="of:=SUM([.W$2:.W57])" office:value-type="float" office:value="61" calcext:value-type="float">
            <text:p>61</text:p>
          </table:table-cell>
          <table:table-cell table:formula="of:=SUM([.X$2:.X57])" office:value-type="float" office:value="60674" calcext:value-type="float">
            <text:p>60674</text:p>
          </table:table-cell>
          <table:table-cell table:formula="of:=SUM([.Y$2:.Y57])" office:value-type="float" office:value="654.8418" calcext:value-type="float">
            <text:p>654.8418</text:p>
          </table:table-cell>
          <table:table-cell table:formula="of:=SUM([.Z$2:.Z57])" office:value-type="float" office:value="136.089" calcext:value-type="float">
            <text:p>136.089</text:p>
          </table:table-cell>
          <table:table-cell table:formula="of:=SUM([.AA$2:.AA57])" office:value-type="float" office:value="5444" calcext:value-type="float">
            <text:p>5444</text:p>
          </table:table-cell>
          <table:table-cell table:formula="of:=SUM([.AB$2:.AB57])" office:value-type="float" office:value="102.95" calcext:value-type="float">
            <text:p>102.95</text:p>
          </table:table-cell>
          <table:table-cell/>
          <table:table-cell table:formula="of:=[.W57]" office:value-type="float" office:value="2" calcext:value-type="float">
            <text:p>2</text:p>
          </table:table-cell>
          <table:table-cell table:formula="of:=[.X57]" office:value-type="float" office:value="2522" calcext:value-type="float">
            <text:p>2522</text:p>
          </table:table-cell>
          <table:table-cell table:formula="of:=[.Y57]" office:value-type="float" office:value="10.0693" calcext:value-type="float">
            <text:p>10.0693</text:p>
          </table:table-cell>
          <table:table-cell table:formula="of:=[.Z57]" office:value-type="float" office:value="3.606" calcext:value-type="float">
            <text:p>3.606</text:p>
          </table:table-cell>
          <table:table-cell table:formula="of:=[.AA57]" office:value-type="float" office:value="47" calcext:value-type="float">
            <text:p>47</text:p>
          </table:table-cell>
          <table:table-cell table:formula="of:=[.AB57]" office:value-type="float" office:value="2.25" calcext:value-type="float">
            <text:p>2.25</text:p>
          </table:table-cell>
          <table:table-cell table:number-columns-repeated="8"/>
        </table:table-row>
        <table:table-row table:style-name="ro3">
          <table:table-cell office:value-type="float" office:value="447" calcext:value-type="float">
            <text:p>447</text:p>
          </table:table-cell>
          <table:table-cell office:value-type="string" calcext:value-type="string">
            <text:p>pnJ-NondCfY</text:p>
          </table:table-cell>
          <table:table-cell office:value-type="string" calcext:value-type="string">
            <text:p>Amir Zamir: Taskonomy: Disentangling Transfer Learning for Perception (CVPR 2018 Best Paper Winner)</text:p>
          </table:table-cell>
          <table:table-cell office:value-type="string" calcext:value-type="string">
            <text:p>In this episode I'm joined by Amir Zamir, Postdoctoral researcher at both Stanford &amp; UC Berkeley.</text:p>
            <text:p/>
            <text:p> Amir joins us fresh off of winning the 2018 CVPR Best Paper Award for co-authoring "Taskonomy: Disentangling Task Transfer Learning." In this work, Amir and his coauthors explore the relationships between different types of visual tasks and use this structure to better understand the types of transfer learning that will be most effective for each, resulting in what they call a computational taxonomic map for task transfer learning.</text:p>
            <text:p/>
            <text:p> In our conversation, we discuss the nature and consequences of the relationships that Amir and his team discovered, and how they can be used to build more effective visual systems with machine learning. Along the way Amir provides a ton of great examples and explains the various tools his team has created to illustrate these concepts.</text:p>
          </table:table-cell>
          <table:table-cell table:style-name="ce3" office:value-type="string" calcext:value-type="string">
            <text:p>2018-07-16 21:02:00</text:p>
          </table:table-cell>
          <table:table-cell office:value-type="string" calcext:value-type="string">
            <text:p>2018, ai, amir, artificial, berkeley, best, cvpr, in, intelligence, learning, machine, ml, paper, podcast, stanford, taskonomy, taxonomy, tech, technology, this, transfer, uc, week, zami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958" calcext:value-type="float">
            <text:p>2958</text:p>
          </table:table-cell>
          <table:table-cell office:value-type="float" office:value="600" calcext:value-type="float">
            <text:p>60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5:42</text:p>
          </table:table-cell>
          <table:table-cell table:formula="of:=YEAR([.E58])" office:value-type="float" office:value="2018" calcext:value-type="float">
            <text:p>2018</text:p>
          </table:table-cell>
          <table:table-cell table:formula="of:=MONTH([.E58])" office:value-type="float" office:value="7" calcext:value-type="float">
            <text:p>7</text:p>
          </table:table-cell>
          <table:table-cell/>
          <table:table-cell table:style-name="ce1" office:value-type="date" office:date-value="2018-09-01" calcext:value-type="date">
            <text:p>2018-09-01</text:p>
          </table:table-cell>
          <table:table-cell table:formula="of:=COUNTIFS([.$S$2:.$S$146];YEAR([.V58]);[.$T$2:.$T$146];MONTH([.V58]))" office:value-type="float" office:value="4" calcext:value-type="float">
            <text:p>4</text:p>
          </table:table-cell>
          <table:table-cell table:formula="of:=SUMIFS([.K$2:.K$146];[.$S$2:.$S$146];YEAR([.$V58]);[.$T$2:.$T$146];MONTH([.$V58]))" office:value-type="float" office:value="1223" calcext:value-type="float">
            <text:p>1223</text:p>
          </table:table-cell>
          <table:table-cell table:formula="of:=SUMIFS([.L$2:.L$146];[.$S$2:.$S$146];YEAR([.$V58]);[.$T$2:.$T$146];MONTH([.$V58]))/10000" office:value-type="float" office:value="31.8574" calcext:value-type="float">
            <text:p>31.8574</text:p>
          </table:table-cell>
          <table:table-cell table:formula="of:=SUMIFS([.M$2:.M$146];[.$S$2:.$S$146];YEAR([.$V58]);[.$T$2:.$T$146];MONTH([.$V58]))/1000" office:value-type="float" office:value="9.9" calcext:value-type="float">
            <text:p>9.9</text:p>
          </table:table-cell>
          <table:table-cell table:formula="of:=SUMIFS([.N$2:.N$146];[.$S$2:.$S$146];YEAR([.$V58]);[.$T$2:.$T$146];MONTH([.$V58]))" office:value-type="float" office:value="102" calcext:value-type="float">
            <text:p>102</text:p>
          </table:table-cell>
          <table:table-cell table:formula="of:=SUMIFS([.O$2:.O$146];[.$S$2:.$S$146];YEAR([.$V58]);[.$T$2:.$T$146];MONTH([.$V58]))/100" office:value-type="float" office:value="9.15" calcext:value-type="float">
            <text:p>9.15</text:p>
          </table:table-cell>
          <table:table-cell table:formula="of:=SUM([.W$2:.W58])" office:value-type="float" office:value="65" calcext:value-type="float">
            <text:p>65</text:p>
          </table:table-cell>
          <table:table-cell table:formula="of:=SUM([.X$2:.X58])" office:value-type="float" office:value="61897" calcext:value-type="float">
            <text:p>61897</text:p>
          </table:table-cell>
          <table:table-cell table:formula="of:=SUM([.Y$2:.Y58])" office:value-type="float" office:value="686.6992" calcext:value-type="float">
            <text:p>686.6992</text:p>
          </table:table-cell>
          <table:table-cell table:formula="of:=SUM([.Z$2:.Z58])" office:value-type="float" office:value="145.989" calcext:value-type="float">
            <text:p>145.989</text:p>
          </table:table-cell>
          <table:table-cell table:formula="of:=SUM([.AA$2:.AA58])" office:value-type="float" office:value="5546" calcext:value-type="float">
            <text:p>5546</text:p>
          </table:table-cell>
          <table:table-cell table:formula="of:=SUM([.AB$2:.AB58])" office:value-type="float" office:value="112.1" calcext:value-type="float">
            <text:p>112.1</text:p>
          </table:table-cell>
          <table:table-cell/>
          <table:table-cell table:formula="of:=[.W58]" office:value-type="float" office:value="4" calcext:value-type="float">
            <text:p>4</text:p>
          </table:table-cell>
          <table:table-cell table:formula="of:=[.X58]" office:value-type="float" office:value="1223" calcext:value-type="float">
            <text:p>1223</text:p>
          </table:table-cell>
          <table:table-cell table:formula="of:=[.Y58]" office:value-type="float" office:value="31.8574" calcext:value-type="float">
            <text:p>31.8574</text:p>
          </table:table-cell>
          <table:table-cell table:formula="of:=[.Z58]" office:value-type="float" office:value="9.9" calcext:value-type="float">
            <text:p>9.9</text:p>
          </table:table-cell>
          <table:table-cell table:formula="of:=[.AA58]" office:value-type="float" office:value="102" calcext:value-type="float">
            <text:p>102</text:p>
          </table:table-cell>
          <table:table-cell table:formula="of:=[.AB58]" office:value-type="float" office:value="9.15" calcext:value-type="float">
            <text:p>9.15</text:p>
          </table:table-cell>
          <table:table-cell table:number-columns-repeated="8"/>
        </table:table-row>
        <table:table-row table:style-name="ro3">
          <table:table-cell office:value-type="float" office:value="387" calcext:value-type="float">
            <text:p>387</text:p>
          </table:table-cell>
          <table:table-cell office:value-type="string" calcext:value-type="string">
            <text:p>05NqKJ0v7EE</text:p>
          </table:table-cell>
          <table:table-cell office:value-type="string" calcext:value-type="string">
            <text:p>Reinforcement Learning for Stock Prediction</text:p>
          </table:table-cell>
          <table:table-cell office:value-type="string" calcext:value-type="string">
            <text:p>Can we actually predict the price of Google stock based on a dataset of price history? Ill answer that question by building a Python demo that uses an underutilized technique in financial market prediction, reinforcement learning. The specific technique we'll use in this video is a subset of RL called Q learning. Using a combination of code, animations, and theory i'll explain how we can let our AI learn a policy for when to buy and sell google stock to maximize profit. </text:p>
            <text:p/>
            <text:p>Code for this video:</text:p>
            <text:p>https://github.com/llSourcell/Reinforcement_Learning_for_Stock_Prediction</text:p>
            <text:p/>
            <text:p>Please Subscribe! And like. And comment. That's what keeps me going. </text:p>
            <text:p/>
            <text:p>Want more education? Connect with me here:</text:p>
            <text:p>Twitter: https://twitter.com/sirajraval</text:p>
            <text:p>instagram: https://www.instagram.com/sirajraval</text:p>
            <text:p>Facebook: https://www.facebook.com/sirajology</text:p>
            <text:p/>
            <text:p>This video is apart of my Machine Learning Journey course:</text:p>
            <text:p>https://github.com/llSourcell/Machine_Learning_Journey</text:p>
            <text:p/>
            <text:p>More Learning Resources:</text:p>
            <text:p>http://cs229.stanford.edu/proj2006/Molina-StockTradingWithRecurrentReinforcementLearning.pdf</text:p>
            <text:p>http://www.wildml.com/2018/02/introduction-to-learning-to-trade-with-reinforcement-learning/</text:p>
            <text:p>https://medium.com/@ranko.mosic/predicting-price-movement-and-trading-using-reinforcement-learning-kearns-nevmyvaka-2013-b5a64daa34f0</text:p>
            <text:p>https://hub.packtpub.com/develop-stock-price-predictive-model-using-reinforcement-learning-tensorflow/</text:p>
            <text:p>https://iknowfirst.com/deep-reinforcement-learning-part-2-the-game-of-stock-trading</text:p>
            <text:p>https://www.youtube.com/watch?v=v_L9jR8P-54&amp;list=PLQVvvaa0QuDe6ZBtkCNWNUbdaBo2vA4RO</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7-17 00:58:25</text:p>
          </table:table-cell>
          <table:table-cell office:value-type="string" calcext:value-type="string">
            <text:p>reinforcement learning, stock prediction, stock price prediction, financla forecasting, market analysis, AI for finance, AI stock prediction, AI, artificial intelligence, machine learning, deep learning, q learning, siraj raval, python, algorithmic trading, tensorflow, tensor flow, deep reinforcement learning, googl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69" calcext:value-type="float">
            <text:p>569</text:p>
          </table:table-cell>
          <table:table-cell office:value-type="float" office:value="74008" calcext:value-type="float">
            <text:p>74008</text:p>
          </table:table-cell>
          <table:table-cell office:value-type="float" office:value="1726" calcext:value-type="float">
            <text:p>1726</text:p>
          </table:table-cell>
          <table:table-cell office:value-type="float" office:value="67" calcext:value-type="float">
            <text:p>67</text:p>
          </table:table-cell>
          <table:table-cell office:value-type="float" office:value="172" calcext:value-type="float">
            <text:p>172</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30</text:p>
          </table:table-cell>
          <table:table-cell table:formula="of:=YEAR([.E59])" office:value-type="float" office:value="2018" calcext:value-type="float">
            <text:p>2018</text:p>
          </table:table-cell>
          <table:table-cell table:formula="of:=MONTH([.E59])" office:value-type="float" office:value="7" calcext:value-type="float">
            <text:p>7</text:p>
          </table:table-cell>
          <table:table-cell/>
          <table:table-cell table:style-name="ce1" office:value-type="date" office:date-value="2018-10-01" calcext:value-type="date">
            <text:p>2018-10-01</text:p>
          </table:table-cell>
          <table:table-cell table:formula="of:=COUNTIFS([.$S$2:.$S$146];YEAR([.V59]);[.$T$2:.$T$146];MONTH([.V59]))" office:value-type="float" office:value="1" calcext:value-type="float">
            <text:p>1</text:p>
          </table:table-cell>
          <table:table-cell table:formula="of:=SUMIFS([.K$2:.K$146];[.$S$2:.$S$146];YEAR([.$V59]);[.$T$2:.$T$146];MONTH([.$V59]))" office:value-type="float" office:value="3666" calcext:value-type="float">
            <text:p>3666</text:p>
          </table:table-cell>
          <table:table-cell table:formula="of:=SUMIFS([.L$2:.L$146];[.$S$2:.$S$146];YEAR([.$V59]);[.$T$2:.$T$146];MONTH([.$V59]))/10000" office:value-type="float" office:value="0.0259" calcext:value-type="float">
            <text:p>0.0259</text:p>
          </table:table-cell>
          <table:table-cell table:formula="of:=SUMIFS([.M$2:.M$146];[.$S$2:.$S$146];YEAR([.$V59]);[.$T$2:.$T$146];MONTH([.$V59]))/1000" office:value-type="float" office:value="0.003" calcext:value-type="float">
            <text:p>0.003</text:p>
          </table:table-cell>
          <table:table-cell table:formula="of:=SUMIFS([.N$2:.N$146];[.$S$2:.$S$146];YEAR([.$V59]);[.$T$2:.$T$146];MONTH([.$V59]))" office:value-type="float" office:value="0" calcext:value-type="float">
            <text:p>0</text:p>
          </table:table-cell>
          <table:table-cell table:formula="of:=SUMIFS([.O$2:.O$146];[.$S$2:.$S$146];YEAR([.$V59]);[.$T$2:.$T$146];MONTH([.$V59]))/100" office:value-type="float" office:value="0" calcext:value-type="float">
            <text:p>0</text:p>
          </table:table-cell>
          <table:table-cell table:formula="of:=SUM([.W$2:.W59])" office:value-type="float" office:value="66" calcext:value-type="float">
            <text:p>66</text:p>
          </table:table-cell>
          <table:table-cell table:formula="of:=SUM([.X$2:.X59])" office:value-type="float" office:value="65563" calcext:value-type="float">
            <text:p>65563</text:p>
          </table:table-cell>
          <table:table-cell table:formula="of:=SUM([.Y$2:.Y59])" office:value-type="float" office:value="686.7251" calcext:value-type="float">
            <text:p>686.7251</text:p>
          </table:table-cell>
          <table:table-cell table:formula="of:=SUM([.Z$2:.Z59])" office:value-type="float" office:value="145.992" calcext:value-type="float">
            <text:p>145.992</text:p>
          </table:table-cell>
          <table:table-cell table:formula="of:=SUM([.AA$2:.AA59])" office:value-type="float" office:value="5546" calcext:value-type="float">
            <text:p>5546</text:p>
          </table:table-cell>
          <table:table-cell table:formula="of:=SUM([.AB$2:.AB59])" office:value-type="float" office:value="112.1" calcext:value-type="float">
            <text:p>112.1</text:p>
          </table:table-cell>
          <table:table-cell/>
          <table:table-cell table:formula="of:=[.W59]" office:value-type="float" office:value="1" calcext:value-type="float">
            <text:p>1</text:p>
          </table:table-cell>
          <table:table-cell table:formula="of:=[.X59]" office:value-type="float" office:value="3666" calcext:value-type="float">
            <text:p>3666</text:p>
          </table:table-cell>
          <table:table-cell table:formula="of:=[.Y59]" office:value-type="float" office:value="0.0259" calcext:value-type="float">
            <text:p>0.0259</text:p>
          </table:table-cell>
          <table:table-cell table:formula="of:=[.Z59]" office:value-type="float" office:value="0.003" calcext:value-type="float">
            <text:p>0.003</text:p>
          </table:table-cell>
          <table:table-cell table:formula="of:=[.AA59]" office:value-type="float" office:value="0" calcext:value-type="float">
            <text:p>0</text:p>
          </table:table-cell>
          <table:table-cell table:formula="of:=[.AB59]" office:value-type="float" office:value="0" calcext:value-type="float">
            <text:p>0</text:p>
          </table:table-cell>
          <table:table-cell table:number-columns-repeated="8"/>
        </table:table-row>
        <table:table-row table:style-name="ro3">
          <table:table-cell office:value-type="float" office:value="397" calcext:value-type="float">
            <text:p>397</text:p>
          </table:table-cell>
          <table:table-cell office:value-type="string" calcext:value-type="string">
            <text:p>IVVVjBSk9N0</text:p>
          </table:table-cell>
          <table:table-cell office:value-type="string" calcext:value-type="string">
            <text:p>Loss Functions Explained</text:p>
          </table:table-cell>
          <table:table-cell office:value-type="string" calcext:value-type="string">
            <text:p>Which loss function should you use to train your machine learning model? The huber loss? Cross entropy loss? How about mean squared error? If all of those seem confusing, this video will help. I'm going to explain the origin of the loss function concept from information theory, then explain how several popular loss functions for both regression and classification work. Using a combination of mathematical notation, animations, and code, we'll see how and when to use certain loss functions for certain types of problems. </text:p>
            <text:p/>
            <text:p>Code for this video:</text:p>
            <text:p>https://github.com/llSourcell/loss_functions_explained</text:p>
            <text:p/>
            <text:p>Please Subscribe! And like. And comment. That's what keeps me going. </text:p>
            <text:p/>
            <text:p>Want more education? Connect with me here:</text:p>
            <text:p>Twitter: https://twitter.com/sirajraval</text:p>
            <text:p>instagram: https://www.instagram.com/sirajraval</text:p>
            <text:p>Facebook: https://www.facebook.com/sirajology</text:p>
            <text:p/>
            <text:p>This video is apart of my Machine Learning Journey course:</text:p>
            <text:p>https://github.com/llSourcell/Machine_Learning_Journey</text:p>
            <text:p/>
            <text:p>More Learning Resources:</text:p>
            <text:p>http://www.informit.com/articles/article.aspx?p=2447200&amp;seqNum=2</text:p>
            <text:p>https://medium.com/data-science-group-iitr/loss-functions-and-optimization-algorithms-demystified-bb92daff331c</text:p>
            <text:p>http://ml-cheatsheet.readthedocs.io/en/latest/loss_functions.html</text:p>
            <text:p>https://blog.algorithmia.com/introduction-to-loss-functions/</text:p>
            <text:p>http://yeephycho.github.io/2017/09/16/Loss-Functions-In-Deep-Learning/</text:p>
            <text:p>https://stackoverflow.com/questions/42877989/what-is-a-loss-function-in-simple-words</text:p>
            <text:p>http://rohanvarma.me/Loss-Functions/</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7-24 16:17:31</text:p>
          </table:table-cell>
          <table:table-cell office:value-type="string" calcext:value-type="string">
            <text:p>loss function, cross entropy, information theory, neural network, deep learning, machine learning, optimization, math, mathematics, world cup, siraj raval, neural net, artificial intelligence, python, programming, education, statistics, probability, cost function, gradient descent</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76" calcext:value-type="float">
            <text:p>776</text:p>
          </table:table-cell>
          <table:table-cell office:value-type="float" office:value="78791" calcext:value-type="float">
            <text:p>78791</text:p>
          </table:table-cell>
          <table:table-cell office:value-type="float" office:value="1849" calcext:value-type="float">
            <text:p>1849</text:p>
          </table:table-cell>
          <table:table-cell office:value-type="float" office:value="164" calcext:value-type="float">
            <text:p>164</text:p>
          </table:table-cell>
          <table:table-cell office:value-type="float" office:value="141" calcext:value-type="float">
            <text:p>141</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20</text:p>
          </table:table-cell>
          <table:table-cell table:formula="of:=YEAR([.E60])" office:value-type="float" office:value="2018" calcext:value-type="float">
            <text:p>2018</text:p>
          </table:table-cell>
          <table:table-cell table:formula="of:=MONTH([.E60])" office:value-type="float" office:value="7" calcext:value-type="float">
            <text:p>7</text:p>
          </table:table-cell>
          <table:table-cell/>
          <table:table-cell table:style-name="ce1" office:value-type="date" office:date-value="2018-11-01" calcext:value-type="date">
            <text:p>2018-11-01</text:p>
          </table:table-cell>
          <table:table-cell table:formula="of:=COUNTIFS([.$S$2:.$S$146];YEAR([.V60]);[.$T$2:.$T$146];MONTH([.V60]))" office:value-type="float" office:value="5" calcext:value-type="float">
            <text:p>5</text:p>
          </table:table-cell>
          <table:table-cell table:formula="of:=SUMIFS([.K$2:.K$146];[.$S$2:.$S$146];YEAR([.$V60]);[.$T$2:.$T$146];MONTH([.$V60]))" office:value-type="float" office:value="17124" calcext:value-type="float">
            <text:p>17124</text:p>
          </table:table-cell>
          <table:table-cell table:formula="of:=SUMIFS([.L$2:.L$146];[.$S$2:.$S$146];YEAR([.$V60]);[.$T$2:.$T$146];MONTH([.$V60]))/10000" office:value-type="float" office:value="24.8924" calcext:value-type="float">
            <text:p>24.8924</text:p>
          </table:table-cell>
          <table:table-cell table:formula="of:=SUMIFS([.M$2:.M$146];[.$S$2:.$S$146];YEAR([.$V60]);[.$T$2:.$T$146];MONTH([.$V60]))/1000" office:value-type="float" office:value="7.689" calcext:value-type="float">
            <text:p>7.689</text:p>
          </table:table-cell>
          <table:table-cell table:formula="of:=SUMIFS([.N$2:.N$146];[.$S$2:.$S$146];YEAR([.$V60]);[.$T$2:.$T$146];MONTH([.$V60]))" office:value-type="float" office:value="331" calcext:value-type="float">
            <text:p>331</text:p>
          </table:table-cell>
          <table:table-cell table:formula="of:=SUMIFS([.O$2:.O$146];[.$S$2:.$S$146];YEAR([.$V60]);[.$T$2:.$T$146];MONTH([.$V60]))/100" office:value-type="float" office:value="9.87" calcext:value-type="float">
            <text:p>9.87</text:p>
          </table:table-cell>
          <table:table-cell table:formula="of:=SUM([.W$2:.W60])" office:value-type="float" office:value="71" calcext:value-type="float">
            <text:p>71</text:p>
          </table:table-cell>
          <table:table-cell table:formula="of:=SUM([.X$2:.X60])" office:value-type="float" office:value="82687" calcext:value-type="float">
            <text:p>82687</text:p>
          </table:table-cell>
          <table:table-cell table:formula="of:=SUM([.Y$2:.Y60])" office:value-type="float" office:value="711.6175" calcext:value-type="float">
            <text:p>711.6175</text:p>
          </table:table-cell>
          <table:table-cell table:formula="of:=SUM([.Z$2:.Z60])" office:value-type="float" office:value="153.681" calcext:value-type="float">
            <text:p>153.681</text:p>
          </table:table-cell>
          <table:table-cell table:formula="of:=SUM([.AA$2:.AA60])" office:value-type="float" office:value="5877" calcext:value-type="float">
            <text:p>5877</text:p>
          </table:table-cell>
          <table:table-cell table:formula="of:=SUM([.AB$2:.AB60])" office:value-type="float" office:value="121.97" calcext:value-type="float">
            <text:p>121.97</text:p>
          </table:table-cell>
          <table:table-cell/>
          <table:table-cell table:formula="of:=[.W60]" office:value-type="float" office:value="5" calcext:value-type="float">
            <text:p>5</text:p>
          </table:table-cell>
          <table:table-cell table:formula="of:=[.X60]" office:value-type="float" office:value="17124" calcext:value-type="float">
            <text:p>17124</text:p>
          </table:table-cell>
          <table:table-cell table:formula="of:=[.Y60]" office:value-type="float" office:value="24.8924" calcext:value-type="float">
            <text:p>24.8924</text:p>
          </table:table-cell>
          <table:table-cell table:formula="of:=[.Z60]" office:value-type="float" office:value="7.689" calcext:value-type="float">
            <text:p>7.689</text:p>
          </table:table-cell>
          <table:table-cell table:formula="of:=[.AA60]" office:value-type="float" office:value="331" calcext:value-type="float">
            <text:p>331</text:p>
          </table:table-cell>
          <table:table-cell table:formula="of:=[.AB60]" office:value-type="float" office:value="9.87" calcext:value-type="float">
            <text:p>9.87</text:p>
          </table:table-cell>
          <table:table-cell table:number-columns-repeated="8"/>
        </table:table-row>
        <table:table-row table:style-name="ro3">
          <table:table-cell office:value-type="float" office:value="440" calcext:value-type="float">
            <text:p>440</text:p>
          </table:table-cell>
          <table:table-cell office:value-type="string" calcext:value-type="string">
            <text:p>-AOPZhIeWrU</text:p>
          </table:table-cell>
          <table:table-cell office:value-type="string" calcext:value-type="string">
            <text:p>Generating Ground-Level Images From Overhead Imagery Using GANs with Yi Zhu - TWiML Talk #172</text:p>
          </table:table-cell>
          <table:table-cell office:value-type="string" calcext:value-type="string">
            <text:p>Today were joined by Yi Zhu, a PhD candidate at UC Merced focused on geospatial image analysis.</text:p>
            <text:p/>
            <text:p> In our conversation, Yi and I take a look at his recent paper What Is It Like Down There? Generating Dense Ground-Level Views and Image Features From Overhead Imagery Using Conditional Generative Adversarial Networks. Yi and I discuss the goal of this research, which is to train effective land-use classifiers on proximate, or ground-level, images, and how he uses conditional GANs along with images sourced from social media to generate artificial ground-level images for this task. We also explore future research directions such as the use of reversible generative networks as proposed in the recently released OpenAI Glow paper to producing higher resolution images.</text:p>
            <text:p/>
            <text:p> The notes for this episode can be found at https://twimlai.com/talk/172.</text:p>
          </table:table-cell>
          <table:table-cell table:style-name="ce3" office:value-type="string" calcext:value-type="string">
            <text:p>2018-08-13 22:17:46</text:p>
          </table:table-cell>
          <table:table-cell office:value-type="string" calcext:value-type="string">
            <text:p>adversarial, ai, analysis, artificial, data, gan, gans, generative, geospatial, glow, image, in, intelligence, learning, machine, merced, ml, networks, openai, podcast, science, tech, technology, this, twiml, uc, week, yi, zhu</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321" calcext:value-type="float">
            <text:p>2321</text:p>
          </table:table-cell>
          <table:table-cell office:value-type="float" office:value="86" calcext:value-type="float">
            <text:p>86</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55:18</text:p>
          </table:table-cell>
          <table:table-cell table:formula="of:=YEAR([.E61])" office:value-type="float" office:value="2018" calcext:value-type="float">
            <text:p>2018</text:p>
          </table:table-cell>
          <table:table-cell table:formula="of:=MONTH([.E61])" office:value-type="float" office:value="8" calcext:value-type="float">
            <text:p>8</text:p>
          </table:table-cell>
          <table:table-cell/>
          <table:table-cell table:style-name="ce1" office:value-type="date" office:date-value="2018-12-01" calcext:value-type="date">
            <text:p>2018-12-01</text:p>
          </table:table-cell>
          <table:table-cell table:formula="of:=COUNTIFS([.$S$2:.$S$146];YEAR([.V61]);[.$T$2:.$T$146];MONTH([.V61]))" office:value-type="float" office:value="5" calcext:value-type="float">
            <text:p>5</text:p>
          </table:table-cell>
          <table:table-cell table:formula="of:=SUMIFS([.K$2:.K$146];[.$S$2:.$S$146];YEAR([.$V61]);[.$T$2:.$T$146];MONTH([.$V61]))" office:value-type="float" office:value="11997" calcext:value-type="float">
            <text:p>11997</text:p>
          </table:table-cell>
          <table:table-cell table:formula="of:=SUMIFS([.L$2:.L$146];[.$S$2:.$S$146];YEAR([.$V61]);[.$T$2:.$T$146];MONTH([.$V61]))/10000" office:value-type="float" office:value="9.6473" calcext:value-type="float">
            <text:p>9.6473</text:p>
          </table:table-cell>
          <table:table-cell table:formula="of:=SUMIFS([.M$2:.M$146];[.$S$2:.$S$146];YEAR([.$V61]);[.$T$2:.$T$146];MONTH([.$V61]))/1000" office:value-type="float" office:value="4.156" calcext:value-type="float">
            <text:p>4.156</text:p>
          </table:table-cell>
          <table:table-cell table:formula="of:=SUMIFS([.N$2:.N$146];[.$S$2:.$S$146];YEAR([.$V61]);[.$T$2:.$T$146];MONTH([.$V61]))" office:value-type="float" office:value="57" calcext:value-type="float">
            <text:p>57</text:p>
          </table:table-cell>
          <table:table-cell table:formula="of:=SUMIFS([.O$2:.O$146];[.$S$2:.$S$146];YEAR([.$V61]);[.$T$2:.$T$146];MONTH([.$V61]))/100" office:value-type="float" office:value="2.87" calcext:value-type="float">
            <text:p>2.87</text:p>
          </table:table-cell>
          <table:table-cell table:formula="of:=SUM([.W$2:.W61])" office:value-type="float" office:value="76" calcext:value-type="float">
            <text:p>76</text:p>
          </table:table-cell>
          <table:table-cell table:formula="of:=SUM([.X$2:.X61])" office:value-type="float" office:value="94684" calcext:value-type="float">
            <text:p>94684</text:p>
          </table:table-cell>
          <table:table-cell table:formula="of:=SUM([.Y$2:.Y61])" office:value-type="float" office:value="721.2648" calcext:value-type="float">
            <text:p>721.2648</text:p>
          </table:table-cell>
          <table:table-cell table:formula="of:=SUM([.Z$2:.Z61])" office:value-type="float" office:value="157.837" calcext:value-type="float">
            <text:p>157.837</text:p>
          </table:table-cell>
          <table:table-cell table:formula="of:=SUM([.AA$2:.AA61])" office:value-type="float" office:value="5934" calcext:value-type="float">
            <text:p>5934</text:p>
          </table:table-cell>
          <table:table-cell table:formula="of:=SUM([.AB$2:.AB61])" office:value-type="float" office:value="124.84" calcext:value-type="float">
            <text:p>124.84</text:p>
          </table:table-cell>
          <table:table-cell/>
          <table:table-cell table:formula="of:=[.W61]" office:value-type="float" office:value="5" calcext:value-type="float">
            <text:p>5</text:p>
          </table:table-cell>
          <table:table-cell table:formula="of:=[.X61]" office:value-type="float" office:value="11997" calcext:value-type="float">
            <text:p>11997</text:p>
          </table:table-cell>
          <table:table-cell table:formula="of:=[.Y61]" office:value-type="float" office:value="9.6473" calcext:value-type="float">
            <text:p>9.6473</text:p>
          </table:table-cell>
          <table:table-cell table:formula="of:=[.Z61]" office:value-type="float" office:value="4.156" calcext:value-type="float">
            <text:p>4.156</text:p>
          </table:table-cell>
          <table:table-cell table:formula="of:=[.AA61]" office:value-type="float" office:value="57" calcext:value-type="float">
            <text:p>57</text:p>
          </table:table-cell>
          <table:table-cell table:formula="of:=[.AB61]" office:value-type="float" office:value="2.87" calcext:value-type="float">
            <text:p>2.87</text:p>
          </table:table-cell>
          <table:table-cell table:number-columns-repeated="8"/>
        </table:table-row>
        <table:table-row table:style-name="ro3">
          <table:table-cell office:value-type="float" office:value="416" calcext:value-type="float">
            <text:p>416</text:p>
          </table:table-cell>
          <table:table-cell office:value-type="string" calcext:value-type="string">
            <text:p>P0fMwA3X5KI</text:p>
          </table:table-cell>
          <table:table-cell office:value-type="string" calcext:value-type="string">
            <text:p>NVIDIA's Image Restoration AI: Almost Perfect</text:p>
          </table:table-cell>
          <table:table-cell office:value-type="string" calcext:value-type="string">
            <text:p>The paper "Noise2Noise: Learning Image Restoration without Clean Data" and its source code are available here:</text:p>
            <text:p>1. https://arxiv.org/abs/1803.04189</text:p>
            <text:p>2. https://github.com/NVlabs/noise2noise</text:p>
            <text:p>3. https://news.developer.nvidia.com/ai-can-now-fix-your-grainy-photos-by-only-looking-at-grainy-photos/</text:p>
            <text:p/>
            <text:p>Have a look at this too, some materials are now available for download! - https://developer.nvidia.com/rtx/ngx</text:p>
            <text:p/>
            <text:p>Unofficial implementation: https://github.com/yu4u/noise2noise</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sa Turkulainen, Geronimo Moralez, Kjartan Olason, Lorin Atzberger, Marten Rauschenberg, Michael Albrecht, Michael Jensen, Milan Lajto, Morten Punnerud Engelstad, Nader Shakerin, Owen Skarpness, Rafael Harutyuynyan, Raul Arajo da Silva, Rob Rowe, Robin Graham, Ryan Monsurate, Shawn Azman, Steef, Steve Messina, Sunil Kim, Thomas Krcmar, Torsten Reil, Zach Boldyga.</text:p>
            <text:p>https://www.patreon.com/TwoMinutePapers</text:p>
            <text:p/>
            <text:p>Two Minute Papers Merch:</text:p>
            <text:p>US: http://twominutepapers.com/</text:p>
            <text:p>EU/Worldwide: https://shop.spreadshirt.net/TwoMinutePapers/</text:p>
            <text:p/>
            <text:p>Thumbnail background image credit: https://pixabay.com/photo-226279/</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8-22 16:13:49</text:p>
          </table:table-cell>
          <table:table-cell office:value-type="string" calcext:value-type="string">
            <text:p>two minute papers, deep learning, ai, nvidia image restoration, nvidia ai, ai denoising, nvidia denoising ai, nvidia image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1" calcext:value-type="float">
            <text:p>201</text:p>
          </table:table-cell>
          <table:table-cell office:value-type="float" office:value="100607" calcext:value-type="float">
            <text:p>100607</text:p>
          </table:table-cell>
          <table:table-cell office:value-type="float" office:value="3601" calcext:value-type="float">
            <text:p>3601</text:p>
          </table:table-cell>
          <table:table-cell office:value-type="float" office:value="47" calcext:value-type="float">
            <text:p>47</text:p>
          </table:table-cell>
          <table:table-cell office:value-type="float" office:value="225" calcext:value-type="float">
            <text:p>225</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15</text:p>
          </table:table-cell>
          <table:table-cell table:formula="of:=YEAR([.E62])" office:value-type="float" office:value="2018" calcext:value-type="float">
            <text:p>2018</text:p>
          </table:table-cell>
          <table:table-cell table:formula="of:=MONTH([.E62])" office:value-type="float" office:value="8" calcext:value-type="float">
            <text:p>8</text:p>
          </table:table-cell>
          <table:table-cell/>
          <table:table-cell table:style-name="ce1" office:value-type="date" office:date-value="2019-01-01" calcext:value-type="date">
            <text:p>2019-01-01</text:p>
          </table:table-cell>
          <table:table-cell table:formula="of:=COUNTIFS([.$S$2:.$S$146];YEAR([.V62]);[.$T$2:.$T$146];MONTH([.V62]))" office:value-type="float" office:value="4" calcext:value-type="float">
            <text:p>4</text:p>
          </table:table-cell>
          <table:table-cell table:formula="of:=SUMIFS([.K$2:.K$146];[.$S$2:.$S$146];YEAR([.$V62]);[.$T$2:.$T$146];MONTH([.$V62]))" office:value-type="float" office:value="3912" calcext:value-type="float">
            <text:p>3912</text:p>
          </table:table-cell>
          <table:table-cell table:formula="of:=SUMIFS([.L$2:.L$146];[.$S$2:.$S$146];YEAR([.$V62]);[.$T$2:.$T$146];MONTH([.$V62]))/10000" office:value-type="float" office:value="25.3986" calcext:value-type="float">
            <text:p>25.3986</text:p>
          </table:table-cell>
          <table:table-cell table:formula="of:=SUMIFS([.M$2:.M$146];[.$S$2:.$S$146];YEAR([.$V62]);[.$T$2:.$T$146];MONTH([.$V62]))/1000" office:value-type="float" office:value="7.286" calcext:value-type="float">
            <text:p>7.286</text:p>
          </table:table-cell>
          <table:table-cell table:formula="of:=SUMIFS([.N$2:.N$146];[.$S$2:.$S$146];YEAR([.$V62]);[.$T$2:.$T$146];MONTH([.$V62]))" office:value-type="float" office:value="130" calcext:value-type="float">
            <text:p>130</text:p>
          </table:table-cell>
          <table:table-cell table:formula="of:=SUMIFS([.O$2:.O$146];[.$S$2:.$S$146];YEAR([.$V62]);[.$T$2:.$T$146];MONTH([.$V62]))/100" office:value-type="float" office:value="4.82" calcext:value-type="float">
            <text:p>4.82</text:p>
          </table:table-cell>
          <table:table-cell table:formula="of:=SUM([.W$2:.W62])" office:value-type="float" office:value="80" calcext:value-type="float">
            <text:p>80</text:p>
          </table:table-cell>
          <table:table-cell table:formula="of:=SUM([.X$2:.X62])" office:value-type="float" office:value="98596" calcext:value-type="float">
            <text:p>98596</text:p>
          </table:table-cell>
          <table:table-cell table:formula="of:=SUM([.Y$2:.Y62])" office:value-type="float" office:value="746.6634" calcext:value-type="float">
            <text:p>746.6634</text:p>
          </table:table-cell>
          <table:table-cell table:formula="of:=SUM([.Z$2:.Z62])" office:value-type="float" office:value="165.123" calcext:value-type="float">
            <text:p>165.123</text:p>
          </table:table-cell>
          <table:table-cell table:formula="of:=SUM([.AA$2:.AA62])" office:value-type="float" office:value="6064" calcext:value-type="float">
            <text:p>6064</text:p>
          </table:table-cell>
          <table:table-cell table:formula="of:=SUM([.AB$2:.AB62])" office:value-type="float" office:value="129.66" calcext:value-type="float">
            <text:p>129.66</text:p>
          </table:table-cell>
          <table:table-cell/>
          <table:table-cell table:formula="of:=[.W62]" office:value-type="float" office:value="4" calcext:value-type="float">
            <text:p>4</text:p>
          </table:table-cell>
          <table:table-cell table:formula="of:=[.X62]" office:value-type="float" office:value="3912" calcext:value-type="float">
            <text:p>3912</text:p>
          </table:table-cell>
          <table:table-cell table:formula="of:=[.Y62]" office:value-type="float" office:value="25.3986" calcext:value-type="float">
            <text:p>25.3986</text:p>
          </table:table-cell>
          <table:table-cell table:formula="of:=[.Z62]" office:value-type="float" office:value="7.286" calcext:value-type="float">
            <text:p>7.286</text:p>
          </table:table-cell>
          <table:table-cell table:formula="of:=[.AA62]" office:value-type="float" office:value="130" calcext:value-type="float">
            <text:p>130</text:p>
          </table:table-cell>
          <table:table-cell table:formula="of:=[.AB62]" office:value-type="float" office:value="4.82" calcext:value-type="float">
            <text:p>4.82</text:p>
          </table:table-cell>
          <table:table-cell table:number-columns-repeated="8"/>
        </table:table-row>
        <table:table-row table:style-name="ro3">
          <table:table-cell office:value-type="float" office:value="420" calcext:value-type="float">
            <text:p>420</text:p>
          </table:table-cell>
          <table:table-cell office:value-type="string" calcext:value-type="string">
            <text:p>cEBgi6QYDhQ</text:p>
          </table:table-cell>
          <table:table-cell office:value-type="string" calcext:value-type="string">
            <text:p>Everybody Dance Now! - AI-Based Motion Transfer</text:p>
          </table:table-cell>
          <table:table-cell office:value-type="string" calcext:value-type="string">
            <text:p>Pick up cool perks on our Patreon page: https://www.patreon.com/TwoMinutePapers</text:p>
            <text:p/>
            <text:p>The paper "Everybody Dance Now" is available here:</text:p>
            <text:p>https://arxiv.org/abs/1808.07371</text:p>
            <text:p/>
            <text:p>We would like to thank our generous Patreon supporters who make Two Minute Papers possible:</text:p>
            <text:p>313V, Andrew Melnychuk, Angelos Evripiotis, Brian Gilman, Christian Ahlin, Christoph Jadanowski, Dennis Abts, Emmanuel, Eric Haddad, Eric Martel, Esa Turkulainen,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Crypto and PayPal links are available below. Thank you very much for your generous support!</text:p>
            <text:p>Bitcoin: 13hhmJnLEzwXgmgJN7RB6bWVdT7WkrFAHh</text:p>
            <text:p>PayPal: https://www.paypal.me/TwoMinutePapers</text:p>
            <text:p>Ethereum: 0x002BB163DfE89B7aD0712846F1a1E53ba6136b5A</text:p>
            <text:p>LTC: LM8AUh5bGcNgzq6HaV1jeaJrFvmKxxgiXg</text:p>
            <text:p/>
            <text:p>Thumbnail background image credit: https://pixabay.com/photo-212247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9-02 15:19:50</text:p>
          </table:table-cell>
          <table:table-cell office:value-type="string" calcext:value-type="string">
            <text:p>two minute papers, deep learning, ai, everybody dance now, ai motion transfer, motion transfer, machine learning dance, ai danc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55" calcext:value-type="float">
            <text:p>155</text:p>
          </table:table-cell>
          <table:table-cell office:value-type="float" office:value="74147" calcext:value-type="float">
            <text:p>74147</text:p>
          </table:table-cell>
          <table:table-cell office:value-type="float" office:value="2495" calcext:value-type="float">
            <text:p>2495</text:p>
          </table:table-cell>
          <table:table-cell office:value-type="float" office:value="15" calcext:value-type="float">
            <text:p>15</text:p>
          </table:table-cell>
          <table:table-cell office:value-type="float" office:value="176" calcext:value-type="float">
            <text:p>176</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11</text:p>
          </table:table-cell>
          <table:table-cell table:formula="of:=YEAR([.E63])" office:value-type="float" office:value="2018" calcext:value-type="float">
            <text:p>2018</text:p>
          </table:table-cell>
          <table:table-cell table:formula="of:=MONTH([.E63])" office:value-type="float" office:value="9" calcext:value-type="float">
            <text:p>9</text:p>
          </table:table-cell>
          <table:table-cell/>
          <table:table-cell table:style-name="ce1" office:value-type="date" office:date-value="2019-02-01" calcext:value-type="date">
            <text:p>2019-02-01</text:p>
          </table:table-cell>
          <table:table-cell table:formula="of:=COUNTIFS([.$S$2:.$S$146];YEAR([.V63]);[.$T$2:.$T$146];MONTH([.V63]))" office:value-type="float" office:value="2" calcext:value-type="float">
            <text:p>2</text:p>
          </table:table-cell>
          <table:table-cell table:formula="of:=SUMIFS([.K$2:.K$146];[.$S$2:.$S$146];YEAR([.$V63]);[.$T$2:.$T$146];MONTH([.$V63]))" office:value-type="float" office:value="8485" calcext:value-type="float">
            <text:p>8485</text:p>
          </table:table-cell>
          <table:table-cell table:formula="of:=SUMIFS([.L$2:.L$146];[.$S$2:.$S$146];YEAR([.$V63]);[.$T$2:.$T$146];MONTH([.$V63]))/10000" office:value-type="float" office:value="0.6144" calcext:value-type="float">
            <text:p>0.6144</text:p>
          </table:table-cell>
          <table:table-cell table:formula="of:=SUMIFS([.M$2:.M$146];[.$S$2:.$S$146];YEAR([.$V63]);[.$T$2:.$T$146];MONTH([.$V63]))/1000" office:value-type="float" office:value="0.125" calcext:value-type="float">
            <text:p>0.125</text:p>
          </table:table-cell>
          <table:table-cell table:formula="of:=SUMIFS([.N$2:.N$146];[.$S$2:.$S$146];YEAR([.$V63]);[.$T$2:.$T$146];MONTH([.$V63]))" office:value-type="float" office:value="7" calcext:value-type="float">
            <text:p>7</text:p>
          </table:table-cell>
          <table:table-cell table:formula="of:=SUMIFS([.O$2:.O$146];[.$S$2:.$S$146];YEAR([.$V63]);[.$T$2:.$T$146];MONTH([.$V63]))/100" office:value-type="float" office:value="0.17" calcext:value-type="float">
            <text:p>0.17</text:p>
          </table:table-cell>
          <table:table-cell table:formula="of:=SUM([.W$2:.W63])" office:value-type="float" office:value="82" calcext:value-type="float">
            <text:p>82</text:p>
          </table:table-cell>
          <table:table-cell table:formula="of:=SUM([.X$2:.X63])" office:value-type="float" office:value="107081" calcext:value-type="float">
            <text:p>107081</text:p>
          </table:table-cell>
          <table:table-cell table:formula="of:=SUM([.Y$2:.Y63])" office:value-type="float" office:value="747.2778" calcext:value-type="float">
            <text:p>747.2778</text:p>
          </table:table-cell>
          <table:table-cell table:formula="of:=SUM([.Z$2:.Z63])" office:value-type="float" office:value="165.248" calcext:value-type="float">
            <text:p>165.248</text:p>
          </table:table-cell>
          <table:table-cell table:formula="of:=SUM([.AA$2:.AA63])" office:value-type="float" office:value="6071" calcext:value-type="float">
            <text:p>6071</text:p>
          </table:table-cell>
          <table:table-cell table:formula="of:=SUM([.AB$2:.AB63])" office:value-type="float" office:value="129.83" calcext:value-type="float">
            <text:p>129.83</text:p>
          </table:table-cell>
          <table:table-cell/>
          <table:table-cell table:formula="of:=[.W63]" office:value-type="float" office:value="2" calcext:value-type="float">
            <text:p>2</text:p>
          </table:table-cell>
          <table:table-cell table:formula="of:=[.X63]" office:value-type="float" office:value="8485" calcext:value-type="float">
            <text:p>8485</text:p>
          </table:table-cell>
          <table:table-cell table:formula="of:=[.Y63]" office:value-type="float" office:value="0.6144" calcext:value-type="float">
            <text:p>0.6144</text:p>
          </table:table-cell>
          <table:table-cell table:formula="of:=[.Z63]" office:value-type="float" office:value="0.125" calcext:value-type="float">
            <text:p>0.125</text:p>
          </table:table-cell>
          <table:table-cell table:formula="of:=[.AA63]" office:value-type="float" office:value="7" calcext:value-type="float">
            <text:p>7</text:p>
          </table:table-cell>
          <table:table-cell table:formula="of:=[.AB63]" office:value-type="float" office:value="0.17" calcext:value-type="float">
            <text:p>0.17</text:p>
          </table:table-cell>
          <table:table-cell table:number-columns-repeated="8"/>
        </table:table-row>
        <table:table-row table:style-name="ro3">
          <table:table-cell office:value-type="float" office:value="385" calcext:value-type="float">
            <text:p>385</text:p>
          </table:table-cell>
          <table:table-cell office:value-type="string" calcext:value-type="string">
            <text:p>WzRonX_bs34</text:p>
          </table:table-cell>
          <table:table-cell office:value-type="string" calcext:value-type="string">
            <text:p>Everybody Dance Now! Explained</text:p>
          </table:table-cell>
          <table:table-cell office:value-type="string" calcext:value-type="string">
            <text:p>Everybody Dance Now is a new paper out of UC Berkeley thats able to create photorealistic video of someone dancing in the style of another, more professional dancer. Its like autotune for dance! They trained their model on a source subject (a trained dancer), then were able to transfer that dancing ability onto a target subject. In the video that was generated, the target subject takes on the source subjects dance moves as if it was their own! Incredible work, and it has huge implications for society as a whole. In this video, i'll explain the generative model they used using code and animations, as well as applications of this technology. Enjoy!</text:p>
            <text:p/>
            <text:p>Code for this video:</text:p>
            <text:p>https://github.com/llSourcell/Everybody_Dance_Now</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This video is apart of my Machine Learning Journey course:</text:p>
            <text:p>https://github.com/llSourcell/Machine_Learning_Journey</text:p>
            <text:p/>
            <text:p>More learning resources:</text:p>
            <text:p>https://www.reddit.com/r/MachineLearning/comments/99qkrk/ruc_berkeley_everybody_dance_now/</text:p>
            <text:p>https://www.digitaltrends.com/cool-tech/uc-berkeley-deepfake-ai-dance/</text:p>
            <text:p>https://www.youtube.com/watch?v=PCBTZh41Ris</text:p>
            <text:p>https://www.youtube.com/watch?v=cEBgi6QYDhQ</text:p>
            <text:p/>
            <text:p>Join us in the Wizards Slack channel:</text:p>
            <text:p>http://wizards.herokuapp.com/</text:p>
            <text:p/>
            <text:p>Learn more about the School of AI:</text:p>
            <text:p>https://www.theschool.ai</text:p>
            <text:p/>
            <text:p>And please support me on Patreon:</text:p>
            <text:p>https://www.patreon.com/user?u=3191693</text:p>
            <text:p/>
            <text:p>#DancingAI #SirajRaval #UCBerkeley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8-09-04 16:03:06</text:p>
          </table:table-cell>
          <table:table-cell office:value-type="string" calcext:value-type="string">
            <text:p>everybody dance now!, everybody dance now, UC berkeley, programming, coding, artificial intelligence, machine learning, training data, deep learning, GAN, generative adversarial network, python, encoder, decoder, skip connections, neural network, facial detection, dancing AI, AI Dance, siraj raval, ai, computer science, unsupervised learning, uc berkeley ai, ai motion transfer</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25" calcext:value-type="float">
            <text:p>625</text:p>
          </table:table-cell>
          <table:table-cell office:value-type="float" office:value="28661" calcext:value-type="float">
            <text:p>28661</text:p>
          </table:table-cell>
          <table:table-cell office:value-type="float" office:value="1143" calcext:value-type="float">
            <text:p>1143</text:p>
          </table:table-cell>
          <table:table-cell office:value-type="float" office:value="26" calcext:value-type="float">
            <text:p>26</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27</text:p>
          </table:table-cell>
          <table:table-cell table:formula="of:=YEAR([.E64])" office:value-type="float" office:value="2018" calcext:value-type="float">
            <text:p>2018</text:p>
          </table:table-cell>
          <table:table-cell table:formula="of:=MONTH([.E64])" office:value-type="float" office:value="9" calcext:value-type="float">
            <text:p>9</text:p>
          </table:table-cell>
          <table:table-cell/>
          <table:table-cell table:style-name="ce1" office:value-type="date" office:date-value="2019-03-01" calcext:value-type="date">
            <text:p>2019-03-01</text:p>
          </table:table-cell>
          <table:table-cell table:formula="of:=COUNTIFS([.$S$2:.$S$146];YEAR([.V64]);[.$T$2:.$T$146];MONTH([.V64]))" office:value-type="float" office:value="4" calcext:value-type="float">
            <text:p>4</text:p>
          </table:table-cell>
          <table:table-cell table:formula="of:=SUMIFS([.K$2:.K$146];[.$S$2:.$S$146];YEAR([.$V64]);[.$T$2:.$T$146];MONTH([.$V64]))" office:value-type="float" office:value="6863" calcext:value-type="float">
            <text:p>6863</text:p>
          </table:table-cell>
          <table:table-cell table:formula="of:=SUMIFS([.L$2:.L$146];[.$S$2:.$S$146];YEAR([.$V64]);[.$T$2:.$T$146];MONTH([.$V64]))/10000" office:value-type="float" office:value="4.3554" calcext:value-type="float">
            <text:p>4.3554</text:p>
          </table:table-cell>
          <table:table-cell table:formula="of:=SUMIFS([.M$2:.M$146];[.$S$2:.$S$146];YEAR([.$V64]);[.$T$2:.$T$146];MONTH([.$V64]))/1000" office:value-type="float" office:value="1.901" calcext:value-type="float">
            <text:p>1.901</text:p>
          </table:table-cell>
          <table:table-cell table:formula="of:=SUMIFS([.N$2:.N$146];[.$S$2:.$S$146];YEAR([.$V64]);[.$T$2:.$T$146];MONTH([.$V64]))" office:value-type="float" office:value="10" calcext:value-type="float">
            <text:p>10</text:p>
          </table:table-cell>
          <table:table-cell table:formula="of:=SUMIFS([.O$2:.O$146];[.$S$2:.$S$146];YEAR([.$V64]);[.$T$2:.$T$146];MONTH([.$V64]))/100" office:value-type="float" office:value="0.78" calcext:value-type="float">
            <text:p>0.78</text:p>
          </table:table-cell>
          <table:table-cell table:formula="of:=SUM([.W$2:.W64])" office:value-type="float" office:value="86" calcext:value-type="float">
            <text:p>86</text:p>
          </table:table-cell>
          <table:table-cell table:formula="of:=SUM([.X$2:.X64])" office:value-type="float" office:value="113944" calcext:value-type="float">
            <text:p>113944</text:p>
          </table:table-cell>
          <table:table-cell table:formula="of:=SUM([.Y$2:.Y64])" office:value-type="float" office:value="751.6332" calcext:value-type="float">
            <text:p>751.6332</text:p>
          </table:table-cell>
          <table:table-cell table:formula="of:=SUM([.Z$2:.Z64])" office:value-type="float" office:value="167.149" calcext:value-type="float">
            <text:p>167.149</text:p>
          </table:table-cell>
          <table:table-cell table:formula="of:=SUM([.AA$2:.AA64])" office:value-type="float" office:value="6081" calcext:value-type="float">
            <text:p>6081</text:p>
          </table:table-cell>
          <table:table-cell table:formula="of:=SUM([.AB$2:.AB64])" office:value-type="float" office:value="130.61" calcext:value-type="float">
            <text:p>130.61</text:p>
          </table:table-cell>
          <table:table-cell/>
          <table:table-cell table:formula="of:=[.W64]" office:value-type="float" office:value="4" calcext:value-type="float">
            <text:p>4</text:p>
          </table:table-cell>
          <table:table-cell table:formula="of:=[.X64]" office:value-type="float" office:value="6863" calcext:value-type="float">
            <text:p>6863</text:p>
          </table:table-cell>
          <table:table-cell table:formula="of:=[.Y64]" office:value-type="float" office:value="4.3554" calcext:value-type="float">
            <text:p>4.3554</text:p>
          </table:table-cell>
          <table:table-cell table:formula="of:=[.Z64]" office:value-type="float" office:value="1.901" calcext:value-type="float">
            <text:p>1.901</text:p>
          </table:table-cell>
          <table:table-cell table:formula="of:=[.AA64]" office:value-type="float" office:value="10" calcext:value-type="float">
            <text:p>10</text:p>
          </table:table-cell>
          <table:table-cell table:formula="of:=[.AB64]" office:value-type="float" office:value="0.78" calcext:value-type="float">
            <text:p>0.78</text:p>
          </table:table-cell>
          <table:table-cell table:number-columns-repeated="8"/>
        </table:table-row>
        <table:table-row table:style-name="ro3">
          <table:table-cell office:value-type="float" office:value="423" calcext:value-type="float">
            <text:p>423</text:p>
          </table:table-cell>
          <table:table-cell office:value-type="string" calcext:value-type="string">
            <text:p>HvH0b9K_Iro</text:p>
          </table:table-cell>
          <table:table-cell office:value-type="string" calcext:value-type="string">
            <text:p>This AI Performs Super Resolution in Less Than a Second</text:p>
          </table:table-cell>
          <table:table-cell office:value-type="string" calcext:value-type="string">
            <text:p>The paper "A Fully Progressive Approach to Single-Image Super-Resolution" is available here:</text:p>
            <text:p>http://igl.ethz.ch/projects/prosr/</text:p>
            <text:p/>
            <text:p>A-Man's Caustic scene: http://www.luxrender.net/forum/gallery2.php?g2_itemId=27260</text:p>
            <text:p/>
            <text:p>Corresponding paper with Vlad Miller's spheres scene:</text:p>
            <text:p>https://users.cg.tuwien.ac.at/zsolnai/gfx/adaptive_metropolis/</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ric Martel, Esa Turkulainen, Evan Breznyik,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Two Minute Papers Merch:</text:p>
            <text:p>US: http://twominutepapers.com/</text:p>
            <text:p>EU/Worldwide: https://shop.spreadshirt.net/TwoMinutePapers/</text:p>
            <text:p/>
            <text:p>Thumbnail background image credit: https://pixabay.com/photo-1822544/</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9-06 15:51:36</text:p>
          </table:table-cell>
          <table:table-cell office:value-type="string" calcext:value-type="string">
            <text:p>two minute papers, deep learning, ai, super resolution, super resolution ai, machine learning super resolution, single image super resolution, interactive super resolutio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26" calcext:value-type="float">
            <text:p>226</text:p>
          </table:table-cell>
          <table:table-cell office:value-type="float" office:value="87810" calcext:value-type="float">
            <text:p>87810</text:p>
          </table:table-cell>
          <table:table-cell office:value-type="float" office:value="3089" calcext:value-type="float">
            <text:p>3089</text:p>
          </table:table-cell>
          <table:table-cell office:value-type="float" office:value="42" calcext:value-type="float">
            <text:p>42</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3:49</text:p>
          </table:table-cell>
          <table:table-cell table:formula="of:=YEAR([.E65])" office:value-type="float" office:value="2018" calcext:value-type="float">
            <text:p>2018</text:p>
          </table:table-cell>
          <table:table-cell table:formula="of:=MONTH([.E65])" office:value-type="float" office:value="9" calcext:value-type="float">
            <text:p>9</text:p>
          </table:table-cell>
          <table:table-cell/>
          <table:table-cell table:style-name="ce1" office:value-type="date" office:date-value="2019-04-01" calcext:value-type="date">
            <text:p>2019-04-01</text:p>
          </table:table-cell>
          <table:table-cell table:formula="of:=COUNTIFS([.$S$2:.$S$146];YEAR([.V65]);[.$T$2:.$T$146];MONTH([.V65]))" office:value-type="float" office:value="10" calcext:value-type="float">
            <text:p>10</text:p>
          </table:table-cell>
          <table:table-cell table:formula="of:=SUMIFS([.K$2:.K$146];[.$S$2:.$S$146];YEAR([.$V65]);[.$T$2:.$T$146];MONTH([.$V65]))" office:value-type="float" office:value="6768" calcext:value-type="float">
            <text:p>6768</text:p>
          </table:table-cell>
          <table:table-cell table:formula="of:=SUMIFS([.L$2:.L$146];[.$S$2:.$S$146];YEAR([.$V65]);[.$T$2:.$T$146];MONTH([.$V65]))/10000" office:value-type="float" office:value="61.4386" calcext:value-type="float">
            <text:p>61.4386</text:p>
          </table:table-cell>
          <table:table-cell table:formula="of:=SUMIFS([.M$2:.M$146];[.$S$2:.$S$146];YEAR([.$V65]);[.$T$2:.$T$146];MONTH([.$V65]))/1000" office:value-type="float" office:value="23.208" calcext:value-type="float">
            <text:p>23.208</text:p>
          </table:table-cell>
          <table:table-cell table:formula="of:=SUMIFS([.N$2:.N$146];[.$S$2:.$S$146];YEAR([.$V65]);[.$T$2:.$T$146];MONTH([.$V65]))" office:value-type="float" office:value="328" calcext:value-type="float">
            <text:p>328</text:p>
          </table:table-cell>
          <table:table-cell table:formula="of:=SUMIFS([.O$2:.O$146];[.$S$2:.$S$146];YEAR([.$V65]);[.$T$2:.$T$146];MONTH([.$V65]))/100" office:value-type="float" office:value="13.43" calcext:value-type="float">
            <text:p>13.43</text:p>
          </table:table-cell>
          <table:table-cell table:formula="of:=SUM([.W$2:.W65])" office:value-type="float" office:value="96" calcext:value-type="float">
            <text:p>96</text:p>
          </table:table-cell>
          <table:table-cell table:formula="of:=SUM([.X$2:.X65])" office:value-type="float" office:value="120712" calcext:value-type="float">
            <text:p>120712</text:p>
          </table:table-cell>
          <table:table-cell table:formula="of:=SUM([.Y$2:.Y65])" office:value-type="float" office:value="813.0718" calcext:value-type="float">
            <text:p>813.0718</text:p>
          </table:table-cell>
          <table:table-cell table:formula="of:=SUM([.Z$2:.Z65])" office:value-type="float" office:value="190.357" calcext:value-type="float">
            <text:p>190.357</text:p>
          </table:table-cell>
          <table:table-cell table:formula="of:=SUM([.AA$2:.AA65])" office:value-type="float" office:value="6409" calcext:value-type="float">
            <text:p>6409</text:p>
          </table:table-cell>
          <table:table-cell table:formula="of:=SUM([.AB$2:.AB65])" office:value-type="float" office:value="144.04" calcext:value-type="float">
            <text:p>144.04</text:p>
          </table:table-cell>
          <table:table-cell/>
          <table:table-cell table:formula="of:=[.W65]" office:value-type="float" office:value="10" calcext:value-type="float">
            <text:p>10</text:p>
          </table:table-cell>
          <table:table-cell table:formula="of:=[.X65]" office:value-type="float" office:value="6768" calcext:value-type="float">
            <text:p>6768</text:p>
          </table:table-cell>
          <table:table-cell table:formula="of:=[.Y65]" office:value-type="float" office:value="61.4386" calcext:value-type="float">
            <text:p>61.4386</text:p>
          </table:table-cell>
          <table:table-cell table:formula="of:=[.Z65]" office:value-type="float" office:value="23.208" calcext:value-type="float">
            <text:p>23.208</text:p>
          </table:table-cell>
          <table:table-cell table:formula="of:=[.AA65]" office:value-type="float" office:value="328" calcext:value-type="float">
            <text:p>328</text:p>
          </table:table-cell>
          <table:table-cell table:formula="of:=[.AB65]" office:value-type="float" office:value="13.43" calcext:value-type="float">
            <text:p>13.43</text:p>
          </table:table-cell>
          <table:table-cell table:number-columns-repeated="8"/>
        </table:table-row>
        <table:table-row table:style-name="ro3">
          <table:table-cell office:value-type="float" office:value="409" calcext:value-type="float">
            <text:p>409</text:p>
          </table:table-cell>
          <table:table-cell office:value-type="string" calcext:value-type="string">
            <text:p>GRQuRcpf5Gc</text:p>
          </table:table-cell>
          <table:table-cell office:value-type="string" calcext:value-type="string">
            <text:p>AI-Based Video-to-Video Synthesis</text:p>
          </table:table-cell>
          <table:table-cell office:value-type="string" calcext:value-type="string">
            <text:p>The paper "Video-to-Video Synthesis" and its source code is available here:</text:p>
            <text:p>https://tcwang0509.github.io/vid2vid/</text:p>
            <text:p>https://github.com/NVIDIA/vid2vid</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ric Martel, Esa Turkulainen, Evan Breznyik,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Crypto and PayPal links are available below. Thank you very much for your generous support!</text:p>
            <text:p>Bitcoin: 13hhmJnLEzwXgmgJN7RB6bWVdT7WkrFAHh</text:p>
            <text:p>PayPal: https://www.paypal.me/TwoMinutePapers</text:p>
            <text:p>Ethereum: 0x002BB163DfE89B7aD0712846F1a1E53ba6136b5A</text:p>
            <text:p>LTC: LM8AUh5bGcNgzq6HaV1jeaJrFvmKxxgiXg</text:p>
            <text:p/>
            <text:p>Two Minute Papers Merch:</text:p>
            <text:p>US: http://twominutepapers.com/</text:p>
            <text:p>EU/Worldwide: https://shop.spreadshirt.net/TwoMinutePapers/</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09-09 12:19:07</text:p>
          </table:table-cell>
          <table:table-cell office:value-type="string" calcext:value-type="string">
            <text:p>two minute papers,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7" calcext:value-type="float">
            <text:p>217</text:p>
          </table:table-cell>
          <table:table-cell office:value-type="float" office:value="127956" calcext:value-type="float">
            <text:p>127956</text:p>
          </table:table-cell>
          <table:table-cell office:value-type="float" office:value="3173" calcext:value-type="float">
            <text:p>3173</text:p>
          </table:table-cell>
          <table:table-cell office:value-type="float" office:value="19" calcext:value-type="float">
            <text:p>19</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53</text:p>
          </table:table-cell>
          <table:table-cell table:formula="of:=YEAR([.E66])" office:value-type="float" office:value="2018" calcext:value-type="float">
            <text:p>2018</text:p>
          </table:table-cell>
          <table:table-cell table:formula="of:=MONTH([.E66])" office:value-type="float" office:value="9" calcext:value-type="float">
            <text:p>9</text:p>
          </table:table-cell>
          <table:table-cell/>
          <table:table-cell table:style-name="ce1" office:value-type="date" office:date-value="2019-05-01" calcext:value-type="date">
            <text:p>2019-05-01</text:p>
          </table:table-cell>
          <table:table-cell table:formula="of:=COUNTIFS([.$S$2:.$S$146];YEAR([.V66]);[.$T$2:.$T$146];MONTH([.V66]))" office:value-type="float" office:value="6" calcext:value-type="float">
            <text:p>6</text:p>
          </table:table-cell>
          <table:table-cell table:formula="of:=SUMIFS([.K$2:.K$146];[.$S$2:.$S$146];YEAR([.$V66]);[.$T$2:.$T$146];MONTH([.$V66]))" office:value-type="float" office:value="5506" calcext:value-type="float">
            <text:p>5506</text:p>
          </table:table-cell>
          <table:table-cell table:formula="of:=SUMIFS([.L$2:.L$146];[.$S$2:.$S$146];YEAR([.$V66]);[.$T$2:.$T$146];MONTH([.$V66]))/10000" office:value-type="float" office:value="0.7049" calcext:value-type="float">
            <text:p>0.7049</text:p>
          </table:table-cell>
          <table:table-cell table:formula="of:=SUMIFS([.M$2:.M$146];[.$S$2:.$S$146];YEAR([.$V66]);[.$T$2:.$T$146];MONTH([.$V66]))/1000" office:value-type="float" office:value="0.131" calcext:value-type="float">
            <text:p>0.131</text:p>
          </table:table-cell>
          <table:table-cell table:formula="of:=SUMIFS([.N$2:.N$146];[.$S$2:.$S$146];YEAR([.$V66]);[.$T$2:.$T$146];MONTH([.$V66]))" office:value-type="float" office:value="5" calcext:value-type="float">
            <text:p>5</text:p>
          </table:table-cell>
          <table:table-cell table:formula="of:=SUMIFS([.O$2:.O$146];[.$S$2:.$S$146];YEAR([.$V66]);[.$T$2:.$T$146];MONTH([.$V66]))/100" office:value-type="float" office:value="0.14" calcext:value-type="float">
            <text:p>0.14</text:p>
          </table:table-cell>
          <table:table-cell table:formula="of:=SUM([.W$2:.W66])" office:value-type="float" office:value="102" calcext:value-type="float">
            <text:p>102</text:p>
          </table:table-cell>
          <table:table-cell table:formula="of:=SUM([.X$2:.X66])" office:value-type="float" office:value="126218" calcext:value-type="float">
            <text:p>126218</text:p>
          </table:table-cell>
          <table:table-cell table:formula="of:=SUM([.Y$2:.Y66])" office:value-type="float" office:value="813.7767" calcext:value-type="float">
            <text:p>813.7767</text:p>
          </table:table-cell>
          <table:table-cell table:formula="of:=SUM([.Z$2:.Z66])" office:value-type="float" office:value="190.488" calcext:value-type="float">
            <text:p>190.488</text:p>
          </table:table-cell>
          <table:table-cell table:formula="of:=SUM([.AA$2:.AA66])" office:value-type="float" office:value="6414" calcext:value-type="float">
            <text:p>6414</text:p>
          </table:table-cell>
          <table:table-cell table:formula="of:=SUM([.AB$2:.AB66])" office:value-type="float" office:value="144.18" calcext:value-type="float">
            <text:p>144.18</text:p>
          </table:table-cell>
          <table:table-cell/>
          <table:table-cell table:formula="of:=[.W66]" office:value-type="float" office:value="6" calcext:value-type="float">
            <text:p>6</text:p>
          </table:table-cell>
          <table:table-cell table:formula="of:=[.X66]" office:value-type="float" office:value="5506" calcext:value-type="float">
            <text:p>5506</text:p>
          </table:table-cell>
          <table:table-cell table:formula="of:=[.Y66]" office:value-type="float" office:value="0.7049" calcext:value-type="float">
            <text:p>0.7049</text:p>
          </table:table-cell>
          <table:table-cell table:formula="of:=[.Z66]" office:value-type="float" office:value="0.131" calcext:value-type="float">
            <text:p>0.131</text:p>
          </table:table-cell>
          <table:table-cell table:formula="of:=[.AA66]" office:value-type="float" office:value="5" calcext:value-type="float">
            <text:p>5</text:p>
          </table:table-cell>
          <table:table-cell table:formula="of:=[.AB66]" office:value-type="float" office:value="0.14" calcext:value-type="float">
            <text:p>0.14</text:p>
          </table:table-cell>
          <table:table-cell table:number-columns-repeated="8"/>
        </table:table-row>
        <table:table-row table:style-name="ro3">
          <table:table-cell office:value-type="float" office:value="442" calcext:value-type="float">
            <text:p>442</text:p>
          </table:table-cell>
          <table:table-cell office:value-type="string" calcext:value-type="string">
            <text:p>IiRBY7gP0II</text:p>
          </table:table-cell>
          <table:table-cell office:value-type="string" calcext:value-type="string">
            <text:p>Learning Active Learning from Data <text:s/>Meetup #13 <text:s/>October 2018</text:p>
          </table:table-cell>
          <table:table-cell office:value-type="string" calcext:value-type="string">
            <text:p>**SUBSCRIBE AND TURN ON NOTIFICATIONS** **twimlai.com**</text:p>
            <text:p/>
            <text:p>This video is a recap of our October 2018 Americas TWiML Online Meetup. </text:p>
            <text:p/>
            <text:p>In this month's community segment we briefly discuss Entity Embeddings, the topic of the next months meetup, along with the recent announcement that MIT made a $1 billion commitment to address the global opportunities and challenges presented by the prevalence of computing and the rise of artificial intelligence (AI).In our presentation segment, Mark Meketon joins us to cover TWiML Talk  veteran Ksenia Konyushkova's paper Learning Active Learning from Data." </text:p>
            <text:p/>
            <text:p>For links to the papers, podcasts, and more mentioned above or during this meetup, for more information on previous meetups, or to get registered for upcoming meetups, visit twimlai.com/meetup! </text:p>
            <text:p/>
            <text:p>Subscribe!</text:p>
            <text:p>iTunes  https://itunes.apple.com/us/podcast/this-week-in-machine-learning/id1116303051?mt=2</text:p>
            <text:p>Spotify  https://open.spotify.com/show/2sp5EL7s7EqxttxwwoJ3i7?si=yUsyiRLeR62Mz0bNOUW3qw </text:p>
            <text:p>Soundcloud  https://soundcloud.com/twiml</text:p>
            <text:p>Google Play  http://bit.ly/2lrWlJZ</text:p>
            <text:p>Stitcher  http://www.stitcher.com/s?fid=92079&amp;refid=stpr</text:p>
            <text:p>RSS  http://twimlai.libsyn.com/rss</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ext:p/>
            <text:p>**SUBSCRIBE AND TURN ON NOTIFICATIONS**</text:p>
          </table:table-cell>
          <table:table-cell table:style-name="ce3" office:value-type="string" calcext:value-type="string">
            <text:p>2018-10-24 18:56:19</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666" calcext:value-type="float">
            <text:p>3666</text:p>
          </table:table-cell>
          <table:table-cell office:value-type="float" office:value="259" calcext:value-type="float">
            <text:p>259</text:p>
          </table:table-cell>
          <table:table-cell office:value-type="float" office:value="3" calcext:value-type="float">
            <text:p>3</text:p>
          </table:table-cell>
          <table:table-cell table:number-columns-repeated="3" office:value-type="float" office:value="0" calcext:value-type="float">
            <text:p>0</text:p>
          </table:table-cell>
          <table:table-cell office:value-type="string" calcext:value-type="string">
            <text:p>gan, transformer</text:p>
          </table:table-cell>
          <table:table-cell table:style-name="ce3" office:value-type="string" calcext:value-type="string">
            <text:p>2020-04-22 23:12:45</text:p>
          </table:table-cell>
          <table:table-cell table:formula="of:=YEAR([.E67])" office:value-type="float" office:value="2018" calcext:value-type="float">
            <text:p>2018</text:p>
          </table:table-cell>
          <table:table-cell table:formula="of:=MONTH([.E67])" office:value-type="float" office:value="10" calcext:value-type="float">
            <text:p>10</text:p>
          </table:table-cell>
          <table:table-cell/>
          <table:table-cell table:style-name="ce1" office:value-type="date" office:date-value="2019-06-01" calcext:value-type="date">
            <text:p>2019-06-01</text:p>
          </table:table-cell>
          <table:table-cell table:formula="of:=COUNTIFS([.$S$2:.$S$146];YEAR([.V67]);[.$T$2:.$T$146];MONTH([.V67]))" office:value-type="float" office:value="5" calcext:value-type="float">
            <text:p>5</text:p>
          </table:table-cell>
          <table:table-cell table:formula="of:=SUMIFS([.K$2:.K$146];[.$S$2:.$S$146];YEAR([.$V67]);[.$T$2:.$T$146];MONTH([.$V67]))" office:value-type="float" office:value="8426" calcext:value-type="float">
            <text:p>8426</text:p>
          </table:table-cell>
          <table:table-cell table:formula="of:=SUMIFS([.L$2:.L$146];[.$S$2:.$S$146];YEAR([.$V67]);[.$T$2:.$T$146];MONTH([.$V67]))/10000" office:value-type="float" office:value="1.6601" calcext:value-type="float">
            <text:p>1.6601</text:p>
          </table:table-cell>
          <table:table-cell table:formula="of:=SUMIFS([.M$2:.M$146];[.$S$2:.$S$146];YEAR([.$V67]);[.$T$2:.$T$146];MONTH([.$V67]))/1000" office:value-type="float" office:value="0.501" calcext:value-type="float">
            <text:p>0.501</text:p>
          </table:table-cell>
          <table:table-cell table:formula="of:=SUMIFS([.N$2:.N$146];[.$S$2:.$S$146];YEAR([.$V67]);[.$T$2:.$T$146];MONTH([.$V67]))" office:value-type="float" office:value="21" calcext:value-type="float">
            <text:p>21</text:p>
          </table:table-cell>
          <table:table-cell table:formula="of:=SUMIFS([.O$2:.O$146];[.$S$2:.$S$146];YEAR([.$V67]);[.$T$2:.$T$146];MONTH([.$V67]))/100" office:value-type="float" office:value="0.21" calcext:value-type="float">
            <text:p>0.21</text:p>
          </table:table-cell>
          <table:table-cell table:formula="of:=SUM([.W$2:.W67])" office:value-type="float" office:value="107" calcext:value-type="float">
            <text:p>107</text:p>
          </table:table-cell>
          <table:table-cell table:formula="of:=SUM([.X$2:.X67])" office:value-type="float" office:value="134644" calcext:value-type="float">
            <text:p>134644</text:p>
          </table:table-cell>
          <table:table-cell table:formula="of:=SUM([.Y$2:.Y67])" office:value-type="float" office:value="815.4368" calcext:value-type="float">
            <text:p>815.4368</text:p>
          </table:table-cell>
          <table:table-cell table:formula="of:=SUM([.Z$2:.Z67])" office:value-type="float" office:value="190.989" calcext:value-type="float">
            <text:p>190.989</text:p>
          </table:table-cell>
          <table:table-cell table:formula="of:=SUM([.AA$2:.AA67])" office:value-type="float" office:value="6435" calcext:value-type="float">
            <text:p>6435</text:p>
          </table:table-cell>
          <table:table-cell table:formula="of:=SUM([.AB$2:.AB67])" office:value-type="float" office:value="144.39" calcext:value-type="float">
            <text:p>144.39</text:p>
          </table:table-cell>
          <table:table-cell/>
          <table:table-cell table:formula="of:=[.W67]" office:value-type="float" office:value="5" calcext:value-type="float">
            <text:p>5</text:p>
          </table:table-cell>
          <table:table-cell table:formula="of:=[.X67]" office:value-type="float" office:value="8426" calcext:value-type="float">
            <text:p>8426</text:p>
          </table:table-cell>
          <table:table-cell table:formula="of:=[.Y67]" office:value-type="float" office:value="1.6601" calcext:value-type="float">
            <text:p>1.6601</text:p>
          </table:table-cell>
          <table:table-cell table:formula="of:=[.Z67]" office:value-type="float" office:value="0.501" calcext:value-type="float">
            <text:p>0.501</text:p>
          </table:table-cell>
          <table:table-cell table:formula="of:=[.AA67]" office:value-type="float" office:value="21" calcext:value-type="float">
            <text:p>21</text:p>
          </table:table-cell>
          <table:table-cell table:formula="of:=[.AB67]" office:value-type="float" office:value="0.21" calcext:value-type="float">
            <text:p>0.21</text:p>
          </table:table-cell>
          <table:table-cell table:number-columns-repeated="8"/>
        </table:table-row>
        <table:table-row table:style-name="ro3">
          <table:table-cell office:value-type="float" office:value="396" calcext:value-type="float">
            <text:p>396</text:p>
          </table:table-cell>
          <table:table-cell office:value-type="string" calcext:value-type="string">
            <text:p>d4Sn6ny_5LI</text:p>
          </table:table-cell>
          <table:table-cell office:value-type="string" calcext:value-type="string">
            <text:p>Time Series Prediction</text:p>
          </table:table-cell>
          <table:table-cell office:value-type="string" calcext:value-type="string">
            <text:p>Time series is the fastest growing category of data out there! It's a series of data points indexed in time order. Often, a time series is a sequence taken at successive equally spaced points in time. In this video, I'll cover 8 different time series techniques that will help us predict the price of gold over a period of 3 years. We'll compare the results of each technique, and even consider using a learning technique. From Holts Winter Method to Vector Auto Regression to Reinforcement Learning, we've got a lot to cover here. Enjoy! </text:p>
            <text:p/>
            <text:p>Code for this video:</text:p>
            <text:p>https://github.com/llSourcell/Time_Series_Prediction</text:p>
            <text:p/>
            <text:p>Please Subscribe! And Like. And comment. Thats what keeps me going.</text:p>
            <text:p/>
            <text:p>Want more education? Connect with me here:</text:p>
            <text:p>Twitter: https://twitter.com/sirajraval</text:p>
            <text:p>Facebook: https://www.facebook.com/sirajology</text:p>
            <text:p>instagram: https://www.instagram.com/sirajraval</text:p>
            <text:p/>
            <text:p>More learning resources:</text:p>
            <text:p>https://www.altumintelligence.com/articles/a/Time-Series-Prediction-Using-LSTM-Deep-Neural-Networks</text:p>
            <text:p>https://blog.statsbot.co/time-series-prediction-using-recurrent-neural-networks-lstms-807fa6ca7f</text:p>
            <text:p>https://towardsdatascience.com/bitcoin-price-prediction-using-time-series-forecasting-9f468f7174d3</text:p>
            <text:p>https://www.datascience.com/blog/time-series-forecasting-machine-learning-differences</text:p>
            <text:p>https://www.analyticsvidhya.com/blog/2018/02/time-series-forecasting-methods/</text:p>
            <text:p>https://www.youtube.com/watch?v=hhJIztWR_vo</text:p>
            <text:p/>
            <text:p>Join us at School of AI:</text:p>
            <text:p>https://theschool.ai/</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Hiring? Need a Job? See our job board!:</text:p>
            <text:p>www.theschool.ai/jobs/</text:p>
            <text:p/>
            <text:p>Need help on a project? See our consulting group:</text:p>
            <text:p>www.theschool.ai/consulting-group/</text:p>
            <text:p>Hit the Join button above to sign up to become a member of my channel for access to exclusive content!</text:p>
          </table:table-cell>
          <table:table-cell table:style-name="ce3" office:value-type="string" calcext:value-type="string">
            <text:p>2018-11-13 16:33:14</text:p>
          </table:table-cell>
          <table:table-cell office:value-type="string" calcext:value-type="string">
            <text:p>time series, time series prediction, multivariate time series, univariate time series, siraj raval, machine learning, deep learning, reinforcement learning, holts linear trend, statistics, math, mathematics, forecasting, time series database, lstm networks, recurrent networks</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62" calcext:value-type="float">
            <text:p>662</text:p>
          </table:table-cell>
          <table:table-cell office:value-type="float" office:value="111162" calcext:value-type="float">
            <text:p>111162</text:p>
          </table:table-cell>
          <table:table-cell office:value-type="float" office:value="3219" calcext:value-type="float">
            <text:p>3219</text:p>
          </table:table-cell>
          <table:table-cell office:value-type="float" office:value="112" calcext:value-type="float">
            <text:p>112</text:p>
          </table:table-cell>
          <table:table-cell office:value-type="float" office:value="162" calcext:value-type="float">
            <text:p>162</text:p>
          </table:table-cell>
          <table:table-cell office:value-type="float" office:value="0" calcext:value-type="float">
            <text:p>0</text:p>
          </table:table-cell>
          <table:table-cell office:value-type="string" calcext:value-type="string">
            <text:p>gan, transformer</text:p>
          </table:table-cell>
          <table:table-cell table:style-name="ce3" office:value-type="string" calcext:value-type="string">
            <text:p>2020-04-22 23:13:50</text:p>
          </table:table-cell>
          <table:table-cell table:formula="of:=YEAR([.E68])" office:value-type="float" office:value="2018" calcext:value-type="float">
            <text:p>2018</text:p>
          </table:table-cell>
          <table:table-cell table:formula="of:=MONTH([.E68])" office:value-type="float" office:value="11" calcext:value-type="float">
            <text:p>11</text:p>
          </table:table-cell>
          <table:table-cell/>
          <table:table-cell table:style-name="ce1" office:value-type="date" office:date-value="2019-07-01" calcext:value-type="date">
            <text:p>2019-07-01</text:p>
          </table:table-cell>
          <table:table-cell table:formula="of:=COUNTIFS([.$S$2:.$S$146];YEAR([.V68]);[.$T$2:.$T$146];MONTH([.V68]))" office:value-type="float" office:value="8" calcext:value-type="float">
            <text:p>8</text:p>
          </table:table-cell>
          <table:table-cell table:formula="of:=SUMIFS([.K$2:.K$146];[.$S$2:.$S$146];YEAR([.$V68]);[.$T$2:.$T$146];MONTH([.$V68]))" office:value-type="float" office:value="8389" calcext:value-type="float">
            <text:p>8389</text:p>
          </table:table-cell>
          <table:table-cell table:formula="of:=SUMIFS([.L$2:.L$146];[.$S$2:.$S$146];YEAR([.$V68]);[.$T$2:.$T$146];MONTH([.$V68]))/10000" office:value-type="float" office:value="20.7873" calcext:value-type="float">
            <text:p>20.7873</text:p>
          </table:table-cell>
          <table:table-cell table:formula="of:=SUMIFS([.M$2:.M$146];[.$S$2:.$S$146];YEAR([.$V68]);[.$T$2:.$T$146];MONTH([.$V68]))/1000" office:value-type="float" office:value="7.328" calcext:value-type="float">
            <text:p>7.328</text:p>
          </table:table-cell>
          <table:table-cell table:formula="of:=SUMIFS([.N$2:.N$146];[.$S$2:.$S$146];YEAR([.$V68]);[.$T$2:.$T$146];MONTH([.$V68]))" office:value-type="float" office:value="100" calcext:value-type="float">
            <text:p>100</text:p>
          </table:table-cell>
          <table:table-cell table:formula="of:=SUMIFS([.O$2:.O$146];[.$S$2:.$S$146];YEAR([.$V68]);[.$T$2:.$T$146];MONTH([.$V68]))/100" office:value-type="float" office:value="4.58" calcext:value-type="float">
            <text:p>4.58</text:p>
          </table:table-cell>
          <table:table-cell table:formula="of:=SUM([.W$2:.W68])" office:value-type="float" office:value="115" calcext:value-type="float">
            <text:p>115</text:p>
          </table:table-cell>
          <table:table-cell table:formula="of:=SUM([.X$2:.X68])" office:value-type="float" office:value="143033" calcext:value-type="float">
            <text:p>143033</text:p>
          </table:table-cell>
          <table:table-cell table:formula="of:=SUM([.Y$2:.Y68])" office:value-type="float" office:value="836.2241" calcext:value-type="float">
            <text:p>836.2241</text:p>
          </table:table-cell>
          <table:table-cell table:formula="of:=SUM([.Z$2:.Z68])" office:value-type="float" office:value="198.317" calcext:value-type="float">
            <text:p>198.317</text:p>
          </table:table-cell>
          <table:table-cell table:formula="of:=SUM([.AA$2:.AA68])" office:value-type="float" office:value="6535" calcext:value-type="float">
            <text:p>6535</text:p>
          </table:table-cell>
          <table:table-cell table:formula="of:=SUM([.AB$2:.AB68])" office:value-type="float" office:value="148.97" calcext:value-type="float">
            <text:p>148.97</text:p>
          </table:table-cell>
          <table:table-cell/>
          <table:table-cell table:formula="of:=[.W68]" office:value-type="float" office:value="8" calcext:value-type="float">
            <text:p>8</text:p>
          </table:table-cell>
          <table:table-cell table:formula="of:=[.X68]" office:value-type="float" office:value="8389" calcext:value-type="float">
            <text:p>8389</text:p>
          </table:table-cell>
          <table:table-cell table:formula="of:=[.Y68]" office:value-type="float" office:value="20.7873" calcext:value-type="float">
            <text:p>20.7873</text:p>
          </table:table-cell>
          <table:table-cell table:formula="of:=[.Z68]" office:value-type="float" office:value="7.328" calcext:value-type="float">
            <text:p>7.328</text:p>
          </table:table-cell>
          <table:table-cell table:formula="of:=[.AA68]" office:value-type="float" office:value="100" calcext:value-type="float">
            <text:p>100</text:p>
          </table:table-cell>
          <table:table-cell table:formula="of:=[.AB68]" office:value-type="float" office:value="4.58" calcext:value-type="float">
            <text:p>4.58</text:p>
          </table:table-cell>
          <table:table-cell table:number-columns-repeated="8"/>
        </table:table-row>
        <table:table-row table:style-name="ro3">
          <table:table-cell office:value-type="float" office:value="390" calcext:value-type="float">
            <text:p>390</text:p>
          </table:table-cell>
          <table:table-cell office:value-type="string" calcext:value-type="string">
            <text:p>4Gk6mxKXKTk</text:p>
          </table:table-cell>
          <table:table-cell office:value-type="string" calcext:value-type="string">
            <text:p>AI in China</text:p>
          </table:table-cell>
          <table:table-cell office:value-type="string" calcext:value-type="string">
            <text:p>The Chinese state run news agency Xinhua recently revealed the first Artificial Intelligence news anchor. They're now able to generate video of a newscaster using a model trained on real newscaster data and use it to disseminate information 24/7. When I saw this, I knew it was time to start studying China's role in the AI revolution in-depth. In this video, I'll cover China's power structure, generative adversarial networks, its startup scene, Confucianism, the social credit scoring system, algorithmic policing, surveillance, privacy, autonomous weapons, and convolutional neural networks. A lot of different topics to cover, but I hope this video provides a coherent narrative around the use of AI in China and how it plays into the global AI community. Enjoy! </text:p>
            <text:p/>
            <text:p>Code for this video:</text:p>
            <text:p>https://github.com/llSourcell/Talking-Face-Generation-DAVS</text:p>
            <text:p/>
            <text:p>Please Subscribe! And Like. And comment. Thats what keeps me going.</text:p>
            <text:p/>
            <text:p>Want more education? Connect with me here:</text:p>
            <text:p>Twitter: https://twitter.com/sirajraval</text:p>
            <text:p>instagram: https://www.instagram.com/sirajraval</text:p>
            <text:p>Facebook: https://www.facebook.com/sirajology</text:p>
            <text:p/>
            <text:p>More learning resources:</text:p>
            <text:p>https://www.npr.org/2018/10/31/662436265/china-tests-a-social-credit-score</text:p>
            <text:p>https://www.theverge.com/2018/11/8/18074806/ai-news-anchor-china-xinhua-digital-composite</text:p>
            <text:p>https://skymind.ai/wiki/generative-adversarial-network-gan</text:p>
            <text:p>https://towardsdatascience.com/build-your-own-convolution-neural-network-in-5-mins-4217c2cf964f</text:p>
            <text:p>https://machinelearningmastery.com/multi-class-classification-tutorial-keras-deep-learning-library/</text:p>
            <text:p>https://www.youtube.com/watch?v=PhCM3qoRZHE</text:p>
            <text:p>https://www.youtube.com/watch?v=yz6dNf7X7SA</text:p>
            <text:p/>
            <text:p>Join us at the School of AI:</text:p>
            <text:p>https://theschool.ai/</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Hiring? Need a Job? See our job board!:</text:p>
            <text:p>https://www.theschool.ai/jobs/</text:p>
            <text:p/>
            <text:p>Need help on a project? See our consulting group:</text:p>
            <text:p>https://www.theschool.ai/consulting-group/</text:p>
            <text:p>Hit the Join button above to sign up to become a member of my channel for access to exclusive content!</text:p>
          </table:table-cell>
          <table:table-cell table:style-name="ce3" office:value-type="string" calcext:value-type="string">
            <text:p>2018-11-20 07:20:55</text:p>
          </table:table-cell>
          <table:table-cell office:value-type="string" calcext:value-type="string">
            <text:p>AI in China, Xinhua, Generative adversarial network, deep learning, social credit score, credit scoring system, chinese government, surveillance, privacy, GDPR, data security, confucianism, machine learning, artificial intelligence, siraj raval, neural network, convolutional neural network</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68" calcext:value-type="float">
            <text:p>768</text:p>
          </table:table-cell>
          <table:table-cell office:value-type="float" office:value="109299" calcext:value-type="float">
            <text:p>109299</text:p>
          </table:table-cell>
          <table:table-cell office:value-type="float" office:value="4009" calcext:value-type="float">
            <text:p>4009</text:p>
          </table:table-cell>
          <table:table-cell office:value-type="float" office:value="205" calcext:value-type="float">
            <text:p>205</text:p>
          </table:table-cell>
          <table:table-cell office:value-type="float" office:value="825" calcext:value-type="float">
            <text:p>82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35</text:p>
          </table:table-cell>
          <table:table-cell table:formula="of:=YEAR([.E69])" office:value-type="float" office:value="2018" calcext:value-type="float">
            <text:p>2018</text:p>
          </table:table-cell>
          <table:table-cell table:formula="of:=MONTH([.E69])" office:value-type="float" office:value="11" calcext:value-type="float">
            <text:p>11</text:p>
          </table:table-cell>
          <table:table-cell/>
          <table:table-cell table:style-name="ce1" office:value-type="date" office:date-value="2019-08-01" calcext:value-type="date">
            <text:p>2019-08-01</text:p>
          </table:table-cell>
          <table:table-cell table:formula="of:=COUNTIFS([.$S$2:.$S$146];YEAR([.V69]);[.$T$2:.$T$146];MONTH([.V69]))" office:value-type="float" office:value="7" calcext:value-type="float">
            <text:p>7</text:p>
          </table:table-cell>
          <table:table-cell table:formula="of:=SUMIFS([.K$2:.K$146];[.$S$2:.$S$146];YEAR([.$V69]);[.$T$2:.$T$146];MONTH([.$V69]))" office:value-type="float" office:value="4884" calcext:value-type="float">
            <text:p>4884</text:p>
          </table:table-cell>
          <table:table-cell table:formula="of:=SUMIFS([.L$2:.L$146];[.$S$2:.$S$146];YEAR([.$V69]);[.$T$2:.$T$146];MONTH([.$V69]))/10000" office:value-type="float" office:value="21.9222" calcext:value-type="float">
            <text:p>21.9222</text:p>
          </table:table-cell>
          <table:table-cell table:formula="of:=SUMIFS([.M$2:.M$146];[.$S$2:.$S$146];YEAR([.$V69]);[.$T$2:.$T$146];MONTH([.$V69]))/1000" office:value-type="float" office:value="13.145" calcext:value-type="float">
            <text:p>13.145</text:p>
          </table:table-cell>
          <table:table-cell table:formula="of:=SUMIFS([.N$2:.N$146];[.$S$2:.$S$146];YEAR([.$V69]);[.$T$2:.$T$146];MONTH([.$V69]))" office:value-type="float" office:value="103" calcext:value-type="float">
            <text:p>103</text:p>
          </table:table-cell>
          <table:table-cell table:formula="of:=SUMIFS([.O$2:.O$146];[.$S$2:.$S$146];YEAR([.$V69]);[.$T$2:.$T$146];MONTH([.$V69]))/100" office:value-type="float" office:value="7.21" calcext:value-type="float">
            <text:p>7.21</text:p>
          </table:table-cell>
          <table:table-cell table:formula="of:=SUM([.W$2:.W69])" office:value-type="float" office:value="122" calcext:value-type="float">
            <text:p>122</text:p>
          </table:table-cell>
          <table:table-cell table:formula="of:=SUM([.X$2:.X69])" office:value-type="float" office:value="147917" calcext:value-type="float">
            <text:p>147917</text:p>
          </table:table-cell>
          <table:table-cell table:formula="of:=SUM([.Y$2:.Y69])" office:value-type="float" office:value="858.1463" calcext:value-type="float">
            <text:p>858.1463</text:p>
          </table:table-cell>
          <table:table-cell table:formula="of:=SUM([.Z$2:.Z69])" office:value-type="float" office:value="211.462" calcext:value-type="float">
            <text:p>211.462</text:p>
          </table:table-cell>
          <table:table-cell table:formula="of:=SUM([.AA$2:.AA69])" office:value-type="float" office:value="6638" calcext:value-type="float">
            <text:p>6638</text:p>
          </table:table-cell>
          <table:table-cell table:formula="of:=SUM([.AB$2:.AB69])" office:value-type="float" office:value="156.18" calcext:value-type="float">
            <text:p>156.18</text:p>
          </table:table-cell>
          <table:table-cell/>
          <table:table-cell table:formula="of:=[.W69]" office:value-type="float" office:value="7" calcext:value-type="float">
            <text:p>7</text:p>
          </table:table-cell>
          <table:table-cell table:formula="of:=[.X69]" office:value-type="float" office:value="4884" calcext:value-type="float">
            <text:p>4884</text:p>
          </table:table-cell>
          <table:table-cell table:formula="of:=[.Y69]" office:value-type="float" office:value="21.9222" calcext:value-type="float">
            <text:p>21.9222</text:p>
          </table:table-cell>
          <table:table-cell table:formula="of:=[.Z69]" office:value-type="float" office:value="13.145" calcext:value-type="float">
            <text:p>13.145</text:p>
          </table:table-cell>
          <table:table-cell table:formula="of:=[.AA69]" office:value-type="float" office:value="103" calcext:value-type="float">
            <text:p>103</text:p>
          </table:table-cell>
          <table:table-cell table:formula="of:=[.AB69]" office:value-type="float" office:value="7.21" calcext:value-type="float">
            <text:p>7.21</text:p>
          </table:table-cell>
          <table:table-cell table:number-columns-repeated="8"/>
        </table:table-row>
        <table:table-row table:style-name="ro3">
          <table:table-cell office:value-type="float" office:value="449" calcext:value-type="float">
            <text:p>449</text:p>
          </table:table-cell>
          <table:table-cell office:value-type="string" calcext:value-type="string">
            <text:p>ZDij-10Yruo</text:p>
          </table:table-cell>
          <table:table-cell office:value-type="string" calcext:value-type="string">
            <text:p>TWiML &amp; AI x Fast.ai Deep Learning v3 2018 Study Group <text:s/>Session 4 <text:s/>November 17, 2018</text:p>
          </table:table-cell>
          <table:table-cell office:value-type="string" calcext:value-type="string">
            <text:p>**SUBSCRIBE AND TURN ON NOTIFICATIONS** **twimlai.com**</text:p>
            <text:p/>
            <text:p>This video is a recap of our Fast.ai x TWiML Online Study Group.</text:p>
            <text:p/>
            <text:p>In this session, we review lesson four, Structured, time series, &amp; language models.</text:p>
            <text:p/>
            <text:p>Its not too late to join the study group. Just follow these simple steps:</text:p>
            <text:p/>
            <text:p>1. Head over to twimlai.com/meetup, and sign up for the programs you're interested in, including either of the Fast.ai study groups or our Monthly Meetup groups.</text:p>
            <text:p/>
            <text:p>2. Use the email invitation youll receive to join our Slack group. If you dont receive it within a few minutes, check your spam folder.</text:p>
            <text:p/>
            <text:p>3. Once youre in Slack, join the #fast_ai channel and hop over to #intros as well and introduce yourself.</text:p>
            <text:p/>
            <text:p>4. Use the link posted in the #meetup slack channel to add our events to your calendar.</text:p>
            <text:p/>
            <text:p>Subscribe!</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3" office:value-type="string" calcext:value-type="string">
            <text:p>2018-11-21 20:16:41</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978" calcext:value-type="float">
            <text:p>3978</text:p>
          </table:table-cell>
          <table:table-cell office:value-type="float" office:value="101" calcext:value-type="float">
            <text:p>1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3" office:value-type="string" calcext:value-type="string">
            <text:p>2020-04-22 22:55:51</text:p>
          </table:table-cell>
          <table:table-cell table:formula="of:=YEAR([.E70])" office:value-type="float" office:value="2018" calcext:value-type="float">
            <text:p>2018</text:p>
          </table:table-cell>
          <table:table-cell table:formula="of:=MONTH([.E70])" office:value-type="float" office:value="11" calcext:value-type="float">
            <text:p>11</text:p>
          </table:table-cell>
          <table:table-cell/>
          <table:table-cell table:style-name="ce1" office:value-type="date" office:date-value="2019-09-01" calcext:value-type="date">
            <text:p>2019-09-01</text:p>
          </table:table-cell>
          <table:table-cell table:formula="of:=COUNTIFS([.$S$2:.$S$146];YEAR([.V70]);[.$T$2:.$T$146];MONTH([.V70]))" office:value-type="float" office:value="6" calcext:value-type="float">
            <text:p>6</text:p>
          </table:table-cell>
          <table:table-cell table:formula="of:=SUMIFS([.K$2:.K$146];[.$S$2:.$S$146];YEAR([.$V70]);[.$T$2:.$T$146];MONTH([.$V70]))" office:value-type="float" office:value="6450" calcext:value-type="float">
            <text:p>6450</text:p>
          </table:table-cell>
          <table:table-cell table:formula="of:=SUMIFS([.L$2:.L$146];[.$S$2:.$S$146];YEAR([.$V70]);[.$T$2:.$T$146];MONTH([.$V70]))/10000" office:value-type="float" office:value="17.2126" calcext:value-type="float">
            <text:p>17.2126</text:p>
          </table:table-cell>
          <table:table-cell table:formula="of:=SUMIFS([.M$2:.M$146];[.$S$2:.$S$146];YEAR([.$V70]);[.$T$2:.$T$146];MONTH([.$V70]))/1000" office:value-type="float" office:value="6.811" calcext:value-type="float">
            <text:p>6.811</text:p>
          </table:table-cell>
          <table:table-cell table:formula="of:=SUMIFS([.N$2:.N$146];[.$S$2:.$S$146];YEAR([.$V70]);[.$T$2:.$T$146];MONTH([.$V70]))" office:value-type="float" office:value="433" calcext:value-type="float">
            <text:p>433</text:p>
          </table:table-cell>
          <table:table-cell table:formula="of:=SUMIFS([.O$2:.O$146];[.$S$2:.$S$146];YEAR([.$V70]);[.$T$2:.$T$146];MONTH([.$V70]))/100" office:value-type="float" office:value="5.02" calcext:value-type="float">
            <text:p>5.02</text:p>
          </table:table-cell>
          <table:table-cell table:formula="of:=SUM([.W$2:.W70])" office:value-type="float" office:value="128" calcext:value-type="float">
            <text:p>128</text:p>
          </table:table-cell>
          <table:table-cell table:formula="of:=SUM([.X$2:.X70])" office:value-type="float" office:value="154367" calcext:value-type="float">
            <text:p>154367</text:p>
          </table:table-cell>
          <table:table-cell table:formula="of:=SUM([.Y$2:.Y70])" office:value-type="float" office:value="875.3589" calcext:value-type="float">
            <text:p>875.3589</text:p>
          </table:table-cell>
          <table:table-cell table:formula="of:=SUM([.Z$2:.Z70])" office:value-type="float" office:value="218.273" calcext:value-type="float">
            <text:p>218.273</text:p>
          </table:table-cell>
          <table:table-cell table:formula="of:=SUM([.AA$2:.AA70])" office:value-type="float" office:value="7071" calcext:value-type="float">
            <text:p>7071</text:p>
          </table:table-cell>
          <table:table-cell table:formula="of:=SUM([.AB$2:.AB70])" office:value-type="float" office:value="161.2" calcext:value-type="float">
            <text:p>161.2</text:p>
          </table:table-cell>
          <table:table-cell/>
          <table:table-cell table:formula="of:=[.W70]" office:value-type="float" office:value="6" calcext:value-type="float">
            <text:p>6</text:p>
          </table:table-cell>
          <table:table-cell table:formula="of:=[.X70]" office:value-type="float" office:value="6450" calcext:value-type="float">
            <text:p>6450</text:p>
          </table:table-cell>
          <table:table-cell table:formula="of:=[.Y70]" office:value-type="float" office:value="17.2126" calcext:value-type="float">
            <text:p>17.2126</text:p>
          </table:table-cell>
          <table:table-cell table:formula="of:=[.Z70]" office:value-type="float" office:value="6.811" calcext:value-type="float">
            <text:p>6.811</text:p>
          </table:table-cell>
          <table:table-cell table:formula="of:=[.AA70]" office:value-type="float" office:value="433" calcext:value-type="float">
            <text:p>433</text:p>
          </table:table-cell>
          <table:table-cell table:formula="of:=[.AB70]" office:value-type="float" office:value="5.02" calcext:value-type="float">
            <text:p>5.02</text:p>
          </table:table-cell>
          <table:table-cell table:number-columns-repeated="8"/>
        </table:table-row>
        <table:table-row table:style-name="ro3">
          <table:table-cell office:value-type="float" office:value="404" calcext:value-type="float">
            <text:p>404</text:p>
          </table:table-cell>
          <table:table-cell office:value-type="string" calcext:value-type="string">
            <text:p>H4VGSYGvJiA</text:p>
          </table:table-cell>
          <table:table-cell office:value-type="string" calcext:value-type="string">
            <text:p>Deep Learning 8: Unsupervised learning and generative models</text:p>
          </table:table-cell>
          <table:table-cell office:value-type="string" calcext:value-type="string">
            <text:p>Shakir Mohamed, Research Scientist, discusses unsupervised learning and generative models as part of the Advanced Deep Learning &amp; Reinforcement Learning Lectures.</text:p>
          </table:table-cell>
          <table:table-cell table:style-name="ce3" office:value-type="string" calcext:value-type="string">
            <text:p>2018-11-23 11:25:52</text:p>
          </table:table-cell>
          <table:table-cell table:number-columns-repeated="2" office:value-type="string" calcext:value-type="string">
            <text:p>NULL</text:p>
          </table:table-cell>
          <table:table-cell office:value-type="string" calcext:value-type="string">
            <text:p>en-GB</text:p>
          </table:table-cell>
          <table:table-cell office:value-type="string" calcext:value-type="string">
            <text:p>DeepMind</text:p>
          </table:table-cell>
          <table:table-cell office:value-type="string" calcext:value-type="string">
            <text:p>UCP7jMXSY2xbc3KCAE0MHQ-A</text:p>
          </table:table-cell>
          <table:table-cell office:value-type="float" office:value="5697" calcext:value-type="float">
            <text:p>5697</text:p>
          </table:table-cell>
          <table:table-cell office:value-type="float" office:value="8593" calcext:value-type="float">
            <text:p>8593</text:p>
          </table:table-cell>
          <table:table-cell office:value-type="float" office:value="112" calcext:value-type="float">
            <text:p>112</text:p>
          </table:table-cell>
          <table:table-cell office:value-type="float" office:value="6" calcext:value-type="float">
            <text:p>6</text:p>
          </table:table-cell>
          <table:table-cell office:value-type="string" calcext:value-type="string">
            <text:p>NULL</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40</text:p>
          </table:table-cell>
          <table:table-cell table:formula="of:=YEAR([.E71])" office:value-type="float" office:value="2018" calcext:value-type="float">
            <text:p>2018</text:p>
          </table:table-cell>
          <table:table-cell table:formula="of:=MONTH([.E71])" office:value-type="float" office:value="11" calcext:value-type="float">
            <text:p>11</text:p>
          </table:table-cell>
          <table:table-cell/>
          <table:table-cell table:style-name="ce1" office:value-type="date" office:date-value="2019-10-01" calcext:value-type="date">
            <text:p>2019-10-01</text:p>
          </table:table-cell>
          <table:table-cell table:formula="of:=COUNTIFS([.$S$2:.$S$146];YEAR([.V71]);[.$T$2:.$T$146];MONTH([.V71]))" office:value-type="float" office:value="5" calcext:value-type="float">
            <text:p>5</text:p>
          </table:table-cell>
          <table:table-cell table:formula="of:=SUMIFS([.K$2:.K$146];[.$S$2:.$S$146];YEAR([.$V71]);[.$T$2:.$T$146];MONTH([.$V71]))" office:value-type="float" office:value="5531" calcext:value-type="float">
            <text:p>5531</text:p>
          </table:table-cell>
          <table:table-cell table:formula="of:=SUMIFS([.L$2:.L$146];[.$S$2:.$S$146];YEAR([.$V71]);[.$T$2:.$T$146];MONTH([.$V71]))/10000" office:value-type="float" office:value="267.9811" calcext:value-type="float">
            <text:p>267.9811</text:p>
          </table:table-cell>
          <table:table-cell table:formula="of:=SUMIFS([.M$2:.M$146];[.$S$2:.$S$146];YEAR([.$V71]);[.$T$2:.$T$146];MONTH([.$V71]))/1000" office:value-type="float" office:value="129.214" calcext:value-type="float">
            <text:p>129.214</text:p>
          </table:table-cell>
          <table:table-cell table:formula="of:=SUMIFS([.N$2:.N$146];[.$S$2:.$S$146];YEAR([.$V71]);[.$T$2:.$T$146];MONTH([.$V71]))" office:value-type="float" office:value="2143" calcext:value-type="float">
            <text:p>2143</text:p>
          </table:table-cell>
          <table:table-cell table:formula="of:=SUMIFS([.O$2:.O$146];[.$S$2:.$S$146];YEAR([.$V71]);[.$T$2:.$T$146];MONTH([.$V71]))/100" office:value-type="float" office:value="40.01" calcext:value-type="float">
            <text:p>40.01</text:p>
          </table:table-cell>
          <table:table-cell table:formula="of:=SUM([.W$2:.W71])" office:value-type="float" office:value="133" calcext:value-type="float">
            <text:p>133</text:p>
          </table:table-cell>
          <table:table-cell table:formula="of:=SUM([.X$2:.X71])" office:value-type="float" office:value="159898" calcext:value-type="float">
            <text:p>159898</text:p>
          </table:table-cell>
          <table:table-cell table:formula="of:=SUM([.Y$2:.Y71])" office:value-type="float" office:value="1143.34" calcext:value-type="float">
            <text:p>1143.34</text:p>
          </table:table-cell>
          <table:table-cell table:formula="of:=SUM([.Z$2:.Z71])" office:value-type="float" office:value="347.487" calcext:value-type="float">
            <text:p>347.487</text:p>
          </table:table-cell>
          <table:table-cell table:formula="of:=SUM([.AA$2:.AA71])" office:value-type="float" office:value="9214" calcext:value-type="float">
            <text:p>9214</text:p>
          </table:table-cell>
          <table:table-cell table:formula="of:=SUM([.AB$2:.AB71])" office:value-type="float" office:value="201.21" calcext:value-type="float">
            <text:p>201.21</text:p>
          </table:table-cell>
          <table:table-cell/>
          <table:table-cell table:formula="of:=[.W71]" office:value-type="float" office:value="5" calcext:value-type="float">
            <text:p>5</text:p>
          </table:table-cell>
          <table:table-cell table:formula="of:=[.X71]" office:value-type="float" office:value="5531" calcext:value-type="float">
            <text:p>5531</text:p>
          </table:table-cell>
          <table:table-cell table:formula="of:=[.Y71]" office:value-type="float" office:value="267.9811" calcext:value-type="float">
            <text:p>267.9811</text:p>
          </table:table-cell>
          <table:table-cell table:formula="of:=[.Z71]" office:value-type="float" office:value="129.214" calcext:value-type="float">
            <text:p>129.214</text:p>
          </table:table-cell>
          <table:table-cell table:formula="of:=[.AA71]" office:value-type="float" office:value="2143" calcext:value-type="float">
            <text:p>2143</text:p>
          </table:table-cell>
          <table:table-cell table:formula="of:=[.AB71]" office:value-type="float" office:value="40.01" calcext:value-type="float">
            <text:p>40.01</text:p>
          </table:table-cell>
          <table:table-cell table:number-columns-repeated="8"/>
        </table:table-row>
        <table:table-row table:style-name="ro3">
          <table:table-cell office:value-type="float" office:value="310" calcext:value-type="float">
            <text:p>310</text:p>
          </table:table-cell>
          <table:table-cell office:value-type="string" calcext:value-type="string">
            <text:p>Q57rzaHHO0k</text:p>
          </table:table-cell>
          <table:table-cell office:value-type="string" calcext:value-type="string">
            <text:p>Deep Learning 7. Attention and Memory in Deep Learning</text:p>
          </table:table-cell>
          <table:table-cell office:value-type="string" calcext:value-type="string">
            <text:p>Alex Graves, Research Scientist, discusses attention and memory in deep learning as part of the Advanced Deep Learning &amp; Reinforcement Learning Lectures.</text:p>
          </table:table-cell>
          <table:table-cell table:style-name="ce3" office:value-type="string" calcext:value-type="string">
            <text:p>2018-11-23 11:25:53</text:p>
          </table:table-cell>
          <table:table-cell table:number-columns-repeated="3" office:value-type="string" calcext:value-type="string">
            <text:p>NULL</text:p>
          </table:table-cell>
          <table:table-cell office:value-type="string" calcext:value-type="string">
            <text:p>DeepMind</text:p>
          </table:table-cell>
          <table:table-cell office:value-type="string" calcext:value-type="string">
            <text:p>UCP7jMXSY2xbc3KCAE0MHQ-A</text:p>
          </table:table-cell>
          <table:table-cell office:value-type="float" office:value="6019" calcext:value-type="float">
            <text:p>6019</text:p>
          </table:table-cell>
          <table:table-cell office:value-type="float" office:value="19769" calcext:value-type="float">
            <text:p>19769</text:p>
          </table:table-cell>
          <table:table-cell office:value-type="float" office:value="348" calcext:value-type="float">
            <text:p>348</text:p>
          </table:table-cell>
          <table:table-cell office:value-type="float" office:value="7" calcext:value-type="float">
            <text:p>7</text:p>
          </table:table-cell>
          <table:table-cell office:value-type="string" calcext:value-type="string">
            <text:p>NULL</text:p>
          </table:table-cell>
          <table:table-cell office:value-type="float" office:value="0" calcext:value-type="float">
            <text:p>0</text:p>
          </table:table-cell>
          <table:table-cell office:value-type="string" calcext:value-type="string">
            <text:p>attention, gan, transformer</text:p>
          </table:table-cell>
          <table:table-cell table:style-name="ce3" office:value-type="string" calcext:value-type="string">
            <text:p>2020-04-22 23:14:19</text:p>
          </table:table-cell>
          <table:table-cell table:formula="of:=YEAR([.E72])" office:value-type="float" office:value="2018" calcext:value-type="float">
            <text:p>2018</text:p>
          </table:table-cell>
          <table:table-cell table:formula="of:=MONTH([.E72])" office:value-type="float" office:value="11" calcext:value-type="float">
            <text:p>11</text:p>
          </table:table-cell>
          <table:table-cell/>
          <table:table-cell table:style-name="ce1" office:value-type="date" office:date-value="2019-11-01" calcext:value-type="date">
            <text:p>2019-11-01</text:p>
          </table:table-cell>
          <table:table-cell table:formula="of:=COUNTIFS([.$S$2:.$S$146];YEAR([.V72]);[.$T$2:.$T$146];MONTH([.V72]))" office:value-type="float" office:value="4" calcext:value-type="float">
            <text:p>4</text:p>
          </table:table-cell>
          <table:table-cell table:formula="of:=SUMIFS([.K$2:.K$146];[.$S$2:.$S$146];YEAR([.$V72]);[.$T$2:.$T$146];MONTH([.$V72]))" office:value-type="float" office:value="2749" calcext:value-type="float">
            <text:p>2749</text:p>
          </table:table-cell>
          <table:table-cell table:formula="of:=SUMIFS([.L$2:.L$146];[.$S$2:.$S$146];YEAR([.$V72]);[.$T$2:.$T$146];MONTH([.$V72]))/10000" office:value-type="float" office:value="4.5914" calcext:value-type="float">
            <text:p>4.5914</text:p>
          </table:table-cell>
          <table:table-cell table:formula="of:=SUMIFS([.M$2:.M$146];[.$S$2:.$S$146];YEAR([.$V72]);[.$T$2:.$T$146];MONTH([.$V72]))/1000" office:value-type="float" office:value="2.218" calcext:value-type="float">
            <text:p>2.218</text:p>
          </table:table-cell>
          <table:table-cell table:formula="of:=SUMIFS([.N$2:.N$146];[.$S$2:.$S$146];YEAR([.$V72]);[.$T$2:.$T$146];MONTH([.$V72]))" office:value-type="float" office:value="23" calcext:value-type="float">
            <text:p>23</text:p>
          </table:table-cell>
          <table:table-cell table:formula="of:=SUMIFS([.O$2:.O$146];[.$S$2:.$S$146];YEAR([.$V72]);[.$T$2:.$T$146];MONTH([.$V72]))/100" office:value-type="float" office:value="1.55" calcext:value-type="float">
            <text:p>1.55</text:p>
          </table:table-cell>
          <table:table-cell table:formula="of:=SUM([.W$2:.W72])" office:value-type="float" office:value="137" calcext:value-type="float">
            <text:p>137</text:p>
          </table:table-cell>
          <table:table-cell table:formula="of:=SUM([.X$2:.X72])" office:value-type="float" office:value="162647" calcext:value-type="float">
            <text:p>162647</text:p>
          </table:table-cell>
          <table:table-cell table:formula="of:=SUM([.Y$2:.Y72])" office:value-type="float" office:value="1147.9314" calcext:value-type="float">
            <text:p>1147.9314</text:p>
          </table:table-cell>
          <table:table-cell table:formula="of:=SUM([.Z$2:.Z72])" office:value-type="float" office:value="349.705" calcext:value-type="float">
            <text:p>349.705</text:p>
          </table:table-cell>
          <table:table-cell table:formula="of:=SUM([.AA$2:.AA72])" office:value-type="float" office:value="9237" calcext:value-type="float">
            <text:p>9237</text:p>
          </table:table-cell>
          <table:table-cell table:formula="of:=SUM([.AB$2:.AB72])" office:value-type="float" office:value="202.76" calcext:value-type="float">
            <text:p>202.76</text:p>
          </table:table-cell>
          <table:table-cell/>
          <table:table-cell table:formula="of:=[.W72]" office:value-type="float" office:value="4" calcext:value-type="float">
            <text:p>4</text:p>
          </table:table-cell>
          <table:table-cell table:formula="of:=[.X72]" office:value-type="float" office:value="2749" calcext:value-type="float">
            <text:p>2749</text:p>
          </table:table-cell>
          <table:table-cell table:formula="of:=[.Y72]" office:value-type="float" office:value="4.5914" calcext:value-type="float">
            <text:p>4.5914</text:p>
          </table:table-cell>
          <table:table-cell table:formula="of:=[.Z72]" office:value-type="float" office:value="2.218" calcext:value-type="float">
            <text:p>2.218</text:p>
          </table:table-cell>
          <table:table-cell table:formula="of:=[.AA72]" office:value-type="float" office:value="23" calcext:value-type="float">
            <text:p>23</text:p>
          </table:table-cell>
          <table:table-cell table:formula="of:=[.AB72]" office:value-type="float" office:value="1.55" calcext:value-type="float">
            <text:p>1.55</text:p>
          </table:table-cell>
          <table:table-cell table:number-columns-repeated="8"/>
        </table:table-row>
        <table:table-row table:style-name="ro3">
          <table:table-cell office:value-type="float" office:value="359" calcext:value-type="float">
            <text:p>359</text:p>
          </table:table-cell>
          <table:table-cell office:value-type="string" calcext:value-type="string">
            <text:p>0HXpnG_WnlI</text:p>
          </table:table-cell>
          <table:table-cell office:value-type="string" calcext:value-type="string">
            <text:p>Scalable Bayesian Inference - NeurIPS 2018</text:p>
          </table:table-cell>
          <table:table-cell office:value-type="string" calcext:value-type="string">
            <text:p>Recorded Dec 3rd, 2018</text:p>
            <text:p/>
            <text:p>This tutorial will provide a practical overview of state-of-the-art approaches for analyzing massive data sets using Bayesian statistical methods. </text:p>
            <text:p/>
            <text:p>Prof. David Dunson</text:p>
            <text:p/>
            <text:p>Prof. David Dunson is a statistician who is Arts and Sciences Distinguished Professor of Statistical Science, Mathematics and Electrical &amp; Computer Engineering at Duke University. His research focuses on developing innovative statistical methods for complex and high-dimensional data.</text:p>
          </table:table-cell>
          <table:table-cell table:style-name="ce3" office:value-type="string" calcext:value-type="string">
            <text:p>2018-12-03 23:27:22</text:p>
          </table:table-cell>
          <table:table-cell office:value-type="string" calcext:value-type="string">
            <text:p>singularity, ai, artificial intelligence, deep learning, machine learning, deepmind, robots, robotics, self-driving cars, driverless cars, NIPS2018, Neural Information Processing Systems, NeurIPS 2018</text:p>
          </table:table-cell>
          <table:table-cell office:value-type="string" calcext:value-type="string">
            <text:p>NULL</text:p>
          </table:table-cell>
          <table:table-cell office:value-type="string" calcext:value-type="string">
            <text:p>en</text:p>
          </table:table-cell>
          <table:table-cell office:value-type="string" calcext:value-type="string">
            <text:p>The Artificial Intelligence Channel</text:p>
          </table:table-cell>
          <table:table-cell office:value-type="string" calcext:value-type="string">
            <text:p>UC5g-f-g4EVRkqL8Xs888BLA</text:p>
          </table:table-cell>
          <table:table-cell office:value-type="float" office:value="6783" calcext:value-type="float">
            <text:p>6783</text:p>
          </table:table-cell>
          <table:table-cell office:value-type="float" office:value="6659" calcext:value-type="float">
            <text:p>6659</text:p>
          </table:table-cell>
          <table:table-cell office:value-type="float" office:value="126" calcext:value-type="float">
            <text:p>126</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20</text:p>
          </table:table-cell>
          <table:table-cell table:formula="of:=YEAR([.E73])" office:value-type="float" office:value="2018" calcext:value-type="float">
            <text:p>2018</text:p>
          </table:table-cell>
          <table:table-cell table:formula="of:=MONTH([.E73])" office:value-type="float" office:value="12" calcext:value-type="float">
            <text:p>12</text:p>
          </table:table-cell>
          <table:table-cell/>
          <table:table-cell table:style-name="ce1" office:value-type="date" office:date-value="2019-12-01" calcext:value-type="date">
            <text:p>2019-12-01</text:p>
          </table:table-cell>
          <table:table-cell table:formula="of:=COUNTIFS([.$S$2:.$S$146];YEAR([.V73]);[.$T$2:.$T$146];MONTH([.V73]))" office:value-type="float" office:value="2" calcext:value-type="float">
            <text:p>2</text:p>
          </table:table-cell>
          <table:table-cell table:formula="of:=SUMIFS([.K$2:.K$146];[.$S$2:.$S$146];YEAR([.$V73]);[.$T$2:.$T$146];MONTH([.$V73]))" office:value-type="float" office:value="1774" calcext:value-type="float">
            <text:p>1774</text:p>
          </table:table-cell>
          <table:table-cell table:formula="of:=SUMIFS([.L$2:.L$146];[.$S$2:.$S$146];YEAR([.$V73]);[.$T$2:.$T$146];MONTH([.$V73]))/10000" office:value-type="float" office:value="12.1965" calcext:value-type="float">
            <text:p>12.1965</text:p>
          </table:table-cell>
          <table:table-cell table:formula="of:=SUMIFS([.M$2:.M$146];[.$S$2:.$S$146];YEAR([.$V73]);[.$T$2:.$T$146];MONTH([.$V73]))/1000" office:value-type="float" office:value="0.981" calcext:value-type="float">
            <text:p>0.981</text:p>
          </table:table-cell>
          <table:table-cell table:formula="of:=SUMIFS([.N$2:.N$146];[.$S$2:.$S$146];YEAR([.$V73]);[.$T$2:.$T$146];MONTH([.$V73]))" office:value-type="float" office:value="20" calcext:value-type="float">
            <text:p>20</text:p>
          </table:table-cell>
          <table:table-cell table:formula="of:=SUMIFS([.O$2:.O$146];[.$S$2:.$S$146];YEAR([.$V73]);[.$T$2:.$T$146];MONTH([.$V73]))/100" office:value-type="float" office:value="1.94" calcext:value-type="float">
            <text:p>1.94</text:p>
          </table:table-cell>
          <table:table-cell table:formula="of:=SUM([.W$2:.W73])" office:value-type="float" office:value="139" calcext:value-type="float">
            <text:p>139</text:p>
          </table:table-cell>
          <table:table-cell table:formula="of:=SUM([.X$2:.X73])" office:value-type="float" office:value="164421" calcext:value-type="float">
            <text:p>164421</text:p>
          </table:table-cell>
          <table:table-cell table:formula="of:=SUM([.Y$2:.Y73])" office:value-type="float" office:value="1160.1279" calcext:value-type="float">
            <text:p>1160.1279</text:p>
          </table:table-cell>
          <table:table-cell table:formula="of:=SUM([.Z$2:.Z73])" office:value-type="float" office:value="350.686" calcext:value-type="float">
            <text:p>350.686</text:p>
          </table:table-cell>
          <table:table-cell table:formula="of:=SUM([.AA$2:.AA73])" office:value-type="float" office:value="9257" calcext:value-type="float">
            <text:p>9257</text:p>
          </table:table-cell>
          <table:table-cell table:formula="of:=SUM([.AB$2:.AB73])" office:value-type="float" office:value="204.7" calcext:value-type="float">
            <text:p>204.7</text:p>
          </table:table-cell>
          <table:table-cell/>
          <table:table-cell table:formula="of:=[.W73]" office:value-type="float" office:value="2" calcext:value-type="float">
            <text:p>2</text:p>
          </table:table-cell>
          <table:table-cell table:formula="of:=[.X73]" office:value-type="float" office:value="1774" calcext:value-type="float">
            <text:p>1774</text:p>
          </table:table-cell>
          <table:table-cell table:formula="of:=[.Y73]" office:value-type="float" office:value="12.1965" calcext:value-type="float">
            <text:p>12.1965</text:p>
          </table:table-cell>
          <table:table-cell table:formula="of:=[.Z73]" office:value-type="float" office:value="0.981" calcext:value-type="float">
            <text:p>0.981</text:p>
          </table:table-cell>
          <table:table-cell table:formula="of:=[.AA73]" office:value-type="float" office:value="20" calcext:value-type="float">
            <text:p>20</text:p>
          </table:table-cell>
          <table:table-cell table:formula="of:=[.AB73]" office:value-type="float" office:value="1.94" calcext:value-type="float">
            <text:p>1.94</text:p>
          </table:table-cell>
          <table:table-cell table:number-columns-repeated="8"/>
        </table:table-row>
        <table:table-row table:style-name="ro3">
          <table:table-cell office:value-type="float" office:value="425" calcext:value-type="float">
            <text:p>425</text:p>
          </table:table-cell>
          <table:table-cell office:value-type="string" calcext:value-type="string">
            <text:p>V6G717ewUuw</text:p>
          </table:table-cell>
          <table:table-cell office:value-type="string" calcext:value-type="string">
            <text:p>Can an AI Learn To Draw a Caricature?</text:p>
          </table:table-cell>
          <table:table-cell office:value-type="string" calcext:value-type="string">
            <text:p>Pick up cool perks on our Patreon page:</text:p>
            <text:p> https://www.patreon.com/TwoMinutePapers</text:p>
            <text:p/>
            <text:p>The paper "CariGANs: Unpaired Photo-to-Caricature Translation" is available here:</text:p>
            <text:p>https://cari-gan.github.io/</text:p>
            <text:p/>
            <text:p>We would like to thank our generous Patreon supporters who make Two Minute Papers possible:</text:p>
            <text:p>313V, Alex Haro, Andrew Melnychuk, Angelos Evripiotis, Anthony Vdovitchenko, Brian Gilman, Christian Ahlin, Christoph Jadanowski, Dennis Abts, Emmanuel, Eric Haddad, Eric Martel, Evan Breznyik, Geronimo Moralez, Javier Bustamante, John De Witt, Kaiesh Vohra, Kjartan Olason, Lorin Atzberger, Marcin Dukaczewski, Marten Rauschenberg, Maurits van Mastrigt, Michael Albrecht, Michael Jensen, Morten Punnerud Engelstad, Nader Shakerin, Owen Skarpness, Raul Arajo da Silva, Rob Rowe, Robin Graham, Ryan Monsurate, Shawn Azman, Steef, Steve Messina, Sunil Kim, Thomas Krcmar, Torsten Reil, Zach Boldyga, Zach Doty.</text:p>
            <text:p>https://www.patreon.com/TwoMinutePapers</text:p>
            <text:p/>
            <text:p>Thumbnail background image credit: https://pixabay.com/photo-116221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12-11 18:11:21</text:p>
          </table:table-cell>
          <table:table-cell office:value-type="string" calcext:value-type="string">
            <text:p>two minute papers, deep learning, ai, gan style transfer, ai style transfer, neural style transfer, style transfer caricature, carigan, gan, ai caricatur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1" calcext:value-type="float">
            <text:p>231</text:p>
          </table:table-cell>
          <table:table-cell office:value-type="float" office:value="38729" calcext:value-type="float">
            <text:p>38729</text:p>
          </table:table-cell>
          <table:table-cell office:value-type="float" office:value="1812" calcext:value-type="float">
            <text:p>1812</text:p>
          </table:table-cell>
          <table:table-cell office:value-type="float" office:value="27" calcext:value-type="float">
            <text:p>27</text:p>
          </table:table-cell>
          <table:table-cell office:value-type="float" office:value="157" calcext:value-type="float">
            <text:p>157</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4:07</text:p>
          </table:table-cell>
          <table:table-cell table:formula="of:=YEAR([.E74])" office:value-type="float" office:value="2018" calcext:value-type="float">
            <text:p>2018</text:p>
          </table:table-cell>
          <table:table-cell table:formula="of:=MONTH([.E74])" office:value-type="float" office:value="12" calcext:value-type="float">
            <text:p>12</text:p>
          </table:table-cell>
          <table:table-cell/>
          <table:table-cell table:style-name="ce1" office:value-type="date" office:date-value="2020-01-01" calcext:value-type="date">
            <text:p>2020-01-01</text:p>
          </table:table-cell>
          <table:table-cell table:formula="of:=COUNTIFS([.$S$2:.$S$146];YEAR([.V74]);[.$T$2:.$T$146];MONTH([.V74]))" office:value-type="float" office:value="1" calcext:value-type="float">
            <text:p>1</text:p>
          </table:table-cell>
          <table:table-cell table:formula="of:=SUMIFS([.K$2:.K$146];[.$S$2:.$S$146];YEAR([.$V74]);[.$T$2:.$T$146];MONTH([.$V74]))" office:value-type="float" office:value="2896" calcext:value-type="float">
            <text:p>2896</text:p>
          </table:table-cell>
          <table:table-cell table:formula="of:=SUMIFS([.L$2:.L$146];[.$S$2:.$S$146];YEAR([.$V74]);[.$T$2:.$T$146];MONTH([.$V74]))/10000" office:value-type="float" office:value="1.7496" calcext:value-type="float">
            <text:p>1.7496</text:p>
          </table:table-cell>
          <table:table-cell table:formula="of:=SUMIFS([.M$2:.M$146];[.$S$2:.$S$146];YEAR([.$V74]);[.$T$2:.$T$146];MONTH([.$V74]))/1000" office:value-type="float" office:value="0.612" calcext:value-type="float">
            <text:p>0.612</text:p>
          </table:table-cell>
          <table:table-cell table:formula="of:=SUMIFS([.N$2:.N$146];[.$S$2:.$S$146];YEAR([.$V74]);[.$T$2:.$T$146];MONTH([.$V74]))" office:value-type="float" office:value="396" calcext:value-type="float">
            <text:p>396</text:p>
          </table:table-cell>
          <table:table-cell table:formula="of:=SUMIFS([.O$2:.O$146];[.$S$2:.$S$146];YEAR([.$V74]);[.$T$2:.$T$146];MONTH([.$V74]))/100" office:value-type="float" office:value="1.1" calcext:value-type="float">
            <text:p>1.1</text:p>
          </table:table-cell>
          <table:table-cell table:formula="of:=SUM([.W$2:.W74])" office:value-type="float" office:value="140" calcext:value-type="float">
            <text:p>140</text:p>
          </table:table-cell>
          <table:table-cell table:formula="of:=SUM([.X$2:.X74])" office:value-type="float" office:value="167317" calcext:value-type="float">
            <text:p>167317</text:p>
          </table:table-cell>
          <table:table-cell table:formula="of:=SUM([.Y$2:.Y74])" office:value-type="float" office:value="1161.8775" calcext:value-type="float">
            <text:p>1161.8775</text:p>
          </table:table-cell>
          <table:table-cell table:formula="of:=SUM([.Z$2:.Z74])" office:value-type="float" office:value="351.298" calcext:value-type="float">
            <text:p>351.298</text:p>
          </table:table-cell>
          <table:table-cell table:formula="of:=SUM([.AA$2:.AA74])" office:value-type="float" office:value="9653" calcext:value-type="float">
            <text:p>9653</text:p>
          </table:table-cell>
          <table:table-cell table:formula="of:=SUM([.AB$2:.AB74])" office:value-type="float" office:value="205.8" calcext:value-type="float">
            <text:p>205.8</text:p>
          </table:table-cell>
          <table:table-cell/>
          <table:table-cell table:formula="of:=[.W74]" office:value-type="float" office:value="1" calcext:value-type="float">
            <text:p>1</text:p>
          </table:table-cell>
          <table:table-cell table:formula="of:=[.X74]" office:value-type="float" office:value="2896" calcext:value-type="float">
            <text:p>2896</text:p>
          </table:table-cell>
          <table:table-cell table:formula="of:=[.Y74]" office:value-type="float" office:value="1.7496" calcext:value-type="float">
            <text:p>1.7496</text:p>
          </table:table-cell>
          <table:table-cell table:formula="of:=[.Z74]" office:value-type="float" office:value="0.612" calcext:value-type="float">
            <text:p>0.612</text:p>
          </table:table-cell>
          <table:table-cell table:formula="of:=[.AA74]" office:value-type="float" office:value="396" calcext:value-type="float">
            <text:p>396</text:p>
          </table:table-cell>
          <table:table-cell table:formula="of:=[.AB74]" office:value-type="float" office:value="1.1" calcext:value-type="float">
            <text:p>1.1</text:p>
          </table:table-cell>
          <table:table-cell table:number-columns-repeated="8"/>
        </table:table-row>
        <table:table-row table:style-name="ro3">
          <table:table-cell office:value-type="float" office:value="407" calcext:value-type="float">
            <text:p>407</text:p>
          </table:table-cell>
          <table:table-cell office:value-type="string" calcext:value-type="string">
            <text:p>ZKQp28OqwNQ</text:p>
          </table:table-cell>
          <table:table-cell office:value-type="string" calcext:value-type="string">
            <text:p>BigGANs: AI-Based High-Fidelity Image Synthesis</text:p>
          </table:table-cell>
          <table:table-cell office:value-type="string" calcext:value-type="string">
            <text:p>This episode was supported by insilico.com. "Anything outside life extension is a complete waste of time". See their papers:</text:p>
            <text:p>- Papers: https://www.ncbi.nlm.nih.gov/pubmed/?term=Zhavoronkov%2Ba</text:p>
            <text:p>- Website: http://insilico.com/</text:p>
            <text:p/>
            <text:p>The paper "Large Scale GAN Training for High Fidelity Natural Image Synthesis" is available here:</text:p>
            <text:p>- Paper: https://arxiv.org/abs/1809.11096</text:p>
            <text:p>- Try it here: https://colab.research.google.com/github/tensorflow/hub/blob/master/examples/colab/biggan_generation_with_tf_hub.ipynb</text:p>
            <text:p/>
            <text:p>We would like to thank our generous Patreon supporters who make Two Minute Papers possible:</text:p>
            <text:p>313V, Alex Haro, Andrew Melnychuk, Angelos Evripiotis, Anthony Vdovitchenko, Brian Gilman, Christian Ahlin, Christoph Jadanowski, Dennis Abts, Emmanuel, Eric Haddad, Eric Martel, Evan Breznyik, Geronimo Moralez, Javier Bustamante, John De Witt, Kaiesh Vohra, Kjartan Olason, Lorin Atzberger, Marcin Dukaczewski, Marten Rauschenberg, Maurits van Mastrigt, Michael Albrecht, Michael Jensen, Morten Punnerud Engelstad, Nader Shakerin, Owen Skarpness, Raul Arajo da Silva, Rob Rowe, Robin Graham, Ryan Monsurate, Shawn Azman, Steef, Steve Messina, Sunil Kim, Thomas Krcmar, Torsten Reil, Zach Boldyga, Zach Doty.</text:p>
            <text:p>https://www.patreon.com/TwoMinutePapers</text:p>
            <text:p/>
            <text:p>Thumbnail background image credit: https://pixabay.com/photo-49470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8-12-15 16:50:58</text:p>
          </table:table-cell>
          <table:table-cell office:value-type="string" calcext:value-type="string">
            <text:p>two minute papers, deep learning, ai, biggan, gan image synthesis, gan,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8" calcext:value-type="float">
            <text:p>198</text:p>
          </table:table-cell>
          <table:table-cell office:value-type="float" office:value="48267" calcext:value-type="float">
            <text:p>48267</text:p>
          </table:table-cell>
          <table:table-cell office:value-type="float" office:value="2144" calcext:value-type="float">
            <text:p>2144</text:p>
          </table:table-cell>
          <table:table-cell office:value-type="float" office:value="21" calcext:value-type="float">
            <text:p>21</text:p>
          </table:table-cell>
          <table:table-cell office:value-type="float" office:value="111" calcext:value-type="float">
            <text:p>111</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57</text:p>
          </table:table-cell>
          <table:table-cell table:formula="of:=YEAR([.E75])" office:value-type="float" office:value="2018" calcext:value-type="float">
            <text:p>2018</text:p>
          </table:table-cell>
          <table:table-cell table:formula="of:=MONTH([.E75])" office:value-type="float" office:value="12" calcext:value-type="float">
            <text:p>12</text:p>
          </table:table-cell>
          <table:table-cell/>
          <table:table-cell table:style-name="ce1" office:value-type="date" office:date-value="2020-02-01" calcext:value-type="date">
            <text:p>2020-02-01</text:p>
          </table:table-cell>
          <table:table-cell table:formula="of:=COUNTIFS([.$S$2:.$S$146];YEAR([.V75]);[.$T$2:.$T$146];MONTH([.V75]))" office:value-type="float" office:value="2" calcext:value-type="float">
            <text:p>2</text:p>
          </table:table-cell>
          <table:table-cell table:formula="of:=SUMIFS([.K$2:.K$146];[.$S$2:.$S$146];YEAR([.$V75]);[.$T$2:.$T$146];MONTH([.$V75]))" office:value-type="float" office:value="1540" calcext:value-type="float">
            <text:p>1540</text:p>
          </table:table-cell>
          <table:table-cell table:formula="of:=SUMIFS([.L$2:.L$146];[.$S$2:.$S$146];YEAR([.$V75]);[.$T$2:.$T$146];MONTH([.$V75]))/10000" office:value-type="float" office:value="0.2152" calcext:value-type="float">
            <text:p>0.2152</text:p>
          </table:table-cell>
          <table:table-cell table:formula="of:=SUMIFS([.M$2:.M$146];[.$S$2:.$S$146];YEAR([.$V75]);[.$T$2:.$T$146];MONTH([.$V75]))/1000" office:value-type="float" office:value="0.084" calcext:value-type="float">
            <text:p>0.084</text:p>
          </table:table-cell>
          <table:table-cell table:formula="of:=SUMIFS([.N$2:.N$146];[.$S$2:.$S$146];YEAR([.$V75]);[.$T$2:.$T$146];MONTH([.$V75]))" office:value-type="float" office:value="1" calcext:value-type="float">
            <text:p>1</text:p>
          </table:table-cell>
          <table:table-cell table:formula="of:=SUMIFS([.O$2:.O$146];[.$S$2:.$S$146];YEAR([.$V75]);[.$T$2:.$T$146];MONTH([.$V75]))/100" office:value-type="float" office:value="0.06" calcext:value-type="float">
            <text:p>0.06</text:p>
          </table:table-cell>
          <table:table-cell table:formula="of:=SUM([.W$2:.W75])" office:value-type="float" office:value="142" calcext:value-type="float">
            <text:p>142</text:p>
          </table:table-cell>
          <table:table-cell table:formula="of:=SUM([.X$2:.X75])" office:value-type="float" office:value="168857" calcext:value-type="float">
            <text:p>168857</text:p>
          </table:table-cell>
          <table:table-cell table:formula="of:=SUM([.Y$2:.Y75])" office:value-type="float" office:value="1162.0927" calcext:value-type="float">
            <text:p>1162.0927</text:p>
          </table:table-cell>
          <table:table-cell table:formula="of:=SUM([.Z$2:.Z75])" office:value-type="float" office:value="351.382" calcext:value-type="float">
            <text:p>351.382</text:p>
          </table:table-cell>
          <table:table-cell table:formula="of:=SUM([.AA$2:.AA75])" office:value-type="float" office:value="9654" calcext:value-type="float">
            <text:p>9654</text:p>
          </table:table-cell>
          <table:table-cell table:formula="of:=SUM([.AB$2:.AB75])" office:value-type="float" office:value="205.86" calcext:value-type="float">
            <text:p>205.86</text:p>
          </table:table-cell>
          <table:table-cell/>
          <table:table-cell table:formula="of:=[.W75]" office:value-type="float" office:value="2" calcext:value-type="float">
            <text:p>2</text:p>
          </table:table-cell>
          <table:table-cell table:formula="of:=[.X75]" office:value-type="float" office:value="1540" calcext:value-type="float">
            <text:p>1540</text:p>
          </table:table-cell>
          <table:table-cell table:formula="of:=[.Y75]" office:value-type="float" office:value="0.2152" calcext:value-type="float">
            <text:p>0.2152</text:p>
          </table:table-cell>
          <table:table-cell table:formula="of:=[.Z75]" office:value-type="float" office:value="0.084" calcext:value-type="float">
            <text:p>0.084</text:p>
          </table:table-cell>
          <table:table-cell table:formula="of:=[.AA75]" office:value-type="float" office:value="1" calcext:value-type="float">
            <text:p>1</text:p>
          </table:table-cell>
          <table:table-cell table:formula="of:=[.AB75]" office:value-type="float" office:value="0.06" calcext:value-type="float">
            <text:p>0.06</text:p>
          </table:table-cell>
          <table:table-cell table:number-columns-repeated="8"/>
        </table:table-row>
        <table:table-row table:style-name="ro3">
          <table:table-cell office:value-type="float" office:value="403" calcext:value-type="float">
            <text:p>403</text:p>
          </table:table-cell>
          <table:table-cell office:value-type="string" calcext:value-type="string">
            <text:p>WYrvh50yu6s</text:p>
          </table:table-cell>
          <table:table-cell office:value-type="string" calcext:value-type="string">
            <text:p>Challenging Common Assumptions in the Unsupervised Learning of Disentangled Representations</text:p>
          </table:table-cell>
          <table:table-cell office:value-type="string" calcext:value-type="string">
            <text:p>https://arxiv.org/abs/1811.12359</text:p>
            <text:p/>
            <text:p>Abstract:</text:p>
            <text:p>In recent years, the interest in unsupervised learning of disentangled representations has significantly increased. The key assumption is that real-world data is generated by a few explanatory factors of variation and that these factors can be recovered by unsupervised learning algorithms. A large number of unsupervised learning approaches based on auto-encoding and quantitative evaluation metrics of disentanglement have been proposed; yet, the efficacy of the proposed approaches and utility of proposed notions of disentanglement has not been challenged in prior work. In this paper, we provide a sober look on recent progress in the field and challenge some common assumptions. </text:p>
            <text:p>We first theoretically show that the unsupervised learning of disentangled representations is fundamentally impossible without inductive biases on both the models and the data. Then, we train more than 12000 models covering the six most prominent methods, and evaluate them across six disentanglement metrics in a reproducible large-scale experimental study on seven different data sets. On the positive side, we observe that different methods successfully enforce properties "encouraged" by the corresponding losses. On the negative side, we observe in our study that well-disentangled models seemingly cannot be identified without access to ground-truth labels even if we are allowed to transfer hyperparameters across data sets. Furthermore, increased disentanglement does not seem to lead to a decreased sample complexity of learning for downstream tasks. </text:p>
            <text:p>These results suggest that future work on disentanglement learning should be explicit about the role of inductive biases and (implicit) supervision, investigate concrete benefits of enforcing disentanglement of the learned representations, and consider a reproducible experimental setup covering several data sets.</text:p>
            <text:p/>
            <text:p>Authors:</text:p>
            <text:p>Francesco Locatello, Stefan Bauer, Mario Lucic, Sylvain Gelly, Bernhard Schlkopf, Olivier Bachem</text:p>
          </table:table-cell>
          <table:table-cell table:style-name="ce3" office:value-type="string" calcext:value-type="string">
            <text:p>2018-12-18 09:18:47</text:p>
          </table:table-cell>
          <table:table-cell office:value-type="string" calcext:value-type="string">
            <text:p>ai, deep learning, variational, autoencoders, vae, disentanglement, representation learning, machine learning, unsupervised, arxiv, google, google ai, mpi, eth, eth zurich, ethz</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1665" calcext:value-type="float">
            <text:p>1665</text:p>
          </table:table-cell>
          <table:table-cell office:value-type="float" office:value="2568" calcext:value-type="float">
            <text:p>2568</text:p>
          </table:table-cell>
          <table:table-cell office:value-type="float" office:value="68" calcext:value-type="float">
            <text:p>68</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16</text:p>
          </table:table-cell>
          <table:table-cell table:formula="of:=YEAR([.E76])" office:value-type="float" office:value="2018" calcext:value-type="float">
            <text:p>2018</text:p>
          </table:table-cell>
          <table:table-cell table:formula="of:=MONTH([.E76])" office:value-type="float" office:value="12" calcext:value-type="float">
            <text:p>12</text:p>
          </table:table-cell>
          <table:table-cell/>
          <table:table-cell table:style-name="ce1" office:value-type="date" office:date-value="2020-03-01" calcext:value-type="date">
            <text:p>2020-03-01</text:p>
          </table:table-cell>
          <table:table-cell table:formula="of:=COUNTIFS([.$S$2:.$S$146];YEAR([.V76]);[.$T$2:.$T$146];MONTH([.V76]))" office:value-type="float" office:value="3" calcext:value-type="float">
            <text:p>3</text:p>
          </table:table-cell>
          <table:table-cell table:formula="of:=SUMIFS([.K$2:.K$146];[.$S$2:.$S$146];YEAR([.$V76]);[.$T$2:.$T$146];MONTH([.$V76]))" office:value-type="float" office:value="3065" calcext:value-type="float">
            <text:p>3065</text:p>
          </table:table-cell>
          <table:table-cell table:formula="of:=SUMIFS([.L$2:.L$146];[.$S$2:.$S$146];YEAR([.$V76]);[.$T$2:.$T$146];MONTH([.$V76]))/10000" office:value-type="float" office:value="0.3963" calcext:value-type="float">
            <text:p>0.3963</text:p>
          </table:table-cell>
          <table:table-cell table:formula="of:=SUMIFS([.M$2:.M$146];[.$S$2:.$S$146];YEAR([.$V76]);[.$T$2:.$T$146];MONTH([.$V76]))/1000" office:value-type="float" office:value="0.18" calcext:value-type="float">
            <text:p>0.18</text:p>
          </table:table-cell>
          <table:table-cell table:formula="of:=SUMIFS([.N$2:.N$146];[.$S$2:.$S$146];YEAR([.$V76]);[.$T$2:.$T$146];MONTH([.$V76]))" office:value-type="float" office:value="1" calcext:value-type="float">
            <text:p>1</text:p>
          </table:table-cell>
          <table:table-cell table:formula="of:=SUMIFS([.O$2:.O$146];[.$S$2:.$S$146];YEAR([.$V76]);[.$T$2:.$T$146];MONTH([.$V76]))/100" office:value-type="float" office:value="0.33" calcext:value-type="float">
            <text:p>0.33</text:p>
          </table:table-cell>
          <table:table-cell table:formula="of:=SUM([.W$2:.W76])" office:value-type="float" office:value="145" calcext:value-type="float">
            <text:p>145</text:p>
          </table:table-cell>
          <table:table-cell table:formula="of:=SUM([.X$2:.X76])" office:value-type="float" office:value="171922" calcext:value-type="float">
            <text:p>171922</text:p>
          </table:table-cell>
          <table:table-cell table:formula="of:=SUM([.Y$2:.Y76])" office:value-type="float" office:value="1162.489" calcext:value-type="float">
            <text:p>1162.489</text:p>
          </table:table-cell>
          <table:table-cell table:formula="of:=SUM([.Z$2:.Z76])" office:value-type="float" office:value="351.562" calcext:value-type="float">
            <text:p>351.562</text:p>
          </table:table-cell>
          <table:table-cell table:formula="of:=SUM([.AA$2:.AA76])" office:value-type="float" office:value="9655" calcext:value-type="float">
            <text:p>9655</text:p>
          </table:table-cell>
          <table:table-cell table:formula="of:=SUM([.AB$2:.AB76])" office:value-type="float" office:value="206.19" calcext:value-type="float">
            <text:p>206.19</text:p>
          </table:table-cell>
          <table:table-cell/>
          <table:table-cell table:formula="of:=[.W76]" office:value-type="float" office:value="3" calcext:value-type="float">
            <text:p>3</text:p>
          </table:table-cell>
          <table:table-cell table:formula="of:=[.X76]" office:value-type="float" office:value="3065" calcext:value-type="float">
            <text:p>3065</text:p>
          </table:table-cell>
          <table:table-cell table:formula="of:=[.Y76]" office:value-type="float" office:value="0.3963" calcext:value-type="float">
            <text:p>0.3963</text:p>
          </table:table-cell>
          <table:table-cell table:formula="of:=[.Z76]" office:value-type="float" office:value="0.18" calcext:value-type="float">
            <text:p>0.18</text:p>
          </table:table-cell>
          <table:table-cell table:formula="of:=[.AA76]" office:value-type="float" office:value="1" calcext:value-type="float">
            <text:p>1</text:p>
          </table:table-cell>
          <table:table-cell table:formula="of:=[.AB76]" office:value-type="float" office:value="0.33" calcext:value-type="float">
            <text:p>0.33</text:p>
          </table:table-cell>
          <table:table-cell table:number-columns-repeated="8"/>
        </table:table-row>
        <table:table-row table:style-name="ro3">
          <table:table-cell office:value-type="float" office:value="445" calcext:value-type="float">
            <text:p>445</text:p>
          </table:table-cell>
          <table:table-cell office:value-type="string" calcext:value-type="string">
            <text:p>8WubgZZB3cY</text:p>
          </table:table-cell>
          <table:table-cell office:value-type="string" calcext:value-type="string">
            <text:p>Trends in Machine Learning with Anima Anandkumar - TWiML Talk #215</text:p>
          </table:table-cell>
          <table:table-cell office:value-type="string" calcext:value-type="string">
            <text:p>In this episode of our AI Rewind series, were back with Anima Anandkumar, Bren Professor at Caltech and now Director of Machine Learning Research at NVIDIA.</text:p>
            <text:p/>
            <text:p> Anima joins us to discuss her take on trends in the broader Machine Learning field in 2018 and beyond. In our conversation, we cover not only technical breakthroughs in the field but also those around inclusivity and diversity.</text:p>
            <text:p/>
            <text:p> For this episode's complete show notes, visit twimlai.com/talk/215.</text:p>
            <text:p/>
            <text:p> For more information on the AI Rewind series, visit twimlai.com/rewind18.</text:p>
          </table:table-cell>
          <table:table-cell table:style-name="ce3" office:value-type="string" calcext:value-type="string">
            <text:p>2018-12-27 15:59:07</text:p>
          </table:table-cell>
          <table:table-cell office:value-type="string" calcext:value-type="string">
            <text:p>ai, anandkumar, anima, artificial, arxiv, data, in, intelligence, learning, machine, ml, nvidia, papers, podcast, predictions, review, science, tech, technology, tools, trends, twiml, yea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120" calcext:value-type="float">
            <text:p>3120</text:p>
          </table:table-cell>
          <table:table-cell office:value-type="float" office:value="250" calcext:value-type="float">
            <text:p>250</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55:39</text:p>
          </table:table-cell>
          <table:table-cell table:formula="of:=YEAR([.E77])" office:value-type="float" office:value="2018" calcext:value-type="float">
            <text:p>2018</text:p>
          </table:table-cell>
          <table:table-cell table:formula="of:=MONTH([.E77])" office:value-type="float" office:value="12" calcext:value-type="float">
            <text:p>12</text:p>
          </table:table-cell>
          <table:table-cell/>
          <table:table-cell table:style-name="ce1" office:value-type="date" office:date-value="2020-04-01" calcext:value-type="date">
            <text:p>2020-04-01</text:p>
          </table:table-cell>
          <table:table-cell table:formula="of:=COUNTIFS([.$S$2:.$S$146];YEAR([.V77]);[.$T$2:.$T$146];MONTH([.V77]))" office:value-type="float" office:value="0" calcext:value-type="float">
            <text:p>0</text:p>
          </table:table-cell>
          <table:table-cell table:formula="of:=SUMIFS([.K$2:.K$146];[.$S$2:.$S$146];YEAR([.$V77]);[.$T$2:.$T$146];MONTH([.$V77]))" office:value-type="float" office:value="0" calcext:value-type="float">
            <text:p>0</text:p>
          </table:table-cell>
          <table:table-cell table:formula="of:=SUMIFS([.L$2:.L$146];[.$S$2:.$S$146];YEAR([.$V77]);[.$T$2:.$T$146];MONTH([.$V77]))/10000" office:value-type="float" office:value="0" calcext:value-type="float">
            <text:p>0</text:p>
          </table:table-cell>
          <table:table-cell table:formula="of:=SUMIFS([.M$2:.M$146];[.$S$2:.$S$146];YEAR([.$V77]);[.$T$2:.$T$146];MONTH([.$V77]))/1000" office:value-type="float" office:value="0" calcext:value-type="float">
            <text:p>0</text:p>
          </table:table-cell>
          <table:table-cell table:formula="of:=SUMIFS([.N$2:.N$146];[.$S$2:.$S$146];YEAR([.$V77]);[.$T$2:.$T$146];MONTH([.$V77]))" office:value-type="float" office:value="0" calcext:value-type="float">
            <text:p>0</text:p>
          </table:table-cell>
          <table:table-cell table:formula="of:=SUMIFS([.O$2:.O$146];[.$S$2:.$S$146];YEAR([.$V77]);[.$T$2:.$T$146];MONTH([.$V77]))/100" office:value-type="float" office:value="0" calcext:value-type="float">
            <text:p>0</text:p>
          </table:table-cell>
          <table:table-cell table:formula="of:=SUM([.W$2:.W77])" office:value-type="float" office:value="145" calcext:value-type="float">
            <text:p>145</text:p>
          </table:table-cell>
          <table:table-cell table:formula="of:=SUM([.X$2:.X77])" office:value-type="float" office:value="171922" calcext:value-type="float">
            <text:p>171922</text:p>
          </table:table-cell>
          <table:table-cell table:formula="of:=SUM([.Y$2:.Y77])" office:value-type="float" office:value="1162.489" calcext:value-type="float">
            <text:p>1162.489</text:p>
          </table:table-cell>
          <table:table-cell table:formula="of:=SUM([.Z$2:.Z77])" office:value-type="float" office:value="351.562" calcext:value-type="float">
            <text:p>351.562</text:p>
          </table:table-cell>
          <table:table-cell table:formula="of:=SUM([.AA$2:.AA77])" office:value-type="float" office:value="9655" calcext:value-type="float">
            <text:p>9655</text:p>
          </table:table-cell>
          <table:table-cell table:formula="of:=SUM([.AB$2:.AB77])" office:value-type="float" office:value="206.19" calcext:value-type="float">
            <text:p>206.19</text:p>
          </table:table-cell>
          <table:table-cell table:number-columns-repeated="15"/>
        </table:table-row>
        <table:table-row table:style-name="ro3">
          <table:table-cell office:value-type="float" office:value="5" calcext:value-type="float">
            <text:p>5</text:p>
          </table:table-cell>
          <table:table-cell office:value-type="string" calcext:value-type="string">
            <text:p>53YvP6gdD7U</text:p>
          </table:table-cell>
          <table:table-cell office:value-type="string" calcext:value-type="string">
            <text:p>Deep Learning State of the Art (2019) - MIT</text:p>
          </table:table-cell>
          <table:table-cell office:value-type="string" calcext:value-type="string">
            <text:p>New lecture on recent developments in deep learning that are defining the state of the art in our field (algorithms, applications, and tools). This is not a complete list, but hopefully includes a good sampling of new exciting ideas. For more lecture videos visit our website or follow code tutorials on our GitHub repo.</text:p>
            <text:p/>
            <text:p>INFO:</text:p>
            <text:p>Website: https://deeplearning.mit.edu</text:p>
            <text:p>GitHub: https://github.com/lexfridman/mit-deep-learning</text:p>
            <text:p>Slides: http://bit.ly/2HiZyvP</text:p>
            <text:p>Playlist: http://bit.ly/deep-learning-playlist</text:p>
            <text:p/>
            <text:p>OUTLINE:</text:p>
            <text:p>0:00 - Introduction</text:p>
            <text:p>2:00 - BERT and Natural Language Processing</text:p>
            <text:p>14:00 - Tesla Autopilot Hardware v2+: Neural Networks at Scale</text:p>
            <text:p>16:25 - AdaNet: AutoML with Ensembles</text:p>
            <text:p>18:32 - AutoAugment: Deep RL Data Augmentation</text:p>
            <text:p>22:53 - Training Deep Networks with Synthetic Data</text:p>
            <text:p>24:37 - Segmentation Annotation with Polygon-RNN++</text:p>
            <text:p>26:39 - DAWNBench: Training Fast and Cheap</text:p>
            <text:p>29:06 - BigGAN: State of the Art in Image Synthesis</text:p>
            <text:p>30:14 - Video-to-Video Synthesis</text:p>
            <text:p>32:12 - Semantic Segmentation</text:p>
            <text:p>36:03 - AlphaZero &amp; OpenAI Five</text:p>
            <text:p>43:34 - Deep Learning Frameworks</text:p>
            <text:p>44:40 - 2019 and beyond</text:p>
            <text:p/>
            <text:p>CONNECT:</text:p>
            <text:p>- If you enjoyed this video, please subscribe to this channel.</text:p>
            <text:p>- Twitter: https://twitter.com/lexfridman</text:p>
            <text:p>- LinkedIn: https://www.linkedin.com/in/lexfridman</text:p>
            <text:p>- Facebook: https://www.facebook.com/lexfridman</text:p>
            <text:p>- Instagram: https://www.instagram.com/lexfridman</text:p>
          </table:table-cell>
          <table:table-cell table:style-name="ce3" office:value-type="string" calcext:value-type="string">
            <text:p>2019-01-17 16:50:41</text:p>
          </table:table-cell>
          <table:table-cell office:value-type="string" calcext:value-type="string">
            <text:p>deep learning, mit, machine learning, bert, nvidia, tesla, autopilot, gan, openai, deepmind, nlp, dawnbench, fastai, automl, augmentation, neural networks</text:p>
          </table:table-cell>
          <table:table-cell office:value-type="string" calcext:value-type="string">
            <text:p>NULL</text:p>
          </table:table-cell>
          <table:table-cell office:value-type="string" calcext:value-type="string">
            <text:p>en</text:p>
          </table:table-cell>
          <table:table-cell office:value-type="string" calcext:value-type="string">
            <text:p>Lex Fridman</text:p>
          </table:table-cell>
          <table:table-cell office:value-type="string" calcext:value-type="string">
            <text:p>UCSHZKyawb77ixDdsGog4iWA</text:p>
          </table:table-cell>
          <table:table-cell office:value-type="float" office:value="2785" calcext:value-type="float">
            <text:p>2785</text:p>
          </table:table-cell>
          <table:table-cell office:value-type="float" office:value="119432" calcext:value-type="float">
            <text:p>119432</text:p>
          </table:table-cell>
          <table:table-cell office:value-type="float" office:value="2425" calcext:value-type="float">
            <text:p>2425</text:p>
          </table:table-cell>
          <table:table-cell office:value-type="float" office:value="39" calcext:value-type="float">
            <text:p>39</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2:57</text:p>
          </table:table-cell>
          <table:table-cell table:formula="of:=YEAR([.E78])" office:value-type="float" office:value="2019" calcext:value-type="float">
            <text:p>2019</text:p>
          </table:table-cell>
          <table:table-cell table:formula="of:=MONTH([.E78])" office:value-type="float" office:value="1" calcext:value-type="float">
            <text:p>1</text:p>
          </table:table-cell>
          <table:table-cell/>
          <table:table-cell table:style-name="ce1" office:value-type="date" office:date-value="2020-05-01" calcext:value-type="date">
            <text:p>2020-05-01</text:p>
          </table:table-cell>
          <table:table-cell table:formula="of:=COUNTIFS([.$S$2:.$S$146];YEAR([.V78]);[.$T$2:.$T$146];MONTH([.V78]))" office:value-type="float" office:value="0" calcext:value-type="float">
            <text:p>0</text:p>
          </table:table-cell>
          <table:table-cell table:formula="of:=SUMIFS([.K$2:.K$146];[.$S$2:.$S$146];YEAR([.$V78]);[.$T$2:.$T$146];MONTH([.$V78]))" office:value-type="float" office:value="0" calcext:value-type="float">
            <text:p>0</text:p>
          </table:table-cell>
          <table:table-cell table:formula="of:=SUMIFS([.L$2:.L$146];[.$S$2:.$S$146];YEAR([.$V78]);[.$T$2:.$T$146];MONTH([.$V78]))/10000" office:value-type="float" office:value="0" calcext:value-type="float">
            <text:p>0</text:p>
          </table:table-cell>
          <table:table-cell table:formula="of:=SUMIFS([.M$2:.M$146];[.$S$2:.$S$146];YEAR([.$V78]);[.$T$2:.$T$146];MONTH([.$V78]))/1000" office:value-type="float" office:value="0" calcext:value-type="float">
            <text:p>0</text:p>
          </table:table-cell>
          <table:table-cell table:formula="of:=SUMIFS([.N$2:.N$146];[.$S$2:.$S$146];YEAR([.$V78]);[.$T$2:.$T$146];MONTH([.$V78]))" office:value-type="float" office:value="0" calcext:value-type="float">
            <text:p>0</text:p>
          </table:table-cell>
          <table:table-cell table:formula="of:=SUMIFS([.O$2:.O$146];[.$S$2:.$S$146];YEAR([.$V78]);[.$T$2:.$T$146];MONTH([.$V78]))/100" office:value-type="float" office:value="0" calcext:value-type="float">
            <text:p>0</text:p>
          </table:table-cell>
          <table:table-cell table:formula="of:=SUM([.W$2:.W78])" office:value-type="float" office:value="145" calcext:value-type="float">
            <text:p>145</text:p>
          </table:table-cell>
          <table:table-cell table:formula="of:=SUM([.X$2:.X78])" office:value-type="float" office:value="171922" calcext:value-type="float">
            <text:p>171922</text:p>
          </table:table-cell>
          <table:table-cell table:formula="of:=SUM([.Y$2:.Y78])" office:value-type="float" office:value="1162.489" calcext:value-type="float">
            <text:p>1162.489</text:p>
          </table:table-cell>
          <table:table-cell table:formula="of:=SUM([.Z$2:.Z78])" office:value-type="float" office:value="351.562" calcext:value-type="float">
            <text:p>351.562</text:p>
          </table:table-cell>
          <table:table-cell table:formula="of:=SUM([.AA$2:.AA78])" office:value-type="float" office:value="9655" calcext:value-type="float">
            <text:p>9655</text:p>
          </table:table-cell>
          <table:table-cell table:formula="of:=SUM([.AB$2:.AB78])" office:value-type="float" office:value="206.19" calcext:value-type="float">
            <text:p>206.19</text:p>
          </table:table-cell>
          <table:table-cell table:number-columns-repeated="15"/>
        </table:table-row>
        <table:table-row table:style-name="ro3">
          <table:table-cell office:value-type="float" office:value="408" calcext:value-type="float">
            <text:p>408</text:p>
          </table:table-cell>
          <table:table-cell office:value-type="string" calcext:value-type="string">
            <text:p>1ct_P3IZow0</text:p>
          </table:table-cell>
          <table:table-cell office:value-type="string" calcext:value-type="string">
            <text:p>What Makes a Good Image Generator AI?</text:p>
          </table:table-cell>
          <table:table-cell office:value-type="string" calcext:value-type="string">
            <text:p>Three paper recommendations this time: </text:p>
            <text:p>- Inception score - "Improved Techniques for Training GANs" - https://arxiv.org/abs/1606.03498</text:p>
            <text:p>- "Progressive Growing of GANs for Improved Quality" - https://arxiv.org/abs/1710.10196</text:p>
            <text:p>- Inception score criticism - "A Note on the Inception Score" - https://arxiv.org/abs/1801.01973</text:p>
            <text:p/>
            <text:p>Pick up cool perks on our Patreon page:</text:p>
            <text:p> https://www.patreon.com/TwoMinutePapers</text:p>
            <text:p/>
            <text:p>We would like to thank our generous Patreon supporters who make Two Minute Papers possible:</text:p>
            <text:p>313V, Alex Haro, Andrew Melnychuk, Angelos Evripiotis, Anthony Vdovitchenko, Brian Gilman, Christian Ahlin, Christoph Jadanowski, Dennis Abts, Eric Haddad, Eric Martel, Evan Breznyik, Geronimo Moralez, Jason Rollins, Javier Bustamante, John De Witt, Kaiesh Vohra, Kjartan Olason,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Thumbnail background image credit: https://pixabay.com/photo-384016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9-01-23 20:12:17</text:p>
          </table:table-cell>
          <table:table-cell office:value-type="string" calcext:value-type="string">
            <text:p>two minute papers, deep learning, ai, ai celebrity, gan image generation, biggan, gan celebrity</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41" calcext:value-type="float">
            <text:p>341</text:p>
          </table:table-cell>
          <table:table-cell office:value-type="float" office:value="31519" calcext:value-type="float">
            <text:p>31519</text:p>
          </table:table-cell>
          <table:table-cell office:value-type="float" office:value="1200" calcext:value-type="float">
            <text:p>1200</text:p>
          </table:table-cell>
          <table:table-cell office:value-type="float" office:value="26" calcext:value-type="float">
            <text:p>26</text:p>
          </table:table-cell>
          <table:table-cell office:value-type="float" office:value="78" calcext:value-type="float">
            <text:p>78</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19</text:p>
          </table:table-cell>
          <table:table-cell table:formula="of:=YEAR([.E79])" office:value-type="float" office:value="2019" calcext:value-type="float">
            <text:p>2019</text:p>
          </table:table-cell>
          <table:table-cell table:formula="of:=MONTH([.E79])" office:value-type="float" office:value="1" calcext:value-type="float">
            <text:p>1</text:p>
          </table:table-cell>
          <table:table-cell/>
          <table:table-cell table:style-name="ce1" office:value-type="date" office:date-value="2020-06-01" calcext:value-type="date">
            <text:p>2020-06-01</text:p>
          </table:table-cell>
          <table:table-cell table:formula="of:=COUNTIFS([.$S$2:.$S$146];YEAR([.V79]);[.$T$2:.$T$146];MONTH([.V79]))" office:value-type="float" office:value="0" calcext:value-type="float">
            <text:p>0</text:p>
          </table:table-cell>
          <table:table-cell table:formula="of:=SUMIFS([.K$2:.K$146];[.$S$2:.$S$146];YEAR([.$V79]);[.$T$2:.$T$146];MONTH([.$V79]))" office:value-type="float" office:value="0" calcext:value-type="float">
            <text:p>0</text:p>
          </table:table-cell>
          <table:table-cell table:formula="of:=SUMIFS([.L$2:.L$146];[.$S$2:.$S$146];YEAR([.$V79]);[.$T$2:.$T$146];MONTH([.$V79]))/10000" office:value-type="float" office:value="0" calcext:value-type="float">
            <text:p>0</text:p>
          </table:table-cell>
          <table:table-cell table:formula="of:=SUMIFS([.M$2:.M$146];[.$S$2:.$S$146];YEAR([.$V79]);[.$T$2:.$T$146];MONTH([.$V79]))/1000" office:value-type="float" office:value="0" calcext:value-type="float">
            <text:p>0</text:p>
          </table:table-cell>
          <table:table-cell table:formula="of:=SUMIFS([.N$2:.N$146];[.$S$2:.$S$146];YEAR([.$V79]);[.$T$2:.$T$146];MONTH([.$V79]))" office:value-type="float" office:value="0" calcext:value-type="float">
            <text:p>0</text:p>
          </table:table-cell>
          <table:table-cell table:formula="of:=SUMIFS([.O$2:.O$146];[.$S$2:.$S$146];YEAR([.$V79]);[.$T$2:.$T$146];MONTH([.$V79]))/100" office:value-type="float" office:value="0" calcext:value-type="float">
            <text:p>0</text:p>
          </table:table-cell>
          <table:table-cell table:formula="of:=SUM([.W$2:.W79])" office:value-type="float" office:value="145" calcext:value-type="float">
            <text:p>145</text:p>
          </table:table-cell>
          <table:table-cell table:formula="of:=SUM([.X$2:.X79])" office:value-type="float" office:value="171922" calcext:value-type="float">
            <text:p>171922</text:p>
          </table:table-cell>
          <table:table-cell table:formula="of:=SUM([.Y$2:.Y79])" office:value-type="float" office:value="1162.489" calcext:value-type="float">
            <text:p>1162.489</text:p>
          </table:table-cell>
          <table:table-cell table:formula="of:=SUM([.Z$2:.Z79])" office:value-type="float" office:value="351.562" calcext:value-type="float">
            <text:p>351.562</text:p>
          </table:table-cell>
          <table:table-cell table:formula="of:=SUM([.AA$2:.AA79])" office:value-type="float" office:value="9655" calcext:value-type="float">
            <text:p>9655</text:p>
          </table:table-cell>
          <table:table-cell table:formula="of:=SUM([.AB$2:.AB79])" office:value-type="float" office:value="206.19" calcext:value-type="float">
            <text:p>206.19</text:p>
          </table:table-cell>
          <table:table-cell table:number-columns-repeated="15"/>
        </table:table-row>
        <table:table-row table:style-name="ro3">
          <table:table-cell office:value-type="float" office:value="412" calcext:value-type="float">
            <text:p>412</text:p>
          </table:table-cell>
          <table:table-cell office:value-type="string" calcext:value-type="string">
            <text:p>-cOYwZ2XcAc</text:p>
          </table:table-cell>
          <table:table-cell office:value-type="string" calcext:value-type="string">
            <text:p>None of These Faces Are Real</text:p>
          </table:table-cell>
          <table:table-cell office:value-type="string" calcext:value-type="string">
            <text:p>The paper "A Style-Based Generator Architecture for Generative Adversarial Networks", i.e., #StyleGAN and its video available here:</text:p>
            <text:p>https://arxiv.org/abs/1812.04948</text:p>
            <text:p>https://www.youtube.com/watch?v=kSLJriaOumA</text:p>
            <text:p/>
            <text:p>Our material synthesis paper is available here:</text:p>
            <text:p>https://users.cg.tuwien.ac.at/zsolnai/gfx/gaussian-material-synthesis/</text:p>
            <text:p/>
            <text:p>Pick up cool perks on our Patreon page:</text:p>
            <text:p> https://www.patreon.com/TwoMinutePapers</text:p>
            <text:p/>
            <text:p>We would like to thank our generous Patreon supporters who make Two Minute Papers possible:</text:p>
            <text:p>313V, Alex Haro, Andrew Melnychuk, Angelos Evripiotis, Anthony Vdovitchenko, Brian Gilman, Christian Ahlin, Christoph Jadanowski, Dennis Abts, Eric Haddad, Eric Martel, Evan Breznyik, Geronimo Moralez, Jason Rollins, Javier Bustamante, John De Witt, Kaiesh Vohra, Kjartan Olason,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NVIDIA</text:p>
          </table:table-cell>
          <table:table-cell table:style-name="ce3" office:value-type="string" calcext:value-type="string">
            <text:p>2019-01-27 17:05:36</text:p>
          </table:table-cell>
          <table:table-cell office:value-type="string" calcext:value-type="string">
            <text:p>two minute papers, deep learning, ai, nvidia celebrity, ai celebrity, celebrity generator, ai celeb, stylega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7" calcext:value-type="float">
            <text:p>277</text:p>
          </table:table-cell>
          <table:table-cell office:value-type="float" office:value="72326" calcext:value-type="float">
            <text:p>72326</text:p>
          </table:table-cell>
          <table:table-cell office:value-type="float" office:value="3057" calcext:value-type="float">
            <text:p>3057</text:p>
          </table:table-cell>
          <table:table-cell office:value-type="float" office:value="30" calcext:value-type="float">
            <text:p>30</text:p>
          </table:table-cell>
          <table:table-cell office:value-type="float" office:value="235" calcext:value-type="float">
            <text:p>235</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09</text:p>
          </table:table-cell>
          <table:table-cell table:formula="of:=YEAR([.E80])" office:value-type="float" office:value="2019" calcext:value-type="float">
            <text:p>2019</text:p>
          </table:table-cell>
          <table:table-cell table:formula="of:=MONTH([.E80])" office:value-type="float" office:value="1" calcext:value-type="float">
            <text:p>1</text:p>
          </table:table-cell>
          <table:table-cell/>
          <table:table-cell table:style-name="ce1" office:value-type="date" office:date-value="2020-07-01" calcext:value-type="date">
            <text:p>2020-07-01</text:p>
          </table:table-cell>
          <table:table-cell table:formula="of:=COUNTIFS([.$S$2:.$S$146];YEAR([.V80]);[.$T$2:.$T$146];MONTH([.V80]))" office:value-type="float" office:value="0" calcext:value-type="float">
            <text:p>0</text:p>
          </table:table-cell>
          <table:table-cell table:formula="of:=SUMIFS([.K$2:.K$146];[.$S$2:.$S$146];YEAR([.$V80]);[.$T$2:.$T$146];MONTH([.$V80]))" office:value-type="float" office:value="0" calcext:value-type="float">
            <text:p>0</text:p>
          </table:table-cell>
          <table:table-cell table:formula="of:=SUMIFS([.L$2:.L$146];[.$S$2:.$S$146];YEAR([.$V80]);[.$T$2:.$T$146];MONTH([.$V80]))/10000" office:value-type="float" office:value="0" calcext:value-type="float">
            <text:p>0</text:p>
          </table:table-cell>
          <table:table-cell table:formula="of:=SUMIFS([.M$2:.M$146];[.$S$2:.$S$146];YEAR([.$V80]);[.$T$2:.$T$146];MONTH([.$V80]))/1000" office:value-type="float" office:value="0" calcext:value-type="float">
            <text:p>0</text:p>
          </table:table-cell>
          <table:table-cell table:formula="of:=SUMIFS([.N$2:.N$146];[.$S$2:.$S$146];YEAR([.$V80]);[.$T$2:.$T$146];MONTH([.$V80]))" office:value-type="float" office:value="0" calcext:value-type="float">
            <text:p>0</text:p>
          </table:table-cell>
          <table:table-cell table:formula="of:=SUMIFS([.O$2:.O$146];[.$S$2:.$S$146];YEAR([.$V80]);[.$T$2:.$T$146];MONTH([.$V80]))/100" office:value-type="float" office:value="0" calcext:value-type="float">
            <text:p>0</text:p>
          </table:table-cell>
          <table:table-cell table:formula="of:=SUM([.W$2:.W80])" office:value-type="float" office:value="145" calcext:value-type="float">
            <text:p>145</text:p>
          </table:table-cell>
          <table:table-cell table:formula="of:=SUM([.X$2:.X80])" office:value-type="float" office:value="171922" calcext:value-type="float">
            <text:p>171922</text:p>
          </table:table-cell>
          <table:table-cell table:formula="of:=SUM([.Y$2:.Y80])" office:value-type="float" office:value="1162.489" calcext:value-type="float">
            <text:p>1162.489</text:p>
          </table:table-cell>
          <table:table-cell table:formula="of:=SUM([.Z$2:.Z80])" office:value-type="float" office:value="351.562" calcext:value-type="float">
            <text:p>351.562</text:p>
          </table:table-cell>
          <table:table-cell table:formula="of:=SUM([.AA$2:.AA80])" office:value-type="float" office:value="9655" calcext:value-type="float">
            <text:p>9655</text:p>
          </table:table-cell>
          <table:table-cell table:formula="of:=SUM([.AB$2:.AB80])" office:value-type="float" office:value="206.19" calcext:value-type="float">
            <text:p>206.19</text:p>
          </table:table-cell>
          <table:table-cell table:number-columns-repeated="15"/>
        </table:table-row>
        <table:table-row table:style-name="ro3">
          <table:table-cell office:value-type="float" office:value="367" calcext:value-type="float">
            <text:p>367</text:p>
          </table:table-cell>
          <table:table-cell office:value-type="string" calcext:value-type="string">
            <text:p>p5FYy4HDYBg</text:p>
          </table:table-cell>
          <table:table-cell office:value-type="string" calcext:value-type="string">
            <text:p>Announcing 70+ hours of live sessions for our registered students | Applied AI Course</text:p>
          </table:table-cell>
          <table:table-cell office:value-type="string" calcext:value-type="string">
            <text:p>We would be conducting regular LIVE sessions for our registered  students to cover topics based on student feedback and industry needs. We would cover topics to prepare our students better for real world problem solving and interviews.</text:p>
            <text:p>#ArtificialIntelligence,#MachineLearning,#DeepLearning,#DataScience,#NLP,#AI,#ML</text:p>
          </table:table-cell>
          <table:table-cell table:style-name="ce3" office:value-type="string" calcext:value-type="string">
            <text:p>2019-01-28 08:01:16</text:p>
          </table:table-cell>
          <table:table-cell office:value-type="string" calcext:value-type="string">
            <text:p>AI, ML, Data science, Machine Learning, Artificial intellegence, NLP</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509" calcext:value-type="float">
            <text:p>509</text:p>
          </table:table-cell>
          <table:table-cell office:value-type="float" office:value="30709" calcext:value-type="float">
            <text:p>30709</text:p>
          </table:table-cell>
          <table:table-cell office:value-type="float" office:value="604" calcext:value-type="float">
            <text:p>604</text:p>
          </table:table-cell>
          <table:table-cell office:value-type="float" office:value="35" calcext:value-type="float">
            <text:p>35</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42</text:p>
          </table:table-cell>
          <table:table-cell table:formula="of:=YEAR([.E81])" office:value-type="float" office:value="2019" calcext:value-type="float">
            <text:p>2019</text:p>
          </table:table-cell>
          <table:table-cell table:formula="of:=MONTH([.E81])" office:value-type="float" office:value="1" calcext:value-type="float">
            <text:p>1</text:p>
          </table:table-cell>
          <table:table-cell/>
          <table:table-cell table:style-name="ce1" office:value-type="date" office:date-value="2020-08-01" calcext:value-type="date">
            <text:p>2020-08-01</text:p>
          </table:table-cell>
          <table:table-cell table:formula="of:=COUNTIFS([.$S$2:.$S$146];YEAR([.V81]);[.$T$2:.$T$146];MONTH([.V81]))" office:value-type="float" office:value="0" calcext:value-type="float">
            <text:p>0</text:p>
          </table:table-cell>
          <table:table-cell table:formula="of:=SUMIFS([.K$2:.K$146];[.$S$2:.$S$146];YEAR([.$V81]);[.$T$2:.$T$146];MONTH([.$V81]))" office:value-type="float" office:value="0" calcext:value-type="float">
            <text:p>0</text:p>
          </table:table-cell>
          <table:table-cell table:formula="of:=SUMIFS([.L$2:.L$146];[.$S$2:.$S$146];YEAR([.$V81]);[.$T$2:.$T$146];MONTH([.$V81]))/10000" office:value-type="float" office:value="0" calcext:value-type="float">
            <text:p>0</text:p>
          </table:table-cell>
          <table:table-cell table:formula="of:=SUMIFS([.M$2:.M$146];[.$S$2:.$S$146];YEAR([.$V81]);[.$T$2:.$T$146];MONTH([.$V81]))/1000" office:value-type="float" office:value="0" calcext:value-type="float">
            <text:p>0</text:p>
          </table:table-cell>
          <table:table-cell table:formula="of:=SUMIFS([.N$2:.N$146];[.$S$2:.$S$146];YEAR([.$V81]);[.$T$2:.$T$146];MONTH([.$V81]))" office:value-type="float" office:value="0" calcext:value-type="float">
            <text:p>0</text:p>
          </table:table-cell>
          <table:table-cell table:formula="of:=SUMIFS([.O$2:.O$146];[.$S$2:.$S$146];YEAR([.$V81]);[.$T$2:.$T$146];MONTH([.$V81]))/100" office:value-type="float" office:value="0" calcext:value-type="float">
            <text:p>0</text:p>
          </table:table-cell>
          <table:table-cell table:formula="of:=SUM([.W$2:.W81])" office:value-type="float" office:value="145" calcext:value-type="float">
            <text:p>145</text:p>
          </table:table-cell>
          <table:table-cell table:formula="of:=SUM([.X$2:.X81])" office:value-type="float" office:value="171922" calcext:value-type="float">
            <text:p>171922</text:p>
          </table:table-cell>
          <table:table-cell table:formula="of:=SUM([.Y$2:.Y81])" office:value-type="float" office:value="1162.489" calcext:value-type="float">
            <text:p>1162.489</text:p>
          </table:table-cell>
          <table:table-cell table:formula="of:=SUM([.Z$2:.Z81])" office:value-type="float" office:value="351.562" calcext:value-type="float">
            <text:p>351.562</text:p>
          </table:table-cell>
          <table:table-cell table:formula="of:=SUM([.AA$2:.AA81])" office:value-type="float" office:value="9655" calcext:value-type="float">
            <text:p>9655</text:p>
          </table:table-cell>
          <table:table-cell table:formula="of:=SUM([.AB$2:.AB81])" office:value-type="float" office:value="206.19" calcext:value-type="float">
            <text:p>206.19</text:p>
          </table:table-cell>
          <table:table-cell table:number-columns-repeated="15"/>
        </table:table-row>
        <table:table-row table:style-name="ro3">
          <table:table-cell office:value-type="float" office:value="446" calcext:value-type="float">
            <text:p>446</text:p>
          </table:table-cell>
          <table:table-cell office:value-type="string" calcext:value-type="string">
            <text:p>TCyeQB--vZQ</text:p>
          </table:table-cell>
          <table:table-cell office:value-type="string" calcext:value-type="string">
            <text:p>TWiML x Fast.ai Deep Learning Part 1 Review Study Group Winter 2019 - Lesson 2</text:p>
          </table:table-cell>
          <table:table-cell office:value-type="string" calcext:value-type="string">
            <text:p>**SUBSCRIBE AND TURN ON NOTIFICATIONS** **twimlai.com**</text:p>
            <text:p/>
            <text:p>This video is a recap of our TWiML Online Fast.ai Deep Learning Part 1 Review Study Group.</text:p>
            <text:p/>
            <text:p>In this session, we review Lesson 2 Part of the Fast.ai v3 Deep Learning course, Leather defect identification, and review of a Machine Learning paper.</text:p>
            <text:p/>
            <text:p>Its not too late to join the study group. Just follow these simple steps:</text:p>
            <text:p/>
            <text:p>1. Head over to twimlai.com/meetup, and sign up for the programs you're interested in, including either of the Fast.ai study groups or our Monthly Meetup groups.</text:p>
            <text:p/>
            <text:p>2. Use the email invitation youll receive to join our Slack group. If you dont receive it within a few minutes, check your spam folder.</text:p>
            <text:p/>
            <text:p>3. Once youre in Slack, join the #fast_ai channel and hop over to #intros as well and introduce yourself.</text:p>
            <text:p/>
            <text:p>4. Use the link posted in the #meetup slack channel to add our events to your calendar.</text:p>
            <text:p/>
            <text:p>Subscribe!</text:p>
            <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3" office:value-type="string" calcext:value-type="string">
            <text:p>2019-02-12 18:40:53</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458" calcext:value-type="float">
            <text:p>4458</text:p>
          </table:table-cell>
          <table:table-cell office:value-type="float" office:value="308" calcext:value-type="float">
            <text:p>308</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55:41</text:p>
          </table:table-cell>
          <table:table-cell table:formula="of:=YEAR([.E82])" office:value-type="float" office:value="2019" calcext:value-type="float">
            <text:p>2019</text:p>
          </table:table-cell>
          <table:table-cell table:formula="of:=MONTH([.E82])" office:value-type="float" office:value="2" calcext:value-type="float">
            <text:p>2</text:p>
          </table:table-cell>
          <table:table-cell/>
          <table:table-cell table:style-name="ce1" office:value-type="date" office:date-value="2020-09-01" calcext:value-type="date">
            <text:p>2020-09-01</text:p>
          </table:table-cell>
          <table:table-cell table:formula="of:=COUNTIFS([.$S$2:.$S$146];YEAR([.V82]);[.$T$2:.$T$146];MONTH([.V82]))" office:value-type="float" office:value="0" calcext:value-type="float">
            <text:p>0</text:p>
          </table:table-cell>
          <table:table-cell table:formula="of:=SUMIFS([.K$2:.K$146];[.$S$2:.$S$146];YEAR([.$V82]);[.$T$2:.$T$146];MONTH([.$V82]))" office:value-type="float" office:value="0" calcext:value-type="float">
            <text:p>0</text:p>
          </table:table-cell>
          <table:table-cell table:formula="of:=SUMIFS([.L$2:.L$146];[.$S$2:.$S$146];YEAR([.$V82]);[.$T$2:.$T$146];MONTH([.$V82]))/10000" office:value-type="float" office:value="0" calcext:value-type="float">
            <text:p>0</text:p>
          </table:table-cell>
          <table:table-cell table:formula="of:=SUMIFS([.M$2:.M$146];[.$S$2:.$S$146];YEAR([.$V82]);[.$T$2:.$T$146];MONTH([.$V82]))/1000" office:value-type="float" office:value="0" calcext:value-type="float">
            <text:p>0</text:p>
          </table:table-cell>
          <table:table-cell table:formula="of:=SUMIFS([.N$2:.N$146];[.$S$2:.$S$146];YEAR([.$V82]);[.$T$2:.$T$146];MONTH([.$V82]))" office:value-type="float" office:value="0" calcext:value-type="float">
            <text:p>0</text:p>
          </table:table-cell>
          <table:table-cell table:formula="of:=SUMIFS([.O$2:.O$146];[.$S$2:.$S$146];YEAR([.$V82]);[.$T$2:.$T$146];MONTH([.$V82]))/100" office:value-type="float" office:value="0" calcext:value-type="float">
            <text:p>0</text:p>
          </table:table-cell>
          <table:table-cell table:formula="of:=SUM([.W$2:.W82])" office:value-type="float" office:value="145" calcext:value-type="float">
            <text:p>145</text:p>
          </table:table-cell>
          <table:table-cell table:formula="of:=SUM([.X$2:.X82])" office:value-type="float" office:value="171922" calcext:value-type="float">
            <text:p>171922</text:p>
          </table:table-cell>
          <table:table-cell table:formula="of:=SUM([.Y$2:.Y82])" office:value-type="float" office:value="1162.489" calcext:value-type="float">
            <text:p>1162.489</text:p>
          </table:table-cell>
          <table:table-cell table:formula="of:=SUM([.Z$2:.Z82])" office:value-type="float" office:value="351.562" calcext:value-type="float">
            <text:p>351.562</text:p>
          </table:table-cell>
          <table:table-cell table:formula="of:=SUM([.AA$2:.AA82])" office:value-type="float" office:value="9655" calcext:value-type="float">
            <text:p>9655</text:p>
          </table:table-cell>
          <table:table-cell table:formula="of:=SUM([.AB$2:.AB82])" office:value-type="float" office:value="206.19" calcext:value-type="float">
            <text:p>206.19</text:p>
          </table:table-cell>
          <table:table-cell table:number-columns-repeated="15"/>
        </table:table-row>
        <table:table-row table:style-name="ro3">
          <table:table-cell office:value-type="float" office:value="148" calcext:value-type="float">
            <text:p>148</text:p>
          </table:table-cell>
          <table:table-cell office:value-type="string" calcext:value-type="string">
            <text:p>LWDbAoPyQAk</text:p>
          </table:table-cell>
          <table:table-cell office:value-type="string" calcext:value-type="string">
            <text:p>Dissecting the Controversy around OpenAI's New Language Model</text:p>
          </table:table-cell>
          <table:table-cell office:value-type="string" calcext:value-type="string">
            <text:p>In the inaugural TWiML Live, Sam Charrington is joined by Amanda Askell (OpenAI), Anima Anandkumar (NVIDIA/CalTech), Miles Bundage (OpenAI), Robert Munro (Lilt), and Stephen Merity to discuss the controversial recent release of the OpenAI GPT-2 Language Model.</text:p>
            <text:p/>
            <text:p>** SUBSCRIBE FOR MORE GREAT DISCUSSIONS LIKE THIS ONE **</text:p>
            <text:p/>
            <text:p>According to OpenAI, GPT-2 is "a large-scale unsupervised language model which generates coherent paragraphs of text, achieves state-of-the-art performance on many language modeling benchmarks, and performs rudimentary reading comprehension, machine translation, question answering, and summarization  all without task-specific training."</text:p>
            <text:p/>
            <text:p>GPT-2 is a deep neural network trained on 40GB of internet data (about 8 million web pages) to create a machine learning model with about 1.5 billion parameters, however due to concerns about misuse, only a limited model with 117M parameters was released to the public.</text:p>
            <text:p/>
            <text:p>Check out the recap to learn:</text:p>
            <text:p>- What is a language model? Where does GPT-2 fit in the broader Natural Language Processing (NLP) landscape? What types of tasks is it good for? Why are language models important?</text:p>
            <text:p>- What's special about the language model OpenAI recently released?</text:p>
            <text:p>- Why did the announcement create such a stir?</text:p>
            <text:p>- Why is it a problem that they didn't release the full model?</text:p>
            <text:p>- What are the true capabilities of this new model?</text:p>
            <text:p>- What should OpenAI have done differently?</text:p>
            <text:p>- How can you quantitatively evaluate the negative impacts that your software might have?</text:p>
            <text:p>- What can the machine learning and artificial intelligence (AI) communities do differently? What conversations need to take place and where?</text:p>
            <text:p>- What are best practices in honest reporting of new results?</text:p>
            <text:p/>
            <text:p>Subscribe!</text:p>
            <text:p/>
            <text:p>iTunes/Apple Podcasts  http://itunes.apple.com/us/podcast/this-week-in-machine-learning/id1116303051?mt=2</text:p>
            <text:p>Google Podcasts  https://www.google.com/podcasts?feed=aHR0cDovL2ZlZWRzLmZlZWRidXJuZXIuY29tL3R3aW1sYWk%3D</text:p>
            <text:p>Spotify  https://open.spotify.com/show/2sp5EL7s7EqxttxwwoJ3i7</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able:table-cell>
          <table:table-cell table:style-name="ce3" office:value-type="string" calcext:value-type="string">
            <text:p>2019-02-20 03:46:29</text:p>
          </table:table-cell>
          <table:table-cell office:value-type="string" calcext:value-type="string">
            <text:p>machine learning, podcast, tech, technology, artificial intelligence, openai, gpt2, gpt-2, this week in machine learning, ml, AI, natural language processing, nlp, language modeling, controversia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027" calcext:value-type="float">
            <text:p>4027</text:p>
          </table:table-cell>
          <table:table-cell office:value-type="float" office:value="5836" calcext:value-type="float">
            <text:p>5836</text:p>
          </table:table-cell>
          <table:table-cell office:value-type="float" office:value="120" calcext:value-type="float">
            <text:p>120</text:p>
          </table:table-cell>
          <table:table-cell office:value-type="float" office:value="7" calcext:value-type="float">
            <text:p>7</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ert, attention, gan</text:p>
          </table:table-cell>
          <table:table-cell table:style-name="ce3" office:value-type="string" calcext:value-type="string">
            <text:p>2020-04-22 22:55:51</text:p>
          </table:table-cell>
          <table:table-cell table:formula="of:=YEAR([.E83])" office:value-type="float" office:value="2019" calcext:value-type="float">
            <text:p>2019</text:p>
          </table:table-cell>
          <table:table-cell table:formula="of:=MONTH([.E83])" office:value-type="float" office:value="2" calcext:value-type="float">
            <text:p>2</text:p>
          </table:table-cell>
          <table:table-cell/>
          <table:table-cell table:style-name="ce1" office:value-type="date" office:date-value="2020-10-01" calcext:value-type="date">
            <text:p>2020-10-01</text:p>
          </table:table-cell>
          <table:table-cell table:formula="of:=COUNTIFS([.$S$2:.$S$146];YEAR([.V83]);[.$T$2:.$T$146];MONTH([.V83]))" office:value-type="float" office:value="0" calcext:value-type="float">
            <text:p>0</text:p>
          </table:table-cell>
          <table:table-cell table:formula="of:=SUMIFS([.K$2:.K$146];[.$S$2:.$S$146];YEAR([.$V83]);[.$T$2:.$T$146];MONTH([.$V83]))" office:value-type="float" office:value="0" calcext:value-type="float">
            <text:p>0</text:p>
          </table:table-cell>
          <table:table-cell table:formula="of:=SUMIFS([.L$2:.L$146];[.$S$2:.$S$146];YEAR([.$V83]);[.$T$2:.$T$146];MONTH([.$V83]))/10000" office:value-type="float" office:value="0" calcext:value-type="float">
            <text:p>0</text:p>
          </table:table-cell>
          <table:table-cell table:formula="of:=SUMIFS([.M$2:.M$146];[.$S$2:.$S$146];YEAR([.$V83]);[.$T$2:.$T$146];MONTH([.$V83]))/1000" office:value-type="float" office:value="0" calcext:value-type="float">
            <text:p>0</text:p>
          </table:table-cell>
          <table:table-cell table:formula="of:=SUMIFS([.N$2:.N$146];[.$S$2:.$S$146];YEAR([.$V83]);[.$T$2:.$T$146];MONTH([.$V83]))" office:value-type="float" office:value="0" calcext:value-type="float">
            <text:p>0</text:p>
          </table:table-cell>
          <table:table-cell table:formula="of:=SUMIFS([.O$2:.O$146];[.$S$2:.$S$146];YEAR([.$V83]);[.$T$2:.$T$146];MONTH([.$V83]))/100" office:value-type="float" office:value="0" calcext:value-type="float">
            <text:p>0</text:p>
          </table:table-cell>
          <table:table-cell table:formula="of:=SUM([.W$2:.W83])" office:value-type="float" office:value="145" calcext:value-type="float">
            <text:p>145</text:p>
          </table:table-cell>
          <table:table-cell table:formula="of:=SUM([.X$2:.X83])" office:value-type="float" office:value="171922" calcext:value-type="float">
            <text:p>171922</text:p>
          </table:table-cell>
          <table:table-cell table:formula="of:=SUM([.Y$2:.Y83])" office:value-type="float" office:value="1162.489" calcext:value-type="float">
            <text:p>1162.489</text:p>
          </table:table-cell>
          <table:table-cell table:formula="of:=SUM([.Z$2:.Z83])" office:value-type="float" office:value="351.562" calcext:value-type="float">
            <text:p>351.562</text:p>
          </table:table-cell>
          <table:table-cell table:formula="of:=SUM([.AA$2:.AA83])" office:value-type="float" office:value="9655" calcext:value-type="float">
            <text:p>9655</text:p>
          </table:table-cell>
          <table:table-cell table:formula="of:=SUM([.AB$2:.AB83])" office:value-type="float" office:value="206.19" calcext:value-type="float">
            <text:p>206.19</text:p>
          </table:table-cell>
          <table:table-cell table:number-columns-repeated="15"/>
        </table:table-row>
        <table:table-row table:style-name="ro3">
          <table:table-cell office:value-type="float" office:value="90" calcext:value-type="float">
            <text:p>90</text:p>
          </table:table-cell>
          <table:table-cell office:value-type="string" calcext:value-type="string">
            <text:p>Rbs55YaK7EU</text:p>
          </table:table-cell>
          <table:table-cell office:value-type="string" calcext:value-type="string">
            <text:p>Kaggle Reading Group: Language Models are Unsupervised Multitask Learners (GPT-2, Part 3) | Kaggle</text:p>
          </table:table-cell>
          <table:table-cell office:value-type="string" calcext:value-type="string">
            <text:p>Join Kaggle Data Scientist Rachael as she reads through an NLP paper! Today's paper is "Language Models are Unsupervised Multitask Learners" (Radford et al, unpublished). You can find a copy here: https://d4mucfpksywv.cloudfront.net/better-language-models/language-models.pdf </text:p>
            <text:p/>
            <text:p>SUBSCRIBE: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3" office:value-type="string" calcext:value-type="string">
            <text:p>2019-03-06 18:38:01</text:p>
          </table:table-cell>
          <table:table-cell office:value-type="string" calcext:value-type="string">
            <text:p>data science, kaggle, networks, coding, programming, rstats, python, technology</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91" calcext:value-type="float">
            <text:p>3891</text:p>
          </table:table-cell>
          <table:table-cell office:value-type="float" office:value="1985" calcext:value-type="float">
            <text:p>1985</text:p>
          </table:table-cell>
          <table:table-cell office:value-type="float" office:value="40" calcext:value-type="float">
            <text:p>4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gan, transformer</text:p>
          </table:table-cell>
          <table:table-cell table:style-name="ce3" office:value-type="string" calcext:value-type="string">
            <text:p>2020-04-22 23:13:34</text:p>
          </table:table-cell>
          <table:table-cell table:formula="of:=YEAR([.E84])" office:value-type="float" office:value="2019" calcext:value-type="float">
            <text:p>2019</text:p>
          </table:table-cell>
          <table:table-cell table:formula="of:=MONTH([.E84])" office:value-type="float" office:value="3" calcext:value-type="float">
            <text:p>3</text:p>
          </table:table-cell>
          <table:table-cell/>
          <table:table-cell table:style-name="ce1" office:value-type="date" office:date-value="2020-11-01" calcext:value-type="date">
            <text:p>2020-11-01</text:p>
          </table:table-cell>
          <table:table-cell table:formula="of:=COUNTIFS([.$S$2:.$S$146];YEAR([.V84]);[.$T$2:.$T$146];MONTH([.V84]))" office:value-type="float" office:value="0" calcext:value-type="float">
            <text:p>0</text:p>
          </table:table-cell>
          <table:table-cell table:formula="of:=SUMIFS([.K$2:.K$146];[.$S$2:.$S$146];YEAR([.$V84]);[.$T$2:.$T$146];MONTH([.$V84]))" office:value-type="float" office:value="0" calcext:value-type="float">
            <text:p>0</text:p>
          </table:table-cell>
          <table:table-cell table:formula="of:=SUMIFS([.L$2:.L$146];[.$S$2:.$S$146];YEAR([.$V84]);[.$T$2:.$T$146];MONTH([.$V84]))/10000" office:value-type="float" office:value="0" calcext:value-type="float">
            <text:p>0</text:p>
          </table:table-cell>
          <table:table-cell table:formula="of:=SUMIFS([.M$2:.M$146];[.$S$2:.$S$146];YEAR([.$V84]);[.$T$2:.$T$146];MONTH([.$V84]))/1000" office:value-type="float" office:value="0" calcext:value-type="float">
            <text:p>0</text:p>
          </table:table-cell>
          <table:table-cell table:formula="of:=SUMIFS([.N$2:.N$146];[.$S$2:.$S$146];YEAR([.$V84]);[.$T$2:.$T$146];MONTH([.$V84]))" office:value-type="float" office:value="0" calcext:value-type="float">
            <text:p>0</text:p>
          </table:table-cell>
          <table:table-cell table:formula="of:=SUMIFS([.O$2:.O$146];[.$S$2:.$S$146];YEAR([.$V84]);[.$T$2:.$T$146];MONTH([.$V84]))/100" office:value-type="float" office:value="0" calcext:value-type="float">
            <text:p>0</text:p>
          </table:table-cell>
          <table:table-cell table:formula="of:=SUM([.W$2:.W84])" office:value-type="float" office:value="145" calcext:value-type="float">
            <text:p>145</text:p>
          </table:table-cell>
          <table:table-cell table:formula="of:=SUM([.X$2:.X84])" office:value-type="float" office:value="171922" calcext:value-type="float">
            <text:p>171922</text:p>
          </table:table-cell>
          <table:table-cell table:formula="of:=SUM([.Y$2:.Y84])" office:value-type="float" office:value="1162.489" calcext:value-type="float">
            <text:p>1162.489</text:p>
          </table:table-cell>
          <table:table-cell table:formula="of:=SUM([.Z$2:.Z84])" office:value-type="float" office:value="351.562" calcext:value-type="float">
            <text:p>351.562</text:p>
          </table:table-cell>
          <table:table-cell table:formula="of:=SUM([.AA$2:.AA84])" office:value-type="float" office:value="9655" calcext:value-type="float">
            <text:p>9655</text:p>
          </table:table-cell>
          <table:table-cell table:formula="of:=SUM([.AB$2:.AB84])" office:value-type="float" office:value="206.19" calcext:value-type="float">
            <text:p>206.19</text:p>
          </table:table-cell>
          <table:table-cell table:number-columns-repeated="15"/>
        </table:table-row>
        <table:table-row table:style-name="ro3">
          <table:table-cell office:value-type="float" office:value="405" calcext:value-type="float">
            <text:p>405</text:p>
          </table:table-cell>
          <table:table-cell office:value-type="string" calcext:value-type="string">
            <text:p>iM4PPGDQry0</text:p>
          </table:table-cell>
          <table:table-cell office:value-type="string" calcext:value-type="string">
            <text:p>GANPaint: An Extraordinary Image Editor AI</text:p>
          </table:table-cell>
          <table:table-cell office:value-type="string" calcext:value-type="string">
            <text:p> The paper " GAN Dissection: Visualizing and Understanding Generative Adversarial Networks " and its web demo is available here:</text:p>
            <text:p>https://gandissect.csail.mit.edu</text:p>
            <text:p>http://gandissect.res.ibm.com/ganpaint.html</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Christian Ahlin, Christoph Jadanowski, Claudio Fernandes, Dennis Abts, Eric Haddad, Eric Martel, Evan Breznyik, Geronimo Moralez,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GANPaint</text:p>
          </table:table-cell>
          <table:table-cell table:style-name="ce3" office:value-type="string" calcext:value-type="string">
            <text:p>2019-03-12 16:23:49</text:p>
          </table:table-cell>
          <table:table-cell office:value-type="string" calcext:value-type="string">
            <text:p>two minute papers, deep learning, ai, ganpaint, gan dissection, GAN Dissection: Visualizing and Understanding Generative Adversarial Networks</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6" calcext:value-type="float">
            <text:p>216</text:p>
          </table:table-cell>
          <table:table-cell office:value-type="float" office:value="40319" calcext:value-type="float">
            <text:p>40319</text:p>
          </table:table-cell>
          <table:table-cell office:value-type="float" office:value="1837" calcext:value-type="float">
            <text:p>1837</text:p>
          </table:table-cell>
          <table:table-cell office:value-type="float" office:value="9" calcext:value-type="float">
            <text:p>9</text:p>
          </table:table-cell>
          <table:table-cell office:value-type="float" office:value="74" calcext:value-type="float">
            <text:p>74</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42</text:p>
          </table:table-cell>
          <table:table-cell table:formula="of:=YEAR([.E85])" office:value-type="float" office:value="2019" calcext:value-type="float">
            <text:p>2019</text:p>
          </table:table-cell>
          <table:table-cell table:formula="of:=MONTH([.E85])" office:value-type="float" office:value="3" calcext:value-type="float">
            <text:p>3</text:p>
          </table:table-cell>
          <table:table-cell/>
          <table:table-cell table:style-name="ce1" office:value-type="date" office:date-value="2020-12-01" calcext:value-type="date">
            <text:p>2020-12-01</text:p>
          </table:table-cell>
          <table:table-cell table:formula="of:=COUNTIFS([.$S$2:.$S$146];YEAR([.V85]);[.$T$2:.$T$146];MONTH([.V85]))" office:value-type="float" office:value="0" calcext:value-type="float">
            <text:p>0</text:p>
          </table:table-cell>
          <table:table-cell table:formula="of:=SUMIFS([.K$2:.K$146];[.$S$2:.$S$146];YEAR([.$V85]);[.$T$2:.$T$146];MONTH([.$V85]))" office:value-type="float" office:value="0" calcext:value-type="float">
            <text:p>0</text:p>
          </table:table-cell>
          <table:table-cell table:formula="of:=SUMIFS([.L$2:.L$146];[.$S$2:.$S$146];YEAR([.$V85]);[.$T$2:.$T$146];MONTH([.$V85]))/10000" office:value-type="float" office:value="0" calcext:value-type="float">
            <text:p>0</text:p>
          </table:table-cell>
          <table:table-cell table:formula="of:=SUMIFS([.M$2:.M$146];[.$S$2:.$S$146];YEAR([.$V85]);[.$T$2:.$T$146];MONTH([.$V85]))/1000" office:value-type="float" office:value="0" calcext:value-type="float">
            <text:p>0</text:p>
          </table:table-cell>
          <table:table-cell table:formula="of:=SUMIFS([.N$2:.N$146];[.$S$2:.$S$146];YEAR([.$V85]);[.$T$2:.$T$146];MONTH([.$V85]))" office:value-type="float" office:value="0" calcext:value-type="float">
            <text:p>0</text:p>
          </table:table-cell>
          <table:table-cell table:formula="of:=SUMIFS([.O$2:.O$146];[.$S$2:.$S$146];YEAR([.$V85]);[.$T$2:.$T$146];MONTH([.$V85]))/100" office:value-type="float" office:value="0" calcext:value-type="float">
            <text:p>0</text:p>
          </table:table-cell>
          <table:table-cell table:formula="of:=SUM([.W$2:.W85])" office:value-type="float" office:value="145" calcext:value-type="float">
            <text:p>145</text:p>
          </table:table-cell>
          <table:table-cell table:formula="of:=SUM([.X$2:.X85])" office:value-type="float" office:value="171922" calcext:value-type="float">
            <text:p>171922</text:p>
          </table:table-cell>
          <table:table-cell table:formula="of:=SUM([.Y$2:.Y85])" office:value-type="float" office:value="1162.489" calcext:value-type="float">
            <text:p>1162.489</text:p>
          </table:table-cell>
          <table:table-cell table:formula="of:=SUM([.Z$2:.Z85])" office:value-type="float" office:value="351.562" calcext:value-type="float">
            <text:p>351.562</text:p>
          </table:table-cell>
          <table:table-cell table:formula="of:=SUM([.AA$2:.AA85])" office:value-type="float" office:value="9655" calcext:value-type="float">
            <text:p>9655</text:p>
          </table:table-cell>
          <table:table-cell table:formula="of:=SUM([.AB$2:.AB85])" office:value-type="float" office:value="206.19" calcext:value-type="float">
            <text:p>206.19</text:p>
          </table:table-cell>
          <table:table-cell table:number-columns-repeated="15"/>
        </table:table-row>
        <table:table-row table:style-name="ro3">
          <table:table-cell office:value-type="float" office:value="448" calcext:value-type="float">
            <text:p>448</text:p>
          </table:table-cell>
          <table:table-cell office:value-type="string" calcext:value-type="string">
            <text:p>WpSJC1oIbE8</text:p>
          </table:table-cell>
          <table:table-cell office:value-type="string" calcext:value-type="string">
            <text:p>Exploring TensorFlow 2.0 with Paige Bailey - TWiML Talk #242</text:p>
          </table:table-cell>
          <table:table-cell office:value-type="string" calcext:value-type="string">
            <text:p>Today we're joined by Paige Bailey, a TensorFlow developer advocate at Google to discuss the TensorFlow 2.0 alpha release.</text:p>
            <text:p/>
            <text:p> Paige and I sat down to talk through the latest TensorFlow updates, and we cover a lot of ground, including the evolution of the TensorFlow APIs and the role of eager mode, tf.keras and tf.function, the evolution of TensorFlow for Swift and its inclusion in the new fast.ai course, new updates to TFX (or TensorFlow Extended), Googles end-to-end machine learning platform, the emphasis on community collaboration with TF 2.0, and a bunch more. The complete show notes for this episode can be found at https://twimlai.com/talk/242. </text:p>
            <text:p/>
            <text:p> Id like to send a huge thanks to the TensorFlow team for helping us bring you this podcast series and giveaway. With all the great announcements coming out of the TensorFlow Dev Summit, including the 2.0 alpha, you should definitely check out the latest and greatest at https://tensorflow.org where you can also download and start building with the framework.</text:p>
            <text:p/>
            <text:p> In conjunction with the TensorFlow 2.0 alpha release, and our TensorFlow Dev Summit series, we invite you to enter our TensorFlow Edge Kit Giveaway. Winners will receive a gift box from Google that includes some fun toys including the new Coral Edge TPU device and the SparkFun Edge development board powered by TensorFlow. Find out more at https://twimlai.com/tfgiveaway.</text:p>
          </table:table-cell>
          <table:table-cell table:style-name="ce3" office:value-type="string" calcext:value-type="string">
            <text:p>2019-03-25 21:17:32</text:p>
          </table:table-cell>
          <table:table-cell office:value-type="string" calcext:value-type="string">
            <text:p>20, ai, artificial, bailey, cubeflow, data, google, intelligence, learning, machine, ml, paige, podcast, science, swift, tech, technology, tensorflow, tf,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482" calcext:value-type="float">
            <text:p>2482</text:p>
          </table:table-cell>
          <table:table-cell office:value-type="float" office:value="724" calcext:value-type="float">
            <text:p>724</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5:48</text:p>
          </table:table-cell>
          <table:table-cell table:formula="of:=YEAR([.E86])" office:value-type="float" office:value="2019" calcext:value-type="float">
            <text:p>2019</text:p>
          </table:table-cell>
          <table:table-cell table:formula="of:=MONTH([.E86])" office:value-type="float" office:value="3" calcext:value-type="float">
            <text:p>3</text:p>
          </table:table-cell>
          <table:table-cell table:number-columns-repeated="29"/>
        </table:table-row>
        <table:table-row table:style-name="ro3">
          <table:table-cell office:value-type="float" office:value="246" calcext:value-type="float">
            <text:p>246</text:p>
          </table:table-cell>
          <table:table-cell office:value-type="string" calcext:value-type="string">
            <text:p>s7OIHukdD0o</text:p>
          </table:table-cell>
          <table:table-cell office:value-type="string" calcext:value-type="string">
            <text:p>StackGAN</text:p>
          </table:table-cell>
          <table:table-cell office:value-type="string" calcext:value-type="string">
            <text:p>Using GANs to convert Text descriptions to 256x256 Images! This video explains the contributions of StackGAN model such as Multi-Scale 64x64 to 256x256 architectures and Conditioning Augmentation. Henryailabs.com</text:p>
          </table:table-cell>
          <table:table-cell table:style-name="ce3" office:value-type="string" calcext:value-type="string">
            <text:p>2019-03-28 23:56:06</text:p>
          </table:table-cell>
          <table:table-cell office:value-type="string" calcext:value-type="string">
            <text:p>Deep Learning, StackGAN,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74" calcext:value-type="float">
            <text:p>274</text:p>
          </table:table-cell>
          <table:table-cell office:value-type="float" office:value="526" calcext:value-type="float">
            <text:p>52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3" office:value-type="string" calcext:value-type="string">
            <text:p>2020-04-22 22:49:32</text:p>
          </table:table-cell>
          <table:table-cell table:formula="of:=YEAR([.E87])" office:value-type="float" office:value="2019" calcext:value-type="float">
            <text:p>2019</text:p>
          </table:table-cell>
          <table:table-cell table:formula="of:=MONTH([.E87])" office:value-type="float" office:value="3" calcext:value-type="float">
            <text:p>3</text:p>
          </table:table-cell>
          <table:table-cell table:number-columns-repeated="29"/>
        </table:table-row>
        <table:table-row table:style-name="ro3">
          <table:table-cell office:value-type="float" office:value="352" calcext:value-type="float">
            <text:p>352</text:p>
          </table:table-cell>
          <table:table-cell office:value-type="string" calcext:value-type="string">
            <text:p>AQBti_wN414</text:p>
          </table:table-cell>
          <table:table-cell office:value-type="string" calcext:value-type="string">
            <text:p>StyleGAN</text:p>
          </table:table-cell>
          <table:table-cell office:value-type="string" calcext:value-type="string">
            <text:p>Explaining how Adaptive Instance Normalization is used to advance Generative Adversarial Networks in the StyleGAN model!</text:p>
          </table:table-cell>
          <table:table-cell table:style-name="ce3" office:value-type="string" calcext:value-type="string">
            <text:p>2019-04-04 17:32:22</text:p>
          </table:table-cell>
          <table:table-cell office:value-type="string" calcext:value-type="string">
            <text:p>Deep Learning, Generative Adversarial Networks, StyleGA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31" calcext:value-type="float">
            <text:p>331</text:p>
          </table:table-cell>
          <table:table-cell office:value-type="float" office:value="980" calcext:value-type="float">
            <text:p>980</text:p>
          </table:table-cell>
          <table:table-cell office:value-type="float" office:value="30" calcext:value-type="float">
            <text:p>3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49:53</text:p>
          </table:table-cell>
          <table:table-cell table:formula="of:=YEAR([.E88])" office:value-type="float" office:value="2019" calcext:value-type="float">
            <text:p>2019</text:p>
          </table:table-cell>
          <table:table-cell table:formula="of:=MONTH([.E88])" office:value-type="float" office:value="4" calcext:value-type="float">
            <text:p>4</text:p>
          </table:table-cell>
          <table:table-cell table:number-columns-repeated="29"/>
        </table:table-row>
        <table:table-row table:style-name="ro3">
          <table:table-cell office:value-type="float" office:value="241" calcext:value-type="float">
            <text:p>241</text:p>
          </table:table-cell>
          <table:table-cell office:value-type="string" calcext:value-type="string">
            <text:p>t640zZzIRBY</text:p>
          </table:table-cell>
          <table:table-cell office:value-type="string" calcext:value-type="string">
            <text:p>Progressive Growing of GANs Explained</text:p>
          </table:table-cell>
          <table:table-cell office:value-type="string" calcext:value-type="string">
            <text:p>Video explanation of "Progressive Growing of GANs for Improved Quality, Stability, and Variation" from Karras et al. This is one of the state-of-the-art GAN models for high-resolution image synthesis.</text:p>
          </table:table-cell>
          <table:table-cell table:style-name="ce3" office:value-type="string" calcext:value-type="string">
            <text:p>2019-04-13 23:04:43</text:p>
          </table:table-cell>
          <table:table-cell office:value-type="string" calcext:value-type="string">
            <text:p>Deep Learning, Artificial Intelligence, Machine Learning, Progressive Growing of GANs, Progressively Growing GANs, Progressive Growing GANs,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66" calcext:value-type="float">
            <text:p>366</text:p>
          </table:table-cell>
          <table:table-cell office:value-type="float" office:value="407" calcext:value-type="float">
            <text:p>407</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3" office:value-type="string" calcext:value-type="string">
            <text:p>2020-04-22 22:49:07</text:p>
          </table:table-cell>
          <table:table-cell table:formula="of:=YEAR([.E89])" office:value-type="float" office:value="2019" calcext:value-type="float">
            <text:p>2019</text:p>
          </table:table-cell>
          <table:table-cell table:formula="of:=MONTH([.E89])" office:value-type="float" office:value="4" calcext:value-type="float">
            <text:p>4</text:p>
          </table:table-cell>
          <table:table-cell table:number-columns-repeated="29"/>
        </table:table-row>
        <table:table-row table:style-name="ro3">
          <table:table-cell office:value-type="float" office:value="353" calcext:value-type="float">
            <text:p>353</text:p>
          </table:table-cell>
          <table:table-cell office:value-type="string" calcext:value-type="string">
            <text:p>bThj0t703v4</text:p>
          </table:table-cell>
          <table:table-cell office:value-type="string" calcext:value-type="string">
            <text:p>Improved Techniques for Training GANs</text:p>
          </table:table-cell>
          <table:table-cell office:value-type="string" calcext:value-type="string">
            <text:p>Video paper summary of "Improved Techniques for Training GANs" from Salimans et al. This paper provides many interesting extensions to the Deep Convolutional Generative Adversarial Network model from Radford et al.</text:p>
          </table:table-cell>
          <table:table-cell table:style-name="ce3" office:value-type="string" calcext:value-type="string">
            <text:p>2019-04-13 23:05:44</text:p>
          </table:table-cell>
          <table:table-cell office:value-type="string" calcext:value-type="string">
            <text:p>Deep Learning, Artificial Intelligence, Machine Learning,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18" calcext:value-type="float">
            <text:p>318</text:p>
          </table:table-cell>
          <table:table-cell office:value-type="float" office:value="326" calcext:value-type="float">
            <text:p>326</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3" office:value-type="string" calcext:value-type="string">
            <text:p>2020-04-22 22:49:59</text:p>
          </table:table-cell>
          <table:table-cell table:formula="of:=YEAR([.E90])" office:value-type="float" office:value="2019" calcext:value-type="float">
            <text:p>2019</text:p>
          </table:table-cell>
          <table:table-cell table:formula="of:=MONTH([.E90])" office:value-type="float" office:value="4" calcext:value-type="float">
            <text:p>4</text:p>
          </table:table-cell>
          <table:table-cell table:number-columns-repeated="29"/>
        </table:table-row>
        <table:table-row table:style-name="ro3">
          <table:table-cell office:value-type="float" office:value="354" calcext:value-type="float">
            <text:p>354</text:p>
          </table:table-cell>
          <table:table-cell office:value-type="string" calcext:value-type="string">
            <text:p>ehDrG98ZgPQ</text:p>
          </table:table-cell>
          <table:table-cell office:value-type="string" calcext:value-type="string">
            <text:p>Must Read Papers on GANs</text:p>
          </table:table-cell>
          <table:table-cell office:value-type="string" calcext:value-type="string">
            <text:p>Generative Adversarial Networks are one of the most popular ideas in Deep Learning! This video will explain some of the most worthwhile papers to check out on GANs. Thanks for watching!</text:p>
          </table:table-cell>
          <table:table-cell table:style-name="ce3" office:value-type="string" calcext:value-type="string">
            <text:p>2019-04-14 20:42:39</text:p>
          </table:table-cell>
          <table:table-cell office:value-type="string" calcext:value-type="string">
            <text:p>Deep Learning, Generative Adversarial Networks, GANs,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17" calcext:value-type="float">
            <text:p>317</text:p>
          </table:table-cell>
          <table:table-cell office:value-type="float" office:value="718" calcext:value-type="float">
            <text:p>718</text:p>
          </table:table-cell>
          <table:table-cell office:value-type="float" office:value="15" calcext:value-type="float">
            <text:p>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3" office:value-type="string" calcext:value-type="string">
            <text:p>2020-04-22 22:50:06</text:p>
          </table:table-cell>
          <table:table-cell table:formula="of:=YEAR([.E91])" office:value-type="float" office:value="2019" calcext:value-type="float">
            <text:p>2019</text:p>
          </table:table-cell>
          <table:table-cell table:formula="of:=MONTH([.E91])" office:value-type="float" office:value="4" calcext:value-type="float">
            <text:p>4</text:p>
          </table:table-cell>
          <table:table-cell table:number-columns-repeated="29"/>
        </table:table-row>
        <table:table-row table:style-name="ro3">
          <table:table-cell office:value-type="float" office:value="358" calcext:value-type="float">
            <text:p>358</text:p>
          </table:table-cell>
          <table:table-cell office:value-type="string" calcext:value-type="string">
            <text:p>YniWmMxlKvY</text:p>
          </table:table-cell>
          <table:table-cell office:value-type="string" calcext:value-type="string">
            <text:p>Unsupervised Feature Learning</text:p>
          </table:table-cell>
          <table:table-cell office:value-type="string" calcext:value-type="string">
            <text:p>This Deep Learning video explains how exemplar classes can be formed through data augmentation. Predicting membership in these classes can be used for representation learning without class labels. Thanks for watching!</text:p>
          </table:table-cell>
          <table:table-cell table:style-name="ce3" office:value-type="string" calcext:value-type="string">
            <text:p>2019-04-14 20:46:35</text:p>
          </table:table-cell>
          <table:table-cell office:value-type="string" calcext:value-type="string">
            <text:p>Deep Learning, Unsupervised Learning, Representation Learning,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49" calcext:value-type="float">
            <text:p>149</text:p>
          </table:table-cell>
          <table:table-cell office:value-type="float" office:value="451" calcext:value-type="float">
            <text:p>451</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50:18</text:p>
          </table:table-cell>
          <table:table-cell table:formula="of:=YEAR([.E92])" office:value-type="float" office:value="2019" calcext:value-type="float">
            <text:p>2019</text:p>
          </table:table-cell>
          <table:table-cell table:formula="of:=MONTH([.E92])" office:value-type="float" office:value="4" calcext:value-type="float">
            <text:p>4</text:p>
          </table:table-cell>
          <table:table-cell table:number-columns-repeated="29"/>
        </table:table-row>
        <table:table-row table:style-name="ro3">
          <table:table-cell office:value-type="float" office:value="348" calcext:value-type="float">
            <text:p>348</text:p>
          </table:table-cell>
          <table:table-cell office:value-type="string" calcext:value-type="string">
            <text:p>aauxnPBzFJg</text:p>
          </table:table-cell>
          <table:table-cell office:value-type="string" calcext:value-type="string">
            <text:p>Self-Supervised GANs</text:p>
          </table:table-cell>
          <table:table-cell office:value-type="string" calcext:value-type="string">
            <text:p>One of the reasons training Generative Adversarial Networks is difficult is due to the notoriously hard problem of learning from non-stationary distributions and catastrophic forgetting. This paper presents a solution through the use of an auxiliary rotation classification task. Thanks for watching!</text:p>
          </table:table-cell>
          <table:table-cell table:style-name="ce3" office:value-type="string" calcext:value-type="string">
            <text:p>2019-04-14 20:48:18</text:p>
          </table:table-cell>
          <table:table-cell office:value-type="string" calcext:value-type="string">
            <text:p>Deep Learning, Self-Supervised Learning, Generative Adversarial Networks,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82" calcext:value-type="float">
            <text:p>182</text:p>
          </table:table-cell>
          <table:table-cell office:value-type="float" office:value="571" calcext:value-type="float">
            <text:p>571</text:p>
          </table:table-cell>
          <table:table-cell office:value-type="float" office:value="12" calcext:value-type="float">
            <text:p>12</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49:41</text:p>
          </table:table-cell>
          <table:table-cell table:formula="of:=YEAR([.E93])" office:value-type="float" office:value="2019" calcext:value-type="float">
            <text:p>2019</text:p>
          </table:table-cell>
          <table:table-cell table:formula="of:=MONTH([.E93])" office:value-type="float" office:value="4" calcext:value-type="float">
            <text:p>4</text:p>
          </table:table-cell>
          <table:table-cell table:number-columns-repeated="29"/>
        </table:table-row>
        <table:table-row table:style-name="ro3">
          <table:table-cell office:value-type="float" office:value="122" calcext:value-type="float">
            <text:p>122</text:p>
          </table:table-cell>
          <table:table-cell office:value-type="string" calcext:value-type="string">
            <text:p>8ypnLjwpzK8</text:p>
          </table:table-cell>
          <table:table-cell office:value-type="string" calcext:value-type="string">
            <text:p>OpenAI GPT-2: An Almost Too Good Text Generator</text:p>
          </table:table-cell>
          <table:table-cell office:value-type="string" calcext:value-type="string">
            <text:p> Support the show and pick up cool perks on our Patreon page: https://www.patreon.com/TwoMinutePapers</text:p>
            <text:p/>
            <text:p> The paper "Better Language Models and Their Implications" is available here:</text:p>
            <text:p>https://openai.com/blog/better-language-models/</text:p>
            <text:p/>
            <text:p>GPT-2 Reddit bot:</text:p>
            <text:p>https://old.reddit.com/r/MachineLearning/comments/b3zlha/p_openais_gpt2based_reddit_bot_is_live/</text:p>
            <text:p/>
            <text:p>Criticism:</text:p>
            <text:p>https://medium.com/@lowe.ryan.t/openais-gpt-2-the-model-the-hype-and-the-controversy-1109f4bfd5e8?sk=bc319cebc22fe0459574544828c84c6d</text:p>
            <text:p/>
            <text:p>The Bitter Lesson video:</text:p>
            <text:p>https://www.youtube.com/watch?v=wEgq6sT1uq8</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ennis Abts, Eric Haddad, Eric Martel, Evan Breznyik, Geronimo Moralez,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OpenAI #GPT</text:p>
          </table:table-cell>
          <table:table-cell table:style-name="ce3" office:value-type="string" calcext:value-type="string">
            <text:p>2019-04-16 14:16:45</text:p>
          </table:table-cell>
          <table:table-cell office:value-type="string" calcext:value-type="string">
            <text:p>two minute papers, deep learning, ai, openai, openai gpt-2, gpt-2, text generation, gpt 2</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453" calcext:value-type="float">
            <text:p>453</text:p>
          </table:table-cell>
          <table:table-cell office:value-type="float" office:value="120726" calcext:value-type="float">
            <text:p>120726</text:p>
          </table:table-cell>
          <table:table-cell office:value-type="float" office:value="4703" calcext:value-type="float">
            <text:p>4703</text:p>
          </table:table-cell>
          <table:table-cell office:value-type="float" office:value="59" calcext:value-type="float">
            <text:p>59</text:p>
          </table:table-cell>
          <table:table-cell office:value-type="float" office:value="352" calcext:value-type="float">
            <text:p>352</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4:19</text:p>
          </table:table-cell>
          <table:table-cell table:formula="of:=YEAR([.E94])" office:value-type="float" office:value="2019" calcext:value-type="float">
            <text:p>2019</text:p>
          </table:table-cell>
          <table:table-cell table:formula="of:=MONTH([.E94])" office:value-type="float" office:value="4" calcext:value-type="float">
            <text:p>4</text:p>
          </table:table-cell>
          <table:table-cell table:number-columns-repeated="29"/>
        </table:table-row>
        <table:table-row table:style-name="ro3">
          <table:table-cell office:value-type="float" office:value="400" calcext:value-type="float">
            <text:p>400</text:p>
          </table:table-cell>
          <table:table-cell office:value-type="string" calcext:value-type="string">
            <text:p>Z6rxFNMGdn0</text:p>
          </table:table-cell>
          <table:table-cell office:value-type="string" calcext:value-type="string">
            <text:p>Ian Goodfellow: Generative Adversarial Networks (GANs) | Artificial Intelligence (AI) Podcast</text:p>
          </table:table-cell>
          <table:table-cell office:value-type="string" calcext:value-type="string">
            <text:p>Ian Goodfellow is an author of the popular textbook on deep learning (simply titled "Deep Learning"). He invented Generative Adversarial Networks (GANs) and with his 2014 paper is responsible for launching the incredible growth of research on GANs. He got his BS and MS at Stanford, his PhD at University of Montreal with Yoshua Bengio and Aaron Courville. He held several research positions including at OpenAI, Google Brain, and now at Apple as director of machine learning. This recording happened while Ian was still at Google Brain. This conversation is part of the Artificial Intelligence podcast at MIT and beyond. Audio podcast version is available on https://lexfridman.com/ai/</text:p>
            <text:p/>
            <text:p>INFO:</text:p>
            <text:p>Podcast website:</text:p>
            <text:p>https://lexfridman.com/ai</text:p>
            <text:p>iTunes:</text:p>
            <text:p>https://apple.co/2lwqZIr</text:p>
            <text:p>Spotify:</text:p>
            <text:p>https://spoti.fi/2nEwCF8</text:p>
            <text:p>RSS:</text:p>
            <text:p>https://lexfridman.com/category/ai/feed/</text:p>
            <text:p>Full episodes playlist:</text:p>
            <text:p>https://www.youtube.com/playlist?list=PLrAXtmErZgOdP_8GztsuKi9nrraNbKKp4</text:p>
            <text:p>Clips playlist:</text:p>
            <text:p>https://www.youtube.com/playlist?list=PLrAXtmErZgOeciFP3CBCIEElOJeitOr41</text:p>
            <text:p/>
            <text:p>CONNECT:</text:p>
            <text:p>- Subscribe to this YouTube channel</text:p>
            <text:p>- Twitter: https://twitter.com/lexfridman</text:p>
            <text:p>- LinkedIn: https://www.linkedin.com/in/lexfridman</text:p>
            <text:p>- Facebook: https://www.facebook.com/lexfridman</text:p>
            <text:p>- Instagram: https://www.instagram.com/lexfridman</text:p>
            <text:p>- Medium: https://medium.com/@lexfridman</text:p>
          </table:table-cell>
          <table:table-cell table:style-name="ce3" office:value-type="string" calcext:value-type="string">
            <text:p>2019-04-18 16:34:19</text:p>
          </table:table-cell>
          <table:table-cell office:value-type="string" calcext:value-type="string">
            <text:p>deep learning, generative adversarial networks, machine learning, artificial intelligence, neural networks, ian goodfellow, neural network, google brain, apple, gans, ml fairness, ml security, machine learning fairness, machine learning security, mit, lex, podcast, andrew ng deep learning, andrew ng, andrew ng heroes of deep learning, generative adversarial network, neural net, generative model, discriminative model, adversarial, adversarial machine learning, data science, openai</text:p>
          </table:table-cell>
          <table:table-cell table:number-columns-repeated="2" office:value-type="string" calcext:value-type="string">
            <text:p>NULL</text:p>
          </table:table-cell>
          <table:table-cell office:value-type="string" calcext:value-type="string">
            <text:p>Lex Fridman</text:p>
          </table:table-cell>
          <table:table-cell office:value-type="string" calcext:value-type="string">
            <text:p>UCSHZKyawb77ixDdsGog4iWA</text:p>
          </table:table-cell>
          <table:table-cell office:value-type="float" office:value="4117" calcext:value-type="float">
            <text:p>4117</text:p>
          </table:table-cell>
          <table:table-cell office:value-type="float" office:value="116546" calcext:value-type="float">
            <text:p>116546</text:p>
          </table:table-cell>
          <table:table-cell office:value-type="float" office:value="3531" calcext:value-type="float">
            <text:p>3531</text:p>
          </table:table-cell>
          <table:table-cell office:value-type="float" office:value="47" calcext:value-type="float">
            <text:p>47</text:p>
          </table:table-cell>
          <table:table-cell office:value-type="float" office:value="209" calcext:value-type="float">
            <text:p>209</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27</text:p>
          </table:table-cell>
          <table:table-cell table:formula="of:=YEAR([.E95])" office:value-type="float" office:value="2019" calcext:value-type="float">
            <text:p>2019</text:p>
          </table:table-cell>
          <table:table-cell table:formula="of:=MONTH([.E95])" office:value-type="float" office:value="4" calcext:value-type="float">
            <text:p>4</text:p>
          </table:table-cell>
          <table:table-cell table:number-columns-repeated="29"/>
        </table:table-row>
        <table:table-row table:style-name="ro3">
          <table:table-cell office:value-type="float" office:value="431" calcext:value-type="float">
            <text:p>431</text:p>
          </table:table-cell>
          <table:table-cell office:value-type="string" calcext:value-type="string">
            <text:p>hW1_Sidq3m8</text:p>
          </table:table-cell>
          <table:table-cell office:value-type="string" calcext:value-type="string">
            <text:p>NVIDIA's AI Creates Beautiful Images From Your Sketches</text:p>
          </table:table-cell>
          <table:table-cell office:value-type="string" calcext:value-type="string">
            <text:p>If you feel like it, buy anything through this Amazon link - you don't lose anything and we get a small kickback.</text:p>
            <text:p>US: https://amzn.to/2FQHPcs</text:p>
            <text:p>EU: https://amzn.to/2UnB2yF</text:p>
            <text:p/>
            <text:p> The paper "Semantic Image Synthesis with Spatially-Adaptive Normalization" and its source code is available here:</text:p>
            <text:p>https://nvlabs.github.io/SPADE/</text:p>
            <text:p>https://github.com/NVlabs/SPADE</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ennis Abts, Eric Haddad, Eric Martel, Evan Breznyik, Geronimo Moralez, James Watt,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3" office:value-type="string" calcext:value-type="string">
            <text:p>2019-04-23 14:35:20</text:p>
          </table:table-cell>
          <table:table-cell office:value-type="string" calcext:value-type="string">
            <text:p>two minute papers, deep learning, ai, nvidia spad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50" calcext:value-type="float">
            <text:p>250</text:p>
          </table:table-cell>
          <table:table-cell office:value-type="float" office:value="373048" calcext:value-type="float">
            <text:p>373048</text:p>
          </table:table-cell>
          <table:table-cell office:value-type="float" office:value="14877" calcext:value-type="float">
            <text:p>14877</text:p>
          </table:table-cell>
          <table:table-cell office:value-type="float" office:value="218" calcext:value-type="float">
            <text:p>218</text:p>
          </table:table-cell>
          <table:table-cell office:value-type="float" office:value="778" calcext:value-type="float">
            <text:p>778</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4:26</text:p>
          </table:table-cell>
          <table:table-cell table:formula="of:=YEAR([.E96])" office:value-type="float" office:value="2019" calcext:value-type="float">
            <text:p>2019</text:p>
          </table:table-cell>
          <table:table-cell table:formula="of:=MONTH([.E96])" office:value-type="float" office:value="4" calcext:value-type="float">
            <text:p>4</text:p>
          </table:table-cell>
          <table:table-cell table:number-columns-repeated="29"/>
        </table:table-row>
        <table:table-row table:style-name="ro3">
          <table:table-cell office:value-type="float" office:value="229" calcext:value-type="float">
            <text:p>229</text:p>
          </table:table-cell>
          <table:table-cell office:value-type="string" calcext:value-type="string">
            <text:p>LzD-czp7lcs</text:p>
          </table:table-cell>
          <table:table-cell office:value-type="string" calcext:value-type="string">
            <text:p>Transfer Learning in GANs</text:p>
          </table:table-cell>
          <table:table-cell office:value-type="string" calcext:value-type="string">
            <text:p>This video explains how Transfer Learning can be applied to Generative Modeling! Thanks for watching, please subscribe!</text:p>
          </table:table-cell>
          <table:table-cell table:style-name="ce3" office:value-type="string" calcext:value-type="string">
            <text:p>2019-04-29 15:31:54</text:p>
          </table:table-cell>
          <table:table-cell office:value-type="string" calcext:value-type="string">
            <text:p>Deep Learning, Transfer Learning,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85" calcext:value-type="float">
            <text:p>285</text:p>
          </table:table-cell>
          <table:table-cell office:value-type="float" office:value="613" calcext:value-type="float">
            <text:p>613</text:p>
          </table:table-cell>
          <table:table-cell office:value-type="float" office:value="19" calcext:value-type="float">
            <text:p>19</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3" office:value-type="string" calcext:value-type="string">
            <text:p>2020-04-22 22:49:09</text:p>
          </table:table-cell>
          <table:table-cell table:formula="of:=YEAR([.E97])" office:value-type="float" office:value="2019" calcext:value-type="float">
            <text:p>2019</text:p>
          </table:table-cell>
          <table:table-cell table:formula="of:=MONTH([.E97])" office:value-type="float" office:value="4" calcext:value-type="float">
            <text:p>4</text:p>
          </table:table-cell>
          <table:table-cell table:number-columns-repeated="29"/>
        </table:table-row>
        <table:table-row table:style-name="ro3">
          <table:table-cell office:value-type="float" office:value="337" calcext:value-type="float">
            <text:p>337</text:p>
          </table:table-cell>
          <table:table-cell office:value-type="string" calcext:value-type="string">
            <text:p>fD5cW2epfgE</text:p>
          </table:table-cell>
          <table:table-cell office:value-type="string" calcext:value-type="string">
            <text:p>AC-GAN Explained</text:p>
          </table:table-cell>
          <table:table-cell office:value-type="string" calcext:value-type="string">
            <text:p>This video explains the AC-GAN model! Please subscribe for more Deep Learning videos!</text:p>
          </table:table-cell>
          <table:table-cell table:style-name="ce3" office:value-type="string" calcext:value-type="string">
            <text:p>2019-05-05 16:45:11</text:p>
          </table:table-cell>
          <table:table-cell office:value-type="string" calcext:value-type="string">
            <text:p>Deep Learning, AC-GAN, AC GAN, GAN,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32" calcext:value-type="float">
            <text:p>232</text:p>
          </table:table-cell>
          <table:table-cell office:value-type="float" office:value="406" calcext:value-type="float">
            <text:p>406</text:p>
          </table:table-cell>
          <table:table-cell office:value-type="float" office:value="14" calcext:value-type="float">
            <text:p>14</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49:07</text:p>
          </table:table-cell>
          <table:table-cell table:formula="of:=YEAR([.E98])" office:value-type="float" office:value="2019" calcext:value-type="float">
            <text:p>2019</text:p>
          </table:table-cell>
          <table:table-cell table:formula="of:=MONTH([.E98])" office:value-type="float" office:value="5" calcext:value-type="float">
            <text:p>5</text:p>
          </table:table-cell>
          <table:table-cell table:number-columns-repeated="29"/>
        </table:table-row>
        <table:table-row table:style-name="ro3">
          <table:table-cell office:value-type="float" office:value="345" calcext:value-type="float">
            <text:p>345</text:p>
          </table:table-cell>
          <table:table-cell office:value-type="string" calcext:value-type="string">
            <text:p>ZFwcJfnvTTM</text:p>
          </table:table-cell>
          <table:table-cell office:value-type="string" calcext:value-type="string">
            <text:p>SimGAN Explained</text:p>
          </table:table-cell>
          <table:table-cell office:value-type="string" calcext:value-type="string">
            <text:p>This video explains the SimGAN model, using GANs to bridge the gap between simulated and real data! Please subscribe for more Deep Learning videos!</text:p>
          </table:table-cell>
          <table:table-cell table:style-name="ce3" office:value-type="string" calcext:value-type="string">
            <text:p>2019-05-05 16:49:45</text:p>
          </table:table-cell>
          <table:table-cell office:value-type="string" calcext:value-type="string">
            <text:p>Deep Learning, SimGAN, Simulated Data, GANs, GAN,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94" calcext:value-type="float">
            <text:p>194</text:p>
          </table:table-cell>
          <table:table-cell office:value-type="float" office:value="727" calcext:value-type="float">
            <text:p>727</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49:32</text:p>
          </table:table-cell>
          <table:table-cell table:formula="of:=YEAR([.E99])" office:value-type="float" office:value="2019" calcext:value-type="float">
            <text:p>2019</text:p>
          </table:table-cell>
          <table:table-cell table:formula="of:=MONTH([.E99])" office:value-type="float" office:value="5" calcext:value-type="float">
            <text:p>5</text:p>
          </table:table-cell>
          <table:table-cell table:number-columns-repeated="29"/>
        </table:table-row>
        <table:table-row table:style-name="ro3">
          <table:table-cell office:value-type="float" office:value="244" calcext:value-type="float">
            <text:p>244</text:p>
          </table:table-cell>
          <table:table-cell office:value-type="string" calcext:value-type="string">
            <text:p>EYrt7fGyA08</text:p>
          </table:table-cell>
          <table:table-cell office:value-type="string" calcext:value-type="string">
            <text:p>DC-GAN Explained!</text:p>
          </table:table-cell>
          <table:table-cell office:value-type="string" calcext:value-type="string">
            <text:p>This video explains the paper presenting Deep Convolutional Generative Adversarial Networks! Thanks for watching, Please Subscribe!</text:p>
          </table:table-cell>
          <table:table-cell table:style-name="ce3" office:value-type="string" calcext:value-type="string">
            <text:p>2019-05-09 19:02:09</text:p>
          </table:table-cell>
          <table:table-cell office:value-type="string" calcext:value-type="string">
            <text:p>DCGAN, DCGANs, Deep Convolutional Generative Adversarial Network, Deep Learning, GAN, Generative Adversarial Network</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44" calcext:value-type="float">
            <text:p>344</text:p>
          </table:table-cell>
          <table:table-cell office:value-type="float" office:value="5109" calcext:value-type="float">
            <text:p>5109</text:p>
          </table:table-cell>
          <table:table-cell office:value-type="float" office:value="74" calcext:value-type="float">
            <text:p>74</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ttention, gan</text:p>
          </table:table-cell>
          <table:table-cell table:style-name="ce3" office:value-type="string" calcext:value-type="string">
            <text:p>2020-04-22 22:49:06</text:p>
          </table:table-cell>
          <table:table-cell table:formula="of:=YEAR([.E100])" office:value-type="float" office:value="2019" calcext:value-type="float">
            <text:p>2019</text:p>
          </table:table-cell>
          <table:table-cell table:formula="of:=MONTH([.E100])" office:value-type="float" office:value="5" calcext:value-type="float">
            <text:p>5</text:p>
          </table:table-cell>
          <table:table-cell table:number-columns-repeated="29"/>
        </table:table-row>
        <table:table-row table:style-name="ro3">
          <table:table-cell office:value-type="float" office:value="438" calcext:value-type="float">
            <text:p>438</text:p>
          </table:table-cell>
          <table:table-cell office:value-type="string" calcext:value-type="string">
            <text:p>IatH1Oi4ajQ</text:p>
          </table:table-cell>
          <table:table-cell office:value-type="string" calcext:value-type="string">
            <text:p>Creative Adversarial Networks for Art Generation with Ahmed Elgammal - TWiML Talk #265</text:p>
          </table:table-cell>
          <table:table-cell office:value-type="string" calcext:value-type="string">
            <text:p>Today were joined by Ahmed Elgammal, a professor in the department of computer science at Rutgers, and director of The Art and Artificial Intelligence Lab. In my conversation with Ahmed, we discuss:</text:p>
            <text:p/>
            <text:p>  His work on AICAN, a creative adversarial network that produces original portraits, trained with over 500 years of European canonical art.</text:p>
            <text:p/>
            <text:p>  How complex the computational representations of the art actually are, and how he simplifies them.</text:p>
            <text:p/>
            <text:p>  Specifics of the training process, including the various types of artwork used, and the constraints applied to the model.</text:p>
            <text:p/>
            <text:p> The complete show notes for this episode can be found at twimlai.com/talk/265.</text:p>
          </table:table-cell>
          <table:table-cell table:style-name="ce3" office:value-type="string" calcext:value-type="string">
            <text:p>2019-05-13 20:24:43</text:p>
          </table:table-cell>
          <table:table-cell office:value-type="string" calcext:value-type="string">
            <text:p>adversarial, ahmed, ai, art, artificial, cans, creative, data, elgammal, gan, gans, intelligence, learning, machine, ml, networks, podcast, rutgers, science,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238" calcext:value-type="float">
            <text:p>2238</text:p>
          </table:table-cell>
          <table:table-cell office:value-type="float" office:value="194" calcext:value-type="float">
            <text:p>194</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3" office:value-type="string" calcext:value-type="string">
            <text:p>2020-04-22 22:55:06</text:p>
          </table:table-cell>
          <table:table-cell table:formula="of:=YEAR([.E101])" office:value-type="float" office:value="2019" calcext:value-type="float">
            <text:p>2019</text:p>
          </table:table-cell>
          <table:table-cell table:formula="of:=MONTH([.E101])" office:value-type="float" office:value="5" calcext:value-type="float">
            <text:p>5</text:p>
          </table:table-cell>
          <table:table-cell table:number-columns-repeated="29"/>
        </table:table-row>
        <table:table-row table:style-name="ro3">
          <table:table-cell office:value-type="float" office:value="450" calcext:value-type="float">
            <text:p>450</text:p>
          </table:table-cell>
          <table:table-cell office:value-type="string" calcext:value-type="string">
            <text:p>XCkwm3VbK4U</text:p>
          </table:table-cell>
          <table:table-cell office:value-type="string" calcext:value-type="string">
            <text:p>Brief Moments of the AI Gold Rush | by Bing Xu | Kaggle Days SF</text:p>
          </table:table-cell>
          <table:table-cell office:value-type="string" calcext:value-type="string">
            <text:p>Bing Xu</text:p>
            <text:p>"Brief Moments of the AI Gold Rush"</text:p>
            <text:p/>
            <text:p>Kaggle Days San Francisco held in April 2019 gathered over 300 participants to meet, learn and code with Kaggle Grandmasters, and compete in our traditional offline competition. </text:p>
            <text:p>This edition is presented by LogicAI with sponsorship from Kaggle and Google Cloud.</text:p>
            <text:p>Kaggle Days are a global series of offline events for seasoned data scientists and Kagglers created by LogicAI and Kaggle.</text:p>
            <text:p/>
            <text:p>About the presenter:</text:p>
            <text:p>Bing is currently an Applied Research Scientist at Facebook AI. He was a Kaggle Grandmaster (2012  2015). He was early contributor of XGBoost and creator of XGBoost.jl (2014), co-creator of CXXNet (2013), MXNet (2015), creator of MXNet-Mobile (2015) and MXNet.js (2015). In deep learning research, his major contribution includes: the original Generative Adversary Net (GAN) and some studies on neural network activations.</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le-days/</text:p>
            <text:p/>
            <text:p/>
            <text:p>About LogicAI:</text:p>
            <text:p>LogicAI as a creator of Kaggle Days is a sole partner of Kaggle to build global offline community. </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54915962100/</text:p>
            <text:p>Check out our BLOG: https://logicai.io/blog/</text:p>
            <text:p>Connect with us on LINKEDIN: https://www.linkedin.com/company/logicai/</text:p>
            <text:p/>
            <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3" office:value-type="string" calcext:value-type="string">
            <text:p>2019-05-16 22:05:2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kaggle day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297" calcext:value-type="float">
            <text:p>2297</text:p>
          </table:table-cell>
          <table:table-cell office:value-type="float" office:value="190" calcext:value-type="float">
            <text:p>190</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5:53</text:p>
          </table:table-cell>
          <table:table-cell table:formula="of:=YEAR([.E102])" office:value-type="float" office:value="2019" calcext:value-type="float">
            <text:p>2019</text:p>
          </table:table-cell>
          <table:table-cell table:formula="of:=MONTH([.E102])" office:value-type="float" office:value="5" calcext:value-type="float">
            <text:p>5</text:p>
          </table:table-cell>
          <table:table-cell table:number-columns-repeated="29"/>
        </table:table-row>
        <table:table-row table:style-name="ro3">
          <table:table-cell office:value-type="float" office:value="338" calcext:value-type="float">
            <text:p>338</text:p>
          </table:table-cell>
          <table:table-cell office:value-type="string" calcext:value-type="string">
            <text:p>eu7LUwbRyrk</text:p>
          </table:table-cell>
          <table:table-cell office:value-type="string" calcext:value-type="string">
            <text:p>BigGANs in Data Augmentation</text:p>
          </table:table-cell>
          <table:table-cell office:value-type="string" calcext:value-type="string">
            <text:p>This video presents a very interesting study on using GAN-generated data, (specifically from the impressive BigGAN model), as a tool for augmenting the ImageNet training set and training better Image Classifiers. Thanks for watching, please Subscribe!</text:p>
            <text:p/>
            <text:p>Paper Link:</text:p>
            <text:p>https://openreview.net/pdf?id=rJMw747l_4</text:p>
          </table:table-cell>
          <table:table-cell table:style-name="ce3" office:value-type="string" calcext:value-type="string">
            <text:p>2019-05-24 18:08:02</text:p>
          </table:table-cell>
          <table:table-cell office:value-type="string" calcext:value-type="string">
            <text:p>Deep Learning, BigGAN, Data Augmentation, GAN Data Augmentation,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01" calcext:value-type="float">
            <text:p>201</text:p>
          </table:table-cell>
          <table:table-cell office:value-type="float" office:value="423" calcext:value-type="float">
            <text:p>423</text:p>
          </table:table-cell>
          <table:table-cell office:value-type="float" office:value="17" calcext:value-type="float">
            <text:p>1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49:09</text:p>
          </table:table-cell>
          <table:table-cell table:formula="of:=YEAR([.E103])" office:value-type="float" office:value="2019" calcext:value-type="float">
            <text:p>2019</text:p>
          </table:table-cell>
          <table:table-cell table:formula="of:=MONTH([.E103])" office:value-type="float" office:value="5" calcext:value-type="float">
            <text:p>5</text:p>
          </table:table-cell>
          <table:table-cell table:number-columns-repeated="29"/>
        </table:table-row>
        <table:table-row table:style-name="ro3">
          <table:table-cell office:value-type="float" office:value="227" calcext:value-type="float">
            <text:p>227</text:p>
          </table:table-cell>
          <table:table-cell office:value-type="string" calcext:value-type="string">
            <text:p>OVeGatovZ7Y</text:p>
          </table:table-cell>
          <table:table-cell office:value-type="string" calcext:value-type="string">
            <text:p>Self-Attention GAN</text:p>
          </table:table-cell>
          <table:table-cell office:value-type="string" calcext:value-type="string">
            <text:p>This video will explain how the Self-Attention layer is integrated into the Generative Adversarial Network. This mechanism is powering many of the current state of the arts in GANs and across Deep Learning applications such as Neural Machine Translation.</text:p>
            <text:p/>
            <text:p>Paper Link: https://arxiv.org/pdf/1805.08318.pdf</text:p>
            <text:p/>
            <text:p>Thanks for watching! Please Subscribe!</text:p>
          </table:table-cell>
          <table:table-cell table:style-name="ce3" office:value-type="string" calcext:value-type="string">
            <text:p>2019-06-03 20:39:22</text:p>
          </table:table-cell>
          <table:table-cell office:value-type="string" calcext:value-type="string">
            <text:p>Self Attention GAN, Self-Attention GAN, Self-Attention GANs, SAGAN, Deep Learning, Generative Adversarial Networks, GANs, GA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90" calcext:value-type="float">
            <text:p>390</text:p>
          </table:table-cell>
          <table:table-cell office:value-type="float" office:value="2681" calcext:value-type="float">
            <text:p>2681</text:p>
          </table:table-cell>
          <table:table-cell office:value-type="float" office:value="69" calcext:value-type="float">
            <text:p>69</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ttention, gan, transformer, arxiv.org/</text:p>
          </table:table-cell>
          <table:table-cell table:style-name="ce3" office:value-type="string" calcext:value-type="string">
            <text:p>2020-04-25 10:58:08</text:p>
          </table:table-cell>
          <table:table-cell table:formula="of:=YEAR([.E104])" office:value-type="float" office:value="2019" calcext:value-type="float">
            <text:p>2019</text:p>
          </table:table-cell>
          <table:table-cell table:formula="of:=MONTH([.E104])" office:value-type="float" office:value="6" calcext:value-type="float">
            <text:p>6</text:p>
          </table:table-cell>
          <table:table-cell table:number-columns-repeated="29"/>
        </table:table-row>
        <table:table-row table:style-name="ro3">
          <table:table-cell office:value-type="float" office:value="127" calcext:value-type="float">
            <text:p>127</text:p>
          </table:table-cell>
          <table:table-cell office:value-type="string" calcext:value-type="string">
            <text:p>JxTR1LM4YSA</text:p>
          </table:table-cell>
          <table:table-cell office:value-type="string" calcext:value-type="string">
            <text:p>How to prepare for Machine Learning interviews- Part 2 | Applied AI Course</text:p>
          </table:table-cell>
          <table:table-cell office:value-type="string" calcext:value-type="string">
            <text:p>#ArtificialIntelligence,#MachineLearning,#DeepLearning,#DataScience,#NLP,#AI,#ML,#Interviews</text:p>
          </table:table-cell>
          <table:table-cell table:style-name="ce3" office:value-type="string" calcext:value-type="string">
            <text:p>2019-06-09 06:40:38</text:p>
          </table:table-cell>
          <table:table-cell office:value-type="string" calcext:value-type="string">
            <text:p>Data Science, Machine Learning, Deep Learning, NLP, AI, Big Data, livestream, Machine Learning Interview</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4506" calcext:value-type="float">
            <text:p>4506</text:p>
          </table:table-cell>
          <table:table-cell office:value-type="float" office:value="9389" calcext:value-type="float">
            <text:p>9389</text:p>
          </table:table-cell>
          <table:table-cell office:value-type="float" office:value="303" calcext:value-type="float">
            <text:p>303</text:p>
          </table:table-cell>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rt, gan, transformer</text:p>
          </table:table-cell>
          <table:table-cell table:style-name="ce3" office:value-type="string" calcext:value-type="string">
            <text:p>2020-04-22 23:12:57</text:p>
          </table:table-cell>
          <table:table-cell table:formula="of:=YEAR([.E105])" office:value-type="float" office:value="2019" calcext:value-type="float">
            <text:p>2019</text:p>
          </table:table-cell>
          <table:table-cell table:formula="of:=MONTH([.E105])" office:value-type="float" office:value="6" calcext:value-type="float">
            <text:p>6</text:p>
          </table:table-cell>
          <table:table-cell table:number-columns-repeated="29"/>
        </table:table-row>
        <table:table-row table:style-name="ro3">
          <table:table-cell office:value-type="float" office:value="139" calcext:value-type="float">
            <text:p>139</text:p>
          </table:table-cell>
          <table:table-cell office:value-type="string" calcext:value-type="string">
            <text:p>fIp9vuM8gu0</text:p>
          </table:table-cell>
          <table:table-cell office:value-type="string" calcext:value-type="string">
            <text:p>Supporting Rapid Model Development at Two Sigma with Matt Adereth &amp; Scott Clark - TWIML Talk #273</text:p>
          </table:table-cell>
          <table:table-cell office:value-type="string" calcext:value-type="string">
            <text:p>Today were joined by Matt Adereth, managing director of investments at Two Sigma, and return guest Scott Clark, co-founder and CEO of SigOpt, to discuss:</text:p>
            <text:p/>
            <text:p>  The end to end modeling platform at Two Sigma, who it serves, and challenges faced in production and modeling.</text:p>
            <text:p/>
            <text:p>  How Two Sigma has attacked the experimentation challenge with their platform.</text:p>
            <text:p/>
            <text:p>  The relationship between the optimization and infrastructure teams at SigOpt.</text:p>
            <text:p/>
            <text:p>  What motivates companies that arent already heavily invested in platforms, optimization or automation, to do so.</text:p>
            <text:p/>
            <text:p> The complete show notes can be found at twimlai.com/talk/273.</text:p>
            <text:p/>
            <text:p> Visit twimlcon.com to learn more about the TWIMLcon: AI Platforms conference! The first 10 listeners who register get their ticket for 75% off using the discount code TWIMLFIRST!</text:p>
            <text:p/>
            <text:p> Follow along with the entire AI Platforms Vol 2 series at twimlai.com/aiplatforms2.</text:p>
            <text:p/>
            <text:p> Thanks to SigOpt for their continued support of the podcast, and their sponsorship of this episode! Check out their machine learning experimentation and optimization suite, and get a free trial at twimlai.com/sigopt.</text:p>
          </table:table-cell>
          <table:table-cell table:style-name="ce3" office:value-type="string" calcext:value-type="string">
            <text:p>2019-06-11 17:45:22</text:p>
          </table:table-cell>
          <table:table-cell office:value-type="string" calcext:value-type="string">
            <text:p>adereth, ai, artificial, automation, clark, data, intelligence, learning, machine, matt, ml, opt, optimization, platform, podcast, production, science, scott, sig, sigma, tech, technology, twiml, two</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955" calcext:value-type="float">
            <text:p>2955</text:p>
          </table:table-cell>
          <table:table-cell office:value-type="float" office:value="281" calcext:value-type="float">
            <text:p>281</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bert, gan</text:p>
          </table:table-cell>
          <table:table-cell table:style-name="ce3" office:value-type="string" calcext:value-type="string">
            <text:p>2020-04-22 22:55:17</text:p>
          </table:table-cell>
          <table:table-cell table:formula="of:=YEAR([.E106])" office:value-type="float" office:value="2019" calcext:value-type="float">
            <text:p>2019</text:p>
          </table:table-cell>
          <table:table-cell table:formula="of:=MONTH([.E106])" office:value-type="float" office:value="6" calcext:value-type="float">
            <text:p>6</text:p>
          </table:table-cell>
          <table:table-cell table:number-columns-repeated="29"/>
        </table:table-row>
        <table:table-row table:style-name="ro3">
          <table:table-cell office:value-type="float" office:value="236" calcext:value-type="float">
            <text:p>236</text:p>
          </table:table-cell>
          <table:table-cell office:value-type="string" calcext:value-type="string">
            <text:p>ge_RT5wvHvY</text:p>
          </table:table-cell>
          <table:table-cell office:value-type="string" calcext:value-type="string">
            <text:p>SqueezeNet</text:p>
          </table:table-cell>
          <table:table-cell office:value-type="string" calcext:value-type="string">
            <text:p>This video explains the SqueezeNet architecture! This model is manually designed to reduce model size based on a set of heuristics. This results in AlexNet-level ImageNet classification accuracy with 0.5MB (further compressed with Deep Compression). Please Subscribe!</text:p>
            <text:p/>
            <text:p>Paper Link: https://arxiv.org/pdf/1602.07360.pdf</text:p>
          </table:table-cell>
          <table:table-cell table:style-name="ce3" office:value-type="string" calcext:value-type="string">
            <text:p>2019-06-19 20:35:34</text:p>
          </table:table-cell>
          <table:table-cell office:value-type="string" calcext:value-type="string">
            <text:p>SqueezeNet, Squeeze Net, Deep Learning, Convolutional Neur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93" calcext:value-type="float">
            <text:p>493</text:p>
          </table:table-cell>
          <table:table-cell office:value-type="float" office:value="2183" calcext:value-type="float">
            <text:p>2183</text:p>
          </table:table-cell>
          <table:table-cell office:value-type="float" office:value="52" calcext:value-type="float">
            <text:p>52</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 arxiv.org/</text:p>
          </table:table-cell>
          <table:table-cell table:style-name="ce3" office:value-type="string" calcext:value-type="string">
            <text:p>2020-04-25 10:58:15</text:p>
          </table:table-cell>
          <table:table-cell table:formula="of:=YEAR([.E107])" office:value-type="float" office:value="2019" calcext:value-type="float">
            <text:p>2019</text:p>
          </table:table-cell>
          <table:table-cell table:formula="of:=MONTH([.E107])" office:value-type="float" office:value="6" calcext:value-type="float">
            <text:p>6</text:p>
          </table:table-cell>
          <table:table-cell table:number-columns-repeated="29"/>
        </table:table-row>
        <table:table-row table:style-name="ro3">
          <table:table-cell office:value-type="float" office:value="366" calcext:value-type="float">
            <text:p>366</text:p>
          </table:table-cell>
          <table:table-cell office:value-type="string" calcext:value-type="string">
            <text:p>A1lIsgFvhqI</text:p>
          </table:table-cell>
          <table:table-cell office:value-type="string" calcext:value-type="string">
            <text:p>Interactive LIVE: Performance metrics deep dive on 23rd June 2019. | Applied AI Course</text:p>
          </table:table-cell>
          <table:table-cell office:value-type="string" calcext:value-type="string">
            <text:p>AppliedAICourse.com</text:p>
            <text:p>Date and time: LIVE on 23rd June 2019 at 10AM.</text:p>
            <text:p>Topic: Performance metrics dive deep.</text:p>
            <text:p>Location: Desktop App &amp; Official Slack group (Miscellaneous channel)</text:p>
            <text:p>#ArtificialIntelligence,#MachineLearning,#DeepLearning,#DataScience,#NLP,#AI,#ML</text:p>
          </table:table-cell>
          <table:table-cell table:style-name="ce3" office:value-type="string" calcext:value-type="string">
            <text:p>2019-06-21 11:56:41</text:p>
          </table:table-cell>
          <table:table-cell office:value-type="string" calcext:value-type="string">
            <text:p>Data Science, Machine Learning, Deep Learning, NLP, AI, Big Data, Performance metrics deep dive</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82" calcext:value-type="float">
            <text:p>82</text:p>
          </table:table-cell>
          <table:table-cell office:value-type="float" office:value="2067" calcext:value-type="float">
            <text:p>2067</text:p>
          </table:table-cell>
          <table:table-cell office:value-type="float" office:value="71" calcext:value-type="float">
            <text:p>71</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41</text:p>
          </table:table-cell>
          <table:table-cell table:formula="of:=YEAR([.E108])" office:value-type="float" office:value="2019" calcext:value-type="float">
            <text:p>2019</text:p>
          </table:table-cell>
          <table:table-cell table:formula="of:=MONTH([.E108])" office:value-type="float" office:value="6" calcext:value-type="float">
            <text:p>6</text:p>
          </table:table-cell>
          <table:table-cell table:number-columns-repeated="29"/>
        </table:table-row>
        <table:table-row table:style-name="ro3">
          <table:table-cell office:value-type="float" office:value="451" calcext:value-type="float">
            <text:p>451</text:p>
          </table:table-cell>
          <table:table-cell office:value-type="string" calcext:value-type="string">
            <text:p>YEfuuvLw9F4</text:p>
          </table:table-cell>
          <table:table-cell office:value-type="string" calcext:value-type="string">
            <text:p>Editing Images with Neural Networks</text:p>
          </table:table-cell>
          <table:table-cell office:value-type="string" calcext:value-type="string">
            <text:p>Try it at:</text:p>
            <text:p>ganpaint.io</text:p>
          </table:table-cell>
          <table:table-cell table:style-name="ce3" office:value-type="string" calcext:value-type="string">
            <text:p>2019-07-01 13:58:31</text:p>
          </table:table-cell>
          <table:table-cell office:value-type="string" calcext:value-type="string">
            <text:p>MIT, Massachusetts Institute of Technology, CSAIL, image editing, neural network, gan, photoshop, ibm, watson</text:p>
          </table:table-cell>
          <table:table-cell office:value-type="string" calcext:value-type="string">
            <text:p>NULL</text:p>
          </table:table-cell>
          <table:table-cell office:value-type="string" calcext:value-type="string">
            <text:p>en</text:p>
          </table:table-cell>
          <table:table-cell office:value-type="string" calcext:value-type="string">
            <text:p>MITCSAIL</text:p>
          </table:table-cell>
          <table:table-cell office:value-type="string" calcext:value-type="string">
            <text:p>UCBpxspUNl1Th33XbugiHJzw</text:p>
          </table:table-cell>
          <table:table-cell office:value-type="float" office:value="68" calcext:value-type="float">
            <text:p>68</text:p>
          </table:table-cell>
          <table:table-cell office:value-type="float" office:value="25831" calcext:value-type="float">
            <text:p>25831</text:p>
          </table:table-cell>
          <table:table-cell office:value-type="float" office:value="120" calcext:value-type="float">
            <text:p>12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5:55</text:p>
          </table:table-cell>
          <table:table-cell table:formula="of:=YEAR([.E109])" office:value-type="float" office:value="2019" calcext:value-type="float">
            <text:p>2019</text:p>
          </table:table-cell>
          <table:table-cell table:formula="of:=MONTH([.E109])" office:value-type="float" office:value="7" calcext:value-type="float">
            <text:p>7</text:p>
          </table:table-cell>
          <table:table-cell table:number-columns-repeated="29"/>
        </table:table-row>
        <table:table-row table:style-name="ro3">
          <table:table-cell office:value-type="float" office:value="415" calcext:value-type="float">
            <text:p>415</text:p>
          </table:table-cell>
          <table:table-cell office:value-type="string" calcext:value-type="string">
            <text:p>thQ7QjqNPlY</text:p>
          </table:table-cell>
          <table:table-cell office:value-type="string" calcext:value-type="string">
            <text:p>This AI Makes The Mona Lisa Come To Life</text:p>
          </table:table-cell>
          <table:table-cell office:value-type="string" calcext:value-type="string">
            <text:p> Check out Weights &amp; Biases here and sign up for a free demo:</text:p>
            <text:p>https://www.wandb.com/papers</text:p>
            <text:p/>
            <text:p> The paper "Few-Shot Adversarial Learning of Realistic Neural Talking Head Models" is available here:</text:p>
            <text:p>https://arxiv.org/abs/1905.08233v1</text:p>
            <text:p>https://www.youtube.com/watch?v=p1b5aiTrGzY</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Ivelin Ivanov,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ext:p/>
            <text:p>#DeepFake</text:p>
          </table:table-cell>
          <table:table-cell table:style-name="ce3" office:value-type="string" calcext:value-type="string">
            <text:p>2019-07-04 14:47:16</text:p>
          </table:table-cell>
          <table:table-cell office:value-type="string" calcext:value-type="string">
            <text:p>two minute papers, deep learning, ai, Few-Shot Adversarial Learning of Realistic Neural Talking Head Models, mona lisa ai, deepfake, deepfakes, mona lisa deepfak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6" calcext:value-type="float">
            <text:p>266</text:p>
          </table:table-cell>
          <table:table-cell office:value-type="float" office:value="165842" calcext:value-type="float">
            <text:p>165842</text:p>
          </table:table-cell>
          <table:table-cell office:value-type="float" office:value="6632" calcext:value-type="float">
            <text:p>6632</text:p>
          </table:table-cell>
          <table:table-cell office:value-type="float" office:value="90" calcext:value-type="float">
            <text:p>90</text:p>
          </table:table-cell>
          <table:table-cell office:value-type="float" office:value="429" calcext:value-type="float">
            <text:p>429</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56</text:p>
          </table:table-cell>
          <table:table-cell table:formula="of:=YEAR([.E110])" office:value-type="float" office:value="2019" calcext:value-type="float">
            <text:p>2019</text:p>
          </table:table-cell>
          <table:table-cell table:formula="of:=MONTH([.E110])" office:value-type="float" office:value="7" calcext:value-type="float">
            <text:p>7</text:p>
          </table:table-cell>
          <table:table-cell table:number-columns-repeated="29"/>
        </table:table-row>
        <table:table-row table:style-name="ro3">
          <table:table-cell office:value-type="float" office:value="253" calcext:value-type="float">
            <text:p>253</text:p>
          </table:table-cell>
          <table:table-cell office:value-type="string" calcext:value-type="string">
            <text:p>lh3-kuGLQlE</text:p>
          </table:table-cell>
          <table:table-cell office:value-type="string" calcext:value-type="string">
            <text:p>LIVE on 14th July 2019: Generative Adversarial Networks (GAN) | Applied AI Course</text:p>
          </table:table-cell>
          <table:table-cell office:value-type="string" calcext:value-type="string">
            <text:p>AppliedAICourse.com</text:p>
            <text:p>#ArtificialIntelligence,#MachineLearning,#DeepLearning,#DataScience,#NLP,#AI,#ML</text:p>
          </table:table-cell>
          <table:table-cell table:style-name="ce3" office:value-type="string" calcext:value-type="string">
            <text:p>2019-07-11 20:17:17</text:p>
          </table:table-cell>
          <table:table-cell office:value-type="string" calcext:value-type="string">
            <text:p>Data Science, Machine Learning, Deep Learning, NLP, AI, Big Data, Generative Adversarial Networks (GAN)</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99" calcext:value-type="float">
            <text:p>99</text:p>
          </table:table-cell>
          <table:table-cell office:value-type="float" office:value="2358" calcext:value-type="float">
            <text:p>2358</text:p>
          </table:table-cell>
          <table:table-cell office:value-type="float" office:value="66" calcext:value-type="float">
            <text:p>66</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text:p>
          </table:table-cell>
          <table:table-cell table:style-name="ce3" office:value-type="string" calcext:value-type="string">
            <text:p>2020-04-22 22:50:29</text:p>
          </table:table-cell>
          <table:table-cell table:formula="of:=YEAR([.E111])" office:value-type="float" office:value="2019" calcext:value-type="float">
            <text:p>2019</text:p>
          </table:table-cell>
          <table:table-cell table:formula="of:=MONTH([.E111])" office:value-type="float" office:value="7" calcext:value-type="float">
            <text:p>7</text:p>
          </table:table-cell>
          <table:table-cell table:number-columns-repeated="29"/>
        </table:table-row>
        <table:table-row table:style-name="ro3">
          <table:table-cell office:value-type="float" office:value="349" calcext:value-type="float">
            <text:p>349</text:p>
          </table:table-cell>
          <table:table-cell office:value-type="string" calcext:value-type="string">
            <text:p>-u8Mi57BDIY</text:p>
          </table:table-cell>
          <table:table-cell office:value-type="string" calcext:value-type="string">
            <text:p>Unsupervised Data Augmentation</text:p>
          </table:table-cell>
          <table:table-cell office:value-type="string" calcext:value-type="string">
            <text:p>Unsupervised Data Augmentation is able to achieve state-of-the-art Image Classification results using 4,000 out of the 50,000 available labels  for training from CIFAR-10!</text:p>
            <text:p>Paper Link: https://arxiv.org/pdf/1904.12848.pdf</text:p>
          </table:table-cell>
          <table:table-cell table:style-name="ce3" office:value-type="string" calcext:value-type="string">
            <text:p>2019-07-11 21:16:57</text:p>
          </table:table-cell>
          <table:table-cell office:value-type="string" calcext:value-type="string">
            <text:p>Unsupervised Data Augmentation, Data Augmentation, Computer Vision, Text Sentiment Classification, AutoAugment, Sentiment Classification, Deep Learning, Data Science, Machine Learning, Artificial Intelligence, Google AI</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518" calcext:value-type="float">
            <text:p>518</text:p>
          </table:table-cell>
          <table:table-cell office:value-type="float" office:value="513" calcext:value-type="float">
            <text:p>513</text:p>
          </table:table-cell>
          <table:table-cell office:value-type="float" office:value="32" calcext:value-type="float">
            <text:p>32</text:p>
          </table:table-cell>
          <table:table-cell table:number-columns-repeated="3" office:value-type="float" office:value="0" calcext:value-type="float">
            <text:p>0</text:p>
          </table:table-cell>
          <table:table-cell office:value-type="string" calcext:value-type="string">
            <text:p>gan, arxiv.org/</text:p>
          </table:table-cell>
          <table:table-cell table:style-name="ce3" office:value-type="string" calcext:value-type="string">
            <text:p>2020-04-25 10:58:16</text:p>
          </table:table-cell>
          <table:table-cell table:formula="of:=YEAR([.E112])" office:value-type="float" office:value="2019" calcext:value-type="float">
            <text:p>2019</text:p>
          </table:table-cell>
          <table:table-cell table:formula="of:=MONTH([.E112])" office:value-type="float" office:value="7" calcext:value-type="float">
            <text:p>7</text:p>
          </table:table-cell>
          <table:table-cell table:number-columns-repeated="29"/>
        </table:table-row>
        <table:table-row table:style-name="ro3">
          <table:table-cell office:value-type="float" office:value="365" calcext:value-type="float">
            <text:p>365</text:p>
          </table:table-cell>
          <table:table-cell office:value-type="string" calcext:value-type="string">
            <text:p>gNr66WddOMU</text:p>
          </table:table-cell>
          <table:table-cell office:value-type="string" calcext:value-type="string">
            <text:p>LIVE on 21/July/2019: How to build IoT+ AI systems end to end | Applied AI Course</text:p>
          </table:table-cell>
          <table:table-cell office:value-type="string" calcext:value-type="string">
            <text:p>AppliedAICourse.com</text:p>
            <text:p>You may watch the live session at https://youtu.be/7Pf23JJPzdA </text:p>
            <text:p/>
            <text:p>#ArtificialIntelligence,#MachineLearning,#DeepLearning,#DataScience,#NLP,#AI,#ML</text:p>
          </table:table-cell>
          <table:table-cell table:style-name="ce3" office:value-type="string" calcext:value-type="string">
            <text:p>2019-07-16 03:43:47</text:p>
          </table:table-cell>
          <table:table-cell office:value-type="string" calcext:value-type="string">
            <text:p>Data Science, Machine Learning, Deep Learning, NLP, AI, Big Data, How to build IoT+ AI systems end to end</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16" calcext:value-type="float">
            <text:p>216</text:p>
          </table:table-cell>
          <table:table-cell office:value-type="float" office:value="4888" calcext:value-type="float">
            <text:p>4888</text:p>
          </table:table-cell>
          <table:table-cell office:value-type="float" office:value="148" calcext:value-type="float">
            <text:p>148</text:p>
          </table:table-cell>
          <table:table-cell office:value-type="float" office:value="1" calcext:value-type="float">
            <text:p>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39</text:p>
          </table:table-cell>
          <table:table-cell table:formula="of:=YEAR([.E113])" office:value-type="float" office:value="2019" calcext:value-type="float">
            <text:p>2019</text:p>
          </table:table-cell>
          <table:table-cell table:formula="of:=MONTH([.E113])" office:value-type="float" office:value="7" calcext:value-type="float">
            <text:p>7</text:p>
          </table:table-cell>
          <table:table-cell table:number-columns-repeated="29"/>
        </table:table-row>
        <table:table-row table:style-name="ro3">
          <table:table-cell office:value-type="float" office:value="364" calcext:value-type="float">
            <text:p>364</text:p>
          </table:table-cell>
          <table:table-cell office:value-type="string" calcext:value-type="string">
            <text:p>7Pf23JJPzdA</text:p>
          </table:table-cell>
          <table:table-cell office:value-type="string" calcext:value-type="string">
            <text:p>LIVE on 21st July 2019: How to build IoT + AI systems. | Applied AI Course</text:p>
          </table:table-cell>
          <table:table-cell office:value-type="string" calcext:value-type="string">
            <text:p>appliedaicourse.com</text:p>
            <text:p/>
            <text:p>Link to the notes for this session: https://docs.google.com/document/d/1Z1WFg3RLCxwf6HW2XFqSDnPgJogcLnTj_B88s66fdd8/edit?usp=sharing</text:p>
            <text:p>#ArtificialIntelligence,#MachineLearning,#DeepLearning,#DataScience,#NLP,#AI,#ML,</text:p>
          </table:table-cell>
          <table:table-cell table:style-name="ce3" office:value-type="string" calcext:value-type="string">
            <text:p>2019-07-21 06:19:58</text:p>
          </table:table-cell>
          <table:table-cell office:value-type="string" calcext:value-type="string">
            <text:p>#hangoutsonair, Hangouts On Air, #hoa, Data Science, Machine Learning, Deep Learning, NLP, AI, Big Data, livestream</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6317" calcext:value-type="float">
            <text:p>6317</text:p>
          </table:table-cell>
          <table:table-cell office:value-type="float" office:value="7806" calcext:value-type="float">
            <text:p>7806</text:p>
          </table:table-cell>
          <table:table-cell office:value-type="float" office:value="285" calcext:value-type="float">
            <text:p>28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37</text:p>
          </table:table-cell>
          <table:table-cell table:formula="of:=YEAR([.E114])" office:value-type="float" office:value="2019" calcext:value-type="float">
            <text:p>2019</text:p>
          </table:table-cell>
          <table:table-cell table:formula="of:=MONTH([.E114])" office:value-type="float" office:value="7" calcext:value-type="float">
            <text:p>7</text:p>
          </table:table-cell>
          <table:table-cell table:number-columns-repeated="29"/>
        </table:table-row>
        <table:table-row table:style-name="ro3">
          <table:table-cell office:value-type="float" office:value="344" calcext:value-type="float">
            <text:p>344</text:p>
          </table:table-cell>
          <table:table-cell office:value-type="string" calcext:value-type="string">
            <text:p>4VqV31TCsZk</text:p>
          </table:table-cell>
          <table:table-cell office:value-type="string" calcext:value-type="string">
            <text:p>GANs with Fewer Labels</text:p>
          </table:table-cell>
          <table:table-cell office:value-type="string" calcext:value-type="string">
            <text:p>State of the art GAN results using only 20% of the labels! This is a great technique utilizing semi-supervised learning and self-supervised learning to dramatically reduce the need for manual labeling in training Generative Adversarial Networks!</text:p>
            <text:p>Please Subscribe! Thanks for watching!</text:p>
            <text:p/>
            <text:p>Paper Link: https://arxiv.org/pdf/1903.02271.pdf</text:p>
            <text:p>"High-Fidelity Image Generation with Fewer Labels"</text:p>
          </table:table-cell>
          <table:table-cell table:style-name="ce3" office:value-type="string" calcext:value-type="string">
            <text:p>2019-07-22 20:43:10</text:p>
          </table:table-cell>
          <table:table-cell office:value-type="string" calcext:value-type="string">
            <text:p>GANs, High-Fidelity Image Generation With Fewer Labels, Deep Learning, Generative Adversarial Networks, Semi-Supervised Learning, Self-Supervised Learning, Machine Learning, Data Science, Artificial Intelligence, Computer Vision, ImageNet</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24" calcext:value-type="float">
            <text:p>424</text:p>
          </table:table-cell>
          <table:table-cell office:value-type="float" office:value="222" calcext:value-type="float">
            <text:p>222</text:p>
          </table:table-cell>
          <table:table-cell office:value-type="float" office:value="19" calcext:value-type="float">
            <text:p>19</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20</text:p>
          </table:table-cell>
          <table:table-cell table:formula="of:=YEAR([.E115])" office:value-type="float" office:value="2019" calcext:value-type="float">
            <text:p>2019</text:p>
          </table:table-cell>
          <table:table-cell table:formula="of:=MONTH([.E115])" office:value-type="float" office:value="7" calcext:value-type="float">
            <text:p>7</text:p>
          </table:table-cell>
          <table:table-cell table:number-columns-repeated="29"/>
        </table:table-row>
        <table:table-row table:style-name="ro3">
          <table:table-cell office:value-type="float" office:value="346" calcext:value-type="float">
            <text:p>346</text:p>
          </table:table-cell>
          <table:table-cell office:value-type="string" calcext:value-type="string">
            <text:p>Jo86d1jx960</text:p>
          </table:table-cell>
          <table:table-cell office:value-type="string" calcext:value-type="string">
            <text:p>BigBiGAN Unsupervised Learning!</text:p>
          </table:table-cell>
          <table:table-cell office:value-type="string" calcext:value-type="string">
            <text:p>This video explains a model from DeepMind to extract features in an unsupervised way from a Generative Adversarial Network. The key idea in this paper is the scaling up of a previously existing algorithm with an improved GAN model!</text:p>
            <text:p>Please Subscribe! Thanks for watching!</text:p>
            <text:p/>
            <text:p>Paper Link: https://arxiv.org/pdf/1907.02544.pdf</text:p>
          </table:table-cell>
          <table:table-cell table:style-name="ce3" office:value-type="string" calcext:value-type="string">
            <text:p>2019-07-23 20:14:31</text:p>
          </table:table-cell>
          <table:table-cell office:value-type="string" calcext:value-type="string">
            <text:p>BigBiGAN, DeepMind, BiGAN, ALI, Adversarially Learned Inference, Unsupervised Learning, Deep Learning, Machine Learning, Artificial Intelligence, Computer VIsio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81" calcext:value-type="float">
            <text:p>481</text:p>
          </table:table-cell>
          <table:table-cell office:value-type="float" office:value="413" calcext:value-type="float">
            <text:p>413</text:p>
          </table:table-cell>
          <table:table-cell office:value-type="float" office:value="26" calcext:value-type="float">
            <text:p>26</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6</text:p>
          </table:table-cell>
          <table:table-cell table:formula="of:=YEAR([.E116])" office:value-type="float" office:value="2019" calcext:value-type="float">
            <text:p>2019</text:p>
          </table:table-cell>
          <table:table-cell table:formula="of:=MONTH([.E116])" office:value-type="float" office:value="7" calcext:value-type="float">
            <text:p>7</text:p>
          </table:table-cell>
          <table:table-cell table:number-columns-repeated="29"/>
        </table:table-row>
        <table:table-row table:style-name="ro3">
          <table:table-cell office:value-type="float" office:value="340" calcext:value-type="float">
            <text:p>340</text:p>
          </table:table-cell>
          <table:table-cell office:value-type="string" calcext:value-type="string">
            <text:p>-oJWFcexolY</text:p>
          </table:table-cell>
          <table:table-cell office:value-type="string" calcext:value-type="string">
            <text:p>Self-Supervised GANs</text:p>
          </table:table-cell>
          <table:table-cell office:value-type="string" calcext:value-type="string">
            <text:p>Self-Supervised learning describes a set of tasks that can learn useful representations without manual tuning. This paper explores using self-supervision through rotation angle classification to stabilize GAN training and avoid cyclic collapse through catastrophic forgetting in the discriminator. Thanks for watching! Please Subscribe!</text:p>
            <text:p/>
            <text:p>Paper Link: https://arxiv.org/pdf/1811.11212.pdf</text:p>
          </table:table-cell>
          <table:table-cell table:style-name="ce3" office:value-type="string" calcext:value-type="string">
            <text:p>2019-08-01 19:57:06</text:p>
          </table:table-cell>
          <table:table-cell office:value-type="string" calcext:value-type="string">
            <text:p>Self-Supervised Learning, GANs, Generative Adversarial Networks, Self-Supervised GANs, Deep Learning, Machine Learning, Computer Vision, Artificial Intelligence, Data Science, Google AI</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81" calcext:value-type="float">
            <text:p>481</text:p>
          </table:table-cell>
          <table:table-cell office:value-type="float" office:value="518" calcext:value-type="float">
            <text:p>518</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8</text:p>
          </table:table-cell>
          <table:table-cell table:formula="of:=YEAR([.E117])" office:value-type="float" office:value="2019" calcext:value-type="float">
            <text:p>2019</text:p>
          </table:table-cell>
          <table:table-cell table:formula="of:=MONTH([.E117])" office:value-type="float" office:value="8" calcext:value-type="float">
            <text:p>8</text:p>
          </table:table-cell>
          <table:table-cell table:number-columns-repeated="29"/>
        </table:table-row>
        <table:table-row table:style-name="ro3">
          <table:table-cell office:value-type="float" office:value="426" calcext:value-type="float">
            <text:p>426</text:p>
          </table:table-cell>
          <table:table-cell office:value-type="string" calcext:value-type="string">
            <text:p>fcnjHmBcLNQ</text:p>
          </table:table-cell>
          <table:table-cell office:value-type="string" calcext:value-type="string">
            <text:p>3D Style Transfer For Video is Now Possible!</text:p>
          </table:table-cell>
          <table:table-cell office:value-type="string" calcext:value-type="string">
            <text:p> The paper "Stylizing Video by Example" is available here:</text:p>
            <text:p>https://dcgi.fel.cvut.cz/home/sykorad/ebsynth.html</text:p>
            <text:p/>
            <text:p>The app is available here: https://ebsynth.com</text:p>
            <text:p/>
            <text:p>Our earlier episode on StyLit:</text:p>
            <text:p>https://www.youtube.com/watch?v=S7HlxaMmWAU</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3" office:value-type="string" calcext:value-type="string">
            <text:p>2019-08-07 14:51:44</text:p>
          </table:table-cell>
          <table:table-cell office:value-type="string" calcext:value-type="string">
            <text:p>two minute papers, Stylizing Video by Example, style transfer, video style transfer, 3d style transfer</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69" calcext:value-type="float">
            <text:p>169</text:p>
          </table:table-cell>
          <table:table-cell office:value-type="float" office:value="143030" calcext:value-type="float">
            <text:p>143030</text:p>
          </table:table-cell>
          <table:table-cell office:value-type="float" office:value="9735" calcext:value-type="float">
            <text:p>9735</text:p>
          </table:table-cell>
          <table:table-cell office:value-type="float" office:value="49" calcext:value-type="float">
            <text:p>49</text:p>
          </table:table-cell>
          <table:table-cell office:value-type="float" office:value="419" calcext:value-type="float">
            <text:p>419</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4:09</text:p>
          </table:table-cell>
          <table:table-cell table:formula="of:=YEAR([.E118])" office:value-type="float" office:value="2019" calcext:value-type="float">
            <text:p>2019</text:p>
          </table:table-cell>
          <table:table-cell table:formula="of:=MONTH([.E118])" office:value-type="float" office:value="8" calcext:value-type="float">
            <text:p>8</text:p>
          </table:table-cell>
          <table:table-cell table:number-columns-repeated="29"/>
        </table:table-row>
        <table:table-row table:style-name="ro3">
          <table:table-cell office:value-type="float" office:value="363" calcext:value-type="float">
            <text:p>363</text:p>
          </table:table-cell>
          <table:table-cell office:value-type="string" calcext:value-type="string">
            <text:p>_DCLNeeZbnw</text:p>
          </table:table-cell>
          <table:table-cell office:value-type="string" calcext:value-type="string">
            <text:p>LIVE on 11th Aug, 2019: How to Crack ML Competitions? | Applied AI Course</text:p>
          </table:table-cell>
          <table:table-cell office:value-type="string" calcext:value-type="string">
            <text:p>#ArtificialIntelligence,#MachineLearning,#DeepLearning,#DataScience,#NLP,#AI,#ML</text:p>
          </table:table-cell>
          <table:table-cell table:style-name="ce3" office:value-type="string" calcext:value-type="string">
            <text:p>2019-08-08 13:13:47</text:p>
          </table:table-cell>
          <table:table-cell office:value-type="string" calcext:value-type="string">
            <text:p>Data Science, Machine Learning, Deep Learning, NLP, AI, Big Data, How to Crack ML Competition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98" calcext:value-type="float">
            <text:p>298</text:p>
          </table:table-cell>
          <table:table-cell office:value-type="float" office:value="3058" calcext:value-type="float">
            <text:p>3058</text:p>
          </table:table-cell>
          <table:table-cell office:value-type="float" office:value="108" calcext:value-type="float">
            <text:p>108</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36</text:p>
          </table:table-cell>
          <table:table-cell table:formula="of:=YEAR([.E119])" office:value-type="float" office:value="2019" calcext:value-type="float">
            <text:p>2019</text:p>
          </table:table-cell>
          <table:table-cell table:formula="of:=MONTH([.E119])" office:value-type="float" office:value="8" calcext:value-type="float">
            <text:p>8</text:p>
          </table:table-cell>
          <table:table-cell table:number-columns-repeated="29"/>
        </table:table-row>
        <table:table-row table:style-name="ro3">
          <table:table-cell office:value-type="float" office:value="234" calcext:value-type="float">
            <text:p>234</text:p>
          </table:table-cell>
          <table:table-cell office:value-type="string" calcext:value-type="string">
            <text:p>BA-Z0KJIyJs</text:p>
          </table:table-cell>
          <table:table-cell office:value-type="string" calcext:value-type="string">
            <text:p>WaveGAN Explained!</text:p>
          </table:table-cell>
          <table:table-cell office:value-type="string" calcext:value-type="string">
            <text:p>This video explains how WaveGAN adapts Generative Adversarial Networks (More specifically the DCGAN architecture) to generate Audio data rather than heavily studied Image data.</text:p>
            <text:p>Thanks for watching! Please Subscribe!</text:p>
            <text:p/>
            <text:p>Paper Link: https://arxiv.org/abs/1802.04208</text:p>
            <text:p/>
            <text:p>(Book Recommendation) Generative Deep Learning: https://www.amzn.to/31tQCJc</text:p>
          </table:table-cell>
          <table:table-cell table:style-name="ce3" office:value-type="string" calcext:value-type="string">
            <text:p>2019-08-13 19:56:55</text:p>
          </table:table-cell>
          <table:table-cell office:value-type="string" calcext:value-type="string">
            <text:p>WaveGAN, Adversarial Audio Synthesis, GANs, GAN, Generative Adversarial Networks, AI Music, AI Audio, Deep Learning, Machine Learning, Data Science,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517" calcext:value-type="float">
            <text:p>517</text:p>
          </table:table-cell>
          <table:table-cell office:value-type="float" office:value="922" calcext:value-type="float">
            <text:p>922</text:p>
          </table:table-cell>
          <table:table-cell office:value-type="float" office:value="39" calcext:value-type="float">
            <text:p>39</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 arxiv.org/</text:p>
          </table:table-cell>
          <table:table-cell table:style-name="ce3" office:value-type="string" calcext:value-type="string">
            <text:p>2020-04-25 10:58:03</text:p>
          </table:table-cell>
          <table:table-cell table:formula="of:=YEAR([.E120])" office:value-type="float" office:value="2019" calcext:value-type="float">
            <text:p>2019</text:p>
          </table:table-cell>
          <table:table-cell table:formula="of:=MONTH([.E120])" office:value-type="float" office:value="8" calcext:value-type="float">
            <text:p>8</text:p>
          </table:table-cell>
          <table:table-cell table:number-columns-repeated="29"/>
        </table:table-row>
        <table:table-row table:style-name="ro3">
          <table:table-cell office:value-type="float" office:value="339" calcext:value-type="float">
            <text:p>339</text:p>
          </table:table-cell>
          <table:table-cell office:value-type="string" calcext:value-type="string">
            <text:p>yyqfZfnSzcw</text:p>
          </table:table-cell>
          <table:table-cell office:value-type="string" calcext:value-type="string">
            <text:p>VAE-GAN Explained!</text:p>
          </table:table-cell>
          <table:table-cell office:value-type="string" calcext:value-type="string">
            <text:p>This model explains how a GAN can be used to improve the results of a Variational Autoencoder. This example is a great way to understand different generative models such as VAEs and GANs. Thanks for watching! Please Subscribe!</text:p>
            <text:p/>
            <text:p>Paper Link: https://arxiv.org/pdf/1512.09300.pdf</text:p>
          </table:table-cell>
          <table:table-cell table:style-name="ce3" office:value-type="string" calcext:value-type="string">
            <text:p>2019-08-15 20:05:13</text:p>
          </table:table-cell>
          <table:table-cell office:value-type="string" calcext:value-type="string">
            <text:p>VAE-GAN, VAE, GAN, Variational Autoencoder, Generative Adversarial Network</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601" calcext:value-type="float">
            <text:p>601</text:p>
          </table:table-cell>
          <table:table-cell office:value-type="float" office:value="2489" calcext:value-type="float">
            <text:p>2489</text:p>
          </table:table-cell>
          <table:table-cell office:value-type="float" office:value="65" calcext:value-type="float">
            <text:p>6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8</text:p>
          </table:table-cell>
          <table:table-cell table:formula="of:=YEAR([.E121])" office:value-type="float" office:value="2019" calcext:value-type="float">
            <text:p>2019</text:p>
          </table:table-cell>
          <table:table-cell table:formula="of:=MONTH([.E121])" office:value-type="float" office:value="8" calcext:value-type="float">
            <text:p>8</text:p>
          </table:table-cell>
          <table:table-cell table:number-columns-repeated="29"/>
        </table:table-row>
        <table:table-row table:style-name="ro3">
          <table:table-cell office:value-type="float" office:value="145" calcext:value-type="float">
            <text:p>145</text:p>
          </table:table-cell>
          <table:table-cell office:value-type="string" calcext:value-type="string">
            <text:p>Gd1nL3WKucY</text:p>
          </table:table-cell>
          <table:table-cell office:value-type="string" calcext:value-type="string">
            <text:p>Disentangled Representations &amp; Google Research Football with Olivier Bachem - TWIML Talk #293</text:p>
          </table:table-cell>
          <table:table-cell office:value-type="string" calcext:value-type="string">
            <text:p>Today were joined by Olivier Bachem, a research scientist at Google AI on the Brain team.</text:p>
            <text:p/>
            <text:p> Initially, Olivier joined us to discuss his work on Googles research football project, their foray into building a novel reinforcement learning environment, but we spent a fair amount of time exploring his research in disentangled representations. Olivier and Sam also discuss what makes the football environment different than other available reinforcement learning environments like OpenAI Gym and PyGame, what other techniques they explored while using this environment, and whats on the horizon for their team and Football RLE.</text:p>
            <text:p/>
            <text:p> Check out the full show notes at twimlai.com/talk/293.</text:p>
          </table:table-cell>
          <table:table-cell table:style-name="ce3" office:value-type="string" calcext:value-type="string">
            <text:p>2019-08-22 19:12:20</text:p>
          </table:table-cell>
          <table:table-cell office:value-type="string" calcext:value-type="string">
            <text:p>ai, artificial, bachem, brain, data, disentangled, football, google, intelligence, learning, machine, ml, olivier, podcast, reinforcement, representations, research, science, soccer,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612" calcext:value-type="float">
            <text:p>2612</text:p>
          </table:table-cell>
          <table:table-cell office:value-type="float" office:value="312" calcext:value-type="float">
            <text:p>312</text:p>
          </table:table-cell>
          <table:table-cell office:value-type="float" office:value="7" calcext:value-type="float">
            <text:p>7</text:p>
          </table:table-cell>
          <table:table-cell table:number-columns-repeated="3" office:value-type="float" office:value="0" calcext:value-type="float">
            <text:p>0</text:p>
          </table:table-cell>
          <table:table-cell office:value-type="string" calcext:value-type="string">
            <text:p>bert, gan</text:p>
          </table:table-cell>
          <table:table-cell table:style-name="ce3" office:value-type="string" calcext:value-type="string">
            <text:p>2020-04-22 22:55:18</text:p>
          </table:table-cell>
          <table:table-cell table:formula="of:=YEAR([.E122])" office:value-type="float" office:value="2019" calcext:value-type="float">
            <text:p>2019</text:p>
          </table:table-cell>
          <table:table-cell table:formula="of:=MONTH([.E122])" office:value-type="float" office:value="8" calcext:value-type="float">
            <text:p>8</text:p>
          </table:table-cell>
          <table:table-cell table:number-columns-repeated="29"/>
        </table:table-row>
        <table:table-row table:style-name="ro3">
          <table:table-cell office:value-type="float" office:value="406" calcext:value-type="float">
            <text:p>406</text:p>
          </table:table-cell>
          <table:table-cell office:value-type="string" calcext:value-type="string">
            <text:p>IMZkLVBhcig</text:p>
          </table:table-cell>
          <table:table-cell office:value-type="string" calcext:value-type="string">
            <text:p>DeepMinds New AI Dreams Up Videos on Many Topics</text:p>
          </table:table-cell>
          <table:table-cell office:value-type="string" calcext:value-type="string">
            <text:p> The paper "Efficient Video Generation on Complex Datasets" is available here:</text:p>
            <text:p>https://arxiv.org/abs/1907.06571</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3" office:value-type="string" calcext:value-type="string">
            <text:p>2019-08-27 15:01:10</text:p>
          </table:table-cell>
          <table:table-cell office:value-type="string" calcext:value-type="string">
            <text:p>two minute papers, deep learning, ai, deepmind</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6" calcext:value-type="float">
            <text:p>206</text:p>
          </table:table-cell>
          <table:table-cell office:value-type="float" office:value="68893" calcext:value-type="float">
            <text:p>68893</text:p>
          </table:table-cell>
          <table:table-cell office:value-type="float" office:value="3166" calcext:value-type="float">
            <text:p>3166</text:p>
          </table:table-cell>
          <table:table-cell office:value-type="float" office:value="43" calcext:value-type="float">
            <text:p>43</text:p>
          </table:table-cell>
          <table:table-cell office:value-type="float" office:value="273" calcext:value-type="float">
            <text:p>273</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05</text:p>
          </table:table-cell>
          <table:table-cell table:formula="of:=YEAR([.E123])" office:value-type="float" office:value="2019" calcext:value-type="float">
            <text:p>2019</text:p>
          </table:table-cell>
          <table:table-cell table:formula="of:=MONTH([.E123])" office:value-type="float" office:value="8" calcext:value-type="float">
            <text:p>8</text:p>
          </table:table-cell>
          <table:table-cell table:number-columns-repeated="29"/>
        </table:table-row>
        <table:table-row table:style-name="ro3">
          <table:table-cell office:value-type="float" office:value="419" calcext:value-type="float">
            <text:p>419</text:p>
          </table:table-cell>
          <table:table-cell office:value-type="string" calcext:value-type="string">
            <text:p>Jnj7OmmOm2Y</text:p>
          </table:table-cell>
          <table:table-cell office:value-type="string" calcext:value-type="string">
            <text:p>This AI Hallucinates Images For You</text:p>
          </table:table-cell>
          <table:table-cell office:value-type="string" calcext:value-type="string">
            <text:p> We are now available on Instagram: https://www.instagram.com/twominutepapers/</text:p>
            <text:p/>
            <text:p> The paper "On the steerability of generative adversarial networks" is available here:</text:p>
            <text:p>https://ali-design.github.io/gan_steerability/</text:p>
            <text:p/>
            <text:p>The paper "Learning a Manifold of Fonts" and its demo are available here:</text:p>
            <text:p>http://vecg.cs.ucl.ac.uk/Projects/projects_fonts/projects_fonts.html</text:p>
            <text:p/>
            <text:p>Our material synthesis paper is available here:</text:p>
            <text:p>https://users.cg.tuwien.ac.at/zsolnai/gfx/gaussian-material-synthesis/</text:p>
            <text:p/>
            <text:p> Pick up cool perks on our Patreon page: https://www.patreon.com/TwoMinutePapers</text:p>
            <text:p/>
            <text:p> We would like to thank our generous Patreon supporters who make Two Minute Papers possible:</text:p>
            <text:p>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3" office:value-type="string" calcext:value-type="string">
            <text:p>2019-09-03 14:50:01</text:p>
          </table:table-cell>
          <table:table-cell office:value-type="string" calcext:value-type="string">
            <text:p>two minute papers,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21" calcext:value-type="float">
            <text:p>221</text:p>
          </table:table-cell>
          <table:table-cell office:value-type="float" office:value="50982" calcext:value-type="float">
            <text:p>50982</text:p>
          </table:table-cell>
          <table:table-cell office:value-type="float" office:value="2115" calcext:value-type="float">
            <text:p>2115</text:p>
          </table:table-cell>
          <table:table-cell office:value-type="float" office:value="37" calcext:value-type="float">
            <text:p>37</text:p>
          </table:table-cell>
          <table:table-cell office:value-type="float" office:value="83" calcext:value-type="float">
            <text:p>83</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3:32</text:p>
          </table:table-cell>
          <table:table-cell table:formula="of:=YEAR([.E124])" office:value-type="float" office:value="2019" calcext:value-type="float">
            <text:p>2019</text:p>
          </table:table-cell>
          <table:table-cell table:formula="of:=MONTH([.E124])" office:value-type="float" office:value="9" calcext:value-type="float">
            <text:p>9</text:p>
          </table:table-cell>
          <table:table-cell table:number-columns-repeated="29"/>
        </table:table-row>
        <table:table-row table:style-name="ro3">
          <table:table-cell office:value-type="float" office:value="402" calcext:value-type="float">
            <text:p>402</text:p>
          </table:table-cell>
          <table:table-cell office:value-type="string" calcext:value-type="string">
            <text:p>nXGHJTtFYRU</text:p>
          </table:table-cell>
          <table:table-cell office:value-type="string" calcext:value-type="string">
            <text:p>Dynamic Routing Between Capsules</text:p>
          </table:table-cell>
          <table:table-cell office:value-type="string" calcext:value-type="string">
            <text:p>Geoff Hinton's next big idea! Capsule Networks are an alternative way of implementing neural networks by dividing each layer into capsules. Each capsule is responsible for detecting the presence and properties of one particular entity in the input sample. This information is then allocated dynamically to higher-level capsules in a novel and unconventional routing scheme. While Capsule Networks are still in their infancy, they are an exciting and promising new direction.</text:p>
            <text:p/>
            <text:p>Abstract:</text:p>
            <text:p>A capsule is a group of neurons whose activity vector represents the instantiation parameters of a specific type of entity such as an object or an object part. We use the length of the activity vector to represent the probability that the entity exists and its orientation to represent the instantiation parameters. Active capsules at one level make predictions, via transformation matrices, for the instantiation parameters of higher-level capsules. When multiple predictions agree, a higher level capsule becomes active. We show that a discrimininatively trained, multi-layer capsule system achieves state-of-the-art performance on MNIST and is considerably better than a convolutional net at recognizing highly overlapping digits. To achieve these results we use an iterative routing-by-agreement mechanism: A lower-level capsule prefers to send its output to higher level capsules whose activity vectors have a big scalar product with the prediction coming from the lower-level capsule.</text:p>
            <text:p/>
            <text:p>Authors: Sara Sabour, Nicholas Frosst, Geoffrey E Hinton</text:p>
            <text:p/>
            <text:p>https://arxiv.org/abs/1710.09829</text:p>
            <text:p/>
            <text:p/>
            <text:p>YouTube: https://www.youtube.com/c/yannickilcher</text:p>
            <text:p>Twitter: https://twitter.com/ykilcher</text:p>
            <text:p>Minds: https://www.minds.com/ykilcher</text:p>
            <text:p>BitChute: https://www.bitchute.com/channel/10a5ui845DOJ/</text:p>
          </table:table-cell>
          <table:table-cell table:style-name="ce3" office:value-type="string" calcext:value-type="string">
            <text:p>2019-09-04 14:02:31</text:p>
          </table:table-cell>
          <table:table-cell office:value-type="string" calcext:value-type="string">
            <text:p>machine learning, deep learning, capsules, capsule networks, google brain, hinton, jeff hinton, geoff hinton, routing, neural networks, convolution, convolutional neural networks, deep neural networks, cnns, mnist, multimnist, disentanglement, architecture, reconstruction, alternative, dnn, ml, ai, artificial intelligence, brain, visual system, classifier, image, nonlinearity, entities, objects, capsule, network</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2527" calcext:value-type="float">
            <text:p>2527</text:p>
          </table:table-cell>
          <table:table-cell office:value-type="float" office:value="1064" calcext:value-type="float">
            <text:p>1064</text:p>
          </table:table-cell>
          <table:table-cell office:value-type="float" office:value="49" calcext:value-type="float">
            <text:p>49</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24</text:p>
          </table:table-cell>
          <table:table-cell table:formula="of:=YEAR([.E125])" office:value-type="float" office:value="2019" calcext:value-type="float">
            <text:p>2019</text:p>
          </table:table-cell>
          <table:table-cell table:formula="of:=MONTH([.E125])" office:value-type="float" office:value="9" calcext:value-type="float">
            <text:p>9</text:p>
          </table:table-cell>
          <table:table-cell table:number-columns-repeated="29"/>
        </table:table-row>
        <table:table-row table:style-name="ro3">
          <table:table-cell office:value-type="float" office:value="17" calcext:value-type="float">
            <text:p>17</text:p>
          </table:table-cell>
          <table:table-cell office:value-type="string" calcext:value-type="string">
            <text:p>MIEA8azwu1k</text:p>
          </table:table-cell>
          <table:table-cell office:value-type="string" calcext:value-type="string">
            <text:p>DEEP LEARNING MEME REVIEW - Episode 1</text:p>
          </table:table-cell>
          <table:table-cell office:value-type="string" calcext:value-type="string">
            <text:p>The wait is finally over! Antonio and I discuss the best, funniest and dankest memes of the machine learning world. Join us for a laugh!</text:p>
          </table:table-cell>
          <table:table-cell table:style-name="ce3" office:value-type="string" calcext:value-type="string">
            <text:p>2019-09-05 14:30:00</text:p>
          </table:table-cell>
          <table:table-cell office:value-type="string" calcext:value-type="string">
            <text:p>deep learning, memes, meme review, artificial intelligence, review, discussion, reaction, ai, machine learning, ml, dnn, gpu, deep neural network, ml memes, deep learning memes, machine learning memes, funny, gpus, classifier, hinton, turing award, bert, xlnet, optimization, error rate, culture, community, research</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698" calcext:value-type="float">
            <text:p>698</text:p>
          </table:table-cell>
          <table:table-cell office:value-type="float" office:value="4273" calcext:value-type="float">
            <text:p>4273</text:p>
          </table:table-cell>
          <table:table-cell office:value-type="float" office:value="195" calcext:value-type="float">
            <text:p>195</text:p>
          </table:table-cell>
          <table:table-cell office:value-type="float" office:value="4" calcext:value-type="float">
            <text:p>4</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bert, gan</text:p>
          </table:table-cell>
          <table:table-cell table:style-name="ce3" office:value-type="string" calcext:value-type="string">
            <text:p>2020-04-22 22:52:30</text:p>
          </table:table-cell>
          <table:table-cell table:formula="of:=YEAR([.E126])" office:value-type="float" office:value="2019" calcext:value-type="float">
            <text:p>2019</text:p>
          </table:table-cell>
          <table:table-cell table:formula="of:=MONTH([.E126])" office:value-type="float" office:value="9" calcext:value-type="float">
            <text:p>9</text:p>
          </table:table-cell>
          <table:table-cell table:number-columns-repeated="29"/>
        </table:table-row>
        <table:table-row table:style-name="ro3">
          <table:table-cell office:value-type="float" office:value="357" calcext:value-type="float">
            <text:p>357</text:p>
          </table:table-cell>
          <table:table-cell office:value-type="string" calcext:value-type="string">
            <text:p>-mxpn95uxS4</text:p>
          </table:table-cell>
          <table:table-cell office:value-type="string" calcext:value-type="string">
            <text:p>Novelty Search for Neuroevolution!</text:p>
          </table:table-cell>
          <table:table-cell office:value-type="string" calcext:value-type="string">
            <text:p>This video explains an algorithm achieving much better results on control tasks like Maze Navigation and Biped Locomotion by evaluating members in an evolutionary algorithm based on novelty rather than fitness! The paper link is in the description below, as well as a link to a previous video on the NEAT algorithm in which the novelty search objective is implemented on top of! </text:p>
            <text:p>Thanks for watching! Please Subscribe!</text:p>
            <text:p/>
            <text:p>Paper Link: https://www.cs.swarthmore.edu/~meeden/DevelopmentalRobotics/lehman_ecj11.pdf</text:p>
            <text:p>NEAT explained: https://www.youtube.com/watch?v=b3D8jPmcw-g&amp;t=6s</text:p>
          </table:table-cell>
          <table:table-cell table:style-name="ce3" office:value-type="string" calcext:value-type="string">
            <text:p>2019-09-10 20:27:31</text:p>
          </table:table-cell>
          <table:table-cell office:value-type="string" calcext:value-type="string">
            <text:p>Novelty Search, Neuroevolution, Quality Diversity, Evolution, Deep Learning, Computational Evolution, Genetic algorithms, Evolutionary algorithms, Machine Learning, Artificial Intelligence, Data Science, Maze Navigation, Biped Locomotio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28" calcext:value-type="float">
            <text:p>728</text:p>
          </table:table-cell>
          <table:table-cell office:value-type="float" office:value="456" calcext:value-type="float">
            <text:p>456</text:p>
          </table:table-cell>
          <table:table-cell office:value-type="float" office:value="22" calcext:value-type="float">
            <text:p>2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0:16</text:p>
          </table:table-cell>
          <table:table-cell table:formula="of:=YEAR([.E127])" office:value-type="float" office:value="2019" calcext:value-type="float">
            <text:p>2019</text:p>
          </table:table-cell>
          <table:table-cell table:formula="of:=MONTH([.E127])" office:value-type="float" office:value="9" calcext:value-type="float">
            <text:p>9</text:p>
          </table:table-cell>
          <table:table-cell table:number-columns-repeated="29"/>
        </table:table-row>
        <table:table-row table:style-name="ro3">
          <table:table-cell office:value-type="float" office:value="360" calcext:value-type="float">
            <text:p>360</text:p>
          </table:table-cell>
          <table:table-cell office:value-type="string" calcext:value-type="string">
            <text:p>dCKbRCUyop8</text:p>
          </table:table-cell>
          <table:table-cell office:value-type="string" calcext:value-type="string">
            <text:p>Face editing with Generative Adversarial Networks</text:p>
          </table:table-cell>
          <table:table-cell office:value-type="string" calcext:value-type="string">
            <text:p>Link to Notebooks:</text:p>
            <text:p>https://drive.google.com/open?id=1LBWcmnUPoHDeaYlRiHokGyjywIdyhAQb</text:p>
            <text:p/>
            <text:p>Link to the StyleGAN paper: https://arxiv.org/abs/1812.04948</text:p>
            <text:p>Link to GAN blogpost: http://hunterheidenreich.com/blog/gan-objective-functions/</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 </text:p>
            <text:p/>
            <text:p>--------------------------------</text:p>
            <text:p/>
            <text:p>This episode covers one of the greatest ideas in Deep Learning of the past couple of years: Generative Adversarial Networks.</text:p>
            <text:p/>
            <text:p>I first explain how a generative adversarial network (GAN) really works. After this general overview, we go into the specific objective function that is optimized during training. We then dive into Nvidia's StyleGAN model and learn how we can manipulate it's latent space to morph arbitrary images of faces.</text:p>
            <text:p/>
            <text:p>This video comes with a complete Google Colab notebook to reproduce &amp; play with all the examples shown in the video!</text:p>
          </table:table-cell>
          <table:table-cell table:style-name="ce3" office:value-type="string" calcext:value-type="string">
            <text:p>2019-09-13 15:31:21</text:p>
          </table:table-cell>
          <table:table-cell office:value-type="string" calcext:value-type="string">
            <text:p>Generative Adversarial Network, GAN, Deep Learning, AI, Nvidia, Deep Generative model, generated faces, Artificial Intelligence, fake media, StyleGAN, Generative, Neural Networks, generative adversarial networks, GANs, face editing, face morphing, StyleGAN2</text:p>
          </table:table-cell>
          <table:table-cell office:value-type="string" calcext:value-type="string">
            <text:p>NULL</text:p>
          </table:table-cell>
          <table:table-cell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1527" calcext:value-type="float">
            <text:p>1527</text:p>
          </table:table-cell>
          <table:table-cell office:value-type="float" office:value="96400" calcext:value-type="float">
            <text:p>96400</text:p>
          </table:table-cell>
          <table:table-cell office:value-type="float" office:value="3680" calcext:value-type="float">
            <text:p>3680</text:p>
          </table:table-cell>
          <table:table-cell office:value-type="float" office:value="23" calcext:value-type="float">
            <text:p>23</text:p>
          </table:table-cell>
          <table:table-cell office:value-type="float" office:value="258" calcext:value-type="float">
            <text:p>258</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5:49</text:p>
          </table:table-cell>
          <table:table-cell table:formula="of:=YEAR([.E128])" office:value-type="float" office:value="2019" calcext:value-type="float">
            <text:p>2019</text:p>
          </table:table-cell>
          <table:table-cell table:formula="of:=MONTH([.E128])" office:value-type="float" office:value="9" calcext:value-type="float">
            <text:p>9</text:p>
          </table:table-cell>
          <table:table-cell table:number-columns-repeated="29"/>
        </table:table-row>
        <table:table-row table:style-name="ro3">
          <table:table-cell office:value-type="float" office:value="394" calcext:value-type="float">
            <text:p>394</text:p>
          </table:table-cell>
          <table:table-cell office:value-type="string" calcext:value-type="string">
            <text:p>FZBFV7xfGaY</text:p>
          </table:table-cell>
          <table:table-cell office:value-type="string" calcext:value-type="string">
            <text:p>Generative Modeling Applications</text:p>
          </table:table-cell>
          <table:table-cell office:value-type="string" calcext:value-type="string">
            <text:p>Generative modeling technology is changing the face of the Internet as you read this. It's now possible to design automated systems that can write novels, act as talking heads in videos, and compose music. We are in an absolute renaissance for creativity, the tools are your disposal to tell stories and create new realities have never been so powerful. In this episode, I'll explain how generative modeling works by demoing 3 examples that you can try yourself in your web browser. We'll generate music, faces, and 3D objects, all without having to install any dependencies locally! Newcomers, rejoice. I'll explain how it works at a mathematical level (my favorite), enjoy! </text:p>
            <text:p/>
            <text:p>Demo 1 (Generating Music): </text:p>
            <text:p>https://colab.research.google.com/notebooks/magenta/piano_transformer/piano_transformer.ipynb</text:p>
            <text:p/>
            <text:p>Demo 2 (Generating Faces):</text:p>
            <text:p>https://colab.research.google.com/github/tensorflow/hub/blob/master/examples/colab/tf_hub_generative_image_module.ipynb</text:p>
            <text:p/>
            <text:p>Demo 3 (Generating 3D Objects):</text:p>
            <text:p>https://colab.research.google.com/github/tensorflow/lucid/blob/master/notebooks/differentiable-parameterizations/style_transfer_3d.ipynb</text:p>
            <text:p/>
            <text:p>Autoencoders explained:</text:p>
            <text:p>https://www.youtube.com/watch?v=H1AllrJ-_30</text:p>
            <text:p/>
            <text:p>Generative Adversarial Networks explained:</text:p>
            <text:p>https://www.youtube.com/watch?v=yz6dNf7X7SA</text:p>
            <text:p/>
            <text:p>Sequence Models explained:</text:p>
            <text:p>https://www.youtube.com/watch?v=ElmBrKyMXxs</text:p>
            <text:p/>
            <text:p>Generative Modeling explained:</text:p>
            <text:p>https://www.youtube.com/watch?v=PhCM3qoRZHE</text:p>
            <text:p/>
            <text:p>Are you a total beginner to machine learning? Watch this:</text:p>
            <text:p>https://www.youtube.com/watch?v=Cr6VqTRO1v0</text:p>
            <text:p/>
            <text:p>My AI Startup video:</text:p>
            <text:p>https://www.youtube.com/watch?v=NzmoPqte4V4</text:p>
            <text:p/>
            <text:p>Join us in the Wizards Slack channel:</text:p>
            <text:p>http://wizards.herokuapp.com/</text:p>
            <text:p/>
            <text:p>INSTAGRAM: https://bit.ly/312pLUb</text:p>
            <text:p>FACEBOOK: https://bit.ly/2OqOhx1</text:p>
            <text:p>TWITTER: https://bit.ly/2OHYLbB</text:p>
            <text:p>WEBSITE: https://bit.ly/2OoVPQF</text:p>
            <text:p/>
            <text:p>Hit the Join button above to sign up to become a member of my channel for access to exclusive live streams!</text:p>
            <text:p/>
            <text:p>Join us at the School of AI:</text:p>
            <text:p>https://theschool.ai/</text:p>
            <text:p/>
            <text:p>Signup for my newsletter for exciting updates in the field of AI:</text:p>
            <text:p>https://goo.gl/FZzJ5w</text:p>
            <text:p/>
            <text:p>And please support me on Patreon:</text:p>
            <text:p>https://www.patreon.com/user?u=3191693</text:p>
          </table:table-cell>
          <table:table-cell table:style-name="ce3" office:value-type="string" calcext:value-type="string">
            <text:p>2019-09-30 19:01:11</text:p>
          </table:table-cell>
          <table:table-cell office:value-type="string" calcext:value-type="string">
            <text:p>generative adversarial network, GAN, progan, nvidia, siraj raval, 3D Modeling, 3d Objects, autoencoder, neural network, deep learning, machine learning, artificial intelligence, software, engineering, code, coding, programming, colab, google, python, demo, tutorial, probability theory, probability, probability function, generative modeling, data, data distribution, discriminative modeling</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49" calcext:value-type="float">
            <text:p>749</text:p>
          </table:table-cell>
          <table:table-cell office:value-type="float" office:value="18951" calcext:value-type="float">
            <text:p>18951</text:p>
          </table:table-cell>
          <table:table-cell office:value-type="float" office:value="750" calcext:value-type="float">
            <text:p>750</text:p>
          </table:table-cell>
          <table:table-cell office:value-type="float" office:value="369" calcext:value-type="float">
            <text:p>369</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00</text:p>
          </table:table-cell>
          <table:table-cell table:formula="of:=YEAR([.E129])" office:value-type="float" office:value="2019" calcext:value-type="float">
            <text:p>2019</text:p>
          </table:table-cell>
          <table:table-cell table:formula="of:=MONTH([.E129])" office:value-type="float" office:value="9" calcext:value-type="float">
            <text:p>9</text:p>
          </table:table-cell>
          <table:table-cell table:number-columns-repeated="29"/>
        </table:table-row>
        <table:table-row table:style-name="ro3">
          <table:table-cell office:value-type="float" office:value="356" calcext:value-type="float">
            <text:p>356</text:p>
          </table:table-cell>
          <table:table-cell office:value-type="string" calcext:value-type="string">
            <text:p>rCpvXZSaNlQ</text:p>
          </table:table-cell>
          <table:table-cell office:value-type="string" calcext:value-type="string">
            <text:p>AI Weekly Update #7 October 6th, 2019</text:p>
          </table:table-cell>
          <table:table-cell office:value-type="string" calcext:value-type="string">
            <text:p>2:08 Tensorflow 2.0</text:p>
            <text:p>4:20 HuggingFace Transformers in Tensorflow 2.0</text:p>
            <text:p>5:06 Berkeley Deep Dynamics Models for Dexterous Manipulation</text:p>
            <text:p>7:10 Distill - The Paths Perspective on Value Learning</text:p>
            <text:p>8:56 Google Quantum Control with Reinforcement Learning</text:p>
            <text:p>9:40 Google Paraphrase Understanding Dataset</text:p>
            <text:p>11:10 Google Multilingual Speech Recognition</text:p>
            <text:p>12:05 DeepMind SPIRAL++</text:p>
            <text:p>14:25 Facebook Neural Code Search Dataset</text:p>
            <text:p>15:33 NVIDIA Jetson Project of the Month - ShAIdes</text:p>
            <text:p>17:12 NVIDIA GauGAN Artistic AI</text:p>
            <text:p>17:46 NVIDIA Skydio 2</text:p>
            <text:p>18:30 NVIDIA TensorRT Tensorflow 2.0</text:p>
            <text:p>19:08 Neurala TensorRT 7x Speedup</text:p>
            <text:p>19:30 Clinc Conversational AI Platform</text:p>
            <text:p>20:00 NVIDIA GAN-augmented datasets</text:p>
            <text:p>21:15 NVIDIA DRIVE AGX</text:p>
            <text:p>21:45 Deep Learning: Our Miraculous Year 1990-1991</text:p>
            <text:p>22:35 DeepMind Causal Bayesian Networks</text:p>
            <text:p>23:25 Toyota Research - Robots in the Home</text:p>
            <text:p>24:00 LossLandscape</text:p>
            <text:p>24:30 TheBatch</text:p>
            <text:p/>
            <text:p>https://distill.pub/2019/paths-perspective-on-value-learning/</text:p>
            <text:p>https://bair.berkeley.edu/blog/2019/09/30/deep-dynamics/</text:p>
            <text:p>https://sites.google.com/view/pddm/</text:p>
            <text:p>https://ai.googleblog.com/2019/10/improving-quantum-computation-with.html</text:p>
            <text:p>https://ai.googleblog.com/2019/10/releasing-paws-and-paws-x-two-new.html</text:p>
            <text:p>https://ai.googleblog.com/2019/09/large-scale-multilingual-speech.html</text:p>
            <text:p>https://ai.facebook.com/blog/neural-code-search-evaluation-dataset/</text:p>
            <text:p>https://learning-to-paint.github.io/</text:p>
            <text:p>https://medium.com/tensorflow/tensorflow-2-0-is-now-available-57d706c2a9ab</text:p>
            <text:p>https://colab.research.google.com/drive/1UCJt8EYjlzCs1H1d1X0iDGYJsHKwu-NO#scrollTo=zecO65f2Ph7O</text:p>
            <text:p>https://github.com/huggingface/transformers/releases/tag/v2.0.0</text:p>
            <text:p>https://developer.nvidia.com/embedded/community/jetson-projects?linkId=100000008347118#shaides</text:p>
            <text:p>https://blogs.nvidia.com/blog/2019/10/02/artist-ai-tools-sci-fi-modeling/</text:p>
            <text:p>https://blogs.nvidia.com/blog/2019/10/01/teen-developer-early-detection-ai-brain-disease/</text:p>
            <text:p>https://blogs.nvidia.com/blog/2019/09/30/clinc-gets-customer-traction-for-conversational-ai-research-nvidia-gpu/</text:p>
            <text:p>https://news.developer.nvidia.com/how-drive-agx-cuda-and-tensorrt-achieve-fast-accurate-autonomous-vehicle-perception/</text:p>
            <text:p>https://news.developer.nvidia.com/skydio-2-jetson-tx2-drone/</text:p>
            <text:p>https://news.developer.nvidia.com/tensorflow-2-0-with-tighter-tensorrt-integration-now-available/</text:p>
            <text:p>http://people.idsia.ch/~juergen/deep-learning-miraculous-year-1990-1991.html</text:p>
            <text:p>https://losslandscape.com/</text:p>
            <text:p>https://deepmind.com/blog/article/Causal_Bayesian_Networks</text:p>
            <text:p>https://info.deeplearning.ai/the-batch-google-achieves-quantum-supremacy-amazon-aims-to-sway-lawmakers-ai-predicts-basketball-plays-face-detector-preserves-privacy</text:p>
            <text:p/>
            <text:p>Thanks for watching the 7th episode of AI Research Weekly Update! </text:p>
            <text:p>Please Subscribe!</text:p>
          </table:table-cell>
          <table:table-cell table:style-name="ce3" office:value-type="string" calcext:value-type="string">
            <text:p>2019-10-06 19:58:30</text:p>
          </table:table-cell>
          <table:table-cell office:value-type="string" calcext:value-type="string">
            <text:p>Artificial Intelligence, AI, AI News, Artificial Intelligence News, AI Update, Artificial Intelligence Update, Deep Learning, Machine Learning, Data Sci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684" calcext:value-type="float">
            <text:p>1684</text:p>
          </table:table-cell>
          <table:table-cell office:value-type="float" office:value="661" calcext:value-type="float">
            <text:p>661</text:p>
          </table:table-cell>
          <table:table-cell office:value-type="float" office:value="45" calcext:value-type="float">
            <text:p>45</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gan, transformer</text:p>
          </table:table-cell>
          <table:table-cell table:style-name="ce3" office:value-type="string" calcext:value-type="string">
            <text:p>2020-04-22 23:12:38</text:p>
          </table:table-cell>
          <table:table-cell table:formula="of:=YEAR([.E130])" office:value-type="float" office:value="2019" calcext:value-type="float">
            <text:p>2019</text:p>
          </table:table-cell>
          <table:table-cell table:formula="of:=MONTH([.E130])" office:value-type="float" office:value="10" calcext:value-type="float">
            <text:p>10</text:p>
          </table:table-cell>
          <table:table-cell table:number-columns-repeated="29"/>
        </table:table-row>
        <table:table-row table:style-name="ro3">
          <table:table-cell office:value-type="float" office:value="248" calcext:value-type="float">
            <text:p>248</text:p>
          </table:table-cell>
          <table:table-cell office:value-type="string" calcext:value-type="string">
            <text:p>aiiThJyM7tU</text:p>
          </table:table-cell>
          <table:table-cell office:value-type="string" calcext:value-type="string">
            <text:p>LIVE on 20th Oct 2019: Encoder-Decoder-Models + Attention Models | Applied Ai Course</text:p>
          </table:table-cell>
          <table:table-cell office:value-type="string" calcext:value-type="string">
            <text:p>AppliedAICourse.com</text:p>
            <text:p/>
            <text:p>#ArtificialIntelligence,#MachineLearning,#DeepLearning,#DataScience,#NLP,#AI,#ML,#EncoderDecoder</text:p>
          </table:table-cell>
          <table:table-cell table:style-name="ce3" office:value-type="string" calcext:value-type="string">
            <text:p>2019-10-17 11:40:05</text:p>
          </table:table-cell>
          <table:table-cell office:value-type="string" calcext:value-type="string">
            <text:p>Data Science, Machine Learning, Deep Learning, NLP, AI, Big Data, Encoder Decoder Model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36" calcext:value-type="float">
            <text:p>236</text:p>
          </table:table-cell>
          <table:table-cell office:value-type="float" office:value="2081" calcext:value-type="float">
            <text:p>2081</text:p>
          </table:table-cell>
          <table:table-cell office:value-type="float" office:value="78" calcext:value-type="float">
            <text:p>78</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attention, gan, transformer</text:p>
          </table:table-cell>
          <table:table-cell table:style-name="ce3" office:value-type="string" calcext:value-type="string">
            <text:p>2020-04-22 23:12:57</text:p>
          </table:table-cell>
          <table:table-cell table:formula="of:=YEAR([.E131])" office:value-type="float" office:value="2019" calcext:value-type="float">
            <text:p>2019</text:p>
          </table:table-cell>
          <table:table-cell table:formula="of:=MONTH([.E131])" office:value-type="float" office:value="10" calcext:value-type="float">
            <text:p>10</text:p>
          </table:table-cell>
          <table:table-cell table:number-columns-repeated="29"/>
        </table:table-row>
        <table:table-row table:style-name="ro3">
          <table:table-cell office:value-type="float" office:value="422" calcext:value-type="float">
            <text:p>422</text:p>
          </table:table-cell>
          <table:table-cell office:value-type="string" calcext:value-type="string">
            <text:p>Lu56xVlZ40M</text:p>
          </table:table-cell>
          <table:table-cell office:value-type="string" calcext:value-type="string">
            <text:p>OpenAI Plays Hide and Seekand Breaks The Game! </text:p>
          </table:table-cell>
          <table:table-cell office:value-type="string" calcext:value-type="string">
            <text:p> Check out Weights &amp; Biases here and sign up for a free demo: https://www.wandb.com/papers</text:p>
            <text:p/>
            <text:p>Their blog post is available here: https://www.wandb.com/articles/better-paths-through-idea-space</text:p>
            <text:p/>
            <text:p> The paper "Emergent Tool Use from Multi-Agent Interaction" is available here:</text:p>
            <text:p>https://openai.com/blog/emergent-tool-use/</text:p>
            <text:p/>
            <text:p> Watch these videos in early access on our Patreon page or join us here on YouTube: </text:p>
            <text:p>- https://www.patreon.com/TwoMinutePapers</text:p>
            <text:p>- https://www.youtube.com/channel/UCbfYPyITQ-7l4upoX8nvctg/join</text:p>
            <text:p/>
            <text:p> We would like to thank our generous Patreon supporters who make Two Minute Papers possible:</text:p>
            <text:p>Alex Haro, Andrew Melnychuk, Angelos Evripiotis, Anthony Vdovitchenko, Brian Gilman, Bryan Learn, Christian Ahlin,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ext:p/>
            <text:p>#OpenAI</text:p>
          </table:table-cell>
          <table:table-cell table:style-name="ce3" office:value-type="string" calcext:value-type="string">
            <text:p>2019-10-22 15:59:34</text:p>
          </table:table-cell>
          <table:table-cell office:value-type="string" calcext:value-type="string">
            <text:p>two minute papers, deep learning, ai, openai, openai hide and seek, hide and seek ai, hide and seek</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68" calcext:value-type="float">
            <text:p>368</text:p>
          </table:table-cell>
          <table:table-cell office:value-type="float" office:value="2668393" calcext:value-type="float">
            <text:p>2668393</text:p>
          </table:table-cell>
          <table:table-cell office:value-type="float" office:value="128830" calcext:value-type="float">
            <text:p>128830</text:p>
          </table:table-cell>
          <table:table-cell office:value-type="float" office:value="2141" calcext:value-type="float">
            <text:p>2141</text:p>
          </table:table-cell>
          <table:table-cell office:value-type="float" office:value="3933" calcext:value-type="float">
            <text:p>3933</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3:48</text:p>
          </table:table-cell>
          <table:table-cell table:formula="of:=YEAR([.E132])" office:value-type="float" office:value="2019" calcext:value-type="float">
            <text:p>2019</text:p>
          </table:table-cell>
          <table:table-cell table:formula="of:=MONTH([.E132])" office:value-type="float" office:value="10" calcext:value-type="float">
            <text:p>10</text:p>
          </table:table-cell>
          <table:table-cell table:number-columns-repeated="29"/>
        </table:table-row>
        <table:table-row table:style-name="ro3">
          <table:table-cell office:value-type="float" office:value="109" calcext:value-type="float">
            <text:p>109</text:p>
          </table:table-cell>
          <table:table-cell office:value-type="string" calcext:value-type="string">
            <text:p>S16YXORfZLg</text:p>
          </table:table-cell>
          <table:table-cell office:value-type="string" calcext:value-type="string">
            <text:p>AI Weekly Update #10 - October 28th, 2019</text:p>
          </table:table-cell>
          <table:table-cell office:value-type="string" calcext:value-type="string">
            <text:p>https://ai.googleblog.com/2019/10/audio-and-visual-quality-measurement.html</text:p>
            <text:p>https://arxiv.org/pdf/1910.09470.pdf</text:p>
            <text:p>https://ai.facebook.com/blog/facebook-research-at-iccv-2019/</text:p>
            <text:p>https://ai.facebook.com/blog/research-in-brief-training-ai-to-answer-questions-using-compressed-search-results/</text:p>
            <text:p>https://ai.facebook.com/blog/slowfast-video-recognition-through-dual-frame-rate-analysis/</text:p>
            <text:p>https://www.wandb.com/articles/aerial-segment-dronedeploy</text:p>
            <text:p>https://arxiv.org/pdf/1910.10683.pdf</text:p>
            <text:p>https://medium.com/tensorflow/build-and-deploy-tensorflow-js-models-with-the-power-of-automl-1985b8985083</text:p>
            <text:p>https://blogs.nvidia.com/blog/2019/10/23/deep-learning-brain-hemorrhages/</text:p>
            <text:p>https://nv-adlr.github.io/Mellotron</text:p>
            <text:p>https://bair.berkeley.edu/blog/2019/10/21/coordination/</text:p>
            <text:p>https://blogs.nvidia.com/blog/2019/10/23/drive-labs-panoptic-segmentation/</text:p>
            <text:p>https://www.microsoft.com/en-us/research/blog/getting-a-better-visual-reppoints-detect-objects-with-greater-accuracy-through-flexible-and-adaptive-object-modeling/</text:p>
            <text:p>https://blogs.nvidia.com/blog/2019/10/24/data-science-pc-ai/</text:p>
            <text:p>https://news.developer.nvidia.com/announcing-nvidia-jarvis/</text:p>
            <text:p>https://techcrunch.com/2019/10/23/ai2s-semantic-scholar-expands-to-cover-178-million-papers-in-all-scientific-disciplines/</text:p>
            <text:p>http://ai.stanford.edu/blog/answering-complex-questions/</text:p>
            <text:p>https://ai.facebook.com/blog/research-in-brief-grounded-human-object-interaction-hotspots/</text:p>
            <text:p>https://www.deeplearning.ai/thebatch/</text:p>
            <text:p>https://www.microsoft.com/en-us/research/blog/from-blank-canvas-unfolds-a-scene-gan-based-model-generates-and-modifies-images-based-on-continual-linguistic-instruction/</text:p>
            <text:p>http://newsletter.ruder.io/issues/deep-learning-indaba-eurnlp-ml-echo-chamber-pretrained-lms-reproducibility-papers-199557</text:p>
            <text:p>https://ai.googleblog.com/2019/10/learning-to-smell-using-deep-learning.html</text:p>
            <text:p>https://www.blog.google/products/search/search-language-understanding-bert</text:p>
            <text:p/>
            <text:p>Thanks for watching the 10th episode of AI Research Weekly Update! </text:p>
            <text:p>Please Subscribe!</text:p>
          </table:table-cell>
          <table:table-cell table:style-name="ce3" office:value-type="string" calcext:value-type="string">
            <text:p>2019-10-28 17:34:31</text:p>
          </table:table-cell>
          <table:table-cell office:value-type="string" calcext:value-type="string">
            <text:p>AI News, Artificial Intelligence News, AI Update, Artificila Intelligence Update, Deep Learning News, Deep Learning, Machine Learning News, Machine Learning, Data Science, Technology</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542" calcext:value-type="float">
            <text:p>2542</text:p>
          </table:table-cell>
          <table:table-cell office:value-type="float" office:value="761" calcext:value-type="float">
            <text:p>761</text:p>
          </table:table-cell>
          <table:table-cell office:value-type="float" office:value="41" calcext:value-type="float">
            <text:p>4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gan, transformer, arxiv.org/</text:p>
          </table:table-cell>
          <table:table-cell table:style-name="ce3" office:value-type="string" calcext:value-type="string">
            <text:p>2020-04-25 10:58:11</text:p>
          </table:table-cell>
          <table:table-cell table:formula="of:=YEAR([.E133])" office:value-type="float" office:value="2019" calcext:value-type="float">
            <text:p>2019</text:p>
          </table:table-cell>
          <table:table-cell table:formula="of:=MONTH([.E133])" office:value-type="float" office:value="10" calcext:value-type="float">
            <text:p>10</text:p>
          </table:table-cell>
          <table:table-cell table:number-columns-repeated="29"/>
        </table:table-row>
        <table:table-row table:style-name="ro3">
          <table:table-cell office:value-type="float" office:value="342" calcext:value-type="float">
            <text:p>342</text:p>
          </table:table-cell>
          <table:table-cell office:value-type="string" calcext:value-type="string">
            <text:p>-f8sz8AExdc</text:p>
          </table:table-cell>
          <table:table-cell office:value-type="string" calcext:value-type="string">
            <text:p>SinGAN Explained! (ICCV '19 Best Paper)</text:p>
          </table:table-cell>
          <table:table-cell office:value-type="string" calcext:value-type="string">
            <text:p>Paper Link: https://arxiv.org/pdf/1905.01164.pdf</text:p>
            <text:p>Animations (Video): https://www.youtube.com/watch?v=xk8bWLZk4DU&amp;feature=youtu.be</text:p>
            <text:p>Pix2Pix (Markovian Discriminator): https://arxiv.org/pdf/1611.07004.pdf</text:p>
            <text:p/>
            <text:p>SinGAN demonstrates a remarkable ability to generate novel images from a single source image and transfer this ability for applications in paint-to-image, editing, animation, and more!</text:p>
            <text:p>Thanks for watching! Please Subscribe!</text:p>
          </table:table-cell>
          <table:table-cell table:style-name="ce3" office:value-type="string" calcext:value-type="string">
            <text:p>2019-10-31 19:20:07</text:p>
          </table:table-cell>
          <table:table-cell office:value-type="string" calcext:value-type="string">
            <text:p>SinGAN, ICCV Best Paper, ICCV, Google AI, Computer Vision, GAN, Generative Adversarial Networks, Deep Learning, Deep Computer Vision, Artificial Intelligence, Machine Learning, Data Sci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01" calcext:value-type="float">
            <text:p>701</text:p>
          </table:table-cell>
          <table:table-cell office:value-type="float" office:value="7915" calcext:value-type="float">
            <text:p>7915</text:p>
          </table:table-cell>
          <table:table-cell office:value-type="float" office:value="220" calcext:value-type="float">
            <text:p>220</text:p>
          </table:table-cell>
          <table:table-cell office:value-type="float" office:value="2" calcext:value-type="float">
            <text:p>2</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gan, transformer, arxiv.org/</text:p>
          </table:table-cell>
          <table:table-cell table:style-name="ce3" office:value-type="string" calcext:value-type="string">
            <text:p>2020-04-25 10:58:00</text:p>
          </table:table-cell>
          <table:table-cell table:formula="of:=YEAR([.E134])" office:value-type="float" office:value="2019" calcext:value-type="float">
            <text:p>2019</text:p>
          </table:table-cell>
          <table:table-cell table:formula="of:=MONTH([.E134])" office:value-type="float" office:value="10" calcext:value-type="float">
            <text:p>10</text:p>
          </table:table-cell>
          <table:table-cell table:number-columns-repeated="29"/>
        </table:table-row>
        <table:table-row table:style-name="ro3">
          <table:table-cell office:value-type="float" office:value="401" calcext:value-type="float">
            <text:p>401</text:p>
          </table:table-cell>
          <table:table-cell office:value-type="string" calcext:value-type="string">
            <text:p>Xc9Rkbg6IZA</text:p>
          </table:table-cell>
          <table:table-cell office:value-type="string" calcext:value-type="string">
            <text:p>SinGAN: Learning a Generative Model from a Single Natural Image</text:p>
          </table:table-cell>
          <table:table-cell office:value-type="string" calcext:value-type="string">
            <text:p>With just a single image as an input, this algorithm learns a generative model that matches the input image's patch distribution at multiple scales and resolutions. This enables sampling of extremely realistic looking variations on the original image and much more.</text:p>
            <text:p/>
            <text:p>Abstract:</text:p>
            <text:p>We introduce SinGAN, an unconditional generative model that can be learned from a single natural image. Our model is trained to capture the internal distribution of patches within the image, and is then able to generate high quality, diverse samples that carry the same visual content as the image. SinGAN contains a pyramid of fully convolutional GANs, each responsible for learning the patch distribution at a different scale of the image. This allows generating new samples of arbitrary size and aspect ratio, that have significant variability, yet maintain both the global structure and the fine textures of the training image. In contrast to previous single image GAN schemes, our approach is not limited to texture images, and is not conditional (i.e. it generates samples from noise). User studies confirm that the generated samples are commonly confused to be real images. We illustrate the utility of SinGAN in a wide range of image manipulation tasks.</text:p>
            <text:p/>
            <text:p>Authors: Tamar Rott Shaham, Tali Dekel, Tomer Michaeli</text:p>
            <text:p/>
            <text:p>https://arxiv.org/abs/1905.01164</text:p>
            <text:p>https://github.com/tamarott/SinGAN</text:p>
            <text:p/>
            <text:p>Links:</text:p>
            <text:p>YouTube: https://www.youtube.com/c/yannickilcher</text:p>
            <text:p>Twitter: https://twitter.com/ykilcher</text:p>
            <text:p>BitChute: https://www.bitchute.com/channel/yannic-kilcher</text:p>
            <text:p>Minds: https://www.minds.com/ykilcher</text:p>
          </table:table-cell>
          <table:table-cell table:style-name="ce3" office:value-type="string" calcext:value-type="string">
            <text:p>2019-11-03 13:23:12</text:p>
          </table:table-cell>
          <table:table-cell office:value-type="string" calcext:value-type="string">
            <text:p>ml, ai, machine learning, artificial ingelligence, gan, generative, image processing, deep learning, image editing, deep dream, style transfer, convolutional neural networks, generative adversarial networks, photoshop</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099" calcext:value-type="float">
            <text:p>1099</text:p>
          </table:table-cell>
          <table:table-cell office:value-type="float" office:value="3351" calcext:value-type="float">
            <text:p>3351</text:p>
          </table:table-cell>
          <table:table-cell office:value-type="float" office:value="118" calcext:value-type="float">
            <text:p>118</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7:24</text:p>
          </table:table-cell>
          <table:table-cell table:formula="of:=YEAR([.E135])" office:value-type="float" office:value="2019" calcext:value-type="float">
            <text:p>2019</text:p>
          </table:table-cell>
          <table:table-cell table:formula="of:=MONTH([.E135])" office:value-type="float" office:value="11" calcext:value-type="float">
            <text:p>11</text:p>
          </table:table-cell>
          <table:table-cell table:number-columns-repeated="29"/>
        </table:table-row>
        <table:table-row table:style-name="ro3">
          <table:table-cell office:value-type="float" office:value="410" calcext:value-type="float">
            <text:p>410</text:p>
          </table:table-cell>
          <table:table-cell office:value-type="string" calcext:value-type="string">
            <text:p>Z6iTo7KY7lw</text:p>
          </table:table-cell>
          <table:table-cell office:value-type="string" calcext:value-type="string">
            <text:p>Can an AI Learn The Concept of Pose And Appearance? </text:p>
          </table:table-cell>
          <table:table-cell office:value-type="string" calcext:value-type="string">
            <text:p> Check out Lambda here and sign up for their GPU Cloud: https://lambdalabs.com/papers</text:p>
            <text:p/>
            <text:p> The paper "HoloGAN: Unsupervised learning of 3D representations from natural images" is available here:</text:p>
            <text:p>https://www.monkeyoverflow.com/#/hologan-unsupervised-learning-of-3d-representations-from-natural-images/</text:p>
            <text:p/>
            <text:p> Pick up cool perks on our Patreon page: https://www.patreon.com/TwoMinutePapers</text:p>
            <text:p/>
            <text:p> We would like to thank our generous Patreon supporters who make Two Minute Papers possible:</text:p>
            <text:p>Alex Haro, Anastasia Marchenkova, Andrew Melnychuk, Angelos Evripiotis, Anthony Vdovitchenko, Brian Gilman, Bryan Learn, Christian Ahlin,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3" office:value-type="string" calcext:value-type="string">
            <text:p>2019-11-05 17:05:00</text:p>
          </table:table-cell>
          <table:table-cell office:value-type="string" calcext:value-type="string">
            <text:p>two minute papers, deep learning, ai, image synthesis, gan image synthesis, hologa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2" calcext:value-type="float">
            <text:p>272</text:p>
          </table:table-cell>
          <table:table-cell office:value-type="float" office:value="36369" calcext:value-type="float">
            <text:p>36369</text:p>
          </table:table-cell>
          <table:table-cell office:value-type="float" office:value="1783" calcext:value-type="float">
            <text:p>1783</text:p>
          </table:table-cell>
          <table:table-cell office:value-type="float" office:value="20" calcext:value-type="float">
            <text:p>20</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2:59</text:p>
          </table:table-cell>
          <table:table-cell table:formula="of:=YEAR([.E136])" office:value-type="float" office:value="2019" calcext:value-type="float">
            <text:p>2019</text:p>
          </table:table-cell>
          <table:table-cell table:formula="of:=MONTH([.E136])" office:value-type="float" office:value="11" calcext:value-type="float">
            <text:p>11</text:p>
          </table:table-cell>
          <table:table-cell table:number-columns-repeated="29"/>
        </table:table-row>
        <table:table-row table:style-name="ro3">
          <table:table-cell office:value-type="float" office:value="113" calcext:value-type="float">
            <text:p>113</text:p>
          </table:table-cell>
          <table:table-cell office:value-type="string" calcext:value-type="string">
            <text:p>ueUAtFLtukM</text:p>
          </table:table-cell>
          <table:table-cell office:value-type="string" calcext:value-type="string">
            <text:p>Knowledge Distillation with TAs</text:p>
          </table:table-cell>
          <table:table-cell office:value-type="string" calcext:value-type="string">
            <text:p>This video presents a paper exploring the effectiveness of introducing intermediate teaching networks (Teacher Assistants) to the knowledge distillation pipeline! Thanks for watching, please subscribe!</text:p>
            <text:p/>
            <text:p>Improved Knowledge Distillation via Teacher Assistant:</text:p>
            <text:p>https://arxiv.org/pdf/1902.03393.pdf</text:p>
            <text:p>On the Efficacy of Knowledge Distillation:</text:p>
            <text:p>https://arxiv.org/abs/1910.01348</text:p>
            <text:p>EfficientNet:</text:p>
            <text:p>https://arxiv.org/abs/1905.11946</text:p>
            <text:p>Self-Training with Noisy Student:</text:p>
            <text:p>https://arxiv.org/abs/1911.04252</text:p>
          </table:table-cell>
          <table:table-cell table:style-name="ce3" office:value-type="string" calcext:value-type="string">
            <text:p>2019-11-20 18:13:28</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809" calcext:value-type="float">
            <text:p>809</text:p>
          </table:table-cell>
          <table:table-cell office:value-type="float" office:value="1091" calcext:value-type="float">
            <text:p>1091</text:p>
          </table:table-cell>
          <table:table-cell office:value-type="float" office:value="69" calcext:value-type="float">
            <text:p>6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ert, attention, gan, transformer, arxiv.org/</text:p>
          </table:table-cell>
          <table:table-cell table:style-name="ce3" office:value-type="string" calcext:value-type="string">
            <text:p>2020-04-25 10:58:00</text:p>
          </table:table-cell>
          <table:table-cell table:formula="of:=YEAR([.E137])" office:value-type="float" office:value="2019" calcext:value-type="float">
            <text:p>2019</text:p>
          </table:table-cell>
          <table:table-cell table:formula="of:=MONTH([.E137])" office:value-type="float" office:value="11" calcext:value-type="float">
            <text:p>11</text:p>
          </table:table-cell>
          <table:table-cell table:number-columns-repeated="29"/>
        </table:table-row>
        <table:table-row table:style-name="ro3">
          <table:table-cell office:value-type="float" office:value="453" calcext:value-type="float">
            <text:p>453</text:p>
          </table:table-cell>
          <table:table-cell office:value-type="string" calcext:value-type="string">
            <text:p>KULkSwLk62I</text:p>
          </table:table-cell>
          <table:table-cell office:value-type="string" calcext:value-type="string">
            <text:p>How Super Resolution Works</text:p>
          </table:table-cell>
          <table:table-cell office:value-type="string" calcext:value-type="string">
            <text:p>Is it really possible to zoom and enhance images like in the CSI movies? Let's find out how image super-resolution works in the real world.</text:p>
            <text:p/>
            <text:p>References</text:p>
            <text:p>Image Super-Resolution Using Deep Convolutional Networks (SRCNN Paper)</text:p>
            <text:p>https://arxiv.org/pdf/1501.00092.pdf</text:p>
            <text:p/>
            <text:p>DIV2K dataset: DIVerse 2K resolution high quality images</text:p>
            <text:p>https://data.vision.ee.ethz.ch/cvl/DIV2K/</text:p>
            <text:p/>
            <text:p>Mean Squared Error: Love It or Leave It?</text:p>
            <text:p>https://ece.uwaterloo.ca/~z70wang/publications/SPM09.pdf</text:p>
            <text:p/>
            <text:p>Al Bovik Gives Primetime Emmy Award Acceptance Speech</text:p>
            <text:p>https://youtu.be/e5-LCFGdgMA</text:p>
            <text:p/>
            <text:p>Image quality assessment: from error visibility to structural similarity (SSIM Paper)</text:p>
            <text:p>https://ece.uwaterloo.ca/~z70wang/publications/ssim.pdf</text:p>
            <text:p/>
            <text:p>Loss Functions for Image Restoration with Neural Networks</text:p>
            <text:p>https://arxiv.org/pdf/1511.08861.pdf</text:p>
            <text:p/>
            <text:p>Photo-Realistic Single Image Super-Resolution Using a Generative Adversarial Network (SRGAN Paper)</text:p>
            <text:p>https://arxiv.org/pdf/1609.04802.pdf</text:p>
            <text:p/>
            <text:p>ESRGAN: Enhanced Super-Resolution Generative Adversarial Networks</text:p>
            <text:p>https://arxiv.org/pdf/1809.00219.pdf</text:p>
            <text:p/>
            <text:p>ESRGAN GitHub Repository</text:p>
            <text:p>https://github.com/xinntao/ESRGAN</text:p>
            <text:p/>
            <text:p>AI Neural Networks being used to generate HQ textures for older games</text:p>
            <text:p>https://www.resetera.com/threads/ai-neural-networks-being-used-to-generate-hq-textures-for-older-games-you-can-do-it-yourself.88272/</text:p>
            <text:p/>
            <text:p>Deep Network Interpolation for Continuous Imagery Effect Transition</text:p>
            <text:p>http://openaccess.thecvf.com/content_CVPR_2019/papers/Wang_Deep_Network_Interpolation_for_Continuous_Imagery_Effect_Transition_CVPR_2019_paper.pdf</text:p>
            <text:p/>
            <text:p>Zoom to Learn, Learn to Zoom</text:p>
            <text:p>http://vladlen.info/papers/zoom.pdf</text:p>
            <text:p/>
            <text:p>See Better and Further with Super Res Zoom on the Pixel 3</text:p>
            <text:p>https://ai.googleblog.com/2018/10/see-better-and-further-with-super-res.html</text:p>
            <text:p/>
            <text:p>Google Pixel Super Res Zoom</text:p>
            <text:p>https://youtu.be/z-ZJqd4eQrc</text:p>
            <text:p/>
            <text:p>Handheld Multi-Frame Super-Resolution</text:p>
            <text:p>https://arxiv.org/pdf/1905.03277.pdf</text:p>
            <text:p/>
            <text:p>Pixel Recursive Super Resolution</text:p>
            <text:p>https://arxiv.org/pdf/1702.00783.pdf</text:p>
            <text:p/>
            <text:p>Deep Learning Crash Course References</text:p>
            <text:p>Generative Adversarial Networks</text:p>
            <text:p>https://youtu.be/7tFBoxex4JE</text:p>
            <text:p/>
            <text:p>Optimization Tricks: momentum, batch-norm, and more</text:p>
            <text:p>https://youtu.be/kK8-jCCR4is</text:p>
          </table:table-cell>
          <table:table-cell table:style-name="ce3" office:value-type="string" calcext:value-type="string">
            <text:p>2019-11-26 06:00:19</text:p>
          </table:table-cell>
          <table:table-cell office:value-type="string" calcext:value-type="string">
            <text:p>super-resolution, superresolution, enhance super resolution, super resolution ai, machine learning super resolution, multi frame image resolution, single image super resolution, image enhancement, image processing, deep learning, machine learning, artificial intelligence, image analysis, neural networks, ai, image enhancing, enhance, image upsampling, image upscaling, csi zoom, super resolution, superresolution gan, super-resolution from a single image, esrgan, gigapixel</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569" calcext:value-type="float">
            <text:p>569</text:p>
          </table:table-cell>
          <table:table-cell office:value-type="float" office:value="5103" calcext:value-type="float">
            <text:p>5103</text:p>
          </table:table-cell>
          <table:table-cell office:value-type="float" office:value="248" calcext:value-type="float">
            <text:p>248</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6:02</text:p>
          </table:table-cell>
          <table:table-cell table:formula="of:=YEAR([.E138])" office:value-type="float" office:value="2019" calcext:value-type="float">
            <text:p>2019</text:p>
          </table:table-cell>
          <table:table-cell table:formula="of:=MONTH([.E138])" office:value-type="float" office:value="11" calcext:value-type="float">
            <text:p>11</text:p>
          </table:table-cell>
          <table:table-cell table:number-columns-repeated="29"/>
        </table:table-row>
        <table:table-row table:style-name="ro3">
          <table:table-cell office:value-type="float" office:value="343" calcext:value-type="float">
            <text:p>343</text:p>
          </table:table-cell>
          <table:table-cell office:value-type="string" calcext:value-type="string">
            <text:p>u8qPvzk0AfY</text:p>
          </table:table-cell>
          <table:table-cell office:value-type="string" calcext:value-type="string">
            <text:p>StyleGANv2 Explained!</text:p>
          </table:table-cell>
          <table:table-cell office:value-type="string" calcext:value-type="string">
            <text:p>This video explores changes to the StyleGAN architecture to remove certain artifacts, increase training speed, and achieve a much smoother latent space interpolation! This paper also presents an interesting Deepfake detection algorithm enabled by their improvements to latent space interpolation.</text:p>
            <text:p/>
            <text:p>Robert Luxemburg's StyleGAN2 Interpolation Loop: https://www.youtube.com/watch?v=6E1_dgYlifc&amp;feature=youtu.be</text:p>
            <text:p>Paper Link: https://arxiv.org/pdf/1912.04958.pdf</text:p>
            <text:p>Tero Karras StyleGAN Video: https://www.youtube.com/watch?v=c-NJtV9Jvp0&amp;feature=youtu.be</text:p>
            <text:p>NVIDIA StyleGAN Repository: https://github.com/NVlabs/stylegan2</text:p>
            <text:p/>
            <text:p>Thanks for watching! Please subscribe!</text:p>
          </table:table-cell>
          <table:table-cell table:style-name="ce3" office:value-type="string" calcext:value-type="string">
            <text:p>2019-12-13 22:15:33</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033" calcext:value-type="float">
            <text:p>1033</text:p>
          </table:table-cell>
          <table:table-cell office:value-type="float" office:value="119838" calcext:value-type="float">
            <text:p>119838</text:p>
          </table:table-cell>
          <table:table-cell office:value-type="float" office:value="885" calcext:value-type="float">
            <text:p>885</text:p>
          </table:table-cell>
          <table:table-cell office:value-type="float" office:value="18" calcext:value-type="float">
            <text:p>18</text:p>
          </table:table-cell>
          <table:table-cell office:value-type="float" office:value="180" calcext:value-type="float">
            <text:p>180</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0</text:p>
          </table:table-cell>
          <table:table-cell table:formula="of:=YEAR([.E139])" office:value-type="float" office:value="2019" calcext:value-type="float">
            <text:p>2019</text:p>
          </table:table-cell>
          <table:table-cell table:formula="of:=MONTH([.E139])" office:value-type="float" office:value="12" calcext:value-type="float">
            <text:p>12</text:p>
          </table:table-cell>
          <table:table-cell table:number-columns-repeated="29"/>
        </table:table-row>
        <table:table-row table:style-name="ro3">
          <table:table-cell office:value-type="float" office:value="351" calcext:value-type="float">
            <text:p>351</text:p>
          </table:table-cell>
          <table:table-cell office:value-type="string" calcext:value-type="string">
            <text:p>lmnJfLjDVrI</text:p>
          </table:table-cell>
          <table:table-cell office:value-type="string" calcext:value-type="string">
            <text:p>Generative Teaching Networks</text:p>
          </table:table-cell>
          <table:table-cell office:value-type="string" calcext:value-type="string">
            <text:p>This video explores an exciting new Meta Learning paper in which the classifier learns its own training data! This video will explore the application of this to Neural Architecture Search, weight normalization, and the use of curriculum learning!</text:p>
            <text:p/>
            <text:p>Paper Link: https://arxiv.org/pdf/1912.07768.pdf</text:p>
            <text:p>Uber Blog Post: https://eng.uber.com/generative-teaching-networks/</text:p>
            <text:p/>
            <text:p>Thanks for watching! Please Subscribe!</text:p>
          </table:table-cell>
          <table:table-cell table:style-name="ce3" office:value-type="string" calcext:value-type="string">
            <text:p>2019-12-18 23:07:17</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41" calcext:value-type="float">
            <text:p>741</text:p>
          </table:table-cell>
          <table:table-cell office:value-type="float" office:value="2127" calcext:value-type="float">
            <text:p>2127</text:p>
          </table:table-cell>
          <table:table-cell office:value-type="float" office:value="96" calcext:value-type="float">
            <text:p>96</text:p>
          </table:table-cell>
          <table:table-cell office:value-type="float" office:value="2" calcext:value-type="float">
            <text:p>2</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11</text:p>
          </table:table-cell>
          <table:table-cell table:formula="of:=YEAR([.E140])" office:value-type="float" office:value="2019" calcext:value-type="float">
            <text:p>2019</text:p>
          </table:table-cell>
          <table:table-cell table:formula="of:=MONTH([.E140])" office:value-type="float" office:value="12" calcext:value-type="float">
            <text:p>12</text:p>
          </table:table-cell>
          <table:table-cell table:number-columns-repeated="29"/>
        </table:table-row>
        <table:table-row table:style-name="ro3">
          <table:table-cell office:value-type="float" office:value="379" calcext:value-type="float">
            <text:p>379</text:p>
          </table:table-cell>
          <table:table-cell office:value-type="string" calcext:value-type="string">
            <text:p>ya3AdrfKYzc</text:p>
          </table:table-cell>
          <table:table-cell office:value-type="string" calcext:value-type="string">
            <text:p>Drug Engineering</text:p>
          </table:table-cell>
          <table:table-cell office:value-type="string" calcext:value-type="string">
            <text:p>You can engineer a novel drug on your laptop today using Machine Learning thanks to an open-source contribution by a company called Insilico Medicine based in Hong Kong. I spent some time reading their paper, playing with their model, and learning about the history of drug discovery. I can very confidently say that we are about to enter into a new era of personalized, low-cost medicine. And this new era will not just be about treating diseases, it'll be about finding actual cures using primarily cell and gene therapies. I am actively working on figuring out how i can best contribute here, I want to join in on the fun :) In this episode i'm going to explain everything i've learned about this field and by the end I want you to start generating molecules on your machine. Enjoy! </text:p>
            <text:p/>
            <text:p>TWITTER: https://bit.ly/2OHYLbB</text:p>
            <text:p>WEBSITE: https://bit.ly/2OoVPQF</text:p>
            <text:p>INSTAGRAM: https://bit.ly/312pLUb</text:p>
            <text:p>FACEBOOK: https://bit.ly/2OqOhx1</text:p>
            <text:p/>
            <text:p>Insilico Medicine's code :</text:p>
            <text:p>https://github.com/insilicomedicine/GENTRL</text:p>
            <text:p/>
            <text:p>My presentation (images curated from across the Web):</text:p>
            <text:p>https://colab.research.google.com/drive/1f5Y4njMK4VGAMU68LdxtdI8lA-anayPt</text:p>
            <text:p/>
            <text:p>Subscribe for more educational videos! </text:p>
            <text:p/>
            <text:p>Are you a total beginner to machine learning? Watch this:</text:p>
            <text:p>https://www.youtube.com/watch?v=Cr6VqTRO1v0</text:p>
            <text:p/>
            <text:p>Learn Python:</text:p>
            <text:p>https://www.youtube.com/watch?v=T5pRlIbr6gg</text:p>
            <text:p/>
            <text:p>Startups in Drug Discovery:</text:p>
            <text:p>https://blog.benchsci.com/startups-using-artificial-intelligence-in-drug-discovery</text:p>
            <text:p/>
            <text:p>Autoencoders:</text:p>
            <text:p>https://www.youtube.com/watch?v=H1AllrJ-_30</text:p>
            <text:p/>
            <text:p>Variational Autoencoders:</text:p>
            <text:p>https://www.youtube.com/watch?v=9zKuYvjFFS8</text:p>
            <text:p/>
            <text:p>Deep Reinforcement Learning:</text:p>
            <text:p>https://www.youtube.com/watch?v=79pmNdyxEGo</text:p>
            <text:p/>
            <text:p>Reinforcement Learning:</text:p>
            <text:p>https://www.youtube.com/watch?v=aCEvtRtNO-M</text:p>
            <text:p/>
            <text:p>Drug Discovery:</text:p>
            <text:p>https://www.youtube.com/watch?v=hY9Bc3mtphs</text:p>
            <text:p/>
            <text:p>Hit the Join button above to sign up to become a member of my channel for access to exclusive live streams!</text:p>
            <text:p/>
            <text:p>Signup for my newsletter for exciting updates in the field of AI:</text:p>
            <text:p>https://goo.gl/FZzJ5w</text:p>
            <text:p/>
            <text:p>Credits:</text:p>
            <text:p>Insilico Medicine</text:p>
            <text:p>Wiseodd</text:p>
            <text:p>RubiksCode</text:p>
            <text:p/>
            <text:p>And please support me on Patreon:</text:p>
            <text:p>https://www.patreon.com/user?u=3191693</text:p>
          </table:table-cell>
          <table:table-cell table:style-name="ce3" office:value-type="string" calcext:value-type="string">
            <text:p>2020-01-21 17:30:01</text:p>
          </table:table-cell>
          <table:table-cell office:value-type="string" calcext:value-type="string">
            <text:p>siraj raval, reinforcement learning, deep reinforcement learning, drug discovery, AI in healthcare, artificial intelligence, drug engineering, neural network, virtual screening, startup, python, pytorch, self organizing map, autoencoder, variational autoencoder, generative modeling, github, anaconda, molecul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2896" calcext:value-type="float">
            <text:p>2896</text:p>
          </table:table-cell>
          <table:table-cell office:value-type="float" office:value="17496" calcext:value-type="float">
            <text:p>17496</text:p>
          </table:table-cell>
          <table:table-cell office:value-type="float" office:value="612" calcext:value-type="float">
            <text:p>612</text:p>
          </table:table-cell>
          <table:table-cell office:value-type="float" office:value="396" calcext:value-type="float">
            <text:p>396</text:p>
          </table:table-cell>
          <table:table-cell office:value-type="float" office:value="110" calcext:value-type="float">
            <text:p>110</text:p>
          </table:table-cell>
          <table:table-cell office:value-type="float" office:value="0" calcext:value-type="float">
            <text:p>0</text:p>
          </table:table-cell>
          <table:table-cell office:value-type="string" calcext:value-type="string">
            <text:p>gan</text:p>
          </table:table-cell>
          <table:table-cell table:style-name="ce3" office:value-type="string" calcext:value-type="string">
            <text:p>2020-04-22 22:51:15</text:p>
          </table:table-cell>
          <table:table-cell table:formula="of:=YEAR([.E141])" office:value-type="float" office:value="2020" calcext:value-type="float">
            <text:p>2020</text:p>
          </table:table-cell>
          <table:table-cell table:formula="of:=MONTH([.E141])" office:value-type="float" office:value="1" calcext:value-type="float">
            <text:p>1</text:p>
          </table:table-cell>
          <table:table-cell table:number-columns-repeated="29"/>
        </table:table-row>
        <table:table-row table:style-name="ro3">
          <table:table-cell office:value-type="float" office:value="355" calcext:value-type="float">
            <text:p>355</text:p>
          </table:table-cell>
          <table:table-cell office:value-type="string" calcext:value-type="string">
            <text:p>GFCujBpTf3k</text:p>
          </table:table-cell>
          <table:table-cell office:value-type="string" calcext:value-type="string">
            <text:p>Teacher-Student Curriculum Learning</text:p>
          </table:table-cell>
          <table:table-cell office:value-type="string" calcext:value-type="string">
            <text:p>This video explores another interesting paper in Curriculum Learning, the idea of having a particular order to present data to a Supervised Learning model or a particular order to tasks for a Reinforcement Learning agent to learn. This paper has a unique objective for the Teacher where it focuses on finding steep learning curves on the sub-tasks rather than solely optimizing for performance on the hardest task!</text:p>
            <text:p/>
            <text:p>Links Mentioned in the Video:</text:p>
            <text:p>Paper Link: https://arxiv.org/pdf/1707.00183.pdf</text:p>
            <text:p>Github Minecraft AI Gym: https://github.com/tambetm/gym-minecraft</text:p>
            <text:p>YouTube Paper Result Demo: https://www.youtube.com/watch?v=e1oKiPlAv74&amp;feature=youtu.be</text:p>
            <text:p/>
            <text:p>Thanks for Watching! Please Subscribe!</text:p>
          </table:table-cell>
          <table:table-cell table:style-name="ce3" office:value-type="string" calcext:value-type="string">
            <text:p>2020-02-04 21:47:19</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86" calcext:value-type="float">
            <text:p>786</text:p>
          </table:table-cell>
          <table:table-cell office:value-type="float" office:value="1255" calcext:value-type="float">
            <text:p>1255</text:p>
          </table:table-cell>
          <table:table-cell office:value-type="float" office:value="47" calcext:value-type="float">
            <text:p>47</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1</text:p>
          </table:table-cell>
          <table:table-cell table:formula="of:=YEAR([.E142])" office:value-type="float" office:value="2020" calcext:value-type="float">
            <text:p>2020</text:p>
          </table:table-cell>
          <table:table-cell table:formula="of:=MONTH([.E142])" office:value-type="float" office:value="2" calcext:value-type="float">
            <text:p>2</text:p>
          </table:table-cell>
          <table:table-cell table:number-columns-repeated="29"/>
        </table:table-row>
        <table:table-row table:style-name="ro3">
          <table:table-cell office:value-type="float" office:value="243" calcext:value-type="float">
            <text:p>243</text:p>
          </table:table-cell>
          <table:table-cell office:value-type="string" calcext:value-type="string">
            <text:p>2UBJbLr_Ja0</text:p>
          </table:table-cell>
          <table:table-cell office:value-type="string" calcext:value-type="string">
            <text:p>Improved Consistency Regularization for GANs</text:p>
          </table:table-cell>
          <table:table-cell office:value-type="string" calcext:value-type="string">
            <text:p>This video explores a new technique for using the same Consistency Regularization headlining advances in Unsupervised Learning such as FixMatch and SimCLR to the GAN framework! This achieves large improvements in FID scores generating ImageNet images!</text:p>
            <text:p/>
            <text:p>Paper Links:</text:p>
            <text:p>Improved Consistency Regularization for GANs: https://arxiv.org/pdf/2002.04724.pdf</text:p>
            <text:p>Robert Luxemburg's StyleGAN2 Interpolation Loop: https://www.youtube.com/watch?v=6E1_dgYlifc</text:p>
            <text:p>BigGAN Paper: https://arxiv.org/pdf/1809.11096.pdf</text:p>
            <text:p>BigBiGAN: https://arxiv.org/pdf/1907.02544.pdf</text:p>
            <text:p>StyleGAN2: https://arxiv.org/pdf/1912.04958.pdf</text:p>
            <text:p>Unsupervised Data Augmentation: https://arxiv.org/pdf/1904.12848.pdf</text:p>
            <text:p>FixMatch: https://arxiv.org/pdf/2001.07685.pdf</text:p>
            <text:p>SimCLR: https://arxiv.org/pdf/2002.05709.pdf</text:p>
            <text:p>Conditional GANs: https://arxiv.org/pdf/1411.1784.pdf</text:p>
            <text:p/>
            <text:p>Thanks for watching! Please Subscribe!</text:p>
          </table:table-cell>
          <table:table-cell table:style-name="ce3" office:value-type="string" calcext:value-type="string">
            <text:p>2020-02-18 22:27:45</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54" calcext:value-type="float">
            <text:p>754</text:p>
          </table:table-cell>
          <table:table-cell office:value-type="float" office:value="897" calcext:value-type="float">
            <text:p>897</text:p>
          </table:table-cell>
          <table:table-cell office:value-type="float" office:value="37" calcext:value-type="float">
            <text:p>37</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ttention, gan, transformer, arxiv.org/</text:p>
          </table:table-cell>
          <table:table-cell table:style-name="ce3" office:value-type="string" calcext:value-type="string">
            <text:p>2020-04-25 10:58:11</text:p>
          </table:table-cell>
          <table:table-cell table:formula="of:=YEAR([.E143])" office:value-type="float" office:value="2020" calcext:value-type="float">
            <text:p>2020</text:p>
          </table:table-cell>
          <table:table-cell table:formula="of:=MONTH([.E143])" office:value-type="float" office:value="2" calcext:value-type="float">
            <text:p>2</text:p>
          </table:table-cell>
          <table:table-cell table:number-columns-repeated="29"/>
        </table:table-row>
        <table:table-row table:style-name="ro3">
          <table:table-cell office:value-type="float" office:value="350" calcext:value-type="float">
            <text:p>350</text:p>
          </table:table-cell>
          <table:table-cell office:value-type="string" calcext:value-type="string">
            <text:p>2U0DN7NpDX0</text:p>
          </table:table-cell>
          <table:table-cell office:value-type="string" calcext:value-type="string">
            <text:p>Semantic Pyramid for Image Generation</text:p>
          </table:table-cell>
          <table:table-cell office:value-type="string" calcext:value-type="string">
            <text:p>This video explores a new GAN model for generating images by conditioning them on features from pre-trained image classifiers! This is really interesting for visualizing what is contained in pre-trained image classifiers as well as controllable image editing. The authors also show that this can be used for semantic image composition such as copying a tree and pasting it into a snow landscape or image relabeling by changing the embedded logit from the pre-trained classifier to produce an image of a new class while retaining as much of the original image as possible.</text:p>
            <text:p>Thanks for watching! Please Subscribe!</text:p>
            <text:p/>
            <text:p>Paper Links:</text:p>
            <text:p>Semantic Pyramid for Image Generation: https://arxiv.org/abs/2003.06221</text:p>
            <text:p>Corresponding Github Page: https://semantic-pyramid.github.io/supmat.html</text:p>
            <text:p>Neural Style Transfer: https://arxiv.org/pdf/1508.06576.pdf</text:p>
            <text:p>Zoom In: An Introduction to Circuits: https://distill.pub/2020/circuits/zoom-in/</text:p>
            <text:p>EfficientDet: https://arxiv.org/pdf/1911.09070.pdf</text:p>
            <text:p>Generative Teaching Networks: https://arxiv.org/pdf/1912.07768.pdf</text:p>
            <text:p>DermGAN: https://arxiv.org/pdf/1911.08716.pdf</text:p>
            <text:p>Classification Accuracy Score for Conditional Generative Models: https://arxiv.org/pdf/1905.10887.pdf</text:p>
            <text:p>GauGAN: https://arxiv.org/pdf/1903.07291.pdf</text:p>
            <text:p>SinGAN: https://arxiv.org/pdf/1905.01164.pdf</text:p>
            <text:p>StyleGAN2 Distillation: https://arxiv.org/pdf/2003.03581.pdf</text:p>
            <text:p>Semi-Supervised StyleGAN for Disentanglement Learning: https://arxiv.org/pdf/2003.03461.pdf</text:p>
            <text:p/>
            <text:p>Thanks for watching! Please Subscribe!</text:p>
          </table:table-cell>
          <table:table-cell table:style-name="ce3" office:value-type="string" calcext:value-type="string">
            <text:p>2020-03-18 18:01:46</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946" calcext:value-type="float">
            <text:p>946</text:p>
          </table:table-cell>
          <table:table-cell office:value-type="float" office:value="1126" calcext:value-type="float">
            <text:p>1126</text:p>
          </table:table-cell>
          <table:table-cell office:value-type="float" office:value="55" calcext:value-type="float">
            <text:p>5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2</text:p>
          </table:table-cell>
          <table:table-cell table:formula="of:=YEAR([.E144])" office:value-type="float" office:value="2020" calcext:value-type="float">
            <text:p>2020</text:p>
          </table:table-cell>
          <table:table-cell table:formula="of:=MONTH([.E144])" office:value-type="float" office:value="3" calcext:value-type="float">
            <text:p>3</text:p>
          </table:table-cell>
          <table:table-cell table:number-columns-repeated="29"/>
        </table:table-row>
        <table:table-row table:style-name="ro3">
          <table:table-cell office:value-type="float" office:value="341" calcext:value-type="float">
            <text:p>341</text:p>
          </table:table-cell>
          <table:table-cell office:value-type="string" calcext:value-type="string">
            <text:p>ZkWBHYNJ1jo</text:p>
          </table:table-cell>
          <table:table-cell office:value-type="string" calcext:value-type="string">
            <text:p>GAN Compression</text:p>
          </table:table-cell>
          <table:table-cell office:value-type="string" calcext:value-type="string">
            <text:p>This video explains the paper "GAN Compression: Efficient Architectures for Interactive Conditional GANs"! This technique adapts Knowledge Distillation for the GAN framework by copying intermediate features from the teacher to student generator, transferring the pre-trained teacher discriminator, and structuring image-to-image translation problems in the "paired" setting by using the teacher generator image as the ground truth image. This paper also explores the use of One-Shot Neural Architecture Search to find an efficient architecture for the student generator network!</text:p>
            <text:p>Thanks for watching, Please Subscribe!</text:p>
            <text:p/>
            <text:p>Paper Links:</text:p>
            <text:p>GAN Compression: https://arxiv.org/pdf/2003.08936v1.pdf</text:p>
            <text:p>GAN Compression Video Demo from Authors: https://www.youtube.com/watch?v=31AhcLqWc68&amp;list=PL80kAHvQbh-r5R8UmXhQK1ndqRvPNw_ex&amp;index=3&amp;t=0s</text:p>
            <text:p>Pix2Pix: https://arxiv.org/pdf/1611.07004.pdf</text:p>
            <text:p>CycleGAN: https://arxiv.org/pdf/1703.10593.pdf</text:p>
            <text:p>GauGAN: https://arxiv.org/pdf/1903.07291.pdf</text:p>
            <text:p>AVID: https://arxiv.org/pdf/1912.04443.pdf</text:p>
            <text:p>DermGAN: https://arxiv.org/pdf/1911.08716.pdf</text:p>
            <text:p>SimGAN: https://arxiv.org/pdf/1612.07828.pdf</text:p>
            <text:p>MobileNets: https://arxiv.org/pdf/1704.04861.pdf</text:p>
            <text:p>One-Shot Neural Architecture Search: https://arxiv.org/pdf/1904.00420.pdf</text:p>
            <text:p/>
            <text:p>Intro Music: "Runs" from Unminus</text:p>
            <text:p/>
            <text:p>Thanks for watching! Please Subscribe!</text:p>
          </table:table-cell>
          <table:table-cell table:style-name="ce3" office:value-type="string" calcext:value-type="string">
            <text:p>2020-03-25 17:57:21</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047" calcext:value-type="float">
            <text:p>1047</text:p>
          </table:table-cell>
          <table:table-cell office:value-type="float" office:value="1265" calcext:value-type="float">
            <text:p>1265</text:p>
          </table:table-cell>
          <table:table-cell office:value-type="float" office:value="52" calcext:value-type="float">
            <text:p>52</text:p>
          </table:table-cell>
          <table:table-cell office:value-type="float" office:value="1" calcext:value-type="float">
            <text:p>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6</text:p>
          </table:table-cell>
          <table:table-cell table:formula="of:=YEAR([.E145])" office:value-type="float" office:value="2020" calcext:value-type="float">
            <text:p>2020</text:p>
          </table:table-cell>
          <table:table-cell table:formula="of:=MONTH([.E145])" office:value-type="float" office:value="3" calcext:value-type="float">
            <text:p>3</text:p>
          </table:table-cell>
          <table:table-cell table:number-columns-repeated="29"/>
        </table:table-row>
        <table:table-row table:style-name="ro3">
          <table:table-cell office:value-type="float" office:value="347" calcext:value-type="float">
            <text:p>347</text:p>
          </table:table-cell>
          <table:table-cell office:value-type="string" calcext:value-type="string">
            <text:p>yhItocvAaq0</text:p>
          </table:table-cell>
          <table:table-cell office:value-type="string" calcext:value-type="string">
            <text:p>Meta Pseudo Labels</text:p>
          </table:table-cell>
          <table:table-cell office:value-type="string" calcext:value-type="string">
            <text:p>This video explains Meta Pseudo Labels! This is a really interesting algorithm for dynamically adapting the ground truth targets (y) while training a classification network. This is done by training a teacher network via gradient through a gradient to label images such that the classifier performs well on a held-out validation set. Thanks for watching! Please Subscribe!</text:p>
            <text:p/>
            <text:p>Paper Links:</text:p>
            <text:p>Meta Pseudo Labels: https://arxiv.org/pdf/2003.10580.pdf</text:p>
            <text:p>UDA: https://arxiv.org/pdf/1904.12848.pdf</text:p>
            <text:p>Generative Teaching Networks: https://arxiv.org/pdf/1912.07768.pdf</text:p>
            <text:p>When Does Label Smoothing Help? https://arxiv.org/pdf/1906.02629.pdf</text:p>
            <text:p>Self-Training with Noisy Student: https://arxiv.org/pdf/1911.04252.pdf</text:p>
            <text:p>FixMatch: https://arxiv.org/pdf/2001.07685.pdf</text:p>
            <text:p>RandAugment: https://arxiv.org/pdf/1909.13719.pdf</text:p>
            <text:p/>
            <text:p>Thanks for watching, please subscribe!</text:p>
          </table:table-cell>
          <table:table-cell table:style-name="ce3" office:value-type="string" calcext:value-type="string">
            <text:p>2020-03-27 15:32:54</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072" calcext:value-type="float">
            <text:p>1072</text:p>
          </table:table-cell>
          <table:table-cell office:value-type="float" office:value="1572" calcext:value-type="float">
            <text:p>1572</text:p>
          </table:table-cell>
          <table:table-cell office:value-type="float" office:value="73" calcext:value-type="float">
            <text:p>73</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 arxiv.org/</text:p>
          </table:table-cell>
          <table:table-cell table:style-name="ce3" office:value-type="string" calcext:value-type="string">
            <text:p>2020-04-25 10:58:05</text:p>
          </table:table-cell>
          <table:table-cell table:formula="of:=YEAR([.E146])" office:value-type="float" office:value="2020" calcext:value-type="float">
            <text:p>2020</text:p>
          </table:table-cell>
          <table:table-cell table:formula="of:=MONTH([.E146])" office:value-type="float" office:value="3" calcext:value-type="float">
            <text:p>3</text:p>
          </table:table-cell>
          <table:table-cell table:number-columns-repeated="29"/>
        </table:table-row>
        <table:table-row table:style-name="ro3" table:number-rows-repeated="1048381">
          <table:table-cell table:number-columns-repeated="49"/>
        </table:table-row>
        <table:table-row table:style-name="ro4" table:number-rows-repeated="48">
          <table:table-cell table:number-columns-repeated="49"/>
        </table:table-row>
        <table:table-row table:style-name="ro4">
          <table:table-cell table:number-columns-repeated="49"/>
        </table:table-row>
      </table:table>
      <table:table table:name="q=gan_abs|pdf" table:style-name="ta1">
        <table:shapes>
          <draw:frame draw:z-index="0" draw:style-name="gr1" draw:text-style-name="P1" svg:width="1139.02pt" svg:height="612.96pt" svg:x="173.48pt" svg:y="333.47pt">
            <loext:p/>
            <draw:object xlink:href="./Object 10" xlink:type="simple" xlink:show="embed" xlink:actuate="onLoad"/>
            <draw:image xlink:href="./ObjectReplacements/Object 10" xlink:type="simple" xlink:show="embed" xlink:actuate="onLoad"/>
          </draw:frame>
        </table:shapes>
        <table:table-column table:style-name="co2" table:number-columns-repeated="4" table:default-cell-style-name="Default"/>
        <table:table-column table:style-name="co3" table:default-cell-style-name="Default"/>
        <table:table-column table:style-name="co2" table:number-columns-repeated="12" table:default-cell-style-name="Default"/>
        <table:table-column table:style-name="co4" table:default-cell-style-name="Default"/>
        <table:table-column table:style-name="co2" table:number-columns-repeated="31" table:default-cell-style-name="Default"/>
        <table:table-row table:style-name="ro3">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2"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2"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number-columns-repeated="2"/>
          <table:table-cell office:value-type="string" calcext:value-type="string">
            <text:p># of contents</text:p>
          </table:table-cell>
          <table:table-cell office:value-type="string" calcext:value-type="string">
            <text:p>duration</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text:p>
          </table:table-cell>
          <table:table-cell office:value-type="string" calcext:value-type="string">
            <text:p>CommentCount/100</text:p>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cell/>
          <table:table-cell table:formula="of:=[.W1]" office:value-type="string" office:string-value="# of contents" calcext:value-type="string">
            <text:p># of contents</text:p>
          </table:table-cell>
          <table:table-cell table:formula="of:=[.X1]" office:value-type="string" office:string-value="duration" calcext:value-type="string">
            <text:p>duration</text:p>
          </table:table-cell>
          <table:table-cell table:formula="of:=[.Y1]" office:value-type="string" office:string-value="ViewCount/10000" calcext:value-type="string">
            <text:p>ViewCount/10000</text:p>
          </table:table-cell>
          <table:table-cell table:formula="of:=[.Z1]" office:value-type="string" office:string-value="LikeCount/1000" calcext:value-type="string">
            <text:p>LikeCount/1000</text:p>
          </table:table-cell>
          <table:table-cell table:formula="of:=[.AA1]" office:value-type="string" office:string-value="dislikeCount" calcext:value-type="string">
            <text:p>dislikeCount</text:p>
          </table:table-cell>
          <table:table-cell table:formula="of:=[.AB1]" office:value-type="string" office:string-value="CommentCount/100" calcext:value-type="string">
            <text:p>CommentCount/100</text:p>
          </table:table-cell>
          <table:table-cell table:number-columns-repeated="8"/>
        </table:table-row>
        <table:table-row table:style-name="ro3">
          <table:table-cell office:value-type="float" office:value="370" calcext:value-type="float">
            <text:p>370</text:p>
          </table:table-cell>
          <table:table-cell office:value-type="string" calcext:value-type="string">
            <text:p>deyOX6Mt_As</text:p>
          </table:table-cell>
          <table:table-cell office:value-type="string" calcext:value-type="string">
            <text:p>Generative Adversarial Nets - Fresh Machine Learning #2</text:p>
          </table:table-cell>
          <table:table-cell office:value-type="string" calcext:value-type="string">
            <text:p>This episode of Fresh Machine Learning is all about a relatively new concept called a Generative Adversarial Network. A model continuously tries to fool another model, until it can do so with ease. At that point, it can generate novel, authentic looking data! Very exciting stuff.</text:p>
            <text:p/>
            <text:p>The demo code for this video is a set of adversarial Gaussian Distribution Curves in Python using Theano and PyPlot:</text:p>
            <text:p/>
            <text:p>https://github.com/llSourcell/Generative-Adversarial-Network-Demo</text:p>
            <text:p/>
            <text:p>I created a Slack channel for us, sign up here:</text:p>
            <text:p>https://wizards.herokuapp.com/</text:p>
            <text:p/>
            <text:p>I introduce two papers in this video</text:p>
            <text:p/>
            <text:p>Generative Adversarial Networks:</text:p>
            <text:p/>
            <text:p>https://arxiv.org/pdf/1406.2661v1.pdf</text:p>
            <text:p/>
            <text:p>and the associated code:</text:p>
            <text:p/>
            <text:p>https://github.com/goodfeli/adversarial</text:p>
            <text:p/>
            <text:p>Generative Adversarial Text-to-Image Synthesis:</text:p>
            <text:p/>
            <text:p>https://arxiv.org/pdf/1605.05396v2.pdf</text:p>
            <text:p/>
            <text:p>and it's associated code is here:</text:p>
            <text:p/>
            <text:p>https://github.com/reedscot/icml2016</text:p>
            <text:p/>
            <text:p>Another really cool repo using GANs:</text:p>
            <text:p/>
            <text:p>https://github.com/Newmu/dcgan_code</text:p>
            <text:p/>
            <text:p>Great explanation of GANs:</text:p>
            <text:p/>
            <text:p>http://soumith.ch/eyescream/</text:p>
            <text:p/>
            <text:p>Live demo of a GAN:</text:p>
            <text:p/>
            <text:p>http://cs.stanford.edu/people/karpathy/gan/</text:p>
            <text:p/>
            <text:p>One more really great description of generative models:</text:p>
            <text:p/>
            <text:p>https://openai.com/blog/generative-models/</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3" office:value-type="string" calcext:value-type="string">
            <text:p>2016-07-10 21:43:20</text:p>
          </table:table-cell>
          <table:table-cell office:value-type="string" calcext:value-type="string">
            <text:p>artificial intelligence, machine learning, generative adversarial networks, neural networks, neural net, neural network, generative adversarial network, variational autoencoder, autoencoder, lstm, recurrent neural network, convolutional, convolutional neural network, generative model, discriminative model, deep learning, programming, computer science, coding, python, gaussian</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29" calcext:value-type="float">
            <text:p>329</text:p>
          </table:table-cell>
          <table:table-cell office:value-type="float" office:value="108434" calcext:value-type="float">
            <text:p>108434</text:p>
          </table:table-cell>
          <table:table-cell office:value-type="float" office:value="1720" calcext:value-type="float">
            <text:p>1720</text:p>
          </table:table-cell>
          <table:table-cell office:value-type="float" office:value="70" calcext:value-type="float">
            <text:p>70</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gan, arxiv.org/, https://arxiv.org/pdf/1406.2661.pdf</text:p>
          </table:table-cell>
          <table:table-cell table:style-name="ce3" office:value-type="string" calcext:value-type="string">
            <text:p>2020-04-25 10:57:45</text:p>
          </table:table-cell>
          <table:table-cell table:formula="of:=YEAR([.E2])" office:value-type="float" office:value="2016" calcext:value-type="float">
            <text:p>2016</text:p>
          </table:table-cell>
          <table:table-cell table:formula="of:=MONTH([.E2])" office:value-type="float" office:value="7" calcext:value-type="float">
            <text:p>7</text:p>
          </table:table-cell>
          <table:table-cell/>
          <table:table-cell table:style-name="ce1" office:value-type="date" office:date-value="2014-01-01" calcext:value-type="date">
            <text:p>2014-01-01</text:p>
          </table:table-cell>
          <table:table-cell table:formula="of:=COUNTIFS([.$S$2:.$S$146];YEAR([.V2]);[.$T$2:.$T$146];MONTH([.V2]))" office:value-type="float" office:value="0" calcext:value-type="float">
            <text:p>0</text:p>
          </table:table-cell>
          <table:table-cell table:formula="of:=SUMIFS([.K$2:.K$146];[.$S$2:.$S$146];YEAR([.$V2]);[.$T$2:.$T$146];MONTH([.$V2]))" office:value-type="float" office:value="0" calcext:value-type="float">
            <text:p>0</text:p>
          </table:table-cell>
          <table:table-cell table:formula="of:=SUMIFS([.L$2:.L$146];[.$S$2:.$S$146];YEAR([.$V2]);[.$T$2:.$T$146];MONTH([.$V2]))/10000" office:value-type="float" office:value="0" calcext:value-type="float">
            <text:p>0</text:p>
          </table:table-cell>
          <table:table-cell table:formula="of:=SUMIFS([.M$2:.M$146];[.$S$2:.$S$146];YEAR([.$V2]);[.$T$2:.$T$146];MONTH([.$V2]))/1000" office:value-type="float" office:value="0" calcext:value-type="float">
            <text:p>0</text:p>
          </table:table-cell>
          <table:table-cell table:formula="of:=SUMIFS([.N$2:.N$146];[.$S$2:.$S$146];YEAR([.$V2]);[.$T$2:.$T$146];MONTH([.$V2]))" office:value-type="float" office:value="0" calcext:value-type="float">
            <text:p>0</text:p>
          </table:table-cell>
          <table:table-cell table:formula="of:=SUMIFS([.O$2:.O$146];[.$S$2:.$S$146];YEAR([.$V2]);[.$T$2:.$T$146];MONTH([.$V2]))/100" office:value-type="float" office:value="0" calcext:value-type="float">
            <text:p>0</text:p>
          </table:table-cell>
          <table:table-cell table:formula="of:=SUM([.W$2:.W2])" office:value-type="float" office:value="0" calcext:value-type="float">
            <text:p>0</text:p>
          </table:table-cell>
          <table:table-cell table:formula="of:=SUM([.X$2:.X2])" office:value-type="float" office:value="0" calcext:value-type="float">
            <text:p>0</text:p>
          </table:table-cell>
          <table:table-cell table:formula="of:=SUM([.Y$2:.Y2])" office:value-type="float" office:value="0" calcext:value-type="float">
            <text:p>0</text:p>
          </table:table-cell>
          <table:table-cell table:formula="of:=SUM([.Z$2:.Z2])" office:value-type="float" office:value="0" calcext:value-type="float">
            <text:p>0</text:p>
          </table:table-cell>
          <table:table-cell table:formula="of:=SUM([.AA$2:.AA2])" office:value-type="float" office:value="0" calcext:value-type="float">
            <text:p>0</text:p>
          </table:table-cell>
          <table:table-cell table:formula="of:=SUM([.AB$2:.AB2])" office:value-type="float" office:value="0" calcext:value-type="float">
            <text:p>0</text:p>
          </table:table-cell>
          <table:table-cell/>
          <table:table-cell table:formula="of:=[.W2]" office:value-type="float" office:value="0" calcext:value-type="float">
            <text:p>0</text:p>
          </table:table-cell>
          <table:table-cell table:formula="of:=[.X2]" office:value-type="float" office:value="0" calcext:value-type="float">
            <text:p>0</text:p>
          </table:table-cell>
          <table:table-cell table:formula="of:=[.Y2]" office:value-type="float" office:value="0" calcext:value-type="float">
            <text:p>0</text:p>
          </table:table-cell>
          <table:table-cell table:formula="of:=[.Z2]" office:value-type="float" office:value="0" calcext:value-type="float">
            <text:p>0</text:p>
          </table:table-cell>
          <table:table-cell table:formula="of:=[.AA2]" office:value-type="float" office:value="0" calcext:value-type="float">
            <text:p>0</text:p>
          </table:table-cell>
          <table:table-cell table:formula="of:=[.AB2]" office:value-type="float" office:value="0" calcext:value-type="float">
            <text:p>0</text:p>
          </table:table-cell>
          <table:table-cell table:number-columns-repeated="2"/>
          <table:table-cell office:value-type="string" calcext:value-type="string">
            <text:p># of contents</text:p>
          </table:table-cell>
          <table:table-cell office:value-type="string" calcext:value-type="string">
            <text:p>Duration/10000</text:p>
          </table:table-cell>
          <table:table-cell office:value-type="string" calcext:value-type="string">
            <text:p>ViewCount/10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row>
        <table:table-row table:style-name="ro3">
          <table:table-cell office:value-type="float" office:value="754" calcext:value-type="float">
            <text:p>754</text:p>
          </table:table-cell>
          <table:table-cell office:value-type="string" calcext:value-type="string">
            <text:p>C1YUYWP-6rE</text:p>
          </table:table-cell>
          <table:table-cell office:value-type="string" calcext:value-type="string">
            <text:p>Evolution of Face Generation | <text:s/>Evolution of GANs</text:p>
          </table:table-cell>
          <table:table-cell office:value-type="string" calcext:value-type="string">
            <text:p>Generating Fake faces in photos and videos has become prevalent in last few years (cough) Deep Fakes (cough). It's come to a point where we can't tell if photos and videos contain real people. It's fascinating (and scary?) ! But how did we get here? What is the technology behind these eerily real faces?</text:p>
            <text:p/>
            <text:p>The main Technology behind this phenomenon are "Generative Adversarial Networks". Let's talk about them. </text:p>
            <text:p/>
            <text:p>REFERENCES</text:p>
            <text:p>[1] The OG GAN : https://arxiv.org/abs/1406.2661</text:p>
            <text:p>[2] Deep Convolutional GAN (DCGAN): https://arxiv.org/abs/1511.06434</text:p>
            <text:p>[3] Coupled GANs: https://arxiv.org/abs/1606.07536</text:p>
            <text:p>[4] Progressively growing GAN: https://arxiv.org/abs/1710.10196</text:p>
            <text:p>[5] Style-Transfer GAN: https://arxiv.org/abs/1812.04948</text:p>
            <text:p>[6] DeepFakes - Real Consequences (ColdFusion): https://www.youtube.com/watch?v=dMF2i3A9Lzw </text:p>
            <text:p>[7] First paper on Neural Networks: http://www.cse.chalmers.se/~coquand/AUTOMATA/mcp.pdf </text:p>
            <text:p>[8] How fast processing power increased over the years: https://www.eetimes.com/author.asp?section_id=36&amp;doc_id=1330462</text:p>
            <text:p>[9] Deep Learning Vs Classical Machine Learning</text:p>
            <text:p>[10] Neural Networks in Security Systems: https://ieeexplore.ieee.org/document/8268746 </text:p>
            <text:p>[11] State of the Art Neural Networks for Image Captioning: https://cs.stanford.edu/people/karpathy/sfmltalk.pdf</text:p>
            <text:p>[12] Applications of Neural Networks: https://arxiv.org/pdf/1803.01164.pdf </text:p>
            <text:p>[13] Build a Music &amp; Text Generator: https://towardsdatascience.com/deep-learning-with-tensorflow-part-3-music-and-text-generation-8a3fbfdc5e9b </text:p>
            <text:p>[14] CycleGANs: https://arxiv.org/pdf/1703.10593.pdf</text:p>
          </table:table-cell>
          <table:table-cell table:style-name="ce3" office:value-type="string" calcext:value-type="string">
            <text:p>2019-01-20 01:19:57</text:p>
          </table:table-cell>
          <table:table-cell office:value-type="string" calcext:value-type="string">
            <text:p>Machine Learning, Deep Learning, Data Science, Artificial Intelligence, Neural Network, gan, generative model, face generation, image generation, image captioning, rnn, state of art gan, what are gans,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CodeEmporium</text:p>
          </table:table-cell>
          <table:table-cell office:value-type="string" calcext:value-type="string">
            <text:p>UC5_6ZD6s8klmMu9TXEB_1IA</text:p>
          </table:table-cell>
          <table:table-cell office:value-type="float" office:value="743" calcext:value-type="float">
            <text:p>743</text:p>
          </table:table-cell>
          <table:table-cell office:value-type="float" office:value="10062" calcext:value-type="float">
            <text:p>10062</text:p>
          </table:table-cell>
          <table:table-cell office:value-type="float" office:value="269" calcext:value-type="float">
            <text:p>269</text:p>
          </table:table-cell>
          <table:table-cell office:value-type="float" office:value="5" calcext:value-type="float">
            <text:p>5</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https://arxiv.org/abs/1406.2661, https://arxiv.org/pdf/1406.2661.pdf, gan</text:p>
          </table:table-cell>
          <table:table-cell table:style-name="ce3" office:value-type="string" calcext:value-type="string">
            <text:p>2020-04-25 14:25:27</text:p>
          </table:table-cell>
          <table:table-cell table:formula="of:=YEAR([.E3])" office:value-type="float" office:value="2019" calcext:value-type="float">
            <text:p>2019</text:p>
          </table:table-cell>
          <table:table-cell table:formula="of:=MONTH([.E3])" office:value-type="float" office:value="1" calcext:value-type="float">
            <text:p>1</text:p>
          </table:table-cell>
          <table:table-cell/>
          <table:table-cell table:style-name="ce1" office:value-type="date" office:date-value="2014-02-01" calcext:value-type="date">
            <text:p>2014-02-01</text:p>
          </table:table-cell>
          <table:table-cell table:formula="of:=COUNTIFS([.$S$2:.$S$146];YEAR([.V3]);[.$T$2:.$T$146];MONTH([.V3]))" office:value-type="float" office:value="0" calcext:value-type="float">
            <text:p>0</text:p>
          </table:table-cell>
          <table:table-cell table:formula="of:=SUMIFS([.K$2:.K$146];[.$S$2:.$S$146];YEAR([.$V3]);[.$T$2:.$T$146];MONTH([.$V3]))" office:value-type="float" office:value="0" calcext:value-type="float">
            <text:p>0</text:p>
          </table:table-cell>
          <table:table-cell table:formula="of:=SUMIFS([.L$2:.L$146];[.$S$2:.$S$146];YEAR([.$V3]);[.$T$2:.$T$146];MONTH([.$V3]))/10000" office:value-type="float" office:value="0" calcext:value-type="float">
            <text:p>0</text:p>
          </table:table-cell>
          <table:table-cell table:formula="of:=SUMIFS([.M$2:.M$146];[.$S$2:.$S$146];YEAR([.$V3]);[.$T$2:.$T$146];MONTH([.$V3]))/1000" office:value-type="float" office:value="0" calcext:value-type="float">
            <text:p>0</text:p>
          </table:table-cell>
          <table:table-cell table:formula="of:=SUMIFS([.N$2:.N$146];[.$S$2:.$S$146];YEAR([.$V3]);[.$T$2:.$T$146];MONTH([.$V3]))" office:value-type="float" office:value="0" calcext:value-type="float">
            <text:p>0</text:p>
          </table:table-cell>
          <table:table-cell table:formula="of:=SUMIFS([.O$2:.O$146];[.$S$2:.$S$146];YEAR([.$V3]);[.$T$2:.$T$146];MONTH([.$V3]))/100" office:value-type="float" office:value="0" calcext:value-type="float">
            <text:p>0</text:p>
          </table:table-cell>
          <table:table-cell table:formula="of:=SUM([.W$2:.W3])" office:value-type="float" office:value="0" calcext:value-type="float">
            <text:p>0</text:p>
          </table:table-cell>
          <table:table-cell table:formula="of:=SUM([.X$2:.X3])" office:value-type="float" office:value="0" calcext:value-type="float">
            <text:p>0</text:p>
          </table:table-cell>
          <table:table-cell table:formula="of:=SUM([.Y$2:.Y3])" office:value-type="float" office:value="0" calcext:value-type="float">
            <text:p>0</text:p>
          </table:table-cell>
          <table:table-cell table:formula="of:=SUM([.Z$2:.Z3])" office:value-type="float" office:value="0" calcext:value-type="float">
            <text:p>0</text:p>
          </table:table-cell>
          <table:table-cell table:formula="of:=SUM([.AA$2:.AA3])" office:value-type="float" office:value="0" calcext:value-type="float">
            <text:p>0</text:p>
          </table:table-cell>
          <table:table-cell table:formula="of:=SUM([.AB$2:.AB3])" office:value-type="float" office:value="0" calcext:value-type="float">
            <text:p>0</text:p>
          </table:table-cell>
          <table:table-cell/>
          <table:table-cell table:formula="of:=[.W3]" office:value-type="float" office:value="0" calcext:value-type="float">
            <text:p>0</text:p>
          </table:table-cell>
          <table:table-cell table:formula="of:=[.X3]" office:value-type="float" office:value="0" calcext:value-type="float">
            <text:p>0</text:p>
          </table:table-cell>
          <table:table-cell table:formula="of:=[.Y3]" office:value-type="float" office:value="0" calcext:value-type="float">
            <text:p>0</text:p>
          </table:table-cell>
          <table:table-cell table:formula="of:=[.Z3]" office:value-type="float" office:value="0" calcext:value-type="float">
            <text:p>0</text:p>
          </table:table-cell>
          <table:table-cell table:formula="of:=[.AA3]" office:value-type="float" office:value="0" calcext:value-type="float">
            <text:p>0</text:p>
          </table:table-cell>
          <table:table-cell table:formula="of:=[.AB3]" office:value-type="float" office:value="0" calcext:value-type="float">
            <text:p>0</text:p>
          </table:table-cell>
          <table:table-cell/>
          <table:table-cell office:value-type="string" calcext:value-type="string">
            <text:p># of contents</text:p>
          </table:table-cell>
          <table:table-cell table:formula="of:=PEARSON([.AJ$2:.AJ$85];[.AJ$2:.AJ$85])" office:value-type="float" office:value="1" calcext:value-type="float">
            <text:p>1</text:p>
          </table:table-cell>
          <table:table-cell table:formula="of:=PEARSON([.$AJ$2:.$AJ$85];[.AK$2:.AK$85])" office:value-type="float" office:value="0.931378306377979" calcext:value-type="float">
            <text:p>0.9313783064</text:p>
          </table:table-cell>
          <table:table-cell table:formula="of:=PEARSON([.$AJ$2:.$AJ$85];[.AL$2:.AL$85])" office:value-type="float" office:value="0.765616423338326" calcext:value-type="float">
            <text:p>0.7656164233</text:p>
          </table:table-cell>
          <table:table-cell table:formula="of:=PEARSON([.$AJ$2:.$AJ$85];[.AM$2:.AM$85])" office:value-type="float" office:value="0.804474139565718" calcext:value-type="float">
            <text:p>0.8044741396</text:p>
          </table:table-cell>
          <table:table-cell table:formula="of:=PEARSON([.$AJ$2:.$AJ$85];[.AN$2:.AN$85])" office:value-type="float" office:value="0.751766895012464" calcext:value-type="float">
            <text:p>0.751766895</text:p>
          </table:table-cell>
          <table:table-cell table:formula="of:=PEARSON([.$AJ$2:.$AJ$85];[.AO$2:.AO$85])" office:value-type="float" office:value="0.772614845858506" calcext:value-type="float">
            <text:p>0.7726148459</text:p>
          </table:table-cell>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03-01" calcext:value-type="date">
            <text:p>2014-03-01</text:p>
          </table:table-cell>
          <table:table-cell table:formula="of:=COUNTIFS([.$S$2:.$S$146];YEAR([.V4]);[.$T$2:.$T$146];MONTH([.V4]))" office:value-type="float" office:value="0" calcext:value-type="float">
            <text:p>0</text:p>
          </table:table-cell>
          <table:table-cell table:formula="of:=SUMIFS([.K$2:.K$146];[.$S$2:.$S$146];YEAR([.$V4]);[.$T$2:.$T$146];MONTH([.$V4]))" office:value-type="float" office:value="0" calcext:value-type="float">
            <text:p>0</text:p>
          </table:table-cell>
          <table:table-cell table:formula="of:=SUMIFS([.L$2:.L$146];[.$S$2:.$S$146];YEAR([.$V4]);[.$T$2:.$T$146];MONTH([.$V4]))/10000" office:value-type="float" office:value="0" calcext:value-type="float">
            <text:p>0</text:p>
          </table:table-cell>
          <table:table-cell table:formula="of:=SUMIFS([.M$2:.M$146];[.$S$2:.$S$146];YEAR([.$V4]);[.$T$2:.$T$146];MONTH([.$V4]))/1000" office:value-type="float" office:value="0" calcext:value-type="float">
            <text:p>0</text:p>
          </table:table-cell>
          <table:table-cell table:formula="of:=SUMIFS([.N$2:.N$146];[.$S$2:.$S$146];YEAR([.$V4]);[.$T$2:.$T$146];MONTH([.$V4]))" office:value-type="float" office:value="0" calcext:value-type="float">
            <text:p>0</text:p>
          </table:table-cell>
          <table:table-cell table:formula="of:=SUMIFS([.O$2:.O$146];[.$S$2:.$S$146];YEAR([.$V4]);[.$T$2:.$T$146];MONTH([.$V4]))/100" office:value-type="float" office:value="0" calcext:value-type="float">
            <text:p>0</text:p>
          </table:table-cell>
          <table:table-cell table:formula="of:=SUM([.W$2:.W4])" office:value-type="float" office:value="0" calcext:value-type="float">
            <text:p>0</text:p>
          </table:table-cell>
          <table:table-cell table:formula="of:=SUM([.X$2:.X4])" office:value-type="float" office:value="0" calcext:value-type="float">
            <text:p>0</text:p>
          </table:table-cell>
          <table:table-cell table:formula="of:=SUM([.Y$2:.Y4])" office:value-type="float" office:value="0" calcext:value-type="float">
            <text:p>0</text:p>
          </table:table-cell>
          <table:table-cell table:formula="of:=SUM([.Z$2:.Z4])" office:value-type="float" office:value="0" calcext:value-type="float">
            <text:p>0</text:p>
          </table:table-cell>
          <table:table-cell table:formula="of:=SUM([.AA$2:.AA4])" office:value-type="float" office:value="0" calcext:value-type="float">
            <text:p>0</text:p>
          </table:table-cell>
          <table:table-cell table:formula="of:=SUM([.AB$2:.AB4])" office:value-type="float" office:value="0" calcext:value-type="float">
            <text:p>0</text:p>
          </table:table-cell>
          <table:table-cell/>
          <table:table-cell table:formula="of:=[.W4]" office:value-type="float" office:value="0" calcext:value-type="float">
            <text:p>0</text:p>
          </table:table-cell>
          <table:table-cell table:formula="of:=[.X4]" office:value-type="float" office:value="0" calcext:value-type="float">
            <text:p>0</text:p>
          </table:table-cell>
          <table:table-cell table:formula="of:=[.Y4]" office:value-type="float" office:value="0" calcext:value-type="float">
            <text:p>0</text:p>
          </table:table-cell>
          <table:table-cell table:formula="of:=[.Z4]" office:value-type="float" office:value="0" calcext:value-type="float">
            <text:p>0</text:p>
          </table:table-cell>
          <table:table-cell table:formula="of:=[.AA4]" office:value-type="float" office:value="0" calcext:value-type="float">
            <text:p>0</text:p>
          </table:table-cell>
          <table:table-cell table:formula="of:=[.AB4]" office:value-type="float" office:value="0" calcext:value-type="float">
            <text:p>0</text:p>
          </table:table-cell>
          <table:table-cell/>
          <table:table-cell office:value-type="string" calcext:value-type="string">
            <text:p>Duration/10000</text:p>
          </table:table-cell>
          <table:table-cell/>
          <table:table-cell table:formula="of:=PEARSON([.$AK$2:.$AK$85];[.AK$2:.AK$85])" office:value-type="float" office:value="1" calcext:value-type="float">
            <text:p>1</text:p>
          </table:table-cell>
          <table:table-cell table:formula="of:=PEARSON([.$AK$2:.$AK$85];[.AL$2:.AL$85])" office:value-type="float" office:value="0.478884314719066" calcext:value-type="float">
            <text:p>0.4788843147</text:p>
          </table:table-cell>
          <table:table-cell table:formula="of:=PEARSON([.$AK$2:.$AK$85];[.AM$2:.AM$85])" office:value-type="float" office:value="0.533026877642112" calcext:value-type="float">
            <text:p>0.5330268776</text:p>
          </table:table-cell>
          <table:table-cell table:formula="of:=PEARSON([.$AK$2:.$AK$85];[.AN$2:.AN$85])" office:value-type="float" office:value="0.460112414720021" calcext:value-type="float">
            <text:p>0.4601124147</text:p>
          </table:table-cell>
          <table:table-cell table:formula="of:=PEARSON([.$AK$2:.$AK$85];[.AO$2:.AO$85])" office:value-type="float" office:value="0.488468667334212" calcext:value-type="float">
            <text:p>0.4884686673</text:p>
          </table:table-cell>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04-01" calcext:value-type="date">
            <text:p>2014-04-01</text:p>
          </table:table-cell>
          <table:table-cell table:formula="of:=COUNTIFS([.$S$2:.$S$146];YEAR([.V5]);[.$T$2:.$T$146];MONTH([.V5]))" office:value-type="float" office:value="0" calcext:value-type="float">
            <text:p>0</text:p>
          </table:table-cell>
          <table:table-cell table:formula="of:=SUMIFS([.K$2:.K$146];[.$S$2:.$S$146];YEAR([.$V5]);[.$T$2:.$T$146];MONTH([.$V5]))" office:value-type="float" office:value="0" calcext:value-type="float">
            <text:p>0</text:p>
          </table:table-cell>
          <table:table-cell table:formula="of:=SUMIFS([.L$2:.L$146];[.$S$2:.$S$146];YEAR([.$V5]);[.$T$2:.$T$146];MONTH([.$V5]))/10000" office:value-type="float" office:value="0" calcext:value-type="float">
            <text:p>0</text:p>
          </table:table-cell>
          <table:table-cell table:formula="of:=SUMIFS([.M$2:.M$146];[.$S$2:.$S$146];YEAR([.$V5]);[.$T$2:.$T$146];MONTH([.$V5]))/1000" office:value-type="float" office:value="0" calcext:value-type="float">
            <text:p>0</text:p>
          </table:table-cell>
          <table:table-cell table:formula="of:=SUMIFS([.N$2:.N$146];[.$S$2:.$S$146];YEAR([.$V5]);[.$T$2:.$T$146];MONTH([.$V5]))" office:value-type="float" office:value="0" calcext:value-type="float">
            <text:p>0</text:p>
          </table:table-cell>
          <table:table-cell table:formula="of:=SUMIFS([.O$2:.O$146];[.$S$2:.$S$146];YEAR([.$V5]);[.$T$2:.$T$146];MONTH([.$V5]))/100" office:value-type="float" office:value="0" calcext:value-type="float">
            <text:p>0</text:p>
          </table:table-cell>
          <table:table-cell table:formula="of:=SUM([.W$2:.W5])" office:value-type="float" office:value="0" calcext:value-type="float">
            <text:p>0</text:p>
          </table:table-cell>
          <table:table-cell table:formula="of:=SUM([.X$2:.X5])" office:value-type="float" office:value="0" calcext:value-type="float">
            <text:p>0</text:p>
          </table:table-cell>
          <table:table-cell table:formula="of:=SUM([.Y$2:.Y5])" office:value-type="float" office:value="0" calcext:value-type="float">
            <text:p>0</text:p>
          </table:table-cell>
          <table:table-cell table:formula="of:=SUM([.Z$2:.Z5])" office:value-type="float" office:value="0" calcext:value-type="float">
            <text:p>0</text:p>
          </table:table-cell>
          <table:table-cell table:formula="of:=SUM([.AA$2:.AA5])" office:value-type="float" office:value="0" calcext:value-type="float">
            <text:p>0</text:p>
          </table:table-cell>
          <table:table-cell table:formula="of:=SUM([.AB$2:.AB5])" office:value-type="float" office:value="0" calcext:value-type="float">
            <text:p>0</text:p>
          </table:table-cell>
          <table:table-cell/>
          <table:table-cell table:formula="of:=[.W5]" office:value-type="float" office:value="0" calcext:value-type="float">
            <text:p>0</text:p>
          </table:table-cell>
          <table:table-cell table:formula="of:=[.X5]" office:value-type="float" office:value="0" calcext:value-type="float">
            <text:p>0</text:p>
          </table:table-cell>
          <table:table-cell table:formula="of:=[.Y5]" office:value-type="float" office:value="0" calcext:value-type="float">
            <text:p>0</text:p>
          </table:table-cell>
          <table:table-cell table:formula="of:=[.Z5]" office:value-type="float" office:value="0" calcext:value-type="float">
            <text:p>0</text:p>
          </table:table-cell>
          <table:table-cell table:formula="of:=[.AA5]" office:value-type="float" office:value="0" calcext:value-type="float">
            <text:p>0</text:p>
          </table:table-cell>
          <table:table-cell table:formula="of:=[.AB5]" office:value-type="float" office:value="0" calcext:value-type="float">
            <text:p>0</text:p>
          </table:table-cell>
          <table:table-cell/>
          <table:table-cell office:value-type="string" calcext:value-type="string">
            <text:p>ViewCount/100000</text:p>
          </table:table-cell>
          <table:table-cell table:number-columns-repeated="2"/>
          <table:table-cell table:formula="of:=PEARSON([.$AL$2:.$AL$85];[.AL$2:.AL$85])" office:value-type="float" office:value="1" calcext:value-type="float">
            <text:p>1</text:p>
          </table:table-cell>
          <table:table-cell table:style-name="ce4" table:formula="of:=PEARSON([.$AL$2:.$AL$85];[.AM$2:.AM$85])" office:value-type="float" office:value="0.998029316498144" calcext:value-type="float">
            <text:p>0.9980293165</text:p>
          </table:table-cell>
          <table:table-cell table:style-name="ce4" table:formula="of:=PEARSON([.$AL$2:.$AL$85];[.AN$2:.AN$85])" office:value-type="float" office:value="0.999773981226685" calcext:value-type="float">
            <text:p>0.9997739812</text:p>
          </table:table-cell>
          <table:table-cell table:style-name="ce4" table:formula="of:=PEARSON([.$AL$2:.$AL$85];[.AO$2:.AO$85])" office:value-type="float" office:value="0.999940043201864" calcext:value-type="float">
            <text:p>0.9999400432</text:p>
          </table:table-cell>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05-01" calcext:value-type="date">
            <text:p>2014-05-01</text:p>
          </table:table-cell>
          <table:table-cell table:formula="of:=COUNTIFS([.$S$2:.$S$146];YEAR([.V6]);[.$T$2:.$T$146];MONTH([.V6]))" office:value-type="float" office:value="0" calcext:value-type="float">
            <text:p>0</text:p>
          </table:table-cell>
          <table:table-cell table:formula="of:=SUMIFS([.K$2:.K$146];[.$S$2:.$S$146];YEAR([.$V6]);[.$T$2:.$T$146];MONTH([.$V6]))" office:value-type="float" office:value="0" calcext:value-type="float">
            <text:p>0</text:p>
          </table:table-cell>
          <table:table-cell table:formula="of:=SUMIFS([.L$2:.L$146];[.$S$2:.$S$146];YEAR([.$V6]);[.$T$2:.$T$146];MONTH([.$V6]))/10000" office:value-type="float" office:value="0" calcext:value-type="float">
            <text:p>0</text:p>
          </table:table-cell>
          <table:table-cell table:formula="of:=SUMIFS([.M$2:.M$146];[.$S$2:.$S$146];YEAR([.$V6]);[.$T$2:.$T$146];MONTH([.$V6]))/1000" office:value-type="float" office:value="0" calcext:value-type="float">
            <text:p>0</text:p>
          </table:table-cell>
          <table:table-cell table:formula="of:=SUMIFS([.N$2:.N$146];[.$S$2:.$S$146];YEAR([.$V6]);[.$T$2:.$T$146];MONTH([.$V6]))" office:value-type="float" office:value="0" calcext:value-type="float">
            <text:p>0</text:p>
          </table:table-cell>
          <table:table-cell table:formula="of:=SUMIFS([.O$2:.O$146];[.$S$2:.$S$146];YEAR([.$V6]);[.$T$2:.$T$146];MONTH([.$V6]))/100" office:value-type="float" office:value="0" calcext:value-type="float">
            <text:p>0</text:p>
          </table:table-cell>
          <table:table-cell table:formula="of:=SUM([.W$2:.W6])" office:value-type="float" office:value="0" calcext:value-type="float">
            <text:p>0</text:p>
          </table:table-cell>
          <table:table-cell table:formula="of:=SUM([.X$2:.X6])" office:value-type="float" office:value="0" calcext:value-type="float">
            <text:p>0</text:p>
          </table:table-cell>
          <table:table-cell table:formula="of:=SUM([.Y$2:.Y6])" office:value-type="float" office:value="0" calcext:value-type="float">
            <text:p>0</text:p>
          </table:table-cell>
          <table:table-cell table:formula="of:=SUM([.Z$2:.Z6])" office:value-type="float" office:value="0" calcext:value-type="float">
            <text:p>0</text:p>
          </table:table-cell>
          <table:table-cell table:formula="of:=SUM([.AA$2:.AA6])" office:value-type="float" office:value="0" calcext:value-type="float">
            <text:p>0</text:p>
          </table:table-cell>
          <table:table-cell table:formula="of:=SUM([.AB$2:.AB6])" office:value-type="float" office:value="0" calcext:value-type="float">
            <text:p>0</text:p>
          </table:table-cell>
          <table:table-cell/>
          <table:table-cell table:formula="of:=[.W6]" office:value-type="float" office:value="0" calcext:value-type="float">
            <text:p>0</text:p>
          </table:table-cell>
          <table:table-cell table:formula="of:=[.X6]" office:value-type="float" office:value="0" calcext:value-type="float">
            <text:p>0</text:p>
          </table:table-cell>
          <table:table-cell table:formula="of:=[.Y6]" office:value-type="float" office:value="0" calcext:value-type="float">
            <text:p>0</text:p>
          </table:table-cell>
          <table:table-cell table:formula="of:=[.Z6]" office:value-type="float" office:value="0" calcext:value-type="float">
            <text:p>0</text:p>
          </table:table-cell>
          <table:table-cell table:formula="of:=[.AA6]" office:value-type="float" office:value="0" calcext:value-type="float">
            <text:p>0</text:p>
          </table:table-cell>
          <table:table-cell table:formula="of:=[.AB6]" office:value-type="float" office:value="0" calcext:value-type="float">
            <text:p>0</text:p>
          </table:table-cell>
          <table:table-cell/>
          <table:table-cell office:value-type="string" calcext:value-type="string">
            <text:p>LikeCount/1000</text:p>
          </table:table-cell>
          <table:table-cell table:number-columns-repeated="3"/>
          <table:table-cell table:formula="of:=PEARSON([.$AM$2:.$AM$85];[.AM$2:.AM$85])" office:value-type="float" office:value="1" calcext:value-type="float">
            <text:p>1</text:p>
          </table:table-cell>
          <table:table-cell table:style-name="ce4" table:formula="of:=PEARSON([.$AM$2:.$AM$85];[.AN$2:.AN$85])" office:value-type="float" office:value="0.996469693213561" calcext:value-type="float">
            <text:p>0.9964696932</text:p>
          </table:table-cell>
          <table:table-cell table:style-name="ce4" table:formula="of:=PEARSON([.$AM$2:.$AM$85];[.AO$2:.AO$85])" office:value-type="float" office:value="0.998656604948534" calcext:value-type="float">
            <text:p>0.9986566049</text:p>
          </table:table-cell>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06-01" calcext:value-type="date">
            <text:p>2014-06-01</text:p>
          </table:table-cell>
          <table:table-cell table:formula="of:=COUNTIFS([.$S$2:.$S$146];YEAR([.V7]);[.$T$2:.$T$146];MONTH([.V7]))" office:value-type="float" office:value="0" calcext:value-type="float">
            <text:p>0</text:p>
          </table:table-cell>
          <table:table-cell table:formula="of:=SUMIFS([.K$2:.K$146];[.$S$2:.$S$146];YEAR([.$V7]);[.$T$2:.$T$146];MONTH([.$V7]))" office:value-type="float" office:value="0" calcext:value-type="float">
            <text:p>0</text:p>
          </table:table-cell>
          <table:table-cell table:formula="of:=SUMIFS([.L$2:.L$146];[.$S$2:.$S$146];YEAR([.$V7]);[.$T$2:.$T$146];MONTH([.$V7]))/10000" office:value-type="float" office:value="0" calcext:value-type="float">
            <text:p>0</text:p>
          </table:table-cell>
          <table:table-cell table:formula="of:=SUMIFS([.M$2:.M$146];[.$S$2:.$S$146];YEAR([.$V7]);[.$T$2:.$T$146];MONTH([.$V7]))/1000" office:value-type="float" office:value="0" calcext:value-type="float">
            <text:p>0</text:p>
          </table:table-cell>
          <table:table-cell table:formula="of:=SUMIFS([.N$2:.N$146];[.$S$2:.$S$146];YEAR([.$V7]);[.$T$2:.$T$146];MONTH([.$V7]))" office:value-type="float" office:value="0" calcext:value-type="float">
            <text:p>0</text:p>
          </table:table-cell>
          <table:table-cell table:formula="of:=SUMIFS([.O$2:.O$146];[.$S$2:.$S$146];YEAR([.$V7]);[.$T$2:.$T$146];MONTH([.$V7]))/100" office:value-type="float" office:value="0" calcext:value-type="float">
            <text:p>0</text:p>
          </table:table-cell>
          <table:table-cell table:formula="of:=SUM([.W$2:.W7])" office:value-type="float" office:value="0" calcext:value-type="float">
            <text:p>0</text:p>
          </table:table-cell>
          <table:table-cell table:formula="of:=SUM([.X$2:.X7])" office:value-type="float" office:value="0" calcext:value-type="float">
            <text:p>0</text:p>
          </table:table-cell>
          <table:table-cell table:formula="of:=SUM([.Y$2:.Y7])" office:value-type="float" office:value="0" calcext:value-type="float">
            <text:p>0</text:p>
          </table:table-cell>
          <table:table-cell table:formula="of:=SUM([.Z$2:.Z7])" office:value-type="float" office:value="0" calcext:value-type="float">
            <text:p>0</text:p>
          </table:table-cell>
          <table:table-cell table:formula="of:=SUM([.AA$2:.AA7])" office:value-type="float" office:value="0" calcext:value-type="float">
            <text:p>0</text:p>
          </table:table-cell>
          <table:table-cell table:formula="of:=SUM([.AB$2:.AB7])" office:value-type="float" office:value="0" calcext:value-type="float">
            <text:p>0</text:p>
          </table:table-cell>
          <table:table-cell/>
          <table:table-cell table:formula="of:=[.W7]" office:value-type="float" office:value="0" calcext:value-type="float">
            <text:p>0</text:p>
          </table:table-cell>
          <table:table-cell table:formula="of:=[.X7]" office:value-type="float" office:value="0" calcext:value-type="float">
            <text:p>0</text:p>
          </table:table-cell>
          <table:table-cell table:formula="of:=[.Y7]" office:value-type="float" office:value="0" calcext:value-type="float">
            <text:p>0</text:p>
          </table:table-cell>
          <table:table-cell table:formula="of:=[.Z7]" office:value-type="float" office:value="0" calcext:value-type="float">
            <text:p>0</text:p>
          </table:table-cell>
          <table:table-cell table:formula="of:=[.AA7]" office:value-type="float" office:value="0" calcext:value-type="float">
            <text:p>0</text:p>
          </table:table-cell>
          <table:table-cell table:formula="of:=[.AB7]" office:value-type="float" office:value="0" calcext:value-type="float">
            <text:p>0</text:p>
          </table:table-cell>
          <table:table-cell/>
          <table:table-cell office:value-type="string" calcext:value-type="string">
            <text:p>DislikeCount/100</text:p>
          </table:table-cell>
          <table:table-cell table:number-columns-repeated="4"/>
          <table:table-cell table:formula="of:=PEARSON([.$AN$2:.$AN$85];[.AN$2:.AN$85])" office:value-type="float" office:value="1" calcext:value-type="float">
            <text:p>1</text:p>
          </table:table-cell>
          <table:table-cell table:style-name="ce4" table:formula="of:=PEARSON([.$AN$2:.$AN$85];[.AO$2:.AO$85])" office:value-type="float" office:value="0.999481233990828" calcext:value-type="float">
            <text:p>0.999481234</text:p>
          </table:table-cell>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07-01" calcext:value-type="date">
            <text:p>2014-07-01</text:p>
          </table:table-cell>
          <table:table-cell table:formula="of:=COUNTIFS([.$S$2:.$S$146];YEAR([.V8]);[.$T$2:.$T$146];MONTH([.V8]))" office:value-type="float" office:value="0" calcext:value-type="float">
            <text:p>0</text:p>
          </table:table-cell>
          <table:table-cell table:formula="of:=SUMIFS([.K$2:.K$146];[.$S$2:.$S$146];YEAR([.$V8]);[.$T$2:.$T$146];MONTH([.$V8]))" office:value-type="float" office:value="0" calcext:value-type="float">
            <text:p>0</text:p>
          </table:table-cell>
          <table:table-cell table:formula="of:=SUMIFS([.L$2:.L$146];[.$S$2:.$S$146];YEAR([.$V8]);[.$T$2:.$T$146];MONTH([.$V8]))/10000" office:value-type="float" office:value="0" calcext:value-type="float">
            <text:p>0</text:p>
          </table:table-cell>
          <table:table-cell table:formula="of:=SUMIFS([.M$2:.M$146];[.$S$2:.$S$146];YEAR([.$V8]);[.$T$2:.$T$146];MONTH([.$V8]))/1000" office:value-type="float" office:value="0" calcext:value-type="float">
            <text:p>0</text:p>
          </table:table-cell>
          <table:table-cell table:formula="of:=SUMIFS([.N$2:.N$146];[.$S$2:.$S$146];YEAR([.$V8]);[.$T$2:.$T$146];MONTH([.$V8]))" office:value-type="float" office:value="0" calcext:value-type="float">
            <text:p>0</text:p>
          </table:table-cell>
          <table:table-cell table:formula="of:=SUMIFS([.O$2:.O$146];[.$S$2:.$S$146];YEAR([.$V8]);[.$T$2:.$T$146];MONTH([.$V8]))/100" office:value-type="float" office:value="0" calcext:value-type="float">
            <text:p>0</text:p>
          </table:table-cell>
          <table:table-cell table:formula="of:=SUM([.W$2:.W8])" office:value-type="float" office:value="0" calcext:value-type="float">
            <text:p>0</text:p>
          </table:table-cell>
          <table:table-cell table:formula="of:=SUM([.X$2:.X8])" office:value-type="float" office:value="0" calcext:value-type="float">
            <text:p>0</text:p>
          </table:table-cell>
          <table:table-cell table:formula="of:=SUM([.Y$2:.Y8])" office:value-type="float" office:value="0" calcext:value-type="float">
            <text:p>0</text:p>
          </table:table-cell>
          <table:table-cell table:formula="of:=SUM([.Z$2:.Z8])" office:value-type="float" office:value="0" calcext:value-type="float">
            <text:p>0</text:p>
          </table:table-cell>
          <table:table-cell table:formula="of:=SUM([.AA$2:.AA8])" office:value-type="float" office:value="0" calcext:value-type="float">
            <text:p>0</text:p>
          </table:table-cell>
          <table:table-cell table:formula="of:=SUM([.AB$2:.AB8])" office:value-type="float" office:value="0" calcext:value-type="float">
            <text:p>0</text:p>
          </table:table-cell>
          <table:table-cell/>
          <table:table-cell table:formula="of:=[.W8]" office:value-type="float" office:value="0" calcext:value-type="float">
            <text:p>0</text:p>
          </table:table-cell>
          <table:table-cell table:formula="of:=[.X8]" office:value-type="float" office:value="0" calcext:value-type="float">
            <text:p>0</text:p>
          </table:table-cell>
          <table:table-cell table:formula="of:=[.Y8]" office:value-type="float" office:value="0" calcext:value-type="float">
            <text:p>0</text:p>
          </table:table-cell>
          <table:table-cell table:formula="of:=[.Z8]" office:value-type="float" office:value="0" calcext:value-type="float">
            <text:p>0</text:p>
          </table:table-cell>
          <table:table-cell table:formula="of:=[.AA8]" office:value-type="float" office:value="0" calcext:value-type="float">
            <text:p>0</text:p>
          </table:table-cell>
          <table:table-cell table:formula="of:=[.AB8]" office:value-type="float" office:value="0" calcext:value-type="float">
            <text:p>0</text:p>
          </table:table-cell>
          <table:table-cell/>
          <table:table-cell office:value-type="string" calcext:value-type="string">
            <text:p>CommentCount/100</text:p>
          </table:table-cell>
          <table:table-cell table:number-columns-repeated="5"/>
          <table:table-cell table:formula="of:=PEARSON([.$AO$2:.$AO$85];[.AO$2:.AO$85])" office:value-type="float" office:value="1" calcext:value-type="float">
            <text:p>1</text:p>
          </table:table-cell>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08-01" calcext:value-type="date">
            <text:p>2014-08-01</text:p>
          </table:table-cell>
          <table:table-cell table:formula="of:=COUNTIFS([.$S$2:.$S$146];YEAR([.V9]);[.$T$2:.$T$146];MONTH([.V9]))" office:value-type="float" office:value="0" calcext:value-type="float">
            <text:p>0</text:p>
          </table:table-cell>
          <table:table-cell table:formula="of:=SUMIFS([.K$2:.K$146];[.$S$2:.$S$146];YEAR([.$V9]);[.$T$2:.$T$146];MONTH([.$V9]))" office:value-type="float" office:value="0" calcext:value-type="float">
            <text:p>0</text:p>
          </table:table-cell>
          <table:table-cell table:formula="of:=SUMIFS([.L$2:.L$146];[.$S$2:.$S$146];YEAR([.$V9]);[.$T$2:.$T$146];MONTH([.$V9]))/10000" office:value-type="float" office:value="0" calcext:value-type="float">
            <text:p>0</text:p>
          </table:table-cell>
          <table:table-cell table:formula="of:=SUMIFS([.M$2:.M$146];[.$S$2:.$S$146];YEAR([.$V9]);[.$T$2:.$T$146];MONTH([.$V9]))/1000" office:value-type="float" office:value="0" calcext:value-type="float">
            <text:p>0</text:p>
          </table:table-cell>
          <table:table-cell table:formula="of:=SUMIFS([.N$2:.N$146];[.$S$2:.$S$146];YEAR([.$V9]);[.$T$2:.$T$146];MONTH([.$V9]))" office:value-type="float" office:value="0" calcext:value-type="float">
            <text:p>0</text:p>
          </table:table-cell>
          <table:table-cell table:formula="of:=SUMIFS([.O$2:.O$146];[.$S$2:.$S$146];YEAR([.$V9]);[.$T$2:.$T$146];MONTH([.$V9]))/100" office:value-type="float" office:value="0" calcext:value-type="float">
            <text:p>0</text:p>
          </table:table-cell>
          <table:table-cell table:formula="of:=SUM([.W$2:.W9])" office:value-type="float" office:value="0" calcext:value-type="float">
            <text:p>0</text:p>
          </table:table-cell>
          <table:table-cell table:formula="of:=SUM([.X$2:.X9])" office:value-type="float" office:value="0" calcext:value-type="float">
            <text:p>0</text:p>
          </table:table-cell>
          <table:table-cell table:formula="of:=SUM([.Y$2:.Y9])" office:value-type="float" office:value="0" calcext:value-type="float">
            <text:p>0</text:p>
          </table:table-cell>
          <table:table-cell table:formula="of:=SUM([.Z$2:.Z9])" office:value-type="float" office:value="0" calcext:value-type="float">
            <text:p>0</text:p>
          </table:table-cell>
          <table:table-cell table:formula="of:=SUM([.AA$2:.AA9])" office:value-type="float" office:value="0" calcext:value-type="float">
            <text:p>0</text:p>
          </table:table-cell>
          <table:table-cell table:formula="of:=SUM([.AB$2:.AB9])" office:value-type="float" office:value="0" calcext:value-type="float">
            <text:p>0</text:p>
          </table:table-cell>
          <table:table-cell/>
          <table:table-cell table:formula="of:=[.W9]" office:value-type="float" office:value="0" calcext:value-type="float">
            <text:p>0</text:p>
          </table:table-cell>
          <table:table-cell table:formula="of:=[.X9]" office:value-type="float" office:value="0" calcext:value-type="float">
            <text:p>0</text:p>
          </table:table-cell>
          <table:table-cell table:formula="of:=[.Y9]" office:value-type="float" office:value="0" calcext:value-type="float">
            <text:p>0</text:p>
          </table:table-cell>
          <table:table-cell table:formula="of:=[.Z9]" office:value-type="float" office:value="0" calcext:value-type="float">
            <text:p>0</text:p>
          </table:table-cell>
          <table:table-cell table:formula="of:=[.AA9]" office:value-type="float" office:value="0" calcext:value-type="float">
            <text:p>0</text:p>
          </table:table-cell>
          <table:table-cell table:formula="of:=[.AB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09-01" calcext:value-type="date">
            <text:p>2014-09-01</text:p>
          </table:table-cell>
          <table:table-cell table:formula="of:=COUNTIFS([.$S$2:.$S$146];YEAR([.V10]);[.$T$2:.$T$146];MONTH([.V10]))" office:value-type="float" office:value="0" calcext:value-type="float">
            <text:p>0</text:p>
          </table:table-cell>
          <table:table-cell table:formula="of:=SUMIFS([.K$2:.K$146];[.$S$2:.$S$146];YEAR([.$V10]);[.$T$2:.$T$146];MONTH([.$V10]))" office:value-type="float" office:value="0" calcext:value-type="float">
            <text:p>0</text:p>
          </table:table-cell>
          <table:table-cell table:formula="of:=SUMIFS([.L$2:.L$146];[.$S$2:.$S$146];YEAR([.$V10]);[.$T$2:.$T$146];MONTH([.$V10]))/10000" office:value-type="float" office:value="0" calcext:value-type="float">
            <text:p>0</text:p>
          </table:table-cell>
          <table:table-cell table:formula="of:=SUMIFS([.M$2:.M$146];[.$S$2:.$S$146];YEAR([.$V10]);[.$T$2:.$T$146];MONTH([.$V10]))/1000" office:value-type="float" office:value="0" calcext:value-type="float">
            <text:p>0</text:p>
          </table:table-cell>
          <table:table-cell table:formula="of:=SUMIFS([.N$2:.N$146];[.$S$2:.$S$146];YEAR([.$V10]);[.$T$2:.$T$146];MONTH([.$V10]))" office:value-type="float" office:value="0" calcext:value-type="float">
            <text:p>0</text:p>
          </table:table-cell>
          <table:table-cell table:formula="of:=SUMIFS([.O$2:.O$146];[.$S$2:.$S$146];YEAR([.$V10]);[.$T$2:.$T$146];MONTH([.$V10]))/100" office:value-type="float" office:value="0" calcext:value-type="float">
            <text:p>0</text:p>
          </table:table-cell>
          <table:table-cell table:formula="of:=SUM([.W$2:.W10])" office:value-type="float" office:value="0" calcext:value-type="float">
            <text:p>0</text:p>
          </table:table-cell>
          <table:table-cell table:formula="of:=SUM([.X$2:.X10])" office:value-type="float" office:value="0" calcext:value-type="float">
            <text:p>0</text:p>
          </table:table-cell>
          <table:table-cell table:formula="of:=SUM([.Y$2:.Y10])" office:value-type="float" office:value="0" calcext:value-type="float">
            <text:p>0</text:p>
          </table:table-cell>
          <table:table-cell table:formula="of:=SUM([.Z$2:.Z10])" office:value-type="float" office:value="0" calcext:value-type="float">
            <text:p>0</text:p>
          </table:table-cell>
          <table:table-cell table:formula="of:=SUM([.AA$2:.AA10])" office:value-type="float" office:value="0" calcext:value-type="float">
            <text:p>0</text:p>
          </table:table-cell>
          <table:table-cell table:formula="of:=SUM([.AB$2:.AB10])" office:value-type="float" office:value="0" calcext:value-type="float">
            <text:p>0</text:p>
          </table:table-cell>
          <table:table-cell/>
          <table:table-cell table:formula="of:=[.W10]" office:value-type="float" office:value="0" calcext:value-type="float">
            <text:p>0</text:p>
          </table:table-cell>
          <table:table-cell table:formula="of:=[.X10]" office:value-type="float" office:value="0" calcext:value-type="float">
            <text:p>0</text:p>
          </table:table-cell>
          <table:table-cell table:formula="of:=[.Y10]" office:value-type="float" office:value="0" calcext:value-type="float">
            <text:p>0</text:p>
          </table:table-cell>
          <table:table-cell table:formula="of:=[.Z10]" office:value-type="float" office:value="0" calcext:value-type="float">
            <text:p>0</text:p>
          </table:table-cell>
          <table:table-cell table:formula="of:=[.AA10]" office:value-type="float" office:value="0" calcext:value-type="float">
            <text:p>0</text:p>
          </table:table-cell>
          <table:table-cell table:formula="of:=[.AB1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10-01" calcext:value-type="date">
            <text:p>2014-10-01</text:p>
          </table:table-cell>
          <table:table-cell table:formula="of:=COUNTIFS([.$S$2:.$S$146];YEAR([.V11]);[.$T$2:.$T$146];MONTH([.V11]))" office:value-type="float" office:value="0" calcext:value-type="float">
            <text:p>0</text:p>
          </table:table-cell>
          <table:table-cell table:formula="of:=SUMIFS([.K$2:.K$146];[.$S$2:.$S$146];YEAR([.$V11]);[.$T$2:.$T$146];MONTH([.$V11]))" office:value-type="float" office:value="0" calcext:value-type="float">
            <text:p>0</text:p>
          </table:table-cell>
          <table:table-cell table:formula="of:=SUMIFS([.L$2:.L$146];[.$S$2:.$S$146];YEAR([.$V11]);[.$T$2:.$T$146];MONTH([.$V11]))/10000" office:value-type="float" office:value="0" calcext:value-type="float">
            <text:p>0</text:p>
          </table:table-cell>
          <table:table-cell table:formula="of:=SUMIFS([.M$2:.M$146];[.$S$2:.$S$146];YEAR([.$V11]);[.$T$2:.$T$146];MONTH([.$V11]))/1000" office:value-type="float" office:value="0" calcext:value-type="float">
            <text:p>0</text:p>
          </table:table-cell>
          <table:table-cell table:formula="of:=SUMIFS([.N$2:.N$146];[.$S$2:.$S$146];YEAR([.$V11]);[.$T$2:.$T$146];MONTH([.$V11]))" office:value-type="float" office:value="0" calcext:value-type="float">
            <text:p>0</text:p>
          </table:table-cell>
          <table:table-cell table:formula="of:=SUMIFS([.O$2:.O$146];[.$S$2:.$S$146];YEAR([.$V11]);[.$T$2:.$T$146];MONTH([.$V11]))/100" office:value-type="float" office:value="0" calcext:value-type="float">
            <text:p>0</text:p>
          </table:table-cell>
          <table:table-cell table:formula="of:=SUM([.W$2:.W11])" office:value-type="float" office:value="0" calcext:value-type="float">
            <text:p>0</text:p>
          </table:table-cell>
          <table:table-cell table:formula="of:=SUM([.X$2:.X11])" office:value-type="float" office:value="0" calcext:value-type="float">
            <text:p>0</text:p>
          </table:table-cell>
          <table:table-cell table:formula="of:=SUM([.Y$2:.Y11])" office:value-type="float" office:value="0" calcext:value-type="float">
            <text:p>0</text:p>
          </table:table-cell>
          <table:table-cell table:formula="of:=SUM([.Z$2:.Z11])" office:value-type="float" office:value="0" calcext:value-type="float">
            <text:p>0</text:p>
          </table:table-cell>
          <table:table-cell table:formula="of:=SUM([.AA$2:.AA11])" office:value-type="float" office:value="0" calcext:value-type="float">
            <text:p>0</text:p>
          </table:table-cell>
          <table:table-cell table:formula="of:=SUM([.AB$2:.AB11])" office:value-type="float" office:value="0" calcext:value-type="float">
            <text:p>0</text:p>
          </table:table-cell>
          <table:table-cell/>
          <table:table-cell table:formula="of:=[.W11]" office:value-type="float" office:value="0" calcext:value-type="float">
            <text:p>0</text:p>
          </table:table-cell>
          <table:table-cell table:formula="of:=[.X11]" office:value-type="float" office:value="0" calcext:value-type="float">
            <text:p>0</text:p>
          </table:table-cell>
          <table:table-cell table:formula="of:=[.Y11]" office:value-type="float" office:value="0" calcext:value-type="float">
            <text:p>0</text:p>
          </table:table-cell>
          <table:table-cell table:formula="of:=[.Z11]" office:value-type="float" office:value="0" calcext:value-type="float">
            <text:p>0</text:p>
          </table:table-cell>
          <table:table-cell table:formula="of:=[.AA11]" office:value-type="float" office:value="0" calcext:value-type="float">
            <text:p>0</text:p>
          </table:table-cell>
          <table:table-cell table:formula="of:=[.AB1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11-01" calcext:value-type="date">
            <text:p>2014-11-01</text:p>
          </table:table-cell>
          <table:table-cell table:formula="of:=COUNTIFS([.$S$2:.$S$146];YEAR([.V12]);[.$T$2:.$T$146];MONTH([.V12]))" office:value-type="float" office:value="0" calcext:value-type="float">
            <text:p>0</text:p>
          </table:table-cell>
          <table:table-cell table:formula="of:=SUMIFS([.K$2:.K$146];[.$S$2:.$S$146];YEAR([.$V12]);[.$T$2:.$T$146];MONTH([.$V12]))" office:value-type="float" office:value="0" calcext:value-type="float">
            <text:p>0</text:p>
          </table:table-cell>
          <table:table-cell table:formula="of:=SUMIFS([.L$2:.L$146];[.$S$2:.$S$146];YEAR([.$V12]);[.$T$2:.$T$146];MONTH([.$V12]))/10000" office:value-type="float" office:value="0" calcext:value-type="float">
            <text:p>0</text:p>
          </table:table-cell>
          <table:table-cell table:formula="of:=SUMIFS([.M$2:.M$146];[.$S$2:.$S$146];YEAR([.$V12]);[.$T$2:.$T$146];MONTH([.$V12]))/1000" office:value-type="float" office:value="0" calcext:value-type="float">
            <text:p>0</text:p>
          </table:table-cell>
          <table:table-cell table:formula="of:=SUMIFS([.N$2:.N$146];[.$S$2:.$S$146];YEAR([.$V12]);[.$T$2:.$T$146];MONTH([.$V12]))" office:value-type="float" office:value="0" calcext:value-type="float">
            <text:p>0</text:p>
          </table:table-cell>
          <table:table-cell table:formula="of:=SUMIFS([.O$2:.O$146];[.$S$2:.$S$146];YEAR([.$V12]);[.$T$2:.$T$146];MONTH([.$V12]))/100" office:value-type="float" office:value="0" calcext:value-type="float">
            <text:p>0</text:p>
          </table:table-cell>
          <table:table-cell table:formula="of:=SUM([.W$2:.W12])" office:value-type="float" office:value="0" calcext:value-type="float">
            <text:p>0</text:p>
          </table:table-cell>
          <table:table-cell table:formula="of:=SUM([.X$2:.X12])" office:value-type="float" office:value="0" calcext:value-type="float">
            <text:p>0</text:p>
          </table:table-cell>
          <table:table-cell table:formula="of:=SUM([.Y$2:.Y12])" office:value-type="float" office:value="0" calcext:value-type="float">
            <text:p>0</text:p>
          </table:table-cell>
          <table:table-cell table:formula="of:=SUM([.Z$2:.Z12])" office:value-type="float" office:value="0" calcext:value-type="float">
            <text:p>0</text:p>
          </table:table-cell>
          <table:table-cell table:formula="of:=SUM([.AA$2:.AA12])" office:value-type="float" office:value="0" calcext:value-type="float">
            <text:p>0</text:p>
          </table:table-cell>
          <table:table-cell table:formula="of:=SUM([.AB$2:.AB12])" office:value-type="float" office:value="0" calcext:value-type="float">
            <text:p>0</text:p>
          </table:table-cell>
          <table:table-cell/>
          <table:table-cell table:formula="of:=[.W12]" office:value-type="float" office:value="0" calcext:value-type="float">
            <text:p>0</text:p>
          </table:table-cell>
          <table:table-cell table:formula="of:=[.X12]" office:value-type="float" office:value="0" calcext:value-type="float">
            <text:p>0</text:p>
          </table:table-cell>
          <table:table-cell table:formula="of:=[.Y12]" office:value-type="float" office:value="0" calcext:value-type="float">
            <text:p>0</text:p>
          </table:table-cell>
          <table:table-cell table:formula="of:=[.Z12]" office:value-type="float" office:value="0" calcext:value-type="float">
            <text:p>0</text:p>
          </table:table-cell>
          <table:table-cell table:formula="of:=[.AA12]" office:value-type="float" office:value="0" calcext:value-type="float">
            <text:p>0</text:p>
          </table:table-cell>
          <table:table-cell table:formula="of:=[.AB12]"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4-12-01" calcext:value-type="date">
            <text:p>2014-12-01</text:p>
          </table:table-cell>
          <table:table-cell table:formula="of:=COUNTIFS([.$S$2:.$S$146];YEAR([.V13]);[.$T$2:.$T$146];MONTH([.V13]))" office:value-type="float" office:value="0" calcext:value-type="float">
            <text:p>0</text:p>
          </table:table-cell>
          <table:table-cell table:formula="of:=SUMIFS([.K$2:.K$146];[.$S$2:.$S$146];YEAR([.$V13]);[.$T$2:.$T$146];MONTH([.$V13]))" office:value-type="float" office:value="0" calcext:value-type="float">
            <text:p>0</text:p>
          </table:table-cell>
          <table:table-cell table:formula="of:=SUMIFS([.L$2:.L$146];[.$S$2:.$S$146];YEAR([.$V13]);[.$T$2:.$T$146];MONTH([.$V13]))/10000" office:value-type="float" office:value="0" calcext:value-type="float">
            <text:p>0</text:p>
          </table:table-cell>
          <table:table-cell table:formula="of:=SUMIFS([.M$2:.M$146];[.$S$2:.$S$146];YEAR([.$V13]);[.$T$2:.$T$146];MONTH([.$V13]))/1000" office:value-type="float" office:value="0" calcext:value-type="float">
            <text:p>0</text:p>
          </table:table-cell>
          <table:table-cell table:formula="of:=SUMIFS([.N$2:.N$146];[.$S$2:.$S$146];YEAR([.$V13]);[.$T$2:.$T$146];MONTH([.$V13]))" office:value-type="float" office:value="0" calcext:value-type="float">
            <text:p>0</text:p>
          </table:table-cell>
          <table:table-cell table:formula="of:=SUMIFS([.O$2:.O$146];[.$S$2:.$S$146];YEAR([.$V13]);[.$T$2:.$T$146];MONTH([.$V13]))/100" office:value-type="float" office:value="0" calcext:value-type="float">
            <text:p>0</text:p>
          </table:table-cell>
          <table:table-cell table:formula="of:=SUM([.W$2:.W13])" office:value-type="float" office:value="0" calcext:value-type="float">
            <text:p>0</text:p>
          </table:table-cell>
          <table:table-cell table:formula="of:=SUM([.X$2:.X13])" office:value-type="float" office:value="0" calcext:value-type="float">
            <text:p>0</text:p>
          </table:table-cell>
          <table:table-cell table:formula="of:=SUM([.Y$2:.Y13])" office:value-type="float" office:value="0" calcext:value-type="float">
            <text:p>0</text:p>
          </table:table-cell>
          <table:table-cell table:formula="of:=SUM([.Z$2:.Z13])" office:value-type="float" office:value="0" calcext:value-type="float">
            <text:p>0</text:p>
          </table:table-cell>
          <table:table-cell table:formula="of:=SUM([.AA$2:.AA13])" office:value-type="float" office:value="0" calcext:value-type="float">
            <text:p>0</text:p>
          </table:table-cell>
          <table:table-cell table:formula="of:=SUM([.AB$2:.AB13])" office:value-type="float" office:value="0" calcext:value-type="float">
            <text:p>0</text:p>
          </table:table-cell>
          <table:table-cell/>
          <table:table-cell table:formula="of:=[.W13]" office:value-type="float" office:value="0" calcext:value-type="float">
            <text:p>0</text:p>
          </table:table-cell>
          <table:table-cell table:formula="of:=[.X13]" office:value-type="float" office:value="0" calcext:value-type="float">
            <text:p>0</text:p>
          </table:table-cell>
          <table:table-cell table:formula="of:=[.Y13]" office:value-type="float" office:value="0" calcext:value-type="float">
            <text:p>0</text:p>
          </table:table-cell>
          <table:table-cell table:formula="of:=[.Z13]" office:value-type="float" office:value="0" calcext:value-type="float">
            <text:p>0</text:p>
          </table:table-cell>
          <table:table-cell table:formula="of:=[.AA13]" office:value-type="float" office:value="0" calcext:value-type="float">
            <text:p>0</text:p>
          </table:table-cell>
          <table:table-cell table:formula="of:=[.AB1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1-01" calcext:value-type="date">
            <text:p>2015-01-01</text:p>
          </table:table-cell>
          <table:table-cell table:formula="of:=COUNTIFS([.$S$2:.$S$146];YEAR([.V14]);[.$T$2:.$T$146];MONTH([.V14]))" office:value-type="float" office:value="0" calcext:value-type="float">
            <text:p>0</text:p>
          </table:table-cell>
          <table:table-cell table:formula="of:=SUMIFS([.K$2:.K$146];[.$S$2:.$S$146];YEAR([.$V14]);[.$T$2:.$T$146];MONTH([.$V14]))" office:value-type="float" office:value="0" calcext:value-type="float">
            <text:p>0</text:p>
          </table:table-cell>
          <table:table-cell table:formula="of:=SUMIFS([.L$2:.L$146];[.$S$2:.$S$146];YEAR([.$V14]);[.$T$2:.$T$146];MONTH([.$V14]))/10000" office:value-type="float" office:value="0" calcext:value-type="float">
            <text:p>0</text:p>
          </table:table-cell>
          <table:table-cell table:formula="of:=SUMIFS([.M$2:.M$146];[.$S$2:.$S$146];YEAR([.$V14]);[.$T$2:.$T$146];MONTH([.$V14]))/1000" office:value-type="float" office:value="0" calcext:value-type="float">
            <text:p>0</text:p>
          </table:table-cell>
          <table:table-cell table:formula="of:=SUMIFS([.N$2:.N$146];[.$S$2:.$S$146];YEAR([.$V14]);[.$T$2:.$T$146];MONTH([.$V14]))" office:value-type="float" office:value="0" calcext:value-type="float">
            <text:p>0</text:p>
          </table:table-cell>
          <table:table-cell table:formula="of:=SUMIFS([.O$2:.O$146];[.$S$2:.$S$146];YEAR([.$V14]);[.$T$2:.$T$146];MONTH([.$V14]))/100" office:value-type="float" office:value="0" calcext:value-type="float">
            <text:p>0</text:p>
          </table:table-cell>
          <table:table-cell table:formula="of:=SUM([.W$2:.W14])" office:value-type="float" office:value="0" calcext:value-type="float">
            <text:p>0</text:p>
          </table:table-cell>
          <table:table-cell table:formula="of:=SUM([.X$2:.X14])" office:value-type="float" office:value="0" calcext:value-type="float">
            <text:p>0</text:p>
          </table:table-cell>
          <table:table-cell table:formula="of:=SUM([.Y$2:.Y14])" office:value-type="float" office:value="0" calcext:value-type="float">
            <text:p>0</text:p>
          </table:table-cell>
          <table:table-cell table:formula="of:=SUM([.Z$2:.Z14])" office:value-type="float" office:value="0" calcext:value-type="float">
            <text:p>0</text:p>
          </table:table-cell>
          <table:table-cell table:formula="of:=SUM([.AA$2:.AA14])" office:value-type="float" office:value="0" calcext:value-type="float">
            <text:p>0</text:p>
          </table:table-cell>
          <table:table-cell table:formula="of:=SUM([.AB$2:.AB14])" office:value-type="float" office:value="0" calcext:value-type="float">
            <text:p>0</text:p>
          </table:table-cell>
          <table:table-cell/>
          <table:table-cell table:formula="of:=[.W14]" office:value-type="float" office:value="0" calcext:value-type="float">
            <text:p>0</text:p>
          </table:table-cell>
          <table:table-cell table:formula="of:=[.X14]" office:value-type="float" office:value="0" calcext:value-type="float">
            <text:p>0</text:p>
          </table:table-cell>
          <table:table-cell table:formula="of:=[.Y14]" office:value-type="float" office:value="0" calcext:value-type="float">
            <text:p>0</text:p>
          </table:table-cell>
          <table:table-cell table:formula="of:=[.Z14]" office:value-type="float" office:value="0" calcext:value-type="float">
            <text:p>0</text:p>
          </table:table-cell>
          <table:table-cell table:formula="of:=[.AA14]" office:value-type="float" office:value="0" calcext:value-type="float">
            <text:p>0</text:p>
          </table:table-cell>
          <table:table-cell table:formula="of:=[.AB1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2-01" calcext:value-type="date">
            <text:p>2015-02-01</text:p>
          </table:table-cell>
          <table:table-cell table:formula="of:=COUNTIFS([.$S$2:.$S$146];YEAR([.V15]);[.$T$2:.$T$146];MONTH([.V15]))" office:value-type="float" office:value="0" calcext:value-type="float">
            <text:p>0</text:p>
          </table:table-cell>
          <table:table-cell table:formula="of:=SUMIFS([.K$2:.K$146];[.$S$2:.$S$146];YEAR([.$V15]);[.$T$2:.$T$146];MONTH([.$V15]))" office:value-type="float" office:value="0" calcext:value-type="float">
            <text:p>0</text:p>
          </table:table-cell>
          <table:table-cell table:formula="of:=SUMIFS([.L$2:.L$146];[.$S$2:.$S$146];YEAR([.$V15]);[.$T$2:.$T$146];MONTH([.$V15]))/10000" office:value-type="float" office:value="0" calcext:value-type="float">
            <text:p>0</text:p>
          </table:table-cell>
          <table:table-cell table:formula="of:=SUMIFS([.M$2:.M$146];[.$S$2:.$S$146];YEAR([.$V15]);[.$T$2:.$T$146];MONTH([.$V15]))/1000" office:value-type="float" office:value="0" calcext:value-type="float">
            <text:p>0</text:p>
          </table:table-cell>
          <table:table-cell table:formula="of:=SUMIFS([.N$2:.N$146];[.$S$2:.$S$146];YEAR([.$V15]);[.$T$2:.$T$146];MONTH([.$V15]))" office:value-type="float" office:value="0" calcext:value-type="float">
            <text:p>0</text:p>
          </table:table-cell>
          <table:table-cell table:formula="of:=SUMIFS([.O$2:.O$146];[.$S$2:.$S$146];YEAR([.$V15]);[.$T$2:.$T$146];MONTH([.$V15]))/100" office:value-type="float" office:value="0" calcext:value-type="float">
            <text:p>0</text:p>
          </table:table-cell>
          <table:table-cell table:formula="of:=SUM([.W$2:.W15])" office:value-type="float" office:value="0" calcext:value-type="float">
            <text:p>0</text:p>
          </table:table-cell>
          <table:table-cell table:formula="of:=SUM([.X$2:.X15])" office:value-type="float" office:value="0" calcext:value-type="float">
            <text:p>0</text:p>
          </table:table-cell>
          <table:table-cell table:formula="of:=SUM([.Y$2:.Y15])" office:value-type="float" office:value="0" calcext:value-type="float">
            <text:p>0</text:p>
          </table:table-cell>
          <table:table-cell table:formula="of:=SUM([.Z$2:.Z15])" office:value-type="float" office:value="0" calcext:value-type="float">
            <text:p>0</text:p>
          </table:table-cell>
          <table:table-cell table:formula="of:=SUM([.AA$2:.AA15])" office:value-type="float" office:value="0" calcext:value-type="float">
            <text:p>0</text:p>
          </table:table-cell>
          <table:table-cell table:formula="of:=SUM([.AB$2:.AB15])" office:value-type="float" office:value="0" calcext:value-type="float">
            <text:p>0</text:p>
          </table:table-cell>
          <table:table-cell/>
          <table:table-cell table:formula="of:=[.W15]" office:value-type="float" office:value="0" calcext:value-type="float">
            <text:p>0</text:p>
          </table:table-cell>
          <table:table-cell table:formula="of:=[.X15]" office:value-type="float" office:value="0" calcext:value-type="float">
            <text:p>0</text:p>
          </table:table-cell>
          <table:table-cell table:formula="of:=[.Y15]" office:value-type="float" office:value="0" calcext:value-type="float">
            <text:p>0</text:p>
          </table:table-cell>
          <table:table-cell table:formula="of:=[.Z15]" office:value-type="float" office:value="0" calcext:value-type="float">
            <text:p>0</text:p>
          </table:table-cell>
          <table:table-cell table:formula="of:=[.AA15]" office:value-type="float" office:value="0" calcext:value-type="float">
            <text:p>0</text:p>
          </table:table-cell>
          <table:table-cell table:formula="of:=[.AB15]"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3-01" calcext:value-type="date">
            <text:p>2015-03-01</text:p>
          </table:table-cell>
          <table:table-cell table:formula="of:=COUNTIFS([.$S$2:.$S$146];YEAR([.V16]);[.$T$2:.$T$146];MONTH([.V16]))" office:value-type="float" office:value="0" calcext:value-type="float">
            <text:p>0</text:p>
          </table:table-cell>
          <table:table-cell table:formula="of:=SUMIFS([.K$2:.K$146];[.$S$2:.$S$146];YEAR([.$V16]);[.$T$2:.$T$146];MONTH([.$V16]))" office:value-type="float" office:value="0" calcext:value-type="float">
            <text:p>0</text:p>
          </table:table-cell>
          <table:table-cell table:formula="of:=SUMIFS([.L$2:.L$146];[.$S$2:.$S$146];YEAR([.$V16]);[.$T$2:.$T$146];MONTH([.$V16]))/10000" office:value-type="float" office:value="0" calcext:value-type="float">
            <text:p>0</text:p>
          </table:table-cell>
          <table:table-cell table:formula="of:=SUMIFS([.M$2:.M$146];[.$S$2:.$S$146];YEAR([.$V16]);[.$T$2:.$T$146];MONTH([.$V16]))/1000" office:value-type="float" office:value="0" calcext:value-type="float">
            <text:p>0</text:p>
          </table:table-cell>
          <table:table-cell table:formula="of:=SUMIFS([.N$2:.N$146];[.$S$2:.$S$146];YEAR([.$V16]);[.$T$2:.$T$146];MONTH([.$V16]))" office:value-type="float" office:value="0" calcext:value-type="float">
            <text:p>0</text:p>
          </table:table-cell>
          <table:table-cell table:formula="of:=SUMIFS([.O$2:.O$146];[.$S$2:.$S$146];YEAR([.$V16]);[.$T$2:.$T$146];MONTH([.$V16]))/100" office:value-type="float" office:value="0" calcext:value-type="float">
            <text:p>0</text:p>
          </table:table-cell>
          <table:table-cell table:formula="of:=SUM([.W$2:.W16])" office:value-type="float" office:value="0" calcext:value-type="float">
            <text:p>0</text:p>
          </table:table-cell>
          <table:table-cell table:formula="of:=SUM([.X$2:.X16])" office:value-type="float" office:value="0" calcext:value-type="float">
            <text:p>0</text:p>
          </table:table-cell>
          <table:table-cell table:formula="of:=SUM([.Y$2:.Y16])" office:value-type="float" office:value="0" calcext:value-type="float">
            <text:p>0</text:p>
          </table:table-cell>
          <table:table-cell table:formula="of:=SUM([.Z$2:.Z16])" office:value-type="float" office:value="0" calcext:value-type="float">
            <text:p>0</text:p>
          </table:table-cell>
          <table:table-cell table:formula="of:=SUM([.AA$2:.AA16])" office:value-type="float" office:value="0" calcext:value-type="float">
            <text:p>0</text:p>
          </table:table-cell>
          <table:table-cell table:formula="of:=SUM([.AB$2:.AB16])" office:value-type="float" office:value="0" calcext:value-type="float">
            <text:p>0</text:p>
          </table:table-cell>
          <table:table-cell/>
          <table:table-cell table:formula="of:=[.W16]" office:value-type="float" office:value="0" calcext:value-type="float">
            <text:p>0</text:p>
          </table:table-cell>
          <table:table-cell table:formula="of:=[.X16]" office:value-type="float" office:value="0" calcext:value-type="float">
            <text:p>0</text:p>
          </table:table-cell>
          <table:table-cell table:formula="of:=[.Y16]" office:value-type="float" office:value="0" calcext:value-type="float">
            <text:p>0</text:p>
          </table:table-cell>
          <table:table-cell table:formula="of:=[.Z16]" office:value-type="float" office:value="0" calcext:value-type="float">
            <text:p>0</text:p>
          </table:table-cell>
          <table:table-cell table:formula="of:=[.AA16]" office:value-type="float" office:value="0" calcext:value-type="float">
            <text:p>0</text:p>
          </table:table-cell>
          <table:table-cell table:formula="of:=[.AB16]"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4-01" calcext:value-type="date">
            <text:p>2015-04-01</text:p>
          </table:table-cell>
          <table:table-cell table:formula="of:=COUNTIFS([.$S$2:.$S$146];YEAR([.V17]);[.$T$2:.$T$146];MONTH([.V17]))" office:value-type="float" office:value="0" calcext:value-type="float">
            <text:p>0</text:p>
          </table:table-cell>
          <table:table-cell table:formula="of:=SUMIFS([.K$2:.K$146];[.$S$2:.$S$146];YEAR([.$V17]);[.$T$2:.$T$146];MONTH([.$V17]))" office:value-type="float" office:value="0" calcext:value-type="float">
            <text:p>0</text:p>
          </table:table-cell>
          <table:table-cell table:formula="of:=SUMIFS([.L$2:.L$146];[.$S$2:.$S$146];YEAR([.$V17]);[.$T$2:.$T$146];MONTH([.$V17]))/10000" office:value-type="float" office:value="0" calcext:value-type="float">
            <text:p>0</text:p>
          </table:table-cell>
          <table:table-cell table:formula="of:=SUMIFS([.M$2:.M$146];[.$S$2:.$S$146];YEAR([.$V17]);[.$T$2:.$T$146];MONTH([.$V17]))/1000" office:value-type="float" office:value="0" calcext:value-type="float">
            <text:p>0</text:p>
          </table:table-cell>
          <table:table-cell table:formula="of:=SUMIFS([.N$2:.N$146];[.$S$2:.$S$146];YEAR([.$V17]);[.$T$2:.$T$146];MONTH([.$V17]))" office:value-type="float" office:value="0" calcext:value-type="float">
            <text:p>0</text:p>
          </table:table-cell>
          <table:table-cell table:formula="of:=SUMIFS([.O$2:.O$146];[.$S$2:.$S$146];YEAR([.$V17]);[.$T$2:.$T$146];MONTH([.$V17]))/100" office:value-type="float" office:value="0" calcext:value-type="float">
            <text:p>0</text:p>
          </table:table-cell>
          <table:table-cell table:formula="of:=SUM([.W$2:.W17])" office:value-type="float" office:value="0" calcext:value-type="float">
            <text:p>0</text:p>
          </table:table-cell>
          <table:table-cell table:formula="of:=SUM([.X$2:.X17])" office:value-type="float" office:value="0" calcext:value-type="float">
            <text:p>0</text:p>
          </table:table-cell>
          <table:table-cell table:formula="of:=SUM([.Y$2:.Y17])" office:value-type="float" office:value="0" calcext:value-type="float">
            <text:p>0</text:p>
          </table:table-cell>
          <table:table-cell table:formula="of:=SUM([.Z$2:.Z17])" office:value-type="float" office:value="0" calcext:value-type="float">
            <text:p>0</text:p>
          </table:table-cell>
          <table:table-cell table:formula="of:=SUM([.AA$2:.AA17])" office:value-type="float" office:value="0" calcext:value-type="float">
            <text:p>0</text:p>
          </table:table-cell>
          <table:table-cell table:formula="of:=SUM([.AB$2:.AB17])" office:value-type="float" office:value="0" calcext:value-type="float">
            <text:p>0</text:p>
          </table:table-cell>
          <table:table-cell/>
          <table:table-cell table:formula="of:=[.W17]" office:value-type="float" office:value="0" calcext:value-type="float">
            <text:p>0</text:p>
          </table:table-cell>
          <table:table-cell table:formula="of:=[.X17]" office:value-type="float" office:value="0" calcext:value-type="float">
            <text:p>0</text:p>
          </table:table-cell>
          <table:table-cell table:formula="of:=[.Y17]" office:value-type="float" office:value="0" calcext:value-type="float">
            <text:p>0</text:p>
          </table:table-cell>
          <table:table-cell table:formula="of:=[.Z17]" office:value-type="float" office:value="0" calcext:value-type="float">
            <text:p>0</text:p>
          </table:table-cell>
          <table:table-cell table:formula="of:=[.AA17]" office:value-type="float" office:value="0" calcext:value-type="float">
            <text:p>0</text:p>
          </table:table-cell>
          <table:table-cell table:formula="of:=[.AB17]"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5-01" calcext:value-type="date">
            <text:p>2015-05-01</text:p>
          </table:table-cell>
          <table:table-cell table:formula="of:=COUNTIFS([.$S$2:.$S$146];YEAR([.V18]);[.$T$2:.$T$146];MONTH([.V18]))" office:value-type="float" office:value="0" calcext:value-type="float">
            <text:p>0</text:p>
          </table:table-cell>
          <table:table-cell table:formula="of:=SUMIFS([.K$2:.K$146];[.$S$2:.$S$146];YEAR([.$V18]);[.$T$2:.$T$146];MONTH([.$V18]))" office:value-type="float" office:value="0" calcext:value-type="float">
            <text:p>0</text:p>
          </table:table-cell>
          <table:table-cell table:formula="of:=SUMIFS([.L$2:.L$146];[.$S$2:.$S$146];YEAR([.$V18]);[.$T$2:.$T$146];MONTH([.$V18]))/10000" office:value-type="float" office:value="0" calcext:value-type="float">
            <text:p>0</text:p>
          </table:table-cell>
          <table:table-cell table:formula="of:=SUMIFS([.M$2:.M$146];[.$S$2:.$S$146];YEAR([.$V18]);[.$T$2:.$T$146];MONTH([.$V18]))/1000" office:value-type="float" office:value="0" calcext:value-type="float">
            <text:p>0</text:p>
          </table:table-cell>
          <table:table-cell table:formula="of:=SUMIFS([.N$2:.N$146];[.$S$2:.$S$146];YEAR([.$V18]);[.$T$2:.$T$146];MONTH([.$V18]))" office:value-type="float" office:value="0" calcext:value-type="float">
            <text:p>0</text:p>
          </table:table-cell>
          <table:table-cell table:formula="of:=SUMIFS([.O$2:.O$146];[.$S$2:.$S$146];YEAR([.$V18]);[.$T$2:.$T$146];MONTH([.$V18]))/100" office:value-type="float" office:value="0" calcext:value-type="float">
            <text:p>0</text:p>
          </table:table-cell>
          <table:table-cell table:formula="of:=SUM([.W$2:.W18])" office:value-type="float" office:value="0" calcext:value-type="float">
            <text:p>0</text:p>
          </table:table-cell>
          <table:table-cell table:formula="of:=SUM([.X$2:.X18])" office:value-type="float" office:value="0" calcext:value-type="float">
            <text:p>0</text:p>
          </table:table-cell>
          <table:table-cell table:formula="of:=SUM([.Y$2:.Y18])" office:value-type="float" office:value="0" calcext:value-type="float">
            <text:p>0</text:p>
          </table:table-cell>
          <table:table-cell table:formula="of:=SUM([.Z$2:.Z18])" office:value-type="float" office:value="0" calcext:value-type="float">
            <text:p>0</text:p>
          </table:table-cell>
          <table:table-cell table:formula="of:=SUM([.AA$2:.AA18])" office:value-type="float" office:value="0" calcext:value-type="float">
            <text:p>0</text:p>
          </table:table-cell>
          <table:table-cell table:formula="of:=SUM([.AB$2:.AB18])" office:value-type="float" office:value="0" calcext:value-type="float">
            <text:p>0</text:p>
          </table:table-cell>
          <table:table-cell/>
          <table:table-cell table:formula="of:=[.W18]" office:value-type="float" office:value="0" calcext:value-type="float">
            <text:p>0</text:p>
          </table:table-cell>
          <table:table-cell table:formula="of:=[.X18]" office:value-type="float" office:value="0" calcext:value-type="float">
            <text:p>0</text:p>
          </table:table-cell>
          <table:table-cell table:formula="of:=[.Y18]" office:value-type="float" office:value="0" calcext:value-type="float">
            <text:p>0</text:p>
          </table:table-cell>
          <table:table-cell table:formula="of:=[.Z18]" office:value-type="float" office:value="0" calcext:value-type="float">
            <text:p>0</text:p>
          </table:table-cell>
          <table:table-cell table:formula="of:=[.AA18]" office:value-type="float" office:value="0" calcext:value-type="float">
            <text:p>0</text:p>
          </table:table-cell>
          <table:table-cell table:formula="of:=[.AB18]"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6-01" calcext:value-type="date">
            <text:p>2015-06-01</text:p>
          </table:table-cell>
          <table:table-cell table:formula="of:=COUNTIFS([.$S$2:.$S$146];YEAR([.V19]);[.$T$2:.$T$146];MONTH([.V19]))" office:value-type="float" office:value="0" calcext:value-type="float">
            <text:p>0</text:p>
          </table:table-cell>
          <table:table-cell table:formula="of:=SUMIFS([.K$2:.K$146];[.$S$2:.$S$146];YEAR([.$V19]);[.$T$2:.$T$146];MONTH([.$V19]))" office:value-type="float" office:value="0" calcext:value-type="float">
            <text:p>0</text:p>
          </table:table-cell>
          <table:table-cell table:formula="of:=SUMIFS([.L$2:.L$146];[.$S$2:.$S$146];YEAR([.$V19]);[.$T$2:.$T$146];MONTH([.$V19]))/10000" office:value-type="float" office:value="0" calcext:value-type="float">
            <text:p>0</text:p>
          </table:table-cell>
          <table:table-cell table:formula="of:=SUMIFS([.M$2:.M$146];[.$S$2:.$S$146];YEAR([.$V19]);[.$T$2:.$T$146];MONTH([.$V19]))/1000" office:value-type="float" office:value="0" calcext:value-type="float">
            <text:p>0</text:p>
          </table:table-cell>
          <table:table-cell table:formula="of:=SUMIFS([.N$2:.N$146];[.$S$2:.$S$146];YEAR([.$V19]);[.$T$2:.$T$146];MONTH([.$V19]))" office:value-type="float" office:value="0" calcext:value-type="float">
            <text:p>0</text:p>
          </table:table-cell>
          <table:table-cell table:formula="of:=SUMIFS([.O$2:.O$146];[.$S$2:.$S$146];YEAR([.$V19]);[.$T$2:.$T$146];MONTH([.$V19]))/100" office:value-type="float" office:value="0" calcext:value-type="float">
            <text:p>0</text:p>
          </table:table-cell>
          <table:table-cell table:formula="of:=SUM([.W$2:.W19])" office:value-type="float" office:value="0" calcext:value-type="float">
            <text:p>0</text:p>
          </table:table-cell>
          <table:table-cell table:formula="of:=SUM([.X$2:.X19])" office:value-type="float" office:value="0" calcext:value-type="float">
            <text:p>0</text:p>
          </table:table-cell>
          <table:table-cell table:formula="of:=SUM([.Y$2:.Y19])" office:value-type="float" office:value="0" calcext:value-type="float">
            <text:p>0</text:p>
          </table:table-cell>
          <table:table-cell table:formula="of:=SUM([.Z$2:.Z19])" office:value-type="float" office:value="0" calcext:value-type="float">
            <text:p>0</text:p>
          </table:table-cell>
          <table:table-cell table:formula="of:=SUM([.AA$2:.AA19])" office:value-type="float" office:value="0" calcext:value-type="float">
            <text:p>0</text:p>
          </table:table-cell>
          <table:table-cell table:formula="of:=SUM([.AB$2:.AB19])" office:value-type="float" office:value="0" calcext:value-type="float">
            <text:p>0</text:p>
          </table:table-cell>
          <table:table-cell/>
          <table:table-cell table:formula="of:=[.W19]" office:value-type="float" office:value="0" calcext:value-type="float">
            <text:p>0</text:p>
          </table:table-cell>
          <table:table-cell table:formula="of:=[.X19]" office:value-type="float" office:value="0" calcext:value-type="float">
            <text:p>0</text:p>
          </table:table-cell>
          <table:table-cell table:formula="of:=[.Y19]" office:value-type="float" office:value="0" calcext:value-type="float">
            <text:p>0</text:p>
          </table:table-cell>
          <table:table-cell table:formula="of:=[.Z19]" office:value-type="float" office:value="0" calcext:value-type="float">
            <text:p>0</text:p>
          </table:table-cell>
          <table:table-cell table:formula="of:=[.AA19]" office:value-type="float" office:value="0" calcext:value-type="float">
            <text:p>0</text:p>
          </table:table-cell>
          <table:table-cell table:formula="of:=[.AB1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7-01" calcext:value-type="date">
            <text:p>2015-07-01</text:p>
          </table:table-cell>
          <table:table-cell table:formula="of:=COUNTIFS([.$S$2:.$S$146];YEAR([.V20]);[.$T$2:.$T$146];MONTH([.V20]))" office:value-type="float" office:value="0" calcext:value-type="float">
            <text:p>0</text:p>
          </table:table-cell>
          <table:table-cell table:formula="of:=SUMIFS([.K$2:.K$146];[.$S$2:.$S$146];YEAR([.$V20]);[.$T$2:.$T$146];MONTH([.$V20]))" office:value-type="float" office:value="0" calcext:value-type="float">
            <text:p>0</text:p>
          </table:table-cell>
          <table:table-cell table:formula="of:=SUMIFS([.L$2:.L$146];[.$S$2:.$S$146];YEAR([.$V20]);[.$T$2:.$T$146];MONTH([.$V20]))/10000" office:value-type="float" office:value="0" calcext:value-type="float">
            <text:p>0</text:p>
          </table:table-cell>
          <table:table-cell table:formula="of:=SUMIFS([.M$2:.M$146];[.$S$2:.$S$146];YEAR([.$V20]);[.$T$2:.$T$146];MONTH([.$V20]))/1000" office:value-type="float" office:value="0" calcext:value-type="float">
            <text:p>0</text:p>
          </table:table-cell>
          <table:table-cell table:formula="of:=SUMIFS([.N$2:.N$146];[.$S$2:.$S$146];YEAR([.$V20]);[.$T$2:.$T$146];MONTH([.$V20]))" office:value-type="float" office:value="0" calcext:value-type="float">
            <text:p>0</text:p>
          </table:table-cell>
          <table:table-cell table:formula="of:=SUMIFS([.O$2:.O$146];[.$S$2:.$S$146];YEAR([.$V20]);[.$T$2:.$T$146];MONTH([.$V20]))/100" office:value-type="float" office:value="0" calcext:value-type="float">
            <text:p>0</text:p>
          </table:table-cell>
          <table:table-cell table:formula="of:=SUM([.W$2:.W20])" office:value-type="float" office:value="0" calcext:value-type="float">
            <text:p>0</text:p>
          </table:table-cell>
          <table:table-cell table:formula="of:=SUM([.X$2:.X20])" office:value-type="float" office:value="0" calcext:value-type="float">
            <text:p>0</text:p>
          </table:table-cell>
          <table:table-cell table:formula="of:=SUM([.Y$2:.Y20])" office:value-type="float" office:value="0" calcext:value-type="float">
            <text:p>0</text:p>
          </table:table-cell>
          <table:table-cell table:formula="of:=SUM([.Z$2:.Z20])" office:value-type="float" office:value="0" calcext:value-type="float">
            <text:p>0</text:p>
          </table:table-cell>
          <table:table-cell table:formula="of:=SUM([.AA$2:.AA20])" office:value-type="float" office:value="0" calcext:value-type="float">
            <text:p>0</text:p>
          </table:table-cell>
          <table:table-cell table:formula="of:=SUM([.AB$2:.AB20])" office:value-type="float" office:value="0" calcext:value-type="float">
            <text:p>0</text:p>
          </table:table-cell>
          <table:table-cell/>
          <table:table-cell table:formula="of:=[.W20]" office:value-type="float" office:value="0" calcext:value-type="float">
            <text:p>0</text:p>
          </table:table-cell>
          <table:table-cell table:formula="of:=[.X20]" office:value-type="float" office:value="0" calcext:value-type="float">
            <text:p>0</text:p>
          </table:table-cell>
          <table:table-cell table:formula="of:=[.Y20]" office:value-type="float" office:value="0" calcext:value-type="float">
            <text:p>0</text:p>
          </table:table-cell>
          <table:table-cell table:formula="of:=[.Z20]" office:value-type="float" office:value="0" calcext:value-type="float">
            <text:p>0</text:p>
          </table:table-cell>
          <table:table-cell table:formula="of:=[.AA20]" office:value-type="float" office:value="0" calcext:value-type="float">
            <text:p>0</text:p>
          </table:table-cell>
          <table:table-cell table:formula="of:=[.AB2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8-01" calcext:value-type="date">
            <text:p>2015-08-01</text:p>
          </table:table-cell>
          <table:table-cell table:formula="of:=COUNTIFS([.$S$2:.$S$146];YEAR([.V21]);[.$T$2:.$T$146];MONTH([.V21]))" office:value-type="float" office:value="0" calcext:value-type="float">
            <text:p>0</text:p>
          </table:table-cell>
          <table:table-cell table:formula="of:=SUMIFS([.K$2:.K$146];[.$S$2:.$S$146];YEAR([.$V21]);[.$T$2:.$T$146];MONTH([.$V21]))" office:value-type="float" office:value="0" calcext:value-type="float">
            <text:p>0</text:p>
          </table:table-cell>
          <table:table-cell table:formula="of:=SUMIFS([.L$2:.L$146];[.$S$2:.$S$146];YEAR([.$V21]);[.$T$2:.$T$146];MONTH([.$V21]))/10000" office:value-type="float" office:value="0" calcext:value-type="float">
            <text:p>0</text:p>
          </table:table-cell>
          <table:table-cell table:formula="of:=SUMIFS([.M$2:.M$146];[.$S$2:.$S$146];YEAR([.$V21]);[.$T$2:.$T$146];MONTH([.$V21]))/1000" office:value-type="float" office:value="0" calcext:value-type="float">
            <text:p>0</text:p>
          </table:table-cell>
          <table:table-cell table:formula="of:=SUMIFS([.N$2:.N$146];[.$S$2:.$S$146];YEAR([.$V21]);[.$T$2:.$T$146];MONTH([.$V21]))" office:value-type="float" office:value="0" calcext:value-type="float">
            <text:p>0</text:p>
          </table:table-cell>
          <table:table-cell table:formula="of:=SUMIFS([.O$2:.O$146];[.$S$2:.$S$146];YEAR([.$V21]);[.$T$2:.$T$146];MONTH([.$V21]))/100" office:value-type="float" office:value="0" calcext:value-type="float">
            <text:p>0</text:p>
          </table:table-cell>
          <table:table-cell table:formula="of:=SUM([.W$2:.W21])" office:value-type="float" office:value="0" calcext:value-type="float">
            <text:p>0</text:p>
          </table:table-cell>
          <table:table-cell table:formula="of:=SUM([.X$2:.X21])" office:value-type="float" office:value="0" calcext:value-type="float">
            <text:p>0</text:p>
          </table:table-cell>
          <table:table-cell table:formula="of:=SUM([.Y$2:.Y21])" office:value-type="float" office:value="0" calcext:value-type="float">
            <text:p>0</text:p>
          </table:table-cell>
          <table:table-cell table:formula="of:=SUM([.Z$2:.Z21])" office:value-type="float" office:value="0" calcext:value-type="float">
            <text:p>0</text:p>
          </table:table-cell>
          <table:table-cell table:formula="of:=SUM([.AA$2:.AA21])" office:value-type="float" office:value="0" calcext:value-type="float">
            <text:p>0</text:p>
          </table:table-cell>
          <table:table-cell table:formula="of:=SUM([.AB$2:.AB21])" office:value-type="float" office:value="0" calcext:value-type="float">
            <text:p>0</text:p>
          </table:table-cell>
          <table:table-cell/>
          <table:table-cell table:formula="of:=[.W21]" office:value-type="float" office:value="0" calcext:value-type="float">
            <text:p>0</text:p>
          </table:table-cell>
          <table:table-cell table:formula="of:=[.X21]" office:value-type="float" office:value="0" calcext:value-type="float">
            <text:p>0</text:p>
          </table:table-cell>
          <table:table-cell table:formula="of:=[.Y21]" office:value-type="float" office:value="0" calcext:value-type="float">
            <text:p>0</text:p>
          </table:table-cell>
          <table:table-cell table:formula="of:=[.Z21]" office:value-type="float" office:value="0" calcext:value-type="float">
            <text:p>0</text:p>
          </table:table-cell>
          <table:table-cell table:formula="of:=[.AA21]" office:value-type="float" office:value="0" calcext:value-type="float">
            <text:p>0</text:p>
          </table:table-cell>
          <table:table-cell table:formula="of:=[.AB2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09-01" calcext:value-type="date">
            <text:p>2015-09-01</text:p>
          </table:table-cell>
          <table:table-cell table:formula="of:=COUNTIFS([.$S$2:.$S$146];YEAR([.V22]);[.$T$2:.$T$146];MONTH([.V22]))" office:value-type="float" office:value="0" calcext:value-type="float">
            <text:p>0</text:p>
          </table:table-cell>
          <table:table-cell table:formula="of:=SUMIFS([.K$2:.K$146];[.$S$2:.$S$146];YEAR([.$V22]);[.$T$2:.$T$146];MONTH([.$V22]))" office:value-type="float" office:value="0" calcext:value-type="float">
            <text:p>0</text:p>
          </table:table-cell>
          <table:table-cell table:formula="of:=SUMIFS([.L$2:.L$146];[.$S$2:.$S$146];YEAR([.$V22]);[.$T$2:.$T$146];MONTH([.$V22]))/10000" office:value-type="float" office:value="0" calcext:value-type="float">
            <text:p>0</text:p>
          </table:table-cell>
          <table:table-cell table:formula="of:=SUMIFS([.M$2:.M$146];[.$S$2:.$S$146];YEAR([.$V22]);[.$T$2:.$T$146];MONTH([.$V22]))/1000" office:value-type="float" office:value="0" calcext:value-type="float">
            <text:p>0</text:p>
          </table:table-cell>
          <table:table-cell table:formula="of:=SUMIFS([.N$2:.N$146];[.$S$2:.$S$146];YEAR([.$V22]);[.$T$2:.$T$146];MONTH([.$V22]))" office:value-type="float" office:value="0" calcext:value-type="float">
            <text:p>0</text:p>
          </table:table-cell>
          <table:table-cell table:formula="of:=SUMIFS([.O$2:.O$146];[.$S$2:.$S$146];YEAR([.$V22]);[.$T$2:.$T$146];MONTH([.$V22]))/100" office:value-type="float" office:value="0" calcext:value-type="float">
            <text:p>0</text:p>
          </table:table-cell>
          <table:table-cell table:formula="of:=SUM([.W$2:.W22])" office:value-type="float" office:value="0" calcext:value-type="float">
            <text:p>0</text:p>
          </table:table-cell>
          <table:table-cell table:formula="of:=SUM([.X$2:.X22])" office:value-type="float" office:value="0" calcext:value-type="float">
            <text:p>0</text:p>
          </table:table-cell>
          <table:table-cell table:formula="of:=SUM([.Y$2:.Y22])" office:value-type="float" office:value="0" calcext:value-type="float">
            <text:p>0</text:p>
          </table:table-cell>
          <table:table-cell table:formula="of:=SUM([.Z$2:.Z22])" office:value-type="float" office:value="0" calcext:value-type="float">
            <text:p>0</text:p>
          </table:table-cell>
          <table:table-cell table:formula="of:=SUM([.AA$2:.AA22])" office:value-type="float" office:value="0" calcext:value-type="float">
            <text:p>0</text:p>
          </table:table-cell>
          <table:table-cell table:formula="of:=SUM([.AB$2:.AB22])" office:value-type="float" office:value="0" calcext:value-type="float">
            <text:p>0</text:p>
          </table:table-cell>
          <table:table-cell/>
          <table:table-cell table:formula="of:=[.W22]" office:value-type="float" office:value="0" calcext:value-type="float">
            <text:p>0</text:p>
          </table:table-cell>
          <table:table-cell table:formula="of:=[.X22]" office:value-type="float" office:value="0" calcext:value-type="float">
            <text:p>0</text:p>
          </table:table-cell>
          <table:table-cell table:formula="of:=[.Y22]" office:value-type="float" office:value="0" calcext:value-type="float">
            <text:p>0</text:p>
          </table:table-cell>
          <table:table-cell table:formula="of:=[.Z22]" office:value-type="float" office:value="0" calcext:value-type="float">
            <text:p>0</text:p>
          </table:table-cell>
          <table:table-cell table:formula="of:=[.AA22]" office:value-type="float" office:value="0" calcext:value-type="float">
            <text:p>0</text:p>
          </table:table-cell>
          <table:table-cell table:formula="of:=[.AB22]"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10-01" calcext:value-type="date">
            <text:p>2015-10-01</text:p>
          </table:table-cell>
          <table:table-cell table:formula="of:=COUNTIFS([.$S$2:.$S$146];YEAR([.V23]);[.$T$2:.$T$146];MONTH([.V23]))" office:value-type="float" office:value="0" calcext:value-type="float">
            <text:p>0</text:p>
          </table:table-cell>
          <table:table-cell table:formula="of:=SUMIFS([.K$2:.K$146];[.$S$2:.$S$146];YEAR([.$V23]);[.$T$2:.$T$146];MONTH([.$V23]))" office:value-type="float" office:value="0" calcext:value-type="float">
            <text:p>0</text:p>
          </table:table-cell>
          <table:table-cell table:formula="of:=SUMIFS([.L$2:.L$146];[.$S$2:.$S$146];YEAR([.$V23]);[.$T$2:.$T$146];MONTH([.$V23]))/10000" office:value-type="float" office:value="0" calcext:value-type="float">
            <text:p>0</text:p>
          </table:table-cell>
          <table:table-cell table:formula="of:=SUMIFS([.M$2:.M$146];[.$S$2:.$S$146];YEAR([.$V23]);[.$T$2:.$T$146];MONTH([.$V23]))/1000" office:value-type="float" office:value="0" calcext:value-type="float">
            <text:p>0</text:p>
          </table:table-cell>
          <table:table-cell table:formula="of:=SUMIFS([.N$2:.N$146];[.$S$2:.$S$146];YEAR([.$V23]);[.$T$2:.$T$146];MONTH([.$V23]))" office:value-type="float" office:value="0" calcext:value-type="float">
            <text:p>0</text:p>
          </table:table-cell>
          <table:table-cell table:formula="of:=SUMIFS([.O$2:.O$146];[.$S$2:.$S$146];YEAR([.$V23]);[.$T$2:.$T$146];MONTH([.$V23]))/100" office:value-type="float" office:value="0" calcext:value-type="float">
            <text:p>0</text:p>
          </table:table-cell>
          <table:table-cell table:formula="of:=SUM([.W$2:.W23])" office:value-type="float" office:value="0" calcext:value-type="float">
            <text:p>0</text:p>
          </table:table-cell>
          <table:table-cell table:formula="of:=SUM([.X$2:.X23])" office:value-type="float" office:value="0" calcext:value-type="float">
            <text:p>0</text:p>
          </table:table-cell>
          <table:table-cell table:formula="of:=SUM([.Y$2:.Y23])" office:value-type="float" office:value="0" calcext:value-type="float">
            <text:p>0</text:p>
          </table:table-cell>
          <table:table-cell table:formula="of:=SUM([.Z$2:.Z23])" office:value-type="float" office:value="0" calcext:value-type="float">
            <text:p>0</text:p>
          </table:table-cell>
          <table:table-cell table:formula="of:=SUM([.AA$2:.AA23])" office:value-type="float" office:value="0" calcext:value-type="float">
            <text:p>0</text:p>
          </table:table-cell>
          <table:table-cell table:formula="of:=SUM([.AB$2:.AB23])" office:value-type="float" office:value="0" calcext:value-type="float">
            <text:p>0</text:p>
          </table:table-cell>
          <table:table-cell/>
          <table:table-cell table:formula="of:=[.W23]" office:value-type="float" office:value="0" calcext:value-type="float">
            <text:p>0</text:p>
          </table:table-cell>
          <table:table-cell table:formula="of:=[.X23]" office:value-type="float" office:value="0" calcext:value-type="float">
            <text:p>0</text:p>
          </table:table-cell>
          <table:table-cell table:formula="of:=[.Y23]" office:value-type="float" office:value="0" calcext:value-type="float">
            <text:p>0</text:p>
          </table:table-cell>
          <table:table-cell table:formula="of:=[.Z23]" office:value-type="float" office:value="0" calcext:value-type="float">
            <text:p>0</text:p>
          </table:table-cell>
          <table:table-cell table:formula="of:=[.AA23]" office:value-type="float" office:value="0" calcext:value-type="float">
            <text:p>0</text:p>
          </table:table-cell>
          <table:table-cell table:formula="of:=[.AB2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11-01" calcext:value-type="date">
            <text:p>2015-11-01</text:p>
          </table:table-cell>
          <table:table-cell table:formula="of:=COUNTIFS([.$S$2:.$S$146];YEAR([.V24]);[.$T$2:.$T$146];MONTH([.V24]))" office:value-type="float" office:value="0" calcext:value-type="float">
            <text:p>0</text:p>
          </table:table-cell>
          <table:table-cell table:formula="of:=SUMIFS([.K$2:.K$146];[.$S$2:.$S$146];YEAR([.$V24]);[.$T$2:.$T$146];MONTH([.$V24]))" office:value-type="float" office:value="0" calcext:value-type="float">
            <text:p>0</text:p>
          </table:table-cell>
          <table:table-cell table:formula="of:=SUMIFS([.L$2:.L$146];[.$S$2:.$S$146];YEAR([.$V24]);[.$T$2:.$T$146];MONTH([.$V24]))/10000" office:value-type="float" office:value="0" calcext:value-type="float">
            <text:p>0</text:p>
          </table:table-cell>
          <table:table-cell table:formula="of:=SUMIFS([.M$2:.M$146];[.$S$2:.$S$146];YEAR([.$V24]);[.$T$2:.$T$146];MONTH([.$V24]))/1000" office:value-type="float" office:value="0" calcext:value-type="float">
            <text:p>0</text:p>
          </table:table-cell>
          <table:table-cell table:formula="of:=SUMIFS([.N$2:.N$146];[.$S$2:.$S$146];YEAR([.$V24]);[.$T$2:.$T$146];MONTH([.$V24]))" office:value-type="float" office:value="0" calcext:value-type="float">
            <text:p>0</text:p>
          </table:table-cell>
          <table:table-cell table:formula="of:=SUMIFS([.O$2:.O$146];[.$S$2:.$S$146];YEAR([.$V24]);[.$T$2:.$T$146];MONTH([.$V24]))/100" office:value-type="float" office:value="0" calcext:value-type="float">
            <text:p>0</text:p>
          </table:table-cell>
          <table:table-cell table:formula="of:=SUM([.W$2:.W24])" office:value-type="float" office:value="0" calcext:value-type="float">
            <text:p>0</text:p>
          </table:table-cell>
          <table:table-cell table:formula="of:=SUM([.X$2:.X24])" office:value-type="float" office:value="0" calcext:value-type="float">
            <text:p>0</text:p>
          </table:table-cell>
          <table:table-cell table:formula="of:=SUM([.Y$2:.Y24])" office:value-type="float" office:value="0" calcext:value-type="float">
            <text:p>0</text:p>
          </table:table-cell>
          <table:table-cell table:formula="of:=SUM([.Z$2:.Z24])" office:value-type="float" office:value="0" calcext:value-type="float">
            <text:p>0</text:p>
          </table:table-cell>
          <table:table-cell table:formula="of:=SUM([.AA$2:.AA24])" office:value-type="float" office:value="0" calcext:value-type="float">
            <text:p>0</text:p>
          </table:table-cell>
          <table:table-cell table:formula="of:=SUM([.AB$2:.AB24])" office:value-type="float" office:value="0" calcext:value-type="float">
            <text:p>0</text:p>
          </table:table-cell>
          <table:table-cell/>
          <table:table-cell table:formula="of:=[.W24]" office:value-type="float" office:value="0" calcext:value-type="float">
            <text:p>0</text:p>
          </table:table-cell>
          <table:table-cell table:formula="of:=[.X24]" office:value-type="float" office:value="0" calcext:value-type="float">
            <text:p>0</text:p>
          </table:table-cell>
          <table:table-cell table:formula="of:=[.Y24]" office:value-type="float" office:value="0" calcext:value-type="float">
            <text:p>0</text:p>
          </table:table-cell>
          <table:table-cell table:formula="of:=[.Z24]" office:value-type="float" office:value="0" calcext:value-type="float">
            <text:p>0</text:p>
          </table:table-cell>
          <table:table-cell table:formula="of:=[.AA24]" office:value-type="float" office:value="0" calcext:value-type="float">
            <text:p>0</text:p>
          </table:table-cell>
          <table:table-cell table:formula="of:=[.AB2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5-12-01" calcext:value-type="date">
            <text:p>2015-12-01</text:p>
          </table:table-cell>
          <table:table-cell table:formula="of:=COUNTIFS([.$S$2:.$S$146];YEAR([.V25]);[.$T$2:.$T$146];MONTH([.V25]))" office:value-type="float" office:value="0" calcext:value-type="float">
            <text:p>0</text:p>
          </table:table-cell>
          <table:table-cell table:formula="of:=SUMIFS([.K$2:.K$146];[.$S$2:.$S$146];YEAR([.$V25]);[.$T$2:.$T$146];MONTH([.$V25]))" office:value-type="float" office:value="0" calcext:value-type="float">
            <text:p>0</text:p>
          </table:table-cell>
          <table:table-cell table:formula="of:=SUMIFS([.L$2:.L$146];[.$S$2:.$S$146];YEAR([.$V25]);[.$T$2:.$T$146];MONTH([.$V25]))/10000" office:value-type="float" office:value="0" calcext:value-type="float">
            <text:p>0</text:p>
          </table:table-cell>
          <table:table-cell table:formula="of:=SUMIFS([.M$2:.M$146];[.$S$2:.$S$146];YEAR([.$V25]);[.$T$2:.$T$146];MONTH([.$V25]))/1000" office:value-type="float" office:value="0" calcext:value-type="float">
            <text:p>0</text:p>
          </table:table-cell>
          <table:table-cell table:formula="of:=SUMIFS([.N$2:.N$146];[.$S$2:.$S$146];YEAR([.$V25]);[.$T$2:.$T$146];MONTH([.$V25]))" office:value-type="float" office:value="0" calcext:value-type="float">
            <text:p>0</text:p>
          </table:table-cell>
          <table:table-cell table:formula="of:=SUMIFS([.O$2:.O$146];[.$S$2:.$S$146];YEAR([.$V25]);[.$T$2:.$T$146];MONTH([.$V25]))/100" office:value-type="float" office:value="0" calcext:value-type="float">
            <text:p>0</text:p>
          </table:table-cell>
          <table:table-cell table:formula="of:=SUM([.W$2:.W25])" office:value-type="float" office:value="0" calcext:value-type="float">
            <text:p>0</text:p>
          </table:table-cell>
          <table:table-cell table:formula="of:=SUM([.X$2:.X25])" office:value-type="float" office:value="0" calcext:value-type="float">
            <text:p>0</text:p>
          </table:table-cell>
          <table:table-cell table:formula="of:=SUM([.Y$2:.Y25])" office:value-type="float" office:value="0" calcext:value-type="float">
            <text:p>0</text:p>
          </table:table-cell>
          <table:table-cell table:formula="of:=SUM([.Z$2:.Z25])" office:value-type="float" office:value="0" calcext:value-type="float">
            <text:p>0</text:p>
          </table:table-cell>
          <table:table-cell table:formula="of:=SUM([.AA$2:.AA25])" office:value-type="float" office:value="0" calcext:value-type="float">
            <text:p>0</text:p>
          </table:table-cell>
          <table:table-cell table:formula="of:=SUM([.AB$2:.AB25])" office:value-type="float" office:value="0" calcext:value-type="float">
            <text:p>0</text:p>
          </table:table-cell>
          <table:table-cell/>
          <table:table-cell table:formula="of:=[.W25]" office:value-type="float" office:value="0" calcext:value-type="float">
            <text:p>0</text:p>
          </table:table-cell>
          <table:table-cell table:formula="of:=[.X25]" office:value-type="float" office:value="0" calcext:value-type="float">
            <text:p>0</text:p>
          </table:table-cell>
          <table:table-cell table:formula="of:=[.Y25]" office:value-type="float" office:value="0" calcext:value-type="float">
            <text:p>0</text:p>
          </table:table-cell>
          <table:table-cell table:formula="of:=[.Z25]" office:value-type="float" office:value="0" calcext:value-type="float">
            <text:p>0</text:p>
          </table:table-cell>
          <table:table-cell table:formula="of:=[.AA25]" office:value-type="float" office:value="0" calcext:value-type="float">
            <text:p>0</text:p>
          </table:table-cell>
          <table:table-cell table:formula="of:=[.AB25]"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1-01" calcext:value-type="date">
            <text:p>2016-01-01</text:p>
          </table:table-cell>
          <table:table-cell table:formula="of:=COUNTIFS([.$S$2:.$S$146];YEAR([.V26]);[.$T$2:.$T$146];MONTH([.V26]))" office:value-type="float" office:value="0" calcext:value-type="float">
            <text:p>0</text:p>
          </table:table-cell>
          <table:table-cell table:formula="of:=SUMIFS([.K$2:.K$146];[.$S$2:.$S$146];YEAR([.$V26]);[.$T$2:.$T$146];MONTH([.$V26]))" office:value-type="float" office:value="0" calcext:value-type="float">
            <text:p>0</text:p>
          </table:table-cell>
          <table:table-cell table:formula="of:=SUMIFS([.L$2:.L$146];[.$S$2:.$S$146];YEAR([.$V26]);[.$T$2:.$T$146];MONTH([.$V26]))/10000" office:value-type="float" office:value="0" calcext:value-type="float">
            <text:p>0</text:p>
          </table:table-cell>
          <table:table-cell table:formula="of:=SUMIFS([.M$2:.M$146];[.$S$2:.$S$146];YEAR([.$V26]);[.$T$2:.$T$146];MONTH([.$V26]))/1000" office:value-type="float" office:value="0" calcext:value-type="float">
            <text:p>0</text:p>
          </table:table-cell>
          <table:table-cell table:formula="of:=SUMIFS([.N$2:.N$146];[.$S$2:.$S$146];YEAR([.$V26]);[.$T$2:.$T$146];MONTH([.$V26]))" office:value-type="float" office:value="0" calcext:value-type="float">
            <text:p>0</text:p>
          </table:table-cell>
          <table:table-cell table:formula="of:=SUMIFS([.O$2:.O$146];[.$S$2:.$S$146];YEAR([.$V26]);[.$T$2:.$T$146];MONTH([.$V26]))/100" office:value-type="float" office:value="0" calcext:value-type="float">
            <text:p>0</text:p>
          </table:table-cell>
          <table:table-cell table:formula="of:=SUM([.W$2:.W26])" office:value-type="float" office:value="0" calcext:value-type="float">
            <text:p>0</text:p>
          </table:table-cell>
          <table:table-cell table:formula="of:=SUM([.X$2:.X26])" office:value-type="float" office:value="0" calcext:value-type="float">
            <text:p>0</text:p>
          </table:table-cell>
          <table:table-cell table:formula="of:=SUM([.Y$2:.Y26])" office:value-type="float" office:value="0" calcext:value-type="float">
            <text:p>0</text:p>
          </table:table-cell>
          <table:table-cell table:formula="of:=SUM([.Z$2:.Z26])" office:value-type="float" office:value="0" calcext:value-type="float">
            <text:p>0</text:p>
          </table:table-cell>
          <table:table-cell table:formula="of:=SUM([.AA$2:.AA26])" office:value-type="float" office:value="0" calcext:value-type="float">
            <text:p>0</text:p>
          </table:table-cell>
          <table:table-cell table:formula="of:=SUM([.AB$2:.AB26])" office:value-type="float" office:value="0" calcext:value-type="float">
            <text:p>0</text:p>
          </table:table-cell>
          <table:table-cell/>
          <table:table-cell table:formula="of:=[.W26]" office:value-type="float" office:value="0" calcext:value-type="float">
            <text:p>0</text:p>
          </table:table-cell>
          <table:table-cell table:formula="of:=[.X26]" office:value-type="float" office:value="0" calcext:value-type="float">
            <text:p>0</text:p>
          </table:table-cell>
          <table:table-cell table:formula="of:=[.Y26]" office:value-type="float" office:value="0" calcext:value-type="float">
            <text:p>0</text:p>
          </table:table-cell>
          <table:table-cell table:formula="of:=[.Z26]" office:value-type="float" office:value="0" calcext:value-type="float">
            <text:p>0</text:p>
          </table:table-cell>
          <table:table-cell table:formula="of:=[.AA26]" office:value-type="float" office:value="0" calcext:value-type="float">
            <text:p>0</text:p>
          </table:table-cell>
          <table:table-cell table:formula="of:=[.AB26]"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2-01" calcext:value-type="date">
            <text:p>2016-02-01</text:p>
          </table:table-cell>
          <table:table-cell table:formula="of:=COUNTIFS([.$S$2:.$S$146];YEAR([.V27]);[.$T$2:.$T$146];MONTH([.V27]))" office:value-type="float" office:value="0" calcext:value-type="float">
            <text:p>0</text:p>
          </table:table-cell>
          <table:table-cell table:formula="of:=SUMIFS([.K$2:.K$146];[.$S$2:.$S$146];YEAR([.$V27]);[.$T$2:.$T$146];MONTH([.$V27]))" office:value-type="float" office:value="0" calcext:value-type="float">
            <text:p>0</text:p>
          </table:table-cell>
          <table:table-cell table:formula="of:=SUMIFS([.L$2:.L$146];[.$S$2:.$S$146];YEAR([.$V27]);[.$T$2:.$T$146];MONTH([.$V27]))/10000" office:value-type="float" office:value="0" calcext:value-type="float">
            <text:p>0</text:p>
          </table:table-cell>
          <table:table-cell table:formula="of:=SUMIFS([.M$2:.M$146];[.$S$2:.$S$146];YEAR([.$V27]);[.$T$2:.$T$146];MONTH([.$V27]))/1000" office:value-type="float" office:value="0" calcext:value-type="float">
            <text:p>0</text:p>
          </table:table-cell>
          <table:table-cell table:formula="of:=SUMIFS([.N$2:.N$146];[.$S$2:.$S$146];YEAR([.$V27]);[.$T$2:.$T$146];MONTH([.$V27]))" office:value-type="float" office:value="0" calcext:value-type="float">
            <text:p>0</text:p>
          </table:table-cell>
          <table:table-cell table:formula="of:=SUMIFS([.O$2:.O$146];[.$S$2:.$S$146];YEAR([.$V27]);[.$T$2:.$T$146];MONTH([.$V27]))/100" office:value-type="float" office:value="0" calcext:value-type="float">
            <text:p>0</text:p>
          </table:table-cell>
          <table:table-cell table:formula="of:=SUM([.W$2:.W27])" office:value-type="float" office:value="0" calcext:value-type="float">
            <text:p>0</text:p>
          </table:table-cell>
          <table:table-cell table:formula="of:=SUM([.X$2:.X27])" office:value-type="float" office:value="0" calcext:value-type="float">
            <text:p>0</text:p>
          </table:table-cell>
          <table:table-cell table:formula="of:=SUM([.Y$2:.Y27])" office:value-type="float" office:value="0" calcext:value-type="float">
            <text:p>0</text:p>
          </table:table-cell>
          <table:table-cell table:formula="of:=SUM([.Z$2:.Z27])" office:value-type="float" office:value="0" calcext:value-type="float">
            <text:p>0</text:p>
          </table:table-cell>
          <table:table-cell table:formula="of:=SUM([.AA$2:.AA27])" office:value-type="float" office:value="0" calcext:value-type="float">
            <text:p>0</text:p>
          </table:table-cell>
          <table:table-cell table:formula="of:=SUM([.AB$2:.AB27])" office:value-type="float" office:value="0" calcext:value-type="float">
            <text:p>0</text:p>
          </table:table-cell>
          <table:table-cell/>
          <table:table-cell table:formula="of:=[.W27]" office:value-type="float" office:value="0" calcext:value-type="float">
            <text:p>0</text:p>
          </table:table-cell>
          <table:table-cell table:formula="of:=[.X27]" office:value-type="float" office:value="0" calcext:value-type="float">
            <text:p>0</text:p>
          </table:table-cell>
          <table:table-cell table:formula="of:=[.Y27]" office:value-type="float" office:value="0" calcext:value-type="float">
            <text:p>0</text:p>
          </table:table-cell>
          <table:table-cell table:formula="of:=[.Z27]" office:value-type="float" office:value="0" calcext:value-type="float">
            <text:p>0</text:p>
          </table:table-cell>
          <table:table-cell table:formula="of:=[.AA27]" office:value-type="float" office:value="0" calcext:value-type="float">
            <text:p>0</text:p>
          </table:table-cell>
          <table:table-cell table:formula="of:=[.AB27]"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3-01" calcext:value-type="date">
            <text:p>2016-03-01</text:p>
          </table:table-cell>
          <table:table-cell table:formula="of:=COUNTIFS([.$S$2:.$S$146];YEAR([.V28]);[.$T$2:.$T$146];MONTH([.V28]))" office:value-type="float" office:value="0" calcext:value-type="float">
            <text:p>0</text:p>
          </table:table-cell>
          <table:table-cell table:formula="of:=SUMIFS([.K$2:.K$146];[.$S$2:.$S$146];YEAR([.$V28]);[.$T$2:.$T$146];MONTH([.$V28]))" office:value-type="float" office:value="0" calcext:value-type="float">
            <text:p>0</text:p>
          </table:table-cell>
          <table:table-cell table:formula="of:=SUMIFS([.L$2:.L$146];[.$S$2:.$S$146];YEAR([.$V28]);[.$T$2:.$T$146];MONTH([.$V28]))/10000" office:value-type="float" office:value="0" calcext:value-type="float">
            <text:p>0</text:p>
          </table:table-cell>
          <table:table-cell table:formula="of:=SUMIFS([.M$2:.M$146];[.$S$2:.$S$146];YEAR([.$V28]);[.$T$2:.$T$146];MONTH([.$V28]))/1000" office:value-type="float" office:value="0" calcext:value-type="float">
            <text:p>0</text:p>
          </table:table-cell>
          <table:table-cell table:formula="of:=SUMIFS([.N$2:.N$146];[.$S$2:.$S$146];YEAR([.$V28]);[.$T$2:.$T$146];MONTH([.$V28]))" office:value-type="float" office:value="0" calcext:value-type="float">
            <text:p>0</text:p>
          </table:table-cell>
          <table:table-cell table:formula="of:=SUMIFS([.O$2:.O$146];[.$S$2:.$S$146];YEAR([.$V28]);[.$T$2:.$T$146];MONTH([.$V28]))/100" office:value-type="float" office:value="0" calcext:value-type="float">
            <text:p>0</text:p>
          </table:table-cell>
          <table:table-cell table:formula="of:=SUM([.W$2:.W28])" office:value-type="float" office:value="0" calcext:value-type="float">
            <text:p>0</text:p>
          </table:table-cell>
          <table:table-cell table:formula="of:=SUM([.X$2:.X28])" office:value-type="float" office:value="0" calcext:value-type="float">
            <text:p>0</text:p>
          </table:table-cell>
          <table:table-cell table:formula="of:=SUM([.Y$2:.Y28])" office:value-type="float" office:value="0" calcext:value-type="float">
            <text:p>0</text:p>
          </table:table-cell>
          <table:table-cell table:formula="of:=SUM([.Z$2:.Z28])" office:value-type="float" office:value="0" calcext:value-type="float">
            <text:p>0</text:p>
          </table:table-cell>
          <table:table-cell table:formula="of:=SUM([.AA$2:.AA28])" office:value-type="float" office:value="0" calcext:value-type="float">
            <text:p>0</text:p>
          </table:table-cell>
          <table:table-cell table:formula="of:=SUM([.AB$2:.AB28])" office:value-type="float" office:value="0" calcext:value-type="float">
            <text:p>0</text:p>
          </table:table-cell>
          <table:table-cell/>
          <table:table-cell table:formula="of:=[.W28]" office:value-type="float" office:value="0" calcext:value-type="float">
            <text:p>0</text:p>
          </table:table-cell>
          <table:table-cell table:formula="of:=[.X28]" office:value-type="float" office:value="0" calcext:value-type="float">
            <text:p>0</text:p>
          </table:table-cell>
          <table:table-cell table:formula="of:=[.Y28]" office:value-type="float" office:value="0" calcext:value-type="float">
            <text:p>0</text:p>
          </table:table-cell>
          <table:table-cell table:formula="of:=[.Z28]" office:value-type="float" office:value="0" calcext:value-type="float">
            <text:p>0</text:p>
          </table:table-cell>
          <table:table-cell table:formula="of:=[.AA28]" office:value-type="float" office:value="0" calcext:value-type="float">
            <text:p>0</text:p>
          </table:table-cell>
          <table:table-cell table:formula="of:=[.AB28]"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4-01" calcext:value-type="date">
            <text:p>2016-04-01</text:p>
          </table:table-cell>
          <table:table-cell table:formula="of:=COUNTIFS([.$S$2:.$S$146];YEAR([.V29]);[.$T$2:.$T$146];MONTH([.V29]))" office:value-type="float" office:value="0" calcext:value-type="float">
            <text:p>0</text:p>
          </table:table-cell>
          <table:table-cell table:formula="of:=SUMIFS([.K$2:.K$146];[.$S$2:.$S$146];YEAR([.$V29]);[.$T$2:.$T$146];MONTH([.$V29]))" office:value-type="float" office:value="0" calcext:value-type="float">
            <text:p>0</text:p>
          </table:table-cell>
          <table:table-cell table:formula="of:=SUMIFS([.L$2:.L$146];[.$S$2:.$S$146];YEAR([.$V29]);[.$T$2:.$T$146];MONTH([.$V29]))/10000" office:value-type="float" office:value="0" calcext:value-type="float">
            <text:p>0</text:p>
          </table:table-cell>
          <table:table-cell table:formula="of:=SUMIFS([.M$2:.M$146];[.$S$2:.$S$146];YEAR([.$V29]);[.$T$2:.$T$146];MONTH([.$V29]))/1000" office:value-type="float" office:value="0" calcext:value-type="float">
            <text:p>0</text:p>
          </table:table-cell>
          <table:table-cell table:formula="of:=SUMIFS([.N$2:.N$146];[.$S$2:.$S$146];YEAR([.$V29]);[.$T$2:.$T$146];MONTH([.$V29]))" office:value-type="float" office:value="0" calcext:value-type="float">
            <text:p>0</text:p>
          </table:table-cell>
          <table:table-cell table:formula="of:=SUMIFS([.O$2:.O$146];[.$S$2:.$S$146];YEAR([.$V29]);[.$T$2:.$T$146];MONTH([.$V29]))/100" office:value-type="float" office:value="0" calcext:value-type="float">
            <text:p>0</text:p>
          </table:table-cell>
          <table:table-cell table:formula="of:=SUM([.W$2:.W29])" office:value-type="float" office:value="0" calcext:value-type="float">
            <text:p>0</text:p>
          </table:table-cell>
          <table:table-cell table:formula="of:=SUM([.X$2:.X29])" office:value-type="float" office:value="0" calcext:value-type="float">
            <text:p>0</text:p>
          </table:table-cell>
          <table:table-cell table:formula="of:=SUM([.Y$2:.Y29])" office:value-type="float" office:value="0" calcext:value-type="float">
            <text:p>0</text:p>
          </table:table-cell>
          <table:table-cell table:formula="of:=SUM([.Z$2:.Z29])" office:value-type="float" office:value="0" calcext:value-type="float">
            <text:p>0</text:p>
          </table:table-cell>
          <table:table-cell table:formula="of:=SUM([.AA$2:.AA29])" office:value-type="float" office:value="0" calcext:value-type="float">
            <text:p>0</text:p>
          </table:table-cell>
          <table:table-cell table:formula="of:=SUM([.AB$2:.AB29])" office:value-type="float" office:value="0" calcext:value-type="float">
            <text:p>0</text:p>
          </table:table-cell>
          <table:table-cell/>
          <table:table-cell table:formula="of:=[.W29]" office:value-type="float" office:value="0" calcext:value-type="float">
            <text:p>0</text:p>
          </table:table-cell>
          <table:table-cell table:formula="of:=[.X29]" office:value-type="float" office:value="0" calcext:value-type="float">
            <text:p>0</text:p>
          </table:table-cell>
          <table:table-cell table:formula="of:=[.Y29]" office:value-type="float" office:value="0" calcext:value-type="float">
            <text:p>0</text:p>
          </table:table-cell>
          <table:table-cell table:formula="of:=[.Z29]" office:value-type="float" office:value="0" calcext:value-type="float">
            <text:p>0</text:p>
          </table:table-cell>
          <table:table-cell table:formula="of:=[.AA29]" office:value-type="float" office:value="0" calcext:value-type="float">
            <text:p>0</text:p>
          </table:table-cell>
          <table:table-cell table:formula="of:=[.AB2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5-01" calcext:value-type="date">
            <text:p>2016-05-01</text:p>
          </table:table-cell>
          <table:table-cell table:formula="of:=COUNTIFS([.$S$2:.$S$146];YEAR([.V30]);[.$T$2:.$T$146];MONTH([.V30]))" office:value-type="float" office:value="0" calcext:value-type="float">
            <text:p>0</text:p>
          </table:table-cell>
          <table:table-cell table:formula="of:=SUMIFS([.K$2:.K$146];[.$S$2:.$S$146];YEAR([.$V30]);[.$T$2:.$T$146];MONTH([.$V30]))" office:value-type="float" office:value="0" calcext:value-type="float">
            <text:p>0</text:p>
          </table:table-cell>
          <table:table-cell table:formula="of:=SUMIFS([.L$2:.L$146];[.$S$2:.$S$146];YEAR([.$V30]);[.$T$2:.$T$146];MONTH([.$V30]))/10000" office:value-type="float" office:value="0" calcext:value-type="float">
            <text:p>0</text:p>
          </table:table-cell>
          <table:table-cell table:formula="of:=SUMIFS([.M$2:.M$146];[.$S$2:.$S$146];YEAR([.$V30]);[.$T$2:.$T$146];MONTH([.$V30]))/1000" office:value-type="float" office:value="0" calcext:value-type="float">
            <text:p>0</text:p>
          </table:table-cell>
          <table:table-cell table:formula="of:=SUMIFS([.N$2:.N$146];[.$S$2:.$S$146];YEAR([.$V30]);[.$T$2:.$T$146];MONTH([.$V30]))" office:value-type="float" office:value="0" calcext:value-type="float">
            <text:p>0</text:p>
          </table:table-cell>
          <table:table-cell table:formula="of:=SUMIFS([.O$2:.O$146];[.$S$2:.$S$146];YEAR([.$V30]);[.$T$2:.$T$146];MONTH([.$V30]))/100" office:value-type="float" office:value="0" calcext:value-type="float">
            <text:p>0</text:p>
          </table:table-cell>
          <table:table-cell table:formula="of:=SUM([.W$2:.W30])" office:value-type="float" office:value="0" calcext:value-type="float">
            <text:p>0</text:p>
          </table:table-cell>
          <table:table-cell table:formula="of:=SUM([.X$2:.X30])" office:value-type="float" office:value="0" calcext:value-type="float">
            <text:p>0</text:p>
          </table:table-cell>
          <table:table-cell table:formula="of:=SUM([.Y$2:.Y30])" office:value-type="float" office:value="0" calcext:value-type="float">
            <text:p>0</text:p>
          </table:table-cell>
          <table:table-cell table:formula="of:=SUM([.Z$2:.Z30])" office:value-type="float" office:value="0" calcext:value-type="float">
            <text:p>0</text:p>
          </table:table-cell>
          <table:table-cell table:formula="of:=SUM([.AA$2:.AA30])" office:value-type="float" office:value="0" calcext:value-type="float">
            <text:p>0</text:p>
          </table:table-cell>
          <table:table-cell table:formula="of:=SUM([.AB$2:.AB30])" office:value-type="float" office:value="0" calcext:value-type="float">
            <text:p>0</text:p>
          </table:table-cell>
          <table:table-cell/>
          <table:table-cell table:formula="of:=[.W30]" office:value-type="float" office:value="0" calcext:value-type="float">
            <text:p>0</text:p>
          </table:table-cell>
          <table:table-cell table:formula="of:=[.X30]" office:value-type="float" office:value="0" calcext:value-type="float">
            <text:p>0</text:p>
          </table:table-cell>
          <table:table-cell table:formula="of:=[.Y30]" office:value-type="float" office:value="0" calcext:value-type="float">
            <text:p>0</text:p>
          </table:table-cell>
          <table:table-cell table:formula="of:=[.Z30]" office:value-type="float" office:value="0" calcext:value-type="float">
            <text:p>0</text:p>
          </table:table-cell>
          <table:table-cell table:formula="of:=[.AA30]" office:value-type="float" office:value="0" calcext:value-type="float">
            <text:p>0</text:p>
          </table:table-cell>
          <table:table-cell table:formula="of:=[.AB3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6-01" calcext:value-type="date">
            <text:p>2016-06-01</text:p>
          </table:table-cell>
          <table:table-cell table:formula="of:=COUNTIFS([.$S$2:.$S$146];YEAR([.V31]);[.$T$2:.$T$146];MONTH([.V31]))" office:value-type="float" office:value="0" calcext:value-type="float">
            <text:p>0</text:p>
          </table:table-cell>
          <table:table-cell table:formula="of:=SUMIFS([.K$2:.K$146];[.$S$2:.$S$146];YEAR([.$V31]);[.$T$2:.$T$146];MONTH([.$V31]))" office:value-type="float" office:value="0" calcext:value-type="float">
            <text:p>0</text:p>
          </table:table-cell>
          <table:table-cell table:formula="of:=SUMIFS([.L$2:.L$146];[.$S$2:.$S$146];YEAR([.$V31]);[.$T$2:.$T$146];MONTH([.$V31]))/10000" office:value-type="float" office:value="0" calcext:value-type="float">
            <text:p>0</text:p>
          </table:table-cell>
          <table:table-cell table:formula="of:=SUMIFS([.M$2:.M$146];[.$S$2:.$S$146];YEAR([.$V31]);[.$T$2:.$T$146];MONTH([.$V31]))/1000" office:value-type="float" office:value="0" calcext:value-type="float">
            <text:p>0</text:p>
          </table:table-cell>
          <table:table-cell table:formula="of:=SUMIFS([.N$2:.N$146];[.$S$2:.$S$146];YEAR([.$V31]);[.$T$2:.$T$146];MONTH([.$V31]))" office:value-type="float" office:value="0" calcext:value-type="float">
            <text:p>0</text:p>
          </table:table-cell>
          <table:table-cell table:formula="of:=SUMIFS([.O$2:.O$146];[.$S$2:.$S$146];YEAR([.$V31]);[.$T$2:.$T$146];MONTH([.$V31]))/100" office:value-type="float" office:value="0" calcext:value-type="float">
            <text:p>0</text:p>
          </table:table-cell>
          <table:table-cell table:formula="of:=SUM([.W$2:.W31])" office:value-type="float" office:value="0" calcext:value-type="float">
            <text:p>0</text:p>
          </table:table-cell>
          <table:table-cell table:formula="of:=SUM([.X$2:.X31])" office:value-type="float" office:value="0" calcext:value-type="float">
            <text:p>0</text:p>
          </table:table-cell>
          <table:table-cell table:formula="of:=SUM([.Y$2:.Y31])" office:value-type="float" office:value="0" calcext:value-type="float">
            <text:p>0</text:p>
          </table:table-cell>
          <table:table-cell table:formula="of:=SUM([.Z$2:.Z31])" office:value-type="float" office:value="0" calcext:value-type="float">
            <text:p>0</text:p>
          </table:table-cell>
          <table:table-cell table:formula="of:=SUM([.AA$2:.AA31])" office:value-type="float" office:value="0" calcext:value-type="float">
            <text:p>0</text:p>
          </table:table-cell>
          <table:table-cell table:formula="of:=SUM([.AB$2:.AB31])" office:value-type="float" office:value="0" calcext:value-type="float">
            <text:p>0</text:p>
          </table:table-cell>
          <table:table-cell/>
          <table:table-cell table:formula="of:=[.W31]" office:value-type="float" office:value="0" calcext:value-type="float">
            <text:p>0</text:p>
          </table:table-cell>
          <table:table-cell table:formula="of:=[.X31]" office:value-type="float" office:value="0" calcext:value-type="float">
            <text:p>0</text:p>
          </table:table-cell>
          <table:table-cell table:formula="of:=[.Y31]" office:value-type="float" office:value="0" calcext:value-type="float">
            <text:p>0</text:p>
          </table:table-cell>
          <table:table-cell table:formula="of:=[.Z31]" office:value-type="float" office:value="0" calcext:value-type="float">
            <text:p>0</text:p>
          </table:table-cell>
          <table:table-cell table:formula="of:=[.AA31]" office:value-type="float" office:value="0" calcext:value-type="float">
            <text:p>0</text:p>
          </table:table-cell>
          <table:table-cell table:formula="of:=[.AB3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7-01" calcext:value-type="date">
            <text:p>2016-07-01</text:p>
          </table:table-cell>
          <table:table-cell table:formula="of:=COUNTIFS([.$S$2:.$S$146];YEAR([.V32]);[.$T$2:.$T$146];MONTH([.V32]))" office:value-type="float" office:value="1" calcext:value-type="float">
            <text:p>1</text:p>
          </table:table-cell>
          <table:table-cell table:formula="of:=SUMIFS([.K$2:.K$146];[.$S$2:.$S$146];YEAR([.$V32]);[.$T$2:.$T$146];MONTH([.$V32]))" office:value-type="float" office:value="329" calcext:value-type="float">
            <text:p>329</text:p>
          </table:table-cell>
          <table:table-cell table:formula="of:=SUMIFS([.L$2:.L$146];[.$S$2:.$S$146];YEAR([.$V32]);[.$T$2:.$T$146];MONTH([.$V32]))/10000" office:value-type="float" office:value="10.8434" calcext:value-type="float">
            <text:p>10.8434</text:p>
          </table:table-cell>
          <table:table-cell table:formula="of:=SUMIFS([.M$2:.M$146];[.$S$2:.$S$146];YEAR([.$V32]);[.$T$2:.$T$146];MONTH([.$V32]))/1000" office:value-type="float" office:value="1.72" calcext:value-type="float">
            <text:p>1.72</text:p>
          </table:table-cell>
          <table:table-cell table:formula="of:=SUMIFS([.N$2:.N$146];[.$S$2:.$S$146];YEAR([.$V32]);[.$T$2:.$T$146];MONTH([.$V32]))" office:value-type="float" office:value="70" calcext:value-type="float">
            <text:p>70</text:p>
          </table:table-cell>
          <table:table-cell table:formula="of:=SUMIFS([.O$2:.O$146];[.$S$2:.$S$146];YEAR([.$V32]);[.$T$2:.$T$146];MONTH([.$V32]))/100" office:value-type="float" office:value="1.83" calcext:value-type="float">
            <text:p>1.83</text:p>
          </table:table-cell>
          <table:table-cell table:formula="of:=SUM([.W$2:.W32])" office:value-type="float" office:value="1" calcext:value-type="float">
            <text:p>1</text:p>
          </table:table-cell>
          <table:table-cell table:formula="of:=SUM([.X$2:.X32])" office:value-type="float" office:value="329" calcext:value-type="float">
            <text:p>329</text:p>
          </table:table-cell>
          <table:table-cell table:formula="of:=SUM([.Y$2:.Y32])" office:value-type="float" office:value="10.8434" calcext:value-type="float">
            <text:p>10.8434</text:p>
          </table:table-cell>
          <table:table-cell table:formula="of:=SUM([.Z$2:.Z32])" office:value-type="float" office:value="1.72" calcext:value-type="float">
            <text:p>1.72</text:p>
          </table:table-cell>
          <table:table-cell table:formula="of:=SUM([.AA$2:.AA32])" office:value-type="float" office:value="70" calcext:value-type="float">
            <text:p>70</text:p>
          </table:table-cell>
          <table:table-cell table:formula="of:=SUM([.AB$2:.AB32])" office:value-type="float" office:value="1.83" calcext:value-type="float">
            <text:p>1.83</text:p>
          </table:table-cell>
          <table:table-cell/>
          <table:table-cell table:formula="of:=[.W32]" office:value-type="float" office:value="1" calcext:value-type="float">
            <text:p>1</text:p>
          </table:table-cell>
          <table:table-cell table:formula="of:=[.X32]" office:value-type="float" office:value="329" calcext:value-type="float">
            <text:p>329</text:p>
          </table:table-cell>
          <table:table-cell table:formula="of:=[.Y32]" office:value-type="float" office:value="10.8434" calcext:value-type="float">
            <text:p>10.8434</text:p>
          </table:table-cell>
          <table:table-cell table:formula="of:=[.Z32]" office:value-type="float" office:value="1.72" calcext:value-type="float">
            <text:p>1.72</text:p>
          </table:table-cell>
          <table:table-cell table:formula="of:=[.AA32]" office:value-type="float" office:value="70" calcext:value-type="float">
            <text:p>70</text:p>
          </table:table-cell>
          <table:table-cell table:formula="of:=[.AB32]" office:value-type="float" office:value="1.83" calcext:value-type="float">
            <text:p>1.83</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8-01" calcext:value-type="date">
            <text:p>2016-08-01</text:p>
          </table:table-cell>
          <table:table-cell table:formula="of:=COUNTIFS([.$S$2:.$S$146];YEAR([.V33]);[.$T$2:.$T$146];MONTH([.V33]))" office:value-type="float" office:value="0" calcext:value-type="float">
            <text:p>0</text:p>
          </table:table-cell>
          <table:table-cell table:formula="of:=SUMIFS([.K$2:.K$146];[.$S$2:.$S$146];YEAR([.$V33]);[.$T$2:.$T$146];MONTH([.$V33]))" office:value-type="float" office:value="0" calcext:value-type="float">
            <text:p>0</text:p>
          </table:table-cell>
          <table:table-cell table:formula="of:=SUMIFS([.L$2:.L$146];[.$S$2:.$S$146];YEAR([.$V33]);[.$T$2:.$T$146];MONTH([.$V33]))/10000" office:value-type="float" office:value="0" calcext:value-type="float">
            <text:p>0</text:p>
          </table:table-cell>
          <table:table-cell table:formula="of:=SUMIFS([.M$2:.M$146];[.$S$2:.$S$146];YEAR([.$V33]);[.$T$2:.$T$146];MONTH([.$V33]))/1000" office:value-type="float" office:value="0" calcext:value-type="float">
            <text:p>0</text:p>
          </table:table-cell>
          <table:table-cell table:formula="of:=SUMIFS([.N$2:.N$146];[.$S$2:.$S$146];YEAR([.$V33]);[.$T$2:.$T$146];MONTH([.$V33]))" office:value-type="float" office:value="0" calcext:value-type="float">
            <text:p>0</text:p>
          </table:table-cell>
          <table:table-cell table:formula="of:=SUMIFS([.O$2:.O$146];[.$S$2:.$S$146];YEAR([.$V33]);[.$T$2:.$T$146];MONTH([.$V33]))/100" office:value-type="float" office:value="0" calcext:value-type="float">
            <text:p>0</text:p>
          </table:table-cell>
          <table:table-cell table:formula="of:=SUM([.W$2:.W33])" office:value-type="float" office:value="1" calcext:value-type="float">
            <text:p>1</text:p>
          </table:table-cell>
          <table:table-cell table:formula="of:=SUM([.X$2:.X33])" office:value-type="float" office:value="329" calcext:value-type="float">
            <text:p>329</text:p>
          </table:table-cell>
          <table:table-cell table:formula="of:=SUM([.Y$2:.Y33])" office:value-type="float" office:value="10.8434" calcext:value-type="float">
            <text:p>10.8434</text:p>
          </table:table-cell>
          <table:table-cell table:formula="of:=SUM([.Z$2:.Z33])" office:value-type="float" office:value="1.72" calcext:value-type="float">
            <text:p>1.72</text:p>
          </table:table-cell>
          <table:table-cell table:formula="of:=SUM([.AA$2:.AA33])" office:value-type="float" office:value="70" calcext:value-type="float">
            <text:p>70</text:p>
          </table:table-cell>
          <table:table-cell table:formula="of:=SUM([.AB$2:.AB33])" office:value-type="float" office:value="1.83" calcext:value-type="float">
            <text:p>1.83</text:p>
          </table:table-cell>
          <table:table-cell/>
          <table:table-cell table:formula="of:=[.W33]" office:value-type="float" office:value="0" calcext:value-type="float">
            <text:p>0</text:p>
          </table:table-cell>
          <table:table-cell table:formula="of:=[.X33]" office:value-type="float" office:value="0" calcext:value-type="float">
            <text:p>0</text:p>
          </table:table-cell>
          <table:table-cell table:formula="of:=[.Y33]" office:value-type="float" office:value="0" calcext:value-type="float">
            <text:p>0</text:p>
          </table:table-cell>
          <table:table-cell table:formula="of:=[.Z33]" office:value-type="float" office:value="0" calcext:value-type="float">
            <text:p>0</text:p>
          </table:table-cell>
          <table:table-cell table:formula="of:=[.AA33]" office:value-type="float" office:value="0" calcext:value-type="float">
            <text:p>0</text:p>
          </table:table-cell>
          <table:table-cell table:formula="of:=[.AB3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09-01" calcext:value-type="date">
            <text:p>2016-09-01</text:p>
          </table:table-cell>
          <table:table-cell table:formula="of:=COUNTIFS([.$S$2:.$S$146];YEAR([.V34]);[.$T$2:.$T$146];MONTH([.V34]))" office:value-type="float" office:value="0" calcext:value-type="float">
            <text:p>0</text:p>
          </table:table-cell>
          <table:table-cell table:formula="of:=SUMIFS([.K$2:.K$146];[.$S$2:.$S$146];YEAR([.$V34]);[.$T$2:.$T$146];MONTH([.$V34]))" office:value-type="float" office:value="0" calcext:value-type="float">
            <text:p>0</text:p>
          </table:table-cell>
          <table:table-cell table:formula="of:=SUMIFS([.L$2:.L$146];[.$S$2:.$S$146];YEAR([.$V34]);[.$T$2:.$T$146];MONTH([.$V34]))/10000" office:value-type="float" office:value="0" calcext:value-type="float">
            <text:p>0</text:p>
          </table:table-cell>
          <table:table-cell table:formula="of:=SUMIFS([.M$2:.M$146];[.$S$2:.$S$146];YEAR([.$V34]);[.$T$2:.$T$146];MONTH([.$V34]))/1000" office:value-type="float" office:value="0" calcext:value-type="float">
            <text:p>0</text:p>
          </table:table-cell>
          <table:table-cell table:formula="of:=SUMIFS([.N$2:.N$146];[.$S$2:.$S$146];YEAR([.$V34]);[.$T$2:.$T$146];MONTH([.$V34]))" office:value-type="float" office:value="0" calcext:value-type="float">
            <text:p>0</text:p>
          </table:table-cell>
          <table:table-cell table:formula="of:=SUMIFS([.O$2:.O$146];[.$S$2:.$S$146];YEAR([.$V34]);[.$T$2:.$T$146];MONTH([.$V34]))/100" office:value-type="float" office:value="0" calcext:value-type="float">
            <text:p>0</text:p>
          </table:table-cell>
          <table:table-cell table:formula="of:=SUM([.W$2:.W34])" office:value-type="float" office:value="1" calcext:value-type="float">
            <text:p>1</text:p>
          </table:table-cell>
          <table:table-cell table:formula="of:=SUM([.X$2:.X34])" office:value-type="float" office:value="329" calcext:value-type="float">
            <text:p>329</text:p>
          </table:table-cell>
          <table:table-cell table:formula="of:=SUM([.Y$2:.Y34])" office:value-type="float" office:value="10.8434" calcext:value-type="float">
            <text:p>10.8434</text:p>
          </table:table-cell>
          <table:table-cell table:formula="of:=SUM([.Z$2:.Z34])" office:value-type="float" office:value="1.72" calcext:value-type="float">
            <text:p>1.72</text:p>
          </table:table-cell>
          <table:table-cell table:formula="of:=SUM([.AA$2:.AA34])" office:value-type="float" office:value="70" calcext:value-type="float">
            <text:p>70</text:p>
          </table:table-cell>
          <table:table-cell table:formula="of:=SUM([.AB$2:.AB34])" office:value-type="float" office:value="1.83" calcext:value-type="float">
            <text:p>1.83</text:p>
          </table:table-cell>
          <table:table-cell/>
          <table:table-cell table:formula="of:=[.W34]" office:value-type="float" office:value="0" calcext:value-type="float">
            <text:p>0</text:p>
          </table:table-cell>
          <table:table-cell table:formula="of:=[.X34]" office:value-type="float" office:value="0" calcext:value-type="float">
            <text:p>0</text:p>
          </table:table-cell>
          <table:table-cell table:formula="of:=[.Y34]" office:value-type="float" office:value="0" calcext:value-type="float">
            <text:p>0</text:p>
          </table:table-cell>
          <table:table-cell table:formula="of:=[.Z34]" office:value-type="float" office:value="0" calcext:value-type="float">
            <text:p>0</text:p>
          </table:table-cell>
          <table:table-cell table:formula="of:=[.AA34]" office:value-type="float" office:value="0" calcext:value-type="float">
            <text:p>0</text:p>
          </table:table-cell>
          <table:table-cell table:formula="of:=[.AB3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10-01" calcext:value-type="date">
            <text:p>2016-10-01</text:p>
          </table:table-cell>
          <table:table-cell table:formula="of:=COUNTIFS([.$S$2:.$S$146];YEAR([.V35]);[.$T$2:.$T$146];MONTH([.V35]))" office:value-type="float" office:value="0" calcext:value-type="float">
            <text:p>0</text:p>
          </table:table-cell>
          <table:table-cell table:formula="of:=SUMIFS([.K$2:.K$146];[.$S$2:.$S$146];YEAR([.$V35]);[.$T$2:.$T$146];MONTH([.$V35]))" office:value-type="float" office:value="0" calcext:value-type="float">
            <text:p>0</text:p>
          </table:table-cell>
          <table:table-cell table:formula="of:=SUMIFS([.L$2:.L$146];[.$S$2:.$S$146];YEAR([.$V35]);[.$T$2:.$T$146];MONTH([.$V35]))/10000" office:value-type="float" office:value="0" calcext:value-type="float">
            <text:p>0</text:p>
          </table:table-cell>
          <table:table-cell table:formula="of:=SUMIFS([.M$2:.M$146];[.$S$2:.$S$146];YEAR([.$V35]);[.$T$2:.$T$146];MONTH([.$V35]))/1000" office:value-type="float" office:value="0" calcext:value-type="float">
            <text:p>0</text:p>
          </table:table-cell>
          <table:table-cell table:formula="of:=SUMIFS([.N$2:.N$146];[.$S$2:.$S$146];YEAR([.$V35]);[.$T$2:.$T$146];MONTH([.$V35]))" office:value-type="float" office:value="0" calcext:value-type="float">
            <text:p>0</text:p>
          </table:table-cell>
          <table:table-cell table:formula="of:=SUMIFS([.O$2:.O$146];[.$S$2:.$S$146];YEAR([.$V35]);[.$T$2:.$T$146];MONTH([.$V35]))/100" office:value-type="float" office:value="0" calcext:value-type="float">
            <text:p>0</text:p>
          </table:table-cell>
          <table:table-cell table:formula="of:=SUM([.W$2:.W35])" office:value-type="float" office:value="1" calcext:value-type="float">
            <text:p>1</text:p>
          </table:table-cell>
          <table:table-cell table:formula="of:=SUM([.X$2:.X35])" office:value-type="float" office:value="329" calcext:value-type="float">
            <text:p>329</text:p>
          </table:table-cell>
          <table:table-cell table:formula="of:=SUM([.Y$2:.Y35])" office:value-type="float" office:value="10.8434" calcext:value-type="float">
            <text:p>10.8434</text:p>
          </table:table-cell>
          <table:table-cell table:formula="of:=SUM([.Z$2:.Z35])" office:value-type="float" office:value="1.72" calcext:value-type="float">
            <text:p>1.72</text:p>
          </table:table-cell>
          <table:table-cell table:formula="of:=SUM([.AA$2:.AA35])" office:value-type="float" office:value="70" calcext:value-type="float">
            <text:p>70</text:p>
          </table:table-cell>
          <table:table-cell table:formula="of:=SUM([.AB$2:.AB35])" office:value-type="float" office:value="1.83" calcext:value-type="float">
            <text:p>1.83</text:p>
          </table:table-cell>
          <table:table-cell/>
          <table:table-cell table:formula="of:=[.W35]" office:value-type="float" office:value="0" calcext:value-type="float">
            <text:p>0</text:p>
          </table:table-cell>
          <table:table-cell table:formula="of:=[.X35]" office:value-type="float" office:value="0" calcext:value-type="float">
            <text:p>0</text:p>
          </table:table-cell>
          <table:table-cell table:formula="of:=[.Y35]" office:value-type="float" office:value="0" calcext:value-type="float">
            <text:p>0</text:p>
          </table:table-cell>
          <table:table-cell table:formula="of:=[.Z35]" office:value-type="float" office:value="0" calcext:value-type="float">
            <text:p>0</text:p>
          </table:table-cell>
          <table:table-cell table:formula="of:=[.AA35]" office:value-type="float" office:value="0" calcext:value-type="float">
            <text:p>0</text:p>
          </table:table-cell>
          <table:table-cell table:formula="of:=[.AB35]"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11-01" calcext:value-type="date">
            <text:p>2016-11-01</text:p>
          </table:table-cell>
          <table:table-cell table:formula="of:=COUNTIFS([.$S$2:.$S$146];YEAR([.V36]);[.$T$2:.$T$146];MONTH([.V36]))" office:value-type="float" office:value="0" calcext:value-type="float">
            <text:p>0</text:p>
          </table:table-cell>
          <table:table-cell table:formula="of:=SUMIFS([.K$2:.K$146];[.$S$2:.$S$146];YEAR([.$V36]);[.$T$2:.$T$146];MONTH([.$V36]))" office:value-type="float" office:value="0" calcext:value-type="float">
            <text:p>0</text:p>
          </table:table-cell>
          <table:table-cell table:formula="of:=SUMIFS([.L$2:.L$146];[.$S$2:.$S$146];YEAR([.$V36]);[.$T$2:.$T$146];MONTH([.$V36]))/10000" office:value-type="float" office:value="0" calcext:value-type="float">
            <text:p>0</text:p>
          </table:table-cell>
          <table:table-cell table:formula="of:=SUMIFS([.M$2:.M$146];[.$S$2:.$S$146];YEAR([.$V36]);[.$T$2:.$T$146];MONTH([.$V36]))/1000" office:value-type="float" office:value="0" calcext:value-type="float">
            <text:p>0</text:p>
          </table:table-cell>
          <table:table-cell table:formula="of:=SUMIFS([.N$2:.N$146];[.$S$2:.$S$146];YEAR([.$V36]);[.$T$2:.$T$146];MONTH([.$V36]))" office:value-type="float" office:value="0" calcext:value-type="float">
            <text:p>0</text:p>
          </table:table-cell>
          <table:table-cell table:formula="of:=SUMIFS([.O$2:.O$146];[.$S$2:.$S$146];YEAR([.$V36]);[.$T$2:.$T$146];MONTH([.$V36]))/100" office:value-type="float" office:value="0" calcext:value-type="float">
            <text:p>0</text:p>
          </table:table-cell>
          <table:table-cell table:formula="of:=SUM([.W$2:.W36])" office:value-type="float" office:value="1" calcext:value-type="float">
            <text:p>1</text:p>
          </table:table-cell>
          <table:table-cell table:formula="of:=SUM([.X$2:.X36])" office:value-type="float" office:value="329" calcext:value-type="float">
            <text:p>329</text:p>
          </table:table-cell>
          <table:table-cell table:formula="of:=SUM([.Y$2:.Y36])" office:value-type="float" office:value="10.8434" calcext:value-type="float">
            <text:p>10.8434</text:p>
          </table:table-cell>
          <table:table-cell table:formula="of:=SUM([.Z$2:.Z36])" office:value-type="float" office:value="1.72" calcext:value-type="float">
            <text:p>1.72</text:p>
          </table:table-cell>
          <table:table-cell table:formula="of:=SUM([.AA$2:.AA36])" office:value-type="float" office:value="70" calcext:value-type="float">
            <text:p>70</text:p>
          </table:table-cell>
          <table:table-cell table:formula="of:=SUM([.AB$2:.AB36])" office:value-type="float" office:value="1.83" calcext:value-type="float">
            <text:p>1.83</text:p>
          </table:table-cell>
          <table:table-cell/>
          <table:table-cell table:formula="of:=[.W36]" office:value-type="float" office:value="0" calcext:value-type="float">
            <text:p>0</text:p>
          </table:table-cell>
          <table:table-cell table:formula="of:=[.X36]" office:value-type="float" office:value="0" calcext:value-type="float">
            <text:p>0</text:p>
          </table:table-cell>
          <table:table-cell table:formula="of:=[.Y36]" office:value-type="float" office:value="0" calcext:value-type="float">
            <text:p>0</text:p>
          </table:table-cell>
          <table:table-cell table:formula="of:=[.Z36]" office:value-type="float" office:value="0" calcext:value-type="float">
            <text:p>0</text:p>
          </table:table-cell>
          <table:table-cell table:formula="of:=[.AA36]" office:value-type="float" office:value="0" calcext:value-type="float">
            <text:p>0</text:p>
          </table:table-cell>
          <table:table-cell table:formula="of:=[.AB36]"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6-12-01" calcext:value-type="date">
            <text:p>2016-12-01</text:p>
          </table:table-cell>
          <table:table-cell table:formula="of:=COUNTIFS([.$S$2:.$S$146];YEAR([.V37]);[.$T$2:.$T$146];MONTH([.V37]))" office:value-type="float" office:value="0" calcext:value-type="float">
            <text:p>0</text:p>
          </table:table-cell>
          <table:table-cell table:formula="of:=SUMIFS([.K$2:.K$146];[.$S$2:.$S$146];YEAR([.$V37]);[.$T$2:.$T$146];MONTH([.$V37]))" office:value-type="float" office:value="0" calcext:value-type="float">
            <text:p>0</text:p>
          </table:table-cell>
          <table:table-cell table:formula="of:=SUMIFS([.L$2:.L$146];[.$S$2:.$S$146];YEAR([.$V37]);[.$T$2:.$T$146];MONTH([.$V37]))/10000" office:value-type="float" office:value="0" calcext:value-type="float">
            <text:p>0</text:p>
          </table:table-cell>
          <table:table-cell table:formula="of:=SUMIFS([.M$2:.M$146];[.$S$2:.$S$146];YEAR([.$V37]);[.$T$2:.$T$146];MONTH([.$V37]))/1000" office:value-type="float" office:value="0" calcext:value-type="float">
            <text:p>0</text:p>
          </table:table-cell>
          <table:table-cell table:formula="of:=SUMIFS([.N$2:.N$146];[.$S$2:.$S$146];YEAR([.$V37]);[.$T$2:.$T$146];MONTH([.$V37]))" office:value-type="float" office:value="0" calcext:value-type="float">
            <text:p>0</text:p>
          </table:table-cell>
          <table:table-cell table:formula="of:=SUMIFS([.O$2:.O$146];[.$S$2:.$S$146];YEAR([.$V37]);[.$T$2:.$T$146];MONTH([.$V37]))/100" office:value-type="float" office:value="0" calcext:value-type="float">
            <text:p>0</text:p>
          </table:table-cell>
          <table:table-cell table:formula="of:=SUM([.W$2:.W37])" office:value-type="float" office:value="1" calcext:value-type="float">
            <text:p>1</text:p>
          </table:table-cell>
          <table:table-cell table:formula="of:=SUM([.X$2:.X37])" office:value-type="float" office:value="329" calcext:value-type="float">
            <text:p>329</text:p>
          </table:table-cell>
          <table:table-cell table:formula="of:=SUM([.Y$2:.Y37])" office:value-type="float" office:value="10.8434" calcext:value-type="float">
            <text:p>10.8434</text:p>
          </table:table-cell>
          <table:table-cell table:formula="of:=SUM([.Z$2:.Z37])" office:value-type="float" office:value="1.72" calcext:value-type="float">
            <text:p>1.72</text:p>
          </table:table-cell>
          <table:table-cell table:formula="of:=SUM([.AA$2:.AA37])" office:value-type="float" office:value="70" calcext:value-type="float">
            <text:p>70</text:p>
          </table:table-cell>
          <table:table-cell table:formula="of:=SUM([.AB$2:.AB37])" office:value-type="float" office:value="1.83" calcext:value-type="float">
            <text:p>1.83</text:p>
          </table:table-cell>
          <table:table-cell/>
          <table:table-cell table:formula="of:=[.W37]" office:value-type="float" office:value="0" calcext:value-type="float">
            <text:p>0</text:p>
          </table:table-cell>
          <table:table-cell table:formula="of:=[.X37]" office:value-type="float" office:value="0" calcext:value-type="float">
            <text:p>0</text:p>
          </table:table-cell>
          <table:table-cell table:formula="of:=[.Y37]" office:value-type="float" office:value="0" calcext:value-type="float">
            <text:p>0</text:p>
          </table:table-cell>
          <table:table-cell table:formula="of:=[.Z37]" office:value-type="float" office:value="0" calcext:value-type="float">
            <text:p>0</text:p>
          </table:table-cell>
          <table:table-cell table:formula="of:=[.AA37]" office:value-type="float" office:value="0" calcext:value-type="float">
            <text:p>0</text:p>
          </table:table-cell>
          <table:table-cell table:formula="of:=[.AB37]"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1-01" calcext:value-type="date">
            <text:p>2017-01-01</text:p>
          </table:table-cell>
          <table:table-cell table:formula="of:=COUNTIFS([.$S$2:.$S$146];YEAR([.V38]);[.$T$2:.$T$146];MONTH([.V38]))" office:value-type="float" office:value="0" calcext:value-type="float">
            <text:p>0</text:p>
          </table:table-cell>
          <table:table-cell table:formula="of:=SUMIFS([.K$2:.K$146];[.$S$2:.$S$146];YEAR([.$V38]);[.$T$2:.$T$146];MONTH([.$V38]))" office:value-type="float" office:value="0" calcext:value-type="float">
            <text:p>0</text:p>
          </table:table-cell>
          <table:table-cell table:formula="of:=SUMIFS([.L$2:.L$146];[.$S$2:.$S$146];YEAR([.$V38]);[.$T$2:.$T$146];MONTH([.$V38]))/10000" office:value-type="float" office:value="0" calcext:value-type="float">
            <text:p>0</text:p>
          </table:table-cell>
          <table:table-cell table:formula="of:=SUMIFS([.M$2:.M$146];[.$S$2:.$S$146];YEAR([.$V38]);[.$T$2:.$T$146];MONTH([.$V38]))/1000" office:value-type="float" office:value="0" calcext:value-type="float">
            <text:p>0</text:p>
          </table:table-cell>
          <table:table-cell table:formula="of:=SUMIFS([.N$2:.N$146];[.$S$2:.$S$146];YEAR([.$V38]);[.$T$2:.$T$146];MONTH([.$V38]))" office:value-type="float" office:value="0" calcext:value-type="float">
            <text:p>0</text:p>
          </table:table-cell>
          <table:table-cell table:formula="of:=SUMIFS([.O$2:.O$146];[.$S$2:.$S$146];YEAR([.$V38]);[.$T$2:.$T$146];MONTH([.$V38]))/100" office:value-type="float" office:value="0" calcext:value-type="float">
            <text:p>0</text:p>
          </table:table-cell>
          <table:table-cell table:formula="of:=SUM([.W$2:.W38])" office:value-type="float" office:value="1" calcext:value-type="float">
            <text:p>1</text:p>
          </table:table-cell>
          <table:table-cell table:formula="of:=SUM([.X$2:.X38])" office:value-type="float" office:value="329" calcext:value-type="float">
            <text:p>329</text:p>
          </table:table-cell>
          <table:table-cell table:formula="of:=SUM([.Y$2:.Y38])" office:value-type="float" office:value="10.8434" calcext:value-type="float">
            <text:p>10.8434</text:p>
          </table:table-cell>
          <table:table-cell table:formula="of:=SUM([.Z$2:.Z38])" office:value-type="float" office:value="1.72" calcext:value-type="float">
            <text:p>1.72</text:p>
          </table:table-cell>
          <table:table-cell table:formula="of:=SUM([.AA$2:.AA38])" office:value-type="float" office:value="70" calcext:value-type="float">
            <text:p>70</text:p>
          </table:table-cell>
          <table:table-cell table:formula="of:=SUM([.AB$2:.AB38])" office:value-type="float" office:value="1.83" calcext:value-type="float">
            <text:p>1.83</text:p>
          </table:table-cell>
          <table:table-cell/>
          <table:table-cell table:formula="of:=[.W38]" office:value-type="float" office:value="0" calcext:value-type="float">
            <text:p>0</text:p>
          </table:table-cell>
          <table:table-cell table:formula="of:=[.X38]" office:value-type="float" office:value="0" calcext:value-type="float">
            <text:p>0</text:p>
          </table:table-cell>
          <table:table-cell table:formula="of:=[.Y38]" office:value-type="float" office:value="0" calcext:value-type="float">
            <text:p>0</text:p>
          </table:table-cell>
          <table:table-cell table:formula="of:=[.Z38]" office:value-type="float" office:value="0" calcext:value-type="float">
            <text:p>0</text:p>
          </table:table-cell>
          <table:table-cell table:formula="of:=[.AA38]" office:value-type="float" office:value="0" calcext:value-type="float">
            <text:p>0</text:p>
          </table:table-cell>
          <table:table-cell table:formula="of:=[.AB38]"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2-01" calcext:value-type="date">
            <text:p>2017-02-01</text:p>
          </table:table-cell>
          <table:table-cell table:formula="of:=COUNTIFS([.$S$2:.$S$146];YEAR([.V39]);[.$T$2:.$T$146];MONTH([.V39]))" office:value-type="float" office:value="0" calcext:value-type="float">
            <text:p>0</text:p>
          </table:table-cell>
          <table:table-cell table:formula="of:=SUMIFS([.K$2:.K$146];[.$S$2:.$S$146];YEAR([.$V39]);[.$T$2:.$T$146];MONTH([.$V39]))" office:value-type="float" office:value="0" calcext:value-type="float">
            <text:p>0</text:p>
          </table:table-cell>
          <table:table-cell table:formula="of:=SUMIFS([.L$2:.L$146];[.$S$2:.$S$146];YEAR([.$V39]);[.$T$2:.$T$146];MONTH([.$V39]))/10000" office:value-type="float" office:value="0" calcext:value-type="float">
            <text:p>0</text:p>
          </table:table-cell>
          <table:table-cell table:formula="of:=SUMIFS([.M$2:.M$146];[.$S$2:.$S$146];YEAR([.$V39]);[.$T$2:.$T$146];MONTH([.$V39]))/1000" office:value-type="float" office:value="0" calcext:value-type="float">
            <text:p>0</text:p>
          </table:table-cell>
          <table:table-cell table:formula="of:=SUMIFS([.N$2:.N$146];[.$S$2:.$S$146];YEAR([.$V39]);[.$T$2:.$T$146];MONTH([.$V39]))" office:value-type="float" office:value="0" calcext:value-type="float">
            <text:p>0</text:p>
          </table:table-cell>
          <table:table-cell table:formula="of:=SUMIFS([.O$2:.O$146];[.$S$2:.$S$146];YEAR([.$V39]);[.$T$2:.$T$146];MONTH([.$V39]))/100" office:value-type="float" office:value="0" calcext:value-type="float">
            <text:p>0</text:p>
          </table:table-cell>
          <table:table-cell table:formula="of:=SUM([.W$2:.W39])" office:value-type="float" office:value="1" calcext:value-type="float">
            <text:p>1</text:p>
          </table:table-cell>
          <table:table-cell table:formula="of:=SUM([.X$2:.X39])" office:value-type="float" office:value="329" calcext:value-type="float">
            <text:p>329</text:p>
          </table:table-cell>
          <table:table-cell table:formula="of:=SUM([.Y$2:.Y39])" office:value-type="float" office:value="10.8434" calcext:value-type="float">
            <text:p>10.8434</text:p>
          </table:table-cell>
          <table:table-cell table:formula="of:=SUM([.Z$2:.Z39])" office:value-type="float" office:value="1.72" calcext:value-type="float">
            <text:p>1.72</text:p>
          </table:table-cell>
          <table:table-cell table:formula="of:=SUM([.AA$2:.AA39])" office:value-type="float" office:value="70" calcext:value-type="float">
            <text:p>70</text:p>
          </table:table-cell>
          <table:table-cell table:formula="of:=SUM([.AB$2:.AB39])" office:value-type="float" office:value="1.83" calcext:value-type="float">
            <text:p>1.83</text:p>
          </table:table-cell>
          <table:table-cell/>
          <table:table-cell table:formula="of:=[.W39]" office:value-type="float" office:value="0" calcext:value-type="float">
            <text:p>0</text:p>
          </table:table-cell>
          <table:table-cell table:formula="of:=[.X39]" office:value-type="float" office:value="0" calcext:value-type="float">
            <text:p>0</text:p>
          </table:table-cell>
          <table:table-cell table:formula="of:=[.Y39]" office:value-type="float" office:value="0" calcext:value-type="float">
            <text:p>0</text:p>
          </table:table-cell>
          <table:table-cell table:formula="of:=[.Z39]" office:value-type="float" office:value="0" calcext:value-type="float">
            <text:p>0</text:p>
          </table:table-cell>
          <table:table-cell table:formula="of:=[.AA39]" office:value-type="float" office:value="0" calcext:value-type="float">
            <text:p>0</text:p>
          </table:table-cell>
          <table:table-cell table:formula="of:=[.AB3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3-01" calcext:value-type="date">
            <text:p>2017-03-01</text:p>
          </table:table-cell>
          <table:table-cell table:formula="of:=COUNTIFS([.$S$2:.$S$146];YEAR([.V40]);[.$T$2:.$T$146];MONTH([.V40]))" office:value-type="float" office:value="0" calcext:value-type="float">
            <text:p>0</text:p>
          </table:table-cell>
          <table:table-cell table:formula="of:=SUMIFS([.K$2:.K$146];[.$S$2:.$S$146];YEAR([.$V40]);[.$T$2:.$T$146];MONTH([.$V40]))" office:value-type="float" office:value="0" calcext:value-type="float">
            <text:p>0</text:p>
          </table:table-cell>
          <table:table-cell table:formula="of:=SUMIFS([.L$2:.L$146];[.$S$2:.$S$146];YEAR([.$V40]);[.$T$2:.$T$146];MONTH([.$V40]))/10000" office:value-type="float" office:value="0" calcext:value-type="float">
            <text:p>0</text:p>
          </table:table-cell>
          <table:table-cell table:formula="of:=SUMIFS([.M$2:.M$146];[.$S$2:.$S$146];YEAR([.$V40]);[.$T$2:.$T$146];MONTH([.$V40]))/1000" office:value-type="float" office:value="0" calcext:value-type="float">
            <text:p>0</text:p>
          </table:table-cell>
          <table:table-cell table:formula="of:=SUMIFS([.N$2:.N$146];[.$S$2:.$S$146];YEAR([.$V40]);[.$T$2:.$T$146];MONTH([.$V40]))" office:value-type="float" office:value="0" calcext:value-type="float">
            <text:p>0</text:p>
          </table:table-cell>
          <table:table-cell table:formula="of:=SUMIFS([.O$2:.O$146];[.$S$2:.$S$146];YEAR([.$V40]);[.$T$2:.$T$146];MONTH([.$V40]))/100" office:value-type="float" office:value="0" calcext:value-type="float">
            <text:p>0</text:p>
          </table:table-cell>
          <table:table-cell table:formula="of:=SUM([.W$2:.W40])" office:value-type="float" office:value="1" calcext:value-type="float">
            <text:p>1</text:p>
          </table:table-cell>
          <table:table-cell table:formula="of:=SUM([.X$2:.X40])" office:value-type="float" office:value="329" calcext:value-type="float">
            <text:p>329</text:p>
          </table:table-cell>
          <table:table-cell table:formula="of:=SUM([.Y$2:.Y40])" office:value-type="float" office:value="10.8434" calcext:value-type="float">
            <text:p>10.8434</text:p>
          </table:table-cell>
          <table:table-cell table:formula="of:=SUM([.Z$2:.Z40])" office:value-type="float" office:value="1.72" calcext:value-type="float">
            <text:p>1.72</text:p>
          </table:table-cell>
          <table:table-cell table:formula="of:=SUM([.AA$2:.AA40])" office:value-type="float" office:value="70" calcext:value-type="float">
            <text:p>70</text:p>
          </table:table-cell>
          <table:table-cell table:formula="of:=SUM([.AB$2:.AB40])" office:value-type="float" office:value="1.83" calcext:value-type="float">
            <text:p>1.83</text:p>
          </table:table-cell>
          <table:table-cell/>
          <table:table-cell table:formula="of:=[.W40]" office:value-type="float" office:value="0" calcext:value-type="float">
            <text:p>0</text:p>
          </table:table-cell>
          <table:table-cell table:formula="of:=[.X40]" office:value-type="float" office:value="0" calcext:value-type="float">
            <text:p>0</text:p>
          </table:table-cell>
          <table:table-cell table:formula="of:=[.Y40]" office:value-type="float" office:value="0" calcext:value-type="float">
            <text:p>0</text:p>
          </table:table-cell>
          <table:table-cell table:formula="of:=[.Z40]" office:value-type="float" office:value="0" calcext:value-type="float">
            <text:p>0</text:p>
          </table:table-cell>
          <table:table-cell table:formula="of:=[.AA40]" office:value-type="float" office:value="0" calcext:value-type="float">
            <text:p>0</text:p>
          </table:table-cell>
          <table:table-cell table:formula="of:=[.AB4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4-01" calcext:value-type="date">
            <text:p>2017-04-01</text:p>
          </table:table-cell>
          <table:table-cell table:formula="of:=COUNTIFS([.$S$2:.$S$146];YEAR([.V41]);[.$T$2:.$T$146];MONTH([.V41]))" office:value-type="float" office:value="0" calcext:value-type="float">
            <text:p>0</text:p>
          </table:table-cell>
          <table:table-cell table:formula="of:=SUMIFS([.K$2:.K$146];[.$S$2:.$S$146];YEAR([.$V41]);[.$T$2:.$T$146];MONTH([.$V41]))" office:value-type="float" office:value="0" calcext:value-type="float">
            <text:p>0</text:p>
          </table:table-cell>
          <table:table-cell table:formula="of:=SUMIFS([.L$2:.L$146];[.$S$2:.$S$146];YEAR([.$V41]);[.$T$2:.$T$146];MONTH([.$V41]))/10000" office:value-type="float" office:value="0" calcext:value-type="float">
            <text:p>0</text:p>
          </table:table-cell>
          <table:table-cell table:formula="of:=SUMIFS([.M$2:.M$146];[.$S$2:.$S$146];YEAR([.$V41]);[.$T$2:.$T$146];MONTH([.$V41]))/1000" office:value-type="float" office:value="0" calcext:value-type="float">
            <text:p>0</text:p>
          </table:table-cell>
          <table:table-cell table:formula="of:=SUMIFS([.N$2:.N$146];[.$S$2:.$S$146];YEAR([.$V41]);[.$T$2:.$T$146];MONTH([.$V41]))" office:value-type="float" office:value="0" calcext:value-type="float">
            <text:p>0</text:p>
          </table:table-cell>
          <table:table-cell table:formula="of:=SUMIFS([.O$2:.O$146];[.$S$2:.$S$146];YEAR([.$V41]);[.$T$2:.$T$146];MONTH([.$V41]))/100" office:value-type="float" office:value="0" calcext:value-type="float">
            <text:p>0</text:p>
          </table:table-cell>
          <table:table-cell table:formula="of:=SUM([.W$2:.W41])" office:value-type="float" office:value="1" calcext:value-type="float">
            <text:p>1</text:p>
          </table:table-cell>
          <table:table-cell table:formula="of:=SUM([.X$2:.X41])" office:value-type="float" office:value="329" calcext:value-type="float">
            <text:p>329</text:p>
          </table:table-cell>
          <table:table-cell table:formula="of:=SUM([.Y$2:.Y41])" office:value-type="float" office:value="10.8434" calcext:value-type="float">
            <text:p>10.8434</text:p>
          </table:table-cell>
          <table:table-cell table:formula="of:=SUM([.Z$2:.Z41])" office:value-type="float" office:value="1.72" calcext:value-type="float">
            <text:p>1.72</text:p>
          </table:table-cell>
          <table:table-cell table:formula="of:=SUM([.AA$2:.AA41])" office:value-type="float" office:value="70" calcext:value-type="float">
            <text:p>70</text:p>
          </table:table-cell>
          <table:table-cell table:formula="of:=SUM([.AB$2:.AB41])" office:value-type="float" office:value="1.83" calcext:value-type="float">
            <text:p>1.83</text:p>
          </table:table-cell>
          <table:table-cell/>
          <table:table-cell table:formula="of:=[.W41]" office:value-type="float" office:value="0" calcext:value-type="float">
            <text:p>0</text:p>
          </table:table-cell>
          <table:table-cell table:formula="of:=[.X41]" office:value-type="float" office:value="0" calcext:value-type="float">
            <text:p>0</text:p>
          </table:table-cell>
          <table:table-cell table:formula="of:=[.Y41]" office:value-type="float" office:value="0" calcext:value-type="float">
            <text:p>0</text:p>
          </table:table-cell>
          <table:table-cell table:formula="of:=[.Z41]" office:value-type="float" office:value="0" calcext:value-type="float">
            <text:p>0</text:p>
          </table:table-cell>
          <table:table-cell table:formula="of:=[.AA41]" office:value-type="float" office:value="0" calcext:value-type="float">
            <text:p>0</text:p>
          </table:table-cell>
          <table:table-cell table:formula="of:=[.AB4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5-01" calcext:value-type="date">
            <text:p>2017-05-01</text:p>
          </table:table-cell>
          <table:table-cell table:formula="of:=COUNTIFS([.$S$2:.$S$146];YEAR([.V42]);[.$T$2:.$T$146];MONTH([.V42]))" office:value-type="float" office:value="0" calcext:value-type="float">
            <text:p>0</text:p>
          </table:table-cell>
          <table:table-cell table:formula="of:=SUMIFS([.K$2:.K$146];[.$S$2:.$S$146];YEAR([.$V42]);[.$T$2:.$T$146];MONTH([.$V42]))" office:value-type="float" office:value="0" calcext:value-type="float">
            <text:p>0</text:p>
          </table:table-cell>
          <table:table-cell table:formula="of:=SUMIFS([.L$2:.L$146];[.$S$2:.$S$146];YEAR([.$V42]);[.$T$2:.$T$146];MONTH([.$V42]))/10000" office:value-type="float" office:value="0" calcext:value-type="float">
            <text:p>0</text:p>
          </table:table-cell>
          <table:table-cell table:formula="of:=SUMIFS([.M$2:.M$146];[.$S$2:.$S$146];YEAR([.$V42]);[.$T$2:.$T$146];MONTH([.$V42]))/1000" office:value-type="float" office:value="0" calcext:value-type="float">
            <text:p>0</text:p>
          </table:table-cell>
          <table:table-cell table:formula="of:=SUMIFS([.N$2:.N$146];[.$S$2:.$S$146];YEAR([.$V42]);[.$T$2:.$T$146];MONTH([.$V42]))" office:value-type="float" office:value="0" calcext:value-type="float">
            <text:p>0</text:p>
          </table:table-cell>
          <table:table-cell table:formula="of:=SUMIFS([.O$2:.O$146];[.$S$2:.$S$146];YEAR([.$V42]);[.$T$2:.$T$146];MONTH([.$V42]))/100" office:value-type="float" office:value="0" calcext:value-type="float">
            <text:p>0</text:p>
          </table:table-cell>
          <table:table-cell table:formula="of:=SUM([.W$2:.W42])" office:value-type="float" office:value="1" calcext:value-type="float">
            <text:p>1</text:p>
          </table:table-cell>
          <table:table-cell table:formula="of:=SUM([.X$2:.X42])" office:value-type="float" office:value="329" calcext:value-type="float">
            <text:p>329</text:p>
          </table:table-cell>
          <table:table-cell table:formula="of:=SUM([.Y$2:.Y42])" office:value-type="float" office:value="10.8434" calcext:value-type="float">
            <text:p>10.8434</text:p>
          </table:table-cell>
          <table:table-cell table:formula="of:=SUM([.Z$2:.Z42])" office:value-type="float" office:value="1.72" calcext:value-type="float">
            <text:p>1.72</text:p>
          </table:table-cell>
          <table:table-cell table:formula="of:=SUM([.AA$2:.AA42])" office:value-type="float" office:value="70" calcext:value-type="float">
            <text:p>70</text:p>
          </table:table-cell>
          <table:table-cell table:formula="of:=SUM([.AB$2:.AB42])" office:value-type="float" office:value="1.83" calcext:value-type="float">
            <text:p>1.83</text:p>
          </table:table-cell>
          <table:table-cell/>
          <table:table-cell table:formula="of:=[.W42]" office:value-type="float" office:value="0" calcext:value-type="float">
            <text:p>0</text:p>
          </table:table-cell>
          <table:table-cell table:formula="of:=[.X42]" office:value-type="float" office:value="0" calcext:value-type="float">
            <text:p>0</text:p>
          </table:table-cell>
          <table:table-cell table:formula="of:=[.Y42]" office:value-type="float" office:value="0" calcext:value-type="float">
            <text:p>0</text:p>
          </table:table-cell>
          <table:table-cell table:formula="of:=[.Z42]" office:value-type="float" office:value="0" calcext:value-type="float">
            <text:p>0</text:p>
          </table:table-cell>
          <table:table-cell table:formula="of:=[.AA42]" office:value-type="float" office:value="0" calcext:value-type="float">
            <text:p>0</text:p>
          </table:table-cell>
          <table:table-cell table:formula="of:=[.AB42]"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6-01" calcext:value-type="date">
            <text:p>2017-06-01</text:p>
          </table:table-cell>
          <table:table-cell table:formula="of:=COUNTIFS([.$S$2:.$S$146];YEAR([.V43]);[.$T$2:.$T$146];MONTH([.V43]))" office:value-type="float" office:value="0" calcext:value-type="float">
            <text:p>0</text:p>
          </table:table-cell>
          <table:table-cell table:formula="of:=SUMIFS([.K$2:.K$146];[.$S$2:.$S$146];YEAR([.$V43]);[.$T$2:.$T$146];MONTH([.$V43]))" office:value-type="float" office:value="0" calcext:value-type="float">
            <text:p>0</text:p>
          </table:table-cell>
          <table:table-cell table:formula="of:=SUMIFS([.L$2:.L$146];[.$S$2:.$S$146];YEAR([.$V43]);[.$T$2:.$T$146];MONTH([.$V43]))/10000" office:value-type="float" office:value="0" calcext:value-type="float">
            <text:p>0</text:p>
          </table:table-cell>
          <table:table-cell table:formula="of:=SUMIFS([.M$2:.M$146];[.$S$2:.$S$146];YEAR([.$V43]);[.$T$2:.$T$146];MONTH([.$V43]))/1000" office:value-type="float" office:value="0" calcext:value-type="float">
            <text:p>0</text:p>
          </table:table-cell>
          <table:table-cell table:formula="of:=SUMIFS([.N$2:.N$146];[.$S$2:.$S$146];YEAR([.$V43]);[.$T$2:.$T$146];MONTH([.$V43]))" office:value-type="float" office:value="0" calcext:value-type="float">
            <text:p>0</text:p>
          </table:table-cell>
          <table:table-cell table:formula="of:=SUMIFS([.O$2:.O$146];[.$S$2:.$S$146];YEAR([.$V43]);[.$T$2:.$T$146];MONTH([.$V43]))/100" office:value-type="float" office:value="0" calcext:value-type="float">
            <text:p>0</text:p>
          </table:table-cell>
          <table:table-cell table:formula="of:=SUM([.W$2:.W43])" office:value-type="float" office:value="1" calcext:value-type="float">
            <text:p>1</text:p>
          </table:table-cell>
          <table:table-cell table:formula="of:=SUM([.X$2:.X43])" office:value-type="float" office:value="329" calcext:value-type="float">
            <text:p>329</text:p>
          </table:table-cell>
          <table:table-cell table:formula="of:=SUM([.Y$2:.Y43])" office:value-type="float" office:value="10.8434" calcext:value-type="float">
            <text:p>10.8434</text:p>
          </table:table-cell>
          <table:table-cell table:formula="of:=SUM([.Z$2:.Z43])" office:value-type="float" office:value="1.72" calcext:value-type="float">
            <text:p>1.72</text:p>
          </table:table-cell>
          <table:table-cell table:formula="of:=SUM([.AA$2:.AA43])" office:value-type="float" office:value="70" calcext:value-type="float">
            <text:p>70</text:p>
          </table:table-cell>
          <table:table-cell table:formula="of:=SUM([.AB$2:.AB43])" office:value-type="float" office:value="1.83" calcext:value-type="float">
            <text:p>1.83</text:p>
          </table:table-cell>
          <table:table-cell/>
          <table:table-cell table:formula="of:=[.W43]" office:value-type="float" office:value="0" calcext:value-type="float">
            <text:p>0</text:p>
          </table:table-cell>
          <table:table-cell table:formula="of:=[.X43]" office:value-type="float" office:value="0" calcext:value-type="float">
            <text:p>0</text:p>
          </table:table-cell>
          <table:table-cell table:formula="of:=[.Y43]" office:value-type="float" office:value="0" calcext:value-type="float">
            <text:p>0</text:p>
          </table:table-cell>
          <table:table-cell table:formula="of:=[.Z43]" office:value-type="float" office:value="0" calcext:value-type="float">
            <text:p>0</text:p>
          </table:table-cell>
          <table:table-cell table:formula="of:=[.AA43]" office:value-type="float" office:value="0" calcext:value-type="float">
            <text:p>0</text:p>
          </table:table-cell>
          <table:table-cell table:formula="of:=[.AB4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7-01" calcext:value-type="date">
            <text:p>2017-07-01</text:p>
          </table:table-cell>
          <table:table-cell table:formula="of:=COUNTIFS([.$S$2:.$S$146];YEAR([.V44]);[.$T$2:.$T$146];MONTH([.V44]))" office:value-type="float" office:value="0" calcext:value-type="float">
            <text:p>0</text:p>
          </table:table-cell>
          <table:table-cell table:formula="of:=SUMIFS([.K$2:.K$146];[.$S$2:.$S$146];YEAR([.$V44]);[.$T$2:.$T$146];MONTH([.$V44]))" office:value-type="float" office:value="0" calcext:value-type="float">
            <text:p>0</text:p>
          </table:table-cell>
          <table:table-cell table:formula="of:=SUMIFS([.L$2:.L$146];[.$S$2:.$S$146];YEAR([.$V44]);[.$T$2:.$T$146];MONTH([.$V44]))/10000" office:value-type="float" office:value="0" calcext:value-type="float">
            <text:p>0</text:p>
          </table:table-cell>
          <table:table-cell table:formula="of:=SUMIFS([.M$2:.M$146];[.$S$2:.$S$146];YEAR([.$V44]);[.$T$2:.$T$146];MONTH([.$V44]))/1000" office:value-type="float" office:value="0" calcext:value-type="float">
            <text:p>0</text:p>
          </table:table-cell>
          <table:table-cell table:formula="of:=SUMIFS([.N$2:.N$146];[.$S$2:.$S$146];YEAR([.$V44]);[.$T$2:.$T$146];MONTH([.$V44]))" office:value-type="float" office:value="0" calcext:value-type="float">
            <text:p>0</text:p>
          </table:table-cell>
          <table:table-cell table:formula="of:=SUMIFS([.O$2:.O$146];[.$S$2:.$S$146];YEAR([.$V44]);[.$T$2:.$T$146];MONTH([.$V44]))/100" office:value-type="float" office:value="0" calcext:value-type="float">
            <text:p>0</text:p>
          </table:table-cell>
          <table:table-cell table:formula="of:=SUM([.W$2:.W44])" office:value-type="float" office:value="1" calcext:value-type="float">
            <text:p>1</text:p>
          </table:table-cell>
          <table:table-cell table:formula="of:=SUM([.X$2:.X44])" office:value-type="float" office:value="329" calcext:value-type="float">
            <text:p>329</text:p>
          </table:table-cell>
          <table:table-cell table:formula="of:=SUM([.Y$2:.Y44])" office:value-type="float" office:value="10.8434" calcext:value-type="float">
            <text:p>10.8434</text:p>
          </table:table-cell>
          <table:table-cell table:formula="of:=SUM([.Z$2:.Z44])" office:value-type="float" office:value="1.72" calcext:value-type="float">
            <text:p>1.72</text:p>
          </table:table-cell>
          <table:table-cell table:formula="of:=SUM([.AA$2:.AA44])" office:value-type="float" office:value="70" calcext:value-type="float">
            <text:p>70</text:p>
          </table:table-cell>
          <table:table-cell table:formula="of:=SUM([.AB$2:.AB44])" office:value-type="float" office:value="1.83" calcext:value-type="float">
            <text:p>1.83</text:p>
          </table:table-cell>
          <table:table-cell/>
          <table:table-cell table:formula="of:=[.W44]" office:value-type="float" office:value="0" calcext:value-type="float">
            <text:p>0</text:p>
          </table:table-cell>
          <table:table-cell table:formula="of:=[.X44]" office:value-type="float" office:value="0" calcext:value-type="float">
            <text:p>0</text:p>
          </table:table-cell>
          <table:table-cell table:formula="of:=[.Y44]" office:value-type="float" office:value="0" calcext:value-type="float">
            <text:p>0</text:p>
          </table:table-cell>
          <table:table-cell table:formula="of:=[.Z44]" office:value-type="float" office:value="0" calcext:value-type="float">
            <text:p>0</text:p>
          </table:table-cell>
          <table:table-cell table:formula="of:=[.AA44]" office:value-type="float" office:value="0" calcext:value-type="float">
            <text:p>0</text:p>
          </table:table-cell>
          <table:table-cell table:formula="of:=[.AB4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8-01" calcext:value-type="date">
            <text:p>2017-08-01</text:p>
          </table:table-cell>
          <table:table-cell table:formula="of:=COUNTIFS([.$S$2:.$S$146];YEAR([.V45]);[.$T$2:.$T$146];MONTH([.V45]))" office:value-type="float" office:value="0" calcext:value-type="float">
            <text:p>0</text:p>
          </table:table-cell>
          <table:table-cell table:formula="of:=SUMIFS([.K$2:.K$146];[.$S$2:.$S$146];YEAR([.$V45]);[.$T$2:.$T$146];MONTH([.$V45]))" office:value-type="float" office:value="0" calcext:value-type="float">
            <text:p>0</text:p>
          </table:table-cell>
          <table:table-cell table:formula="of:=SUMIFS([.L$2:.L$146];[.$S$2:.$S$146];YEAR([.$V45]);[.$T$2:.$T$146];MONTH([.$V45]))/10000" office:value-type="float" office:value="0" calcext:value-type="float">
            <text:p>0</text:p>
          </table:table-cell>
          <table:table-cell table:formula="of:=SUMIFS([.M$2:.M$146];[.$S$2:.$S$146];YEAR([.$V45]);[.$T$2:.$T$146];MONTH([.$V45]))/1000" office:value-type="float" office:value="0" calcext:value-type="float">
            <text:p>0</text:p>
          </table:table-cell>
          <table:table-cell table:formula="of:=SUMIFS([.N$2:.N$146];[.$S$2:.$S$146];YEAR([.$V45]);[.$T$2:.$T$146];MONTH([.$V45]))" office:value-type="float" office:value="0" calcext:value-type="float">
            <text:p>0</text:p>
          </table:table-cell>
          <table:table-cell table:formula="of:=SUMIFS([.O$2:.O$146];[.$S$2:.$S$146];YEAR([.$V45]);[.$T$2:.$T$146];MONTH([.$V45]))/100" office:value-type="float" office:value="0" calcext:value-type="float">
            <text:p>0</text:p>
          </table:table-cell>
          <table:table-cell table:formula="of:=SUM([.W$2:.W45])" office:value-type="float" office:value="1" calcext:value-type="float">
            <text:p>1</text:p>
          </table:table-cell>
          <table:table-cell table:formula="of:=SUM([.X$2:.X45])" office:value-type="float" office:value="329" calcext:value-type="float">
            <text:p>329</text:p>
          </table:table-cell>
          <table:table-cell table:formula="of:=SUM([.Y$2:.Y45])" office:value-type="float" office:value="10.8434" calcext:value-type="float">
            <text:p>10.8434</text:p>
          </table:table-cell>
          <table:table-cell table:formula="of:=SUM([.Z$2:.Z45])" office:value-type="float" office:value="1.72" calcext:value-type="float">
            <text:p>1.72</text:p>
          </table:table-cell>
          <table:table-cell table:formula="of:=SUM([.AA$2:.AA45])" office:value-type="float" office:value="70" calcext:value-type="float">
            <text:p>70</text:p>
          </table:table-cell>
          <table:table-cell table:formula="of:=SUM([.AB$2:.AB45])" office:value-type="float" office:value="1.83" calcext:value-type="float">
            <text:p>1.83</text:p>
          </table:table-cell>
          <table:table-cell/>
          <table:table-cell table:formula="of:=[.W45]" office:value-type="float" office:value="0" calcext:value-type="float">
            <text:p>0</text:p>
          </table:table-cell>
          <table:table-cell table:formula="of:=[.X45]" office:value-type="float" office:value="0" calcext:value-type="float">
            <text:p>0</text:p>
          </table:table-cell>
          <table:table-cell table:formula="of:=[.Y45]" office:value-type="float" office:value="0" calcext:value-type="float">
            <text:p>0</text:p>
          </table:table-cell>
          <table:table-cell table:formula="of:=[.Z45]" office:value-type="float" office:value="0" calcext:value-type="float">
            <text:p>0</text:p>
          </table:table-cell>
          <table:table-cell table:formula="of:=[.AA45]" office:value-type="float" office:value="0" calcext:value-type="float">
            <text:p>0</text:p>
          </table:table-cell>
          <table:table-cell table:formula="of:=[.AB45]"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09-01" calcext:value-type="date">
            <text:p>2017-09-01</text:p>
          </table:table-cell>
          <table:table-cell table:formula="of:=COUNTIFS([.$S$2:.$S$146];YEAR([.V46]);[.$T$2:.$T$146];MONTH([.V46]))" office:value-type="float" office:value="0" calcext:value-type="float">
            <text:p>0</text:p>
          </table:table-cell>
          <table:table-cell table:formula="of:=SUMIFS([.K$2:.K$146];[.$S$2:.$S$146];YEAR([.$V46]);[.$T$2:.$T$146];MONTH([.$V46]))" office:value-type="float" office:value="0" calcext:value-type="float">
            <text:p>0</text:p>
          </table:table-cell>
          <table:table-cell table:formula="of:=SUMIFS([.L$2:.L$146];[.$S$2:.$S$146];YEAR([.$V46]);[.$T$2:.$T$146];MONTH([.$V46]))/10000" office:value-type="float" office:value="0" calcext:value-type="float">
            <text:p>0</text:p>
          </table:table-cell>
          <table:table-cell table:formula="of:=SUMIFS([.M$2:.M$146];[.$S$2:.$S$146];YEAR([.$V46]);[.$T$2:.$T$146];MONTH([.$V46]))/1000" office:value-type="float" office:value="0" calcext:value-type="float">
            <text:p>0</text:p>
          </table:table-cell>
          <table:table-cell table:formula="of:=SUMIFS([.N$2:.N$146];[.$S$2:.$S$146];YEAR([.$V46]);[.$T$2:.$T$146];MONTH([.$V46]))" office:value-type="float" office:value="0" calcext:value-type="float">
            <text:p>0</text:p>
          </table:table-cell>
          <table:table-cell table:formula="of:=SUMIFS([.O$2:.O$146];[.$S$2:.$S$146];YEAR([.$V46]);[.$T$2:.$T$146];MONTH([.$V46]))/100" office:value-type="float" office:value="0" calcext:value-type="float">
            <text:p>0</text:p>
          </table:table-cell>
          <table:table-cell table:formula="of:=SUM([.W$2:.W46])" office:value-type="float" office:value="1" calcext:value-type="float">
            <text:p>1</text:p>
          </table:table-cell>
          <table:table-cell table:formula="of:=SUM([.X$2:.X46])" office:value-type="float" office:value="329" calcext:value-type="float">
            <text:p>329</text:p>
          </table:table-cell>
          <table:table-cell table:formula="of:=SUM([.Y$2:.Y46])" office:value-type="float" office:value="10.8434" calcext:value-type="float">
            <text:p>10.8434</text:p>
          </table:table-cell>
          <table:table-cell table:formula="of:=SUM([.Z$2:.Z46])" office:value-type="float" office:value="1.72" calcext:value-type="float">
            <text:p>1.72</text:p>
          </table:table-cell>
          <table:table-cell table:formula="of:=SUM([.AA$2:.AA46])" office:value-type="float" office:value="70" calcext:value-type="float">
            <text:p>70</text:p>
          </table:table-cell>
          <table:table-cell table:formula="of:=SUM([.AB$2:.AB46])" office:value-type="float" office:value="1.83" calcext:value-type="float">
            <text:p>1.83</text:p>
          </table:table-cell>
          <table:table-cell/>
          <table:table-cell table:formula="of:=[.W46]" office:value-type="float" office:value="0" calcext:value-type="float">
            <text:p>0</text:p>
          </table:table-cell>
          <table:table-cell table:formula="of:=[.X46]" office:value-type="float" office:value="0" calcext:value-type="float">
            <text:p>0</text:p>
          </table:table-cell>
          <table:table-cell table:formula="of:=[.Y46]" office:value-type="float" office:value="0" calcext:value-type="float">
            <text:p>0</text:p>
          </table:table-cell>
          <table:table-cell table:formula="of:=[.Z46]" office:value-type="float" office:value="0" calcext:value-type="float">
            <text:p>0</text:p>
          </table:table-cell>
          <table:table-cell table:formula="of:=[.AA46]" office:value-type="float" office:value="0" calcext:value-type="float">
            <text:p>0</text:p>
          </table:table-cell>
          <table:table-cell table:formula="of:=[.AB46]"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10-01" calcext:value-type="date">
            <text:p>2017-10-01</text:p>
          </table:table-cell>
          <table:table-cell table:formula="of:=COUNTIFS([.$S$2:.$S$146];YEAR([.V47]);[.$T$2:.$T$146];MONTH([.V47]))" office:value-type="float" office:value="0" calcext:value-type="float">
            <text:p>0</text:p>
          </table:table-cell>
          <table:table-cell table:formula="of:=SUMIFS([.K$2:.K$146];[.$S$2:.$S$146];YEAR([.$V47]);[.$T$2:.$T$146];MONTH([.$V47]))" office:value-type="float" office:value="0" calcext:value-type="float">
            <text:p>0</text:p>
          </table:table-cell>
          <table:table-cell table:formula="of:=SUMIFS([.L$2:.L$146];[.$S$2:.$S$146];YEAR([.$V47]);[.$T$2:.$T$146];MONTH([.$V47]))/10000" office:value-type="float" office:value="0" calcext:value-type="float">
            <text:p>0</text:p>
          </table:table-cell>
          <table:table-cell table:formula="of:=SUMIFS([.M$2:.M$146];[.$S$2:.$S$146];YEAR([.$V47]);[.$T$2:.$T$146];MONTH([.$V47]))/1000" office:value-type="float" office:value="0" calcext:value-type="float">
            <text:p>0</text:p>
          </table:table-cell>
          <table:table-cell table:formula="of:=SUMIFS([.N$2:.N$146];[.$S$2:.$S$146];YEAR([.$V47]);[.$T$2:.$T$146];MONTH([.$V47]))" office:value-type="float" office:value="0" calcext:value-type="float">
            <text:p>0</text:p>
          </table:table-cell>
          <table:table-cell table:formula="of:=SUMIFS([.O$2:.O$146];[.$S$2:.$S$146];YEAR([.$V47]);[.$T$2:.$T$146];MONTH([.$V47]))/100" office:value-type="float" office:value="0" calcext:value-type="float">
            <text:p>0</text:p>
          </table:table-cell>
          <table:table-cell table:formula="of:=SUM([.W$2:.W47])" office:value-type="float" office:value="1" calcext:value-type="float">
            <text:p>1</text:p>
          </table:table-cell>
          <table:table-cell table:formula="of:=SUM([.X$2:.X47])" office:value-type="float" office:value="329" calcext:value-type="float">
            <text:p>329</text:p>
          </table:table-cell>
          <table:table-cell table:formula="of:=SUM([.Y$2:.Y47])" office:value-type="float" office:value="10.8434" calcext:value-type="float">
            <text:p>10.8434</text:p>
          </table:table-cell>
          <table:table-cell table:formula="of:=SUM([.Z$2:.Z47])" office:value-type="float" office:value="1.72" calcext:value-type="float">
            <text:p>1.72</text:p>
          </table:table-cell>
          <table:table-cell table:formula="of:=SUM([.AA$2:.AA47])" office:value-type="float" office:value="70" calcext:value-type="float">
            <text:p>70</text:p>
          </table:table-cell>
          <table:table-cell table:formula="of:=SUM([.AB$2:.AB47])" office:value-type="float" office:value="1.83" calcext:value-type="float">
            <text:p>1.83</text:p>
          </table:table-cell>
          <table:table-cell/>
          <table:table-cell table:formula="of:=[.W47]" office:value-type="float" office:value="0" calcext:value-type="float">
            <text:p>0</text:p>
          </table:table-cell>
          <table:table-cell table:formula="of:=[.X47]" office:value-type="float" office:value="0" calcext:value-type="float">
            <text:p>0</text:p>
          </table:table-cell>
          <table:table-cell table:formula="of:=[.Y47]" office:value-type="float" office:value="0" calcext:value-type="float">
            <text:p>0</text:p>
          </table:table-cell>
          <table:table-cell table:formula="of:=[.Z47]" office:value-type="float" office:value="0" calcext:value-type="float">
            <text:p>0</text:p>
          </table:table-cell>
          <table:table-cell table:formula="of:=[.AA47]" office:value-type="float" office:value="0" calcext:value-type="float">
            <text:p>0</text:p>
          </table:table-cell>
          <table:table-cell table:formula="of:=[.AB47]"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11-01" calcext:value-type="date">
            <text:p>2017-11-01</text:p>
          </table:table-cell>
          <table:table-cell table:formula="of:=COUNTIFS([.$S$2:.$S$146];YEAR([.V48]);[.$T$2:.$T$146];MONTH([.V48]))" office:value-type="float" office:value="0" calcext:value-type="float">
            <text:p>0</text:p>
          </table:table-cell>
          <table:table-cell table:formula="of:=SUMIFS([.K$2:.K$146];[.$S$2:.$S$146];YEAR([.$V48]);[.$T$2:.$T$146];MONTH([.$V48]))" office:value-type="float" office:value="0" calcext:value-type="float">
            <text:p>0</text:p>
          </table:table-cell>
          <table:table-cell table:formula="of:=SUMIFS([.L$2:.L$146];[.$S$2:.$S$146];YEAR([.$V48]);[.$T$2:.$T$146];MONTH([.$V48]))/10000" office:value-type="float" office:value="0" calcext:value-type="float">
            <text:p>0</text:p>
          </table:table-cell>
          <table:table-cell table:formula="of:=SUMIFS([.M$2:.M$146];[.$S$2:.$S$146];YEAR([.$V48]);[.$T$2:.$T$146];MONTH([.$V48]))/1000" office:value-type="float" office:value="0" calcext:value-type="float">
            <text:p>0</text:p>
          </table:table-cell>
          <table:table-cell table:formula="of:=SUMIFS([.N$2:.N$146];[.$S$2:.$S$146];YEAR([.$V48]);[.$T$2:.$T$146];MONTH([.$V48]))" office:value-type="float" office:value="0" calcext:value-type="float">
            <text:p>0</text:p>
          </table:table-cell>
          <table:table-cell table:formula="of:=SUMIFS([.O$2:.O$146];[.$S$2:.$S$146];YEAR([.$V48]);[.$T$2:.$T$146];MONTH([.$V48]))/100" office:value-type="float" office:value="0" calcext:value-type="float">
            <text:p>0</text:p>
          </table:table-cell>
          <table:table-cell table:formula="of:=SUM([.W$2:.W48])" office:value-type="float" office:value="1" calcext:value-type="float">
            <text:p>1</text:p>
          </table:table-cell>
          <table:table-cell table:formula="of:=SUM([.X$2:.X48])" office:value-type="float" office:value="329" calcext:value-type="float">
            <text:p>329</text:p>
          </table:table-cell>
          <table:table-cell table:formula="of:=SUM([.Y$2:.Y48])" office:value-type="float" office:value="10.8434" calcext:value-type="float">
            <text:p>10.8434</text:p>
          </table:table-cell>
          <table:table-cell table:formula="of:=SUM([.Z$2:.Z48])" office:value-type="float" office:value="1.72" calcext:value-type="float">
            <text:p>1.72</text:p>
          </table:table-cell>
          <table:table-cell table:formula="of:=SUM([.AA$2:.AA48])" office:value-type="float" office:value="70" calcext:value-type="float">
            <text:p>70</text:p>
          </table:table-cell>
          <table:table-cell table:formula="of:=SUM([.AB$2:.AB48])" office:value-type="float" office:value="1.83" calcext:value-type="float">
            <text:p>1.83</text:p>
          </table:table-cell>
          <table:table-cell/>
          <table:table-cell table:formula="of:=[.W48]" office:value-type="float" office:value="0" calcext:value-type="float">
            <text:p>0</text:p>
          </table:table-cell>
          <table:table-cell table:formula="of:=[.X48]" office:value-type="float" office:value="0" calcext:value-type="float">
            <text:p>0</text:p>
          </table:table-cell>
          <table:table-cell table:formula="of:=[.Y48]" office:value-type="float" office:value="0" calcext:value-type="float">
            <text:p>0</text:p>
          </table:table-cell>
          <table:table-cell table:formula="of:=[.Z48]" office:value-type="float" office:value="0" calcext:value-type="float">
            <text:p>0</text:p>
          </table:table-cell>
          <table:table-cell table:formula="of:=[.AA48]" office:value-type="float" office:value="0" calcext:value-type="float">
            <text:p>0</text:p>
          </table:table-cell>
          <table:table-cell table:formula="of:=[.AB48]"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7-12-01" calcext:value-type="date">
            <text:p>2017-12-01</text:p>
          </table:table-cell>
          <table:table-cell table:formula="of:=COUNTIFS([.$S$2:.$S$146];YEAR([.V49]);[.$T$2:.$T$146];MONTH([.V49]))" office:value-type="float" office:value="0" calcext:value-type="float">
            <text:p>0</text:p>
          </table:table-cell>
          <table:table-cell table:formula="of:=SUMIFS([.K$2:.K$146];[.$S$2:.$S$146];YEAR([.$V49]);[.$T$2:.$T$146];MONTH([.$V49]))" office:value-type="float" office:value="0" calcext:value-type="float">
            <text:p>0</text:p>
          </table:table-cell>
          <table:table-cell table:formula="of:=SUMIFS([.L$2:.L$146];[.$S$2:.$S$146];YEAR([.$V49]);[.$T$2:.$T$146];MONTH([.$V49]))/10000" office:value-type="float" office:value="0" calcext:value-type="float">
            <text:p>0</text:p>
          </table:table-cell>
          <table:table-cell table:formula="of:=SUMIFS([.M$2:.M$146];[.$S$2:.$S$146];YEAR([.$V49]);[.$T$2:.$T$146];MONTH([.$V49]))/1000" office:value-type="float" office:value="0" calcext:value-type="float">
            <text:p>0</text:p>
          </table:table-cell>
          <table:table-cell table:formula="of:=SUMIFS([.N$2:.N$146];[.$S$2:.$S$146];YEAR([.$V49]);[.$T$2:.$T$146];MONTH([.$V49]))" office:value-type="float" office:value="0" calcext:value-type="float">
            <text:p>0</text:p>
          </table:table-cell>
          <table:table-cell table:formula="of:=SUMIFS([.O$2:.O$146];[.$S$2:.$S$146];YEAR([.$V49]);[.$T$2:.$T$146];MONTH([.$V49]))/100" office:value-type="float" office:value="0" calcext:value-type="float">
            <text:p>0</text:p>
          </table:table-cell>
          <table:table-cell table:formula="of:=SUM([.W$2:.W49])" office:value-type="float" office:value="1" calcext:value-type="float">
            <text:p>1</text:p>
          </table:table-cell>
          <table:table-cell table:formula="of:=SUM([.X$2:.X49])" office:value-type="float" office:value="329" calcext:value-type="float">
            <text:p>329</text:p>
          </table:table-cell>
          <table:table-cell table:formula="of:=SUM([.Y$2:.Y49])" office:value-type="float" office:value="10.8434" calcext:value-type="float">
            <text:p>10.8434</text:p>
          </table:table-cell>
          <table:table-cell table:formula="of:=SUM([.Z$2:.Z49])" office:value-type="float" office:value="1.72" calcext:value-type="float">
            <text:p>1.72</text:p>
          </table:table-cell>
          <table:table-cell table:formula="of:=SUM([.AA$2:.AA49])" office:value-type="float" office:value="70" calcext:value-type="float">
            <text:p>70</text:p>
          </table:table-cell>
          <table:table-cell table:formula="of:=SUM([.AB$2:.AB49])" office:value-type="float" office:value="1.83" calcext:value-type="float">
            <text:p>1.83</text:p>
          </table:table-cell>
          <table:table-cell/>
          <table:table-cell table:formula="of:=[.W49]" office:value-type="float" office:value="0" calcext:value-type="float">
            <text:p>0</text:p>
          </table:table-cell>
          <table:table-cell table:formula="of:=[.X49]" office:value-type="float" office:value="0" calcext:value-type="float">
            <text:p>0</text:p>
          </table:table-cell>
          <table:table-cell table:formula="of:=[.Y49]" office:value-type="float" office:value="0" calcext:value-type="float">
            <text:p>0</text:p>
          </table:table-cell>
          <table:table-cell table:formula="of:=[.Z49]" office:value-type="float" office:value="0" calcext:value-type="float">
            <text:p>0</text:p>
          </table:table-cell>
          <table:table-cell table:formula="of:=[.AA49]" office:value-type="float" office:value="0" calcext:value-type="float">
            <text:p>0</text:p>
          </table:table-cell>
          <table:table-cell table:formula="of:=[.AB4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1-01" calcext:value-type="date">
            <text:p>2018-01-01</text:p>
          </table:table-cell>
          <table:table-cell table:formula="of:=COUNTIFS([.$S$2:.$S$146];YEAR([.V50]);[.$T$2:.$T$146];MONTH([.V50]))" office:value-type="float" office:value="0" calcext:value-type="float">
            <text:p>0</text:p>
          </table:table-cell>
          <table:table-cell table:formula="of:=SUMIFS([.K$2:.K$146];[.$S$2:.$S$146];YEAR([.$V50]);[.$T$2:.$T$146];MONTH([.$V50]))" office:value-type="float" office:value="0" calcext:value-type="float">
            <text:p>0</text:p>
          </table:table-cell>
          <table:table-cell table:formula="of:=SUMIFS([.L$2:.L$146];[.$S$2:.$S$146];YEAR([.$V50]);[.$T$2:.$T$146];MONTH([.$V50]))/10000" office:value-type="float" office:value="0" calcext:value-type="float">
            <text:p>0</text:p>
          </table:table-cell>
          <table:table-cell table:formula="of:=SUMIFS([.M$2:.M$146];[.$S$2:.$S$146];YEAR([.$V50]);[.$T$2:.$T$146];MONTH([.$V50]))/1000" office:value-type="float" office:value="0" calcext:value-type="float">
            <text:p>0</text:p>
          </table:table-cell>
          <table:table-cell table:formula="of:=SUMIFS([.N$2:.N$146];[.$S$2:.$S$146];YEAR([.$V50]);[.$T$2:.$T$146];MONTH([.$V50]))" office:value-type="float" office:value="0" calcext:value-type="float">
            <text:p>0</text:p>
          </table:table-cell>
          <table:table-cell table:formula="of:=SUMIFS([.O$2:.O$146];[.$S$2:.$S$146];YEAR([.$V50]);[.$T$2:.$T$146];MONTH([.$V50]))/100" office:value-type="float" office:value="0" calcext:value-type="float">
            <text:p>0</text:p>
          </table:table-cell>
          <table:table-cell table:formula="of:=SUM([.W$2:.W50])" office:value-type="float" office:value="1" calcext:value-type="float">
            <text:p>1</text:p>
          </table:table-cell>
          <table:table-cell table:formula="of:=SUM([.X$2:.X50])" office:value-type="float" office:value="329" calcext:value-type="float">
            <text:p>329</text:p>
          </table:table-cell>
          <table:table-cell table:formula="of:=SUM([.Y$2:.Y50])" office:value-type="float" office:value="10.8434" calcext:value-type="float">
            <text:p>10.8434</text:p>
          </table:table-cell>
          <table:table-cell table:formula="of:=SUM([.Z$2:.Z50])" office:value-type="float" office:value="1.72" calcext:value-type="float">
            <text:p>1.72</text:p>
          </table:table-cell>
          <table:table-cell table:formula="of:=SUM([.AA$2:.AA50])" office:value-type="float" office:value="70" calcext:value-type="float">
            <text:p>70</text:p>
          </table:table-cell>
          <table:table-cell table:formula="of:=SUM([.AB$2:.AB50])" office:value-type="float" office:value="1.83" calcext:value-type="float">
            <text:p>1.83</text:p>
          </table:table-cell>
          <table:table-cell/>
          <table:table-cell table:formula="of:=[.W50]" office:value-type="float" office:value="0" calcext:value-type="float">
            <text:p>0</text:p>
          </table:table-cell>
          <table:table-cell table:formula="of:=[.X50]" office:value-type="float" office:value="0" calcext:value-type="float">
            <text:p>0</text:p>
          </table:table-cell>
          <table:table-cell table:formula="of:=[.Y50]" office:value-type="float" office:value="0" calcext:value-type="float">
            <text:p>0</text:p>
          </table:table-cell>
          <table:table-cell table:formula="of:=[.Z50]" office:value-type="float" office:value="0" calcext:value-type="float">
            <text:p>0</text:p>
          </table:table-cell>
          <table:table-cell table:formula="of:=[.AA50]" office:value-type="float" office:value="0" calcext:value-type="float">
            <text:p>0</text:p>
          </table:table-cell>
          <table:table-cell table:formula="of:=[.AB5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2-01" calcext:value-type="date">
            <text:p>2018-02-01</text:p>
          </table:table-cell>
          <table:table-cell table:formula="of:=COUNTIFS([.$S$2:.$S$146];YEAR([.V51]);[.$T$2:.$T$146];MONTH([.V51]))" office:value-type="float" office:value="0" calcext:value-type="float">
            <text:p>0</text:p>
          </table:table-cell>
          <table:table-cell table:formula="of:=SUMIFS([.K$2:.K$146];[.$S$2:.$S$146];YEAR([.$V51]);[.$T$2:.$T$146];MONTH([.$V51]))" office:value-type="float" office:value="0" calcext:value-type="float">
            <text:p>0</text:p>
          </table:table-cell>
          <table:table-cell table:formula="of:=SUMIFS([.L$2:.L$146];[.$S$2:.$S$146];YEAR([.$V51]);[.$T$2:.$T$146];MONTH([.$V51]))/10000" office:value-type="float" office:value="0" calcext:value-type="float">
            <text:p>0</text:p>
          </table:table-cell>
          <table:table-cell table:formula="of:=SUMIFS([.M$2:.M$146];[.$S$2:.$S$146];YEAR([.$V51]);[.$T$2:.$T$146];MONTH([.$V51]))/1000" office:value-type="float" office:value="0" calcext:value-type="float">
            <text:p>0</text:p>
          </table:table-cell>
          <table:table-cell table:formula="of:=SUMIFS([.N$2:.N$146];[.$S$2:.$S$146];YEAR([.$V51]);[.$T$2:.$T$146];MONTH([.$V51]))" office:value-type="float" office:value="0" calcext:value-type="float">
            <text:p>0</text:p>
          </table:table-cell>
          <table:table-cell table:formula="of:=SUMIFS([.O$2:.O$146];[.$S$2:.$S$146];YEAR([.$V51]);[.$T$2:.$T$146];MONTH([.$V51]))/100" office:value-type="float" office:value="0" calcext:value-type="float">
            <text:p>0</text:p>
          </table:table-cell>
          <table:table-cell table:formula="of:=SUM([.W$2:.W51])" office:value-type="float" office:value="1" calcext:value-type="float">
            <text:p>1</text:p>
          </table:table-cell>
          <table:table-cell table:formula="of:=SUM([.X$2:.X51])" office:value-type="float" office:value="329" calcext:value-type="float">
            <text:p>329</text:p>
          </table:table-cell>
          <table:table-cell table:formula="of:=SUM([.Y$2:.Y51])" office:value-type="float" office:value="10.8434" calcext:value-type="float">
            <text:p>10.8434</text:p>
          </table:table-cell>
          <table:table-cell table:formula="of:=SUM([.Z$2:.Z51])" office:value-type="float" office:value="1.72" calcext:value-type="float">
            <text:p>1.72</text:p>
          </table:table-cell>
          <table:table-cell table:formula="of:=SUM([.AA$2:.AA51])" office:value-type="float" office:value="70" calcext:value-type="float">
            <text:p>70</text:p>
          </table:table-cell>
          <table:table-cell table:formula="of:=SUM([.AB$2:.AB51])" office:value-type="float" office:value="1.83" calcext:value-type="float">
            <text:p>1.83</text:p>
          </table:table-cell>
          <table:table-cell/>
          <table:table-cell table:formula="of:=[.W51]" office:value-type="float" office:value="0" calcext:value-type="float">
            <text:p>0</text:p>
          </table:table-cell>
          <table:table-cell table:formula="of:=[.X51]" office:value-type="float" office:value="0" calcext:value-type="float">
            <text:p>0</text:p>
          </table:table-cell>
          <table:table-cell table:formula="of:=[.Y51]" office:value-type="float" office:value="0" calcext:value-type="float">
            <text:p>0</text:p>
          </table:table-cell>
          <table:table-cell table:formula="of:=[.Z51]" office:value-type="float" office:value="0" calcext:value-type="float">
            <text:p>0</text:p>
          </table:table-cell>
          <table:table-cell table:formula="of:=[.AA51]" office:value-type="float" office:value="0" calcext:value-type="float">
            <text:p>0</text:p>
          </table:table-cell>
          <table:table-cell table:formula="of:=[.AB5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3-01" calcext:value-type="date">
            <text:p>2018-03-01</text:p>
          </table:table-cell>
          <table:table-cell table:formula="of:=COUNTIFS([.$S$2:.$S$146];YEAR([.V52]);[.$T$2:.$T$146];MONTH([.V52]))" office:value-type="float" office:value="0" calcext:value-type="float">
            <text:p>0</text:p>
          </table:table-cell>
          <table:table-cell table:formula="of:=SUMIFS([.K$2:.K$146];[.$S$2:.$S$146];YEAR([.$V52]);[.$T$2:.$T$146];MONTH([.$V52]))" office:value-type="float" office:value="0" calcext:value-type="float">
            <text:p>0</text:p>
          </table:table-cell>
          <table:table-cell table:formula="of:=SUMIFS([.L$2:.L$146];[.$S$2:.$S$146];YEAR([.$V52]);[.$T$2:.$T$146];MONTH([.$V52]))/10000" office:value-type="float" office:value="0" calcext:value-type="float">
            <text:p>0</text:p>
          </table:table-cell>
          <table:table-cell table:formula="of:=SUMIFS([.M$2:.M$146];[.$S$2:.$S$146];YEAR([.$V52]);[.$T$2:.$T$146];MONTH([.$V52]))/1000" office:value-type="float" office:value="0" calcext:value-type="float">
            <text:p>0</text:p>
          </table:table-cell>
          <table:table-cell table:formula="of:=SUMIFS([.N$2:.N$146];[.$S$2:.$S$146];YEAR([.$V52]);[.$T$2:.$T$146];MONTH([.$V52]))" office:value-type="float" office:value="0" calcext:value-type="float">
            <text:p>0</text:p>
          </table:table-cell>
          <table:table-cell table:formula="of:=SUMIFS([.O$2:.O$146];[.$S$2:.$S$146];YEAR([.$V52]);[.$T$2:.$T$146];MONTH([.$V52]))/100" office:value-type="float" office:value="0" calcext:value-type="float">
            <text:p>0</text:p>
          </table:table-cell>
          <table:table-cell table:formula="of:=SUM([.W$2:.W52])" office:value-type="float" office:value="1" calcext:value-type="float">
            <text:p>1</text:p>
          </table:table-cell>
          <table:table-cell table:formula="of:=SUM([.X$2:.X52])" office:value-type="float" office:value="329" calcext:value-type="float">
            <text:p>329</text:p>
          </table:table-cell>
          <table:table-cell table:formula="of:=SUM([.Y$2:.Y52])" office:value-type="float" office:value="10.8434" calcext:value-type="float">
            <text:p>10.8434</text:p>
          </table:table-cell>
          <table:table-cell table:formula="of:=SUM([.Z$2:.Z52])" office:value-type="float" office:value="1.72" calcext:value-type="float">
            <text:p>1.72</text:p>
          </table:table-cell>
          <table:table-cell table:formula="of:=SUM([.AA$2:.AA52])" office:value-type="float" office:value="70" calcext:value-type="float">
            <text:p>70</text:p>
          </table:table-cell>
          <table:table-cell table:formula="of:=SUM([.AB$2:.AB52])" office:value-type="float" office:value="1.83" calcext:value-type="float">
            <text:p>1.83</text:p>
          </table:table-cell>
          <table:table-cell/>
          <table:table-cell table:formula="of:=[.W52]" office:value-type="float" office:value="0" calcext:value-type="float">
            <text:p>0</text:p>
          </table:table-cell>
          <table:table-cell table:formula="of:=[.X52]" office:value-type="float" office:value="0" calcext:value-type="float">
            <text:p>0</text:p>
          </table:table-cell>
          <table:table-cell table:formula="of:=[.Y52]" office:value-type="float" office:value="0" calcext:value-type="float">
            <text:p>0</text:p>
          </table:table-cell>
          <table:table-cell table:formula="of:=[.Z52]" office:value-type="float" office:value="0" calcext:value-type="float">
            <text:p>0</text:p>
          </table:table-cell>
          <table:table-cell table:formula="of:=[.AA52]" office:value-type="float" office:value="0" calcext:value-type="float">
            <text:p>0</text:p>
          </table:table-cell>
          <table:table-cell table:formula="of:=[.AB52]"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4-01" calcext:value-type="date">
            <text:p>2018-04-01</text:p>
          </table:table-cell>
          <table:table-cell table:formula="of:=COUNTIFS([.$S$2:.$S$146];YEAR([.V53]);[.$T$2:.$T$146];MONTH([.V53]))" office:value-type="float" office:value="0" calcext:value-type="float">
            <text:p>0</text:p>
          </table:table-cell>
          <table:table-cell table:formula="of:=SUMIFS([.K$2:.K$146];[.$S$2:.$S$146];YEAR([.$V53]);[.$T$2:.$T$146];MONTH([.$V53]))" office:value-type="float" office:value="0" calcext:value-type="float">
            <text:p>0</text:p>
          </table:table-cell>
          <table:table-cell table:formula="of:=SUMIFS([.L$2:.L$146];[.$S$2:.$S$146];YEAR([.$V53]);[.$T$2:.$T$146];MONTH([.$V53]))/10000" office:value-type="float" office:value="0" calcext:value-type="float">
            <text:p>0</text:p>
          </table:table-cell>
          <table:table-cell table:formula="of:=SUMIFS([.M$2:.M$146];[.$S$2:.$S$146];YEAR([.$V53]);[.$T$2:.$T$146];MONTH([.$V53]))/1000" office:value-type="float" office:value="0" calcext:value-type="float">
            <text:p>0</text:p>
          </table:table-cell>
          <table:table-cell table:formula="of:=SUMIFS([.N$2:.N$146];[.$S$2:.$S$146];YEAR([.$V53]);[.$T$2:.$T$146];MONTH([.$V53]))" office:value-type="float" office:value="0" calcext:value-type="float">
            <text:p>0</text:p>
          </table:table-cell>
          <table:table-cell table:formula="of:=SUMIFS([.O$2:.O$146];[.$S$2:.$S$146];YEAR([.$V53]);[.$T$2:.$T$146];MONTH([.$V53]))/100" office:value-type="float" office:value="0" calcext:value-type="float">
            <text:p>0</text:p>
          </table:table-cell>
          <table:table-cell table:formula="of:=SUM([.W$2:.W53])" office:value-type="float" office:value="1" calcext:value-type="float">
            <text:p>1</text:p>
          </table:table-cell>
          <table:table-cell table:formula="of:=SUM([.X$2:.X53])" office:value-type="float" office:value="329" calcext:value-type="float">
            <text:p>329</text:p>
          </table:table-cell>
          <table:table-cell table:formula="of:=SUM([.Y$2:.Y53])" office:value-type="float" office:value="10.8434" calcext:value-type="float">
            <text:p>10.8434</text:p>
          </table:table-cell>
          <table:table-cell table:formula="of:=SUM([.Z$2:.Z53])" office:value-type="float" office:value="1.72" calcext:value-type="float">
            <text:p>1.72</text:p>
          </table:table-cell>
          <table:table-cell table:formula="of:=SUM([.AA$2:.AA53])" office:value-type="float" office:value="70" calcext:value-type="float">
            <text:p>70</text:p>
          </table:table-cell>
          <table:table-cell table:formula="of:=SUM([.AB$2:.AB53])" office:value-type="float" office:value="1.83" calcext:value-type="float">
            <text:p>1.83</text:p>
          </table:table-cell>
          <table:table-cell/>
          <table:table-cell table:formula="of:=[.W53]" office:value-type="float" office:value="0" calcext:value-type="float">
            <text:p>0</text:p>
          </table:table-cell>
          <table:table-cell table:formula="of:=[.X53]" office:value-type="float" office:value="0" calcext:value-type="float">
            <text:p>0</text:p>
          </table:table-cell>
          <table:table-cell table:formula="of:=[.Y53]" office:value-type="float" office:value="0" calcext:value-type="float">
            <text:p>0</text:p>
          </table:table-cell>
          <table:table-cell table:formula="of:=[.Z53]" office:value-type="float" office:value="0" calcext:value-type="float">
            <text:p>0</text:p>
          </table:table-cell>
          <table:table-cell table:formula="of:=[.AA53]" office:value-type="float" office:value="0" calcext:value-type="float">
            <text:p>0</text:p>
          </table:table-cell>
          <table:table-cell table:formula="of:=[.AB5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5-01" calcext:value-type="date">
            <text:p>2018-05-01</text:p>
          </table:table-cell>
          <table:table-cell table:formula="of:=COUNTIFS([.$S$2:.$S$146];YEAR([.V54]);[.$T$2:.$T$146];MONTH([.V54]))" office:value-type="float" office:value="0" calcext:value-type="float">
            <text:p>0</text:p>
          </table:table-cell>
          <table:table-cell table:formula="of:=SUMIFS([.K$2:.K$146];[.$S$2:.$S$146];YEAR([.$V54]);[.$T$2:.$T$146];MONTH([.$V54]))" office:value-type="float" office:value="0" calcext:value-type="float">
            <text:p>0</text:p>
          </table:table-cell>
          <table:table-cell table:formula="of:=SUMIFS([.L$2:.L$146];[.$S$2:.$S$146];YEAR([.$V54]);[.$T$2:.$T$146];MONTH([.$V54]))/10000" office:value-type="float" office:value="0" calcext:value-type="float">
            <text:p>0</text:p>
          </table:table-cell>
          <table:table-cell table:formula="of:=SUMIFS([.M$2:.M$146];[.$S$2:.$S$146];YEAR([.$V54]);[.$T$2:.$T$146];MONTH([.$V54]))/1000" office:value-type="float" office:value="0" calcext:value-type="float">
            <text:p>0</text:p>
          </table:table-cell>
          <table:table-cell table:formula="of:=SUMIFS([.N$2:.N$146];[.$S$2:.$S$146];YEAR([.$V54]);[.$T$2:.$T$146];MONTH([.$V54]))" office:value-type="float" office:value="0" calcext:value-type="float">
            <text:p>0</text:p>
          </table:table-cell>
          <table:table-cell table:formula="of:=SUMIFS([.O$2:.O$146];[.$S$2:.$S$146];YEAR([.$V54]);[.$T$2:.$T$146];MONTH([.$V54]))/100" office:value-type="float" office:value="0" calcext:value-type="float">
            <text:p>0</text:p>
          </table:table-cell>
          <table:table-cell table:formula="of:=SUM([.W$2:.W54])" office:value-type="float" office:value="1" calcext:value-type="float">
            <text:p>1</text:p>
          </table:table-cell>
          <table:table-cell table:formula="of:=SUM([.X$2:.X54])" office:value-type="float" office:value="329" calcext:value-type="float">
            <text:p>329</text:p>
          </table:table-cell>
          <table:table-cell table:formula="of:=SUM([.Y$2:.Y54])" office:value-type="float" office:value="10.8434" calcext:value-type="float">
            <text:p>10.8434</text:p>
          </table:table-cell>
          <table:table-cell table:formula="of:=SUM([.Z$2:.Z54])" office:value-type="float" office:value="1.72" calcext:value-type="float">
            <text:p>1.72</text:p>
          </table:table-cell>
          <table:table-cell table:formula="of:=SUM([.AA$2:.AA54])" office:value-type="float" office:value="70" calcext:value-type="float">
            <text:p>70</text:p>
          </table:table-cell>
          <table:table-cell table:formula="of:=SUM([.AB$2:.AB54])" office:value-type="float" office:value="1.83" calcext:value-type="float">
            <text:p>1.83</text:p>
          </table:table-cell>
          <table:table-cell/>
          <table:table-cell table:formula="of:=[.W54]" office:value-type="float" office:value="0" calcext:value-type="float">
            <text:p>0</text:p>
          </table:table-cell>
          <table:table-cell table:formula="of:=[.X54]" office:value-type="float" office:value="0" calcext:value-type="float">
            <text:p>0</text:p>
          </table:table-cell>
          <table:table-cell table:formula="of:=[.Y54]" office:value-type="float" office:value="0" calcext:value-type="float">
            <text:p>0</text:p>
          </table:table-cell>
          <table:table-cell table:formula="of:=[.Z54]" office:value-type="float" office:value="0" calcext:value-type="float">
            <text:p>0</text:p>
          </table:table-cell>
          <table:table-cell table:formula="of:=[.AA54]" office:value-type="float" office:value="0" calcext:value-type="float">
            <text:p>0</text:p>
          </table:table-cell>
          <table:table-cell table:formula="of:=[.AB5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6-01" calcext:value-type="date">
            <text:p>2018-06-01</text:p>
          </table:table-cell>
          <table:table-cell table:formula="of:=COUNTIFS([.$S$2:.$S$146];YEAR([.V55]);[.$T$2:.$T$146];MONTH([.V55]))" office:value-type="float" office:value="0" calcext:value-type="float">
            <text:p>0</text:p>
          </table:table-cell>
          <table:table-cell table:formula="of:=SUMIFS([.K$2:.K$146];[.$S$2:.$S$146];YEAR([.$V55]);[.$T$2:.$T$146];MONTH([.$V55]))" office:value-type="float" office:value="0" calcext:value-type="float">
            <text:p>0</text:p>
          </table:table-cell>
          <table:table-cell table:formula="of:=SUMIFS([.L$2:.L$146];[.$S$2:.$S$146];YEAR([.$V55]);[.$T$2:.$T$146];MONTH([.$V55]))/10000" office:value-type="float" office:value="0" calcext:value-type="float">
            <text:p>0</text:p>
          </table:table-cell>
          <table:table-cell table:formula="of:=SUMIFS([.M$2:.M$146];[.$S$2:.$S$146];YEAR([.$V55]);[.$T$2:.$T$146];MONTH([.$V55]))/1000" office:value-type="float" office:value="0" calcext:value-type="float">
            <text:p>0</text:p>
          </table:table-cell>
          <table:table-cell table:formula="of:=SUMIFS([.N$2:.N$146];[.$S$2:.$S$146];YEAR([.$V55]);[.$T$2:.$T$146];MONTH([.$V55]))" office:value-type="float" office:value="0" calcext:value-type="float">
            <text:p>0</text:p>
          </table:table-cell>
          <table:table-cell table:formula="of:=SUMIFS([.O$2:.O$146];[.$S$2:.$S$146];YEAR([.$V55]);[.$T$2:.$T$146];MONTH([.$V55]))/100" office:value-type="float" office:value="0" calcext:value-type="float">
            <text:p>0</text:p>
          </table:table-cell>
          <table:table-cell table:formula="of:=SUM([.W$2:.W55])" office:value-type="float" office:value="1" calcext:value-type="float">
            <text:p>1</text:p>
          </table:table-cell>
          <table:table-cell table:formula="of:=SUM([.X$2:.X55])" office:value-type="float" office:value="329" calcext:value-type="float">
            <text:p>329</text:p>
          </table:table-cell>
          <table:table-cell table:formula="of:=SUM([.Y$2:.Y55])" office:value-type="float" office:value="10.8434" calcext:value-type="float">
            <text:p>10.8434</text:p>
          </table:table-cell>
          <table:table-cell table:formula="of:=SUM([.Z$2:.Z55])" office:value-type="float" office:value="1.72" calcext:value-type="float">
            <text:p>1.72</text:p>
          </table:table-cell>
          <table:table-cell table:formula="of:=SUM([.AA$2:.AA55])" office:value-type="float" office:value="70" calcext:value-type="float">
            <text:p>70</text:p>
          </table:table-cell>
          <table:table-cell table:formula="of:=SUM([.AB$2:.AB55])" office:value-type="float" office:value="1.83" calcext:value-type="float">
            <text:p>1.83</text:p>
          </table:table-cell>
          <table:table-cell/>
          <table:table-cell table:formula="of:=[.W55]" office:value-type="float" office:value="0" calcext:value-type="float">
            <text:p>0</text:p>
          </table:table-cell>
          <table:table-cell table:formula="of:=[.X55]" office:value-type="float" office:value="0" calcext:value-type="float">
            <text:p>0</text:p>
          </table:table-cell>
          <table:table-cell table:formula="of:=[.Y55]" office:value-type="float" office:value="0" calcext:value-type="float">
            <text:p>0</text:p>
          </table:table-cell>
          <table:table-cell table:formula="of:=[.Z55]" office:value-type="float" office:value="0" calcext:value-type="float">
            <text:p>0</text:p>
          </table:table-cell>
          <table:table-cell table:formula="of:=[.AA55]" office:value-type="float" office:value="0" calcext:value-type="float">
            <text:p>0</text:p>
          </table:table-cell>
          <table:table-cell table:formula="of:=[.AB55]"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7-01" calcext:value-type="date">
            <text:p>2018-07-01</text:p>
          </table:table-cell>
          <table:table-cell table:formula="of:=COUNTIFS([.$S$2:.$S$146];YEAR([.V56]);[.$T$2:.$T$146];MONTH([.V56]))" office:value-type="float" office:value="0" calcext:value-type="float">
            <text:p>0</text:p>
          </table:table-cell>
          <table:table-cell table:formula="of:=SUMIFS([.K$2:.K$146];[.$S$2:.$S$146];YEAR([.$V56]);[.$T$2:.$T$146];MONTH([.$V56]))" office:value-type="float" office:value="0" calcext:value-type="float">
            <text:p>0</text:p>
          </table:table-cell>
          <table:table-cell table:formula="of:=SUMIFS([.L$2:.L$146];[.$S$2:.$S$146];YEAR([.$V56]);[.$T$2:.$T$146];MONTH([.$V56]))/10000" office:value-type="float" office:value="0" calcext:value-type="float">
            <text:p>0</text:p>
          </table:table-cell>
          <table:table-cell table:formula="of:=SUMIFS([.M$2:.M$146];[.$S$2:.$S$146];YEAR([.$V56]);[.$T$2:.$T$146];MONTH([.$V56]))/1000" office:value-type="float" office:value="0" calcext:value-type="float">
            <text:p>0</text:p>
          </table:table-cell>
          <table:table-cell table:formula="of:=SUMIFS([.N$2:.N$146];[.$S$2:.$S$146];YEAR([.$V56]);[.$T$2:.$T$146];MONTH([.$V56]))" office:value-type="float" office:value="0" calcext:value-type="float">
            <text:p>0</text:p>
          </table:table-cell>
          <table:table-cell table:formula="of:=SUMIFS([.O$2:.O$146];[.$S$2:.$S$146];YEAR([.$V56]);[.$T$2:.$T$146];MONTH([.$V56]))/100" office:value-type="float" office:value="0" calcext:value-type="float">
            <text:p>0</text:p>
          </table:table-cell>
          <table:table-cell table:formula="of:=SUM([.W$2:.W56])" office:value-type="float" office:value="1" calcext:value-type="float">
            <text:p>1</text:p>
          </table:table-cell>
          <table:table-cell table:formula="of:=SUM([.X$2:.X56])" office:value-type="float" office:value="329" calcext:value-type="float">
            <text:p>329</text:p>
          </table:table-cell>
          <table:table-cell table:formula="of:=SUM([.Y$2:.Y56])" office:value-type="float" office:value="10.8434" calcext:value-type="float">
            <text:p>10.8434</text:p>
          </table:table-cell>
          <table:table-cell table:formula="of:=SUM([.Z$2:.Z56])" office:value-type="float" office:value="1.72" calcext:value-type="float">
            <text:p>1.72</text:p>
          </table:table-cell>
          <table:table-cell table:formula="of:=SUM([.AA$2:.AA56])" office:value-type="float" office:value="70" calcext:value-type="float">
            <text:p>70</text:p>
          </table:table-cell>
          <table:table-cell table:formula="of:=SUM([.AB$2:.AB56])" office:value-type="float" office:value="1.83" calcext:value-type="float">
            <text:p>1.83</text:p>
          </table:table-cell>
          <table:table-cell/>
          <table:table-cell table:formula="of:=[.W56]" office:value-type="float" office:value="0" calcext:value-type="float">
            <text:p>0</text:p>
          </table:table-cell>
          <table:table-cell table:formula="of:=[.X56]" office:value-type="float" office:value="0" calcext:value-type="float">
            <text:p>0</text:p>
          </table:table-cell>
          <table:table-cell table:formula="of:=[.Y56]" office:value-type="float" office:value="0" calcext:value-type="float">
            <text:p>0</text:p>
          </table:table-cell>
          <table:table-cell table:formula="of:=[.Z56]" office:value-type="float" office:value="0" calcext:value-type="float">
            <text:p>0</text:p>
          </table:table-cell>
          <table:table-cell table:formula="of:=[.AA56]" office:value-type="float" office:value="0" calcext:value-type="float">
            <text:p>0</text:p>
          </table:table-cell>
          <table:table-cell table:formula="of:=[.AB56]"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8-01" calcext:value-type="date">
            <text:p>2018-08-01</text:p>
          </table:table-cell>
          <table:table-cell table:formula="of:=COUNTIFS([.$S$2:.$S$146];YEAR([.V57]);[.$T$2:.$T$146];MONTH([.V57]))" office:value-type="float" office:value="0" calcext:value-type="float">
            <text:p>0</text:p>
          </table:table-cell>
          <table:table-cell table:formula="of:=SUMIFS([.K$2:.K$146];[.$S$2:.$S$146];YEAR([.$V57]);[.$T$2:.$T$146];MONTH([.$V57]))" office:value-type="float" office:value="0" calcext:value-type="float">
            <text:p>0</text:p>
          </table:table-cell>
          <table:table-cell table:formula="of:=SUMIFS([.L$2:.L$146];[.$S$2:.$S$146];YEAR([.$V57]);[.$T$2:.$T$146];MONTH([.$V57]))/10000" office:value-type="float" office:value="0" calcext:value-type="float">
            <text:p>0</text:p>
          </table:table-cell>
          <table:table-cell table:formula="of:=SUMIFS([.M$2:.M$146];[.$S$2:.$S$146];YEAR([.$V57]);[.$T$2:.$T$146];MONTH([.$V57]))/1000" office:value-type="float" office:value="0" calcext:value-type="float">
            <text:p>0</text:p>
          </table:table-cell>
          <table:table-cell table:formula="of:=SUMIFS([.N$2:.N$146];[.$S$2:.$S$146];YEAR([.$V57]);[.$T$2:.$T$146];MONTH([.$V57]))" office:value-type="float" office:value="0" calcext:value-type="float">
            <text:p>0</text:p>
          </table:table-cell>
          <table:table-cell table:formula="of:=SUMIFS([.O$2:.O$146];[.$S$2:.$S$146];YEAR([.$V57]);[.$T$2:.$T$146];MONTH([.$V57]))/100" office:value-type="float" office:value="0" calcext:value-type="float">
            <text:p>0</text:p>
          </table:table-cell>
          <table:table-cell table:formula="of:=SUM([.W$2:.W57])" office:value-type="float" office:value="1" calcext:value-type="float">
            <text:p>1</text:p>
          </table:table-cell>
          <table:table-cell table:formula="of:=SUM([.X$2:.X57])" office:value-type="float" office:value="329" calcext:value-type="float">
            <text:p>329</text:p>
          </table:table-cell>
          <table:table-cell table:formula="of:=SUM([.Y$2:.Y57])" office:value-type="float" office:value="10.8434" calcext:value-type="float">
            <text:p>10.8434</text:p>
          </table:table-cell>
          <table:table-cell table:formula="of:=SUM([.Z$2:.Z57])" office:value-type="float" office:value="1.72" calcext:value-type="float">
            <text:p>1.72</text:p>
          </table:table-cell>
          <table:table-cell table:formula="of:=SUM([.AA$2:.AA57])" office:value-type="float" office:value="70" calcext:value-type="float">
            <text:p>70</text:p>
          </table:table-cell>
          <table:table-cell table:formula="of:=SUM([.AB$2:.AB57])" office:value-type="float" office:value="1.83" calcext:value-type="float">
            <text:p>1.83</text:p>
          </table:table-cell>
          <table:table-cell/>
          <table:table-cell table:formula="of:=[.W57]" office:value-type="float" office:value="0" calcext:value-type="float">
            <text:p>0</text:p>
          </table:table-cell>
          <table:table-cell table:formula="of:=[.X57]" office:value-type="float" office:value="0" calcext:value-type="float">
            <text:p>0</text:p>
          </table:table-cell>
          <table:table-cell table:formula="of:=[.Y57]" office:value-type="float" office:value="0" calcext:value-type="float">
            <text:p>0</text:p>
          </table:table-cell>
          <table:table-cell table:formula="of:=[.Z57]" office:value-type="float" office:value="0" calcext:value-type="float">
            <text:p>0</text:p>
          </table:table-cell>
          <table:table-cell table:formula="of:=[.AA57]" office:value-type="float" office:value="0" calcext:value-type="float">
            <text:p>0</text:p>
          </table:table-cell>
          <table:table-cell table:formula="of:=[.AB57]"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09-01" calcext:value-type="date">
            <text:p>2018-09-01</text:p>
          </table:table-cell>
          <table:table-cell table:formula="of:=COUNTIFS([.$S$2:.$S$146];YEAR([.V58]);[.$T$2:.$T$146];MONTH([.V58]))" office:value-type="float" office:value="0" calcext:value-type="float">
            <text:p>0</text:p>
          </table:table-cell>
          <table:table-cell table:formula="of:=SUMIFS([.K$2:.K$146];[.$S$2:.$S$146];YEAR([.$V58]);[.$T$2:.$T$146];MONTH([.$V58]))" office:value-type="float" office:value="0" calcext:value-type="float">
            <text:p>0</text:p>
          </table:table-cell>
          <table:table-cell table:formula="of:=SUMIFS([.L$2:.L$146];[.$S$2:.$S$146];YEAR([.$V58]);[.$T$2:.$T$146];MONTH([.$V58]))/10000" office:value-type="float" office:value="0" calcext:value-type="float">
            <text:p>0</text:p>
          </table:table-cell>
          <table:table-cell table:formula="of:=SUMIFS([.M$2:.M$146];[.$S$2:.$S$146];YEAR([.$V58]);[.$T$2:.$T$146];MONTH([.$V58]))/1000" office:value-type="float" office:value="0" calcext:value-type="float">
            <text:p>0</text:p>
          </table:table-cell>
          <table:table-cell table:formula="of:=SUMIFS([.N$2:.N$146];[.$S$2:.$S$146];YEAR([.$V58]);[.$T$2:.$T$146];MONTH([.$V58]))" office:value-type="float" office:value="0" calcext:value-type="float">
            <text:p>0</text:p>
          </table:table-cell>
          <table:table-cell table:formula="of:=SUMIFS([.O$2:.O$146];[.$S$2:.$S$146];YEAR([.$V58]);[.$T$2:.$T$146];MONTH([.$V58]))/100" office:value-type="float" office:value="0" calcext:value-type="float">
            <text:p>0</text:p>
          </table:table-cell>
          <table:table-cell table:formula="of:=SUM([.W$2:.W58])" office:value-type="float" office:value="1" calcext:value-type="float">
            <text:p>1</text:p>
          </table:table-cell>
          <table:table-cell table:formula="of:=SUM([.X$2:.X58])" office:value-type="float" office:value="329" calcext:value-type="float">
            <text:p>329</text:p>
          </table:table-cell>
          <table:table-cell table:formula="of:=SUM([.Y$2:.Y58])" office:value-type="float" office:value="10.8434" calcext:value-type="float">
            <text:p>10.8434</text:p>
          </table:table-cell>
          <table:table-cell table:formula="of:=SUM([.Z$2:.Z58])" office:value-type="float" office:value="1.72" calcext:value-type="float">
            <text:p>1.72</text:p>
          </table:table-cell>
          <table:table-cell table:formula="of:=SUM([.AA$2:.AA58])" office:value-type="float" office:value="70" calcext:value-type="float">
            <text:p>70</text:p>
          </table:table-cell>
          <table:table-cell table:formula="of:=SUM([.AB$2:.AB58])" office:value-type="float" office:value="1.83" calcext:value-type="float">
            <text:p>1.83</text:p>
          </table:table-cell>
          <table:table-cell/>
          <table:table-cell table:formula="of:=[.W58]" office:value-type="float" office:value="0" calcext:value-type="float">
            <text:p>0</text:p>
          </table:table-cell>
          <table:table-cell table:formula="of:=[.X58]" office:value-type="float" office:value="0" calcext:value-type="float">
            <text:p>0</text:p>
          </table:table-cell>
          <table:table-cell table:formula="of:=[.Y58]" office:value-type="float" office:value="0" calcext:value-type="float">
            <text:p>0</text:p>
          </table:table-cell>
          <table:table-cell table:formula="of:=[.Z58]" office:value-type="float" office:value="0" calcext:value-type="float">
            <text:p>0</text:p>
          </table:table-cell>
          <table:table-cell table:formula="of:=[.AA58]" office:value-type="float" office:value="0" calcext:value-type="float">
            <text:p>0</text:p>
          </table:table-cell>
          <table:table-cell table:formula="of:=[.AB58]"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10-01" calcext:value-type="date">
            <text:p>2018-10-01</text:p>
          </table:table-cell>
          <table:table-cell table:formula="of:=COUNTIFS([.$S$2:.$S$146];YEAR([.V59]);[.$T$2:.$T$146];MONTH([.V59]))" office:value-type="float" office:value="0" calcext:value-type="float">
            <text:p>0</text:p>
          </table:table-cell>
          <table:table-cell table:formula="of:=SUMIFS([.K$2:.K$146];[.$S$2:.$S$146];YEAR([.$V59]);[.$T$2:.$T$146];MONTH([.$V59]))" office:value-type="float" office:value="0" calcext:value-type="float">
            <text:p>0</text:p>
          </table:table-cell>
          <table:table-cell table:formula="of:=SUMIFS([.L$2:.L$146];[.$S$2:.$S$146];YEAR([.$V59]);[.$T$2:.$T$146];MONTH([.$V59]))/10000" office:value-type="float" office:value="0" calcext:value-type="float">
            <text:p>0</text:p>
          </table:table-cell>
          <table:table-cell table:formula="of:=SUMIFS([.M$2:.M$146];[.$S$2:.$S$146];YEAR([.$V59]);[.$T$2:.$T$146];MONTH([.$V59]))/1000" office:value-type="float" office:value="0" calcext:value-type="float">
            <text:p>0</text:p>
          </table:table-cell>
          <table:table-cell table:formula="of:=SUMIFS([.N$2:.N$146];[.$S$2:.$S$146];YEAR([.$V59]);[.$T$2:.$T$146];MONTH([.$V59]))" office:value-type="float" office:value="0" calcext:value-type="float">
            <text:p>0</text:p>
          </table:table-cell>
          <table:table-cell table:formula="of:=SUMIFS([.O$2:.O$146];[.$S$2:.$S$146];YEAR([.$V59]);[.$T$2:.$T$146];MONTH([.$V59]))/100" office:value-type="float" office:value="0" calcext:value-type="float">
            <text:p>0</text:p>
          </table:table-cell>
          <table:table-cell table:formula="of:=SUM([.W$2:.W59])" office:value-type="float" office:value="1" calcext:value-type="float">
            <text:p>1</text:p>
          </table:table-cell>
          <table:table-cell table:formula="of:=SUM([.X$2:.X59])" office:value-type="float" office:value="329" calcext:value-type="float">
            <text:p>329</text:p>
          </table:table-cell>
          <table:table-cell table:formula="of:=SUM([.Y$2:.Y59])" office:value-type="float" office:value="10.8434" calcext:value-type="float">
            <text:p>10.8434</text:p>
          </table:table-cell>
          <table:table-cell table:formula="of:=SUM([.Z$2:.Z59])" office:value-type="float" office:value="1.72" calcext:value-type="float">
            <text:p>1.72</text:p>
          </table:table-cell>
          <table:table-cell table:formula="of:=SUM([.AA$2:.AA59])" office:value-type="float" office:value="70" calcext:value-type="float">
            <text:p>70</text:p>
          </table:table-cell>
          <table:table-cell table:formula="of:=SUM([.AB$2:.AB59])" office:value-type="float" office:value="1.83" calcext:value-type="float">
            <text:p>1.83</text:p>
          </table:table-cell>
          <table:table-cell/>
          <table:table-cell table:formula="of:=[.W59]" office:value-type="float" office:value="0" calcext:value-type="float">
            <text:p>0</text:p>
          </table:table-cell>
          <table:table-cell table:formula="of:=[.X59]" office:value-type="float" office:value="0" calcext:value-type="float">
            <text:p>0</text:p>
          </table:table-cell>
          <table:table-cell table:formula="of:=[.Y59]" office:value-type="float" office:value="0" calcext:value-type="float">
            <text:p>0</text:p>
          </table:table-cell>
          <table:table-cell table:formula="of:=[.Z59]" office:value-type="float" office:value="0" calcext:value-type="float">
            <text:p>0</text:p>
          </table:table-cell>
          <table:table-cell table:formula="of:=[.AA59]" office:value-type="float" office:value="0" calcext:value-type="float">
            <text:p>0</text:p>
          </table:table-cell>
          <table:table-cell table:formula="of:=[.AB5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11-01" calcext:value-type="date">
            <text:p>2018-11-01</text:p>
          </table:table-cell>
          <table:table-cell table:formula="of:=COUNTIFS([.$S$2:.$S$146];YEAR([.V60]);[.$T$2:.$T$146];MONTH([.V60]))" office:value-type="float" office:value="0" calcext:value-type="float">
            <text:p>0</text:p>
          </table:table-cell>
          <table:table-cell table:formula="of:=SUMIFS([.K$2:.K$146];[.$S$2:.$S$146];YEAR([.$V60]);[.$T$2:.$T$146];MONTH([.$V60]))" office:value-type="float" office:value="0" calcext:value-type="float">
            <text:p>0</text:p>
          </table:table-cell>
          <table:table-cell table:formula="of:=SUMIFS([.L$2:.L$146];[.$S$2:.$S$146];YEAR([.$V60]);[.$T$2:.$T$146];MONTH([.$V60]))/10000" office:value-type="float" office:value="0" calcext:value-type="float">
            <text:p>0</text:p>
          </table:table-cell>
          <table:table-cell table:formula="of:=SUMIFS([.M$2:.M$146];[.$S$2:.$S$146];YEAR([.$V60]);[.$T$2:.$T$146];MONTH([.$V60]))/1000" office:value-type="float" office:value="0" calcext:value-type="float">
            <text:p>0</text:p>
          </table:table-cell>
          <table:table-cell table:formula="of:=SUMIFS([.N$2:.N$146];[.$S$2:.$S$146];YEAR([.$V60]);[.$T$2:.$T$146];MONTH([.$V60]))" office:value-type="float" office:value="0" calcext:value-type="float">
            <text:p>0</text:p>
          </table:table-cell>
          <table:table-cell table:formula="of:=SUMIFS([.O$2:.O$146];[.$S$2:.$S$146];YEAR([.$V60]);[.$T$2:.$T$146];MONTH([.$V60]))/100" office:value-type="float" office:value="0" calcext:value-type="float">
            <text:p>0</text:p>
          </table:table-cell>
          <table:table-cell table:formula="of:=SUM([.W$2:.W60])" office:value-type="float" office:value="1" calcext:value-type="float">
            <text:p>1</text:p>
          </table:table-cell>
          <table:table-cell table:formula="of:=SUM([.X$2:.X60])" office:value-type="float" office:value="329" calcext:value-type="float">
            <text:p>329</text:p>
          </table:table-cell>
          <table:table-cell table:formula="of:=SUM([.Y$2:.Y60])" office:value-type="float" office:value="10.8434" calcext:value-type="float">
            <text:p>10.8434</text:p>
          </table:table-cell>
          <table:table-cell table:formula="of:=SUM([.Z$2:.Z60])" office:value-type="float" office:value="1.72" calcext:value-type="float">
            <text:p>1.72</text:p>
          </table:table-cell>
          <table:table-cell table:formula="of:=SUM([.AA$2:.AA60])" office:value-type="float" office:value="70" calcext:value-type="float">
            <text:p>70</text:p>
          </table:table-cell>
          <table:table-cell table:formula="of:=SUM([.AB$2:.AB60])" office:value-type="float" office:value="1.83" calcext:value-type="float">
            <text:p>1.83</text:p>
          </table:table-cell>
          <table:table-cell/>
          <table:table-cell table:formula="of:=[.W60]" office:value-type="float" office:value="0" calcext:value-type="float">
            <text:p>0</text:p>
          </table:table-cell>
          <table:table-cell table:formula="of:=[.X60]" office:value-type="float" office:value="0" calcext:value-type="float">
            <text:p>0</text:p>
          </table:table-cell>
          <table:table-cell table:formula="of:=[.Y60]" office:value-type="float" office:value="0" calcext:value-type="float">
            <text:p>0</text:p>
          </table:table-cell>
          <table:table-cell table:formula="of:=[.Z60]" office:value-type="float" office:value="0" calcext:value-type="float">
            <text:p>0</text:p>
          </table:table-cell>
          <table:table-cell table:formula="of:=[.AA60]" office:value-type="float" office:value="0" calcext:value-type="float">
            <text:p>0</text:p>
          </table:table-cell>
          <table:table-cell table:formula="of:=[.AB6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8-12-01" calcext:value-type="date">
            <text:p>2018-12-01</text:p>
          </table:table-cell>
          <table:table-cell table:formula="of:=COUNTIFS([.$S$2:.$S$146];YEAR([.V61]);[.$T$2:.$T$146];MONTH([.V61]))" office:value-type="float" office:value="0" calcext:value-type="float">
            <text:p>0</text:p>
          </table:table-cell>
          <table:table-cell table:formula="of:=SUMIFS([.K$2:.K$146];[.$S$2:.$S$146];YEAR([.$V61]);[.$T$2:.$T$146];MONTH([.$V61]))" office:value-type="float" office:value="0" calcext:value-type="float">
            <text:p>0</text:p>
          </table:table-cell>
          <table:table-cell table:formula="of:=SUMIFS([.L$2:.L$146];[.$S$2:.$S$146];YEAR([.$V61]);[.$T$2:.$T$146];MONTH([.$V61]))/10000" office:value-type="float" office:value="0" calcext:value-type="float">
            <text:p>0</text:p>
          </table:table-cell>
          <table:table-cell table:formula="of:=SUMIFS([.M$2:.M$146];[.$S$2:.$S$146];YEAR([.$V61]);[.$T$2:.$T$146];MONTH([.$V61]))/1000" office:value-type="float" office:value="0" calcext:value-type="float">
            <text:p>0</text:p>
          </table:table-cell>
          <table:table-cell table:formula="of:=SUMIFS([.N$2:.N$146];[.$S$2:.$S$146];YEAR([.$V61]);[.$T$2:.$T$146];MONTH([.$V61]))" office:value-type="float" office:value="0" calcext:value-type="float">
            <text:p>0</text:p>
          </table:table-cell>
          <table:table-cell table:formula="of:=SUMIFS([.O$2:.O$146];[.$S$2:.$S$146];YEAR([.$V61]);[.$T$2:.$T$146];MONTH([.$V61]))/100" office:value-type="float" office:value="0" calcext:value-type="float">
            <text:p>0</text:p>
          </table:table-cell>
          <table:table-cell table:formula="of:=SUM([.W$2:.W61])" office:value-type="float" office:value="1" calcext:value-type="float">
            <text:p>1</text:p>
          </table:table-cell>
          <table:table-cell table:formula="of:=SUM([.X$2:.X61])" office:value-type="float" office:value="329" calcext:value-type="float">
            <text:p>329</text:p>
          </table:table-cell>
          <table:table-cell table:formula="of:=SUM([.Y$2:.Y61])" office:value-type="float" office:value="10.8434" calcext:value-type="float">
            <text:p>10.8434</text:p>
          </table:table-cell>
          <table:table-cell table:formula="of:=SUM([.Z$2:.Z61])" office:value-type="float" office:value="1.72" calcext:value-type="float">
            <text:p>1.72</text:p>
          </table:table-cell>
          <table:table-cell table:formula="of:=SUM([.AA$2:.AA61])" office:value-type="float" office:value="70" calcext:value-type="float">
            <text:p>70</text:p>
          </table:table-cell>
          <table:table-cell table:formula="of:=SUM([.AB$2:.AB61])" office:value-type="float" office:value="1.83" calcext:value-type="float">
            <text:p>1.83</text:p>
          </table:table-cell>
          <table:table-cell/>
          <table:table-cell table:formula="of:=[.W61]" office:value-type="float" office:value="0" calcext:value-type="float">
            <text:p>0</text:p>
          </table:table-cell>
          <table:table-cell table:formula="of:=[.X61]" office:value-type="float" office:value="0" calcext:value-type="float">
            <text:p>0</text:p>
          </table:table-cell>
          <table:table-cell table:formula="of:=[.Y61]" office:value-type="float" office:value="0" calcext:value-type="float">
            <text:p>0</text:p>
          </table:table-cell>
          <table:table-cell table:formula="of:=[.Z61]" office:value-type="float" office:value="0" calcext:value-type="float">
            <text:p>0</text:p>
          </table:table-cell>
          <table:table-cell table:formula="of:=[.AA61]" office:value-type="float" office:value="0" calcext:value-type="float">
            <text:p>0</text:p>
          </table:table-cell>
          <table:table-cell table:formula="of:=[.AB6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1-01" calcext:value-type="date">
            <text:p>2019-01-01</text:p>
          </table:table-cell>
          <table:table-cell table:formula="of:=COUNTIFS([.$S$2:.$S$146];YEAR([.V62]);[.$T$2:.$T$146];MONTH([.V62]))" office:value-type="float" office:value="1" calcext:value-type="float">
            <text:p>1</text:p>
          </table:table-cell>
          <table:table-cell table:formula="of:=SUMIFS([.K$2:.K$146];[.$S$2:.$S$146];YEAR([.$V62]);[.$T$2:.$T$146];MONTH([.$V62]))" office:value-type="float" office:value="743" calcext:value-type="float">
            <text:p>743</text:p>
          </table:table-cell>
          <table:table-cell table:formula="of:=SUMIFS([.L$2:.L$146];[.$S$2:.$S$146];YEAR([.$V62]);[.$T$2:.$T$146];MONTH([.$V62]))/10000" office:value-type="float" office:value="1.0062" calcext:value-type="float">
            <text:p>1.0062</text:p>
          </table:table-cell>
          <table:table-cell table:formula="of:=SUMIFS([.M$2:.M$146];[.$S$2:.$S$146];YEAR([.$V62]);[.$T$2:.$T$146];MONTH([.$V62]))/1000" office:value-type="float" office:value="0.269" calcext:value-type="float">
            <text:p>0.269</text:p>
          </table:table-cell>
          <table:table-cell table:formula="of:=SUMIFS([.N$2:.N$146];[.$S$2:.$S$146];YEAR([.$V62]);[.$T$2:.$T$146];MONTH([.$V62]))" office:value-type="float" office:value="5" calcext:value-type="float">
            <text:p>5</text:p>
          </table:table-cell>
          <table:table-cell table:formula="of:=SUMIFS([.O$2:.O$146];[.$S$2:.$S$146];YEAR([.$V62]);[.$T$2:.$T$146];MONTH([.$V62]))/100" office:value-type="float" office:value="0.19" calcext:value-type="float">
            <text:p>0.19</text:p>
          </table:table-cell>
          <table:table-cell table:formula="of:=SUM([.W$2:.W62])" office:value-type="float" office:value="2" calcext:value-type="float">
            <text:p>2</text:p>
          </table:table-cell>
          <table:table-cell table:formula="of:=SUM([.X$2:.X62])" office:value-type="float" office:value="1072" calcext:value-type="float">
            <text:p>1072</text:p>
          </table:table-cell>
          <table:table-cell table:formula="of:=SUM([.Y$2:.Y62])" office:value-type="float" office:value="11.8496" calcext:value-type="float">
            <text:p>11.8496</text:p>
          </table:table-cell>
          <table:table-cell table:formula="of:=SUM([.Z$2:.Z62])" office:value-type="float" office:value="1.989" calcext:value-type="float">
            <text:p>1.989</text:p>
          </table:table-cell>
          <table:table-cell table:formula="of:=SUM([.AA$2:.AA62])" office:value-type="float" office:value="75" calcext:value-type="float">
            <text:p>75</text:p>
          </table:table-cell>
          <table:table-cell table:formula="of:=SUM([.AB$2:.AB62])" office:value-type="float" office:value="2.02" calcext:value-type="float">
            <text:p>2.02</text:p>
          </table:table-cell>
          <table:table-cell/>
          <table:table-cell table:formula="of:=[.W62]" office:value-type="float" office:value="1" calcext:value-type="float">
            <text:p>1</text:p>
          </table:table-cell>
          <table:table-cell table:formula="of:=[.X62]" office:value-type="float" office:value="743" calcext:value-type="float">
            <text:p>743</text:p>
          </table:table-cell>
          <table:table-cell table:formula="of:=[.Y62]" office:value-type="float" office:value="1.0062" calcext:value-type="float">
            <text:p>1.0062</text:p>
          </table:table-cell>
          <table:table-cell table:formula="of:=[.Z62]" office:value-type="float" office:value="0.269" calcext:value-type="float">
            <text:p>0.269</text:p>
          </table:table-cell>
          <table:table-cell table:formula="of:=[.AA62]" office:value-type="float" office:value="5" calcext:value-type="float">
            <text:p>5</text:p>
          </table:table-cell>
          <table:table-cell table:formula="of:=[.AB62]" office:value-type="float" office:value="0.19" calcext:value-type="float">
            <text:p>0.19</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2-01" calcext:value-type="date">
            <text:p>2019-02-01</text:p>
          </table:table-cell>
          <table:table-cell table:formula="of:=COUNTIFS([.$S$2:.$S$146];YEAR([.V63]);[.$T$2:.$T$146];MONTH([.V63]))" office:value-type="float" office:value="0" calcext:value-type="float">
            <text:p>0</text:p>
          </table:table-cell>
          <table:table-cell table:formula="of:=SUMIFS([.K$2:.K$146];[.$S$2:.$S$146];YEAR([.$V63]);[.$T$2:.$T$146];MONTH([.$V63]))" office:value-type="float" office:value="0" calcext:value-type="float">
            <text:p>0</text:p>
          </table:table-cell>
          <table:table-cell table:formula="of:=SUMIFS([.L$2:.L$146];[.$S$2:.$S$146];YEAR([.$V63]);[.$T$2:.$T$146];MONTH([.$V63]))/10000" office:value-type="float" office:value="0" calcext:value-type="float">
            <text:p>0</text:p>
          </table:table-cell>
          <table:table-cell table:formula="of:=SUMIFS([.M$2:.M$146];[.$S$2:.$S$146];YEAR([.$V63]);[.$T$2:.$T$146];MONTH([.$V63]))/1000" office:value-type="float" office:value="0" calcext:value-type="float">
            <text:p>0</text:p>
          </table:table-cell>
          <table:table-cell table:formula="of:=SUMIFS([.N$2:.N$146];[.$S$2:.$S$146];YEAR([.$V63]);[.$T$2:.$T$146];MONTH([.$V63]))" office:value-type="float" office:value="0" calcext:value-type="float">
            <text:p>0</text:p>
          </table:table-cell>
          <table:table-cell table:formula="of:=SUMIFS([.O$2:.O$146];[.$S$2:.$S$146];YEAR([.$V63]);[.$T$2:.$T$146];MONTH([.$V63]))/100" office:value-type="float" office:value="0" calcext:value-type="float">
            <text:p>0</text:p>
          </table:table-cell>
          <table:table-cell table:formula="of:=SUM([.W$2:.W63])" office:value-type="float" office:value="2" calcext:value-type="float">
            <text:p>2</text:p>
          </table:table-cell>
          <table:table-cell table:formula="of:=SUM([.X$2:.X63])" office:value-type="float" office:value="1072" calcext:value-type="float">
            <text:p>1072</text:p>
          </table:table-cell>
          <table:table-cell table:formula="of:=SUM([.Y$2:.Y63])" office:value-type="float" office:value="11.8496" calcext:value-type="float">
            <text:p>11.8496</text:p>
          </table:table-cell>
          <table:table-cell table:formula="of:=SUM([.Z$2:.Z63])" office:value-type="float" office:value="1.989" calcext:value-type="float">
            <text:p>1.989</text:p>
          </table:table-cell>
          <table:table-cell table:formula="of:=SUM([.AA$2:.AA63])" office:value-type="float" office:value="75" calcext:value-type="float">
            <text:p>75</text:p>
          </table:table-cell>
          <table:table-cell table:formula="of:=SUM([.AB$2:.AB63])" office:value-type="float" office:value="2.02" calcext:value-type="float">
            <text:p>2.02</text:p>
          </table:table-cell>
          <table:table-cell/>
          <table:table-cell table:formula="of:=[.W63]" office:value-type="float" office:value="0" calcext:value-type="float">
            <text:p>0</text:p>
          </table:table-cell>
          <table:table-cell table:formula="of:=[.X63]" office:value-type="float" office:value="0" calcext:value-type="float">
            <text:p>0</text:p>
          </table:table-cell>
          <table:table-cell table:formula="of:=[.Y63]" office:value-type="float" office:value="0" calcext:value-type="float">
            <text:p>0</text:p>
          </table:table-cell>
          <table:table-cell table:formula="of:=[.Z63]" office:value-type="float" office:value="0" calcext:value-type="float">
            <text:p>0</text:p>
          </table:table-cell>
          <table:table-cell table:formula="of:=[.AA63]" office:value-type="float" office:value="0" calcext:value-type="float">
            <text:p>0</text:p>
          </table:table-cell>
          <table:table-cell table:formula="of:=[.AB6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3-01" calcext:value-type="date">
            <text:p>2019-03-01</text:p>
          </table:table-cell>
          <table:table-cell table:formula="of:=COUNTIFS([.$S$2:.$S$146];YEAR([.V64]);[.$T$2:.$T$146];MONTH([.V64]))" office:value-type="float" office:value="0" calcext:value-type="float">
            <text:p>0</text:p>
          </table:table-cell>
          <table:table-cell table:formula="of:=SUMIFS([.K$2:.K$146];[.$S$2:.$S$146];YEAR([.$V64]);[.$T$2:.$T$146];MONTH([.$V64]))" office:value-type="float" office:value="0" calcext:value-type="float">
            <text:p>0</text:p>
          </table:table-cell>
          <table:table-cell table:formula="of:=SUMIFS([.L$2:.L$146];[.$S$2:.$S$146];YEAR([.$V64]);[.$T$2:.$T$146];MONTH([.$V64]))/10000" office:value-type="float" office:value="0" calcext:value-type="float">
            <text:p>0</text:p>
          </table:table-cell>
          <table:table-cell table:formula="of:=SUMIFS([.M$2:.M$146];[.$S$2:.$S$146];YEAR([.$V64]);[.$T$2:.$T$146];MONTH([.$V64]))/1000" office:value-type="float" office:value="0" calcext:value-type="float">
            <text:p>0</text:p>
          </table:table-cell>
          <table:table-cell table:formula="of:=SUMIFS([.N$2:.N$146];[.$S$2:.$S$146];YEAR([.$V64]);[.$T$2:.$T$146];MONTH([.$V64]))" office:value-type="float" office:value="0" calcext:value-type="float">
            <text:p>0</text:p>
          </table:table-cell>
          <table:table-cell table:formula="of:=SUMIFS([.O$2:.O$146];[.$S$2:.$S$146];YEAR([.$V64]);[.$T$2:.$T$146];MONTH([.$V64]))/100" office:value-type="float" office:value="0" calcext:value-type="float">
            <text:p>0</text:p>
          </table:table-cell>
          <table:table-cell table:formula="of:=SUM([.W$2:.W64])" office:value-type="float" office:value="2" calcext:value-type="float">
            <text:p>2</text:p>
          </table:table-cell>
          <table:table-cell table:formula="of:=SUM([.X$2:.X64])" office:value-type="float" office:value="1072" calcext:value-type="float">
            <text:p>1072</text:p>
          </table:table-cell>
          <table:table-cell table:formula="of:=SUM([.Y$2:.Y64])" office:value-type="float" office:value="11.8496" calcext:value-type="float">
            <text:p>11.8496</text:p>
          </table:table-cell>
          <table:table-cell table:formula="of:=SUM([.Z$2:.Z64])" office:value-type="float" office:value="1.989" calcext:value-type="float">
            <text:p>1.989</text:p>
          </table:table-cell>
          <table:table-cell table:formula="of:=SUM([.AA$2:.AA64])" office:value-type="float" office:value="75" calcext:value-type="float">
            <text:p>75</text:p>
          </table:table-cell>
          <table:table-cell table:formula="of:=SUM([.AB$2:.AB64])" office:value-type="float" office:value="2.02" calcext:value-type="float">
            <text:p>2.02</text:p>
          </table:table-cell>
          <table:table-cell/>
          <table:table-cell table:formula="of:=[.W64]" office:value-type="float" office:value="0" calcext:value-type="float">
            <text:p>0</text:p>
          </table:table-cell>
          <table:table-cell table:formula="of:=[.X64]" office:value-type="float" office:value="0" calcext:value-type="float">
            <text:p>0</text:p>
          </table:table-cell>
          <table:table-cell table:formula="of:=[.Y64]" office:value-type="float" office:value="0" calcext:value-type="float">
            <text:p>0</text:p>
          </table:table-cell>
          <table:table-cell table:formula="of:=[.Z64]" office:value-type="float" office:value="0" calcext:value-type="float">
            <text:p>0</text:p>
          </table:table-cell>
          <table:table-cell table:formula="of:=[.AA64]" office:value-type="float" office:value="0" calcext:value-type="float">
            <text:p>0</text:p>
          </table:table-cell>
          <table:table-cell table:formula="of:=[.AB6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4-01" calcext:value-type="date">
            <text:p>2019-04-01</text:p>
          </table:table-cell>
          <table:table-cell table:formula="of:=COUNTIFS([.$S$2:.$S$146];YEAR([.V65]);[.$T$2:.$T$146];MONTH([.V65]))" office:value-type="float" office:value="0" calcext:value-type="float">
            <text:p>0</text:p>
          </table:table-cell>
          <table:table-cell table:formula="of:=SUMIFS([.K$2:.K$146];[.$S$2:.$S$146];YEAR([.$V65]);[.$T$2:.$T$146];MONTH([.$V65]))" office:value-type="float" office:value="0" calcext:value-type="float">
            <text:p>0</text:p>
          </table:table-cell>
          <table:table-cell table:formula="of:=SUMIFS([.L$2:.L$146];[.$S$2:.$S$146];YEAR([.$V65]);[.$T$2:.$T$146];MONTH([.$V65]))/10000" office:value-type="float" office:value="0" calcext:value-type="float">
            <text:p>0</text:p>
          </table:table-cell>
          <table:table-cell table:formula="of:=SUMIFS([.M$2:.M$146];[.$S$2:.$S$146];YEAR([.$V65]);[.$T$2:.$T$146];MONTH([.$V65]))/1000" office:value-type="float" office:value="0" calcext:value-type="float">
            <text:p>0</text:p>
          </table:table-cell>
          <table:table-cell table:formula="of:=SUMIFS([.N$2:.N$146];[.$S$2:.$S$146];YEAR([.$V65]);[.$T$2:.$T$146];MONTH([.$V65]))" office:value-type="float" office:value="0" calcext:value-type="float">
            <text:p>0</text:p>
          </table:table-cell>
          <table:table-cell table:formula="of:=SUMIFS([.O$2:.O$146];[.$S$2:.$S$146];YEAR([.$V65]);[.$T$2:.$T$146];MONTH([.$V65]))/100" office:value-type="float" office:value="0" calcext:value-type="float">
            <text:p>0</text:p>
          </table:table-cell>
          <table:table-cell table:formula="of:=SUM([.W$2:.W65])" office:value-type="float" office:value="2" calcext:value-type="float">
            <text:p>2</text:p>
          </table:table-cell>
          <table:table-cell table:formula="of:=SUM([.X$2:.X65])" office:value-type="float" office:value="1072" calcext:value-type="float">
            <text:p>1072</text:p>
          </table:table-cell>
          <table:table-cell table:formula="of:=SUM([.Y$2:.Y65])" office:value-type="float" office:value="11.8496" calcext:value-type="float">
            <text:p>11.8496</text:p>
          </table:table-cell>
          <table:table-cell table:formula="of:=SUM([.Z$2:.Z65])" office:value-type="float" office:value="1.989" calcext:value-type="float">
            <text:p>1.989</text:p>
          </table:table-cell>
          <table:table-cell table:formula="of:=SUM([.AA$2:.AA65])" office:value-type="float" office:value="75" calcext:value-type="float">
            <text:p>75</text:p>
          </table:table-cell>
          <table:table-cell table:formula="of:=SUM([.AB$2:.AB65])" office:value-type="float" office:value="2.02" calcext:value-type="float">
            <text:p>2.02</text:p>
          </table:table-cell>
          <table:table-cell/>
          <table:table-cell table:formula="of:=[.W65]" office:value-type="float" office:value="0" calcext:value-type="float">
            <text:p>0</text:p>
          </table:table-cell>
          <table:table-cell table:formula="of:=[.X65]" office:value-type="float" office:value="0" calcext:value-type="float">
            <text:p>0</text:p>
          </table:table-cell>
          <table:table-cell table:formula="of:=[.Y65]" office:value-type="float" office:value="0" calcext:value-type="float">
            <text:p>0</text:p>
          </table:table-cell>
          <table:table-cell table:formula="of:=[.Z65]" office:value-type="float" office:value="0" calcext:value-type="float">
            <text:p>0</text:p>
          </table:table-cell>
          <table:table-cell table:formula="of:=[.AA65]" office:value-type="float" office:value="0" calcext:value-type="float">
            <text:p>0</text:p>
          </table:table-cell>
          <table:table-cell table:formula="of:=[.AB65]"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5-01" calcext:value-type="date">
            <text:p>2019-05-01</text:p>
          </table:table-cell>
          <table:table-cell table:formula="of:=COUNTIFS([.$S$2:.$S$146];YEAR([.V66]);[.$T$2:.$T$146];MONTH([.V66]))" office:value-type="float" office:value="0" calcext:value-type="float">
            <text:p>0</text:p>
          </table:table-cell>
          <table:table-cell table:formula="of:=SUMIFS([.K$2:.K$146];[.$S$2:.$S$146];YEAR([.$V66]);[.$T$2:.$T$146];MONTH([.$V66]))" office:value-type="float" office:value="0" calcext:value-type="float">
            <text:p>0</text:p>
          </table:table-cell>
          <table:table-cell table:formula="of:=SUMIFS([.L$2:.L$146];[.$S$2:.$S$146];YEAR([.$V66]);[.$T$2:.$T$146];MONTH([.$V66]))/10000" office:value-type="float" office:value="0" calcext:value-type="float">
            <text:p>0</text:p>
          </table:table-cell>
          <table:table-cell table:formula="of:=SUMIFS([.M$2:.M$146];[.$S$2:.$S$146];YEAR([.$V66]);[.$T$2:.$T$146];MONTH([.$V66]))/1000" office:value-type="float" office:value="0" calcext:value-type="float">
            <text:p>0</text:p>
          </table:table-cell>
          <table:table-cell table:formula="of:=SUMIFS([.N$2:.N$146];[.$S$2:.$S$146];YEAR([.$V66]);[.$T$2:.$T$146];MONTH([.$V66]))" office:value-type="float" office:value="0" calcext:value-type="float">
            <text:p>0</text:p>
          </table:table-cell>
          <table:table-cell table:formula="of:=SUMIFS([.O$2:.O$146];[.$S$2:.$S$146];YEAR([.$V66]);[.$T$2:.$T$146];MONTH([.$V66]))/100" office:value-type="float" office:value="0" calcext:value-type="float">
            <text:p>0</text:p>
          </table:table-cell>
          <table:table-cell table:formula="of:=SUM([.W$2:.W66])" office:value-type="float" office:value="2" calcext:value-type="float">
            <text:p>2</text:p>
          </table:table-cell>
          <table:table-cell table:formula="of:=SUM([.X$2:.X66])" office:value-type="float" office:value="1072" calcext:value-type="float">
            <text:p>1072</text:p>
          </table:table-cell>
          <table:table-cell table:formula="of:=SUM([.Y$2:.Y66])" office:value-type="float" office:value="11.8496" calcext:value-type="float">
            <text:p>11.8496</text:p>
          </table:table-cell>
          <table:table-cell table:formula="of:=SUM([.Z$2:.Z66])" office:value-type="float" office:value="1.989" calcext:value-type="float">
            <text:p>1.989</text:p>
          </table:table-cell>
          <table:table-cell table:formula="of:=SUM([.AA$2:.AA66])" office:value-type="float" office:value="75" calcext:value-type="float">
            <text:p>75</text:p>
          </table:table-cell>
          <table:table-cell table:formula="of:=SUM([.AB$2:.AB66])" office:value-type="float" office:value="2.02" calcext:value-type="float">
            <text:p>2.02</text:p>
          </table:table-cell>
          <table:table-cell/>
          <table:table-cell table:formula="of:=[.W66]" office:value-type="float" office:value="0" calcext:value-type="float">
            <text:p>0</text:p>
          </table:table-cell>
          <table:table-cell table:formula="of:=[.X66]" office:value-type="float" office:value="0" calcext:value-type="float">
            <text:p>0</text:p>
          </table:table-cell>
          <table:table-cell table:formula="of:=[.Y66]" office:value-type="float" office:value="0" calcext:value-type="float">
            <text:p>0</text:p>
          </table:table-cell>
          <table:table-cell table:formula="of:=[.Z66]" office:value-type="float" office:value="0" calcext:value-type="float">
            <text:p>0</text:p>
          </table:table-cell>
          <table:table-cell table:formula="of:=[.AA66]" office:value-type="float" office:value="0" calcext:value-type="float">
            <text:p>0</text:p>
          </table:table-cell>
          <table:table-cell table:formula="of:=[.AB66]"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6-01" calcext:value-type="date">
            <text:p>2019-06-01</text:p>
          </table:table-cell>
          <table:table-cell table:formula="of:=COUNTIFS([.$S$2:.$S$146];YEAR([.V67]);[.$T$2:.$T$146];MONTH([.V67]))" office:value-type="float" office:value="0" calcext:value-type="float">
            <text:p>0</text:p>
          </table:table-cell>
          <table:table-cell table:formula="of:=SUMIFS([.K$2:.K$146];[.$S$2:.$S$146];YEAR([.$V67]);[.$T$2:.$T$146];MONTH([.$V67]))" office:value-type="float" office:value="0" calcext:value-type="float">
            <text:p>0</text:p>
          </table:table-cell>
          <table:table-cell table:formula="of:=SUMIFS([.L$2:.L$146];[.$S$2:.$S$146];YEAR([.$V67]);[.$T$2:.$T$146];MONTH([.$V67]))/10000" office:value-type="float" office:value="0" calcext:value-type="float">
            <text:p>0</text:p>
          </table:table-cell>
          <table:table-cell table:formula="of:=SUMIFS([.M$2:.M$146];[.$S$2:.$S$146];YEAR([.$V67]);[.$T$2:.$T$146];MONTH([.$V67]))/1000" office:value-type="float" office:value="0" calcext:value-type="float">
            <text:p>0</text:p>
          </table:table-cell>
          <table:table-cell table:formula="of:=SUMIFS([.N$2:.N$146];[.$S$2:.$S$146];YEAR([.$V67]);[.$T$2:.$T$146];MONTH([.$V67]))" office:value-type="float" office:value="0" calcext:value-type="float">
            <text:p>0</text:p>
          </table:table-cell>
          <table:table-cell table:formula="of:=SUMIFS([.O$2:.O$146];[.$S$2:.$S$146];YEAR([.$V67]);[.$T$2:.$T$146];MONTH([.$V67]))/100" office:value-type="float" office:value="0" calcext:value-type="float">
            <text:p>0</text:p>
          </table:table-cell>
          <table:table-cell table:formula="of:=SUM([.W$2:.W67])" office:value-type="float" office:value="2" calcext:value-type="float">
            <text:p>2</text:p>
          </table:table-cell>
          <table:table-cell table:formula="of:=SUM([.X$2:.X67])" office:value-type="float" office:value="1072" calcext:value-type="float">
            <text:p>1072</text:p>
          </table:table-cell>
          <table:table-cell table:formula="of:=SUM([.Y$2:.Y67])" office:value-type="float" office:value="11.8496" calcext:value-type="float">
            <text:p>11.8496</text:p>
          </table:table-cell>
          <table:table-cell table:formula="of:=SUM([.Z$2:.Z67])" office:value-type="float" office:value="1.989" calcext:value-type="float">
            <text:p>1.989</text:p>
          </table:table-cell>
          <table:table-cell table:formula="of:=SUM([.AA$2:.AA67])" office:value-type="float" office:value="75" calcext:value-type="float">
            <text:p>75</text:p>
          </table:table-cell>
          <table:table-cell table:formula="of:=SUM([.AB$2:.AB67])" office:value-type="float" office:value="2.02" calcext:value-type="float">
            <text:p>2.02</text:p>
          </table:table-cell>
          <table:table-cell/>
          <table:table-cell table:formula="of:=[.W67]" office:value-type="float" office:value="0" calcext:value-type="float">
            <text:p>0</text:p>
          </table:table-cell>
          <table:table-cell table:formula="of:=[.X67]" office:value-type="float" office:value="0" calcext:value-type="float">
            <text:p>0</text:p>
          </table:table-cell>
          <table:table-cell table:formula="of:=[.Y67]" office:value-type="float" office:value="0" calcext:value-type="float">
            <text:p>0</text:p>
          </table:table-cell>
          <table:table-cell table:formula="of:=[.Z67]" office:value-type="float" office:value="0" calcext:value-type="float">
            <text:p>0</text:p>
          </table:table-cell>
          <table:table-cell table:formula="of:=[.AA67]" office:value-type="float" office:value="0" calcext:value-type="float">
            <text:p>0</text:p>
          </table:table-cell>
          <table:table-cell table:formula="of:=[.AB67]"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7-01" calcext:value-type="date">
            <text:p>2019-07-01</text:p>
          </table:table-cell>
          <table:table-cell table:formula="of:=COUNTIFS([.$S$2:.$S$146];YEAR([.V68]);[.$T$2:.$T$146];MONTH([.V68]))" office:value-type="float" office:value="0" calcext:value-type="float">
            <text:p>0</text:p>
          </table:table-cell>
          <table:table-cell table:formula="of:=SUMIFS([.K$2:.K$146];[.$S$2:.$S$146];YEAR([.$V68]);[.$T$2:.$T$146];MONTH([.$V68]))" office:value-type="float" office:value="0" calcext:value-type="float">
            <text:p>0</text:p>
          </table:table-cell>
          <table:table-cell table:formula="of:=SUMIFS([.L$2:.L$146];[.$S$2:.$S$146];YEAR([.$V68]);[.$T$2:.$T$146];MONTH([.$V68]))/10000" office:value-type="float" office:value="0" calcext:value-type="float">
            <text:p>0</text:p>
          </table:table-cell>
          <table:table-cell table:formula="of:=SUMIFS([.M$2:.M$146];[.$S$2:.$S$146];YEAR([.$V68]);[.$T$2:.$T$146];MONTH([.$V68]))/1000" office:value-type="float" office:value="0" calcext:value-type="float">
            <text:p>0</text:p>
          </table:table-cell>
          <table:table-cell table:formula="of:=SUMIFS([.N$2:.N$146];[.$S$2:.$S$146];YEAR([.$V68]);[.$T$2:.$T$146];MONTH([.$V68]))" office:value-type="float" office:value="0" calcext:value-type="float">
            <text:p>0</text:p>
          </table:table-cell>
          <table:table-cell table:formula="of:=SUMIFS([.O$2:.O$146];[.$S$2:.$S$146];YEAR([.$V68]);[.$T$2:.$T$146];MONTH([.$V68]))/100" office:value-type="float" office:value="0" calcext:value-type="float">
            <text:p>0</text:p>
          </table:table-cell>
          <table:table-cell table:formula="of:=SUM([.W$2:.W68])" office:value-type="float" office:value="2" calcext:value-type="float">
            <text:p>2</text:p>
          </table:table-cell>
          <table:table-cell table:formula="of:=SUM([.X$2:.X68])" office:value-type="float" office:value="1072" calcext:value-type="float">
            <text:p>1072</text:p>
          </table:table-cell>
          <table:table-cell table:formula="of:=SUM([.Y$2:.Y68])" office:value-type="float" office:value="11.8496" calcext:value-type="float">
            <text:p>11.8496</text:p>
          </table:table-cell>
          <table:table-cell table:formula="of:=SUM([.Z$2:.Z68])" office:value-type="float" office:value="1.989" calcext:value-type="float">
            <text:p>1.989</text:p>
          </table:table-cell>
          <table:table-cell table:formula="of:=SUM([.AA$2:.AA68])" office:value-type="float" office:value="75" calcext:value-type="float">
            <text:p>75</text:p>
          </table:table-cell>
          <table:table-cell table:formula="of:=SUM([.AB$2:.AB68])" office:value-type="float" office:value="2.02" calcext:value-type="float">
            <text:p>2.02</text:p>
          </table:table-cell>
          <table:table-cell/>
          <table:table-cell table:formula="of:=[.W68]" office:value-type="float" office:value="0" calcext:value-type="float">
            <text:p>0</text:p>
          </table:table-cell>
          <table:table-cell table:formula="of:=[.X68]" office:value-type="float" office:value="0" calcext:value-type="float">
            <text:p>0</text:p>
          </table:table-cell>
          <table:table-cell table:formula="of:=[.Y68]" office:value-type="float" office:value="0" calcext:value-type="float">
            <text:p>0</text:p>
          </table:table-cell>
          <table:table-cell table:formula="of:=[.Z68]" office:value-type="float" office:value="0" calcext:value-type="float">
            <text:p>0</text:p>
          </table:table-cell>
          <table:table-cell table:formula="of:=[.AA68]" office:value-type="float" office:value="0" calcext:value-type="float">
            <text:p>0</text:p>
          </table:table-cell>
          <table:table-cell table:formula="of:=[.AB68]"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8-01" calcext:value-type="date">
            <text:p>2019-08-01</text:p>
          </table:table-cell>
          <table:table-cell table:formula="of:=COUNTIFS([.$S$2:.$S$146];YEAR([.V69]);[.$T$2:.$T$146];MONTH([.V69]))" office:value-type="float" office:value="0" calcext:value-type="float">
            <text:p>0</text:p>
          </table:table-cell>
          <table:table-cell table:formula="of:=SUMIFS([.K$2:.K$146];[.$S$2:.$S$146];YEAR([.$V69]);[.$T$2:.$T$146];MONTH([.$V69]))" office:value-type="float" office:value="0" calcext:value-type="float">
            <text:p>0</text:p>
          </table:table-cell>
          <table:table-cell table:formula="of:=SUMIFS([.L$2:.L$146];[.$S$2:.$S$146];YEAR([.$V69]);[.$T$2:.$T$146];MONTH([.$V69]))/10000" office:value-type="float" office:value="0" calcext:value-type="float">
            <text:p>0</text:p>
          </table:table-cell>
          <table:table-cell table:formula="of:=SUMIFS([.M$2:.M$146];[.$S$2:.$S$146];YEAR([.$V69]);[.$T$2:.$T$146];MONTH([.$V69]))/1000" office:value-type="float" office:value="0" calcext:value-type="float">
            <text:p>0</text:p>
          </table:table-cell>
          <table:table-cell table:formula="of:=SUMIFS([.N$2:.N$146];[.$S$2:.$S$146];YEAR([.$V69]);[.$T$2:.$T$146];MONTH([.$V69]))" office:value-type="float" office:value="0" calcext:value-type="float">
            <text:p>0</text:p>
          </table:table-cell>
          <table:table-cell table:formula="of:=SUMIFS([.O$2:.O$146];[.$S$2:.$S$146];YEAR([.$V69]);[.$T$2:.$T$146];MONTH([.$V69]))/100" office:value-type="float" office:value="0" calcext:value-type="float">
            <text:p>0</text:p>
          </table:table-cell>
          <table:table-cell table:formula="of:=SUM([.W$2:.W69])" office:value-type="float" office:value="2" calcext:value-type="float">
            <text:p>2</text:p>
          </table:table-cell>
          <table:table-cell table:formula="of:=SUM([.X$2:.X69])" office:value-type="float" office:value="1072" calcext:value-type="float">
            <text:p>1072</text:p>
          </table:table-cell>
          <table:table-cell table:formula="of:=SUM([.Y$2:.Y69])" office:value-type="float" office:value="11.8496" calcext:value-type="float">
            <text:p>11.8496</text:p>
          </table:table-cell>
          <table:table-cell table:formula="of:=SUM([.Z$2:.Z69])" office:value-type="float" office:value="1.989" calcext:value-type="float">
            <text:p>1.989</text:p>
          </table:table-cell>
          <table:table-cell table:formula="of:=SUM([.AA$2:.AA69])" office:value-type="float" office:value="75" calcext:value-type="float">
            <text:p>75</text:p>
          </table:table-cell>
          <table:table-cell table:formula="of:=SUM([.AB$2:.AB69])" office:value-type="float" office:value="2.02" calcext:value-type="float">
            <text:p>2.02</text:p>
          </table:table-cell>
          <table:table-cell/>
          <table:table-cell table:formula="of:=[.W69]" office:value-type="float" office:value="0" calcext:value-type="float">
            <text:p>0</text:p>
          </table:table-cell>
          <table:table-cell table:formula="of:=[.X69]" office:value-type="float" office:value="0" calcext:value-type="float">
            <text:p>0</text:p>
          </table:table-cell>
          <table:table-cell table:formula="of:=[.Y69]" office:value-type="float" office:value="0" calcext:value-type="float">
            <text:p>0</text:p>
          </table:table-cell>
          <table:table-cell table:formula="of:=[.Z69]" office:value-type="float" office:value="0" calcext:value-type="float">
            <text:p>0</text:p>
          </table:table-cell>
          <table:table-cell table:formula="of:=[.AA69]" office:value-type="float" office:value="0" calcext:value-type="float">
            <text:p>0</text:p>
          </table:table-cell>
          <table:table-cell table:formula="of:=[.AB6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09-01" calcext:value-type="date">
            <text:p>2019-09-01</text:p>
          </table:table-cell>
          <table:table-cell table:formula="of:=COUNTIFS([.$S$2:.$S$146];YEAR([.V70]);[.$T$2:.$T$146];MONTH([.V70]))" office:value-type="float" office:value="0" calcext:value-type="float">
            <text:p>0</text:p>
          </table:table-cell>
          <table:table-cell table:formula="of:=SUMIFS([.K$2:.K$146];[.$S$2:.$S$146];YEAR([.$V70]);[.$T$2:.$T$146];MONTH([.$V70]))" office:value-type="float" office:value="0" calcext:value-type="float">
            <text:p>0</text:p>
          </table:table-cell>
          <table:table-cell table:formula="of:=SUMIFS([.L$2:.L$146];[.$S$2:.$S$146];YEAR([.$V70]);[.$T$2:.$T$146];MONTH([.$V70]))/10000" office:value-type="float" office:value="0" calcext:value-type="float">
            <text:p>0</text:p>
          </table:table-cell>
          <table:table-cell table:formula="of:=SUMIFS([.M$2:.M$146];[.$S$2:.$S$146];YEAR([.$V70]);[.$T$2:.$T$146];MONTH([.$V70]))/1000" office:value-type="float" office:value="0" calcext:value-type="float">
            <text:p>0</text:p>
          </table:table-cell>
          <table:table-cell table:formula="of:=SUMIFS([.N$2:.N$146];[.$S$2:.$S$146];YEAR([.$V70]);[.$T$2:.$T$146];MONTH([.$V70]))" office:value-type="float" office:value="0" calcext:value-type="float">
            <text:p>0</text:p>
          </table:table-cell>
          <table:table-cell table:formula="of:=SUMIFS([.O$2:.O$146];[.$S$2:.$S$146];YEAR([.$V70]);[.$T$2:.$T$146];MONTH([.$V70]))/100" office:value-type="float" office:value="0" calcext:value-type="float">
            <text:p>0</text:p>
          </table:table-cell>
          <table:table-cell table:formula="of:=SUM([.W$2:.W70])" office:value-type="float" office:value="2" calcext:value-type="float">
            <text:p>2</text:p>
          </table:table-cell>
          <table:table-cell table:formula="of:=SUM([.X$2:.X70])" office:value-type="float" office:value="1072" calcext:value-type="float">
            <text:p>1072</text:p>
          </table:table-cell>
          <table:table-cell table:formula="of:=SUM([.Y$2:.Y70])" office:value-type="float" office:value="11.8496" calcext:value-type="float">
            <text:p>11.8496</text:p>
          </table:table-cell>
          <table:table-cell table:formula="of:=SUM([.Z$2:.Z70])" office:value-type="float" office:value="1.989" calcext:value-type="float">
            <text:p>1.989</text:p>
          </table:table-cell>
          <table:table-cell table:formula="of:=SUM([.AA$2:.AA70])" office:value-type="float" office:value="75" calcext:value-type="float">
            <text:p>75</text:p>
          </table:table-cell>
          <table:table-cell table:formula="of:=SUM([.AB$2:.AB70])" office:value-type="float" office:value="2.02" calcext:value-type="float">
            <text:p>2.02</text:p>
          </table:table-cell>
          <table:table-cell/>
          <table:table-cell table:formula="of:=[.W70]" office:value-type="float" office:value="0" calcext:value-type="float">
            <text:p>0</text:p>
          </table:table-cell>
          <table:table-cell table:formula="of:=[.X70]" office:value-type="float" office:value="0" calcext:value-type="float">
            <text:p>0</text:p>
          </table:table-cell>
          <table:table-cell table:formula="of:=[.Y70]" office:value-type="float" office:value="0" calcext:value-type="float">
            <text:p>0</text:p>
          </table:table-cell>
          <table:table-cell table:formula="of:=[.Z70]" office:value-type="float" office:value="0" calcext:value-type="float">
            <text:p>0</text:p>
          </table:table-cell>
          <table:table-cell table:formula="of:=[.AA70]" office:value-type="float" office:value="0" calcext:value-type="float">
            <text:p>0</text:p>
          </table:table-cell>
          <table:table-cell table:formula="of:=[.AB7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10-01" calcext:value-type="date">
            <text:p>2019-10-01</text:p>
          </table:table-cell>
          <table:table-cell table:formula="of:=COUNTIFS([.$S$2:.$S$146];YEAR([.V71]);[.$T$2:.$T$146];MONTH([.V71]))" office:value-type="float" office:value="0" calcext:value-type="float">
            <text:p>0</text:p>
          </table:table-cell>
          <table:table-cell table:formula="of:=SUMIFS([.K$2:.K$146];[.$S$2:.$S$146];YEAR([.$V71]);[.$T$2:.$T$146];MONTH([.$V71]))" office:value-type="float" office:value="0" calcext:value-type="float">
            <text:p>0</text:p>
          </table:table-cell>
          <table:table-cell table:formula="of:=SUMIFS([.L$2:.L$146];[.$S$2:.$S$146];YEAR([.$V71]);[.$T$2:.$T$146];MONTH([.$V71]))/10000" office:value-type="float" office:value="0" calcext:value-type="float">
            <text:p>0</text:p>
          </table:table-cell>
          <table:table-cell table:formula="of:=SUMIFS([.M$2:.M$146];[.$S$2:.$S$146];YEAR([.$V71]);[.$T$2:.$T$146];MONTH([.$V71]))/1000" office:value-type="float" office:value="0" calcext:value-type="float">
            <text:p>0</text:p>
          </table:table-cell>
          <table:table-cell table:formula="of:=SUMIFS([.N$2:.N$146];[.$S$2:.$S$146];YEAR([.$V71]);[.$T$2:.$T$146];MONTH([.$V71]))" office:value-type="float" office:value="0" calcext:value-type="float">
            <text:p>0</text:p>
          </table:table-cell>
          <table:table-cell table:formula="of:=SUMIFS([.O$2:.O$146];[.$S$2:.$S$146];YEAR([.$V71]);[.$T$2:.$T$146];MONTH([.$V71]))/100" office:value-type="float" office:value="0" calcext:value-type="float">
            <text:p>0</text:p>
          </table:table-cell>
          <table:table-cell table:formula="of:=SUM([.W$2:.W71])" office:value-type="float" office:value="2" calcext:value-type="float">
            <text:p>2</text:p>
          </table:table-cell>
          <table:table-cell table:formula="of:=SUM([.X$2:.X71])" office:value-type="float" office:value="1072" calcext:value-type="float">
            <text:p>1072</text:p>
          </table:table-cell>
          <table:table-cell table:formula="of:=SUM([.Y$2:.Y71])" office:value-type="float" office:value="11.8496" calcext:value-type="float">
            <text:p>11.8496</text:p>
          </table:table-cell>
          <table:table-cell table:formula="of:=SUM([.Z$2:.Z71])" office:value-type="float" office:value="1.989" calcext:value-type="float">
            <text:p>1.989</text:p>
          </table:table-cell>
          <table:table-cell table:formula="of:=SUM([.AA$2:.AA71])" office:value-type="float" office:value="75" calcext:value-type="float">
            <text:p>75</text:p>
          </table:table-cell>
          <table:table-cell table:formula="of:=SUM([.AB$2:.AB71])" office:value-type="float" office:value="2.02" calcext:value-type="float">
            <text:p>2.02</text:p>
          </table:table-cell>
          <table:table-cell/>
          <table:table-cell table:formula="of:=[.W71]" office:value-type="float" office:value="0" calcext:value-type="float">
            <text:p>0</text:p>
          </table:table-cell>
          <table:table-cell table:formula="of:=[.X71]" office:value-type="float" office:value="0" calcext:value-type="float">
            <text:p>0</text:p>
          </table:table-cell>
          <table:table-cell table:formula="of:=[.Y71]" office:value-type="float" office:value="0" calcext:value-type="float">
            <text:p>0</text:p>
          </table:table-cell>
          <table:table-cell table:formula="of:=[.Z71]" office:value-type="float" office:value="0" calcext:value-type="float">
            <text:p>0</text:p>
          </table:table-cell>
          <table:table-cell table:formula="of:=[.AA71]" office:value-type="float" office:value="0" calcext:value-type="float">
            <text:p>0</text:p>
          </table:table-cell>
          <table:table-cell table:formula="of:=[.AB7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11-01" calcext:value-type="date">
            <text:p>2019-11-01</text:p>
          </table:table-cell>
          <table:table-cell table:formula="of:=COUNTIFS([.$S$2:.$S$146];YEAR([.V72]);[.$T$2:.$T$146];MONTH([.V72]))" office:value-type="float" office:value="0" calcext:value-type="float">
            <text:p>0</text:p>
          </table:table-cell>
          <table:table-cell table:formula="of:=SUMIFS([.K$2:.K$146];[.$S$2:.$S$146];YEAR([.$V72]);[.$T$2:.$T$146];MONTH([.$V72]))" office:value-type="float" office:value="0" calcext:value-type="float">
            <text:p>0</text:p>
          </table:table-cell>
          <table:table-cell table:formula="of:=SUMIFS([.L$2:.L$146];[.$S$2:.$S$146];YEAR([.$V72]);[.$T$2:.$T$146];MONTH([.$V72]))/10000" office:value-type="float" office:value="0" calcext:value-type="float">
            <text:p>0</text:p>
          </table:table-cell>
          <table:table-cell table:formula="of:=SUMIFS([.M$2:.M$146];[.$S$2:.$S$146];YEAR([.$V72]);[.$T$2:.$T$146];MONTH([.$V72]))/1000" office:value-type="float" office:value="0" calcext:value-type="float">
            <text:p>0</text:p>
          </table:table-cell>
          <table:table-cell table:formula="of:=SUMIFS([.N$2:.N$146];[.$S$2:.$S$146];YEAR([.$V72]);[.$T$2:.$T$146];MONTH([.$V72]))" office:value-type="float" office:value="0" calcext:value-type="float">
            <text:p>0</text:p>
          </table:table-cell>
          <table:table-cell table:formula="of:=SUMIFS([.O$2:.O$146];[.$S$2:.$S$146];YEAR([.$V72]);[.$T$2:.$T$146];MONTH([.$V72]))/100" office:value-type="float" office:value="0" calcext:value-type="float">
            <text:p>0</text:p>
          </table:table-cell>
          <table:table-cell table:formula="of:=SUM([.W$2:.W72])" office:value-type="float" office:value="2" calcext:value-type="float">
            <text:p>2</text:p>
          </table:table-cell>
          <table:table-cell table:formula="of:=SUM([.X$2:.X72])" office:value-type="float" office:value="1072" calcext:value-type="float">
            <text:p>1072</text:p>
          </table:table-cell>
          <table:table-cell table:formula="of:=SUM([.Y$2:.Y72])" office:value-type="float" office:value="11.8496" calcext:value-type="float">
            <text:p>11.8496</text:p>
          </table:table-cell>
          <table:table-cell table:formula="of:=SUM([.Z$2:.Z72])" office:value-type="float" office:value="1.989" calcext:value-type="float">
            <text:p>1.989</text:p>
          </table:table-cell>
          <table:table-cell table:formula="of:=SUM([.AA$2:.AA72])" office:value-type="float" office:value="75" calcext:value-type="float">
            <text:p>75</text:p>
          </table:table-cell>
          <table:table-cell table:formula="of:=SUM([.AB$2:.AB72])" office:value-type="float" office:value="2.02" calcext:value-type="float">
            <text:p>2.02</text:p>
          </table:table-cell>
          <table:table-cell/>
          <table:table-cell table:formula="of:=[.W72]" office:value-type="float" office:value="0" calcext:value-type="float">
            <text:p>0</text:p>
          </table:table-cell>
          <table:table-cell table:formula="of:=[.X72]" office:value-type="float" office:value="0" calcext:value-type="float">
            <text:p>0</text:p>
          </table:table-cell>
          <table:table-cell table:formula="of:=[.Y72]" office:value-type="float" office:value="0" calcext:value-type="float">
            <text:p>0</text:p>
          </table:table-cell>
          <table:table-cell table:formula="of:=[.Z72]" office:value-type="float" office:value="0" calcext:value-type="float">
            <text:p>0</text:p>
          </table:table-cell>
          <table:table-cell table:formula="of:=[.AA72]" office:value-type="float" office:value="0" calcext:value-type="float">
            <text:p>0</text:p>
          </table:table-cell>
          <table:table-cell table:formula="of:=[.AB72]"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19-12-01" calcext:value-type="date">
            <text:p>2019-12-01</text:p>
          </table:table-cell>
          <table:table-cell table:formula="of:=COUNTIFS([.$S$2:.$S$146];YEAR([.V73]);[.$T$2:.$T$146];MONTH([.V73]))" office:value-type="float" office:value="0" calcext:value-type="float">
            <text:p>0</text:p>
          </table:table-cell>
          <table:table-cell table:formula="of:=SUMIFS([.K$2:.K$146];[.$S$2:.$S$146];YEAR([.$V73]);[.$T$2:.$T$146];MONTH([.$V73]))" office:value-type="float" office:value="0" calcext:value-type="float">
            <text:p>0</text:p>
          </table:table-cell>
          <table:table-cell table:formula="of:=SUMIFS([.L$2:.L$146];[.$S$2:.$S$146];YEAR([.$V73]);[.$T$2:.$T$146];MONTH([.$V73]))/10000" office:value-type="float" office:value="0" calcext:value-type="float">
            <text:p>0</text:p>
          </table:table-cell>
          <table:table-cell table:formula="of:=SUMIFS([.M$2:.M$146];[.$S$2:.$S$146];YEAR([.$V73]);[.$T$2:.$T$146];MONTH([.$V73]))/1000" office:value-type="float" office:value="0" calcext:value-type="float">
            <text:p>0</text:p>
          </table:table-cell>
          <table:table-cell table:formula="of:=SUMIFS([.N$2:.N$146];[.$S$2:.$S$146];YEAR([.$V73]);[.$T$2:.$T$146];MONTH([.$V73]))" office:value-type="float" office:value="0" calcext:value-type="float">
            <text:p>0</text:p>
          </table:table-cell>
          <table:table-cell table:formula="of:=SUMIFS([.O$2:.O$146];[.$S$2:.$S$146];YEAR([.$V73]);[.$T$2:.$T$146];MONTH([.$V73]))/100" office:value-type="float" office:value="0" calcext:value-type="float">
            <text:p>0</text:p>
          </table:table-cell>
          <table:table-cell table:formula="of:=SUM([.W$2:.W73])" office:value-type="float" office:value="2" calcext:value-type="float">
            <text:p>2</text:p>
          </table:table-cell>
          <table:table-cell table:formula="of:=SUM([.X$2:.X73])" office:value-type="float" office:value="1072" calcext:value-type="float">
            <text:p>1072</text:p>
          </table:table-cell>
          <table:table-cell table:formula="of:=SUM([.Y$2:.Y73])" office:value-type="float" office:value="11.8496" calcext:value-type="float">
            <text:p>11.8496</text:p>
          </table:table-cell>
          <table:table-cell table:formula="of:=SUM([.Z$2:.Z73])" office:value-type="float" office:value="1.989" calcext:value-type="float">
            <text:p>1.989</text:p>
          </table:table-cell>
          <table:table-cell table:formula="of:=SUM([.AA$2:.AA73])" office:value-type="float" office:value="75" calcext:value-type="float">
            <text:p>75</text:p>
          </table:table-cell>
          <table:table-cell table:formula="of:=SUM([.AB$2:.AB73])" office:value-type="float" office:value="2.02" calcext:value-type="float">
            <text:p>2.02</text:p>
          </table:table-cell>
          <table:table-cell/>
          <table:table-cell table:formula="of:=[.W73]" office:value-type="float" office:value="0" calcext:value-type="float">
            <text:p>0</text:p>
          </table:table-cell>
          <table:table-cell table:formula="of:=[.X73]" office:value-type="float" office:value="0" calcext:value-type="float">
            <text:p>0</text:p>
          </table:table-cell>
          <table:table-cell table:formula="of:=[.Y73]" office:value-type="float" office:value="0" calcext:value-type="float">
            <text:p>0</text:p>
          </table:table-cell>
          <table:table-cell table:formula="of:=[.Z73]" office:value-type="float" office:value="0" calcext:value-type="float">
            <text:p>0</text:p>
          </table:table-cell>
          <table:table-cell table:formula="of:=[.AA73]" office:value-type="float" office:value="0" calcext:value-type="float">
            <text:p>0</text:p>
          </table:table-cell>
          <table:table-cell table:formula="of:=[.AB7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1-01" calcext:value-type="date">
            <text:p>2020-01-01</text:p>
          </table:table-cell>
          <table:table-cell table:formula="of:=COUNTIFS([.$S$2:.$S$146];YEAR([.V74]);[.$T$2:.$T$146];MONTH([.V74]))" office:value-type="float" office:value="0" calcext:value-type="float">
            <text:p>0</text:p>
          </table:table-cell>
          <table:table-cell table:formula="of:=SUMIFS([.K$2:.K$146];[.$S$2:.$S$146];YEAR([.$V74]);[.$T$2:.$T$146];MONTH([.$V74]))" office:value-type="float" office:value="0" calcext:value-type="float">
            <text:p>0</text:p>
          </table:table-cell>
          <table:table-cell table:formula="of:=SUMIFS([.L$2:.L$146];[.$S$2:.$S$146];YEAR([.$V74]);[.$T$2:.$T$146];MONTH([.$V74]))/10000" office:value-type="float" office:value="0" calcext:value-type="float">
            <text:p>0</text:p>
          </table:table-cell>
          <table:table-cell table:formula="of:=SUMIFS([.M$2:.M$146];[.$S$2:.$S$146];YEAR([.$V74]);[.$T$2:.$T$146];MONTH([.$V74]))/1000" office:value-type="float" office:value="0" calcext:value-type="float">
            <text:p>0</text:p>
          </table:table-cell>
          <table:table-cell table:formula="of:=SUMIFS([.N$2:.N$146];[.$S$2:.$S$146];YEAR([.$V74]);[.$T$2:.$T$146];MONTH([.$V74]))" office:value-type="float" office:value="0" calcext:value-type="float">
            <text:p>0</text:p>
          </table:table-cell>
          <table:table-cell table:formula="of:=SUMIFS([.O$2:.O$146];[.$S$2:.$S$146];YEAR([.$V74]);[.$T$2:.$T$146];MONTH([.$V74]))/100" office:value-type="float" office:value="0" calcext:value-type="float">
            <text:p>0</text:p>
          </table:table-cell>
          <table:table-cell table:formula="of:=SUM([.W$2:.W74])" office:value-type="float" office:value="2" calcext:value-type="float">
            <text:p>2</text:p>
          </table:table-cell>
          <table:table-cell table:formula="of:=SUM([.X$2:.X74])" office:value-type="float" office:value="1072" calcext:value-type="float">
            <text:p>1072</text:p>
          </table:table-cell>
          <table:table-cell table:formula="of:=SUM([.Y$2:.Y74])" office:value-type="float" office:value="11.8496" calcext:value-type="float">
            <text:p>11.8496</text:p>
          </table:table-cell>
          <table:table-cell table:formula="of:=SUM([.Z$2:.Z74])" office:value-type="float" office:value="1.989" calcext:value-type="float">
            <text:p>1.989</text:p>
          </table:table-cell>
          <table:table-cell table:formula="of:=SUM([.AA$2:.AA74])" office:value-type="float" office:value="75" calcext:value-type="float">
            <text:p>75</text:p>
          </table:table-cell>
          <table:table-cell table:formula="of:=SUM([.AB$2:.AB74])" office:value-type="float" office:value="2.02" calcext:value-type="float">
            <text:p>2.02</text:p>
          </table:table-cell>
          <table:table-cell/>
          <table:table-cell table:formula="of:=[.W74]" office:value-type="float" office:value="0" calcext:value-type="float">
            <text:p>0</text:p>
          </table:table-cell>
          <table:table-cell table:formula="of:=[.X74]" office:value-type="float" office:value="0" calcext:value-type="float">
            <text:p>0</text:p>
          </table:table-cell>
          <table:table-cell table:formula="of:=[.Y74]" office:value-type="float" office:value="0" calcext:value-type="float">
            <text:p>0</text:p>
          </table:table-cell>
          <table:table-cell table:formula="of:=[.Z74]" office:value-type="float" office:value="0" calcext:value-type="float">
            <text:p>0</text:p>
          </table:table-cell>
          <table:table-cell table:formula="of:=[.AA74]" office:value-type="float" office:value="0" calcext:value-type="float">
            <text:p>0</text:p>
          </table:table-cell>
          <table:table-cell table:formula="of:=[.AB7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2-01" calcext:value-type="date">
            <text:p>2020-02-01</text:p>
          </table:table-cell>
          <table:table-cell table:formula="of:=COUNTIFS([.$S$2:.$S$146];YEAR([.V75]);[.$T$2:.$T$146];MONTH([.V75]))" office:value-type="float" office:value="0" calcext:value-type="float">
            <text:p>0</text:p>
          </table:table-cell>
          <table:table-cell table:formula="of:=SUMIFS([.K$2:.K$146];[.$S$2:.$S$146];YEAR([.$V75]);[.$T$2:.$T$146];MONTH([.$V75]))" office:value-type="float" office:value="0" calcext:value-type="float">
            <text:p>0</text:p>
          </table:table-cell>
          <table:table-cell table:formula="of:=SUMIFS([.L$2:.L$146];[.$S$2:.$S$146];YEAR([.$V75]);[.$T$2:.$T$146];MONTH([.$V75]))/10000" office:value-type="float" office:value="0" calcext:value-type="float">
            <text:p>0</text:p>
          </table:table-cell>
          <table:table-cell table:formula="of:=SUMIFS([.M$2:.M$146];[.$S$2:.$S$146];YEAR([.$V75]);[.$T$2:.$T$146];MONTH([.$V75]))/1000" office:value-type="float" office:value="0" calcext:value-type="float">
            <text:p>0</text:p>
          </table:table-cell>
          <table:table-cell table:formula="of:=SUMIFS([.N$2:.N$146];[.$S$2:.$S$146];YEAR([.$V75]);[.$T$2:.$T$146];MONTH([.$V75]))" office:value-type="float" office:value="0" calcext:value-type="float">
            <text:p>0</text:p>
          </table:table-cell>
          <table:table-cell table:formula="of:=SUMIFS([.O$2:.O$146];[.$S$2:.$S$146];YEAR([.$V75]);[.$T$2:.$T$146];MONTH([.$V75]))/100" office:value-type="float" office:value="0" calcext:value-type="float">
            <text:p>0</text:p>
          </table:table-cell>
          <table:table-cell table:formula="of:=SUM([.W$2:.W75])" office:value-type="float" office:value="2" calcext:value-type="float">
            <text:p>2</text:p>
          </table:table-cell>
          <table:table-cell table:formula="of:=SUM([.X$2:.X75])" office:value-type="float" office:value="1072" calcext:value-type="float">
            <text:p>1072</text:p>
          </table:table-cell>
          <table:table-cell table:formula="of:=SUM([.Y$2:.Y75])" office:value-type="float" office:value="11.8496" calcext:value-type="float">
            <text:p>11.8496</text:p>
          </table:table-cell>
          <table:table-cell table:formula="of:=SUM([.Z$2:.Z75])" office:value-type="float" office:value="1.989" calcext:value-type="float">
            <text:p>1.989</text:p>
          </table:table-cell>
          <table:table-cell table:formula="of:=SUM([.AA$2:.AA75])" office:value-type="float" office:value="75" calcext:value-type="float">
            <text:p>75</text:p>
          </table:table-cell>
          <table:table-cell table:formula="of:=SUM([.AB$2:.AB75])" office:value-type="float" office:value="2.02" calcext:value-type="float">
            <text:p>2.02</text:p>
          </table:table-cell>
          <table:table-cell/>
          <table:table-cell table:formula="of:=[.W75]" office:value-type="float" office:value="0" calcext:value-type="float">
            <text:p>0</text:p>
          </table:table-cell>
          <table:table-cell table:formula="of:=[.X75]" office:value-type="float" office:value="0" calcext:value-type="float">
            <text:p>0</text:p>
          </table:table-cell>
          <table:table-cell table:formula="of:=[.Y75]" office:value-type="float" office:value="0" calcext:value-type="float">
            <text:p>0</text:p>
          </table:table-cell>
          <table:table-cell table:formula="of:=[.Z75]" office:value-type="float" office:value="0" calcext:value-type="float">
            <text:p>0</text:p>
          </table:table-cell>
          <table:table-cell table:formula="of:=[.AA75]" office:value-type="float" office:value="0" calcext:value-type="float">
            <text:p>0</text:p>
          </table:table-cell>
          <table:table-cell table:formula="of:=[.AB75]"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3-01" calcext:value-type="date">
            <text:p>2020-03-01</text:p>
          </table:table-cell>
          <table:table-cell table:formula="of:=COUNTIFS([.$S$2:.$S$146];YEAR([.V76]);[.$T$2:.$T$146];MONTH([.V76]))" office:value-type="float" office:value="0" calcext:value-type="float">
            <text:p>0</text:p>
          </table:table-cell>
          <table:table-cell table:formula="of:=SUMIFS([.K$2:.K$146];[.$S$2:.$S$146];YEAR([.$V76]);[.$T$2:.$T$146];MONTH([.$V76]))" office:value-type="float" office:value="0" calcext:value-type="float">
            <text:p>0</text:p>
          </table:table-cell>
          <table:table-cell table:formula="of:=SUMIFS([.L$2:.L$146];[.$S$2:.$S$146];YEAR([.$V76]);[.$T$2:.$T$146];MONTH([.$V76]))/10000" office:value-type="float" office:value="0" calcext:value-type="float">
            <text:p>0</text:p>
          </table:table-cell>
          <table:table-cell table:formula="of:=SUMIFS([.M$2:.M$146];[.$S$2:.$S$146];YEAR([.$V76]);[.$T$2:.$T$146];MONTH([.$V76]))/1000" office:value-type="float" office:value="0" calcext:value-type="float">
            <text:p>0</text:p>
          </table:table-cell>
          <table:table-cell table:formula="of:=SUMIFS([.N$2:.N$146];[.$S$2:.$S$146];YEAR([.$V76]);[.$T$2:.$T$146];MONTH([.$V76]))" office:value-type="float" office:value="0" calcext:value-type="float">
            <text:p>0</text:p>
          </table:table-cell>
          <table:table-cell table:formula="of:=SUMIFS([.O$2:.O$146];[.$S$2:.$S$146];YEAR([.$V76]);[.$T$2:.$T$146];MONTH([.$V76]))/100" office:value-type="float" office:value="0" calcext:value-type="float">
            <text:p>0</text:p>
          </table:table-cell>
          <table:table-cell table:formula="of:=SUM([.W$2:.W76])" office:value-type="float" office:value="2" calcext:value-type="float">
            <text:p>2</text:p>
          </table:table-cell>
          <table:table-cell table:formula="of:=SUM([.X$2:.X76])" office:value-type="float" office:value="1072" calcext:value-type="float">
            <text:p>1072</text:p>
          </table:table-cell>
          <table:table-cell table:formula="of:=SUM([.Y$2:.Y76])" office:value-type="float" office:value="11.8496" calcext:value-type="float">
            <text:p>11.8496</text:p>
          </table:table-cell>
          <table:table-cell table:formula="of:=SUM([.Z$2:.Z76])" office:value-type="float" office:value="1.989" calcext:value-type="float">
            <text:p>1.989</text:p>
          </table:table-cell>
          <table:table-cell table:formula="of:=SUM([.AA$2:.AA76])" office:value-type="float" office:value="75" calcext:value-type="float">
            <text:p>75</text:p>
          </table:table-cell>
          <table:table-cell table:formula="of:=SUM([.AB$2:.AB76])" office:value-type="float" office:value="2.02" calcext:value-type="float">
            <text:p>2.02</text:p>
          </table:table-cell>
          <table:table-cell/>
          <table:table-cell table:formula="of:=[.W76]" office:value-type="float" office:value="0" calcext:value-type="float">
            <text:p>0</text:p>
          </table:table-cell>
          <table:table-cell table:formula="of:=[.X76]" office:value-type="float" office:value="0" calcext:value-type="float">
            <text:p>0</text:p>
          </table:table-cell>
          <table:table-cell table:formula="of:=[.Y76]" office:value-type="float" office:value="0" calcext:value-type="float">
            <text:p>0</text:p>
          </table:table-cell>
          <table:table-cell table:formula="of:=[.Z76]" office:value-type="float" office:value="0" calcext:value-type="float">
            <text:p>0</text:p>
          </table:table-cell>
          <table:table-cell table:formula="of:=[.AA76]" office:value-type="float" office:value="0" calcext:value-type="float">
            <text:p>0</text:p>
          </table:table-cell>
          <table:table-cell table:formula="of:=[.AB76]"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4-01" calcext:value-type="date">
            <text:p>2020-04-01</text:p>
          </table:table-cell>
          <table:table-cell table:formula="of:=COUNTIFS([.$S$2:.$S$146];YEAR([.V77]);[.$T$2:.$T$146];MONTH([.V77]))" office:value-type="float" office:value="0" calcext:value-type="float">
            <text:p>0</text:p>
          </table:table-cell>
          <table:table-cell table:formula="of:=SUMIFS([.K$2:.K$146];[.$S$2:.$S$146];YEAR([.$V77]);[.$T$2:.$T$146];MONTH([.$V77]))" office:value-type="float" office:value="0" calcext:value-type="float">
            <text:p>0</text:p>
          </table:table-cell>
          <table:table-cell table:formula="of:=SUMIFS([.L$2:.L$146];[.$S$2:.$S$146];YEAR([.$V77]);[.$T$2:.$T$146];MONTH([.$V77]))/10000" office:value-type="float" office:value="0" calcext:value-type="float">
            <text:p>0</text:p>
          </table:table-cell>
          <table:table-cell table:formula="of:=SUMIFS([.M$2:.M$146];[.$S$2:.$S$146];YEAR([.$V77]);[.$T$2:.$T$146];MONTH([.$V77]))/1000" office:value-type="float" office:value="0" calcext:value-type="float">
            <text:p>0</text:p>
          </table:table-cell>
          <table:table-cell table:formula="of:=SUMIFS([.N$2:.N$146];[.$S$2:.$S$146];YEAR([.$V77]);[.$T$2:.$T$146];MONTH([.$V77]))" office:value-type="float" office:value="0" calcext:value-type="float">
            <text:p>0</text:p>
          </table:table-cell>
          <table:table-cell table:formula="of:=SUMIFS([.O$2:.O$146];[.$S$2:.$S$146];YEAR([.$V77]);[.$T$2:.$T$146];MONTH([.$V77]))/100" office:value-type="float" office:value="0" calcext:value-type="float">
            <text:p>0</text:p>
          </table:table-cell>
          <table:table-cell table:formula="of:=SUM([.W$2:.W77])" office:value-type="float" office:value="2" calcext:value-type="float">
            <text:p>2</text:p>
          </table:table-cell>
          <table:table-cell table:formula="of:=SUM([.X$2:.X77])" office:value-type="float" office:value="1072" calcext:value-type="float">
            <text:p>1072</text:p>
          </table:table-cell>
          <table:table-cell table:formula="of:=SUM([.Y$2:.Y77])" office:value-type="float" office:value="11.8496" calcext:value-type="float">
            <text:p>11.8496</text:p>
          </table:table-cell>
          <table:table-cell table:formula="of:=SUM([.Z$2:.Z77])" office:value-type="float" office:value="1.989" calcext:value-type="float">
            <text:p>1.989</text:p>
          </table:table-cell>
          <table:table-cell table:formula="of:=SUM([.AA$2:.AA77])" office:value-type="float" office:value="75" calcext:value-type="float">
            <text:p>75</text:p>
          </table:table-cell>
          <table:table-cell table:formula="of:=SUM([.AB$2:.AB77])" office:value-type="float" office:value="2.02" calcext:value-type="float">
            <text:p>2.02</text:p>
          </table:table-cell>
          <table:table-cell/>
          <table:table-cell table:formula="of:=[.W77]" office:value-type="float" office:value="0" calcext:value-type="float">
            <text:p>0</text:p>
          </table:table-cell>
          <table:table-cell table:formula="of:=[.X77]" office:value-type="float" office:value="0" calcext:value-type="float">
            <text:p>0</text:p>
          </table:table-cell>
          <table:table-cell table:formula="of:=[.Y77]" office:value-type="float" office:value="0" calcext:value-type="float">
            <text:p>0</text:p>
          </table:table-cell>
          <table:table-cell table:formula="of:=[.Z77]" office:value-type="float" office:value="0" calcext:value-type="float">
            <text:p>0</text:p>
          </table:table-cell>
          <table:table-cell table:formula="of:=[.AA77]" office:value-type="float" office:value="0" calcext:value-type="float">
            <text:p>0</text:p>
          </table:table-cell>
          <table:table-cell table:formula="of:=[.AB77]"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5-01" calcext:value-type="date">
            <text:p>2020-05-01</text:p>
          </table:table-cell>
          <table:table-cell table:formula="of:=COUNTIFS([.$S$2:.$S$146];YEAR([.V78]);[.$T$2:.$T$146];MONTH([.V78]))" office:value-type="float" office:value="0" calcext:value-type="float">
            <text:p>0</text:p>
          </table:table-cell>
          <table:table-cell table:formula="of:=SUMIFS([.K$2:.K$146];[.$S$2:.$S$146];YEAR([.$V78]);[.$T$2:.$T$146];MONTH([.$V78]))" office:value-type="float" office:value="0" calcext:value-type="float">
            <text:p>0</text:p>
          </table:table-cell>
          <table:table-cell table:formula="of:=SUMIFS([.L$2:.L$146];[.$S$2:.$S$146];YEAR([.$V78]);[.$T$2:.$T$146];MONTH([.$V78]))/10000" office:value-type="float" office:value="0" calcext:value-type="float">
            <text:p>0</text:p>
          </table:table-cell>
          <table:table-cell table:formula="of:=SUMIFS([.M$2:.M$146];[.$S$2:.$S$146];YEAR([.$V78]);[.$T$2:.$T$146];MONTH([.$V78]))/1000" office:value-type="float" office:value="0" calcext:value-type="float">
            <text:p>0</text:p>
          </table:table-cell>
          <table:table-cell table:formula="of:=SUMIFS([.N$2:.N$146];[.$S$2:.$S$146];YEAR([.$V78]);[.$T$2:.$T$146];MONTH([.$V78]))" office:value-type="float" office:value="0" calcext:value-type="float">
            <text:p>0</text:p>
          </table:table-cell>
          <table:table-cell table:formula="of:=SUMIFS([.O$2:.O$146];[.$S$2:.$S$146];YEAR([.$V78]);[.$T$2:.$T$146];MONTH([.$V78]))/100" office:value-type="float" office:value="0" calcext:value-type="float">
            <text:p>0</text:p>
          </table:table-cell>
          <table:table-cell table:formula="of:=SUM([.W$2:.W78])" office:value-type="float" office:value="2" calcext:value-type="float">
            <text:p>2</text:p>
          </table:table-cell>
          <table:table-cell table:formula="of:=SUM([.X$2:.X78])" office:value-type="float" office:value="1072" calcext:value-type="float">
            <text:p>1072</text:p>
          </table:table-cell>
          <table:table-cell table:formula="of:=SUM([.Y$2:.Y78])" office:value-type="float" office:value="11.8496" calcext:value-type="float">
            <text:p>11.8496</text:p>
          </table:table-cell>
          <table:table-cell table:formula="of:=SUM([.Z$2:.Z78])" office:value-type="float" office:value="1.989" calcext:value-type="float">
            <text:p>1.989</text:p>
          </table:table-cell>
          <table:table-cell table:formula="of:=SUM([.AA$2:.AA78])" office:value-type="float" office:value="75" calcext:value-type="float">
            <text:p>75</text:p>
          </table:table-cell>
          <table:table-cell table:formula="of:=SUM([.AB$2:.AB78])" office:value-type="float" office:value="2.02" calcext:value-type="float">
            <text:p>2.02</text:p>
          </table:table-cell>
          <table:table-cell/>
          <table:table-cell table:formula="of:=[.W78]" office:value-type="float" office:value="0" calcext:value-type="float">
            <text:p>0</text:p>
          </table:table-cell>
          <table:table-cell table:formula="of:=[.X78]" office:value-type="float" office:value="0" calcext:value-type="float">
            <text:p>0</text:p>
          </table:table-cell>
          <table:table-cell table:formula="of:=[.Y78]" office:value-type="float" office:value="0" calcext:value-type="float">
            <text:p>0</text:p>
          </table:table-cell>
          <table:table-cell table:formula="of:=[.Z78]" office:value-type="float" office:value="0" calcext:value-type="float">
            <text:p>0</text:p>
          </table:table-cell>
          <table:table-cell table:formula="of:=[.AA78]" office:value-type="float" office:value="0" calcext:value-type="float">
            <text:p>0</text:p>
          </table:table-cell>
          <table:table-cell table:formula="of:=[.AB78]"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6-01" calcext:value-type="date">
            <text:p>2020-06-01</text:p>
          </table:table-cell>
          <table:table-cell table:formula="of:=COUNTIFS([.$S$2:.$S$146];YEAR([.V79]);[.$T$2:.$T$146];MONTH([.V79]))" office:value-type="float" office:value="0" calcext:value-type="float">
            <text:p>0</text:p>
          </table:table-cell>
          <table:table-cell table:formula="of:=SUMIFS([.K$2:.K$146];[.$S$2:.$S$146];YEAR([.$V79]);[.$T$2:.$T$146];MONTH([.$V79]))" office:value-type="float" office:value="0" calcext:value-type="float">
            <text:p>0</text:p>
          </table:table-cell>
          <table:table-cell table:formula="of:=SUMIFS([.L$2:.L$146];[.$S$2:.$S$146];YEAR([.$V79]);[.$T$2:.$T$146];MONTH([.$V79]))/10000" office:value-type="float" office:value="0" calcext:value-type="float">
            <text:p>0</text:p>
          </table:table-cell>
          <table:table-cell table:formula="of:=SUMIFS([.M$2:.M$146];[.$S$2:.$S$146];YEAR([.$V79]);[.$T$2:.$T$146];MONTH([.$V79]))/1000" office:value-type="float" office:value="0" calcext:value-type="float">
            <text:p>0</text:p>
          </table:table-cell>
          <table:table-cell table:formula="of:=SUMIFS([.N$2:.N$146];[.$S$2:.$S$146];YEAR([.$V79]);[.$T$2:.$T$146];MONTH([.$V79]))" office:value-type="float" office:value="0" calcext:value-type="float">
            <text:p>0</text:p>
          </table:table-cell>
          <table:table-cell table:formula="of:=SUMIFS([.O$2:.O$146];[.$S$2:.$S$146];YEAR([.$V79]);[.$T$2:.$T$146];MONTH([.$V79]))/100" office:value-type="float" office:value="0" calcext:value-type="float">
            <text:p>0</text:p>
          </table:table-cell>
          <table:table-cell table:formula="of:=SUM([.W$2:.W79])" office:value-type="float" office:value="2" calcext:value-type="float">
            <text:p>2</text:p>
          </table:table-cell>
          <table:table-cell table:formula="of:=SUM([.X$2:.X79])" office:value-type="float" office:value="1072" calcext:value-type="float">
            <text:p>1072</text:p>
          </table:table-cell>
          <table:table-cell table:formula="of:=SUM([.Y$2:.Y79])" office:value-type="float" office:value="11.8496" calcext:value-type="float">
            <text:p>11.8496</text:p>
          </table:table-cell>
          <table:table-cell table:formula="of:=SUM([.Z$2:.Z79])" office:value-type="float" office:value="1.989" calcext:value-type="float">
            <text:p>1.989</text:p>
          </table:table-cell>
          <table:table-cell table:formula="of:=SUM([.AA$2:.AA79])" office:value-type="float" office:value="75" calcext:value-type="float">
            <text:p>75</text:p>
          </table:table-cell>
          <table:table-cell table:formula="of:=SUM([.AB$2:.AB79])" office:value-type="float" office:value="2.02" calcext:value-type="float">
            <text:p>2.02</text:p>
          </table:table-cell>
          <table:table-cell/>
          <table:table-cell table:formula="of:=[.W79]" office:value-type="float" office:value="0" calcext:value-type="float">
            <text:p>0</text:p>
          </table:table-cell>
          <table:table-cell table:formula="of:=[.X79]" office:value-type="float" office:value="0" calcext:value-type="float">
            <text:p>0</text:p>
          </table:table-cell>
          <table:table-cell table:formula="of:=[.Y79]" office:value-type="float" office:value="0" calcext:value-type="float">
            <text:p>0</text:p>
          </table:table-cell>
          <table:table-cell table:formula="of:=[.Z79]" office:value-type="float" office:value="0" calcext:value-type="float">
            <text:p>0</text:p>
          </table:table-cell>
          <table:table-cell table:formula="of:=[.AA79]" office:value-type="float" office:value="0" calcext:value-type="float">
            <text:p>0</text:p>
          </table:table-cell>
          <table:table-cell table:formula="of:=[.AB79]"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7-01" calcext:value-type="date">
            <text:p>2020-07-01</text:p>
          </table:table-cell>
          <table:table-cell table:formula="of:=COUNTIFS([.$S$2:.$S$146];YEAR([.V80]);[.$T$2:.$T$146];MONTH([.V80]))" office:value-type="float" office:value="0" calcext:value-type="float">
            <text:p>0</text:p>
          </table:table-cell>
          <table:table-cell table:formula="of:=SUMIFS([.K$2:.K$146];[.$S$2:.$S$146];YEAR([.$V80]);[.$T$2:.$T$146];MONTH([.$V80]))" office:value-type="float" office:value="0" calcext:value-type="float">
            <text:p>0</text:p>
          </table:table-cell>
          <table:table-cell table:formula="of:=SUMIFS([.L$2:.L$146];[.$S$2:.$S$146];YEAR([.$V80]);[.$T$2:.$T$146];MONTH([.$V80]))/10000" office:value-type="float" office:value="0" calcext:value-type="float">
            <text:p>0</text:p>
          </table:table-cell>
          <table:table-cell table:formula="of:=SUMIFS([.M$2:.M$146];[.$S$2:.$S$146];YEAR([.$V80]);[.$T$2:.$T$146];MONTH([.$V80]))/1000" office:value-type="float" office:value="0" calcext:value-type="float">
            <text:p>0</text:p>
          </table:table-cell>
          <table:table-cell table:formula="of:=SUMIFS([.N$2:.N$146];[.$S$2:.$S$146];YEAR([.$V80]);[.$T$2:.$T$146];MONTH([.$V80]))" office:value-type="float" office:value="0" calcext:value-type="float">
            <text:p>0</text:p>
          </table:table-cell>
          <table:table-cell table:formula="of:=SUMIFS([.O$2:.O$146];[.$S$2:.$S$146];YEAR([.$V80]);[.$T$2:.$T$146];MONTH([.$V80]))/100" office:value-type="float" office:value="0" calcext:value-type="float">
            <text:p>0</text:p>
          </table:table-cell>
          <table:table-cell table:formula="of:=SUM([.W$2:.W80])" office:value-type="float" office:value="2" calcext:value-type="float">
            <text:p>2</text:p>
          </table:table-cell>
          <table:table-cell table:formula="of:=SUM([.X$2:.X80])" office:value-type="float" office:value="1072" calcext:value-type="float">
            <text:p>1072</text:p>
          </table:table-cell>
          <table:table-cell table:formula="of:=SUM([.Y$2:.Y80])" office:value-type="float" office:value="11.8496" calcext:value-type="float">
            <text:p>11.8496</text:p>
          </table:table-cell>
          <table:table-cell table:formula="of:=SUM([.Z$2:.Z80])" office:value-type="float" office:value="1.989" calcext:value-type="float">
            <text:p>1.989</text:p>
          </table:table-cell>
          <table:table-cell table:formula="of:=SUM([.AA$2:.AA80])" office:value-type="float" office:value="75" calcext:value-type="float">
            <text:p>75</text:p>
          </table:table-cell>
          <table:table-cell table:formula="of:=SUM([.AB$2:.AB80])" office:value-type="float" office:value="2.02" calcext:value-type="float">
            <text:p>2.02</text:p>
          </table:table-cell>
          <table:table-cell/>
          <table:table-cell table:formula="of:=[.W80]" office:value-type="float" office:value="0" calcext:value-type="float">
            <text:p>0</text:p>
          </table:table-cell>
          <table:table-cell table:formula="of:=[.X80]" office:value-type="float" office:value="0" calcext:value-type="float">
            <text:p>0</text:p>
          </table:table-cell>
          <table:table-cell table:formula="of:=[.Y80]" office:value-type="float" office:value="0" calcext:value-type="float">
            <text:p>0</text:p>
          </table:table-cell>
          <table:table-cell table:formula="of:=[.Z80]" office:value-type="float" office:value="0" calcext:value-type="float">
            <text:p>0</text:p>
          </table:table-cell>
          <table:table-cell table:formula="of:=[.AA80]" office:value-type="float" office:value="0" calcext:value-type="float">
            <text:p>0</text:p>
          </table:table-cell>
          <table:table-cell table:formula="of:=[.AB80]"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8-01" calcext:value-type="date">
            <text:p>2020-08-01</text:p>
          </table:table-cell>
          <table:table-cell table:formula="of:=COUNTIFS([.$S$2:.$S$146];YEAR([.V81]);[.$T$2:.$T$146];MONTH([.V81]))" office:value-type="float" office:value="0" calcext:value-type="float">
            <text:p>0</text:p>
          </table:table-cell>
          <table:table-cell table:formula="of:=SUMIFS([.K$2:.K$146];[.$S$2:.$S$146];YEAR([.$V81]);[.$T$2:.$T$146];MONTH([.$V81]))" office:value-type="float" office:value="0" calcext:value-type="float">
            <text:p>0</text:p>
          </table:table-cell>
          <table:table-cell table:formula="of:=SUMIFS([.L$2:.L$146];[.$S$2:.$S$146];YEAR([.$V81]);[.$T$2:.$T$146];MONTH([.$V81]))/10000" office:value-type="float" office:value="0" calcext:value-type="float">
            <text:p>0</text:p>
          </table:table-cell>
          <table:table-cell table:formula="of:=SUMIFS([.M$2:.M$146];[.$S$2:.$S$146];YEAR([.$V81]);[.$T$2:.$T$146];MONTH([.$V81]))/1000" office:value-type="float" office:value="0" calcext:value-type="float">
            <text:p>0</text:p>
          </table:table-cell>
          <table:table-cell table:formula="of:=SUMIFS([.N$2:.N$146];[.$S$2:.$S$146];YEAR([.$V81]);[.$T$2:.$T$146];MONTH([.$V81]))" office:value-type="float" office:value="0" calcext:value-type="float">
            <text:p>0</text:p>
          </table:table-cell>
          <table:table-cell table:formula="of:=SUMIFS([.O$2:.O$146];[.$S$2:.$S$146];YEAR([.$V81]);[.$T$2:.$T$146];MONTH([.$V81]))/100" office:value-type="float" office:value="0" calcext:value-type="float">
            <text:p>0</text:p>
          </table:table-cell>
          <table:table-cell table:formula="of:=SUM([.W$2:.W81])" office:value-type="float" office:value="2" calcext:value-type="float">
            <text:p>2</text:p>
          </table:table-cell>
          <table:table-cell table:formula="of:=SUM([.X$2:.X81])" office:value-type="float" office:value="1072" calcext:value-type="float">
            <text:p>1072</text:p>
          </table:table-cell>
          <table:table-cell table:formula="of:=SUM([.Y$2:.Y81])" office:value-type="float" office:value="11.8496" calcext:value-type="float">
            <text:p>11.8496</text:p>
          </table:table-cell>
          <table:table-cell table:formula="of:=SUM([.Z$2:.Z81])" office:value-type="float" office:value="1.989" calcext:value-type="float">
            <text:p>1.989</text:p>
          </table:table-cell>
          <table:table-cell table:formula="of:=SUM([.AA$2:.AA81])" office:value-type="float" office:value="75" calcext:value-type="float">
            <text:p>75</text:p>
          </table:table-cell>
          <table:table-cell table:formula="of:=SUM([.AB$2:.AB81])" office:value-type="float" office:value="2.02" calcext:value-type="float">
            <text:p>2.02</text:p>
          </table:table-cell>
          <table:table-cell/>
          <table:table-cell table:formula="of:=[.W81]" office:value-type="float" office:value="0" calcext:value-type="float">
            <text:p>0</text:p>
          </table:table-cell>
          <table:table-cell table:formula="of:=[.X81]" office:value-type="float" office:value="0" calcext:value-type="float">
            <text:p>0</text:p>
          </table:table-cell>
          <table:table-cell table:formula="of:=[.Y81]" office:value-type="float" office:value="0" calcext:value-type="float">
            <text:p>0</text:p>
          </table:table-cell>
          <table:table-cell table:formula="of:=[.Z81]" office:value-type="float" office:value="0" calcext:value-type="float">
            <text:p>0</text:p>
          </table:table-cell>
          <table:table-cell table:formula="of:=[.AA81]" office:value-type="float" office:value="0" calcext:value-type="float">
            <text:p>0</text:p>
          </table:table-cell>
          <table:table-cell table:formula="of:=[.AB81]"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09-01" calcext:value-type="date">
            <text:p>2020-09-01</text:p>
          </table:table-cell>
          <table:table-cell table:formula="of:=COUNTIFS([.$S$2:.$S$146];YEAR([.V82]);[.$T$2:.$T$146];MONTH([.V82]))" office:value-type="float" office:value="0" calcext:value-type="float">
            <text:p>0</text:p>
          </table:table-cell>
          <table:table-cell table:formula="of:=SUMIFS([.K$2:.K$146];[.$S$2:.$S$146];YEAR([.$V82]);[.$T$2:.$T$146];MONTH([.$V82]))" office:value-type="float" office:value="0" calcext:value-type="float">
            <text:p>0</text:p>
          </table:table-cell>
          <table:table-cell table:formula="of:=SUMIFS([.L$2:.L$146];[.$S$2:.$S$146];YEAR([.$V82]);[.$T$2:.$T$146];MONTH([.$V82]))/10000" office:value-type="float" office:value="0" calcext:value-type="float">
            <text:p>0</text:p>
          </table:table-cell>
          <table:table-cell table:formula="of:=SUMIFS([.M$2:.M$146];[.$S$2:.$S$146];YEAR([.$V82]);[.$T$2:.$T$146];MONTH([.$V82]))/1000" office:value-type="float" office:value="0" calcext:value-type="float">
            <text:p>0</text:p>
          </table:table-cell>
          <table:table-cell table:formula="of:=SUMIFS([.N$2:.N$146];[.$S$2:.$S$146];YEAR([.$V82]);[.$T$2:.$T$146];MONTH([.$V82]))" office:value-type="float" office:value="0" calcext:value-type="float">
            <text:p>0</text:p>
          </table:table-cell>
          <table:table-cell table:formula="of:=SUMIFS([.O$2:.O$146];[.$S$2:.$S$146];YEAR([.$V82]);[.$T$2:.$T$146];MONTH([.$V82]))/100" office:value-type="float" office:value="0" calcext:value-type="float">
            <text:p>0</text:p>
          </table:table-cell>
          <table:table-cell table:formula="of:=SUM([.W$2:.W82])" office:value-type="float" office:value="2" calcext:value-type="float">
            <text:p>2</text:p>
          </table:table-cell>
          <table:table-cell table:formula="of:=SUM([.X$2:.X82])" office:value-type="float" office:value="1072" calcext:value-type="float">
            <text:p>1072</text:p>
          </table:table-cell>
          <table:table-cell table:formula="of:=SUM([.Y$2:.Y82])" office:value-type="float" office:value="11.8496" calcext:value-type="float">
            <text:p>11.8496</text:p>
          </table:table-cell>
          <table:table-cell table:formula="of:=SUM([.Z$2:.Z82])" office:value-type="float" office:value="1.989" calcext:value-type="float">
            <text:p>1.989</text:p>
          </table:table-cell>
          <table:table-cell table:formula="of:=SUM([.AA$2:.AA82])" office:value-type="float" office:value="75" calcext:value-type="float">
            <text:p>75</text:p>
          </table:table-cell>
          <table:table-cell table:formula="of:=SUM([.AB$2:.AB82])" office:value-type="float" office:value="2.02" calcext:value-type="float">
            <text:p>2.02</text:p>
          </table:table-cell>
          <table:table-cell/>
          <table:table-cell table:formula="of:=[.W82]" office:value-type="float" office:value="0" calcext:value-type="float">
            <text:p>0</text:p>
          </table:table-cell>
          <table:table-cell table:formula="of:=[.X82]" office:value-type="float" office:value="0" calcext:value-type="float">
            <text:p>0</text:p>
          </table:table-cell>
          <table:table-cell table:formula="of:=[.Y82]" office:value-type="float" office:value="0" calcext:value-type="float">
            <text:p>0</text:p>
          </table:table-cell>
          <table:table-cell table:formula="of:=[.Z82]" office:value-type="float" office:value="0" calcext:value-type="float">
            <text:p>0</text:p>
          </table:table-cell>
          <table:table-cell table:formula="of:=[.AA82]" office:value-type="float" office:value="0" calcext:value-type="float">
            <text:p>0</text:p>
          </table:table-cell>
          <table:table-cell table:formula="of:=[.AB82]"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10-01" calcext:value-type="date">
            <text:p>2020-10-01</text:p>
          </table:table-cell>
          <table:table-cell table:formula="of:=COUNTIFS([.$S$2:.$S$146];YEAR([.V83]);[.$T$2:.$T$146];MONTH([.V83]))" office:value-type="float" office:value="0" calcext:value-type="float">
            <text:p>0</text:p>
          </table:table-cell>
          <table:table-cell table:formula="of:=SUMIFS([.K$2:.K$146];[.$S$2:.$S$146];YEAR([.$V83]);[.$T$2:.$T$146];MONTH([.$V83]))" office:value-type="float" office:value="0" calcext:value-type="float">
            <text:p>0</text:p>
          </table:table-cell>
          <table:table-cell table:formula="of:=SUMIFS([.L$2:.L$146];[.$S$2:.$S$146];YEAR([.$V83]);[.$T$2:.$T$146];MONTH([.$V83]))/10000" office:value-type="float" office:value="0" calcext:value-type="float">
            <text:p>0</text:p>
          </table:table-cell>
          <table:table-cell table:formula="of:=SUMIFS([.M$2:.M$146];[.$S$2:.$S$146];YEAR([.$V83]);[.$T$2:.$T$146];MONTH([.$V83]))/1000" office:value-type="float" office:value="0" calcext:value-type="float">
            <text:p>0</text:p>
          </table:table-cell>
          <table:table-cell table:formula="of:=SUMIFS([.N$2:.N$146];[.$S$2:.$S$146];YEAR([.$V83]);[.$T$2:.$T$146];MONTH([.$V83]))" office:value-type="float" office:value="0" calcext:value-type="float">
            <text:p>0</text:p>
          </table:table-cell>
          <table:table-cell table:formula="of:=SUMIFS([.O$2:.O$146];[.$S$2:.$S$146];YEAR([.$V83]);[.$T$2:.$T$146];MONTH([.$V83]))/100" office:value-type="float" office:value="0" calcext:value-type="float">
            <text:p>0</text:p>
          </table:table-cell>
          <table:table-cell table:formula="of:=SUM([.W$2:.W83])" office:value-type="float" office:value="2" calcext:value-type="float">
            <text:p>2</text:p>
          </table:table-cell>
          <table:table-cell table:formula="of:=SUM([.X$2:.X83])" office:value-type="float" office:value="1072" calcext:value-type="float">
            <text:p>1072</text:p>
          </table:table-cell>
          <table:table-cell table:formula="of:=SUM([.Y$2:.Y83])" office:value-type="float" office:value="11.8496" calcext:value-type="float">
            <text:p>11.8496</text:p>
          </table:table-cell>
          <table:table-cell table:formula="of:=SUM([.Z$2:.Z83])" office:value-type="float" office:value="1.989" calcext:value-type="float">
            <text:p>1.989</text:p>
          </table:table-cell>
          <table:table-cell table:formula="of:=SUM([.AA$2:.AA83])" office:value-type="float" office:value="75" calcext:value-type="float">
            <text:p>75</text:p>
          </table:table-cell>
          <table:table-cell table:formula="of:=SUM([.AB$2:.AB83])" office:value-type="float" office:value="2.02" calcext:value-type="float">
            <text:p>2.02</text:p>
          </table:table-cell>
          <table:table-cell/>
          <table:table-cell table:formula="of:=[.W83]" office:value-type="float" office:value="0" calcext:value-type="float">
            <text:p>0</text:p>
          </table:table-cell>
          <table:table-cell table:formula="of:=[.X83]" office:value-type="float" office:value="0" calcext:value-type="float">
            <text:p>0</text:p>
          </table:table-cell>
          <table:table-cell table:formula="of:=[.Y83]" office:value-type="float" office:value="0" calcext:value-type="float">
            <text:p>0</text:p>
          </table:table-cell>
          <table:table-cell table:formula="of:=[.Z83]" office:value-type="float" office:value="0" calcext:value-type="float">
            <text:p>0</text:p>
          </table:table-cell>
          <table:table-cell table:formula="of:=[.AA83]" office:value-type="float" office:value="0" calcext:value-type="float">
            <text:p>0</text:p>
          </table:table-cell>
          <table:table-cell table:formula="of:=[.AB83]"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11-01" calcext:value-type="date">
            <text:p>2020-11-01</text:p>
          </table:table-cell>
          <table:table-cell table:formula="of:=COUNTIFS([.$S$2:.$S$146];YEAR([.V84]);[.$T$2:.$T$146];MONTH([.V84]))" office:value-type="float" office:value="0" calcext:value-type="float">
            <text:p>0</text:p>
          </table:table-cell>
          <table:table-cell table:formula="of:=SUMIFS([.K$2:.K$146];[.$S$2:.$S$146];YEAR([.$V84]);[.$T$2:.$T$146];MONTH([.$V84]))" office:value-type="float" office:value="0" calcext:value-type="float">
            <text:p>0</text:p>
          </table:table-cell>
          <table:table-cell table:formula="of:=SUMIFS([.L$2:.L$146];[.$S$2:.$S$146];YEAR([.$V84]);[.$T$2:.$T$146];MONTH([.$V84]))/10000" office:value-type="float" office:value="0" calcext:value-type="float">
            <text:p>0</text:p>
          </table:table-cell>
          <table:table-cell table:formula="of:=SUMIFS([.M$2:.M$146];[.$S$2:.$S$146];YEAR([.$V84]);[.$T$2:.$T$146];MONTH([.$V84]))/1000" office:value-type="float" office:value="0" calcext:value-type="float">
            <text:p>0</text:p>
          </table:table-cell>
          <table:table-cell table:formula="of:=SUMIFS([.N$2:.N$146];[.$S$2:.$S$146];YEAR([.$V84]);[.$T$2:.$T$146];MONTH([.$V84]))" office:value-type="float" office:value="0" calcext:value-type="float">
            <text:p>0</text:p>
          </table:table-cell>
          <table:table-cell table:formula="of:=SUMIFS([.O$2:.O$146];[.$S$2:.$S$146];YEAR([.$V84]);[.$T$2:.$T$146];MONTH([.$V84]))/100" office:value-type="float" office:value="0" calcext:value-type="float">
            <text:p>0</text:p>
          </table:table-cell>
          <table:table-cell table:formula="of:=SUM([.W$2:.W84])" office:value-type="float" office:value="2" calcext:value-type="float">
            <text:p>2</text:p>
          </table:table-cell>
          <table:table-cell table:formula="of:=SUM([.X$2:.X84])" office:value-type="float" office:value="1072" calcext:value-type="float">
            <text:p>1072</text:p>
          </table:table-cell>
          <table:table-cell table:formula="of:=SUM([.Y$2:.Y84])" office:value-type="float" office:value="11.8496" calcext:value-type="float">
            <text:p>11.8496</text:p>
          </table:table-cell>
          <table:table-cell table:formula="of:=SUM([.Z$2:.Z84])" office:value-type="float" office:value="1.989" calcext:value-type="float">
            <text:p>1.989</text:p>
          </table:table-cell>
          <table:table-cell table:formula="of:=SUM([.AA$2:.AA84])" office:value-type="float" office:value="75" calcext:value-type="float">
            <text:p>75</text:p>
          </table:table-cell>
          <table:table-cell table:formula="of:=SUM([.AB$2:.AB84])" office:value-type="float" office:value="2.02" calcext:value-type="float">
            <text:p>2.02</text:p>
          </table:table-cell>
          <table:table-cell/>
          <table:table-cell table:formula="of:=[.W84]" office:value-type="float" office:value="0" calcext:value-type="float">
            <text:p>0</text:p>
          </table:table-cell>
          <table:table-cell table:formula="of:=[.X84]" office:value-type="float" office:value="0" calcext:value-type="float">
            <text:p>0</text:p>
          </table:table-cell>
          <table:table-cell table:formula="of:=[.Y84]" office:value-type="float" office:value="0" calcext:value-type="float">
            <text:p>0</text:p>
          </table:table-cell>
          <table:table-cell table:formula="of:=[.Z84]" office:value-type="float" office:value="0" calcext:value-type="float">
            <text:p>0</text:p>
          </table:table-cell>
          <table:table-cell table:formula="of:=[.AA84]" office:value-type="float" office:value="0" calcext:value-type="float">
            <text:p>0</text:p>
          </table:table-cell>
          <table:table-cell table:formula="of:=[.AB84]" office:value-type="float" office:value="0" calcext:value-type="float">
            <text:p>0</text:p>
          </table:table-cell>
          <table:table-cell table:number-columns-repeated="8"/>
        </table:table-row>
        <table:table-row table:style-name="ro3">
          <table:table-cell table:number-columns-repeated="4"/>
          <table:table-cell table:style-name="ce3"/>
          <table:table-cell table:number-columns-repeated="12"/>
          <table:table-cell table:style-name="ce3"/>
          <table:table-cell table:number-columns-repeated="3"/>
          <table:table-cell table:style-name="ce1" office:value-type="date" office:date-value="2020-12-01" calcext:value-type="date">
            <text:p>2020-12-01</text:p>
          </table:table-cell>
          <table:table-cell table:formula="of:=COUNTIFS([.$S$2:.$S$146];YEAR([.V85]);[.$T$2:.$T$146];MONTH([.V85]))" office:value-type="float" office:value="0" calcext:value-type="float">
            <text:p>0</text:p>
          </table:table-cell>
          <table:table-cell table:formula="of:=SUMIFS([.K$2:.K$146];[.$S$2:.$S$146];YEAR([.$V85]);[.$T$2:.$T$146];MONTH([.$V85]))" office:value-type="float" office:value="0" calcext:value-type="float">
            <text:p>0</text:p>
          </table:table-cell>
          <table:table-cell table:formula="of:=SUMIFS([.L$2:.L$146];[.$S$2:.$S$146];YEAR([.$V85]);[.$T$2:.$T$146];MONTH([.$V85]))/10000" office:value-type="float" office:value="0" calcext:value-type="float">
            <text:p>0</text:p>
          </table:table-cell>
          <table:table-cell table:formula="of:=SUMIFS([.M$2:.M$146];[.$S$2:.$S$146];YEAR([.$V85]);[.$T$2:.$T$146];MONTH([.$V85]))/1000" office:value-type="float" office:value="0" calcext:value-type="float">
            <text:p>0</text:p>
          </table:table-cell>
          <table:table-cell table:formula="of:=SUMIFS([.N$2:.N$146];[.$S$2:.$S$146];YEAR([.$V85]);[.$T$2:.$T$146];MONTH([.$V85]))" office:value-type="float" office:value="0" calcext:value-type="float">
            <text:p>0</text:p>
          </table:table-cell>
          <table:table-cell table:formula="of:=SUMIFS([.O$2:.O$146];[.$S$2:.$S$146];YEAR([.$V85]);[.$T$2:.$T$146];MONTH([.$V85]))/100" office:value-type="float" office:value="0" calcext:value-type="float">
            <text:p>0</text:p>
          </table:table-cell>
          <table:table-cell table:formula="of:=SUM([.W$2:.W85])" office:value-type="float" office:value="2" calcext:value-type="float">
            <text:p>2</text:p>
          </table:table-cell>
          <table:table-cell table:formula="of:=SUM([.X$2:.X85])" office:value-type="float" office:value="1072" calcext:value-type="float">
            <text:p>1072</text:p>
          </table:table-cell>
          <table:table-cell table:formula="of:=SUM([.Y$2:.Y85])" office:value-type="float" office:value="11.8496" calcext:value-type="float">
            <text:p>11.8496</text:p>
          </table:table-cell>
          <table:table-cell table:formula="of:=SUM([.Z$2:.Z85])" office:value-type="float" office:value="1.989" calcext:value-type="float">
            <text:p>1.989</text:p>
          </table:table-cell>
          <table:table-cell table:formula="of:=SUM([.AA$2:.AA85])" office:value-type="float" office:value="75" calcext:value-type="float">
            <text:p>75</text:p>
          </table:table-cell>
          <table:table-cell table:formula="of:=SUM([.AB$2:.AB85])" office:value-type="float" office:value="2.02" calcext:value-type="float">
            <text:p>2.02</text:p>
          </table:table-cell>
          <table:table-cell/>
          <table:table-cell table:formula="of:=[.W85]" office:value-type="float" office:value="0" calcext:value-type="float">
            <text:p>0</text:p>
          </table:table-cell>
          <table:table-cell table:formula="of:=[.X85]" office:value-type="float" office:value="0" calcext:value-type="float">
            <text:p>0</text:p>
          </table:table-cell>
          <table:table-cell table:formula="of:=[.Y85]" office:value-type="float" office:value="0" calcext:value-type="float">
            <text:p>0</text:p>
          </table:table-cell>
          <table:table-cell table:formula="of:=[.Z85]" office:value-type="float" office:value="0" calcext:value-type="float">
            <text:p>0</text:p>
          </table:table-cell>
          <table:table-cell table:formula="of:=[.AA85]" office:value-type="float" office:value="0" calcext:value-type="float">
            <text:p>0</text:p>
          </table:table-cell>
          <table:table-cell table:formula="of:=[.AB85]" office:value-type="float" office:value="0" calcext:value-type="float">
            <text:p>0</text:p>
          </table:table-cell>
          <table:table-cell table:number-columns-repeated="8"/>
        </table:table-row>
        <table:table-row table:style-name="ro3" table:number-rows-repeated="61">
          <table:table-cell table:number-columns-repeated="4"/>
          <table:table-cell table:style-name="ce3"/>
          <table:table-cell table:number-columns-repeated="12"/>
          <table:table-cell table:style-name="ce3"/>
          <table:table-cell table:number-columns-repeated="31"/>
        </table:table-row>
        <table:table-row table:style-name="ro3" table:number-rows-repeated="1048381">
          <table:table-cell table:number-columns-repeated="49"/>
        </table:table-row>
        <table:table-row table:style-name="ro4" table:number-rows-repeated="48">
          <table:table-cell table:number-columns-repeated="49"/>
        </table:table-row>
        <table:table-row table:style-name="ro4">
          <table:table-cell table:number-columns-repeated="49"/>
        </table:table-row>
      </table:table>
      <table:table table:name="gan_summary" table:style-name="ta1">
        <table:table-column table:style-name="co2" table:number-columns-repeated="15" table:default-cell-style-name="Default"/>
        <table:table-row table:style-name="ro1">
          <table:table-cell table:number-columns-repeated="15"/>
        </table:table-row>
        <table:table-row table:style-name="ro1">
          <table:table-cell/>
          <table:table-cell office:value-type="string" calcext:value-type="string">
            <text:p>(abs|pdf) – bert</text:p>
          </table:table-cell>
          <table:table-cell office:value-type="string" calcext:value-type="string">
            <text:p># of contents</text:p>
          </table:table-cell>
          <table:table-cell office:value-type="string" calcext:value-type="string">
            <text:p>Duration/10000</text:p>
          </table:table-cell>
          <table:table-cell office:value-type="string" calcext:value-type="string">
            <text:p>ViewCount/100000</text:p>
          </table:table-cell>
          <table:table-cell office:value-type="string" calcext:value-type="string">
            <text:p>LikeCount/1000</text:p>
          </table:table-cell>
          <table:table-cell office:value-type="string" calcext:value-type="string">
            <text:p>DislikeCount/100</text:p>
          </table:table-cell>
          <table:table-cell office:value-type="string" calcext:value-type="string">
            <text:p>CommentCount/100</text:p>
          </table:table-cell>
          <table:table-cell table:number-columns-repeated="7"/>
        </table:table-row>
        <table:table-row table:style-name="ro1">
          <table:table-cell/>
          <table:table-cell office:value-type="string" calcext:value-type="string">
            <text:p># of contents</text:p>
          </table:table-cell>
          <table:table-cell table:formula="of:=['q=gan_abs|pdf'.AR3]-['q=gan'.AR3]" office:value-type="float" office:value="0" calcext:value-type="float">
            <text:p>0</text:p>
          </table:table-cell>
          <table:table-cell table:formula="of:=['q=gan_abs|pdf'.AS3]-['q=gan'.AS3]" office:value-type="float" office:value="0.291110464477841" calcext:value-type="float">
            <text:p>0.2911104645</text:p>
          </table:table-cell>
          <table:table-cell table:style-name="ce4" table:formula="of:=['q=gan_abs|pdf'.AT3]-['q=gan'.AT3]" office:value-type="float" office:value="0.429850297204488" calcext:value-type="float">
            <text:p>0.4298502972</text:p>
          </table:table-cell>
          <table:table-cell table:style-name="ce6" table:formula="of:=['q=gan_abs|pdf'.AU3]-['q=gan'.AU3]" office:value-type="float" office:value="0.505722477405207" calcext:value-type="float">
            <text:p>0.5057224774</text:p>
          </table:table-cell>
          <table:table-cell table:style-name="ce4" table:formula="of:=['q=gan_abs|pdf'.AV3]-['q=gan'.AV3]" office:value-type="float" office:value="0.449935124470386" calcext:value-type="float">
            <text:p>0.4499351245</text:p>
          </table:table-cell>
          <table:table-cell table:formula="of:=['q=gan_abs|pdf'.AW3]-['q=gan'.AW3]" office:value-type="float" office:value="0.331786633566689" calcext:value-type="float">
            <text:p>0.3317866336</text:p>
          </table:table-cell>
          <table:table-cell/>
          <table:table-cell table:formula="of:=[.C3]-[bert_summary.C3]" office:value-type="float" office:value="0" calcext:value-type="float">
            <text:p>0</text:p>
          </table:table-cell>
          <table:table-cell table:formula="of:=[.D3]-[bert_summary.D3]" office:value-type="float" office:value="0.294352332441808" calcext:value-type="float">
            <text:p>0.2943523324</text:p>
          </table:table-cell>
          <table:table-cell table:formula="of:=[.E3]-[bert_summary.E3]" office:value-type="float" office:value="0.0118630143780418" calcext:value-type="float">
            <text:p>0.0118630144</text:p>
          </table:table-cell>
          <table:table-cell table:formula="of:=[.F3]-[bert_summary.F3]" office:value-type="float" office:value="0.127574017011215" calcext:value-type="float">
            <text:p>0.127574017</text:p>
          </table:table-cell>
          <table:table-cell table:style-name="ce4" table:formula="of:=[.G3]-[bert_summary.G3]" office:value-type="float" office:value="1.313763083784" calcext:value-type="float">
            <text:p>1.3137630838</text:p>
          </table:table-cell>
          <table:table-cell table:formula="of:=[.H3]-[bert_summary.H3]" office:value-type="float" office:value="0.0639536743736079" calcext:value-type="float">
            <text:p>0.0639536744</text:p>
          </table:table-cell>
        </table:table-row>
        <table:table-row table:style-name="ro1">
          <table:table-cell/>
          <table:table-cell office:value-type="string" calcext:value-type="string">
            <text:p>Duration/10000</text:p>
          </table:table-cell>
          <table:table-cell table:formula="of:=['q=gan_abs|pdf'.AR4]-['q=gan'.AR4]" office:value-type="float" office:value="0" calcext:value-type="float">
            <text:p>0</text:p>
          </table:table-cell>
          <table:table-cell table:formula="of:=['q=gan_abs|pdf'.AS4]-['q=gan'.AS4]" office:value-type="float" office:value="0" calcext:value-type="float">
            <text:p>0</text:p>
          </table:table-cell>
          <table:table-cell table:formula="of:=['q=gan_abs|pdf'.AT4]-['q=gan'.AT4]" office:value-type="float" office:value="0.301327673199817" calcext:value-type="float">
            <text:p>0.3013276732</text:p>
          </table:table-cell>
          <table:table-cell table:formula="of:=['q=gan_abs|pdf'.AU4]-['q=gan'.AU4]" office:value-type="float" office:value="0.38107251811773" calcext:value-type="float">
            <text:p>0.3810725181</text:p>
          </table:table-cell>
          <table:table-cell table:formula="of:=['q=gan_abs|pdf'.AV4]-['q=gan'.AV4]" office:value-type="float" office:value="0.240172220188052" calcext:value-type="float">
            <text:p>0.2401722202</text:p>
          </table:table-cell>
          <table:table-cell table:formula="of:=['q=gan_abs|pdf'.AW4]-['q=gan'.AW4]" office:value-type="float" office:value="0.215365703852585" calcext:value-type="float">
            <text:p>0.2153657039</text:p>
          </table:table-cell>
          <table:table-cell/>
          <table:table-cell table:formula="of:=[.C4]-[bert_summary.C4]" office:value-type="float" office:value="0" calcext:value-type="float">
            <text:p>0</text:p>
          </table:table-cell>
          <table:table-cell table:formula="of:=[.D4]-[bert_summary.D4]" office:value-type="float" office:value="0" calcext:value-type="float">
            <text:p>0</text:p>
          </table:table-cell>
          <table:table-cell table:formula="of:=[.E4]-[bert_summary.E4]" office:value-type="float" office:value="-0.012942794021272" calcext:value-type="float">
            <text:p>-0.012942794</text:p>
          </table:table-cell>
          <table:table-cell table:formula="of:=[.F4]-[bert_summary.F4]" office:value-type="float" office:value="0.150657265725362" calcext:value-type="float">
            <text:p>0.1506572657</text:p>
          </table:table-cell>
          <table:table-cell table:style-name="ce4" table:formula="of:=[.G4]-[bert_summary.G4]" office:value-type="float" office:value="0.776444613572205" calcext:value-type="float">
            <text:p>0.7764446136</text:p>
          </table:table-cell>
          <table:table-cell table:formula="of:=[.H4]-[bert_summary.H4]" office:value-type="float" office:value="0.155328460770168" calcext:value-type="float">
            <text:p>0.1553284608</text:p>
          </table:table-cell>
        </table:table-row>
        <table:table-row table:style-name="ro1">
          <table:table-cell/>
          <table:table-cell office:value-type="string" calcext:value-type="string">
            <text:p>ViewCount/100000</text:p>
          </table:table-cell>
          <table:table-cell table:formula="of:=['q=gan_abs|pdf'.AR5]-['q=gan'.AR5]" office:value-type="float" office:value="0" calcext:value-type="float">
            <text:p>0</text:p>
          </table:table-cell>
          <table:table-cell table:formula="of:=['q=gan_abs|pdf'.AS5]-['q=gan'.AS5]" office:value-type="float" office:value="0" calcext:value-type="float">
            <text:p>0</text:p>
          </table:table-cell>
          <table:table-cell table:formula="of:=['q=gan_abs|pdf'.AT5]-['q=gan'.AT5]" office:value-type="float" office:value="0" calcext:value-type="float">
            <text:p>0</text:p>
          </table:table-cell>
          <table:table-cell table:formula="of:=['q=gan_abs|pdf'.AU5]-['q=gan'.AU5]" office:value-type="float" office:value="0.0616244996364527" calcext:value-type="float">
            <text:p>0.0616244996</text:p>
          </table:table-cell>
          <table:table-cell table:formula="of:=['q=gan_abs|pdf'.AV5]-['q=gan'.AV5]" office:value-type="float" office:value="0.0346958456322856" calcext:value-type="float">
            <text:p>0.0346958456</text:p>
          </table:table-cell>
          <table:table-cell table:formula="of:=['q=gan_abs|pdf'.AW5]-['q=gan'.AW5]" office:value-type="float" office:value="0.0309062768102374" calcext:value-type="float">
            <text:p>0.0309062768</text:p>
          </table:table-cell>
          <table:table-cell/>
          <table:table-cell table:formula="of:=[.C5]-[bert_summary.C5]" office:value-type="float" office:value="0" calcext:value-type="float">
            <text:p>0</text:p>
          </table:table-cell>
          <table:table-cell table:formula="of:=[.D5]-[bert_summary.D5]" office:value-type="float" office:value="0" calcext:value-type="float">
            <text:p>0</text:p>
          </table:table-cell>
          <table:table-cell table:formula="of:=[.E5]-[bert_summary.E5]" office:value-type="float" office:value="0" calcext:value-type="float">
            <text:p>0</text:p>
          </table:table-cell>
          <table:table-cell table:formula="of:=[.F5]-[bert_summary.F5]" office:value-type="float" office:value="0.0250732629793208" calcext:value-type="float">
            <text:p>0.025073263</text:p>
          </table:table-cell>
          <table:table-cell table:formula="of:=[.G5]-[bert_summary.G5]" office:value-type="float" office:value="-0.0643908731469821" calcext:value-type="float">
            <text:p>-0.0643908731</text:p>
          </table:table-cell>
          <table:table-cell table:formula="of:=[.H5]-[bert_summary.H5]" office:value-type="float" office:value="-0.0303751676427519" calcext:value-type="float">
            <text:p>-0.0303751676</text:p>
          </table:table-cell>
        </table:table-row>
        <table:table-row table:style-name="ro1">
          <table:table-cell/>
          <table:table-cell office:value-type="string" calcext:value-type="string">
            <text:p>LikeCount/1000</text:p>
          </table:table-cell>
          <table:table-cell table:formula="of:=['q=gan_abs|pdf'.AR6]-['q=gan'.AR6]" office:value-type="float" office:value="0" calcext:value-type="float">
            <text:p>0</text:p>
          </table:table-cell>
          <table:table-cell table:formula="of:=['q=gan_abs|pdf'.AS6]-['q=gan'.AS6]" office:value-type="float" office:value="0" calcext:value-type="float">
            <text:p>0</text:p>
          </table:table-cell>
          <table:table-cell table:formula="of:=['q=gan_abs|pdf'.AT6]-['q=gan'.AT6]" office:value-type="float" office:value="0" calcext:value-type="float">
            <text:p>0</text:p>
          </table:table-cell>
          <table:table-cell table:formula="of:=['q=gan_abs|pdf'.AU6]-['q=gan'.AU6]" office:value-type="float" office:value="0" calcext:value-type="float">
            <text:p>0</text:p>
          </table:table-cell>
          <table:table-cell table:formula="of:=['q=gan_abs|pdf'.AV6]-['q=gan'.AV6]" office:value-type="float" office:value="0.104027709899152" calcext:value-type="float">
            <text:p>0.1040277099</text:p>
          </table:table-cell>
          <table:table-cell table:formula="of:=['q=gan_abs|pdf'.AW6]-['q=gan'.AW6]" office:value-type="float" office:value="0.0621793787118592" calcext:value-type="float">
            <text:p>0.0621793787</text:p>
          </table:table-cell>
          <table:table-cell/>
          <table:table-cell table:formula="of:=[.C6]-[bert_summary.C6]" office:value-type="float" office:value="0" calcext:value-type="float">
            <text:p>0</text:p>
          </table:table-cell>
          <table:table-cell table:formula="of:=[.D6]-[bert_summary.D6]" office:value-type="float" office:value="0" calcext:value-type="float">
            <text:p>0</text:p>
          </table:table-cell>
          <table:table-cell table:formula="of:=[.E6]-[bert_summary.E6]" office:value-type="float" office:value="0" calcext:value-type="float">
            <text:p>0</text:p>
          </table:table-cell>
          <table:table-cell table:formula="of:=[.F6]-[bert_summary.F6]" office:value-type="float" office:value="0" calcext:value-type="float">
            <text:p>0</text:p>
          </table:table-cell>
          <table:table-cell table:formula="of:=[.G6]-[bert_summary.G6]" office:value-type="float" office:value="0.0967677998489472" calcext:value-type="float">
            <text:p>0.0967677998</text:p>
          </table:table-cell>
          <table:table-cell table:formula="of:=[.H6]-[bert_summary.H6]" office:value-type="float" office:value="0.0469109031442881" calcext:value-type="float">
            <text:p>0.0469109031</text:p>
          </table:table-cell>
        </table:table-row>
        <table:table-row table:style-name="ro1">
          <table:table-cell/>
          <table:table-cell office:value-type="string" calcext:value-type="string">
            <text:p>DislikeCount/100</text:p>
          </table:table-cell>
          <table:table-cell table:formula="of:=['q=gan_abs|pdf'.AR7]-['q=gan'.AR7]" office:value-type="float" office:value="0" calcext:value-type="float">
            <text:p>0</text:p>
          </table:table-cell>
          <table:table-cell table:formula="of:=['q=gan_abs|pdf'.AS7]-['q=gan'.AS7]" office:value-type="float" office:value="0" calcext:value-type="float">
            <text:p>0</text:p>
          </table:table-cell>
          <table:table-cell table:formula="of:=['q=gan_abs|pdf'.AT7]-['q=gan'.AT7]" office:value-type="float" office:value="0" calcext:value-type="float">
            <text:p>0</text:p>
          </table:table-cell>
          <table:table-cell table:formula="of:=['q=gan_abs|pdf'.AU7]-['q=gan'.AU7]" office:value-type="float" office:value="0" calcext:value-type="float">
            <text:p>0</text:p>
          </table:table-cell>
          <table:table-cell table:formula="of:=['q=gan_abs|pdf'.AV7]-['q=gan'.AV7]" office:value-type="float" office:value="0" calcext:value-type="float">
            <text:p>0</text:p>
          </table:table-cell>
          <table:table-cell table:formula="of:=['q=gan_abs|pdf'.AW7]-['q=gan'.AW7]" office:value-type="float" office:value="0.0717915621103192" calcext:value-type="float">
            <text:p>0.0717915621</text:p>
          </table:table-cell>
          <table:table-cell/>
          <table:table-cell table:formula="of:=[.C7]-[bert_summary.C7]" office:value-type="float" office:value="0" calcext:value-type="float">
            <text:p>0</text:p>
          </table:table-cell>
          <table:table-cell table:formula="of:=[.D7]-[bert_summary.D7]" office:value-type="float" office:value="0" calcext:value-type="float">
            <text:p>0</text:p>
          </table:table-cell>
          <table:table-cell table:formula="of:=[.E7]-[bert_summary.E7]" office:value-type="float" office:value="0" calcext:value-type="float">
            <text:p>0</text:p>
          </table:table-cell>
          <table:table-cell table:formula="of:=[.F7]-[bert_summary.F7]" office:value-type="float" office:value="0" calcext:value-type="float">
            <text:p>0</text:p>
          </table:table-cell>
          <table:table-cell table:formula="of:=[.G7]-[bert_summary.G7]" office:value-type="float" office:value="0" calcext:value-type="float">
            <text:p>0</text:p>
          </table:table-cell>
          <table:table-cell table:formula="of:=[.H7]-[bert_summary.H7]" office:value-type="float" office:value="0.103305707710355" calcext:value-type="float">
            <text:p>0.1033057077</text:p>
          </table:table-cell>
        </table:table-row>
        <table:table-row table:style-name="ro1">
          <table:table-cell/>
          <table:table-cell office:value-type="string" calcext:value-type="string">
            <text:p>CommentCount/100</text:p>
          </table:table-cell>
          <table:table-cell table:formula="of:=['q=gan_abs|pdf'.AR8]-['q=gan'.AR8]" office:value-type="float" office:value="0" calcext:value-type="float">
            <text:p>0</text:p>
          </table:table-cell>
          <table:table-cell table:formula="of:=['q=gan_abs|pdf'.AS8]-['q=gan'.AS8]" office:value-type="float" office:value="0" calcext:value-type="float">
            <text:p>0</text:p>
          </table:table-cell>
          <table:table-cell table:formula="of:=['q=gan_abs|pdf'.AT8]-['q=gan'.AT8]" office:value-type="float" office:value="0" calcext:value-type="float">
            <text:p>0</text:p>
          </table:table-cell>
          <table:table-cell table:formula="of:=['q=gan_abs|pdf'.AU8]-['q=gan'.AU8]" office:value-type="float" office:value="0" calcext:value-type="float">
            <text:p>0</text:p>
          </table:table-cell>
          <table:table-cell table:formula="of:=['q=gan_abs|pdf'.AV8]-['q=gan'.AV8]" office:value-type="float" office:value="0" calcext:value-type="float">
            <text:p>0</text:p>
          </table:table-cell>
          <table:table-cell table:formula="of:=['q=gan_abs|pdf'.AW8]-['q=gan'.AW8]" office:value-type="float" office:value="0" calcext:value-type="float">
            <text:p>0</text:p>
          </table:table-cell>
          <table:table-cell/>
          <table:table-cell table:formula="of:=[.C8]-[bert_summary.C8]" office:value-type="float" office:value="0" calcext:value-type="float">
            <text:p>0</text:p>
          </table:table-cell>
          <table:table-cell table:formula="of:=[.D8]-[bert_summary.D8]" office:value-type="float" office:value="0" calcext:value-type="float">
            <text:p>0</text:p>
          </table:table-cell>
          <table:table-cell table:formula="of:=[.E8]-[bert_summary.E8]" office:value-type="float" office:value="0" calcext:value-type="float">
            <text:p>0</text:p>
          </table:table-cell>
          <table:table-cell table:formula="of:=[.F8]-[bert_summary.F8]" office:value-type="float" office:value="0" calcext:value-type="float">
            <text:p>0</text:p>
          </table:table-cell>
          <table:table-cell table:formula="of:=[.G8]-[bert_summary.G8]" office:value-type="float" office:value="0" calcext:value-type="float">
            <text:p>0</text:p>
          </table:table-cell>
          <table:table-cell table:formula="of:=[.H8]-[bert_summary.H8]" office:value-type="float" office:value="0" calcext:value-type="float">
            <text:p>0</text:p>
          </table:table-cell>
        </table:table-row>
      </table:table>
      <table:named-expressions/>
      <table:database-ranges>
        <table:database-range table:name="__Anonymous_Sheet_DB__1" table:target-range-address="'q=bert'.A1:'q=bert'.S180" table:display-filter-buttons="true">
          <table:sort>
            <table:sort-by table:field-number="4" table:data-type="automatic"/>
          </table:sort>
        </table:database-range>
        <table:database-range table:name="__Anonymous_Sheet_DB__5" table:target-range-address="'q=gan'.A1:'q=gan'.T146" table:display-filter-buttons="true">
          <table:sort>
            <table:sort-by table:field-number="4" table:data-type="automatic"/>
          </table:sort>
        </table:database-range>
        <table:database-range table:name="__Anonymous_Sheet_DB__6" table:target-range-address="'q=gan_abs|pdf'.A1:'q=gan_abs|pdf'.T146" table:display-filter-buttons="tru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ko" style:country-asian="KR"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ko" style:country-asian="KR" style:font-name-complex="DejaVu Sans" style:font-size-complex="12pt" style:language-complex="hi" style:country-complex="IN"/>
    </style:default-style>
    <number:number-style style:name="N0">
      <number:number number:min-integer-digits="1"/>
    </number:number-style>
    <number:currency-style style:name="N122P0" style:volatile="true">
      <number:currency-symbol number:language="ko" number:country="KR">￦</number:currency-symbol>
      <number:number number:decimal-places="0" loext:min-decimal-places="0" number:min-integer-digits="1" number:grouping="true"/>
    </number:currency-style>
    <number:currency-style style:name="N122">
      <style:text-properties fo:color="#ff0000"/>
      <number:text>-</number:text>
      <number:currency-symbol number:language="ko" number:country="KR">￦</number:currency-symbol>
      <number:number number:decimal-places="0" loext:min-decimal-places="0" number:min-integer-digits="1" number:grouping="true"/>
      <style:map style:condition="value()&gt;=0" style:apply-style-name="N122P0"/>
    </number:currency-style>
    <style:style style:name="Default" style:family="table-cell">
      <style:text-properties style:font-name="Noto Sans CJK JP Regular" fo:font-family="'Noto Sans CJK JP Regular'" style:font-family-generic="swiss" style:font-pitch="variable" style:font-name-asian="Noto Sans CJK JP Regular1" style:font-family-asian="'Noto Sans CJK JP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6">00/00/0000</text:date>, <text:time style:data-style-name="N2" text:time-value="14:43:08.938949863">00:00:00</text:time></text:p>
        </style:region-right>
      </style:header>
      <style:header-left style:display="false"/>
      <style:footer>
        <text:p>페이지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3:51:41.206513005</meta:creation-date>
    <dc:date>2020-04-26T21:28:19.656001161</dc:date>
    <meta:editing-duration>PT5H40M39S</meta:editing-duration>
    <meta:editing-cycles>10</meta:editing-cycles>
    <meta:generator>LibreOffice/5.1.6.2$Linux_X86_64 LibreOffice_project/10m0$Build-2</meta:generator>
    <meta:document-statistic meta:table-count="8" meta:cell-count="11369" meta:object-count="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1" style:family="chart">
      <style:chart-properties chart:solid-type="cuboid" chart:symbol-type="named-symbol" chart:symbol-name="arrow-down" chart:symbol-width="0.25cm" chart:symbol-height="0.25cm"/>
    </style:style>
    <style:style style:name="ch12"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draw:stroke="dash" draw:stroke-dash="Fine_20_Dashed"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draw:stroke="dash" draw:stroke-dash="Fine_20_Dashed"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864cm" svg:height="11.815cm" xlink:href=".." xlink:type="simple" chart:class="chart:line" chart:style-name="ch1">
        <chart:legend chart:legend-position="bottom" svg:x="4.022cm" svg:y="10.534cm" style:legend-expansion="wide" chart:style-name="ch2"/>
        <chart:plot-area chart:style-name="ch3" table:cell-range-address="'q=bert'.U10:'q=bert'.U29 'q=bert'.AB1:'q=bert'.AG1 'q=bert'.AB10:'q=bert'.AG29" chart:data-source-has-labels="both" svg:x="0.437cm" svg:y="0.236cm" svg:width="20.99cm" svg:height="10.062cm">
          <chartooo:coordinate-region svg:x="1.11cm" svg:y="0.435cm" svg:width="19.375cm" svg:height="9.216cm"/>
          <chart:axis chart:dimension="x" chart:name="primary-x" chart:style-name="ch4" chartooo:axis-type="auto">
            <chartooo:date-scale/>
            <chart:categories table:cell-range-address="'q=bert'.U10:'q=bert'.U29"/>
          </chart:axis>
          <chart:axis chart:dimension="y" chart:name="primary-y" chart:style-name="ch5">
            <chart:grid chart:style-name="ch6" chart:class="major"/>
          </chart:axis>
          <chart:axis chart:dimension="y" chart:name="secondary-y" chart:style-name="ch7"/>
          <chart:series chart:attached-axis="primary-y" chart:style-name="ch8" chart:values-cell-range-address="'q=bert'.AB10:'q=bert'.AB29" chart:label-cell-address="'q=bert'.AB1:'q=bert'.AB1" chart:class="chart:line">
            <chart:data-point chart:repeated="20"/>
          </chart:series>
          <chart:series chart:attached-axis="primary-y" chart:style-name="ch9" chart:values-cell-range-address="'q=bert'.AC10:'q=bert'.AC29" chart:label-cell-address="'q=bert'.AC1:'q=bert'.AC1" chart:class="chart:line">
            <chart:data-point chart:repeated="20"/>
          </chart:series>
          <chart:series chart:attached-axis="secondary-y" chart:style-name="ch10" chart:values-cell-range-address="'q=bert'.AD10:'q=bert'.AD29" chart:label-cell-address="'q=bert'.AD1:'q=bert'.AD1" chart:class="chart:line">
            <chart:data-point chart:repeated="4"/>
            <chart:data-point chart:style-name="ch11"/>
            <chart:data-point chart:repeated="15"/>
          </chart:series>
          <chart:series chart:attached-axis="secondary-y" chart:style-name="ch12" chart:values-cell-range-address="'q=bert'.AE10:'q=bert'.AE29" chart:label-cell-address="'q=bert'.AE1:'q=bert'.AE1" chart:class="chart:line">
            <chart:data-point chart:repeated="20"/>
          </chart:series>
          <chart:series chart:attached-axis="secondary-y" chart:style-name="ch13" chart:values-cell-range-address="'q=bert'.AF10:'q=bert'.AF29" chart:label-cell-address="'q=bert'.AF1:'q=bert'.AF1" chart:class="chart:line">
            <chart:data-point chart:repeated="20"/>
          </chart:series>
          <chart:series chart:attached-axis="secondary-y" chart:style-name="ch14" chart:values-cell-range-address="'q=bert'.AG10:'q=bert'.AG29" chart:label-cell-address="'q=bert'.AG1:'q=bert'.AG1" chart:class="chart:line">
            <chart:data-point chart:repeated="2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of contents</text:p>
                <draw:g>
                  <svg:desc>'q=bert'.AB1:'q=bert'.AB1</svg:desc>
                </draw:g>
              </table:table-cell>
              <table:table-cell office:value-type="string">
                <text:p>Duration/10000</text:p>
                <draw:g>
                  <svg:desc>'q=bert'.AC1:'q=bert'.AC1</svg:desc>
                </draw:g>
              </table:table-cell>
              <table:table-cell office:value-type="string">
                <text:p>ViewCount/10000</text:p>
                <draw:g>
                  <svg:desc>'q=bert'.AD1:'q=bert'.AD1</svg:desc>
                </draw:g>
              </table:table-cell>
              <table:table-cell office:value-type="string">
                <text:p>LikeCount/1000</text:p>
                <draw:g>
                  <svg:desc>'q=bert'.AE1:'q=bert'.AE1</svg:desc>
                </draw:g>
              </table:table-cell>
              <table:table-cell office:value-type="string">
                <text:p>DislikeCount/100</text:p>
                <draw:g>
                  <svg:desc>'q=bert'.AF1:'q=bert'.AF1</svg:desc>
                </draw:g>
              </table:table-cell>
              <table:table-cell office:value-type="string">
                <text:p>CommentCount/100</text:p>
                <draw:g>
                  <svg:desc>'q=bert'.AG1:'q=bert'.AG1</svg:desc>
                </draw:g>
              </table:table-cell>
            </table:table-row>
          </table:table-header-rows>
          <table:table-rows>
            <table:table-row>
              <table:table-cell office:value-type="float" office:value="43344">
                <text:p>43344</text:p>
                <draw:g>
                  <svg:desc>'q=bert'.U10:'q=bert'.U29</svg:desc>
                </draw:g>
              </table:table-cell>
              <table:table-cell office:value-type="float" office:value="11">
                <text:p>11</text:p>
                <draw:g>
                  <svg:desc>'q=bert'.AB10:'q=bert'.AB29</svg:desc>
                </draw:g>
              </table:table-cell>
              <table:table-cell office:value-type="float" office:value="2.4667">
                <text:p>2.4667</text:p>
                <draw:g>
                  <svg:desc>'q=bert'.AC10:'q=bert'.AC29</svg:desc>
                </draw:g>
              </table:table-cell>
              <table:table-cell office:value-type="float" office:value="24.345">
                <text:p>24.345</text:p>
                <draw:g>
                  <svg:desc>'q=bert'.AD10:'q=bert'.AD29</svg:desc>
                </draw:g>
              </table:table-cell>
              <table:table-cell office:value-type="float" office:value="6.768">
                <text:p>6.768</text:p>
                <draw:g>
                  <svg:desc>'q=bert'.AE10:'q=bert'.AE29</svg:desc>
                </draw:g>
              </table:table-cell>
              <table:table-cell office:value-type="float" office:value="1.59">
                <text:p>1.59</text:p>
                <draw:g>
                  <svg:desc>'q=bert'.AF10:'q=bert'.AF29</svg:desc>
                </draw:g>
              </table:table-cell>
              <table:table-cell office:value-type="float" office:value="3.67">
                <text:p>3.67</text:p>
                <draw:g>
                  <svg:desc>'q=bert'.AG10:'q=bert'.AG29</svg:desc>
                </draw:g>
              </table:table-cell>
            </table:table-row>
            <table:table-row>
              <table:table-cell office:value-type="float" office:value="43374">
                <text:p>43374</text:p>
              </table:table-cell>
              <table:table-cell office:value-type="float" office:value="15">
                <text:p>15</text:p>
              </table:table-cell>
              <table:table-cell office:value-type="float" office:value="3.9453">
                <text:p>3.9453</text:p>
              </table:table-cell>
              <table:table-cell office:value-type="float" office:value="24.9244">
                <text:p>24.9244</text:p>
              </table:table-cell>
              <table:table-cell office:value-type="float" office:value="6.928">
                <text:p>6.928</text:p>
              </table:table-cell>
              <table:table-cell office:value-type="float" office:value="1.7">
                <text:p>1.7</text:p>
              </table:table-cell>
              <table:table-cell office:value-type="float" office:value="3.77">
                <text:p>3.77</text:p>
              </table:table-cell>
            </table:table-row>
            <table:table-row>
              <table:table-cell office:value-type="float" office:value="43405">
                <text:p>43405</text:p>
              </table:table-cell>
              <table:table-cell office:value-type="float" office:value="18">
                <text:p>18</text:p>
              </table:table-cell>
              <table:table-cell office:value-type="float" office:value="5.2181">
                <text:p>5.2181</text:p>
              </table:table-cell>
              <table:table-cell office:value-type="float" office:value="25.9303">
                <text:p>25.9303</text:p>
              </table:table-cell>
              <table:table-cell office:value-type="float" office:value="7.172">
                <text:p>7.172</text:p>
              </table:table-cell>
              <table:table-cell office:value-type="float" office:value="1.78">
                <text:p>1.78</text:p>
              </table:table-cell>
              <table:table-cell office:value-type="float" office:value="3.94">
                <text:p>3.94</text:p>
              </table:table-cell>
            </table:table-row>
            <table:table-row>
              <table:table-cell office:value-type="float" office:value="43435">
                <text:p>43435</text:p>
              </table:table-cell>
              <table:table-cell office:value-type="float" office:value="24">
                <text:p>24</text:p>
              </table:table-cell>
              <table:table-cell office:value-type="float" office:value="6.7824">
                <text:p>6.7824</text:p>
              </table:table-cell>
              <table:table-cell office:value-type="float" office:value="33.7448">
                <text:p>33.7448</text:p>
              </table:table-cell>
              <table:table-cell office:value-type="float" office:value="9.448">
                <text:p>9.448</text:p>
              </table:table-cell>
              <table:table-cell office:value-type="float" office:value="2.59">
                <text:p>2.59</text:p>
              </table:table-cell>
              <table:table-cell office:value-type="float" office:value="5.87">
                <text:p>5.87</text:p>
              </table:table-cell>
            </table:table-row>
            <table:table-row>
              <table:table-cell office:value-type="float" office:value="43466">
                <text:p>43466</text:p>
              </table:table-cell>
              <table:table-cell office:value-type="float" office:value="31">
                <text:p>31</text:p>
              </table:table-cell>
              <table:table-cell office:value-type="float" office:value="8.6145">
                <text:p>8.6145</text:p>
              </table:table-cell>
              <table:table-cell office:value-type="float" office:value="57.0641">
                <text:p>57.0641</text:p>
              </table:table-cell>
              <table:table-cell office:value-type="float" office:value="14.878">
                <text:p>14.878</text:p>
              </table:table-cell>
              <table:table-cell office:value-type="float" office:value="3.88">
                <text:p>3.88</text:p>
              </table:table-cell>
              <table:table-cell office:value-type="float" office:value="9.14">
                <text:p>9.14</text:p>
              </table:table-cell>
            </table:table-row>
            <table:table-row>
              <table:table-cell office:value-type="float" office:value="43497">
                <text:p>43497</text:p>
              </table:table-cell>
              <table:table-cell office:value-type="float" office:value="43">
                <text:p>43</text:p>
              </table:table-cell>
              <table:table-cell office:value-type="float" office:value="12.7405">
                <text:p>12.7405</text:p>
              </table:table-cell>
              <table:table-cell office:value-type="float" office:value="59.9489">
                <text:p>59.9489</text:p>
              </table:table-cell>
              <table:table-cell office:value-type="float" office:value="15.599">
                <text:p>15.599</text:p>
              </table:table-cell>
              <table:table-cell office:value-type="float" office:value="4.07">
                <text:p>4.07</text:p>
              </table:table-cell>
              <table:table-cell office:value-type="float" office:value="9.63">
                <text:p>9.63</text:p>
              </table:table-cell>
            </table:table-row>
            <table:table-row>
              <table:table-cell office:value-type="float" office:value="43525">
                <text:p>43525</text:p>
              </table:table-cell>
              <table:table-cell office:value-type="float" office:value="49">
                <text:p>49</text:p>
              </table:table-cell>
              <table:table-cell office:value-type="float" office:value="14.1083">
                <text:p>14.1083</text:p>
              </table:table-cell>
              <table:table-cell office:value-type="float" office:value="71.2808">
                <text:p>71.2808</text:p>
              </table:table-cell>
              <table:table-cell office:value-type="float" office:value="18.88">
                <text:p>18.88</text:p>
              </table:table-cell>
              <table:table-cell office:value-type="float" office:value="5.25">
                <text:p>5.25</text:p>
              </table:table-cell>
              <table:table-cell office:value-type="float" office:value="11.92">
                <text:p>11.92</text:p>
              </table:table-cell>
            </table:table-row>
            <table:table-row>
              <table:table-cell office:value-type="float" office:value="43556">
                <text:p>43556</text:p>
              </table:table-cell>
              <table:table-cell office:value-type="float" office:value="58">
                <text:p>58</text:p>
              </table:table-cell>
              <table:table-cell office:value-type="float" office:value="16.9597">
                <text:p>16.9597</text:p>
              </table:table-cell>
              <table:table-cell office:value-type="float" office:value="84.9951">
                <text:p>84.9951</text:p>
              </table:table-cell>
              <table:table-cell office:value-type="float" office:value="24.062">
                <text:p>24.062</text:p>
              </table:table-cell>
              <table:table-cell office:value-type="float" office:value="5.92">
                <text:p>5.92</text:p>
              </table:table-cell>
              <table:table-cell office:value-type="float" office:value="15.63">
                <text:p>15.63</text:p>
              </table:table-cell>
            </table:table-row>
            <table:table-row>
              <table:table-cell office:value-type="float" office:value="43586">
                <text:p>43586</text:p>
              </table:table-cell>
              <table:table-cell office:value-type="float" office:value="69">
                <text:p>69</text:p>
              </table:table-cell>
              <table:table-cell office:value-type="float" office:value="20.0799">
                <text:p>20.0799</text:p>
              </table:table-cell>
              <table:table-cell office:value-type="float" office:value="92.547">
                <text:p>92.547</text:p>
              </table:table-cell>
              <table:table-cell office:value-type="float" office:value="26.429">
                <text:p>26.429</text:p>
              </table:table-cell>
              <table:table-cell office:value-type="float" office:value="6.66">
                <text:p>6.66</text:p>
              </table:table-cell>
              <table:table-cell office:value-type="float" office:value="17.45">
                <text:p>17.45</text:p>
              </table:table-cell>
            </table:table-row>
            <table:table-row>
              <table:table-cell office:value-type="float" office:value="43617">
                <text:p>43617</text:p>
              </table:table-cell>
              <table:table-cell office:value-type="float" office:value="79">
                <text:p>79</text:p>
              </table:table-cell>
              <table:table-cell office:value-type="float" office:value="22.8176">
                <text:p>22.8176</text:p>
              </table:table-cell>
              <table:table-cell office:value-type="float" office:value="102.6315">
                <text:p>102.6315</text:p>
              </table:table-cell>
              <table:table-cell office:value-type="float" office:value="29.51">
                <text:p>29.51</text:p>
              </table:table-cell>
              <table:table-cell office:value-type="float" office:value="8.07">
                <text:p>8.07</text:p>
              </table:table-cell>
              <table:table-cell office:value-type="float" office:value="20.51">
                <text:p>20.51</text:p>
              </table:table-cell>
            </table:table-row>
            <table:table-row>
              <table:table-cell office:value-type="float" office:value="43647">
                <text:p>43647</text:p>
              </table:table-cell>
              <table:table-cell office:value-type="float" office:value="91">
                <text:p>91</text:p>
              </table:table-cell>
              <table:table-cell office:value-type="float" office:value="25.4069">
                <text:p>25.4069</text:p>
              </table:table-cell>
              <table:table-cell office:value-type="float" office:value="109.7923">
                <text:p>109.7923</text:p>
              </table:table-cell>
              <table:table-cell office:value-type="float" office:value="32.791">
                <text:p>32.791</text:p>
              </table:table-cell>
              <table:table-cell office:value-type="float" office:value="8.48">
                <text:p>8.48</text:p>
              </table:table-cell>
              <table:table-cell office:value-type="float" office:value="22.67">
                <text:p>22.67</text:p>
              </table:table-cell>
            </table:table-row>
            <table:table-row>
              <table:table-cell office:value-type="float" office:value="43678">
                <text:p>43678</text:p>
              </table:table-cell>
              <table:table-cell office:value-type="float" office:value="99">
                <text:p>99</text:p>
              </table:table-cell>
              <table:table-cell office:value-type="float" office:value="27.8479">
                <text:p>27.8479</text:p>
              </table:table-cell>
              <table:table-cell office:value-type="float" office:value="110.8856">
                <text:p>110.8856</text:p>
              </table:table-cell>
              <table:table-cell office:value-type="float" office:value="33.155">
                <text:p>33.155</text:p>
              </table:table-cell>
              <table:table-cell office:value-type="float" office:value="8.59">
                <text:p>8.59</text:p>
              </table:table-cell>
              <table:table-cell office:value-type="float" office:value="22.82">
                <text:p>22.82</text:p>
              </table:table-cell>
            </table:table-row>
            <table:table-row>
              <table:table-cell office:value-type="float" office:value="43709">
                <text:p>43709</text:p>
              </table:table-cell>
              <table:table-cell office:value-type="float" office:value="105">
                <text:p>105</text:p>
              </table:table-cell>
              <table:table-cell office:value-type="float" office:value="29.3716">
                <text:p>29.3716</text:p>
              </table:table-cell>
              <table:table-cell office:value-type="float" office:value="112.2453">
                <text:p>112.2453</text:p>
              </table:table-cell>
              <table:table-cell office:value-type="float" office:value="33.62">
                <text:p>33.62</text:p>
              </table:table-cell>
              <table:table-cell office:value-type="float" office:value="8.67">
                <text:p>8.67</text:p>
              </table:table-cell>
              <table:table-cell office:value-type="float" office:value="23.32">
                <text:p>23.32</text:p>
              </table:table-cell>
            </table:table-row>
            <table:table-row>
              <table:table-cell office:value-type="float" office:value="43739">
                <text:p>43739</text:p>
              </table:table-cell>
              <table:table-cell office:value-type="float" office:value="113">
                <text:p>113</text:p>
              </table:table-cell>
              <table:table-cell office:value-type="float" office:value="31.1937">
                <text:p>31.1937</text:p>
              </table:table-cell>
              <table:table-cell office:value-type="float" office:value="114.7471">
                <text:p>114.7471</text:p>
              </table:table-cell>
              <table:table-cell office:value-type="float" office:value="34.532">
                <text:p>34.532</text:p>
              </table:table-cell>
              <table:table-cell office:value-type="float" office:value="8.82">
                <text:p>8.82</text:p>
              </table:table-cell>
              <table:table-cell office:value-type="float" office:value="24.47">
                <text:p>24.47</text:p>
              </table:table-cell>
            </table:table-row>
            <table:table-row>
              <table:table-cell office:value-type="float" office:value="43770">
                <text:p>43770</text:p>
              </table:table-cell>
              <table:table-cell office:value-type="float" office:value="124">
                <text:p>124</text:p>
              </table:table-cell>
              <table:table-cell office:value-type="float" office:value="33.0173">
                <text:p>33.0173</text:p>
              </table:table-cell>
              <table:table-cell office:value-type="float" office:value="117.3984">
                <text:p>117.3984</text:p>
              </table:table-cell>
              <table:table-cell office:value-type="float" office:value="35.605">
                <text:p>35.605</text:p>
              </table:table-cell>
              <table:table-cell office:value-type="float" office:value="8.87">
                <text:p>8.87</text:p>
              </table:table-cell>
              <table:table-cell office:value-type="float" office:value="25.92">
                <text:p>25.92</text:p>
              </table:table-cell>
            </table:table-row>
            <table:table-row>
              <table:table-cell office:value-type="float" office:value="43800">
                <text:p>43800</text:p>
              </table:table-cell>
              <table:table-cell office:value-type="float" office:value="132">
                <text:p>132</text:p>
              </table:table-cell>
              <table:table-cell office:value-type="float" office:value="34.4047">
                <text:p>34.4047</text:p>
              </table:table-cell>
              <table:table-cell office:value-type="float" office:value="119.9072">
                <text:p>119.9072</text:p>
              </table:table-cell>
              <table:table-cell office:value-type="float" office:value="36.289">
                <text:p>36.289</text:p>
              </table:table-cell>
              <table:table-cell office:value-type="float" office:value="9.09">
                <text:p>9.09</text:p>
              </table:table-cell>
              <table:table-cell office:value-type="float" office:value="26.25">
                <text:p>26.25</text:p>
              </table:table-cell>
            </table:table-row>
            <table:table-row>
              <table:table-cell office:value-type="float" office:value="43831">
                <text:p>43831</text:p>
              </table:table-cell>
              <table:table-cell office:value-type="float" office:value="149">
                <text:p>149</text:p>
              </table:table-cell>
              <table:table-cell office:value-type="float" office:value="37.6715">
                <text:p>37.6715</text:p>
              </table:table-cell>
              <table:table-cell office:value-type="float" office:value="123.7894">
                <text:p>123.7894</text:p>
              </table:table-cell>
              <table:table-cell office:value-type="float" office:value="37.823">
                <text:p>37.823</text:p>
              </table:table-cell>
              <table:table-cell office:value-type="float" office:value="12.4">
                <text:p>12.4</text:p>
              </table:table-cell>
              <table:table-cell office:value-type="float" office:value="27.58">
                <text:p>27.58</text:p>
              </table:table-cell>
            </table:table-row>
            <table:table-row>
              <table:table-cell office:value-type="float" office:value="43862">
                <text:p>43862</text:p>
              </table:table-cell>
              <table:table-cell office:value-type="float" office:value="158">
                <text:p>158</text:p>
              </table:table-cell>
              <table:table-cell office:value-type="float" office:value="38.5033">
                <text:p>38.5033</text:p>
              </table:table-cell>
              <table:table-cell office:value-type="float" office:value="126.0508">
                <text:p>126.0508</text:p>
              </table:table-cell>
              <table:table-cell office:value-type="float" office:value="38.491">
                <text:p>38.491</text:p>
              </table:table-cell>
              <table:table-cell office:value-type="float" office:value="12.77">
                <text:p>12.77</text:p>
              </table:table-cell>
              <table:table-cell office:value-type="float" office:value="28.46">
                <text:p>28.46</text:p>
              </table:table-cell>
            </table:table-row>
            <table:table-row>
              <table:table-cell office:value-type="float" office:value="43891">
                <text:p>43891</text:p>
              </table:table-cell>
              <table:table-cell office:value-type="float" office:value="162">
                <text:p>162</text:p>
              </table:table-cell>
              <table:table-cell office:value-type="float" office:value="38.9969">
                <text:p>38.9969</text:p>
              </table:table-cell>
              <table:table-cell office:value-type="float" office:value="126.5373">
                <text:p>126.5373</text:p>
              </table:table-cell>
              <table:table-cell office:value-type="float" office:value="38.703">
                <text:p>38.703</text:p>
              </table:table-cell>
              <table:table-cell office:value-type="float" office:value="12.78">
                <text:p>12.78</text:p>
              </table:table-cell>
              <table:table-cell office:value-type="float" office:value="28.82">
                <text:p>28.82</text:p>
              </table:table-cell>
            </table:table-row>
            <table:table-row>
              <table:table-cell office:value-type="float" office:value="43922">
                <text:p>43922</text:p>
              </table:table-cell>
              <table:table-cell office:value-type="float" office:value="163">
                <text:p>163</text:p>
              </table:table-cell>
              <table:table-cell office:value-type="float" office:value="39.1565">
                <text:p>39.1565</text:p>
              </table:table-cell>
              <table:table-cell office:value-type="float" office:value="126.6028">
                <text:p>126.6028</text:p>
              </table:table-cell>
              <table:table-cell office:value-type="float" office:value="38.756">
                <text:p>38.756</text:p>
              </table:table-cell>
              <table:table-cell office:value-type="float" office:value="12.78">
                <text:p>12.78</text:p>
              </table:table-cell>
              <table:table-cell office:value-type="float" office:value="28.88">
                <text:p>28.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40.183cm" svg:height="21.625cm" xlink:href="." xlink:type="simple" chart:class="chart:line" chart:style-name="ch1">
        <chart:legend chart:legend-position="bottom" svg:x="11.607cm" svg:y="20.842cm" style:legend-expansion="wide" chart:style-name="ch2"/>
        <chart:plot-area chart:style-name="ch3" chart:data-source-has-labels="both" svg:x="0.803cm" svg:y="0.432cm" svg:width="38.577cm" svg:height="19.978cm">
          <chartooo:coordinate-region svg:x="1.61cm" svg:y="0.631cm" svg:width="37.042cm" svg:height="19.132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axis chart:dimension="y" chart:name="secondary-y" chart:style-name="ch7"/>
          <chart:series chart:attached-axis="secondary-y" chart:style-name="ch8" chart:values-cell-range-address="local-table.$B$2:.$B$72" chart:label-cell-address="local-table.$B$1" chart:class="chart:line">
            <chart:data-point chart:repeated="71"/>
          </chart:series>
          <chart:series chart:attached-axis="primary-y" chart:style-name="ch9" chart:values-cell-range-address="local-table.$C$2:.$C$72" chart:label-cell-address="local-table.$C$1" chart:class="chart:line">
            <chart:data-point chart:repeated="71"/>
          </chart:series>
          <chart:series chart:attached-axis="primary-y" chart:style-name="ch10" chart:values-cell-range-address="local-table.$D$2:.$D$72" chart:label-cell-address="local-table.$D$1" chart:class="chart:line">
            <chart:data-point chart:repeated="71"/>
          </chart:series>
          <chart:series chart:attached-axis="secondary-y" chart:style-name="ch11" chart:values-cell-range-address="local-table.$E$2:.$E$72" chart:label-cell-address="local-table.$E$1" chart:class="chart:line">
            <chart:data-point chart:repeated="71"/>
          </chart:series>
          <chart:series chart:attached-axis="secondary-y" chart:style-name="ch12" chart:values-cell-range-address="local-table.$F$2:.$F$72" chart:label-cell-address="local-table.$F$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table:table-cell>
              <table:table-cell office:value-type="string">
                <text:p>duration</text:p>
              </table:table-cell>
              <table:table-cell office:value-type="string">
                <text:p>ViewCount/10000</text:p>
              </table:table-cell>
              <table:table-cell office:value-type="string">
                <text:p>LikeCount/1000</text:p>
              </table:table-cell>
              <table:table-cell office:value-type="string">
                <text:p>CommentCount/100</text:p>
              </table:table-cell>
            </table:table-row>
          </table:table-header-rows>
          <table:table-rows>
            <table:table-row>
              <table:table-cell office:value-type="float" office:value="41791">
                <text:p>417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36">
                <text:p>427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67">
                <text:p>4276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95">
                <text:p>427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26">
                <text:p>428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56">
                <text:p>428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79">
                <text:p>429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09">
                <text:p>430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40">
                <text:p>4304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70">
                <text:p>430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01">
                <text:p>431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32">
                <text:p>431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60">
                <text:p>43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91">
                <text:p>431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21">
                <text:p>43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52">
                <text:p>432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82">
                <text:p>4328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13">
                <text:p>433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44">
                <text:p>433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74">
                <text:p>433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05">
                <text:p>434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35">
                <text:p>434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66">
                <text:p>43466</text:p>
              </table:table-cell>
              <table:table-cell office:value-type="float" office:value="1">
                <text:p>1</text:p>
              </table:table-cell>
              <table:table-cell office:value-type="float" office:value="743">
                <text:p>743</text:p>
              </table:table-cell>
              <table:table-cell office:value-type="float" office:value="1.0062">
                <text:p>1.0062</text:p>
              </table:table-cell>
              <table:table-cell office:value-type="float" office:value="0.269">
                <text:p>0.269</text:p>
              </table:table-cell>
              <table:table-cell office:value-type="float" office:value="0.19">
                <text:p>0.19</text:p>
              </table:table-cell>
            </table:table-row>
            <table:table-row>
              <table:table-cell office:value-type="float" office:value="43497">
                <text:p>4349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25">
                <text:p>435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56">
                <text:p>435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86">
                <text:p>435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17">
                <text:p>436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47">
                <text:p>4364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78">
                <text:p>436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09">
                <text:p>437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39">
                <text:p>437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70">
                <text:p>437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00">
                <text:p>43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31">
                <text:p>438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2">
                <text:p>43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91">
                <text:p>438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exponential"/>
      <style:graphic-properties svg:stroke-color="#004586"/>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2" style:family="chart">
      <style:chart-properties loext:regression-name="" loext:regression-max-degree="5" loext:regression-period="3" loext:regression-extrapolate-forward="0" loext:regression-extrapolate-backward="0" loext:regression-force-intercept="false" loext:regression-intercept-value="0" chart:regression-type="exponential"/>
      <style:graphic-properties svg:stroke-color="#ffd320"/>
    </style:style>
    <style:style style:name="ch13"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draw:stroke="dash" draw:stroke-dash="Fine_20_Dashed"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draw:stroke="dash" draw:stroke-dash="Fine_20_Dashed" svg:stroke-width="0.08cm" svg:stroke-color="#83caff" draw:fill-color="#83ca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5.971cm" svg:height="17.361cm" xlink:href=".." xlink:type="simple" chart:class="chart:line" chart:style-name="ch1">
        <chart:legend chart:legend-position="bottom" svg:x="5.004cm" svg:y="15.582cm" style:legend-expansion="wide" chart:style-name="ch2"/>
        <chart:plot-area chart:style-name="ch3" table:cell-range-address="'q=bert'.U10:'q=bert'.AA29 'q=bert'.V1:'q=bert'.AA1" chart:data-source-has-labels="both" svg:x="0.519cm" svg:y="0.347cm" svg:width="24.933cm" svg:height="14.888cm">
          <chartooo:coordinate-region svg:x="1.141cm" svg:y="0.546cm" svg:width="23.69cm" svg:height="14.042cm"/>
          <chart:axis chart:dimension="x" chart:name="primary-x" chart:style-name="ch4" chartooo:axis-type="auto">
            <chartooo:date-scale/>
            <chart:categories table:cell-range-address="'q=bert'.U10:'q=bert'.U29"/>
          </chart:axis>
          <chart:axis chart:dimension="y" chart:name="primary-y" chart:style-name="ch5">
            <chart:grid chart:style-name="ch6" chart:class="major"/>
          </chart:axis>
          <chart:axis chart:dimension="y" chart:name="secondary-y" chart:style-name="ch7"/>
          <chart:series chart:attached-axis="primary-y" chart:style-name="ch8" chart:values-cell-range-address="'q=bert'.V10:'q=bert'.V29" chart:label-cell-address="'q=bert'.V1:'q=bert'.V1" chart:class="chart:line">
            <chart:regression-curve chart:style-name="ch9"/>
            <chart:data-point chart:repeated="20"/>
          </chart:series>
          <chart:series chart:attached-axis="primary-y" chart:style-name="ch10" chart:values-cell-range-address="'q=bert'.W10:'q=bert'.W29" chart:label-cell-address="'q=bert'.W1:'q=bert'.W1" chart:class="chart:line">
            <chart:data-point chart:repeated="20"/>
          </chart:series>
          <chart:series chart:attached-axis="secondary-y" chart:style-name="ch11" chart:values-cell-range-address="'q=bert'.X10:'q=bert'.X29" chart:label-cell-address="'q=bert'.X1:'q=bert'.X1" chart:class="chart:line">
            <chart:regression-curve chart:style-name="ch12"/>
            <chart:data-point chart:repeated="20"/>
          </chart:series>
          <chart:series chart:attached-axis="secondary-y" chart:style-name="ch13" chart:values-cell-range-address="'q=bert'.Y10:'q=bert'.Y29" chart:label-cell-address="'q=bert'.Y1:'q=bert'.Y1" chart:class="chart:line">
            <chart:data-point chart:repeated="20"/>
          </chart:series>
          <chart:series chart:attached-axis="secondary-y" chart:style-name="ch14" chart:values-cell-range-address="'q=bert'.Z10:'q=bert'.Z29" chart:label-cell-address="'q=bert'.Z1:'q=bert'.Z1" chart:class="chart:line">
            <chart:data-point chart:repeated="20"/>
          </chart:series>
          <chart:series chart:attached-axis="secondary-y" chart:style-name="ch15" chart:values-cell-range-address="'q=bert'.AA10:'q=bert'.AA29" chart:label-cell-address="'q=bert'.AA1:'q=bert'.AA1" chart:class="chart:line">
            <chart:data-point chart:repeated="20"/>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of contents</text:p>
                <draw:g>
                  <svg:desc>'q=bert'.V1:'q=bert'.V1</svg:desc>
                </draw:g>
              </table:table-cell>
              <table:table-cell office:value-type="string">
                <text:p>Duration/10000</text:p>
                <draw:g>
                  <svg:desc>'q=bert'.W1:'q=bert'.W1</svg:desc>
                </draw:g>
              </table:table-cell>
              <table:table-cell office:value-type="string">
                <text:p>ViewCount/100000</text:p>
                <draw:g>
                  <svg:desc>'q=bert'.X1:'q=bert'.X1</svg:desc>
                </draw:g>
              </table:table-cell>
              <table:table-cell office:value-type="string">
                <text:p>LikeCount/1000</text:p>
                <draw:g>
                  <svg:desc>'q=bert'.Y1:'q=bert'.Y1</svg:desc>
                </draw:g>
              </table:table-cell>
              <table:table-cell office:value-type="string">
                <text:p>DislikeCount/100</text:p>
                <draw:g>
                  <svg:desc>'q=bert'.Z1:'q=bert'.Z1</svg:desc>
                </draw:g>
              </table:table-cell>
              <table:table-cell office:value-type="string">
                <text:p>CommentCount/100</text:p>
                <draw:g>
                  <svg:desc>'q=bert'.AA1:'q=bert'.AA1</svg:desc>
                </draw:g>
              </table:table-cell>
            </table:table-row>
          </table:table-header-rows>
          <table:table-rows>
            <table:table-row>
              <table:table-cell office:value-type="float" office:value="43344">
                <text:p>43344</text:p>
                <draw:g>
                  <svg:desc>'q=bert'.U10:'q=bert'.U29</svg:desc>
                </draw:g>
              </table:table-cell>
              <table:table-cell office:value-type="float" office:value="0">
                <text:p>0</text:p>
                <draw:g>
                  <svg:desc>'q=bert'.V10:'q=bert'.V29</svg:desc>
                </draw:g>
              </table:table-cell>
              <table:table-cell office:value-type="float" office:value="0">
                <text:p>0</text:p>
                <draw:g>
                  <svg:desc>'q=bert'.W10:'q=bert'.W29</svg:desc>
                </draw:g>
              </table:table-cell>
              <table:table-cell office:value-type="float" office:value="0">
                <text:p>0</text:p>
                <draw:g>
                  <svg:desc>'q=bert'.X10:'q=bert'.X29</svg:desc>
                </draw:g>
              </table:table-cell>
              <table:table-cell office:value-type="float" office:value="0">
                <text:p>0</text:p>
                <draw:g>
                  <svg:desc>'q=bert'.Y10:'q=bert'.Y29</svg:desc>
                </draw:g>
              </table:table-cell>
              <table:table-cell office:value-type="float" office:value="0">
                <text:p>0</text:p>
                <draw:g>
                  <svg:desc>'q=bert'.Z10:'q=bert'.Z29</svg:desc>
                </draw:g>
              </table:table-cell>
              <table:table-cell office:value-type="float" office:value="0">
                <text:p>0</text:p>
                <draw:g>
                  <svg:desc>'q=bert'.AA10:'q=bert'.AA29</svg:desc>
                </draw:g>
              </table:table-cell>
            </table:table-row>
            <table:table-row>
              <table:table-cell office:value-type="float" office:value="43374">
                <text:p>43374</text:p>
              </table:table-cell>
              <table:table-cell office:value-type="float" office:value="4">
                <text:p>4</text:p>
              </table:table-cell>
              <table:table-cell office:value-type="float" office:value="1.4786">
                <text:p>1.4786</text:p>
              </table:table-cell>
              <table:table-cell office:value-type="float" office:value="0.5794">
                <text:p>0.5794</text:p>
              </table:table-cell>
              <table:table-cell office:value-type="float" office:value="0.16">
                <text:p>0.16</text:p>
              </table:table-cell>
              <table:table-cell office:value-type="float" office:value="0.11">
                <text:p>0.11</text:p>
              </table:table-cell>
              <table:table-cell office:value-type="float" office:value="0.1">
                <text:p>0.1</text:p>
              </table:table-cell>
            </table:table-row>
            <table:table-row>
              <table:table-cell office:value-type="float" office:value="43405">
                <text:p>43405</text:p>
              </table:table-cell>
              <table:table-cell office:value-type="float" office:value="3">
                <text:p>3</text:p>
              </table:table-cell>
              <table:table-cell office:value-type="float" office:value="1.2728">
                <text:p>1.2728</text:p>
              </table:table-cell>
              <table:table-cell office:value-type="float" office:value="1.0059">
                <text:p>1.0059</text:p>
              </table:table-cell>
              <table:table-cell office:value-type="float" office:value="0.244">
                <text:p>0.244</text:p>
              </table:table-cell>
              <table:table-cell office:value-type="float" office:value="0.08">
                <text:p>0.08</text:p>
              </table:table-cell>
              <table:table-cell office:value-type="float" office:value="0.17">
                <text:p>0.17</text:p>
              </table:table-cell>
            </table:table-row>
            <table:table-row>
              <table:table-cell office:value-type="float" office:value="43435">
                <text:p>43435</text:p>
              </table:table-cell>
              <table:table-cell office:value-type="float" office:value="6">
                <text:p>6</text:p>
              </table:table-cell>
              <table:table-cell office:value-type="float" office:value="1.5643">
                <text:p>1.5643</text:p>
              </table:table-cell>
              <table:table-cell office:value-type="float" office:value="7.8145">
                <text:p>7.8145</text:p>
              </table:table-cell>
              <table:table-cell office:value-type="float" office:value="2.276">
                <text:p>2.276</text:p>
              </table:table-cell>
              <table:table-cell office:value-type="float" office:value="0.81">
                <text:p>0.81</text:p>
              </table:table-cell>
              <table:table-cell office:value-type="float" office:value="1.93">
                <text:p>1.93</text:p>
              </table:table-cell>
            </table:table-row>
            <table:table-row>
              <table:table-cell office:value-type="float" office:value="43466">
                <text:p>43466</text:p>
              </table:table-cell>
              <table:table-cell office:value-type="float" office:value="7">
                <text:p>7</text:p>
              </table:table-cell>
              <table:table-cell office:value-type="float" office:value="1.8321">
                <text:p>1.8321</text:p>
              </table:table-cell>
              <table:table-cell office:value-type="float" office:value="23.3193">
                <text:p>23.3193</text:p>
              </table:table-cell>
              <table:table-cell office:value-type="float" office:value="5.43">
                <text:p>5.43</text:p>
              </table:table-cell>
              <table:table-cell office:value-type="float" office:value="1.29">
                <text:p>1.29</text:p>
              </table:table-cell>
              <table:table-cell office:value-type="float" office:value="3.27">
                <text:p>3.27</text:p>
              </table:table-cell>
            </table:table-row>
            <table:table-row>
              <table:table-cell office:value-type="float" office:value="43497">
                <text:p>43497</text:p>
              </table:table-cell>
              <table:table-cell office:value-type="float" office:value="12">
                <text:p>12</text:p>
              </table:table-cell>
              <table:table-cell office:value-type="float" office:value="4.126">
                <text:p>4.126</text:p>
              </table:table-cell>
              <table:table-cell office:value-type="float" office:value="2.8848">
                <text:p>2.8848</text:p>
              </table:table-cell>
              <table:table-cell office:value-type="float" office:value="0.721">
                <text:p>0.721</text:p>
              </table:table-cell>
              <table:table-cell office:value-type="float" office:value="0.19">
                <text:p>0.19</text:p>
              </table:table-cell>
              <table:table-cell office:value-type="float" office:value="0.49">
                <text:p>0.49</text:p>
              </table:table-cell>
            </table:table-row>
            <table:table-row>
              <table:table-cell office:value-type="float" office:value="43525">
                <text:p>43525</text:p>
              </table:table-cell>
              <table:table-cell office:value-type="float" office:value="6">
                <text:p>6</text:p>
              </table:table-cell>
              <table:table-cell office:value-type="float" office:value="1.3678">
                <text:p>1.3678</text:p>
              </table:table-cell>
              <table:table-cell office:value-type="float" office:value="11.3319">
                <text:p>11.3319</text:p>
              </table:table-cell>
              <table:table-cell office:value-type="float" office:value="3.281">
                <text:p>3.281</text:p>
              </table:table-cell>
              <table:table-cell office:value-type="float" office:value="1.18">
                <text:p>1.18</text:p>
              </table:table-cell>
              <table:table-cell office:value-type="float" office:value="2.29">
                <text:p>2.29</text:p>
              </table:table-cell>
            </table:table-row>
            <table:table-row>
              <table:table-cell office:value-type="float" office:value="43556">
                <text:p>43556</text:p>
              </table:table-cell>
              <table:table-cell office:value-type="float" office:value="9">
                <text:p>9</text:p>
              </table:table-cell>
              <table:table-cell office:value-type="float" office:value="2.8514">
                <text:p>2.8514</text:p>
              </table:table-cell>
              <table:table-cell office:value-type="float" office:value="13.7143">
                <text:p>13.7143</text:p>
              </table:table-cell>
              <table:table-cell office:value-type="float" office:value="5.182">
                <text:p>5.182</text:p>
              </table:table-cell>
              <table:table-cell office:value-type="float" office:value="0.67">
                <text:p>0.67</text:p>
              </table:table-cell>
              <table:table-cell office:value-type="float" office:value="3.71">
                <text:p>3.71</text:p>
              </table:table-cell>
            </table:table-row>
            <table:table-row>
              <table:table-cell office:value-type="float" office:value="43586">
                <text:p>43586</text:p>
              </table:table-cell>
              <table:table-cell office:value-type="float" office:value="11">
                <text:p>11</text:p>
              </table:table-cell>
              <table:table-cell office:value-type="float" office:value="3.1202">
                <text:p>3.1202</text:p>
              </table:table-cell>
              <table:table-cell office:value-type="float" office:value="7.5519">
                <text:p>7.5519</text:p>
              </table:table-cell>
              <table:table-cell office:value-type="float" office:value="2.367">
                <text:p>2.367</text:p>
              </table:table-cell>
              <table:table-cell office:value-type="float" office:value="0.74">
                <text:p>0.74</text:p>
              </table:table-cell>
              <table:table-cell office:value-type="float" office:value="1.82">
                <text:p>1.82</text:p>
              </table:table-cell>
            </table:table-row>
            <table:table-row>
              <table:table-cell office:value-type="float" office:value="43617">
                <text:p>43617</text:p>
              </table:table-cell>
              <table:table-cell office:value-type="float" office:value="10">
                <text:p>10</text:p>
              </table:table-cell>
              <table:table-cell office:value-type="float" office:value="2.7377">
                <text:p>2.7377</text:p>
              </table:table-cell>
              <table:table-cell office:value-type="float" office:value="10.0845">
                <text:p>10.0845</text:p>
              </table:table-cell>
              <table:table-cell office:value-type="float" office:value="3.081">
                <text:p>3.081</text:p>
              </table:table-cell>
              <table:table-cell office:value-type="float" office:value="1.41">
                <text:p>1.41</text:p>
              </table:table-cell>
              <table:table-cell office:value-type="float" office:value="3.06">
                <text:p>3.06</text:p>
              </table:table-cell>
            </table:table-row>
            <table:table-row>
              <table:table-cell office:value-type="float" office:value="43647">
                <text:p>43647</text:p>
              </table:table-cell>
              <table:table-cell office:value-type="float" office:value="12">
                <text:p>12</text:p>
              </table:table-cell>
              <table:table-cell office:value-type="float" office:value="2.5893">
                <text:p>2.5893</text:p>
              </table:table-cell>
              <table:table-cell office:value-type="float" office:value="7.1608">
                <text:p>7.1608</text:p>
              </table:table-cell>
              <table:table-cell office:value-type="float" office:value="3.281">
                <text:p>3.281</text:p>
              </table:table-cell>
              <table:table-cell office:value-type="float" office:value="0.41">
                <text:p>0.41</text:p>
              </table:table-cell>
              <table:table-cell office:value-type="float" office:value="2.16">
                <text:p>2.16</text:p>
              </table:table-cell>
            </table:table-row>
            <table:table-row>
              <table:table-cell office:value-type="float" office:value="43678">
                <text:p>43678</text:p>
              </table:table-cell>
              <table:table-cell office:value-type="float" office:value="8">
                <text:p>8</text:p>
              </table:table-cell>
              <table:table-cell office:value-type="float" office:value="2.441">
                <text:p>2.441</text:p>
              </table:table-cell>
              <table:table-cell office:value-type="float" office:value="1.0933">
                <text:p>1.0933</text:p>
              </table:table-cell>
              <table:table-cell office:value-type="float" office:value="0.364">
                <text:p>0.364</text:p>
              </table:table-cell>
              <table:table-cell office:value-type="float" office:value="0.11">
                <text:p>0.11</text:p>
              </table:table-cell>
              <table:table-cell office:value-type="float" office:value="0.15">
                <text:p>0.15</text:p>
              </table:table-cell>
            </table:table-row>
            <table:table-row>
              <table:table-cell office:value-type="float" office:value="43709">
                <text:p>43709</text:p>
              </table:table-cell>
              <table:table-cell office:value-type="float" office:value="6">
                <text:p>6</text:p>
              </table:table-cell>
              <table:table-cell office:value-type="float" office:value="1.5237">
                <text:p>1.5237</text:p>
              </table:table-cell>
              <table:table-cell office:value-type="float" office:value="1.3597">
                <text:p>1.3597</text:p>
              </table:table-cell>
              <table:table-cell office:value-type="float" office:value="0.465">
                <text:p>0.465</text:p>
              </table:table-cell>
              <table:table-cell office:value-type="float" office:value="0.08">
                <text:p>0.08</text:p>
              </table:table-cell>
              <table:table-cell office:value-type="float" office:value="0.5">
                <text:p>0.5</text:p>
              </table:table-cell>
            </table:table-row>
            <table:table-row>
              <table:table-cell office:value-type="float" office:value="43739">
                <text:p>43739</text:p>
              </table:table-cell>
              <table:table-cell office:value-type="float" office:value="8">
                <text:p>8</text:p>
              </table:table-cell>
              <table:table-cell office:value-type="float" office:value="1.8221">
                <text:p>1.8221</text:p>
              </table:table-cell>
              <table:table-cell office:value-type="float" office:value="2.5018">
                <text:p>2.5018</text:p>
              </table:table-cell>
              <table:table-cell office:value-type="float" office:value="0.912">
                <text:p>0.912</text:p>
              </table:table-cell>
              <table:table-cell office:value-type="float" office:value="0.15">
                <text:p>0.15</text:p>
              </table:table-cell>
              <table:table-cell office:value-type="float" office:value="1.15">
                <text:p>1.15</text:p>
              </table:table-cell>
            </table:table-row>
            <table:table-row>
              <table:table-cell office:value-type="float" office:value="43770">
                <text:p>43770</text:p>
              </table:table-cell>
              <table:table-cell office:value-type="float" office:value="11">
                <text:p>11</text:p>
              </table:table-cell>
              <table:table-cell office:value-type="float" office:value="1.8236">
                <text:p>1.8236</text:p>
              </table:table-cell>
              <table:table-cell office:value-type="float" office:value="2.6513">
                <text:p>2.6513</text:p>
              </table:table-cell>
              <table:table-cell office:value-type="float" office:value="1.073">
                <text:p>1.073</text:p>
              </table:table-cell>
              <table:table-cell office:value-type="float" office:value="0.05">
                <text:p>0.05</text:p>
              </table:table-cell>
              <table:table-cell office:value-type="float" office:value="1.45">
                <text:p>1.45</text:p>
              </table:table-cell>
            </table:table-row>
            <table:table-row>
              <table:table-cell office:value-type="float" office:value="43800">
                <text:p>43800</text:p>
              </table:table-cell>
              <table:table-cell office:value-type="float" office:value="8">
                <text:p>8</text:p>
              </table:table-cell>
              <table:table-cell office:value-type="float" office:value="1.3874">
                <text:p>1.3874</text:p>
              </table:table-cell>
              <table:table-cell office:value-type="float" office:value="2.5088">
                <text:p>2.5088</text:p>
              </table:table-cell>
              <table:table-cell office:value-type="float" office:value="0.684">
                <text:p>0.684</text:p>
              </table:table-cell>
              <table:table-cell office:value-type="float" office:value="0.22">
                <text:p>0.22</text:p>
              </table:table-cell>
              <table:table-cell office:value-type="float" office:value="0.33">
                <text:p>0.33</text:p>
              </table:table-cell>
            </table:table-row>
            <table:table-row>
              <table:table-cell office:value-type="float" office:value="43831">
                <text:p>43831</text:p>
              </table:table-cell>
              <table:table-cell office:value-type="float" office:value="17">
                <text:p>17</text:p>
              </table:table-cell>
              <table:table-cell office:value-type="float" office:value="3.2668">
                <text:p>3.2668</text:p>
              </table:table-cell>
              <table:table-cell office:value-type="float" office:value="3.8822">
                <text:p>3.8822</text:p>
              </table:table-cell>
              <table:table-cell office:value-type="float" office:value="1.534">
                <text:p>1.534</text:p>
              </table:table-cell>
              <table:table-cell office:value-type="float" office:value="3.31">
                <text:p>3.31</text:p>
              </table:table-cell>
              <table:table-cell office:value-type="float" office:value="1.33">
                <text:p>1.33</text:p>
              </table:table-cell>
            </table:table-row>
            <table:table-row>
              <table:table-cell office:value-type="float" office:value="43862">
                <text:p>43862</text:p>
              </table:table-cell>
              <table:table-cell office:value-type="float" office:value="9">
                <text:p>9</text:p>
              </table:table-cell>
              <table:table-cell office:value-type="float" office:value="0.8318">
                <text:p>0.8318</text:p>
              </table:table-cell>
              <table:table-cell office:value-type="float" office:value="2.2614">
                <text:p>2.2614</text:p>
              </table:table-cell>
              <table:table-cell office:value-type="float" office:value="0.668">
                <text:p>0.668</text:p>
              </table:table-cell>
              <table:table-cell office:value-type="float" office:value="0.37">
                <text:p>0.37</text:p>
              </table:table-cell>
              <table:table-cell office:value-type="float" office:value="0.88">
                <text:p>0.88</text:p>
              </table:table-cell>
            </table:table-row>
            <table:table-row>
              <table:table-cell office:value-type="float" office:value="43891">
                <text:p>43891</text:p>
              </table:table-cell>
              <table:table-cell office:value-type="float" office:value="4">
                <text:p>4</text:p>
              </table:table-cell>
              <table:table-cell office:value-type="float" office:value="0.4936">
                <text:p>0.4936</text:p>
              </table:table-cell>
              <table:table-cell office:value-type="float" office:value="0.4865">
                <text:p>0.4865</text:p>
              </table:table-cell>
              <table:table-cell office:value-type="float" office:value="0.212">
                <text:p>0.212</text:p>
              </table:table-cell>
              <table:table-cell office:value-type="float" office:value="0.01">
                <text:p>0.01</text:p>
              </table:table-cell>
              <table:table-cell office:value-type="float" office:value="0.36">
                <text:p>0.36</text:p>
              </table:table-cell>
            </table:table-row>
            <table:table-row>
              <table:table-cell office:value-type="float" office:value="43922">
                <text:p>43922</text:p>
              </table:table-cell>
              <table:table-cell office:value-type="float" office:value="1">
                <text:p>1</text:p>
              </table:table-cell>
              <table:table-cell office:value-type="float" office:value="0.1596">
                <text:p>0.1596</text:p>
              </table:table-cell>
              <table:table-cell office:value-type="float" office:value="0.0655">
                <text:p>0.0655</text:p>
              </table:table-cell>
              <table:table-cell office:value-type="float" office:value="0.053">
                <text:p>0.053</text:p>
              </table:table-cell>
              <table:table-cell office:value-type="float" office:value="0">
                <text:p>0</text:p>
              </table:table-cell>
              <table:table-cell office:value-type="float" office:value="0.06">
                <text:p>0.0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7.92cm" svg:height="22.005cm" xlink:href=".." xlink:type="simple" chart:class="chart:line" chart:style-name="ch1">
        <chart:legend chart:legend-position="end" svg:x="4.274cm" svg:y="8.664cm" style:legend-expansion="high" chart:style-name="ch2"/>
        <chart:plot-area chart:style-name="ch3" table:cell-range-address="'q=bert_abs|pdf'.U10:'q=bert_abs|pdf'.U29 'q=bert_abs|pdf'.AB1:'q=bert_abs|pdf'.AG1 'q=bert_abs|pdf'.AB10:'q=bert_abs|pdf'.AG29" chart:data-source-has-labels="both" svg:x="0.158cm" svg:y="0.44cm" svg:width="3.958cm" svg:height="21.125cm">
          <chartooo:coordinate-region svg:x="0.946cm" svg:y="0.639cm" svg:width="3.17cm" svg:height="20.279cm"/>
          <chart:axis chart:dimension="x" chart:name="primary-x" chart:style-name="ch4" chartooo:axis-type="auto">
            <chartooo:date-scale/>
            <chart:categories table:cell-range-address="'q=bert_abs|pdf'.U10:'q=bert_abs|pdf'.U29"/>
          </chart:axis>
          <chart:axis chart:dimension="y" chart:name="primary-y" chart:style-name="ch5">
            <chart:grid chart:style-name="ch6" chart:class="major"/>
          </chart:axis>
          <chart:series chart:style-name="ch7" chart:values-cell-range-address="'q=bert_abs|pdf'.AB10:'q=bert_abs|pdf'.AB29" chart:label-cell-address="'q=bert_abs|pdf'.AB1:'q=bert_abs|pdf'.AB1" chart:class="chart:line">
            <chart:data-point chart:repeated="20"/>
          </chart:series>
          <chart:series chart:style-name="ch8" chart:values-cell-range-address="'q=bert_abs|pdf'.AC10:'q=bert_abs|pdf'.AC29" chart:label-cell-address="'q=bert_abs|pdf'.AC1:'q=bert_abs|pdf'.AC1" chart:class="chart:line">
            <chart:data-point chart:repeated="20"/>
          </chart:series>
          <chart:series chart:style-name="ch9" chart:values-cell-range-address="'q=bert_abs|pdf'.AD10:'q=bert_abs|pdf'.AD29" chart:label-cell-address="'q=bert_abs|pdf'.AD1:'q=bert_abs|pdf'.AD1" chart:class="chart:line">
            <chart:data-point chart:repeated="20"/>
          </chart:series>
          <chart:series chart:style-name="ch10" chart:values-cell-range-address="'q=bert_abs|pdf'.AE10:'q=bert_abs|pdf'.AE29" chart:label-cell-address="'q=bert_abs|pdf'.AE1:'q=bert_abs|pdf'.AE1" chart:class="chart:line">
            <chart:data-point chart:repeated="20"/>
          </chart:series>
          <chart:series chart:style-name="ch11" chart:values-cell-range-address="'q=bert_abs|pdf'.AF10:'q=bert_abs|pdf'.AF29" chart:label-cell-address="'q=bert_abs|pdf'.AF1:'q=bert_abs|pdf'.AF1" chart:class="chart:line">
            <chart:data-point chart:repeated="20"/>
          </chart:series>
          <chart:series chart:style-name="ch12" chart:values-cell-range-address="'q=bert_abs|pdf'.AG10:'q=bert_abs|pdf'.AG29" chart:label-cell-address="'q=bert_abs|pdf'.AG1:'q=bert_abs|pdf'.AG1" chart:class="chart:line">
            <chart:data-point chart:repeated="2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of contents</text:p>
                <draw:g>
                  <svg:desc>'q=bert_abs|pdf'.AB1:'q=bert_abs|pdf'.AB1</svg:desc>
                </draw:g>
              </table:table-cell>
              <table:table-cell office:value-type="string">
                <text:p>Duration/10000</text:p>
                <draw:g>
                  <svg:desc>'q=bert_abs|pdf'.AC1:'q=bert_abs|pdf'.AC1</svg:desc>
                </draw:g>
              </table:table-cell>
              <table:table-cell office:value-type="string">
                <text:p>ViewCount/10000</text:p>
                <draw:g>
                  <svg:desc>'q=bert_abs|pdf'.AD1:'q=bert_abs|pdf'.AD1</svg:desc>
                </draw:g>
              </table:table-cell>
              <table:table-cell office:value-type="string">
                <text:p>LikeCount/1000</text:p>
                <draw:g>
                  <svg:desc>'q=bert_abs|pdf'.AE1:'q=bert_abs|pdf'.AE1</svg:desc>
                </draw:g>
              </table:table-cell>
              <table:table-cell office:value-type="string">
                <text:p>DislikeCount/100</text:p>
                <draw:g>
                  <svg:desc>'q=bert_abs|pdf'.AF1:'q=bert_abs|pdf'.AF1</svg:desc>
                </draw:g>
              </table:table-cell>
              <table:table-cell office:value-type="string">
                <text:p>CommentCount/100</text:p>
                <draw:g>
                  <svg:desc>'q=bert_abs|pdf'.AG1:'q=bert_abs|pdf'.AG1</svg:desc>
                </draw:g>
              </table:table-cell>
            </table:table-row>
          </table:table-header-rows>
          <table:table-rows>
            <table:table-row>
              <table:table-cell office:value-type="float" office:value="43344">
                <text:p>43344</text:p>
                <draw:g>
                  <svg:desc>'q=bert_abs|pdf'.U10:'q=bert_abs|pdf'.U29</svg:desc>
                </draw:g>
              </table:table-cell>
              <table:table-cell office:value-type="float" office:value="0">
                <text:p>0</text:p>
                <draw:g>
                  <svg:desc>'q=bert_abs|pdf'.AB10:'q=bert_abs|pdf'.AB29</svg:desc>
                </draw:g>
              </table:table-cell>
              <table:table-cell office:value-type="float" office:value="0">
                <text:p>0</text:p>
                <draw:g>
                  <svg:desc>'q=bert_abs|pdf'.AC10:'q=bert_abs|pdf'.AC29</svg:desc>
                </draw:g>
              </table:table-cell>
              <table:table-cell office:value-type="float" office:value="0">
                <text:p>0</text:p>
                <draw:g>
                  <svg:desc>'q=bert_abs|pdf'.AD10:'q=bert_abs|pdf'.AD29</svg:desc>
                </draw:g>
              </table:table-cell>
              <table:table-cell office:value-type="float" office:value="0">
                <text:p>0</text:p>
                <draw:g>
                  <svg:desc>'q=bert_abs|pdf'.AE10:'q=bert_abs|pdf'.AE29</svg:desc>
                </draw:g>
              </table:table-cell>
              <table:table-cell office:value-type="float" office:value="0">
                <text:p>0</text:p>
                <draw:g>
                  <svg:desc>'q=bert_abs|pdf'.AF10:'q=bert_abs|pdf'.AF29</svg:desc>
                </draw:g>
              </table:table-cell>
              <table:table-cell office:value-type="float" office:value="0">
                <text:p>0</text:p>
                <draw:g>
                  <svg:desc>'q=bert_abs|pdf'.AG10:'q=bert_abs|pdf'.AG29</svg:desc>
                </draw:g>
              </table:table-cell>
            </table:table-row>
            <table:table-row>
              <table:table-cell office:value-type="float" office:value="43374">
                <text:p>433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05">
                <text:p>434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35">
                <text:p>434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66">
                <text:p>43466</text:p>
              </table:table-cell>
              <table:table-cell office:value-type="float" office:value="3">
                <text:p>3</text:p>
              </table:table-cell>
              <table:table-cell office:value-type="float" office:value="0.9729">
                <text:p>0.9729</text:p>
              </table:table-cell>
              <table:table-cell office:value-type="float" office:value="3.3001">
                <text:p>3.3001</text:p>
              </table:table-cell>
              <table:table-cell office:value-type="float" office:value="0.744">
                <text:p>0.744</text:p>
              </table:table-cell>
              <table:table-cell office:value-type="float" office:value="0.19">
                <text:p>0.19</text:p>
              </table:table-cell>
              <table:table-cell office:value-type="float" office:value="0.45">
                <text:p>0.45</text:p>
              </table:table-cell>
            </table:table-row>
            <table:table-row>
              <table:table-cell office:value-type="float" office:value="43497">
                <text:p>43497</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525">
                <text:p>43525</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556">
                <text:p>43556</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586">
                <text:p>43586</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617">
                <text:p>43617</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647">
                <text:p>43647</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678">
                <text:p>43678</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709">
                <text:p>43709</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739">
                <text:p>43739</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770">
                <text:p>43770</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800">
                <text:p>43800</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831">
                <text:p>43831</text:p>
              </table:table-cell>
              <table:table-cell office:value-type="float" office:value="5">
                <text:p>5</text:p>
              </table:table-cell>
              <table:table-cell office:value-type="float" office:value="1.7112">
                <text:p>1.7112</text:p>
              </table:table-cell>
              <table:table-cell office:value-type="float" office:value="3.6094">
                <text:p>3.6094</text:p>
              </table:table-cell>
              <table:table-cell office:value-type="float" office:value="0.804">
                <text:p>0.804</text:p>
              </table:table-cell>
              <table:table-cell office:value-type="float" office:value="0.2">
                <text:p>0.2</text:p>
              </table:table-cell>
              <table:table-cell office:value-type="float" office:value="0.45">
                <text:p>0.45</text:p>
              </table:table-cell>
            </table:table-row>
            <table:table-row>
              <table:table-cell office:value-type="float" office:value="43862">
                <text:p>43862</text:p>
              </table:table-cell>
              <table:table-cell office:value-type="float" office:value="6">
                <text:p>6</text:p>
              </table:table-cell>
              <table:table-cell office:value-type="float" office:value="1.7914">
                <text:p>1.7914</text:p>
              </table:table-cell>
              <table:table-cell office:value-type="float" office:value="4.6218">
                <text:p>4.6218</text:p>
              </table:table-cell>
              <table:table-cell office:value-type="float" office:value="0.99">
                <text:p>0.99</text:p>
              </table:table-cell>
              <table:table-cell office:value-type="float" office:value="0.48">
                <text:p>0.48</text:p>
              </table:table-cell>
              <table:table-cell office:value-type="float" office:value="0.58">
                <text:p>0.58</text:p>
              </table:table-cell>
            </table:table-row>
            <table:table-row>
              <table:table-cell office:value-type="float" office:value="43891">
                <text:p>43891</text:p>
              </table:table-cell>
              <table:table-cell office:value-type="float" office:value="8">
                <text:p>8</text:p>
              </table:table-cell>
              <table:table-cell office:value-type="float" office:value="1.9326">
                <text:p>1.9326</text:p>
              </table:table-cell>
              <table:table-cell office:value-type="float" office:value="4.8977">
                <text:p>4.8977</text:p>
              </table:table-cell>
              <table:table-cell office:value-type="float" office:value="1.103">
                <text:p>1.103</text:p>
              </table:table-cell>
              <table:table-cell office:value-type="float" office:value="0.48">
                <text:p>0.48</text:p>
              </table:table-cell>
              <table:table-cell office:value-type="float" office:value="0.71">
                <text:p>0.71</text:p>
              </table:table-cell>
            </table:table-row>
            <table:table-row>
              <table:table-cell office:value-type="float" office:value="43922">
                <text:p>43922</text:p>
              </table:table-cell>
              <table:table-cell office:value-type="float" office:value="8">
                <text:p>8</text:p>
              </table:table-cell>
              <table:table-cell office:value-type="float" office:value="1.9326">
                <text:p>1.9326</text:p>
              </table:table-cell>
              <table:table-cell office:value-type="float" office:value="4.8977">
                <text:p>4.8977</text:p>
              </table:table-cell>
              <table:table-cell office:value-type="float" office:value="1.103">
                <text:p>1.103</text:p>
              </table:table-cell>
              <table:table-cell office:value-type="float" office:value="0.48">
                <text:p>0.48</text:p>
              </table:table-cell>
              <table:table-cell office:value-type="float" office:value="0.71">
                <text:p>0.7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draw:stroke="dash" draw:stroke-dash="Fine_20_Dashed" svg:stroke-width="0.08cm" svg:stroke-color="#7e0021" draw:fill-color="#7e0021"/>
      <style:text-properties fo:font-size="10pt" style:font-size-asian="10pt" style:font-size-complex="10pt"/>
    </style:style>
    <style:style style:name="ch13" style:family="chart" style:data-style-name="N0">
      <style:chart-properties chart:symbol-type="named-symbol" chart:symbol-name="arrow-left" chart:symbol-width="0.25cm" chart:symbol-height="0.25cm" chart:link-data-style-to-source="true"/>
      <style:graphic-properties draw:stroke="dash" draw:stroke-dash="Fine_20_Dashed" svg:stroke-width="0.08cm" svg:stroke-color="#83caff"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9.211cm" svg:height="23.163cm" xlink:href=".." xlink:type="simple" chart:class="chart:line" chart:style-name="ch1">
        <chart:legend chart:legend-position="bottom" svg:x="7.695cm" svg:y="21.882cm" style:legend-expansion="wide" chart:style-name="ch2"/>
        <chart:plot-area chart:style-name="ch3" table:cell-range-address="'q=bert_abs|pdf'.U10:'q=bert_abs|pdf'.AA29 'q=bert_abs|pdf'.V1:'q=bert_abs|pdf'.AA1" chart:data-source-has-labels="both" svg:x="0.584cm" svg:y="0.463cm" svg:width="28.043cm" svg:height="20.956cm">
          <chartooo:coordinate-region svg:x="1.311cm" svg:y="0.662cm" svg:width="26.588cm" svg:height="20.11cm"/>
          <chart:axis chart:dimension="x" chart:name="primary-x" chart:style-name="ch4" chartooo:axis-type="auto">
            <chartooo:date-scale/>
            <chart:categories table:cell-range-address="'q=bert_abs|pdf'.U10:'q=bert_abs|pdf'.U29"/>
          </chart:axis>
          <chart:axis chart:dimension="y" chart:name="primary-y" chart:style-name="ch5">
            <chart:grid chart:style-name="ch6" chart:class="major"/>
          </chart:axis>
          <chart:axis chart:dimension="y" chart:name="secondary-y" chart:style-name="ch7"/>
          <chart:series chart:attached-axis="primary-y" chart:style-name="ch8" chart:values-cell-range-address="'q=bert_abs|pdf'.V10:'q=bert_abs|pdf'.V29" chart:label-cell-address="'q=bert_abs|pdf'.V1:'q=bert_abs|pdf'.V1" chart:class="chart:line">
            <chart:data-point chart:repeated="20"/>
          </chart:series>
          <chart:series chart:attached-axis="primary-y" chart:style-name="ch9" chart:values-cell-range-address="'q=bert_abs|pdf'.W10:'q=bert_abs|pdf'.W29" chart:label-cell-address="'q=bert_abs|pdf'.W1:'q=bert_abs|pdf'.W1" chart:class="chart:line">
            <chart:data-point chart:repeated="20"/>
          </chart:series>
          <chart:series chart:attached-axis="secondary-y" chart:style-name="ch10" chart:values-cell-range-address="'q=bert_abs|pdf'.X10:'q=bert_abs|pdf'.X29" chart:label-cell-address="'q=bert_abs|pdf'.X1:'q=bert_abs|pdf'.X1" chart:class="chart:line">
            <chart:data-point chart:repeated="20"/>
          </chart:series>
          <chart:series chart:attached-axis="secondary-y" chart:style-name="ch11" chart:values-cell-range-address="'q=bert_abs|pdf'.Y10:'q=bert_abs|pdf'.Y29" chart:label-cell-address="'q=bert_abs|pdf'.Y1:'q=bert_abs|pdf'.Y1" chart:class="chart:line">
            <chart:data-point chart:repeated="20"/>
          </chart:series>
          <chart:series chart:attached-axis="secondary-y" chart:style-name="ch12" chart:values-cell-range-address="'q=bert_abs|pdf'.Z10:'q=bert_abs|pdf'.Z29" chart:label-cell-address="'q=bert_abs|pdf'.Z1:'q=bert_abs|pdf'.Z1" chart:class="chart:line">
            <chart:data-point chart:repeated="20"/>
          </chart:series>
          <chart:series chart:attached-axis="secondary-y" chart:style-name="ch13" chart:values-cell-range-address="'q=bert_abs|pdf'.AA10:'q=bert_abs|pdf'.AA29" chart:label-cell-address="'q=bert_abs|pdf'.AA1:'q=bert_abs|pdf'.AA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of contents</text:p>
                <draw:g>
                  <svg:desc>'q=bert_abs|pdf'.V1:'q=bert_abs|pdf'.V1</svg:desc>
                </draw:g>
              </table:table-cell>
              <table:table-cell office:value-type="string">
                <text:p>Duration/10000</text:p>
                <draw:g>
                  <svg:desc>'q=bert_abs|pdf'.W1:'q=bert_abs|pdf'.W1</svg:desc>
                </draw:g>
              </table:table-cell>
              <table:table-cell office:value-type="string">
                <text:p>ViewCount/10000</text:p>
                <draw:g>
                  <svg:desc>'q=bert_abs|pdf'.X1:'q=bert_abs|pdf'.X1</svg:desc>
                </draw:g>
              </table:table-cell>
              <table:table-cell office:value-type="string">
                <text:p>LikeCount/1000</text:p>
                <draw:g>
                  <svg:desc>'q=bert_abs|pdf'.Y1:'q=bert_abs|pdf'.Y1</svg:desc>
                </draw:g>
              </table:table-cell>
              <table:table-cell office:value-type="string">
                <text:p>DislikeCount/100</text:p>
                <draw:g>
                  <svg:desc>'q=bert_abs|pdf'.Z1:'q=bert_abs|pdf'.Z1</svg:desc>
                </draw:g>
              </table:table-cell>
              <table:table-cell office:value-type="string">
                <text:p>CommentCount/100</text:p>
                <draw:g>
                  <svg:desc>'q=bert_abs|pdf'.AA1:'q=bert_abs|pdf'.AA1</svg:desc>
                </draw:g>
              </table:table-cell>
            </table:table-row>
          </table:table-header-rows>
          <table:table-rows>
            <table:table-row>
              <table:table-cell office:value-type="float" office:value="43344">
                <text:p>43344</text:p>
                <draw:g>
                  <svg:desc>'q=bert_abs|pdf'.U10:'q=bert_abs|pdf'.U29</svg:desc>
                </draw:g>
              </table:table-cell>
              <table:table-cell office:value-type="float" office:value="NaN">
                <text:p>NaN</text:p>
                <draw:g>
                  <svg:desc>'q=bert_abs|pdf'.V10:'q=bert_abs|pdf'.V29</svg:desc>
                </draw:g>
              </table:table-cell>
              <table:table-cell office:value-type="float" office:value="NaN">
                <text:p>NaN</text:p>
                <draw:g>
                  <svg:desc>'q=bert_abs|pdf'.W10:'q=bert_abs|pdf'.W29</svg:desc>
                </draw:g>
              </table:table-cell>
              <table:table-cell office:value-type="float" office:value="NaN">
                <text:p>NaN</text:p>
                <draw:g>
                  <svg:desc>'q=bert_abs|pdf'.X10:'q=bert_abs|pdf'.X29</svg:desc>
                </draw:g>
              </table:table-cell>
              <table:table-cell office:value-type="float" office:value="NaN">
                <text:p>NaN</text:p>
                <draw:g>
                  <svg:desc>'q=bert_abs|pdf'.Y10:'q=bert_abs|pdf'.Y29</svg:desc>
                </draw:g>
              </table:table-cell>
              <table:table-cell office:value-type="float" office:value="NaN">
                <text:p>NaN</text:p>
                <draw:g>
                  <svg:desc>'q=bert_abs|pdf'.Z10:'q=bert_abs|pdf'.Z29</svg:desc>
                </draw:g>
              </table:table-cell>
              <table:table-cell office:value-type="float" office:value="NaN">
                <text:p>NaN</text:p>
                <draw:g>
                  <svg:desc>'q=bert_abs|pdf'.AA10:'q=bert_abs|pdf'.AA29</svg:desc>
                </draw:g>
              </table:table-cell>
            </table:table-row>
            <table:table-row>
              <table:table-cell office:value-type="float" office:value="43374">
                <text:p>433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405">
                <text:p>43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435">
                <text:p>434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466">
                <text:p>43466</text:p>
              </table:table-cell>
              <table:table-cell office:value-type="float" office:value="3">
                <text:p>3</text:p>
              </table:table-cell>
              <table:table-cell office:value-type="float" office:value="0.9729">
                <text:p>0.9729</text:p>
              </table:table-cell>
              <table:table-cell office:value-type="float" office:value="3.3001">
                <text:p>3.3001</text:p>
              </table:table-cell>
              <table:table-cell office:value-type="float" office:value="0.744">
                <text:p>0.744</text:p>
              </table:table-cell>
              <table:table-cell office:value-type="float" office:value="0.19">
                <text:p>0.19</text:p>
              </table:table-cell>
              <table:table-cell office:value-type="float" office:value="0.45">
                <text:p>0.45</text:p>
              </table:table-cell>
            </table:table-row>
            <table:table-row>
              <table:table-cell office:value-type="float" office:value="43497">
                <text:p>43497</text:p>
              </table:table-cell>
              <table:table-cell office:value-type="float" office:value="2">
                <text:p>2</text:p>
              </table:table-cell>
              <table:table-cell office:value-type="float" office:value="0.7383">
                <text:p>0.7383</text:p>
              </table:table-cell>
              <table:table-cell office:value-type="float" office:value="0.3093">
                <text:p>0.3093</text:p>
              </table:table-cell>
              <table:table-cell office:value-type="float" office:value="0.06">
                <text:p>0.06</text:p>
              </table:table-cell>
              <table:table-cell office:value-type="float" office:value="0.01">
                <text:p>0.01</text:p>
              </table:table-cell>
              <table:table-cell office:value-type="float" office:value="0">
                <text:p>0</text:p>
              </table:table-cell>
            </table:table-row>
            <table:table-row>
              <table:table-cell office:value-type="float" office:value="43525">
                <text:p>435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556">
                <text:p>435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586">
                <text:p>435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617">
                <text:p>436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647">
                <text:p>436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678">
                <text:p>436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709">
                <text:p>437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739">
                <text:p>437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770">
                <text:p>437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800">
                <text:p>43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831">
                <text:p>438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862">
                <text:p>43862</text:p>
              </table:table-cell>
              <table:table-cell office:value-type="float" office:value="1">
                <text:p>1</text:p>
              </table:table-cell>
              <table:table-cell office:value-type="float" office:value="0.0802">
                <text:p>0.0802</text:p>
              </table:table-cell>
              <table:table-cell office:value-type="float" office:value="1.0124">
                <text:p>1.0124</text:p>
              </table:table-cell>
              <table:table-cell office:value-type="float" office:value="0.186">
                <text:p>0.186</text:p>
              </table:table-cell>
              <table:table-cell office:value-type="float" office:value="0.28">
                <text:p>0.28</text:p>
              </table:table-cell>
              <table:table-cell office:value-type="float" office:value="0.13">
                <text:p>0.13</text:p>
              </table:table-cell>
            </table:table-row>
            <table:table-row>
              <table:table-cell office:value-type="float" office:value="43891">
                <text:p>43891</text:p>
              </table:table-cell>
              <table:table-cell office:value-type="float" office:value="2">
                <text:p>2</text:p>
              </table:table-cell>
              <table:table-cell office:value-type="float" office:value="0.1412">
                <text:p>0.1412</text:p>
              </table:table-cell>
              <table:table-cell office:value-type="float" office:value="0.2759">
                <text:p>0.2759</text:p>
              </table:table-cell>
              <table:table-cell office:value-type="float" office:value="0.113">
                <text:p>0.113</text:p>
              </table:table-cell>
              <table:table-cell office:value-type="float" office:value="0">
                <text:p>0</text:p>
              </table:table-cell>
              <table:table-cell office:value-type="float" office:value="0.13">
                <text:p>0.13</text:p>
              </table:table-cell>
            </table:table-row>
            <table:table-row>
              <table:table-cell office:value-type="float" office:value="43922">
                <text:p>439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4.208cm" svg:height="14.811cm" xlink:href="." xlink:type="simple" chart:class="chart:line" chart:style-name="ch1">
        <chart:legend chart:legend-position="bottom" svg:x="3.62cm" svg:y="14.028cm" style:legend-expansion="wide" chart:style-name="ch2"/>
        <chart:plot-area chart:style-name="ch3" chart:data-source-has-labels="both" svg:x="0.484cm" svg:y="0.296cm" svg:width="23.24cm" svg:height="13.436cm">
          <chartooo:coordinate-region svg:x="1.292cm" svg:y="0.496cm" svg:width="21.705cm" svg:height="12.589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axis chart:dimension="y" chart:name="secondary-y" chart:style-name="ch7"/>
          <chart:series chart:attached-axis="secondary-y" chart:style-name="ch8" chart:values-cell-range-address="local-table.$B$2:.$B$72" chart:label-cell-address="local-table.$B$1" chart:class="chart:line">
            <chart:data-point chart:repeated="71"/>
          </chart:series>
          <chart:series chart:attached-axis="primary-y" chart:style-name="ch9" chart:values-cell-range-address="local-table.$C$2:.$C$72" chart:label-cell-address="local-table.$C$1" chart:class="chart:line">
            <chart:data-point chart:repeated="71"/>
          </chart:series>
          <chart:series chart:attached-axis="primary-y" chart:style-name="ch10" chart:values-cell-range-address="local-table.$D$2:.$D$72" chart:label-cell-address="local-table.$D$1" chart:class="chart:line">
            <chart:data-point chart:repeated="71"/>
          </chart:series>
          <chart:series chart:attached-axis="secondary-y" chart:style-name="ch11" chart:values-cell-range-address="local-table.$E$2:.$E$72" chart:label-cell-address="local-table.$E$1" chart:class="chart:line">
            <chart:data-point chart:repeated="71"/>
          </chart:series>
          <chart:series chart:attached-axis="secondary-y" chart:style-name="ch12" chart:values-cell-range-address="local-table.$F$2:.$F$72" chart:label-cell-address="local-table.$F$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table:table-cell>
              <table:table-cell office:value-type="string">
                <text:p>duration</text:p>
              </table:table-cell>
              <table:table-cell office:value-type="string">
                <text:p>ViewCount/10000</text:p>
              </table:table-cell>
              <table:table-cell office:value-type="string">
                <text:p>LikeCount/1000</text:p>
              </table:table-cell>
              <table:table-cell office:value-type="string">
                <text:p>CommentCount/100</text:p>
              </table:table-cell>
            </table:table-row>
          </table:table-header-rows>
          <table:table-rows>
            <table:table-row>
              <table:table-cell office:value-type="float" office:value="41791">
                <text:p>417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36">
                <text:p>427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67">
                <text:p>4276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95">
                <text:p>427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26">
                <text:p>428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56">
                <text:p>428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79">
                <text:p>429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09">
                <text:p>430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40">
                <text:p>4304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70">
                <text:p>430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01">
                <text:p>431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32">
                <text:p>431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60">
                <text:p>43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91">
                <text:p>431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21">
                <text:p>43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52">
                <text:p>432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82">
                <text:p>4328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13">
                <text:p>433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44">
                <text:p>433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74">
                <text:p>433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05">
                <text:p>434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35">
                <text:p>434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66">
                <text:p>43466</text:p>
              </table:table-cell>
              <table:table-cell office:value-type="float" office:value="1">
                <text:p>1</text:p>
              </table:table-cell>
              <table:table-cell office:value-type="float" office:value="743">
                <text:p>743</text:p>
              </table:table-cell>
              <table:table-cell office:value-type="float" office:value="1.0062">
                <text:p>1.0062</text:p>
              </table:table-cell>
              <table:table-cell office:value-type="float" office:value="0.269">
                <text:p>0.269</text:p>
              </table:table-cell>
              <table:table-cell office:value-type="float" office:value="0.19">
                <text:p>0.19</text:p>
              </table:table-cell>
            </table:table-row>
            <table:table-row>
              <table:table-cell office:value-type="float" office:value="43497">
                <text:p>4349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25">
                <text:p>435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56">
                <text:p>435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86">
                <text:p>435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17">
                <text:p>436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47">
                <text:p>4364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78">
                <text:p>436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09">
                <text:p>437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39">
                <text:p>437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70">
                <text:p>437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00">
                <text:p>43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31">
                <text:p>438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2">
                <text:p>43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91">
                <text:p>438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chart-properties chart:solid-type="cuboid" chart:symbol-type="named-symbol" chart:symbol-name="diamond" chart:symbol-width="0.25cm" chart:symbol-height="0.25cm"/>
    </style:style>
    <style:style style:name="ch15"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6" style:family="chart">
      <style:chart-properties chart:solid-type="cuboid" chart:symbol-type="named-symbol" chart:symbol-name="arrow-down" chart:symbol-width="0.25cm" chart:symbol-height="0.25cm"/>
    </style:style>
    <style:style style:name="ch17" style:family="chart">
      <style:graphic-properties draw:stroke="solid" svg:stroke-color="#b3b3b3" draw:fill="none" draw:fill-color="#e6e6e6"/>
    </style:style>
    <style:style style:name="ch18" style:family="chart">
      <style:graphic-properties svg:stroke-color="#b3b3b3" draw:fill-color="#cccccc"/>
    </style:style>
    <style:style style:name="gr1" style:family="graphic">
      <style:graphic-properties draw:textarea-horizontal-align="justify" draw:textarea-vertical-align="middle" draw:auto-grow-height="false" fo:min-height="0.436cm" fo:min-width="5.695cm" fo:wrap-option="no-wrap"/>
    </style:style>
    <style:style style:name="gr2" style:family="graphic">
      <style:graphic-properties draw:textarea-horizontal-align="justify" draw:textarea-vertical-align="middle" draw:auto-grow-height="false" fo:min-height="0.429cm" fo:min-width="4.885cm" fo:wrap-option="no-wrap"/>
    </style:style>
    <style:style style:name="P1" style:family="paragraph">
      <style:paragraph-properties fo:text-align="center"/>
    </style:style>
    <style:style style:name="P2" style:family="paragraph">
      <style:paragraph-properties fo:text-align="center"/>
      <style:text-properties fo:font-size="10.5pt" style:font-size-asian="24pt" style:font-size-complex="24pt"/>
    </style:style>
    <style:style style:name="T1" style:family="text">
      <style:text-properties fo:font-size="10.5pt" style:font-size-asian="24pt" style:font-size-complex="24pt"/>
    </style:style>
  </office:automatic-styles>
  <office:body>
    <office:chart>
      <chart:chart svg:width="23.929cm" svg:height="14.617cm" xlink:href=".." xlink:type="simple" chart:class="chart:line" chart:style-name="ch1">
        <chart:title svg:x="10.981cm" svg:y="0.427cm" chart:style-name="ch2">
          <text:p>被引用数</text:p>
        </chart:title>
        <chart:subtitle svg:x="11.378cm" svg:y="1.684cm" chart:style-name="ch3">
          <text:p>BERT</text:p>
        </chart:subtitle>
        <chart:legend chart:legend-position="bottom" svg:x="7.458cm" svg:y="13.834cm" style:legend-expansion="wide" chart:style-name="ch4"/>
        <chart:plot-area chart:style-name="ch5" table:cell-range-address="BERT.B13:BERT.B31 BERT.C1:BERT.C1 BERT.C13:BERT.C30 GAN.A1:GAN.A1 BERT.F13:BERT.F30 BERT.H13:BERT.H30" chart:data-source-has-labels="both" svg:x="1.489cm" svg:y="2.659cm" svg:width="20.923cm" svg:height="9.902cm">
          <chartooo:coordinate-region svg:x="2.296cm" svg:y="2.659cm" svg:width="18.372cm" svg:height="8.312cm"/>
          <chart:axis chart:dimension="x" chart:name="primary-x" chart:style-name="ch6" chartooo:axis-type="auto">
            <chartooo:date-scale/>
            <chart:title svg:x="11.443cm" svg:y="12.853cm" chart:style-name="ch7">
              <text:p>Month</text:p>
            </chart:title>
            <chart:categories table:cell-range-address="BERT.B13:BERT.B31"/>
          </chart:axis>
          <chart:axis chart:dimension="y" chart:name="primary-y" chart:style-name="ch8">
            <chart:title svg:x="0.451cm" svg:y="8.527cm" chart:style-name="ch9">
              <text:p># of Citation</text:p>
            </chart:title>
            <chart:grid chart:style-name="ch10" chart:class="major"/>
          </chart:axis>
          <chart:axis chart:dimension="y" chart:name="secondary-y" chart:style-name="ch11">
            <chart:title svg:x="22.89cm" svg:y="8.62cm" chart:style-name="ch9">
              <text:p># of followers</text:p>
            </chart:title>
          </chart:axis>
          <chart:series chart:attached-axis="primary-y" chart:style-name="ch12" chart:values-cell-range-address="BERT.C13:BERT.C30" chart:label-cell-address="BERT.C1:BERT.C1" chart:class="chart:line">
            <chart:data-point chart:repeated="18"/>
          </chart:series>
          <chart:series chart:attached-axis="primary-y" chart:style-name="ch13" chart:values-cell-range-address="BERT.F13:BERT.F30" chart:label-cell-address="GAN.A1:GAN.A1" chart:class="chart:line">
            <chart:data-point/>
            <chart:data-point chart:style-name="ch14"/>
            <chart:data-point chart:repeated="16"/>
          </chart:series>
          <chart:series chart:attached-axis="secondary-y" chart:style-name="ch15" chart:values-cell-range-address="BERT.H13:BERT.H30" chart:label-cell-address="GAN.A1:GAN.A1" chart:class="chart:line">
            <chart:data-point/>
            <chart:data-point chart:style-name="ch16"/>
            <chart:data-point chart:repeated="16"/>
          </chart:series>
          <chart:wall chart:style-name="ch17"/>
          <chart:floor chart:style-name="ch18"/>
        </chart:plot-area>
        <draw:custom-shape draw:style-name="gr1" draw:text-style-name="P2" svg:width="5.694cm" svg:height="0.435cm" svg:x="4.048cm" svg:y="4.903cm">
          <text:p text:style-name="P1"><text:span text:style-name="T1">11-01: code, model released</text:span></text:p>
          <draw:enhanced-geometry svg:viewBox="0 0 21600 21600" draw:glue-points="10800 0 0 10800 10800 21600 21600 10800 ?f40 ?f41" draw:text-areas="0 0 21600 21600" draw:type="rectangular-callout" draw:modifiers="-1166.33621598819 233587.1559633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svg:width="4.884cm" svg:height="0.428cm" svg:x="5.805cm" svg:y="7.14cm">
          <text:p text:style-name="P1"><text:span text:style-name="T1">12-10: NAACL deadline</text:span></text:p>
          <draw:enhanced-geometry svg:viewBox="0 0 21600 21600" draw:glue-points="10800 0 0 10800 10800 21600 21600 10800 ?f40 ?f41" draw:text-areas="0 0 21600 21600" draw:type="rectangular-callout" draw:modifiers="-4933.95623309565 139468.531468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ASA ADS*10</text:p>
                <draw:g>
                  <svg:desc>BERT.C1:BERT.C1</svg:desc>
                </draw:g>
              </table:table-cell>
              <table:table-cell office:value-type="string">
                <text:p>2020-03-27</text:p>
                <draw:g>
                  <svg:desc>GAN.A1:GAN.A1</svg:desc>
                </draw:g>
              </table:table-cell>
              <table:table-cell office:value-type="string">
                <text:p>2020-03-27</text:p>
                <draw:g>
                  <svg:desc>GAN.A1:GAN.A1</svg:desc>
                </draw:g>
              </table:table-cell>
            </table:table-row>
          </table:table-header-rows>
          <table:table-rows>
            <table:table-row>
              <table:table-cell office:value-type="string">
                <text:p>2018-10</text:p>
                <draw:g>
                  <svg:desc>BERT.B13:BERT.B31</svg:desc>
                </draw:g>
              </table:table-cell>
              <table:table-cell office:value-type="float" office:value="90">
                <text:p>90</text:p>
                <draw:g>
                  <svg:desc>BERT.C13:BERT.C30</svg:desc>
                </draw:g>
              </table:table-cell>
              <table:table-cell office:value-type="float" office:value="1472">
                <text:p>1472</text:p>
                <draw:g>
                  <svg:desc>BERT.F13:BERT.F30</svg:desc>
                </draw:g>
              </table:table-cell>
              <table:table-cell office:value-type="float" office:value="1282645">
                <text:p>1282645</text:p>
                <draw:g>
                  <svg:desc>BERT.H13:BERT.H30</svg:desc>
                </draw:g>
              </table:table-cell>
            </table:table-row>
            <table:table-row>
              <table:table-cell office:value-type="string">
                <text:p>2018-11</text:p>
              </table:table-cell>
              <table:table-cell office:value-type="float" office:value="120">
                <text:p>120</text:p>
              </table:table-cell>
              <table:table-cell office:value-type="float" office:value="254">
                <text:p>254</text:p>
              </table:table-cell>
              <table:table-cell office:value-type="float" office:value="34060">
                <text:p>34060</text:p>
              </table:table-cell>
            </table:table-row>
            <table:table-row>
              <table:table-cell office:value-type="string">
                <text:p>2018-12</text:p>
              </table:table-cell>
              <table:table-cell office:value-type="float" office:value="120">
                <text:p>120</text:p>
              </table:table-cell>
              <table:table-cell office:value-type="float" office:value="25">
                <text:p>25</text:p>
              </table:table-cell>
              <table:table-cell office:value-type="float" office:value="169198">
                <text:p>169198</text:p>
              </table:table-cell>
            </table:table-row>
            <table:table-row>
              <table:table-cell office:value-type="string">
                <text:p>2019-01</text:p>
              </table:table-cell>
              <table:table-cell office:value-type="float" office:value="310">
                <text:p>310</text:p>
              </table:table-cell>
              <table:table-cell office:value-type="float" office:value="33">
                <text:p>33</text:p>
              </table:table-cell>
              <table:table-cell office:value-type="float" office:value="253478">
                <text:p>253478</text:p>
              </table:table-cell>
            </table:table-row>
            <table:table-row>
              <table:table-cell office:value-type="string">
                <text:p>2019-02</text:p>
              </table:table-cell>
              <table:table-cell office:value-type="float" office:value="480">
                <text:p>480</text:p>
              </table:table-cell>
              <table:table-cell office:value-type="float" office:value="10">
                <text:p>10</text:p>
              </table:table-cell>
              <table:table-cell office:value-type="float" office:value="5626">
                <text:p>5626</text:p>
              </table:table-cell>
            </table:table-row>
            <table:table-row>
              <table:table-cell office:value-type="string">
                <text:p>2019-03</text:p>
              </table:table-cell>
              <table:table-cell office:value-type="float" office:value="510">
                <text:p>510</text:p>
              </table:table-cell>
              <table:table-cell office:value-type="float" office:value="6">
                <text:p>6</text:p>
              </table:table-cell>
              <table:table-cell office:value-type="float" office:value="14384">
                <text:p>14384</text:p>
              </table:table-cell>
            </table:table-row>
            <table:table-row>
              <table:table-cell office:value-type="string">
                <text:p>2019-04</text:p>
              </table:table-cell>
              <table:table-cell office:value-type="float" office:value="900">
                <text:p>900</text:p>
              </table:table-cell>
              <table:table-cell office:value-type="float" office:value="26">
                <text:p>26</text:p>
              </table:table-cell>
              <table:table-cell office:value-type="float" office:value="118659">
                <text:p>118659</text:p>
              </table:table-cell>
            </table:table-row>
            <table:table-row>
              <table:table-cell office:value-type="string">
                <text:p>2019-05</text:p>
              </table:table-cell>
              <table:table-cell office:value-type="float" office:value="1010">
                <text:p>1010</text:p>
              </table:table-cell>
              <table:table-cell office:value-type="float" office:value="56">
                <text:p>56</text:p>
              </table:table-cell>
              <table:table-cell office:value-type="float" office:value="277062">
                <text:p>277062</text:p>
              </table:table-cell>
            </table:table-row>
            <table:table-row>
              <table:table-cell office:value-type="string">
                <text:p>2019-06</text:p>
              </table:table-cell>
              <table:table-cell office:value-type="float" office:value="1220">
                <text:p>1220</text:p>
              </table:table-cell>
              <table:table-cell office:value-type="float" office:value="12">
                <text:p>12</text:p>
              </table:table-cell>
              <table:table-cell office:value-type="float" office:value="111986">
                <text:p>111986</text:p>
              </table:table-cell>
            </table:table-row>
            <table:table-row>
              <table:table-cell office:value-type="string">
                <text:p>2019-07</text:p>
              </table:table-cell>
              <table:table-cell office:value-type="float" office:value="850">
                <text:p>850</text:p>
              </table:table-cell>
              <table:table-cell office:value-type="float" office:value="11">
                <text:p>11</text:p>
              </table:table-cell>
              <table:table-cell office:value-type="float" office:value="60479">
                <text:p>60479</text:p>
              </table:table-cell>
            </table:table-row>
            <table:table-row>
              <table:table-cell office:value-type="string">
                <text:p>2019-08</text:p>
              </table:table-cell>
              <table:table-cell office:value-type="float" office:value="1470">
                <text:p>1470</text:p>
              </table:table-cell>
              <table:table-cell office:value-type="float" office:value="8">
                <text:p>8</text:p>
              </table:table-cell>
              <table:table-cell office:value-type="float" office:value="28230">
                <text:p>28230</text:p>
              </table:table-cell>
            </table:table-row>
            <table:table-row>
              <table:table-cell office:value-type="string">
                <text:p>2019-09</text:p>
              </table:table-cell>
              <table:table-cell office:value-type="float" office:value="1670">
                <text:p>1670</text:p>
              </table:table-cell>
              <table:table-cell office:value-type="float" office:value="24">
                <text:p>24</text:p>
              </table:table-cell>
              <table:table-cell office:value-type="float" office:value="70499">
                <text:p>70499</text:p>
              </table:table-cell>
            </table:table-row>
            <table:table-row>
              <table:table-cell office:value-type="string">
                <text:p>2019-10</text:p>
              </table:table-cell>
              <table:table-cell office:value-type="float" office:value="1590">
                <text:p>1590</text:p>
              </table:table-cell>
              <table:table-cell office:value-type="float" office:value="24">
                <text:p>24</text:p>
              </table:table-cell>
              <table:table-cell office:value-type="float" office:value="233411">
                <text:p>233411</text:p>
              </table:table-cell>
            </table:table-row>
            <table:table-row>
              <table:table-cell office:value-type="string">
                <text:p>2019-11</text:p>
              </table:table-cell>
              <table:table-cell office:value-type="float" office:value="1570">
                <text:p>1570</text:p>
              </table:table-cell>
              <table:table-cell office:value-type="float" office:value="9">
                <text:p>9</text:p>
              </table:table-cell>
              <table:table-cell office:value-type="float" office:value="44206">
                <text:p>44206</text:p>
              </table:table-cell>
            </table:table-row>
            <table:table-row>
              <table:table-cell office:value-type="string">
                <text:p>2019-12</text:p>
              </table:table-cell>
              <table:table-cell office:value-type="float" office:value="780">
                <text:p>780</text:p>
              </table:table-cell>
              <table:table-cell office:value-type="float" office:value="18">
                <text:p>18</text:p>
              </table:table-cell>
              <table:table-cell office:value-type="float" office:value="20588">
                <text:p>20588</text:p>
              </table:table-cell>
            </table:table-row>
            <table:table-row>
              <table:table-cell office:value-type="string">
                <text:p>2020-01</text:p>
              </table:table-cell>
              <table:table-cell office:value-type="float" office:value="760">
                <text:p>760</text:p>
              </table:table-cell>
              <table:table-cell office:value-type="float" office:value="9">
                <text:p>9</text:p>
              </table:table-cell>
              <table:table-cell office:value-type="float" office:value="10628">
                <text:p>10628</text:p>
              </table:table-cell>
            </table:table-row>
            <table:table-row>
              <table:table-cell office:value-type="string">
                <text:p>2020-02</text:p>
              </table:table-cell>
              <table:table-cell office:value-type="float" office:value="1130">
                <text:p>1130</text:p>
              </table:table-cell>
              <table:table-cell office:value-type="float" office:value="13">
                <text:p>13</text:p>
              </table:table-cell>
              <table:table-cell office:value-type="float" office:value="15283">
                <text:p>15283</text:p>
              </table:table-cell>
            </table:table-row>
            <table:table-row>
              <table:table-cell office:value-type="string">
                <text:p>2020-03</text:p>
              </table:table-cell>
              <table:table-cell office:value-type="float" office:value="520">
                <text:p>520</text:p>
              </table:table-cell>
              <table:table-cell office:value-type="float" office:value="4">
                <text:p>4</text:p>
              </table:table-cell>
              <table:table-cell office:value-type="float" office:value="11197">
                <text:p>111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3.491cm" svg:height="14.817cm" xlink:href="." xlink:type="simple" chart:class="chart:line" chart:style-name="ch1">
        <chart:title svg:x="10.312cm" svg:y="0.431cm" chart:style-name="ch2">
          <text:p>累積被引用数</text:p>
        </chart:title>
        <chart:subtitle svg:x="11.159cm" svg:y="1.692cm" chart:style-name="ch3">
          <text:p>BERT</text:p>
        </chart:subtitle>
        <chart:legend chart:legend-position="bottom" svg:x="8.073cm" svg:y="14.034cm" style:legend-expansion="wide" chart:style-name="ch4"/>
        <chart:plot-area chart:style-name="ch5" chart:data-source-has-labels="both" svg:x="1.48cm" svg:y="2.671cm" svg:width="20.512cm" svg:height="10.086cm">
          <chartooo:coordinate-region svg:x="2.482cm" svg:y="2.671cm" svg:width="17.962cm" svg:height="8.495cm"/>
          <chart:axis chart:dimension="x" chart:name="primary-x" chart:style-name="ch6" chartooo:axis-type="auto">
            <chartooo:date-scale/>
            <chart:title svg:x="11.229cm" svg:y="13.053cm" chart:style-name="ch7">
              <text:p>Month</text:p>
            </chart:title>
            <chart:categories table:cell-range-address="local-table.$A$2:.$A$20"/>
          </chart:axis>
          <chart:axis chart:dimension="y" chart:name="primary-y" chart:style-name="ch6">
            <chart:title svg:x="0.451cm" svg:y="8.631cm" chart:style-name="ch8">
              <text:p># of Citation</text:p>
            </chart:title>
            <chart:grid chart:style-name="ch9" chart:class="major"/>
          </chart:axis>
          <chart:axis chart:dimension="y" chart:name="secondary-y" chart:style-name="ch10">
            <chart:title svg:x="22.461cm" svg:y="8.724cm" chart:style-name="ch8">
              <text:p># of followers</text:p>
            </chart:title>
          </chart:axis>
          <chart:series chart:attached-axis="primary-y" chart:style-name="ch11" chart:values-cell-range-address="local-table.$B$2:.$B$20" chart:label-cell-address="local-table.$B$1" chart:class="chart:line">
            <chart:data-point chart:repeated="19"/>
          </chart:series>
          <chart:series chart:attached-axis="primary-y" chart:style-name="ch12" chart:values-cell-range-address="local-table.$C$2:.$C$20" chart:label-cell-address="local-table.$C$1" chart:class="chart:line">
            <chart:data-point chart:repeated="19"/>
          </chart:series>
          <chart:series chart:attached-axis="secondary-y" chart:style-name="ch13" chart:values-cell-range-address="local-table.$D$2:.$D$20" chart:label-cell-address="local-table.$D$1" chart:class="chart:line">
            <chart:data-point chart:repeated="19"/>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asa</text:p>
              </table:table-cell>
              <table:table-cell office:value-type="string">
                <text:p>twitter</text:p>
              </table:table-cell>
              <table:table-cell office:value-type="string">
                <text:p>twitter_follower</text:p>
              </table:table-cell>
            </table:table-row>
          </table:table-header-rows>
          <table:table-rows>
            <table:table-row>
              <table:table-cell office:value-type="string">
                <text:p>2018-0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18-10</text:p>
              </table:table-cell>
              <table:table-cell office:value-type="float" office:value="31">
                <text:p>31</text:p>
              </table:table-cell>
              <table:table-cell office:value-type="float" office:value="1472">
                <text:p>1472</text:p>
              </table:table-cell>
              <table:table-cell office:value-type="float" office:value="1282645">
                <text:p>1282645</text:p>
              </table:table-cell>
            </table:table-row>
            <table:table-row>
              <table:table-cell office:value-type="string">
                <text:p>2018-11</text:p>
              </table:table-cell>
              <table:table-cell office:value-type="float" office:value="43">
                <text:p>43</text:p>
              </table:table-cell>
              <table:table-cell office:value-type="float" office:value="1726">
                <text:p>1726</text:p>
              </table:table-cell>
              <table:table-cell office:value-type="float" office:value="1316705">
                <text:p>1316705</text:p>
              </table:table-cell>
            </table:table-row>
            <table:table-row>
              <table:table-cell office:value-type="string">
                <text:p>2018-12</text:p>
              </table:table-cell>
              <table:table-cell office:value-type="float" office:value="55">
                <text:p>55</text:p>
              </table:table-cell>
              <table:table-cell office:value-type="float" office:value="1751">
                <text:p>1751</text:p>
              </table:table-cell>
              <table:table-cell office:value-type="float" office:value="1485903">
                <text:p>1485903</text:p>
              </table:table-cell>
            </table:table-row>
            <table:table-row>
              <table:table-cell office:value-type="string">
                <text:p>2019-01</text:p>
              </table:table-cell>
              <table:table-cell office:value-type="float" office:value="86">
                <text:p>86</text:p>
              </table:table-cell>
              <table:table-cell office:value-type="float" office:value="1784">
                <text:p>1784</text:p>
              </table:table-cell>
              <table:table-cell office:value-type="float" office:value="1739381">
                <text:p>1739381</text:p>
              </table:table-cell>
            </table:table-row>
            <table:table-row>
              <table:table-cell office:value-type="string">
                <text:p>2019-02</text:p>
              </table:table-cell>
              <table:table-cell office:value-type="float" office:value="134">
                <text:p>134</text:p>
              </table:table-cell>
              <table:table-cell office:value-type="float" office:value="1794">
                <text:p>1794</text:p>
              </table:table-cell>
              <table:table-cell office:value-type="float" office:value="1745007">
                <text:p>1745007</text:p>
              </table:table-cell>
            </table:table-row>
            <table:table-row>
              <table:table-cell office:value-type="string">
                <text:p>2019-03</text:p>
              </table:table-cell>
              <table:table-cell office:value-type="float" office:value="185">
                <text:p>185</text:p>
              </table:table-cell>
              <table:table-cell office:value-type="float" office:value="1800">
                <text:p>1800</text:p>
              </table:table-cell>
              <table:table-cell office:value-type="float" office:value="1759391">
                <text:p>1759391</text:p>
              </table:table-cell>
            </table:table-row>
            <table:table-row>
              <table:table-cell office:value-type="string">
                <text:p>2019-04</text:p>
              </table:table-cell>
              <table:table-cell office:value-type="float" office:value="275">
                <text:p>275</text:p>
              </table:table-cell>
              <table:table-cell office:value-type="float" office:value="1826">
                <text:p>1826</text:p>
              </table:table-cell>
              <table:table-cell office:value-type="float" office:value="1878050">
                <text:p>1878050</text:p>
              </table:table-cell>
            </table:table-row>
            <table:table-row>
              <table:table-cell office:value-type="string">
                <text:p>2019-05</text:p>
              </table:table-cell>
              <table:table-cell office:value-type="float" office:value="376">
                <text:p>376</text:p>
              </table:table-cell>
              <table:table-cell office:value-type="float" office:value="1882">
                <text:p>1882</text:p>
              </table:table-cell>
              <table:table-cell office:value-type="float" office:value="2155112">
                <text:p>2155112</text:p>
              </table:table-cell>
            </table:table-row>
            <table:table-row>
              <table:table-cell office:value-type="string">
                <text:p>2019-06</text:p>
              </table:table-cell>
              <table:table-cell office:value-type="float" office:value="498">
                <text:p>498</text:p>
              </table:table-cell>
              <table:table-cell office:value-type="float" office:value="1894">
                <text:p>1894</text:p>
              </table:table-cell>
              <table:table-cell office:value-type="float" office:value="2267098">
                <text:p>2267098</text:p>
              </table:table-cell>
            </table:table-row>
            <table:table-row>
              <table:table-cell office:value-type="string">
                <text:p>2019-07</text:p>
              </table:table-cell>
              <table:table-cell office:value-type="float" office:value="583">
                <text:p>583</text:p>
              </table:table-cell>
              <table:table-cell office:value-type="float" office:value="1905">
                <text:p>1905</text:p>
              </table:table-cell>
              <table:table-cell office:value-type="float" office:value="2327577">
                <text:p>2327577</text:p>
              </table:table-cell>
            </table:table-row>
            <table:table-row>
              <table:table-cell office:value-type="string">
                <text:p>2019-08</text:p>
              </table:table-cell>
              <table:table-cell office:value-type="float" office:value="730">
                <text:p>730</text:p>
              </table:table-cell>
              <table:table-cell office:value-type="float" office:value="1913">
                <text:p>1913</text:p>
              </table:table-cell>
              <table:table-cell office:value-type="float" office:value="2355807">
                <text:p>2355807</text:p>
              </table:table-cell>
            </table:table-row>
            <table:table-row>
              <table:table-cell office:value-type="string">
                <text:p>2019-09</text:p>
              </table:table-cell>
              <table:table-cell office:value-type="float" office:value="897">
                <text:p>897</text:p>
              </table:table-cell>
              <table:table-cell office:value-type="float" office:value="1937">
                <text:p>1937</text:p>
              </table:table-cell>
              <table:table-cell office:value-type="float" office:value="2426306">
                <text:p>2426306</text:p>
              </table:table-cell>
            </table:table-row>
            <table:table-row>
              <table:table-cell office:value-type="string">
                <text:p>2019-10</text:p>
              </table:table-cell>
              <table:table-cell office:value-type="float" office:value="1056">
                <text:p>1056</text:p>
              </table:table-cell>
              <table:table-cell office:value-type="float" office:value="1961">
                <text:p>1961</text:p>
              </table:table-cell>
              <table:table-cell office:value-type="float" office:value="2659717">
                <text:p>2659717</text:p>
              </table:table-cell>
            </table:table-row>
            <table:table-row>
              <table:table-cell office:value-type="string">
                <text:p>2019-11</text:p>
              </table:table-cell>
              <table:table-cell office:value-type="float" office:value="1213">
                <text:p>1213</text:p>
              </table:table-cell>
              <table:table-cell office:value-type="float" office:value="1970">
                <text:p>1970</text:p>
              </table:table-cell>
              <table:table-cell office:value-type="float" office:value="2703923">
                <text:p>2703923</text:p>
              </table:table-cell>
            </table:table-row>
            <table:table-row>
              <table:table-cell office:value-type="string">
                <text:p>2019-12</text:p>
              </table:table-cell>
              <table:table-cell office:value-type="float" office:value="1291">
                <text:p>1291</text:p>
              </table:table-cell>
              <table:table-cell office:value-type="float" office:value="1988">
                <text:p>1988</text:p>
              </table:table-cell>
              <table:table-cell office:value-type="float" office:value="2724511">
                <text:p>2724511</text:p>
              </table:table-cell>
            </table:table-row>
            <table:table-row>
              <table:table-cell office:value-type="string">
                <text:p>2020-01</text:p>
              </table:table-cell>
              <table:table-cell office:value-type="float" office:value="1367">
                <text:p>1367</text:p>
              </table:table-cell>
              <table:table-cell office:value-type="float" office:value="1997">
                <text:p>1997</text:p>
              </table:table-cell>
              <table:table-cell office:value-type="float" office:value="2735139">
                <text:p>2735139</text:p>
              </table:table-cell>
            </table:table-row>
            <table:table-row>
              <table:table-cell office:value-type="string">
                <text:p>2020-02</text:p>
              </table:table-cell>
              <table:table-cell office:value-type="float" office:value="1480">
                <text:p>1480</text:p>
              </table:table-cell>
              <table:table-cell office:value-type="float" office:value="2010">
                <text:p>2010</text:p>
              </table:table-cell>
              <table:table-cell office:value-type="float" office:value="2750422">
                <text:p>2750422</text:p>
              </table:table-cell>
            </table:table-row>
            <table:table-row>
              <table:table-cell office:value-type="string">
                <text:p>2020-03</text:p>
              </table:table-cell>
              <table:table-cell office:value-type="float" office:value="1532">
                <text:p>1532</text:p>
              </table:table-cell>
              <table:table-cell office:value-type="float" office:value="2014">
                <text:p>2014</text:p>
              </table:table-cell>
              <table:table-cell office:value-type="float" office:value="2761619">
                <text:p>276161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4.614cm" svg:height="16.253cm" xlink:href=".." xlink:type="simple" chart:class="chart:line" chart:style-name="ch1">
        <chart:legend chart:legend-position="bottom" svg:x="3.823cm" svg:y="15.47cm" style:legend-expansion="wide" chart:style-name="ch2"/>
        <chart:plot-area chart:style-name="ch3" table:cell-range-address="'q=gan'.V7:'q=gan'.Z77 'q=gan'.W1:'q=gan'.Z1 'q=gan'.AB1:'q=gan'.AB1 'q=gan'.AB7:'q=gan'.AB77" chart:data-source-has-labels="both" svg:x="0.492cm" svg:y="0.325cm" svg:width="23.63cm" svg:height="14.82cm">
          <chartooo:coordinate-region svg:x="1.484cm" svg:y="0.524cm" svg:width="21.645cm" svg:height="13.974cm"/>
          <chart:axis chart:dimension="x" chart:name="primary-x" chart:style-name="ch4" chartooo:axis-type="auto">
            <chartooo:date-scale/>
            <chart:categories table:cell-range-address="'q=gan'.V7:'q=gan'.V77"/>
          </chart:axis>
          <chart:axis chart:dimension="y" chart:name="primary-y" chart:style-name="ch5">
            <chart:grid chart:style-name="ch6" chart:class="major"/>
          </chart:axis>
          <chart:axis chart:dimension="y" chart:name="secondary-y" chart:style-name="ch7"/>
          <chart:series chart:attached-axis="secondary-y" chart:style-name="ch8" chart:values-cell-range-address="'q=gan'.W7:'q=gan'.W77" chart:label-cell-address="'q=gan'.W1:'q=gan'.W1" chart:class="chart:line">
            <chart:data-point chart:repeated="71"/>
          </chart:series>
          <chart:series chart:attached-axis="primary-y" chart:style-name="ch9" chart:values-cell-range-address="'q=gan'.X7:'q=gan'.X77" chart:label-cell-address="'q=gan'.X1:'q=gan'.X1" chart:class="chart:line">
            <chart:data-point chart:repeated="71"/>
          </chart:series>
          <chart:series chart:attached-axis="primary-y" chart:style-name="ch10" chart:values-cell-range-address="'q=gan'.Y7:'q=gan'.Y77" chart:label-cell-address="'q=gan'.Y1:'q=gan'.Y1" chart:class="chart:line">
            <chart:data-point chart:repeated="71"/>
          </chart:series>
          <chart:series chart:attached-axis="secondary-y" chart:style-name="ch11" chart:values-cell-range-address="'q=gan'.Z7:'q=gan'.Z77" chart:label-cell-address="'q=gan'.Z1:'q=gan'.Z1" chart:class="chart:line">
            <chart:data-point chart:repeated="71"/>
          </chart:series>
          <chart:series chart:attached-axis="secondary-y" chart:style-name="ch12" chart:values-cell-range-address="'q=gan'.AB7:'q=gan'.AB77" chart:label-cell-address="'q=gan'.AB1:'q=gan'.AB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gan'.W1:'q=gan'.W1</svg:desc>
                </draw:g>
              </table:table-cell>
              <table:table-cell office:value-type="string">
                <text:p>duration</text:p>
                <draw:g>
                  <svg:desc>'q=gan'.X1:'q=gan'.X1</svg:desc>
                </draw:g>
              </table:table-cell>
              <table:table-cell office:value-type="string">
                <text:p>ViewCount/10000</text:p>
                <draw:g>
                  <svg:desc>'q=gan'.Y1:'q=gan'.Y1</svg:desc>
                </draw:g>
              </table:table-cell>
              <table:table-cell office:value-type="string">
                <text:p>LikeCount/1000</text:p>
                <draw:g>
                  <svg:desc>'q=gan'.Z1:'q=gan'.Z1</svg:desc>
                </draw:g>
              </table:table-cell>
              <table:table-cell office:value-type="string">
                <text:p>CommentCount/100</text:p>
                <draw:g>
                  <svg:desc>'q=gan'.AB1:'q=gan'.AB1</svg:desc>
                </draw:g>
              </table:table-cell>
            </table:table-row>
          </table:table-header-rows>
          <table:table-rows>
            <table:table-row>
              <table:table-cell office:value-type="float" office:value="41791">
                <text:p>41791</text:p>
                <draw:g>
                  <svg:desc>'q=gan'.V7:'q=gan'.V77</svg:desc>
                </draw:g>
              </table:table-cell>
              <table:table-cell office:value-type="float" office:value="0">
                <text:p>0</text:p>
                <draw:g>
                  <svg:desc>'q=gan'.W7:'q=gan'.W77</svg:desc>
                </draw:g>
              </table:table-cell>
              <table:table-cell office:value-type="float" office:value="0">
                <text:p>0</text:p>
                <draw:g>
                  <svg:desc>'q=gan'.X7:'q=gan'.X77</svg:desc>
                </draw:g>
              </table:table-cell>
              <table:table-cell office:value-type="float" office:value="0">
                <text:p>0</text:p>
                <draw:g>
                  <svg:desc>'q=gan'.Y7:'q=gan'.Y77</svg:desc>
                </draw:g>
              </table:table-cell>
              <table:table-cell office:value-type="float" office:value="0">
                <text:p>0</text:p>
                <draw:g>
                  <svg:desc>'q=gan'.Z7:'q=gan'.Z77</svg:desc>
                </draw:g>
              </table:table-cell>
              <table:table-cell office:value-type="float" office:value="0">
                <text:p>0</text:p>
                <draw:g>
                  <svg:desc>'q=gan'.AB7:'q=gan'.AB77</svg:desc>
                </draw:g>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1">
                <text:p>1</text:p>
              </table:table-cell>
              <table:table-cell office:value-type="float" office:value="107">
                <text:p>107</text:p>
              </table:table-cell>
              <table:table-cell office:value-type="float" office:value="16.6054">
                <text:p>16.6054</text:p>
              </table:table-cell>
              <table:table-cell office:value-type="float" office:value="1.921">
                <text:p>1.921</text:p>
              </table:table-cell>
              <table:table-cell office:value-type="float" office:value="1.36">
                <text:p>1.36</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1">
                <text:p>1</text:p>
              </table:table-cell>
              <table:table-cell office:value-type="float" office:value="205">
                <text:p>205</text:p>
              </table:table-cell>
              <table:table-cell office:value-type="float" office:value="1.3856">
                <text:p>1.3856</text:p>
              </table:table-cell>
              <table:table-cell office:value-type="float" office:value="0.297">
                <text:p>0.297</text:p>
              </table:table-cell>
              <table:table-cell office:value-type="float" office:value="0.33">
                <text:p>0.33</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1">
                <text:p>1</text:p>
              </table:table-cell>
              <table:table-cell office:value-type="float" office:value="348">
                <text:p>348</text:p>
              </table:table-cell>
              <table:table-cell office:value-type="float" office:value="13.7306">
                <text:p>13.7306</text:p>
              </table:table-cell>
              <table:table-cell office:value-type="float" office:value="1.835">
                <text:p>1.835</text:p>
              </table:table-cell>
              <table:table-cell office:value-type="float" office:value="2.37">
                <text:p>2.37</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3">
                <text:p>3</text:p>
              </table:table-cell>
              <table:table-cell office:value-type="float" office:value="1119">
                <text:p>1119</text:p>
              </table:table-cell>
              <table:table-cell office:value-type="float" office:value="80.4325">
                <text:p>80.4325</text:p>
              </table:table-cell>
              <table:table-cell office:value-type="float" office:value="13.34">
                <text:p>13.34</text:p>
              </table:table-cell>
              <table:table-cell office:value-type="float" office:value="9.91">
                <text:p>9.91</text:p>
              </table:table-cell>
            </table:table-row>
            <table:table-row>
              <table:table-cell office:value-type="float" office:value="42736">
                <text:p>42736</text:p>
              </table:table-cell>
              <table:table-cell office:value-type="float" office:value="1">
                <text:p>1</text:p>
              </table:table-cell>
              <table:table-cell office:value-type="float" office:value="181">
                <text:p>181</text:p>
              </table:table-cell>
              <table:table-cell office:value-type="float" office:value="5.9218">
                <text:p>5.9218</text:p>
              </table:table-cell>
              <table:table-cell office:value-type="float" office:value="1.378">
                <text:p>1.378</text:p>
              </table:table-cell>
              <table:table-cell office:value-type="float" office:value="0.66">
                <text:p>0.66</text:p>
              </table:table-cell>
            </table:table-row>
            <table:table-row>
              <table:table-cell office:value-type="float" office:value="42767">
                <text:p>42767</text:p>
              </table:table-cell>
              <table:table-cell office:value-type="float" office:value="1">
                <text:p>1</text:p>
              </table:table-cell>
              <table:table-cell office:value-type="float" office:value="598">
                <text:p>598</text:p>
              </table:table-cell>
              <table:table-cell office:value-type="float" office:value="59.1721">
                <text:p>59.1721</text:p>
              </table:table-cell>
              <table:table-cell office:value-type="float" office:value="7.839">
                <text:p>7.839</text:p>
              </table:table-cell>
              <table:table-cell office:value-type="float" office:value="7.22">
                <text:p>7.22</text:p>
              </table:table-cell>
            </table:table-row>
            <table:table-row>
              <table:table-cell office:value-type="float" office:value="42795">
                <text:p>42795</text:p>
              </table:table-cell>
              <table:table-cell office:value-type="float" office:value="6">
                <text:p>6</text:p>
              </table:table-cell>
              <table:table-cell office:value-type="float" office:value="9629">
                <text:p>9629</text:p>
              </table:table-cell>
              <table:table-cell office:value-type="float" office:value="74.0844">
                <text:p>74.0844</text:p>
              </table:table-cell>
              <table:table-cell office:value-type="float" office:value="14.03">
                <text:p>14.03</text:p>
              </table:table-cell>
              <table:table-cell office:value-type="float" office:value="13.75">
                <text:p>13.75</text:p>
              </table:table-cell>
            </table:table-row>
            <table:table-row>
              <table:table-cell office:value-type="float" office:value="42826">
                <text:p>42826</text:p>
              </table:table-cell>
              <table:table-cell office:value-type="float" office:value="6">
                <text:p>6</text:p>
              </table:table-cell>
              <table:table-cell office:value-type="float" office:value="6119">
                <text:p>6119</text:p>
              </table:table-cell>
              <table:table-cell office:value-type="float" office:value="61.9814">
                <text:p>61.9814</text:p>
              </table:table-cell>
              <table:table-cell office:value-type="float" office:value="10.566">
                <text:p>10.566</text:p>
              </table:table-cell>
              <table:table-cell office:value-type="float" office:value="9.05">
                <text:p>9.05</text:p>
              </table:table-cell>
            </table:table-row>
            <table:table-row>
              <table:table-cell office:value-type="float" office:value="42856">
                <text:p>42856</text:p>
              </table:table-cell>
              <table:table-cell office:value-type="float" office:value="3">
                <text:p>3</text:p>
              </table:table-cell>
              <table:table-cell office:value-type="float" office:value="4589">
                <text:p>4589</text:p>
              </table:table-cell>
              <table:table-cell office:value-type="float" office:value="15.9903">
                <text:p>15.9903</text:p>
              </table:table-cell>
              <table:table-cell office:value-type="float" office:value="3.114">
                <text:p>3.114</text:p>
              </table:table-cell>
              <table:table-cell office:value-type="float" office:value="3.29">
                <text:p>3.29</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2">
                <text:p>2</text:p>
              </table:table-cell>
              <table:table-cell office:value-type="float" office:value="3682">
                <text:p>3682</text:p>
              </table:table-cell>
              <table:table-cell office:value-type="float" office:value="4.5969">
                <text:p>4.5969</text:p>
              </table:table-cell>
              <table:table-cell office:value-type="float" office:value="0.814">
                <text:p>0.814</text:p>
              </table:table-cell>
              <table:table-cell office:value-type="float" office:value="0.88">
                <text:p>0.88</text:p>
              </table:table-cell>
            </table:table-row>
            <table:table-row>
              <table:table-cell office:value-type="float" office:value="42979">
                <text:p>42979</text:p>
              </table:table-cell>
              <table:table-cell office:value-type="float" office:value="3">
                <text:p>3</text:p>
              </table:table-cell>
              <table:table-cell office:value-type="float" office:value="808">
                <text:p>808</text:p>
              </table:table-cell>
              <table:table-cell office:value-type="float" office:value="28.3816">
                <text:p>28.3816</text:p>
              </table:table-cell>
              <table:table-cell office:value-type="float" office:value="9.273">
                <text:p>9.273</text:p>
              </table:table-cell>
              <table:table-cell office:value-type="float" office:value="5.09">
                <text:p>5.09</text:p>
              </table:table-cell>
            </table:table-row>
            <table:table-row>
              <table:table-cell office:value-type="float" office:value="43009">
                <text:p>43009</text:p>
              </table:table-cell>
              <table:table-cell office:value-type="float" office:value="2">
                <text:p>2</text:p>
              </table:table-cell>
              <table:table-cell office:value-type="float" office:value="1684">
                <text:p>1684</text:p>
              </table:table-cell>
              <table:table-cell office:value-type="float" office:value="16.4905">
                <text:p>16.4905</text:p>
              </table:table-cell>
              <table:table-cell office:value-type="float" office:value="5.557">
                <text:p>5.557</text:p>
              </table:table-cell>
              <table:table-cell office:value-type="float" office:value="4.16">
                <text:p>4.16</text:p>
              </table:table-cell>
            </table:table-row>
            <table:table-row>
              <table:table-cell office:value-type="float" office:value="43040">
                <text:p>43040</text:p>
              </table:table-cell>
              <table:table-cell office:value-type="float" office:value="6">
                <text:p>6</text:p>
              </table:table-cell>
              <table:table-cell office:value-type="float" office:value="9106">
                <text:p>9106</text:p>
              </table:table-cell>
              <table:table-cell office:value-type="float" office:value="126.7948">
                <text:p>126.7948</text:p>
              </table:table-cell>
              <table:table-cell office:value-type="float" office:value="26.089">
                <text:p>26.089</text:p>
              </table:table-cell>
              <table:table-cell office:value-type="float" office:value="15.17">
                <text:p>15.17</text:p>
              </table:table-cell>
            </table:table-row>
            <table:table-row>
              <table:table-cell office:value-type="float" office:value="43070">
                <text:p>43070</text:p>
              </table:table-cell>
              <table:table-cell office:value-type="float" office:value="1">
                <text:p>1</text:p>
              </table:table-cell>
              <table:table-cell office:value-type="float" office:value="266">
                <text:p>266</text:p>
              </table:table-cell>
              <table:table-cell office:value-type="float" office:value="3.2651">
                <text:p>3.2651</text:p>
              </table:table-cell>
              <table:table-cell office:value-type="float" office:value="1.568">
                <text:p>1.568</text:p>
              </table:table-cell>
              <table:table-cell office:value-type="float" office:value="0.73">
                <text:p>0.73</text:p>
              </table:table-cell>
            </table:table-row>
            <table:table-row>
              <table:table-cell office:value-type="float" office:value="43101">
                <text:p>43101</text:p>
              </table:table-cell>
              <table:table-cell office:value-type="float" office:value="6">
                <text:p>6</text:p>
              </table:table-cell>
              <table:table-cell office:value-type="float" office:value="3846">
                <text:p>3846</text:p>
              </table:table-cell>
              <table:table-cell office:value-type="float" office:value="22.9296">
                <text:p>22.9296</text:p>
              </table:table-cell>
              <table:table-cell office:value-type="float" office:value="6.857">
                <text:p>6.857</text:p>
              </table:table-cell>
              <table:table-cell office:value-type="float" office:value="4.18">
                <text:p>4.18</text:p>
              </table:table-cell>
            </table:table-row>
            <table:table-row>
              <table:table-cell office:value-type="float" office:value="43132">
                <text:p>43132</text:p>
              </table:table-cell>
              <table:table-cell office:value-type="float" office:value="3">
                <text:p>3</text:p>
              </table:table-cell>
              <table:table-cell office:value-type="float" office:value="1984">
                <text:p>1984</text:p>
              </table:table-cell>
              <table:table-cell office:value-type="float" office:value="39.3803">
                <text:p>39.3803</text:p>
              </table:table-cell>
              <table:table-cell office:value-type="float" office:value="10.607">
                <text:p>10.607</text:p>
              </table:table-cell>
              <table:table-cell office:value-type="float" office:value="7.84">
                <text:p>7.84</text:p>
              </table:table-cell>
            </table:table-row>
            <table:table-row>
              <table:table-cell office:value-type="float" office:value="43160">
                <text:p>43160</text:p>
              </table:table-cell>
              <table:table-cell office:value-type="float" office:value="1">
                <text:p>1</text:p>
              </table:table-cell>
              <table:table-cell office:value-type="float" office:value="1262">
                <text:p>1262</text:p>
              </table:table-cell>
              <table:table-cell office:value-type="float" office:value="5.32">
                <text:p>5.32</text:p>
              </table:table-cell>
              <table:table-cell office:value-type="float" office:value="1.283">
                <text:p>1.283</text:p>
              </table:table-cell>
              <table:table-cell office:value-type="float" office:value="1.37">
                <text:p>1.37</text:p>
              </table:table-cell>
            </table:table-row>
            <table:table-row>
              <table:table-cell office:value-type="float" office:value="43191">
                <text:p>43191</text:p>
              </table:table-cell>
              <table:table-cell office:value-type="float" office:value="4">
                <text:p>4</text:p>
              </table:table-cell>
              <table:table-cell office:value-type="float" office:value="3393">
                <text:p>3393</text:p>
              </table:table-cell>
              <table:table-cell office:value-type="float" office:value="34.0138">
                <text:p>34.0138</text:p>
              </table:table-cell>
              <table:table-cell office:value-type="float" office:value="8.168">
                <text:p>8.168</text:p>
              </table:table-cell>
              <table:table-cell office:value-type="float" office:value="6.38">
                <text:p>6.38</text:p>
              </table:table-cell>
            </table:table-row>
            <table:table-row>
              <table:table-cell office:value-type="float" office:value="43221">
                <text:p>43221</text:p>
              </table:table-cell>
              <table:table-cell office:value-type="float" office:value="3">
                <text:p>3</text:p>
              </table:table-cell>
              <table:table-cell office:value-type="float" office:value="3564">
                <text:p>3564</text:p>
              </table:table-cell>
              <table:table-cell office:value-type="float" office:value="6.7706">
                <text:p>6.7706</text:p>
              </table:table-cell>
              <table:table-cell office:value-type="float" office:value="2.445">
                <text:p>2.445</text:p>
              </table:table-cell>
              <table:table-cell office:value-type="float" office:value="1.88">
                <text:p>1.88</text:p>
              </table:table-cell>
            </table:table-row>
            <table:table-row>
              <table:table-cell office:value-type="float" office:value="43252">
                <text:p>43252</text:p>
              </table:table-cell>
              <table:table-cell office:value-type="float" office:value="1">
                <text:p>1</text:p>
              </table:table-cell>
              <table:table-cell office:value-type="float" office:value="1030">
                <text:p>1030</text:p>
              </table:table-cell>
              <table:table-cell office:value-type="float" office:value="1.3419">
                <text:p>1.3419</text:p>
              </table:table-cell>
              <table:table-cell office:value-type="float" office:value="0.199">
                <text:p>0.199</text:p>
              </table:table-cell>
              <table:table-cell office:value-type="float" office:value="0.11">
                <text:p>0.11</text:p>
              </table:table-cell>
            </table:table-row>
            <table:table-row>
              <table:table-cell office:value-type="float" office:value="43282">
                <text:p>43282</text:p>
              </table:table-cell>
              <table:table-cell office:value-type="float" office:value="3">
                <text:p>3</text:p>
              </table:table-cell>
              <table:table-cell office:value-type="float" office:value="4303">
                <text:p>4303</text:p>
              </table:table-cell>
              <table:table-cell office:value-type="float" office:value="15.3399">
                <text:p>15.3399</text:p>
              </table:table-cell>
              <table:table-cell office:value-type="float" office:value="3.583">
                <text:p>3.583</text:p>
              </table:table-cell>
              <table:table-cell office:value-type="float" office:value="3.14">
                <text:p>3.14</text:p>
              </table:table-cell>
            </table:table-row>
            <table:table-row>
              <table:table-cell office:value-type="float" office:value="43313">
                <text:p>43313</text:p>
              </table:table-cell>
              <table:table-cell office:value-type="float" office:value="2">
                <text:p>2</text:p>
              </table:table-cell>
              <table:table-cell office:value-type="float" office:value="2522">
                <text:p>2522</text:p>
              </table:table-cell>
              <table:table-cell office:value-type="float" office:value="10.0693">
                <text:p>10.0693</text:p>
              </table:table-cell>
              <table:table-cell office:value-type="float" office:value="3.606">
                <text:p>3.606</text:p>
              </table:table-cell>
              <table:table-cell office:value-type="float" office:value="2.25">
                <text:p>2.25</text:p>
              </table:table-cell>
            </table:table-row>
            <table:table-row>
              <table:table-cell office:value-type="float" office:value="43344">
                <text:p>43344</text:p>
              </table:table-cell>
              <table:table-cell office:value-type="float" office:value="4">
                <text:p>4</text:p>
              </table:table-cell>
              <table:table-cell office:value-type="float" office:value="1223">
                <text:p>1223</text:p>
              </table:table-cell>
              <table:table-cell office:value-type="float" office:value="31.8574">
                <text:p>31.8574</text:p>
              </table:table-cell>
              <table:table-cell office:value-type="float" office:value="9.9">
                <text:p>9.9</text:p>
              </table:table-cell>
              <table:table-cell office:value-type="float" office:value="9.15">
                <text:p>9.15</text:p>
              </table:table-cell>
            </table:table-row>
            <table:table-row>
              <table:table-cell office:value-type="float" office:value="43374">
                <text:p>43374</text:p>
              </table:table-cell>
              <table:table-cell office:value-type="float" office:value="1">
                <text:p>1</text:p>
              </table:table-cell>
              <table:table-cell office:value-type="float" office:value="3666">
                <text:p>3666</text:p>
              </table:table-cell>
              <table:table-cell office:value-type="float" office:value="0.0259">
                <text:p>0.0259</text:p>
              </table:table-cell>
              <table:table-cell office:value-type="float" office:value="0.003">
                <text:p>0.003</text:p>
              </table:table-cell>
              <table:table-cell office:value-type="float" office:value="0">
                <text:p>0</text:p>
              </table:table-cell>
            </table:table-row>
            <table:table-row>
              <table:table-cell office:value-type="float" office:value="43405">
                <text:p>43405</text:p>
              </table:table-cell>
              <table:table-cell office:value-type="float" office:value="5">
                <text:p>5</text:p>
              </table:table-cell>
              <table:table-cell office:value-type="float" office:value="17124">
                <text:p>17124</text:p>
              </table:table-cell>
              <table:table-cell office:value-type="float" office:value="24.8924">
                <text:p>24.8924</text:p>
              </table:table-cell>
              <table:table-cell office:value-type="float" office:value="7.689">
                <text:p>7.689</text:p>
              </table:table-cell>
              <table:table-cell office:value-type="float" office:value="9.87">
                <text:p>9.87</text:p>
              </table:table-cell>
            </table:table-row>
            <table:table-row>
              <table:table-cell office:value-type="float" office:value="43435">
                <text:p>43435</text:p>
              </table:table-cell>
              <table:table-cell office:value-type="float" office:value="5">
                <text:p>5</text:p>
              </table:table-cell>
              <table:table-cell office:value-type="float" office:value="11997">
                <text:p>11997</text:p>
              </table:table-cell>
              <table:table-cell office:value-type="float" office:value="9.6473">
                <text:p>9.6473</text:p>
              </table:table-cell>
              <table:table-cell office:value-type="float" office:value="4.156">
                <text:p>4.156</text:p>
              </table:table-cell>
              <table:table-cell office:value-type="float" office:value="2.87">
                <text:p>2.87</text:p>
              </table:table-cell>
            </table:table-row>
            <table:table-row>
              <table:table-cell office:value-type="float" office:value="43466">
                <text:p>43466</text:p>
              </table:table-cell>
              <table:table-cell office:value-type="float" office:value="4">
                <text:p>4</text:p>
              </table:table-cell>
              <table:table-cell office:value-type="float" office:value="3912">
                <text:p>3912</text:p>
              </table:table-cell>
              <table:table-cell office:value-type="float" office:value="25.3986">
                <text:p>25.3986</text:p>
              </table:table-cell>
              <table:table-cell office:value-type="float" office:value="7.286">
                <text:p>7.286</text:p>
              </table:table-cell>
              <table:table-cell office:value-type="float" office:value="4.82">
                <text:p>4.82</text:p>
              </table:table-cell>
            </table:table-row>
            <table:table-row>
              <table:table-cell office:value-type="float" office:value="43497">
                <text:p>43497</text:p>
              </table:table-cell>
              <table:table-cell office:value-type="float" office:value="2">
                <text:p>2</text:p>
              </table:table-cell>
              <table:table-cell office:value-type="float" office:value="8485">
                <text:p>8485</text:p>
              </table:table-cell>
              <table:table-cell office:value-type="float" office:value="0.6144">
                <text:p>0.6144</text:p>
              </table:table-cell>
              <table:table-cell office:value-type="float" office:value="0.125">
                <text:p>0.125</text:p>
              </table:table-cell>
              <table:table-cell office:value-type="float" office:value="0.17">
                <text:p>0.17</text:p>
              </table:table-cell>
            </table:table-row>
            <table:table-row>
              <table:table-cell office:value-type="float" office:value="43525">
                <text:p>43525</text:p>
              </table:table-cell>
              <table:table-cell office:value-type="float" office:value="4">
                <text:p>4</text:p>
              </table:table-cell>
              <table:table-cell office:value-type="float" office:value="6863">
                <text:p>6863</text:p>
              </table:table-cell>
              <table:table-cell office:value-type="float" office:value="4.3554">
                <text:p>4.3554</text:p>
              </table:table-cell>
              <table:table-cell office:value-type="float" office:value="1.901">
                <text:p>1.901</text:p>
              </table:table-cell>
              <table:table-cell office:value-type="float" office:value="0.78">
                <text:p>0.78</text:p>
              </table:table-cell>
            </table:table-row>
            <table:table-row>
              <table:table-cell office:value-type="float" office:value="43556">
                <text:p>43556</text:p>
              </table:table-cell>
              <table:table-cell office:value-type="float" office:value="10">
                <text:p>10</text:p>
              </table:table-cell>
              <table:table-cell office:value-type="float" office:value="6768">
                <text:p>6768</text:p>
              </table:table-cell>
              <table:table-cell office:value-type="float" office:value="61.4386">
                <text:p>61.4386</text:p>
              </table:table-cell>
              <table:table-cell office:value-type="float" office:value="23.208">
                <text:p>23.208</text:p>
              </table:table-cell>
              <table:table-cell office:value-type="float" office:value="13.43">
                <text:p>13.43</text:p>
              </table:table-cell>
            </table:table-row>
            <table:table-row>
              <table:table-cell office:value-type="float" office:value="43586">
                <text:p>43586</text:p>
              </table:table-cell>
              <table:table-cell office:value-type="float" office:value="6">
                <text:p>6</text:p>
              </table:table-cell>
              <table:table-cell office:value-type="float" office:value="5506">
                <text:p>5506</text:p>
              </table:table-cell>
              <table:table-cell office:value-type="float" office:value="0.7049">
                <text:p>0.7049</text:p>
              </table:table-cell>
              <table:table-cell office:value-type="float" office:value="0.131">
                <text:p>0.131</text:p>
              </table:table-cell>
              <table:table-cell office:value-type="float" office:value="0.14">
                <text:p>0.14</text:p>
              </table:table-cell>
            </table:table-row>
            <table:table-row>
              <table:table-cell office:value-type="float" office:value="43617">
                <text:p>43617</text:p>
              </table:table-cell>
              <table:table-cell office:value-type="float" office:value="5">
                <text:p>5</text:p>
              </table:table-cell>
              <table:table-cell office:value-type="float" office:value="8426">
                <text:p>8426</text:p>
              </table:table-cell>
              <table:table-cell office:value-type="float" office:value="1.6601">
                <text:p>1.6601</text:p>
              </table:table-cell>
              <table:table-cell office:value-type="float" office:value="0.501">
                <text:p>0.501</text:p>
              </table:table-cell>
              <table:table-cell office:value-type="float" office:value="0.21">
                <text:p>0.21</text:p>
              </table:table-cell>
            </table:table-row>
            <table:table-row>
              <table:table-cell office:value-type="float" office:value="43647">
                <text:p>43647</text:p>
              </table:table-cell>
              <table:table-cell office:value-type="float" office:value="8">
                <text:p>8</text:p>
              </table:table-cell>
              <table:table-cell office:value-type="float" office:value="8389">
                <text:p>8389</text:p>
              </table:table-cell>
              <table:table-cell office:value-type="float" office:value="20.7873">
                <text:p>20.7873</text:p>
              </table:table-cell>
              <table:table-cell office:value-type="float" office:value="7.328">
                <text:p>7.328</text:p>
              </table:table-cell>
              <table:table-cell office:value-type="float" office:value="4.58">
                <text:p>4.58</text:p>
              </table:table-cell>
            </table:table-row>
            <table:table-row>
              <table:table-cell office:value-type="float" office:value="43678">
                <text:p>43678</text:p>
              </table:table-cell>
              <table:table-cell office:value-type="float" office:value="7">
                <text:p>7</text:p>
              </table:table-cell>
              <table:table-cell office:value-type="float" office:value="4884">
                <text:p>4884</text:p>
              </table:table-cell>
              <table:table-cell office:value-type="float" office:value="21.9222">
                <text:p>21.9222</text:p>
              </table:table-cell>
              <table:table-cell office:value-type="float" office:value="13.145">
                <text:p>13.145</text:p>
              </table:table-cell>
              <table:table-cell office:value-type="float" office:value="7.21">
                <text:p>7.21</text:p>
              </table:table-cell>
            </table:table-row>
            <table:table-row>
              <table:table-cell office:value-type="float" office:value="43709">
                <text:p>43709</text:p>
              </table:table-cell>
              <table:table-cell office:value-type="float" office:value="6">
                <text:p>6</text:p>
              </table:table-cell>
              <table:table-cell office:value-type="float" office:value="6450">
                <text:p>6450</text:p>
              </table:table-cell>
              <table:table-cell office:value-type="float" office:value="17.2126">
                <text:p>17.2126</text:p>
              </table:table-cell>
              <table:table-cell office:value-type="float" office:value="6.811">
                <text:p>6.811</text:p>
              </table:table-cell>
              <table:table-cell office:value-type="float" office:value="5.02">
                <text:p>5.02</text:p>
              </table:table-cell>
            </table:table-row>
            <table:table-row>
              <table:table-cell office:value-type="float" office:value="43739">
                <text:p>43739</text:p>
              </table:table-cell>
              <table:table-cell office:value-type="float" office:value="5">
                <text:p>5</text:p>
              </table:table-cell>
              <table:table-cell office:value-type="float" office:value="5531">
                <text:p>5531</text:p>
              </table:table-cell>
              <table:table-cell office:value-type="float" office:value="267.9811">
                <text:p>267.9811</text:p>
              </table:table-cell>
              <table:table-cell office:value-type="float" office:value="129.214">
                <text:p>129.214</text:p>
              </table:table-cell>
              <table:table-cell office:value-type="float" office:value="40.01">
                <text:p>40.01</text:p>
              </table:table-cell>
            </table:table-row>
            <table:table-row>
              <table:table-cell office:value-type="float" office:value="43770">
                <text:p>43770</text:p>
              </table:table-cell>
              <table:table-cell office:value-type="float" office:value="4">
                <text:p>4</text:p>
              </table:table-cell>
              <table:table-cell office:value-type="float" office:value="2749">
                <text:p>2749</text:p>
              </table:table-cell>
              <table:table-cell office:value-type="float" office:value="4.5914">
                <text:p>4.5914</text:p>
              </table:table-cell>
              <table:table-cell office:value-type="float" office:value="2.218">
                <text:p>2.218</text:p>
              </table:table-cell>
              <table:table-cell office:value-type="float" office:value="1.55">
                <text:p>1.55</text:p>
              </table:table-cell>
            </table:table-row>
            <table:table-row>
              <table:table-cell office:value-type="float" office:value="43800">
                <text:p>43800</text:p>
              </table:table-cell>
              <table:table-cell office:value-type="float" office:value="2">
                <text:p>2</text:p>
              </table:table-cell>
              <table:table-cell office:value-type="float" office:value="1774">
                <text:p>1774</text:p>
              </table:table-cell>
              <table:table-cell office:value-type="float" office:value="12.1965">
                <text:p>12.1965</text:p>
              </table:table-cell>
              <table:table-cell office:value-type="float" office:value="0.981">
                <text:p>0.981</text:p>
              </table:table-cell>
              <table:table-cell office:value-type="float" office:value="1.94">
                <text:p>1.94</text:p>
              </table:table-cell>
            </table:table-row>
            <table:table-row>
              <table:table-cell office:value-type="float" office:value="43831">
                <text:p>43831</text:p>
              </table:table-cell>
              <table:table-cell office:value-type="float" office:value="1">
                <text:p>1</text:p>
              </table:table-cell>
              <table:table-cell office:value-type="float" office:value="2896">
                <text:p>2896</text:p>
              </table:table-cell>
              <table:table-cell office:value-type="float" office:value="1.7496">
                <text:p>1.7496</text:p>
              </table:table-cell>
              <table:table-cell office:value-type="float" office:value="0.612">
                <text:p>0.612</text:p>
              </table:table-cell>
              <table:table-cell office:value-type="float" office:value="1.1">
                <text:p>1.1</text:p>
              </table:table-cell>
            </table:table-row>
            <table:table-row>
              <table:table-cell office:value-type="float" office:value="43862">
                <text:p>43862</text:p>
              </table:table-cell>
              <table:table-cell office:value-type="float" office:value="2">
                <text:p>2</text:p>
              </table:table-cell>
              <table:table-cell office:value-type="float" office:value="1540">
                <text:p>1540</text:p>
              </table:table-cell>
              <table:table-cell office:value-type="float" office:value="0.2152">
                <text:p>0.2152</text:p>
              </table:table-cell>
              <table:table-cell office:value-type="float" office:value="0.084">
                <text:p>0.084</text:p>
              </table:table-cell>
              <table:table-cell office:value-type="float" office:value="0.06">
                <text:p>0.06</text:p>
              </table:table-cell>
            </table:table-row>
            <table:table-row>
              <table:table-cell office:value-type="float" office:value="43891">
                <text:p>43891</text:p>
              </table:table-cell>
              <table:table-cell office:value-type="float" office:value="3">
                <text:p>3</text:p>
              </table:table-cell>
              <table:table-cell office:value-type="float" office:value="3065">
                <text:p>3065</text:p>
              </table:table-cell>
              <table:table-cell office:value-type="float" office:value="0.3963">
                <text:p>0.3963</text:p>
              </table:table-cell>
              <table:table-cell office:value-type="float" office:value="0.18">
                <text:p>0.18</text:p>
              </table:table-cell>
              <table:table-cell office:value-type="float" office:value="0.33">
                <text:p>0.33</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draw:stroke-dash="Fine_20_Dashed"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draw:stroke="dash" draw:stroke-dash="Fine_20_Dashed"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295cm" svg:height="10.385cm" xlink:href=".." xlink:type="simple" chart:class="chart:line" chart:style-name="ch1">
        <chart:legend chart:legend-position="bottom" svg:x="4.118cm" svg:y="9.104cm" style:legend-expansion="wide" chart:style-name="ch2"/>
        <chart:plot-area chart:style-name="ch3" table:cell-range-address="'q=bert'.U10:'q=bert'.Y29 'q=bert'.V1:'q=bert'.Y1 'q=bert'.AA1:'q=bert'.AA1 'q=bert'.AA10:'q=bert'.AA29" chart:data-source-has-labels="both" svg:x="0.445cm" svg:y="0.207cm" svg:width="21.405cm" svg:height="8.69cm">
          <chartooo:coordinate-region svg:x="1.066cm" svg:y="0.406cm" svg:width="20.162cm" svg:height="7.844cm"/>
          <chart:axis chart:dimension="x" chart:name="primary-x" chart:style-name="ch4" chartooo:axis-type="auto">
            <chartooo:date-scale/>
            <chart:categories table:cell-range-address="'q=bert'.U10:'q=bert'.U29"/>
          </chart:axis>
          <chart:axis chart:dimension="y" chart:name="primary-y" chart:style-name="ch5">
            <chart:grid chart:style-name="ch6" chart:class="major"/>
          </chart:axis>
          <chart:axis chart:dimension="y" chart:name="secondary-y" chart:style-name="ch7"/>
          <chart:series chart:attached-axis="primary-y" chart:style-name="ch8" chart:values-cell-range-address="'q=bert'.V10:'q=bert'.V29" chart:label-cell-address="'q=bert'.V1:'q=bert'.V1" chart:class="chart:line">
            <chart:data-point chart:repeated="20"/>
          </chart:series>
          <chart:series chart:attached-axis="primary-y" chart:style-name="ch9" chart:values-cell-range-address="'q=bert'.W10:'q=bert'.W29" chart:label-cell-address="'q=bert'.W1:'q=bert'.W1" chart:class="chart:line">
            <chart:data-point chart:repeated="20"/>
          </chart:series>
          <chart:series chart:attached-axis="secondary-y" chart:style-name="ch10" chart:values-cell-range-address="'q=bert'.X10:'q=bert'.X29" chart:label-cell-address="'q=bert'.X1:'q=bert'.X1" chart:class="chart:line">
            <chart:data-point chart:repeated="20"/>
          </chart:series>
          <chart:series chart:attached-axis="secondary-y" chart:style-name="ch11" chart:values-cell-range-address="'q=bert'.Y10:'q=bert'.Y29" chart:label-cell-address="'q=bert'.Y1:'q=bert'.Y1" chart:class="chart:line">
            <chart:data-point chart:repeated="20"/>
          </chart:series>
          <chart:series chart:attached-axis="secondary-y" chart:style-name="ch12" chart:values-cell-range-address="'q=bert'.AA10:'q=bert'.AA29" chart:label-cell-address="'q=bert'.AA1:'q=bert'.AA1" chart:class="chart:line">
            <chart:data-point chart:repeated="2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bert'.V1:'q=bert'.V1</svg:desc>
                </draw:g>
              </table:table-cell>
              <table:table-cell office:value-type="string">
                <text:p>Duration/10000</text:p>
                <draw:g>
                  <svg:desc>'q=bert'.W1:'q=bert'.W1</svg:desc>
                </draw:g>
              </table:table-cell>
              <table:table-cell office:value-type="string">
                <text:p>ViewCount/100000</text:p>
                <draw:g>
                  <svg:desc>'q=bert'.X1:'q=bert'.X1</svg:desc>
                </draw:g>
              </table:table-cell>
              <table:table-cell office:value-type="string">
                <text:p>LikeCount/1000</text:p>
                <draw:g>
                  <svg:desc>'q=bert'.Y1:'q=bert'.Y1</svg:desc>
                </draw:g>
              </table:table-cell>
              <table:table-cell office:value-type="string">
                <text:p>CommentCount/100</text:p>
                <draw:g>
                  <svg:desc>'q=bert'.AA1:'q=bert'.AA1</svg:desc>
                </draw:g>
              </table:table-cell>
            </table:table-row>
          </table:table-header-rows>
          <table:table-rows>
            <table:table-row>
              <table:table-cell office:value-type="float" office:value="43344">
                <text:p>43344</text:p>
                <draw:g>
                  <svg:desc>'q=bert'.U10:'q=bert'.U29</svg:desc>
                </draw:g>
              </table:table-cell>
              <table:table-cell office:value-type="float" office:value="0">
                <text:p>0</text:p>
                <draw:g>
                  <svg:desc>'q=bert'.V10:'q=bert'.V29</svg:desc>
                </draw:g>
              </table:table-cell>
              <table:table-cell office:value-type="float" office:value="0">
                <text:p>0</text:p>
                <draw:g>
                  <svg:desc>'q=bert'.W10:'q=bert'.W29</svg:desc>
                </draw:g>
              </table:table-cell>
              <table:table-cell office:value-type="float" office:value="0">
                <text:p>0</text:p>
                <draw:g>
                  <svg:desc>'q=bert'.X10:'q=bert'.X29</svg:desc>
                </draw:g>
              </table:table-cell>
              <table:table-cell office:value-type="float" office:value="0">
                <text:p>0</text:p>
                <draw:g>
                  <svg:desc>'q=bert'.Y10:'q=bert'.Y29</svg:desc>
                </draw:g>
              </table:table-cell>
              <table:table-cell office:value-type="float" office:value="0">
                <text:p>0</text:p>
                <draw:g>
                  <svg:desc>'q=bert'.AA10:'q=bert'.AA29</svg:desc>
                </draw:g>
              </table:table-cell>
            </table:table-row>
            <table:table-row>
              <table:table-cell office:value-type="float" office:value="43374">
                <text:p>43374</text:p>
              </table:table-cell>
              <table:table-cell office:value-type="float" office:value="4">
                <text:p>4</text:p>
              </table:table-cell>
              <table:table-cell office:value-type="float" office:value="1.4786">
                <text:p>1.4786</text:p>
              </table:table-cell>
              <table:table-cell office:value-type="float" office:value="0.5794">
                <text:p>0.5794</text:p>
              </table:table-cell>
              <table:table-cell office:value-type="float" office:value="0.16">
                <text:p>0.16</text:p>
              </table:table-cell>
              <table:table-cell office:value-type="float" office:value="0.1">
                <text:p>0.1</text:p>
              </table:table-cell>
            </table:table-row>
            <table:table-row>
              <table:table-cell office:value-type="float" office:value="43405">
                <text:p>43405</text:p>
              </table:table-cell>
              <table:table-cell office:value-type="float" office:value="3">
                <text:p>3</text:p>
              </table:table-cell>
              <table:table-cell office:value-type="float" office:value="1.2728">
                <text:p>1.2728</text:p>
              </table:table-cell>
              <table:table-cell office:value-type="float" office:value="1.0059">
                <text:p>1.0059</text:p>
              </table:table-cell>
              <table:table-cell office:value-type="float" office:value="0.244">
                <text:p>0.244</text:p>
              </table:table-cell>
              <table:table-cell office:value-type="float" office:value="0.17">
                <text:p>0.17</text:p>
              </table:table-cell>
            </table:table-row>
            <table:table-row>
              <table:table-cell office:value-type="float" office:value="43435">
                <text:p>43435</text:p>
              </table:table-cell>
              <table:table-cell office:value-type="float" office:value="6">
                <text:p>6</text:p>
              </table:table-cell>
              <table:table-cell office:value-type="float" office:value="1.5643">
                <text:p>1.5643</text:p>
              </table:table-cell>
              <table:table-cell office:value-type="float" office:value="7.8145">
                <text:p>7.8145</text:p>
              </table:table-cell>
              <table:table-cell office:value-type="float" office:value="2.276">
                <text:p>2.276</text:p>
              </table:table-cell>
              <table:table-cell office:value-type="float" office:value="1.93">
                <text:p>1.93</text:p>
              </table:table-cell>
            </table:table-row>
            <table:table-row>
              <table:table-cell office:value-type="float" office:value="43466">
                <text:p>43466</text:p>
              </table:table-cell>
              <table:table-cell office:value-type="float" office:value="7">
                <text:p>7</text:p>
              </table:table-cell>
              <table:table-cell office:value-type="float" office:value="1.8321">
                <text:p>1.8321</text:p>
              </table:table-cell>
              <table:table-cell office:value-type="float" office:value="23.3193">
                <text:p>23.3193</text:p>
              </table:table-cell>
              <table:table-cell office:value-type="float" office:value="5.43">
                <text:p>5.43</text:p>
              </table:table-cell>
              <table:table-cell office:value-type="float" office:value="3.27">
                <text:p>3.27</text:p>
              </table:table-cell>
            </table:table-row>
            <table:table-row>
              <table:table-cell office:value-type="float" office:value="43497">
                <text:p>43497</text:p>
              </table:table-cell>
              <table:table-cell office:value-type="float" office:value="12">
                <text:p>12</text:p>
              </table:table-cell>
              <table:table-cell office:value-type="float" office:value="4.126">
                <text:p>4.126</text:p>
              </table:table-cell>
              <table:table-cell office:value-type="float" office:value="2.8848">
                <text:p>2.8848</text:p>
              </table:table-cell>
              <table:table-cell office:value-type="float" office:value="0.721">
                <text:p>0.721</text:p>
              </table:table-cell>
              <table:table-cell office:value-type="float" office:value="0.49">
                <text:p>0.49</text:p>
              </table:table-cell>
            </table:table-row>
            <table:table-row>
              <table:table-cell office:value-type="float" office:value="43525">
                <text:p>43525</text:p>
              </table:table-cell>
              <table:table-cell office:value-type="float" office:value="6">
                <text:p>6</text:p>
              </table:table-cell>
              <table:table-cell office:value-type="float" office:value="1.3678">
                <text:p>1.3678</text:p>
              </table:table-cell>
              <table:table-cell office:value-type="float" office:value="11.3319">
                <text:p>11.3319</text:p>
              </table:table-cell>
              <table:table-cell office:value-type="float" office:value="3.281">
                <text:p>3.281</text:p>
              </table:table-cell>
              <table:table-cell office:value-type="float" office:value="2.29">
                <text:p>2.29</text:p>
              </table:table-cell>
            </table:table-row>
            <table:table-row>
              <table:table-cell office:value-type="float" office:value="43556">
                <text:p>43556</text:p>
              </table:table-cell>
              <table:table-cell office:value-type="float" office:value="9">
                <text:p>9</text:p>
              </table:table-cell>
              <table:table-cell office:value-type="float" office:value="2.8514">
                <text:p>2.8514</text:p>
              </table:table-cell>
              <table:table-cell office:value-type="float" office:value="13.7143">
                <text:p>13.7143</text:p>
              </table:table-cell>
              <table:table-cell office:value-type="float" office:value="5.182">
                <text:p>5.182</text:p>
              </table:table-cell>
              <table:table-cell office:value-type="float" office:value="3.71">
                <text:p>3.71</text:p>
              </table:table-cell>
            </table:table-row>
            <table:table-row>
              <table:table-cell office:value-type="float" office:value="43586">
                <text:p>43586</text:p>
              </table:table-cell>
              <table:table-cell office:value-type="float" office:value="11">
                <text:p>11</text:p>
              </table:table-cell>
              <table:table-cell office:value-type="float" office:value="3.1202">
                <text:p>3.1202</text:p>
              </table:table-cell>
              <table:table-cell office:value-type="float" office:value="7.5519">
                <text:p>7.5519</text:p>
              </table:table-cell>
              <table:table-cell office:value-type="float" office:value="2.367">
                <text:p>2.367</text:p>
              </table:table-cell>
              <table:table-cell office:value-type="float" office:value="1.82">
                <text:p>1.82</text:p>
              </table:table-cell>
            </table:table-row>
            <table:table-row>
              <table:table-cell office:value-type="float" office:value="43617">
                <text:p>43617</text:p>
              </table:table-cell>
              <table:table-cell office:value-type="float" office:value="10">
                <text:p>10</text:p>
              </table:table-cell>
              <table:table-cell office:value-type="float" office:value="2.7377">
                <text:p>2.7377</text:p>
              </table:table-cell>
              <table:table-cell office:value-type="float" office:value="10.0845">
                <text:p>10.0845</text:p>
              </table:table-cell>
              <table:table-cell office:value-type="float" office:value="3.081">
                <text:p>3.081</text:p>
              </table:table-cell>
              <table:table-cell office:value-type="float" office:value="3.06">
                <text:p>3.06</text:p>
              </table:table-cell>
            </table:table-row>
            <table:table-row>
              <table:table-cell office:value-type="float" office:value="43647">
                <text:p>43647</text:p>
              </table:table-cell>
              <table:table-cell office:value-type="float" office:value="12">
                <text:p>12</text:p>
              </table:table-cell>
              <table:table-cell office:value-type="float" office:value="2.5893">
                <text:p>2.5893</text:p>
              </table:table-cell>
              <table:table-cell office:value-type="float" office:value="7.1608">
                <text:p>7.1608</text:p>
              </table:table-cell>
              <table:table-cell office:value-type="float" office:value="3.281">
                <text:p>3.281</text:p>
              </table:table-cell>
              <table:table-cell office:value-type="float" office:value="2.16">
                <text:p>2.16</text:p>
              </table:table-cell>
            </table:table-row>
            <table:table-row>
              <table:table-cell office:value-type="float" office:value="43678">
                <text:p>43678</text:p>
              </table:table-cell>
              <table:table-cell office:value-type="float" office:value="8">
                <text:p>8</text:p>
              </table:table-cell>
              <table:table-cell office:value-type="float" office:value="2.441">
                <text:p>2.441</text:p>
              </table:table-cell>
              <table:table-cell office:value-type="float" office:value="1.0933">
                <text:p>1.0933</text:p>
              </table:table-cell>
              <table:table-cell office:value-type="float" office:value="0.364">
                <text:p>0.364</text:p>
              </table:table-cell>
              <table:table-cell office:value-type="float" office:value="0.15">
                <text:p>0.15</text:p>
              </table:table-cell>
            </table:table-row>
            <table:table-row>
              <table:table-cell office:value-type="float" office:value="43709">
                <text:p>43709</text:p>
              </table:table-cell>
              <table:table-cell office:value-type="float" office:value="6">
                <text:p>6</text:p>
              </table:table-cell>
              <table:table-cell office:value-type="float" office:value="1.5237">
                <text:p>1.5237</text:p>
              </table:table-cell>
              <table:table-cell office:value-type="float" office:value="1.3597">
                <text:p>1.3597</text:p>
              </table:table-cell>
              <table:table-cell office:value-type="float" office:value="0.465">
                <text:p>0.465</text:p>
              </table:table-cell>
              <table:table-cell office:value-type="float" office:value="0.5">
                <text:p>0.5</text:p>
              </table:table-cell>
            </table:table-row>
            <table:table-row>
              <table:table-cell office:value-type="float" office:value="43739">
                <text:p>43739</text:p>
              </table:table-cell>
              <table:table-cell office:value-type="float" office:value="8">
                <text:p>8</text:p>
              </table:table-cell>
              <table:table-cell office:value-type="float" office:value="1.8221">
                <text:p>1.8221</text:p>
              </table:table-cell>
              <table:table-cell office:value-type="float" office:value="2.5018">
                <text:p>2.5018</text:p>
              </table:table-cell>
              <table:table-cell office:value-type="float" office:value="0.912">
                <text:p>0.912</text:p>
              </table:table-cell>
              <table:table-cell office:value-type="float" office:value="1.15">
                <text:p>1.15</text:p>
              </table:table-cell>
            </table:table-row>
            <table:table-row>
              <table:table-cell office:value-type="float" office:value="43770">
                <text:p>43770</text:p>
              </table:table-cell>
              <table:table-cell office:value-type="float" office:value="11">
                <text:p>11</text:p>
              </table:table-cell>
              <table:table-cell office:value-type="float" office:value="1.8236">
                <text:p>1.8236</text:p>
              </table:table-cell>
              <table:table-cell office:value-type="float" office:value="2.6513">
                <text:p>2.6513</text:p>
              </table:table-cell>
              <table:table-cell office:value-type="float" office:value="1.073">
                <text:p>1.073</text:p>
              </table:table-cell>
              <table:table-cell office:value-type="float" office:value="1.45">
                <text:p>1.45</text:p>
              </table:table-cell>
            </table:table-row>
            <table:table-row>
              <table:table-cell office:value-type="float" office:value="43800">
                <text:p>43800</text:p>
              </table:table-cell>
              <table:table-cell office:value-type="float" office:value="8">
                <text:p>8</text:p>
              </table:table-cell>
              <table:table-cell office:value-type="float" office:value="1.3874">
                <text:p>1.3874</text:p>
              </table:table-cell>
              <table:table-cell office:value-type="float" office:value="2.5088">
                <text:p>2.5088</text:p>
              </table:table-cell>
              <table:table-cell office:value-type="float" office:value="0.684">
                <text:p>0.684</text:p>
              </table:table-cell>
              <table:table-cell office:value-type="float" office:value="0.33">
                <text:p>0.33</text:p>
              </table:table-cell>
            </table:table-row>
            <table:table-row>
              <table:table-cell office:value-type="float" office:value="43831">
                <text:p>43831</text:p>
              </table:table-cell>
              <table:table-cell office:value-type="float" office:value="17">
                <text:p>17</text:p>
              </table:table-cell>
              <table:table-cell office:value-type="float" office:value="3.2668">
                <text:p>3.2668</text:p>
              </table:table-cell>
              <table:table-cell office:value-type="float" office:value="3.8822">
                <text:p>3.8822</text:p>
              </table:table-cell>
              <table:table-cell office:value-type="float" office:value="1.534">
                <text:p>1.534</text:p>
              </table:table-cell>
              <table:table-cell office:value-type="float" office:value="1.33">
                <text:p>1.33</text:p>
              </table:table-cell>
            </table:table-row>
            <table:table-row>
              <table:table-cell office:value-type="float" office:value="43862">
                <text:p>43862</text:p>
              </table:table-cell>
              <table:table-cell office:value-type="float" office:value="9">
                <text:p>9</text:p>
              </table:table-cell>
              <table:table-cell office:value-type="float" office:value="0.8318">
                <text:p>0.8318</text:p>
              </table:table-cell>
              <table:table-cell office:value-type="float" office:value="2.2614">
                <text:p>2.2614</text:p>
              </table:table-cell>
              <table:table-cell office:value-type="float" office:value="0.668">
                <text:p>0.668</text:p>
              </table:table-cell>
              <table:table-cell office:value-type="float" office:value="0.88">
                <text:p>0.88</text:p>
              </table:table-cell>
            </table:table-row>
            <table:table-row>
              <table:table-cell office:value-type="float" office:value="43891">
                <text:p>43891</text:p>
              </table:table-cell>
              <table:table-cell office:value-type="float" office:value="4">
                <text:p>4</text:p>
              </table:table-cell>
              <table:table-cell office:value-type="float" office:value="0.4936">
                <text:p>0.4936</text:p>
              </table:table-cell>
              <table:table-cell office:value-type="float" office:value="0.4865">
                <text:p>0.4865</text:p>
              </table:table-cell>
              <table:table-cell office:value-type="float" office:value="0.212">
                <text:p>0.212</text:p>
              </table:table-cell>
              <table:table-cell office:value-type="float" office:value="0.36">
                <text:p>0.36</text:p>
              </table:table-cell>
            </table:table-row>
            <table:table-row>
              <table:table-cell office:value-type="float" office:value="43922">
                <text:p>43922</text:p>
              </table:table-cell>
              <table:table-cell office:value-type="float" office:value="1">
                <text:p>1</text:p>
              </table:table-cell>
              <table:table-cell office:value-type="float" office:value="0.1596">
                <text:p>0.1596</text:p>
              </table:table-cell>
              <table:table-cell office:value-type="float" office:value="0.0655">
                <text:p>0.0655</text:p>
              </table:table-cell>
              <table:table-cell office:value-type="float" office:value="0.053">
                <text:p>0.053</text:p>
              </table:table-cell>
              <table:table-cell office:value-type="float" office:value="0.06">
                <text:p>0.0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draw:stroke="dash" draw:stroke-dash="Fine_20_Dashed"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385cm" svg:height="10.415cm" xlink:href=".." xlink:type="simple" chart:class="chart:line" chart:style-name="ch1">
        <chart:legend chart:legend-position="bottom" svg:x="4.256cm" svg:y="9.134cm" style:legend-expansion="wide" chart:style-name="ch2"/>
        <chart:plot-area chart:style-name="ch3" table:cell-range-address="'q=bert_abs|pdf'.U10:'q=bert_abs|pdf'.Y37 'q=bert_abs|pdf'.V1:'q=bert_abs|pdf'.Y1 'q=bert_abs|pdf'.AA1:'q=bert_abs|pdf'.AA1 'q=bert_abs|pdf'.AA10:'q=bert_abs|pdf'.AA37" chart:data-source-has-labels="both" svg:x="0.447cm" svg:y="0.208cm" svg:width="21.491cm" svg:height="8.718cm">
          <chartooo:coordinate-region svg:x="1.277cm" svg:y="0.407cm" svg:width="19.933cm" svg:height="7.872cm"/>
          <chart:axis chart:dimension="x" chart:name="primary-x" chart:style-name="ch4" chartooo:axis-type="auto">
            <chartooo:date-scale/>
            <chart:categories table:cell-range-address="'q=bert_abs|pdf'.U10:'q=bert_abs|pdf'.U37"/>
          </chart:axis>
          <chart:axis chart:dimension="y" chart:name="primary-y" chart:style-name="ch5">
            <chart:grid chart:style-name="ch6" chart:class="major"/>
          </chart:axis>
          <chart:axis chart:dimension="y" chart:name="secondary-y" chart:style-name="ch7"/>
          <chart:series chart:attached-axis="primary-y" chart:style-name="ch8" chart:values-cell-range-address="'q=bert_abs|pdf'.V10:'q=bert_abs|pdf'.V37" chart:label-cell-address="'q=bert_abs|pdf'.V1:'q=bert_abs|pdf'.V1" chart:class="chart:line">
            <chart:data-point chart:repeated="28"/>
          </chart:series>
          <chart:series chart:attached-axis="primary-y" chart:style-name="ch9" chart:values-cell-range-address="'q=bert_abs|pdf'.W10:'q=bert_abs|pdf'.W37" chart:label-cell-address="'q=bert_abs|pdf'.W1:'q=bert_abs|pdf'.W1" chart:class="chart:line">
            <chart:data-point chart:repeated="28"/>
          </chart:series>
          <chart:series chart:attached-axis="secondary-y" chart:style-name="ch10" chart:values-cell-range-address="'q=bert_abs|pdf'.X10:'q=bert_abs|pdf'.X37" chart:label-cell-address="'q=bert_abs|pdf'.X1:'q=bert_abs|pdf'.X1" chart:class="chart:line">
            <chart:data-point chart:repeated="28"/>
          </chart:series>
          <chart:series chart:attached-axis="secondary-y" chart:style-name="ch11" chart:values-cell-range-address="'q=bert_abs|pdf'.Y10:'q=bert_abs|pdf'.Y37" chart:label-cell-address="'q=bert_abs|pdf'.Y1:'q=bert_abs|pdf'.Y1" chart:class="chart:line">
            <chart:data-point chart:repeated="28"/>
          </chart:series>
          <chart:series chart:attached-axis="secondary-y" chart:style-name="ch12" chart:values-cell-range-address="'q=bert_abs|pdf'.AA10:'q=bert_abs|pdf'.AA37" chart:label-cell-address="'q=bert_abs|pdf'.AA1:'q=bert_abs|pdf'.AA1" chart:class="chart:line">
            <chart:data-point chart:repeated="28"/>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bert_abs|pdf'.V1:'q=bert_abs|pdf'.V1</svg:desc>
                </draw:g>
              </table:table-cell>
              <table:table-cell office:value-type="string">
                <text:p>Duration/10000</text:p>
                <draw:g>
                  <svg:desc>'q=bert_abs|pdf'.W1:'q=bert_abs|pdf'.W1</svg:desc>
                </draw:g>
              </table:table-cell>
              <table:table-cell office:value-type="string">
                <text:p>ViewCount/10000</text:p>
                <draw:g>
                  <svg:desc>'q=bert_abs|pdf'.X1:'q=bert_abs|pdf'.X1</svg:desc>
                </draw:g>
              </table:table-cell>
              <table:table-cell office:value-type="string">
                <text:p>LikeCount/1000</text:p>
                <draw:g>
                  <svg:desc>'q=bert_abs|pdf'.Y1:'q=bert_abs|pdf'.Y1</svg:desc>
                </draw:g>
              </table:table-cell>
              <table:table-cell office:value-type="string">
                <text:p>CommentCount/100</text:p>
                <draw:g>
                  <svg:desc>'q=bert_abs|pdf'.AA1:'q=bert_abs|pdf'.AA1</svg:desc>
                </draw:g>
              </table:table-cell>
            </table:table-row>
          </table:table-header-rows>
          <table:table-rows>
            <table:table-row>
              <table:table-cell office:value-type="float" office:value="43344">
                <text:p>43344</text:p>
                <draw:g>
                  <svg:desc>'q=bert_abs|pdf'.U10:'q=bert_abs|pdf'.U37</svg:desc>
                </draw:g>
              </table:table-cell>
              <table:table-cell office:value-type="float" office:value="NaN">
                <text:p>NaN</text:p>
                <draw:g>
                  <svg:desc>'q=bert_abs|pdf'.V10:'q=bert_abs|pdf'.V37</svg:desc>
                </draw:g>
              </table:table-cell>
              <table:table-cell office:value-type="float" office:value="NaN">
                <text:p>NaN</text:p>
                <draw:g>
                  <svg:desc>'q=bert_abs|pdf'.W10:'q=bert_abs|pdf'.W37</svg:desc>
                </draw:g>
              </table:table-cell>
              <table:table-cell office:value-type="float" office:value="NaN">
                <text:p>NaN</text:p>
                <draw:g>
                  <svg:desc>'q=bert_abs|pdf'.X10:'q=bert_abs|pdf'.X37</svg:desc>
                </draw:g>
              </table:table-cell>
              <table:table-cell office:value-type="float" office:value="NaN">
                <text:p>NaN</text:p>
                <draw:g>
                  <svg:desc>'q=bert_abs|pdf'.Y10:'q=bert_abs|pdf'.Y37</svg:desc>
                </draw:g>
              </table:table-cell>
              <table:table-cell office:value-type="float" office:value="NaN">
                <text:p>NaN</text:p>
                <draw:g>
                  <svg:desc>'q=bert_abs|pdf'.AA10:'q=bert_abs|pdf'.AA37</svg:desc>
                </draw:g>
              </table:table-cell>
            </table:table-row>
            <table:table-row>
              <table:table-cell office:value-type="float" office:value="43374">
                <text:p>433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405">
                <text:p>43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435">
                <text:p>434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466">
                <text:p>43466</text:p>
              </table:table-cell>
              <table:table-cell office:value-type="float" office:value="3">
                <text:p>3</text:p>
              </table:table-cell>
              <table:table-cell office:value-type="float" office:value="0.9729">
                <text:p>0.9729</text:p>
              </table:table-cell>
              <table:table-cell office:value-type="float" office:value="3.3001">
                <text:p>3.3001</text:p>
              </table:table-cell>
              <table:table-cell office:value-type="float" office:value="0.744">
                <text:p>0.744</text:p>
              </table:table-cell>
              <table:table-cell office:value-type="float" office:value="0.45">
                <text:p>0.45</text:p>
              </table:table-cell>
            </table:table-row>
            <table:table-row>
              <table:table-cell office:value-type="float" office:value="43497">
                <text:p>43497</text:p>
              </table:table-cell>
              <table:table-cell office:value-type="float" office:value="2">
                <text:p>2</text:p>
              </table:table-cell>
              <table:table-cell office:value-type="float" office:value="0.7383">
                <text:p>0.7383</text:p>
              </table:table-cell>
              <table:table-cell office:value-type="float" office:value="0.3093">
                <text:p>0.3093</text:p>
              </table:table-cell>
              <table:table-cell office:value-type="float" office:value="0.06">
                <text:p>0.06</text:p>
              </table:table-cell>
              <table:table-cell office:value-type="float" office:value="0">
                <text:p>0</text:p>
              </table:table-cell>
            </table:table-row>
            <table:table-row>
              <table:table-cell office:value-type="float" office:value="43525">
                <text:p>435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556">
                <text:p>435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586">
                <text:p>435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617">
                <text:p>436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647">
                <text:p>436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678">
                <text:p>436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709">
                <text:p>437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739">
                <text:p>437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770">
                <text:p>437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800">
                <text:p>43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831">
                <text:p>438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3862">
                <text:p>43862</text:p>
              </table:table-cell>
              <table:table-cell office:value-type="float" office:value="1">
                <text:p>1</text:p>
              </table:table-cell>
              <table:table-cell office:value-type="float" office:value="0.0802">
                <text:p>0.0802</text:p>
              </table:table-cell>
              <table:table-cell office:value-type="float" office:value="1.0124">
                <text:p>1.0124</text:p>
              </table:table-cell>
              <table:table-cell office:value-type="float" office:value="0.186">
                <text:p>0.186</text:p>
              </table:table-cell>
              <table:table-cell office:value-type="float" office:value="0.13">
                <text:p>0.13</text:p>
              </table:table-cell>
            </table:table-row>
            <table:table-row>
              <table:table-cell office:value-type="float" office:value="43891">
                <text:p>43891</text:p>
              </table:table-cell>
              <table:table-cell office:value-type="float" office:value="2">
                <text:p>2</text:p>
              </table:table-cell>
              <table:table-cell office:value-type="float" office:value="0.1412">
                <text:p>0.1412</text:p>
              </table:table-cell>
              <table:table-cell office:value-type="float" office:value="0.2759">
                <text:p>0.2759</text:p>
              </table:table-cell>
              <table:table-cell office:value-type="float" office:value="0.113">
                <text:p>0.113</text:p>
              </table:table-cell>
              <table:table-cell office:value-type="float" office:value="0.13">
                <text:p>0.13</text:p>
              </table:table-cell>
            </table:table-row>
            <table:table-row>
              <table:table-cell office:value-type="float" office:value="43922">
                <text:p>439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draw:stroke="dash" draw:stroke-dash="Fine_20_Dashed" svg:stroke-width="0.08cm" svg:stroke-color="#7e0021" draw:fill-color="#7e0021"/>
      <style:text-properties fo:font-size="10pt" style:font-size-asian="10pt" style:font-size-complex="10pt"/>
    </style:style>
    <style:style style:name="ch13" style:family="chart" style:data-style-name="N0">
      <style:chart-properties chart:symbol-type="named-symbol" chart:symbol-name="arrow-left" chart:symbol-width="0.25cm" chart:symbol-height="0.25cm" chart:link-data-style-to-source="true"/>
      <style:graphic-properties draw:stroke="dash" draw:stroke-dash="Fine_20_Dashed" svg:stroke-width="0.08cm" svg:stroke-color="#83caff"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7.308cm" svg:height="17.224cm" xlink:href=".." xlink:type="simple" chart:class="chart:line" chart:style-name="ch1">
        <chart:legend chart:legend-position="bottom" svg:x="6.744cm" svg:y="15.943cm" style:legend-expansion="wide" chart:style-name="ch2"/>
        <chart:plot-area chart:style-name="ch3" table:cell-range-address="'q=bert'.U10:'q=bert'.U29 'q=bert'.AB1:'q=bert'.AG1 'q=bert'.AB10:'q=bert'.AG29" chart:data-source-has-labels="both" svg:x="0.546cm" svg:y="0.344cm" svg:width="26.216cm" svg:height="15.255cm">
          <chartooo:coordinate-region svg:x="1.175cm" svg:y="0.543cm" svg:width="24.601cm" svg:height="14.409cm"/>
          <chart:axis chart:dimension="x" chart:name="primary-x" chart:style-name="ch4" chartooo:axis-type="auto">
            <chartooo:date-scale/>
            <chart:categories table:cell-range-address="'q=bert'.U10:'q=bert'.U29"/>
          </chart:axis>
          <chart:axis chart:dimension="y" chart:name="primary-y" chart:style-name="ch5">
            <chart:grid chart:style-name="ch6" chart:class="major"/>
          </chart:axis>
          <chart:axis chart:dimension="y" chart:name="secondary-y" chart:style-name="ch7"/>
          <chart:series chart:attached-axis="primary-y" chart:style-name="ch8" chart:values-cell-range-address="'q=bert'.AB10:'q=bert'.AB29" chart:label-cell-address="'q=bert'.AB1:'q=bert'.AB1" chart:class="chart:line">
            <chart:data-point chart:repeated="20"/>
          </chart:series>
          <chart:series chart:attached-axis="primary-y" chart:style-name="ch9" chart:values-cell-range-address="'q=bert'.AC10:'q=bert'.AC29" chart:label-cell-address="'q=bert'.AC1:'q=bert'.AC1" chart:class="chart:line">
            <chart:data-point chart:repeated="20"/>
          </chart:series>
          <chart:series chart:attached-axis="secondary-y" chart:style-name="ch10" chart:values-cell-range-address="'q=bert'.AD10:'q=bert'.AD29" chart:label-cell-address="'q=bert'.AD1:'q=bert'.AD1" chart:class="chart:line">
            <chart:data-point chart:repeated="20"/>
          </chart:series>
          <chart:series chart:attached-axis="secondary-y" chart:style-name="ch11" chart:values-cell-range-address="'q=bert'.AE10:'q=bert'.AE29" chart:label-cell-address="'q=bert'.AE1:'q=bert'.AE1" chart:class="chart:line">
            <chart:data-point chart:repeated="20"/>
          </chart:series>
          <chart:series chart:attached-axis="secondary-y" chart:style-name="ch12" chart:values-cell-range-address="'q=bert'.AF10:'q=bert'.AF29" chart:label-cell-address="'q=bert'.AF1:'q=bert'.AF1" chart:class="chart:line">
            <chart:data-point chart:repeated="20"/>
          </chart:series>
          <chart:series chart:attached-axis="secondary-y" chart:style-name="ch13" chart:values-cell-range-address="'q=bert'.AG10:'q=bert'.AG29" chart:label-cell-address="'q=bert'.AG1:'q=bert'.AG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of contents</text:p>
                <draw:g>
                  <svg:desc>'q=bert'.AB1:'q=bert'.AB1</svg:desc>
                </draw:g>
              </table:table-cell>
              <table:table-cell office:value-type="string">
                <text:p>Duration/10000</text:p>
                <draw:g>
                  <svg:desc>'q=bert'.AC1:'q=bert'.AC1</svg:desc>
                </draw:g>
              </table:table-cell>
              <table:table-cell office:value-type="string">
                <text:p>ViewCount/10000</text:p>
                <draw:g>
                  <svg:desc>'q=bert'.AD1:'q=bert'.AD1</svg:desc>
                </draw:g>
              </table:table-cell>
              <table:table-cell office:value-type="string">
                <text:p>LikeCount/1000</text:p>
                <draw:g>
                  <svg:desc>'q=bert'.AE1:'q=bert'.AE1</svg:desc>
                </draw:g>
              </table:table-cell>
              <table:table-cell office:value-type="string">
                <text:p>DislikeCount/100</text:p>
                <draw:g>
                  <svg:desc>'q=bert'.AF1:'q=bert'.AF1</svg:desc>
                </draw:g>
              </table:table-cell>
              <table:table-cell office:value-type="string">
                <text:p>CommentCount/100</text:p>
                <draw:g>
                  <svg:desc>'q=bert'.AG1:'q=bert'.AG1</svg:desc>
                </draw:g>
              </table:table-cell>
            </table:table-row>
          </table:table-header-rows>
          <table:table-rows>
            <table:table-row>
              <table:table-cell office:value-type="float" office:value="43344">
                <text:p>43344</text:p>
                <draw:g>
                  <svg:desc>'q=bert'.U10:'q=bert'.U29</svg:desc>
                </draw:g>
              </table:table-cell>
              <table:table-cell office:value-type="float" office:value="11">
                <text:p>11</text:p>
                <draw:g>
                  <svg:desc>'q=bert'.AB10:'q=bert'.AB29</svg:desc>
                </draw:g>
              </table:table-cell>
              <table:table-cell office:value-type="float" office:value="2.4667">
                <text:p>2.4667</text:p>
                <draw:g>
                  <svg:desc>'q=bert'.AC10:'q=bert'.AC29</svg:desc>
                </draw:g>
              </table:table-cell>
              <table:table-cell office:value-type="float" office:value="24.345">
                <text:p>24.345</text:p>
                <draw:g>
                  <svg:desc>'q=bert'.AD10:'q=bert'.AD29</svg:desc>
                </draw:g>
              </table:table-cell>
              <table:table-cell office:value-type="float" office:value="6.768">
                <text:p>6.768</text:p>
                <draw:g>
                  <svg:desc>'q=bert'.AE10:'q=bert'.AE29</svg:desc>
                </draw:g>
              </table:table-cell>
              <table:table-cell office:value-type="float" office:value="1.59">
                <text:p>1.59</text:p>
                <draw:g>
                  <svg:desc>'q=bert'.AF10:'q=bert'.AF29</svg:desc>
                </draw:g>
              </table:table-cell>
              <table:table-cell office:value-type="float" office:value="3.67">
                <text:p>3.67</text:p>
                <draw:g>
                  <svg:desc>'q=bert'.AG10:'q=bert'.AG29</svg:desc>
                </draw:g>
              </table:table-cell>
            </table:table-row>
            <table:table-row>
              <table:table-cell office:value-type="float" office:value="43374">
                <text:p>43374</text:p>
              </table:table-cell>
              <table:table-cell office:value-type="float" office:value="15">
                <text:p>15</text:p>
              </table:table-cell>
              <table:table-cell office:value-type="float" office:value="3.9453">
                <text:p>3.9453</text:p>
              </table:table-cell>
              <table:table-cell office:value-type="float" office:value="24.9244">
                <text:p>24.9244</text:p>
              </table:table-cell>
              <table:table-cell office:value-type="float" office:value="6.928">
                <text:p>6.928</text:p>
              </table:table-cell>
              <table:table-cell office:value-type="float" office:value="1.7">
                <text:p>1.7</text:p>
              </table:table-cell>
              <table:table-cell office:value-type="float" office:value="3.77">
                <text:p>3.77</text:p>
              </table:table-cell>
            </table:table-row>
            <table:table-row>
              <table:table-cell office:value-type="float" office:value="43405">
                <text:p>43405</text:p>
              </table:table-cell>
              <table:table-cell office:value-type="float" office:value="18">
                <text:p>18</text:p>
              </table:table-cell>
              <table:table-cell office:value-type="float" office:value="5.2181">
                <text:p>5.2181</text:p>
              </table:table-cell>
              <table:table-cell office:value-type="float" office:value="25.9303">
                <text:p>25.9303</text:p>
              </table:table-cell>
              <table:table-cell office:value-type="float" office:value="7.172">
                <text:p>7.172</text:p>
              </table:table-cell>
              <table:table-cell office:value-type="float" office:value="1.78">
                <text:p>1.78</text:p>
              </table:table-cell>
              <table:table-cell office:value-type="float" office:value="3.94">
                <text:p>3.94</text:p>
              </table:table-cell>
            </table:table-row>
            <table:table-row>
              <table:table-cell office:value-type="float" office:value="43435">
                <text:p>43435</text:p>
              </table:table-cell>
              <table:table-cell office:value-type="float" office:value="24">
                <text:p>24</text:p>
              </table:table-cell>
              <table:table-cell office:value-type="float" office:value="6.7824">
                <text:p>6.7824</text:p>
              </table:table-cell>
              <table:table-cell office:value-type="float" office:value="33.7448">
                <text:p>33.7448</text:p>
              </table:table-cell>
              <table:table-cell office:value-type="float" office:value="9.448">
                <text:p>9.448</text:p>
              </table:table-cell>
              <table:table-cell office:value-type="float" office:value="2.59">
                <text:p>2.59</text:p>
              </table:table-cell>
              <table:table-cell office:value-type="float" office:value="5.87">
                <text:p>5.87</text:p>
              </table:table-cell>
            </table:table-row>
            <table:table-row>
              <table:table-cell office:value-type="float" office:value="43466">
                <text:p>43466</text:p>
              </table:table-cell>
              <table:table-cell office:value-type="float" office:value="31">
                <text:p>31</text:p>
              </table:table-cell>
              <table:table-cell office:value-type="float" office:value="8.6145">
                <text:p>8.6145</text:p>
              </table:table-cell>
              <table:table-cell office:value-type="float" office:value="57.0641">
                <text:p>57.0641</text:p>
              </table:table-cell>
              <table:table-cell office:value-type="float" office:value="14.878">
                <text:p>14.878</text:p>
              </table:table-cell>
              <table:table-cell office:value-type="float" office:value="3.88">
                <text:p>3.88</text:p>
              </table:table-cell>
              <table:table-cell office:value-type="float" office:value="9.14">
                <text:p>9.14</text:p>
              </table:table-cell>
            </table:table-row>
            <table:table-row>
              <table:table-cell office:value-type="float" office:value="43497">
                <text:p>43497</text:p>
              </table:table-cell>
              <table:table-cell office:value-type="float" office:value="43">
                <text:p>43</text:p>
              </table:table-cell>
              <table:table-cell office:value-type="float" office:value="12.7405">
                <text:p>12.7405</text:p>
              </table:table-cell>
              <table:table-cell office:value-type="float" office:value="59.9489">
                <text:p>59.9489</text:p>
              </table:table-cell>
              <table:table-cell office:value-type="float" office:value="15.599">
                <text:p>15.599</text:p>
              </table:table-cell>
              <table:table-cell office:value-type="float" office:value="4.07">
                <text:p>4.07</text:p>
              </table:table-cell>
              <table:table-cell office:value-type="float" office:value="9.63">
                <text:p>9.63</text:p>
              </table:table-cell>
            </table:table-row>
            <table:table-row>
              <table:table-cell office:value-type="float" office:value="43525">
                <text:p>43525</text:p>
              </table:table-cell>
              <table:table-cell office:value-type="float" office:value="49">
                <text:p>49</text:p>
              </table:table-cell>
              <table:table-cell office:value-type="float" office:value="14.1083">
                <text:p>14.1083</text:p>
              </table:table-cell>
              <table:table-cell office:value-type="float" office:value="71.2808">
                <text:p>71.2808</text:p>
              </table:table-cell>
              <table:table-cell office:value-type="float" office:value="18.88">
                <text:p>18.88</text:p>
              </table:table-cell>
              <table:table-cell office:value-type="float" office:value="5.25">
                <text:p>5.25</text:p>
              </table:table-cell>
              <table:table-cell office:value-type="float" office:value="11.92">
                <text:p>11.92</text:p>
              </table:table-cell>
            </table:table-row>
            <table:table-row>
              <table:table-cell office:value-type="float" office:value="43556">
                <text:p>43556</text:p>
              </table:table-cell>
              <table:table-cell office:value-type="float" office:value="58">
                <text:p>58</text:p>
              </table:table-cell>
              <table:table-cell office:value-type="float" office:value="16.9597">
                <text:p>16.9597</text:p>
              </table:table-cell>
              <table:table-cell office:value-type="float" office:value="84.9951">
                <text:p>84.9951</text:p>
              </table:table-cell>
              <table:table-cell office:value-type="float" office:value="24.062">
                <text:p>24.062</text:p>
              </table:table-cell>
              <table:table-cell office:value-type="float" office:value="5.92">
                <text:p>5.92</text:p>
              </table:table-cell>
              <table:table-cell office:value-type="float" office:value="15.63">
                <text:p>15.63</text:p>
              </table:table-cell>
            </table:table-row>
            <table:table-row>
              <table:table-cell office:value-type="float" office:value="43586">
                <text:p>43586</text:p>
              </table:table-cell>
              <table:table-cell office:value-type="float" office:value="69">
                <text:p>69</text:p>
              </table:table-cell>
              <table:table-cell office:value-type="float" office:value="20.0799">
                <text:p>20.0799</text:p>
              </table:table-cell>
              <table:table-cell office:value-type="float" office:value="92.547">
                <text:p>92.547</text:p>
              </table:table-cell>
              <table:table-cell office:value-type="float" office:value="26.429">
                <text:p>26.429</text:p>
              </table:table-cell>
              <table:table-cell office:value-type="float" office:value="6.66">
                <text:p>6.66</text:p>
              </table:table-cell>
              <table:table-cell office:value-type="float" office:value="17.45">
                <text:p>17.45</text:p>
              </table:table-cell>
            </table:table-row>
            <table:table-row>
              <table:table-cell office:value-type="float" office:value="43617">
                <text:p>43617</text:p>
              </table:table-cell>
              <table:table-cell office:value-type="float" office:value="79">
                <text:p>79</text:p>
              </table:table-cell>
              <table:table-cell office:value-type="float" office:value="22.8176">
                <text:p>22.8176</text:p>
              </table:table-cell>
              <table:table-cell office:value-type="float" office:value="102.6315">
                <text:p>102.6315</text:p>
              </table:table-cell>
              <table:table-cell office:value-type="float" office:value="29.51">
                <text:p>29.51</text:p>
              </table:table-cell>
              <table:table-cell office:value-type="float" office:value="8.07">
                <text:p>8.07</text:p>
              </table:table-cell>
              <table:table-cell office:value-type="float" office:value="20.51">
                <text:p>20.51</text:p>
              </table:table-cell>
            </table:table-row>
            <table:table-row>
              <table:table-cell office:value-type="float" office:value="43647">
                <text:p>43647</text:p>
              </table:table-cell>
              <table:table-cell office:value-type="float" office:value="91">
                <text:p>91</text:p>
              </table:table-cell>
              <table:table-cell office:value-type="float" office:value="25.4069">
                <text:p>25.4069</text:p>
              </table:table-cell>
              <table:table-cell office:value-type="float" office:value="109.7923">
                <text:p>109.7923</text:p>
              </table:table-cell>
              <table:table-cell office:value-type="float" office:value="32.791">
                <text:p>32.791</text:p>
              </table:table-cell>
              <table:table-cell office:value-type="float" office:value="8.48">
                <text:p>8.48</text:p>
              </table:table-cell>
              <table:table-cell office:value-type="float" office:value="22.67">
                <text:p>22.67</text:p>
              </table:table-cell>
            </table:table-row>
            <table:table-row>
              <table:table-cell office:value-type="float" office:value="43678">
                <text:p>43678</text:p>
              </table:table-cell>
              <table:table-cell office:value-type="float" office:value="99">
                <text:p>99</text:p>
              </table:table-cell>
              <table:table-cell office:value-type="float" office:value="27.8479">
                <text:p>27.8479</text:p>
              </table:table-cell>
              <table:table-cell office:value-type="float" office:value="110.8856">
                <text:p>110.8856</text:p>
              </table:table-cell>
              <table:table-cell office:value-type="float" office:value="33.155">
                <text:p>33.155</text:p>
              </table:table-cell>
              <table:table-cell office:value-type="float" office:value="8.59">
                <text:p>8.59</text:p>
              </table:table-cell>
              <table:table-cell office:value-type="float" office:value="22.82">
                <text:p>22.82</text:p>
              </table:table-cell>
            </table:table-row>
            <table:table-row>
              <table:table-cell office:value-type="float" office:value="43709">
                <text:p>43709</text:p>
              </table:table-cell>
              <table:table-cell office:value-type="float" office:value="105">
                <text:p>105</text:p>
              </table:table-cell>
              <table:table-cell office:value-type="float" office:value="29.3716">
                <text:p>29.3716</text:p>
              </table:table-cell>
              <table:table-cell office:value-type="float" office:value="112.2453">
                <text:p>112.2453</text:p>
              </table:table-cell>
              <table:table-cell office:value-type="float" office:value="33.62">
                <text:p>33.62</text:p>
              </table:table-cell>
              <table:table-cell office:value-type="float" office:value="8.67">
                <text:p>8.67</text:p>
              </table:table-cell>
              <table:table-cell office:value-type="float" office:value="23.32">
                <text:p>23.32</text:p>
              </table:table-cell>
            </table:table-row>
            <table:table-row>
              <table:table-cell office:value-type="float" office:value="43739">
                <text:p>43739</text:p>
              </table:table-cell>
              <table:table-cell office:value-type="float" office:value="113">
                <text:p>113</text:p>
              </table:table-cell>
              <table:table-cell office:value-type="float" office:value="31.1937">
                <text:p>31.1937</text:p>
              </table:table-cell>
              <table:table-cell office:value-type="float" office:value="114.7471">
                <text:p>114.7471</text:p>
              </table:table-cell>
              <table:table-cell office:value-type="float" office:value="34.532">
                <text:p>34.532</text:p>
              </table:table-cell>
              <table:table-cell office:value-type="float" office:value="8.82">
                <text:p>8.82</text:p>
              </table:table-cell>
              <table:table-cell office:value-type="float" office:value="24.47">
                <text:p>24.47</text:p>
              </table:table-cell>
            </table:table-row>
            <table:table-row>
              <table:table-cell office:value-type="float" office:value="43770">
                <text:p>43770</text:p>
              </table:table-cell>
              <table:table-cell office:value-type="float" office:value="124">
                <text:p>124</text:p>
              </table:table-cell>
              <table:table-cell office:value-type="float" office:value="33.0173">
                <text:p>33.0173</text:p>
              </table:table-cell>
              <table:table-cell office:value-type="float" office:value="117.3984">
                <text:p>117.3984</text:p>
              </table:table-cell>
              <table:table-cell office:value-type="float" office:value="35.605">
                <text:p>35.605</text:p>
              </table:table-cell>
              <table:table-cell office:value-type="float" office:value="8.87">
                <text:p>8.87</text:p>
              </table:table-cell>
              <table:table-cell office:value-type="float" office:value="25.92">
                <text:p>25.92</text:p>
              </table:table-cell>
            </table:table-row>
            <table:table-row>
              <table:table-cell office:value-type="float" office:value="43800">
                <text:p>43800</text:p>
              </table:table-cell>
              <table:table-cell office:value-type="float" office:value="132">
                <text:p>132</text:p>
              </table:table-cell>
              <table:table-cell office:value-type="float" office:value="34.4047">
                <text:p>34.4047</text:p>
              </table:table-cell>
              <table:table-cell office:value-type="float" office:value="119.9072">
                <text:p>119.9072</text:p>
              </table:table-cell>
              <table:table-cell office:value-type="float" office:value="36.289">
                <text:p>36.289</text:p>
              </table:table-cell>
              <table:table-cell office:value-type="float" office:value="9.09">
                <text:p>9.09</text:p>
              </table:table-cell>
              <table:table-cell office:value-type="float" office:value="26.25">
                <text:p>26.25</text:p>
              </table:table-cell>
            </table:table-row>
            <table:table-row>
              <table:table-cell office:value-type="float" office:value="43831">
                <text:p>43831</text:p>
              </table:table-cell>
              <table:table-cell office:value-type="float" office:value="149">
                <text:p>149</text:p>
              </table:table-cell>
              <table:table-cell office:value-type="float" office:value="37.6715">
                <text:p>37.6715</text:p>
              </table:table-cell>
              <table:table-cell office:value-type="float" office:value="123.7894">
                <text:p>123.7894</text:p>
              </table:table-cell>
              <table:table-cell office:value-type="float" office:value="37.823">
                <text:p>37.823</text:p>
              </table:table-cell>
              <table:table-cell office:value-type="float" office:value="12.4">
                <text:p>12.4</text:p>
              </table:table-cell>
              <table:table-cell office:value-type="float" office:value="27.58">
                <text:p>27.58</text:p>
              </table:table-cell>
            </table:table-row>
            <table:table-row>
              <table:table-cell office:value-type="float" office:value="43862">
                <text:p>43862</text:p>
              </table:table-cell>
              <table:table-cell office:value-type="float" office:value="158">
                <text:p>158</text:p>
              </table:table-cell>
              <table:table-cell office:value-type="float" office:value="38.5033">
                <text:p>38.5033</text:p>
              </table:table-cell>
              <table:table-cell office:value-type="float" office:value="126.0508">
                <text:p>126.0508</text:p>
              </table:table-cell>
              <table:table-cell office:value-type="float" office:value="38.491">
                <text:p>38.491</text:p>
              </table:table-cell>
              <table:table-cell office:value-type="float" office:value="12.77">
                <text:p>12.77</text:p>
              </table:table-cell>
              <table:table-cell office:value-type="float" office:value="28.46">
                <text:p>28.46</text:p>
              </table:table-cell>
            </table:table-row>
            <table:table-row>
              <table:table-cell office:value-type="float" office:value="43891">
                <text:p>43891</text:p>
              </table:table-cell>
              <table:table-cell office:value-type="float" office:value="162">
                <text:p>162</text:p>
              </table:table-cell>
              <table:table-cell office:value-type="float" office:value="38.9969">
                <text:p>38.9969</text:p>
              </table:table-cell>
              <table:table-cell office:value-type="float" office:value="126.5373">
                <text:p>126.5373</text:p>
              </table:table-cell>
              <table:table-cell office:value-type="float" office:value="38.703">
                <text:p>38.703</text:p>
              </table:table-cell>
              <table:table-cell office:value-type="float" office:value="12.78">
                <text:p>12.78</text:p>
              </table:table-cell>
              <table:table-cell office:value-type="float" office:value="28.82">
                <text:p>28.82</text:p>
              </table:table-cell>
            </table:table-row>
            <table:table-row>
              <table:table-cell office:value-type="float" office:value="43922">
                <text:p>43922</text:p>
              </table:table-cell>
              <table:table-cell office:value-type="float" office:value="163">
                <text:p>163</text:p>
              </table:table-cell>
              <table:table-cell office:value-type="float" office:value="39.1565">
                <text:p>39.1565</text:p>
              </table:table-cell>
              <table:table-cell office:value-type="float" office:value="126.6028">
                <text:p>126.6028</text:p>
              </table:table-cell>
              <table:table-cell office:value-type="float" office:value="38.756">
                <text:p>38.756</text:p>
              </table:table-cell>
              <table:table-cell office:value-type="float" office:value="12.78">
                <text:p>12.78</text:p>
              </table:table-cell>
              <table:table-cell office:value-type="float" office:value="28.88">
                <text:p>28.8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40.183cm" svg:height="21.625cm" xlink:href="." xlink:type="simple" chart:class="chart:line" chart:style-name="ch1">
        <chart:legend chart:legend-position="bottom" svg:x="11.607cm" svg:y="20.842cm" style:legend-expansion="wide" chart:style-name="ch2"/>
        <chart:plot-area chart:style-name="ch3" chart:data-source-has-labels="both" svg:x="0.803cm" svg:y="0.432cm" svg:width="38.577cm" svg:height="19.978cm">
          <chartooo:coordinate-region svg:x="1.61cm" svg:y="0.631cm" svg:width="37.042cm" svg:height="19.132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axis chart:dimension="y" chart:name="secondary-y" chart:style-name="ch7"/>
          <chart:series chart:attached-axis="secondary-y" chart:style-name="ch8" chart:values-cell-range-address="local-table.$B$2:.$B$72" chart:label-cell-address="local-table.$B$1" chart:class="chart:line">
            <chart:data-point chart:repeated="71"/>
          </chart:series>
          <chart:series chart:attached-axis="primary-y" chart:style-name="ch9" chart:values-cell-range-address="local-table.$C$2:.$C$72" chart:label-cell-address="local-table.$C$1" chart:class="chart:line">
            <chart:data-point chart:repeated="71"/>
          </chart:series>
          <chart:series chart:attached-axis="primary-y" chart:style-name="ch10" chart:values-cell-range-address="local-table.$D$2:.$D$72" chart:label-cell-address="local-table.$D$1" chart:class="chart:line">
            <chart:data-point chart:repeated="71"/>
          </chart:series>
          <chart:series chart:attached-axis="secondary-y" chart:style-name="ch11" chart:values-cell-range-address="local-table.$E$2:.$E$72" chart:label-cell-address="local-table.$E$1" chart:class="chart:line">
            <chart:data-point chart:repeated="71"/>
          </chart:series>
          <chart:series chart:attached-axis="secondary-y" chart:style-name="ch12" chart:values-cell-range-address="local-table.$F$2:.$F$72" chart:label-cell-address="local-table.$F$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table:table-cell>
              <table:table-cell office:value-type="string">
                <text:p>duration</text:p>
              </table:table-cell>
              <table:table-cell office:value-type="string">
                <text:p>ViewCount/10000</text:p>
              </table:table-cell>
              <table:table-cell office:value-type="string">
                <text:p>LikeCount/1000</text:p>
              </table:table-cell>
              <table:table-cell office:value-type="string">
                <text:p>CommentCount/100</text:p>
              </table:table-cell>
            </table:table-row>
          </table:table-header-rows>
          <table:table-rows>
            <table:table-row>
              <table:table-cell office:value-type="float" office:value="41791">
                <text:p>417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36">
                <text:p>427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67">
                <text:p>4276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95">
                <text:p>427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26">
                <text:p>428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56">
                <text:p>428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79">
                <text:p>429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09">
                <text:p>430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40">
                <text:p>4304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70">
                <text:p>430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01">
                <text:p>431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32">
                <text:p>431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60">
                <text:p>43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91">
                <text:p>431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21">
                <text:p>43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52">
                <text:p>432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82">
                <text:p>4328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13">
                <text:p>433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44">
                <text:p>433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74">
                <text:p>433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05">
                <text:p>434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35">
                <text:p>434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66">
                <text:p>43466</text:p>
              </table:table-cell>
              <table:table-cell office:value-type="float" office:value="1">
                <text:p>1</text:p>
              </table:table-cell>
              <table:table-cell office:value-type="float" office:value="743">
                <text:p>743</text:p>
              </table:table-cell>
              <table:table-cell office:value-type="float" office:value="1.0062">
                <text:p>1.0062</text:p>
              </table:table-cell>
              <table:table-cell office:value-type="float" office:value="0.269">
                <text:p>0.269</text:p>
              </table:table-cell>
              <table:table-cell office:value-type="float" office:value="0.19">
                <text:p>0.19</text:p>
              </table:table-cell>
            </table:table-row>
            <table:table-row>
              <table:table-cell office:value-type="float" office:value="43497">
                <text:p>4349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25">
                <text:p>435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56">
                <text:p>435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86">
                <text:p>435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17">
                <text:p>436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47">
                <text:p>4364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78">
                <text:p>436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09">
                <text:p>437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39">
                <text:p>437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70">
                <text:p>437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00">
                <text:p>43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31">
                <text:p>438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2">
                <text:p>43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91">
                <text:p>438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4.614cm" svg:height="17.741cm" xlink:href=".." xlink:type="simple" chart:class="chart:line" chart:style-name="ch1">
        <chart:legend chart:legend-position="bottom" svg:x="3.823cm" svg:y="16.958cm" style:legend-expansion="wide" chart:style-name="ch2"/>
        <chart:plot-area chart:style-name="ch3" table:cell-range-address="'q=gan'.V7:'q=gan'.Z77 'q=gan'.W1:'q=gan'.Z1 'q=gan'.AB1:'q=gan'.AB1 'q=gan'.AB7:'q=gan'.AB77" chart:data-source-has-labels="both" svg:x="0.492cm" svg:y="0.354cm" svg:width="23.63cm" svg:height="16.25cm">
          <chartooo:coordinate-region svg:x="1.484cm" svg:y="0.553cm" svg:width="21.645cm" svg:height="15.404cm"/>
          <chart:axis chart:dimension="x" chart:name="primary-x" chart:style-name="ch4" chartooo:axis-type="auto">
            <chartooo:date-scale/>
            <chart:categories table:cell-range-address="'q=gan'.V7:'q=gan'.V77"/>
          </chart:axis>
          <chart:axis chart:dimension="y" chart:name="primary-y" chart:style-name="ch5">
            <chart:grid chart:style-name="ch6" chart:class="major"/>
          </chart:axis>
          <chart:axis chart:dimension="y" chart:name="secondary-y" chart:style-name="ch7"/>
          <chart:series chart:attached-axis="secondary-y" chart:style-name="ch8" chart:values-cell-range-address="'q=gan'.W7:'q=gan'.W77" chart:label-cell-address="'q=gan'.W1:'q=gan'.W1" chart:class="chart:line">
            <chart:data-point chart:repeated="71"/>
          </chart:series>
          <chart:series chart:attached-axis="primary-y" chart:style-name="ch9" chart:values-cell-range-address="'q=gan'.X7:'q=gan'.X77" chart:label-cell-address="'q=gan'.X1:'q=gan'.X1" chart:class="chart:line">
            <chart:data-point chart:repeated="71"/>
          </chart:series>
          <chart:series chart:attached-axis="primary-y" chart:style-name="ch10" chart:values-cell-range-address="'q=gan'.Y7:'q=gan'.Y77" chart:label-cell-address="'q=gan'.Y1:'q=gan'.Y1" chart:class="chart:line">
            <chart:data-point chart:repeated="71"/>
          </chart:series>
          <chart:series chart:attached-axis="secondary-y" chart:style-name="ch11" chart:values-cell-range-address="'q=gan'.Z7:'q=gan'.Z77" chart:label-cell-address="'q=gan'.Z1:'q=gan'.Z1" chart:class="chart:line">
            <chart:data-point chart:repeated="71"/>
          </chart:series>
          <chart:series chart:attached-axis="secondary-y" chart:style-name="ch12" chart:values-cell-range-address="'q=gan'.AB7:'q=gan'.AB77" chart:label-cell-address="'q=gan'.AB1:'q=gan'.AB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gan'.W1:'q=gan'.W1</svg:desc>
                </draw:g>
              </table:table-cell>
              <table:table-cell office:value-type="string">
                <text:p>duration</text:p>
                <draw:g>
                  <svg:desc>'q=gan'.X1:'q=gan'.X1</svg:desc>
                </draw:g>
              </table:table-cell>
              <table:table-cell office:value-type="string">
                <text:p>ViewCount/10000</text:p>
                <draw:g>
                  <svg:desc>'q=gan'.Y1:'q=gan'.Y1</svg:desc>
                </draw:g>
              </table:table-cell>
              <table:table-cell office:value-type="string">
                <text:p>LikeCount/1000</text:p>
                <draw:g>
                  <svg:desc>'q=gan'.Z1:'q=gan'.Z1</svg:desc>
                </draw:g>
              </table:table-cell>
              <table:table-cell office:value-type="string">
                <text:p>CommentCount/100</text:p>
                <draw:g>
                  <svg:desc>'q=gan'.AB1:'q=gan'.AB1</svg:desc>
                </draw:g>
              </table:table-cell>
            </table:table-row>
          </table:table-header-rows>
          <table:table-rows>
            <table:table-row>
              <table:table-cell office:value-type="float" office:value="41791">
                <text:p>41791</text:p>
                <draw:g>
                  <svg:desc>'q=gan'.V7:'q=gan'.V77</svg:desc>
                </draw:g>
              </table:table-cell>
              <table:table-cell office:value-type="float" office:value="0">
                <text:p>0</text:p>
                <draw:g>
                  <svg:desc>'q=gan'.W7:'q=gan'.W77</svg:desc>
                </draw:g>
              </table:table-cell>
              <table:table-cell office:value-type="float" office:value="0">
                <text:p>0</text:p>
                <draw:g>
                  <svg:desc>'q=gan'.X7:'q=gan'.X77</svg:desc>
                </draw:g>
              </table:table-cell>
              <table:table-cell office:value-type="float" office:value="0">
                <text:p>0</text:p>
                <draw:g>
                  <svg:desc>'q=gan'.Y7:'q=gan'.Y77</svg:desc>
                </draw:g>
              </table:table-cell>
              <table:table-cell office:value-type="float" office:value="0">
                <text:p>0</text:p>
                <draw:g>
                  <svg:desc>'q=gan'.Z7:'q=gan'.Z77</svg:desc>
                </draw:g>
              </table:table-cell>
              <table:table-cell office:value-type="float" office:value="0">
                <text:p>0</text:p>
                <draw:g>
                  <svg:desc>'q=gan'.AB7:'q=gan'.AB77</svg:desc>
                </draw:g>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1">
                <text:p>1</text:p>
              </table:table-cell>
              <table:table-cell office:value-type="float" office:value="107">
                <text:p>107</text:p>
              </table:table-cell>
              <table:table-cell office:value-type="float" office:value="16.6054">
                <text:p>16.6054</text:p>
              </table:table-cell>
              <table:table-cell office:value-type="float" office:value="1.921">
                <text:p>1.921</text:p>
              </table:table-cell>
              <table:table-cell office:value-type="float" office:value="1.36">
                <text:p>1.36</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1">
                <text:p>1</text:p>
              </table:table-cell>
              <table:table-cell office:value-type="float" office:value="205">
                <text:p>205</text:p>
              </table:table-cell>
              <table:table-cell office:value-type="float" office:value="1.3856">
                <text:p>1.3856</text:p>
              </table:table-cell>
              <table:table-cell office:value-type="float" office:value="0.297">
                <text:p>0.297</text:p>
              </table:table-cell>
              <table:table-cell office:value-type="float" office:value="0.33">
                <text:p>0.33</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1">
                <text:p>1</text:p>
              </table:table-cell>
              <table:table-cell office:value-type="float" office:value="348">
                <text:p>348</text:p>
              </table:table-cell>
              <table:table-cell office:value-type="float" office:value="13.7306">
                <text:p>13.7306</text:p>
              </table:table-cell>
              <table:table-cell office:value-type="float" office:value="1.835">
                <text:p>1.835</text:p>
              </table:table-cell>
              <table:table-cell office:value-type="float" office:value="2.37">
                <text:p>2.37</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3">
                <text:p>3</text:p>
              </table:table-cell>
              <table:table-cell office:value-type="float" office:value="1119">
                <text:p>1119</text:p>
              </table:table-cell>
              <table:table-cell office:value-type="float" office:value="80.4325">
                <text:p>80.4325</text:p>
              </table:table-cell>
              <table:table-cell office:value-type="float" office:value="13.34">
                <text:p>13.34</text:p>
              </table:table-cell>
              <table:table-cell office:value-type="float" office:value="9.91">
                <text:p>9.91</text:p>
              </table:table-cell>
            </table:table-row>
            <table:table-row>
              <table:table-cell office:value-type="float" office:value="42736">
                <text:p>42736</text:p>
              </table:table-cell>
              <table:table-cell office:value-type="float" office:value="1">
                <text:p>1</text:p>
              </table:table-cell>
              <table:table-cell office:value-type="float" office:value="181">
                <text:p>181</text:p>
              </table:table-cell>
              <table:table-cell office:value-type="float" office:value="5.9218">
                <text:p>5.9218</text:p>
              </table:table-cell>
              <table:table-cell office:value-type="float" office:value="1.378">
                <text:p>1.378</text:p>
              </table:table-cell>
              <table:table-cell office:value-type="float" office:value="0.66">
                <text:p>0.66</text:p>
              </table:table-cell>
            </table:table-row>
            <table:table-row>
              <table:table-cell office:value-type="float" office:value="42767">
                <text:p>42767</text:p>
              </table:table-cell>
              <table:table-cell office:value-type="float" office:value="1">
                <text:p>1</text:p>
              </table:table-cell>
              <table:table-cell office:value-type="float" office:value="598">
                <text:p>598</text:p>
              </table:table-cell>
              <table:table-cell office:value-type="float" office:value="59.1721">
                <text:p>59.1721</text:p>
              </table:table-cell>
              <table:table-cell office:value-type="float" office:value="7.839">
                <text:p>7.839</text:p>
              </table:table-cell>
              <table:table-cell office:value-type="float" office:value="7.22">
                <text:p>7.22</text:p>
              </table:table-cell>
            </table:table-row>
            <table:table-row>
              <table:table-cell office:value-type="float" office:value="42795">
                <text:p>42795</text:p>
              </table:table-cell>
              <table:table-cell office:value-type="float" office:value="6">
                <text:p>6</text:p>
              </table:table-cell>
              <table:table-cell office:value-type="float" office:value="9629">
                <text:p>9629</text:p>
              </table:table-cell>
              <table:table-cell office:value-type="float" office:value="74.0844">
                <text:p>74.0844</text:p>
              </table:table-cell>
              <table:table-cell office:value-type="float" office:value="14.03">
                <text:p>14.03</text:p>
              </table:table-cell>
              <table:table-cell office:value-type="float" office:value="13.75">
                <text:p>13.75</text:p>
              </table:table-cell>
            </table:table-row>
            <table:table-row>
              <table:table-cell office:value-type="float" office:value="42826">
                <text:p>42826</text:p>
              </table:table-cell>
              <table:table-cell office:value-type="float" office:value="6">
                <text:p>6</text:p>
              </table:table-cell>
              <table:table-cell office:value-type="float" office:value="6119">
                <text:p>6119</text:p>
              </table:table-cell>
              <table:table-cell office:value-type="float" office:value="61.9814">
                <text:p>61.9814</text:p>
              </table:table-cell>
              <table:table-cell office:value-type="float" office:value="10.566">
                <text:p>10.566</text:p>
              </table:table-cell>
              <table:table-cell office:value-type="float" office:value="9.05">
                <text:p>9.05</text:p>
              </table:table-cell>
            </table:table-row>
            <table:table-row>
              <table:table-cell office:value-type="float" office:value="42856">
                <text:p>42856</text:p>
              </table:table-cell>
              <table:table-cell office:value-type="float" office:value="3">
                <text:p>3</text:p>
              </table:table-cell>
              <table:table-cell office:value-type="float" office:value="4589">
                <text:p>4589</text:p>
              </table:table-cell>
              <table:table-cell office:value-type="float" office:value="15.9903">
                <text:p>15.9903</text:p>
              </table:table-cell>
              <table:table-cell office:value-type="float" office:value="3.114">
                <text:p>3.114</text:p>
              </table:table-cell>
              <table:table-cell office:value-type="float" office:value="3.29">
                <text:p>3.29</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2">
                <text:p>2</text:p>
              </table:table-cell>
              <table:table-cell office:value-type="float" office:value="3682">
                <text:p>3682</text:p>
              </table:table-cell>
              <table:table-cell office:value-type="float" office:value="4.5969">
                <text:p>4.5969</text:p>
              </table:table-cell>
              <table:table-cell office:value-type="float" office:value="0.814">
                <text:p>0.814</text:p>
              </table:table-cell>
              <table:table-cell office:value-type="float" office:value="0.88">
                <text:p>0.88</text:p>
              </table:table-cell>
            </table:table-row>
            <table:table-row>
              <table:table-cell office:value-type="float" office:value="42979">
                <text:p>42979</text:p>
              </table:table-cell>
              <table:table-cell office:value-type="float" office:value="3">
                <text:p>3</text:p>
              </table:table-cell>
              <table:table-cell office:value-type="float" office:value="808">
                <text:p>808</text:p>
              </table:table-cell>
              <table:table-cell office:value-type="float" office:value="28.3816">
                <text:p>28.3816</text:p>
              </table:table-cell>
              <table:table-cell office:value-type="float" office:value="9.273">
                <text:p>9.273</text:p>
              </table:table-cell>
              <table:table-cell office:value-type="float" office:value="5.09">
                <text:p>5.09</text:p>
              </table:table-cell>
            </table:table-row>
            <table:table-row>
              <table:table-cell office:value-type="float" office:value="43009">
                <text:p>43009</text:p>
              </table:table-cell>
              <table:table-cell office:value-type="float" office:value="2">
                <text:p>2</text:p>
              </table:table-cell>
              <table:table-cell office:value-type="float" office:value="1684">
                <text:p>1684</text:p>
              </table:table-cell>
              <table:table-cell office:value-type="float" office:value="16.4905">
                <text:p>16.4905</text:p>
              </table:table-cell>
              <table:table-cell office:value-type="float" office:value="5.557">
                <text:p>5.557</text:p>
              </table:table-cell>
              <table:table-cell office:value-type="float" office:value="4.16">
                <text:p>4.16</text:p>
              </table:table-cell>
            </table:table-row>
            <table:table-row>
              <table:table-cell office:value-type="float" office:value="43040">
                <text:p>43040</text:p>
              </table:table-cell>
              <table:table-cell office:value-type="float" office:value="6">
                <text:p>6</text:p>
              </table:table-cell>
              <table:table-cell office:value-type="float" office:value="9106">
                <text:p>9106</text:p>
              </table:table-cell>
              <table:table-cell office:value-type="float" office:value="126.7948">
                <text:p>126.7948</text:p>
              </table:table-cell>
              <table:table-cell office:value-type="float" office:value="26.089">
                <text:p>26.089</text:p>
              </table:table-cell>
              <table:table-cell office:value-type="float" office:value="15.17">
                <text:p>15.17</text:p>
              </table:table-cell>
            </table:table-row>
            <table:table-row>
              <table:table-cell office:value-type="float" office:value="43070">
                <text:p>43070</text:p>
              </table:table-cell>
              <table:table-cell office:value-type="float" office:value="1">
                <text:p>1</text:p>
              </table:table-cell>
              <table:table-cell office:value-type="float" office:value="266">
                <text:p>266</text:p>
              </table:table-cell>
              <table:table-cell office:value-type="float" office:value="3.2651">
                <text:p>3.2651</text:p>
              </table:table-cell>
              <table:table-cell office:value-type="float" office:value="1.568">
                <text:p>1.568</text:p>
              </table:table-cell>
              <table:table-cell office:value-type="float" office:value="0.73">
                <text:p>0.73</text:p>
              </table:table-cell>
            </table:table-row>
            <table:table-row>
              <table:table-cell office:value-type="float" office:value="43101">
                <text:p>43101</text:p>
              </table:table-cell>
              <table:table-cell office:value-type="float" office:value="6">
                <text:p>6</text:p>
              </table:table-cell>
              <table:table-cell office:value-type="float" office:value="3846">
                <text:p>3846</text:p>
              </table:table-cell>
              <table:table-cell office:value-type="float" office:value="22.9296">
                <text:p>22.9296</text:p>
              </table:table-cell>
              <table:table-cell office:value-type="float" office:value="6.857">
                <text:p>6.857</text:p>
              </table:table-cell>
              <table:table-cell office:value-type="float" office:value="4.18">
                <text:p>4.18</text:p>
              </table:table-cell>
            </table:table-row>
            <table:table-row>
              <table:table-cell office:value-type="float" office:value="43132">
                <text:p>43132</text:p>
              </table:table-cell>
              <table:table-cell office:value-type="float" office:value="3">
                <text:p>3</text:p>
              </table:table-cell>
              <table:table-cell office:value-type="float" office:value="1984">
                <text:p>1984</text:p>
              </table:table-cell>
              <table:table-cell office:value-type="float" office:value="39.3803">
                <text:p>39.3803</text:p>
              </table:table-cell>
              <table:table-cell office:value-type="float" office:value="10.607">
                <text:p>10.607</text:p>
              </table:table-cell>
              <table:table-cell office:value-type="float" office:value="7.84">
                <text:p>7.84</text:p>
              </table:table-cell>
            </table:table-row>
            <table:table-row>
              <table:table-cell office:value-type="float" office:value="43160">
                <text:p>43160</text:p>
              </table:table-cell>
              <table:table-cell office:value-type="float" office:value="1">
                <text:p>1</text:p>
              </table:table-cell>
              <table:table-cell office:value-type="float" office:value="1262">
                <text:p>1262</text:p>
              </table:table-cell>
              <table:table-cell office:value-type="float" office:value="5.32">
                <text:p>5.32</text:p>
              </table:table-cell>
              <table:table-cell office:value-type="float" office:value="1.283">
                <text:p>1.283</text:p>
              </table:table-cell>
              <table:table-cell office:value-type="float" office:value="1.37">
                <text:p>1.37</text:p>
              </table:table-cell>
            </table:table-row>
            <table:table-row>
              <table:table-cell office:value-type="float" office:value="43191">
                <text:p>43191</text:p>
              </table:table-cell>
              <table:table-cell office:value-type="float" office:value="4">
                <text:p>4</text:p>
              </table:table-cell>
              <table:table-cell office:value-type="float" office:value="3393">
                <text:p>3393</text:p>
              </table:table-cell>
              <table:table-cell office:value-type="float" office:value="34.0138">
                <text:p>34.0138</text:p>
              </table:table-cell>
              <table:table-cell office:value-type="float" office:value="8.168">
                <text:p>8.168</text:p>
              </table:table-cell>
              <table:table-cell office:value-type="float" office:value="6.38">
                <text:p>6.38</text:p>
              </table:table-cell>
            </table:table-row>
            <table:table-row>
              <table:table-cell office:value-type="float" office:value="43221">
                <text:p>43221</text:p>
              </table:table-cell>
              <table:table-cell office:value-type="float" office:value="3">
                <text:p>3</text:p>
              </table:table-cell>
              <table:table-cell office:value-type="float" office:value="3564">
                <text:p>3564</text:p>
              </table:table-cell>
              <table:table-cell office:value-type="float" office:value="6.7706">
                <text:p>6.7706</text:p>
              </table:table-cell>
              <table:table-cell office:value-type="float" office:value="2.445">
                <text:p>2.445</text:p>
              </table:table-cell>
              <table:table-cell office:value-type="float" office:value="1.88">
                <text:p>1.88</text:p>
              </table:table-cell>
            </table:table-row>
            <table:table-row>
              <table:table-cell office:value-type="float" office:value="43252">
                <text:p>43252</text:p>
              </table:table-cell>
              <table:table-cell office:value-type="float" office:value="1">
                <text:p>1</text:p>
              </table:table-cell>
              <table:table-cell office:value-type="float" office:value="1030">
                <text:p>1030</text:p>
              </table:table-cell>
              <table:table-cell office:value-type="float" office:value="1.3419">
                <text:p>1.3419</text:p>
              </table:table-cell>
              <table:table-cell office:value-type="float" office:value="0.199">
                <text:p>0.199</text:p>
              </table:table-cell>
              <table:table-cell office:value-type="float" office:value="0.11">
                <text:p>0.11</text:p>
              </table:table-cell>
            </table:table-row>
            <table:table-row>
              <table:table-cell office:value-type="float" office:value="43282">
                <text:p>43282</text:p>
              </table:table-cell>
              <table:table-cell office:value-type="float" office:value="3">
                <text:p>3</text:p>
              </table:table-cell>
              <table:table-cell office:value-type="float" office:value="4303">
                <text:p>4303</text:p>
              </table:table-cell>
              <table:table-cell office:value-type="float" office:value="15.3399">
                <text:p>15.3399</text:p>
              </table:table-cell>
              <table:table-cell office:value-type="float" office:value="3.583">
                <text:p>3.583</text:p>
              </table:table-cell>
              <table:table-cell office:value-type="float" office:value="3.14">
                <text:p>3.14</text:p>
              </table:table-cell>
            </table:table-row>
            <table:table-row>
              <table:table-cell office:value-type="float" office:value="43313">
                <text:p>43313</text:p>
              </table:table-cell>
              <table:table-cell office:value-type="float" office:value="2">
                <text:p>2</text:p>
              </table:table-cell>
              <table:table-cell office:value-type="float" office:value="2522">
                <text:p>2522</text:p>
              </table:table-cell>
              <table:table-cell office:value-type="float" office:value="10.0693">
                <text:p>10.0693</text:p>
              </table:table-cell>
              <table:table-cell office:value-type="float" office:value="3.606">
                <text:p>3.606</text:p>
              </table:table-cell>
              <table:table-cell office:value-type="float" office:value="2.25">
                <text:p>2.25</text:p>
              </table:table-cell>
            </table:table-row>
            <table:table-row>
              <table:table-cell office:value-type="float" office:value="43344">
                <text:p>43344</text:p>
              </table:table-cell>
              <table:table-cell office:value-type="float" office:value="4">
                <text:p>4</text:p>
              </table:table-cell>
              <table:table-cell office:value-type="float" office:value="1223">
                <text:p>1223</text:p>
              </table:table-cell>
              <table:table-cell office:value-type="float" office:value="31.8574">
                <text:p>31.8574</text:p>
              </table:table-cell>
              <table:table-cell office:value-type="float" office:value="9.9">
                <text:p>9.9</text:p>
              </table:table-cell>
              <table:table-cell office:value-type="float" office:value="9.15">
                <text:p>9.15</text:p>
              </table:table-cell>
            </table:table-row>
            <table:table-row>
              <table:table-cell office:value-type="float" office:value="43374">
                <text:p>43374</text:p>
              </table:table-cell>
              <table:table-cell office:value-type="float" office:value="1">
                <text:p>1</text:p>
              </table:table-cell>
              <table:table-cell office:value-type="float" office:value="3666">
                <text:p>3666</text:p>
              </table:table-cell>
              <table:table-cell office:value-type="float" office:value="0.0259">
                <text:p>0.0259</text:p>
              </table:table-cell>
              <table:table-cell office:value-type="float" office:value="0.003">
                <text:p>0.003</text:p>
              </table:table-cell>
              <table:table-cell office:value-type="float" office:value="0">
                <text:p>0</text:p>
              </table:table-cell>
            </table:table-row>
            <table:table-row>
              <table:table-cell office:value-type="float" office:value="43405">
                <text:p>43405</text:p>
              </table:table-cell>
              <table:table-cell office:value-type="float" office:value="5">
                <text:p>5</text:p>
              </table:table-cell>
              <table:table-cell office:value-type="float" office:value="17124">
                <text:p>17124</text:p>
              </table:table-cell>
              <table:table-cell office:value-type="float" office:value="24.8924">
                <text:p>24.8924</text:p>
              </table:table-cell>
              <table:table-cell office:value-type="float" office:value="7.689">
                <text:p>7.689</text:p>
              </table:table-cell>
              <table:table-cell office:value-type="float" office:value="9.87">
                <text:p>9.87</text:p>
              </table:table-cell>
            </table:table-row>
            <table:table-row>
              <table:table-cell office:value-type="float" office:value="43435">
                <text:p>43435</text:p>
              </table:table-cell>
              <table:table-cell office:value-type="float" office:value="5">
                <text:p>5</text:p>
              </table:table-cell>
              <table:table-cell office:value-type="float" office:value="11997">
                <text:p>11997</text:p>
              </table:table-cell>
              <table:table-cell office:value-type="float" office:value="9.6473">
                <text:p>9.6473</text:p>
              </table:table-cell>
              <table:table-cell office:value-type="float" office:value="4.156">
                <text:p>4.156</text:p>
              </table:table-cell>
              <table:table-cell office:value-type="float" office:value="2.87">
                <text:p>2.87</text:p>
              </table:table-cell>
            </table:table-row>
            <table:table-row>
              <table:table-cell office:value-type="float" office:value="43466">
                <text:p>43466</text:p>
              </table:table-cell>
              <table:table-cell office:value-type="float" office:value="4">
                <text:p>4</text:p>
              </table:table-cell>
              <table:table-cell office:value-type="float" office:value="3912">
                <text:p>3912</text:p>
              </table:table-cell>
              <table:table-cell office:value-type="float" office:value="25.3986">
                <text:p>25.3986</text:p>
              </table:table-cell>
              <table:table-cell office:value-type="float" office:value="7.286">
                <text:p>7.286</text:p>
              </table:table-cell>
              <table:table-cell office:value-type="float" office:value="4.82">
                <text:p>4.82</text:p>
              </table:table-cell>
            </table:table-row>
            <table:table-row>
              <table:table-cell office:value-type="float" office:value="43497">
                <text:p>43497</text:p>
              </table:table-cell>
              <table:table-cell office:value-type="float" office:value="2">
                <text:p>2</text:p>
              </table:table-cell>
              <table:table-cell office:value-type="float" office:value="8485">
                <text:p>8485</text:p>
              </table:table-cell>
              <table:table-cell office:value-type="float" office:value="0.6144">
                <text:p>0.6144</text:p>
              </table:table-cell>
              <table:table-cell office:value-type="float" office:value="0.125">
                <text:p>0.125</text:p>
              </table:table-cell>
              <table:table-cell office:value-type="float" office:value="0.17">
                <text:p>0.17</text:p>
              </table:table-cell>
            </table:table-row>
            <table:table-row>
              <table:table-cell office:value-type="float" office:value="43525">
                <text:p>43525</text:p>
              </table:table-cell>
              <table:table-cell office:value-type="float" office:value="4">
                <text:p>4</text:p>
              </table:table-cell>
              <table:table-cell office:value-type="float" office:value="6863">
                <text:p>6863</text:p>
              </table:table-cell>
              <table:table-cell office:value-type="float" office:value="4.3554">
                <text:p>4.3554</text:p>
              </table:table-cell>
              <table:table-cell office:value-type="float" office:value="1.901">
                <text:p>1.901</text:p>
              </table:table-cell>
              <table:table-cell office:value-type="float" office:value="0.78">
                <text:p>0.78</text:p>
              </table:table-cell>
            </table:table-row>
            <table:table-row>
              <table:table-cell office:value-type="float" office:value="43556">
                <text:p>43556</text:p>
              </table:table-cell>
              <table:table-cell office:value-type="float" office:value="10">
                <text:p>10</text:p>
              </table:table-cell>
              <table:table-cell office:value-type="float" office:value="6768">
                <text:p>6768</text:p>
              </table:table-cell>
              <table:table-cell office:value-type="float" office:value="61.4386">
                <text:p>61.4386</text:p>
              </table:table-cell>
              <table:table-cell office:value-type="float" office:value="23.208">
                <text:p>23.208</text:p>
              </table:table-cell>
              <table:table-cell office:value-type="float" office:value="13.43">
                <text:p>13.43</text:p>
              </table:table-cell>
            </table:table-row>
            <table:table-row>
              <table:table-cell office:value-type="float" office:value="43586">
                <text:p>43586</text:p>
              </table:table-cell>
              <table:table-cell office:value-type="float" office:value="6">
                <text:p>6</text:p>
              </table:table-cell>
              <table:table-cell office:value-type="float" office:value="5506">
                <text:p>5506</text:p>
              </table:table-cell>
              <table:table-cell office:value-type="float" office:value="0.7049">
                <text:p>0.7049</text:p>
              </table:table-cell>
              <table:table-cell office:value-type="float" office:value="0.131">
                <text:p>0.131</text:p>
              </table:table-cell>
              <table:table-cell office:value-type="float" office:value="0.14">
                <text:p>0.14</text:p>
              </table:table-cell>
            </table:table-row>
            <table:table-row>
              <table:table-cell office:value-type="float" office:value="43617">
                <text:p>43617</text:p>
              </table:table-cell>
              <table:table-cell office:value-type="float" office:value="5">
                <text:p>5</text:p>
              </table:table-cell>
              <table:table-cell office:value-type="float" office:value="8426">
                <text:p>8426</text:p>
              </table:table-cell>
              <table:table-cell office:value-type="float" office:value="1.6601">
                <text:p>1.6601</text:p>
              </table:table-cell>
              <table:table-cell office:value-type="float" office:value="0.501">
                <text:p>0.501</text:p>
              </table:table-cell>
              <table:table-cell office:value-type="float" office:value="0.21">
                <text:p>0.21</text:p>
              </table:table-cell>
            </table:table-row>
            <table:table-row>
              <table:table-cell office:value-type="float" office:value="43647">
                <text:p>43647</text:p>
              </table:table-cell>
              <table:table-cell office:value-type="float" office:value="8">
                <text:p>8</text:p>
              </table:table-cell>
              <table:table-cell office:value-type="float" office:value="8389">
                <text:p>8389</text:p>
              </table:table-cell>
              <table:table-cell office:value-type="float" office:value="20.7873">
                <text:p>20.7873</text:p>
              </table:table-cell>
              <table:table-cell office:value-type="float" office:value="7.328">
                <text:p>7.328</text:p>
              </table:table-cell>
              <table:table-cell office:value-type="float" office:value="4.58">
                <text:p>4.58</text:p>
              </table:table-cell>
            </table:table-row>
            <table:table-row>
              <table:table-cell office:value-type="float" office:value="43678">
                <text:p>43678</text:p>
              </table:table-cell>
              <table:table-cell office:value-type="float" office:value="7">
                <text:p>7</text:p>
              </table:table-cell>
              <table:table-cell office:value-type="float" office:value="4884">
                <text:p>4884</text:p>
              </table:table-cell>
              <table:table-cell office:value-type="float" office:value="21.9222">
                <text:p>21.9222</text:p>
              </table:table-cell>
              <table:table-cell office:value-type="float" office:value="13.145">
                <text:p>13.145</text:p>
              </table:table-cell>
              <table:table-cell office:value-type="float" office:value="7.21">
                <text:p>7.21</text:p>
              </table:table-cell>
            </table:table-row>
            <table:table-row>
              <table:table-cell office:value-type="float" office:value="43709">
                <text:p>43709</text:p>
              </table:table-cell>
              <table:table-cell office:value-type="float" office:value="6">
                <text:p>6</text:p>
              </table:table-cell>
              <table:table-cell office:value-type="float" office:value="6450">
                <text:p>6450</text:p>
              </table:table-cell>
              <table:table-cell office:value-type="float" office:value="17.2126">
                <text:p>17.2126</text:p>
              </table:table-cell>
              <table:table-cell office:value-type="float" office:value="6.811">
                <text:p>6.811</text:p>
              </table:table-cell>
              <table:table-cell office:value-type="float" office:value="5.02">
                <text:p>5.02</text:p>
              </table:table-cell>
            </table:table-row>
            <table:table-row>
              <table:table-cell office:value-type="float" office:value="43739">
                <text:p>43739</text:p>
              </table:table-cell>
              <table:table-cell office:value-type="float" office:value="5">
                <text:p>5</text:p>
              </table:table-cell>
              <table:table-cell office:value-type="float" office:value="5531">
                <text:p>5531</text:p>
              </table:table-cell>
              <table:table-cell office:value-type="float" office:value="267.9811">
                <text:p>267.9811</text:p>
              </table:table-cell>
              <table:table-cell office:value-type="float" office:value="129.214">
                <text:p>129.214</text:p>
              </table:table-cell>
              <table:table-cell office:value-type="float" office:value="40.01">
                <text:p>40.01</text:p>
              </table:table-cell>
            </table:table-row>
            <table:table-row>
              <table:table-cell office:value-type="float" office:value="43770">
                <text:p>43770</text:p>
              </table:table-cell>
              <table:table-cell office:value-type="float" office:value="4">
                <text:p>4</text:p>
              </table:table-cell>
              <table:table-cell office:value-type="float" office:value="2749">
                <text:p>2749</text:p>
              </table:table-cell>
              <table:table-cell office:value-type="float" office:value="4.5914">
                <text:p>4.5914</text:p>
              </table:table-cell>
              <table:table-cell office:value-type="float" office:value="2.218">
                <text:p>2.218</text:p>
              </table:table-cell>
              <table:table-cell office:value-type="float" office:value="1.55">
                <text:p>1.55</text:p>
              </table:table-cell>
            </table:table-row>
            <table:table-row>
              <table:table-cell office:value-type="float" office:value="43800">
                <text:p>43800</text:p>
              </table:table-cell>
              <table:table-cell office:value-type="float" office:value="2">
                <text:p>2</text:p>
              </table:table-cell>
              <table:table-cell office:value-type="float" office:value="1774">
                <text:p>1774</text:p>
              </table:table-cell>
              <table:table-cell office:value-type="float" office:value="12.1965">
                <text:p>12.1965</text:p>
              </table:table-cell>
              <table:table-cell office:value-type="float" office:value="0.981">
                <text:p>0.981</text:p>
              </table:table-cell>
              <table:table-cell office:value-type="float" office:value="1.94">
                <text:p>1.94</text:p>
              </table:table-cell>
            </table:table-row>
            <table:table-row>
              <table:table-cell office:value-type="float" office:value="43831">
                <text:p>43831</text:p>
              </table:table-cell>
              <table:table-cell office:value-type="float" office:value="1">
                <text:p>1</text:p>
              </table:table-cell>
              <table:table-cell office:value-type="float" office:value="2896">
                <text:p>2896</text:p>
              </table:table-cell>
              <table:table-cell office:value-type="float" office:value="1.7496">
                <text:p>1.7496</text:p>
              </table:table-cell>
              <table:table-cell office:value-type="float" office:value="0.612">
                <text:p>0.612</text:p>
              </table:table-cell>
              <table:table-cell office:value-type="float" office:value="1.1">
                <text:p>1.1</text:p>
              </table:table-cell>
            </table:table-row>
            <table:table-row>
              <table:table-cell office:value-type="float" office:value="43862">
                <text:p>43862</text:p>
              </table:table-cell>
              <table:table-cell office:value-type="float" office:value="2">
                <text:p>2</text:p>
              </table:table-cell>
              <table:table-cell office:value-type="float" office:value="1540">
                <text:p>1540</text:p>
              </table:table-cell>
              <table:table-cell office:value-type="float" office:value="0.2152">
                <text:p>0.2152</text:p>
              </table:table-cell>
              <table:table-cell office:value-type="float" office:value="0.084">
                <text:p>0.084</text:p>
              </table:table-cell>
              <table:table-cell office:value-type="float" office:value="0.06">
                <text:p>0.06</text:p>
              </table:table-cell>
            </table:table-row>
            <table:table-row>
              <table:table-cell office:value-type="float" office:value="43891">
                <text:p>43891</text:p>
              </table:table-cell>
              <table:table-cell office:value-type="float" office:value="3">
                <text:p>3</text:p>
              </table:table-cell>
              <table:table-cell office:value-type="float" office:value="3065">
                <text:p>3065</text:p>
              </table:table-cell>
              <table:table-cell office:value-type="float" office:value="0.3963">
                <text:p>0.3963</text:p>
              </table:table-cell>
              <table:table-cell office:value-type="float" office:value="0.18">
                <text:p>0.18</text:p>
              </table:table-cell>
              <table:table-cell office:value-type="float" office:value="0.33">
                <text:p>0.33</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